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Courier New" style:font-name-complex="Courier New"/>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P12" style:parent-style-name="PlainText" style:family="paragraph">
      <style:text-properties style:font-name="Courier New" style:font-name-complex="Courier New"/>
    </style:style>
    <style:style style:name="P13" style:parent-style-name="PlainText" style:family="paragraph">
      <style:text-properties style:font-name="Courier New" style:font-name-complex="Courier New"/>
    </style:style>
    <style:style style:name="P14" style:parent-style-name="PlainText" style:family="paragraph">
      <style:text-properties style:font-name="Courier New" style:font-name-complex="Courier New"/>
    </style:style>
    <style:style style:name="P15" style:parent-style-name="PlainText" style:family="paragraph">
      <style:text-properties style:font-name="Courier New" style:font-name-complex="Courier New"/>
    </style:style>
    <style:style style:name="P16" style:parent-style-name="PlainText" style:family="paragraph">
      <style:text-properties style:font-name="Courier New" style:font-name-complex="Courier New"/>
    </style:style>
    <style:style style:name="P17" style:parent-style-name="PlainText" style:family="paragraph">
      <style:text-properties style:font-name="Courier New" style:font-name-complex="Courier New"/>
    </style:style>
    <style:style style:name="P18" style:parent-style-name="PlainText" style:family="paragraph">
      <style:text-properties style:font-name="Courier New" style:font-name-complex="Courier New"/>
    </style:style>
    <style:style style:name="P19" style:parent-style-name="PlainText" style:family="paragraph">
      <style:text-properties style:font-name="Courier New" style:font-name-complex="Courier New"/>
    </style:style>
    <style:style style:name="P20" style:parent-style-name="PlainText" style:family="paragraph">
      <style:text-properties style:font-name="Courier New" style:font-name-complex="Courier New"/>
    </style:style>
    <style:style style:name="P21" style:parent-style-name="PlainText" style:family="paragraph">
      <style:text-properties style:font-name="Courier New" style:font-name-complex="Courier New"/>
    </style:style>
    <style:style style:name="P22" style:parent-style-name="PlainText" style:family="paragraph">
      <style:text-properties style:font-name="Courier New" style:font-name-complex="Courier New"/>
    </style:style>
    <style:style style:name="P23" style:parent-style-name="PlainText" style:family="paragraph">
      <style:text-properties style:font-name="Courier New" style:font-name-complex="Courier New"/>
    </style:style>
    <style:style style:name="P24" style:parent-style-name="PlainText" style:family="paragraph">
      <style:text-properties style:font-name="Courier New" style:font-name-complex="Courier New"/>
    </style:style>
    <style:style style:name="P25" style:parent-style-name="PlainText" style:family="paragraph">
      <style:text-properties style:font-name="Courier New" style:font-name-complex="Courier New"/>
    </style:style>
    <style:style style:name="P26" style:parent-style-name="PlainText" style:family="paragraph">
      <style:text-properties style:font-name="Courier New" style:font-name-complex="Courier New"/>
    </style:style>
    <style:style style:name="P27" style:parent-style-name="PlainText" style:family="paragraph">
      <style:text-properties style:font-name="Courier New" style:font-name-complex="Courier New"/>
    </style:style>
    <style:style style:name="P28" style:parent-style-name="PlainText" style:family="paragraph">
      <style:text-properties style:font-name="Courier New" style:font-name-complex="Courier New"/>
    </style:style>
    <style:style style:name="P29" style:parent-style-name="PlainText" style:family="paragraph">
      <style:text-properties style:font-name="Courier New" style:font-name-complex="Courier New"/>
    </style:style>
    <style:style style:name="P30" style:parent-style-name="PlainText" style:family="paragraph">
      <style:text-properties style:font-name="Courier New" style:font-name-complex="Courier New"/>
    </style:style>
    <style:style style:name="P31" style:parent-style-name="PlainText" style:family="paragraph">
      <style:text-properties style:font-name="Courier New" style:font-name-complex="Courier New"/>
    </style:style>
    <style:style style:name="P32" style:parent-style-name="PlainText" style:family="paragraph">
      <style:text-properties style:font-name="Courier New" style:font-name-complex="Courier New"/>
    </style:style>
    <style:style style:name="P33" style:parent-style-name="PlainText" style:family="paragraph">
      <style:text-properties style:font-name="Courier New" style:font-name-complex="Courier New"/>
    </style:style>
    <style:style style:name="P34" style:parent-style-name="PlainText" style:family="paragraph">
      <style:text-properties style:font-name="Courier New" style:font-name-complex="Courier New"/>
    </style:style>
    <style:style style:name="P35" style:parent-style-name="PlainText" style:family="paragraph">
      <style:text-properties style:font-name="Courier New" style:font-name-complex="Courier New"/>
    </style:style>
    <style:style style:name="P36" style:parent-style-name="PlainText" style:family="paragraph">
      <style:text-properties style:font-name="Courier New" style:font-name-complex="Courier New"/>
    </style:style>
    <style:style style:name="P37" style:parent-style-name="PlainText" style:family="paragraph">
      <style:text-properties style:font-name="Courier New" style:font-name-complex="Courier New"/>
    </style:style>
    <style:style style:name="P38" style:parent-style-name="PlainText" style:family="paragraph">
      <style:text-properties style:font-name="Courier New" style:font-name-complex="Courier New"/>
    </style:style>
    <style:style style:name="P39" style:parent-style-name="PlainText" style:family="paragraph">
      <style:text-properties style:font-name="Courier New" style:font-name-complex="Courier New"/>
    </style:style>
    <style:style style:name="P40" style:parent-style-name="PlainText" style:family="paragraph">
      <style:text-properties style:font-name="Courier New" style:font-name-complex="Courier New"/>
    </style:style>
    <style:style style:name="P41" style:parent-style-name="PlainText" style:family="paragraph">
      <style:text-properties style:font-name="Courier New" style:font-name-complex="Courier New"/>
    </style:style>
    <style:style style:name="P42" style:parent-style-name="PlainText" style:family="paragraph">
      <style:text-properties style:font-name="Courier New" style:font-name-complex="Courier New"/>
    </style:style>
    <style:style style:name="P43" style:parent-style-name="PlainText" style:family="paragraph">
      <style:text-properties style:font-name="Courier New" style:font-name-complex="Courier New"/>
    </style:style>
    <style:style style:name="P44" style:parent-style-name="PlainText" style:family="paragraph">
      <style:text-properties style:font-name="Courier New" style:font-name-complex="Courier New"/>
    </style:style>
    <style:style style:name="P45" style:parent-style-name="PlainText" style:family="paragraph">
      <style:text-properties style:font-name="Courier New" style:font-name-complex="Courier New"/>
    </style:style>
    <style:style style:name="P46" style:parent-style-name="PlainText" style:family="paragraph">
      <style:text-properties style:font-name="Courier New" style:font-name-complex="Courier New"/>
    </style:style>
    <style:style style:name="P47" style:parent-style-name="PlainText" style:family="paragraph">
      <style:text-properties style:font-name="Courier New" style:font-name-complex="Courier New"/>
    </style:style>
    <style:style style:name="P48" style:parent-style-name="PlainText" style:family="paragraph">
      <style:text-properties style:font-name="Courier New" style:font-name-complex="Courier New"/>
    </style:style>
    <style:style style:name="P49" style:parent-style-name="PlainText" style:family="paragraph">
      <style:text-properties style:font-name="Courier New" style:font-name-complex="Courier New"/>
    </style:style>
    <style:style style:name="P50" style:parent-style-name="PlainText" style:family="paragraph">
      <style:text-properties style:font-name="Courier New" style:font-name-complex="Courier New"/>
    </style:style>
    <style:style style:name="P51" style:parent-style-name="PlainText" style:family="paragraph">
      <style:text-properties style:font-name="Courier New" style:font-name-complex="Courier New"/>
    </style:style>
    <style:style style:name="P52" style:parent-style-name="PlainText" style:family="paragraph">
      <style:text-properties style:font-name="Courier New" style:font-name-complex="Courier New"/>
    </style:style>
    <style:style style:name="P53" style:parent-style-name="PlainText" style:family="paragraph">
      <style:text-properties style:font-name="Courier New" style:font-name-complex="Courier New"/>
    </style:style>
    <style:style style:name="P54" style:parent-style-name="PlainText" style:family="paragraph">
      <style:text-properties style:font-name="Courier New" style:font-name-complex="Courier New"/>
    </style:style>
    <style:style style:name="P55" style:parent-style-name="PlainText" style:family="paragraph">
      <style:text-properties style:font-name="Courier New" style:font-name-complex="Courier New"/>
    </style:style>
    <style:style style:name="P56" style:parent-style-name="PlainText" style:family="paragraph">
      <style:text-properties style:font-name="Courier New" style:font-name-complex="Courier New"/>
    </style:style>
    <style:style style:name="P57" style:parent-style-name="PlainText" style:family="paragraph">
      <style:text-properties style:font-name="Courier New" style:font-name-complex="Courier New"/>
    </style:style>
    <style:style style:name="P58" style:parent-style-name="PlainText" style:family="paragraph">
      <style:text-properties style:font-name="Courier New" style:font-name-complex="Courier New"/>
    </style:style>
    <style:style style:name="P59" style:parent-style-name="PlainText" style:family="paragraph">
      <style:text-properties style:font-name="Courier New" style:font-name-complex="Courier New"/>
    </style:style>
    <style:style style:name="P60" style:parent-style-name="PlainText" style:family="paragraph">
      <style:text-properties style:font-name="Courier New" style:font-name-complex="Courier New"/>
    </style:style>
    <style:style style:name="P61" style:parent-style-name="PlainText" style:family="paragraph">
      <style:text-properties style:font-name="Courier New" style:font-name-complex="Courier New"/>
    </style:style>
    <style:style style:name="P62" style:parent-style-name="PlainText" style:family="paragraph">
      <style:text-properties style:font-name="Courier New" style:font-name-complex="Courier New"/>
    </style:style>
    <style:style style:name="P63" style:parent-style-name="PlainText" style:family="paragraph">
      <style:text-properties style:font-name="Courier New" style:font-name-complex="Courier New"/>
    </style:style>
    <style:style style:name="P64" style:parent-style-name="PlainText" style:family="paragraph">
      <style:text-properties style:font-name="Courier New" style:font-name-complex="Courier New"/>
    </style:style>
    <style:style style:name="P65" style:parent-style-name="PlainText" style:family="paragraph">
      <style:text-properties style:font-name="Courier New" style:font-name-complex="Courier New"/>
    </style:style>
    <style:style style:name="P66" style:parent-style-name="PlainText" style:family="paragraph">
      <style:text-properties style:font-name="Courier New" style:font-name-complex="Courier New"/>
    </style:style>
    <style:style style:name="P67" style:parent-style-name="PlainText" style:family="paragraph">
      <style:text-properties style:font-name="Courier New" style:font-name-complex="Courier New"/>
    </style:style>
    <style:style style:name="P68" style:parent-style-name="PlainText" style:family="paragraph">
      <style:text-properties style:font-name="Courier New" style:font-name-complex="Courier New"/>
    </style:style>
    <style:style style:name="P69" style:parent-style-name="PlainText" style:family="paragraph">
      <style:text-properties style:font-name="Courier New" style:font-name-complex="Courier New"/>
    </style:style>
    <style:style style:name="P70" style:parent-style-name="PlainText" style:family="paragraph">
      <style:text-properties style:font-name="Courier New" style:font-name-complex="Courier New"/>
    </style:style>
    <style:style style:name="P71" style:parent-style-name="PlainText" style:family="paragraph">
      <style:text-properties style:font-name="Courier New" style:font-name-complex="Courier New"/>
    </style:style>
    <style:style style:name="P72" style:parent-style-name="PlainText" style:family="paragraph">
      <style:text-properties style:font-name="Courier New" style:font-name-complex="Courier New"/>
    </style:style>
    <style:style style:name="P73" style:parent-style-name="PlainText" style:family="paragraph">
      <style:text-properties style:font-name="Courier New" style:font-name-complex="Courier New"/>
    </style:style>
    <style:style style:name="P74" style:parent-style-name="PlainText" style:family="paragraph">
      <style:text-properties style:font-name="Courier New" style:font-name-complex="Courier New"/>
    </style:style>
    <style:style style:name="P75" style:parent-style-name="PlainText" style:family="paragraph">
      <style:text-properties style:font-name="Courier New" style:font-name-complex="Courier New"/>
    </style:style>
    <style:style style:name="P76" style:parent-style-name="PlainText" style:family="paragraph">
      <style:text-properties style:font-name="Courier New" style:font-name-complex="Courier New"/>
    </style:style>
    <style:style style:name="P77" style:parent-style-name="PlainText" style:family="paragraph">
      <style:text-properties style:font-name="Courier New" style:font-name-complex="Courier New"/>
    </style:style>
    <style:style style:name="P78" style:parent-style-name="PlainText" style:family="paragraph">
      <style:text-properties style:font-name="Courier New" style:font-name-complex="Courier New"/>
    </style:style>
    <style:style style:name="P79" style:parent-style-name="PlainText" style:family="paragraph">
      <style:text-properties style:font-name="Courier New" style:font-name-complex="Courier New"/>
    </style:style>
    <style:style style:name="P80" style:parent-style-name="PlainText" style:family="paragraph">
      <style:text-properties style:font-name="Courier New" style:font-name-complex="Courier New"/>
    </style:style>
    <style:style style:name="P81" style:parent-style-name="PlainText" style:family="paragraph">
      <style:text-properties style:font-name="Courier New" style:font-name-complex="Courier New"/>
    </style:style>
    <style:style style:name="P82" style:parent-style-name="PlainText" style:family="paragraph">
      <style:text-properties style:font-name="Courier New" style:font-name-complex="Courier New"/>
    </style:style>
    <style:style style:name="P83" style:parent-style-name="PlainText" style:family="paragraph">
      <style:text-properties style:font-name="Courier New" style:font-name-complex="Courier New"/>
    </style:style>
    <style:style style:name="P84" style:parent-style-name="PlainText" style:family="paragraph">
      <style:text-properties style:font-name="Courier New" style:font-name-complex="Courier New"/>
    </style:style>
    <style:style style:name="P85" style:parent-style-name="PlainText" style:family="paragraph">
      <style:text-properties style:font-name="Courier New" style:font-name-complex="Courier New"/>
    </style:style>
    <style:style style:name="P86" style:parent-style-name="PlainText" style:family="paragraph">
      <style:text-properties style:font-name="Courier New" style:font-name-complex="Courier New"/>
    </style:style>
    <style:style style:name="P87" style:parent-style-name="PlainText" style:family="paragraph">
      <style:text-properties style:font-name="Courier New" style:font-name-complex="Courier New"/>
    </style:style>
    <style:style style:name="P88" style:parent-style-name="PlainText" style:family="paragraph">
      <style:text-properties style:font-name="Courier New" style:font-name-complex="Courier New"/>
    </style:style>
    <style:style style:name="P89" style:parent-style-name="PlainText" style:family="paragraph">
      <style:text-properties style:font-name="Courier New" style:font-name-complex="Courier New"/>
    </style:style>
    <style:style style:name="P90" style:parent-style-name="PlainText" style:family="paragraph">
      <style:text-properties style:font-name="Courier New" style:font-name-complex="Courier New"/>
    </style:style>
    <style:style style:name="P91" style:parent-style-name="PlainText" style:family="paragraph">
      <style:text-properties style:font-name="Courier New" style:font-name-complex="Courier New"/>
    </style:style>
    <style:style style:name="P92" style:parent-style-name="PlainText" style:family="paragraph">
      <style:text-properties style:font-name="Courier New" style:font-name-complex="Courier New"/>
    </style:style>
    <style:style style:name="P93" style:parent-style-name="PlainText" style:family="paragraph">
      <style:text-properties style:font-name="Courier New" style:font-name-complex="Courier New"/>
    </style:style>
    <style:style style:name="P94" style:parent-style-name="PlainText" style:family="paragraph">
      <style:text-properties style:font-name="Courier New" style:font-name-complex="Courier New"/>
    </style:style>
    <style:style style:name="P95" style:parent-style-name="PlainText" style:family="paragraph">
      <style:text-properties style:font-name="Courier New" style:font-name-complex="Courier New"/>
    </style:style>
    <style:style style:name="P96" style:parent-style-name="PlainText" style:family="paragraph">
      <style:text-properties style:font-name="Courier New" style:font-name-complex="Courier New"/>
    </style:style>
    <style:style style:name="P97" style:parent-style-name="PlainText" style:family="paragraph">
      <style:text-properties style:font-name="Courier New" style:font-name-complex="Courier New"/>
    </style:style>
    <style:style style:name="P98" style:parent-style-name="PlainText" style:family="paragraph">
      <style:text-properties style:font-name="Courier New" style:font-name-complex="Courier New"/>
    </style:style>
    <style:style style:name="P99" style:parent-style-name="PlainText" style:family="paragraph">
      <style:text-properties style:font-name="Courier New" style:font-name-complex="Courier New"/>
    </style:style>
    <style:style style:name="P100" style:parent-style-name="PlainText" style:family="paragraph">
      <style:text-properties style:font-name="Courier New" style:font-name-complex="Courier New"/>
    </style:style>
    <style:style style:name="P101" style:parent-style-name="PlainText" style:family="paragraph">
      <style:text-properties style:font-name="Courier New" style:font-name-complex="Courier New"/>
    </style:style>
    <style:style style:name="P102" style:parent-style-name="PlainText" style:family="paragraph">
      <style:text-properties style:font-name="Courier New" style:font-name-complex="Courier New"/>
    </style:style>
    <style:style style:name="P103" style:parent-style-name="PlainText" style:family="paragraph">
      <style:text-properties style:font-name="Courier New" style:font-name-complex="Courier New"/>
    </style:style>
    <style:style style:name="P104" style:parent-style-name="PlainText" style:family="paragraph">
      <style:text-properties style:font-name="Courier New" style:font-name-complex="Courier New"/>
    </style:style>
    <style:style style:name="P105" style:parent-style-name="PlainText" style:family="paragraph">
      <style:text-properties style:font-name="Courier New" style:font-name-complex="Courier New"/>
    </style:style>
    <style:style style:name="P106" style:parent-style-name="PlainText" style:family="paragraph">
      <style:text-properties style:font-name="Courier New" style:font-name-complex="Courier New"/>
    </style:style>
    <style:style style:name="P107" style:parent-style-name="PlainText" style:family="paragraph">
      <style:text-properties style:font-name="Courier New" style:font-name-complex="Courier New"/>
    </style:style>
    <style:style style:name="P108" style:parent-style-name="PlainText" style:family="paragraph">
      <style:text-properties style:font-name="Courier New" style:font-name-complex="Courier New"/>
    </style:style>
    <style:style style:name="P109" style:parent-style-name="PlainText" style:family="paragraph">
      <style:text-properties style:font-name="Courier New" style:font-name-complex="Courier New"/>
    </style:style>
    <style:style style:name="P110" style:parent-style-name="PlainText" style:family="paragraph">
      <style:text-properties style:font-name="Courier New" style:font-name-complex="Courier New"/>
    </style:style>
    <style:style style:name="P111" style:parent-style-name="PlainText" style:family="paragraph">
      <style:text-properties style:font-name="Courier New" style:font-name-complex="Courier New"/>
    </style:style>
    <style:style style:name="P112" style:parent-style-name="PlainText" style:family="paragraph">
      <style:text-properties style:font-name="Courier New" style:font-name-complex="Courier New"/>
    </style:style>
    <style:style style:name="P113" style:parent-style-name="PlainText" style:family="paragraph">
      <style:text-properties style:font-name="Courier New" style:font-name-complex="Courier New"/>
    </style:style>
    <style:style style:name="P114" style:parent-style-name="PlainText" style:family="paragraph">
      <style:text-properties style:font-name="Courier New" style:font-name-complex="Courier New"/>
    </style:style>
    <style:style style:name="P115" style:parent-style-name="PlainText" style:family="paragraph">
      <style:text-properties style:font-name="Courier New" style:font-name-complex="Courier New"/>
    </style:style>
    <style:style style:name="P116" style:parent-style-name="PlainText" style:family="paragraph">
      <style:text-properties style:font-name="Courier New" style:font-name-complex="Courier New"/>
    </style:style>
    <style:style style:name="P117" style:parent-style-name="PlainText" style:family="paragraph">
      <style:text-properties style:font-name="Courier New" style:font-name-complex="Courier New"/>
    </style:style>
    <style:style style:name="P118" style:parent-style-name="PlainText" style:family="paragraph">
      <style:text-properties style:font-name="Courier New" style:font-name-complex="Courier New"/>
    </style:style>
    <style:style style:name="P119" style:parent-style-name="PlainText" style:family="paragraph">
      <style:text-properties style:font-name="Courier New" style:font-name-complex="Courier New"/>
    </style:style>
    <style:style style:name="P120" style:parent-style-name="PlainText" style:family="paragraph">
      <style:text-properties style:font-name="Courier New" style:font-name-complex="Courier New"/>
    </style:style>
    <style:style style:name="P121" style:parent-style-name="PlainText" style:family="paragraph">
      <style:text-properties style:font-name="Courier New" style:font-name-complex="Courier New"/>
    </style:style>
    <style:style style:name="P122" style:parent-style-name="PlainText" style:family="paragraph">
      <style:text-properties style:font-name="Courier New" style:font-name-complex="Courier New"/>
    </style:style>
    <style:style style:name="P123" style:parent-style-name="PlainText" style:family="paragraph">
      <style:text-properties style:font-name="Courier New" style:font-name-complex="Courier New"/>
    </style:style>
    <style:style style:name="P124" style:parent-style-name="PlainText" style:family="paragraph">
      <style:text-properties style:font-name="Courier New" style:font-name-complex="Courier New"/>
    </style:style>
    <style:style style:name="P125" style:parent-style-name="PlainText" style:family="paragraph">
      <style:text-properties style:font-name="Courier New" style:font-name-complex="Courier New"/>
    </style:style>
    <style:style style:name="P126" style:parent-style-name="PlainText" style:family="paragraph">
      <style:text-properties style:font-name="Courier New" style:font-name-complex="Courier New"/>
    </style:style>
    <style:style style:name="P127" style:parent-style-name="PlainText" style:family="paragraph">
      <style:text-properties style:font-name="Courier New" style:font-name-complex="Courier New"/>
    </style:style>
    <style:style style:name="P128" style:parent-style-name="PlainText" style:family="paragraph">
      <style:text-properties style:font-name="Courier New" style:font-name-complex="Courier New"/>
    </style:style>
    <style:style style:name="P129" style:parent-style-name="PlainText" style:family="paragraph">
      <style:text-properties style:font-name="Courier New" style:font-name-complex="Courier New"/>
    </style:style>
    <style:style style:name="P130" style:parent-style-name="PlainText" style:family="paragraph">
      <style:text-properties style:font-name="Courier New" style:font-name-complex="Courier New"/>
    </style:style>
    <style:style style:name="P131" style:parent-style-name="PlainText" style:family="paragraph">
      <style:text-properties style:font-name="Courier New" style:font-name-complex="Courier New"/>
    </style:style>
    <style:style style:name="P132" style:parent-style-name="PlainText" style:family="paragraph">
      <style:text-properties style:font-name="Courier New" style:font-name-complex="Courier New"/>
    </style:style>
    <style:style style:name="P133" style:parent-style-name="PlainText" style:family="paragraph">
      <style:text-properties style:font-name="Courier New" style:font-name-complex="Courier New"/>
    </style:style>
    <style:style style:name="P134" style:parent-style-name="PlainText" style:family="paragraph">
      <style:text-properties style:font-name="Courier New" style:font-name-complex="Courier New"/>
    </style:style>
    <style:style style:name="P135" style:parent-style-name="PlainText" style:family="paragraph">
      <style:text-properties style:font-name="Courier New" style:font-name-complex="Courier New"/>
    </style:style>
    <style:style style:name="P136" style:parent-style-name="PlainText" style:family="paragraph">
      <style:text-properties style:font-name="Courier New" style:font-name-complex="Courier New"/>
    </style:style>
    <style:style style:name="P137" style:parent-style-name="PlainText" style:family="paragraph">
      <style:text-properties style:font-name="Courier New" style:font-name-complex="Courier New"/>
    </style:style>
    <style:style style:name="P138" style:parent-style-name="PlainText" style:family="paragraph">
      <style:text-properties style:font-name="Courier New" style:font-name-complex="Courier New"/>
    </style:style>
    <style:style style:name="P139" style:parent-style-name="PlainText" style:family="paragraph">
      <style:text-properties style:font-name="Courier New" style:font-name-complex="Courier New"/>
    </style:style>
    <style:style style:name="P140" style:parent-style-name="PlainText" style:family="paragraph">
      <style:text-properties style:font-name="Courier New" style:font-name-complex="Courier New"/>
    </style:style>
    <style:style style:name="P141" style:parent-style-name="PlainText" style:family="paragraph">
      <style:text-properties style:font-name="Courier New" style:font-name-complex="Courier New"/>
    </style:style>
    <style:style style:name="P142" style:parent-style-name="PlainText" style:family="paragraph">
      <style:text-properties style:font-name="Courier New" style:font-name-complex="Courier New"/>
    </style:style>
    <style:style style:name="P143" style:parent-style-name="PlainText" style:family="paragraph">
      <style:text-properties style:font-name="Courier New" style:font-name-complex="Courier New"/>
    </style:style>
    <style:style style:name="P144" style:parent-style-name="PlainText" style:family="paragraph">
      <style:text-properties style:font-name="Courier New" style:font-name-complex="Courier New"/>
    </style:style>
    <style:style style:name="P145" style:parent-style-name="PlainText" style:family="paragraph">
      <style:text-properties style:font-name="Courier New" style:font-name-complex="Courier New"/>
    </style:style>
    <style:style style:name="P146" style:parent-style-name="PlainText" style:family="paragraph">
      <style:text-properties style:font-name="Courier New" style:font-name-complex="Courier New"/>
    </style:style>
    <style:style style:name="P147" style:parent-style-name="PlainText" style:family="paragraph">
      <style:text-properties style:font-name="Courier New" style:font-name-complex="Courier New"/>
    </style:style>
    <style:style style:name="P148" style:parent-style-name="PlainText" style:family="paragraph">
      <style:text-properties style:font-name="Courier New" style:font-name-complex="Courier New"/>
    </style:style>
    <style:style style:name="P149" style:parent-style-name="PlainText" style:family="paragraph">
      <style:text-properties style:font-name="Courier New" style:font-name-complex="Courier New"/>
    </style:style>
    <style:style style:name="P150" style:parent-style-name="PlainText" style:family="paragraph">
      <style:text-properties style:font-name="Courier New" style:font-name-complex="Courier New"/>
    </style:style>
    <style:style style:name="P151" style:parent-style-name="PlainText" style:family="paragraph">
      <style:text-properties style:font-name="Courier New" style:font-name-complex="Courier New"/>
    </style:style>
    <style:style style:name="P152" style:parent-style-name="PlainText" style:family="paragraph">
      <style:text-properties style:font-name="Courier New" style:font-name-complex="Courier New"/>
    </style:style>
    <style:style style:name="P153" style:parent-style-name="PlainText" style:family="paragraph">
      <style:text-properties style:font-name="Courier New" style:font-name-complex="Courier New"/>
    </style:style>
    <style:style style:name="P154" style:parent-style-name="PlainText" style:family="paragraph">
      <style:text-properties style:font-name="Courier New" style:font-name-complex="Courier New"/>
    </style:style>
    <style:style style:name="P155" style:parent-style-name="PlainText" style:family="paragraph">
      <style:text-properties style:font-name="Courier New" style:font-name-complex="Courier New"/>
    </style:style>
    <style:style style:name="P156" style:parent-style-name="PlainText" style:family="paragraph">
      <style:text-properties style:font-name="Courier New" style:font-name-complex="Courier New"/>
    </style:style>
    <style:style style:name="P157" style:parent-style-name="PlainText" style:family="paragraph">
      <style:text-properties style:font-name="Courier New" style:font-name-complex="Courier New"/>
    </style:style>
    <style:style style:name="P158" style:parent-style-name="PlainText" style:family="paragraph">
      <style:text-properties style:font-name="Courier New" style:font-name-complex="Courier New"/>
    </style:style>
    <style:style style:name="P159" style:parent-style-name="PlainText" style:family="paragraph">
      <style:text-properties style:font-name="Courier New" style:font-name-complex="Courier New"/>
    </style:style>
    <style:style style:name="P160" style:parent-style-name="PlainText" style:family="paragraph">
      <style:text-properties style:font-name="Courier New" style:font-name-complex="Courier New"/>
    </style:style>
    <style:style style:name="P161" style:parent-style-name="PlainText" style:family="paragraph">
      <style:text-properties style:font-name="Courier New" style:font-name-complex="Courier New"/>
    </style:style>
    <style:style style:name="P162" style:parent-style-name="PlainText" style:family="paragraph">
      <style:text-properties style:font-name="Courier New" style:font-name-complex="Courier New"/>
    </style:style>
    <style:style style:name="P163" style:parent-style-name="PlainText" style:family="paragraph">
      <style:text-properties style:font-name="Courier New" style:font-name-complex="Courier New"/>
    </style:style>
    <style:style style:name="P164" style:parent-style-name="PlainText" style:family="paragraph">
      <style:text-properties style:font-name="Courier New" style:font-name-complex="Courier New"/>
    </style:style>
    <style:style style:name="P165" style:parent-style-name="PlainText" style:family="paragraph">
      <style:text-properties style:font-name="Courier New" style:font-name-complex="Courier New"/>
    </style:style>
    <style:style style:name="P166" style:parent-style-name="PlainText" style:family="paragraph">
      <style:text-properties style:font-name="Courier New" style:font-name-complex="Courier New"/>
    </style:style>
    <style:style style:name="P167" style:parent-style-name="PlainText" style:family="paragraph">
      <style:text-properties style:font-name="Courier New" style:font-name-complex="Courier New"/>
    </style:style>
    <style:style style:name="P168" style:parent-style-name="PlainText" style:family="paragraph">
      <style:text-properties style:font-name="Courier New" style:font-name-complex="Courier New"/>
    </style:style>
    <style:style style:name="P169" style:parent-style-name="PlainText" style:family="paragraph">
      <style:text-properties style:font-name="Courier New" style:font-name-complex="Courier New"/>
    </style:style>
    <style:style style:name="P170" style:parent-style-name="PlainText" style:family="paragraph">
      <style:text-properties style:font-name="Courier New" style:font-name-complex="Courier New"/>
    </style:style>
    <style:style style:name="P171" style:parent-style-name="PlainText" style:family="paragraph">
      <style:text-properties style:font-name="Courier New" style:font-name-complex="Courier New"/>
    </style:style>
    <style:style style:name="P172" style:parent-style-name="PlainText" style:family="paragraph">
      <style:text-properties style:font-name="Courier New" style:font-name-complex="Courier New"/>
    </style:style>
    <style:style style:name="P173" style:parent-style-name="PlainText" style:family="paragraph">
      <style:text-properties style:font-name="Courier New" style:font-name-complex="Courier New"/>
    </style:style>
    <style:style style:name="P174" style:parent-style-name="PlainText" style:family="paragraph">
      <style:text-properties style:font-name="Courier New" style:font-name-complex="Courier New"/>
    </style:style>
    <style:style style:name="P175" style:parent-style-name="PlainText" style:family="paragraph">
      <style:text-properties style:font-name="Courier New" style:font-name-complex="Courier New"/>
    </style:style>
    <style:style style:name="P176" style:parent-style-name="PlainText" style:family="paragraph">
      <style:text-properties style:font-name="Courier New" style:font-name-complex="Courier New"/>
    </style:style>
    <style:style style:name="P177" style:parent-style-name="PlainText" style:family="paragraph">
      <style:text-properties style:font-name="Courier New" style:font-name-complex="Courier New"/>
    </style:style>
    <style:style style:name="P178" style:parent-style-name="PlainText" style:family="paragraph">
      <style:text-properties style:font-name="Courier New" style:font-name-complex="Courier New"/>
    </style:style>
    <style:style style:name="P179" style:parent-style-name="PlainText" style:family="paragraph">
      <style:text-properties style:font-name="Courier New" style:font-name-complex="Courier New"/>
    </style:style>
    <style:style style:name="P180" style:parent-style-name="PlainText" style:family="paragraph">
      <style:text-properties style:font-name="Courier New" style:font-name-complex="Courier New"/>
    </style:style>
    <style:style style:name="P181" style:parent-style-name="PlainText" style:family="paragraph">
      <style:text-properties style:font-name="Courier New" style:font-name-complex="Courier New"/>
    </style:style>
    <style:style style:name="P182" style:parent-style-name="PlainText" style:family="paragraph">
      <style:text-properties style:font-name="Courier New" style:font-name-complex="Courier New"/>
    </style:style>
    <style:style style:name="P183" style:parent-style-name="PlainText" style:family="paragraph">
      <style:text-properties style:font-name="Courier New" style:font-name-complex="Courier New"/>
    </style:style>
    <style:style style:name="P184" style:parent-style-name="PlainText" style:family="paragraph">
      <style:text-properties style:font-name="Courier New" style:font-name-complex="Courier New"/>
    </style:style>
    <style:style style:name="P185" style:parent-style-name="PlainText" style:family="paragraph">
      <style:text-properties style:font-name="Courier New" style:font-name-complex="Courier New"/>
    </style:style>
    <style:style style:name="P186" style:parent-style-name="PlainText" style:family="paragraph">
      <style:text-properties style:font-name="Courier New" style:font-name-complex="Courier New"/>
    </style:style>
    <style:style style:name="P187" style:parent-style-name="PlainText" style:family="paragraph">
      <style:text-properties style:font-name="Courier New" style:font-name-complex="Courier New"/>
    </style:style>
    <style:style style:name="P188" style:parent-style-name="PlainText" style:family="paragraph">
      <style:text-properties style:font-name="Courier New" style:font-name-complex="Courier New"/>
    </style:style>
    <style:style style:name="P189" style:parent-style-name="PlainText" style:family="paragraph">
      <style:text-properties style:font-name="Courier New" style:font-name-complex="Courier New"/>
    </style:style>
    <style:style style:name="P190" style:parent-style-name="PlainText" style:family="paragraph">
      <style:text-properties style:font-name="Courier New" style:font-name-complex="Courier New"/>
    </style:style>
    <style:style style:name="P191" style:parent-style-name="PlainText" style:family="paragraph">
      <style:text-properties style:font-name="Courier New" style:font-name-complex="Courier New"/>
    </style:style>
    <style:style style:name="P192" style:parent-style-name="PlainText" style:family="paragraph">
      <style:text-properties style:font-name="Courier New" style:font-name-complex="Courier New"/>
    </style:style>
    <style:style style:name="P193" style:parent-style-name="PlainText" style:family="paragraph">
      <style:text-properties style:font-name="Courier New" style:font-name-complex="Courier New"/>
    </style:style>
    <style:style style:name="P194" style:parent-style-name="PlainText" style:family="paragraph">
      <style:text-properties style:font-name="Courier New" style:font-name-complex="Courier New"/>
    </style:style>
    <style:style style:name="P195" style:parent-style-name="PlainText" style:family="paragraph">
      <style:text-properties style:font-name="Courier New" style:font-name-complex="Courier New"/>
    </style:style>
    <style:style style:name="P196" style:parent-style-name="PlainText" style:family="paragraph">
      <style:text-properties style:font-name="Courier New" style:font-name-complex="Courier New"/>
    </style:style>
    <style:style style:name="P197" style:parent-style-name="PlainText" style:family="paragraph">
      <style:text-properties style:font-name="Courier New" style:font-name-complex="Courier New"/>
    </style:style>
    <style:style style:name="P198" style:parent-style-name="PlainText" style:family="paragraph">
      <style:text-properties style:font-name="Courier New" style:font-name-complex="Courier New"/>
    </style:style>
    <style:style style:name="P199" style:parent-style-name="PlainText" style:family="paragraph">
      <style:text-properties style:font-name="Courier New" style:font-name-complex="Courier New"/>
    </style:style>
    <style:style style:name="P200" style:parent-style-name="PlainText" style:family="paragraph">
      <style:text-properties style:font-name="Courier New" style:font-name-complex="Courier New"/>
    </style:style>
    <style:style style:name="P201" style:parent-style-name="PlainText" style:family="paragraph">
      <style:text-properties style:font-name="Courier New" style:font-name-complex="Courier New"/>
    </style:style>
    <style:style style:name="P202" style:parent-style-name="PlainText" style:family="paragraph">
      <style:text-properties style:font-name="Courier New" style:font-name-complex="Courier New"/>
    </style:style>
    <style:style style:name="P203" style:parent-style-name="PlainText" style:family="paragraph">
      <style:text-properties style:font-name="Courier New" style:font-name-complex="Courier New"/>
    </style:style>
    <style:style style:name="P204" style:parent-style-name="PlainText" style:family="paragraph">
      <style:text-properties style:font-name="Courier New" style:font-name-complex="Courier New"/>
    </style:style>
    <style:style style:name="P205" style:parent-style-name="PlainText" style:family="paragraph">
      <style:text-properties style:font-name="Courier New" style:font-name-complex="Courier New"/>
    </style:style>
    <style:style style:name="P206" style:parent-style-name="PlainText" style:family="paragraph">
      <style:text-properties style:font-name="Courier New" style:font-name-complex="Courier New"/>
    </style:style>
    <style:style style:name="P207" style:parent-style-name="PlainText" style:family="paragraph">
      <style:text-properties style:font-name="Courier New" style:font-name-complex="Courier New"/>
    </style:style>
    <style:style style:name="P208" style:parent-style-name="PlainText" style:family="paragraph">
      <style:text-properties style:font-name="Courier New" style:font-name-complex="Courier New"/>
    </style:style>
    <style:style style:name="P209" style:parent-style-name="PlainText" style:family="paragraph">
      <style:text-properties style:font-name="Courier New" style:font-name-complex="Courier New"/>
    </style:style>
    <style:style style:name="P210" style:parent-style-name="PlainText" style:family="paragraph">
      <style:text-properties style:font-name="Courier New" style:font-name-complex="Courier New"/>
    </style:style>
    <style:style style:name="P211" style:parent-style-name="PlainText" style:family="paragraph">
      <style:text-properties style:font-name="Courier New" style:font-name-complex="Courier New"/>
    </style:style>
    <style:style style:name="P212" style:parent-style-name="PlainText" style:family="paragraph">
      <style:text-properties style:font-name="Courier New" style:font-name-complex="Courier New"/>
    </style:style>
    <style:style style:name="P213" style:parent-style-name="PlainText" style:family="paragraph">
      <style:text-properties style:font-name="Courier New" style:font-name-complex="Courier New"/>
    </style:style>
    <style:style style:name="P214" style:parent-style-name="PlainText" style:family="paragraph">
      <style:text-properties style:font-name="Courier New" style:font-name-complex="Courier New"/>
    </style:style>
    <style:style style:name="P215" style:parent-style-name="PlainText" style:family="paragraph">
      <style:text-properties style:font-name="Courier New" style:font-name-complex="Courier New"/>
    </style:style>
    <style:style style:name="P216" style:parent-style-name="PlainText" style:family="paragraph">
      <style:text-properties style:font-name="Courier New" style:font-name-complex="Courier New"/>
    </style:style>
    <style:style style:name="P217" style:parent-style-name="PlainText" style:family="paragraph">
      <style:text-properties style:font-name="Courier New" style:font-name-complex="Courier New"/>
    </style:style>
    <style:style style:name="P218" style:parent-style-name="PlainText" style:family="paragraph">
      <style:text-properties style:font-name="Courier New" style:font-name-complex="Courier New"/>
    </style:style>
    <style:style style:name="P219" style:parent-style-name="PlainText" style:family="paragraph">
      <style:text-properties style:font-name="Courier New" style:font-name-complex="Courier New"/>
    </style:style>
    <style:style style:name="P220" style:parent-style-name="PlainText" style:family="paragraph">
      <style:text-properties style:font-name="Courier New" style:font-name-complex="Courier New"/>
    </style:style>
    <style:style style:name="P221" style:parent-style-name="PlainText" style:family="paragraph">
      <style:text-properties style:font-name="Courier New" style:font-name-complex="Courier New"/>
    </style:style>
    <style:style style:name="P222" style:parent-style-name="PlainText" style:family="paragraph">
      <style:text-properties style:font-name="Courier New" style:font-name-complex="Courier New"/>
    </style:style>
    <style:style style:name="P223" style:parent-style-name="PlainText" style:family="paragraph">
      <style:text-properties style:font-name="Courier New" style:font-name-complex="Courier New"/>
    </style:style>
    <style:style style:name="P224" style:parent-style-name="PlainText" style:family="paragraph">
      <style:text-properties style:font-name="Courier New" style:font-name-complex="Courier New"/>
    </style:style>
    <style:style style:name="P225" style:parent-style-name="PlainText" style:family="paragraph">
      <style:text-properties style:font-name="Courier New" style:font-name-complex="Courier New"/>
    </style:style>
    <style:style style:name="P226" style:parent-style-name="PlainText" style:family="paragraph">
      <style:text-properties style:font-name="Courier New" style:font-name-complex="Courier New"/>
    </style:style>
    <style:style style:name="P227" style:parent-style-name="PlainText" style:family="paragraph">
      <style:text-properties style:font-name="Courier New" style:font-name-complex="Courier New"/>
    </style:style>
    <style:style style:name="P228" style:parent-style-name="PlainText" style:family="paragraph">
      <style:text-properties style:font-name="Courier New" style:font-name-complex="Courier New"/>
    </style:style>
    <style:style style:name="P229" style:parent-style-name="PlainText" style:family="paragraph">
      <style:text-properties style:font-name="Courier New" style:font-name-complex="Courier New"/>
    </style:style>
    <style:style style:name="P230" style:parent-style-name="PlainText" style:family="paragraph">
      <style:text-properties style:font-name="Courier New" style:font-name-complex="Courier New"/>
    </style:style>
    <style:style style:name="P231" style:parent-style-name="PlainText" style:family="paragraph">
      <style:text-properties style:font-name="Courier New" style:font-name-complex="Courier New"/>
    </style:style>
    <style:style style:name="P232" style:parent-style-name="PlainText" style:family="paragraph">
      <style:text-properties style:font-name="Courier New" style:font-name-complex="Courier New"/>
    </style:style>
    <style:style style:name="P233" style:parent-style-name="PlainText" style:family="paragraph">
      <style:text-properties style:font-name="Courier New" style:font-name-complex="Courier New"/>
    </style:style>
    <style:style style:name="P234" style:parent-style-name="PlainText" style:family="paragraph">
      <style:text-properties style:font-name="Courier New" style:font-name-complex="Courier New"/>
    </style:style>
    <style:style style:name="P235" style:parent-style-name="PlainText" style:family="paragraph">
      <style:text-properties style:font-name="Courier New" style:font-name-complex="Courier New"/>
    </style:style>
    <style:style style:name="P236" style:parent-style-name="PlainText" style:family="paragraph">
      <style:text-properties style:font-name="Courier New" style:font-name-complex="Courier New"/>
    </style:style>
    <style:style style:name="P237" style:parent-style-name="PlainText" style:family="paragraph">
      <style:text-properties style:font-name="Courier New" style:font-name-complex="Courier New"/>
    </style:style>
    <style:style style:name="P238" style:parent-style-name="PlainText" style:family="paragraph">
      <style:text-properties style:font-name="Courier New" style:font-name-complex="Courier New"/>
    </style:style>
    <style:style style:name="P239" style:parent-style-name="PlainText" style:family="paragraph">
      <style:text-properties style:font-name="Courier New" style:font-name-complex="Courier New"/>
    </style:style>
    <style:style style:name="P240" style:parent-style-name="PlainText" style:family="paragraph">
      <style:text-properties style:font-name="Courier New" style:font-name-complex="Courier New"/>
    </style:style>
    <style:style style:name="P241" style:parent-style-name="PlainText" style:family="paragraph">
      <style:text-properties style:font-name="Courier New" style:font-name-complex="Courier New"/>
    </style:style>
    <style:style style:name="P242" style:parent-style-name="PlainText" style:family="paragraph">
      <style:text-properties style:font-name="Courier New" style:font-name-complex="Courier New"/>
    </style:style>
    <style:style style:name="P243" style:parent-style-name="PlainText" style:family="paragraph">
      <style:text-properties style:font-name="Courier New" style:font-name-complex="Courier New"/>
    </style:style>
    <style:style style:name="P244" style:parent-style-name="PlainText" style:family="paragraph">
      <style:text-properties style:font-name="Courier New" style:font-name-complex="Courier New"/>
    </style:style>
    <style:style style:name="P245" style:parent-style-name="PlainText" style:family="paragraph">
      <style:text-properties style:font-name="Courier New" style:font-name-complex="Courier New"/>
    </style:style>
    <style:style style:name="P246" style:parent-style-name="PlainText" style:family="paragraph">
      <style:text-properties style:font-name="Courier New" style:font-name-complex="Courier New"/>
    </style:style>
    <style:style style:name="P247" style:parent-style-name="PlainText" style:family="paragraph">
      <style:text-properties style:font-name="Courier New" style:font-name-complex="Courier New"/>
    </style:style>
    <style:style style:name="P248" style:parent-style-name="PlainText" style:family="paragraph">
      <style:text-properties style:font-name="Courier New" style:font-name-complex="Courier New"/>
    </style:style>
    <style:style style:name="P249" style:parent-style-name="PlainText" style:family="paragraph">
      <style:text-properties style:font-name="Courier New" style:font-name-complex="Courier New"/>
    </style:style>
    <style:style style:name="P250" style:parent-style-name="PlainText" style:family="paragraph">
      <style:text-properties style:font-name="Courier New" style:font-name-complex="Courier New"/>
    </style:style>
    <style:style style:name="P251" style:parent-style-name="PlainText" style:family="paragraph">
      <style:text-properties style:font-name="Courier New" style:font-name-complex="Courier New"/>
    </style:style>
    <style:style style:name="P252" style:parent-style-name="PlainText" style:family="paragraph">
      <style:text-properties style:font-name="Courier New" style:font-name-complex="Courier New"/>
    </style:style>
    <style:style style:name="P253" style:parent-style-name="PlainText" style:family="paragraph">
      <style:text-properties style:font-name="Courier New" style:font-name-complex="Courier New"/>
    </style:style>
    <style:style style:name="P254" style:parent-style-name="PlainText" style:family="paragraph">
      <style:text-properties style:font-name="Courier New" style:font-name-complex="Courier New"/>
    </style:style>
    <style:style style:name="P255" style:parent-style-name="PlainText" style:family="paragraph">
      <style:text-properties style:font-name="Courier New" style:font-name-complex="Courier New"/>
    </style:style>
    <style:style style:name="P256" style:parent-style-name="PlainText" style:family="paragraph">
      <style:text-properties style:font-name="Courier New" style:font-name-complex="Courier New"/>
    </style:style>
    <style:style style:name="P257" style:parent-style-name="PlainText" style:family="paragraph">
      <style:text-properties style:font-name="Courier New" style:font-name-complex="Courier New"/>
    </style:style>
    <style:style style:name="P258" style:parent-style-name="PlainText" style:family="paragraph">
      <style:text-properties style:font-name="Courier New" style:font-name-complex="Courier New"/>
    </style:style>
    <style:style style:name="P259" style:parent-style-name="PlainText" style:family="paragraph">
      <style:text-properties style:font-name="Courier New" style:font-name-complex="Courier New"/>
    </style:style>
    <style:style style:name="P260" style:parent-style-name="PlainText" style:family="paragraph">
      <style:text-properties style:font-name="Courier New" style:font-name-complex="Courier New"/>
    </style:style>
    <style:style style:name="P261" style:parent-style-name="PlainText" style:family="paragraph">
      <style:text-properties style:font-name="Courier New" style:font-name-complex="Courier New"/>
    </style:style>
    <style:style style:name="P262" style:parent-style-name="PlainText" style:family="paragraph">
      <style:text-properties style:font-name="Courier New" style:font-name-complex="Courier New"/>
    </style:style>
    <style:style style:name="P263" style:parent-style-name="PlainText" style:family="paragraph">
      <style:text-properties style:font-name="Courier New" style:font-name-complex="Courier New"/>
    </style:style>
    <style:style style:name="P264" style:parent-style-name="PlainText" style:family="paragraph">
      <style:text-properties style:font-name="Courier New" style:font-name-complex="Courier New"/>
    </style:style>
    <style:style style:name="P265" style:parent-style-name="PlainText" style:family="paragraph">
      <style:text-properties style:font-name="Courier New" style:font-name-complex="Courier New"/>
    </style:style>
    <style:style style:name="P266" style:parent-style-name="PlainText" style:family="paragraph">
      <style:text-properties style:font-name="Courier New" style:font-name-complex="Courier New"/>
    </style:style>
    <style:style style:name="P267" style:parent-style-name="PlainText" style:family="paragraph">
      <style:text-properties style:font-name="Courier New" style:font-name-complex="Courier New"/>
    </style:style>
    <style:style style:name="P268" style:parent-style-name="PlainText" style:family="paragraph">
      <style:text-properties style:font-name="Courier New" style:font-name-complex="Courier New"/>
    </style:style>
    <style:style style:name="P269" style:parent-style-name="PlainText" style:family="paragraph">
      <style:text-properties style:font-name="Courier New" style:font-name-complex="Courier New"/>
    </style:style>
    <style:style style:name="P270" style:parent-style-name="PlainText" style:family="paragraph">
      <style:text-properties style:font-name="Courier New" style:font-name-complex="Courier New"/>
    </style:style>
    <style:style style:name="P271" style:parent-style-name="PlainText" style:family="paragraph">
      <style:text-properties style:font-name="Courier New" style:font-name-complex="Courier New"/>
    </style:style>
    <style:style style:name="P272" style:parent-style-name="PlainText" style:family="paragraph">
      <style:text-properties style:font-name="Courier New" style:font-name-complex="Courier New"/>
    </style:style>
    <style:style style:name="P273" style:parent-style-name="PlainText" style:family="paragraph">
      <style:text-properties style:font-name="Courier New" style:font-name-complex="Courier New"/>
    </style:style>
    <style:style style:name="P274" style:parent-style-name="PlainText" style:family="paragraph">
      <style:text-properties style:font-name="Courier New" style:font-name-complex="Courier New"/>
    </style:style>
    <style:style style:name="P275" style:parent-style-name="PlainText" style:family="paragraph">
      <style:text-properties style:font-name="Courier New" style:font-name-complex="Courier New"/>
    </style:style>
    <style:style style:name="P276" style:parent-style-name="PlainText" style:family="paragraph">
      <style:text-properties style:font-name="Courier New" style:font-name-complex="Courier New"/>
    </style:style>
    <style:style style:name="P277" style:parent-style-name="PlainText" style:family="paragraph">
      <style:text-properties style:font-name="Courier New" style:font-name-complex="Courier New"/>
    </style:style>
    <style:style style:name="P278" style:parent-style-name="PlainText" style:family="paragraph">
      <style:text-properties style:font-name="Courier New" style:font-name-complex="Courier New"/>
    </style:style>
    <style:style style:name="P279" style:parent-style-name="PlainText" style:family="paragraph">
      <style:text-properties style:font-name="Courier New" style:font-name-complex="Courier New"/>
    </style:style>
    <style:style style:name="P280" style:parent-style-name="PlainText" style:family="paragraph">
      <style:text-properties style:font-name="Courier New" style:font-name-complex="Courier New"/>
    </style:style>
    <style:style style:name="P281" style:parent-style-name="PlainText" style:family="paragraph">
      <style:text-properties style:font-name="Courier New" style:font-name-complex="Courier New"/>
    </style:style>
    <style:style style:name="P282" style:parent-style-name="PlainText" style:family="paragraph">
      <style:text-properties style:font-name="Courier New" style:font-name-complex="Courier New"/>
    </style:style>
    <style:style style:name="P283" style:parent-style-name="PlainText" style:family="paragraph">
      <style:text-properties style:font-name="Courier New" style:font-name-complex="Courier New"/>
    </style:style>
    <style:style style:name="P284" style:parent-style-name="PlainText" style:family="paragraph">
      <style:text-properties style:font-name="Courier New" style:font-name-complex="Courier New"/>
    </style:style>
    <style:style style:name="P285" style:parent-style-name="PlainText" style:family="paragraph">
      <style:text-properties style:font-name="Courier New" style:font-name-complex="Courier New"/>
    </style:style>
    <style:style style:name="P286" style:parent-style-name="PlainText" style:family="paragraph">
      <style:text-properties style:font-name="Courier New" style:font-name-complex="Courier New"/>
    </style:style>
    <style:style style:name="P287" style:parent-style-name="PlainText" style:family="paragraph">
      <style:text-properties style:font-name="Courier New" style:font-name-complex="Courier New"/>
    </style:style>
    <style:style style:name="P288" style:parent-style-name="PlainText" style:family="paragraph">
      <style:text-properties style:font-name="Courier New" style:font-name-complex="Courier New"/>
    </style:style>
    <style:style style:name="P289" style:parent-style-name="PlainText" style:family="paragraph">
      <style:text-properties style:font-name="Courier New" style:font-name-complex="Courier New"/>
    </style:style>
    <style:style style:name="P290" style:parent-style-name="PlainText" style:family="paragraph">
      <style:text-properties style:font-name="Courier New" style:font-name-complex="Courier New"/>
    </style:style>
    <style:style style:name="P291" style:parent-style-name="PlainText" style:family="paragraph">
      <style:text-properties style:font-name="Courier New" style:font-name-complex="Courier New"/>
    </style:style>
    <style:style style:name="P292" style:parent-style-name="PlainText" style:family="paragraph">
      <style:text-properties style:font-name="Courier New" style:font-name-complex="Courier New"/>
    </style:style>
    <style:style style:name="P293" style:parent-style-name="PlainText" style:family="paragraph">
      <style:text-properties style:font-name="Courier New" style:font-name-complex="Courier New"/>
    </style:style>
    <style:style style:name="P294" style:parent-style-name="PlainText" style:family="paragraph">
      <style:text-properties style:font-name="Courier New" style:font-name-complex="Courier New"/>
    </style:style>
    <style:style style:name="P295" style:parent-style-name="PlainText" style:family="paragraph">
      <style:text-properties style:font-name="Courier New" style:font-name-complex="Courier New"/>
    </style:style>
    <style:style style:name="P296" style:parent-style-name="PlainText" style:family="paragraph">
      <style:text-properties style:font-name="Courier New" style:font-name-complex="Courier New"/>
    </style:style>
    <style:style style:name="P297" style:parent-style-name="PlainText" style:family="paragraph">
      <style:text-properties style:font-name="Courier New" style:font-name-complex="Courier New"/>
    </style:style>
    <style:style style:name="P298" style:parent-style-name="PlainText" style:family="paragraph">
      <style:text-properties style:font-name="Courier New" style:font-name-complex="Courier New"/>
    </style:style>
    <style:style style:name="P299" style:parent-style-name="PlainText" style:family="paragraph">
      <style:text-properties style:font-name="Courier New" style:font-name-complex="Courier New"/>
    </style:style>
    <style:style style:name="P300" style:parent-style-name="PlainText" style:family="paragraph">
      <style:text-properties style:font-name="Courier New" style:font-name-complex="Courier New"/>
    </style:style>
    <style:style style:name="P301" style:parent-style-name="PlainText" style:family="paragraph">
      <style:text-properties style:font-name="Courier New" style:font-name-complex="Courier New"/>
    </style:style>
    <style:style style:name="P302" style:parent-style-name="PlainText" style:family="paragraph">
      <style:text-properties style:font-name="Courier New" style:font-name-complex="Courier New"/>
    </style:style>
    <style:style style:name="P303" style:parent-style-name="PlainText" style:family="paragraph">
      <style:text-properties style:font-name="Courier New" style:font-name-complex="Courier New"/>
    </style:style>
    <style:style style:name="P304" style:parent-style-name="PlainText" style:family="paragraph">
      <style:text-properties style:font-name="Courier New" style:font-name-complex="Courier New"/>
    </style:style>
    <style:style style:name="P305" style:parent-style-name="PlainText" style:family="paragraph">
      <style:text-properties style:font-name="Courier New" style:font-name-complex="Courier New"/>
    </style:style>
    <style:style style:name="P306" style:parent-style-name="PlainText" style:family="paragraph">
      <style:text-properties style:font-name="Courier New" style:font-name-complex="Courier New"/>
    </style:style>
    <style:style style:name="P307" style:parent-style-name="PlainText" style:family="paragraph">
      <style:text-properties style:font-name="Courier New" style:font-name-complex="Courier New"/>
    </style:style>
    <style:style style:name="P308" style:parent-style-name="PlainText" style:family="paragraph">
      <style:text-properties style:font-name="Courier New" style:font-name-complex="Courier New"/>
    </style:style>
    <style:style style:name="P309" style:parent-style-name="PlainText" style:family="paragraph">
      <style:text-properties style:font-name="Courier New" style:font-name-complex="Courier New"/>
    </style:style>
    <style:style style:name="P310" style:parent-style-name="PlainText" style:family="paragraph">
      <style:text-properties style:font-name="Courier New" style:font-name-complex="Courier New"/>
    </style:style>
    <style:style style:name="P311" style:parent-style-name="PlainText" style:family="paragraph">
      <style:text-properties style:font-name="Courier New" style:font-name-complex="Courier New"/>
    </style:style>
    <style:style style:name="P312" style:parent-style-name="PlainText" style:family="paragraph">
      <style:text-properties style:font-name="Courier New" style:font-name-complex="Courier New"/>
    </style:style>
    <style:style style:name="P313" style:parent-style-name="PlainText" style:family="paragraph">
      <style:text-properties style:font-name="Courier New" style:font-name-complex="Courier New"/>
    </style:style>
    <style:style style:name="P314" style:parent-style-name="PlainText" style:family="paragraph">
      <style:text-properties style:font-name="Courier New" style:font-name-complex="Courier New"/>
    </style:style>
    <style:style style:name="P315" style:parent-style-name="PlainText" style:family="paragraph">
      <style:text-properties style:font-name="Courier New" style:font-name-complex="Courier New"/>
    </style:style>
    <style:style style:name="P316" style:parent-style-name="PlainText" style:family="paragraph">
      <style:text-properties style:font-name="Courier New" style:font-name-complex="Courier New"/>
    </style:style>
    <style:style style:name="P317" style:parent-style-name="PlainText" style:family="paragraph">
      <style:text-properties style:font-name="Courier New" style:font-name-complex="Courier New"/>
    </style:style>
    <style:style style:name="P318" style:parent-style-name="PlainText" style:family="paragraph">
      <style:text-properties style:font-name="Courier New" style:font-name-complex="Courier New"/>
    </style:style>
    <style:style style:name="P319" style:parent-style-name="PlainText" style:family="paragraph">
      <style:text-properties style:font-name="Courier New" style:font-name-complex="Courier New"/>
    </style:style>
    <style:style style:name="P320" style:parent-style-name="PlainText" style:family="paragraph">
      <style:text-properties style:font-name="Courier New" style:font-name-complex="Courier New"/>
    </style:style>
    <style:style style:name="P321" style:parent-style-name="PlainText" style:family="paragraph">
      <style:text-properties style:font-name="Courier New" style:font-name-complex="Courier New"/>
    </style:style>
    <style:style style:name="P322" style:parent-style-name="PlainText" style:family="paragraph">
      <style:text-properties style:font-name="Courier New" style:font-name-complex="Courier New"/>
    </style:style>
    <style:style style:name="P323" style:parent-style-name="PlainText" style:family="paragraph">
      <style:text-properties style:font-name="Courier New" style:font-name-complex="Courier New"/>
    </style:style>
    <style:style style:name="P324" style:parent-style-name="PlainText" style:family="paragraph">
      <style:text-properties style:font-name="Courier New" style:font-name-complex="Courier New"/>
    </style:style>
    <style:style style:name="P325" style:parent-style-name="PlainText" style:family="paragraph">
      <style:text-properties style:font-name="Courier New" style:font-name-complex="Courier New"/>
    </style:style>
    <style:style style:name="P326" style:parent-style-name="PlainText" style:family="paragraph">
      <style:text-properties style:font-name="Courier New" style:font-name-complex="Courier New"/>
    </style:style>
    <style:style style:name="P327" style:parent-style-name="PlainText" style:family="paragraph">
      <style:text-properties style:font-name="Courier New" style:font-name-complex="Courier New"/>
    </style:style>
    <style:style style:name="P328" style:parent-style-name="PlainText" style:family="paragraph">
      <style:text-properties style:font-name="Courier New" style:font-name-complex="Courier New"/>
    </style:style>
    <style:style style:name="P329" style:parent-style-name="PlainText" style:family="paragraph">
      <style:text-properties style:font-name="Courier New" style:font-name-complex="Courier New"/>
    </style:style>
    <style:style style:name="P330" style:parent-style-name="PlainText" style:family="paragraph">
      <style:text-properties style:font-name="Courier New" style:font-name-complex="Courier New"/>
    </style:style>
    <style:style style:name="P331" style:parent-style-name="PlainText" style:family="paragraph">
      <style:text-properties style:font-name="Courier New" style:font-name-complex="Courier New"/>
    </style:style>
    <style:style style:name="P332" style:parent-style-name="PlainText" style:family="paragraph">
      <style:text-properties style:font-name="Courier New" style:font-name-complex="Courier New"/>
    </style:style>
    <style:style style:name="P333" style:parent-style-name="PlainText" style:family="paragraph">
      <style:text-properties style:font-name="Courier New" style:font-name-complex="Courier New"/>
    </style:style>
    <style:style style:name="P334" style:parent-style-name="PlainText" style:family="paragraph">
      <style:text-properties style:font-name="Courier New" style:font-name-complex="Courier New"/>
    </style:style>
    <style:style style:name="P335" style:parent-style-name="PlainText" style:family="paragraph">
      <style:text-properties style:font-name="Courier New" style:font-name-complex="Courier New"/>
    </style:style>
    <style:style style:name="P336" style:parent-style-name="PlainText" style:family="paragraph">
      <style:text-properties style:font-name="Courier New" style:font-name-complex="Courier New"/>
    </style:style>
    <style:style style:name="P337" style:parent-style-name="PlainText" style:family="paragraph">
      <style:text-properties style:font-name="Courier New" style:font-name-complex="Courier New"/>
    </style:style>
    <style:style style:name="P338" style:parent-style-name="PlainText" style:family="paragraph">
      <style:text-properties style:font-name="Courier New" style:font-name-complex="Courier New"/>
    </style:style>
    <style:style style:name="P339" style:parent-style-name="PlainText" style:family="paragraph">
      <style:text-properties style:font-name="Courier New" style:font-name-complex="Courier New"/>
    </style:style>
    <style:style style:name="P340" style:parent-style-name="PlainText" style:family="paragraph">
      <style:text-properties style:font-name="Courier New" style:font-name-complex="Courier New"/>
    </style:style>
    <style:style style:name="P341" style:parent-style-name="PlainText" style:family="paragraph">
      <style:text-properties style:font-name="Courier New" style:font-name-complex="Courier New"/>
    </style:style>
    <style:style style:name="P342" style:parent-style-name="PlainText" style:family="paragraph">
      <style:text-properties style:font-name="Courier New" style:font-name-complex="Courier New"/>
    </style:style>
    <style:style style:name="P343" style:parent-style-name="PlainText" style:family="paragraph">
      <style:text-properties style:font-name="Courier New" style:font-name-complex="Courier New"/>
    </style:style>
    <style:style style:name="P344" style:parent-style-name="PlainText" style:family="paragraph">
      <style:text-properties style:font-name="Courier New" style:font-name-complex="Courier New"/>
    </style:style>
    <style:style style:name="P345" style:parent-style-name="PlainText" style:family="paragraph">
      <style:text-properties style:font-name="Courier New" style:font-name-complex="Courier New"/>
    </style:style>
    <style:style style:name="P346" style:parent-style-name="PlainText" style:family="paragraph">
      <style:text-properties style:font-name="Courier New" style:font-name-complex="Courier New"/>
    </style:style>
    <style:style style:name="P347" style:parent-style-name="PlainText" style:family="paragraph">
      <style:text-properties style:font-name="Courier New" style:font-name-complex="Courier New"/>
    </style:style>
    <style:style style:name="P348" style:parent-style-name="PlainText" style:family="paragraph">
      <style:text-properties style:font-name="Courier New" style:font-name-complex="Courier New"/>
    </style:style>
    <style:style style:name="P349" style:parent-style-name="PlainText" style:family="paragraph">
      <style:text-properties style:font-name="Courier New" style:font-name-complex="Courier New"/>
    </style:style>
    <style:style style:name="P350" style:parent-style-name="PlainText" style:family="paragraph">
      <style:text-properties style:font-name="Courier New" style:font-name-complex="Courier New"/>
    </style:style>
    <style:style style:name="P351" style:parent-style-name="PlainText" style:family="paragraph">
      <style:text-properties style:font-name="Courier New" style:font-name-complex="Courier New"/>
    </style:style>
    <style:style style:name="P352" style:parent-style-name="PlainText" style:family="paragraph">
      <style:text-properties style:font-name="Courier New" style:font-name-complex="Courier New"/>
    </style:style>
    <style:style style:name="P353" style:parent-style-name="PlainText" style:family="paragraph">
      <style:text-properties style:font-name="Courier New" style:font-name-complex="Courier New"/>
    </style:style>
    <style:style style:name="P354" style:parent-style-name="PlainText" style:family="paragraph">
      <style:text-properties style:font-name="Courier New" style:font-name-complex="Courier New"/>
    </style:style>
    <style:style style:name="P355" style:parent-style-name="PlainText" style:family="paragraph">
      <style:text-properties style:font-name="Courier New" style:font-name-complex="Courier New"/>
    </style:style>
    <style:style style:name="P356" style:parent-style-name="PlainText" style:family="paragraph">
      <style:text-properties style:font-name="Courier New" style:font-name-complex="Courier New"/>
    </style:style>
    <style:style style:name="P357" style:parent-style-name="PlainText" style:family="paragraph">
      <style:text-properties style:font-name="Courier New" style:font-name-complex="Courier New"/>
    </style:style>
    <style:style style:name="P358" style:parent-style-name="PlainText" style:family="paragraph">
      <style:text-properties style:font-name="Courier New" style:font-name-complex="Courier New"/>
    </style:style>
    <style:style style:name="P359" style:parent-style-name="PlainText" style:family="paragraph">
      <style:text-properties style:font-name="Courier New" style:font-name-complex="Courier New"/>
    </style:style>
    <style:style style:name="P360" style:parent-style-name="PlainText" style:family="paragraph">
      <style:text-properties style:font-name="Courier New" style:font-name-complex="Courier New"/>
    </style:style>
    <style:style style:name="P361" style:parent-style-name="PlainText" style:family="paragraph">
      <style:text-properties style:font-name="Courier New" style:font-name-complex="Courier New"/>
    </style:style>
    <style:style style:name="P362" style:parent-style-name="PlainText" style:family="paragraph">
      <style:text-properties style:font-name="Courier New" style:font-name-complex="Courier New"/>
    </style:style>
    <style:style style:name="P363" style:parent-style-name="PlainText" style:family="paragraph">
      <style:text-properties style:font-name="Courier New" style:font-name-complex="Courier New"/>
    </style:style>
    <style:style style:name="P364" style:parent-style-name="PlainText" style:family="paragraph">
      <style:text-properties style:font-name="Courier New" style:font-name-complex="Courier New"/>
    </style:style>
    <style:style style:name="P365" style:parent-style-name="PlainText" style:family="paragraph">
      <style:text-properties style:font-name="Courier New" style:font-name-complex="Courier New"/>
    </style:style>
    <style:style style:name="P366" style:parent-style-name="PlainText" style:family="paragraph">
      <style:text-properties style:font-name="Courier New" style:font-name-complex="Courier New"/>
    </style:style>
    <style:style style:name="P367" style:parent-style-name="PlainText" style:family="paragraph">
      <style:text-properties style:font-name="Courier New" style:font-name-complex="Courier New"/>
    </style:style>
    <style:style style:name="P368" style:parent-style-name="PlainText" style:family="paragraph">
      <style:text-properties style:font-name="Courier New" style:font-name-complex="Courier New"/>
    </style:style>
    <style:style style:name="P369" style:parent-style-name="PlainText" style:family="paragraph">
      <style:text-properties style:font-name="Courier New" style:font-name-complex="Courier New"/>
    </style:style>
    <style:style style:name="P370" style:parent-style-name="PlainText" style:family="paragraph">
      <style:text-properties style:font-name="Courier New" style:font-name-complex="Courier New"/>
    </style:style>
    <style:style style:name="P371" style:parent-style-name="PlainText" style:family="paragraph">
      <style:text-properties style:font-name="Courier New" style:font-name-complex="Courier New"/>
    </style:style>
    <style:style style:name="P372" style:parent-style-name="PlainText" style:family="paragraph">
      <style:text-properties style:font-name="Courier New" style:font-name-complex="Courier New"/>
    </style:style>
    <style:style style:name="P373" style:parent-style-name="PlainText" style:family="paragraph">
      <style:text-properties style:font-name="Courier New" style:font-name-complex="Courier New"/>
    </style:style>
    <style:style style:name="P374" style:parent-style-name="PlainText" style:family="paragraph">
      <style:text-properties style:font-name="Courier New" style:font-name-complex="Courier New"/>
    </style:style>
    <style:style style:name="P375" style:parent-style-name="PlainText" style:family="paragraph">
      <style:text-properties style:font-name="Courier New" style:font-name-complex="Courier New"/>
    </style:style>
    <style:style style:name="P376" style:parent-style-name="PlainText" style:family="paragraph">
      <style:text-properties style:font-name="Courier New" style:font-name-complex="Courier New"/>
    </style:style>
    <style:style style:name="P377" style:parent-style-name="PlainText" style:family="paragraph">
      <style:text-properties style:font-name="Courier New" style:font-name-complex="Courier New"/>
    </style:style>
    <style:style style:name="P378" style:parent-style-name="PlainText" style:family="paragraph">
      <style:text-properties style:font-name="Courier New" style:font-name-complex="Courier New"/>
    </style:style>
    <style:style style:name="P379" style:parent-style-name="PlainText" style:family="paragraph">
      <style:text-properties style:font-name="Courier New" style:font-name-complex="Courier New"/>
    </style:style>
    <style:style style:name="P380" style:parent-style-name="PlainText" style:family="paragraph">
      <style:text-properties style:font-name="Courier New" style:font-name-complex="Courier New"/>
    </style:style>
    <style:style style:name="P381" style:parent-style-name="PlainText" style:family="paragraph">
      <style:text-properties style:font-name="Courier New" style:font-name-complex="Courier New"/>
    </style:style>
    <style:style style:name="P382" style:parent-style-name="PlainText" style:family="paragraph">
      <style:text-properties style:font-name="Courier New" style:font-name-complex="Courier New"/>
    </style:style>
    <style:style style:name="P383" style:parent-style-name="PlainText" style:family="paragraph">
      <style:text-properties style:font-name="Courier New" style:font-name-complex="Courier New"/>
    </style:style>
    <style:style style:name="P384" style:parent-style-name="PlainText" style:family="paragraph">
      <style:text-properties style:font-name="Courier New" style:font-name-complex="Courier New"/>
    </style:style>
    <style:style style:name="P385" style:parent-style-name="PlainText" style:family="paragraph">
      <style:text-properties style:font-name="Courier New" style:font-name-complex="Courier New"/>
    </style:style>
    <style:style style:name="P386" style:parent-style-name="PlainText" style:family="paragraph">
      <style:text-properties style:font-name="Courier New" style:font-name-complex="Courier New"/>
    </style:style>
    <style:style style:name="P387" style:parent-style-name="PlainText" style:family="paragraph">
      <style:text-properties style:font-name="Courier New" style:font-name-complex="Courier New"/>
    </style:style>
    <style:style style:name="P388" style:parent-style-name="PlainText" style:family="paragraph">
      <style:text-properties style:font-name="Courier New" style:font-name-complex="Courier New"/>
    </style:style>
    <style:style style:name="P389" style:parent-style-name="PlainText" style:family="paragraph">
      <style:text-properties style:font-name="Courier New" style:font-name-complex="Courier New"/>
    </style:style>
    <style:style style:name="P390" style:parent-style-name="PlainText" style:family="paragraph">
      <style:text-properties style:font-name="Courier New" style:font-name-complex="Courier New"/>
    </style:style>
    <style:style style:name="P391" style:parent-style-name="PlainText" style:family="paragraph">
      <style:text-properties style:font-name="Courier New" style:font-name-complex="Courier New"/>
    </style:style>
    <style:style style:name="P392" style:parent-style-name="PlainText" style:family="paragraph">
      <style:text-properties style:font-name="Courier New" style:font-name-complex="Courier New"/>
    </style:style>
    <style:style style:name="P393" style:parent-style-name="PlainText" style:family="paragraph">
      <style:text-properties style:font-name="Courier New" style:font-name-complex="Courier New"/>
    </style:style>
    <style:style style:name="P394" style:parent-style-name="PlainText" style:family="paragraph">
      <style:text-properties style:font-name="Courier New" style:font-name-complex="Courier New"/>
    </style:style>
    <style:style style:name="P395" style:parent-style-name="PlainText" style:family="paragraph">
      <style:text-properties style:font-name="Courier New" style:font-name-complex="Courier New"/>
    </style:style>
    <style:style style:name="P396" style:parent-style-name="PlainText" style:family="paragraph">
      <style:text-properties style:font-name="Courier New" style:font-name-complex="Courier New"/>
    </style:style>
    <style:style style:name="P397" style:parent-style-name="PlainText" style:family="paragraph">
      <style:text-properties style:font-name="Courier New" style:font-name-complex="Courier New"/>
    </style:style>
    <style:style style:name="P398" style:parent-style-name="PlainText" style:family="paragraph">
      <style:text-properties style:font-name="Courier New" style:font-name-complex="Courier New"/>
    </style:style>
    <style:style style:name="P399" style:parent-style-name="PlainText" style:family="paragraph">
      <style:text-properties style:font-name="Courier New" style:font-name-complex="Courier New"/>
    </style:style>
    <style:style style:name="P400" style:parent-style-name="PlainText" style:family="paragraph">
      <style:text-properties style:font-name="Courier New" style:font-name-complex="Courier New"/>
    </style:style>
    <style:style style:name="P401" style:parent-style-name="PlainText" style:family="paragraph">
      <style:text-properties style:font-name="Courier New" style:font-name-complex="Courier New"/>
    </style:style>
    <style:style style:name="P402" style:parent-style-name="PlainText" style:family="paragraph">
      <style:text-properties style:font-name="Courier New" style:font-name-complex="Courier New"/>
    </style:style>
    <style:style style:name="P403" style:parent-style-name="PlainText" style:family="paragraph">
      <style:text-properties style:font-name="Courier New" style:font-name-complex="Courier New"/>
    </style:style>
    <style:style style:name="P404" style:parent-style-name="PlainText" style:family="paragraph">
      <style:text-properties style:font-name="Courier New" style:font-name-complex="Courier New"/>
    </style:style>
    <style:style style:name="P405" style:parent-style-name="PlainText" style:family="paragraph">
      <style:text-properties style:font-name="Courier New" style:font-name-complex="Courier New"/>
    </style:style>
    <style:style style:name="P406" style:parent-style-name="PlainText" style:family="paragraph">
      <style:text-properties style:font-name="Courier New" style:font-name-complex="Courier New"/>
    </style:style>
    <style:style style:name="P407" style:parent-style-name="PlainText" style:family="paragraph">
      <style:text-properties style:font-name="Courier New" style:font-name-complex="Courier New"/>
    </style:style>
    <style:style style:name="P408" style:parent-style-name="PlainText" style:family="paragraph">
      <style:text-properties style:font-name="Courier New" style:font-name-complex="Courier New"/>
    </style:style>
    <style:style style:name="P409" style:parent-style-name="PlainText" style:family="paragraph">
      <style:text-properties style:font-name="Courier New" style:font-name-complex="Courier New"/>
    </style:style>
    <style:style style:name="P410" style:parent-style-name="PlainText" style:family="paragraph">
      <style:text-properties style:font-name="Courier New" style:font-name-complex="Courier New"/>
    </style:style>
    <style:style style:name="P411" style:parent-style-name="PlainText" style:family="paragraph">
      <style:text-properties style:font-name="Courier New" style:font-name-complex="Courier New"/>
    </style:style>
    <style:style style:name="P412" style:parent-style-name="PlainText" style:family="paragraph">
      <style:text-properties style:font-name="Courier New" style:font-name-complex="Courier New"/>
    </style:style>
    <style:style style:name="P413" style:parent-style-name="PlainText" style:family="paragraph">
      <style:text-properties style:font-name="Courier New" style:font-name-complex="Courier New"/>
    </style:style>
    <style:style style:name="P414" style:parent-style-name="PlainText" style:family="paragraph">
      <style:text-properties style:font-name="Courier New" style:font-name-complex="Courier New"/>
    </style:style>
    <style:style style:name="P415" style:parent-style-name="PlainText" style:family="paragraph">
      <style:text-properties style:font-name="Courier New" style:font-name-complex="Courier New"/>
    </style:style>
    <style:style style:name="P416" style:parent-style-name="PlainText" style:family="paragraph">
      <style:text-properties style:font-name="Courier New" style:font-name-complex="Courier New"/>
    </style:style>
    <style:style style:name="P417" style:parent-style-name="PlainText" style:family="paragraph">
      <style:text-properties style:font-name="Courier New" style:font-name-complex="Courier New"/>
    </style:style>
    <style:style style:name="P418" style:parent-style-name="PlainText" style:family="paragraph">
      <style:text-properties style:font-name="Courier New" style:font-name-complex="Courier New"/>
    </style:style>
    <style:style style:name="P419" style:parent-style-name="PlainText" style:family="paragraph">
      <style:text-properties style:font-name="Courier New" style:font-name-complex="Courier New"/>
    </style:style>
    <style:style style:name="P420" style:parent-style-name="PlainText" style:family="paragraph">
      <style:text-properties style:font-name="Courier New" style:font-name-complex="Courier New"/>
    </style:style>
    <style:style style:name="P421" style:parent-style-name="PlainText" style:family="paragraph">
      <style:text-properties style:font-name="Courier New" style:font-name-complex="Courier New"/>
    </style:style>
    <style:style style:name="P422" style:parent-style-name="PlainText" style:family="paragraph">
      <style:text-properties style:font-name="Courier New" style:font-name-complex="Courier New"/>
    </style:style>
    <style:style style:name="P423" style:parent-style-name="PlainText" style:family="paragraph">
      <style:text-properties style:font-name="Courier New" style:font-name-complex="Courier New"/>
    </style:style>
    <style:style style:name="P424" style:parent-style-name="PlainText" style:family="paragraph">
      <style:text-properties style:font-name="Courier New" style:font-name-complex="Courier New"/>
    </style:style>
    <style:style style:name="P425" style:parent-style-name="PlainText" style:family="paragraph">
      <style:text-properties style:font-name="Courier New" style:font-name-complex="Courier New"/>
    </style:style>
    <style:style style:name="P426" style:parent-style-name="PlainText" style:family="paragraph">
      <style:text-properties style:font-name="Courier New" style:font-name-complex="Courier New"/>
    </style:style>
    <style:style style:name="P427" style:parent-style-name="PlainText" style:family="paragraph">
      <style:text-properties style:font-name="Courier New" style:font-name-complex="Courier New"/>
    </style:style>
    <style:style style:name="P428" style:parent-style-name="PlainText" style:family="paragraph">
      <style:text-properties style:font-name="Courier New" style:font-name-complex="Courier New"/>
    </style:style>
    <style:style style:name="P429" style:parent-style-name="PlainText" style:family="paragraph">
      <style:text-properties style:font-name="Courier New" style:font-name-complex="Courier New"/>
    </style:style>
    <style:style style:name="P430" style:parent-style-name="PlainText" style:family="paragraph">
      <style:text-properties style:font-name="Courier New" style:font-name-complex="Courier New"/>
    </style:style>
    <style:style style:name="P431" style:parent-style-name="PlainText" style:family="paragraph">
      <style:text-properties style:font-name="Courier New" style:font-name-complex="Courier New"/>
    </style:style>
    <style:style style:name="P432" style:parent-style-name="PlainText" style:family="paragraph">
      <style:text-properties style:font-name="Courier New" style:font-name-complex="Courier New"/>
    </style:style>
    <style:style style:name="P433" style:parent-style-name="PlainText" style:family="paragraph">
      <style:text-properties style:font-name="Courier New" style:font-name-complex="Courier New"/>
    </style:style>
    <style:style style:name="P434" style:parent-style-name="PlainText" style:family="paragraph">
      <style:text-properties style:font-name="Courier New" style:font-name-complex="Courier New"/>
    </style:style>
    <style:style style:name="P435" style:parent-style-name="PlainText" style:family="paragraph">
      <style:text-properties style:font-name="Courier New" style:font-name-complex="Courier New"/>
    </style:style>
    <style:style style:name="P436" style:parent-style-name="PlainText" style:family="paragraph">
      <style:text-properties style:font-name="Courier New" style:font-name-complex="Courier New"/>
    </style:style>
    <style:style style:name="P437" style:parent-style-name="PlainText" style:family="paragraph">
      <style:text-properties style:font-name="Courier New" style:font-name-complex="Courier New"/>
    </style:style>
    <style:style style:name="P438" style:parent-style-name="PlainText" style:family="paragraph">
      <style:text-properties style:font-name="Courier New" style:font-name-complex="Courier New"/>
    </style:style>
    <style:style style:name="P439" style:parent-style-name="PlainText" style:family="paragraph">
      <style:text-properties style:font-name="Courier New" style:font-name-complex="Courier New"/>
    </style:style>
    <style:style style:name="P440" style:parent-style-name="PlainText" style:family="paragraph">
      <style:text-properties style:font-name="Courier New" style:font-name-complex="Courier New"/>
    </style:style>
    <style:style style:name="P441" style:parent-style-name="PlainText" style:family="paragraph">
      <style:text-properties style:font-name="Courier New" style:font-name-complex="Courier New"/>
    </style:style>
    <style:style style:name="P442" style:parent-style-name="PlainText" style:family="paragraph">
      <style:text-properties style:font-name="Courier New" style:font-name-complex="Courier New"/>
    </style:style>
    <style:style style:name="P443" style:parent-style-name="PlainText" style:family="paragraph">
      <style:text-properties style:font-name="Courier New" style:font-name-complex="Courier New"/>
    </style:style>
    <style:style style:name="P444" style:parent-style-name="PlainText" style:family="paragraph">
      <style:text-properties style:font-name="Courier New" style:font-name-complex="Courier New"/>
    </style:style>
    <style:style style:name="P445" style:parent-style-name="PlainText" style:family="paragraph">
      <style:text-properties style:font-name="Courier New" style:font-name-complex="Courier New"/>
    </style:style>
    <style:style style:name="P446" style:parent-style-name="PlainText" style:family="paragraph">
      <style:text-properties style:font-name="Courier New" style:font-name-complex="Courier New"/>
    </style:style>
    <style:style style:name="P447" style:parent-style-name="PlainText" style:family="paragraph">
      <style:text-properties style:font-name="Courier New" style:font-name-complex="Courier New"/>
    </style:style>
    <style:style style:name="P448" style:parent-style-name="PlainText" style:family="paragraph">
      <style:text-properties style:font-name="Courier New" style:font-name-complex="Courier New"/>
    </style:style>
    <style:style style:name="P449" style:parent-style-name="PlainText" style:family="paragraph">
      <style:text-properties style:font-name="Courier New" style:font-name-complex="Courier New"/>
    </style:style>
    <style:style style:name="P450" style:parent-style-name="PlainText" style:family="paragraph">
      <style:text-properties style:font-name="Courier New" style:font-name-complex="Courier New"/>
    </style:style>
    <style:style style:name="P451" style:parent-style-name="PlainText" style:family="paragraph">
      <style:text-properties style:font-name="Courier New" style:font-name-complex="Courier New"/>
    </style:style>
    <style:style style:name="P452" style:parent-style-name="PlainText" style:family="paragraph">
      <style:text-properties style:font-name="Courier New" style:font-name-complex="Courier New"/>
    </style:style>
    <style:style style:name="P453" style:parent-style-name="PlainText" style:family="paragraph">
      <style:text-properties style:font-name="Courier New" style:font-name-complex="Courier New"/>
    </style:style>
    <style:style style:name="P454" style:parent-style-name="PlainText" style:family="paragraph">
      <style:text-properties style:font-name="Courier New" style:font-name-complex="Courier New"/>
    </style:style>
    <style:style style:name="P455" style:parent-style-name="PlainText" style:family="paragraph">
      <style:text-properties style:font-name="Courier New" style:font-name-complex="Courier New"/>
    </style:style>
    <style:style style:name="P456" style:parent-style-name="PlainText" style:family="paragraph">
      <style:text-properties style:font-name="Courier New" style:font-name-complex="Courier New"/>
    </style:style>
    <style:style style:name="P457" style:parent-style-name="PlainText" style:family="paragraph">
      <style:text-properties style:font-name="Courier New" style:font-name-complex="Courier New"/>
    </style:style>
    <style:style style:name="P458" style:parent-style-name="PlainText" style:family="paragraph">
      <style:text-properties style:font-name="Courier New" style:font-name-complex="Courier New"/>
    </style:style>
    <style:style style:name="P459" style:parent-style-name="PlainText" style:family="paragraph">
      <style:text-properties style:font-name="Courier New" style:font-name-complex="Courier New"/>
    </style:style>
    <style:style style:name="P460" style:parent-style-name="PlainText" style:family="paragraph">
      <style:text-properties style:font-name="Courier New" style:font-name-complex="Courier New"/>
    </style:style>
    <style:style style:name="P461" style:parent-style-name="PlainText" style:family="paragraph">
      <style:text-properties style:font-name="Courier New" style:font-name-complex="Courier New"/>
    </style:style>
    <style:style style:name="P462" style:parent-style-name="PlainText" style:family="paragraph">
      <style:text-properties style:font-name="Courier New" style:font-name-complex="Courier New"/>
    </style:style>
    <style:style style:name="P463" style:parent-style-name="PlainText" style:family="paragraph">
      <style:text-properties style:font-name="Courier New" style:font-name-complex="Courier New"/>
    </style:style>
    <style:style style:name="P464" style:parent-style-name="PlainText" style:family="paragraph">
      <style:text-properties style:font-name="Courier New" style:font-name-complex="Courier New"/>
    </style:style>
    <style:style style:name="P465" style:parent-style-name="PlainText" style:family="paragraph">
      <style:text-properties style:font-name="Courier New" style:font-name-complex="Courier New"/>
    </style:style>
    <style:style style:name="P466" style:parent-style-name="PlainText" style:family="paragraph">
      <style:text-properties style:font-name="Courier New" style:font-name-complex="Courier New"/>
    </style:style>
    <style:style style:name="P467" style:parent-style-name="PlainText" style:family="paragraph">
      <style:text-properties style:font-name="Courier New" style:font-name-complex="Courier New"/>
    </style:style>
    <style:style style:name="P468" style:parent-style-name="PlainText" style:family="paragraph">
      <style:text-properties style:font-name="Courier New" style:font-name-complex="Courier New"/>
    </style:style>
    <style:style style:name="P469" style:parent-style-name="PlainText" style:family="paragraph">
      <style:text-properties style:font-name="Courier New" style:font-name-complex="Courier New"/>
    </style:style>
    <style:style style:name="P470" style:parent-style-name="PlainText" style:family="paragraph">
      <style:text-properties style:font-name="Courier New" style:font-name-complex="Courier New"/>
    </style:style>
    <style:style style:name="P471" style:parent-style-name="PlainText" style:family="paragraph">
      <style:text-properties style:font-name="Courier New" style:font-name-complex="Courier New"/>
    </style:style>
    <style:style style:name="P472" style:parent-style-name="PlainText" style:family="paragraph">
      <style:text-properties style:font-name="Courier New" style:font-name-complex="Courier New"/>
    </style:style>
    <style:style style:name="P473" style:parent-style-name="PlainText" style:family="paragraph">
      <style:text-properties style:font-name="Courier New" style:font-name-complex="Courier New"/>
    </style:style>
    <style:style style:name="P474" style:parent-style-name="PlainText" style:family="paragraph">
      <style:text-properties style:font-name="Courier New" style:font-name-complex="Courier New"/>
    </style:style>
    <style:style style:name="P475" style:parent-style-name="PlainText" style:family="paragraph">
      <style:text-properties style:font-name="Courier New" style:font-name-complex="Courier New"/>
    </style:style>
    <style:style style:name="P476" style:parent-style-name="PlainText" style:family="paragraph">
      <style:text-properties style:font-name="Courier New" style:font-name-complex="Courier New"/>
    </style:style>
    <style:style style:name="P477" style:parent-style-name="PlainText" style:family="paragraph">
      <style:text-properties style:font-name="Courier New" style:font-name-complex="Courier New"/>
    </style:style>
    <style:style style:name="P478" style:parent-style-name="PlainText" style:family="paragraph">
      <style:text-properties style:font-name="Courier New" style:font-name-complex="Courier New"/>
    </style:style>
    <style:style style:name="P479" style:parent-style-name="PlainText" style:family="paragraph">
      <style:text-properties style:font-name="Courier New" style:font-name-complex="Courier New"/>
    </style:style>
    <style:style style:name="P480" style:parent-style-name="PlainText" style:family="paragraph">
      <style:text-properties style:font-name="Courier New" style:font-name-complex="Courier New"/>
    </style:style>
    <style:style style:name="P481" style:parent-style-name="PlainText" style:family="paragraph">
      <style:text-properties style:font-name="Courier New" style:font-name-complex="Courier New"/>
    </style:style>
    <style:style style:name="P482" style:parent-style-name="PlainText" style:family="paragraph">
      <style:text-properties style:font-name="Courier New" style:font-name-complex="Courier New"/>
    </style:style>
    <style:style style:name="P483" style:parent-style-name="PlainText" style:family="paragraph">
      <style:text-properties style:font-name="Courier New" style:font-name-complex="Courier New"/>
    </style:style>
    <style:style style:name="P484" style:parent-style-name="PlainText" style:family="paragraph">
      <style:text-properties style:font-name="Courier New" style:font-name-complex="Courier New"/>
    </style:style>
    <style:style style:name="P485" style:parent-style-name="PlainText" style:family="paragraph">
      <style:text-properties style:font-name="Courier New" style:font-name-complex="Courier New"/>
    </style:style>
    <style:style style:name="P486" style:parent-style-name="PlainText" style:family="paragraph">
      <style:text-properties style:font-name="Courier New" style:font-name-complex="Courier New"/>
    </style:style>
    <style:style style:name="P487" style:parent-style-name="PlainText" style:family="paragraph">
      <style:text-properties style:font-name="Courier New" style:font-name-complex="Courier New"/>
    </style:style>
    <style:style style:name="P488" style:parent-style-name="PlainText" style:family="paragraph">
      <style:text-properties style:font-name="Courier New" style:font-name-complex="Courier New"/>
    </style:style>
    <style:style style:name="P489" style:parent-style-name="PlainText" style:family="paragraph">
      <style:text-properties style:font-name="Courier New" style:font-name-complex="Courier New"/>
    </style:style>
    <style:style style:name="P490" style:parent-style-name="PlainText" style:family="paragraph">
      <style:text-properties style:font-name="Courier New" style:font-name-complex="Courier New"/>
    </style:style>
    <style:style style:name="P491" style:parent-style-name="PlainText" style:family="paragraph">
      <style:text-properties style:font-name="Courier New" style:font-name-complex="Courier New"/>
    </style:style>
    <style:style style:name="P492" style:parent-style-name="PlainText" style:family="paragraph">
      <style:text-properties style:font-name="Courier New" style:font-name-complex="Courier New"/>
    </style:style>
    <style:style style:name="P493" style:parent-style-name="PlainText" style:family="paragraph">
      <style:text-properties style:font-name="Courier New" style:font-name-complex="Courier New"/>
    </style:style>
    <style:style style:name="P494" style:parent-style-name="PlainText" style:family="paragraph">
      <style:text-properties style:font-name="Courier New" style:font-name-complex="Courier New"/>
    </style:style>
    <style:style style:name="P495" style:parent-style-name="PlainText" style:family="paragraph">
      <style:text-properties style:font-name="Courier New" style:font-name-complex="Courier New"/>
    </style:style>
    <style:style style:name="P496" style:parent-style-name="PlainText" style:family="paragraph">
      <style:text-properties style:font-name="Courier New" style:font-name-complex="Courier New"/>
    </style:style>
    <style:style style:name="P497" style:parent-style-name="PlainText" style:family="paragraph">
      <style:text-properties style:font-name="Courier New" style:font-name-complex="Courier New"/>
    </style:style>
    <style:style style:name="P498" style:parent-style-name="PlainText" style:family="paragraph">
      <style:text-properties style:font-name="Courier New" style:font-name-complex="Courier New"/>
    </style:style>
    <style:style style:name="P499" style:parent-style-name="PlainText" style:family="paragraph">
      <style:text-properties style:font-name="Courier New" style:font-name-complex="Courier New"/>
    </style:style>
    <style:style style:name="P500" style:parent-style-name="PlainText" style:family="paragraph">
      <style:text-properties style:font-name="Courier New" style:font-name-complex="Courier New"/>
    </style:style>
    <style:style style:name="P501" style:parent-style-name="PlainText" style:family="paragraph">
      <style:text-properties style:font-name="Courier New" style:font-name-complex="Courier New"/>
    </style:style>
    <style:style style:name="P502" style:parent-style-name="PlainText" style:family="paragraph">
      <style:text-properties style:font-name="Courier New" style:font-name-complex="Courier New"/>
    </style:style>
    <style:style style:name="P503" style:parent-style-name="PlainText" style:family="paragraph">
      <style:text-properties style:font-name="Courier New" style:font-name-complex="Courier New"/>
    </style:style>
    <style:style style:name="P504" style:parent-style-name="PlainText" style:family="paragraph">
      <style:text-properties style:font-name="Courier New" style:font-name-complex="Courier New"/>
    </style:style>
    <style:style style:name="P505" style:parent-style-name="PlainText" style:family="paragraph">
      <style:text-properties style:font-name="Courier New" style:font-name-complex="Courier New"/>
    </style:style>
    <style:style style:name="P506" style:parent-style-name="PlainText" style:family="paragraph">
      <style:text-properties style:font-name="Courier New" style:font-name-complex="Courier New"/>
    </style:style>
    <style:style style:name="P507" style:parent-style-name="PlainText" style:family="paragraph">
      <style:text-properties style:font-name="Courier New" style:font-name-complex="Courier New"/>
    </style:style>
    <style:style style:name="P508" style:parent-style-name="PlainText" style:family="paragraph">
      <style:text-properties style:font-name="Courier New" style:font-name-complex="Courier New"/>
    </style:style>
    <style:style style:name="P509" style:parent-style-name="PlainText" style:family="paragraph">
      <style:text-properties style:font-name="Courier New" style:font-name-complex="Courier New"/>
    </style:style>
    <style:style style:name="P510" style:parent-style-name="PlainText" style:family="paragraph">
      <style:text-properties style:font-name="Courier New" style:font-name-complex="Courier New"/>
    </style:style>
    <style:style style:name="P511" style:parent-style-name="PlainText" style:family="paragraph">
      <style:text-properties style:font-name="Courier New" style:font-name-complex="Courier New"/>
    </style:style>
    <style:style style:name="P512" style:parent-style-name="PlainText" style:family="paragraph">
      <style:text-properties style:font-name="Courier New" style:font-name-complex="Courier New"/>
    </style:style>
    <style:style style:name="P513" style:parent-style-name="PlainText" style:family="paragraph">
      <style:text-properties style:font-name="Courier New" style:font-name-complex="Courier New"/>
    </style:style>
    <style:style style:name="P514" style:parent-style-name="PlainText" style:family="paragraph">
      <style:text-properties style:font-name="Courier New" style:font-name-complex="Courier New"/>
    </style:style>
    <style:style style:name="P515" style:parent-style-name="PlainText" style:family="paragraph">
      <style:text-properties style:font-name="Courier New" style:font-name-complex="Courier New"/>
    </style:style>
    <style:style style:name="P516" style:parent-style-name="PlainText" style:family="paragraph">
      <style:text-properties style:font-name="Courier New" style:font-name-complex="Courier New"/>
    </style:style>
    <style:style style:name="P517" style:parent-style-name="PlainText" style:family="paragraph">
      <style:text-properties style:font-name="Courier New" style:font-name-complex="Courier New"/>
    </style:style>
    <style:style style:name="P518" style:parent-style-name="PlainText" style:family="paragraph">
      <style:text-properties style:font-name="Courier New" style:font-name-complex="Courier New"/>
    </style:style>
    <style:style style:name="P519" style:parent-style-name="PlainText" style:family="paragraph">
      <style:text-properties style:font-name="Courier New" style:font-name-complex="Courier New"/>
    </style:style>
    <style:style style:name="P520" style:parent-style-name="PlainText" style:family="paragraph">
      <style:text-properties style:font-name="Courier New" style:font-name-complex="Courier New"/>
    </style:style>
    <style:style style:name="P521" style:parent-style-name="PlainText" style:family="paragraph">
      <style:text-properties style:font-name="Courier New" style:font-name-complex="Courier New"/>
    </style:style>
    <style:style style:name="P522" style:parent-style-name="PlainText" style:family="paragraph">
      <style:text-properties style:font-name="Courier New" style:font-name-complex="Courier New"/>
    </style:style>
    <style:style style:name="P523" style:parent-style-name="PlainText" style:family="paragraph">
      <style:text-properties style:font-name="Courier New" style:font-name-complex="Courier New"/>
    </style:style>
    <style:style style:name="P524" style:parent-style-name="PlainText" style:family="paragraph">
      <style:text-properties style:font-name="Courier New" style:font-name-complex="Courier New"/>
    </style:style>
    <style:style style:name="P525" style:parent-style-name="PlainText" style:family="paragraph">
      <style:text-properties style:font-name="Courier New" style:font-name-complex="Courier New"/>
    </style:style>
    <style:style style:name="P526" style:parent-style-name="PlainText" style:family="paragraph">
      <style:text-properties style:font-name="Courier New" style:font-name-complex="Courier New"/>
    </style:style>
    <style:style style:name="P527" style:parent-style-name="PlainText" style:family="paragraph">
      <style:text-properties style:font-name="Courier New" style:font-name-complex="Courier New"/>
    </style:style>
    <style:style style:name="P528" style:parent-style-name="PlainText" style:family="paragraph">
      <style:text-properties style:font-name="Courier New" style:font-name-complex="Courier New"/>
    </style:style>
    <style:style style:name="P529" style:parent-style-name="PlainText" style:family="paragraph">
      <style:text-properties style:font-name="Courier New" style:font-name-complex="Courier New"/>
    </style:style>
    <style:style style:name="P530" style:parent-style-name="PlainText" style:family="paragraph">
      <style:text-properties style:font-name="Courier New" style:font-name-complex="Courier New"/>
    </style:style>
    <style:style style:name="P531" style:parent-style-name="PlainText" style:family="paragraph">
      <style:text-properties style:font-name="Courier New" style:font-name-complex="Courier New"/>
    </style:style>
    <style:style style:name="P532" style:parent-style-name="PlainText" style:family="paragraph">
      <style:text-properties style:font-name="Courier New" style:font-name-complex="Courier New"/>
    </style:style>
    <style:style style:name="P533" style:parent-style-name="PlainText" style:family="paragraph">
      <style:text-properties style:font-name="Courier New" style:font-name-complex="Courier New"/>
    </style:style>
    <style:style style:name="P534" style:parent-style-name="PlainText" style:family="paragraph">
      <style:text-properties style:font-name="Courier New" style:font-name-complex="Courier New"/>
    </style:style>
    <style:style style:name="P535" style:parent-style-name="PlainText" style:family="paragraph">
      <style:text-properties style:font-name="Courier New" style:font-name-complex="Courier New"/>
    </style:style>
    <style:style style:name="P536" style:parent-style-name="PlainText" style:family="paragraph">
      <style:text-properties style:font-name="Courier New" style:font-name-complex="Courier New"/>
    </style:style>
    <style:style style:name="P537" style:parent-style-name="PlainText" style:family="paragraph">
      <style:text-properties style:font-name="Courier New" style:font-name-complex="Courier New"/>
    </style:style>
    <style:style style:name="P538" style:parent-style-name="PlainText" style:family="paragraph">
      <style:text-properties style:font-name="Courier New" style:font-name-complex="Courier New"/>
    </style:style>
    <style:style style:name="P539" style:parent-style-name="PlainText" style:family="paragraph">
      <style:text-properties style:font-name="Courier New" style:font-name-complex="Courier New"/>
    </style:style>
    <style:style style:name="P540" style:parent-style-name="PlainText" style:family="paragraph">
      <style:text-properties style:font-name="Courier New" style:font-name-complex="Courier New"/>
    </style:style>
    <style:style style:name="P541" style:parent-style-name="PlainText" style:family="paragraph">
      <style:text-properties style:font-name="Courier New" style:font-name-complex="Courier New"/>
    </style:style>
    <style:style style:name="P542" style:parent-style-name="PlainText" style:family="paragraph">
      <style:text-properties style:font-name="Courier New" style:font-name-complex="Courier New"/>
    </style:style>
    <style:style style:name="P543" style:parent-style-name="PlainText" style:family="paragraph">
      <style:text-properties style:font-name="Courier New" style:font-name-complex="Courier New"/>
    </style:style>
    <style:style style:name="P544" style:parent-style-name="PlainText" style:family="paragraph">
      <style:text-properties style:font-name="Courier New" style:font-name-complex="Courier New"/>
    </style:style>
    <style:style style:name="P545" style:parent-style-name="PlainText" style:family="paragraph">
      <style:text-properties style:font-name="Courier New" style:font-name-complex="Courier New"/>
    </style:style>
    <style:style style:name="P546" style:parent-style-name="PlainText" style:family="paragraph">
      <style:text-properties style:font-name="Courier New" style:font-name-complex="Courier New"/>
    </style:style>
    <style:style style:name="P547" style:parent-style-name="PlainText" style:family="paragraph">
      <style:text-properties style:font-name="Courier New" style:font-name-complex="Courier New"/>
    </style:style>
    <style:style style:name="P548" style:parent-style-name="PlainText" style:family="paragraph">
      <style:text-properties style:font-name="Courier New" style:font-name-complex="Courier New"/>
    </style:style>
    <style:style style:name="P549" style:parent-style-name="PlainText" style:family="paragraph">
      <style:text-properties style:font-name="Courier New" style:font-name-complex="Courier New"/>
    </style:style>
    <style:style style:name="P550" style:parent-style-name="PlainText" style:family="paragraph">
      <style:text-properties style:font-name="Courier New" style:font-name-complex="Courier New"/>
    </style:style>
    <style:style style:name="P551" style:parent-style-name="PlainText" style:family="paragraph">
      <style:text-properties style:font-name="Courier New" style:font-name-complex="Courier New"/>
    </style:style>
    <style:style style:name="P552" style:parent-style-name="PlainText" style:family="paragraph">
      <style:text-properties style:font-name="Courier New" style:font-name-complex="Courier New"/>
    </style:style>
    <style:style style:name="P553" style:parent-style-name="PlainText" style:family="paragraph">
      <style:text-properties style:font-name="Courier New" style:font-name-complex="Courier New"/>
    </style:style>
    <style:style style:name="P554" style:parent-style-name="PlainText" style:family="paragraph">
      <style:text-properties style:font-name="Courier New" style:font-name-complex="Courier New"/>
    </style:style>
    <style:style style:name="P555" style:parent-style-name="PlainText" style:family="paragraph">
      <style:text-properties style:font-name="Courier New" style:font-name-complex="Courier New"/>
    </style:style>
    <style:style style:name="P556" style:parent-style-name="PlainText" style:family="paragraph">
      <style:text-properties style:font-name="Courier New" style:font-name-complex="Courier New"/>
    </style:style>
    <style:style style:name="P557" style:parent-style-name="PlainText" style:family="paragraph">
      <style:text-properties style:font-name="Courier New" style:font-name-complex="Courier New"/>
    </style:style>
    <style:style style:name="P558" style:parent-style-name="PlainText" style:family="paragraph">
      <style:text-properties style:font-name="Courier New" style:font-name-complex="Courier New"/>
    </style:style>
    <style:style style:name="P559" style:parent-style-name="PlainText" style:family="paragraph">
      <style:text-properties style:font-name="Courier New" style:font-name-complex="Courier New"/>
    </style:style>
    <style:style style:name="P560" style:parent-style-name="PlainText" style:family="paragraph">
      <style:text-properties style:font-name="Courier New" style:font-name-complex="Courier New"/>
    </style:style>
    <style:style style:name="P561" style:parent-style-name="PlainText" style:family="paragraph">
      <style:text-properties style:font-name="Courier New" style:font-name-complex="Courier New"/>
    </style:style>
    <style:style style:name="P562" style:parent-style-name="PlainText" style:family="paragraph">
      <style:text-properties style:font-name="Courier New" style:font-name-complex="Courier New"/>
    </style:style>
    <style:style style:name="P563" style:parent-style-name="PlainText" style:family="paragraph">
      <style:text-properties style:font-name="Courier New" style:font-name-complex="Courier New"/>
    </style:style>
    <style:style style:name="P564" style:parent-style-name="PlainText" style:family="paragraph">
      <style:text-properties style:font-name="Courier New" style:font-name-complex="Courier New"/>
    </style:style>
    <style:style style:name="P565" style:parent-style-name="PlainText" style:family="paragraph">
      <style:text-properties style:font-name="Courier New" style:font-name-complex="Courier New"/>
    </style:style>
    <style:style style:name="P566" style:parent-style-name="PlainText" style:family="paragraph">
      <style:text-properties style:font-name="Courier New" style:font-name-complex="Courier New"/>
    </style:style>
    <style:style style:name="P567" style:parent-style-name="PlainText" style:family="paragraph">
      <style:text-properties style:font-name="Courier New" style:font-name-complex="Courier New"/>
    </style:style>
    <style:style style:name="P568" style:parent-style-name="PlainText" style:family="paragraph">
      <style:text-properties style:font-name="Courier New" style:font-name-complex="Courier New"/>
    </style:style>
    <style:style style:name="P569" style:parent-style-name="PlainText" style:family="paragraph">
      <style:text-properties style:font-name="Courier New" style:font-name-complex="Courier New"/>
    </style:style>
    <style:style style:name="P570" style:parent-style-name="PlainText" style:family="paragraph">
      <style:text-properties style:font-name="Courier New" style:font-name-complex="Courier New"/>
    </style:style>
    <style:style style:name="P571" style:parent-style-name="PlainText" style:family="paragraph">
      <style:text-properties style:font-name="Courier New" style:font-name-complex="Courier New"/>
    </style:style>
    <style:style style:name="P572" style:parent-style-name="PlainText" style:family="paragraph">
      <style:text-properties style:font-name="Courier New" style:font-name-complex="Courier New"/>
    </style:style>
    <style:style style:name="P573" style:parent-style-name="PlainText" style:family="paragraph">
      <style:text-properties style:font-name="Courier New" style:font-name-complex="Courier New"/>
    </style:style>
    <style:style style:name="P574" style:parent-style-name="PlainText" style:family="paragraph">
      <style:text-properties style:font-name="Courier New" style:font-name-complex="Courier New"/>
    </style:style>
    <style:style style:name="P575" style:parent-style-name="PlainText" style:family="paragraph">
      <style:text-properties style:font-name="Courier New" style:font-name-complex="Courier New"/>
    </style:style>
    <style:style style:name="P576" style:parent-style-name="PlainText" style:family="paragraph">
      <style:text-properties style:font-name="Courier New" style:font-name-complex="Courier New"/>
    </style:style>
    <style:style style:name="P577" style:parent-style-name="PlainText" style:family="paragraph">
      <style:text-properties style:font-name="Courier New" style:font-name-complex="Courier New"/>
    </style:style>
    <style:style style:name="P578" style:parent-style-name="PlainText" style:family="paragraph">
      <style:text-properties style:font-name="Courier New" style:font-name-complex="Courier New"/>
    </style:style>
    <style:style style:name="P579" style:parent-style-name="PlainText" style:family="paragraph">
      <style:text-properties style:font-name="Courier New" style:font-name-complex="Courier New"/>
    </style:style>
    <style:style style:name="P580" style:parent-style-name="PlainText" style:family="paragraph">
      <style:text-properties style:font-name="Courier New" style:font-name-complex="Courier New"/>
    </style:style>
    <style:style style:name="P581" style:parent-style-name="PlainText" style:family="paragraph">
      <style:text-properties style:font-name="Courier New" style:font-name-complex="Courier New"/>
    </style:style>
    <style:style style:name="P582" style:parent-style-name="PlainText" style:family="paragraph">
      <style:text-properties style:font-name="Courier New" style:font-name-complex="Courier New"/>
    </style:style>
    <style:style style:name="P583" style:parent-style-name="PlainText" style:family="paragraph">
      <style:text-properties style:font-name="Courier New" style:font-name-complex="Courier New"/>
    </style:style>
    <style:style style:name="P584" style:parent-style-name="PlainText" style:family="paragraph">
      <style:text-properties style:font-name="Courier New" style:font-name-complex="Courier New"/>
    </style:style>
    <style:style style:name="P585" style:parent-style-name="PlainText" style:family="paragraph">
      <style:text-properties style:font-name="Courier New" style:font-name-complex="Courier New"/>
    </style:style>
    <style:style style:name="P586" style:parent-style-name="PlainText" style:family="paragraph">
      <style:text-properties style:font-name="Courier New" style:font-name-complex="Courier New"/>
    </style:style>
    <style:style style:name="P587" style:parent-style-name="PlainText" style:family="paragraph">
      <style:text-properties style:font-name="Courier New" style:font-name-complex="Courier New"/>
    </style:style>
    <style:style style:name="P588" style:parent-style-name="PlainText" style:family="paragraph">
      <style:text-properties style:font-name="Courier New" style:font-name-complex="Courier New"/>
    </style:style>
    <style:style style:name="P589" style:parent-style-name="PlainText" style:family="paragraph">
      <style:text-properties style:font-name="Courier New" style:font-name-complex="Courier New"/>
    </style:style>
    <style:style style:name="P590" style:parent-style-name="PlainText" style:family="paragraph">
      <style:text-properties style:font-name="Courier New" style:font-name-complex="Courier New"/>
    </style:style>
    <style:style style:name="P591" style:parent-style-name="PlainText" style:family="paragraph">
      <style:text-properties style:font-name="Courier New" style:font-name-complex="Courier New"/>
    </style:style>
    <style:style style:name="P592" style:parent-style-name="PlainText" style:family="paragraph">
      <style:text-properties style:font-name="Courier New" style:font-name-complex="Courier New"/>
    </style:style>
    <style:style style:name="P593" style:parent-style-name="PlainText" style:family="paragraph">
      <style:text-properties style:font-name="Courier New" style:font-name-complex="Courier New"/>
    </style:style>
    <style:style style:name="P594" style:parent-style-name="PlainText" style:family="paragraph">
      <style:text-properties style:font-name="Courier New" style:font-name-complex="Courier New"/>
    </style:style>
    <style:style style:name="P595" style:parent-style-name="PlainText" style:family="paragraph">
      <style:text-properties style:font-name="Courier New" style:font-name-complex="Courier New"/>
    </style:style>
    <style:style style:name="P596" style:parent-style-name="PlainText" style:family="paragraph">
      <style:text-properties style:font-name="Courier New" style:font-name-complex="Courier New"/>
    </style:style>
    <style:style style:name="P597" style:parent-style-name="PlainText" style:family="paragraph">
      <style:text-properties style:font-name="Courier New" style:font-name-complex="Courier New"/>
    </style:style>
    <style:style style:name="P598" style:parent-style-name="PlainText" style:family="paragraph">
      <style:text-properties style:font-name="Courier New" style:font-name-complex="Courier New"/>
    </style:style>
    <style:style style:name="P599" style:parent-style-name="PlainText" style:family="paragraph">
      <style:text-properties style:font-name="Courier New" style:font-name-complex="Courier New"/>
    </style:style>
    <style:style style:name="P600" style:parent-style-name="PlainText" style:family="paragraph">
      <style:text-properties style:font-name="Courier New" style:font-name-complex="Courier New"/>
    </style:style>
    <style:style style:name="P601" style:parent-style-name="PlainText" style:family="paragraph">
      <style:text-properties style:font-name="Courier New" style:font-name-complex="Courier New"/>
    </style:style>
    <style:style style:name="P602" style:parent-style-name="PlainText" style:family="paragraph">
      <style:text-properties style:font-name="Courier New" style:font-name-complex="Courier New"/>
    </style:style>
    <style:style style:name="P603" style:parent-style-name="PlainText" style:family="paragraph">
      <style:text-properties style:font-name="Courier New" style:font-name-complex="Courier New"/>
    </style:style>
    <style:style style:name="P604" style:parent-style-name="PlainText" style:family="paragraph">
      <style:text-properties style:font-name="Courier New" style:font-name-complex="Courier New"/>
    </style:style>
    <style:style style:name="P605" style:parent-style-name="PlainText" style:family="paragraph">
      <style:text-properties style:font-name="Courier New" style:font-name-complex="Courier New"/>
    </style:style>
    <style:style style:name="P606" style:parent-style-name="PlainText" style:family="paragraph">
      <style:text-properties style:font-name="Courier New" style:font-name-complex="Courier New"/>
    </style:style>
    <style:style style:name="P607" style:parent-style-name="PlainText" style:family="paragraph">
      <style:text-properties style:font-name="Courier New" style:font-name-complex="Courier New"/>
    </style:style>
    <style:style style:name="P608" style:parent-style-name="PlainText" style:family="paragraph">
      <style:text-properties style:font-name="Courier New" style:font-name-complex="Courier New"/>
    </style:style>
    <style:style style:name="P609" style:parent-style-name="PlainText" style:family="paragraph">
      <style:text-properties style:font-name="Courier New" style:font-name-complex="Courier New"/>
    </style:style>
    <style:style style:name="P610" style:parent-style-name="PlainText" style:family="paragraph">
      <style:text-properties style:font-name="Courier New" style:font-name-complex="Courier New"/>
    </style:style>
    <style:style style:name="P611" style:parent-style-name="PlainText" style:family="paragraph">
      <style:text-properties style:font-name="Courier New" style:font-name-complex="Courier New"/>
    </style:style>
    <style:style style:name="P612" style:parent-style-name="PlainText" style:family="paragraph">
      <style:text-properties style:font-name="Courier New" style:font-name-complex="Courier New"/>
    </style:style>
    <style:style style:name="P613" style:parent-style-name="PlainText" style:family="paragraph">
      <style:text-properties style:font-name="Courier New" style:font-name-complex="Courier New"/>
    </style:style>
    <style:style style:name="P614" style:parent-style-name="PlainText" style:family="paragraph">
      <style:text-properties style:font-name="Courier New" style:font-name-complex="Courier New"/>
    </style:style>
    <style:style style:name="P615" style:parent-style-name="PlainText" style:family="paragraph">
      <style:text-properties style:font-name="Courier New" style:font-name-complex="Courier New"/>
    </style:style>
    <style:style style:name="P616" style:parent-style-name="PlainText" style:family="paragraph">
      <style:text-properties style:font-name="Courier New" style:font-name-complex="Courier New"/>
    </style:style>
    <style:style style:name="P617" style:parent-style-name="PlainText" style:family="paragraph">
      <style:text-properties style:font-name="Courier New" style:font-name-complex="Courier New"/>
    </style:style>
    <style:style style:name="P618" style:parent-style-name="PlainText" style:family="paragraph">
      <style:text-properties style:font-name="Courier New" style:font-name-complex="Courier New"/>
    </style:style>
    <style:style style:name="P619" style:parent-style-name="PlainText" style:family="paragraph">
      <style:text-properties style:font-name="Courier New" style:font-name-complex="Courier New"/>
    </style:style>
    <style:style style:name="P620" style:parent-style-name="PlainText" style:family="paragraph">
      <style:text-properties style:font-name="Courier New" style:font-name-complex="Courier New"/>
    </style:style>
    <style:style style:name="P621" style:parent-style-name="PlainText" style:family="paragraph">
      <style:text-properties style:font-name="Courier New" style:font-name-complex="Courier New"/>
    </style:style>
    <style:style style:name="P622" style:parent-style-name="PlainText" style:family="paragraph">
      <style:text-properties style:font-name="Courier New" style:font-name-complex="Courier New"/>
    </style:style>
    <style:style style:name="P623" style:parent-style-name="PlainText" style:family="paragraph">
      <style:text-properties style:font-name="Courier New" style:font-name-complex="Courier New"/>
    </style:style>
    <style:style style:name="P624" style:parent-style-name="PlainText" style:family="paragraph">
      <style:text-properties style:font-name="Courier New" style:font-name-complex="Courier New"/>
    </style:style>
    <style:style style:name="P625" style:parent-style-name="PlainText" style:family="paragraph">
      <style:text-properties style:font-name="Courier New" style:font-name-complex="Courier New"/>
    </style:style>
    <style:style style:name="P626" style:parent-style-name="PlainText" style:family="paragraph">
      <style:text-properties style:font-name="Courier New" style:font-name-complex="Courier New"/>
    </style:style>
    <style:style style:name="P627" style:parent-style-name="PlainText" style:family="paragraph">
      <style:text-properties style:font-name="Courier New" style:font-name-complex="Courier New"/>
    </style:style>
    <style:style style:name="P628" style:parent-style-name="PlainText" style:family="paragraph">
      <style:text-properties style:font-name="Courier New" style:font-name-complex="Courier New"/>
    </style:style>
    <style:style style:name="P629" style:parent-style-name="PlainText" style:family="paragraph">
      <style:text-properties style:font-name="Courier New" style:font-name-complex="Courier New"/>
    </style:style>
    <style:style style:name="P630" style:parent-style-name="PlainText" style:family="paragraph">
      <style:text-properties style:font-name="Courier New" style:font-name-complex="Courier New"/>
    </style:style>
    <style:style style:name="P631" style:parent-style-name="PlainText" style:family="paragraph">
      <style:text-properties style:font-name="Courier New" style:font-name-complex="Courier New"/>
    </style:style>
    <style:style style:name="P632" style:parent-style-name="PlainText" style:family="paragraph">
      <style:text-properties style:font-name="Courier New" style:font-name-complex="Courier New"/>
    </style:style>
    <style:style style:name="P633" style:parent-style-name="PlainText" style:family="paragraph">
      <style:text-properties style:font-name="Courier New" style:font-name-complex="Courier New"/>
    </style:style>
    <style:style style:name="P634" style:parent-style-name="PlainText" style:family="paragraph">
      <style:text-properties style:font-name="Courier New" style:font-name-complex="Courier New"/>
    </style:style>
    <style:style style:name="P635" style:parent-style-name="PlainText" style:family="paragraph">
      <style:text-properties style:font-name="Courier New" style:font-name-complex="Courier New"/>
    </style:style>
    <style:style style:name="P636" style:parent-style-name="PlainText" style:family="paragraph">
      <style:text-properties style:font-name="Courier New" style:font-name-complex="Courier New"/>
    </style:style>
    <style:style style:name="P637" style:parent-style-name="PlainText" style:family="paragraph">
      <style:text-properties style:font-name="Courier New" style:font-name-complex="Courier New"/>
    </style:style>
    <style:style style:name="P638" style:parent-style-name="PlainText" style:family="paragraph">
      <style:text-properties style:font-name="Courier New" style:font-name-complex="Courier New"/>
    </style:style>
    <style:style style:name="P639" style:parent-style-name="PlainText" style:family="paragraph">
      <style:text-properties style:font-name="Courier New" style:font-name-complex="Courier New"/>
    </style:style>
    <style:style style:name="P640" style:parent-style-name="PlainText" style:family="paragraph">
      <style:text-properties style:font-name="Courier New" style:font-name-complex="Courier New"/>
    </style:style>
    <style:style style:name="P641" style:parent-style-name="PlainText" style:family="paragraph">
      <style:text-properties style:font-name="Courier New" style:font-name-complex="Courier New"/>
    </style:style>
    <style:style style:name="P642" style:parent-style-name="PlainText" style:family="paragraph">
      <style:text-properties style:font-name="Courier New" style:font-name-complex="Courier New"/>
    </style:style>
    <style:style style:name="P643" style:parent-style-name="PlainText" style:family="paragraph">
      <style:text-properties style:font-name="Courier New" style:font-name-complex="Courier New"/>
    </style:style>
    <style:style style:name="P644" style:parent-style-name="PlainText" style:family="paragraph">
      <style:text-properties style:font-name="Courier New" style:font-name-complex="Courier New"/>
    </style:style>
    <style:style style:name="P645" style:parent-style-name="PlainText" style:family="paragraph">
      <style:text-properties style:font-name="Courier New" style:font-name-complex="Courier New"/>
    </style:style>
    <style:style style:name="P646" style:parent-style-name="PlainText" style:family="paragraph">
      <style:text-properties style:font-name="Courier New" style:font-name-complex="Courier New"/>
    </style:style>
    <style:style style:name="P647" style:parent-style-name="PlainText" style:family="paragraph">
      <style:text-properties style:font-name="Courier New" style:font-name-complex="Courier New"/>
    </style:style>
    <style:style style:name="P648" style:parent-style-name="PlainText" style:family="paragraph">
      <style:text-properties style:font-name="Courier New" style:font-name-complex="Courier New"/>
    </style:style>
    <style:style style:name="P649" style:parent-style-name="PlainText" style:family="paragraph">
      <style:text-properties style:font-name="Courier New" style:font-name-complex="Courier New"/>
    </style:style>
    <style:style style:name="P650" style:parent-style-name="PlainText" style:family="paragraph">
      <style:text-properties style:font-name="Courier New" style:font-name-complex="Courier New"/>
    </style:style>
    <style:style style:name="P651" style:parent-style-name="PlainText" style:family="paragraph">
      <style:text-properties style:font-name="Courier New" style:font-name-complex="Courier New"/>
    </style:style>
    <style:style style:name="P652" style:parent-style-name="PlainText" style:family="paragraph">
      <style:text-properties style:font-name="Courier New" style:font-name-complex="Courier New"/>
    </style:style>
    <style:style style:name="P653" style:parent-style-name="PlainText" style:family="paragraph">
      <style:text-properties style:font-name="Courier New" style:font-name-complex="Courier New"/>
    </style:style>
    <style:style style:name="P654" style:parent-style-name="PlainText" style:family="paragraph">
      <style:text-properties style:font-name="Courier New" style:font-name-complex="Courier New"/>
    </style:style>
    <style:style style:name="P655" style:parent-style-name="PlainText" style:family="paragraph">
      <style:text-properties style:font-name="Courier New" style:font-name-complex="Courier New"/>
    </style:style>
    <style:style style:name="P656" style:parent-style-name="PlainText" style:family="paragraph">
      <style:text-properties style:font-name="Courier New" style:font-name-complex="Courier New"/>
    </style:style>
    <style:style style:name="P657" style:parent-style-name="PlainText" style:family="paragraph">
      <style:text-properties style:font-name="Courier New" style:font-name-complex="Courier New"/>
    </style:style>
    <style:style style:name="P658" style:parent-style-name="PlainText" style:family="paragraph">
      <style:text-properties style:font-name="Courier New" style:font-name-complex="Courier New"/>
    </style:style>
    <style:style style:name="P659" style:parent-style-name="PlainText" style:family="paragraph">
      <style:text-properties style:font-name="Courier New" style:font-name-complex="Courier New"/>
    </style:style>
    <style:style style:name="P660" style:parent-style-name="PlainText" style:family="paragraph">
      <style:text-properties style:font-name="Courier New" style:font-name-complex="Courier New"/>
    </style:style>
    <style:style style:name="P661" style:parent-style-name="PlainText" style:family="paragraph">
      <style:text-properties style:font-name="Courier New" style:font-name-complex="Courier New"/>
    </style:style>
    <style:style style:name="P662" style:parent-style-name="PlainText" style:family="paragraph">
      <style:text-properties style:font-name="Courier New" style:font-name-complex="Courier New"/>
    </style:style>
    <style:style style:name="P663" style:parent-style-name="PlainText" style:family="paragraph">
      <style:text-properties style:font-name="Courier New" style:font-name-complex="Courier New"/>
    </style:style>
    <style:style style:name="P664" style:parent-style-name="PlainText" style:family="paragraph">
      <style:text-properties style:font-name="Courier New" style:font-name-complex="Courier New"/>
    </style:style>
    <style:style style:name="P665" style:parent-style-name="PlainText" style:family="paragraph">
      <style:text-properties style:font-name="Courier New" style:font-name-complex="Courier New"/>
    </style:style>
    <style:style style:name="P666" style:parent-style-name="PlainText" style:family="paragraph">
      <style:text-properties style:font-name="Courier New" style:font-name-complex="Courier New"/>
    </style:style>
    <style:style style:name="P667" style:parent-style-name="PlainText" style:family="paragraph">
      <style:text-properties style:font-name="Courier New" style:font-name-complex="Courier New"/>
    </style:style>
    <style:style style:name="P668" style:parent-style-name="PlainText" style:family="paragraph">
      <style:text-properties style:font-name="Courier New" style:font-name-complex="Courier New"/>
    </style:style>
    <style:style style:name="P669" style:parent-style-name="PlainText" style:family="paragraph">
      <style:text-properties style:font-name="Courier New" style:font-name-complex="Courier New"/>
    </style:style>
    <style:style style:name="P670" style:parent-style-name="PlainText" style:family="paragraph">
      <style:text-properties style:font-name="Courier New" style:font-name-complex="Courier New"/>
    </style:style>
    <style:style style:name="P671" style:parent-style-name="PlainText" style:family="paragraph">
      <style:text-properties style:font-name="Courier New" style:font-name-complex="Courier New"/>
    </style:style>
    <style:style style:name="P672" style:parent-style-name="PlainText" style:family="paragraph">
      <style:text-properties style:font-name="Courier New" style:font-name-complex="Courier New"/>
    </style:style>
    <style:style style:name="P673" style:parent-style-name="PlainText" style:family="paragraph">
      <style:text-properties style:font-name="Courier New" style:font-name-complex="Courier New"/>
    </style:style>
    <style:style style:name="P674" style:parent-style-name="PlainText" style:family="paragraph">
      <style:text-properties style:font-name="Courier New" style:font-name-complex="Courier New"/>
    </style:style>
    <style:style style:name="P675" style:parent-style-name="PlainText" style:family="paragraph">
      <style:text-properties style:font-name="Courier New" style:font-name-complex="Courier New"/>
    </style:style>
    <style:style style:name="P676" style:parent-style-name="PlainText" style:family="paragraph">
      <style:text-properties style:font-name="Courier New" style:font-name-complex="Courier New"/>
    </style:style>
    <style:style style:name="P677" style:parent-style-name="PlainText" style:family="paragraph">
      <style:text-properties style:font-name="Courier New" style:font-name-complex="Courier New"/>
    </style:style>
    <style:style style:name="P678" style:parent-style-name="PlainText" style:family="paragraph">
      <style:text-properties style:font-name="Courier New" style:font-name-complex="Courier New"/>
    </style:style>
    <style:style style:name="P679" style:parent-style-name="PlainText" style:family="paragraph">
      <style:text-properties style:font-name="Courier New" style:font-name-complex="Courier New"/>
    </style:style>
    <style:style style:name="P680" style:parent-style-name="PlainText" style:family="paragraph">
      <style:text-properties style:font-name="Courier New" style:font-name-complex="Courier New"/>
    </style:style>
    <style:style style:name="P681" style:parent-style-name="PlainText" style:family="paragraph">
      <style:text-properties style:font-name="Courier New" style:font-name-complex="Courier New"/>
    </style:style>
    <style:style style:name="P682" style:parent-style-name="PlainText" style:family="paragraph">
      <style:text-properties style:font-name="Courier New" style:font-name-complex="Courier New"/>
    </style:style>
    <style:style style:name="P683" style:parent-style-name="PlainText" style:family="paragraph">
      <style:text-properties style:font-name="Courier New" style:font-name-complex="Courier New"/>
    </style:style>
    <style:style style:name="P684" style:parent-style-name="PlainText" style:family="paragraph">
      <style:text-properties style:font-name="Courier New" style:font-name-complex="Courier New"/>
    </style:style>
    <style:style style:name="P685" style:parent-style-name="PlainText" style:family="paragraph">
      <style:text-properties style:font-name="Courier New" style:font-name-complex="Courier New"/>
    </style:style>
    <style:style style:name="P686" style:parent-style-name="PlainText" style:family="paragraph">
      <style:text-properties style:font-name="Courier New" style:font-name-complex="Courier New"/>
    </style:style>
    <style:style style:name="P687" style:parent-style-name="PlainText" style:family="paragraph">
      <style:text-properties style:font-name="Courier New" style:font-name-complex="Courier New"/>
    </style:style>
    <style:style style:name="P688" style:parent-style-name="PlainText" style:family="paragraph">
      <style:text-properties style:font-name="Courier New" style:font-name-complex="Courier New"/>
    </style:style>
    <style:style style:name="P689" style:parent-style-name="PlainText" style:family="paragraph">
      <style:text-properties style:font-name="Courier New" style:font-name-complex="Courier New"/>
    </style:style>
    <style:style style:name="P690" style:parent-style-name="PlainText" style:family="paragraph">
      <style:text-properties style:font-name="Courier New" style:font-name-complex="Courier New"/>
    </style:style>
    <style:style style:name="P691" style:parent-style-name="PlainText" style:family="paragraph">
      <style:text-properties style:font-name="Courier New" style:font-name-complex="Courier New"/>
    </style:style>
    <style:style style:name="P692" style:parent-style-name="PlainText" style:family="paragraph">
      <style:text-properties style:font-name="Courier New" style:font-name-complex="Courier New"/>
    </style:style>
    <style:style style:name="P693" style:parent-style-name="PlainText" style:family="paragraph">
      <style:text-properties style:font-name="Courier New" style:font-name-complex="Courier New"/>
    </style:style>
    <style:style style:name="P694" style:parent-style-name="PlainText" style:family="paragraph">
      <style:text-properties style:font-name="Courier New" style:font-name-complex="Courier New"/>
    </style:style>
    <style:style style:name="P695" style:parent-style-name="PlainText" style:family="paragraph">
      <style:text-properties style:font-name="Courier New" style:font-name-complex="Courier New"/>
    </style:style>
    <style:style style:name="P696" style:parent-style-name="PlainText" style:family="paragraph">
      <style:text-properties style:font-name="Courier New" style:font-name-complex="Courier New"/>
    </style:style>
    <style:style style:name="P697" style:parent-style-name="PlainText" style:family="paragraph">
      <style:text-properties style:font-name="Courier New" style:font-name-complex="Courier New"/>
    </style:style>
    <style:style style:name="P698" style:parent-style-name="PlainText" style:family="paragraph">
      <style:text-properties style:font-name="Courier New" style:font-name-complex="Courier New"/>
    </style:style>
    <style:style style:name="P699" style:parent-style-name="PlainText" style:family="paragraph">
      <style:text-properties style:font-name="Courier New" style:font-name-complex="Courier New"/>
    </style:style>
    <style:style style:name="P700" style:parent-style-name="PlainText" style:family="paragraph">
      <style:text-properties style:font-name="Courier New" style:font-name-complex="Courier New"/>
    </style:style>
    <style:style style:name="P701" style:parent-style-name="PlainText" style:family="paragraph">
      <style:text-properties style:font-name="Courier New" style:font-name-complex="Courier New"/>
    </style:style>
    <style:style style:name="P702" style:parent-style-name="PlainText" style:family="paragraph">
      <style:text-properties style:font-name="Courier New" style:font-name-complex="Courier New"/>
    </style:style>
    <style:style style:name="P703" style:parent-style-name="PlainText" style:family="paragraph">
      <style:text-properties style:font-name="Courier New" style:font-name-complex="Courier New"/>
    </style:style>
    <style:style style:name="P704" style:parent-style-name="PlainText" style:family="paragraph">
      <style:text-properties style:font-name="Courier New" style:font-name-complex="Courier New"/>
    </style:style>
    <style:style style:name="P705" style:parent-style-name="PlainText" style:family="paragraph">
      <style:text-properties style:font-name="Courier New" style:font-name-complex="Courier New"/>
    </style:style>
    <style:style style:name="P706" style:parent-style-name="PlainText" style:family="paragraph">
      <style:text-properties style:font-name="Courier New" style:font-name-complex="Courier New"/>
    </style:style>
    <style:style style:name="P707" style:parent-style-name="PlainText" style:family="paragraph">
      <style:text-properties style:font-name="Courier New" style:font-name-complex="Courier New"/>
    </style:style>
    <style:style style:name="P708" style:parent-style-name="PlainText" style:family="paragraph">
      <style:text-properties style:font-name="Courier New" style:font-name-complex="Courier New"/>
    </style:style>
    <style:style style:name="P709" style:parent-style-name="PlainText" style:family="paragraph">
      <style:text-properties style:font-name="Courier New" style:font-name-complex="Courier New"/>
    </style:style>
    <style:style style:name="P710" style:parent-style-name="PlainText" style:family="paragraph">
      <style:text-properties style:font-name="Courier New" style:font-name-complex="Courier New"/>
    </style:style>
    <style:style style:name="P711" style:parent-style-name="PlainText" style:family="paragraph">
      <style:text-properties style:font-name="Courier New" style:font-name-complex="Courier New"/>
    </style:style>
    <style:style style:name="P712" style:parent-style-name="PlainText" style:family="paragraph">
      <style:text-properties style:font-name="Courier New" style:font-name-complex="Courier New"/>
    </style:style>
    <style:style style:name="P713" style:parent-style-name="PlainText" style:family="paragraph">
      <style:text-properties style:font-name="Courier New" style:font-name-complex="Courier New"/>
    </style:style>
    <style:style style:name="P714" style:parent-style-name="PlainText" style:family="paragraph">
      <style:text-properties style:font-name="Courier New" style:font-name-complex="Courier New"/>
    </style:style>
    <style:style style:name="P715" style:parent-style-name="PlainText" style:family="paragraph">
      <style:text-properties style:font-name="Courier New" style:font-name-complex="Courier New"/>
    </style:style>
    <style:style style:name="P716" style:parent-style-name="PlainText" style:family="paragraph">
      <style:text-properties style:font-name="Courier New" style:font-name-complex="Courier New"/>
    </style:style>
    <style:style style:name="P717" style:parent-style-name="PlainText" style:family="paragraph">
      <style:text-properties style:font-name="Courier New" style:font-name-complex="Courier New"/>
    </style:style>
    <style:style style:name="P718" style:parent-style-name="PlainText" style:family="paragraph">
      <style:text-properties style:font-name="Courier New" style:font-name-complex="Courier New"/>
    </style:style>
    <style:style style:name="P719" style:parent-style-name="PlainText" style:family="paragraph">
      <style:text-properties style:font-name="Courier New" style:font-name-complex="Courier New"/>
    </style:style>
    <style:style style:name="P720" style:parent-style-name="PlainText" style:family="paragraph">
      <style:text-properties style:font-name="Courier New" style:font-name-complex="Courier New"/>
    </style:style>
    <style:style style:name="P721" style:parent-style-name="PlainText" style:family="paragraph">
      <style:text-properties style:font-name="Courier New" style:font-name-complex="Courier New"/>
    </style:style>
    <style:style style:name="P722" style:parent-style-name="PlainText" style:family="paragraph">
      <style:text-properties style:font-name="Courier New" style:font-name-complex="Courier New"/>
    </style:style>
    <style:style style:name="P723" style:parent-style-name="PlainText" style:family="paragraph">
      <style:text-properties style:font-name="Courier New" style:font-name-complex="Courier New"/>
    </style:style>
    <style:style style:name="P724" style:parent-style-name="PlainText" style:family="paragraph">
      <style:text-properties style:font-name="Courier New" style:font-name-complex="Courier New"/>
    </style:style>
    <style:style style:name="P725" style:parent-style-name="PlainText" style:family="paragraph">
      <style:text-properties style:font-name="Courier New" style:font-name-complex="Courier New"/>
    </style:style>
    <style:style style:name="P726" style:parent-style-name="PlainText" style:family="paragraph">
      <style:text-properties style:font-name="Courier New" style:font-name-complex="Courier New"/>
    </style:style>
    <style:style style:name="P727" style:parent-style-name="PlainText" style:family="paragraph">
      <style:text-properties style:font-name="Courier New" style:font-name-complex="Courier New"/>
    </style:style>
    <style:style style:name="P728" style:parent-style-name="PlainText" style:family="paragraph">
      <style:text-properties style:font-name="Courier New" style:font-name-complex="Courier New"/>
    </style:style>
    <style:style style:name="P729" style:parent-style-name="PlainText" style:family="paragraph">
      <style:text-properties style:font-name="Courier New" style:font-name-complex="Courier New"/>
    </style:style>
    <style:style style:name="P730" style:parent-style-name="PlainText" style:family="paragraph">
      <style:text-properties style:font-name="Courier New" style:font-name-complex="Courier New"/>
    </style:style>
    <style:style style:name="P731" style:parent-style-name="PlainText" style:family="paragraph">
      <style:text-properties style:font-name="Courier New" style:font-name-complex="Courier New"/>
    </style:style>
    <style:style style:name="P732" style:parent-style-name="PlainText" style:family="paragraph">
      <style:text-properties style:font-name="Courier New" style:font-name-complex="Courier New"/>
    </style:style>
    <style:style style:name="P733" style:parent-style-name="PlainText" style:family="paragraph">
      <style:text-properties style:font-name="Courier New" style:font-name-complex="Courier New"/>
    </style:style>
    <style:style style:name="P734" style:parent-style-name="PlainText" style:family="paragraph">
      <style:text-properties style:font-name="Courier New" style:font-name-complex="Courier New"/>
    </style:style>
    <style:style style:name="P735" style:parent-style-name="PlainText" style:family="paragraph">
      <style:text-properties style:font-name="Courier New" style:font-name-complex="Courier New"/>
    </style:style>
    <style:style style:name="P736" style:parent-style-name="PlainText" style:family="paragraph">
      <style:text-properties style:font-name="Courier New" style:font-name-complex="Courier New"/>
    </style:style>
    <style:style style:name="P737" style:parent-style-name="PlainText" style:family="paragraph">
      <style:text-properties style:font-name="Courier New" style:font-name-complex="Courier New"/>
    </style:style>
    <style:style style:name="P738" style:parent-style-name="PlainText" style:family="paragraph">
      <style:text-properties style:font-name="Courier New" style:font-name-complex="Courier New"/>
    </style:style>
    <style:style style:name="P739" style:parent-style-name="PlainText" style:family="paragraph">
      <style:text-properties style:font-name="Courier New" style:font-name-complex="Courier New"/>
    </style:style>
    <style:style style:name="P740" style:parent-style-name="PlainText" style:family="paragraph">
      <style:text-properties style:font-name="Courier New" style:font-name-complex="Courier New"/>
    </style:style>
    <style:style style:name="P741" style:parent-style-name="PlainText" style:family="paragraph">
      <style:text-properties style:font-name="Courier New" style:font-name-complex="Courier New"/>
    </style:style>
    <style:style style:name="P742" style:parent-style-name="PlainText" style:family="paragraph">
      <style:text-properties style:font-name="Courier New" style:font-name-complex="Courier New"/>
    </style:style>
    <style:style style:name="P743" style:parent-style-name="PlainText" style:family="paragraph">
      <style:text-properties style:font-name="Courier New" style:font-name-complex="Courier New"/>
    </style:style>
    <style:style style:name="P744" style:parent-style-name="PlainText" style:family="paragraph">
      <style:text-properties style:font-name="Courier New" style:font-name-complex="Courier New"/>
    </style:style>
    <style:style style:name="P745" style:parent-style-name="PlainText" style:family="paragraph">
      <style:text-properties style:font-name="Courier New" style:font-name-complex="Courier New"/>
    </style:style>
    <style:style style:name="P746" style:parent-style-name="PlainText" style:family="paragraph">
      <style:text-properties style:font-name="Courier New" style:font-name-complex="Courier New"/>
    </style:style>
    <style:style style:name="P747" style:parent-style-name="PlainText" style:family="paragraph">
      <style:text-properties style:font-name="Courier New" style:font-name-complex="Courier New"/>
    </style:style>
    <style:style style:name="P748" style:parent-style-name="PlainText" style:family="paragraph">
      <style:text-properties style:font-name="Courier New" style:font-name-complex="Courier New"/>
    </style:style>
    <style:style style:name="P749" style:parent-style-name="PlainText" style:family="paragraph">
      <style:text-properties style:font-name="Courier New" style:font-name-complex="Courier New"/>
    </style:style>
    <style:style style:name="P750" style:parent-style-name="PlainText" style:family="paragraph">
      <style:text-properties style:font-name="Courier New" style:font-name-complex="Courier New"/>
    </style:style>
    <style:style style:name="P751" style:parent-style-name="PlainText" style:family="paragraph">
      <style:text-properties style:font-name="Courier New" style:font-name-complex="Courier New"/>
    </style:style>
    <style:style style:name="P752" style:parent-style-name="PlainText" style:family="paragraph">
      <style:text-properties style:font-name="Courier New" style:font-name-complex="Courier New"/>
    </style:style>
    <style:style style:name="P753" style:parent-style-name="PlainText" style:family="paragraph">
      <style:text-properties style:font-name="Courier New" style:font-name-complex="Courier New"/>
    </style:style>
    <style:style style:name="P754" style:parent-style-name="PlainText" style:family="paragraph">
      <style:text-properties style:font-name="Courier New" style:font-name-complex="Courier New"/>
    </style:style>
    <style:style style:name="P755" style:parent-style-name="PlainText" style:family="paragraph">
      <style:text-properties style:font-name="Courier New" style:font-name-complex="Courier New"/>
    </style:style>
    <style:style style:name="P756" style:parent-style-name="PlainText" style:family="paragraph">
      <style:text-properties style:font-name="Courier New" style:font-name-complex="Courier New"/>
    </style:style>
    <style:style style:name="P757" style:parent-style-name="PlainText" style:family="paragraph">
      <style:text-properties style:font-name="Courier New" style:font-name-complex="Courier New"/>
    </style:style>
    <style:style style:name="P758" style:parent-style-name="PlainText" style:family="paragraph">
      <style:text-properties style:font-name="Courier New" style:font-name-complex="Courier New"/>
    </style:style>
    <style:style style:name="P759" style:parent-style-name="PlainText" style:family="paragraph">
      <style:text-properties style:font-name="Courier New" style:font-name-complex="Courier New"/>
    </style:style>
    <style:style style:name="P760" style:parent-style-name="PlainText" style:family="paragraph">
      <style:text-properties style:font-name="Courier New" style:font-name-complex="Courier New"/>
    </style:style>
    <style:style style:name="P761" style:parent-style-name="PlainText" style:family="paragraph">
      <style:text-properties style:font-name="Courier New" style:font-name-complex="Courier New"/>
    </style:style>
    <style:style style:name="P762" style:parent-style-name="PlainText" style:family="paragraph">
      <style:text-properties style:font-name="Courier New" style:font-name-complex="Courier New"/>
    </style:style>
    <style:style style:name="P763" style:parent-style-name="PlainText" style:family="paragraph">
      <style:text-properties style:font-name="Courier New" style:font-name-complex="Courier New"/>
    </style:style>
    <style:style style:name="P764" style:parent-style-name="PlainText" style:family="paragraph">
      <style:text-properties style:font-name="Courier New" style:font-name-complex="Courier New"/>
    </style:style>
    <style:style style:name="P765" style:parent-style-name="PlainText" style:family="paragraph">
      <style:text-properties style:font-name="Courier New" style:font-name-complex="Courier New"/>
    </style:style>
    <style:style style:name="P766" style:parent-style-name="PlainText" style:family="paragraph">
      <style:text-properties style:font-name="Courier New" style:font-name-complex="Courier New"/>
    </style:style>
    <style:style style:name="P767" style:parent-style-name="PlainText" style:family="paragraph">
      <style:text-properties style:font-name="Courier New" style:font-name-complex="Courier New"/>
    </style:style>
    <style:style style:name="P768" style:parent-style-name="PlainText" style:family="paragraph">
      <style:text-properties style:font-name="Courier New" style:font-name-complex="Courier New"/>
    </style:style>
    <style:style style:name="P769" style:parent-style-name="PlainText" style:family="paragraph">
      <style:text-properties style:font-name="Courier New" style:font-name-complex="Courier New"/>
    </style:style>
    <style:style style:name="P770" style:parent-style-name="PlainText" style:family="paragraph">
      <style:text-properties style:font-name="Courier New" style:font-name-complex="Courier New"/>
    </style:style>
    <style:style style:name="P771" style:parent-style-name="PlainText" style:family="paragraph">
      <style:text-properties style:font-name="Courier New" style:font-name-complex="Courier New"/>
    </style:style>
    <style:style style:name="P772" style:parent-style-name="PlainText" style:family="paragraph">
      <style:text-properties style:font-name="Courier New" style:font-name-complex="Courier New"/>
    </style:style>
    <style:style style:name="P773" style:parent-style-name="PlainText" style:family="paragraph">
      <style:text-properties style:font-name="Courier New" style:font-name-complex="Courier New"/>
    </style:style>
    <style:style style:name="P774" style:parent-style-name="PlainText" style:family="paragraph">
      <style:text-properties style:font-name="Courier New" style:font-name-complex="Courier New"/>
    </style:style>
    <style:style style:name="P775" style:parent-style-name="PlainText" style:family="paragraph">
      <style:text-properties style:font-name="Courier New" style:font-name-complex="Courier New"/>
    </style:style>
    <style:style style:name="P776" style:parent-style-name="PlainText" style:family="paragraph">
      <style:text-properties style:font-name="Courier New" style:font-name-complex="Courier New"/>
    </style:style>
    <style:style style:name="P777" style:parent-style-name="PlainText" style:family="paragraph">
      <style:text-properties style:font-name="Courier New" style:font-name-complex="Courier New"/>
    </style:style>
    <style:style style:name="P778" style:parent-style-name="PlainText" style:family="paragraph">
      <style:text-properties style:font-name="Courier New" style:font-name-complex="Courier New"/>
    </style:style>
    <style:style style:name="P779" style:parent-style-name="PlainText" style:family="paragraph">
      <style:text-properties style:font-name="Courier New" style:font-name-complex="Courier New"/>
    </style:style>
    <style:style style:name="P780" style:parent-style-name="PlainText" style:family="paragraph">
      <style:text-properties style:font-name="Courier New" style:font-name-complex="Courier New"/>
    </style:style>
    <style:style style:name="P781" style:parent-style-name="PlainText" style:family="paragraph">
      <style:text-properties style:font-name="Courier New" style:font-name-complex="Courier New"/>
    </style:style>
    <style:style style:name="P782" style:parent-style-name="PlainText" style:family="paragraph">
      <style:text-properties style:font-name="Courier New" style:font-name-complex="Courier New"/>
    </style:style>
    <style:style style:name="P783" style:parent-style-name="PlainText" style:family="paragraph">
      <style:text-properties style:font-name="Courier New" style:font-name-complex="Courier New"/>
    </style:style>
    <style:style style:name="P784" style:parent-style-name="PlainText" style:family="paragraph">
      <style:text-properties style:font-name="Courier New" style:font-name-complex="Courier New"/>
    </style:style>
    <style:style style:name="P785" style:parent-style-name="PlainText" style:family="paragraph">
      <style:text-properties style:font-name="Courier New" style:font-name-complex="Courier New"/>
    </style:style>
    <style:style style:name="P786" style:parent-style-name="PlainText" style:family="paragraph">
      <style:text-properties style:font-name="Courier New" style:font-name-complex="Courier New"/>
    </style:style>
    <style:style style:name="P787" style:parent-style-name="PlainText" style:family="paragraph">
      <style:text-properties style:font-name="Courier New" style:font-name-complex="Courier New"/>
    </style:style>
    <style:style style:name="P788" style:parent-style-name="PlainText" style:family="paragraph">
      <style:text-properties style:font-name="Courier New" style:font-name-complex="Courier New"/>
    </style:style>
    <style:style style:name="P789" style:parent-style-name="PlainText" style:family="paragraph">
      <style:text-properties style:font-name="Courier New" style:font-name-complex="Courier New"/>
    </style:style>
    <style:style style:name="P790" style:parent-style-name="PlainText" style:family="paragraph">
      <style:text-properties style:font-name="Courier New" style:font-name-complex="Courier New"/>
    </style:style>
    <style:style style:name="P791" style:parent-style-name="PlainText" style:family="paragraph">
      <style:text-properties style:font-name="Courier New" style:font-name-complex="Courier New"/>
    </style:style>
    <style:style style:name="P792" style:parent-style-name="PlainText" style:family="paragraph">
      <style:text-properties style:font-name="Courier New" style:font-name-complex="Courier New"/>
    </style:style>
    <style:style style:name="P793" style:parent-style-name="PlainText" style:family="paragraph">
      <style:text-properties style:font-name="Courier New" style:font-name-complex="Courier New"/>
    </style:style>
    <style:style style:name="P794" style:parent-style-name="PlainText" style:family="paragraph">
      <style:text-properties style:font-name="Courier New" style:font-name-complex="Courier New"/>
    </style:style>
    <style:style style:name="P795" style:parent-style-name="PlainText" style:family="paragraph">
      <style:text-properties style:font-name="Courier New" style:font-name-complex="Courier New"/>
    </style:style>
    <style:style style:name="P796" style:parent-style-name="PlainText" style:family="paragraph">
      <style:text-properties style:font-name="Courier New" style:font-name-complex="Courier New"/>
    </style:style>
    <style:style style:name="P797" style:parent-style-name="PlainText" style:family="paragraph">
      <style:text-properties style:font-name="Courier New" style:font-name-complex="Courier New"/>
    </style:style>
    <style:style style:name="P798" style:parent-style-name="PlainText" style:family="paragraph">
      <style:text-properties style:font-name="Courier New" style:font-name-complex="Courier New"/>
    </style:style>
    <style:style style:name="P799" style:parent-style-name="PlainText" style:family="paragraph">
      <style:text-properties style:font-name="Courier New" style:font-name-complex="Courier New"/>
    </style:style>
    <style:style style:name="P800" style:parent-style-name="PlainText" style:family="paragraph">
      <style:text-properties style:font-name="Courier New" style:font-name-complex="Courier New"/>
    </style:style>
    <style:style style:name="P801" style:parent-style-name="PlainText" style:family="paragraph">
      <style:text-properties style:font-name="Courier New" style:font-name-complex="Courier New"/>
    </style:style>
    <style:style style:name="P802" style:parent-style-name="PlainText" style:family="paragraph">
      <style:text-properties style:font-name="Courier New" style:font-name-complex="Courier New"/>
    </style:style>
    <style:style style:name="P803" style:parent-style-name="PlainText" style:family="paragraph">
      <style:text-properties style:font-name="Courier New" style:font-name-complex="Courier New"/>
    </style:style>
    <style:style style:name="P804" style:parent-style-name="PlainText" style:family="paragraph">
      <style:text-properties style:font-name="Courier New" style:font-name-complex="Courier New"/>
    </style:style>
    <style:style style:name="P805" style:parent-style-name="PlainText" style:family="paragraph">
      <style:text-properties style:font-name="Courier New" style:font-name-complex="Courier New"/>
    </style:style>
    <style:style style:name="P806" style:parent-style-name="PlainText" style:family="paragraph">
      <style:text-properties style:font-name="Courier New" style:font-name-complex="Courier New"/>
    </style:style>
    <style:style style:name="P807" style:parent-style-name="PlainText" style:family="paragraph">
      <style:text-properties style:font-name="Courier New" style:font-name-complex="Courier New"/>
    </style:style>
    <style:style style:name="P808" style:parent-style-name="PlainText" style:family="paragraph">
      <style:text-properties style:font-name="Courier New" style:font-name-complex="Courier New"/>
    </style:style>
    <style:style style:name="P809" style:parent-style-name="PlainText" style:family="paragraph">
      <style:text-properties style:font-name="Courier New" style:font-name-complex="Courier New"/>
    </style:style>
    <style:style style:name="P810" style:parent-style-name="PlainText" style:family="paragraph">
      <style:text-properties style:font-name="Courier New" style:font-name-complex="Courier New"/>
    </style:style>
    <style:style style:name="P811" style:parent-style-name="PlainText" style:family="paragraph">
      <style:text-properties style:font-name="Courier New" style:font-name-complex="Courier New"/>
    </style:style>
    <style:style style:name="P812" style:parent-style-name="PlainText" style:family="paragraph">
      <style:text-properties style:font-name="Courier New" style:font-name-complex="Courier New"/>
    </style:style>
    <style:style style:name="P813" style:parent-style-name="PlainText" style:family="paragraph">
      <style:text-properties style:font-name="Courier New" style:font-name-complex="Courier New"/>
    </style:style>
    <style:style style:name="P814" style:parent-style-name="PlainText" style:family="paragraph">
      <style:text-properties style:font-name="Courier New" style:font-name-complex="Courier New"/>
    </style:style>
    <style:style style:name="P815" style:parent-style-name="PlainText" style:family="paragraph">
      <style:text-properties style:font-name="Courier New" style:font-name-complex="Courier New"/>
    </style:style>
    <style:style style:name="P816" style:parent-style-name="PlainText" style:family="paragraph">
      <style:text-properties style:font-name="Courier New" style:font-name-complex="Courier New"/>
    </style:style>
    <style:style style:name="P817" style:parent-style-name="PlainText" style:family="paragraph">
      <style:text-properties style:font-name="Courier New" style:font-name-complex="Courier New"/>
    </style:style>
    <style:style style:name="P818" style:parent-style-name="PlainText" style:family="paragraph">
      <style:text-properties style:font-name="Courier New" style:font-name-complex="Courier New"/>
    </style:style>
    <style:style style:name="P819" style:parent-style-name="PlainText" style:family="paragraph">
      <style:text-properties style:font-name="Courier New" style:font-name-complex="Courier New"/>
    </style:style>
    <style:style style:name="P820" style:parent-style-name="PlainText" style:family="paragraph">
      <style:text-properties style:font-name="Courier New" style:font-name-complex="Courier New"/>
    </style:style>
    <style:style style:name="P821" style:parent-style-name="PlainText" style:family="paragraph">
      <style:text-properties style:font-name="Courier New" style:font-name-complex="Courier New"/>
    </style:style>
    <style:style style:name="P822" style:parent-style-name="PlainText" style:family="paragraph">
      <style:text-properties style:font-name="Courier New" style:font-name-complex="Courier New"/>
    </style:style>
    <style:style style:name="P823" style:parent-style-name="PlainText" style:family="paragraph">
      <style:text-properties style:font-name="Courier New" style:font-name-complex="Courier New"/>
    </style:style>
    <style:style style:name="P824" style:parent-style-name="PlainText" style:family="paragraph">
      <style:text-properties style:font-name="Courier New" style:font-name-complex="Courier New"/>
    </style:style>
    <style:style style:name="P825" style:parent-style-name="PlainText" style:family="paragraph">
      <style:text-properties style:font-name="Courier New" style:font-name-complex="Courier New"/>
    </style:style>
    <style:style style:name="P826" style:parent-style-name="PlainText" style:family="paragraph">
      <style:text-properties style:font-name="Courier New" style:font-name-complex="Courier New"/>
    </style:style>
    <style:style style:name="P827" style:parent-style-name="PlainText" style:family="paragraph">
      <style:text-properties style:font-name="Courier New" style:font-name-complex="Courier New"/>
    </style:style>
    <style:style style:name="P828" style:parent-style-name="PlainText" style:family="paragraph">
      <style:text-properties style:font-name="Courier New" style:font-name-complex="Courier New"/>
    </style:style>
    <style:style style:name="P829" style:parent-style-name="PlainText" style:family="paragraph">
      <style:text-properties style:font-name="Courier New" style:font-name-complex="Courier New"/>
    </style:style>
    <style:style style:name="P830" style:parent-style-name="PlainText" style:family="paragraph">
      <style:text-properties style:font-name="Courier New" style:font-name-complex="Courier New"/>
    </style:style>
    <style:style style:name="P831" style:parent-style-name="PlainText" style:family="paragraph">
      <style:text-properties style:font-name="Courier New" style:font-name-complex="Courier New"/>
    </style:style>
    <style:style style:name="P832" style:parent-style-name="PlainText" style:family="paragraph">
      <style:text-properties style:font-name="Courier New" style:font-name-complex="Courier New"/>
    </style:style>
    <style:style style:name="P833" style:parent-style-name="PlainText" style:family="paragraph">
      <style:text-properties style:font-name="Courier New" style:font-name-complex="Courier New"/>
    </style:style>
    <style:style style:name="P834" style:parent-style-name="PlainText" style:family="paragraph">
      <style:text-properties style:font-name="Courier New" style:font-name-complex="Courier New"/>
    </style:style>
    <style:style style:name="P835" style:parent-style-name="PlainText" style:family="paragraph">
      <style:text-properties style:font-name="Courier New" style:font-name-complex="Courier New"/>
    </style:style>
    <style:style style:name="P836" style:parent-style-name="PlainText" style:family="paragraph">
      <style:text-properties style:font-name="Courier New" style:font-name-complex="Courier New"/>
    </style:style>
    <style:style style:name="P837" style:parent-style-name="PlainText" style:family="paragraph">
      <style:text-properties style:font-name="Courier New" style:font-name-complex="Courier New"/>
    </style:style>
    <style:style style:name="P838" style:parent-style-name="PlainText" style:family="paragraph">
      <style:text-properties style:font-name="Courier New" style:font-name-complex="Courier New"/>
    </style:style>
    <style:style style:name="P839" style:parent-style-name="PlainText" style:family="paragraph">
      <style:text-properties style:font-name="Courier New" style:font-name-complex="Courier New"/>
    </style:style>
    <style:style style:name="P840" style:parent-style-name="PlainText" style:family="paragraph">
      <style:text-properties style:font-name="Courier New" style:font-name-complex="Courier New"/>
    </style:style>
    <style:style style:name="P841" style:parent-style-name="PlainText" style:family="paragraph">
      <style:text-properties style:font-name="Courier New" style:font-name-complex="Courier New"/>
    </style:style>
    <style:style style:name="P842" style:parent-style-name="PlainText" style:family="paragraph">
      <style:text-properties style:font-name="Courier New" style:font-name-complex="Courier New"/>
    </style:style>
    <style:style style:name="P843" style:parent-style-name="PlainText" style:family="paragraph">
      <style:text-properties style:font-name="Courier New" style:font-name-complex="Courier New"/>
    </style:style>
    <style:style style:name="P844" style:parent-style-name="PlainText" style:family="paragraph">
      <style:text-properties style:font-name="Courier New" style:font-name-complex="Courier New"/>
    </style:style>
    <style:style style:name="P845" style:parent-style-name="PlainText" style:family="paragraph">
      <style:text-properties style:font-name="Courier New" style:font-name-complex="Courier New"/>
    </style:style>
    <style:style style:name="P846" style:parent-style-name="PlainText" style:family="paragraph">
      <style:text-properties style:font-name="Courier New" style:font-name-complex="Courier New"/>
    </style:style>
    <style:style style:name="P847" style:parent-style-name="PlainText" style:family="paragraph">
      <style:text-properties style:font-name="Courier New" style:font-name-complex="Courier New"/>
    </style:style>
    <style:style style:name="P848" style:parent-style-name="PlainText" style:family="paragraph">
      <style:text-properties style:font-name="Courier New" style:font-name-complex="Courier New"/>
    </style:style>
    <style:style style:name="P849" style:parent-style-name="PlainText" style:family="paragraph">
      <style:text-properties style:font-name="Courier New" style:font-name-complex="Courier New"/>
    </style:style>
    <style:style style:name="P850" style:parent-style-name="PlainText" style:family="paragraph">
      <style:text-properties style:font-name="Courier New" style:font-name-complex="Courier New"/>
    </style:style>
    <style:style style:name="P851" style:parent-style-name="PlainText" style:family="paragraph">
      <style:text-properties style:font-name="Courier New" style:font-name-complex="Courier New"/>
    </style:style>
    <style:style style:name="P852" style:parent-style-name="PlainText" style:family="paragraph">
      <style:text-properties style:font-name="Courier New" style:font-name-complex="Courier New"/>
    </style:style>
    <style:style style:name="P853" style:parent-style-name="PlainText" style:family="paragraph">
      <style:text-properties style:font-name="Courier New" style:font-name-complex="Courier New"/>
    </style:style>
    <style:style style:name="P854" style:parent-style-name="PlainText" style:family="paragraph">
      <style:text-properties style:font-name="Courier New" style:font-name-complex="Courier New"/>
    </style:style>
    <style:style style:name="P855" style:parent-style-name="PlainText" style:family="paragraph">
      <style:text-properties style:font-name="Courier New" style:font-name-complex="Courier New"/>
    </style:style>
    <style:style style:name="P856" style:parent-style-name="PlainText" style:family="paragraph">
      <style:text-properties style:font-name="Courier New" style:font-name-complex="Courier New"/>
    </style:style>
    <style:style style:name="P857" style:parent-style-name="PlainText" style:family="paragraph">
      <style:text-properties style:font-name="Courier New" style:font-name-complex="Courier New"/>
    </style:style>
    <style:style style:name="P858" style:parent-style-name="PlainText" style:family="paragraph">
      <style:text-properties style:font-name="Courier New" style:font-name-complex="Courier New"/>
    </style:style>
    <style:style style:name="P859" style:parent-style-name="PlainText" style:family="paragraph">
      <style:text-properties style:font-name="Courier New" style:font-name-complex="Courier New"/>
    </style:style>
    <style:style style:name="P860" style:parent-style-name="PlainText" style:family="paragraph">
      <style:text-properties style:font-name="Courier New" style:font-name-complex="Courier New"/>
    </style:style>
    <style:style style:name="P861" style:parent-style-name="PlainText" style:family="paragraph">
      <style:text-properties style:font-name="Courier New" style:font-name-complex="Courier New"/>
    </style:style>
    <style:style style:name="P862" style:parent-style-name="PlainText" style:family="paragraph">
      <style:text-properties style:font-name="Courier New" style:font-name-complex="Courier New"/>
    </style:style>
    <style:style style:name="P863" style:parent-style-name="PlainText" style:family="paragraph">
      <style:text-properties style:font-name="Courier New" style:font-name-complex="Courier New"/>
    </style:style>
    <style:style style:name="P864" style:parent-style-name="PlainText" style:family="paragraph">
      <style:text-properties style:font-name="Courier New" style:font-name-complex="Courier New"/>
    </style:style>
    <style:style style:name="P865" style:parent-style-name="PlainText" style:family="paragraph">
      <style:text-properties style:font-name="Courier New" style:font-name-complex="Courier New"/>
    </style:style>
    <style:style style:name="P866" style:parent-style-name="PlainText" style:family="paragraph">
      <style:text-properties style:font-name="Courier New" style:font-name-complex="Courier New"/>
    </style:style>
    <style:style style:name="P867" style:parent-style-name="PlainText" style:family="paragraph">
      <style:text-properties style:font-name="Courier New" style:font-name-complex="Courier New"/>
    </style:style>
    <style:style style:name="P868" style:parent-style-name="PlainText" style:family="paragraph">
      <style:text-properties style:font-name="Courier New" style:font-name-complex="Courier New"/>
    </style:style>
    <style:style style:name="P869" style:parent-style-name="PlainText" style:family="paragraph">
      <style:text-properties style:font-name="Courier New" style:font-name-complex="Courier New"/>
    </style:style>
    <style:style style:name="P870" style:parent-style-name="PlainText" style:family="paragraph">
      <style:text-properties style:font-name="Courier New" style:font-name-complex="Courier New"/>
    </style:style>
    <style:style style:name="P871" style:parent-style-name="PlainText" style:family="paragraph">
      <style:text-properties style:font-name="Courier New" style:font-name-complex="Courier New"/>
    </style:style>
    <style:style style:name="P872" style:parent-style-name="PlainText" style:family="paragraph">
      <style:text-properties style:font-name="Courier New" style:font-name-complex="Courier New"/>
    </style:style>
    <style:style style:name="P873" style:parent-style-name="PlainText" style:family="paragraph">
      <style:text-properties style:font-name="Courier New" style:font-name-complex="Courier New"/>
    </style:style>
    <style:style style:name="P874" style:parent-style-name="PlainText" style:family="paragraph">
      <style:text-properties style:font-name="Courier New" style:font-name-complex="Courier New"/>
    </style:style>
    <style:style style:name="P875" style:parent-style-name="PlainText" style:family="paragraph">
      <style:text-properties style:font-name="Courier New" style:font-name-complex="Courier New"/>
    </style:style>
    <style:style style:name="P876" style:parent-style-name="PlainText" style:family="paragraph">
      <style:text-properties style:font-name="Courier New" style:font-name-complex="Courier New"/>
    </style:style>
    <style:style style:name="P877" style:parent-style-name="PlainText" style:family="paragraph">
      <style:text-properties style:font-name="Courier New" style:font-name-complex="Courier New"/>
    </style:style>
    <style:style style:name="P878" style:parent-style-name="PlainText" style:family="paragraph">
      <style:text-properties style:font-name="Courier New" style:font-name-complex="Courier New"/>
    </style:style>
    <style:style style:name="P879" style:parent-style-name="PlainText" style:family="paragraph">
      <style:text-properties style:font-name="Courier New" style:font-name-complex="Courier New"/>
    </style:style>
    <style:style style:name="P880" style:parent-style-name="PlainText" style:family="paragraph">
      <style:text-properties style:font-name="Courier New" style:font-name-complex="Courier New"/>
    </style:style>
    <style:style style:name="P881" style:parent-style-name="PlainText" style:family="paragraph">
      <style:text-properties style:font-name="Courier New" style:font-name-complex="Courier New"/>
    </style:style>
    <style:style style:name="P882" style:parent-style-name="PlainText" style:family="paragraph">
      <style:text-properties style:font-name="Courier New" style:font-name-complex="Courier New"/>
    </style:style>
    <style:style style:name="P883" style:parent-style-name="PlainText" style:family="paragraph">
      <style:text-properties style:font-name="Courier New" style:font-name-complex="Courier New"/>
    </style:style>
    <style:style style:name="P884" style:parent-style-name="PlainText" style:family="paragraph">
      <style:text-properties style:font-name="Courier New" style:font-name-complex="Courier New"/>
    </style:style>
    <style:style style:name="P885" style:parent-style-name="PlainText" style:family="paragraph">
      <style:text-properties style:font-name="Courier New" style:font-name-complex="Courier New"/>
    </style:style>
    <style:style style:name="P886" style:parent-style-name="PlainText" style:family="paragraph">
      <style:text-properties style:font-name="Courier New" style:font-name-complex="Courier New"/>
    </style:style>
    <style:style style:name="P887" style:parent-style-name="PlainText" style:family="paragraph">
      <style:text-properties style:font-name="Courier New" style:font-name-complex="Courier New"/>
    </style:style>
    <style:style style:name="P888" style:parent-style-name="PlainText" style:family="paragraph">
      <style:text-properties style:font-name="Courier New" style:font-name-complex="Courier New"/>
    </style:style>
    <style:style style:name="P889" style:parent-style-name="PlainText" style:family="paragraph">
      <style:text-properties style:font-name="Courier New" style:font-name-complex="Courier New"/>
    </style:style>
    <style:style style:name="P890" style:parent-style-name="PlainText" style:family="paragraph">
      <style:text-properties style:font-name="Courier New" style:font-name-complex="Courier New"/>
    </style:style>
    <style:style style:name="P891" style:parent-style-name="PlainText" style:family="paragraph">
      <style:text-properties style:font-name="Courier New" style:font-name-complex="Courier New"/>
    </style:style>
    <style:style style:name="P892" style:parent-style-name="PlainText" style:family="paragraph">
      <style:text-properties style:font-name="Courier New" style:font-name-complex="Courier New"/>
    </style:style>
    <style:style style:name="P893" style:parent-style-name="PlainText" style:family="paragraph">
      <style:text-properties style:font-name="Courier New" style:font-name-complex="Courier New"/>
    </style:style>
    <style:style style:name="P894" style:parent-style-name="PlainText" style:family="paragraph">
      <style:text-properties style:font-name="Courier New" style:font-name-complex="Courier New"/>
    </style:style>
    <style:style style:name="P895" style:parent-style-name="PlainText" style:family="paragraph">
      <style:text-properties style:font-name="Courier New" style:font-name-complex="Courier New"/>
    </style:style>
    <style:style style:name="P896" style:parent-style-name="PlainText" style:family="paragraph">
      <style:text-properties style:font-name="Courier New" style:font-name-complex="Courier New"/>
    </style:style>
    <style:style style:name="P897" style:parent-style-name="PlainText" style:family="paragraph">
      <style:text-properties style:font-name="Courier New" style:font-name-complex="Courier New"/>
    </style:style>
    <style:style style:name="P898" style:parent-style-name="PlainText" style:family="paragraph">
      <style:text-properties style:font-name="Courier New" style:font-name-complex="Courier New"/>
    </style:style>
    <style:style style:name="P899" style:parent-style-name="PlainText" style:family="paragraph">
      <style:text-properties style:font-name="Courier New" style:font-name-complex="Courier New"/>
    </style:style>
    <style:style style:name="P900" style:parent-style-name="PlainText" style:family="paragraph">
      <style:text-properties style:font-name="Courier New" style:font-name-complex="Courier New"/>
    </style:style>
    <style:style style:name="P901" style:parent-style-name="PlainText" style:family="paragraph">
      <style:text-properties style:font-name="Courier New" style:font-name-complex="Courier New"/>
    </style:style>
    <style:style style:name="P902" style:parent-style-name="PlainText" style:family="paragraph">
      <style:text-properties style:font-name="Courier New" style:font-name-complex="Courier New"/>
    </style:style>
    <style:style style:name="P903" style:parent-style-name="PlainText" style:family="paragraph">
      <style:text-properties style:font-name="Courier New" style:font-name-complex="Courier New"/>
    </style:style>
    <style:style style:name="P904" style:parent-style-name="PlainText" style:family="paragraph">
      <style:text-properties style:font-name="Courier New" style:font-name-complex="Courier New"/>
    </style:style>
    <style:style style:name="P905" style:parent-style-name="PlainText" style:family="paragraph">
      <style:text-properties style:font-name="Courier New" style:font-name-complex="Courier New"/>
    </style:style>
    <style:style style:name="P906" style:parent-style-name="PlainText" style:family="paragraph">
      <style:text-properties style:font-name="Courier New" style:font-name-complex="Courier New"/>
    </style:style>
    <style:style style:name="P907" style:parent-style-name="PlainText" style:family="paragraph">
      <style:text-properties style:font-name="Courier New" style:font-name-complex="Courier New"/>
    </style:style>
    <style:style style:name="P908" style:parent-style-name="PlainText" style:family="paragraph">
      <style:text-properties style:font-name="Courier New" style:font-name-complex="Courier New"/>
    </style:style>
    <style:style style:name="P909" style:parent-style-name="PlainText" style:family="paragraph">
      <style:text-properties style:font-name="Courier New" style:font-name-complex="Courier New"/>
    </style:style>
    <style:style style:name="P910" style:parent-style-name="PlainText" style:family="paragraph">
      <style:text-properties style:font-name="Courier New" style:font-name-complex="Courier New"/>
    </style:style>
    <style:style style:name="P911" style:parent-style-name="PlainText" style:family="paragraph">
      <style:text-properties style:font-name="Courier New" style:font-name-complex="Courier New"/>
    </style:style>
    <style:style style:name="P912" style:parent-style-name="PlainText" style:family="paragraph">
      <style:text-properties style:font-name="Courier New" style:font-name-complex="Courier New"/>
    </style:style>
    <style:style style:name="P913" style:parent-style-name="PlainText" style:family="paragraph">
      <style:text-properties style:font-name="Courier New" style:font-name-complex="Courier New"/>
    </style:style>
    <style:style style:name="P914" style:parent-style-name="PlainText" style:family="paragraph">
      <style:text-properties style:font-name="Courier New" style:font-name-complex="Courier New"/>
    </style:style>
    <style:style style:name="P915" style:parent-style-name="PlainText" style:family="paragraph">
      <style:text-properties style:font-name="Courier New" style:font-name-complex="Courier New"/>
    </style:style>
    <style:style style:name="P916" style:parent-style-name="PlainText" style:family="paragraph">
      <style:text-properties style:font-name="Courier New" style:font-name-complex="Courier New"/>
    </style:style>
    <style:style style:name="P917" style:parent-style-name="PlainText" style:family="paragraph">
      <style:text-properties style:font-name="Courier New" style:font-name-complex="Courier New"/>
    </style:style>
    <style:style style:name="P918" style:parent-style-name="PlainText" style:family="paragraph">
      <style:text-properties style:font-name="Courier New" style:font-name-complex="Courier New"/>
    </style:style>
    <style:style style:name="P919" style:parent-style-name="PlainText" style:family="paragraph">
      <style:text-properties style:font-name="Courier New" style:font-name-complex="Courier New"/>
    </style:style>
    <style:style style:name="P920" style:parent-style-name="PlainText" style:family="paragraph">
      <style:text-properties style:font-name="Courier New" style:font-name-complex="Courier New"/>
    </style:style>
    <style:style style:name="P921" style:parent-style-name="PlainText" style:family="paragraph">
      <style:text-properties style:font-name="Courier New" style:font-name-complex="Courier New"/>
    </style:style>
    <style:style style:name="P922" style:parent-style-name="PlainText" style:family="paragraph">
      <style:text-properties style:font-name="Courier New" style:font-name-complex="Courier New"/>
    </style:style>
    <style:style style:name="P923" style:parent-style-name="PlainText" style:family="paragraph">
      <style:text-properties style:font-name="Courier New" style:font-name-complex="Courier New"/>
    </style:style>
    <style:style style:name="P924" style:parent-style-name="PlainText" style:family="paragraph">
      <style:text-properties style:font-name="Courier New" style:font-name-complex="Courier New"/>
    </style:style>
    <style:style style:name="P925" style:parent-style-name="PlainText" style:family="paragraph">
      <style:text-properties style:font-name="Courier New" style:font-name-complex="Courier New"/>
    </style:style>
    <style:style style:name="P926" style:parent-style-name="PlainText" style:family="paragraph">
      <style:text-properties style:font-name="Courier New" style:font-name-complex="Courier New"/>
    </style:style>
    <style:style style:name="P927" style:parent-style-name="PlainText" style:family="paragraph">
      <style:text-properties style:font-name="Courier New" style:font-name-complex="Courier New"/>
    </style:style>
    <style:style style:name="P928" style:parent-style-name="PlainText" style:family="paragraph">
      <style:text-properties style:font-name="Courier New" style:font-name-complex="Courier New"/>
    </style:style>
    <style:style style:name="P929" style:parent-style-name="PlainText" style:family="paragraph">
      <style:text-properties style:font-name="Courier New" style:font-name-complex="Courier New"/>
    </style:style>
    <style:style style:name="P930" style:parent-style-name="PlainText" style:family="paragraph">
      <style:text-properties style:font-name="Courier New" style:font-name-complex="Courier New"/>
    </style:style>
    <style:style style:name="P931" style:parent-style-name="PlainText" style:family="paragraph">
      <style:text-properties style:font-name="Courier New" style:font-name-complex="Courier New"/>
    </style:style>
    <style:style style:name="P932" style:parent-style-name="PlainText" style:family="paragraph">
      <style:text-properties style:font-name="Courier New" style:font-name-complex="Courier New"/>
    </style:style>
    <style:style style:name="P933" style:parent-style-name="PlainText" style:family="paragraph">
      <style:text-properties style:font-name="Courier New" style:font-name-complex="Courier New"/>
    </style:style>
    <style:style style:name="P934" style:parent-style-name="PlainText" style:family="paragraph">
      <style:text-properties style:font-name="Courier New" style:font-name-complex="Courier New"/>
    </style:style>
    <style:style style:name="P935" style:parent-style-name="PlainText" style:family="paragraph">
      <style:text-properties style:font-name="Courier New" style:font-name-complex="Courier New"/>
    </style:style>
    <style:style style:name="P936" style:parent-style-name="PlainText" style:family="paragraph">
      <style:text-properties style:font-name="Courier New" style:font-name-complex="Courier New"/>
    </style:style>
    <style:style style:name="P937" style:parent-style-name="PlainText" style:family="paragraph">
      <style:text-properties style:font-name="Courier New" style:font-name-complex="Courier New"/>
    </style:style>
    <style:style style:name="P938" style:parent-style-name="PlainText" style:family="paragraph">
      <style:text-properties style:font-name="Courier New" style:font-name-complex="Courier New"/>
    </style:style>
    <style:style style:name="P939" style:parent-style-name="PlainText" style:family="paragraph">
      <style:text-properties style:font-name="Courier New" style:font-name-complex="Courier New"/>
    </style:style>
    <style:style style:name="P940" style:parent-style-name="PlainText" style:family="paragraph">
      <style:text-properties style:font-name="Courier New" style:font-name-complex="Courier New"/>
    </style:style>
    <style:style style:name="P941" style:parent-style-name="PlainText" style:family="paragraph">
      <style:text-properties style:font-name="Courier New" style:font-name-complex="Courier New"/>
    </style:style>
    <style:style style:name="P942" style:parent-style-name="PlainText" style:family="paragraph">
      <style:text-properties style:font-name="Courier New" style:font-name-complex="Courier New"/>
    </style:style>
    <style:style style:name="P943" style:parent-style-name="PlainText" style:family="paragraph">
      <style:text-properties style:font-name="Courier New" style:font-name-complex="Courier New"/>
    </style:style>
    <style:style style:name="P944" style:parent-style-name="PlainText" style:family="paragraph">
      <style:text-properties style:font-name="Courier New" style:font-name-complex="Courier New"/>
    </style:style>
    <style:style style:name="P945" style:parent-style-name="PlainText" style:family="paragraph">
      <style:text-properties style:font-name="Courier New" style:font-name-complex="Courier New"/>
    </style:style>
    <style:style style:name="P946" style:parent-style-name="PlainText" style:family="paragraph">
      <style:text-properties style:font-name="Courier New" style:font-name-complex="Courier New"/>
    </style:style>
    <style:style style:name="P947" style:parent-style-name="PlainText" style:family="paragraph">
      <style:text-properties style:font-name="Courier New" style:font-name-complex="Courier New"/>
    </style:style>
    <style:style style:name="P948" style:parent-style-name="PlainText" style:family="paragraph">
      <style:text-properties style:font-name="Courier New" style:font-name-complex="Courier New"/>
    </style:style>
    <style:style style:name="P949" style:parent-style-name="PlainText" style:family="paragraph">
      <style:text-properties style:font-name="Courier New" style:font-name-complex="Courier New"/>
    </style:style>
    <style:style style:name="P950" style:parent-style-name="PlainText" style:family="paragraph">
      <style:text-properties style:font-name="Courier New" style:font-name-complex="Courier New"/>
    </style:style>
    <style:style style:name="P951" style:parent-style-name="PlainText" style:family="paragraph">
      <style:text-properties style:font-name="Courier New" style:font-name-complex="Courier New"/>
    </style:style>
    <style:style style:name="P952" style:parent-style-name="PlainText" style:family="paragraph">
      <style:text-properties style:font-name="Courier New" style:font-name-complex="Courier New"/>
    </style:style>
    <style:style style:name="P953" style:parent-style-name="PlainText" style:family="paragraph">
      <style:text-properties style:font-name="Courier New" style:font-name-complex="Courier New"/>
    </style:style>
    <style:style style:name="P954" style:parent-style-name="PlainText" style:family="paragraph">
      <style:text-properties style:font-name="Courier New" style:font-name-complex="Courier New"/>
    </style:style>
    <style:style style:name="P955" style:parent-style-name="PlainText" style:family="paragraph">
      <style:text-properties style:font-name="Courier New" style:font-name-complex="Courier New"/>
    </style:style>
    <style:style style:name="P956" style:parent-style-name="PlainText" style:family="paragraph">
      <style:text-properties style:font-name="Courier New" style:font-name-complex="Courier New"/>
    </style:style>
    <style:style style:name="P957" style:parent-style-name="PlainText" style:family="paragraph">
      <style:text-properties style:font-name="Courier New" style:font-name-complex="Courier New"/>
    </style:style>
    <style:style style:name="P958" style:parent-style-name="PlainText" style:family="paragraph">
      <style:text-properties style:font-name="Courier New" style:font-name-complex="Courier New"/>
    </style:style>
    <style:style style:name="P959" style:parent-style-name="PlainText" style:family="paragraph">
      <style:text-properties style:font-name="Courier New" style:font-name-complex="Courier New"/>
    </style:style>
    <style:style style:name="P960" style:parent-style-name="PlainText" style:family="paragraph">
      <style:text-properties style:font-name="Courier New" style:font-name-complex="Courier New"/>
    </style:style>
    <style:style style:name="P961" style:parent-style-name="PlainText" style:family="paragraph">
      <style:text-properties style:font-name="Courier New" style:font-name-complex="Courier New"/>
    </style:style>
    <style:style style:name="P962" style:parent-style-name="PlainText" style:family="paragraph">
      <style:text-properties style:font-name="Courier New" style:font-name-complex="Courier New"/>
    </style:style>
    <style:style style:name="P963" style:parent-style-name="PlainText" style:family="paragraph">
      <style:text-properties style:font-name="Courier New" style:font-name-complex="Courier New"/>
    </style:style>
    <style:style style:name="P964" style:parent-style-name="PlainText" style:family="paragraph">
      <style:text-properties style:font-name="Courier New" style:font-name-complex="Courier New"/>
    </style:style>
    <style:style style:name="P965" style:parent-style-name="PlainText" style:family="paragraph">
      <style:text-properties style:font-name="Courier New" style:font-name-complex="Courier New"/>
    </style:style>
    <style:style style:name="P966" style:parent-style-name="PlainText" style:family="paragraph">
      <style:text-properties style:font-name="Courier New" style:font-name-complex="Courier New"/>
    </style:style>
    <style:style style:name="P967" style:parent-style-name="PlainText" style:family="paragraph">
      <style:text-properties style:font-name="Courier New" style:font-name-complex="Courier New"/>
    </style:style>
    <style:style style:name="P968" style:parent-style-name="PlainText" style:family="paragraph">
      <style:text-properties style:font-name="Courier New" style:font-name-complex="Courier New"/>
    </style:style>
    <style:style style:name="P969" style:parent-style-name="PlainText" style:family="paragraph">
      <style:text-properties style:font-name="Courier New" style:font-name-complex="Courier New"/>
    </style:style>
    <style:style style:name="P970" style:parent-style-name="PlainText" style:family="paragraph">
      <style:text-properties style:font-name="Courier New" style:font-name-complex="Courier New"/>
    </style:style>
    <style:style style:name="P971" style:parent-style-name="PlainText" style:family="paragraph">
      <style:text-properties style:font-name="Courier New" style:font-name-complex="Courier New"/>
    </style:style>
    <style:style style:name="P972" style:parent-style-name="PlainText" style:family="paragraph">
      <style:text-properties style:font-name="Courier New" style:font-name-complex="Courier New"/>
    </style:style>
    <style:style style:name="P973" style:parent-style-name="PlainText" style:family="paragraph">
      <style:text-properties style:font-name="Courier New" style:font-name-complex="Courier New"/>
    </style:style>
    <style:style style:name="P974" style:parent-style-name="PlainText" style:family="paragraph">
      <style:text-properties style:font-name="Courier New" style:font-name-complex="Courier New"/>
    </style:style>
    <style:style style:name="P975" style:parent-style-name="PlainText" style:family="paragraph">
      <style:text-properties style:font-name="Courier New" style:font-name-complex="Courier New"/>
    </style:style>
    <style:style style:name="P976" style:parent-style-name="PlainText" style:family="paragraph">
      <style:text-properties style:font-name="Courier New" style:font-name-complex="Courier New"/>
    </style:style>
    <style:style style:name="P977" style:parent-style-name="PlainText" style:family="paragraph">
      <style:text-properties style:font-name="Courier New" style:font-name-complex="Courier New"/>
    </style:style>
    <style:style style:name="P978" style:parent-style-name="PlainText" style:family="paragraph">
      <style:text-properties style:font-name="Courier New" style:font-name-complex="Courier New"/>
    </style:style>
    <style:style style:name="P979" style:parent-style-name="PlainText" style:family="paragraph">
      <style:text-properties style:font-name="Courier New" style:font-name-complex="Courier New"/>
    </style:style>
    <style:style style:name="P980" style:parent-style-name="PlainText" style:family="paragraph">
      <style:text-properties style:font-name="Courier New" style:font-name-complex="Courier New"/>
    </style:style>
    <style:style style:name="P981" style:parent-style-name="PlainText" style:family="paragraph">
      <style:text-properties style:font-name="Courier New" style:font-name-complex="Courier New"/>
    </style:style>
    <style:style style:name="P982" style:parent-style-name="PlainText" style:family="paragraph">
      <style:text-properties style:font-name="Courier New" style:font-name-complex="Courier New"/>
    </style:style>
    <style:style style:name="P983" style:parent-style-name="PlainText" style:family="paragraph">
      <style:text-properties style:font-name="Courier New" style:font-name-complex="Courier New"/>
    </style:style>
    <style:style style:name="P984" style:parent-style-name="PlainText" style:family="paragraph">
      <style:text-properties style:font-name="Courier New" style:font-name-complex="Courier New"/>
    </style:style>
    <style:style style:name="P985" style:parent-style-name="PlainText" style:family="paragraph">
      <style:text-properties style:font-name="Courier New" style:font-name-complex="Courier New"/>
    </style:style>
    <style:style style:name="P986" style:parent-style-name="PlainText" style:family="paragraph">
      <style:text-properties style:font-name="Courier New" style:font-name-complex="Courier New"/>
    </style:style>
    <style:style style:name="P987" style:parent-style-name="PlainText" style:family="paragraph">
      <style:text-properties style:font-name="Courier New" style:font-name-complex="Courier New"/>
    </style:style>
    <style:style style:name="P988" style:parent-style-name="PlainText" style:family="paragraph">
      <style:text-properties style:font-name="Courier New" style:font-name-complex="Courier New"/>
    </style:style>
    <style:style style:name="P989" style:parent-style-name="PlainText" style:family="paragraph">
      <style:text-properties style:font-name="Courier New" style:font-name-complex="Courier New"/>
    </style:style>
    <style:style style:name="P990" style:parent-style-name="PlainText" style:family="paragraph">
      <style:text-properties style:font-name="Courier New" style:font-name-complex="Courier New"/>
    </style:style>
    <style:style style:name="P991" style:parent-style-name="PlainText" style:family="paragraph">
      <style:text-properties style:font-name="Courier New" style:font-name-complex="Courier New"/>
    </style:style>
    <style:style style:name="P992" style:parent-style-name="PlainText" style:family="paragraph">
      <style:text-properties style:font-name="Courier New" style:font-name-complex="Courier New"/>
    </style:style>
    <style:style style:name="P993" style:parent-style-name="PlainText" style:family="paragraph">
      <style:text-properties style:font-name="Courier New" style:font-name-complex="Courier New"/>
    </style:style>
    <style:style style:name="P994" style:parent-style-name="PlainText" style:family="paragraph">
      <style:text-properties style:font-name="Courier New" style:font-name-complex="Courier New"/>
    </style:style>
    <style:style style:name="P995" style:parent-style-name="PlainText" style:family="paragraph">
      <style:text-properties style:font-name="Courier New" style:font-name-complex="Courier New"/>
    </style:style>
    <style:style style:name="P996" style:parent-style-name="PlainText" style:family="paragraph">
      <style:text-properties style:font-name="Courier New" style:font-name-complex="Courier New"/>
    </style:style>
    <style:style style:name="P997" style:parent-style-name="PlainText" style:family="paragraph">
      <style:text-properties style:font-name="Courier New" style:font-name-complex="Courier New"/>
    </style:style>
    <style:style style:name="P998" style:parent-style-name="PlainText" style:family="paragraph">
      <style:text-properties style:font-name="Courier New" style:font-name-complex="Courier New"/>
    </style:style>
    <style:style style:name="P999" style:parent-style-name="PlainText" style:family="paragraph">
      <style:text-properties style:font-name="Courier New" style:font-name-complex="Courier New"/>
    </style:style>
    <style:style style:name="P1000" style:parent-style-name="PlainText" style:family="paragraph">
      <style:text-properties style:font-name="Courier New" style:font-name-complex="Courier New"/>
    </style:style>
    <style:style style:name="P1001" style:parent-style-name="PlainText" style:family="paragraph">
      <style:text-properties style:font-name="Courier New" style:font-name-complex="Courier New"/>
    </style:style>
    <style:style style:name="P1002" style:parent-style-name="PlainText" style:family="paragraph">
      <style:text-properties style:font-name="Courier New" style:font-name-complex="Courier New"/>
    </style:style>
    <style:style style:name="P1003" style:parent-style-name="PlainText" style:family="paragraph">
      <style:text-properties style:font-name="Courier New" style:font-name-complex="Courier New"/>
    </style:style>
    <style:style style:name="P1004" style:parent-style-name="PlainText" style:family="paragraph">
      <style:text-properties style:font-name="Courier New" style:font-name-complex="Courier New"/>
    </style:style>
    <style:style style:name="P1005" style:parent-style-name="PlainText" style:family="paragraph">
      <style:text-properties style:font-name="Courier New" style:font-name-complex="Courier New"/>
    </style:style>
    <style:style style:name="P1006" style:parent-style-name="PlainText" style:family="paragraph">
      <style:text-properties style:font-name="Courier New" style:font-name-complex="Courier New"/>
    </style:style>
    <style:style style:name="P1007" style:parent-style-name="PlainText" style:family="paragraph">
      <style:text-properties style:font-name="Courier New" style:font-name-complex="Courier New"/>
    </style:style>
    <style:style style:name="P1008" style:parent-style-name="PlainText" style:family="paragraph">
      <style:text-properties style:font-name="Courier New" style:font-name-complex="Courier New"/>
    </style:style>
    <style:style style:name="P1009" style:parent-style-name="PlainText" style:family="paragraph">
      <style:text-properties style:font-name="Courier New" style:font-name-complex="Courier New"/>
    </style:style>
    <style:style style:name="P1010" style:parent-style-name="PlainText" style:family="paragraph">
      <style:text-properties style:font-name="Courier New" style:font-name-complex="Courier New"/>
    </style:style>
    <style:style style:name="P1011" style:parent-style-name="PlainText" style:family="paragraph">
      <style:text-properties style:font-name="Courier New" style:font-name-complex="Courier New"/>
    </style:style>
    <style:style style:name="P1012" style:parent-style-name="PlainText" style:family="paragraph">
      <style:text-properties style:font-name="Courier New" style:font-name-complex="Courier New"/>
    </style:style>
    <style:style style:name="P1013" style:parent-style-name="PlainText" style:family="paragraph">
      <style:text-properties style:font-name="Courier New" style:font-name-complex="Courier New"/>
    </style:style>
    <style:style style:name="P1014" style:parent-style-name="PlainText" style:family="paragraph">
      <style:text-properties style:font-name="Courier New" style:font-name-complex="Courier New"/>
    </style:style>
    <style:style style:name="P1015" style:parent-style-name="PlainText" style:family="paragraph">
      <style:text-properties style:font-name="Courier New" style:font-name-complex="Courier New"/>
    </style:style>
    <style:style style:name="P1016" style:parent-style-name="PlainText" style:family="paragraph">
      <style:text-properties style:font-name="Courier New" style:font-name-complex="Courier New"/>
    </style:style>
    <style:style style:name="P1017" style:parent-style-name="PlainText" style:family="paragraph">
      <style:text-properties style:font-name="Courier New" style:font-name-complex="Courier New"/>
    </style:style>
    <style:style style:name="P1018" style:parent-style-name="PlainText" style:family="paragraph">
      <style:text-properties style:font-name="Courier New" style:font-name-complex="Courier New"/>
    </style:style>
    <style:style style:name="P1019" style:parent-style-name="PlainText" style:family="paragraph">
      <style:text-properties style:font-name="Courier New" style:font-name-complex="Courier New"/>
    </style:style>
    <style:style style:name="P1020" style:parent-style-name="PlainText" style:family="paragraph">
      <style:text-properties style:font-name="Courier New" style:font-name-complex="Courier New"/>
    </style:style>
    <style:style style:name="P1021" style:parent-style-name="PlainText" style:family="paragraph">
      <style:text-properties style:font-name="Courier New" style:font-name-complex="Courier New"/>
    </style:style>
    <style:style style:name="P1022" style:parent-style-name="PlainText" style:family="paragraph">
      <style:text-properties style:font-name="Courier New" style:font-name-complex="Courier New"/>
    </style:style>
    <style:style style:name="P1023" style:parent-style-name="PlainText" style:family="paragraph">
      <style:text-properties style:font-name="Courier New" style:font-name-complex="Courier New"/>
    </style:style>
    <style:style style:name="P1024" style:parent-style-name="PlainText" style:family="paragraph">
      <style:text-properties style:font-name="Courier New" style:font-name-complex="Courier New"/>
    </style:style>
    <style:style style:name="P1025" style:parent-style-name="PlainText" style:family="paragraph">
      <style:text-properties style:font-name="Courier New" style:font-name-complex="Courier New"/>
    </style:style>
    <style:style style:name="P1026" style:parent-style-name="PlainText" style:family="paragraph">
      <style:text-properties style:font-name="Courier New" style:font-name-complex="Courier New"/>
    </style:style>
    <style:style style:name="P1027" style:parent-style-name="PlainText" style:family="paragraph">
      <style:text-properties style:font-name="Courier New" style:font-name-complex="Courier New"/>
    </style:style>
    <style:style style:name="P1028" style:parent-style-name="PlainText" style:family="paragraph">
      <style:text-properties style:font-name="Courier New" style:font-name-complex="Courier New"/>
    </style:style>
    <style:style style:name="P1029" style:parent-style-name="PlainText" style:family="paragraph">
      <style:text-properties style:font-name="Courier New" style:font-name-complex="Courier New"/>
    </style:style>
    <style:style style:name="P1030" style:parent-style-name="PlainText" style:family="paragraph">
      <style:text-properties style:font-name="Courier New" style:font-name-complex="Courier New"/>
    </style:style>
    <style:style style:name="P1031" style:parent-style-name="PlainText" style:family="paragraph">
      <style:text-properties style:font-name="Courier New" style:font-name-complex="Courier New"/>
    </style:style>
    <style:style style:name="P1032" style:parent-style-name="PlainText" style:family="paragraph">
      <style:text-properties style:font-name="Courier New" style:font-name-complex="Courier New"/>
    </style:style>
    <style:style style:name="P1033" style:parent-style-name="PlainText" style:family="paragraph">
      <style:text-properties style:font-name="Courier New" style:font-name-complex="Courier New"/>
    </style:style>
    <style:style style:name="P1034" style:parent-style-name="PlainText" style:family="paragraph">
      <style:text-properties style:font-name="Courier New" style:font-name-complex="Courier New"/>
    </style:style>
    <style:style style:name="P1035" style:parent-style-name="PlainText" style:family="paragraph">
      <style:text-properties style:font-name="Courier New" style:font-name-complex="Courier New"/>
    </style:style>
    <style:style style:name="P1036" style:parent-style-name="PlainText" style:family="paragraph">
      <style:text-properties style:font-name="Courier New" style:font-name-complex="Courier New"/>
    </style:style>
    <style:style style:name="P1037" style:parent-style-name="PlainText" style:family="paragraph">
      <style:text-properties style:font-name="Courier New" style:font-name-complex="Courier New"/>
    </style:style>
    <style:style style:name="P1038" style:parent-style-name="PlainText" style:family="paragraph">
      <style:text-properties style:font-name="Courier New" style:font-name-complex="Courier New"/>
    </style:style>
    <style:style style:name="P1039" style:parent-style-name="PlainText" style:family="paragraph">
      <style:text-properties style:font-name="Courier New" style:font-name-complex="Courier New"/>
    </style:style>
    <style:style style:name="P1040" style:parent-style-name="PlainText" style:family="paragraph">
      <style:text-properties style:font-name="Courier New" style:font-name-complex="Courier New"/>
    </style:style>
    <style:style style:name="P1041" style:parent-style-name="PlainText" style:family="paragraph">
      <style:text-properties style:font-name="Courier New" style:font-name-complex="Courier New"/>
    </style:style>
    <style:style style:name="P1042" style:parent-style-name="PlainText" style:family="paragraph">
      <style:text-properties style:font-name="Courier New" style:font-name-complex="Courier New"/>
    </style:style>
    <style:style style:name="P1043" style:parent-style-name="PlainText" style:family="paragraph">
      <style:text-properties style:font-name="Courier New" style:font-name-complex="Courier New"/>
    </style:style>
    <style:style style:name="P1044" style:parent-style-name="PlainText" style:family="paragraph">
      <style:text-properties style:font-name="Courier New" style:font-name-complex="Courier New"/>
    </style:style>
    <style:style style:name="P1045" style:parent-style-name="PlainText" style:family="paragraph">
      <style:text-properties style:font-name="Courier New" style:font-name-complex="Courier New"/>
    </style:style>
    <style:style style:name="P1046" style:parent-style-name="PlainText" style:family="paragraph">
      <style:text-properties style:font-name="Courier New" style:font-name-complex="Courier New"/>
    </style:style>
    <style:style style:name="P1047" style:parent-style-name="PlainText" style:family="paragraph">
      <style:text-properties style:font-name="Courier New" style:font-name-complex="Courier New"/>
    </style:style>
    <style:style style:name="P1048" style:parent-style-name="PlainText" style:family="paragraph">
      <style:text-properties style:font-name="Courier New" style:font-name-complex="Courier New"/>
    </style:style>
    <style:style style:name="P1049" style:parent-style-name="PlainText" style:family="paragraph">
      <style:text-properties style:font-name="Courier New" style:font-name-complex="Courier New"/>
    </style:style>
    <style:style style:name="P1050" style:parent-style-name="PlainText" style:family="paragraph">
      <style:text-properties style:font-name="Courier New" style:font-name-complex="Courier New"/>
    </style:style>
    <style:style style:name="P1051" style:parent-style-name="PlainText" style:family="paragraph">
      <style:text-properties style:font-name="Courier New" style:font-name-complex="Courier New"/>
    </style:style>
    <style:style style:name="P1052" style:parent-style-name="PlainText" style:family="paragraph">
      <style:text-properties style:font-name="Courier New" style:font-name-complex="Courier New"/>
    </style:style>
    <style:style style:name="P1053" style:parent-style-name="PlainText" style:family="paragraph">
      <style:text-properties style:font-name="Courier New" style:font-name-complex="Courier New"/>
    </style:style>
    <style:style style:name="P1054" style:parent-style-name="PlainText" style:family="paragraph">
      <style:text-properties style:font-name="Courier New" style:font-name-complex="Courier New"/>
    </style:style>
    <style:style style:name="P1055" style:parent-style-name="PlainText" style:family="paragraph">
      <style:text-properties style:font-name="Courier New" style:font-name-complex="Courier New"/>
    </style:style>
    <style:style style:name="P1056" style:parent-style-name="PlainText" style:family="paragraph">
      <style:text-properties style:font-name="Courier New" style:font-name-complex="Courier New"/>
    </style:style>
    <style:style style:name="P1057" style:parent-style-name="PlainText" style:family="paragraph">
      <style:text-properties style:font-name="Courier New" style:font-name-complex="Courier New"/>
    </style:style>
    <style:style style:name="P1058" style:parent-style-name="PlainText" style:family="paragraph">
      <style:text-properties style:font-name="Courier New" style:font-name-complex="Courier New"/>
    </style:style>
    <style:style style:name="P1059" style:parent-style-name="PlainText" style:family="paragraph">
      <style:text-properties style:font-name="Courier New" style:font-name-complex="Courier New"/>
    </style:style>
    <style:style style:name="P1060" style:parent-style-name="PlainText" style:family="paragraph">
      <style:text-properties style:font-name="Courier New" style:font-name-complex="Courier New"/>
    </style:style>
    <style:style style:name="P1061" style:parent-style-name="PlainText" style:family="paragraph">
      <style:text-properties style:font-name="Courier New" style:font-name-complex="Courier New"/>
    </style:style>
    <style:style style:name="P1062" style:parent-style-name="PlainText" style:family="paragraph">
      <style:text-properties style:font-name="Courier New" style:font-name-complex="Courier New"/>
    </style:style>
    <style:style style:name="P1063" style:parent-style-name="PlainText" style:family="paragraph">
      <style:text-properties style:font-name="Courier New" style:font-name-complex="Courier New"/>
    </style:style>
    <style:style style:name="P1064" style:parent-style-name="PlainText" style:family="paragraph">
      <style:text-properties style:font-name="Courier New" style:font-name-complex="Courier New"/>
    </style:style>
    <style:style style:name="P1065" style:parent-style-name="PlainText" style:family="paragraph">
      <style:text-properties style:font-name="Courier New" style:font-name-complex="Courier New"/>
    </style:style>
    <style:style style:name="P1066" style:parent-style-name="PlainText" style:family="paragraph">
      <style:text-properties style:font-name="Courier New" style:font-name-complex="Courier New"/>
    </style:style>
    <style:style style:name="P1067" style:parent-style-name="PlainText" style:family="paragraph">
      <style:text-properties style:font-name="Courier New" style:font-name-complex="Courier New"/>
    </style:style>
    <style:style style:name="P1068" style:parent-style-name="PlainText" style:family="paragraph">
      <style:text-properties style:font-name="Courier New" style:font-name-complex="Courier New"/>
    </style:style>
    <style:style style:name="P1069" style:parent-style-name="PlainText" style:family="paragraph">
      <style:text-properties style:font-name="Courier New" style:font-name-complex="Courier New"/>
    </style:style>
    <style:style style:name="P1070" style:parent-style-name="PlainText" style:family="paragraph">
      <style:text-properties style:font-name="Courier New" style:font-name-complex="Courier New"/>
    </style:style>
    <style:style style:name="P1071" style:parent-style-name="PlainText" style:family="paragraph">
      <style:text-properties style:font-name="Courier New" style:font-name-complex="Courier New"/>
    </style:style>
    <style:style style:name="P1072" style:parent-style-name="PlainText" style:family="paragraph">
      <style:text-properties style:font-name="Courier New" style:font-name-complex="Courier New"/>
    </style:style>
    <style:style style:name="P1073" style:parent-style-name="PlainText" style:family="paragraph">
      <style:text-properties style:font-name="Courier New" style:font-name-complex="Courier New"/>
    </style:style>
    <style:style style:name="P1074" style:parent-style-name="PlainText" style:family="paragraph">
      <style:text-properties style:font-name="Courier New" style:font-name-complex="Courier New"/>
    </style:style>
    <style:style style:name="P1075" style:parent-style-name="PlainText" style:family="paragraph">
      <style:text-properties style:font-name="Courier New" style:font-name-complex="Courier New"/>
    </style:style>
    <style:style style:name="P1076" style:parent-style-name="PlainText" style:family="paragraph">
      <style:text-properties style:font-name="Courier New" style:font-name-complex="Courier New"/>
    </style:style>
    <style:style style:name="P1077" style:parent-style-name="PlainText" style:family="paragraph">
      <style:text-properties style:font-name="Courier New" style:font-name-complex="Courier New"/>
    </style:style>
    <style:style style:name="P1078" style:parent-style-name="PlainText" style:family="paragraph">
      <style:text-properties style:font-name="Courier New" style:font-name-complex="Courier New"/>
    </style:style>
    <style:style style:name="P1079" style:parent-style-name="PlainText" style:family="paragraph">
      <style:text-properties style:font-name="Courier New" style:font-name-complex="Courier New"/>
    </style:style>
    <style:style style:name="P1080" style:parent-style-name="PlainText" style:family="paragraph">
      <style:text-properties style:font-name="Courier New" style:font-name-complex="Courier New"/>
    </style:style>
    <style:style style:name="P1081" style:parent-style-name="PlainText" style:family="paragraph">
      <style:text-properties style:font-name="Courier New" style:font-name-complex="Courier New"/>
    </style:style>
    <style:style style:name="P1082" style:parent-style-name="PlainText" style:family="paragraph">
      <style:text-properties style:font-name="Courier New" style:font-name-complex="Courier New"/>
    </style:style>
    <style:style style:name="P1083" style:parent-style-name="PlainText" style:family="paragraph">
      <style:text-properties style:font-name="Courier New" style:font-name-complex="Courier New"/>
    </style:style>
    <style:style style:name="P1084" style:parent-style-name="PlainText" style:family="paragraph">
      <style:text-properties style:font-name="Courier New" style:font-name-complex="Courier New"/>
    </style:style>
    <style:style style:name="P1085" style:parent-style-name="PlainText" style:family="paragraph">
      <style:text-properties style:font-name="Courier New" style:font-name-complex="Courier New"/>
    </style:style>
    <style:style style:name="P1086" style:parent-style-name="PlainText" style:family="paragraph">
      <style:text-properties style:font-name="Courier New" style:font-name-complex="Courier New"/>
    </style:style>
    <style:style style:name="P1087" style:parent-style-name="PlainText" style:family="paragraph">
      <style:text-properties style:font-name="Courier New" style:font-name-complex="Courier New"/>
    </style:style>
    <style:style style:name="P1088" style:parent-style-name="PlainText" style:family="paragraph">
      <style:text-properties style:font-name="Courier New" style:font-name-complex="Courier New"/>
    </style:style>
    <style:style style:name="P1089" style:parent-style-name="PlainText" style:family="paragraph">
      <style:text-properties style:font-name="Courier New" style:font-name-complex="Courier New"/>
    </style:style>
    <style:style style:name="P1090" style:parent-style-name="PlainText" style:family="paragraph">
      <style:text-properties style:font-name="Courier New" style:font-name-complex="Courier New"/>
    </style:style>
    <style:style style:name="P1091" style:parent-style-name="PlainText" style:family="paragraph">
      <style:text-properties style:font-name="Courier New" style:font-name-complex="Courier New"/>
    </style:style>
    <style:style style:name="P1092" style:parent-style-name="PlainText" style:family="paragraph">
      <style:text-properties style:font-name="Courier New" style:font-name-complex="Courier New"/>
    </style:style>
    <style:style style:name="P1093" style:parent-style-name="PlainText" style:family="paragraph">
      <style:text-properties style:font-name="Courier New" style:font-name-complex="Courier New"/>
    </style:style>
    <style:style style:name="P1094" style:parent-style-name="PlainText" style:family="paragraph">
      <style:text-properties style:font-name="Courier New" style:font-name-complex="Courier New"/>
    </style:style>
    <style:style style:name="P1095" style:parent-style-name="PlainText" style:family="paragraph">
      <style:text-properties style:font-name="Courier New" style:font-name-complex="Courier New"/>
    </style:style>
    <style:style style:name="P1096" style:parent-style-name="PlainText" style:family="paragraph">
      <style:text-properties style:font-name="Courier New" style:font-name-complex="Courier New"/>
    </style:style>
    <style:style style:name="P1097" style:parent-style-name="PlainText" style:family="paragraph">
      <style:text-properties style:font-name="Courier New" style:font-name-complex="Courier New"/>
    </style:style>
    <style:style style:name="P1098" style:parent-style-name="PlainText" style:family="paragraph">
      <style:text-properties style:font-name="Courier New" style:font-name-complex="Courier New"/>
    </style:style>
    <style:style style:name="P1099" style:parent-style-name="PlainText" style:family="paragraph">
      <style:text-properties style:font-name="Courier New" style:font-name-complex="Courier New"/>
    </style:style>
    <style:style style:name="P1100" style:parent-style-name="PlainText" style:family="paragraph">
      <style:text-properties style:font-name="Courier New" style:font-name-complex="Courier New"/>
    </style:style>
    <style:style style:name="P1101" style:parent-style-name="PlainText" style:family="paragraph">
      <style:text-properties style:font-name="Courier New" style:font-name-complex="Courier New"/>
    </style:style>
    <style:style style:name="P1102" style:parent-style-name="PlainText" style:family="paragraph">
      <style:text-properties style:font-name="Courier New" style:font-name-complex="Courier New"/>
    </style:style>
    <style:style style:name="P1103" style:parent-style-name="PlainText" style:family="paragraph">
      <style:text-properties style:font-name="Courier New" style:font-name-complex="Courier New"/>
    </style:style>
    <style:style style:name="P1104" style:parent-style-name="PlainText" style:family="paragraph">
      <style:text-properties style:font-name="Courier New" style:font-name-complex="Courier New"/>
    </style:style>
    <style:style style:name="P1105" style:parent-style-name="PlainText" style:family="paragraph">
      <style:text-properties style:font-name="Courier New" style:font-name-complex="Courier New"/>
    </style:style>
    <style:style style:name="P1106" style:parent-style-name="PlainText" style:family="paragraph">
      <style:text-properties style:font-name="Courier New" style:font-name-complex="Courier New"/>
    </style:style>
    <style:style style:name="P1107" style:parent-style-name="PlainText" style:family="paragraph">
      <style:text-properties style:font-name="Courier New" style:font-name-complex="Courier New"/>
    </style:style>
    <style:style style:name="P1108" style:parent-style-name="PlainText" style:family="paragraph">
      <style:text-properties style:font-name="Courier New" style:font-name-complex="Courier New"/>
    </style:style>
    <style:style style:name="P1109" style:parent-style-name="PlainText" style:family="paragraph">
      <style:text-properties style:font-name="Courier New" style:font-name-complex="Courier New"/>
    </style:style>
    <style:style style:name="P1110" style:parent-style-name="PlainText" style:family="paragraph">
      <style:text-properties style:font-name="Courier New" style:font-name-complex="Courier New"/>
    </style:style>
    <style:style style:name="P1111" style:parent-style-name="PlainText" style:family="paragraph">
      <style:text-properties style:font-name="Courier New" style:font-name-complex="Courier New"/>
    </style:style>
    <style:style style:name="P1112" style:parent-style-name="PlainText" style:family="paragraph">
      <style:text-properties style:font-name="Courier New" style:font-name-complex="Courier New"/>
    </style:style>
    <style:style style:name="P1113" style:parent-style-name="PlainText" style:family="paragraph">
      <style:text-properties style:font-name="Courier New" style:font-name-complex="Courier New"/>
    </style:style>
    <style:style style:name="P1114" style:parent-style-name="PlainText" style:family="paragraph">
      <style:text-properties style:font-name="Courier New" style:font-name-complex="Courier New"/>
    </style:style>
    <style:style style:name="P1115" style:parent-style-name="PlainText" style:family="paragraph">
      <style:text-properties style:font-name="Courier New" style:font-name-complex="Courier New"/>
    </style:style>
    <style:style style:name="P1116" style:parent-style-name="PlainText" style:family="paragraph">
      <style:text-properties style:font-name="Courier New" style:font-name-complex="Courier New"/>
    </style:style>
    <style:style style:name="P1117" style:parent-style-name="PlainText" style:family="paragraph">
      <style:text-properties style:font-name="Courier New" style:font-name-complex="Courier New"/>
    </style:style>
    <style:style style:name="P1118" style:parent-style-name="PlainText" style:family="paragraph">
      <style:text-properties style:font-name="Courier New" style:font-name-complex="Courier New"/>
    </style:style>
    <style:style style:name="P1119" style:parent-style-name="PlainText" style:family="paragraph">
      <style:text-properties style:font-name="Courier New" style:font-name-complex="Courier New"/>
    </style:style>
    <style:style style:name="P1120" style:parent-style-name="PlainText" style:family="paragraph">
      <style:text-properties style:font-name="Courier New" style:font-name-complex="Courier New"/>
    </style:style>
    <style:style style:name="P1121" style:parent-style-name="PlainText" style:family="paragraph">
      <style:text-properties style:font-name="Courier New" style:font-name-complex="Courier New"/>
    </style:style>
    <style:style style:name="P1122" style:parent-style-name="PlainText" style:family="paragraph">
      <style:text-properties style:font-name="Courier New" style:font-name-complex="Courier New"/>
    </style:style>
    <style:style style:name="P1123" style:parent-style-name="PlainText" style:family="paragraph">
      <style:text-properties style:font-name="Courier New" style:font-name-complex="Courier New"/>
    </style:style>
    <style:style style:name="P1124" style:parent-style-name="PlainText" style:family="paragraph">
      <style:text-properties style:font-name="Courier New" style:font-name-complex="Courier New"/>
    </style:style>
    <style:style style:name="P1125" style:parent-style-name="PlainText" style:family="paragraph">
      <style:text-properties style:font-name="Courier New" style:font-name-complex="Courier New"/>
    </style:style>
    <style:style style:name="P1126" style:parent-style-name="PlainText" style:family="paragraph">
      <style:text-properties style:font-name="Courier New" style:font-name-complex="Courier New"/>
    </style:style>
    <style:style style:name="P1127" style:parent-style-name="PlainText" style:family="paragraph">
      <style:text-properties style:font-name="Courier New" style:font-name-complex="Courier New"/>
    </style:style>
    <style:style style:name="P1128" style:parent-style-name="PlainText" style:family="paragraph">
      <style:text-properties style:font-name="Courier New" style:font-name-complex="Courier New"/>
    </style:style>
    <style:style style:name="P1129" style:parent-style-name="PlainText" style:family="paragraph">
      <style:text-properties style:font-name="Courier New" style:font-name-complex="Courier New"/>
    </style:style>
    <style:style style:name="P1130" style:parent-style-name="PlainText" style:family="paragraph">
      <style:text-properties style:font-name="Courier New" style:font-name-complex="Courier New"/>
    </style:style>
    <style:style style:name="P1131" style:parent-style-name="PlainText" style:family="paragraph">
      <style:text-properties style:font-name="Courier New" style:font-name-complex="Courier New"/>
    </style:style>
    <style:style style:name="P1132" style:parent-style-name="PlainText" style:family="paragraph">
      <style:text-properties style:font-name="Courier New" style:font-name-complex="Courier New"/>
    </style:style>
    <style:style style:name="P1133" style:parent-style-name="PlainText" style:family="paragraph">
      <style:text-properties style:font-name="Courier New" style:font-name-complex="Courier New"/>
    </style:style>
    <style:style style:name="P1134" style:parent-style-name="PlainText" style:family="paragraph">
      <style:text-properties style:font-name="Courier New" style:font-name-complex="Courier New"/>
    </style:style>
    <style:style style:name="P1135" style:parent-style-name="PlainText" style:family="paragraph">
      <style:text-properties style:font-name="Courier New" style:font-name-complex="Courier New"/>
    </style:style>
    <style:style style:name="P1136" style:parent-style-name="PlainText" style:family="paragraph">
      <style:text-properties style:font-name="Courier New" style:font-name-complex="Courier New"/>
    </style:style>
    <style:style style:name="P1137" style:parent-style-name="PlainText" style:family="paragraph">
      <style:text-properties style:font-name="Courier New" style:font-name-complex="Courier New"/>
    </style:style>
    <style:style style:name="P1138" style:parent-style-name="PlainText" style:family="paragraph">
      <style:text-properties style:font-name="Courier New" style:font-name-complex="Courier New"/>
    </style:style>
    <style:style style:name="P1139" style:parent-style-name="PlainText" style:family="paragraph">
      <style:text-properties style:font-name="Courier New" style:font-name-complex="Courier New"/>
    </style:style>
    <style:style style:name="P1140" style:parent-style-name="PlainText" style:family="paragraph">
      <style:text-properties style:font-name="Courier New" style:font-name-complex="Courier New"/>
    </style:style>
    <style:style style:name="P1141" style:parent-style-name="PlainText" style:family="paragraph">
      <style:text-properties style:font-name="Courier New" style:font-name-complex="Courier New"/>
    </style:style>
    <style:style style:name="P1142" style:parent-style-name="PlainText" style:family="paragraph">
      <style:text-properties style:font-name="Courier New" style:font-name-complex="Courier New"/>
    </style:style>
    <style:style style:name="P1143" style:parent-style-name="PlainText" style:family="paragraph">
      <style:text-properties style:font-name="Courier New" style:font-name-complex="Courier New"/>
    </style:style>
    <style:style style:name="P1144" style:parent-style-name="PlainText" style:family="paragraph">
      <style:text-properties style:font-name="Courier New" style:font-name-complex="Courier New"/>
    </style:style>
    <style:style style:name="P1145" style:parent-style-name="PlainText" style:family="paragraph">
      <style:text-properties style:font-name="Courier New" style:font-name-complex="Courier New"/>
    </style:style>
    <style:style style:name="P1146" style:parent-style-name="PlainText" style:family="paragraph">
      <style:text-properties style:font-name="Courier New" style:font-name-complex="Courier New"/>
    </style:style>
    <style:style style:name="P1147" style:parent-style-name="PlainText" style:family="paragraph">
      <style:text-properties style:font-name="Courier New" style:font-name-complex="Courier New"/>
    </style:style>
    <style:style style:name="P1148" style:parent-style-name="PlainText" style:family="paragraph">
      <style:text-properties style:font-name="Courier New" style:font-name-complex="Courier New"/>
    </style:style>
    <style:style style:name="P1149" style:parent-style-name="PlainText" style:family="paragraph">
      <style:text-properties style:font-name="Courier New" style:font-name-complex="Courier New"/>
    </style:style>
    <style:style style:name="P1150" style:parent-style-name="PlainText" style:family="paragraph">
      <style:text-properties style:font-name="Courier New" style:font-name-complex="Courier New"/>
    </style:style>
    <style:style style:name="P1151" style:parent-style-name="PlainText" style:family="paragraph">
      <style:text-properties style:font-name="Courier New" style:font-name-complex="Courier New"/>
    </style:style>
    <style:style style:name="P1152" style:parent-style-name="PlainText" style:family="paragraph">
      <style:text-properties style:font-name="Courier New" style:font-name-complex="Courier New"/>
    </style:style>
    <style:style style:name="P1153" style:parent-style-name="PlainText" style:family="paragraph">
      <style:text-properties style:font-name="Courier New" style:font-name-complex="Courier New"/>
    </style:style>
    <style:style style:name="P1154" style:parent-style-name="PlainText" style:family="paragraph">
      <style:text-properties style:font-name="Courier New" style:font-name-complex="Courier New"/>
    </style:style>
    <style:style style:name="P1155" style:parent-style-name="PlainText" style:family="paragraph">
      <style:text-properties style:font-name="Courier New" style:font-name-complex="Courier New"/>
    </style:style>
    <style:style style:name="P1156" style:parent-style-name="PlainText" style:family="paragraph">
      <style:text-properties style:font-name="Courier New" style:font-name-complex="Courier New"/>
    </style:style>
    <style:style style:name="P1157" style:parent-style-name="PlainText" style:family="paragraph">
      <style:text-properties style:font-name="Courier New" style:font-name-complex="Courier New"/>
    </style:style>
    <style:style style:name="P1158" style:parent-style-name="PlainText" style:family="paragraph">
      <style:text-properties style:font-name="Courier New" style:font-name-complex="Courier New"/>
    </style:style>
    <style:style style:name="P1159" style:parent-style-name="PlainText" style:family="paragraph">
      <style:text-properties style:font-name="Courier New" style:font-name-complex="Courier New"/>
    </style:style>
    <style:style style:name="P1160" style:parent-style-name="PlainText" style:family="paragraph">
      <style:text-properties style:font-name="Courier New" style:font-name-complex="Courier New"/>
    </style:style>
    <style:style style:name="P1161" style:parent-style-name="PlainText" style:family="paragraph">
      <style:text-properties style:font-name="Courier New" style:font-name-complex="Courier New"/>
    </style:style>
    <style:style style:name="P1162" style:parent-style-name="PlainText" style:family="paragraph">
      <style:text-properties style:font-name="Courier New" style:font-name-complex="Courier New"/>
    </style:style>
    <style:style style:name="P1163" style:parent-style-name="PlainText" style:family="paragraph">
      <style:text-properties style:font-name="Courier New" style:font-name-complex="Courier New"/>
    </style:style>
    <style:style style:name="P1164" style:parent-style-name="PlainText" style:family="paragraph">
      <style:text-properties style:font-name="Courier New" style:font-name-complex="Courier New"/>
    </style:style>
    <style:style style:name="P1165" style:parent-style-name="PlainText" style:family="paragraph">
      <style:text-properties style:font-name="Courier New" style:font-name-complex="Courier New"/>
    </style:style>
    <style:style style:name="P1166" style:parent-style-name="PlainText" style:family="paragraph">
      <style:text-properties style:font-name="Courier New" style:font-name-complex="Courier New"/>
    </style:style>
    <style:style style:name="P1167" style:parent-style-name="PlainText" style:family="paragraph">
      <style:text-properties style:font-name="Courier New" style:font-name-complex="Courier New"/>
    </style:style>
    <style:style style:name="P1168" style:parent-style-name="PlainText" style:family="paragraph">
      <style:text-properties style:font-name="Courier New" style:font-name-complex="Courier New"/>
    </style:style>
    <style:style style:name="P1169" style:parent-style-name="PlainText" style:family="paragraph">
      <style:text-properties style:font-name="Courier New" style:font-name-complex="Courier New"/>
    </style:style>
    <style:style style:name="P1170" style:parent-style-name="PlainText" style:family="paragraph">
      <style:text-properties style:font-name="Courier New" style:font-name-complex="Courier New"/>
    </style:style>
    <style:style style:name="P1171" style:parent-style-name="PlainText" style:family="paragraph">
      <style:text-properties style:font-name="Courier New" style:font-name-complex="Courier New"/>
    </style:style>
    <style:style style:name="P1172" style:parent-style-name="PlainText" style:family="paragraph">
      <style:text-properties style:font-name="Courier New" style:font-name-complex="Courier New"/>
    </style:style>
    <style:style style:name="P1173" style:parent-style-name="PlainText" style:family="paragraph">
      <style:text-properties style:font-name="Courier New" style:font-name-complex="Courier New"/>
    </style:style>
    <style:style style:name="P1174" style:parent-style-name="PlainText" style:family="paragraph">
      <style:text-properties style:font-name="Courier New" style:font-name-complex="Courier New"/>
    </style:style>
    <style:style style:name="P1175" style:parent-style-name="PlainText" style:family="paragraph">
      <style:text-properties style:font-name="Courier New" style:font-name-complex="Courier New"/>
    </style:style>
    <style:style style:name="P1176" style:parent-style-name="PlainText" style:family="paragraph">
      <style:text-properties style:font-name="Courier New" style:font-name-complex="Courier New"/>
    </style:style>
    <style:style style:name="P1177" style:parent-style-name="PlainText" style:family="paragraph">
      <style:text-properties style:font-name="Courier New" style:font-name-complex="Courier New"/>
    </style:style>
    <style:style style:name="P1178" style:parent-style-name="PlainText" style:family="paragraph">
      <style:text-properties style:font-name="Courier New" style:font-name-complex="Courier New"/>
    </style:style>
    <style:style style:name="P1179" style:parent-style-name="PlainText" style:family="paragraph">
      <style:text-properties style:font-name="Courier New" style:font-name-complex="Courier New"/>
    </style:style>
    <style:style style:name="P1180" style:parent-style-name="PlainText" style:family="paragraph">
      <style:text-properties style:font-name="Courier New" style:font-name-complex="Courier New"/>
    </style:style>
    <style:style style:name="P1181" style:parent-style-name="PlainText" style:family="paragraph">
      <style:text-properties style:font-name="Courier New" style:font-name-complex="Courier New"/>
    </style:style>
    <style:style style:name="P1182" style:parent-style-name="PlainText" style:family="paragraph">
      <style:text-properties style:font-name="Courier New" style:font-name-complex="Courier New"/>
    </style:style>
    <style:style style:name="P1183" style:parent-style-name="PlainText" style:family="paragraph">
      <style:text-properties style:font-name="Courier New" style:font-name-complex="Courier New"/>
    </style:style>
    <style:style style:name="P1184" style:parent-style-name="PlainText" style:family="paragraph">
      <style:text-properties style:font-name="Courier New" style:font-name-complex="Courier New"/>
    </style:style>
    <style:style style:name="P1185" style:parent-style-name="PlainText" style:family="paragraph">
      <style:text-properties style:font-name="Courier New" style:font-name-complex="Courier New"/>
    </style:style>
    <style:style style:name="P1186" style:parent-style-name="PlainText" style:family="paragraph">
      <style:text-properties style:font-name="Courier New" style:font-name-complex="Courier New"/>
    </style:style>
    <style:style style:name="P1187" style:parent-style-name="PlainText" style:family="paragraph">
      <style:text-properties style:font-name="Courier New" style:font-name-complex="Courier New"/>
    </style:style>
    <style:style style:name="P1188" style:parent-style-name="PlainText" style:family="paragraph">
      <style:text-properties style:font-name="Courier New" style:font-name-complex="Courier New"/>
    </style:style>
    <style:style style:name="P1189" style:parent-style-name="PlainText" style:family="paragraph">
      <style:text-properties style:font-name="Courier New" style:font-name-complex="Courier New"/>
    </style:style>
    <style:style style:name="P1190" style:parent-style-name="PlainText" style:family="paragraph">
      <style:text-properties style:font-name="Courier New" style:font-name-complex="Courier New"/>
    </style:style>
    <style:style style:name="P1191" style:parent-style-name="PlainText" style:family="paragraph">
      <style:text-properties style:font-name="Courier New" style:font-name-complex="Courier New"/>
    </style:style>
    <style:style style:name="P1192" style:parent-style-name="PlainText" style:family="paragraph">
      <style:text-properties style:font-name="Courier New" style:font-name-complex="Courier New"/>
    </style:style>
    <style:style style:name="P1193" style:parent-style-name="PlainText" style:family="paragraph">
      <style:text-properties style:font-name="Courier New" style:font-name-complex="Courier New"/>
    </style:style>
    <style:style style:name="P1194" style:parent-style-name="PlainText" style:family="paragraph">
      <style:text-properties style:font-name="Courier New" style:font-name-complex="Courier New"/>
    </style:style>
    <style:style style:name="P1195" style:parent-style-name="PlainText" style:family="paragraph">
      <style:text-properties style:font-name="Courier New" style:font-name-complex="Courier New"/>
    </style:style>
    <style:style style:name="P1196" style:parent-style-name="PlainText" style:family="paragraph">
      <style:text-properties style:font-name="Courier New" style:font-name-complex="Courier New"/>
    </style:style>
    <style:style style:name="P1197" style:parent-style-name="PlainText" style:family="paragraph">
      <style:text-properties style:font-name="Courier New" style:font-name-complex="Courier New"/>
    </style:style>
    <style:style style:name="P1198" style:parent-style-name="PlainText" style:family="paragraph">
      <style:text-properties style:font-name="Courier New" style:font-name-complex="Courier New"/>
    </style:style>
    <style:style style:name="P1199" style:parent-style-name="PlainText" style:family="paragraph">
      <style:text-properties style:font-name="Courier New" style:font-name-complex="Courier New"/>
    </style:style>
    <style:style style:name="P1200" style:parent-style-name="PlainText" style:family="paragraph">
      <style:text-properties style:font-name="Courier New" style:font-name-complex="Courier New"/>
    </style:style>
    <style:style style:name="P1201" style:parent-style-name="PlainText" style:family="paragraph">
      <style:text-properties style:font-name="Courier New" style:font-name-complex="Courier New"/>
    </style:style>
    <style:style style:name="P1202" style:parent-style-name="PlainText" style:family="paragraph">
      <style:text-properties style:font-name="Courier New" style:font-name-complex="Courier New"/>
    </style:style>
    <style:style style:name="P1203" style:parent-style-name="PlainText" style:family="paragraph">
      <style:text-properties style:font-name="Courier New" style:font-name-complex="Courier New"/>
    </style:style>
    <style:style style:name="P1204" style:parent-style-name="PlainText" style:family="paragraph">
      <style:text-properties style:font-name="Courier New" style:font-name-complex="Courier New"/>
    </style:style>
    <style:style style:name="P1205" style:parent-style-name="PlainText" style:family="paragraph">
      <style:text-properties style:font-name="Courier New" style:font-name-complex="Courier New"/>
    </style:style>
    <style:style style:name="P1206" style:parent-style-name="PlainText" style:family="paragraph">
      <style:text-properties style:font-name="Courier New" style:font-name-complex="Courier New"/>
    </style:style>
    <style:style style:name="P1207" style:parent-style-name="PlainText" style:family="paragraph">
      <style:text-properties style:font-name="Courier New" style:font-name-complex="Courier New"/>
    </style:style>
    <style:style style:name="P1208" style:parent-style-name="PlainText" style:family="paragraph">
      <style:text-properties style:font-name="Courier New" style:font-name-complex="Courier New"/>
    </style:style>
    <style:style style:name="P1209" style:parent-style-name="PlainText" style:family="paragraph">
      <style:text-properties style:font-name="Courier New" style:font-name-complex="Courier New"/>
    </style:style>
    <style:style style:name="P1210" style:parent-style-name="PlainText" style:family="paragraph">
      <style:text-properties style:font-name="Courier New" style:font-name-complex="Courier New"/>
    </style:style>
    <style:style style:name="P1211" style:parent-style-name="PlainText" style:family="paragraph">
      <style:text-properties style:font-name="Courier New" style:font-name-complex="Courier New"/>
    </style:style>
    <style:style style:name="P1212" style:parent-style-name="PlainText" style:family="paragraph">
      <style:text-properties style:font-name="Courier New" style:font-name-complex="Courier New"/>
    </style:style>
    <style:style style:name="P1213" style:parent-style-name="PlainText" style:family="paragraph">
      <style:text-properties style:font-name="Courier New" style:font-name-complex="Courier New"/>
    </style:style>
    <style:style style:name="P1214" style:parent-style-name="PlainText" style:family="paragraph">
      <style:text-properties style:font-name="Courier New" style:font-name-complex="Courier New"/>
    </style:style>
    <style:style style:name="P1215" style:parent-style-name="PlainText" style:family="paragraph">
      <style:text-properties style:font-name="Courier New" style:font-name-complex="Courier New"/>
    </style:style>
    <style:style style:name="P1216" style:parent-style-name="PlainText" style:family="paragraph">
      <style:text-properties style:font-name="Courier New" style:font-name-complex="Courier New"/>
    </style:style>
    <style:style style:name="P1217" style:parent-style-name="PlainText" style:family="paragraph">
      <style:text-properties style:font-name="Courier New" style:font-name-complex="Courier New"/>
    </style:style>
    <style:style style:name="P1218" style:parent-style-name="PlainText" style:family="paragraph">
      <style:text-properties style:font-name="Courier New" style:font-name-complex="Courier New"/>
    </style:style>
    <style:style style:name="P1219" style:parent-style-name="PlainText" style:family="paragraph">
      <style:text-properties style:font-name="Courier New" style:font-name-complex="Courier New"/>
    </style:style>
    <style:style style:name="P1220" style:parent-style-name="PlainText" style:family="paragraph">
      <style:text-properties style:font-name="Courier New" style:font-name-complex="Courier New"/>
    </style:style>
    <style:style style:name="P1221" style:parent-style-name="PlainText" style:family="paragraph">
      <style:text-properties style:font-name="Courier New" style:font-name-complex="Courier New"/>
    </style:style>
    <style:style style:name="P1222" style:parent-style-name="PlainText" style:family="paragraph">
      <style:text-properties style:font-name="Courier New" style:font-name-complex="Courier New"/>
    </style:style>
    <style:style style:name="P1223" style:parent-style-name="PlainText" style:family="paragraph">
      <style:text-properties style:font-name="Courier New" style:font-name-complex="Courier New"/>
    </style:style>
    <style:style style:name="P1224" style:parent-style-name="PlainText" style:family="paragraph">
      <style:text-properties style:font-name="Courier New" style:font-name-complex="Courier New"/>
    </style:style>
    <style:style style:name="P1225" style:parent-style-name="PlainText" style:family="paragraph">
      <style:text-properties style:font-name="Courier New" style:font-name-complex="Courier New"/>
    </style:style>
    <style:style style:name="P1226" style:parent-style-name="PlainText" style:family="paragraph">
      <style:text-properties style:font-name="Courier New" style:font-name-complex="Courier New"/>
    </style:style>
    <style:style style:name="P1227" style:parent-style-name="PlainText" style:family="paragraph">
      <style:text-properties style:font-name="Courier New" style:font-name-complex="Courier New"/>
    </style:style>
    <style:style style:name="P1228" style:parent-style-name="PlainText" style:family="paragraph">
      <style:text-properties style:font-name="Courier New" style:font-name-complex="Courier New"/>
    </style:style>
    <style:style style:name="P1229" style:parent-style-name="PlainText" style:family="paragraph">
      <style:text-properties style:font-name="Courier New" style:font-name-complex="Courier New"/>
    </style:style>
    <style:style style:name="P1230" style:parent-style-name="PlainText" style:family="paragraph">
      <style:text-properties style:font-name="Courier New" style:font-name-complex="Courier New"/>
    </style:style>
    <style:style style:name="P1231" style:parent-style-name="PlainText" style:family="paragraph">
      <style:text-properties style:font-name="Courier New" style:font-name-complex="Courier New"/>
    </style:style>
    <style:style style:name="P1232" style:parent-style-name="PlainText" style:family="paragraph">
      <style:text-properties style:font-name="Courier New" style:font-name-complex="Courier New"/>
    </style:style>
    <style:style style:name="P1233" style:parent-style-name="PlainText" style:family="paragraph">
      <style:text-properties style:font-name="Courier New" style:font-name-complex="Courier New"/>
    </style:style>
    <style:style style:name="P1234" style:parent-style-name="PlainText" style:family="paragraph">
      <style:text-properties style:font-name="Courier New" style:font-name-complex="Courier New"/>
    </style:style>
    <style:style style:name="P1235" style:parent-style-name="PlainText" style:family="paragraph">
      <style:text-properties style:font-name="Courier New" style:font-name-complex="Courier New"/>
    </style:style>
    <style:style style:name="P1236" style:parent-style-name="PlainText" style:family="paragraph">
      <style:text-properties style:font-name="Courier New" style:font-name-complex="Courier New"/>
    </style:style>
    <style:style style:name="P1237" style:parent-style-name="PlainText" style:family="paragraph">
      <style:text-properties style:font-name="Courier New" style:font-name-complex="Courier New"/>
    </style:style>
    <style:style style:name="P1238" style:parent-style-name="PlainText" style:family="paragraph">
      <style:text-properties style:font-name="Courier New" style:font-name-complex="Courier New"/>
    </style:style>
    <style:style style:name="P1239" style:parent-style-name="PlainText" style:family="paragraph">
      <style:text-properties style:font-name="Courier New" style:font-name-complex="Courier New"/>
    </style:style>
    <style:style style:name="P1240" style:parent-style-name="PlainText" style:family="paragraph">
      <style:text-properties style:font-name="Courier New" style:font-name-complex="Courier New"/>
    </style:style>
    <style:style style:name="P1241" style:parent-style-name="PlainText" style:family="paragraph">
      <style:text-properties style:font-name="Courier New" style:font-name-complex="Courier New"/>
    </style:style>
    <style:style style:name="P1242" style:parent-style-name="PlainText" style:family="paragraph">
      <style:text-properties style:font-name="Courier New" style:font-name-complex="Courier New"/>
    </style:style>
    <style:style style:name="P1243" style:parent-style-name="PlainText" style:family="paragraph">
      <style:text-properties style:font-name="Courier New" style:font-name-complex="Courier New"/>
    </style:style>
    <style:style style:name="P1244" style:parent-style-name="PlainText" style:family="paragraph">
      <style:text-properties style:font-name="Courier New" style:font-name-complex="Courier New"/>
    </style:style>
    <style:style style:name="P1245" style:parent-style-name="PlainText" style:family="paragraph">
      <style:text-properties style:font-name="Courier New" style:font-name-complex="Courier New"/>
    </style:style>
    <style:style style:name="P1246" style:parent-style-name="PlainText" style:family="paragraph">
      <style:text-properties style:font-name="Courier New" style:font-name-complex="Courier New"/>
    </style:style>
    <style:style style:name="P1247" style:parent-style-name="PlainText" style:family="paragraph">
      <style:text-properties style:font-name="Courier New" style:font-name-complex="Courier New"/>
    </style:style>
    <style:style style:name="P1248" style:parent-style-name="PlainText" style:family="paragraph">
      <style:text-properties style:font-name="Courier New" style:font-name-complex="Courier New"/>
    </style:style>
    <style:style style:name="P1249" style:parent-style-name="PlainText" style:family="paragraph">
      <style:text-properties style:font-name="Courier New" style:font-name-complex="Courier New"/>
    </style:style>
    <style:style style:name="P1250" style:parent-style-name="PlainText" style:family="paragraph">
      <style:text-properties style:font-name="Courier New" style:font-name-complex="Courier New"/>
    </style:style>
    <style:style style:name="P1251" style:parent-style-name="PlainText" style:family="paragraph">
      <style:text-properties style:font-name="Courier New" style:font-name-complex="Courier New"/>
    </style:style>
    <style:style style:name="P1252" style:parent-style-name="PlainText" style:family="paragraph">
      <style:text-properties style:font-name="Courier New" style:font-name-complex="Courier New"/>
    </style:style>
    <style:style style:name="P1253" style:parent-style-name="PlainText" style:family="paragraph">
      <style:text-properties style:font-name="Courier New" style:font-name-complex="Courier New"/>
    </style:style>
    <style:style style:name="P1254" style:parent-style-name="PlainText" style:family="paragraph">
      <style:text-properties style:font-name="Courier New" style:font-name-complex="Courier New"/>
    </style:style>
    <style:style style:name="P1255" style:parent-style-name="PlainText" style:family="paragraph">
      <style:text-properties style:font-name="Courier New" style:font-name-complex="Courier New"/>
    </style:style>
    <style:style style:name="P1256" style:parent-style-name="PlainText" style:family="paragraph">
      <style:text-properties style:font-name="Courier New" style:font-name-complex="Courier New"/>
    </style:style>
    <style:style style:name="P1257" style:parent-style-name="PlainText" style:family="paragraph">
      <style:text-properties style:font-name="Courier New" style:font-name-complex="Courier New"/>
    </style:style>
    <style:style style:name="P1258" style:parent-style-name="PlainText" style:family="paragraph">
      <style:text-properties style:font-name="Courier New" style:font-name-complex="Courier New"/>
    </style:style>
    <style:style style:name="P1259" style:parent-style-name="PlainText" style:family="paragraph">
      <style:text-properties style:font-name="Courier New" style:font-name-complex="Courier New"/>
    </style:style>
    <style:style style:name="P1260" style:parent-style-name="PlainText" style:family="paragraph">
      <style:text-properties style:font-name="Courier New" style:font-name-complex="Courier New"/>
    </style:style>
    <style:style style:name="P1261" style:parent-style-name="PlainText" style:family="paragraph">
      <style:text-properties style:font-name="Courier New" style:font-name-complex="Courier New"/>
    </style:style>
    <style:style style:name="P1262" style:parent-style-name="PlainText" style:family="paragraph">
      <style:text-properties style:font-name="Courier New" style:font-name-complex="Courier New"/>
    </style:style>
    <style:style style:name="P1263" style:parent-style-name="PlainText" style:family="paragraph">
      <style:text-properties style:font-name="Courier New" style:font-name-complex="Courier New"/>
    </style:style>
    <style:style style:name="P1264" style:parent-style-name="PlainText" style:family="paragraph">
      <style:text-properties style:font-name="Courier New" style:font-name-complex="Courier New"/>
    </style:style>
    <style:style style:name="P1265" style:parent-style-name="PlainText" style:family="paragraph">
      <style:text-properties style:font-name="Courier New" style:font-name-complex="Courier New"/>
    </style:style>
    <style:style style:name="P1266" style:parent-style-name="PlainText" style:family="paragraph">
      <style:text-properties style:font-name="Courier New" style:font-name-complex="Courier New"/>
    </style:style>
    <style:style style:name="P1267" style:parent-style-name="PlainText" style:family="paragraph">
      <style:text-properties style:font-name="Courier New" style:font-name-complex="Courier New"/>
    </style:style>
    <style:style style:name="P1268" style:parent-style-name="PlainText" style:family="paragraph">
      <style:text-properties style:font-name="Courier New" style:font-name-complex="Courier New"/>
    </style:style>
    <style:style style:name="P1269" style:parent-style-name="PlainText" style:family="paragraph">
      <style:text-properties style:font-name="Courier New" style:font-name-complex="Courier New"/>
    </style:style>
    <style:style style:name="P1270" style:parent-style-name="PlainText" style:family="paragraph">
      <style:text-properties style:font-name="Courier New" style:font-name-complex="Courier New"/>
    </style:style>
    <style:style style:name="P1271" style:parent-style-name="PlainText" style:family="paragraph">
      <style:text-properties style:font-name="Courier New" style:font-name-complex="Courier New"/>
    </style:style>
    <style:style style:name="P1272" style:parent-style-name="PlainText" style:family="paragraph">
      <style:text-properties style:font-name="Courier New" style:font-name-complex="Courier New"/>
    </style:style>
    <style:style style:name="P1273" style:parent-style-name="PlainText" style:family="paragraph">
      <style:text-properties style:font-name="Courier New" style:font-name-complex="Courier New"/>
    </style:style>
    <style:style style:name="P1274" style:parent-style-name="PlainText" style:family="paragraph">
      <style:text-properties style:font-name="Courier New" style:font-name-complex="Courier New"/>
    </style:style>
    <style:style style:name="P1275" style:parent-style-name="PlainText" style:family="paragraph">
      <style:text-properties style:font-name="Courier New" style:font-name-complex="Courier New"/>
    </style:style>
    <style:style style:name="P1276" style:parent-style-name="PlainText" style:family="paragraph">
      <style:text-properties style:font-name="Courier New" style:font-name-complex="Courier New"/>
    </style:style>
    <style:style style:name="P1277" style:parent-style-name="PlainText" style:family="paragraph">
      <style:text-properties style:font-name="Courier New" style:font-name-complex="Courier New"/>
    </style:style>
    <style:style style:name="P1278" style:parent-style-name="PlainText" style:family="paragraph">
      <style:text-properties style:font-name="Courier New" style:font-name-complex="Courier New"/>
    </style:style>
    <style:style style:name="P1279" style:parent-style-name="PlainText" style:family="paragraph">
      <style:text-properties style:font-name="Courier New" style:font-name-complex="Courier New"/>
    </style:style>
    <style:style style:name="P1280" style:parent-style-name="PlainText" style:family="paragraph">
      <style:text-properties style:font-name="Courier New" style:font-name-complex="Courier New"/>
    </style:style>
    <style:style style:name="P1281" style:parent-style-name="PlainText" style:family="paragraph">
      <style:text-properties style:font-name="Courier New" style:font-name-complex="Courier New"/>
    </style:style>
    <style:style style:name="P1282" style:parent-style-name="PlainText" style:family="paragraph">
      <style:text-properties style:font-name="Courier New" style:font-name-complex="Courier New"/>
    </style:style>
    <style:style style:name="P1283" style:parent-style-name="PlainText" style:family="paragraph">
      <style:text-properties style:font-name="Courier New" style:font-name-complex="Courier New"/>
    </style:style>
    <style:style style:name="P1284" style:parent-style-name="PlainText" style:family="paragraph">
      <style:text-properties style:font-name="Courier New" style:font-name-complex="Courier New"/>
    </style:style>
    <style:style style:name="P1285" style:parent-style-name="PlainText" style:family="paragraph">
      <style:text-properties style:font-name="Courier New" style:font-name-complex="Courier New"/>
    </style:style>
    <style:style style:name="P1286" style:parent-style-name="PlainText" style:family="paragraph">
      <style:text-properties style:font-name="Courier New" style:font-name-complex="Courier New"/>
    </style:style>
    <style:style style:name="P1287" style:parent-style-name="PlainText" style:family="paragraph">
      <style:text-properties style:font-name="Courier New" style:font-name-complex="Courier New"/>
    </style:style>
    <style:style style:name="P1288" style:parent-style-name="PlainText" style:family="paragraph">
      <style:text-properties style:font-name="Courier New" style:font-name-complex="Courier New"/>
    </style:style>
    <style:style style:name="P1289" style:parent-style-name="PlainText" style:family="paragraph">
      <style:text-properties style:font-name="Courier New" style:font-name-complex="Courier New"/>
    </style:style>
    <style:style style:name="P1290" style:parent-style-name="PlainText" style:family="paragraph">
      <style:text-properties style:font-name="Courier New" style:font-name-complex="Courier New"/>
    </style:style>
    <style:style style:name="P1291" style:parent-style-name="PlainText" style:family="paragraph">
      <style:text-properties style:font-name="Courier New" style:font-name-complex="Courier New"/>
    </style:style>
    <style:style style:name="P1292" style:parent-style-name="PlainText" style:family="paragraph">
      <style:text-properties style:font-name="Courier New" style:font-name-complex="Courier New"/>
    </style:style>
    <style:style style:name="P1293" style:parent-style-name="PlainText" style:family="paragraph">
      <style:text-properties style:font-name="Courier New" style:font-name-complex="Courier New"/>
    </style:style>
    <style:style style:name="P1294" style:parent-style-name="PlainText" style:family="paragraph">
      <style:text-properties style:font-name="Courier New" style:font-name-complex="Courier New"/>
    </style:style>
    <style:style style:name="P1295" style:parent-style-name="PlainText" style:family="paragraph">
      <style:text-properties style:font-name="Courier New" style:font-name-complex="Courier New"/>
    </style:style>
    <style:style style:name="P1296" style:parent-style-name="PlainText" style:family="paragraph">
      <style:text-properties style:font-name="Courier New" style:font-name-complex="Courier New"/>
    </style:style>
    <style:style style:name="P1297" style:parent-style-name="PlainText" style:family="paragraph">
      <style:text-properties style:font-name="Courier New" style:font-name-complex="Courier New"/>
    </style:style>
    <style:style style:name="P1298" style:parent-style-name="PlainText" style:family="paragraph">
      <style:text-properties style:font-name="Courier New" style:font-name-complex="Courier New"/>
    </style:style>
    <style:style style:name="P1299" style:parent-style-name="PlainText" style:family="paragraph">
      <style:text-properties style:font-name="Courier New" style:font-name-complex="Courier New"/>
    </style:style>
    <style:style style:name="P1300" style:parent-style-name="PlainText" style:family="paragraph">
      <style:text-properties style:font-name="Courier New" style:font-name-complex="Courier New"/>
    </style:style>
    <style:style style:name="P1301" style:parent-style-name="PlainText" style:family="paragraph">
      <style:text-properties style:font-name="Courier New" style:font-name-complex="Courier New"/>
    </style:style>
    <style:style style:name="P1302" style:parent-style-name="PlainText" style:family="paragraph">
      <style:text-properties style:font-name="Courier New" style:font-name-complex="Courier New"/>
    </style:style>
    <style:style style:name="P1303" style:parent-style-name="PlainText" style:family="paragraph">
      <style:text-properties style:font-name="Courier New" style:font-name-complex="Courier New"/>
    </style:style>
    <style:style style:name="P1304" style:parent-style-name="PlainText" style:family="paragraph">
      <style:text-properties style:font-name="Courier New" style:font-name-complex="Courier New"/>
    </style:style>
    <style:style style:name="P1305" style:parent-style-name="PlainText" style:family="paragraph">
      <style:text-properties style:font-name="Courier New" style:font-name-complex="Courier New"/>
    </style:style>
    <style:style style:name="P1306" style:parent-style-name="PlainText" style:family="paragraph">
      <style:text-properties style:font-name="Courier New" style:font-name-complex="Courier New"/>
    </style:style>
    <style:style style:name="P1307" style:parent-style-name="PlainText" style:family="paragraph">
      <style:text-properties style:font-name="Courier New" style:font-name-complex="Courier New"/>
    </style:style>
    <style:style style:name="P1308" style:parent-style-name="PlainText" style:family="paragraph">
      <style:text-properties style:font-name="Courier New" style:font-name-complex="Courier New"/>
    </style:style>
    <style:style style:name="P1309" style:parent-style-name="PlainText" style:family="paragraph">
      <style:text-properties style:font-name="Courier New" style:font-name-complex="Courier New"/>
    </style:style>
    <style:style style:name="P1310" style:parent-style-name="PlainText" style:family="paragraph">
      <style:text-properties style:font-name="Courier New" style:font-name-complex="Courier New"/>
    </style:style>
    <style:style style:name="P1311" style:parent-style-name="PlainText" style:family="paragraph">
      <style:text-properties style:font-name="Courier New" style:font-name-complex="Courier New"/>
    </style:style>
    <style:style style:name="P1312" style:parent-style-name="PlainText" style:family="paragraph">
      <style:text-properties style:font-name="Courier New" style:font-name-complex="Courier New"/>
    </style:style>
    <style:style style:name="P1313" style:parent-style-name="PlainText" style:family="paragraph">
      <style:text-properties style:font-name="Courier New" style:font-name-complex="Courier New"/>
    </style:style>
    <style:style style:name="P1314" style:parent-style-name="PlainText" style:family="paragraph">
      <style:text-properties style:font-name="Courier New" style:font-name-complex="Courier New"/>
    </style:style>
    <style:style style:name="P1315" style:parent-style-name="PlainText" style:family="paragraph">
      <style:text-properties style:font-name="Courier New" style:font-name-complex="Courier New"/>
    </style:style>
    <style:style style:name="P1316" style:parent-style-name="PlainText" style:family="paragraph">
      <style:text-properties style:font-name="Courier New" style:font-name-complex="Courier New"/>
    </style:style>
    <style:style style:name="P1317" style:parent-style-name="PlainText" style:family="paragraph">
      <style:text-properties style:font-name="Courier New" style:font-name-complex="Courier New"/>
    </style:style>
    <style:style style:name="P1318" style:parent-style-name="PlainText" style:family="paragraph">
      <style:text-properties style:font-name="Courier New" style:font-name-complex="Courier New"/>
    </style:style>
    <style:style style:name="P1319" style:parent-style-name="PlainText" style:family="paragraph">
      <style:text-properties style:font-name="Courier New" style:font-name-complex="Courier New"/>
    </style:style>
    <style:style style:name="P1320" style:parent-style-name="PlainText" style:family="paragraph">
      <style:text-properties style:font-name="Courier New" style:font-name-complex="Courier New"/>
    </style:style>
    <style:style style:name="P1321" style:parent-style-name="PlainText" style:family="paragraph">
      <style:text-properties style:font-name="Courier New" style:font-name-complex="Courier New"/>
    </style:style>
    <style:style style:name="P1322" style:parent-style-name="PlainText" style:family="paragraph">
      <style:text-properties style:font-name="Courier New" style:font-name-complex="Courier New"/>
    </style:style>
    <style:style style:name="P1323" style:parent-style-name="PlainText" style:family="paragraph">
      <style:text-properties style:font-name="Courier New" style:font-name-complex="Courier New"/>
    </style:style>
    <style:style style:name="P1324" style:parent-style-name="PlainText" style:family="paragraph">
      <style:text-properties style:font-name="Courier New" style:font-name-complex="Courier New"/>
    </style:style>
    <style:style style:name="P1325" style:parent-style-name="PlainText" style:family="paragraph">
      <style:text-properties style:font-name="Courier New" style:font-name-complex="Courier New"/>
    </style:style>
    <style:style style:name="P1326" style:parent-style-name="PlainText" style:family="paragraph">
      <style:text-properties style:font-name="Courier New" style:font-name-complex="Courier New"/>
    </style:style>
    <style:style style:name="P1327" style:parent-style-name="PlainText" style:family="paragraph">
      <style:text-properties style:font-name="Courier New" style:font-name-complex="Courier New"/>
    </style:style>
    <style:style style:name="P1328" style:parent-style-name="PlainText" style:family="paragraph">
      <style:text-properties style:font-name="Courier New" style:font-name-complex="Courier New"/>
    </style:style>
    <style:style style:name="P1329" style:parent-style-name="PlainText" style:family="paragraph">
      <style:text-properties style:font-name="Courier New" style:font-name-complex="Courier New"/>
    </style:style>
    <style:style style:name="P1330" style:parent-style-name="PlainText" style:family="paragraph">
      <style:text-properties style:font-name="Courier New" style:font-name-complex="Courier New"/>
    </style:style>
    <style:style style:name="P1331" style:parent-style-name="PlainText" style:family="paragraph">
      <style:text-properties style:font-name="Courier New" style:font-name-complex="Courier New"/>
    </style:style>
    <style:style style:name="P1332" style:parent-style-name="PlainText" style:family="paragraph">
      <style:text-properties style:font-name="Courier New" style:font-name-complex="Courier New"/>
    </style:style>
    <style:style style:name="P1333" style:parent-style-name="PlainText" style:family="paragraph">
      <style:text-properties style:font-name="Courier New" style:font-name-complex="Courier New"/>
    </style:style>
    <style:style style:name="P1334" style:parent-style-name="PlainText" style:family="paragraph">
      <style:text-properties style:font-name="Courier New" style:font-name-complex="Courier New"/>
    </style:style>
    <style:style style:name="P1335" style:parent-style-name="PlainText" style:family="paragraph">
      <style:text-properties style:font-name="Courier New" style:font-name-complex="Courier New"/>
    </style:style>
    <style:style style:name="P1336" style:parent-style-name="PlainText" style:family="paragraph">
      <style:text-properties style:font-name="Courier New" style:font-name-complex="Courier New"/>
    </style:style>
    <style:style style:name="P1337" style:parent-style-name="PlainText" style:family="paragraph">
      <style:text-properties style:font-name="Courier New" style:font-name-complex="Courier New"/>
    </style:style>
    <style:style style:name="P1338" style:parent-style-name="PlainText" style:family="paragraph">
      <style:text-properties style:font-name="Courier New" style:font-name-complex="Courier New"/>
    </style:style>
    <style:style style:name="P1339" style:parent-style-name="PlainText" style:family="paragraph">
      <style:text-properties style:font-name="Courier New" style:font-name-complex="Courier New"/>
    </style:style>
    <style:style style:name="P1340" style:parent-style-name="PlainText" style:family="paragraph">
      <style:text-properties style:font-name="Courier New" style:font-name-complex="Courier New"/>
    </style:style>
    <style:style style:name="P1341" style:parent-style-name="PlainText" style:family="paragraph">
      <style:text-properties style:font-name="Courier New" style:font-name-complex="Courier New"/>
    </style:style>
    <style:style style:name="P1342" style:parent-style-name="PlainText" style:family="paragraph">
      <style:text-properties style:font-name="Courier New" style:font-name-complex="Courier New"/>
    </style:style>
    <style:style style:name="P1343" style:parent-style-name="PlainText" style:family="paragraph">
      <style:text-properties style:font-name="Courier New" style:font-name-complex="Courier New"/>
    </style:style>
    <style:style style:name="P1344" style:parent-style-name="PlainText" style:family="paragraph">
      <style:text-properties style:font-name="Courier New" style:font-name-complex="Courier New"/>
    </style:style>
    <style:style style:name="P1345" style:parent-style-name="PlainText" style:family="paragraph">
      <style:text-properties style:font-name="Courier New" style:font-name-complex="Courier New"/>
    </style:style>
    <style:style style:name="P1346" style:parent-style-name="PlainText" style:family="paragraph">
      <style:text-properties style:font-name="Courier New" style:font-name-complex="Courier New"/>
    </style:style>
    <style:style style:name="P1347" style:parent-style-name="PlainText" style:family="paragraph">
      <style:text-properties style:font-name="Courier New" style:font-name-complex="Courier New"/>
    </style:style>
    <style:style style:name="P1348" style:parent-style-name="PlainText" style:family="paragraph">
      <style:text-properties style:font-name="Courier New" style:font-name-complex="Courier New"/>
    </style:style>
    <style:style style:name="P1349" style:parent-style-name="PlainText" style:family="paragraph">
      <style:text-properties style:font-name="Courier New" style:font-name-complex="Courier New"/>
    </style:style>
    <style:style style:name="P1350" style:parent-style-name="PlainText" style:family="paragraph">
      <style:text-properties style:font-name="Courier New" style:font-name-complex="Courier New"/>
    </style:style>
    <style:style style:name="P1351" style:parent-style-name="PlainText" style:family="paragraph">
      <style:text-properties style:font-name="Courier New" style:font-name-complex="Courier New"/>
    </style:style>
    <style:style style:name="P1352" style:parent-style-name="PlainText" style:family="paragraph">
      <style:text-properties style:font-name="Courier New" style:font-name-complex="Courier New"/>
    </style:style>
    <style:style style:name="P1353" style:parent-style-name="PlainText" style:family="paragraph">
      <style:text-properties style:font-name="Courier New" style:font-name-complex="Courier New"/>
    </style:style>
    <style:style style:name="P1354" style:parent-style-name="PlainText" style:family="paragraph">
      <style:text-properties style:font-name="Courier New" style:font-name-complex="Courier New"/>
    </style:style>
    <style:style style:name="P1355" style:parent-style-name="PlainText" style:family="paragraph">
      <style:text-properties style:font-name="Courier New" style:font-name-complex="Courier New"/>
    </style:style>
    <style:style style:name="P1356" style:parent-style-name="PlainText" style:family="paragraph">
      <style:text-properties style:font-name="Courier New" style:font-name-complex="Courier New"/>
    </style:style>
    <style:style style:name="P1357" style:parent-style-name="PlainText" style:family="paragraph">
      <style:text-properties style:font-name="Courier New" style:font-name-complex="Courier New"/>
    </style:style>
    <style:style style:name="P1358" style:parent-style-name="PlainText" style:family="paragraph">
      <style:text-properties style:font-name="Courier New" style:font-name-complex="Courier New"/>
    </style:style>
    <style:style style:name="P1359" style:parent-style-name="PlainText" style:family="paragraph">
      <style:text-properties style:font-name="Courier New" style:font-name-complex="Courier New"/>
    </style:style>
    <style:style style:name="P1360" style:parent-style-name="PlainText" style:family="paragraph">
      <style:text-properties style:font-name="Courier New" style:font-name-complex="Courier New"/>
    </style:style>
    <style:style style:name="P1361" style:parent-style-name="PlainText" style:family="paragraph">
      <style:text-properties style:font-name="Courier New" style:font-name-complex="Courier New"/>
    </style:style>
    <style:style style:name="P1362" style:parent-style-name="PlainText" style:family="paragraph">
      <style:text-properties style:font-name="Courier New" style:font-name-complex="Courier New"/>
    </style:style>
    <style:style style:name="P1363" style:parent-style-name="PlainText" style:family="paragraph">
      <style:text-properties style:font-name="Courier New" style:font-name-complex="Courier New"/>
    </style:style>
    <style:style style:name="P1364" style:parent-style-name="PlainText" style:family="paragraph">
      <style:text-properties style:font-name="Courier New" style:font-name-complex="Courier New"/>
    </style:style>
    <style:style style:name="P1365" style:parent-style-name="PlainText" style:family="paragraph">
      <style:text-properties style:font-name="Courier New" style:font-name-complex="Courier New"/>
    </style:style>
    <style:style style:name="P1366" style:parent-style-name="PlainText" style:family="paragraph">
      <style:text-properties style:font-name="Courier New" style:font-name-complex="Courier New"/>
    </style:style>
    <style:style style:name="P1367" style:parent-style-name="PlainText" style:family="paragraph">
      <style:text-properties style:font-name="Courier New" style:font-name-complex="Courier New"/>
    </style:style>
    <style:style style:name="P1368" style:parent-style-name="PlainText" style:family="paragraph">
      <style:text-properties style:font-name="Courier New" style:font-name-complex="Courier New"/>
    </style:style>
    <style:style style:name="P1369" style:parent-style-name="PlainText" style:family="paragraph">
      <style:text-properties style:font-name="Courier New" style:font-name-complex="Courier New"/>
    </style:style>
    <style:style style:name="P1370" style:parent-style-name="PlainText" style:family="paragraph">
      <style:text-properties style:font-name="Courier New" style:font-name-complex="Courier New"/>
    </style:style>
    <style:style style:name="P1371" style:parent-style-name="PlainText" style:family="paragraph">
      <style:text-properties style:font-name="Courier New" style:font-name-complex="Courier New"/>
    </style:style>
    <style:style style:name="P1372" style:parent-style-name="PlainText" style:family="paragraph">
      <style:text-properties style:font-name="Courier New" style:font-name-complex="Courier New"/>
    </style:style>
    <style:style style:name="P1373" style:parent-style-name="PlainText" style:family="paragraph">
      <style:text-properties style:font-name="Courier New" style:font-name-complex="Courier New"/>
    </style:style>
    <style:style style:name="P1374" style:parent-style-name="PlainText" style:family="paragraph">
      <style:text-properties style:font-name="Courier New" style:font-name-complex="Courier New"/>
    </style:style>
    <style:style style:name="P1375" style:parent-style-name="PlainText" style:family="paragraph">
      <style:text-properties style:font-name="Courier New" style:font-name-complex="Courier New"/>
    </style:style>
    <style:style style:name="P1376" style:parent-style-name="PlainText" style:family="paragraph">
      <style:text-properties style:font-name="Courier New" style:font-name-complex="Courier New"/>
    </style:style>
    <style:style style:name="P1377" style:parent-style-name="PlainText" style:family="paragraph">
      <style:text-properties style:font-name="Courier New" style:font-name-complex="Courier New"/>
    </style:style>
    <style:style style:name="P1378" style:parent-style-name="PlainText" style:family="paragraph">
      <style:text-properties style:font-name="Courier New" style:font-name-complex="Courier New"/>
    </style:style>
    <style:style style:name="P1379" style:parent-style-name="PlainText" style:family="paragraph">
      <style:text-properties style:font-name="Courier New" style:font-name-complex="Courier New"/>
    </style:style>
    <style:style style:name="P1380" style:parent-style-name="PlainText" style:family="paragraph">
      <style:text-properties style:font-name="Courier New" style:font-name-complex="Courier New"/>
    </style:style>
    <style:style style:name="P1381" style:parent-style-name="PlainText" style:family="paragraph">
      <style:text-properties style:font-name="Courier New" style:font-name-complex="Courier New"/>
    </style:style>
    <style:style style:name="P1382" style:parent-style-name="PlainText" style:family="paragraph">
      <style:text-properties style:font-name="Courier New" style:font-name-complex="Courier New"/>
    </style:style>
    <style:style style:name="P1383" style:parent-style-name="PlainText" style:family="paragraph">
      <style:text-properties style:font-name="Courier New" style:font-name-complex="Courier New"/>
    </style:style>
    <style:style style:name="P1384" style:parent-style-name="PlainText" style:family="paragraph">
      <style:text-properties style:font-name="Courier New" style:font-name-complex="Courier New"/>
    </style:style>
    <style:style style:name="P1385" style:parent-style-name="PlainText" style:family="paragraph">
      <style:text-properties style:font-name="Courier New" style:font-name-complex="Courier New"/>
    </style:style>
    <style:style style:name="P1386" style:parent-style-name="PlainText" style:family="paragraph">
      <style:text-properties style:font-name="Courier New" style:font-name-complex="Courier New"/>
    </style:style>
    <style:style style:name="P1387" style:parent-style-name="PlainText" style:family="paragraph">
      <style:text-properties style:font-name="Courier New" style:font-name-complex="Courier New"/>
    </style:style>
    <style:style style:name="P1388" style:parent-style-name="PlainText" style:family="paragraph">
      <style:text-properties style:font-name="Courier New" style:font-name-complex="Courier New"/>
    </style:style>
    <style:style style:name="P1389" style:parent-style-name="PlainText" style:family="paragraph">
      <style:text-properties style:font-name="Courier New" style:font-name-complex="Courier New"/>
    </style:style>
    <style:style style:name="P1390" style:parent-style-name="PlainText" style:family="paragraph">
      <style:text-properties style:font-name="Courier New" style:font-name-complex="Courier New"/>
    </style:style>
    <style:style style:name="P1391" style:parent-style-name="PlainText" style:family="paragraph">
      <style:text-properties style:font-name="Courier New" style:font-name-complex="Courier New"/>
    </style:style>
    <style:style style:name="P1392" style:parent-style-name="PlainText" style:family="paragraph">
      <style:text-properties style:font-name="Courier New" style:font-name-complex="Courier New"/>
    </style:style>
    <style:style style:name="P1393" style:parent-style-name="PlainText" style:family="paragraph">
      <style:text-properties style:font-name="Courier New" style:font-name-complex="Courier New"/>
    </style:style>
    <style:style style:name="P1394" style:parent-style-name="PlainText" style:family="paragraph">
      <style:text-properties style:font-name="Courier New" style:font-name-complex="Courier New"/>
    </style:style>
    <style:style style:name="P1395" style:parent-style-name="PlainText" style:family="paragraph">
      <style:text-properties style:font-name="Courier New" style:font-name-complex="Courier New"/>
    </style:style>
    <style:style style:name="P1396" style:parent-style-name="PlainText" style:family="paragraph">
      <style:text-properties style:font-name="Courier New" style:font-name-complex="Courier New"/>
    </style:style>
    <style:style style:name="P1397" style:parent-style-name="PlainText" style:family="paragraph">
      <style:text-properties style:font-name="Courier New" style:font-name-complex="Courier New"/>
    </style:style>
    <style:style style:name="P1398" style:parent-style-name="PlainText" style:family="paragraph">
      <style:text-properties style:font-name="Courier New" style:font-name-complex="Courier New"/>
    </style:style>
    <style:style style:name="P1399" style:parent-style-name="PlainText" style:family="paragraph">
      <style:text-properties style:font-name="Courier New" style:font-name-complex="Courier New"/>
    </style:style>
    <style:style style:name="P1400" style:parent-style-name="PlainText" style:family="paragraph">
      <style:text-properties style:font-name="Courier New" style:font-name-complex="Courier New"/>
    </style:style>
    <style:style style:name="P1401" style:parent-style-name="PlainText" style:family="paragraph">
      <style:text-properties style:font-name="Courier New" style:font-name-complex="Courier New"/>
    </style:style>
    <style:style style:name="P1402" style:parent-style-name="PlainText" style:family="paragraph">
      <style:text-properties style:font-name="Courier New" style:font-name-complex="Courier New"/>
    </style:style>
    <style:style style:name="P1403" style:parent-style-name="PlainText" style:family="paragraph">
      <style:text-properties style:font-name="Courier New" style:font-name-complex="Courier New"/>
    </style:style>
    <style:style style:name="P1404" style:parent-style-name="PlainText" style:family="paragraph">
      <style:text-properties style:font-name="Courier New" style:font-name-complex="Courier New"/>
    </style:style>
    <style:style style:name="P1405" style:parent-style-name="PlainText" style:family="paragraph">
      <style:text-properties style:font-name="Courier New" style:font-name-complex="Courier New"/>
    </style:style>
    <style:style style:name="P1406" style:parent-style-name="PlainText" style:family="paragraph">
      <style:text-properties style:font-name="Courier New" style:font-name-complex="Courier New"/>
    </style:style>
    <style:style style:name="P1407" style:parent-style-name="PlainText" style:family="paragraph">
      <style:text-properties style:font-name="Courier New" style:font-name-complex="Courier New"/>
    </style:style>
    <style:style style:name="P1408" style:parent-style-name="PlainText" style:family="paragraph">
      <style:text-properties style:font-name="Courier New" style:font-name-complex="Courier New"/>
    </style:style>
    <style:style style:name="P1409" style:parent-style-name="PlainText" style:family="paragraph">
      <style:text-properties style:font-name="Courier New" style:font-name-complex="Courier New"/>
    </style:style>
    <style:style style:name="P1410" style:parent-style-name="PlainText" style:family="paragraph">
      <style:text-properties style:font-name="Courier New" style:font-name-complex="Courier New"/>
    </style:style>
    <style:style style:name="P1411" style:parent-style-name="PlainText" style:family="paragraph">
      <style:text-properties style:font-name="Courier New" style:font-name-complex="Courier New"/>
    </style:style>
    <style:style style:name="P1412" style:parent-style-name="PlainText" style:family="paragraph">
      <style:text-properties style:font-name="Courier New" style:font-name-complex="Courier New"/>
    </style:style>
    <style:style style:name="P1413" style:parent-style-name="PlainText" style:family="paragraph">
      <style:text-properties style:font-name="Courier New" style:font-name-complex="Courier New"/>
    </style:style>
    <style:style style:name="P1414" style:parent-style-name="PlainText" style:family="paragraph">
      <style:text-properties style:font-name="Courier New" style:font-name-complex="Courier New"/>
    </style:style>
    <style:style style:name="P1415" style:parent-style-name="PlainText" style:family="paragraph">
      <style:text-properties style:font-name="Courier New" style:font-name-complex="Courier New"/>
    </style:style>
    <style:style style:name="P1416" style:parent-style-name="PlainText" style:family="paragraph">
      <style:text-properties style:font-name="Courier New" style:font-name-complex="Courier New"/>
    </style:style>
    <style:style style:name="P1417" style:parent-style-name="PlainText" style:family="paragraph">
      <style:text-properties style:font-name="Courier New" style:font-name-complex="Courier New"/>
    </style:style>
    <style:style style:name="P1418" style:parent-style-name="PlainText" style:family="paragraph">
      <style:text-properties style:font-name="Courier New" style:font-name-complex="Courier New"/>
    </style:style>
    <style:style style:name="P1419" style:parent-style-name="PlainText" style:family="paragraph">
      <style:text-properties style:font-name="Courier New" style:font-name-complex="Courier New"/>
    </style:style>
    <style:style style:name="P1420" style:parent-style-name="PlainText" style:family="paragraph">
      <style:text-properties style:font-name="Courier New" style:font-name-complex="Courier New"/>
    </style:style>
    <style:style style:name="P1421" style:parent-style-name="PlainText" style:family="paragraph">
      <style:text-properties style:font-name="Courier New" style:font-name-complex="Courier New"/>
    </style:style>
    <style:style style:name="P1422" style:parent-style-name="PlainText" style:family="paragraph">
      <style:text-properties style:font-name="Courier New" style:font-name-complex="Courier New"/>
    </style:style>
    <style:style style:name="P1423" style:parent-style-name="PlainText" style:family="paragraph">
      <style:text-properties style:font-name="Courier New" style:font-name-complex="Courier New"/>
    </style:style>
    <style:style style:name="P1424" style:parent-style-name="PlainText" style:family="paragraph">
      <style:text-properties style:font-name="Courier New" style:font-name-complex="Courier New"/>
    </style:style>
    <style:style style:name="P1425" style:parent-style-name="PlainText" style:family="paragraph">
      <style:text-properties style:font-name="Courier New" style:font-name-complex="Courier New"/>
    </style:style>
    <style:style style:name="P1426" style:parent-style-name="PlainText" style:family="paragraph">
      <style:text-properties style:font-name="Courier New" style:font-name-complex="Courier New"/>
    </style:style>
    <style:style style:name="P1427" style:parent-style-name="PlainText" style:family="paragraph">
      <style:text-properties style:font-name="Courier New" style:font-name-complex="Courier New"/>
    </style:style>
    <style:style style:name="P1428" style:parent-style-name="PlainText" style:family="paragraph">
      <style:text-properties style:font-name="Courier New" style:font-name-complex="Courier New"/>
    </style:style>
    <style:style style:name="P1429" style:parent-style-name="PlainText" style:family="paragraph">
      <style:text-properties style:font-name="Courier New" style:font-name-complex="Courier New"/>
    </style:style>
    <style:style style:name="P1430" style:parent-style-name="PlainText" style:family="paragraph">
      <style:text-properties style:font-name="Courier New" style:font-name-complex="Courier New"/>
    </style:style>
    <style:style style:name="P1431" style:parent-style-name="PlainText" style:family="paragraph">
      <style:text-properties style:font-name="Courier New" style:font-name-complex="Courier New"/>
    </style:style>
    <style:style style:name="P1432" style:parent-style-name="PlainText" style:family="paragraph">
      <style:text-properties style:font-name="Courier New" style:font-name-complex="Courier New"/>
    </style:style>
    <style:style style:name="P1433" style:parent-style-name="PlainText" style:family="paragraph">
      <style:text-properties style:font-name="Courier New" style:font-name-complex="Courier New"/>
    </style:style>
    <style:style style:name="P1434" style:parent-style-name="PlainText" style:family="paragraph">
      <style:text-properties style:font-name="Courier New" style:font-name-complex="Courier New"/>
    </style:style>
    <style:style style:name="P1435" style:parent-style-name="PlainText" style:family="paragraph">
      <style:text-properties style:font-name="Courier New" style:font-name-complex="Courier New"/>
    </style:style>
    <style:style style:name="P1436" style:parent-style-name="PlainText" style:family="paragraph">
      <style:text-properties style:font-name="Courier New" style:font-name-complex="Courier New"/>
    </style:style>
    <style:style style:name="P1437" style:parent-style-name="PlainText" style:family="paragraph">
      <style:text-properties style:font-name="Courier New" style:font-name-complex="Courier New"/>
    </style:style>
    <style:style style:name="P1438" style:parent-style-name="PlainText" style:family="paragraph">
      <style:text-properties style:font-name="Courier New" style:font-name-complex="Courier New"/>
    </style:style>
    <style:style style:name="P1439" style:parent-style-name="PlainText" style:family="paragraph">
      <style:text-properties style:font-name="Courier New" style:font-name-complex="Courier New"/>
    </style:style>
    <style:style style:name="P1440" style:parent-style-name="PlainText" style:family="paragraph">
      <style:text-properties style:font-name="Courier New" style:font-name-complex="Courier New"/>
    </style:style>
    <style:style style:name="P1441" style:parent-style-name="PlainText" style:family="paragraph">
      <style:text-properties style:font-name="Courier New" style:font-name-complex="Courier New"/>
    </style:style>
    <style:style style:name="P1442" style:parent-style-name="PlainText" style:family="paragraph">
      <style:text-properties style:font-name="Courier New" style:font-name-complex="Courier New"/>
    </style:style>
    <style:style style:name="P1443" style:parent-style-name="PlainText" style:family="paragraph">
      <style:text-properties style:font-name="Courier New" style:font-name-complex="Courier New"/>
    </style:style>
    <style:style style:name="P1444" style:parent-style-name="PlainText" style:family="paragraph">
      <style:text-properties style:font-name="Courier New" style:font-name-complex="Courier New"/>
    </style:style>
    <style:style style:name="P1445" style:parent-style-name="PlainText" style:family="paragraph">
      <style:text-properties style:font-name="Courier New" style:font-name-complex="Courier New"/>
    </style:style>
    <style:style style:name="P1446" style:parent-style-name="PlainText" style:family="paragraph">
      <style:text-properties style:font-name="Courier New" style:font-name-complex="Courier New"/>
    </style:style>
    <style:style style:name="P1447" style:parent-style-name="PlainText" style:family="paragraph">
      <style:text-properties style:font-name="Courier New" style:font-name-complex="Courier New"/>
    </style:style>
    <style:style style:name="P1448" style:parent-style-name="PlainText" style:family="paragraph">
      <style:text-properties style:font-name="Courier New" style:font-name-complex="Courier New"/>
    </style:style>
    <style:style style:name="P1449" style:parent-style-name="PlainText" style:family="paragraph">
      <style:text-properties style:font-name="Courier New" style:font-name-complex="Courier New"/>
    </style:style>
    <style:style style:name="P1450" style:parent-style-name="PlainText" style:family="paragraph">
      <style:text-properties style:font-name="Courier New" style:font-name-complex="Courier New"/>
    </style:style>
    <style:style style:name="P1451" style:parent-style-name="PlainText" style:family="paragraph">
      <style:text-properties style:font-name="Courier New" style:font-name-complex="Courier New"/>
    </style:style>
    <style:style style:name="P1452" style:parent-style-name="PlainText" style:family="paragraph">
      <style:text-properties style:font-name="Courier New" style:font-name-complex="Courier New"/>
    </style:style>
    <style:style style:name="P1453" style:parent-style-name="PlainText" style:family="paragraph">
      <style:text-properties style:font-name="Courier New" style:font-name-complex="Courier New"/>
    </style:style>
    <style:style style:name="P1454" style:parent-style-name="PlainText" style:family="paragraph">
      <style:text-properties style:font-name="Courier New" style:font-name-complex="Courier New"/>
    </style:style>
    <style:style style:name="P1455" style:parent-style-name="PlainText" style:family="paragraph">
      <style:text-properties style:font-name="Courier New" style:font-name-complex="Courier New"/>
    </style:style>
    <style:style style:name="P1456" style:parent-style-name="PlainText" style:family="paragraph">
      <style:text-properties style:font-name="Courier New" style:font-name-complex="Courier New"/>
    </style:style>
    <style:style style:name="P1457" style:parent-style-name="PlainText" style:family="paragraph">
      <style:text-properties style:font-name="Courier New" style:font-name-complex="Courier New"/>
    </style:style>
    <style:style style:name="P1458" style:parent-style-name="PlainText" style:family="paragraph">
      <style:text-properties style:font-name="Courier New" style:font-name-complex="Courier New"/>
    </style:style>
    <style:style style:name="P1459" style:parent-style-name="PlainText" style:family="paragraph">
      <style:text-properties style:font-name="Courier New" style:font-name-complex="Courier New"/>
    </style:style>
    <style:style style:name="P1460" style:parent-style-name="PlainText" style:family="paragraph">
      <style:text-properties style:font-name="Courier New" style:font-name-complex="Courier New"/>
    </style:style>
    <style:style style:name="P1461" style:parent-style-name="PlainText" style:family="paragraph">
      <style:text-properties style:font-name="Courier New" style:font-name-complex="Courier New"/>
    </style:style>
    <style:style style:name="P1462" style:parent-style-name="PlainText" style:family="paragraph">
      <style:text-properties style:font-name="Courier New" style:font-name-complex="Courier New"/>
    </style:style>
    <style:style style:name="P1463" style:parent-style-name="PlainText" style:family="paragraph">
      <style:text-properties style:font-name="Courier New" style:font-name-complex="Courier New"/>
    </style:style>
    <style:style style:name="P1464" style:parent-style-name="PlainText" style:family="paragraph">
      <style:text-properties style:font-name="Courier New" style:font-name-complex="Courier New"/>
    </style:style>
    <style:style style:name="P1465" style:parent-style-name="PlainText" style:family="paragraph">
      <style:text-properties style:font-name="Courier New" style:font-name-complex="Courier New"/>
    </style:style>
    <style:style style:name="P1466" style:parent-style-name="PlainText" style:family="paragraph">
      <style:text-properties style:font-name="Courier New" style:font-name-complex="Courier New"/>
    </style:style>
    <style:style style:name="P1467" style:parent-style-name="PlainText" style:family="paragraph">
      <style:text-properties style:font-name="Courier New" style:font-name-complex="Courier New"/>
    </style:style>
    <style:style style:name="P1468" style:parent-style-name="PlainText" style:family="paragraph">
      <style:text-properties style:font-name="Courier New" style:font-name-complex="Courier New"/>
    </style:style>
    <style:style style:name="P1469" style:parent-style-name="PlainText" style:family="paragraph">
      <style:text-properties style:font-name="Courier New" style:font-name-complex="Courier New"/>
    </style:style>
    <style:style style:name="P1470" style:parent-style-name="PlainText" style:family="paragraph">
      <style:text-properties style:font-name="Courier New" style:font-name-complex="Courier New"/>
    </style:style>
    <style:style style:name="P1471" style:parent-style-name="PlainText" style:family="paragraph">
      <style:text-properties style:font-name="Courier New" style:font-name-complex="Courier New"/>
    </style:style>
    <style:style style:name="P1472" style:parent-style-name="PlainText" style:family="paragraph">
      <style:text-properties style:font-name="Courier New" style:font-name-complex="Courier New"/>
    </style:style>
    <style:style style:name="P1473" style:parent-style-name="PlainText" style:family="paragraph">
      <style:text-properties style:font-name="Courier New" style:font-name-complex="Courier New"/>
    </style:style>
    <style:style style:name="P1474" style:parent-style-name="PlainText" style:family="paragraph">
      <style:text-properties style:font-name="Courier New" style:font-name-complex="Courier New"/>
    </style:style>
    <style:style style:name="P1475" style:parent-style-name="PlainText" style:family="paragraph">
      <style:text-properties style:font-name="Courier New" style:font-name-complex="Courier New"/>
    </style:style>
    <style:style style:name="P1476" style:parent-style-name="PlainText" style:family="paragraph">
      <style:text-properties style:font-name="Courier New" style:font-name-complex="Courier New"/>
    </style:style>
    <style:style style:name="P1477" style:parent-style-name="PlainText" style:family="paragraph">
      <style:text-properties style:font-name="Courier New" style:font-name-complex="Courier New"/>
    </style:style>
    <style:style style:name="P1478" style:parent-style-name="PlainText" style:family="paragraph">
      <style:text-properties style:font-name="Courier New" style:font-name-complex="Courier New"/>
    </style:style>
    <style:style style:name="P1479" style:parent-style-name="PlainText" style:family="paragraph">
      <style:text-properties style:font-name="Courier New" style:font-name-complex="Courier New"/>
    </style:style>
    <style:style style:name="P1480" style:parent-style-name="PlainText" style:family="paragraph">
      <style:text-properties style:font-name="Courier New" style:font-name-complex="Courier New"/>
    </style:style>
    <style:style style:name="P1481" style:parent-style-name="PlainText" style:family="paragraph">
      <style:text-properties style:font-name="Courier New" style:font-name-complex="Courier New"/>
    </style:style>
    <style:style style:name="P1482" style:parent-style-name="PlainText" style:family="paragraph">
      <style:text-properties style:font-name="Courier New" style:font-name-complex="Courier New"/>
    </style:style>
    <style:style style:name="P1483" style:parent-style-name="PlainText" style:family="paragraph">
      <style:text-properties style:font-name="Courier New" style:font-name-complex="Courier New"/>
    </style:style>
    <style:style style:name="P1484" style:parent-style-name="PlainText" style:family="paragraph">
      <style:text-properties style:font-name="Courier New" style:font-name-complex="Courier New"/>
    </style:style>
    <style:style style:name="P1485" style:parent-style-name="PlainText" style:family="paragraph">
      <style:text-properties style:font-name="Courier New" style:font-name-complex="Courier New"/>
    </style:style>
    <style:style style:name="P1486" style:parent-style-name="PlainText" style:family="paragraph">
      <style:text-properties style:font-name="Courier New" style:font-name-complex="Courier New"/>
    </style:style>
    <style:style style:name="P1487" style:parent-style-name="PlainText" style:family="paragraph">
      <style:text-properties style:font-name="Courier New" style:font-name-complex="Courier New"/>
    </style:style>
    <style:style style:name="P1488" style:parent-style-name="PlainText" style:family="paragraph">
      <style:text-properties style:font-name="Courier New" style:font-name-complex="Courier New"/>
    </style:style>
    <style:style style:name="P1489" style:parent-style-name="PlainText" style:family="paragraph">
      <style:text-properties style:font-name="Courier New" style:font-name-complex="Courier New"/>
    </style:style>
    <style:style style:name="P1490" style:parent-style-name="PlainText" style:family="paragraph">
      <style:text-properties style:font-name="Courier New" style:font-name-complex="Courier New"/>
    </style:style>
    <style:style style:name="P1491" style:parent-style-name="PlainText" style:family="paragraph">
      <style:text-properties style:font-name="Courier New" style:font-name-complex="Courier New"/>
    </style:style>
    <style:style style:name="P1492" style:parent-style-name="PlainText" style:family="paragraph">
      <style:text-properties style:font-name="Courier New" style:font-name-complex="Courier New"/>
    </style:style>
    <style:style style:name="P1493" style:parent-style-name="PlainText" style:family="paragraph">
      <style:text-properties style:font-name="Courier New" style:font-name-complex="Courier New"/>
    </style:style>
    <style:style style:name="P1494" style:parent-style-name="PlainText" style:family="paragraph">
      <style:text-properties style:font-name="Courier New" style:font-name-complex="Courier New"/>
    </style:style>
    <style:style style:name="P1495" style:parent-style-name="PlainText" style:family="paragraph">
      <style:text-properties style:font-name="Courier New" style:font-name-complex="Courier New"/>
    </style:style>
    <style:style style:name="P1496" style:parent-style-name="PlainText" style:family="paragraph">
      <style:text-properties style:font-name="Courier New" style:font-name-complex="Courier New"/>
    </style:style>
    <style:style style:name="P1497" style:parent-style-name="PlainText" style:family="paragraph">
      <style:text-properties style:font-name="Courier New" style:font-name-complex="Courier New"/>
    </style:style>
    <style:style style:name="P1498" style:parent-style-name="PlainText" style:family="paragraph">
      <style:text-properties style:font-name="Courier New" style:font-name-complex="Courier New"/>
    </style:style>
    <style:style style:name="P1499" style:parent-style-name="PlainText" style:family="paragraph">
      <style:text-properties style:font-name="Courier New" style:font-name-complex="Courier New"/>
    </style:style>
    <style:style style:name="P1500" style:parent-style-name="PlainText" style:family="paragraph">
      <style:text-properties style:font-name="Courier New" style:font-name-complex="Courier New"/>
    </style:style>
    <style:style style:name="P1501" style:parent-style-name="PlainText" style:family="paragraph">
      <style:text-properties style:font-name="Courier New" style:font-name-complex="Courier New"/>
    </style:style>
    <style:style style:name="P1502" style:parent-style-name="PlainText" style:family="paragraph">
      <style:text-properties style:font-name="Courier New" style:font-name-complex="Courier New"/>
    </style:style>
    <style:style style:name="P1503" style:parent-style-name="PlainText" style:family="paragraph">
      <style:text-properties style:font-name="Courier New" style:font-name-complex="Courier New"/>
    </style:style>
    <style:style style:name="P1504" style:parent-style-name="PlainText" style:family="paragraph">
      <style:text-properties style:font-name="Courier New" style:font-name-complex="Courier New"/>
    </style:style>
    <style:style style:name="P1505" style:parent-style-name="PlainText" style:family="paragraph">
      <style:text-properties style:font-name="Courier New" style:font-name-complex="Courier New"/>
    </style:style>
    <style:style style:name="P1506" style:parent-style-name="PlainText" style:family="paragraph">
      <style:text-properties style:font-name="Courier New" style:font-name-complex="Courier New"/>
    </style:style>
    <style:style style:name="P1507" style:parent-style-name="PlainText" style:family="paragraph">
      <style:text-properties style:font-name="Courier New" style:font-name-complex="Courier New"/>
    </style:style>
    <style:style style:name="P1508" style:parent-style-name="PlainText" style:family="paragraph">
      <style:text-properties style:font-name="Courier New" style:font-name-complex="Courier New"/>
    </style:style>
    <style:style style:name="P1509" style:parent-style-name="PlainText" style:family="paragraph">
      <style:text-properties style:font-name="Courier New" style:font-name-complex="Courier New"/>
    </style:style>
    <style:style style:name="P1510" style:parent-style-name="PlainText" style:family="paragraph">
      <style:text-properties style:font-name="Courier New" style:font-name-complex="Courier New"/>
    </style:style>
    <style:style style:name="P1511" style:parent-style-name="PlainText" style:family="paragraph">
      <style:text-properties style:font-name="Courier New" style:font-name-complex="Courier New"/>
    </style:style>
    <style:style style:name="P1512" style:parent-style-name="PlainText" style:family="paragraph">
      <style:text-properties style:font-name="Courier New" style:font-name-complex="Courier New"/>
    </style:style>
    <style:style style:name="P1513" style:parent-style-name="PlainText" style:family="paragraph">
      <style:text-properties style:font-name="Courier New" style:font-name-complex="Courier New"/>
    </style:style>
    <style:style style:name="P1514" style:parent-style-name="PlainText" style:family="paragraph">
      <style:text-properties style:font-name="Courier New" style:font-name-complex="Courier New"/>
    </style:style>
    <style:style style:name="P1515" style:parent-style-name="PlainText" style:family="paragraph">
      <style:text-properties style:font-name="Courier New" style:font-name-complex="Courier New"/>
    </style:style>
    <style:style style:name="P1516" style:parent-style-name="PlainText" style:family="paragraph">
      <style:text-properties style:font-name="Courier New" style:font-name-complex="Courier New"/>
    </style:style>
    <style:style style:name="P1517" style:parent-style-name="PlainText" style:family="paragraph">
      <style:text-properties style:font-name="Courier New" style:font-name-complex="Courier New"/>
    </style:style>
    <style:style style:name="P1518" style:parent-style-name="PlainText" style:family="paragraph">
      <style:text-properties style:font-name="Courier New" style:font-name-complex="Courier New"/>
    </style:style>
    <style:style style:name="P1519" style:parent-style-name="PlainText" style:family="paragraph">
      <style:text-properties style:font-name="Courier New" style:font-name-complex="Courier New"/>
    </style:style>
    <style:style style:name="P1520" style:parent-style-name="PlainText" style:family="paragraph">
      <style:text-properties style:font-name="Courier New" style:font-name-complex="Courier New"/>
    </style:style>
    <style:style style:name="P1521" style:parent-style-name="PlainText" style:family="paragraph">
      <style:text-properties style:font-name="Courier New" style:font-name-complex="Courier New"/>
    </style:style>
    <style:style style:name="P1522" style:parent-style-name="PlainText" style:family="paragraph">
      <style:text-properties style:font-name="Courier New" style:font-name-complex="Courier New"/>
    </style:style>
    <style:style style:name="P1523" style:parent-style-name="PlainText" style:family="paragraph">
      <style:text-properties style:font-name="Courier New" style:font-name-complex="Courier New"/>
    </style:style>
    <style:style style:name="P1524" style:parent-style-name="PlainText" style:family="paragraph">
      <style:text-properties style:font-name="Courier New" style:font-name-complex="Courier New"/>
    </style:style>
    <style:style style:name="P1525" style:parent-style-name="PlainText" style:family="paragraph">
      <style:text-properties style:font-name="Courier New" style:font-name-complex="Courier New"/>
    </style:style>
    <style:style style:name="P1526" style:parent-style-name="PlainText" style:family="paragraph">
      <style:text-properties style:font-name="Courier New" style:font-name-complex="Courier New"/>
    </style:style>
    <style:style style:name="P1527" style:parent-style-name="PlainText" style:family="paragraph">
      <style:text-properties style:font-name="Courier New" style:font-name-complex="Courier New"/>
    </style:style>
    <style:style style:name="P1528" style:parent-style-name="PlainText" style:family="paragraph">
      <style:text-properties style:font-name="Courier New" style:font-name-complex="Courier New"/>
    </style:style>
    <style:style style:name="P1529" style:parent-style-name="PlainText" style:family="paragraph">
      <style:text-properties style:font-name="Courier New" style:font-name-complex="Courier New"/>
    </style:style>
    <style:style style:name="P1530" style:parent-style-name="PlainText" style:family="paragraph">
      <style:text-properties style:font-name="Courier New" style:font-name-complex="Courier New"/>
    </style:style>
    <style:style style:name="P1531" style:parent-style-name="PlainText" style:family="paragraph">
      <style:text-properties style:font-name="Courier New" style:font-name-complex="Courier New"/>
    </style:style>
    <style:style style:name="P1532" style:parent-style-name="PlainText" style:family="paragraph">
      <style:text-properties style:font-name="Courier New" style:font-name-complex="Courier New"/>
    </style:style>
    <style:style style:name="P1533" style:parent-style-name="PlainText" style:family="paragraph">
      <style:text-properties style:font-name="Courier New" style:font-name-complex="Courier New"/>
    </style:style>
    <style:style style:name="P1534" style:parent-style-name="PlainText" style:family="paragraph">
      <style:text-properties style:font-name="Courier New" style:font-name-complex="Courier New"/>
    </style:style>
    <style:style style:name="P1535" style:parent-style-name="PlainText" style:family="paragraph">
      <style:text-properties style:font-name="Courier New" style:font-name-complex="Courier New"/>
    </style:style>
    <style:style style:name="P1536" style:parent-style-name="PlainText" style:family="paragraph">
      <style:text-properties style:font-name="Courier New" style:font-name-complex="Courier New"/>
    </style:style>
    <style:style style:name="P1537" style:parent-style-name="PlainText" style:family="paragraph">
      <style:text-properties style:font-name="Courier New" style:font-name-complex="Courier New"/>
    </style:style>
    <style:style style:name="P1538" style:parent-style-name="PlainText" style:family="paragraph">
      <style:text-properties style:font-name="Courier New" style:font-name-complex="Courier New"/>
    </style:style>
    <style:style style:name="P1539" style:parent-style-name="PlainText" style:family="paragraph">
      <style:text-properties style:font-name="Courier New" style:font-name-complex="Courier New"/>
    </style:style>
    <style:style style:name="P1540" style:parent-style-name="PlainText" style:family="paragraph">
      <style:text-properties style:font-name="Courier New" style:font-name-complex="Courier New"/>
    </style:style>
    <style:style style:name="P1541" style:parent-style-name="PlainText" style:family="paragraph">
      <style:text-properties style:font-name="Courier New" style:font-name-complex="Courier New"/>
    </style:style>
    <style:style style:name="P1542" style:parent-style-name="PlainText" style:family="paragraph">
      <style:text-properties style:font-name="Courier New" style:font-name-complex="Courier New"/>
    </style:style>
    <style:style style:name="P1543" style:parent-style-name="PlainText" style:family="paragraph">
      <style:text-properties style:font-name="Courier New" style:font-name-complex="Courier New"/>
    </style:style>
    <style:style style:name="P1544" style:parent-style-name="PlainText" style:family="paragraph">
      <style:text-properties style:font-name="Courier New" style:font-name-complex="Courier New"/>
    </style:style>
    <style:style style:name="P1545" style:parent-style-name="PlainText" style:family="paragraph">
      <style:text-properties style:font-name="Courier New" style:font-name-complex="Courier New"/>
    </style:style>
    <style:style style:name="P1546" style:parent-style-name="PlainText" style:family="paragraph">
      <style:text-properties style:font-name="Courier New" style:font-name-complex="Courier New"/>
    </style:style>
    <style:style style:name="P1547" style:parent-style-name="PlainText" style:family="paragraph">
      <style:text-properties style:font-name="Courier New" style:font-name-complex="Courier New"/>
    </style:style>
    <style:style style:name="P1548" style:parent-style-name="PlainText" style:family="paragraph">
      <style:text-properties style:font-name="Courier New" style:font-name-complex="Courier New"/>
    </style:style>
    <style:style style:name="P1549" style:parent-style-name="PlainText" style:family="paragraph">
      <style:text-properties style:font-name="Courier New" style:font-name-complex="Courier New"/>
    </style:style>
    <style:style style:name="P1550" style:parent-style-name="PlainText" style:family="paragraph">
      <style:text-properties style:font-name="Courier New" style:font-name-complex="Courier New"/>
    </style:style>
    <style:style style:name="P1551" style:parent-style-name="PlainText" style:family="paragraph">
      <style:text-properties style:font-name="Courier New" style:font-name-complex="Courier New"/>
    </style:style>
    <style:style style:name="P1552" style:parent-style-name="PlainText" style:family="paragraph">
      <style:text-properties style:font-name="Courier New" style:font-name-complex="Courier New"/>
    </style:style>
    <style:style style:name="P1553" style:parent-style-name="PlainText" style:family="paragraph">
      <style:text-properties style:font-name="Courier New" style:font-name-complex="Courier New"/>
    </style:style>
    <style:style style:name="P1554" style:parent-style-name="PlainText" style:family="paragraph">
      <style:text-properties style:font-name="Courier New" style:font-name-complex="Courier New"/>
    </style:style>
    <style:style style:name="P1555" style:parent-style-name="PlainText" style:family="paragraph">
      <style:text-properties style:font-name="Courier New" style:font-name-complex="Courier New"/>
    </style:style>
    <style:style style:name="P1556" style:parent-style-name="PlainText" style:family="paragraph">
      <style:text-properties style:font-name="Courier New" style:font-name-complex="Courier New"/>
    </style:style>
    <style:style style:name="P1557" style:parent-style-name="PlainText" style:family="paragraph">
      <style:text-properties style:font-name="Courier New" style:font-name-complex="Courier New"/>
    </style:style>
    <style:style style:name="P1558" style:parent-style-name="PlainText" style:family="paragraph">
      <style:text-properties style:font-name="Courier New" style:font-name-complex="Courier New"/>
    </style:style>
    <style:style style:name="P1559" style:parent-style-name="PlainText" style:family="paragraph">
      <style:text-properties style:font-name="Courier New" style:font-name-complex="Courier New"/>
    </style:style>
    <style:style style:name="P1560" style:parent-style-name="PlainText" style:family="paragraph">
      <style:text-properties style:font-name="Courier New" style:font-name-complex="Courier New"/>
    </style:style>
    <style:style style:name="P1561" style:parent-style-name="PlainText" style:family="paragraph">
      <style:text-properties style:font-name="Courier New" style:font-name-complex="Courier New"/>
    </style:style>
    <style:style style:name="P1562" style:parent-style-name="PlainText" style:family="paragraph">
      <style:text-properties style:font-name="Courier New" style:font-name-complex="Courier New"/>
    </style:style>
    <style:style style:name="P1563" style:parent-style-name="PlainText" style:family="paragraph">
      <style:text-properties style:font-name="Courier New" style:font-name-complex="Courier New"/>
    </style:style>
    <style:style style:name="P1564" style:parent-style-name="PlainText" style:family="paragraph">
      <style:text-properties style:font-name="Courier New" style:font-name-complex="Courier New"/>
    </style:style>
    <style:style style:name="P1565" style:parent-style-name="PlainText" style:family="paragraph">
      <style:text-properties style:font-name="Courier New" style:font-name-complex="Courier New"/>
    </style:style>
    <style:style style:name="P1566" style:parent-style-name="PlainText" style:family="paragraph">
      <style:text-properties style:font-name="Courier New" style:font-name-complex="Courier New"/>
    </style:style>
    <style:style style:name="P1567" style:parent-style-name="PlainText" style:family="paragraph">
      <style:text-properties style:font-name="Courier New" style:font-name-complex="Courier New"/>
    </style:style>
    <style:style style:name="P1568" style:parent-style-name="PlainText" style:family="paragraph">
      <style:text-properties style:font-name="Courier New" style:font-name-complex="Courier New"/>
    </style:style>
    <style:style style:name="P1569" style:parent-style-name="PlainText" style:family="paragraph">
      <style:text-properties style:font-name="Courier New" style:font-name-complex="Courier New"/>
    </style:style>
    <style:style style:name="P1570" style:parent-style-name="PlainText" style:family="paragraph">
      <style:text-properties style:font-name="Courier New" style:font-name-complex="Courier New"/>
    </style:style>
    <style:style style:name="P1571" style:parent-style-name="PlainText" style:family="paragraph">
      <style:text-properties style:font-name="Courier New" style:font-name-complex="Courier New"/>
    </style:style>
    <style:style style:name="P1572" style:parent-style-name="PlainText" style:family="paragraph">
      <style:text-properties style:font-name="Courier New" style:font-name-complex="Courier New"/>
    </style:style>
    <style:style style:name="P1573" style:parent-style-name="PlainText" style:family="paragraph">
      <style:text-properties style:font-name="Courier New" style:font-name-complex="Courier New"/>
    </style:style>
    <style:style style:name="P1574" style:parent-style-name="PlainText" style:family="paragraph">
      <style:text-properties style:font-name="Courier New" style:font-name-complex="Courier New"/>
    </style:style>
    <style:style style:name="P1575" style:parent-style-name="PlainText" style:family="paragraph">
      <style:text-properties style:font-name="Courier New" style:font-name-complex="Courier New"/>
    </style:style>
    <style:style style:name="P1576" style:parent-style-name="PlainText" style:family="paragraph">
      <style:text-properties style:font-name="Courier New" style:font-name-complex="Courier New"/>
    </style:style>
    <style:style style:name="P1577" style:parent-style-name="PlainText" style:family="paragraph">
      <style:text-properties style:font-name="Courier New" style:font-name-complex="Courier New"/>
    </style:style>
    <style:style style:name="P1578" style:parent-style-name="PlainText" style:family="paragraph">
      <style:text-properties style:font-name="Courier New" style:font-name-complex="Courier New"/>
    </style:style>
    <style:style style:name="P1579" style:parent-style-name="PlainText" style:family="paragraph">
      <style:text-properties style:font-name="Courier New" style:font-name-complex="Courier New"/>
    </style:style>
    <style:style style:name="P1580" style:parent-style-name="PlainText" style:family="paragraph">
      <style:text-properties style:font-name="Courier New" style:font-name-complex="Courier New"/>
    </style:style>
    <style:style style:name="P1581" style:parent-style-name="PlainText" style:family="paragraph">
      <style:text-properties style:font-name="Courier New" style:font-name-complex="Courier New"/>
    </style:style>
    <style:style style:name="P1582" style:parent-style-name="PlainText" style:family="paragraph">
      <style:text-properties style:font-name="Courier New" style:font-name-complex="Courier New"/>
    </style:style>
    <style:style style:name="P1583" style:parent-style-name="PlainText" style:family="paragraph">
      <style:text-properties style:font-name="Courier New" style:font-name-complex="Courier New"/>
    </style:style>
    <style:style style:name="P1584" style:parent-style-name="PlainText" style:family="paragraph">
      <style:text-properties style:font-name="Courier New" style:font-name-complex="Courier New"/>
    </style:style>
    <style:style style:name="P1585" style:parent-style-name="PlainText" style:family="paragraph">
      <style:text-properties style:font-name="Courier New" style:font-name-complex="Courier New"/>
    </style:style>
    <style:style style:name="P1586" style:parent-style-name="PlainText" style:family="paragraph">
      <style:text-properties style:font-name="Courier New" style:font-name-complex="Courier New"/>
    </style:style>
    <style:style style:name="P1587" style:parent-style-name="PlainText" style:family="paragraph">
      <style:text-properties style:font-name="Courier New" style:font-name-complex="Courier New"/>
    </style:style>
    <style:style style:name="P1588" style:parent-style-name="PlainText" style:family="paragraph">
      <style:text-properties style:font-name="Courier New" style:font-name-complex="Courier New"/>
    </style:style>
    <style:style style:name="P1589" style:parent-style-name="PlainText" style:family="paragraph">
      <style:text-properties style:font-name="Courier New" style:font-name-complex="Courier New"/>
    </style:style>
    <style:style style:name="P1590" style:parent-style-name="PlainText" style:family="paragraph">
      <style:text-properties style:font-name="Courier New" style:font-name-complex="Courier New"/>
    </style:style>
    <style:style style:name="P1591" style:parent-style-name="PlainText" style:family="paragraph">
      <style:text-properties style:font-name="Courier New" style:font-name-complex="Courier New"/>
    </style:style>
    <style:style style:name="P1592" style:parent-style-name="PlainText" style:family="paragraph">
      <style:text-properties style:font-name="Courier New" style:font-name-complex="Courier New"/>
    </style:style>
    <style:style style:name="P1593" style:parent-style-name="PlainText" style:family="paragraph">
      <style:text-properties style:font-name="Courier New" style:font-name-complex="Courier New"/>
    </style:style>
    <style:style style:name="P1594" style:parent-style-name="PlainText" style:family="paragraph">
      <style:text-properties style:font-name="Courier New" style:font-name-complex="Courier New"/>
    </style:style>
    <style:style style:name="P1595" style:parent-style-name="PlainText" style:family="paragraph">
      <style:text-properties style:font-name="Courier New" style:font-name-complex="Courier New"/>
    </style:style>
    <style:style style:name="P1596" style:parent-style-name="PlainText" style:family="paragraph">
      <style:text-properties style:font-name="Courier New" style:font-name-complex="Courier New"/>
    </style:style>
    <style:style style:name="P1597" style:parent-style-name="PlainText" style:family="paragraph">
      <style:text-properties style:font-name="Courier New" style:font-name-complex="Courier New"/>
    </style:style>
    <style:style style:name="P1598" style:parent-style-name="PlainText" style:family="paragraph">
      <style:text-properties style:font-name="Courier New" style:font-name-complex="Courier New"/>
    </style:style>
    <style:style style:name="P1599" style:parent-style-name="PlainText" style:family="paragraph">
      <style:text-properties style:font-name="Courier New" style:font-name-complex="Courier New"/>
    </style:style>
    <style:style style:name="P1600" style:parent-style-name="PlainText" style:family="paragraph">
      <style:text-properties style:font-name="Courier New" style:font-name-complex="Courier New"/>
    </style:style>
    <style:style style:name="P1601" style:parent-style-name="PlainText" style:family="paragraph">
      <style:text-properties style:font-name="Courier New" style:font-name-complex="Courier New"/>
    </style:style>
    <style:style style:name="P1602" style:parent-style-name="PlainText" style:family="paragraph">
      <style:text-properties style:font-name="Courier New" style:font-name-complex="Courier New"/>
    </style:style>
    <style:style style:name="P1603" style:parent-style-name="PlainText" style:family="paragraph">
      <style:text-properties style:font-name="Courier New" style:font-name-complex="Courier New"/>
    </style:style>
    <style:style style:name="P1604" style:parent-style-name="PlainText" style:family="paragraph">
      <style:text-properties style:font-name="Courier New" style:font-name-complex="Courier New"/>
    </style:style>
    <style:style style:name="P1605" style:parent-style-name="PlainText" style:family="paragraph">
      <style:text-properties style:font-name="Courier New" style:font-name-complex="Courier New"/>
    </style:style>
    <style:style style:name="P1606" style:parent-style-name="PlainText" style:family="paragraph">
      <style:text-properties style:font-name="Courier New" style:font-name-complex="Courier New"/>
    </style:style>
    <style:style style:name="P1607" style:parent-style-name="PlainText" style:family="paragraph">
      <style:text-properties style:font-name="Courier New" style:font-name-complex="Courier New"/>
    </style:style>
    <style:style style:name="P1608" style:parent-style-name="PlainText" style:family="paragraph">
      <style:text-properties style:font-name="Courier New" style:font-name-complex="Courier New"/>
    </style:style>
    <style:style style:name="P1609" style:parent-style-name="PlainText" style:family="paragraph">
      <style:text-properties style:font-name="Courier New" style:font-name-complex="Courier New"/>
    </style:style>
    <style:style style:name="P1610" style:parent-style-name="PlainText" style:family="paragraph">
      <style:text-properties style:font-name="Courier New" style:font-name-complex="Courier New"/>
    </style:style>
    <style:style style:name="P1611" style:parent-style-name="PlainText" style:family="paragraph">
      <style:text-properties style:font-name="Courier New" style:font-name-complex="Courier New"/>
    </style:style>
    <style:style style:name="P1612" style:parent-style-name="PlainText" style:family="paragraph">
      <style:text-properties style:font-name="Courier New" style:font-name-complex="Courier New"/>
    </style:style>
    <style:style style:name="P1613" style:parent-style-name="PlainText" style:family="paragraph">
      <style:text-properties style:font-name="Courier New" style:font-name-complex="Courier New"/>
    </style:style>
    <style:style style:name="P1614" style:parent-style-name="PlainText" style:family="paragraph">
      <style:text-properties style:font-name="Courier New" style:font-name-complex="Courier New"/>
    </style:style>
    <style:style style:name="P1615" style:parent-style-name="PlainText" style:family="paragraph">
      <style:text-properties style:font-name="Courier New" style:font-name-complex="Courier New"/>
    </style:style>
    <style:style style:name="P1616" style:parent-style-name="PlainText" style:family="paragraph">
      <style:text-properties style:font-name="Courier New" style:font-name-complex="Courier New"/>
    </style:style>
    <style:style style:name="P1617" style:parent-style-name="PlainText" style:family="paragraph">
      <style:text-properties style:font-name="Courier New" style:font-name-complex="Courier New"/>
    </style:style>
    <style:style style:name="P1618" style:parent-style-name="PlainText" style:family="paragraph">
      <style:text-properties style:font-name="Courier New" style:font-name-complex="Courier New"/>
    </style:style>
    <style:style style:name="P1619" style:parent-style-name="PlainText" style:family="paragraph">
      <style:text-properties style:font-name="Courier New" style:font-name-complex="Courier New"/>
    </style:style>
    <style:style style:name="P1620" style:parent-style-name="PlainText" style:family="paragraph">
      <style:text-properties style:font-name="Courier New" style:font-name-complex="Courier New"/>
    </style:style>
    <style:style style:name="P1621" style:parent-style-name="PlainText" style:family="paragraph">
      <style:text-properties style:font-name="Courier New" style:font-name-complex="Courier New"/>
    </style:style>
    <style:style style:name="P1622" style:parent-style-name="PlainText" style:family="paragraph">
      <style:text-properties style:font-name="Courier New" style:font-name-complex="Courier New"/>
    </style:style>
    <style:style style:name="P1623" style:parent-style-name="PlainText" style:family="paragraph">
      <style:text-properties style:font-name="Courier New" style:font-name-complex="Courier New"/>
    </style:style>
    <style:style style:name="P1624" style:parent-style-name="PlainText" style:family="paragraph">
      <style:text-properties style:font-name="Courier New" style:font-name-complex="Courier New"/>
    </style:style>
    <style:style style:name="P1625" style:parent-style-name="PlainText" style:family="paragraph">
      <style:text-properties style:font-name="Courier New" style:font-name-complex="Courier New"/>
    </style:style>
    <style:style style:name="P1626" style:parent-style-name="PlainText" style:family="paragraph">
      <style:text-properties style:font-name="Courier New" style:font-name-complex="Courier New"/>
    </style:style>
    <style:style style:name="P1627" style:parent-style-name="PlainText" style:family="paragraph">
      <style:text-properties style:font-name="Courier New" style:font-name-complex="Courier New"/>
    </style:style>
    <style:style style:name="P1628" style:parent-style-name="PlainText" style:family="paragraph">
      <style:text-properties style:font-name="Courier New" style:font-name-complex="Courier New"/>
    </style:style>
    <style:style style:name="P1629" style:parent-style-name="PlainText" style:family="paragraph">
      <style:text-properties style:font-name="Courier New" style:font-name-complex="Courier New"/>
    </style:style>
    <style:style style:name="P1630" style:parent-style-name="PlainText" style:family="paragraph">
      <style:text-properties style:font-name="Courier New" style:font-name-complex="Courier New"/>
    </style:style>
    <style:style style:name="P1631" style:parent-style-name="PlainText" style:family="paragraph">
      <style:text-properties style:font-name="Courier New" style:font-name-complex="Courier New"/>
    </style:style>
    <style:style style:name="P1632" style:parent-style-name="PlainText" style:family="paragraph">
      <style:text-properties style:font-name="Courier New" style:font-name-complex="Courier New"/>
    </style:style>
    <style:style style:name="P1633" style:parent-style-name="PlainText" style:family="paragraph">
      <style:text-properties style:font-name="Courier New" style:font-name-complex="Courier New"/>
    </style:style>
    <style:style style:name="P1634" style:parent-style-name="PlainText" style:family="paragraph">
      <style:text-properties style:font-name="Courier New" style:font-name-complex="Courier New"/>
    </style:style>
    <style:style style:name="P1635" style:parent-style-name="PlainText" style:family="paragraph">
      <style:text-properties style:font-name="Courier New" style:font-name-complex="Courier New"/>
    </style:style>
    <style:style style:name="P1636" style:parent-style-name="PlainText" style:family="paragraph">
      <style:text-properties style:font-name="Courier New" style:font-name-complex="Courier New"/>
    </style:style>
    <style:style style:name="P1637" style:parent-style-name="PlainText" style:family="paragraph">
      <style:text-properties style:font-name="Courier New" style:font-name-complex="Courier New"/>
    </style:style>
    <style:style style:name="P1638" style:parent-style-name="PlainText" style:family="paragraph">
      <style:text-properties style:font-name="Courier New" style:font-name-complex="Courier New"/>
    </style:style>
    <style:style style:name="P1639" style:parent-style-name="PlainText" style:family="paragraph">
      <style:text-properties style:font-name="Courier New" style:font-name-complex="Courier New"/>
    </style:style>
    <style:style style:name="P1640" style:parent-style-name="PlainText" style:family="paragraph">
      <style:text-properties style:font-name="Courier New" style:font-name-complex="Courier New"/>
    </style:style>
    <style:style style:name="P1641" style:parent-style-name="PlainText" style:family="paragraph">
      <style:text-properties style:font-name="Courier New" style:font-name-complex="Courier New"/>
    </style:style>
    <style:style style:name="P1642" style:parent-style-name="PlainText" style:family="paragraph">
      <style:text-properties style:font-name="Courier New" style:font-name-complex="Courier New"/>
    </style:style>
    <style:style style:name="P1643" style:parent-style-name="PlainText" style:family="paragraph">
      <style:text-properties style:font-name="Courier New" style:font-name-complex="Courier New"/>
    </style:style>
    <style:style style:name="P1644" style:parent-style-name="PlainText" style:family="paragraph">
      <style:text-properties style:font-name="Courier New" style:font-name-complex="Courier New"/>
    </style:style>
    <style:style style:name="P1645" style:parent-style-name="PlainText" style:family="paragraph">
      <style:text-properties style:font-name="Courier New" style:font-name-complex="Courier New"/>
    </style:style>
    <style:style style:name="P1646" style:parent-style-name="PlainText" style:family="paragraph">
      <style:text-properties style:font-name="Courier New" style:font-name-complex="Courier New"/>
    </style:style>
    <style:style style:name="P1647" style:parent-style-name="PlainText" style:family="paragraph">
      <style:text-properties style:font-name="Courier New" style:font-name-complex="Courier New"/>
    </style:style>
    <style:style style:name="P1648" style:parent-style-name="PlainText" style:family="paragraph">
      <style:text-properties style:font-name="Courier New" style:font-name-complex="Courier New"/>
    </style:style>
    <style:style style:name="P1649" style:parent-style-name="PlainText" style:family="paragraph">
      <style:text-properties style:font-name="Courier New" style:font-name-complex="Courier New"/>
    </style:style>
    <style:style style:name="P1650" style:parent-style-name="PlainText" style:family="paragraph">
      <style:text-properties style:font-name="Courier New" style:font-name-complex="Courier New"/>
    </style:style>
    <style:style style:name="P1651" style:parent-style-name="PlainText" style:family="paragraph">
      <style:text-properties style:font-name="Courier New" style:font-name-complex="Courier New"/>
    </style:style>
    <style:style style:name="P1652" style:parent-style-name="PlainText" style:family="paragraph">
      <style:text-properties style:font-name="Courier New" style:font-name-complex="Courier New"/>
    </style:style>
    <style:style style:name="P1653" style:parent-style-name="PlainText" style:family="paragraph">
      <style:text-properties style:font-name="Courier New" style:font-name-complex="Courier New"/>
    </style:style>
    <style:style style:name="P1654" style:parent-style-name="PlainText" style:family="paragraph">
      <style:text-properties style:font-name="Courier New" style:font-name-complex="Courier New"/>
    </style:style>
    <style:style style:name="P1655" style:parent-style-name="PlainText" style:family="paragraph">
      <style:text-properties style:font-name="Courier New" style:font-name-complex="Courier New"/>
    </style:style>
    <style:style style:name="P1656" style:parent-style-name="PlainText" style:family="paragraph">
      <style:text-properties style:font-name="Courier New" style:font-name-complex="Courier New"/>
    </style:style>
    <style:style style:name="P1657" style:parent-style-name="PlainText" style:family="paragraph">
      <style:text-properties style:font-name="Courier New" style:font-name-complex="Courier New"/>
    </style:style>
    <style:style style:name="P1658" style:parent-style-name="PlainText" style:family="paragraph">
      <style:text-properties style:font-name="Courier New" style:font-name-complex="Courier New"/>
    </style:style>
    <style:style style:name="P1659" style:parent-style-name="PlainText" style:family="paragraph">
      <style:text-properties style:font-name="Courier New" style:font-name-complex="Courier New"/>
    </style:style>
    <style:style style:name="P1660" style:parent-style-name="PlainText" style:family="paragraph">
      <style:text-properties style:font-name="Courier New" style:font-name-complex="Courier New"/>
    </style:style>
    <style:style style:name="P1661" style:parent-style-name="PlainText" style:family="paragraph">
      <style:text-properties style:font-name="Courier New" style:font-name-complex="Courier New"/>
    </style:style>
    <style:style style:name="P1662" style:parent-style-name="PlainText" style:family="paragraph">
      <style:text-properties style:font-name="Courier New" style:font-name-complex="Courier New"/>
    </style:style>
    <style:style style:name="P1663" style:parent-style-name="PlainText" style:family="paragraph">
      <style:text-properties style:font-name="Courier New" style:font-name-complex="Courier New"/>
    </style:style>
    <style:style style:name="P1664" style:parent-style-name="PlainText" style:family="paragraph">
      <style:text-properties style:font-name="Courier New" style:font-name-complex="Courier New"/>
    </style:style>
    <style:style style:name="P1665" style:parent-style-name="PlainText" style:family="paragraph">
      <style:text-properties style:font-name="Courier New" style:font-name-complex="Courier New"/>
    </style:style>
    <style:style style:name="P1666" style:parent-style-name="PlainText" style:family="paragraph">
      <style:text-properties style:font-name="Courier New" style:font-name-complex="Courier New"/>
    </style:style>
    <style:style style:name="P1667" style:parent-style-name="PlainText" style:family="paragraph">
      <style:text-properties style:font-name="Courier New" style:font-name-complex="Courier New"/>
    </style:style>
    <style:style style:name="P1668" style:parent-style-name="PlainText" style:family="paragraph">
      <style:text-properties style:font-name="Courier New" style:font-name-complex="Courier New"/>
    </style:style>
    <style:style style:name="P1669" style:parent-style-name="PlainText" style:family="paragraph">
      <style:text-properties style:font-name="Courier New" style:font-name-complex="Courier New"/>
    </style:style>
    <style:style style:name="P1670" style:parent-style-name="PlainText" style:family="paragraph">
      <style:text-properties style:font-name="Courier New" style:font-name-complex="Courier New"/>
    </style:style>
    <style:style style:name="P1671" style:parent-style-name="PlainText" style:family="paragraph">
      <style:text-properties style:font-name="Courier New" style:font-name-complex="Courier New"/>
    </style:style>
    <style:style style:name="P1672" style:parent-style-name="PlainText" style:family="paragraph">
      <style:text-properties style:font-name="Courier New" style:font-name-complex="Courier New"/>
    </style:style>
    <style:style style:name="P1673" style:parent-style-name="PlainText" style:family="paragraph">
      <style:text-properties style:font-name="Courier New" style:font-name-complex="Courier New"/>
    </style:style>
    <style:style style:name="P1674" style:parent-style-name="PlainText" style:family="paragraph">
      <style:text-properties style:font-name="Courier New" style:font-name-complex="Courier New"/>
    </style:style>
    <style:style style:name="P1675" style:parent-style-name="PlainText" style:family="paragraph">
      <style:text-properties style:font-name="Courier New" style:font-name-complex="Courier New"/>
    </style:style>
    <style:style style:name="P1676" style:parent-style-name="PlainText" style:family="paragraph">
      <style:text-properties style:font-name="Courier New" style:font-name-complex="Courier New"/>
    </style:style>
    <style:style style:name="P1677" style:parent-style-name="PlainText" style:family="paragraph">
      <style:text-properties style:font-name="Courier New" style:font-name-complex="Courier New"/>
    </style:style>
    <style:style style:name="P1678" style:parent-style-name="PlainText" style:family="paragraph">
      <style:text-properties style:font-name="Courier New" style:font-name-complex="Courier New"/>
    </style:style>
    <style:style style:name="P1679" style:parent-style-name="PlainText" style:family="paragraph">
      <style:text-properties style:font-name="Courier New" style:font-name-complex="Courier New"/>
    </style:style>
    <style:style style:name="P1680" style:parent-style-name="PlainText" style:family="paragraph">
      <style:text-properties style:font-name="Courier New" style:font-name-complex="Courier New"/>
    </style:style>
    <style:style style:name="P1681" style:parent-style-name="PlainText" style:family="paragraph">
      <style:text-properties style:font-name="Courier New" style:font-name-complex="Courier New"/>
    </style:style>
    <style:style style:name="P1682" style:parent-style-name="PlainText" style:family="paragraph">
      <style:text-properties style:font-name="Courier New" style:font-name-complex="Courier New"/>
    </style:style>
    <style:style style:name="P1683" style:parent-style-name="PlainText" style:family="paragraph">
      <style:text-properties style:font-name="Courier New" style:font-name-complex="Courier New"/>
    </style:style>
    <style:style style:name="P1684" style:parent-style-name="PlainText" style:family="paragraph">
      <style:text-properties style:font-name="Courier New" style:font-name-complex="Courier New"/>
    </style:style>
    <style:style style:name="P1685" style:parent-style-name="PlainText" style:family="paragraph">
      <style:text-properties style:font-name="Courier New" style:font-name-complex="Courier New"/>
    </style:style>
    <style:style style:name="P1686" style:parent-style-name="PlainText" style:family="paragraph">
      <style:text-properties style:font-name="Courier New" style:font-name-complex="Courier New"/>
    </style:style>
    <style:style style:name="P1687" style:parent-style-name="PlainText" style:family="paragraph">
      <style:text-properties style:font-name="Courier New" style:font-name-complex="Courier New"/>
    </style:style>
    <style:style style:name="P1688" style:parent-style-name="PlainText" style:family="paragraph">
      <style:text-properties style:font-name="Courier New" style:font-name-complex="Courier New"/>
    </style:style>
    <style:style style:name="P1689" style:parent-style-name="PlainText" style:family="paragraph">
      <style:text-properties style:font-name="Courier New" style:font-name-complex="Courier New"/>
    </style:style>
    <style:style style:name="P1690" style:parent-style-name="PlainText" style:family="paragraph">
      <style:text-properties style:font-name="Courier New" style:font-name-complex="Courier New"/>
    </style:style>
    <style:style style:name="P1691" style:parent-style-name="PlainText" style:family="paragraph">
      <style:text-properties style:font-name="Courier New" style:font-name-complex="Courier New"/>
    </style:style>
    <style:style style:name="P1692" style:parent-style-name="PlainText" style:family="paragraph">
      <style:text-properties style:font-name="Courier New" style:font-name-complex="Courier New"/>
    </style:style>
    <style:style style:name="P1693" style:parent-style-name="PlainText" style:family="paragraph">
      <style:text-properties style:font-name="Courier New" style:font-name-complex="Courier New"/>
    </style:style>
    <style:style style:name="P1694" style:parent-style-name="PlainText" style:family="paragraph">
      <style:text-properties style:font-name="Courier New" style:font-name-complex="Courier New"/>
    </style:style>
    <style:style style:name="P1695" style:parent-style-name="PlainText" style:family="paragraph">
      <style:text-properties style:font-name="Courier New" style:font-name-complex="Courier New"/>
    </style:style>
    <style:style style:name="P1696" style:parent-style-name="PlainText" style:family="paragraph">
      <style:text-properties style:font-name="Courier New" style:font-name-complex="Courier New"/>
    </style:style>
    <style:style style:name="P1697" style:parent-style-name="PlainText" style:family="paragraph">
      <style:text-properties style:font-name="Courier New" style:font-name-complex="Courier New"/>
    </style:style>
    <style:style style:name="P1698" style:parent-style-name="PlainText" style:family="paragraph">
      <style:text-properties style:font-name="Courier New" style:font-name-complex="Courier New"/>
    </style:style>
    <style:style style:name="P1699" style:parent-style-name="PlainText" style:family="paragraph">
      <style:text-properties style:font-name="Courier New" style:font-name-complex="Courier New"/>
    </style:style>
    <style:style style:name="P1700" style:parent-style-name="PlainText" style:family="paragraph">
      <style:text-properties style:font-name="Courier New" style:font-name-complex="Courier New"/>
    </style:style>
    <style:style style:name="P1701" style:parent-style-name="PlainText" style:family="paragraph">
      <style:text-properties style:font-name="Courier New" style:font-name-complex="Courier New"/>
    </style:style>
    <style:style style:name="P1702" style:parent-style-name="PlainText" style:family="paragraph">
      <style:text-properties style:font-name="Courier New" style:font-name-complex="Courier New"/>
    </style:style>
    <style:style style:name="P1703" style:parent-style-name="PlainText" style:family="paragraph">
      <style:text-properties style:font-name="Courier New" style:font-name-complex="Courier New"/>
    </style:style>
    <style:style style:name="P1704" style:parent-style-name="PlainText" style:family="paragraph">
      <style:text-properties style:font-name="Courier New" style:font-name-complex="Courier New"/>
    </style:style>
    <style:style style:name="P1705" style:parent-style-name="PlainText" style:family="paragraph">
      <style:text-properties style:font-name="Courier New" style:font-name-complex="Courier New"/>
    </style:style>
    <style:style style:name="P1706" style:parent-style-name="PlainText" style:family="paragraph">
      <style:text-properties style:font-name="Courier New" style:font-name-complex="Courier New"/>
    </style:style>
    <style:style style:name="P1707" style:parent-style-name="PlainText" style:family="paragraph">
      <style:text-properties style:font-name="Courier New" style:font-name-complex="Courier New"/>
    </style:style>
    <style:style style:name="P1708" style:parent-style-name="PlainText" style:family="paragraph">
      <style:text-properties style:font-name="Courier New" style:font-name-complex="Courier New"/>
    </style:style>
    <style:style style:name="P1709" style:parent-style-name="PlainText" style:family="paragraph">
      <style:text-properties style:font-name="Courier New" style:font-name-complex="Courier New"/>
    </style:style>
    <style:style style:name="P1710" style:parent-style-name="PlainText" style:family="paragraph">
      <style:text-properties style:font-name="Courier New" style:font-name-complex="Courier New"/>
    </style:style>
    <style:style style:name="P1711" style:parent-style-name="PlainText" style:family="paragraph">
      <style:text-properties style:font-name="Courier New" style:font-name-complex="Courier New"/>
    </style:style>
    <style:style style:name="P1712" style:parent-style-name="PlainText" style:family="paragraph">
      <style:text-properties style:font-name="Courier New" style:font-name-complex="Courier New"/>
    </style:style>
    <style:style style:name="P1713" style:parent-style-name="PlainText" style:family="paragraph">
      <style:text-properties style:font-name="Courier New" style:font-name-complex="Courier New"/>
    </style:style>
    <style:style style:name="P1714" style:parent-style-name="PlainText" style:family="paragraph">
      <style:text-properties style:font-name="Courier New" style:font-name-complex="Courier New"/>
    </style:style>
    <style:style style:name="P1715" style:parent-style-name="PlainText" style:family="paragraph">
      <style:text-properties style:font-name="Courier New" style:font-name-complex="Courier New"/>
    </style:style>
    <style:style style:name="P1716" style:parent-style-name="PlainText" style:family="paragraph">
      <style:text-properties style:font-name="Courier New" style:font-name-complex="Courier New"/>
    </style:style>
    <style:style style:name="P1717" style:parent-style-name="PlainText" style:family="paragraph">
      <style:text-properties style:font-name="Courier New" style:font-name-complex="Courier New"/>
    </style:style>
    <style:style style:name="P1718" style:parent-style-name="PlainText" style:family="paragraph">
      <style:text-properties style:font-name="Courier New" style:font-name-complex="Courier New"/>
    </style:style>
    <style:style style:name="P1719" style:parent-style-name="PlainText" style:family="paragraph">
      <style:text-properties style:font-name="Courier New" style:font-name-complex="Courier New"/>
    </style:style>
    <style:style style:name="P1720" style:parent-style-name="PlainText" style:family="paragraph">
      <style:text-properties style:font-name="Courier New" style:font-name-complex="Courier New"/>
    </style:style>
    <style:style style:name="P1721" style:parent-style-name="PlainText" style:family="paragraph">
      <style:text-properties style:font-name="Courier New" style:font-name-complex="Courier New"/>
    </style:style>
    <style:style style:name="P1722" style:parent-style-name="PlainText" style:family="paragraph">
      <style:text-properties style:font-name="Courier New" style:font-name-complex="Courier New"/>
    </style:style>
    <style:style style:name="P1723" style:parent-style-name="PlainText" style:family="paragraph">
      <style:text-properties style:font-name="Courier New" style:font-name-complex="Courier New"/>
    </style:style>
    <style:style style:name="P1724" style:parent-style-name="PlainText" style:family="paragraph">
      <style:text-properties style:font-name="Courier New" style:font-name-complex="Courier New"/>
    </style:style>
    <style:style style:name="P1725" style:parent-style-name="PlainText" style:family="paragraph">
      <style:text-properties style:font-name="Courier New" style:font-name-complex="Courier New"/>
    </style:style>
    <style:style style:name="P1726" style:parent-style-name="PlainText" style:family="paragraph">
      <style:text-properties style:font-name="Courier New" style:font-name-complex="Courier New"/>
    </style:style>
    <style:style style:name="P1727" style:parent-style-name="PlainText" style:family="paragraph">
      <style:text-properties style:font-name="Courier New" style:font-name-complex="Courier New"/>
    </style:style>
    <style:style style:name="P1728" style:parent-style-name="PlainText" style:family="paragraph">
      <style:text-properties style:font-name="Courier New" style:font-name-complex="Courier New"/>
    </style:style>
    <style:style style:name="P1729" style:parent-style-name="PlainText" style:family="paragraph">
      <style:text-properties style:font-name="Courier New" style:font-name-complex="Courier New"/>
    </style:style>
    <style:style style:name="P1730" style:parent-style-name="PlainText" style:family="paragraph">
      <style:text-properties style:font-name="Courier New" style:font-name-complex="Courier New"/>
    </style:style>
    <style:style style:name="P1731" style:parent-style-name="PlainText" style:family="paragraph">
      <style:text-properties style:font-name="Courier New" style:font-name-complex="Courier New"/>
    </style:style>
    <style:style style:name="P1732" style:parent-style-name="PlainText" style:family="paragraph">
      <style:text-properties style:font-name="Courier New" style:font-name-complex="Courier New"/>
    </style:style>
    <style:style style:name="P1733" style:parent-style-name="PlainText" style:family="paragraph">
      <style:text-properties style:font-name="Courier New" style:font-name-complex="Courier New"/>
    </style:style>
    <style:style style:name="P1734" style:parent-style-name="PlainText" style:family="paragraph">
      <style:text-properties style:font-name="Courier New" style:font-name-complex="Courier New"/>
    </style:style>
    <style:style style:name="P1735" style:parent-style-name="PlainText" style:family="paragraph">
      <style:text-properties style:font-name="Courier New" style:font-name-complex="Courier New"/>
    </style:style>
    <style:style style:name="P1736" style:parent-style-name="PlainText" style:family="paragraph">
      <style:text-properties style:font-name="Courier New" style:font-name-complex="Courier New"/>
    </style:style>
    <style:style style:name="P1737" style:parent-style-name="PlainText" style:family="paragraph">
      <style:text-properties style:font-name="Courier New" style:font-name-complex="Courier New"/>
    </style:style>
    <style:style style:name="P1738" style:parent-style-name="PlainText" style:family="paragraph">
      <style:text-properties style:font-name="Courier New" style:font-name-complex="Courier New"/>
    </style:style>
    <style:style style:name="P1739" style:parent-style-name="PlainText" style:family="paragraph">
      <style:text-properties style:font-name="Courier New" style:font-name-complex="Courier New"/>
    </style:style>
    <style:style style:name="P1740" style:parent-style-name="PlainText" style:family="paragraph">
      <style:text-properties style:font-name="Courier New" style:font-name-complex="Courier New"/>
    </style:style>
    <style:style style:name="P1741" style:parent-style-name="PlainText" style:family="paragraph">
      <style:text-properties style:font-name="Courier New" style:font-name-complex="Courier New"/>
    </style:style>
    <style:style style:name="P1742" style:parent-style-name="PlainText" style:family="paragraph">
      <style:text-properties style:font-name="Courier New" style:font-name-complex="Courier New"/>
    </style:style>
    <style:style style:name="P1743" style:parent-style-name="PlainText" style:family="paragraph">
      <style:text-properties style:font-name="Courier New" style:font-name-complex="Courier New"/>
    </style:style>
    <style:style style:name="P1744" style:parent-style-name="PlainText" style:family="paragraph">
      <style:text-properties style:font-name="Courier New" style:font-name-complex="Courier New"/>
    </style:style>
    <style:style style:name="P1745" style:parent-style-name="PlainText" style:family="paragraph">
      <style:text-properties style:font-name="Courier New" style:font-name-complex="Courier New"/>
    </style:style>
    <style:style style:name="P1746" style:parent-style-name="PlainText" style:family="paragraph">
      <style:text-properties style:font-name="Courier New" style:font-name-complex="Courier New"/>
    </style:style>
    <style:style style:name="P1747" style:parent-style-name="PlainText" style:family="paragraph">
      <style:text-properties style:font-name="Courier New" style:font-name-complex="Courier New"/>
    </style:style>
    <style:style style:name="P1748" style:parent-style-name="PlainText" style:family="paragraph">
      <style:text-properties style:font-name="Courier New" style:font-name-complex="Courier New"/>
    </style:style>
    <style:style style:name="P1749" style:parent-style-name="PlainText" style:family="paragraph">
      <style:text-properties style:font-name="Courier New" style:font-name-complex="Courier New"/>
    </style:style>
    <style:style style:name="P1750" style:parent-style-name="PlainText" style:family="paragraph">
      <style:text-properties style:font-name="Courier New" style:font-name-complex="Courier New"/>
    </style:style>
    <style:style style:name="P1751" style:parent-style-name="PlainText" style:family="paragraph">
      <style:text-properties style:font-name="Courier New" style:font-name-complex="Courier New"/>
    </style:style>
    <style:style style:name="P1752" style:parent-style-name="PlainText" style:family="paragraph">
      <style:text-properties style:font-name="Courier New" style:font-name-complex="Courier New"/>
    </style:style>
    <style:style style:name="P1753" style:parent-style-name="PlainText" style:family="paragraph">
      <style:text-properties style:font-name="Courier New" style:font-name-complex="Courier New"/>
    </style:style>
    <style:style style:name="P1754" style:parent-style-name="PlainText" style:family="paragraph">
      <style:text-properties style:font-name="Courier New" style:font-name-complex="Courier New"/>
    </style:style>
    <style:style style:name="P1755" style:parent-style-name="PlainText" style:family="paragraph">
      <style:text-properties style:font-name="Courier New" style:font-name-complex="Courier New"/>
    </style:style>
    <style:style style:name="P1756" style:parent-style-name="PlainText" style:family="paragraph">
      <style:text-properties style:font-name="Courier New" style:font-name-complex="Courier New"/>
    </style:style>
    <style:style style:name="P1757" style:parent-style-name="PlainText" style:family="paragraph">
      <style:text-properties style:font-name="Courier New" style:font-name-complex="Courier New"/>
    </style:style>
    <style:style style:name="P1758" style:parent-style-name="PlainText" style:family="paragraph">
      <style:text-properties style:font-name="Courier New" style:font-name-complex="Courier New"/>
    </style:style>
    <style:style style:name="P1759" style:parent-style-name="PlainText" style:family="paragraph">
      <style:text-properties style:font-name="Courier New" style:font-name-complex="Courier New"/>
    </style:style>
    <style:style style:name="P1760" style:parent-style-name="PlainText" style:family="paragraph">
      <style:text-properties style:font-name="Courier New" style:font-name-complex="Courier New"/>
    </style:style>
    <style:style style:name="P1761" style:parent-style-name="PlainText" style:family="paragraph">
      <style:text-properties style:font-name="Courier New" style:font-name-complex="Courier New"/>
    </style:style>
    <style:style style:name="P1762" style:parent-style-name="PlainText" style:family="paragraph">
      <style:text-properties style:font-name="Courier New" style:font-name-complex="Courier New"/>
    </style:style>
    <style:style style:name="P1763" style:parent-style-name="PlainText" style:family="paragraph">
      <style:text-properties style:font-name="Courier New" style:font-name-complex="Courier New"/>
    </style:style>
    <style:style style:name="P1764" style:parent-style-name="PlainText" style:family="paragraph">
      <style:text-properties style:font-name="Courier New" style:font-name-complex="Courier New"/>
    </style:style>
    <style:style style:name="P1765" style:parent-style-name="PlainText" style:family="paragraph">
      <style:text-properties style:font-name="Courier New" style:font-name-complex="Courier New"/>
    </style:style>
    <style:style style:name="P1766" style:parent-style-name="PlainText" style:family="paragraph">
      <style:text-properties style:font-name="Courier New" style:font-name-complex="Courier New"/>
    </style:style>
    <style:style style:name="P1767" style:parent-style-name="PlainText" style:family="paragraph">
      <style:text-properties style:font-name="Courier New" style:font-name-complex="Courier New"/>
    </style:style>
    <style:style style:name="P1768" style:parent-style-name="PlainText" style:family="paragraph">
      <style:text-properties style:font-name="Courier New" style:font-name-complex="Courier New"/>
    </style:style>
    <style:style style:name="P1769" style:parent-style-name="PlainText" style:family="paragraph">
      <style:text-properties style:font-name="Courier New" style:font-name-complex="Courier New"/>
    </style:style>
    <style:style style:name="P1770" style:parent-style-name="PlainText" style:family="paragraph">
      <style:text-properties style:font-name="Courier New" style:font-name-complex="Courier New"/>
    </style:style>
    <style:style style:name="P1771" style:parent-style-name="PlainText" style:family="paragraph">
      <style:text-properties style:font-name="Courier New" style:font-name-complex="Courier New"/>
    </style:style>
    <style:style style:name="P1772" style:parent-style-name="PlainText" style:family="paragraph">
      <style:text-properties style:font-name="Courier New" style:font-name-complex="Courier New"/>
    </style:style>
    <style:style style:name="P1773" style:parent-style-name="PlainText" style:family="paragraph">
      <style:text-properties style:font-name="Courier New" style:font-name-complex="Courier New"/>
    </style:style>
    <style:style style:name="P1774" style:parent-style-name="PlainText" style:family="paragraph">
      <style:text-properties style:font-name="Courier New" style:font-name-complex="Courier New"/>
    </style:style>
    <style:style style:name="P1775" style:parent-style-name="PlainText" style:family="paragraph">
      <style:text-properties style:font-name="Courier New" style:font-name-complex="Courier New"/>
    </style:style>
    <style:style style:name="P1776" style:parent-style-name="PlainText" style:family="paragraph">
      <style:text-properties style:font-name="Courier New" style:font-name-complex="Courier New"/>
    </style:style>
    <style:style style:name="P1777" style:parent-style-name="PlainText" style:family="paragraph">
      <style:text-properties style:font-name="Courier New" style:font-name-complex="Courier New"/>
    </style:style>
    <style:style style:name="P1778" style:parent-style-name="PlainText" style:family="paragraph">
      <style:text-properties style:font-name="Courier New" style:font-name-complex="Courier New"/>
    </style:style>
    <style:style style:name="P1779" style:parent-style-name="PlainText" style:family="paragraph">
      <style:text-properties style:font-name="Courier New" style:font-name-complex="Courier New"/>
    </style:style>
    <style:style style:name="P1780" style:parent-style-name="PlainText" style:family="paragraph">
      <style:text-properties style:font-name="Courier New" style:font-name-complex="Courier New"/>
    </style:style>
    <style:style style:name="P1781" style:parent-style-name="PlainText" style:family="paragraph">
      <style:text-properties style:font-name="Courier New" style:font-name-complex="Courier New"/>
    </style:style>
    <style:style style:name="P1782" style:parent-style-name="PlainText" style:family="paragraph">
      <style:text-properties style:font-name="Courier New" style:font-name-complex="Courier New"/>
    </style:style>
    <style:style style:name="P1783" style:parent-style-name="PlainText" style:family="paragraph">
      <style:text-properties style:font-name="Courier New" style:font-name-complex="Courier New"/>
    </style:style>
    <style:style style:name="P1784" style:parent-style-name="PlainText" style:family="paragraph">
      <style:text-properties style:font-name="Courier New" style:font-name-complex="Courier New"/>
    </style:style>
    <style:style style:name="P1785" style:parent-style-name="PlainText" style:family="paragraph">
      <style:text-properties style:font-name="Courier New" style:font-name-complex="Courier New"/>
    </style:style>
    <style:style style:name="P1786" style:parent-style-name="PlainText" style:family="paragraph">
      <style:text-properties style:font-name="Courier New" style:font-name-complex="Courier New"/>
    </style:style>
    <style:style style:name="P1787" style:parent-style-name="PlainText" style:family="paragraph">
      <style:text-properties style:font-name="Courier New" style:font-name-complex="Courier New"/>
    </style:style>
    <style:style style:name="P1788" style:parent-style-name="PlainText" style:family="paragraph">
      <style:text-properties style:font-name="Courier New" style:font-name-complex="Courier New"/>
    </style:style>
    <style:style style:name="P1789" style:parent-style-name="PlainText" style:family="paragraph">
      <style:text-properties style:font-name="Courier New" style:font-name-complex="Courier New"/>
    </style:style>
    <style:style style:name="P1790" style:parent-style-name="PlainText" style:family="paragraph">
      <style:text-properties style:font-name="Courier New" style:font-name-complex="Courier New"/>
    </style:style>
    <style:style style:name="P1791" style:parent-style-name="PlainText" style:family="paragraph">
      <style:text-properties style:font-name="Courier New" style:font-name-complex="Courier New"/>
    </style:style>
    <style:style style:name="P1792" style:parent-style-name="PlainText" style:family="paragraph">
      <style:text-properties style:font-name="Courier New" style:font-name-complex="Courier New"/>
    </style:style>
    <style:style style:name="P1793" style:parent-style-name="PlainText" style:family="paragraph">
      <style:text-properties style:font-name="Courier New" style:font-name-complex="Courier New"/>
    </style:style>
    <style:style style:name="P1794" style:parent-style-name="PlainText" style:family="paragraph">
      <style:text-properties style:font-name="Courier New" style:font-name-complex="Courier New"/>
    </style:style>
    <style:style style:name="P1795" style:parent-style-name="PlainText" style:family="paragraph">
      <style:text-properties style:font-name="Courier New" style:font-name-complex="Courier New"/>
    </style:style>
    <style:style style:name="P1796" style:parent-style-name="PlainText" style:family="paragraph">
      <style:text-properties style:font-name="Courier New" style:font-name-complex="Courier New"/>
    </style:style>
    <style:style style:name="P1797" style:parent-style-name="PlainText" style:family="paragraph">
      <style:text-properties style:font-name="Courier New" style:font-name-complex="Courier New"/>
    </style:style>
    <style:style style:name="P1798" style:parent-style-name="PlainText" style:family="paragraph">
      <style:text-properties style:font-name="Courier New" style:font-name-complex="Courier New"/>
    </style:style>
    <style:style style:name="P1799" style:parent-style-name="PlainText" style:family="paragraph">
      <style:text-properties style:font-name="Courier New" style:font-name-complex="Courier New"/>
    </style:style>
    <style:style style:name="P1800" style:parent-style-name="PlainText" style:family="paragraph">
      <style:text-properties style:font-name="Courier New" style:font-name-complex="Courier New"/>
    </style:style>
    <style:style style:name="P1801" style:parent-style-name="PlainText" style:family="paragraph">
      <style:text-properties style:font-name="Courier New" style:font-name-complex="Courier New"/>
    </style:style>
    <style:style style:name="P1802" style:parent-style-name="PlainText" style:family="paragraph">
      <style:text-properties style:font-name="Courier New" style:font-name-complex="Courier New"/>
    </style:style>
    <style:style style:name="P1803" style:parent-style-name="PlainText" style:family="paragraph">
      <style:text-properties style:font-name="Courier New" style:font-name-complex="Courier New"/>
    </style:style>
    <style:style style:name="P1804" style:parent-style-name="PlainText" style:family="paragraph">
      <style:text-properties style:font-name="Courier New" style:font-name-complex="Courier New"/>
    </style:style>
    <style:style style:name="P1805" style:parent-style-name="PlainText" style:family="paragraph">
      <style:text-properties style:font-name="Courier New" style:font-name-complex="Courier New"/>
    </style:style>
    <style:style style:name="P1806" style:parent-style-name="PlainText" style:family="paragraph">
      <style:text-properties style:font-name="Courier New" style:font-name-complex="Courier New"/>
    </style:style>
    <style:style style:name="P1807" style:parent-style-name="PlainText" style:family="paragraph">
      <style:text-properties style:font-name="Courier New" style:font-name-complex="Courier New"/>
    </style:style>
    <style:style style:name="P1808" style:parent-style-name="PlainText" style:family="paragraph">
      <style:text-properties style:font-name="Courier New" style:font-name-complex="Courier New"/>
    </style:style>
    <style:style style:name="P1809" style:parent-style-name="PlainText" style:family="paragraph">
      <style:text-properties style:font-name="Courier New" style:font-name-complex="Courier New"/>
    </style:style>
    <style:style style:name="P1810" style:parent-style-name="PlainText" style:family="paragraph">
      <style:text-properties style:font-name="Courier New" style:font-name-complex="Courier New"/>
    </style:style>
    <style:style style:name="P1811" style:parent-style-name="PlainText" style:family="paragraph">
      <style:text-properties style:font-name="Courier New" style:font-name-complex="Courier New"/>
    </style:style>
    <style:style style:name="P1812" style:parent-style-name="PlainText" style:family="paragraph">
      <style:text-properties style:font-name="Courier New" style:font-name-complex="Courier New"/>
    </style:style>
    <style:style style:name="P1813" style:parent-style-name="PlainText" style:family="paragraph">
      <style:text-properties style:font-name="Courier New" style:font-name-complex="Courier New"/>
    </style:style>
    <style:style style:name="P1814" style:parent-style-name="PlainText" style:family="paragraph">
      <style:text-properties style:font-name="Courier New" style:font-name-complex="Courier New"/>
    </style:style>
    <style:style style:name="P1815" style:parent-style-name="PlainText" style:family="paragraph">
      <style:text-properties style:font-name="Courier New" style:font-name-complex="Courier New"/>
    </style:style>
    <style:style style:name="P1816" style:parent-style-name="PlainText" style:family="paragraph">
      <style:text-properties style:font-name="Courier New" style:font-name-complex="Courier New"/>
    </style:style>
    <style:style style:name="P1817" style:parent-style-name="PlainText" style:family="paragraph">
      <style:text-properties style:font-name="Courier New" style:font-name-complex="Courier New"/>
    </style:style>
    <style:style style:name="P1818" style:parent-style-name="PlainText" style:family="paragraph">
      <style:text-properties style:font-name="Courier New" style:font-name-complex="Courier New"/>
    </style:style>
    <style:style style:name="P1819" style:parent-style-name="PlainText" style:family="paragraph">
      <style:text-properties style:font-name="Courier New" style:font-name-complex="Courier New"/>
    </style:style>
    <style:style style:name="P1820" style:parent-style-name="PlainText" style:family="paragraph">
      <style:text-properties style:font-name="Courier New" style:font-name-complex="Courier New"/>
    </style:style>
    <style:style style:name="P1821" style:parent-style-name="PlainText" style:family="paragraph">
      <style:text-properties style:font-name="Courier New" style:font-name-complex="Courier New"/>
    </style:style>
    <style:style style:name="P1822" style:parent-style-name="PlainText" style:family="paragraph">
      <style:text-properties style:font-name="Courier New" style:font-name-complex="Courier New"/>
    </style:style>
    <style:style style:name="P1823" style:parent-style-name="PlainText" style:family="paragraph">
      <style:text-properties style:font-name="Courier New" style:font-name-complex="Courier New"/>
    </style:style>
    <style:style style:name="P1824" style:parent-style-name="PlainText" style:family="paragraph">
      <style:text-properties style:font-name="Courier New" style:font-name-complex="Courier New"/>
    </style:style>
    <style:style style:name="P1825" style:parent-style-name="PlainText" style:family="paragraph">
      <style:text-properties style:font-name="Courier New" style:font-name-complex="Courier New"/>
    </style:style>
    <style:style style:name="P1826" style:parent-style-name="PlainText" style:family="paragraph">
      <style:text-properties style:font-name="Courier New" style:font-name-complex="Courier New"/>
    </style:style>
    <style:style style:name="P1827" style:parent-style-name="PlainText" style:family="paragraph">
      <style:text-properties style:font-name="Courier New" style:font-name-complex="Courier New"/>
    </style:style>
    <style:style style:name="P1828" style:parent-style-name="PlainText" style:family="paragraph">
      <style:text-properties style:font-name="Courier New" style:font-name-complex="Courier New"/>
    </style:style>
    <style:style style:name="P1829" style:parent-style-name="PlainText" style:family="paragraph">
      <style:text-properties style:font-name="Courier New" style:font-name-complex="Courier New"/>
    </style:style>
    <style:style style:name="P1830" style:parent-style-name="PlainText" style:family="paragraph">
      <style:text-properties style:font-name="Courier New" style:font-name-complex="Courier New"/>
    </style:style>
    <style:style style:name="P1831" style:parent-style-name="PlainText" style:family="paragraph">
      <style:text-properties style:font-name="Courier New" style:font-name-complex="Courier New"/>
    </style:style>
    <style:style style:name="P1832" style:parent-style-name="PlainText" style:family="paragraph">
      <style:text-properties style:font-name="Courier New" style:font-name-complex="Courier New"/>
    </style:style>
    <style:style style:name="P1833" style:parent-style-name="PlainText" style:family="paragraph">
      <style:text-properties style:font-name="Courier New" style:font-name-complex="Courier New"/>
    </style:style>
    <style:style style:name="P1834" style:parent-style-name="PlainText" style:family="paragraph">
      <style:text-properties style:font-name="Courier New" style:font-name-complex="Courier New"/>
    </style:style>
    <style:style style:name="P1835" style:parent-style-name="PlainText" style:family="paragraph">
      <style:text-properties style:font-name="Courier New" style:font-name-complex="Courier New"/>
    </style:style>
    <style:style style:name="P1836" style:parent-style-name="PlainText" style:family="paragraph">
      <style:text-properties style:font-name="Courier New" style:font-name-complex="Courier New"/>
    </style:style>
    <style:style style:name="P1837" style:parent-style-name="PlainText" style:family="paragraph">
      <style:text-properties style:font-name="Courier New" style:font-name-complex="Courier New"/>
    </style:style>
    <style:style style:name="P1838" style:parent-style-name="PlainText" style:family="paragraph">
      <style:text-properties style:font-name="Courier New" style:font-name-complex="Courier New"/>
    </style:style>
    <style:style style:name="P1839" style:parent-style-name="PlainText" style:family="paragraph">
      <style:text-properties style:font-name="Courier New" style:font-name-complex="Courier New"/>
    </style:style>
    <style:style style:name="P1840" style:parent-style-name="PlainText" style:family="paragraph">
      <style:text-properties style:font-name="Courier New" style:font-name-complex="Courier New"/>
    </style:style>
    <style:style style:name="P1841" style:parent-style-name="PlainText" style:family="paragraph">
      <style:text-properties style:font-name="Courier New" style:font-name-complex="Courier New"/>
    </style:style>
    <style:style style:name="P1842" style:parent-style-name="PlainText" style:family="paragraph">
      <style:text-properties style:font-name="Courier New" style:font-name-complex="Courier New"/>
    </style:style>
    <style:style style:name="P1843" style:parent-style-name="PlainText" style:family="paragraph">
      <style:text-properties style:font-name="Courier New" style:font-name-complex="Courier New"/>
    </style:style>
    <style:style style:name="P1844" style:parent-style-name="PlainText" style:family="paragraph">
      <style:text-properties style:font-name="Courier New" style:font-name-complex="Courier New"/>
    </style:style>
    <style:style style:name="P1845" style:parent-style-name="PlainText" style:family="paragraph">
      <style:text-properties style:font-name="Courier New" style:font-name-complex="Courier New"/>
    </style:style>
    <style:style style:name="P1846" style:parent-style-name="PlainText" style:family="paragraph">
      <style:text-properties style:font-name="Courier New" style:font-name-complex="Courier New"/>
    </style:style>
    <style:style style:name="P1847" style:parent-style-name="PlainText" style:family="paragraph">
      <style:text-properties style:font-name="Courier New" style:font-name-complex="Courier New"/>
    </style:style>
    <style:style style:name="P1848" style:parent-style-name="PlainText" style:family="paragraph">
      <style:text-properties style:font-name="Courier New" style:font-name-complex="Courier New"/>
    </style:style>
    <style:style style:name="P1849" style:parent-style-name="PlainText" style:family="paragraph">
      <style:text-properties style:font-name="Courier New" style:font-name-complex="Courier New"/>
    </style:style>
    <style:style style:name="P1850" style:parent-style-name="PlainText" style:family="paragraph">
      <style:text-properties style:font-name="Courier New" style:font-name-complex="Courier New"/>
    </style:style>
    <style:style style:name="P1851" style:parent-style-name="PlainText" style:family="paragraph">
      <style:text-properties style:font-name="Courier New" style:font-name-complex="Courier New"/>
    </style:style>
    <style:style style:name="P1852" style:parent-style-name="PlainText" style:family="paragraph">
      <style:text-properties style:font-name="Courier New" style:font-name-complex="Courier New"/>
    </style:style>
    <style:style style:name="P1853" style:parent-style-name="PlainText" style:family="paragraph">
      <style:text-properties style:font-name="Courier New" style:font-name-complex="Courier New"/>
    </style:style>
    <style:style style:name="P1854" style:parent-style-name="PlainText" style:family="paragraph">
      <style:text-properties style:font-name="Courier New" style:font-name-complex="Courier New"/>
    </style:style>
    <style:style style:name="P1855" style:parent-style-name="PlainText" style:family="paragraph">
      <style:text-properties style:font-name="Courier New" style:font-name-complex="Courier New"/>
    </style:style>
    <style:style style:name="P1856" style:parent-style-name="PlainText" style:family="paragraph">
      <style:text-properties style:font-name="Courier New" style:font-name-complex="Courier New"/>
    </style:style>
    <style:style style:name="P1857" style:parent-style-name="PlainText" style:family="paragraph">
      <style:text-properties style:font-name="Courier New" style:font-name-complex="Courier New"/>
    </style:style>
    <style:style style:name="P1858" style:parent-style-name="PlainText" style:family="paragraph">
      <style:text-properties style:font-name="Courier New" style:font-name-complex="Courier New"/>
    </style:style>
    <style:style style:name="P1859" style:parent-style-name="PlainText" style:family="paragraph">
      <style:text-properties style:font-name="Courier New" style:font-name-complex="Courier New"/>
    </style:style>
    <style:style style:name="P1860" style:parent-style-name="PlainText" style:family="paragraph">
      <style:text-properties style:font-name="Courier New" style:font-name-complex="Courier New"/>
    </style:style>
    <style:style style:name="P1861" style:parent-style-name="PlainText" style:family="paragraph">
      <style:text-properties style:font-name="Courier New" style:font-name-complex="Courier New"/>
    </style:style>
    <style:style style:name="P1862" style:parent-style-name="PlainText" style:family="paragraph">
      <style:text-properties style:font-name="Courier New" style:font-name-complex="Courier New"/>
    </style:style>
    <style:style style:name="P1863" style:parent-style-name="PlainText" style:family="paragraph">
      <style:text-properties style:font-name="Courier New" style:font-name-complex="Courier New"/>
    </style:style>
    <style:style style:name="P1864" style:parent-style-name="PlainText" style:family="paragraph">
      <style:text-properties style:font-name="Courier New" style:font-name-complex="Courier New"/>
    </style:style>
    <style:style style:name="P1865" style:parent-style-name="PlainText" style:family="paragraph">
      <style:text-properties style:font-name="Courier New" style:font-name-complex="Courier New"/>
    </style:style>
    <style:style style:name="P1866" style:parent-style-name="PlainText" style:family="paragraph">
      <style:text-properties style:font-name="Courier New" style:font-name-complex="Courier New"/>
    </style:style>
    <style:style style:name="P1867" style:parent-style-name="PlainText" style:family="paragraph">
      <style:text-properties style:font-name="Courier New" style:font-name-complex="Courier New"/>
    </style:style>
    <style:style style:name="P1868" style:parent-style-name="PlainText" style:family="paragraph">
      <style:text-properties style:font-name="Courier New" style:font-name-complex="Courier New"/>
    </style:style>
    <style:style style:name="P1869" style:parent-style-name="PlainText" style:family="paragraph">
      <style:text-properties style:font-name="Courier New" style:font-name-complex="Courier New"/>
    </style:style>
    <style:style style:name="P1870" style:parent-style-name="PlainText" style:family="paragraph">
      <style:text-properties style:font-name="Courier New" style:font-name-complex="Courier New"/>
    </style:style>
    <style:style style:name="P1871" style:parent-style-name="PlainText" style:family="paragraph">
      <style:text-properties style:font-name="Courier New" style:font-name-complex="Courier New"/>
    </style:style>
    <style:style style:name="P1872" style:parent-style-name="PlainText" style:family="paragraph">
      <style:text-properties style:font-name="Courier New" style:font-name-complex="Courier New"/>
    </style:style>
    <style:style style:name="P1873" style:parent-style-name="PlainText" style:family="paragraph">
      <style:text-properties style:font-name="Courier New" style:font-name-complex="Courier New"/>
    </style:style>
    <style:style style:name="P1874" style:parent-style-name="PlainText" style:family="paragraph">
      <style:text-properties style:font-name="Courier New" style:font-name-complex="Courier New"/>
    </style:style>
    <style:style style:name="P1875" style:parent-style-name="PlainText" style:family="paragraph">
      <style:text-properties style:font-name="Courier New" style:font-name-complex="Courier New"/>
    </style:style>
    <style:style style:name="P1876" style:parent-style-name="PlainText" style:family="paragraph">
      <style:text-properties style:font-name="Courier New" style:font-name-complex="Courier New"/>
    </style:style>
    <style:style style:name="P1877" style:parent-style-name="PlainText" style:family="paragraph">
      <style:text-properties style:font-name="Courier New" style:font-name-complex="Courier New"/>
    </style:style>
    <style:style style:name="P1878" style:parent-style-name="PlainText" style:family="paragraph">
      <style:text-properties style:font-name="Courier New" style:font-name-complex="Courier New"/>
    </style:style>
    <style:style style:name="P1879" style:parent-style-name="PlainText" style:family="paragraph">
      <style:text-properties style:font-name="Courier New" style:font-name-complex="Courier New"/>
    </style:style>
    <style:style style:name="P1880" style:parent-style-name="PlainText" style:family="paragraph">
      <style:text-properties style:font-name="Courier New" style:font-name-complex="Courier New"/>
    </style:style>
    <style:style style:name="P1881" style:parent-style-name="PlainText" style:family="paragraph">
      <style:text-properties style:font-name="Courier New" style:font-name-complex="Courier New"/>
    </style:style>
    <style:style style:name="P1882" style:parent-style-name="PlainText" style:family="paragraph">
      <style:text-properties style:font-name="Courier New" style:font-name-complex="Courier New"/>
    </style:style>
    <style:style style:name="P1883" style:parent-style-name="PlainText" style:family="paragraph">
      <style:text-properties style:font-name="Courier New" style:font-name-complex="Courier New"/>
    </style:style>
    <style:style style:name="P1884" style:parent-style-name="PlainText" style:family="paragraph">
      <style:text-properties style:font-name="Courier New" style:font-name-complex="Courier New"/>
    </style:style>
    <style:style style:name="P1885" style:parent-style-name="PlainText" style:family="paragraph">
      <style:text-properties style:font-name="Courier New" style:font-name-complex="Courier New"/>
    </style:style>
    <style:style style:name="P1886" style:parent-style-name="PlainText" style:family="paragraph">
      <style:text-properties style:font-name="Courier New" style:font-name-complex="Courier New"/>
    </style:style>
    <style:style style:name="P1887" style:parent-style-name="PlainText" style:family="paragraph">
      <style:text-properties style:font-name="Courier New" style:font-name-complex="Courier New"/>
    </style:style>
    <style:style style:name="P1888" style:parent-style-name="PlainText" style:family="paragraph">
      <style:text-properties style:font-name="Courier New" style:font-name-complex="Courier New"/>
    </style:style>
    <style:style style:name="P1889" style:parent-style-name="PlainText" style:family="paragraph">
      <style:text-properties style:font-name="Courier New" style:font-name-complex="Courier New"/>
    </style:style>
    <style:style style:name="P1890" style:parent-style-name="PlainText" style:family="paragraph">
      <style:text-properties style:font-name="Courier New" style:font-name-complex="Courier New"/>
    </style:style>
    <style:style style:name="P1891" style:parent-style-name="PlainText" style:family="paragraph">
      <style:text-properties style:font-name="Courier New" style:font-name-complex="Courier New"/>
    </style:style>
    <style:style style:name="P1892" style:parent-style-name="PlainText" style:family="paragraph">
      <style:text-properties style:font-name="Courier New" style:font-name-complex="Courier New"/>
    </style:style>
    <style:style style:name="P1893" style:parent-style-name="PlainText" style:family="paragraph">
      <style:text-properties style:font-name="Courier New" style:font-name-complex="Courier New"/>
    </style:style>
    <style:style style:name="P1894" style:parent-style-name="PlainText" style:family="paragraph">
      <style:text-properties style:font-name="Courier New" style:font-name-complex="Courier New"/>
    </style:style>
    <style:style style:name="P1895" style:parent-style-name="PlainText" style:family="paragraph">
      <style:text-properties style:font-name="Courier New" style:font-name-complex="Courier New"/>
    </style:style>
    <style:style style:name="P1896" style:parent-style-name="PlainText" style:family="paragraph">
      <style:text-properties style:font-name="Courier New" style:font-name-complex="Courier New"/>
    </style:style>
    <style:style style:name="P1897" style:parent-style-name="PlainText" style:family="paragraph">
      <style:text-properties style:font-name="Courier New" style:font-name-complex="Courier New"/>
    </style:style>
    <style:style style:name="P1898" style:parent-style-name="PlainText" style:family="paragraph">
      <style:text-properties style:font-name="Courier New" style:font-name-complex="Courier New"/>
    </style:style>
    <style:style style:name="P1899" style:parent-style-name="PlainText" style:family="paragraph">
      <style:text-properties style:font-name="Courier New" style:font-name-complex="Courier New"/>
    </style:style>
    <style:style style:name="P1900" style:parent-style-name="PlainText" style:family="paragraph">
      <style:text-properties style:font-name="Courier New" style:font-name-complex="Courier New"/>
    </style:style>
    <style:style style:name="P1901" style:parent-style-name="PlainText" style:family="paragraph">
      <style:text-properties style:font-name="Courier New" style:font-name-complex="Courier New"/>
    </style:style>
    <style:style style:name="P1902" style:parent-style-name="PlainText" style:family="paragraph">
      <style:text-properties style:font-name="Courier New" style:font-name-complex="Courier New"/>
    </style:style>
    <style:style style:name="P1903" style:parent-style-name="PlainText" style:family="paragraph">
      <style:text-properties style:font-name="Courier New" style:font-name-complex="Courier New"/>
    </style:style>
    <style:style style:name="P1904" style:parent-style-name="PlainText" style:family="paragraph">
      <style:text-properties style:font-name="Courier New" style:font-name-complex="Courier New"/>
    </style:style>
    <style:style style:name="P1905" style:parent-style-name="PlainText" style:family="paragraph">
      <style:text-properties style:font-name="Courier New" style:font-name-complex="Courier New"/>
    </style:style>
    <style:style style:name="P1906" style:parent-style-name="PlainText" style:family="paragraph">
      <style:text-properties style:font-name="Courier New" style:font-name-complex="Courier New"/>
    </style:style>
    <style:style style:name="P1907" style:parent-style-name="PlainText" style:family="paragraph">
      <style:text-properties style:font-name="Courier New" style:font-name-complex="Courier New"/>
    </style:style>
    <style:style style:name="P1908" style:parent-style-name="PlainText" style:family="paragraph">
      <style:text-properties style:font-name="Courier New" style:font-name-complex="Courier New"/>
    </style:style>
    <style:style style:name="P1909" style:parent-style-name="PlainText" style:family="paragraph">
      <style:text-properties style:font-name="Courier New" style:font-name-complex="Courier New"/>
    </style:style>
    <style:style style:name="P1910" style:parent-style-name="PlainText" style:family="paragraph">
      <style:text-properties style:font-name="Courier New" style:font-name-complex="Courier New"/>
    </style:style>
    <style:style style:name="P1911" style:parent-style-name="PlainText" style:family="paragraph">
      <style:text-properties style:font-name="Courier New" style:font-name-complex="Courier New"/>
    </style:style>
    <style:style style:name="P1912" style:parent-style-name="PlainText" style:family="paragraph">
      <style:text-properties style:font-name="Courier New" style:font-name-complex="Courier New"/>
    </style:style>
    <style:style style:name="P1913" style:parent-style-name="PlainText" style:family="paragraph">
      <style:text-properties style:font-name="Courier New" style:font-name-complex="Courier New"/>
    </style:style>
    <style:style style:name="P1914" style:parent-style-name="PlainText" style:family="paragraph">
      <style:text-properties style:font-name="Courier New" style:font-name-complex="Courier New"/>
    </style:style>
    <style:style style:name="P1915" style:parent-style-name="PlainText" style:family="paragraph">
      <style:text-properties style:font-name="Courier New" style:font-name-complex="Courier New"/>
    </style:style>
    <style:style style:name="P1916" style:parent-style-name="PlainText" style:family="paragraph">
      <style:text-properties style:font-name="Courier New" style:font-name-complex="Courier New"/>
    </style:style>
    <style:style style:name="P1917" style:parent-style-name="PlainText" style:family="paragraph">
      <style:text-properties style:font-name="Courier New" style:font-name-complex="Courier New"/>
    </style:style>
    <style:style style:name="P1918" style:parent-style-name="PlainText" style:family="paragraph">
      <style:text-properties style:font-name="Courier New" style:font-name-complex="Courier New"/>
    </style:style>
    <style:style style:name="P1919" style:parent-style-name="PlainText" style:family="paragraph">
      <style:text-properties style:font-name="Courier New" style:font-name-complex="Courier New"/>
    </style:style>
    <style:style style:name="P1920" style:parent-style-name="PlainText" style:family="paragraph">
      <style:text-properties style:font-name="Courier New" style:font-name-complex="Courier New"/>
    </style:style>
    <style:style style:name="P1921" style:parent-style-name="PlainText" style:family="paragraph">
      <style:text-properties style:font-name="Courier New" style:font-name-complex="Courier New"/>
    </style:style>
    <style:style style:name="P1922" style:parent-style-name="PlainText" style:family="paragraph">
      <style:text-properties style:font-name="Courier New" style:font-name-complex="Courier New"/>
    </style:style>
    <style:style style:name="P1923" style:parent-style-name="PlainText" style:family="paragraph">
      <style:text-properties style:font-name="Courier New" style:font-name-complex="Courier New"/>
    </style:style>
    <style:style style:name="P1924" style:parent-style-name="PlainText" style:family="paragraph">
      <style:text-properties style:font-name="Courier New" style:font-name-complex="Courier New"/>
    </style:style>
    <style:style style:name="P1925" style:parent-style-name="PlainText" style:family="paragraph">
      <style:text-properties style:font-name="Courier New" style:font-name-complex="Courier New"/>
    </style:style>
    <style:style style:name="P1926" style:parent-style-name="PlainText" style:family="paragraph">
      <style:text-properties style:font-name="Courier New" style:font-name-complex="Courier New"/>
    </style:style>
    <style:style style:name="P1927" style:parent-style-name="PlainText" style:family="paragraph">
      <style:text-properties style:font-name="Courier New" style:font-name-complex="Courier New"/>
    </style:style>
    <style:style style:name="P1928" style:parent-style-name="PlainText" style:family="paragraph">
      <style:text-properties style:font-name="Courier New" style:font-name-complex="Courier New"/>
    </style:style>
    <style:style style:name="P1929" style:parent-style-name="PlainText" style:family="paragraph">
      <style:text-properties style:font-name="Courier New" style:font-name-complex="Courier New"/>
    </style:style>
    <style:style style:name="P1930" style:parent-style-name="PlainText" style:family="paragraph">
      <style:text-properties style:font-name="Courier New" style:font-name-complex="Courier New"/>
    </style:style>
    <style:style style:name="P1931" style:parent-style-name="PlainText" style:family="paragraph">
      <style:text-properties style:font-name="Courier New" style:font-name-complex="Courier New"/>
    </style:style>
    <style:style style:name="P1932" style:parent-style-name="PlainText" style:family="paragraph">
      <style:text-properties style:font-name="Courier New" style:font-name-complex="Courier New"/>
    </style:style>
    <style:style style:name="P1933" style:parent-style-name="PlainText" style:family="paragraph">
      <style:text-properties style:font-name="Courier New" style:font-name-complex="Courier New"/>
    </style:style>
    <style:style style:name="P1934" style:parent-style-name="PlainText" style:family="paragraph">
      <style:text-properties style:font-name="Courier New" style:font-name-complex="Courier New"/>
    </style:style>
    <style:style style:name="P1935" style:parent-style-name="PlainText" style:family="paragraph">
      <style:text-properties style:font-name="Courier New" style:font-name-complex="Courier New"/>
    </style:style>
    <style:style style:name="P1936" style:parent-style-name="PlainText" style:family="paragraph">
      <style:text-properties style:font-name="Courier New" style:font-name-complex="Courier New"/>
    </style:style>
    <style:style style:name="P1937" style:parent-style-name="PlainText" style:family="paragraph">
      <style:text-properties style:font-name="Courier New" style:font-name-complex="Courier New"/>
    </style:style>
    <style:style style:name="P1938" style:parent-style-name="PlainText" style:family="paragraph">
      <style:text-properties style:font-name="Courier New" style:font-name-complex="Courier New"/>
    </style:style>
    <style:style style:name="P1939" style:parent-style-name="PlainText" style:family="paragraph">
      <style:text-properties style:font-name="Courier New" style:font-name-complex="Courier New"/>
    </style:style>
    <style:style style:name="P1940" style:parent-style-name="PlainText" style:family="paragraph">
      <style:text-properties style:font-name="Courier New" style:font-name-complex="Courier New"/>
    </style:style>
    <style:style style:name="P1941" style:parent-style-name="PlainText" style:family="paragraph">
      <style:text-properties style:font-name="Courier New" style:font-name-complex="Courier New"/>
    </style:style>
    <style:style style:name="P1942" style:parent-style-name="PlainText" style:family="paragraph">
      <style:text-properties style:font-name="Courier New" style:font-name-complex="Courier New"/>
    </style:style>
    <style:style style:name="P1943" style:parent-style-name="PlainText" style:family="paragraph">
      <style:text-properties style:font-name="Courier New" style:font-name-complex="Courier New"/>
    </style:style>
    <style:style style:name="P1944" style:parent-style-name="PlainText" style:family="paragraph">
      <style:text-properties style:font-name="Courier New" style:font-name-complex="Courier New"/>
    </style:style>
    <style:style style:name="P1945" style:parent-style-name="PlainText" style:family="paragraph">
      <style:text-properties style:font-name="Courier New" style:font-name-complex="Courier New"/>
    </style:style>
    <style:style style:name="P1946" style:parent-style-name="PlainText" style:family="paragraph">
      <style:text-properties style:font-name="Courier New" style:font-name-complex="Courier New"/>
    </style:style>
    <style:style style:name="P1947" style:parent-style-name="PlainText" style:family="paragraph">
      <style:text-properties style:font-name="Courier New" style:font-name-complex="Courier New"/>
    </style:style>
    <style:style style:name="P1948" style:parent-style-name="PlainText" style:family="paragraph">
      <style:text-properties style:font-name="Courier New" style:font-name-complex="Courier New"/>
    </style:style>
    <style:style style:name="P1949" style:parent-style-name="PlainText" style:family="paragraph">
      <style:text-properties style:font-name="Courier New" style:font-name-complex="Courier New"/>
    </style:style>
    <style:style style:name="P1950" style:parent-style-name="PlainText" style:family="paragraph">
      <style:text-properties style:font-name="Courier New" style:font-name-complex="Courier New"/>
    </style:style>
    <style:style style:name="P1951" style:parent-style-name="PlainText" style:family="paragraph">
      <style:text-properties style:font-name="Courier New" style:font-name-complex="Courier New"/>
    </style:style>
    <style:style style:name="P1952" style:parent-style-name="PlainText" style:family="paragraph">
      <style:text-properties style:font-name="Courier New" style:font-name-complex="Courier New"/>
    </style:style>
    <style:style style:name="P1953" style:parent-style-name="PlainText" style:family="paragraph">
      <style:text-properties style:font-name="Courier New" style:font-name-complex="Courier New"/>
    </style:style>
    <style:style style:name="P1954" style:parent-style-name="PlainText" style:family="paragraph">
      <style:text-properties style:font-name="Courier New" style:font-name-complex="Courier New"/>
    </style:style>
    <style:style style:name="P1955" style:parent-style-name="PlainText" style:family="paragraph">
      <style:text-properties style:font-name="Courier New" style:font-name-complex="Courier New"/>
    </style:style>
    <style:style style:name="P1956" style:parent-style-name="PlainText" style:family="paragraph">
      <style:text-properties style:font-name="Courier New" style:font-name-complex="Courier New"/>
    </style:style>
    <style:style style:name="P1957" style:parent-style-name="PlainText" style:family="paragraph">
      <style:text-properties style:font-name="Courier New" style:font-name-complex="Courier New"/>
    </style:style>
    <style:style style:name="P1958" style:parent-style-name="PlainText" style:family="paragraph">
      <style:text-properties style:font-name="Courier New" style:font-name-complex="Courier New"/>
    </style:style>
    <style:style style:name="P1959" style:parent-style-name="PlainText" style:family="paragraph">
      <style:text-properties style:font-name="Courier New" style:font-name-complex="Courier New"/>
    </style:style>
    <style:style style:name="P1960" style:parent-style-name="PlainText" style:family="paragraph">
      <style:text-properties style:font-name="Courier New" style:font-name-complex="Courier New"/>
    </style:style>
    <style:style style:name="P1961" style:parent-style-name="PlainText" style:family="paragraph">
      <style:text-properties style:font-name="Courier New" style:font-name-complex="Courier New"/>
    </style:style>
    <style:style style:name="P1962" style:parent-style-name="PlainText" style:family="paragraph">
      <style:text-properties style:font-name="Courier New" style:font-name-complex="Courier New"/>
    </style:style>
    <style:style style:name="P1963" style:parent-style-name="PlainText" style:family="paragraph">
      <style:text-properties style:font-name="Courier New" style:font-name-complex="Courier New"/>
    </style:style>
    <style:style style:name="P1964" style:parent-style-name="PlainText" style:family="paragraph">
      <style:text-properties style:font-name="Courier New" style:font-name-complex="Courier New"/>
    </style:style>
    <style:style style:name="P1965" style:parent-style-name="PlainText" style:family="paragraph">
      <style:text-properties style:font-name="Courier New" style:font-name-complex="Courier New"/>
    </style:style>
    <style:style style:name="P1966" style:parent-style-name="PlainText" style:family="paragraph">
      <style:text-properties style:font-name="Courier New" style:font-name-complex="Courier New"/>
    </style:style>
    <style:style style:name="P1967" style:parent-style-name="PlainText" style:family="paragraph">
      <style:text-properties style:font-name="Courier New" style:font-name-complex="Courier New"/>
    </style:style>
    <style:style style:name="P1968" style:parent-style-name="PlainText" style:family="paragraph">
      <style:text-properties style:font-name="Courier New" style:font-name-complex="Courier New"/>
    </style:style>
    <style:style style:name="P1969" style:parent-style-name="PlainText" style:family="paragraph">
      <style:text-properties style:font-name="Courier New" style:font-name-complex="Courier New"/>
    </style:style>
    <style:style style:name="P1970" style:parent-style-name="PlainText" style:family="paragraph">
      <style:text-properties style:font-name="Courier New" style:font-name-complex="Courier New"/>
    </style:style>
    <style:style style:name="P1971" style:parent-style-name="PlainText" style:family="paragraph">
      <style:text-properties style:font-name="Courier New" style:font-name-complex="Courier New"/>
    </style:style>
    <style:style style:name="P1972" style:parent-style-name="PlainText" style:family="paragraph">
      <style:text-properties style:font-name="Courier New" style:font-name-complex="Courier New"/>
    </style:style>
    <style:style style:name="P1973" style:parent-style-name="PlainText" style:family="paragraph">
      <style:text-properties style:font-name="Courier New" style:font-name-complex="Courier New"/>
    </style:style>
    <style:style style:name="P1974" style:parent-style-name="PlainText" style:family="paragraph">
      <style:text-properties style:font-name="Courier New" style:font-name-complex="Courier New"/>
    </style:style>
    <style:style style:name="P1975" style:parent-style-name="PlainText" style:family="paragraph">
      <style:text-properties style:font-name="Courier New" style:font-name-complex="Courier New"/>
    </style:style>
    <style:style style:name="P1976" style:parent-style-name="PlainText" style:family="paragraph">
      <style:text-properties style:font-name="Courier New" style:font-name-complex="Courier New"/>
    </style:style>
    <style:style style:name="P1977" style:parent-style-name="PlainText" style:family="paragraph">
      <style:text-properties style:font-name="Courier New" style:font-name-complex="Courier New"/>
    </style:style>
    <style:style style:name="P1978" style:parent-style-name="PlainText" style:family="paragraph">
      <style:text-properties style:font-name="Courier New" style:font-name-complex="Courier New"/>
    </style:style>
    <style:style style:name="P1979" style:parent-style-name="PlainText" style:family="paragraph">
      <style:text-properties style:font-name="Courier New" style:font-name-complex="Courier New"/>
    </style:style>
    <style:style style:name="P1980" style:parent-style-name="PlainText" style:family="paragraph">
      <style:text-properties style:font-name="Courier New" style:font-name-complex="Courier New"/>
    </style:style>
    <style:style style:name="P1981" style:parent-style-name="PlainText" style:family="paragraph">
      <style:text-properties style:font-name="Courier New" style:font-name-complex="Courier New"/>
    </style:style>
    <style:style style:name="P1982" style:parent-style-name="PlainText" style:family="paragraph">
      <style:text-properties style:font-name="Courier New" style:font-name-complex="Courier New"/>
    </style:style>
    <style:style style:name="P1983" style:parent-style-name="PlainText" style:family="paragraph">
      <style:text-properties style:font-name="Courier New" style:font-name-complex="Courier New"/>
    </style:style>
    <style:style style:name="P1984" style:parent-style-name="PlainText" style:family="paragraph">
      <style:text-properties style:font-name="Courier New" style:font-name-complex="Courier New"/>
    </style:style>
    <style:style style:name="P1985" style:parent-style-name="PlainText" style:family="paragraph">
      <style:text-properties style:font-name="Courier New" style:font-name-complex="Courier New"/>
    </style:style>
    <style:style style:name="P1986" style:parent-style-name="PlainText" style:family="paragraph">
      <style:text-properties style:font-name="Courier New" style:font-name-complex="Courier New"/>
    </style:style>
    <style:style style:name="P1987" style:parent-style-name="PlainText" style:family="paragraph">
      <style:text-properties style:font-name="Courier New" style:font-name-complex="Courier New"/>
    </style:style>
    <style:style style:name="P1988" style:parent-style-name="PlainText" style:family="paragraph">
      <style:text-properties style:font-name="Courier New" style:font-name-complex="Courier New"/>
    </style:style>
    <style:style style:name="P1989" style:parent-style-name="PlainText" style:family="paragraph">
      <style:text-properties style:font-name="Courier New" style:font-name-complex="Courier New"/>
    </style:style>
    <style:style style:name="P1990" style:parent-style-name="PlainText" style:family="paragraph">
      <style:text-properties style:font-name="Courier New" style:font-name-complex="Courier New"/>
    </style:style>
    <style:style style:name="P1991" style:parent-style-name="PlainText" style:family="paragraph">
      <style:text-properties style:font-name="Courier New" style:font-name-complex="Courier New"/>
    </style:style>
    <style:style style:name="P1992" style:parent-style-name="PlainText" style:family="paragraph">
      <style:text-properties style:font-name="Courier New" style:font-name-complex="Courier New"/>
    </style:style>
    <style:style style:name="P1993" style:parent-style-name="PlainText" style:family="paragraph">
      <style:text-properties style:font-name="Courier New" style:font-name-complex="Courier New"/>
    </style:style>
    <style:style style:name="P1994" style:parent-style-name="PlainText" style:family="paragraph">
      <style:text-properties style:font-name="Courier New" style:font-name-complex="Courier New"/>
    </style:style>
    <style:style style:name="P1995" style:parent-style-name="PlainText" style:family="paragraph">
      <style:text-properties style:font-name="Courier New" style:font-name-complex="Courier New"/>
    </style:style>
    <style:style style:name="P1996" style:parent-style-name="PlainText" style:family="paragraph">
      <style:text-properties style:font-name="Courier New" style:font-name-complex="Courier New"/>
    </style:style>
    <style:style style:name="P1997" style:parent-style-name="PlainText" style:family="paragraph">
      <style:text-properties style:font-name="Courier New" style:font-name-complex="Courier New"/>
    </style:style>
    <style:style style:name="P1998" style:parent-style-name="PlainText" style:family="paragraph">
      <style:text-properties style:font-name="Courier New" style:font-name-complex="Courier New"/>
    </style:style>
    <style:style style:name="P1999" style:parent-style-name="PlainText" style:family="paragraph">
      <style:text-properties style:font-name="Courier New" style:font-name-complex="Courier New"/>
    </style:style>
    <style:style style:name="P2000" style:parent-style-name="PlainText" style:family="paragraph">
      <style:text-properties style:font-name="Courier New" style:font-name-complex="Courier New"/>
    </style:style>
    <style:style style:name="P2001" style:parent-style-name="PlainText" style:family="paragraph">
      <style:text-properties style:font-name="Courier New" style:font-name-complex="Courier New"/>
    </style:style>
    <style:style style:name="P2002" style:parent-style-name="PlainText" style:family="paragraph">
      <style:text-properties style:font-name="Courier New" style:font-name-complex="Courier New"/>
    </style:style>
    <style:style style:name="P2003" style:parent-style-name="PlainText" style:family="paragraph">
      <style:text-properties style:font-name="Courier New" style:font-name-complex="Courier New"/>
    </style:style>
    <style:style style:name="P2004" style:parent-style-name="PlainText" style:family="paragraph">
      <style:text-properties style:font-name="Courier New" style:font-name-complex="Courier New"/>
    </style:style>
    <style:style style:name="P2005" style:parent-style-name="PlainText" style:family="paragraph">
      <style:text-properties style:font-name="Courier New" style:font-name-complex="Courier New"/>
    </style:style>
    <style:style style:name="P2006" style:parent-style-name="PlainText" style:family="paragraph">
      <style:text-properties style:font-name="Courier New" style:font-name-complex="Courier New"/>
    </style:style>
    <style:style style:name="P2007" style:parent-style-name="PlainText" style:family="paragraph">
      <style:text-properties style:font-name="Courier New" style:font-name-complex="Courier New"/>
    </style:style>
    <style:style style:name="P2008" style:parent-style-name="PlainText" style:family="paragraph">
      <style:text-properties style:font-name="Courier New" style:font-name-complex="Courier New"/>
    </style:style>
    <style:style style:name="P2009" style:parent-style-name="PlainText" style:family="paragraph">
      <style:text-properties style:font-name="Courier New" style:font-name-complex="Courier New"/>
    </style:style>
    <style:style style:name="P2010" style:parent-style-name="PlainText" style:family="paragraph">
      <style:text-properties style:font-name="Courier New" style:font-name-complex="Courier New"/>
    </style:style>
    <style:style style:name="P2011" style:parent-style-name="PlainText" style:family="paragraph">
      <style:text-properties style:font-name="Courier New" style:font-name-complex="Courier New"/>
    </style:style>
    <style:style style:name="P2012" style:parent-style-name="PlainText" style:family="paragraph">
      <style:text-properties style:font-name="Courier New" style:font-name-complex="Courier New"/>
    </style:style>
    <style:style style:name="P2013" style:parent-style-name="PlainText" style:family="paragraph">
      <style:text-properties style:font-name="Courier New" style:font-name-complex="Courier New"/>
    </style:style>
    <style:style style:name="P2014" style:parent-style-name="PlainText" style:family="paragraph">
      <style:text-properties style:font-name="Courier New" style:font-name-complex="Courier New"/>
    </style:style>
    <style:style style:name="P2015" style:parent-style-name="PlainText" style:family="paragraph">
      <style:text-properties style:font-name="Courier New" style:font-name-complex="Courier New"/>
    </style:style>
    <style:style style:name="P2016" style:parent-style-name="PlainText" style:family="paragraph">
      <style:text-properties style:font-name="Courier New" style:font-name-complex="Courier New"/>
    </style:style>
    <style:style style:name="P2017" style:parent-style-name="PlainText" style:family="paragraph">
      <style:text-properties style:font-name="Courier New" style:font-name-complex="Courier New"/>
    </style:style>
    <style:style style:name="P2018" style:parent-style-name="PlainText" style:family="paragraph">
      <style:text-properties style:font-name="Courier New" style:font-name-complex="Courier New"/>
    </style:style>
    <style:style style:name="P2019" style:parent-style-name="PlainText" style:family="paragraph">
      <style:text-properties style:font-name="Courier New" style:font-name-complex="Courier New"/>
    </style:style>
    <style:style style:name="P2020" style:parent-style-name="PlainText" style:family="paragraph">
      <style:text-properties style:font-name="Courier New" style:font-name-complex="Courier New"/>
    </style:style>
    <style:style style:name="P2021" style:parent-style-name="PlainText" style:family="paragraph">
      <style:text-properties style:font-name="Courier New" style:font-name-complex="Courier New"/>
    </style:style>
    <style:style style:name="P2022" style:parent-style-name="PlainText" style:family="paragraph">
      <style:text-properties style:font-name="Courier New" style:font-name-complex="Courier New"/>
    </style:style>
    <style:style style:name="P2023" style:parent-style-name="PlainText" style:family="paragraph">
      <style:text-properties style:font-name="Courier New" style:font-name-complex="Courier New"/>
    </style:style>
    <style:style style:name="P2024" style:parent-style-name="PlainText" style:family="paragraph">
      <style:text-properties style:font-name="Courier New" style:font-name-complex="Courier New"/>
    </style:style>
    <style:style style:name="P2025" style:parent-style-name="PlainText" style:family="paragraph">
      <style:text-properties style:font-name="Courier New" style:font-name-complex="Courier New"/>
    </style:style>
    <style:style style:name="P2026" style:parent-style-name="PlainText" style:family="paragraph">
      <style:text-properties style:font-name="Courier New" style:font-name-complex="Courier New"/>
    </style:style>
    <style:style style:name="P2027" style:parent-style-name="PlainText" style:family="paragraph">
      <style:text-properties style:font-name="Courier New" style:font-name-complex="Courier New"/>
    </style:style>
    <style:style style:name="P2028" style:parent-style-name="PlainText" style:family="paragraph">
      <style:text-properties style:font-name="Courier New" style:font-name-complex="Courier New"/>
    </style:style>
    <style:style style:name="P2029" style:parent-style-name="PlainText" style:family="paragraph">
      <style:text-properties style:font-name="Courier New" style:font-name-complex="Courier New"/>
    </style:style>
    <style:style style:name="P2030" style:parent-style-name="PlainText" style:family="paragraph">
      <style:text-properties style:font-name="Courier New" style:font-name-complex="Courier New"/>
    </style:style>
    <style:style style:name="P2031" style:parent-style-name="PlainText" style:family="paragraph">
      <style:text-properties style:font-name="Courier New" style:font-name-complex="Courier New"/>
    </style:style>
    <style:style style:name="P2032" style:parent-style-name="PlainText" style:family="paragraph">
      <style:text-properties style:font-name="Courier New" style:font-name-complex="Courier New"/>
    </style:style>
    <style:style style:name="P2033" style:parent-style-name="PlainText" style:family="paragraph">
      <style:text-properties style:font-name="Courier New" style:font-name-complex="Courier New"/>
    </style:style>
    <style:style style:name="P2034" style:parent-style-name="PlainText" style:family="paragraph">
      <style:text-properties style:font-name="Courier New" style:font-name-complex="Courier New"/>
    </style:style>
    <style:style style:name="P2035" style:parent-style-name="PlainText" style:family="paragraph">
      <style:text-properties style:font-name="Courier New" style:font-name-complex="Courier New"/>
    </style:style>
    <style:style style:name="P2036" style:parent-style-name="PlainText" style:family="paragraph">
      <style:text-properties style:font-name="Courier New" style:font-name-complex="Courier New"/>
    </style:style>
    <style:style style:name="P2037" style:parent-style-name="PlainText" style:family="paragraph">
      <style:text-properties style:font-name="Courier New" style:font-name-complex="Courier New"/>
    </style:style>
    <style:style style:name="P2038" style:parent-style-name="PlainText" style:family="paragraph">
      <style:text-properties style:font-name="Courier New" style:font-name-complex="Courier New"/>
    </style:style>
    <style:style style:name="P2039" style:parent-style-name="PlainText" style:family="paragraph">
      <style:text-properties style:font-name="Courier New" style:font-name-complex="Courier New"/>
    </style:style>
    <style:style style:name="P2040" style:parent-style-name="PlainText" style:family="paragraph">
      <style:text-properties style:font-name="Courier New" style:font-name-complex="Courier New"/>
    </style:style>
    <style:style style:name="P2041" style:parent-style-name="PlainText" style:family="paragraph">
      <style:text-properties style:font-name="Courier New" style:font-name-complex="Courier New"/>
    </style:style>
    <style:style style:name="P2042" style:parent-style-name="PlainText" style:family="paragraph">
      <style:text-properties style:font-name="Courier New" style:font-name-complex="Courier New"/>
    </style:style>
    <style:style style:name="P2043" style:parent-style-name="PlainText" style:family="paragraph">
      <style:text-properties style:font-name="Courier New" style:font-name-complex="Courier New"/>
    </style:style>
    <style:style style:name="P2044" style:parent-style-name="PlainText" style:family="paragraph">
      <style:text-properties style:font-name="Courier New" style:font-name-complex="Courier New"/>
    </style:style>
    <style:style style:name="P2045" style:parent-style-name="PlainText" style:family="paragraph">
      <style:text-properties style:font-name="Courier New" style:font-name-complex="Courier New"/>
    </style:style>
    <style:style style:name="P2046" style:parent-style-name="PlainText" style:family="paragraph">
      <style:text-properties style:font-name="Courier New" style:font-name-complex="Courier New"/>
    </style:style>
    <style:style style:name="P2047" style:parent-style-name="PlainText" style:family="paragraph">
      <style:text-properties style:font-name="Courier New" style:font-name-complex="Courier New"/>
    </style:style>
    <style:style style:name="P2048" style:parent-style-name="PlainText" style:family="paragraph">
      <style:text-properties style:font-name="Courier New" style:font-name-complex="Courier New"/>
    </style:style>
    <style:style style:name="P2049" style:parent-style-name="PlainText" style:family="paragraph">
      <style:text-properties style:font-name="Courier New" style:font-name-complex="Courier New"/>
    </style:style>
    <style:style style:name="P2050" style:parent-style-name="PlainText" style:family="paragraph">
      <style:text-properties style:font-name="Courier New" style:font-name-complex="Courier New"/>
    </style:style>
    <style:style style:name="P2051" style:parent-style-name="PlainText" style:family="paragraph">
      <style:text-properties style:font-name="Courier New" style:font-name-complex="Courier New"/>
    </style:style>
    <style:style style:name="P2052" style:parent-style-name="PlainText" style:family="paragraph">
      <style:text-properties style:font-name="Courier New" style:font-name-complex="Courier New"/>
    </style:style>
    <style:style style:name="P2053" style:parent-style-name="PlainText" style:family="paragraph">
      <style:text-properties style:font-name="Courier New" style:font-name-complex="Courier New"/>
    </style:style>
    <style:style style:name="P2054" style:parent-style-name="PlainText" style:family="paragraph">
      <style:text-properties style:font-name="Courier New" style:font-name-complex="Courier New"/>
    </style:style>
    <style:style style:name="P2055" style:parent-style-name="PlainText" style:family="paragraph">
      <style:text-properties style:font-name="Courier New" style:font-name-complex="Courier New"/>
    </style:style>
    <style:style style:name="P2056" style:parent-style-name="PlainText" style:family="paragraph">
      <style:text-properties style:font-name="Courier New" style:font-name-complex="Courier New"/>
    </style:style>
    <style:style style:name="P2057" style:parent-style-name="PlainText" style:family="paragraph">
      <style:text-properties style:font-name="Courier New" style:font-name-complex="Courier New"/>
    </style:style>
    <style:style style:name="P2058" style:parent-style-name="PlainText" style:family="paragraph">
      <style:text-properties style:font-name="Courier New" style:font-name-complex="Courier New"/>
    </style:style>
    <style:style style:name="P2059" style:parent-style-name="PlainText" style:family="paragraph">
      <style:text-properties style:font-name="Courier New" style:font-name-complex="Courier New"/>
    </style:style>
    <style:style style:name="P2060" style:parent-style-name="PlainText" style:family="paragraph">
      <style:text-properties style:font-name="Courier New" style:font-name-complex="Courier New"/>
    </style:style>
    <style:style style:name="P2061" style:parent-style-name="PlainText" style:family="paragraph">
      <style:text-properties style:font-name="Courier New" style:font-name-complex="Courier New"/>
    </style:style>
    <style:style style:name="P2062" style:parent-style-name="PlainText" style:family="paragraph">
      <style:text-properties style:font-name="Courier New" style:font-name-complex="Courier New"/>
    </style:style>
    <style:style style:name="P2063" style:parent-style-name="PlainText" style:family="paragraph">
      <style:text-properties style:font-name="Courier New" style:font-name-complex="Courier New"/>
    </style:style>
    <style:style style:name="P2064" style:parent-style-name="PlainText" style:family="paragraph">
      <style:text-properties style:font-name="Courier New" style:font-name-complex="Courier New"/>
    </style:style>
    <style:style style:name="P2065" style:parent-style-name="PlainText" style:family="paragraph">
      <style:text-properties style:font-name="Courier New" style:font-name-complex="Courier New"/>
    </style:style>
    <style:style style:name="P2066" style:parent-style-name="PlainText" style:family="paragraph">
      <style:text-properties style:font-name="Courier New" style:font-name-complex="Courier New"/>
    </style:style>
    <style:style style:name="P2067" style:parent-style-name="PlainText" style:family="paragraph">
      <style:text-properties style:font-name="Courier New" style:font-name-complex="Courier New"/>
    </style:style>
    <style:style style:name="P2068" style:parent-style-name="PlainText" style:family="paragraph">
      <style:text-properties style:font-name="Courier New" style:font-name-complex="Courier New"/>
    </style:style>
    <style:style style:name="P2069" style:parent-style-name="PlainText" style:family="paragraph">
      <style:text-properties style:font-name="Courier New" style:font-name-complex="Courier New"/>
    </style:style>
    <style:style style:name="P2070" style:parent-style-name="PlainText" style:family="paragraph">
      <style:text-properties style:font-name="Courier New" style:font-name-complex="Courier New"/>
    </style:style>
    <style:style style:name="P2071" style:parent-style-name="PlainText" style:family="paragraph">
      <style:text-properties style:font-name="Courier New" style:font-name-complex="Courier New"/>
    </style:style>
    <style:style style:name="P2072" style:parent-style-name="PlainText" style:family="paragraph">
      <style:text-properties style:font-name="Courier New" style:font-name-complex="Courier New"/>
    </style:style>
    <style:style style:name="P2073" style:parent-style-name="PlainText" style:family="paragraph">
      <style:text-properties style:font-name="Courier New" style:font-name-complex="Courier New"/>
    </style:style>
    <style:style style:name="P2074" style:parent-style-name="PlainText" style:family="paragraph">
      <style:text-properties style:font-name="Courier New" style:font-name-complex="Courier New"/>
    </style:style>
    <style:style style:name="P2075" style:parent-style-name="PlainText" style:family="paragraph">
      <style:text-properties style:font-name="Courier New" style:font-name-complex="Courier New"/>
    </style:style>
    <style:style style:name="P2076" style:parent-style-name="PlainText" style:family="paragraph">
      <style:text-properties style:font-name="Courier New" style:font-name-complex="Courier New"/>
    </style:style>
    <style:style style:name="P2077" style:parent-style-name="PlainText" style:family="paragraph">
      <style:text-properties style:font-name="Courier New" style:font-name-complex="Courier New"/>
    </style:style>
    <style:style style:name="P2078" style:parent-style-name="PlainText" style:family="paragraph">
      <style:text-properties style:font-name="Courier New" style:font-name-complex="Courier New"/>
    </style:style>
    <style:style style:name="P2079" style:parent-style-name="PlainText" style:family="paragraph">
      <style:text-properties style:font-name="Courier New" style:font-name-complex="Courier New"/>
    </style:style>
    <style:style style:name="P2080" style:parent-style-name="PlainText" style:family="paragraph">
      <style:text-properties style:font-name="Courier New" style:font-name-complex="Courier New"/>
    </style:style>
    <style:style style:name="P2081" style:parent-style-name="PlainText" style:family="paragraph">
      <style:text-properties style:font-name="Courier New" style:font-name-complex="Courier New"/>
    </style:style>
    <style:style style:name="P2082" style:parent-style-name="PlainText" style:family="paragraph">
      <style:text-properties style:font-name="Courier New" style:font-name-complex="Courier New"/>
    </style:style>
    <style:style style:name="P2083" style:parent-style-name="PlainText" style:family="paragraph">
      <style:text-properties style:font-name="Courier New" style:font-name-complex="Courier New"/>
    </style:style>
    <style:style style:name="P2084" style:parent-style-name="PlainText" style:family="paragraph">
      <style:text-properties style:font-name="Courier New" style:font-name-complex="Courier New"/>
    </style:style>
    <style:style style:name="P2085" style:parent-style-name="PlainText" style:family="paragraph">
      <style:text-properties style:font-name="Courier New" style:font-name-complex="Courier New"/>
    </style:style>
    <style:style style:name="P2086" style:parent-style-name="PlainText" style:family="paragraph">
      <style:text-properties style:font-name="Courier New" style:font-name-complex="Courier New"/>
    </style:style>
    <style:style style:name="P2087" style:parent-style-name="PlainText" style:family="paragraph">
      <style:text-properties style:font-name="Courier New" style:font-name-complex="Courier New"/>
    </style:style>
    <style:style style:name="P2088" style:parent-style-name="PlainText" style:family="paragraph">
      <style:text-properties style:font-name="Courier New" style:font-name-complex="Courier New"/>
    </style:style>
    <style:style style:name="P2089" style:parent-style-name="PlainText" style:family="paragraph">
      <style:text-properties style:font-name="Courier New" style:font-name-complex="Courier New"/>
    </style:style>
    <style:style style:name="P2090" style:parent-style-name="PlainText" style:family="paragraph">
      <style:text-properties style:font-name="Courier New" style:font-name-complex="Courier New"/>
    </style:style>
    <style:style style:name="P2091" style:parent-style-name="PlainText" style:family="paragraph">
      <style:text-properties style:font-name="Courier New" style:font-name-complex="Courier New"/>
    </style:style>
    <style:style style:name="P2092" style:parent-style-name="PlainText" style:family="paragraph">
      <style:text-properties style:font-name="Courier New" style:font-name-complex="Courier New"/>
    </style:style>
    <style:style style:name="P2093" style:parent-style-name="PlainText" style:family="paragraph">
      <style:text-properties style:font-name="Courier New" style:font-name-complex="Courier New"/>
    </style:style>
    <style:style style:name="P2094" style:parent-style-name="PlainText" style:family="paragraph">
      <style:text-properties style:font-name="Courier New" style:font-name-complex="Courier New"/>
    </style:style>
    <style:style style:name="P2095" style:parent-style-name="PlainText" style:family="paragraph">
      <style:text-properties style:font-name="Courier New" style:font-name-complex="Courier New"/>
    </style:style>
    <style:style style:name="P2096" style:parent-style-name="PlainText" style:family="paragraph">
      <style:text-properties style:font-name="Courier New" style:font-name-complex="Courier New"/>
    </style:style>
    <style:style style:name="P2097" style:parent-style-name="PlainText" style:family="paragraph">
      <style:text-properties style:font-name="Courier New" style:font-name-complex="Courier New"/>
    </style:style>
    <style:style style:name="P2098" style:parent-style-name="PlainText" style:family="paragraph">
      <style:text-properties style:font-name="Courier New" style:font-name-complex="Courier New"/>
    </style:style>
    <style:style style:name="P2099" style:parent-style-name="PlainText" style:family="paragraph">
      <style:text-properties style:font-name="Courier New" style:font-name-complex="Courier New"/>
    </style:style>
    <style:style style:name="P2100" style:parent-style-name="PlainText" style:family="paragraph">
      <style:text-properties style:font-name="Courier New" style:font-name-complex="Courier New"/>
    </style:style>
    <style:style style:name="P2101" style:parent-style-name="PlainText" style:family="paragraph">
      <style:text-properties style:font-name="Courier New" style:font-name-complex="Courier New"/>
    </style:style>
    <style:style style:name="P2102" style:parent-style-name="PlainText" style:family="paragraph">
      <style:text-properties style:font-name="Courier New" style:font-name-complex="Courier New"/>
    </style:style>
    <style:style style:name="P2103" style:parent-style-name="PlainText" style:family="paragraph">
      <style:text-properties style:font-name="Courier New" style:font-name-complex="Courier New"/>
    </style:style>
    <style:style style:name="P2104" style:parent-style-name="PlainText" style:family="paragraph">
      <style:text-properties style:font-name="Courier New" style:font-name-complex="Courier New"/>
    </style:style>
    <style:style style:name="P2105" style:parent-style-name="PlainText" style:family="paragraph">
      <style:text-properties style:font-name="Courier New" style:font-name-complex="Courier New"/>
    </style:style>
    <style:style style:name="P2106" style:parent-style-name="PlainText" style:family="paragraph">
      <style:text-properties style:font-name="Courier New" style:font-name-complex="Courier New"/>
    </style:style>
    <style:style style:name="P2107" style:parent-style-name="PlainText" style:family="paragraph">
      <style:text-properties style:font-name="Courier New" style:font-name-complex="Courier New"/>
    </style:style>
    <style:style style:name="P2108" style:parent-style-name="PlainText" style:family="paragraph">
      <style:text-properties style:font-name="Courier New" style:font-name-complex="Courier New"/>
    </style:style>
    <style:style style:name="P2109" style:parent-style-name="PlainText" style:family="paragraph">
      <style:text-properties style:font-name="Courier New" style:font-name-complex="Courier New"/>
    </style:style>
    <style:style style:name="P2110" style:parent-style-name="PlainText" style:family="paragraph">
      <style:text-properties style:font-name="Courier New" style:font-name-complex="Courier New"/>
    </style:style>
    <style:style style:name="P2111" style:parent-style-name="PlainText" style:family="paragraph">
      <style:text-properties style:font-name="Courier New" style:font-name-complex="Courier New"/>
    </style:style>
    <style:style style:name="P2112" style:parent-style-name="PlainText" style:family="paragraph">
      <style:text-properties style:font-name="Courier New" style:font-name-complex="Courier New"/>
    </style:style>
    <style:style style:name="P2113" style:parent-style-name="PlainText" style:family="paragraph">
      <style:text-properties style:font-name="Courier New" style:font-name-complex="Courier New"/>
    </style:style>
    <style:style style:name="P2114" style:parent-style-name="PlainText" style:family="paragraph">
      <style:text-properties style:font-name="Courier New" style:font-name-complex="Courier New"/>
    </style:style>
    <style:style style:name="P2115" style:parent-style-name="PlainText" style:family="paragraph">
      <style:text-properties style:font-name="Courier New" style:font-name-complex="Courier New"/>
    </style:style>
    <style:style style:name="P2116" style:parent-style-name="PlainText" style:family="paragraph">
      <style:text-properties style:font-name="Courier New" style:font-name-complex="Courier New"/>
    </style:style>
    <style:style style:name="P2117" style:parent-style-name="PlainText" style:family="paragraph">
      <style:text-properties style:font-name="Courier New" style:font-name-complex="Courier New"/>
    </style:style>
    <style:style style:name="P2118" style:parent-style-name="PlainText" style:family="paragraph">
      <style:text-properties style:font-name="Courier New" style:font-name-complex="Courier New"/>
    </style:style>
    <style:style style:name="P2119" style:parent-style-name="PlainText" style:family="paragraph">
      <style:text-properties style:font-name="Courier New" style:font-name-complex="Courier New"/>
    </style:style>
    <style:style style:name="P2120" style:parent-style-name="PlainText" style:family="paragraph">
      <style:text-properties style:font-name="Courier New" style:font-name-complex="Courier New"/>
    </style:style>
    <style:style style:name="P2121" style:parent-style-name="PlainText" style:family="paragraph">
      <style:text-properties style:font-name="Courier New" style:font-name-complex="Courier New"/>
    </style:style>
    <style:style style:name="P2122" style:parent-style-name="PlainText" style:family="paragraph">
      <style:text-properties style:font-name="Courier New" style:font-name-complex="Courier New"/>
    </style:style>
    <style:style style:name="P2123" style:parent-style-name="PlainText" style:family="paragraph">
      <style:text-properties style:font-name="Courier New" style:font-name-complex="Courier New"/>
    </style:style>
    <style:style style:name="P2124" style:parent-style-name="PlainText" style:family="paragraph">
      <style:text-properties style:font-name="Courier New" style:font-name-complex="Courier New"/>
    </style:style>
    <style:style style:name="P2125" style:parent-style-name="PlainText" style:family="paragraph">
      <style:text-properties style:font-name="Courier New" style:font-name-complex="Courier New"/>
    </style:style>
    <style:style style:name="P2126" style:parent-style-name="PlainText" style:family="paragraph">
      <style:text-properties style:font-name="Courier New" style:font-name-complex="Courier New"/>
    </style:style>
    <style:style style:name="P2127" style:parent-style-name="PlainText" style:family="paragraph">
      <style:text-properties style:font-name="Courier New" style:font-name-complex="Courier New"/>
    </style:style>
    <style:style style:name="P2128" style:parent-style-name="PlainText" style:family="paragraph">
      <style:text-properties style:font-name="Courier New" style:font-name-complex="Courier New"/>
    </style:style>
    <style:style style:name="P2129" style:parent-style-name="PlainText" style:family="paragraph">
      <style:text-properties style:font-name="Courier New" style:font-name-complex="Courier New"/>
    </style:style>
    <style:style style:name="P2130" style:parent-style-name="PlainText" style:family="paragraph">
      <style:text-properties style:font-name="Courier New" style:font-name-complex="Courier New"/>
    </style:style>
    <style:style style:name="P2131" style:parent-style-name="PlainText" style:family="paragraph">
      <style:text-properties style:font-name="Courier New" style:font-name-complex="Courier New"/>
    </style:style>
    <style:style style:name="P2132" style:parent-style-name="PlainText" style:family="paragraph">
      <style:text-properties style:font-name="Courier New" style:font-name-complex="Courier New"/>
    </style:style>
    <style:style style:name="P2133" style:parent-style-name="PlainText" style:family="paragraph">
      <style:text-properties style:font-name="Courier New" style:font-name-complex="Courier New"/>
    </style:style>
    <style:style style:name="P2134" style:parent-style-name="PlainText" style:family="paragraph">
      <style:text-properties style:font-name="Courier New" style:font-name-complex="Courier New"/>
    </style:style>
    <style:style style:name="P2135" style:parent-style-name="PlainText" style:family="paragraph">
      <style:text-properties style:font-name="Courier New" style:font-name-complex="Courier New"/>
    </style:style>
    <style:style style:name="P2136" style:parent-style-name="PlainText" style:family="paragraph">
      <style:text-properties style:font-name="Courier New" style:font-name-complex="Courier New"/>
    </style:style>
    <style:style style:name="P2137" style:parent-style-name="PlainText" style:family="paragraph">
      <style:text-properties style:font-name="Courier New" style:font-name-complex="Courier New"/>
    </style:style>
    <style:style style:name="P2138" style:parent-style-name="PlainText" style:family="paragraph">
      <style:text-properties style:font-name="Courier New" style:font-name-complex="Courier New"/>
    </style:style>
    <style:style style:name="P2139" style:parent-style-name="PlainText" style:family="paragraph">
      <style:text-properties style:font-name="Courier New" style:font-name-complex="Courier New"/>
    </style:style>
    <style:style style:name="P2140" style:parent-style-name="PlainText" style:family="paragraph">
      <style:text-properties style:font-name="Courier New" style:font-name-complex="Courier New"/>
    </style:style>
    <style:style style:name="P2141" style:parent-style-name="PlainText" style:family="paragraph">
      <style:text-properties style:font-name="Courier New" style:font-name-complex="Courier New"/>
    </style:style>
    <style:style style:name="P2142" style:parent-style-name="PlainText" style:family="paragraph">
      <style:text-properties style:font-name="Courier New" style:font-name-complex="Courier New"/>
    </style:style>
    <style:style style:name="P2143" style:parent-style-name="PlainText" style:family="paragraph">
      <style:text-properties style:font-name="Courier New" style:font-name-complex="Courier New"/>
    </style:style>
    <style:style style:name="P2144" style:parent-style-name="PlainText" style:family="paragraph">
      <style:text-properties style:font-name="Courier New" style:font-name-complex="Courier New"/>
    </style:style>
    <style:style style:name="P2145" style:parent-style-name="PlainText" style:family="paragraph">
      <style:text-properties style:font-name="Courier New" style:font-name-complex="Courier New"/>
    </style:style>
    <style:style style:name="P2146" style:parent-style-name="PlainText" style:family="paragraph">
      <style:text-properties style:font-name="Courier New" style:font-name-complex="Courier New"/>
    </style:style>
    <style:style style:name="P2147" style:parent-style-name="PlainText" style:family="paragraph">
      <style:text-properties style:font-name="Courier New" style:font-name-complex="Courier New"/>
    </style:style>
    <style:style style:name="P2148" style:parent-style-name="PlainText" style:family="paragraph">
      <style:text-properties style:font-name="Courier New" style:font-name-complex="Courier New"/>
    </style:style>
    <style:style style:name="P2149" style:parent-style-name="PlainText" style:family="paragraph">
      <style:text-properties style:font-name="Courier New" style:font-name-complex="Courier New"/>
    </style:style>
    <style:style style:name="P2150" style:parent-style-name="PlainText" style:family="paragraph">
      <style:text-properties style:font-name="Courier New" style:font-name-complex="Courier New"/>
    </style:style>
    <style:style style:name="P2151" style:parent-style-name="PlainText" style:family="paragraph">
      <style:text-properties style:font-name="Courier New" style:font-name-complex="Courier New"/>
    </style:style>
    <style:style style:name="P2152" style:parent-style-name="PlainText" style:family="paragraph">
      <style:text-properties style:font-name="Courier New" style:font-name-complex="Courier New"/>
    </style:style>
    <style:style style:name="P2153" style:parent-style-name="PlainText" style:family="paragraph">
      <style:text-properties style:font-name="Courier New" style:font-name-complex="Courier New"/>
    </style:style>
    <style:style style:name="P2154" style:parent-style-name="PlainText" style:family="paragraph">
      <style:text-properties style:font-name="Courier New" style:font-name-complex="Courier New"/>
    </style:style>
    <style:style style:name="P2155" style:parent-style-name="PlainText" style:family="paragraph">
      <style:text-properties style:font-name="Courier New" style:font-name-complex="Courier New"/>
    </style:style>
    <style:style style:name="P2156" style:parent-style-name="PlainText" style:family="paragraph">
      <style:text-properties style:font-name="Courier New" style:font-name-complex="Courier New"/>
    </style:style>
    <style:style style:name="P2157" style:parent-style-name="PlainText" style:family="paragraph">
      <style:text-properties style:font-name="Courier New" style:font-name-complex="Courier New"/>
    </style:style>
    <style:style style:name="P2158" style:parent-style-name="PlainText" style:family="paragraph">
      <style:text-properties style:font-name="Courier New" style:font-name-complex="Courier New"/>
    </style:style>
    <style:style style:name="P2159" style:parent-style-name="PlainText" style:family="paragraph">
      <style:text-properties style:font-name="Courier New" style:font-name-complex="Courier New"/>
    </style:style>
    <style:style style:name="P2160" style:parent-style-name="PlainText" style:family="paragraph">
      <style:text-properties style:font-name="Courier New" style:font-name-complex="Courier New"/>
    </style:style>
    <style:style style:name="P2161" style:parent-style-name="PlainText" style:family="paragraph">
      <style:text-properties style:font-name="Courier New" style:font-name-complex="Courier New"/>
    </style:style>
    <style:style style:name="P2162" style:parent-style-name="PlainText" style:family="paragraph">
      <style:text-properties style:font-name="Courier New" style:font-name-complex="Courier New"/>
    </style:style>
    <style:style style:name="P2163" style:parent-style-name="PlainText" style:family="paragraph">
      <style:text-properties style:font-name="Courier New" style:font-name-complex="Courier New"/>
    </style:style>
    <style:style style:name="P2164" style:parent-style-name="PlainText" style:family="paragraph">
      <style:text-properties style:font-name="Courier New" style:font-name-complex="Courier New"/>
    </style:style>
    <style:style style:name="P2165" style:parent-style-name="PlainText" style:family="paragraph">
      <style:text-properties style:font-name="Courier New" style:font-name-complex="Courier New"/>
    </style:style>
    <style:style style:name="P2166" style:parent-style-name="PlainText" style:family="paragraph">
      <style:text-properties style:font-name="Courier New" style:font-name-complex="Courier New"/>
    </style:style>
    <style:style style:name="P2167" style:parent-style-name="PlainText" style:family="paragraph">
      <style:text-properties style:font-name="Courier New" style:font-name-complex="Courier New"/>
    </style:style>
    <style:style style:name="P2168" style:parent-style-name="PlainText" style:family="paragraph">
      <style:text-properties style:font-name="Courier New" style:font-name-complex="Courier New"/>
    </style:style>
    <style:style style:name="P2169" style:parent-style-name="PlainText" style:family="paragraph">
      <style:text-properties style:font-name="Courier New" style:font-name-complex="Courier New"/>
    </style:style>
    <style:style style:name="P2170" style:parent-style-name="PlainText" style:family="paragraph">
      <style:text-properties style:font-name="Courier New" style:font-name-complex="Courier New"/>
    </style:style>
    <style:style style:name="P2171" style:parent-style-name="PlainText" style:family="paragraph">
      <style:text-properties style:font-name="Courier New" style:font-name-complex="Courier New"/>
    </style:style>
    <style:style style:name="P2172" style:parent-style-name="PlainText" style:family="paragraph">
      <style:text-properties style:font-name="Courier New" style:font-name-complex="Courier New"/>
    </style:style>
    <style:style style:name="P2173" style:parent-style-name="PlainText" style:family="paragraph">
      <style:text-properties style:font-name="Courier New" style:font-name-complex="Courier New"/>
    </style:style>
    <style:style style:name="P2174" style:parent-style-name="PlainText" style:family="paragraph">
      <style:text-properties style:font-name="Courier New" style:font-name-complex="Courier New"/>
    </style:style>
    <style:style style:name="P2175" style:parent-style-name="PlainText" style:family="paragraph">
      <style:text-properties style:font-name="Courier New" style:font-name-complex="Courier New"/>
    </style:style>
    <style:style style:name="P2176" style:parent-style-name="PlainText" style:family="paragraph">
      <style:text-properties style:font-name="Courier New" style:font-name-complex="Courier New"/>
    </style:style>
    <style:style style:name="P2177" style:parent-style-name="PlainText" style:family="paragraph">
      <style:text-properties style:font-name="Courier New" style:font-name-complex="Courier New"/>
    </style:style>
    <style:style style:name="P2178" style:parent-style-name="PlainText" style:family="paragraph">
      <style:text-properties style:font-name="Courier New" style:font-name-complex="Courier New"/>
    </style:style>
    <style:style style:name="P2179" style:parent-style-name="PlainText" style:family="paragraph">
      <style:text-properties style:font-name="Courier New" style:font-name-complex="Courier New"/>
    </style:style>
    <style:style style:name="P2180" style:parent-style-name="PlainText" style:family="paragraph">
      <style:text-properties style:font-name="Courier New" style:font-name-complex="Courier New"/>
    </style:style>
    <style:style style:name="P2181" style:parent-style-name="PlainText" style:family="paragraph">
      <style:text-properties style:font-name="Courier New" style:font-name-complex="Courier New"/>
    </style:style>
    <style:style style:name="P2182" style:parent-style-name="PlainText" style:family="paragraph">
      <style:text-properties style:font-name="Courier New" style:font-name-complex="Courier New"/>
    </style:style>
    <style:style style:name="P2183" style:parent-style-name="PlainText" style:family="paragraph">
      <style:text-properties style:font-name="Courier New" style:font-name-complex="Courier New"/>
    </style:style>
    <style:style style:name="P2184" style:parent-style-name="PlainText" style:family="paragraph">
      <style:text-properties style:font-name="Courier New" style:font-name-complex="Courier New"/>
    </style:style>
    <style:style style:name="P2185" style:parent-style-name="PlainText" style:family="paragraph">
      <style:text-properties style:font-name="Courier New" style:font-name-complex="Courier New"/>
    </style:style>
    <style:style style:name="P2186" style:parent-style-name="PlainText" style:family="paragraph">
      <style:text-properties style:font-name="Courier New" style:font-name-complex="Courier New"/>
    </style:style>
    <style:style style:name="P2187" style:parent-style-name="PlainText" style:family="paragraph">
      <style:text-properties style:font-name="Courier New" style:font-name-complex="Courier New"/>
    </style:style>
    <style:style style:name="P2188" style:parent-style-name="PlainText" style:family="paragraph">
      <style:text-properties style:font-name="Courier New" style:font-name-complex="Courier New"/>
    </style:style>
    <style:style style:name="P2189" style:parent-style-name="PlainText" style:family="paragraph">
      <style:text-properties style:font-name="Courier New" style:font-name-complex="Courier New"/>
    </style:style>
    <style:style style:name="P2190" style:parent-style-name="PlainText" style:family="paragraph">
      <style:text-properties style:font-name="Courier New" style:font-name-complex="Courier New"/>
    </style:style>
    <style:style style:name="P2191" style:parent-style-name="PlainText" style:family="paragraph">
      <style:text-properties style:font-name="Courier New" style:font-name-complex="Courier New"/>
    </style:style>
    <style:style style:name="P2192" style:parent-style-name="PlainText" style:family="paragraph">
      <style:text-properties style:font-name="Courier New" style:font-name-complex="Courier New"/>
    </style:style>
    <style:style style:name="P2193" style:parent-style-name="PlainText" style:family="paragraph">
      <style:text-properties style:font-name="Courier New" style:font-name-complex="Courier New"/>
    </style:style>
    <style:style style:name="P2194" style:parent-style-name="PlainText" style:family="paragraph">
      <style:text-properties style:font-name="Courier New" style:font-name-complex="Courier New"/>
    </style:style>
    <style:style style:name="P2195" style:parent-style-name="PlainText" style:family="paragraph">
      <style:text-properties style:font-name="Courier New" style:font-name-complex="Courier New"/>
    </style:style>
    <style:style style:name="P2196" style:parent-style-name="PlainText" style:family="paragraph">
      <style:text-properties style:font-name="Courier New" style:font-name-complex="Courier New"/>
    </style:style>
    <style:style style:name="P2197" style:parent-style-name="PlainText" style:family="paragraph">
      <style:text-properties style:font-name="Courier New" style:font-name-complex="Courier New"/>
    </style:style>
    <style:style style:name="P2198" style:parent-style-name="PlainText" style:family="paragraph">
      <style:text-properties style:font-name="Courier New" style:font-name-complex="Courier New"/>
    </style:style>
    <style:style style:name="P2199" style:parent-style-name="PlainText" style:family="paragraph">
      <style:text-properties style:font-name="Courier New" style:font-name-complex="Courier New"/>
    </style:style>
    <style:style style:name="P2200" style:parent-style-name="PlainText" style:family="paragraph">
      <style:text-properties style:font-name="Courier New" style:font-name-complex="Courier New"/>
    </style:style>
    <style:style style:name="P2201" style:parent-style-name="PlainText" style:family="paragraph">
      <style:text-properties style:font-name="Courier New" style:font-name-complex="Courier New"/>
    </style:style>
    <style:style style:name="P2202" style:parent-style-name="PlainText" style:family="paragraph">
      <style:text-properties style:font-name="Courier New" style:font-name-complex="Courier New"/>
    </style:style>
    <style:style style:name="P2203" style:parent-style-name="PlainText" style:family="paragraph">
      <style:text-properties style:font-name="Courier New" style:font-name-complex="Courier New"/>
    </style:style>
    <style:style style:name="P2204" style:parent-style-name="PlainText" style:family="paragraph">
      <style:text-properties style:font-name="Courier New" style:font-name-complex="Courier New"/>
    </style:style>
    <style:style style:name="P2205" style:parent-style-name="PlainText" style:family="paragraph">
      <style:text-properties style:font-name="Courier New" style:font-name-complex="Courier New"/>
    </style:style>
    <style:style style:name="P2206" style:parent-style-name="PlainText" style:family="paragraph">
      <style:text-properties style:font-name="Courier New" style:font-name-complex="Courier New"/>
    </style:style>
    <style:style style:name="P2207" style:parent-style-name="PlainText" style:family="paragraph">
      <style:text-properties style:font-name="Courier New" style:font-name-complex="Courier New"/>
    </style:style>
    <style:style style:name="P2208" style:parent-style-name="PlainText" style:family="paragraph">
      <style:text-properties style:font-name="Courier New" style:font-name-complex="Courier New"/>
    </style:style>
    <style:style style:name="P2209" style:parent-style-name="PlainText" style:family="paragraph">
      <style:text-properties style:font-name="Courier New" style:font-name-complex="Courier New"/>
    </style:style>
    <style:style style:name="P2210" style:parent-style-name="PlainText" style:family="paragraph">
      <style:text-properties style:font-name="Courier New" style:font-name-complex="Courier New"/>
    </style:style>
    <style:style style:name="P2211" style:parent-style-name="PlainText" style:family="paragraph">
      <style:text-properties style:font-name="Courier New" style:font-name-complex="Courier New"/>
    </style:style>
    <style:style style:name="P2212" style:parent-style-name="PlainText" style:family="paragraph">
      <style:text-properties style:font-name="Courier New" style:font-name-complex="Courier New"/>
    </style:style>
    <style:style style:name="P2213" style:parent-style-name="PlainText" style:family="paragraph">
      <style:text-properties style:font-name="Courier New" style:font-name-complex="Courier New"/>
    </style:style>
    <style:style style:name="P2214" style:parent-style-name="PlainText" style:family="paragraph">
      <style:text-properties style:font-name="Courier New" style:font-name-complex="Courier New"/>
    </style:style>
    <style:style style:name="P2215" style:parent-style-name="PlainText" style:family="paragraph">
      <style:text-properties style:font-name="Courier New" style:font-name-complex="Courier New"/>
    </style:style>
    <style:style style:name="P2216" style:parent-style-name="PlainText" style:family="paragraph">
      <style:text-properties style:font-name="Courier New" style:font-name-complex="Courier New"/>
    </style:style>
    <style:style style:name="P2217" style:parent-style-name="PlainText" style:family="paragraph">
      <style:text-properties style:font-name="Courier New" style:font-name-complex="Courier New"/>
    </style:style>
    <style:style style:name="P2218" style:parent-style-name="PlainText" style:family="paragraph">
      <style:text-properties style:font-name="Courier New" style:font-name-complex="Courier New"/>
    </style:style>
    <style:style style:name="P2219" style:parent-style-name="PlainText" style:family="paragraph">
      <style:text-properties style:font-name="Courier New" style:font-name-complex="Courier New"/>
    </style:style>
    <style:style style:name="P2220" style:parent-style-name="PlainText" style:family="paragraph">
      <style:text-properties style:font-name="Courier New" style:font-name-complex="Courier New"/>
    </style:style>
    <style:style style:name="P2221" style:parent-style-name="PlainText" style:family="paragraph">
      <style:text-properties style:font-name="Courier New" style:font-name-complex="Courier New"/>
    </style:style>
    <style:style style:name="P2222" style:parent-style-name="PlainText" style:family="paragraph">
      <style:text-properties style:font-name="Courier New" style:font-name-complex="Courier New"/>
    </style:style>
    <style:style style:name="P2223" style:parent-style-name="PlainText" style:family="paragraph">
      <style:text-properties style:font-name="Courier New" style:font-name-complex="Courier New"/>
    </style:style>
    <style:style style:name="P2224" style:parent-style-name="PlainText" style:family="paragraph">
      <style:text-properties style:font-name="Courier New" style:font-name-complex="Courier New"/>
    </style:style>
    <style:style style:name="P2225" style:parent-style-name="PlainText" style:family="paragraph">
      <style:text-properties style:font-name="Courier New" style:font-name-complex="Courier New"/>
    </style:style>
    <style:style style:name="P2226" style:parent-style-name="PlainText" style:family="paragraph">
      <style:text-properties style:font-name="Courier New" style:font-name-complex="Courier New"/>
    </style:style>
    <style:style style:name="P2227" style:parent-style-name="PlainText" style:family="paragraph">
      <style:text-properties style:font-name="Courier New" style:font-name-complex="Courier New"/>
    </style:style>
    <style:style style:name="P2228" style:parent-style-name="PlainText" style:family="paragraph">
      <style:text-properties style:font-name="Courier New" style:font-name-complex="Courier New"/>
    </style:style>
    <style:style style:name="P2229" style:parent-style-name="PlainText" style:family="paragraph">
      <style:text-properties style:font-name="Courier New" style:font-name-complex="Courier New"/>
    </style:style>
    <style:style style:name="P2230" style:parent-style-name="PlainText" style:family="paragraph">
      <style:text-properties style:font-name="Courier New" style:font-name-complex="Courier New"/>
    </style:style>
    <style:style style:name="P2231" style:parent-style-name="PlainText" style:family="paragraph">
      <style:text-properties style:font-name="Courier New" style:font-name-complex="Courier New"/>
    </style:style>
    <style:style style:name="P2232" style:parent-style-name="PlainText" style:family="paragraph">
      <style:text-properties style:font-name="Courier New" style:font-name-complex="Courier New"/>
    </style:style>
    <style:style style:name="P2233" style:parent-style-name="PlainText" style:family="paragraph">
      <style:text-properties style:font-name="Courier New" style:font-name-complex="Courier New"/>
    </style:style>
    <style:style style:name="P2234" style:parent-style-name="PlainText" style:family="paragraph">
      <style:text-properties style:font-name="Courier New" style:font-name-complex="Courier New"/>
    </style:style>
    <style:style style:name="P2235" style:parent-style-name="PlainText" style:family="paragraph">
      <style:text-properties style:font-name="Courier New" style:font-name-complex="Courier New"/>
    </style:style>
    <style:style style:name="P2236" style:parent-style-name="PlainText" style:family="paragraph">
      <style:text-properties style:font-name="Courier New" style:font-name-complex="Courier New"/>
    </style:style>
    <style:style style:name="P2237" style:parent-style-name="PlainText" style:family="paragraph">
      <style:text-properties style:font-name="Courier New" style:font-name-complex="Courier New"/>
    </style:style>
    <style:style style:name="P2238" style:parent-style-name="PlainText" style:family="paragraph">
      <style:text-properties style:font-name="Courier New" style:font-name-complex="Courier New"/>
    </style:style>
    <style:style style:name="P2239" style:parent-style-name="PlainText" style:family="paragraph">
      <style:text-properties style:font-name="Courier New" style:font-name-complex="Courier New"/>
    </style:style>
    <style:style style:name="P2240" style:parent-style-name="PlainText" style:family="paragraph">
      <style:text-properties style:font-name="Courier New" style:font-name-complex="Courier New"/>
    </style:style>
    <style:style style:name="P2241" style:parent-style-name="PlainText" style:family="paragraph">
      <style:text-properties style:font-name="Courier New" style:font-name-complex="Courier New"/>
    </style:style>
    <style:style style:name="P2242" style:parent-style-name="PlainText" style:family="paragraph">
      <style:text-properties style:font-name="Courier New" style:font-name-complex="Courier New"/>
    </style:style>
    <style:style style:name="P2243" style:parent-style-name="PlainText" style:family="paragraph">
      <style:text-properties style:font-name="Courier New" style:font-name-complex="Courier New"/>
    </style:style>
    <style:style style:name="P2244" style:parent-style-name="PlainText" style:family="paragraph">
      <style:text-properties style:font-name="Courier New" style:font-name-complex="Courier New"/>
    </style:style>
    <style:style style:name="P2245" style:parent-style-name="PlainText" style:family="paragraph">
      <style:text-properties style:font-name="Courier New" style:font-name-complex="Courier New"/>
    </style:style>
    <style:style style:name="P2246" style:parent-style-name="PlainText" style:family="paragraph">
      <style:text-properties style:font-name="Courier New" style:font-name-complex="Courier New"/>
    </style:style>
    <style:style style:name="P2247" style:parent-style-name="PlainText" style:family="paragraph">
      <style:text-properties style:font-name="Courier New" style:font-name-complex="Courier New"/>
    </style:style>
    <style:style style:name="P2248" style:parent-style-name="PlainText" style:family="paragraph">
      <style:text-properties style:font-name="Courier New" style:font-name-complex="Courier New"/>
    </style:style>
    <style:style style:name="P2249" style:parent-style-name="PlainText" style:family="paragraph">
      <style:text-properties style:font-name="Courier New" style:font-name-complex="Courier New"/>
    </style:style>
    <style:style style:name="P2250" style:parent-style-name="PlainText" style:family="paragraph">
      <style:text-properties style:font-name="Courier New" style:font-name-complex="Courier New"/>
    </style:style>
    <style:style style:name="P2251" style:parent-style-name="PlainText" style:family="paragraph">
      <style:text-properties style:font-name="Courier New" style:font-name-complex="Courier New"/>
    </style:style>
    <style:style style:name="P2252" style:parent-style-name="PlainText" style:family="paragraph">
      <style:text-properties style:font-name="Courier New" style:font-name-complex="Courier New"/>
    </style:style>
    <style:style style:name="P2253" style:parent-style-name="PlainText" style:family="paragraph">
      <style:text-properties style:font-name="Courier New" style:font-name-complex="Courier New"/>
    </style:style>
    <style:style style:name="P2254" style:parent-style-name="PlainText" style:family="paragraph">
      <style:text-properties style:font-name="Courier New" style:font-name-complex="Courier New"/>
    </style:style>
    <style:style style:name="P2255" style:parent-style-name="PlainText" style:family="paragraph">
      <style:text-properties style:font-name="Courier New" style:font-name-complex="Courier New"/>
    </style:style>
    <style:style style:name="P2256" style:parent-style-name="PlainText" style:family="paragraph">
      <style:text-properties style:font-name="Courier New" style:font-name-complex="Courier New"/>
    </style:style>
    <style:style style:name="P2257" style:parent-style-name="PlainText" style:family="paragraph">
      <style:text-properties style:font-name="Courier New" style:font-name-complex="Courier New"/>
    </style:style>
    <style:style style:name="P2258" style:parent-style-name="PlainText" style:family="paragraph">
      <style:text-properties style:font-name="Courier New" style:font-name-complex="Courier New"/>
    </style:style>
    <style:style style:name="P2259" style:parent-style-name="PlainText" style:family="paragraph">
      <style:text-properties style:font-name="Courier New" style:font-name-complex="Courier New"/>
    </style:style>
    <style:style style:name="P2260" style:parent-style-name="PlainText" style:family="paragraph">
      <style:text-properties style:font-name="Courier New" style:font-name-complex="Courier New"/>
    </style:style>
    <style:style style:name="P2261" style:parent-style-name="PlainText" style:family="paragraph">
      <style:text-properties style:font-name="Courier New" style:font-name-complex="Courier New"/>
    </style:style>
    <style:style style:name="P2262" style:parent-style-name="PlainText" style:family="paragraph">
      <style:text-properties style:font-name="Courier New" style:font-name-complex="Courier New"/>
    </style:style>
    <style:style style:name="P2263" style:parent-style-name="PlainText" style:family="paragraph">
      <style:text-properties style:font-name="Courier New" style:font-name-complex="Courier New"/>
    </style:style>
    <style:style style:name="P2264" style:parent-style-name="PlainText" style:family="paragraph">
      <style:text-properties style:font-name="Courier New" style:font-name-complex="Courier New"/>
    </style:style>
    <style:style style:name="P2265" style:parent-style-name="PlainText" style:family="paragraph">
      <style:text-properties style:font-name="Courier New" style:font-name-complex="Courier New"/>
    </style:style>
    <style:style style:name="P2266" style:parent-style-name="PlainText" style:family="paragraph">
      <style:text-properties style:font-name="Courier New" style:font-name-complex="Courier New"/>
    </style:style>
    <style:style style:name="P2267" style:parent-style-name="PlainText" style:family="paragraph">
      <style:text-properties style:font-name="Courier New" style:font-name-complex="Courier New"/>
    </style:style>
    <style:style style:name="P2268" style:parent-style-name="PlainText" style:family="paragraph">
      <style:text-properties style:font-name="Courier New" style:font-name-complex="Courier New"/>
    </style:style>
    <style:style style:name="P2269" style:parent-style-name="PlainText" style:family="paragraph">
      <style:text-properties style:font-name="Courier New" style:font-name-complex="Courier New"/>
    </style:style>
    <style:style style:name="P2270" style:parent-style-name="PlainText" style:family="paragraph">
      <style:text-properties style:font-name="Courier New" style:font-name-complex="Courier New"/>
    </style:style>
    <style:style style:name="P2271" style:parent-style-name="PlainText" style:family="paragraph">
      <style:text-properties style:font-name="Courier New" style:font-name-complex="Courier New"/>
    </style:style>
    <style:style style:name="P2272" style:parent-style-name="PlainText" style:family="paragraph">
      <style:text-properties style:font-name="Courier New" style:font-name-complex="Courier New"/>
    </style:style>
    <style:style style:name="P2273" style:parent-style-name="PlainText" style:family="paragraph">
      <style:text-properties style:font-name="Courier New" style:font-name-complex="Courier New"/>
    </style:style>
    <style:style style:name="P2274" style:parent-style-name="PlainText" style:family="paragraph">
      <style:text-properties style:font-name="Courier New" style:font-name-complex="Courier New"/>
    </style:style>
    <style:style style:name="P2275" style:parent-style-name="PlainText" style:family="paragraph">
      <style:text-properties style:font-name="Courier New" style:font-name-complex="Courier New"/>
    </style:style>
    <style:style style:name="P2276" style:parent-style-name="PlainText" style:family="paragraph">
      <style:text-properties style:font-name="Courier New" style:font-name-complex="Courier New"/>
    </style:style>
    <style:style style:name="P2277" style:parent-style-name="PlainText" style:family="paragraph">
      <style:text-properties style:font-name="Courier New" style:font-name-complex="Courier New"/>
    </style:style>
    <style:style style:name="P2278" style:parent-style-name="PlainText" style:family="paragraph">
      <style:text-properties style:font-name="Courier New" style:font-name-complex="Courier New"/>
    </style:style>
    <style:style style:name="P2279" style:parent-style-name="PlainText" style:family="paragraph">
      <style:text-properties style:font-name="Courier New" style:font-name-complex="Courier New"/>
    </style:style>
    <style:style style:name="P2280" style:parent-style-name="PlainText" style:family="paragraph">
      <style:text-properties style:font-name="Courier New" style:font-name-complex="Courier New"/>
    </style:style>
    <style:style style:name="P2281" style:parent-style-name="PlainText" style:family="paragraph">
      <style:text-properties style:font-name="Courier New" style:font-name-complex="Courier New"/>
    </style:style>
    <style:style style:name="P2282" style:parent-style-name="PlainText" style:family="paragraph">
      <style:text-properties style:font-name="Courier New" style:font-name-complex="Courier New"/>
    </style:style>
    <style:style style:name="P2283" style:parent-style-name="PlainText" style:family="paragraph">
      <style:text-properties style:font-name="Courier New" style:font-name-complex="Courier New"/>
    </style:style>
    <style:style style:name="P2284" style:parent-style-name="PlainText" style:family="paragraph">
      <style:text-properties style:font-name="Courier New" style:font-name-complex="Courier New"/>
    </style:style>
    <style:style style:name="P2285" style:parent-style-name="PlainText" style:family="paragraph">
      <style:text-properties style:font-name="Courier New" style:font-name-complex="Courier New"/>
    </style:style>
    <style:style style:name="P2286" style:parent-style-name="PlainText" style:family="paragraph">
      <style:text-properties style:font-name="Courier New" style:font-name-complex="Courier New"/>
    </style:style>
    <style:style style:name="P2287" style:parent-style-name="PlainText" style:family="paragraph">
      <style:text-properties style:font-name="Courier New" style:font-name-complex="Courier New"/>
    </style:style>
    <style:style style:name="P2288" style:parent-style-name="PlainText" style:family="paragraph">
      <style:text-properties style:font-name="Courier New" style:font-name-complex="Courier New"/>
    </style:style>
    <style:style style:name="P2289" style:parent-style-name="PlainText" style:family="paragraph">
      <style:text-properties style:font-name="Courier New" style:font-name-complex="Courier New"/>
    </style:style>
    <style:style style:name="P2290" style:parent-style-name="PlainText" style:family="paragraph">
      <style:text-properties style:font-name="Courier New" style:font-name-complex="Courier New"/>
    </style:style>
    <style:style style:name="P2291" style:parent-style-name="PlainText" style:family="paragraph">
      <style:text-properties style:font-name="Courier New" style:font-name-complex="Courier New"/>
    </style:style>
    <style:style style:name="P2292" style:parent-style-name="PlainText" style:family="paragraph">
      <style:text-properties style:font-name="Courier New" style:font-name-complex="Courier New"/>
    </style:style>
    <style:style style:name="P2293" style:parent-style-name="PlainText" style:family="paragraph">
      <style:text-properties style:font-name="Courier New" style:font-name-complex="Courier New"/>
    </style:style>
    <style:style style:name="P2294" style:parent-style-name="PlainText" style:family="paragraph">
      <style:text-properties style:font-name="Courier New" style:font-name-complex="Courier New"/>
    </style:style>
    <style:style style:name="P2295" style:parent-style-name="PlainText" style:family="paragraph">
      <style:text-properties style:font-name="Courier New" style:font-name-complex="Courier New"/>
    </style:style>
    <style:style style:name="P2296" style:parent-style-name="PlainText" style:family="paragraph">
      <style:text-properties style:font-name="Courier New" style:font-name-complex="Courier New"/>
    </style:style>
    <style:style style:name="P2297" style:parent-style-name="PlainText" style:family="paragraph">
      <style:text-properties style:font-name="Courier New" style:font-name-complex="Courier New"/>
    </style:style>
    <style:style style:name="P2298" style:parent-style-name="PlainText" style:family="paragraph">
      <style:text-properties style:font-name="Courier New" style:font-name-complex="Courier New"/>
    </style:style>
    <style:style style:name="P2299" style:parent-style-name="PlainText" style:family="paragraph">
      <style:text-properties style:font-name="Courier New" style:font-name-complex="Courier New"/>
    </style:style>
    <style:style style:name="P2300" style:parent-style-name="PlainText" style:family="paragraph">
      <style:text-properties style:font-name="Courier New" style:font-name-complex="Courier New"/>
    </style:style>
    <style:style style:name="P2301" style:parent-style-name="PlainText" style:family="paragraph">
      <style:text-properties style:font-name="Courier New" style:font-name-complex="Courier New"/>
    </style:style>
    <style:style style:name="P2302" style:parent-style-name="PlainText" style:family="paragraph">
      <style:text-properties style:font-name="Courier New" style:font-name-complex="Courier New"/>
    </style:style>
    <style:style style:name="P2303" style:parent-style-name="PlainText" style:family="paragraph">
      <style:text-properties style:font-name="Courier New" style:font-name-complex="Courier New"/>
    </style:style>
    <style:style style:name="P2304" style:parent-style-name="PlainText" style:family="paragraph">
      <style:text-properties style:font-name="Courier New" style:font-name-complex="Courier New"/>
    </style:style>
    <style:style style:name="P2305" style:parent-style-name="PlainText" style:family="paragraph">
      <style:text-properties style:font-name="Courier New" style:font-name-complex="Courier New"/>
    </style:style>
    <style:style style:name="P2306" style:parent-style-name="PlainText" style:family="paragraph">
      <style:text-properties style:font-name="Courier New" style:font-name-complex="Courier New"/>
    </style:style>
    <style:style style:name="P2307" style:parent-style-name="PlainText" style:family="paragraph">
      <style:text-properties style:font-name="Courier New" style:font-name-complex="Courier New"/>
    </style:style>
    <style:style style:name="P2308" style:parent-style-name="PlainText" style:family="paragraph">
      <style:text-properties style:font-name="Courier New" style:font-name-complex="Courier New"/>
    </style:style>
    <style:style style:name="P2309" style:parent-style-name="PlainText" style:family="paragraph">
      <style:text-properties style:font-name="Courier New" style:font-name-complex="Courier New"/>
    </style:style>
    <style:style style:name="P2310" style:parent-style-name="PlainText" style:family="paragraph">
      <style:text-properties style:font-name="Courier New" style:font-name-complex="Courier New"/>
    </style:style>
    <style:style style:name="P2311" style:parent-style-name="PlainText" style:family="paragraph">
      <style:text-properties style:font-name="Courier New" style:font-name-complex="Courier New"/>
    </style:style>
    <style:style style:name="P2312" style:parent-style-name="PlainText" style:family="paragraph">
      <style:text-properties style:font-name="Courier New" style:font-name-complex="Courier New"/>
    </style:style>
    <style:style style:name="P2313" style:parent-style-name="PlainText" style:family="paragraph">
      <style:text-properties style:font-name="Courier New" style:font-name-complex="Courier New"/>
    </style:style>
    <style:style style:name="P2314" style:parent-style-name="PlainText" style:family="paragraph">
      <style:text-properties style:font-name="Courier New" style:font-name-complex="Courier New"/>
    </style:style>
    <style:style style:name="P2315" style:parent-style-name="PlainText" style:family="paragraph">
      <style:text-properties style:font-name="Courier New" style:font-name-complex="Courier New"/>
    </style:style>
    <style:style style:name="P2316" style:parent-style-name="PlainText" style:family="paragraph">
      <style:text-properties style:font-name="Courier New" style:font-name-complex="Courier New"/>
    </style:style>
    <style:style style:name="P2317" style:parent-style-name="PlainText" style:family="paragraph">
      <style:text-properties style:font-name="Courier New" style:font-name-complex="Courier New"/>
    </style:style>
    <style:style style:name="P2318" style:parent-style-name="PlainText" style:family="paragraph">
      <style:text-properties style:font-name="Courier New" style:font-name-complex="Courier New"/>
    </style:style>
    <style:style style:name="P2319" style:parent-style-name="PlainText" style:family="paragraph">
      <style:text-properties style:font-name="Courier New" style:font-name-complex="Courier New"/>
    </style:style>
    <style:style style:name="P2320" style:parent-style-name="PlainText" style:family="paragraph">
      <style:text-properties style:font-name="Courier New" style:font-name-complex="Courier New"/>
    </style:style>
    <style:style style:name="P2321" style:parent-style-name="PlainText" style:family="paragraph">
      <style:text-properties style:font-name="Courier New" style:font-name-complex="Courier New"/>
    </style:style>
    <style:style style:name="P2322" style:parent-style-name="PlainText" style:family="paragraph">
      <style:text-properties style:font-name="Courier New" style:font-name-complex="Courier New"/>
    </style:style>
    <style:style style:name="P2323" style:parent-style-name="PlainText" style:family="paragraph">
      <style:text-properties style:font-name="Courier New" style:font-name-complex="Courier New"/>
    </style:style>
    <style:style style:name="P2324" style:parent-style-name="PlainText" style:family="paragraph">
      <style:text-properties style:font-name="Courier New" style:font-name-complex="Courier New"/>
    </style:style>
    <style:style style:name="P2325" style:parent-style-name="PlainText" style:family="paragraph">
      <style:text-properties style:font-name="Courier New" style:font-name-complex="Courier New"/>
    </style:style>
    <style:style style:name="P2326" style:parent-style-name="PlainText" style:family="paragraph">
      <style:text-properties style:font-name="Courier New" style:font-name-complex="Courier New"/>
    </style:style>
    <style:style style:name="P2327" style:parent-style-name="PlainText" style:family="paragraph">
      <style:text-properties style:font-name="Courier New" style:font-name-complex="Courier New"/>
    </style:style>
    <style:style style:name="P2328" style:parent-style-name="PlainText" style:family="paragraph">
      <style:text-properties style:font-name="Courier New" style:font-name-complex="Courier New"/>
    </style:style>
    <style:style style:name="P2329" style:parent-style-name="PlainText" style:family="paragraph">
      <style:text-properties style:font-name="Courier New" style:font-name-complex="Courier New"/>
    </style:style>
    <style:style style:name="P2330" style:parent-style-name="PlainText" style:family="paragraph">
      <style:text-properties style:font-name="Courier New" style:font-name-complex="Courier New"/>
    </style:style>
    <style:style style:name="P2331" style:parent-style-name="PlainText" style:family="paragraph">
      <style:text-properties style:font-name="Courier New" style:font-name-complex="Courier New"/>
    </style:style>
    <style:style style:name="P2332" style:parent-style-name="PlainText" style:family="paragraph">
      <style:text-properties style:font-name="Courier New" style:font-name-complex="Courier New"/>
    </style:style>
    <style:style style:name="P2333" style:parent-style-name="PlainText" style:family="paragraph">
      <style:text-properties style:font-name="Courier New" style:font-name-complex="Courier New"/>
    </style:style>
    <style:style style:name="P2334" style:parent-style-name="PlainText" style:family="paragraph">
      <style:text-properties style:font-name="Courier New" style:font-name-complex="Courier New"/>
    </style:style>
    <style:style style:name="P2335" style:parent-style-name="PlainText" style:family="paragraph">
      <style:text-properties style:font-name="Courier New" style:font-name-complex="Courier New"/>
    </style:style>
    <style:style style:name="P2336" style:parent-style-name="PlainText" style:family="paragraph">
      <style:text-properties style:font-name="Courier New" style:font-name-complex="Courier New"/>
    </style:style>
    <style:style style:name="P2337" style:parent-style-name="PlainText" style:family="paragraph">
      <style:text-properties style:font-name="Courier New" style:font-name-complex="Courier New"/>
    </style:style>
    <style:style style:name="P2338" style:parent-style-name="PlainText" style:family="paragraph">
      <style:text-properties style:font-name="Courier New" style:font-name-complex="Courier New"/>
    </style:style>
    <style:style style:name="P2339" style:parent-style-name="PlainText" style:family="paragraph">
      <style:text-properties style:font-name="Courier New" style:font-name-complex="Courier New"/>
    </style:style>
    <style:style style:name="P2340" style:parent-style-name="PlainText" style:family="paragraph">
      <style:text-properties style:font-name="Courier New" style:font-name-complex="Courier New"/>
    </style:style>
    <style:style style:name="P2341" style:parent-style-name="PlainText" style:family="paragraph">
      <style:text-properties style:font-name="Courier New" style:font-name-complex="Courier New"/>
    </style:style>
    <style:style style:name="P2342" style:parent-style-name="PlainText" style:family="paragraph">
      <style:text-properties style:font-name="Courier New" style:font-name-complex="Courier New"/>
    </style:style>
    <style:style style:name="P2343" style:parent-style-name="PlainText" style:family="paragraph">
      <style:text-properties style:font-name="Courier New" style:font-name-complex="Courier New"/>
    </style:style>
    <style:style style:name="P2344" style:parent-style-name="PlainText" style:family="paragraph">
      <style:text-properties style:font-name="Courier New" style:font-name-complex="Courier New"/>
    </style:style>
    <style:style style:name="P2345" style:parent-style-name="PlainText" style:family="paragraph">
      <style:text-properties style:font-name="Courier New" style:font-name-complex="Courier New"/>
    </style:style>
    <style:style style:name="P2346" style:parent-style-name="PlainText" style:family="paragraph">
      <style:text-properties style:font-name="Courier New" style:font-name-complex="Courier New"/>
    </style:style>
    <style:style style:name="P2347" style:parent-style-name="PlainText" style:family="paragraph">
      <style:text-properties style:font-name="Courier New" style:font-name-complex="Courier New"/>
    </style:style>
    <style:style style:name="P2348" style:parent-style-name="PlainText" style:family="paragraph">
      <style:text-properties style:font-name="Courier New" style:font-name-complex="Courier New"/>
    </style:style>
    <style:style style:name="P2349" style:parent-style-name="PlainText" style:family="paragraph">
      <style:text-properties style:font-name="Courier New" style:font-name-complex="Courier New"/>
    </style:style>
    <style:style style:name="P2350" style:parent-style-name="PlainText" style:family="paragraph">
      <style:text-properties style:font-name="Courier New" style:font-name-complex="Courier New"/>
    </style:style>
    <style:style style:name="P2351" style:parent-style-name="PlainText" style:family="paragraph">
      <style:text-properties style:font-name="Courier New" style:font-name-complex="Courier New"/>
    </style:style>
    <style:style style:name="P2352" style:parent-style-name="PlainText" style:family="paragraph">
      <style:text-properties style:font-name="Courier New" style:font-name-complex="Courier New"/>
    </style:style>
    <style:style style:name="P2353" style:parent-style-name="PlainText" style:family="paragraph">
      <style:text-properties style:font-name="Courier New" style:font-name-complex="Courier New"/>
    </style:style>
    <style:style style:name="P2354" style:parent-style-name="PlainText" style:family="paragraph">
      <style:text-properties style:font-name="Courier New" style:font-name-complex="Courier New"/>
    </style:style>
    <style:style style:name="P2355" style:parent-style-name="PlainText" style:family="paragraph">
      <style:text-properties style:font-name="Courier New" style:font-name-complex="Courier New"/>
    </style:style>
    <style:style style:name="P2356" style:parent-style-name="PlainText" style:family="paragraph">
      <style:text-properties style:font-name="Courier New" style:font-name-complex="Courier New"/>
    </style:style>
    <style:style style:name="P2357" style:parent-style-name="PlainText" style:family="paragraph">
      <style:text-properties style:font-name="Courier New" style:font-name-complex="Courier New"/>
    </style:style>
    <style:style style:name="P2358" style:parent-style-name="PlainText" style:family="paragraph">
      <style:text-properties style:font-name="Courier New" style:font-name-complex="Courier New"/>
    </style:style>
    <style:style style:name="P2359" style:parent-style-name="PlainText" style:family="paragraph">
      <style:text-properties style:font-name="Courier New" style:font-name-complex="Courier New"/>
    </style:style>
    <style:style style:name="P2360" style:parent-style-name="PlainText" style:family="paragraph">
      <style:text-properties style:font-name="Courier New" style:font-name-complex="Courier New"/>
    </style:style>
    <style:style style:name="P2361" style:parent-style-name="PlainText" style:family="paragraph">
      <style:text-properties style:font-name="Courier New" style:font-name-complex="Courier New"/>
    </style:style>
    <style:style style:name="P2362" style:parent-style-name="PlainText" style:family="paragraph">
      <style:text-properties style:font-name="Courier New" style:font-name-complex="Courier New"/>
    </style:style>
    <style:style style:name="P2363" style:parent-style-name="PlainText" style:family="paragraph">
      <style:text-properties style:font-name="Courier New" style:font-name-complex="Courier New"/>
    </style:style>
    <style:style style:name="P2364" style:parent-style-name="PlainText" style:family="paragraph">
      <style:text-properties style:font-name="Courier New" style:font-name-complex="Courier New"/>
    </style:style>
    <style:style style:name="P2365" style:parent-style-name="PlainText" style:family="paragraph">
      <style:text-properties style:font-name="Courier New" style:font-name-complex="Courier New"/>
    </style:style>
    <style:style style:name="P2366" style:parent-style-name="PlainText" style:family="paragraph">
      <style:text-properties style:font-name="Courier New" style:font-name-complex="Courier New"/>
    </style:style>
    <style:style style:name="P2367" style:parent-style-name="PlainText" style:family="paragraph">
      <style:text-properties style:font-name="Courier New" style:font-name-complex="Courier New"/>
    </style:style>
    <style:style style:name="P2368" style:parent-style-name="PlainText" style:family="paragraph">
      <style:text-properties style:font-name="Courier New" style:font-name-complex="Courier New"/>
    </style:style>
    <style:style style:name="P2369" style:parent-style-name="PlainText" style:family="paragraph">
      <style:text-properties style:font-name="Courier New" style:font-name-complex="Courier New"/>
    </style:style>
    <style:style style:name="P2370" style:parent-style-name="PlainText" style:family="paragraph">
      <style:text-properties style:font-name="Courier New" style:font-name-complex="Courier New"/>
    </style:style>
    <style:style style:name="P2371" style:parent-style-name="PlainText" style:family="paragraph">
      <style:text-properties style:font-name="Courier New" style:font-name-complex="Courier New"/>
    </style:style>
    <style:style style:name="P2372" style:parent-style-name="PlainText" style:family="paragraph">
      <style:text-properties style:font-name="Courier New" style:font-name-complex="Courier New"/>
    </style:style>
    <style:style style:name="P2373" style:parent-style-name="PlainText" style:family="paragraph">
      <style:text-properties style:font-name="Courier New" style:font-name-complex="Courier New"/>
    </style:style>
    <style:style style:name="P2374" style:parent-style-name="PlainText" style:family="paragraph">
      <style:text-properties style:font-name="Courier New" style:font-name-complex="Courier New"/>
    </style:style>
    <style:style style:name="P2375" style:parent-style-name="PlainText" style:family="paragraph">
      <style:text-properties style:font-name="Courier New" style:font-name-complex="Courier New"/>
    </style:style>
    <style:style style:name="P2376" style:parent-style-name="PlainText" style:family="paragraph">
      <style:text-properties style:font-name="Courier New" style:font-name-complex="Courier New"/>
    </style:style>
    <style:style style:name="P2377" style:parent-style-name="PlainText" style:family="paragraph">
      <style:text-properties style:font-name="Courier New" style:font-name-complex="Courier New"/>
    </style:style>
    <style:style style:name="P2378" style:parent-style-name="PlainText" style:family="paragraph">
      <style:text-properties style:font-name="Courier New" style:font-name-complex="Courier New"/>
    </style:style>
    <style:style style:name="P2379" style:parent-style-name="PlainText" style:family="paragraph">
      <style:text-properties style:font-name="Courier New" style:font-name-complex="Courier New"/>
    </style:style>
    <style:style style:name="P2380" style:parent-style-name="PlainText" style:family="paragraph">
      <style:text-properties style:font-name="Courier New" style:font-name-complex="Courier New"/>
    </style:style>
    <style:style style:name="P2381" style:parent-style-name="PlainText" style:family="paragraph">
      <style:text-properties style:font-name="Courier New" style:font-name-complex="Courier New"/>
    </style:style>
    <style:style style:name="P2382" style:parent-style-name="PlainText" style:family="paragraph">
      <style:text-properties style:font-name="Courier New" style:font-name-complex="Courier New"/>
    </style:style>
    <style:style style:name="P2383" style:parent-style-name="PlainText" style:family="paragraph">
      <style:text-properties style:font-name="Courier New" style:font-name-complex="Courier New"/>
    </style:style>
    <style:style style:name="P2384" style:parent-style-name="PlainText" style:family="paragraph">
      <style:text-properties style:font-name="Courier New" style:font-name-complex="Courier New"/>
    </style:style>
    <style:style style:name="P2385" style:parent-style-name="PlainText" style:family="paragraph">
      <style:text-properties style:font-name="Courier New" style:font-name-complex="Courier New"/>
    </style:style>
    <style:style style:name="P2386" style:parent-style-name="PlainText" style:family="paragraph">
      <style:text-properties style:font-name="Courier New" style:font-name-complex="Courier New"/>
    </style:style>
    <style:style style:name="P2387" style:parent-style-name="PlainText" style:family="paragraph">
      <style:text-properties style:font-name="Courier New" style:font-name-complex="Courier New"/>
    </style:style>
    <style:style style:name="P2388" style:parent-style-name="PlainText" style:family="paragraph">
      <style:text-properties style:font-name="Courier New" style:font-name-complex="Courier New"/>
    </style:style>
    <style:style style:name="P2389" style:parent-style-name="PlainText" style:family="paragraph">
      <style:text-properties style:font-name="Courier New" style:font-name-complex="Courier New"/>
    </style:style>
    <style:style style:name="P2390" style:parent-style-name="PlainText" style:family="paragraph">
      <style:text-properties style:font-name="Courier New" style:font-name-complex="Courier New"/>
    </style:style>
    <style:style style:name="P2391" style:parent-style-name="PlainText" style:family="paragraph">
      <style:text-properties style:font-name="Courier New" style:font-name-complex="Courier New"/>
    </style:style>
    <style:style style:name="P2392" style:parent-style-name="PlainText" style:family="paragraph">
      <style:text-properties style:font-name="Courier New" style:font-name-complex="Courier New"/>
    </style:style>
    <style:style style:name="P2393" style:parent-style-name="PlainText" style:family="paragraph">
      <style:text-properties style:font-name="Courier New" style:font-name-complex="Courier New"/>
    </style:style>
    <style:style style:name="P2394" style:parent-style-name="PlainText" style:family="paragraph">
      <style:text-properties style:font-name="Courier New" style:font-name-complex="Courier New"/>
    </style:style>
    <style:style style:name="P2395" style:parent-style-name="PlainText" style:family="paragraph">
      <style:text-properties style:font-name="Courier New" style:font-name-complex="Courier New"/>
    </style:style>
    <style:style style:name="P2396" style:parent-style-name="PlainText" style:family="paragraph">
      <style:text-properties style:font-name="Courier New" style:font-name-complex="Courier New"/>
    </style:style>
    <style:style style:name="P2397" style:parent-style-name="PlainText" style:family="paragraph">
      <style:text-properties style:font-name="Courier New" style:font-name-complex="Courier New"/>
    </style:style>
    <style:style style:name="P2398" style:parent-style-name="PlainText" style:family="paragraph">
      <style:text-properties style:font-name="Courier New" style:font-name-complex="Courier New"/>
    </style:style>
    <style:style style:name="P2399" style:parent-style-name="PlainText" style:family="paragraph">
      <style:text-properties style:font-name="Courier New" style:font-name-complex="Courier New"/>
    </style:style>
    <style:style style:name="P2400" style:parent-style-name="PlainText" style:family="paragraph">
      <style:text-properties style:font-name="Courier New" style:font-name-complex="Courier New"/>
    </style:style>
    <style:style style:name="P2401" style:parent-style-name="PlainText" style:family="paragraph">
      <style:text-properties style:font-name="Courier New" style:font-name-complex="Courier New"/>
    </style:style>
    <style:style style:name="P2402" style:parent-style-name="PlainText" style:family="paragraph">
      <style:text-properties style:font-name="Courier New" style:font-name-complex="Courier New"/>
    </style:style>
    <style:style style:name="P2403" style:parent-style-name="PlainText" style:family="paragraph">
      <style:text-properties style:font-name="Courier New" style:font-name-complex="Courier New"/>
    </style:style>
    <style:style style:name="P2404" style:parent-style-name="PlainText" style:family="paragraph">
      <style:text-properties style:font-name="Courier New" style:font-name-complex="Courier New"/>
    </style:style>
    <style:style style:name="P2405" style:parent-style-name="PlainText" style:family="paragraph">
      <style:text-properties style:font-name="Courier New" style:font-name-complex="Courier New"/>
    </style:style>
    <style:style style:name="P2406" style:parent-style-name="PlainText" style:family="paragraph">
      <style:text-properties style:font-name="Courier New" style:font-name-complex="Courier New"/>
    </style:style>
    <style:style style:name="P2407" style:parent-style-name="PlainText" style:family="paragraph">
      <style:text-properties style:font-name="Courier New" style:font-name-complex="Courier New"/>
    </style:style>
    <style:style style:name="P2408" style:parent-style-name="PlainText" style:family="paragraph">
      <style:text-properties style:font-name="Courier New" style:font-name-complex="Courier New"/>
    </style:style>
    <style:style style:name="P2409" style:parent-style-name="PlainText" style:family="paragraph">
      <style:text-properties style:font-name="Courier New" style:font-name-complex="Courier New"/>
    </style:style>
    <style:style style:name="P2410" style:parent-style-name="PlainText" style:family="paragraph">
      <style:text-properties style:font-name="Courier New" style:font-name-complex="Courier New"/>
    </style:style>
    <style:style style:name="P2411" style:parent-style-name="PlainText" style:family="paragraph">
      <style:text-properties style:font-name="Courier New" style:font-name-complex="Courier New"/>
    </style:style>
    <style:style style:name="P2412" style:parent-style-name="PlainText" style:family="paragraph">
      <style:text-properties style:font-name="Courier New" style:font-name-complex="Courier New"/>
    </style:style>
    <style:style style:name="P2413" style:parent-style-name="PlainText" style:family="paragraph">
      <style:text-properties style:font-name="Courier New" style:font-name-complex="Courier New"/>
    </style:style>
    <style:style style:name="P2414" style:parent-style-name="PlainText" style:family="paragraph">
      <style:text-properties style:font-name="Courier New" style:font-name-complex="Courier New"/>
    </style:style>
    <style:style style:name="P2415" style:parent-style-name="PlainText" style:family="paragraph">
      <style:text-properties style:font-name="Courier New" style:font-name-complex="Courier New"/>
    </style:style>
    <style:style style:name="P2416" style:parent-style-name="PlainText" style:family="paragraph">
      <style:text-properties style:font-name="Courier New" style:font-name-complex="Courier New"/>
    </style:style>
    <style:style style:name="P2417" style:parent-style-name="PlainText" style:family="paragraph">
      <style:text-properties style:font-name="Courier New" style:font-name-complex="Courier New"/>
    </style:style>
    <style:style style:name="P2418" style:parent-style-name="PlainText" style:family="paragraph">
      <style:text-properties style:font-name="Courier New" style:font-name-complex="Courier New"/>
    </style:style>
    <style:style style:name="P2419" style:parent-style-name="PlainText" style:family="paragraph">
      <style:text-properties style:font-name="Courier New" style:font-name-complex="Courier New"/>
    </style:style>
    <style:style style:name="P2420" style:parent-style-name="PlainText" style:family="paragraph">
      <style:text-properties style:font-name="Courier New" style:font-name-complex="Courier New"/>
    </style:style>
    <style:style style:name="P2421" style:parent-style-name="PlainText" style:family="paragraph">
      <style:text-properties style:font-name="Courier New" style:font-name-complex="Courier New"/>
    </style:style>
    <style:style style:name="P2422" style:parent-style-name="PlainText" style:family="paragraph">
      <style:text-properties style:font-name="Courier New" style:font-name-complex="Courier New"/>
    </style:style>
    <style:style style:name="P2423" style:parent-style-name="PlainText" style:family="paragraph">
      <style:text-properties style:font-name="Courier New" style:font-name-complex="Courier New"/>
    </style:style>
    <style:style style:name="P2424" style:parent-style-name="PlainText" style:family="paragraph">
      <style:text-properties style:font-name="Courier New" style:font-name-complex="Courier New"/>
    </style:style>
    <style:style style:name="P2425" style:parent-style-name="PlainText" style:family="paragraph">
      <style:text-properties style:font-name="Courier New" style:font-name-complex="Courier New"/>
    </style:style>
    <style:style style:name="P2426" style:parent-style-name="PlainText" style:family="paragraph">
      <style:text-properties style:font-name="Courier New" style:font-name-complex="Courier New"/>
    </style:style>
    <style:style style:name="P2427" style:parent-style-name="PlainText" style:family="paragraph">
      <style:text-properties style:font-name="Courier New" style:font-name-complex="Courier New"/>
    </style:style>
    <style:style style:name="P2428" style:parent-style-name="PlainText" style:family="paragraph">
      <style:text-properties style:font-name="Courier New" style:font-name-complex="Courier New"/>
    </style:style>
    <style:style style:name="P2429" style:parent-style-name="PlainText" style:family="paragraph">
      <style:text-properties style:font-name="Courier New" style:font-name-complex="Courier New"/>
    </style:style>
    <style:style style:name="P2430" style:parent-style-name="PlainText" style:family="paragraph">
      <style:text-properties style:font-name="Courier New" style:font-name-complex="Courier New"/>
    </style:style>
    <style:style style:name="P2431" style:parent-style-name="PlainText" style:family="paragraph">
      <style:text-properties style:font-name="Courier New" style:font-name-complex="Courier New"/>
    </style:style>
    <style:style style:name="P2432" style:parent-style-name="PlainText" style:family="paragraph">
      <style:text-properties style:font-name="Courier New" style:font-name-complex="Courier New"/>
    </style:style>
    <style:style style:name="P2433" style:parent-style-name="PlainText" style:family="paragraph">
      <style:text-properties style:font-name="Courier New" style:font-name-complex="Courier New"/>
    </style:style>
    <style:style style:name="P2434" style:parent-style-name="PlainText" style:family="paragraph">
      <style:text-properties style:font-name="Courier New" style:font-name-complex="Courier New"/>
    </style:style>
    <style:style style:name="P2435" style:parent-style-name="PlainText" style:family="paragraph">
      <style:text-properties style:font-name="Courier New" style:font-name-complex="Courier New"/>
    </style:style>
    <style:style style:name="P2436" style:parent-style-name="PlainText" style:family="paragraph">
      <style:text-properties style:font-name="Courier New" style:font-name-complex="Courier New"/>
    </style:style>
    <style:style style:name="P2437" style:parent-style-name="PlainText" style:family="paragraph">
      <style:text-properties style:font-name="Courier New" style:font-name-complex="Courier New"/>
    </style:style>
    <style:style style:name="P2438" style:parent-style-name="PlainText" style:family="paragraph">
      <style:text-properties style:font-name="Courier New" style:font-name-complex="Courier New"/>
    </style:style>
    <style:style style:name="P2439" style:parent-style-name="PlainText" style:family="paragraph">
      <style:text-properties style:font-name="Courier New" style:font-name-complex="Courier New"/>
    </style:style>
    <style:style style:name="P2440" style:parent-style-name="PlainText" style:family="paragraph">
      <style:text-properties style:font-name="Courier New" style:font-name-complex="Courier New"/>
    </style:style>
    <style:style style:name="P2441" style:parent-style-name="PlainText" style:family="paragraph">
      <style:text-properties style:font-name="Courier New" style:font-name-complex="Courier New"/>
    </style:style>
    <style:style style:name="P2442" style:parent-style-name="PlainText" style:family="paragraph">
      <style:text-properties style:font-name="Courier New" style:font-name-complex="Courier New"/>
    </style:style>
    <style:style style:name="P2443" style:parent-style-name="PlainText" style:family="paragraph">
      <style:text-properties style:font-name="Courier New" style:font-name-complex="Courier New"/>
    </style:style>
    <style:style style:name="P2444" style:parent-style-name="PlainText" style:family="paragraph">
      <style:text-properties style:font-name="Courier New" style:font-name-complex="Courier New"/>
    </style:style>
    <style:style style:name="P2445" style:parent-style-name="PlainText" style:family="paragraph">
      <style:text-properties style:font-name="Courier New" style:font-name-complex="Courier New"/>
    </style:style>
    <style:style style:name="P2446" style:parent-style-name="PlainText" style:family="paragraph">
      <style:text-properties style:font-name="Courier New" style:font-name-complex="Courier New"/>
    </style:style>
    <style:style style:name="P2447" style:parent-style-name="PlainText" style:family="paragraph">
      <style:text-properties style:font-name="Courier New" style:font-name-complex="Courier New"/>
    </style:style>
    <style:style style:name="P2448" style:parent-style-name="PlainText" style:family="paragraph">
      <style:text-properties style:font-name="Courier New" style:font-name-complex="Courier New"/>
    </style:style>
    <style:style style:name="P2449" style:parent-style-name="PlainText" style:family="paragraph">
      <style:text-properties style:font-name="Courier New" style:font-name-complex="Courier New"/>
    </style:style>
    <style:style style:name="P2450" style:parent-style-name="PlainText" style:family="paragraph">
      <style:text-properties style:font-name="Courier New" style:font-name-complex="Courier New"/>
    </style:style>
    <style:style style:name="P2451" style:parent-style-name="PlainText" style:family="paragraph">
      <style:text-properties style:font-name="Courier New" style:font-name-complex="Courier New"/>
    </style:style>
    <style:style style:name="P2452" style:parent-style-name="PlainText" style:family="paragraph">
      <style:text-properties style:font-name="Courier New" style:font-name-complex="Courier New"/>
    </style:style>
    <style:style style:name="P2453" style:parent-style-name="PlainText" style:family="paragraph">
      <style:text-properties style:font-name="Courier New" style:font-name-complex="Courier New"/>
    </style:style>
    <style:style style:name="P2454" style:parent-style-name="PlainText" style:family="paragraph">
      <style:text-properties style:font-name="Courier New" style:font-name-complex="Courier New"/>
    </style:style>
    <style:style style:name="P2455" style:parent-style-name="PlainText" style:family="paragraph">
      <style:text-properties style:font-name="Courier New" style:font-name-complex="Courier New"/>
    </style:style>
    <style:style style:name="P2456" style:parent-style-name="PlainText" style:family="paragraph">
      <style:text-properties style:font-name="Courier New" style:font-name-complex="Courier New"/>
    </style:style>
    <style:style style:name="P2457" style:parent-style-name="PlainText" style:family="paragraph">
      <style:text-properties style:font-name="Courier New" style:font-name-complex="Courier New"/>
    </style:style>
    <style:style style:name="P2458" style:parent-style-name="PlainText" style:family="paragraph">
      <style:text-properties style:font-name="Courier New" style:font-name-complex="Courier New"/>
    </style:style>
    <style:style style:name="P2459" style:parent-style-name="PlainText" style:family="paragraph">
      <style:text-properties style:font-name="Courier New" style:font-name-complex="Courier New"/>
    </style:style>
    <style:style style:name="P2460" style:parent-style-name="PlainText" style:family="paragraph">
      <style:text-properties style:font-name="Courier New" style:font-name-complex="Courier New"/>
    </style:style>
    <style:style style:name="P2461" style:parent-style-name="PlainText" style:family="paragraph">
      <style:text-properties style:font-name="Courier New" style:font-name-complex="Courier New"/>
    </style:style>
    <style:style style:name="P2462" style:parent-style-name="PlainText" style:family="paragraph">
      <style:text-properties style:font-name="Courier New" style:font-name-complex="Courier New"/>
    </style:style>
    <style:style style:name="P2463" style:parent-style-name="PlainText" style:family="paragraph">
      <style:text-properties style:font-name="Courier New" style:font-name-complex="Courier New"/>
    </style:style>
    <style:style style:name="P2464" style:parent-style-name="PlainText" style:family="paragraph">
      <style:text-properties style:font-name="Courier New" style:font-name-complex="Courier New"/>
    </style:style>
    <style:style style:name="P2465" style:parent-style-name="PlainText" style:family="paragraph">
      <style:text-properties style:font-name="Courier New" style:font-name-complex="Courier New"/>
    </style:style>
    <style:style style:name="P2466" style:parent-style-name="PlainText" style:family="paragraph">
      <style:text-properties style:font-name="Courier New" style:font-name-complex="Courier New"/>
    </style:style>
    <style:style style:name="P2467" style:parent-style-name="PlainText" style:family="paragraph">
      <style:text-properties style:font-name="Courier New" style:font-name-complex="Courier New"/>
    </style:style>
    <style:style style:name="P2468" style:parent-style-name="PlainText" style:family="paragraph">
      <style:text-properties style:font-name="Courier New" style:font-name-complex="Courier New"/>
    </style:style>
    <style:style style:name="P2469" style:parent-style-name="PlainText" style:family="paragraph">
      <style:text-properties style:font-name="Courier New" style:font-name-complex="Courier New"/>
    </style:style>
    <style:style style:name="P2470" style:parent-style-name="PlainText" style:family="paragraph">
      <style:text-properties style:font-name="Courier New" style:font-name-complex="Courier New"/>
    </style:style>
    <style:style style:name="P2471" style:parent-style-name="PlainText" style:family="paragraph">
      <style:text-properties style:font-name="Courier New" style:font-name-complex="Courier New"/>
    </style:style>
    <style:style style:name="P2472" style:parent-style-name="PlainText" style:family="paragraph">
      <style:text-properties style:font-name="Courier New" style:font-name-complex="Courier New"/>
    </style:style>
    <style:style style:name="P2473" style:parent-style-name="PlainText" style:family="paragraph">
      <style:text-properties style:font-name="Courier New" style:font-name-complex="Courier New"/>
    </style:style>
    <style:style style:name="P2474" style:parent-style-name="PlainText" style:family="paragraph">
      <style:text-properties style:font-name="Courier New" style:font-name-complex="Courier New"/>
    </style:style>
    <style:style style:name="P2475" style:parent-style-name="PlainText" style:family="paragraph">
      <style:text-properties style:font-name="Courier New" style:font-name-complex="Courier New"/>
    </style:style>
    <style:style style:name="P2476" style:parent-style-name="PlainText" style:family="paragraph">
      <style:text-properties style:font-name="Courier New" style:font-name-complex="Courier New"/>
    </style:style>
    <style:style style:name="P2477" style:parent-style-name="PlainText" style:family="paragraph">
      <style:text-properties style:font-name="Courier New" style:font-name-complex="Courier New"/>
    </style:style>
    <style:style style:name="P2478" style:parent-style-name="PlainText" style:family="paragraph">
      <style:text-properties style:font-name="Courier New" style:font-name-complex="Courier New"/>
    </style:style>
    <style:style style:name="P2479" style:parent-style-name="PlainText" style:family="paragraph">
      <style:text-properties style:font-name="Courier New" style:font-name-complex="Courier New"/>
    </style:style>
    <style:style style:name="P2480" style:parent-style-name="PlainText" style:family="paragraph">
      <style:text-properties style:font-name="Courier New" style:font-name-complex="Courier New"/>
    </style:style>
    <style:style style:name="P2481" style:parent-style-name="PlainText" style:family="paragraph">
      <style:text-properties style:font-name="Courier New" style:font-name-complex="Courier New"/>
    </style:style>
    <style:style style:name="P2482" style:parent-style-name="PlainText" style:family="paragraph">
      <style:text-properties style:font-name="Courier New" style:font-name-complex="Courier New"/>
    </style:style>
    <style:style style:name="P2483" style:parent-style-name="PlainText" style:family="paragraph">
      <style:text-properties style:font-name="Courier New" style:font-name-complex="Courier New"/>
    </style:style>
    <style:style style:name="P2484" style:parent-style-name="PlainText" style:family="paragraph">
      <style:text-properties style:font-name="Courier New" style:font-name-complex="Courier New"/>
    </style:style>
    <style:style style:name="P2485" style:parent-style-name="PlainText" style:family="paragraph">
      <style:text-properties style:font-name="Courier New" style:font-name-complex="Courier New"/>
    </style:style>
    <style:style style:name="P2486" style:parent-style-name="PlainText" style:family="paragraph">
      <style:text-properties style:font-name="Courier New" style:font-name-complex="Courier New"/>
    </style:style>
    <style:style style:name="P2487" style:parent-style-name="PlainText" style:family="paragraph">
      <style:text-properties style:font-name="Courier New" style:font-name-complex="Courier New"/>
    </style:style>
    <style:style style:name="P2488" style:parent-style-name="PlainText" style:family="paragraph">
      <style:text-properties style:font-name="Courier New" style:font-name-complex="Courier New"/>
    </style:style>
    <style:style style:name="P2489" style:parent-style-name="PlainText" style:family="paragraph">
      <style:text-properties style:font-name="Courier New" style:font-name-complex="Courier New"/>
    </style:style>
    <style:style style:name="P2490" style:parent-style-name="PlainText" style:family="paragraph">
      <style:text-properties style:font-name="Courier New" style:font-name-complex="Courier New"/>
    </style:style>
    <style:style style:name="P2491" style:parent-style-name="PlainText" style:family="paragraph">
      <style:text-properties style:font-name="Courier New" style:font-name-complex="Courier New"/>
    </style:style>
    <style:style style:name="P2492" style:parent-style-name="PlainText" style:family="paragraph">
      <style:text-properties style:font-name="Courier New" style:font-name-complex="Courier New"/>
    </style:style>
    <style:style style:name="P2493" style:parent-style-name="PlainText" style:family="paragraph">
      <style:text-properties style:font-name="Courier New" style:font-name-complex="Courier New"/>
    </style:style>
    <style:style style:name="P2494" style:parent-style-name="PlainText" style:family="paragraph">
      <style:text-properties style:font-name="Courier New" style:font-name-complex="Courier New"/>
    </style:style>
    <style:style style:name="P2495" style:parent-style-name="PlainText" style:family="paragraph">
      <style:text-properties style:font-name="Courier New" style:font-name-complex="Courier New"/>
    </style:style>
    <style:style style:name="P2496" style:parent-style-name="PlainText" style:family="paragraph">
      <style:text-properties style:font-name="Courier New" style:font-name-complex="Courier New"/>
    </style:style>
    <style:style style:name="P2497" style:parent-style-name="PlainText" style:family="paragraph">
      <style:text-properties style:font-name="Courier New" style:font-name-complex="Courier New"/>
    </style:style>
    <style:style style:name="P2498" style:parent-style-name="PlainText" style:family="paragraph">
      <style:text-properties style:font-name="Courier New" style:font-name-complex="Courier New"/>
    </style:style>
    <style:style style:name="P2499" style:parent-style-name="PlainText" style:family="paragraph">
      <style:text-properties style:font-name="Courier New" style:font-name-complex="Courier New"/>
    </style:style>
    <style:style style:name="P2500" style:parent-style-name="PlainText" style:family="paragraph">
      <style:text-properties style:font-name="Courier New" style:font-name-complex="Courier New"/>
    </style:style>
    <style:style style:name="P2501" style:parent-style-name="PlainText" style:family="paragraph">
      <style:text-properties style:font-name="Courier New" style:font-name-complex="Courier New"/>
    </style:style>
    <style:style style:name="P2502" style:parent-style-name="PlainText" style:family="paragraph">
      <style:text-properties style:font-name="Courier New" style:font-name-complex="Courier New"/>
    </style:style>
    <style:style style:name="P2503" style:parent-style-name="PlainText" style:family="paragraph">
      <style:text-properties style:font-name="Courier New" style:font-name-complex="Courier New"/>
    </style:style>
    <style:style style:name="P2504" style:parent-style-name="PlainText" style:family="paragraph">
      <style:text-properties style:font-name="Courier New" style:font-name-complex="Courier New"/>
    </style:style>
    <style:style style:name="P2505" style:parent-style-name="PlainText" style:family="paragraph">
      <style:text-properties style:font-name="Courier New" style:font-name-complex="Courier New"/>
    </style:style>
    <style:style style:name="P2506" style:parent-style-name="PlainText" style:family="paragraph">
      <style:text-properties style:font-name="Courier New" style:font-name-complex="Courier New"/>
    </style:style>
    <style:style style:name="P2507" style:parent-style-name="PlainText" style:family="paragraph">
      <style:text-properties style:font-name="Courier New" style:font-name-complex="Courier New"/>
    </style:style>
    <style:style style:name="P2508" style:parent-style-name="PlainText" style:family="paragraph">
      <style:text-properties style:font-name="Courier New" style:font-name-complex="Courier New"/>
    </style:style>
    <style:style style:name="P2509" style:parent-style-name="PlainText" style:family="paragraph">
      <style:text-properties style:font-name="Courier New" style:font-name-complex="Courier New"/>
    </style:style>
    <style:style style:name="P2510" style:parent-style-name="PlainText" style:family="paragraph">
      <style:text-properties style:font-name="Courier New" style:font-name-complex="Courier New"/>
    </style:style>
    <style:style style:name="P2511" style:parent-style-name="PlainText" style:family="paragraph">
      <style:text-properties style:font-name="Courier New" style:font-name-complex="Courier New"/>
    </style:style>
    <style:style style:name="P2512" style:parent-style-name="PlainText" style:family="paragraph">
      <style:text-properties style:font-name="Courier New" style:font-name-complex="Courier New"/>
    </style:style>
    <style:style style:name="P2513" style:parent-style-name="PlainText" style:family="paragraph">
      <style:text-properties style:font-name="Courier New" style:font-name-complex="Courier New"/>
    </style:style>
    <style:style style:name="P2514" style:parent-style-name="PlainText" style:family="paragraph">
      <style:text-properties style:font-name="Courier New" style:font-name-complex="Courier New"/>
    </style:style>
    <style:style style:name="P2515" style:parent-style-name="PlainText" style:family="paragraph">
      <style:text-properties style:font-name="Courier New" style:font-name-complex="Courier New"/>
    </style:style>
    <style:style style:name="P2516" style:parent-style-name="PlainText" style:family="paragraph">
      <style:text-properties style:font-name="Courier New" style:font-name-complex="Courier New"/>
    </style:style>
    <style:style style:name="P2517" style:parent-style-name="PlainText" style:family="paragraph">
      <style:text-properties style:font-name="Courier New" style:font-name-complex="Courier New"/>
    </style:style>
    <style:style style:name="P2518" style:parent-style-name="PlainText" style:family="paragraph">
      <style:text-properties style:font-name="Courier New" style:font-name-complex="Courier New"/>
    </style:style>
    <style:style style:name="P2519" style:parent-style-name="PlainText" style:family="paragraph">
      <style:text-properties style:font-name="Courier New" style:font-name-complex="Courier New"/>
    </style:style>
    <style:style style:name="P2520" style:parent-style-name="PlainText" style:family="paragraph">
      <style:text-properties style:font-name="Courier New" style:font-name-complex="Courier New"/>
    </style:style>
    <style:style style:name="P2521" style:parent-style-name="PlainText" style:family="paragraph">
      <style:text-properties style:font-name="Courier New" style:font-name-complex="Courier New"/>
    </style:style>
    <style:style style:name="P2522" style:parent-style-name="PlainText" style:family="paragraph">
      <style:text-properties style:font-name="Courier New" style:font-name-complex="Courier New"/>
    </style:style>
    <style:style style:name="P2523" style:parent-style-name="PlainText" style:family="paragraph">
      <style:text-properties style:font-name="Courier New" style:font-name-complex="Courier New"/>
    </style:style>
    <style:style style:name="P2524" style:parent-style-name="PlainText" style:family="paragraph">
      <style:text-properties style:font-name="Courier New" style:font-name-complex="Courier New"/>
    </style:style>
    <style:style style:name="P2525" style:parent-style-name="PlainText" style:family="paragraph">
      <style:text-properties style:font-name="Courier New" style:font-name-complex="Courier New"/>
    </style:style>
    <style:style style:name="P2526" style:parent-style-name="PlainText" style:family="paragraph">
      <style:text-properties style:font-name="Courier New" style:font-name-complex="Courier New"/>
    </style:style>
    <style:style style:name="P2527" style:parent-style-name="PlainText" style:family="paragraph">
      <style:text-properties style:font-name="Courier New" style:font-name-complex="Courier New"/>
    </style:style>
    <style:style style:name="P2528" style:parent-style-name="PlainText" style:family="paragraph">
      <style:text-properties style:font-name="Courier New" style:font-name-complex="Courier New"/>
    </style:style>
    <style:style style:name="P2529" style:parent-style-name="PlainText" style:family="paragraph">
      <style:text-properties style:font-name="Courier New" style:font-name-complex="Courier New"/>
    </style:style>
    <style:style style:name="P2530" style:parent-style-name="PlainText" style:family="paragraph">
      <style:text-properties style:font-name="Courier New" style:font-name-complex="Courier New"/>
    </style:style>
    <style:style style:name="P2531" style:parent-style-name="PlainText" style:family="paragraph">
      <style:text-properties style:font-name="Courier New" style:font-name-complex="Courier New"/>
    </style:style>
    <style:style style:name="P2532" style:parent-style-name="PlainText" style:family="paragraph">
      <style:text-properties style:font-name="Courier New" style:font-name-complex="Courier New"/>
    </style:style>
    <style:style style:name="P2533" style:parent-style-name="PlainText" style:family="paragraph">
      <style:text-properties style:font-name="Courier New" style:font-name-complex="Courier New"/>
    </style:style>
    <style:style style:name="P2534" style:parent-style-name="PlainText" style:family="paragraph">
      <style:text-properties style:font-name="Courier New" style:font-name-complex="Courier New"/>
    </style:style>
    <style:style style:name="P2535" style:parent-style-name="PlainText" style:family="paragraph">
      <style:text-properties style:font-name="Courier New" style:font-name-complex="Courier New"/>
    </style:style>
    <style:style style:name="P2536" style:parent-style-name="PlainText" style:family="paragraph">
      <style:text-properties style:font-name="Courier New" style:font-name-complex="Courier New"/>
    </style:style>
    <style:style style:name="P2537" style:parent-style-name="PlainText" style:family="paragraph">
      <style:text-properties style:font-name="Courier New" style:font-name-complex="Courier New"/>
    </style:style>
    <style:style style:name="P2538" style:parent-style-name="PlainText" style:family="paragraph">
      <style:text-properties style:font-name="Courier New" style:font-name-complex="Courier New"/>
    </style:style>
    <style:style style:name="P2539" style:parent-style-name="PlainText" style:family="paragraph">
      <style:text-properties style:font-name="Courier New" style:font-name-complex="Courier New"/>
    </style:style>
    <style:style style:name="P2540" style:parent-style-name="PlainText" style:family="paragraph">
      <style:text-properties style:font-name="Courier New" style:font-name-complex="Courier New"/>
    </style:style>
    <style:style style:name="P2541" style:parent-style-name="PlainText" style:family="paragraph">
      <style:text-properties style:font-name="Courier New" style:font-name-complex="Courier New"/>
    </style:style>
    <style:style style:name="P2542" style:parent-style-name="PlainText" style:family="paragraph">
      <style:text-properties style:font-name="Courier New" style:font-name-complex="Courier New"/>
    </style:style>
    <style:style style:name="P2543" style:parent-style-name="PlainText" style:family="paragraph">
      <style:text-properties style:font-name="Courier New" style:font-name-complex="Courier New"/>
    </style:style>
    <style:style style:name="P2544" style:parent-style-name="PlainText" style:family="paragraph">
      <style:text-properties style:font-name="Courier New" style:font-name-complex="Courier New"/>
    </style:style>
    <style:style style:name="P2545" style:parent-style-name="PlainText" style:family="paragraph">
      <style:text-properties style:font-name="Courier New" style:font-name-complex="Courier New"/>
    </style:style>
    <style:style style:name="P2546" style:parent-style-name="PlainText" style:family="paragraph">
      <style:text-properties style:font-name="Courier New" style:font-name-complex="Courier New"/>
    </style:style>
    <style:style style:name="P2547" style:parent-style-name="PlainText" style:family="paragraph">
      <style:text-properties style:font-name="Courier New" style:font-name-complex="Courier New"/>
    </style:style>
    <style:style style:name="P2548" style:parent-style-name="PlainText" style:family="paragraph">
      <style:text-properties style:font-name="Courier New" style:font-name-complex="Courier New"/>
    </style:style>
    <style:style style:name="P2549" style:parent-style-name="PlainText" style:family="paragraph">
      <style:text-properties style:font-name="Courier New" style:font-name-complex="Courier New"/>
    </style:style>
    <style:style style:name="P2550" style:parent-style-name="PlainText" style:family="paragraph">
      <style:text-properties style:font-name="Courier New" style:font-name-complex="Courier New"/>
    </style:style>
    <style:style style:name="P2551" style:parent-style-name="PlainText" style:family="paragraph">
      <style:text-properties style:font-name="Courier New" style:font-name-complex="Courier New"/>
    </style:style>
    <style:style style:name="P2552" style:parent-style-name="PlainText" style:family="paragraph">
      <style:text-properties style:font-name="Courier New" style:font-name-complex="Courier New"/>
    </style:style>
    <style:style style:name="P2553" style:parent-style-name="PlainText" style:family="paragraph">
      <style:text-properties style:font-name="Courier New" style:font-name-complex="Courier New"/>
    </style:style>
    <style:style style:name="P2554" style:parent-style-name="PlainText" style:family="paragraph">
      <style:text-properties style:font-name="Courier New" style:font-name-complex="Courier New"/>
    </style:style>
    <style:style style:name="P2555" style:parent-style-name="PlainText" style:family="paragraph">
      <style:text-properties style:font-name="Courier New" style:font-name-complex="Courier New"/>
    </style:style>
    <style:style style:name="P2556" style:parent-style-name="PlainText" style:family="paragraph">
      <style:text-properties style:font-name="Courier New" style:font-name-complex="Courier New"/>
    </style:style>
    <style:style style:name="P2557" style:parent-style-name="PlainText" style:family="paragraph">
      <style:text-properties style:font-name="Courier New" style:font-name-complex="Courier New"/>
    </style:style>
    <style:style style:name="P2558" style:parent-style-name="PlainText" style:family="paragraph">
      <style:text-properties style:font-name="Courier New" style:font-name-complex="Courier New"/>
    </style:style>
    <style:style style:name="P2559" style:parent-style-name="PlainText" style:family="paragraph">
      <style:text-properties style:font-name="Courier New" style:font-name-complex="Courier New"/>
    </style:style>
    <style:style style:name="P2560" style:parent-style-name="PlainText" style:family="paragraph">
      <style:text-properties style:font-name="Courier New" style:font-name-complex="Courier New"/>
    </style:style>
    <style:style style:name="P2561" style:parent-style-name="PlainText" style:family="paragraph">
      <style:text-properties style:font-name="Courier New" style:font-name-complex="Courier New"/>
    </style:style>
    <style:style style:name="P2562" style:parent-style-name="PlainText" style:family="paragraph">
      <style:text-properties style:font-name="Courier New" style:font-name-complex="Courier New"/>
    </style:style>
    <style:style style:name="P2563" style:parent-style-name="PlainText" style:family="paragraph">
      <style:text-properties style:font-name="Courier New" style:font-name-complex="Courier New"/>
    </style:style>
    <style:style style:name="P2564" style:parent-style-name="PlainText" style:family="paragraph">
      <style:text-properties style:font-name="Courier New" style:font-name-complex="Courier New"/>
    </style:style>
    <style:style style:name="P2565" style:parent-style-name="PlainText" style:family="paragraph">
      <style:text-properties style:font-name="Courier New" style:font-name-complex="Courier New"/>
    </style:style>
    <style:style style:name="P2566" style:parent-style-name="PlainText" style:family="paragraph">
      <style:text-properties style:font-name="Courier New" style:font-name-complex="Courier New"/>
    </style:style>
    <style:style style:name="P2567" style:parent-style-name="PlainText" style:family="paragraph">
      <style:text-properties style:font-name="Courier New" style:font-name-complex="Courier New"/>
    </style:style>
    <style:style style:name="P2568" style:parent-style-name="PlainText" style:family="paragraph">
      <style:text-properties style:font-name="Courier New" style:font-name-complex="Courier New"/>
    </style:style>
    <style:style style:name="P2569" style:parent-style-name="PlainText" style:family="paragraph">
      <style:text-properties style:font-name="Courier New" style:font-name-complex="Courier New"/>
    </style:style>
    <style:style style:name="P2570" style:parent-style-name="PlainText" style:family="paragraph">
      <style:text-properties style:font-name="Courier New" style:font-name-complex="Courier New"/>
    </style:style>
    <style:style style:name="P2571" style:parent-style-name="PlainText" style:family="paragraph">
      <style:text-properties style:font-name="Courier New" style:font-name-complex="Courier New"/>
    </style:style>
    <style:style style:name="P2572" style:parent-style-name="PlainText" style:family="paragraph">
      <style:text-properties style:font-name="Courier New" style:font-name-complex="Courier New"/>
    </style:style>
    <style:style style:name="P2573" style:parent-style-name="PlainText" style:family="paragraph">
      <style:text-properties style:font-name="Courier New" style:font-name-complex="Courier New"/>
    </style:style>
    <style:style style:name="P2574" style:parent-style-name="PlainText" style:family="paragraph">
      <style:text-properties style:font-name="Courier New" style:font-name-complex="Courier New"/>
    </style:style>
    <style:style style:name="P2575" style:parent-style-name="PlainText" style:family="paragraph">
      <style:text-properties style:font-name="Courier New" style:font-name-complex="Courier New"/>
    </style:style>
    <style:style style:name="P2576" style:parent-style-name="PlainText" style:family="paragraph">
      <style:text-properties style:font-name="Courier New" style:font-name-complex="Courier New"/>
    </style:style>
    <style:style style:name="P2577" style:parent-style-name="PlainText" style:family="paragraph">
      <style:text-properties style:font-name="Courier New" style:font-name-complex="Courier New"/>
    </style:style>
    <style:style style:name="P2578" style:parent-style-name="PlainText" style:family="paragraph">
      <style:text-properties style:font-name="Courier New" style:font-name-complex="Courier New"/>
    </style:style>
    <style:style style:name="P2579" style:parent-style-name="PlainText" style:family="paragraph">
      <style:text-properties style:font-name="Courier New" style:font-name-complex="Courier New"/>
    </style:style>
    <style:style style:name="P2580" style:parent-style-name="PlainText" style:family="paragraph">
      <style:text-properties style:font-name="Courier New" style:font-name-complex="Courier New"/>
    </style:style>
    <style:style style:name="P2581" style:parent-style-name="PlainText" style:family="paragraph">
      <style:text-properties style:font-name="Courier New" style:font-name-complex="Courier New"/>
    </style:style>
    <style:style style:name="P2582" style:parent-style-name="PlainText" style:family="paragraph">
      <style:text-properties style:font-name="Courier New" style:font-name-complex="Courier New"/>
    </style:style>
    <style:style style:name="P2583" style:parent-style-name="PlainText" style:family="paragraph">
      <style:text-properties style:font-name="Courier New" style:font-name-complex="Courier New"/>
    </style:style>
    <style:style style:name="P2584" style:parent-style-name="PlainText" style:family="paragraph">
      <style:text-properties style:font-name="Courier New" style:font-name-complex="Courier New"/>
    </style:style>
    <style:style style:name="P2585" style:parent-style-name="PlainText" style:family="paragraph">
      <style:text-properties style:font-name="Courier New" style:font-name-complex="Courier New"/>
    </style:style>
    <style:style style:name="P2586" style:parent-style-name="PlainText" style:family="paragraph">
      <style:text-properties style:font-name="Courier New" style:font-name-complex="Courier New"/>
    </style:style>
    <style:style style:name="P2587" style:parent-style-name="PlainText" style:family="paragraph">
      <style:text-properties style:font-name="Courier New" style:font-name-complex="Courier New"/>
    </style:style>
    <style:style style:name="P2588" style:parent-style-name="PlainText" style:family="paragraph">
      <style:text-properties style:font-name="Courier New" style:font-name-complex="Courier New"/>
    </style:style>
    <style:style style:name="P2589" style:parent-style-name="PlainText" style:family="paragraph">
      <style:text-properties style:font-name="Courier New" style:font-name-complex="Courier New"/>
    </style:style>
    <style:style style:name="P2590" style:parent-style-name="PlainText" style:family="paragraph">
      <style:text-properties style:font-name="Courier New" style:font-name-complex="Courier New"/>
    </style:style>
    <style:style style:name="P2591" style:parent-style-name="PlainText" style:family="paragraph">
      <style:text-properties style:font-name="Courier New" style:font-name-complex="Courier New"/>
    </style:style>
    <style:style style:name="P2592" style:parent-style-name="PlainText" style:family="paragraph">
      <style:text-properties style:font-name="Courier New" style:font-name-complex="Courier New"/>
    </style:style>
    <style:style style:name="P2593" style:parent-style-name="PlainText" style:family="paragraph">
      <style:text-properties style:font-name="Courier New" style:font-name-complex="Courier New"/>
    </style:style>
    <style:style style:name="P2594" style:parent-style-name="PlainText" style:family="paragraph">
      <style:text-properties style:font-name="Courier New" style:font-name-complex="Courier New"/>
    </style:style>
    <style:style style:name="P2595" style:parent-style-name="PlainText" style:family="paragraph">
      <style:text-properties style:font-name="Courier New" style:font-name-complex="Courier New"/>
    </style:style>
    <style:style style:name="P2596" style:parent-style-name="PlainText" style:family="paragraph">
      <style:text-properties style:font-name="Courier New" style:font-name-complex="Courier New"/>
    </style:style>
    <style:style style:name="P2597" style:parent-style-name="PlainText" style:family="paragraph">
      <style:text-properties style:font-name="Courier New" style:font-name-complex="Courier New"/>
    </style:style>
    <style:style style:name="P2598" style:parent-style-name="PlainText" style:family="paragraph">
      <style:text-properties style:font-name="Courier New" style:font-name-complex="Courier New"/>
    </style:style>
    <style:style style:name="P2599" style:parent-style-name="PlainText" style:family="paragraph">
      <style:text-properties style:font-name="Courier New" style:font-name-complex="Courier New"/>
    </style:style>
    <style:style style:name="P2600" style:parent-style-name="PlainText" style:family="paragraph">
      <style:text-properties style:font-name="Courier New" style:font-name-complex="Courier New"/>
    </style:style>
    <style:style style:name="P2601" style:parent-style-name="PlainText" style:family="paragraph">
      <style:text-properties style:font-name="Courier New" style:font-name-complex="Courier New"/>
    </style:style>
    <style:style style:name="P2602" style:parent-style-name="PlainText" style:family="paragraph">
      <style:text-properties style:font-name="Courier New" style:font-name-complex="Courier New"/>
    </style:style>
    <style:style style:name="P2603" style:parent-style-name="PlainText" style:family="paragraph">
      <style:text-properties style:font-name="Courier New" style:font-name-complex="Courier New"/>
    </style:style>
    <style:style style:name="P2604" style:parent-style-name="PlainText" style:family="paragraph">
      <style:text-properties style:font-name="Courier New" style:font-name-complex="Courier New"/>
    </style:style>
    <style:style style:name="P2605" style:parent-style-name="PlainText" style:family="paragraph">
      <style:text-properties style:font-name="Courier New" style:font-name-complex="Courier New"/>
    </style:style>
    <style:style style:name="P2606" style:parent-style-name="PlainText" style:family="paragraph">
      <style:text-properties style:font-name="Courier New" style:font-name-complex="Courier New"/>
    </style:style>
    <style:style style:name="P2607" style:parent-style-name="PlainText" style:family="paragraph">
      <style:text-properties style:font-name="Courier New" style:font-name-complex="Courier New"/>
    </style:style>
    <style:style style:name="P2608" style:parent-style-name="PlainText" style:family="paragraph">
      <style:text-properties style:font-name="Courier New" style:font-name-complex="Courier New"/>
    </style:style>
    <style:style style:name="P2609" style:parent-style-name="PlainText" style:family="paragraph">
      <style:text-properties style:font-name="Courier New" style:font-name-complex="Courier New"/>
    </style:style>
    <style:style style:name="P2610" style:parent-style-name="PlainText" style:family="paragraph">
      <style:text-properties style:font-name="Courier New" style:font-name-complex="Courier New"/>
    </style:style>
    <style:style style:name="P2611" style:parent-style-name="PlainText" style:family="paragraph">
      <style:text-properties style:font-name="Courier New" style:font-name-complex="Courier New"/>
    </style:style>
    <style:style style:name="P2612" style:parent-style-name="PlainText" style:family="paragraph">
      <style:text-properties style:font-name="Courier New" style:font-name-complex="Courier New"/>
    </style:style>
    <style:style style:name="P2613" style:parent-style-name="PlainText" style:family="paragraph">
      <style:text-properties style:font-name="Courier New" style:font-name-complex="Courier New"/>
    </style:style>
    <style:style style:name="P2614" style:parent-style-name="PlainText" style:family="paragraph">
      <style:text-properties style:font-name="Courier New" style:font-name-complex="Courier New"/>
    </style:style>
    <style:style style:name="P2615" style:parent-style-name="PlainText" style:family="paragraph">
      <style:text-properties style:font-name="Courier New" style:font-name-complex="Courier New"/>
    </style:style>
    <style:style style:name="P2616" style:parent-style-name="PlainText" style:family="paragraph">
      <style:text-properties style:font-name="Courier New" style:font-name-complex="Courier New"/>
    </style:style>
    <style:style style:name="P2617" style:parent-style-name="PlainText" style:family="paragraph">
      <style:text-properties style:font-name="Courier New" style:font-name-complex="Courier New"/>
    </style:style>
    <style:style style:name="P2618" style:parent-style-name="PlainText" style:family="paragraph">
      <style:text-properties style:font-name="Courier New" style:font-name-complex="Courier New"/>
    </style:style>
    <style:style style:name="P2619" style:parent-style-name="PlainText" style:family="paragraph">
      <style:text-properties style:font-name="Courier New" style:font-name-complex="Courier New"/>
    </style:style>
    <style:style style:name="P2620" style:parent-style-name="PlainText" style:family="paragraph">
      <style:text-properties style:font-name="Courier New" style:font-name-complex="Courier New"/>
    </style:style>
    <style:style style:name="P2621" style:parent-style-name="PlainText" style:family="paragraph">
      <style:text-properties style:font-name="Courier New" style:font-name-complex="Courier New"/>
    </style:style>
    <style:style style:name="P2622" style:parent-style-name="PlainText" style:family="paragraph">
      <style:text-properties style:font-name="Courier New" style:font-name-complex="Courier New"/>
    </style:style>
    <style:style style:name="P2623" style:parent-style-name="PlainText" style:family="paragraph">
      <style:text-properties style:font-name="Courier New" style:font-name-complex="Courier New"/>
    </style:style>
    <style:style style:name="P2624" style:parent-style-name="PlainText" style:family="paragraph">
      <style:text-properties style:font-name="Courier New" style:font-name-complex="Courier New"/>
    </style:style>
    <style:style style:name="P2625" style:parent-style-name="PlainText" style:family="paragraph">
      <style:text-properties style:font-name="Courier New" style:font-name-complex="Courier New"/>
    </style:style>
    <style:style style:name="P2626" style:parent-style-name="PlainText" style:family="paragraph">
      <style:text-properties style:font-name="Courier New" style:font-name-complex="Courier New"/>
    </style:style>
    <style:style style:name="P2627" style:parent-style-name="PlainText" style:family="paragraph">
      <style:text-properties style:font-name="Courier New" style:font-name-complex="Courier New"/>
    </style:style>
    <style:style style:name="P2628" style:parent-style-name="PlainText" style:family="paragraph">
      <style:text-properties style:font-name="Courier New" style:font-name-complex="Courier New"/>
    </style:style>
    <style:style style:name="P2629" style:parent-style-name="PlainText" style:family="paragraph">
      <style:text-properties style:font-name="Courier New" style:font-name-complex="Courier New"/>
    </style:style>
    <style:style style:name="P2630" style:parent-style-name="PlainText" style:family="paragraph">
      <style:text-properties style:font-name="Courier New" style:font-name-complex="Courier New"/>
    </style:style>
    <style:style style:name="P2631" style:parent-style-name="PlainText" style:family="paragraph">
      <style:text-properties style:font-name="Courier New" style:font-name-complex="Courier New"/>
    </style:style>
    <style:style style:name="P2632" style:parent-style-name="PlainText" style:family="paragraph">
      <style:text-properties style:font-name="Courier New" style:font-name-complex="Courier New"/>
    </style:style>
    <style:style style:name="P2633" style:parent-style-name="PlainText" style:family="paragraph">
      <style:text-properties style:font-name="Courier New" style:font-name-complex="Courier New"/>
    </style:style>
    <style:style style:name="P2634" style:parent-style-name="PlainText" style:family="paragraph">
      <style:text-properties style:font-name="Courier New" style:font-name-complex="Courier New"/>
    </style:style>
    <style:style style:name="P2635" style:parent-style-name="PlainText" style:family="paragraph">
      <style:text-properties style:font-name="Courier New" style:font-name-complex="Courier New"/>
    </style:style>
    <style:style style:name="P2636" style:parent-style-name="PlainText" style:family="paragraph">
      <style:text-properties style:font-name="Courier New" style:font-name-complex="Courier New"/>
    </style:style>
    <style:style style:name="P2637" style:parent-style-name="PlainText" style:family="paragraph">
      <style:text-properties style:font-name="Courier New" style:font-name-complex="Courier New"/>
    </style:style>
    <style:style style:name="P2638" style:parent-style-name="PlainText" style:family="paragraph">
      <style:text-properties style:font-name="Courier New" style:font-name-complex="Courier New"/>
    </style:style>
    <style:style style:name="P2639" style:parent-style-name="PlainText" style:family="paragraph">
      <style:text-properties style:font-name="Courier New" style:font-name-complex="Courier New"/>
    </style:style>
    <style:style style:name="P2640" style:parent-style-name="PlainText" style:family="paragraph">
      <style:text-properties style:font-name="Courier New" style:font-name-complex="Courier New"/>
    </style:style>
    <style:style style:name="P2641" style:parent-style-name="PlainText" style:family="paragraph">
      <style:text-properties style:font-name="Courier New" style:font-name-complex="Courier New"/>
    </style:style>
    <style:style style:name="P2642" style:parent-style-name="PlainText" style:family="paragraph">
      <style:text-properties style:font-name="Courier New" style:font-name-complex="Courier New"/>
    </style:style>
    <style:style style:name="P2643" style:parent-style-name="PlainText" style:family="paragraph">
      <style:text-properties style:font-name="Courier New" style:font-name-complex="Courier New"/>
    </style:style>
    <style:style style:name="P2644" style:parent-style-name="PlainText" style:family="paragraph">
      <style:text-properties style:font-name="Courier New" style:font-name-complex="Courier New"/>
    </style:style>
    <style:style style:name="P2645" style:parent-style-name="PlainText" style:family="paragraph">
      <style:text-properties style:font-name="Courier New" style:font-name-complex="Courier New"/>
    </style:style>
    <style:style style:name="P2646" style:parent-style-name="PlainText" style:family="paragraph">
      <style:text-properties style:font-name="Courier New" style:font-name-complex="Courier New"/>
    </style:style>
    <style:style style:name="P2647" style:parent-style-name="PlainText" style:family="paragraph">
      <style:text-properties style:font-name="Courier New" style:font-name-complex="Courier New"/>
    </style:style>
    <style:style style:name="P2648" style:parent-style-name="PlainText" style:family="paragraph">
      <style:text-properties style:font-name="Courier New" style:font-name-complex="Courier New"/>
    </style:style>
    <style:style style:name="P2649" style:parent-style-name="PlainText" style:family="paragraph">
      <style:text-properties style:font-name="Courier New" style:font-name-complex="Courier New"/>
    </style:style>
    <style:style style:name="P2650" style:parent-style-name="PlainText" style:family="paragraph">
      <style:text-properties style:font-name="Courier New" style:font-name-complex="Courier New"/>
    </style:style>
    <style:style style:name="P2651" style:parent-style-name="PlainText" style:family="paragraph">
      <style:text-properties style:font-name="Courier New" style:font-name-complex="Courier New"/>
    </style:style>
    <style:style style:name="P2652" style:parent-style-name="PlainText" style:family="paragraph">
      <style:text-properties style:font-name="Courier New" style:font-name-complex="Courier New"/>
    </style:style>
    <style:style style:name="P2653" style:parent-style-name="PlainText" style:family="paragraph">
      <style:text-properties style:font-name="Courier New" style:font-name-complex="Courier New"/>
    </style:style>
    <style:style style:name="P2654" style:parent-style-name="PlainText" style:family="paragraph">
      <style:text-properties style:font-name="Courier New" style:font-name-complex="Courier New"/>
    </style:style>
    <style:style style:name="P2655" style:parent-style-name="PlainText" style:family="paragraph">
      <style:text-properties style:font-name="Courier New" style:font-name-complex="Courier New"/>
    </style:style>
    <style:style style:name="P2656" style:parent-style-name="PlainText" style:family="paragraph">
      <style:text-properties style:font-name="Courier New" style:font-name-complex="Courier New"/>
    </style:style>
    <style:style style:name="P2657" style:parent-style-name="PlainText" style:family="paragraph">
      <style:text-properties style:font-name="Courier New" style:font-name-complex="Courier New"/>
    </style:style>
    <style:style style:name="P2658" style:parent-style-name="PlainText" style:family="paragraph">
      <style:text-properties style:font-name="Courier New" style:font-name-complex="Courier New"/>
    </style:style>
    <style:style style:name="P2659" style:parent-style-name="PlainText" style:family="paragraph">
      <style:text-properties style:font-name="Courier New" style:font-name-complex="Courier New"/>
    </style:style>
    <style:style style:name="P2660" style:parent-style-name="PlainText" style:family="paragraph">
      <style:text-properties style:font-name="Courier New" style:font-name-complex="Courier New"/>
    </style:style>
    <style:style style:name="P2661" style:parent-style-name="PlainText" style:family="paragraph">
      <style:text-properties style:font-name="Courier New" style:font-name-complex="Courier New"/>
    </style:style>
    <style:style style:name="P2662" style:parent-style-name="PlainText" style:family="paragraph">
      <style:text-properties style:font-name="Courier New" style:font-name-complex="Courier New"/>
    </style:style>
    <style:style style:name="P2663" style:parent-style-name="PlainText" style:family="paragraph">
      <style:text-properties style:font-name="Courier New" style:font-name-complex="Courier New"/>
    </style:style>
    <style:style style:name="P2664" style:parent-style-name="PlainText" style:family="paragraph">
      <style:text-properties style:font-name="Courier New" style:font-name-complex="Courier New"/>
    </style:style>
    <style:style style:name="P2665" style:parent-style-name="PlainText" style:family="paragraph">
      <style:text-properties style:font-name="Courier New" style:font-name-complex="Courier New"/>
    </style:style>
    <style:style style:name="P2666" style:parent-style-name="PlainText" style:family="paragraph">
      <style:text-properties style:font-name="Courier New" style:font-name-complex="Courier New"/>
    </style:style>
    <style:style style:name="P2667" style:parent-style-name="PlainText" style:family="paragraph">
      <style:text-properties style:font-name="Courier New" style:font-name-complex="Courier New"/>
    </style:style>
    <style:style style:name="P2668" style:parent-style-name="PlainText" style:family="paragraph">
      <style:text-properties style:font-name="Courier New" style:font-name-complex="Courier New"/>
    </style:style>
    <style:style style:name="P2669" style:parent-style-name="PlainText" style:family="paragraph">
      <style:text-properties style:font-name="Courier New" style:font-name-complex="Courier New"/>
    </style:style>
    <style:style style:name="P2670" style:parent-style-name="PlainText" style:family="paragraph">
      <style:text-properties style:font-name="Courier New" style:font-name-complex="Courier New"/>
    </style:style>
    <style:style style:name="P2671" style:parent-style-name="PlainText" style:family="paragraph">
      <style:text-properties style:font-name="Courier New" style:font-name-complex="Courier New"/>
    </style:style>
    <style:style style:name="P2672" style:parent-style-name="PlainText" style:family="paragraph">
      <style:text-properties style:font-name="Courier New" style:font-name-complex="Courier New"/>
    </style:style>
    <style:style style:name="P2673" style:parent-style-name="PlainText" style:family="paragraph">
      <style:text-properties style:font-name="Courier New" style:font-name-complex="Courier New"/>
    </style:style>
    <style:style style:name="P2674" style:parent-style-name="PlainText" style:family="paragraph">
      <style:text-properties style:font-name="Courier New" style:font-name-complex="Courier New"/>
    </style:style>
    <style:style style:name="P2675" style:parent-style-name="PlainText" style:family="paragraph">
      <style:text-properties style:font-name="Courier New" style:font-name-complex="Courier New"/>
    </style:style>
    <style:style style:name="P2676" style:parent-style-name="PlainText" style:family="paragraph">
      <style:text-properties style:font-name="Courier New" style:font-name-complex="Courier New"/>
    </style:style>
    <style:style style:name="P2677" style:parent-style-name="PlainText" style:family="paragraph">
      <style:text-properties style:font-name="Courier New" style:font-name-complex="Courier New"/>
    </style:style>
    <style:style style:name="P2678" style:parent-style-name="PlainText" style:family="paragraph">
      <style:text-properties style:font-name="Courier New" style:font-name-complex="Courier New"/>
    </style:style>
    <style:style style:name="P2679" style:parent-style-name="PlainText" style:family="paragraph">
      <style:text-properties style:font-name="Courier New" style:font-name-complex="Courier New"/>
    </style:style>
    <style:style style:name="P2680" style:parent-style-name="PlainText" style:family="paragraph">
      <style:text-properties style:font-name="Courier New" style:font-name-complex="Courier New"/>
    </style:style>
    <style:style style:name="P2681" style:parent-style-name="PlainText" style:family="paragraph">
      <style:text-properties style:font-name="Courier New" style:font-name-complex="Courier New"/>
    </style:style>
    <style:style style:name="P2682" style:parent-style-name="PlainText" style:family="paragraph">
      <style:text-properties style:font-name="Courier New" style:font-name-complex="Courier New"/>
    </style:style>
    <style:style style:name="P2683" style:parent-style-name="PlainText" style:family="paragraph">
      <style:text-properties style:font-name="Courier New" style:font-name-complex="Courier New"/>
    </style:style>
    <style:style style:name="P2684" style:parent-style-name="PlainText" style:family="paragraph">
      <style:text-properties style:font-name="Courier New" style:font-name-complex="Courier New"/>
    </style:style>
    <style:style style:name="P2685" style:parent-style-name="PlainText" style:family="paragraph">
      <style:text-properties style:font-name="Courier New" style:font-name-complex="Courier New"/>
    </style:style>
    <style:style style:name="P2686" style:parent-style-name="PlainText" style:family="paragraph">
      <style:text-properties style:font-name="Courier New" style:font-name-complex="Courier New"/>
    </style:style>
    <style:style style:name="P2687" style:parent-style-name="PlainText" style:family="paragraph">
      <style:text-properties style:font-name="Courier New" style:font-name-complex="Courier New"/>
    </style:style>
    <style:style style:name="P2688" style:parent-style-name="PlainText" style:family="paragraph">
      <style:text-properties style:font-name="Courier New" style:font-name-complex="Courier New"/>
    </style:style>
    <style:style style:name="P2689" style:parent-style-name="PlainText" style:family="paragraph">
      <style:text-properties style:font-name="Courier New" style:font-name-complex="Courier New"/>
    </style:style>
    <style:style style:name="P2690" style:parent-style-name="PlainText" style:family="paragraph">
      <style:text-properties style:font-name="Courier New" style:font-name-complex="Courier New"/>
    </style:style>
    <style:style style:name="P2691" style:parent-style-name="PlainText" style:family="paragraph">
      <style:text-properties style:font-name="Courier New" style:font-name-complex="Courier New"/>
    </style:style>
    <style:style style:name="P2692" style:parent-style-name="PlainText" style:family="paragraph">
      <style:text-properties style:font-name="Courier New" style:font-name-complex="Courier New"/>
    </style:style>
    <style:style style:name="P2693" style:parent-style-name="PlainText" style:family="paragraph">
      <style:text-properties style:font-name="Courier New" style:font-name-complex="Courier New"/>
    </style:style>
    <style:style style:name="P2694" style:parent-style-name="PlainText" style:family="paragraph">
      <style:text-properties style:font-name="Courier New" style:font-name-complex="Courier New"/>
    </style:style>
    <style:style style:name="P2695" style:parent-style-name="PlainText" style:family="paragraph">
      <style:text-properties style:font-name="Courier New" style:font-name-complex="Courier New"/>
    </style:style>
    <style:style style:name="P2696" style:parent-style-name="PlainText" style:family="paragraph">
      <style:text-properties style:font-name="Courier New" style:font-name-complex="Courier New"/>
    </style:style>
    <style:style style:name="P2697" style:parent-style-name="PlainText" style:family="paragraph">
      <style:text-properties style:font-name="Courier New" style:font-name-complex="Courier New"/>
    </style:style>
    <style:style style:name="P2698" style:parent-style-name="PlainText" style:family="paragraph">
      <style:text-properties style:font-name="Courier New" style:font-name-complex="Courier New"/>
    </style:style>
    <style:style style:name="P2699" style:parent-style-name="PlainText" style:family="paragraph">
      <style:text-properties style:font-name="Courier New" style:font-name-complex="Courier New"/>
    </style:style>
    <style:style style:name="P2700" style:parent-style-name="PlainText" style:family="paragraph">
      <style:text-properties style:font-name="Courier New" style:font-name-complex="Courier New"/>
    </style:style>
    <style:style style:name="P2701" style:parent-style-name="PlainText" style:family="paragraph">
      <style:text-properties style:font-name="Courier New" style:font-name-complex="Courier New"/>
    </style:style>
    <style:style style:name="P2702" style:parent-style-name="PlainText" style:family="paragraph">
      <style:text-properties style:font-name="Courier New" style:font-name-complex="Courier New"/>
    </style:style>
    <style:style style:name="P2703" style:parent-style-name="PlainText" style:family="paragraph">
      <style:text-properties style:font-name="Courier New" style:font-name-complex="Courier New"/>
    </style:style>
    <style:style style:name="P2704" style:parent-style-name="PlainText" style:family="paragraph">
      <style:text-properties style:font-name="Courier New" style:font-name-complex="Courier New"/>
    </style:style>
    <style:style style:name="P2705" style:parent-style-name="PlainText" style:family="paragraph">
      <style:text-properties style:font-name="Courier New" style:font-name-complex="Courier New"/>
    </style:style>
    <style:style style:name="P2706" style:parent-style-name="PlainText" style:family="paragraph">
      <style:text-properties style:font-name="Courier New" style:font-name-complex="Courier New"/>
    </style:style>
    <style:style style:name="P2707" style:parent-style-name="PlainText" style:family="paragraph">
      <style:text-properties style:font-name="Courier New" style:font-name-complex="Courier New"/>
    </style:style>
    <style:style style:name="P2708" style:parent-style-name="PlainText" style:family="paragraph">
      <style:text-properties style:font-name="Courier New" style:font-name-complex="Courier New"/>
    </style:style>
    <style:style style:name="P2709" style:parent-style-name="PlainText" style:family="paragraph">
      <style:text-properties style:font-name="Courier New" style:font-name-complex="Courier New"/>
    </style:style>
    <style:style style:name="P2710" style:parent-style-name="PlainText" style:family="paragraph">
      <style:text-properties style:font-name="Courier New" style:font-name-complex="Courier New"/>
    </style:style>
    <style:style style:name="P2711" style:parent-style-name="PlainText" style:family="paragraph">
      <style:text-properties style:font-name="Courier New" style:font-name-complex="Courier New"/>
    </style:style>
    <style:style style:name="P2712" style:parent-style-name="PlainText" style:family="paragraph">
      <style:text-properties style:font-name="Courier New" style:font-name-complex="Courier New"/>
    </style:style>
    <style:style style:name="P2713" style:parent-style-name="PlainText" style:family="paragraph">
      <style:text-properties style:font-name="Courier New" style:font-name-complex="Courier New"/>
    </style:style>
    <style:style style:name="P2714" style:parent-style-name="PlainText" style:family="paragraph">
      <style:text-properties style:font-name="Courier New" style:font-name-complex="Courier New"/>
    </style:style>
    <style:style style:name="P2715" style:parent-style-name="PlainText" style:family="paragraph">
      <style:text-properties style:font-name="Courier New" style:font-name-complex="Courier New"/>
    </style:style>
    <style:style style:name="P2716" style:parent-style-name="PlainText" style:family="paragraph">
      <style:text-properties style:font-name="Courier New" style:font-name-complex="Courier New"/>
    </style:style>
    <style:style style:name="P2717" style:parent-style-name="PlainText" style:family="paragraph">
      <style:text-properties style:font-name="Courier New" style:font-name-complex="Courier New"/>
    </style:style>
    <style:style style:name="P2718" style:parent-style-name="PlainText" style:family="paragraph">
      <style:text-properties style:font-name="Courier New" style:font-name-complex="Courier New"/>
    </style:style>
    <style:style style:name="P2719" style:parent-style-name="PlainText" style:family="paragraph">
      <style:text-properties style:font-name="Courier New" style:font-name-complex="Courier New"/>
    </style:style>
    <style:style style:name="P2720" style:parent-style-name="PlainText" style:family="paragraph">
      <style:text-properties style:font-name="Courier New" style:font-name-complex="Courier New"/>
    </style:style>
    <style:style style:name="P2721" style:parent-style-name="PlainText" style:family="paragraph">
      <style:text-properties style:font-name="Courier New" style:font-name-complex="Courier New"/>
    </style:style>
    <style:style style:name="P2722" style:parent-style-name="PlainText" style:family="paragraph">
      <style:text-properties style:font-name="Courier New" style:font-name-complex="Courier New"/>
    </style:style>
    <style:style style:name="P2723" style:parent-style-name="PlainText" style:family="paragraph">
      <style:text-properties style:font-name="Courier New" style:font-name-complex="Courier New"/>
    </style:style>
    <style:style style:name="P2724" style:parent-style-name="PlainText" style:family="paragraph">
      <style:text-properties style:font-name="Courier New" style:font-name-complex="Courier New"/>
    </style:style>
    <style:style style:name="P2725" style:parent-style-name="PlainText" style:family="paragraph">
      <style:text-properties style:font-name="Courier New" style:font-name-complex="Courier New"/>
    </style:style>
    <style:style style:name="P2726" style:parent-style-name="PlainText" style:family="paragraph">
      <style:text-properties style:font-name="Courier New" style:font-name-complex="Courier New"/>
    </style:style>
    <style:style style:name="P2727" style:parent-style-name="PlainText" style:family="paragraph">
      <style:text-properties style:font-name="Courier New" style:font-name-complex="Courier New"/>
    </style:style>
    <style:style style:name="P2728" style:parent-style-name="PlainText" style:family="paragraph">
      <style:text-properties style:font-name="Courier New" style:font-name-complex="Courier New"/>
    </style:style>
    <style:style style:name="P2729" style:parent-style-name="PlainText" style:family="paragraph">
      <style:text-properties style:font-name="Courier New" style:font-name-complex="Courier New"/>
    </style:style>
    <style:style style:name="P2730" style:parent-style-name="PlainText" style:family="paragraph">
      <style:text-properties style:font-name="Courier New" style:font-name-complex="Courier New"/>
    </style:style>
    <style:style style:name="P2731" style:parent-style-name="PlainText" style:family="paragraph">
      <style:text-properties style:font-name="Courier New" style:font-name-complex="Courier New"/>
    </style:style>
    <style:style style:name="P2732" style:parent-style-name="PlainText" style:family="paragraph">
      <style:text-properties style:font-name="Courier New" style:font-name-complex="Courier New"/>
    </style:style>
    <style:style style:name="P2733" style:parent-style-name="PlainText" style:family="paragraph">
      <style:text-properties style:font-name="Courier New" style:font-name-complex="Courier New"/>
    </style:style>
    <style:style style:name="P2734" style:parent-style-name="PlainText" style:family="paragraph">
      <style:text-properties style:font-name="Courier New" style:font-name-complex="Courier New"/>
    </style:style>
    <style:style style:name="P2735" style:parent-style-name="PlainText" style:family="paragraph">
      <style:text-properties style:font-name="Courier New" style:font-name-complex="Courier New"/>
    </style:style>
    <style:style style:name="P2736" style:parent-style-name="PlainText" style:family="paragraph">
      <style:text-properties style:font-name="Courier New" style:font-name-complex="Courier New"/>
    </style:style>
    <style:style style:name="P2737" style:parent-style-name="PlainText" style:family="paragraph">
      <style:text-properties style:font-name="Courier New" style:font-name-complex="Courier New"/>
    </style:style>
    <style:style style:name="P2738" style:parent-style-name="PlainText" style:family="paragraph">
      <style:text-properties style:font-name="Courier New" style:font-name-complex="Courier New"/>
    </style:style>
    <style:style style:name="P2739" style:parent-style-name="PlainText" style:family="paragraph">
      <style:text-properties style:font-name="Courier New" style:font-name-complex="Courier New"/>
    </style:style>
    <style:style style:name="P2740" style:parent-style-name="PlainText" style:family="paragraph">
      <style:text-properties style:font-name="Courier New" style:font-name-complex="Courier New"/>
    </style:style>
    <style:style style:name="P2741" style:parent-style-name="PlainText" style:family="paragraph">
      <style:text-properties style:font-name="Courier New" style:font-name-complex="Courier New"/>
    </style:style>
    <style:style style:name="P2742" style:parent-style-name="PlainText" style:family="paragraph">
      <style:text-properties style:font-name="Courier New" style:font-name-complex="Courier New"/>
    </style:style>
    <style:style style:name="P2743" style:parent-style-name="PlainText" style:family="paragraph">
      <style:text-properties style:font-name="Courier New" style:font-name-complex="Courier New"/>
    </style:style>
    <style:style style:name="P2744" style:parent-style-name="PlainText" style:family="paragraph">
      <style:text-properties style:font-name="Courier New" style:font-name-complex="Courier New"/>
    </style:style>
    <style:style style:name="P2745" style:parent-style-name="PlainText" style:family="paragraph">
      <style:text-properties style:font-name="Courier New" style:font-name-complex="Courier New"/>
    </style:style>
    <style:style style:name="P2746" style:parent-style-name="PlainText" style:family="paragraph">
      <style:text-properties style:font-name="Courier New" style:font-name-complex="Courier New"/>
    </style:style>
    <style:style style:name="P2747" style:parent-style-name="PlainText" style:family="paragraph">
      <style:text-properties style:font-name="Courier New" style:font-name-complex="Courier New"/>
    </style:style>
    <style:style style:name="P2748" style:parent-style-name="PlainText" style:family="paragraph">
      <style:text-properties style:font-name="Courier New" style:font-name-complex="Courier New"/>
    </style:style>
    <style:style style:name="P2749" style:parent-style-name="PlainText" style:family="paragraph">
      <style:text-properties style:font-name="Courier New" style:font-name-complex="Courier New"/>
    </style:style>
    <style:style style:name="P2750" style:parent-style-name="PlainText" style:family="paragraph">
      <style:text-properties style:font-name="Courier New" style:font-name-complex="Courier New"/>
    </style:style>
    <style:style style:name="P2751" style:parent-style-name="PlainText" style:family="paragraph">
      <style:text-properties style:font-name="Courier New" style:font-name-complex="Courier New"/>
    </style:style>
    <style:style style:name="P2752" style:parent-style-name="PlainText" style:family="paragraph">
      <style:text-properties style:font-name="Courier New" style:font-name-complex="Courier New"/>
    </style:style>
    <style:style style:name="P2753" style:parent-style-name="PlainText" style:family="paragraph">
      <style:text-properties style:font-name="Courier New" style:font-name-complex="Courier New"/>
    </style:style>
    <style:style style:name="P2754" style:parent-style-name="PlainText" style:family="paragraph">
      <style:text-properties style:font-name="Courier New" style:font-name-complex="Courier New"/>
    </style:style>
    <style:style style:name="P2755" style:parent-style-name="PlainText" style:family="paragraph">
      <style:text-properties style:font-name="Courier New" style:font-name-complex="Courier New"/>
    </style:style>
    <style:style style:name="P2756" style:parent-style-name="PlainText" style:family="paragraph">
      <style:text-properties style:font-name="Courier New" style:font-name-complex="Courier New"/>
    </style:style>
    <style:style style:name="P2757" style:parent-style-name="PlainText" style:family="paragraph">
      <style:text-properties style:font-name="Courier New" style:font-name-complex="Courier New"/>
    </style:style>
    <style:style style:name="P2758" style:parent-style-name="PlainText" style:family="paragraph">
      <style:text-properties style:font-name="Courier New" style:font-name-complex="Courier New"/>
    </style:style>
    <style:style style:name="P2759" style:parent-style-name="PlainText" style:family="paragraph">
      <style:text-properties style:font-name="Courier New" style:font-name-complex="Courier New"/>
    </style:style>
    <style:style style:name="P2760" style:parent-style-name="PlainText" style:family="paragraph">
      <style:text-properties style:font-name="Courier New" style:font-name-complex="Courier New"/>
    </style:style>
    <style:style style:name="P2761" style:parent-style-name="PlainText" style:family="paragraph">
      <style:text-properties style:font-name="Courier New" style:font-name-complex="Courier New"/>
    </style:style>
    <style:style style:name="P2762" style:parent-style-name="PlainText" style:family="paragraph">
      <style:text-properties style:font-name="Courier New" style:font-name-complex="Courier New"/>
    </style:style>
    <style:style style:name="P2763" style:parent-style-name="PlainText" style:family="paragraph">
      <style:text-properties style:font-name="Courier New" style:font-name-complex="Courier New"/>
    </style:style>
    <style:style style:name="P2764" style:parent-style-name="PlainText" style:family="paragraph">
      <style:text-properties style:font-name="Courier New" style:font-name-complex="Courier New"/>
    </style:style>
    <style:style style:name="P2765" style:parent-style-name="PlainText" style:family="paragraph">
      <style:text-properties style:font-name="Courier New" style:font-name-complex="Courier New"/>
    </style:style>
    <style:style style:name="P2766" style:parent-style-name="PlainText" style:family="paragraph">
      <style:text-properties style:font-name="Courier New" style:font-name-complex="Courier New"/>
    </style:style>
    <style:style style:name="P2767" style:parent-style-name="PlainText" style:family="paragraph">
      <style:text-properties style:font-name="Courier New" style:font-name-complex="Courier New"/>
    </style:style>
    <style:style style:name="P2768" style:parent-style-name="PlainText" style:family="paragraph">
      <style:text-properties style:font-name="Courier New" style:font-name-complex="Courier New"/>
    </style:style>
    <style:style style:name="P2769" style:parent-style-name="PlainText" style:family="paragraph">
      <style:text-properties style:font-name="Courier New" style:font-name-complex="Courier New"/>
    </style:style>
    <style:style style:name="P2770" style:parent-style-name="PlainText" style:family="paragraph">
      <style:text-properties style:font-name="Courier New" style:font-name-complex="Courier New"/>
    </style:style>
    <style:style style:name="P2771" style:parent-style-name="PlainText" style:family="paragraph">
      <style:text-properties style:font-name="Courier New" style:font-name-complex="Courier New"/>
    </style:style>
    <style:style style:name="P2772" style:parent-style-name="PlainText" style:family="paragraph">
      <style:text-properties style:font-name="Courier New" style:font-name-complex="Courier New"/>
    </style:style>
    <style:style style:name="P2773" style:parent-style-name="PlainText" style:family="paragraph">
      <style:text-properties style:font-name="Courier New" style:font-name-complex="Courier New"/>
    </style:style>
    <style:style style:name="P2774" style:parent-style-name="PlainText" style:family="paragraph">
      <style:text-properties style:font-name="Courier New" style:font-name-complex="Courier New"/>
    </style:style>
    <style:style style:name="P2775" style:parent-style-name="PlainText" style:family="paragraph">
      <style:text-properties style:font-name="Courier New" style:font-name-complex="Courier New"/>
    </style:style>
    <style:style style:name="P2776" style:parent-style-name="PlainText" style:family="paragraph">
      <style:text-properties style:font-name="Courier New" style:font-name-complex="Courier New"/>
    </style:style>
    <style:style style:name="P2777" style:parent-style-name="PlainText" style:family="paragraph">
      <style:text-properties style:font-name="Courier New" style:font-name-complex="Courier New"/>
    </style:style>
    <style:style style:name="P2778" style:parent-style-name="PlainText" style:family="paragraph">
      <style:text-properties style:font-name="Courier New" style:font-name-complex="Courier New"/>
    </style:style>
    <style:style style:name="P2779" style:parent-style-name="PlainText" style:family="paragraph">
      <style:text-properties style:font-name="Courier New" style:font-name-complex="Courier New"/>
    </style:style>
    <style:style style:name="P2780" style:parent-style-name="PlainText" style:family="paragraph">
      <style:text-properties style:font-name="Courier New" style:font-name-complex="Courier New"/>
    </style:style>
    <style:style style:name="P2781" style:parent-style-name="PlainText" style:family="paragraph">
      <style:text-properties style:font-name="Courier New" style:font-name-complex="Courier New"/>
    </style:style>
    <style:style style:name="P2782" style:parent-style-name="PlainText" style:family="paragraph">
      <style:text-properties style:font-name="Courier New" style:font-name-complex="Courier New"/>
    </style:style>
    <style:style style:name="P2783" style:parent-style-name="PlainText" style:family="paragraph">
      <style:text-properties style:font-name="Courier New" style:font-name-complex="Courier New"/>
    </style:style>
    <style:style style:name="P2784" style:parent-style-name="PlainText" style:family="paragraph">
      <style:text-properties style:font-name="Courier New" style:font-name-complex="Courier New"/>
    </style:style>
    <style:style style:name="P2785" style:parent-style-name="PlainText" style:family="paragraph">
      <style:text-properties style:font-name="Courier New" style:font-name-complex="Courier New"/>
    </style:style>
    <style:style style:name="P2786" style:parent-style-name="PlainText" style:family="paragraph">
      <style:text-properties style:font-name="Courier New" style:font-name-complex="Courier New"/>
    </style:style>
    <style:style style:name="P2787" style:parent-style-name="PlainText" style:family="paragraph">
      <style:text-properties style:font-name="Courier New" style:font-name-complex="Courier New"/>
    </style:style>
    <style:style style:name="P2788" style:parent-style-name="PlainText" style:family="paragraph">
      <style:text-properties style:font-name="Courier New" style:font-name-complex="Courier New"/>
    </style:style>
    <style:style style:name="P2789" style:parent-style-name="PlainText" style:family="paragraph">
      <style:text-properties style:font-name="Courier New" style:font-name-complex="Courier New"/>
    </style:style>
    <style:style style:name="P2790" style:parent-style-name="PlainText" style:family="paragraph">
      <style:text-properties style:font-name="Courier New" style:font-name-complex="Courier New"/>
    </style:style>
    <style:style style:name="P2791" style:parent-style-name="PlainText" style:family="paragraph">
      <style:text-properties style:font-name="Courier New" style:font-name-complex="Courier New"/>
    </style:style>
    <style:style style:name="P2792" style:parent-style-name="PlainText" style:family="paragraph">
      <style:text-properties style:font-name="Courier New" style:font-name-complex="Courier New"/>
    </style:style>
    <style:style style:name="P2793" style:parent-style-name="PlainText" style:family="paragraph">
      <style:text-properties style:font-name="Courier New" style:font-name-complex="Courier New"/>
    </style:style>
    <style:style style:name="P2794" style:parent-style-name="PlainText" style:family="paragraph">
      <style:text-properties style:font-name="Courier New" style:font-name-complex="Courier New"/>
    </style:style>
    <style:style style:name="P2795" style:parent-style-name="PlainText" style:family="paragraph">
      <style:text-properties style:font-name="Courier New" style:font-name-complex="Courier New"/>
    </style:style>
    <style:style style:name="P2796" style:parent-style-name="PlainText" style:family="paragraph">
      <style:text-properties style:font-name="Courier New" style:font-name-complex="Courier New"/>
    </style:style>
    <style:style style:name="P2797" style:parent-style-name="PlainText" style:family="paragraph">
      <style:text-properties style:font-name="Courier New" style:font-name-complex="Courier New"/>
    </style:style>
    <style:style style:name="P2798" style:parent-style-name="PlainText" style:family="paragraph">
      <style:text-properties style:font-name="Courier New" style:font-name-complex="Courier New"/>
    </style:style>
    <style:style style:name="P2799" style:parent-style-name="PlainText" style:family="paragraph">
      <style:text-properties style:font-name="Courier New" style:font-name-complex="Courier New"/>
    </style:style>
    <style:style style:name="P2800" style:parent-style-name="PlainText" style:family="paragraph">
      <style:text-properties style:font-name="Courier New" style:font-name-complex="Courier New"/>
    </style:style>
    <style:style style:name="P2801" style:parent-style-name="PlainText" style:family="paragraph">
      <style:text-properties style:font-name="Courier New" style:font-name-complex="Courier New"/>
    </style:style>
    <style:style style:name="P2802" style:parent-style-name="PlainText" style:family="paragraph">
      <style:text-properties style:font-name="Courier New" style:font-name-complex="Courier New"/>
    </style:style>
    <style:style style:name="P2803" style:parent-style-name="PlainText" style:family="paragraph">
      <style:text-properties style:font-name="Courier New" style:font-name-complex="Courier New"/>
    </style:style>
    <style:style style:name="P2804" style:parent-style-name="PlainText" style:family="paragraph">
      <style:text-properties style:font-name="Courier New" style:font-name-complex="Courier New"/>
    </style:style>
    <style:style style:name="P2805" style:parent-style-name="PlainText" style:family="paragraph">
      <style:text-properties style:font-name="Courier New" style:font-name-complex="Courier New"/>
    </style:style>
    <style:style style:name="P2806" style:parent-style-name="PlainText" style:family="paragraph">
      <style:text-properties style:font-name="Courier New" style:font-name-complex="Courier New"/>
    </style:style>
    <style:style style:name="P2807" style:parent-style-name="PlainText" style:family="paragraph">
      <style:text-properties style:font-name="Courier New" style:font-name-complex="Courier New"/>
    </style:style>
    <style:style style:name="P2808" style:parent-style-name="PlainText" style:family="paragraph">
      <style:text-properties style:font-name="Courier New" style:font-name-complex="Courier New"/>
    </style:style>
    <style:style style:name="P2809" style:parent-style-name="PlainText" style:family="paragraph">
      <style:text-properties style:font-name="Courier New" style:font-name-complex="Courier New"/>
    </style:style>
    <style:style style:name="P2810" style:parent-style-name="PlainText" style:family="paragraph">
      <style:text-properties style:font-name="Courier New" style:font-name-complex="Courier New"/>
    </style:style>
    <style:style style:name="P2811" style:parent-style-name="PlainText" style:family="paragraph">
      <style:text-properties style:font-name="Courier New" style:font-name-complex="Courier New"/>
    </style:style>
    <style:style style:name="P2812" style:parent-style-name="PlainText" style:family="paragraph">
      <style:text-properties style:font-name="Courier New" style:font-name-complex="Courier New"/>
    </style:style>
    <style:style style:name="P2813" style:parent-style-name="PlainText" style:family="paragraph">
      <style:text-properties style:font-name="Courier New" style:font-name-complex="Courier New"/>
    </style:style>
    <style:style style:name="P2814" style:parent-style-name="PlainText" style:family="paragraph">
      <style:text-properties style:font-name="Courier New" style:font-name-complex="Courier New"/>
    </style:style>
    <style:style style:name="P2815" style:parent-style-name="PlainText" style:family="paragraph">
      <style:text-properties style:font-name="Courier New" style:font-name-complex="Courier New"/>
    </style:style>
    <style:style style:name="P2816" style:parent-style-name="PlainText" style:family="paragraph">
      <style:text-properties style:font-name="Courier New" style:font-name-complex="Courier New"/>
    </style:style>
    <style:style style:name="P2817" style:parent-style-name="PlainText" style:family="paragraph">
      <style:text-properties style:font-name="Courier New" style:font-name-complex="Courier New"/>
    </style:style>
    <style:style style:name="P2818" style:parent-style-name="PlainText" style:family="paragraph">
      <style:text-properties style:font-name="Courier New" style:font-name-complex="Courier New"/>
    </style:style>
    <style:style style:name="P2819" style:parent-style-name="PlainText" style:family="paragraph">
      <style:text-properties style:font-name="Courier New" style:font-name-complex="Courier New"/>
    </style:style>
    <style:style style:name="P2820" style:parent-style-name="PlainText" style:family="paragraph">
      <style:text-properties style:font-name="Courier New" style:font-name-complex="Courier New"/>
    </style:style>
    <style:style style:name="P2821" style:parent-style-name="PlainText" style:family="paragraph">
      <style:text-properties style:font-name="Courier New" style:font-name-complex="Courier New"/>
    </style:style>
    <style:style style:name="P2822" style:parent-style-name="PlainText" style:family="paragraph">
      <style:text-properties style:font-name="Courier New" style:font-name-complex="Courier New"/>
    </style:style>
    <style:style style:name="P2823" style:parent-style-name="PlainText" style:family="paragraph">
      <style:text-properties style:font-name="Courier New" style:font-name-complex="Courier New"/>
    </style:style>
    <style:style style:name="P2824" style:parent-style-name="PlainText" style:family="paragraph">
      <style:text-properties style:font-name="Courier New" style:font-name-complex="Courier New"/>
    </style:style>
    <style:style style:name="P2825" style:parent-style-name="PlainText" style:family="paragraph">
      <style:text-properties style:font-name="Courier New" style:font-name-complex="Courier New"/>
    </style:style>
    <style:style style:name="P2826" style:parent-style-name="PlainText" style:family="paragraph">
      <style:text-properties style:font-name="Courier New" style:font-name-complex="Courier New"/>
    </style:style>
    <style:style style:name="P2827" style:parent-style-name="PlainText" style:family="paragraph">
      <style:text-properties style:font-name="Courier New" style:font-name-complex="Courier New"/>
    </style:style>
    <style:style style:name="P2828" style:parent-style-name="PlainText" style:family="paragraph">
      <style:text-properties style:font-name="Courier New" style:font-name-complex="Courier New"/>
    </style:style>
    <style:style style:name="P2829" style:parent-style-name="PlainText" style:family="paragraph">
      <style:text-properties style:font-name="Courier New" style:font-name-complex="Courier New"/>
    </style:style>
    <style:style style:name="P2830" style:parent-style-name="PlainText" style:family="paragraph">
      <style:text-properties style:font-name="Courier New" style:font-name-complex="Courier New"/>
    </style:style>
    <style:style style:name="P2831" style:parent-style-name="PlainText" style:family="paragraph">
      <style:text-properties style:font-name="Courier New" style:font-name-complex="Courier New"/>
    </style:style>
    <style:style style:name="P2832" style:parent-style-name="PlainText" style:family="paragraph">
      <style:text-properties style:font-name="Courier New" style:font-name-complex="Courier New"/>
    </style:style>
    <style:style style:name="P2833" style:parent-style-name="PlainText" style:family="paragraph">
      <style:text-properties style:font-name="Courier New" style:font-name-complex="Courier New"/>
    </style:style>
    <style:style style:name="P2834" style:parent-style-name="PlainText" style:family="paragraph">
      <style:text-properties style:font-name="Courier New" style:font-name-complex="Courier New"/>
    </style:style>
    <style:style style:name="P2835" style:parent-style-name="PlainText" style:family="paragraph">
      <style:text-properties style:font-name="Courier New" style:font-name-complex="Courier New"/>
    </style:style>
    <style:style style:name="P2836" style:parent-style-name="PlainText" style:family="paragraph">
      <style:text-properties style:font-name="Courier New" style:font-name-complex="Courier New"/>
    </style:style>
    <style:style style:name="P2837" style:parent-style-name="PlainText" style:family="paragraph">
      <style:text-properties style:font-name="Courier New" style:font-name-complex="Courier New"/>
    </style:style>
    <style:style style:name="P2838" style:parent-style-name="PlainText" style:family="paragraph">
      <style:text-properties style:font-name="Courier New" style:font-name-complex="Courier New"/>
    </style:style>
    <style:style style:name="P2839" style:parent-style-name="PlainText" style:family="paragraph">
      <style:text-properties style:font-name="Courier New" style:font-name-complex="Courier New"/>
    </style:style>
    <style:style style:name="P2840" style:parent-style-name="PlainText" style:family="paragraph">
      <style:text-properties style:font-name="Courier New" style:font-name-complex="Courier New"/>
    </style:style>
    <style:style style:name="P2841" style:parent-style-name="PlainText" style:family="paragraph">
      <style:text-properties style:font-name="Courier New" style:font-name-complex="Courier New"/>
    </style:style>
    <style:style style:name="P2842" style:parent-style-name="PlainText" style:family="paragraph">
      <style:text-properties style:font-name="Courier New" style:font-name-complex="Courier New"/>
    </style:style>
    <style:style style:name="P2843" style:parent-style-name="PlainText" style:family="paragraph">
      <style:text-properties style:font-name="Courier New" style:font-name-complex="Courier New"/>
    </style:style>
    <style:style style:name="P2844" style:parent-style-name="PlainText" style:family="paragraph">
      <style:text-properties style:font-name="Courier New" style:font-name-complex="Courier New"/>
    </style:style>
    <style:style style:name="P2845" style:parent-style-name="PlainText" style:family="paragraph">
      <style:text-properties style:font-name="Courier New" style:font-name-complex="Courier New"/>
    </style:style>
    <style:style style:name="P2846" style:parent-style-name="PlainText" style:family="paragraph">
      <style:text-properties style:font-name="Courier New" style:font-name-complex="Courier New"/>
    </style:style>
    <style:style style:name="P2847" style:parent-style-name="PlainText" style:family="paragraph">
      <style:text-properties style:font-name="Courier New" style:font-name-complex="Courier New"/>
    </style:style>
    <style:style style:name="P2848" style:parent-style-name="PlainText" style:family="paragraph">
      <style:text-properties style:font-name="Courier New" style:font-name-complex="Courier New"/>
    </style:style>
    <style:style style:name="P2849" style:parent-style-name="PlainText" style:family="paragraph">
      <style:text-properties style:font-name="Courier New" style:font-name-complex="Courier New"/>
    </style:style>
    <style:style style:name="P2850" style:parent-style-name="PlainText" style:family="paragraph">
      <style:text-properties style:font-name="Courier New" style:font-name-complex="Courier New"/>
    </style:style>
    <style:style style:name="P2851" style:parent-style-name="PlainText" style:family="paragraph">
      <style:text-properties style:font-name="Courier New" style:font-name-complex="Courier New"/>
    </style:style>
    <style:style style:name="P2852" style:parent-style-name="PlainText" style:family="paragraph">
      <style:text-properties style:font-name="Courier New" style:font-name-complex="Courier New"/>
    </style:style>
    <style:style style:name="P2853" style:parent-style-name="PlainText" style:family="paragraph">
      <style:text-properties style:font-name="Courier New" style:font-name-complex="Courier New"/>
    </style:style>
    <style:style style:name="P2854" style:parent-style-name="PlainText" style:family="paragraph">
      <style:text-properties style:font-name="Courier New" style:font-name-complex="Courier New"/>
    </style:style>
    <style:style style:name="P2855" style:parent-style-name="PlainText" style:family="paragraph">
      <style:text-properties style:font-name="Courier New" style:font-name-complex="Courier New"/>
    </style:style>
    <style:style style:name="P2856" style:parent-style-name="PlainText" style:family="paragraph">
      <style:text-properties style:font-name="Courier New" style:font-name-complex="Courier New"/>
    </style:style>
    <style:style style:name="P2857" style:parent-style-name="PlainText" style:family="paragraph">
      <style:text-properties style:font-name="Courier New" style:font-name-complex="Courier New"/>
    </style:style>
    <style:style style:name="P2858" style:parent-style-name="PlainText" style:family="paragraph">
      <style:text-properties style:font-name="Courier New" style:font-name-complex="Courier New"/>
    </style:style>
    <style:style style:name="P2859" style:parent-style-name="PlainText" style:family="paragraph">
      <style:text-properties style:font-name="Courier New" style:font-name-complex="Courier New"/>
    </style:style>
    <style:style style:name="P2860" style:parent-style-name="PlainText" style:family="paragraph">
      <style:text-properties style:font-name="Courier New" style:font-name-complex="Courier New"/>
    </style:style>
    <style:style style:name="P2861" style:parent-style-name="PlainText" style:family="paragraph">
      <style:text-properties style:font-name="Courier New" style:font-name-complex="Courier New"/>
    </style:style>
    <style:style style:name="P2862" style:parent-style-name="PlainText" style:family="paragraph">
      <style:text-properties style:font-name="Courier New" style:font-name-complex="Courier New"/>
    </style:style>
    <style:style style:name="P2863" style:parent-style-name="PlainText" style:family="paragraph">
      <style:text-properties style:font-name="Courier New" style:font-name-complex="Courier New"/>
    </style:style>
    <style:style style:name="P2864" style:parent-style-name="PlainText" style:family="paragraph">
      <style:text-properties style:font-name="Courier New" style:font-name-complex="Courier New"/>
    </style:style>
    <style:style style:name="P2865" style:parent-style-name="PlainText" style:family="paragraph">
      <style:text-properties style:font-name="Courier New" style:font-name-complex="Courier New"/>
    </style:style>
    <style:style style:name="P2866" style:parent-style-name="PlainText" style:family="paragraph">
      <style:text-properties style:font-name="Courier New" style:font-name-complex="Courier New"/>
    </style:style>
    <style:style style:name="P2867" style:parent-style-name="PlainText" style:family="paragraph">
      <style:text-properties style:font-name="Courier New" style:font-name-complex="Courier New"/>
    </style:style>
    <style:style style:name="P2868" style:parent-style-name="PlainText" style:family="paragraph">
      <style:text-properties style:font-name="Courier New" style:font-name-complex="Courier New"/>
    </style:style>
    <style:style style:name="P2869" style:parent-style-name="PlainText" style:family="paragraph">
      <style:text-properties style:font-name="Courier New" style:font-name-complex="Courier New"/>
    </style:style>
    <style:style style:name="P2870" style:parent-style-name="PlainText" style:family="paragraph">
      <style:text-properties style:font-name="Courier New" style:font-name-complex="Courier New"/>
    </style:style>
    <style:style style:name="P2871" style:parent-style-name="PlainText" style:family="paragraph">
      <style:text-properties style:font-name="Courier New" style:font-name-complex="Courier New"/>
    </style:style>
    <style:style style:name="P2872" style:parent-style-name="PlainText" style:family="paragraph">
      <style:text-properties style:font-name="Courier New" style:font-name-complex="Courier New"/>
    </style:style>
    <style:style style:name="P2873" style:parent-style-name="PlainText" style:family="paragraph">
      <style:text-properties style:font-name="Courier New" style:font-name-complex="Courier New"/>
    </style:style>
    <style:style style:name="P2874" style:parent-style-name="PlainText" style:family="paragraph">
      <style:text-properties style:font-name="Courier New" style:font-name-complex="Courier New"/>
    </style:style>
    <style:style style:name="P2875" style:parent-style-name="PlainText" style:family="paragraph">
      <style:text-properties style:font-name="Courier New" style:font-name-complex="Courier New"/>
    </style:style>
    <style:style style:name="P2876" style:parent-style-name="PlainText" style:family="paragraph">
      <style:text-properties style:font-name="Courier New" style:font-name-complex="Courier New"/>
    </style:style>
    <style:style style:name="P2877" style:parent-style-name="PlainText" style:family="paragraph">
      <style:text-properties style:font-name="Courier New" style:font-name-complex="Courier New"/>
    </style:style>
    <style:style style:name="P2878" style:parent-style-name="PlainText" style:family="paragraph">
      <style:text-properties style:font-name="Courier New" style:font-name-complex="Courier New"/>
    </style:style>
    <style:style style:name="P2879" style:parent-style-name="PlainText" style:family="paragraph">
      <style:text-properties style:font-name="Courier New" style:font-name-complex="Courier New"/>
    </style:style>
    <style:style style:name="P2880" style:parent-style-name="PlainText" style:family="paragraph">
      <style:text-properties style:font-name="Courier New" style:font-name-complex="Courier New"/>
    </style:style>
    <style:style style:name="P2881" style:parent-style-name="PlainText" style:family="paragraph">
      <style:text-properties style:font-name="Courier New" style:font-name-complex="Courier New"/>
    </style:style>
    <style:style style:name="P2882" style:parent-style-name="PlainText" style:family="paragraph">
      <style:text-properties style:font-name="Courier New" style:font-name-complex="Courier New"/>
    </style:style>
    <style:style style:name="P2883" style:parent-style-name="PlainText" style:family="paragraph">
      <style:text-properties style:font-name="Courier New" style:font-name-complex="Courier New"/>
    </style:style>
    <style:style style:name="P2884" style:parent-style-name="PlainText" style:family="paragraph">
      <style:text-properties style:font-name="Courier New" style:font-name-complex="Courier New"/>
    </style:style>
    <style:style style:name="P2885" style:parent-style-name="PlainText" style:family="paragraph">
      <style:text-properties style:font-name="Courier New" style:font-name-complex="Courier New"/>
    </style:style>
    <style:style style:name="P2886" style:parent-style-name="PlainText" style:family="paragraph">
      <style:text-properties style:font-name="Courier New" style:font-name-complex="Courier New"/>
    </style:style>
    <style:style style:name="P2887" style:parent-style-name="PlainText" style:family="paragraph">
      <style:text-properties style:font-name="Courier New" style:font-name-complex="Courier New"/>
    </style:style>
    <style:style style:name="P2888" style:parent-style-name="PlainText" style:family="paragraph">
      <style:text-properties style:font-name="Courier New" style:font-name-complex="Courier New"/>
    </style:style>
    <style:style style:name="P2889" style:parent-style-name="PlainText" style:family="paragraph">
      <style:text-properties style:font-name="Courier New" style:font-name-complex="Courier New"/>
    </style:style>
    <style:style style:name="P2890" style:parent-style-name="PlainText" style:family="paragraph">
      <style:text-properties style:font-name="Courier New" style:font-name-complex="Courier New"/>
    </style:style>
    <style:style style:name="P2891" style:parent-style-name="PlainText" style:family="paragraph">
      <style:text-properties style:font-name="Courier New" style:font-name-complex="Courier New"/>
    </style:style>
    <style:style style:name="P2892" style:parent-style-name="PlainText" style:family="paragraph">
      <style:text-properties style:font-name="Courier New" style:font-name-complex="Courier New"/>
    </style:style>
    <style:style style:name="P2893" style:parent-style-name="PlainText" style:family="paragraph">
      <style:text-properties style:font-name="Courier New" style:font-name-complex="Courier New"/>
    </style:style>
    <style:style style:name="P2894" style:parent-style-name="PlainText" style:family="paragraph">
      <style:text-properties style:font-name="Courier New" style:font-name-complex="Courier New"/>
    </style:style>
    <style:style style:name="P2895" style:parent-style-name="PlainText" style:family="paragraph">
      <style:text-properties style:font-name="Courier New" style:font-name-complex="Courier New"/>
    </style:style>
    <style:style style:name="P2896" style:parent-style-name="PlainText" style:family="paragraph">
      <style:text-properties style:font-name="Courier New" style:font-name-complex="Courier New"/>
    </style:style>
    <style:style style:name="P2897" style:parent-style-name="PlainText" style:family="paragraph">
      <style:text-properties style:font-name="Courier New" style:font-name-complex="Courier New"/>
    </style:style>
    <style:style style:name="P2898" style:parent-style-name="PlainText" style:family="paragraph">
      <style:text-properties style:font-name="Courier New" style:font-name-complex="Courier New"/>
    </style:style>
    <style:style style:name="P2899" style:parent-style-name="PlainText" style:family="paragraph">
      <style:text-properties style:font-name="Courier New" style:font-name-complex="Courier New"/>
    </style:style>
    <style:style style:name="P2900" style:parent-style-name="PlainText" style:family="paragraph">
      <style:text-properties style:font-name="Courier New" style:font-name-complex="Courier New"/>
    </style:style>
    <style:style style:name="P2901" style:parent-style-name="PlainText" style:family="paragraph">
      <style:text-properties style:font-name="Courier New" style:font-name-complex="Courier New"/>
    </style:style>
    <style:style style:name="P2902" style:parent-style-name="PlainText" style:family="paragraph">
      <style:text-properties style:font-name="Courier New" style:font-name-complex="Courier New"/>
    </style:style>
    <style:style style:name="P2903" style:parent-style-name="PlainText" style:family="paragraph">
      <style:text-properties style:font-name="Courier New" style:font-name-complex="Courier New"/>
    </style:style>
    <style:style style:name="P2904" style:parent-style-name="PlainText" style:family="paragraph">
      <style:text-properties style:font-name="Courier New" style:font-name-complex="Courier New"/>
    </style:style>
    <style:style style:name="P2905" style:parent-style-name="PlainText" style:family="paragraph">
      <style:text-properties style:font-name="Courier New" style:font-name-complex="Courier New"/>
    </style:style>
    <style:style style:name="P2906" style:parent-style-name="PlainText" style:family="paragraph">
      <style:text-properties style:font-name="Courier New" style:font-name-complex="Courier New"/>
    </style:style>
    <style:style style:name="P2907" style:parent-style-name="PlainText" style:family="paragraph">
      <style:text-properties style:font-name="Courier New" style:font-name-complex="Courier New"/>
    </style:style>
    <style:style style:name="P2908" style:parent-style-name="PlainText" style:family="paragraph">
      <style:text-properties style:font-name="Courier New" style:font-name-complex="Courier New"/>
    </style:style>
    <style:style style:name="P2909" style:parent-style-name="PlainText" style:family="paragraph">
      <style:text-properties style:font-name="Courier New" style:font-name-complex="Courier New"/>
    </style:style>
    <style:style style:name="P2910" style:parent-style-name="PlainText" style:family="paragraph">
      <style:text-properties style:font-name="Courier New" style:font-name-complex="Courier New"/>
    </style:style>
    <style:style style:name="P2911" style:parent-style-name="PlainText" style:family="paragraph">
      <style:text-properties style:font-name="Courier New" style:font-name-complex="Courier New"/>
    </style:style>
    <style:style style:name="P2912" style:parent-style-name="PlainText" style:family="paragraph">
      <style:text-properties style:font-name="Courier New" style:font-name-complex="Courier New"/>
    </style:style>
    <style:style style:name="P2913" style:parent-style-name="PlainText" style:family="paragraph">
      <style:text-properties style:font-name="Courier New" style:font-name-complex="Courier New"/>
    </style:style>
    <style:style style:name="P2914" style:parent-style-name="PlainText" style:family="paragraph">
      <style:text-properties style:font-name="Courier New" style:font-name-complex="Courier New"/>
    </style:style>
    <style:style style:name="P2915" style:parent-style-name="PlainText" style:family="paragraph">
      <style:text-properties style:font-name="Courier New" style:font-name-complex="Courier New"/>
    </style:style>
    <style:style style:name="P2916" style:parent-style-name="PlainText" style:family="paragraph">
      <style:text-properties style:font-name="Courier New" style:font-name-complex="Courier New"/>
    </style:style>
    <style:style style:name="P2917" style:parent-style-name="PlainText" style:family="paragraph">
      <style:text-properties style:font-name="Courier New" style:font-name-complex="Courier New"/>
    </style:style>
    <style:style style:name="P2918" style:parent-style-name="PlainText" style:family="paragraph">
      <style:text-properties style:font-name="Courier New" style:font-name-complex="Courier New"/>
    </style:style>
    <style:style style:name="P2919" style:parent-style-name="PlainText" style:family="paragraph">
      <style:text-properties style:font-name="Courier New" style:font-name-complex="Courier New"/>
    </style:style>
    <style:style style:name="P2920" style:parent-style-name="PlainText" style:family="paragraph">
      <style:text-properties style:font-name="Courier New" style:font-name-complex="Courier New"/>
    </style:style>
    <style:style style:name="P2921" style:parent-style-name="PlainText" style:family="paragraph">
      <style:text-properties style:font-name="Courier New" style:font-name-complex="Courier New"/>
    </style:style>
    <style:style style:name="P2922" style:parent-style-name="PlainText" style:family="paragraph">
      <style:text-properties style:font-name="Courier New" style:font-name-complex="Courier New"/>
    </style:style>
    <style:style style:name="P2923" style:parent-style-name="PlainText" style:family="paragraph">
      <style:text-properties style:font-name="Courier New" style:font-name-complex="Courier New"/>
    </style:style>
    <style:style style:name="P2924" style:parent-style-name="PlainText" style:family="paragraph">
      <style:text-properties style:font-name="Courier New" style:font-name-complex="Courier New"/>
    </style:style>
    <style:style style:name="P2925" style:parent-style-name="PlainText" style:family="paragraph">
      <style:text-properties style:font-name="Courier New" style:font-name-complex="Courier New"/>
    </style:style>
    <style:style style:name="P2926" style:parent-style-name="PlainText" style:family="paragraph">
      <style:text-properties style:font-name="Courier New" style:font-name-complex="Courier New"/>
    </style:style>
    <style:style style:name="P2927" style:parent-style-name="PlainText" style:family="paragraph">
      <style:text-properties style:font-name="Courier New" style:font-name-complex="Courier New"/>
    </style:style>
    <style:style style:name="P2928" style:parent-style-name="PlainText" style:family="paragraph">
      <style:text-properties style:font-name="Courier New" style:font-name-complex="Courier New"/>
    </style:style>
    <style:style style:name="P2929" style:parent-style-name="PlainText" style:family="paragraph">
      <style:text-properties style:font-name="Courier New" style:font-name-complex="Courier New"/>
    </style:style>
    <style:style style:name="P2930" style:parent-style-name="PlainText" style:family="paragraph">
      <style:text-properties style:font-name="Courier New" style:font-name-complex="Courier New"/>
    </style:style>
    <style:style style:name="P2931" style:parent-style-name="PlainText" style:family="paragraph">
      <style:text-properties style:font-name="Courier New" style:font-name-complex="Courier New"/>
    </style:style>
    <style:style style:name="P2932" style:parent-style-name="PlainText" style:family="paragraph">
      <style:text-properties style:font-name="Courier New" style:font-name-complex="Courier New"/>
    </style:style>
    <style:style style:name="P2933" style:parent-style-name="PlainText" style:family="paragraph">
      <style:text-properties style:font-name="Courier New" style:font-name-complex="Courier New"/>
    </style:style>
    <style:style style:name="P2934" style:parent-style-name="PlainText" style:family="paragraph">
      <style:text-properties style:font-name="Courier New" style:font-name-complex="Courier New"/>
    </style:style>
    <style:style style:name="P2935" style:parent-style-name="PlainText" style:family="paragraph">
      <style:text-properties style:font-name="Courier New" style:font-name-complex="Courier New"/>
    </style:style>
    <style:style style:name="P2936" style:parent-style-name="PlainText" style:family="paragraph">
      <style:text-properties style:font-name="Courier New" style:font-name-complex="Courier New"/>
    </style:style>
    <style:style style:name="P2937" style:parent-style-name="PlainText" style:family="paragraph">
      <style:text-properties style:font-name="Courier New" style:font-name-complex="Courier New"/>
    </style:style>
    <style:style style:name="P2938" style:parent-style-name="PlainText" style:family="paragraph">
      <style:text-properties style:font-name="Courier New" style:font-name-complex="Courier New"/>
    </style:style>
    <style:style style:name="P2939" style:parent-style-name="PlainText" style:family="paragraph">
      <style:text-properties style:font-name="Courier New" style:font-name-complex="Courier New"/>
    </style:style>
    <style:style style:name="P2940" style:parent-style-name="PlainText" style:family="paragraph">
      <style:text-properties style:font-name="Courier New" style:font-name-complex="Courier New"/>
    </style:style>
    <style:style style:name="P2941" style:parent-style-name="PlainText" style:family="paragraph">
      <style:text-properties style:font-name="Courier New" style:font-name-complex="Courier New"/>
    </style:style>
    <style:style style:name="P2942" style:parent-style-name="PlainText" style:family="paragraph">
      <style:text-properties style:font-name="Courier New" style:font-name-complex="Courier New"/>
    </style:style>
    <style:style style:name="P2943" style:parent-style-name="PlainText" style:family="paragraph">
      <style:text-properties style:font-name="Courier New" style:font-name-complex="Courier New"/>
    </style:style>
    <style:style style:name="P2944" style:parent-style-name="PlainText" style:family="paragraph">
      <style:text-properties style:font-name="Courier New" style:font-name-complex="Courier New"/>
    </style:style>
    <style:style style:name="P2945" style:parent-style-name="PlainText" style:family="paragraph">
      <style:text-properties style:font-name="Courier New" style:font-name-complex="Courier New"/>
    </style:style>
    <style:style style:name="P2946" style:parent-style-name="PlainText" style:family="paragraph">
      <style:text-properties style:font-name="Courier New" style:font-name-complex="Courier New"/>
    </style:style>
    <style:style style:name="P2947" style:parent-style-name="PlainText" style:family="paragraph">
      <style:text-properties style:font-name="Courier New" style:font-name-complex="Courier New"/>
    </style:style>
    <style:style style:name="P2948" style:parent-style-name="PlainText" style:family="paragraph">
      <style:text-properties style:font-name="Courier New" style:font-name-complex="Courier New"/>
    </style:style>
    <style:style style:name="P2949" style:parent-style-name="PlainText" style:family="paragraph">
      <style:text-properties style:font-name="Courier New" style:font-name-complex="Courier New"/>
    </style:style>
    <style:style style:name="P2950" style:parent-style-name="PlainText" style:family="paragraph">
      <style:text-properties style:font-name="Courier New" style:font-name-complex="Courier New"/>
    </style:style>
    <style:style style:name="P2951" style:parent-style-name="PlainText" style:family="paragraph">
      <style:text-properties style:font-name="Courier New" style:font-name-complex="Courier New"/>
    </style:style>
    <style:style style:name="P2952" style:parent-style-name="PlainText" style:family="paragraph">
      <style:text-properties style:font-name="Courier New" style:font-name-complex="Courier New"/>
    </style:style>
    <style:style style:name="P2953" style:parent-style-name="PlainText" style:family="paragraph">
      <style:text-properties style:font-name="Courier New" style:font-name-complex="Courier New"/>
    </style:style>
    <style:style style:name="P2954" style:parent-style-name="PlainText" style:family="paragraph">
      <style:text-properties style:font-name="Courier New" style:font-name-complex="Courier New"/>
    </style:style>
    <style:style style:name="P2955" style:parent-style-name="PlainText" style:family="paragraph">
      <style:text-properties style:font-name="Courier New" style:font-name-complex="Courier New"/>
    </style:style>
    <style:style style:name="P2956" style:parent-style-name="PlainText" style:family="paragraph">
      <style:text-properties style:font-name="Courier New" style:font-name-complex="Courier New"/>
    </style:style>
    <style:style style:name="P2957" style:parent-style-name="PlainText" style:family="paragraph">
      <style:text-properties style:font-name="Courier New" style:font-name-complex="Courier New"/>
    </style:style>
    <style:style style:name="P2958" style:parent-style-name="PlainText" style:family="paragraph">
      <style:text-properties style:font-name="Courier New" style:font-name-complex="Courier New"/>
    </style:style>
    <style:style style:name="P2959" style:parent-style-name="PlainText" style:family="paragraph">
      <style:text-properties style:font-name="Courier New" style:font-name-complex="Courier New"/>
    </style:style>
    <style:style style:name="P2960" style:parent-style-name="PlainText" style:family="paragraph">
      <style:text-properties style:font-name="Courier New" style:font-name-complex="Courier New"/>
    </style:style>
    <style:style style:name="P2961" style:parent-style-name="PlainText" style:family="paragraph">
      <style:text-properties style:font-name="Courier New" style:font-name-complex="Courier New"/>
    </style:style>
    <style:style style:name="P2962" style:parent-style-name="PlainText" style:family="paragraph">
      <style:text-properties style:font-name="Courier New" style:font-name-complex="Courier New"/>
    </style:style>
    <style:style style:name="P2963" style:parent-style-name="PlainText" style:family="paragraph">
      <style:text-properties style:font-name="Courier New" style:font-name-complex="Courier New"/>
    </style:style>
    <style:style style:name="P2964" style:parent-style-name="PlainText" style:family="paragraph">
      <style:text-properties style:font-name="Courier New" style:font-name-complex="Courier New"/>
    </style:style>
    <style:style style:name="P2965" style:parent-style-name="PlainText" style:family="paragraph">
      <style:text-properties style:font-name="Courier New" style:font-name-complex="Courier New"/>
    </style:style>
    <style:style style:name="P2966" style:parent-style-name="PlainText" style:family="paragraph">
      <style:text-properties style:font-name="Courier New" style:font-name-complex="Courier New"/>
    </style:style>
    <style:style style:name="P2967" style:parent-style-name="PlainText" style:family="paragraph">
      <style:text-properties style:font-name="Courier New" style:font-name-complex="Courier New"/>
    </style:style>
    <style:style style:name="P2968" style:parent-style-name="PlainText" style:family="paragraph">
      <style:text-properties style:font-name="Courier New" style:font-name-complex="Courier New"/>
    </style:style>
    <style:style style:name="P2969" style:parent-style-name="PlainText" style:family="paragraph">
      <style:text-properties style:font-name="Courier New" style:font-name-complex="Courier New"/>
    </style:style>
    <style:style style:name="P2970" style:parent-style-name="PlainText" style:family="paragraph">
      <style:text-properties style:font-name="Courier New" style:font-name-complex="Courier New"/>
    </style:style>
    <style:style style:name="P2971" style:parent-style-name="PlainText" style:family="paragraph">
      <style:text-properties style:font-name="Courier New" style:font-name-complex="Courier New"/>
    </style:style>
    <style:style style:name="P2972" style:parent-style-name="PlainText" style:family="paragraph">
      <style:text-properties style:font-name="Courier New" style:font-name-complex="Courier New"/>
    </style:style>
    <style:style style:name="P2973" style:parent-style-name="PlainText" style:family="paragraph">
      <style:text-properties style:font-name="Courier New" style:font-name-complex="Courier New"/>
    </style:style>
    <style:style style:name="P2974" style:parent-style-name="PlainText" style:family="paragraph">
      <style:text-properties style:font-name="Courier New" style:font-name-complex="Courier New"/>
    </style:style>
    <style:style style:name="P2975" style:parent-style-name="PlainText" style:family="paragraph">
      <style:text-properties style:font-name="Courier New" style:font-name-complex="Courier New"/>
    </style:style>
    <style:style style:name="P2976" style:parent-style-name="PlainText" style:family="paragraph">
      <style:text-properties style:font-name="Courier New" style:font-name-complex="Courier New"/>
    </style:style>
    <style:style style:name="P2977" style:parent-style-name="PlainText" style:family="paragraph">
      <style:text-properties style:font-name="Courier New" style:font-name-complex="Courier New"/>
    </style:style>
    <style:style style:name="P2978" style:parent-style-name="PlainText" style:family="paragraph">
      <style:text-properties style:font-name="Courier New" style:font-name-complex="Courier New"/>
    </style:style>
    <style:style style:name="P2979" style:parent-style-name="PlainText" style:family="paragraph">
      <style:text-properties style:font-name="Courier New" style:font-name-complex="Courier New"/>
    </style:style>
    <style:style style:name="P2980" style:parent-style-name="PlainText" style:family="paragraph">
      <style:text-properties style:font-name="Courier New" style:font-name-complex="Courier New"/>
    </style:style>
    <style:style style:name="P2981" style:parent-style-name="PlainText" style:family="paragraph">
      <style:text-properties style:font-name="Courier New" style:font-name-complex="Courier New"/>
    </style:style>
    <style:style style:name="P2982" style:parent-style-name="PlainText" style:family="paragraph">
      <style:text-properties style:font-name="Courier New" style:font-name-complex="Courier New"/>
    </style:style>
    <style:style style:name="P2983" style:parent-style-name="PlainText" style:family="paragraph">
      <style:text-properties style:font-name="Courier New" style:font-name-complex="Courier New"/>
    </style:style>
    <style:style style:name="P2984" style:parent-style-name="PlainText" style:family="paragraph">
      <style:text-properties style:font-name="Courier New" style:font-name-complex="Courier New"/>
    </style:style>
    <style:style style:name="P2985" style:parent-style-name="PlainText" style:family="paragraph">
      <style:text-properties style:font-name="Courier New" style:font-name-complex="Courier New"/>
    </style:style>
    <style:style style:name="P2986" style:parent-style-name="PlainText" style:family="paragraph">
      <style:text-properties style:font-name="Courier New" style:font-name-complex="Courier New"/>
    </style:style>
    <style:style style:name="P2987" style:parent-style-name="PlainText" style:family="paragraph">
      <style:text-properties style:font-name="Courier New" style:font-name-complex="Courier New"/>
    </style:style>
    <style:style style:name="P2988" style:parent-style-name="PlainText" style:family="paragraph">
      <style:text-properties style:font-name="Courier New" style:font-name-complex="Courier New"/>
    </style:style>
    <style:style style:name="P2989" style:parent-style-name="PlainText" style:family="paragraph">
      <style:text-properties style:font-name="Courier New" style:font-name-complex="Courier New"/>
    </style:style>
    <style:style style:name="P2990" style:parent-style-name="PlainText" style:family="paragraph">
      <style:text-properties style:font-name="Courier New" style:font-name-complex="Courier New"/>
    </style:style>
    <style:style style:name="P2991" style:parent-style-name="PlainText" style:family="paragraph">
      <style:text-properties style:font-name="Courier New" style:font-name-complex="Courier New"/>
    </style:style>
    <style:style style:name="P2992" style:parent-style-name="PlainText" style:family="paragraph">
      <style:text-properties style:font-name="Courier New" style:font-name-complex="Courier New"/>
    </style:style>
    <style:style style:name="P2993" style:parent-style-name="PlainText" style:family="paragraph">
      <style:text-properties style:font-name="Courier New" style:font-name-complex="Courier New"/>
    </style:style>
    <style:style style:name="P2994" style:parent-style-name="PlainText" style:family="paragraph">
      <style:text-properties style:font-name="Courier New" style:font-name-complex="Courier New"/>
    </style:style>
    <style:style style:name="P2995" style:parent-style-name="PlainText" style:family="paragraph">
      <style:text-properties style:font-name="Courier New" style:font-name-complex="Courier New"/>
    </style:style>
    <style:style style:name="P2996" style:parent-style-name="PlainText" style:family="paragraph">
      <style:text-properties style:font-name="Courier New" style:font-name-complex="Courier New"/>
    </style:style>
    <style:style style:name="P2997" style:parent-style-name="PlainText" style:family="paragraph">
      <style:text-properties style:font-name="Courier New" style:font-name-complex="Courier New"/>
    </style:style>
    <style:style style:name="P2998" style:parent-style-name="PlainText" style:family="paragraph">
      <style:text-properties style:font-name="Courier New" style:font-name-complex="Courier New"/>
    </style:style>
    <style:style style:name="P2999" style:parent-style-name="PlainText" style:family="paragraph">
      <style:text-properties style:font-name="Courier New" style:font-name-complex="Courier New"/>
    </style:style>
    <style:style style:name="P3000" style:parent-style-name="PlainText" style:family="paragraph">
      <style:text-properties style:font-name="Courier New" style:font-name-complex="Courier New"/>
    </style:style>
    <style:style style:name="P3001" style:parent-style-name="PlainText" style:family="paragraph">
      <style:text-properties style:font-name="Courier New" style:font-name-complex="Courier New"/>
    </style:style>
    <style:style style:name="P3002" style:parent-style-name="PlainText" style:family="paragraph">
      <style:text-properties style:font-name="Courier New" style:font-name-complex="Courier New"/>
    </style:style>
    <style:style style:name="P3003" style:parent-style-name="PlainText" style:family="paragraph">
      <style:text-properties style:font-name="Courier New" style:font-name-complex="Courier New"/>
    </style:style>
    <style:style style:name="P3004" style:parent-style-name="PlainText" style:family="paragraph">
      <style:text-properties style:font-name="Courier New" style:font-name-complex="Courier New"/>
    </style:style>
    <style:style style:name="P3005" style:parent-style-name="PlainText" style:family="paragraph">
      <style:text-properties style:font-name="Courier New" style:font-name-complex="Courier New"/>
    </style:style>
    <style:style style:name="P3006" style:parent-style-name="PlainText" style:family="paragraph">
      <style:text-properties style:font-name="Courier New" style:font-name-complex="Courier New"/>
    </style:style>
    <style:style style:name="P3007" style:parent-style-name="PlainText" style:family="paragraph">
      <style:text-properties style:font-name="Courier New" style:font-name-complex="Courier New"/>
    </style:style>
    <style:style style:name="P3008" style:parent-style-name="PlainText" style:family="paragraph">
      <style:text-properties style:font-name="Courier New" style:font-name-complex="Courier New"/>
    </style:style>
    <style:style style:name="P3009" style:parent-style-name="PlainText" style:family="paragraph">
      <style:text-properties style:font-name="Courier New" style:font-name-complex="Courier New"/>
    </style:style>
    <style:style style:name="P3010" style:parent-style-name="PlainText" style:family="paragraph">
      <style:text-properties style:font-name="Courier New" style:font-name-complex="Courier New"/>
    </style:style>
    <style:style style:name="P3011" style:parent-style-name="PlainText" style:family="paragraph">
      <style:text-properties style:font-name="Courier New" style:font-name-complex="Courier New"/>
    </style:style>
    <style:style style:name="P3012" style:parent-style-name="PlainText" style:family="paragraph">
      <style:text-properties style:font-name="Courier New" style:font-name-complex="Courier New"/>
    </style:style>
    <style:style style:name="P3013" style:parent-style-name="PlainText" style:family="paragraph">
      <style:text-properties style:font-name="Courier New" style:font-name-complex="Courier New"/>
    </style:style>
    <style:style style:name="P3014" style:parent-style-name="PlainText" style:family="paragraph">
      <style:text-properties style:font-name="Courier New" style:font-name-complex="Courier New"/>
    </style:style>
    <style:style style:name="P3015" style:parent-style-name="PlainText" style:family="paragraph">
      <style:text-properties style:font-name="Courier New" style:font-name-complex="Courier New"/>
    </style:style>
    <style:style style:name="P3016" style:parent-style-name="PlainText" style:family="paragraph">
      <style:text-properties style:font-name="Courier New" style:font-name-complex="Courier New"/>
    </style:style>
    <style:style style:name="P3017" style:parent-style-name="PlainText" style:family="paragraph">
      <style:text-properties style:font-name="Courier New" style:font-name-complex="Courier New"/>
    </style:style>
    <style:style style:name="P3018" style:parent-style-name="PlainText" style:family="paragraph">
      <style:text-properties style:font-name="Courier New" style:font-name-complex="Courier New"/>
    </style:style>
    <style:style style:name="P3019" style:parent-style-name="PlainText" style:family="paragraph">
      <style:text-properties style:font-name="Courier New" style:font-name-complex="Courier New"/>
    </style:style>
    <style:style style:name="P3020" style:parent-style-name="PlainText" style:family="paragraph">
      <style:text-properties style:font-name="Courier New" style:font-name-complex="Courier New"/>
    </style:style>
    <style:style style:name="P3021" style:parent-style-name="PlainText" style:family="paragraph">
      <style:text-properties style:font-name="Courier New" style:font-name-complex="Courier New"/>
    </style:style>
    <style:style style:name="P3022" style:parent-style-name="PlainText" style:family="paragraph">
      <style:text-properties style:font-name="Courier New" style:font-name-complex="Courier New"/>
    </style:style>
    <style:style style:name="P3023" style:parent-style-name="PlainText" style:family="paragraph">
      <style:text-properties style:font-name="Courier New" style:font-name-complex="Courier New"/>
    </style:style>
    <style:style style:name="P3024" style:parent-style-name="PlainText" style:family="paragraph">
      <style:text-properties style:font-name="Courier New" style:font-name-complex="Courier New"/>
    </style:style>
    <style:style style:name="P3025" style:parent-style-name="PlainText" style:family="paragraph">
      <style:text-properties style:font-name="Courier New" style:font-name-complex="Courier New"/>
    </style:style>
    <style:style style:name="P3026" style:parent-style-name="PlainText" style:family="paragraph">
      <style:text-properties style:font-name="Courier New" style:font-name-complex="Courier New"/>
    </style:style>
    <style:style style:name="P3027" style:parent-style-name="PlainText" style:family="paragraph">
      <style:text-properties style:font-name="Courier New" style:font-name-complex="Courier New"/>
    </style:style>
    <style:style style:name="P3028" style:parent-style-name="PlainText" style:family="paragraph">
      <style:text-properties style:font-name="Courier New" style:font-name-complex="Courier New"/>
    </style:style>
    <style:style style:name="P3029" style:parent-style-name="PlainText" style:family="paragraph">
      <style:text-properties style:font-name="Courier New" style:font-name-complex="Courier New"/>
    </style:style>
    <style:style style:name="P3030" style:parent-style-name="PlainText" style:family="paragraph">
      <style:text-properties style:font-name="Courier New" style:font-name-complex="Courier New"/>
    </style:style>
    <style:style style:name="P3031" style:parent-style-name="PlainText" style:family="paragraph">
      <style:text-properties style:font-name="Courier New" style:font-name-complex="Courier New"/>
    </style:style>
    <style:style style:name="P3032" style:parent-style-name="PlainText" style:family="paragraph">
      <style:text-properties style:font-name="Courier New" style:font-name-complex="Courier New"/>
    </style:style>
    <style:style style:name="P3033" style:parent-style-name="PlainText" style:family="paragraph">
      <style:text-properties style:font-name="Courier New" style:font-name-complex="Courier New"/>
    </style:style>
    <style:style style:name="P3034" style:parent-style-name="PlainText" style:family="paragraph">
      <style:text-properties style:font-name="Courier New" style:font-name-complex="Courier New"/>
    </style:style>
    <style:style style:name="P3035" style:parent-style-name="PlainText" style:family="paragraph">
      <style:text-properties style:font-name="Courier New" style:font-name-complex="Courier New"/>
    </style:style>
    <style:style style:name="P3036" style:parent-style-name="PlainText" style:family="paragraph">
      <style:text-properties style:font-name="Courier New" style:font-name-complex="Courier New"/>
    </style:style>
    <style:style style:name="P3037" style:parent-style-name="PlainText" style:family="paragraph">
      <style:text-properties style:font-name="Courier New" style:font-name-complex="Courier New"/>
    </style:style>
    <style:style style:name="P3038" style:parent-style-name="PlainText" style:family="paragraph">
      <style:text-properties style:font-name="Courier New" style:font-name-complex="Courier New"/>
    </style:style>
    <style:style style:name="P3039" style:parent-style-name="PlainText" style:family="paragraph">
      <style:text-properties style:font-name="Courier New" style:font-name-complex="Courier New"/>
    </style:style>
    <style:style style:name="P3040" style:parent-style-name="PlainText" style:family="paragraph">
      <style:text-properties style:font-name="Courier New" style:font-name-complex="Courier New"/>
    </style:style>
    <style:style style:name="P3041" style:parent-style-name="PlainText" style:family="paragraph">
      <style:text-properties style:font-name="Courier New" style:font-name-complex="Courier New"/>
    </style:style>
    <style:style style:name="P3042" style:parent-style-name="PlainText" style:family="paragraph">
      <style:text-properties style:font-name="Courier New" style:font-name-complex="Courier New"/>
    </style:style>
    <style:style style:name="P3043" style:parent-style-name="PlainText" style:family="paragraph">
      <style:text-properties style:font-name="Courier New" style:font-name-complex="Courier New"/>
    </style:style>
    <style:style style:name="P3044" style:parent-style-name="PlainText" style:family="paragraph">
      <style:text-properties style:font-name="Courier New" style:font-name-complex="Courier New"/>
    </style:style>
    <style:style style:name="P3045" style:parent-style-name="PlainText" style:family="paragraph">
      <style:text-properties style:font-name="Courier New" style:font-name-complex="Courier New"/>
    </style:style>
    <style:style style:name="P3046" style:parent-style-name="PlainText" style:family="paragraph">
      <style:text-properties style:font-name="Courier New" style:font-name-complex="Courier New"/>
    </style:style>
    <style:style style:name="P3047" style:parent-style-name="PlainText" style:family="paragraph">
      <style:text-properties style:font-name="Courier New" style:font-name-complex="Courier New"/>
    </style:style>
    <style:style style:name="P3048" style:parent-style-name="PlainText" style:family="paragraph">
      <style:text-properties style:font-name="Courier New" style:font-name-complex="Courier New"/>
    </style:style>
    <style:style style:name="P3049" style:parent-style-name="PlainText" style:family="paragraph">
      <style:text-properties style:font-name="Courier New" style:font-name-complex="Courier New"/>
    </style:style>
    <style:style style:name="P3050" style:parent-style-name="PlainText" style:family="paragraph">
      <style:text-properties style:font-name="Courier New" style:font-name-complex="Courier New"/>
    </style:style>
    <style:style style:name="P3051" style:parent-style-name="PlainText" style:family="paragraph">
      <style:text-properties style:font-name="Courier New" style:font-name-complex="Courier New"/>
    </style:style>
    <style:style style:name="P3052" style:parent-style-name="PlainText" style:family="paragraph">
      <style:text-properties style:font-name="Courier New" style:font-name-complex="Courier New"/>
    </style:style>
    <style:style style:name="P3053" style:parent-style-name="PlainText" style:family="paragraph">
      <style:text-properties style:font-name="Courier New" style:font-name-complex="Courier New"/>
    </style:style>
    <style:style style:name="P3054" style:parent-style-name="PlainText" style:family="paragraph">
      <style:text-properties style:font-name="Courier New" style:font-name-complex="Courier New"/>
    </style:style>
    <style:style style:name="P3055" style:parent-style-name="PlainText" style:family="paragraph">
      <style:text-properties style:font-name="Courier New" style:font-name-complex="Courier New"/>
    </style:style>
    <style:style style:name="P3056" style:parent-style-name="PlainText" style:family="paragraph">
      <style:text-properties style:font-name="Courier New" style:font-name-complex="Courier New"/>
    </style:style>
    <style:style style:name="P3057" style:parent-style-name="PlainText" style:family="paragraph">
      <style:text-properties style:font-name="Courier New" style:font-name-complex="Courier New"/>
    </style:style>
    <style:style style:name="P3058" style:parent-style-name="PlainText" style:family="paragraph">
      <style:text-properties style:font-name="Courier New" style:font-name-complex="Courier New"/>
    </style:style>
    <style:style style:name="P3059" style:parent-style-name="PlainText" style:family="paragraph">
      <style:text-properties style:font-name="Courier New" style:font-name-complex="Courier New"/>
    </style:style>
    <style:style style:name="P3060" style:parent-style-name="PlainText" style:family="paragraph">
      <style:text-properties style:font-name="Courier New" style:font-name-complex="Courier New"/>
    </style:style>
    <style:style style:name="P3061" style:parent-style-name="PlainText" style:family="paragraph">
      <style:text-properties style:font-name="Courier New" style:font-name-complex="Courier New"/>
    </style:style>
    <style:style style:name="P3062" style:parent-style-name="PlainText" style:family="paragraph">
      <style:text-properties style:font-name="Courier New" style:font-name-complex="Courier New"/>
    </style:style>
    <style:style style:name="P3063" style:parent-style-name="PlainText" style:family="paragraph">
      <style:text-properties style:font-name="Courier New" style:font-name-complex="Courier New"/>
    </style:style>
    <style:style style:name="P3064" style:parent-style-name="PlainText" style:family="paragraph">
      <style:text-properties style:font-name="Courier New" style:font-name-complex="Courier New"/>
    </style:style>
    <style:style style:name="P3065" style:parent-style-name="PlainText" style:family="paragraph">
      <style:text-properties style:font-name="Courier New" style:font-name-complex="Courier New"/>
    </style:style>
    <style:style style:name="P3066" style:parent-style-name="PlainText" style:family="paragraph">
      <style:text-properties style:font-name="Courier New" style:font-name-complex="Courier New"/>
    </style:style>
    <style:style style:name="P3067" style:parent-style-name="PlainText" style:family="paragraph">
      <style:text-properties style:font-name="Courier New" style:font-name-complex="Courier New"/>
    </style:style>
    <style:style style:name="P3068" style:parent-style-name="PlainText" style:family="paragraph">
      <style:text-properties style:font-name="Courier New" style:font-name-complex="Courier New"/>
    </style:style>
    <style:style style:name="P3069" style:parent-style-name="PlainText" style:family="paragraph">
      <style:text-properties style:font-name="Courier New" style:font-name-complex="Courier New"/>
    </style:style>
    <style:style style:name="P3070" style:parent-style-name="PlainText" style:family="paragraph">
      <style:text-properties style:font-name="Courier New" style:font-name-complex="Courier New"/>
    </style:style>
    <style:style style:name="P3071" style:parent-style-name="PlainText" style:family="paragraph">
      <style:text-properties style:font-name="Courier New" style:font-name-complex="Courier New"/>
    </style:style>
    <style:style style:name="P3072" style:parent-style-name="PlainText" style:family="paragraph">
      <style:text-properties style:font-name="Courier New" style:font-name-complex="Courier New"/>
    </style:style>
    <style:style style:name="P3073" style:parent-style-name="PlainText" style:family="paragraph">
      <style:text-properties style:font-name="Courier New" style:font-name-complex="Courier New"/>
    </style:style>
    <style:style style:name="P3074" style:parent-style-name="PlainText" style:family="paragraph">
      <style:text-properties style:font-name="Courier New" style:font-name-complex="Courier New"/>
    </style:style>
    <style:style style:name="P3075" style:parent-style-name="PlainText" style:family="paragraph">
      <style:text-properties style:font-name="Courier New" style:font-name-complex="Courier New"/>
    </style:style>
    <style:style style:name="P3076" style:parent-style-name="PlainText" style:family="paragraph">
      <style:text-properties style:font-name="Courier New" style:font-name-complex="Courier New"/>
    </style:style>
    <style:style style:name="P3077" style:parent-style-name="PlainText" style:family="paragraph">
      <style:text-properties style:font-name="Courier New" style:font-name-complex="Courier New"/>
    </style:style>
    <style:style style:name="P3078" style:parent-style-name="PlainText" style:family="paragraph">
      <style:text-properties style:font-name="Courier New" style:font-name-complex="Courier New"/>
    </style:style>
    <style:style style:name="P3079" style:parent-style-name="PlainText" style:family="paragraph">
      <style:text-properties style:font-name="Courier New" style:font-name-complex="Courier New"/>
    </style:style>
    <style:style style:name="P3080" style:parent-style-name="PlainText" style:family="paragraph">
      <style:text-properties style:font-name="Courier New" style:font-name-complex="Courier New"/>
    </style:style>
    <style:style style:name="P3081" style:parent-style-name="PlainText" style:family="paragraph">
      <style:text-properties style:font-name="Courier New" style:font-name-complex="Courier New"/>
    </style:style>
    <style:style style:name="P3082" style:parent-style-name="PlainText" style:family="paragraph">
      <style:text-properties style:font-name="Courier New" style:font-name-complex="Courier New"/>
    </style:style>
    <style:style style:name="P3083" style:parent-style-name="PlainText" style:family="paragraph">
      <style:text-properties style:font-name="Courier New" style:font-name-complex="Courier New"/>
    </style:style>
    <style:style style:name="P3084" style:parent-style-name="PlainText" style:family="paragraph">
      <style:text-properties style:font-name="Courier New" style:font-name-complex="Courier New"/>
    </style:style>
    <style:style style:name="P3085" style:parent-style-name="PlainText" style:family="paragraph">
      <style:text-properties style:font-name="Courier New" style:font-name-complex="Courier New"/>
    </style:style>
    <style:style style:name="P3086" style:parent-style-name="PlainText" style:family="paragraph">
      <style:text-properties style:font-name="Courier New" style:font-name-complex="Courier New"/>
    </style:style>
    <style:style style:name="P3087" style:parent-style-name="PlainText" style:family="paragraph">
      <style:text-properties style:font-name="Courier New" style:font-name-complex="Courier New"/>
    </style:style>
    <style:style style:name="P3088" style:parent-style-name="PlainText" style:family="paragraph">
      <style:text-properties style:font-name="Courier New" style:font-name-complex="Courier New"/>
    </style:style>
    <style:style style:name="P3089" style:parent-style-name="PlainText" style:family="paragraph">
      <style:text-properties style:font-name="Courier New" style:font-name-complex="Courier New"/>
    </style:style>
    <style:style style:name="P3090" style:parent-style-name="PlainText" style:family="paragraph">
      <style:text-properties style:font-name="Courier New" style:font-name-complex="Courier New"/>
    </style:style>
    <style:style style:name="P3091" style:parent-style-name="PlainText" style:family="paragraph">
      <style:text-properties style:font-name="Courier New" style:font-name-complex="Courier New"/>
    </style:style>
    <style:style style:name="P3092" style:parent-style-name="PlainText" style:family="paragraph">
      <style:text-properties style:font-name="Courier New" style:font-name-complex="Courier New"/>
    </style:style>
    <style:style style:name="P3093" style:parent-style-name="PlainText" style:family="paragraph">
      <style:text-properties style:font-name="Courier New" style:font-name-complex="Courier New"/>
    </style:style>
    <style:style style:name="P3094" style:parent-style-name="PlainText" style:family="paragraph">
      <style:text-properties style:font-name="Courier New" style:font-name-complex="Courier New"/>
    </style:style>
    <style:style style:name="P3095" style:parent-style-name="PlainText" style:family="paragraph">
      <style:text-properties style:font-name="Courier New" style:font-name-complex="Courier New"/>
    </style:style>
    <style:style style:name="P3096" style:parent-style-name="PlainText" style:family="paragraph">
      <style:text-properties style:font-name="Courier New" style:font-name-complex="Courier New"/>
    </style:style>
    <style:style style:name="P3097" style:parent-style-name="PlainText" style:family="paragraph">
      <style:text-properties style:font-name="Courier New" style:font-name-complex="Courier New"/>
    </style:style>
    <style:style style:name="P3098" style:parent-style-name="PlainText" style:family="paragraph">
      <style:text-properties style:font-name="Courier New" style:font-name-complex="Courier New"/>
    </style:style>
    <style:style style:name="P3099" style:parent-style-name="PlainText" style:family="paragraph">
      <style:text-properties style:font-name="Courier New" style:font-name-complex="Courier New"/>
    </style:style>
    <style:style style:name="P3100" style:parent-style-name="PlainText" style:family="paragraph">
      <style:text-properties style:font-name="Courier New" style:font-name-complex="Courier New"/>
    </style:style>
    <style:style style:name="P3101" style:parent-style-name="PlainText" style:family="paragraph">
      <style:text-properties style:font-name="Courier New" style:font-name-complex="Courier New"/>
    </style:style>
    <style:style style:name="P3102" style:parent-style-name="PlainText" style:family="paragraph">
      <style:text-properties style:font-name="Courier New" style:font-name-complex="Courier New"/>
    </style:style>
    <style:style style:name="P3103" style:parent-style-name="PlainText" style:family="paragraph">
      <style:text-properties style:font-name="Courier New" style:font-name-complex="Courier New"/>
    </style:style>
    <style:style style:name="P3104" style:parent-style-name="PlainText" style:family="paragraph">
      <style:text-properties style:font-name="Courier New" style:font-name-complex="Courier New"/>
    </style:style>
    <style:style style:name="P3105" style:parent-style-name="PlainText" style:family="paragraph">
      <style:text-properties style:font-name="Courier New" style:font-name-complex="Courier New"/>
    </style:style>
    <style:style style:name="P3106" style:parent-style-name="PlainText" style:family="paragraph">
      <style:text-properties style:font-name="Courier New" style:font-name-complex="Courier New"/>
    </style:style>
    <style:style style:name="P3107" style:parent-style-name="PlainText" style:family="paragraph">
      <style:text-properties style:font-name="Courier New" style:font-name-complex="Courier New"/>
    </style:style>
    <style:style style:name="P3108" style:parent-style-name="PlainText" style:family="paragraph">
      <style:text-properties style:font-name="Courier New" style:font-name-complex="Courier New"/>
    </style:style>
    <style:style style:name="P3109" style:parent-style-name="PlainText" style:family="paragraph">
      <style:text-properties style:font-name="Courier New" style:font-name-complex="Courier New"/>
    </style:style>
    <style:style style:name="P3110" style:parent-style-name="PlainText" style:family="paragraph">
      <style:text-properties style:font-name="Courier New" style:font-name-complex="Courier New"/>
    </style:style>
    <style:style style:name="P3111" style:parent-style-name="PlainText" style:family="paragraph">
      <style:text-properties style:font-name="Courier New" style:font-name-complex="Courier New"/>
    </style:style>
    <style:style style:name="P3112" style:parent-style-name="PlainText" style:family="paragraph">
      <style:text-properties style:font-name="Courier New" style:font-name-complex="Courier New"/>
    </style:style>
    <style:style style:name="P3113" style:parent-style-name="PlainText" style:family="paragraph">
      <style:text-properties style:font-name="Courier New" style:font-name-complex="Courier New"/>
    </style:style>
    <style:style style:name="P3114" style:parent-style-name="PlainText" style:family="paragraph">
      <style:text-properties style:font-name="Courier New" style:font-name-complex="Courier New"/>
    </style:style>
    <style:style style:name="P3115" style:parent-style-name="PlainText" style:family="paragraph">
      <style:text-properties style:font-name="Courier New" style:font-name-complex="Courier New"/>
    </style:style>
    <style:style style:name="P3116" style:parent-style-name="PlainText" style:family="paragraph">
      <style:text-properties style:font-name="Courier New" style:font-name-complex="Courier New"/>
    </style:style>
    <style:style style:name="P3117" style:parent-style-name="PlainText" style:family="paragraph">
      <style:text-properties style:font-name="Courier New" style:font-name-complex="Courier New"/>
    </style:style>
    <style:style style:name="P3118" style:parent-style-name="PlainText" style:family="paragraph">
      <style:text-properties style:font-name="Courier New" style:font-name-complex="Courier New"/>
    </style:style>
    <style:style style:name="P3119" style:parent-style-name="PlainText" style:family="paragraph">
      <style:text-properties style:font-name="Courier New" style:font-name-complex="Courier New"/>
    </style:style>
    <style:style style:name="P3120" style:parent-style-name="PlainText" style:family="paragraph">
      <style:text-properties style:font-name="Courier New" style:font-name-complex="Courier New"/>
    </style:style>
    <style:style style:name="P3121" style:parent-style-name="PlainText" style:family="paragraph">
      <style:text-properties style:font-name="Courier New" style:font-name-complex="Courier New"/>
    </style:style>
    <style:style style:name="P3122" style:parent-style-name="PlainText" style:family="paragraph">
      <style:text-properties style:font-name="Courier New" style:font-name-complex="Courier New"/>
    </style:style>
    <style:style style:name="P3123" style:parent-style-name="PlainText" style:family="paragraph">
      <style:text-properties style:font-name="Courier New" style:font-name-complex="Courier New"/>
    </style:style>
    <style:style style:name="P3124" style:parent-style-name="PlainText" style:family="paragraph">
      <style:text-properties style:font-name="Courier New" style:font-name-complex="Courier New"/>
    </style:style>
    <style:style style:name="P3125" style:parent-style-name="PlainText" style:family="paragraph">
      <style:text-properties style:font-name="Courier New" style:font-name-complex="Courier New"/>
    </style:style>
    <style:style style:name="P3126" style:parent-style-name="PlainText" style:family="paragraph">
      <style:text-properties style:font-name="Courier New" style:font-name-complex="Courier New"/>
    </style:style>
    <style:style style:name="P3127" style:parent-style-name="PlainText" style:family="paragraph">
      <style:text-properties style:font-name="Courier New" style:font-name-complex="Courier New"/>
    </style:style>
    <style:style style:name="P3128" style:parent-style-name="PlainText" style:family="paragraph">
      <style:text-properties style:font-name="Courier New" style:font-name-complex="Courier New"/>
    </style:style>
    <style:style style:name="P3129" style:parent-style-name="PlainText" style:family="paragraph">
      <style:text-properties style:font-name="Courier New" style:font-name-complex="Courier New"/>
    </style:style>
    <style:style style:name="P3130" style:parent-style-name="PlainText" style:family="paragraph">
      <style:text-properties style:font-name="Courier New" style:font-name-complex="Courier New"/>
    </style:style>
    <style:style style:name="P3131" style:parent-style-name="PlainText" style:family="paragraph">
      <style:text-properties style:font-name="Courier New" style:font-name-complex="Courier New"/>
    </style:style>
    <style:style style:name="P3132" style:parent-style-name="PlainText" style:family="paragraph">
      <style:text-properties style:font-name="Courier New" style:font-name-complex="Courier New"/>
    </style:style>
    <style:style style:name="P3133" style:parent-style-name="PlainText" style:family="paragraph">
      <style:text-properties style:font-name="Courier New" style:font-name-complex="Courier New"/>
    </style:style>
    <style:style style:name="P3134" style:parent-style-name="PlainText" style:family="paragraph">
      <style:text-properties style:font-name="Courier New" style:font-name-complex="Courier New"/>
    </style:style>
    <style:style style:name="P3135" style:parent-style-name="PlainText" style:family="paragraph">
      <style:text-properties style:font-name="Courier New" style:font-name-complex="Courier New"/>
    </style:style>
    <style:style style:name="P3136" style:parent-style-name="PlainText" style:family="paragraph">
      <style:text-properties style:font-name="Courier New" style:font-name-complex="Courier New"/>
    </style:style>
    <style:style style:name="P3137" style:parent-style-name="PlainText" style:family="paragraph">
      <style:text-properties style:font-name="Courier New" style:font-name-complex="Courier New"/>
    </style:style>
    <style:style style:name="P3138" style:parent-style-name="PlainText" style:family="paragraph">
      <style:text-properties style:font-name="Courier New" style:font-name-complex="Courier New"/>
    </style:style>
    <style:style style:name="P3139" style:parent-style-name="PlainText" style:family="paragraph">
      <style:text-properties style:font-name="Courier New" style:font-name-complex="Courier New"/>
    </style:style>
    <style:style style:name="P3140" style:parent-style-name="PlainText" style:family="paragraph">
      <style:text-properties style:font-name="Courier New" style:font-name-complex="Courier New"/>
    </style:style>
    <style:style style:name="P3141" style:parent-style-name="PlainText" style:family="paragraph">
      <style:text-properties style:font-name="Courier New" style:font-name-complex="Courier New"/>
    </style:style>
    <style:style style:name="P3142" style:parent-style-name="PlainText" style:family="paragraph">
      <style:text-properties style:font-name="Courier New" style:font-name-complex="Courier New"/>
    </style:style>
    <style:style style:name="P3143" style:parent-style-name="PlainText" style:family="paragraph">
      <style:text-properties style:font-name="Courier New" style:font-name-complex="Courier New"/>
    </style:style>
    <style:style style:name="P3144" style:parent-style-name="PlainText" style:family="paragraph">
      <style:text-properties style:font-name="Courier New" style:font-name-complex="Courier New"/>
    </style:style>
    <style:style style:name="P3145" style:parent-style-name="PlainText" style:family="paragraph">
      <style:text-properties style:font-name="Courier New" style:font-name-complex="Courier New"/>
    </style:style>
    <style:style style:name="P3146" style:parent-style-name="PlainText" style:family="paragraph">
      <style:text-properties style:font-name="Courier New" style:font-name-complex="Courier New"/>
    </style:style>
    <style:style style:name="P3147" style:parent-style-name="PlainText" style:family="paragraph">
      <style:text-properties style:font-name="Courier New" style:font-name-complex="Courier New"/>
    </style:style>
    <style:style style:name="P3148" style:parent-style-name="PlainText" style:family="paragraph">
      <style:text-properties style:font-name="Courier New" style:font-name-complex="Courier New"/>
    </style:style>
    <style:style style:name="P3149" style:parent-style-name="PlainText" style:family="paragraph">
      <style:text-properties style:font-name="Courier New" style:font-name-complex="Courier New"/>
    </style:style>
    <style:style style:name="P3150" style:parent-style-name="PlainText" style:family="paragraph">
      <style:text-properties style:font-name="Courier New" style:font-name-complex="Courier New"/>
    </style:style>
    <style:style style:name="P3151" style:parent-style-name="PlainText" style:family="paragraph">
      <style:text-properties style:font-name="Courier New" style:font-name-complex="Courier New"/>
    </style:style>
    <style:style style:name="P3152" style:parent-style-name="PlainText" style:family="paragraph">
      <style:text-properties style:font-name="Courier New" style:font-name-complex="Courier New"/>
    </style:style>
    <style:style style:name="P3153" style:parent-style-name="PlainText" style:family="paragraph">
      <style:text-properties style:font-name="Courier New" style:font-name-complex="Courier New"/>
    </style:style>
    <style:style style:name="P3154" style:parent-style-name="PlainText" style:family="paragraph">
      <style:text-properties style:font-name="Courier New" style:font-name-complex="Courier New"/>
    </style:style>
    <style:style style:name="P3155" style:parent-style-name="PlainText" style:family="paragraph">
      <style:text-properties style:font-name="Courier New" style:font-name-complex="Courier New"/>
    </style:style>
    <style:style style:name="P3156" style:parent-style-name="PlainText" style:family="paragraph">
      <style:text-properties style:font-name="Courier New" style:font-name-complex="Courier New"/>
    </style:style>
    <style:style style:name="P3157" style:parent-style-name="PlainText" style:family="paragraph">
      <style:text-properties style:font-name="Courier New" style:font-name-complex="Courier New"/>
    </style:style>
    <style:style style:name="P3158" style:parent-style-name="PlainText" style:family="paragraph">
      <style:text-properties style:font-name="Courier New" style:font-name-complex="Courier New"/>
    </style:style>
    <style:style style:name="P3159" style:parent-style-name="PlainText" style:family="paragraph">
      <style:text-properties style:font-name="Courier New" style:font-name-complex="Courier New"/>
    </style:style>
    <style:style style:name="P3160" style:parent-style-name="PlainText" style:family="paragraph">
      <style:text-properties style:font-name="Courier New" style:font-name-complex="Courier New"/>
    </style:style>
    <style:style style:name="P3161" style:parent-style-name="PlainText" style:family="paragraph">
      <style:text-properties style:font-name="Courier New" style:font-name-complex="Courier New"/>
    </style:style>
    <style:style style:name="P3162" style:parent-style-name="PlainText" style:family="paragraph">
      <style:text-properties style:font-name="Courier New" style:font-name-complex="Courier New"/>
    </style:style>
    <style:style style:name="P3163" style:parent-style-name="PlainText" style:family="paragraph">
      <style:text-properties style:font-name="Courier New" style:font-name-complex="Courier New"/>
    </style:style>
    <style:style style:name="P3164" style:parent-style-name="PlainText" style:family="paragraph">
      <style:text-properties style:font-name="Courier New" style:font-name-complex="Courier New"/>
    </style:style>
    <style:style style:name="P3165" style:parent-style-name="PlainText" style:family="paragraph">
      <style:text-properties style:font-name="Courier New" style:font-name-complex="Courier New"/>
    </style:style>
    <style:style style:name="P3166" style:parent-style-name="PlainText" style:family="paragraph">
      <style:text-properties style:font-name="Courier New" style:font-name-complex="Courier New"/>
    </style:style>
    <style:style style:name="P3167" style:parent-style-name="PlainText" style:family="paragraph">
      <style:text-properties style:font-name="Courier New" style:font-name-complex="Courier New"/>
    </style:style>
    <style:style style:name="P3168" style:parent-style-name="PlainText" style:family="paragraph">
      <style:text-properties style:font-name="Courier New" style:font-name-complex="Courier New"/>
    </style:style>
    <style:style style:name="P3169" style:parent-style-name="PlainText" style:family="paragraph">
      <style:text-properties style:font-name="Courier New" style:font-name-complex="Courier New"/>
    </style:style>
    <style:style style:name="P3170" style:parent-style-name="PlainText" style:family="paragraph">
      <style:text-properties style:font-name="Courier New" style:font-name-complex="Courier New"/>
    </style:style>
    <style:style style:name="P3171" style:parent-style-name="PlainText" style:family="paragraph">
      <style:text-properties style:font-name="Courier New" style:font-name-complex="Courier New"/>
    </style:style>
    <style:style style:name="P3172" style:parent-style-name="PlainText" style:family="paragraph">
      <style:text-properties style:font-name="Courier New" style:font-name-complex="Courier New"/>
    </style:style>
    <style:style style:name="P3173" style:parent-style-name="PlainText" style:family="paragraph">
      <style:text-properties style:font-name="Courier New" style:font-name-complex="Courier New"/>
    </style:style>
    <style:style style:name="P3174" style:parent-style-name="PlainText" style:family="paragraph">
      <style:text-properties style:font-name="Courier New" style:font-name-complex="Courier New"/>
    </style:style>
    <style:style style:name="P3175" style:parent-style-name="PlainText" style:family="paragraph">
      <style:text-properties style:font-name="Courier New" style:font-name-complex="Courier New"/>
    </style:style>
    <style:style style:name="P3176" style:parent-style-name="PlainText" style:family="paragraph">
      <style:text-properties style:font-name="Courier New" style:font-name-complex="Courier New"/>
    </style:style>
    <style:style style:name="P3177" style:parent-style-name="PlainText" style:family="paragraph">
      <style:text-properties style:font-name="Courier New" style:font-name-complex="Courier New"/>
    </style:style>
    <style:style style:name="P3178" style:parent-style-name="PlainText" style:family="paragraph">
      <style:text-properties style:font-name="Courier New" style:font-name-complex="Courier New"/>
    </style:style>
    <style:style style:name="P3179" style:parent-style-name="PlainText" style:family="paragraph">
      <style:text-properties style:font-name="Courier New" style:font-name-complex="Courier New"/>
    </style:style>
    <style:style style:name="P3180" style:parent-style-name="PlainText" style:family="paragraph">
      <style:text-properties style:font-name="Courier New" style:font-name-complex="Courier New"/>
    </style:style>
    <style:style style:name="P3181" style:parent-style-name="PlainText" style:family="paragraph">
      <style:text-properties style:font-name="Courier New" style:font-name-complex="Courier New"/>
    </style:style>
    <style:style style:name="P3182" style:parent-style-name="PlainText" style:family="paragraph">
      <style:text-properties style:font-name="Courier New" style:font-name-complex="Courier New"/>
    </style:style>
    <style:style style:name="P3183" style:parent-style-name="PlainText" style:family="paragraph">
      <style:text-properties style:font-name="Courier New" style:font-name-complex="Courier New"/>
    </style:style>
    <style:style style:name="P3184" style:parent-style-name="PlainText" style:family="paragraph">
      <style:text-properties style:font-name="Courier New" style:font-name-complex="Courier New"/>
    </style:style>
    <style:style style:name="P3185" style:parent-style-name="PlainText" style:family="paragraph">
      <style:text-properties style:font-name="Courier New" style:font-name-complex="Courier New"/>
    </style:style>
    <style:style style:name="P3186" style:parent-style-name="PlainText" style:family="paragraph">
      <style:text-properties style:font-name="Courier New" style:font-name-complex="Courier New"/>
    </style:style>
    <style:style style:name="P3187" style:parent-style-name="PlainText" style:family="paragraph">
      <style:text-properties style:font-name="Courier New" style:font-name-complex="Courier New"/>
    </style:style>
    <style:style style:name="P3188" style:parent-style-name="PlainText" style:family="paragraph">
      <style:text-properties style:font-name="Courier New" style:font-name-complex="Courier New"/>
    </style:style>
    <style:style style:name="P3189" style:parent-style-name="PlainText" style:family="paragraph">
      <style:text-properties style:font-name="Courier New" style:font-name-complex="Courier New"/>
    </style:style>
    <style:style style:name="P3190" style:parent-style-name="PlainText" style:family="paragraph">
      <style:text-properties style:font-name="Courier New" style:font-name-complex="Courier New"/>
    </style:style>
    <style:style style:name="P3191" style:parent-style-name="PlainText" style:family="paragraph">
      <style:text-properties style:font-name="Courier New" style:font-name-complex="Courier New"/>
    </style:style>
    <style:style style:name="P3192" style:parent-style-name="PlainText" style:family="paragraph">
      <style:text-properties style:font-name="Courier New" style:font-name-complex="Courier New"/>
    </style:style>
    <style:style style:name="P3193" style:parent-style-name="PlainText" style:family="paragraph">
      <style:text-properties style:font-name="Courier New" style:font-name-complex="Courier New"/>
    </style:style>
    <style:style style:name="P3194" style:parent-style-name="PlainText" style:family="paragraph">
      <style:text-properties style:font-name="Courier New" style:font-name-complex="Courier New"/>
    </style:style>
    <style:style style:name="P3195" style:parent-style-name="PlainText" style:family="paragraph">
      <style:text-properties style:font-name="Courier New" style:font-name-complex="Courier New"/>
    </style:style>
    <style:style style:name="P3196" style:parent-style-name="PlainText" style:family="paragraph">
      <style:text-properties style:font-name="Courier New" style:font-name-complex="Courier New"/>
    </style:style>
    <style:style style:name="P3197" style:parent-style-name="PlainText" style:family="paragraph">
      <style:text-properties style:font-name="Courier New" style:font-name-complex="Courier New"/>
    </style:style>
    <style:style style:name="P3198" style:parent-style-name="PlainText" style:family="paragraph">
      <style:text-properties style:font-name="Courier New" style:font-name-complex="Courier New"/>
    </style:style>
    <style:style style:name="P3199" style:parent-style-name="PlainText" style:family="paragraph">
      <style:text-properties style:font-name="Courier New" style:font-name-complex="Courier New"/>
    </style:style>
    <style:style style:name="P3200" style:parent-style-name="PlainText" style:family="paragraph">
      <style:text-properties style:font-name="Courier New" style:font-name-complex="Courier New"/>
    </style:style>
    <style:style style:name="P3201" style:parent-style-name="PlainText" style:family="paragraph">
      <style:text-properties style:font-name="Courier New" style:font-name-complex="Courier New"/>
    </style:style>
    <style:style style:name="P3202" style:parent-style-name="PlainText" style:family="paragraph">
      <style:text-properties style:font-name="Courier New" style:font-name-complex="Courier New"/>
    </style:style>
    <style:style style:name="P3203" style:parent-style-name="PlainText" style:family="paragraph">
      <style:text-properties style:font-name="Courier New" style:font-name-complex="Courier New"/>
    </style:style>
    <style:style style:name="P3204" style:parent-style-name="PlainText" style:family="paragraph">
      <style:text-properties style:font-name="Courier New" style:font-name-complex="Courier New"/>
    </style:style>
    <style:style style:name="P3205" style:parent-style-name="PlainText" style:family="paragraph">
      <style:text-properties style:font-name="Courier New" style:font-name-complex="Courier New"/>
    </style:style>
    <style:style style:name="P3206" style:parent-style-name="PlainText" style:family="paragraph">
      <style:text-properties style:font-name="Courier New" style:font-name-complex="Courier New"/>
    </style:style>
    <style:style style:name="P3207" style:parent-style-name="PlainText" style:family="paragraph">
      <style:text-properties style:font-name="Courier New" style:font-name-complex="Courier New"/>
    </style:style>
    <style:style style:name="P3208" style:parent-style-name="PlainText" style:family="paragraph">
      <style:text-properties style:font-name="Courier New" style:font-name-complex="Courier New"/>
    </style:style>
    <style:style style:name="P3209" style:parent-style-name="PlainText" style:family="paragraph">
      <style:text-properties style:font-name="Courier New" style:font-name-complex="Courier New"/>
    </style:style>
    <style:style style:name="P3210" style:parent-style-name="PlainText" style:family="paragraph">
      <style:text-properties style:font-name="Courier New" style:font-name-complex="Courier New"/>
    </style:style>
    <style:style style:name="P3211" style:parent-style-name="PlainText" style:family="paragraph">
      <style:text-properties style:font-name="Courier New" style:font-name-complex="Courier New"/>
    </style:style>
    <style:style style:name="P3212" style:parent-style-name="PlainText" style:family="paragraph">
      <style:text-properties style:font-name="Courier New" style:font-name-complex="Courier New"/>
    </style:style>
    <style:style style:name="P3213" style:parent-style-name="PlainText" style:family="paragraph">
      <style:text-properties style:font-name="Courier New" style:font-name-complex="Courier New"/>
    </style:style>
    <style:style style:name="P3214" style:parent-style-name="PlainText" style:family="paragraph">
      <style:text-properties style:font-name="Courier New" style:font-name-complex="Courier New"/>
    </style:style>
    <style:style style:name="P3215" style:parent-style-name="PlainText" style:family="paragraph">
      <style:text-properties style:font-name="Courier New" style:font-name-complex="Courier New"/>
    </style:style>
    <style:style style:name="P3216" style:parent-style-name="PlainText" style:family="paragraph">
      <style:text-properties style:font-name="Courier New" style:font-name-complex="Courier New"/>
    </style:style>
    <style:style style:name="P3217" style:parent-style-name="PlainText" style:family="paragraph">
      <style:text-properties style:font-name="Courier New" style:font-name-complex="Courier New"/>
    </style:style>
    <style:style style:name="P3218" style:parent-style-name="PlainText" style:family="paragraph">
      <style:text-properties style:font-name="Courier New" style:font-name-complex="Courier New"/>
    </style:style>
    <style:style style:name="P3219" style:parent-style-name="PlainText" style:family="paragraph">
      <style:text-properties style:font-name="Courier New" style:font-name-complex="Courier New"/>
    </style:style>
    <style:style style:name="P3220" style:parent-style-name="PlainText" style:family="paragraph">
      <style:text-properties style:font-name="Courier New" style:font-name-complex="Courier New"/>
    </style:style>
    <style:style style:name="P3221" style:parent-style-name="PlainText" style:family="paragraph">
      <style:text-properties style:font-name="Courier New" style:font-name-complex="Courier New"/>
    </style:style>
    <style:style style:name="P3222" style:parent-style-name="PlainText" style:family="paragraph">
      <style:text-properties style:font-name="Courier New" style:font-name-complex="Courier New"/>
    </style:style>
    <style:style style:name="P3223" style:parent-style-name="PlainText" style:family="paragraph">
      <style:text-properties style:font-name="Courier New" style:font-name-complex="Courier New"/>
    </style:style>
    <style:style style:name="P3224" style:parent-style-name="PlainText" style:family="paragraph">
      <style:text-properties style:font-name="Courier New" style:font-name-complex="Courier New"/>
    </style:style>
    <style:style style:name="P3225" style:parent-style-name="PlainText" style:family="paragraph">
      <style:text-properties style:font-name="Courier New" style:font-name-complex="Courier New"/>
    </style:style>
    <style:style style:name="P3226" style:parent-style-name="PlainText" style:family="paragraph">
      <style:text-properties style:font-name="Courier New" style:font-name-complex="Courier New"/>
    </style:style>
    <style:style style:name="P3227" style:parent-style-name="PlainText" style:family="paragraph">
      <style:text-properties style:font-name="Courier New" style:font-name-complex="Courier New"/>
    </style:style>
    <style:style style:name="P3228" style:parent-style-name="PlainText" style:family="paragraph">
      <style:text-properties style:font-name="Courier New" style:font-name-complex="Courier New"/>
    </style:style>
    <style:style style:name="P3229" style:parent-style-name="PlainText" style:family="paragraph">
      <style:text-properties style:font-name="Courier New" style:font-name-complex="Courier New"/>
    </style:style>
    <style:style style:name="P3230" style:parent-style-name="PlainText" style:family="paragraph">
      <style:text-properties style:font-name="Courier New" style:font-name-complex="Courier New"/>
    </style:style>
    <style:style style:name="P3231" style:parent-style-name="PlainText" style:family="paragraph">
      <style:text-properties style:font-name="Courier New" style:font-name-complex="Courier New"/>
    </style:style>
    <style:style style:name="P3232" style:parent-style-name="PlainText" style:family="paragraph">
      <style:text-properties style:font-name="Courier New" style:font-name-complex="Courier New"/>
    </style:style>
    <style:style style:name="P3233" style:parent-style-name="PlainText" style:family="paragraph">
      <style:text-properties style:font-name="Courier New" style:font-name-complex="Courier New"/>
    </style:style>
    <style:style style:name="P3234" style:parent-style-name="PlainText" style:family="paragraph">
      <style:text-properties style:font-name="Courier New" style:font-name-complex="Courier New"/>
    </style:style>
    <style:style style:name="P3235" style:parent-style-name="PlainText" style:family="paragraph">
      <style:text-properties style:font-name="Courier New" style:font-name-complex="Courier New"/>
    </style:style>
    <style:style style:name="P3236" style:parent-style-name="PlainText" style:family="paragraph">
      <style:text-properties style:font-name="Courier New" style:font-name-complex="Courier New"/>
    </style:style>
    <style:style style:name="P3237" style:parent-style-name="PlainText" style:family="paragraph">
      <style:text-properties style:font-name="Courier New" style:font-name-complex="Courier New"/>
    </style:style>
    <style:style style:name="P3238" style:parent-style-name="PlainText" style:family="paragraph">
      <style:text-properties style:font-name="Courier New" style:font-name-complex="Courier New"/>
    </style:style>
    <style:style style:name="P3239" style:parent-style-name="PlainText" style:family="paragraph">
      <style:text-properties style:font-name="Courier New" style:font-name-complex="Courier New"/>
    </style:style>
    <style:style style:name="P3240" style:parent-style-name="PlainText" style:family="paragraph">
      <style:text-properties style:font-name="Courier New" style:font-name-complex="Courier New"/>
    </style:style>
    <style:style style:name="P3241" style:parent-style-name="PlainText" style:family="paragraph">
      <style:text-properties style:font-name="Courier New" style:font-name-complex="Courier New"/>
    </style:style>
    <style:style style:name="P3242" style:parent-style-name="PlainText" style:family="paragraph">
      <style:text-properties style:font-name="Courier New" style:font-name-complex="Courier New"/>
    </style:style>
    <style:style style:name="P3243" style:parent-style-name="PlainText" style:family="paragraph">
      <style:text-properties style:font-name="Courier New" style:font-name-complex="Courier New"/>
    </style:style>
    <style:style style:name="P3244" style:parent-style-name="PlainText" style:family="paragraph">
      <style:text-properties style:font-name="Courier New" style:font-name-complex="Courier New"/>
    </style:style>
    <style:style style:name="P3245" style:parent-style-name="PlainText" style:family="paragraph">
      <style:text-properties style:font-name="Courier New" style:font-name-complex="Courier New"/>
    </style:style>
    <style:style style:name="P3246" style:parent-style-name="PlainText" style:family="paragraph">
      <style:text-properties style:font-name="Courier New" style:font-name-complex="Courier New"/>
    </style:style>
    <style:style style:name="P3247" style:parent-style-name="PlainText" style:family="paragraph">
      <style:text-properties style:font-name="Courier New" style:font-name-complex="Courier New"/>
    </style:style>
    <style:style style:name="P3248" style:parent-style-name="PlainText" style:family="paragraph">
      <style:text-properties style:font-name="Courier New" style:font-name-complex="Courier New"/>
    </style:style>
    <style:style style:name="P3249" style:parent-style-name="PlainText" style:family="paragraph">
      <style:text-properties style:font-name="Courier New" style:font-name-complex="Courier New"/>
    </style:style>
    <style:style style:name="P3250" style:parent-style-name="PlainText" style:family="paragraph">
      <style:text-properties style:font-name="Courier New" style:font-name-complex="Courier New"/>
    </style:style>
    <style:style style:name="P3251" style:parent-style-name="PlainText" style:family="paragraph">
      <style:text-properties style:font-name="Courier New" style:font-name-complex="Courier New"/>
    </style:style>
    <style:style style:name="P3252" style:parent-style-name="PlainText" style:family="paragraph">
      <style:text-properties style:font-name="Courier New" style:font-name-complex="Courier New"/>
    </style:style>
    <style:style style:name="P3253" style:parent-style-name="PlainText" style:family="paragraph">
      <style:text-properties style:font-name="Courier New" style:font-name-complex="Courier New"/>
    </style:style>
    <style:style style:name="P3254" style:parent-style-name="PlainText" style:family="paragraph">
      <style:text-properties style:font-name="Courier New" style:font-name-complex="Courier New"/>
    </style:style>
    <style:style style:name="P3255" style:parent-style-name="PlainText" style:family="paragraph">
      <style:text-properties style:font-name="Courier New" style:font-name-complex="Courier New"/>
    </style:style>
    <style:style style:name="P3256" style:parent-style-name="PlainText" style:family="paragraph">
      <style:text-properties style:font-name="Courier New" style:font-name-complex="Courier New"/>
    </style:style>
    <style:style style:name="P3257" style:parent-style-name="PlainText" style:family="paragraph">
      <style:text-properties style:font-name="Courier New" style:font-name-complex="Courier New"/>
    </style:style>
    <style:style style:name="P3258" style:parent-style-name="PlainText" style:family="paragraph">
      <style:text-properties style:font-name="Courier New" style:font-name-complex="Courier New"/>
    </style:style>
    <style:style style:name="P3259" style:parent-style-name="PlainText" style:family="paragraph">
      <style:text-properties style:font-name="Courier New" style:font-name-complex="Courier New"/>
    </style:style>
    <style:style style:name="P3260" style:parent-style-name="PlainText" style:family="paragraph">
      <style:text-properties style:font-name="Courier New" style:font-name-complex="Courier New"/>
    </style:style>
    <style:style style:name="P3261" style:parent-style-name="PlainText" style:family="paragraph">
      <style:text-properties style:font-name="Courier New" style:font-name-complex="Courier New"/>
    </style:style>
    <style:style style:name="P3262" style:parent-style-name="PlainText" style:family="paragraph">
      <style:text-properties style:font-name="Courier New" style:font-name-complex="Courier New"/>
    </style:style>
    <style:style style:name="P3263" style:parent-style-name="PlainText" style:family="paragraph">
      <style:text-properties style:font-name="Courier New" style:font-name-complex="Courier New"/>
    </style:style>
    <style:style style:name="P3264" style:parent-style-name="PlainText" style:family="paragraph">
      <style:text-properties style:font-name="Courier New" style:font-name-complex="Courier New"/>
    </style:style>
    <style:style style:name="P3265" style:parent-style-name="PlainText" style:family="paragraph">
      <style:text-properties style:font-name="Courier New" style:font-name-complex="Courier New"/>
    </style:style>
    <style:style style:name="P3266" style:parent-style-name="PlainText" style:family="paragraph">
      <style:text-properties style:font-name="Courier New" style:font-name-complex="Courier New"/>
    </style:style>
    <style:style style:name="P3267" style:parent-style-name="PlainText" style:family="paragraph">
      <style:text-properties style:font-name="Courier New" style:font-name-complex="Courier New"/>
    </style:style>
    <style:style style:name="P3268" style:parent-style-name="PlainText" style:family="paragraph">
      <style:text-properties style:font-name="Courier New" style:font-name-complex="Courier New"/>
    </style:style>
    <style:style style:name="P3269" style:parent-style-name="PlainText" style:family="paragraph">
      <style:text-properties style:font-name="Courier New" style:font-name-complex="Courier New"/>
    </style:style>
    <style:style style:name="P3270" style:parent-style-name="PlainText" style:family="paragraph">
      <style:text-properties style:font-name="Courier New" style:font-name-complex="Courier New"/>
    </style:style>
    <style:style style:name="P3271" style:parent-style-name="PlainText" style:family="paragraph">
      <style:text-properties style:font-name="Courier New" style:font-name-complex="Courier New"/>
    </style:style>
    <style:style style:name="P3272" style:parent-style-name="PlainText" style:family="paragraph">
      <style:text-properties style:font-name="Courier New" style:font-name-complex="Courier New"/>
    </style:style>
    <style:style style:name="P3273" style:parent-style-name="PlainText" style:family="paragraph">
      <style:text-properties style:font-name="Courier New" style:font-name-complex="Courier New"/>
    </style:style>
    <style:style style:name="P3274" style:parent-style-name="PlainText" style:family="paragraph">
      <style:text-properties style:font-name="Courier New" style:font-name-complex="Courier New"/>
    </style:style>
    <style:style style:name="P3275" style:parent-style-name="PlainText" style:family="paragraph">
      <style:text-properties style:font-name="Courier New" style:font-name-complex="Courier New"/>
    </style:style>
    <style:style style:name="P3276" style:parent-style-name="PlainText" style:family="paragraph">
      <style:text-properties style:font-name="Courier New" style:font-name-complex="Courier New"/>
    </style:style>
    <style:style style:name="P3277" style:parent-style-name="PlainText" style:family="paragraph">
      <style:text-properties style:font-name="Courier New" style:font-name-complex="Courier New"/>
    </style:style>
    <style:style style:name="P3278" style:parent-style-name="PlainText" style:family="paragraph">
      <style:text-properties style:font-name="Courier New" style:font-name-complex="Courier New"/>
    </style:style>
    <style:style style:name="P3279" style:parent-style-name="PlainText" style:family="paragraph">
      <style:text-properties style:font-name="Courier New" style:font-name-complex="Courier New"/>
    </style:style>
    <style:style style:name="P3280" style:parent-style-name="PlainText" style:family="paragraph">
      <style:text-properties style:font-name="Courier New" style:font-name-complex="Courier New"/>
    </style:style>
    <style:style style:name="P3281" style:parent-style-name="PlainText" style:family="paragraph">
      <style:text-properties style:font-name="Courier New" style:font-name-complex="Courier New"/>
    </style:style>
    <style:style style:name="P3282" style:parent-style-name="PlainText" style:family="paragraph">
      <style:text-properties style:font-name="Courier New" style:font-name-complex="Courier New"/>
    </style:style>
    <style:style style:name="P3283" style:parent-style-name="PlainText" style:family="paragraph">
      <style:text-properties style:font-name="Courier New" style:font-name-complex="Courier New"/>
    </style:style>
    <style:style style:name="P3284" style:parent-style-name="PlainText" style:family="paragraph">
      <style:text-properties style:font-name="Courier New" style:font-name-complex="Courier New"/>
    </style:style>
    <style:style style:name="P3285" style:parent-style-name="PlainText" style:family="paragraph">
      <style:text-properties style:font-name="Courier New" style:font-name-complex="Courier New"/>
    </style:style>
    <style:style style:name="P3286" style:parent-style-name="PlainText" style:family="paragraph">
      <style:text-properties style:font-name="Courier New" style:font-name-complex="Courier New"/>
    </style:style>
    <style:style style:name="P3287" style:parent-style-name="PlainText" style:family="paragraph">
      <style:text-properties style:font-name="Courier New" style:font-name-complex="Courier New"/>
    </style:style>
    <style:style style:name="P3288" style:parent-style-name="PlainText" style:family="paragraph">
      <style:text-properties style:font-name="Courier New" style:font-name-complex="Courier New"/>
    </style:style>
    <style:style style:name="P3289" style:parent-style-name="PlainText" style:family="paragraph">
      <style:text-properties style:font-name="Courier New" style:font-name-complex="Courier New"/>
    </style:style>
    <style:style style:name="P3290" style:parent-style-name="PlainText" style:family="paragraph">
      <style:text-properties style:font-name="Courier New" style:font-name-complex="Courier New"/>
    </style:style>
    <style:style style:name="P3291" style:parent-style-name="PlainText" style:family="paragraph">
      <style:text-properties style:font-name="Courier New" style:font-name-complex="Courier New"/>
    </style:style>
    <style:style style:name="P3292" style:parent-style-name="PlainText" style:family="paragraph">
      <style:text-properties style:font-name="Courier New" style:font-name-complex="Courier New"/>
    </style:style>
    <style:style style:name="P3293" style:parent-style-name="PlainText" style:family="paragraph">
      <style:text-properties style:font-name="Courier New" style:font-name-complex="Courier New"/>
    </style:style>
    <style:style style:name="P3294" style:parent-style-name="PlainText" style:family="paragraph">
      <style:text-properties style:font-name="Courier New" style:font-name-complex="Courier New"/>
    </style:style>
    <style:style style:name="P3295" style:parent-style-name="PlainText" style:family="paragraph">
      <style:text-properties style:font-name="Courier New" style:font-name-complex="Courier New"/>
    </style:style>
    <style:style style:name="P3296" style:parent-style-name="PlainText" style:family="paragraph">
      <style:text-properties style:font-name="Courier New" style:font-name-complex="Courier New"/>
    </style:style>
    <style:style style:name="P3297" style:parent-style-name="PlainText" style:family="paragraph">
      <style:text-properties style:font-name="Courier New" style:font-name-complex="Courier New"/>
    </style:style>
    <style:style style:name="P3298" style:parent-style-name="PlainText" style:family="paragraph">
      <style:text-properties style:font-name="Courier New" style:font-name-complex="Courier New"/>
    </style:style>
    <style:style style:name="P3299" style:parent-style-name="PlainText" style:family="paragraph">
      <style:text-properties style:font-name="Courier New" style:font-name-complex="Courier New"/>
    </style:style>
    <style:style style:name="P3300" style:parent-style-name="PlainText" style:family="paragraph">
      <style:text-properties style:font-name="Courier New" style:font-name-complex="Courier New"/>
    </style:style>
    <style:style style:name="P3301" style:parent-style-name="PlainText" style:family="paragraph">
      <style:text-properties style:font-name="Courier New" style:font-name-complex="Courier New"/>
    </style:style>
    <style:style style:name="P3302" style:parent-style-name="PlainText" style:family="paragraph">
      <style:text-properties style:font-name="Courier New" style:font-name-complex="Courier New"/>
    </style:style>
    <style:style style:name="P3303" style:parent-style-name="PlainText" style:family="paragraph">
      <style:text-properties style:font-name="Courier New" style:font-name-complex="Courier New"/>
    </style:style>
    <style:style style:name="P3304" style:parent-style-name="PlainText" style:family="paragraph">
      <style:text-properties style:font-name="Courier New" style:font-name-complex="Courier New"/>
    </style:style>
    <style:style style:name="P3305" style:parent-style-name="PlainText" style:family="paragraph">
      <style:text-properties style:font-name="Courier New" style:font-name-complex="Courier New"/>
    </style:style>
    <style:style style:name="P3306" style:parent-style-name="PlainText" style:family="paragraph">
      <style:text-properties style:font-name="Courier New" style:font-name-complex="Courier New"/>
    </style:style>
    <style:style style:name="P3307" style:parent-style-name="PlainText" style:family="paragraph">
      <style:text-properties style:font-name="Courier New" style:font-name-complex="Courier New"/>
    </style:style>
    <style:style style:name="P3308" style:parent-style-name="PlainText" style:family="paragraph">
      <style:text-properties style:font-name="Courier New" style:font-name-complex="Courier New"/>
    </style:style>
    <style:style style:name="P3309" style:parent-style-name="PlainText" style:family="paragraph">
      <style:text-properties style:font-name="Courier New" style:font-name-complex="Courier New"/>
    </style:style>
    <style:style style:name="P3310" style:parent-style-name="PlainText" style:family="paragraph">
      <style:text-properties style:font-name="Courier New" style:font-name-complex="Courier New"/>
    </style:style>
    <style:style style:name="P3311" style:parent-style-name="PlainText" style:family="paragraph">
      <style:text-properties style:font-name="Courier New" style:font-name-complex="Courier New"/>
    </style:style>
    <style:style style:name="P3312" style:parent-style-name="PlainText" style:family="paragraph">
      <style:text-properties style:font-name="Courier New" style:font-name-complex="Courier New"/>
    </style:style>
    <style:style style:name="P3313" style:parent-style-name="PlainText" style:family="paragraph">
      <style:text-properties style:font-name="Courier New" style:font-name-complex="Courier New"/>
    </style:style>
    <style:style style:name="P3314" style:parent-style-name="PlainText" style:family="paragraph">
      <style:text-properties style:font-name="Courier New" style:font-name-complex="Courier New"/>
    </style:style>
    <style:style style:name="P3315" style:parent-style-name="PlainText" style:family="paragraph">
      <style:text-properties style:font-name="Courier New" style:font-name-complex="Courier New"/>
    </style:style>
    <style:style style:name="P3316" style:parent-style-name="PlainText" style:family="paragraph">
      <style:text-properties style:font-name="Courier New" style:font-name-complex="Courier New"/>
    </style:style>
    <style:style style:name="P3317" style:parent-style-name="PlainText" style:family="paragraph">
      <style:text-properties style:font-name="Courier New" style:font-name-complex="Courier New"/>
    </style:style>
    <style:style style:name="P3318" style:parent-style-name="PlainText" style:family="paragraph">
      <style:text-properties style:font-name="Courier New" style:font-name-complex="Courier New"/>
    </style:style>
    <style:style style:name="P3319" style:parent-style-name="PlainText" style:family="paragraph">
      <style:text-properties style:font-name="Courier New" style:font-name-complex="Courier New"/>
    </style:style>
    <style:style style:name="P3320" style:parent-style-name="PlainText" style:family="paragraph">
      <style:text-properties style:font-name="Courier New" style:font-name-complex="Courier New"/>
    </style:style>
    <style:style style:name="P3321" style:parent-style-name="PlainText" style:family="paragraph">
      <style:text-properties style:font-name="Courier New" style:font-name-complex="Courier New"/>
    </style:style>
    <style:style style:name="P3322" style:parent-style-name="PlainText" style:family="paragraph">
      <style:text-properties style:font-name="Courier New" style:font-name-complex="Courier New"/>
    </style:style>
    <style:style style:name="P3323" style:parent-style-name="PlainText" style:family="paragraph">
      <style:text-properties style:font-name="Courier New" style:font-name-complex="Courier New"/>
    </style:style>
    <style:style style:name="P3324" style:parent-style-name="PlainText" style:family="paragraph">
      <style:text-properties style:font-name="Courier New" style:font-name-complex="Courier New"/>
    </style:style>
    <style:style style:name="P3325" style:parent-style-name="PlainText" style:family="paragraph">
      <style:text-properties style:font-name="Courier New" style:font-name-complex="Courier New"/>
    </style:style>
    <style:style style:name="P3326" style:parent-style-name="PlainText" style:family="paragraph">
      <style:text-properties style:font-name="Courier New" style:font-name-complex="Courier New"/>
    </style:style>
    <style:style style:name="P3327" style:parent-style-name="PlainText" style:family="paragraph">
      <style:text-properties style:font-name="Courier New" style:font-name-complex="Courier New"/>
    </style:style>
    <style:style style:name="P3328" style:parent-style-name="PlainText" style:family="paragraph">
      <style:text-properties style:font-name="Courier New" style:font-name-complex="Courier New"/>
    </style:style>
    <style:style style:name="P3329" style:parent-style-name="PlainText" style:family="paragraph">
      <style:text-properties style:font-name="Courier New" style:font-name-complex="Courier New"/>
    </style:style>
    <style:style style:name="P3330" style:parent-style-name="PlainText" style:family="paragraph">
      <style:text-properties style:font-name="Courier New" style:font-name-complex="Courier New"/>
    </style:style>
    <style:style style:name="P3331" style:parent-style-name="PlainText" style:family="paragraph">
      <style:text-properties style:font-name="Courier New" style:font-name-complex="Courier New"/>
    </style:style>
    <style:style style:name="P3332" style:parent-style-name="PlainText" style:family="paragraph">
      <style:text-properties style:font-name="Courier New" style:font-name-complex="Courier New"/>
    </style:style>
    <style:style style:name="P3333" style:parent-style-name="PlainText" style:family="paragraph">
      <style:text-properties style:font-name="Courier New" style:font-name-complex="Courier New"/>
    </style:style>
    <style:style style:name="P3334" style:parent-style-name="PlainText" style:family="paragraph">
      <style:text-properties style:font-name="Courier New" style:font-name-complex="Courier New"/>
    </style:style>
    <style:style style:name="P3335" style:parent-style-name="PlainText" style:family="paragraph">
      <style:text-properties style:font-name="Courier New" style:font-name-complex="Courier New"/>
    </style:style>
    <style:style style:name="P3336" style:parent-style-name="PlainText" style:family="paragraph">
      <style:text-properties style:font-name="Courier New" style:font-name-complex="Courier New"/>
    </style:style>
    <style:style style:name="P3337" style:parent-style-name="PlainText" style:family="paragraph">
      <style:text-properties style:font-name="Courier New" style:font-name-complex="Courier New"/>
    </style:style>
    <style:style style:name="P3338" style:parent-style-name="PlainText" style:family="paragraph">
      <style:text-properties style:font-name="Courier New" style:font-name-complex="Courier New"/>
    </style:style>
    <style:style style:name="P3339" style:parent-style-name="PlainText" style:family="paragraph">
      <style:text-properties style:font-name="Courier New" style:font-name-complex="Courier New"/>
    </style:style>
    <style:style style:name="P3340" style:parent-style-name="PlainText" style:family="paragraph">
      <style:text-properties style:font-name="Courier New" style:font-name-complex="Courier New"/>
    </style:style>
    <style:style style:name="P3341" style:parent-style-name="PlainText" style:family="paragraph">
      <style:text-properties style:font-name="Courier New" style:font-name-complex="Courier New"/>
    </style:style>
    <style:style style:name="P3342" style:parent-style-name="PlainText" style:family="paragraph">
      <style:text-properties style:font-name="Courier New" style:font-name-complex="Courier New"/>
    </style:style>
    <style:style style:name="P3343" style:parent-style-name="PlainText" style:family="paragraph">
      <style:text-properties style:font-name="Courier New" style:font-name-complex="Courier New"/>
    </style:style>
    <style:style style:name="P3344" style:parent-style-name="PlainText" style:family="paragraph">
      <style:text-properties style:font-name="Courier New" style:font-name-complex="Courier New"/>
    </style:style>
    <style:style style:name="P3345" style:parent-style-name="PlainText" style:family="paragraph">
      <style:text-properties style:font-name="Courier New" style:font-name-complex="Courier New"/>
    </style:style>
    <style:style style:name="P3346" style:parent-style-name="PlainText" style:family="paragraph">
      <style:text-properties style:font-name="Courier New" style:font-name-complex="Courier New"/>
    </style:style>
    <style:style style:name="P3347" style:parent-style-name="PlainText" style:family="paragraph">
      <style:text-properties style:font-name="Courier New" style:font-name-complex="Courier New"/>
    </style:style>
    <style:style style:name="P3348" style:parent-style-name="PlainText" style:family="paragraph">
      <style:text-properties style:font-name="Courier New" style:font-name-complex="Courier New"/>
    </style:style>
    <style:style style:name="P3349" style:parent-style-name="PlainText" style:family="paragraph">
      <style:text-properties style:font-name="Courier New" style:font-name-complex="Courier New"/>
    </style:style>
    <style:style style:name="P3350" style:parent-style-name="PlainText" style:family="paragraph">
      <style:text-properties style:font-name="Courier New" style:font-name-complex="Courier New"/>
    </style:style>
    <style:style style:name="P3351" style:parent-style-name="PlainText" style:family="paragraph">
      <style:text-properties style:font-name="Courier New" style:font-name-complex="Courier New"/>
    </style:style>
    <style:style style:name="P3352" style:parent-style-name="PlainText" style:family="paragraph">
      <style:text-properties style:font-name="Courier New" style:font-name-complex="Courier New"/>
    </style:style>
    <style:style style:name="P3353" style:parent-style-name="PlainText" style:family="paragraph">
      <style:text-properties style:font-name="Courier New" style:font-name-complex="Courier New"/>
    </style:style>
    <style:style style:name="P3354" style:parent-style-name="PlainText" style:family="paragraph">
      <style:text-properties style:font-name="Courier New" style:font-name-complex="Courier New"/>
    </style:style>
    <style:style style:name="P3355" style:parent-style-name="PlainText" style:family="paragraph">
      <style:text-properties style:font-name="Courier New" style:font-name-complex="Courier New"/>
    </style:style>
    <style:style style:name="P3356" style:parent-style-name="PlainText" style:family="paragraph">
      <style:text-properties style:font-name="Courier New" style:font-name-complex="Courier New"/>
    </style:style>
    <style:style style:name="P3357" style:parent-style-name="PlainText" style:family="paragraph">
      <style:text-properties style:font-name="Courier New" style:font-name-complex="Courier New"/>
    </style:style>
    <style:style style:name="P3358" style:parent-style-name="PlainText" style:family="paragraph">
      <style:text-properties style:font-name="Courier New" style:font-name-complex="Courier New"/>
    </style:style>
    <style:style style:name="P3359" style:parent-style-name="PlainText" style:family="paragraph">
      <style:text-properties style:font-name="Courier New" style:font-name-complex="Courier New"/>
    </style:style>
    <style:style style:name="P3360" style:parent-style-name="PlainText" style:family="paragraph">
      <style:text-properties style:font-name="Courier New" style:font-name-complex="Courier New"/>
    </style:style>
    <style:style style:name="P3361" style:parent-style-name="PlainText" style:family="paragraph">
      <style:text-properties style:font-name="Courier New" style:font-name-complex="Courier New"/>
    </style:style>
    <style:style style:name="P3362" style:parent-style-name="PlainText" style:family="paragraph">
      <style:text-properties style:font-name="Courier New" style:font-name-complex="Courier New"/>
    </style:style>
    <style:style style:name="P3363" style:parent-style-name="PlainText" style:family="paragraph">
      <style:text-properties style:font-name="Courier New" style:font-name-complex="Courier New"/>
    </style:style>
    <style:style style:name="P3364" style:parent-style-name="PlainText" style:family="paragraph">
      <style:text-properties style:font-name="Courier New" style:font-name-complex="Courier New"/>
    </style:style>
    <style:style style:name="P3365" style:parent-style-name="PlainText" style:family="paragraph">
      <style:text-properties style:font-name="Courier New" style:font-name-complex="Courier New"/>
    </style:style>
    <style:style style:name="P3366" style:parent-style-name="PlainText" style:family="paragraph">
      <style:text-properties style:font-name="Courier New" style:font-name-complex="Courier New"/>
    </style:style>
    <style:style style:name="P3367" style:parent-style-name="PlainText" style:family="paragraph">
      <style:text-properties style:font-name="Courier New" style:font-name-complex="Courier New"/>
    </style:style>
    <style:style style:name="P3368" style:parent-style-name="PlainText" style:family="paragraph">
      <style:text-properties style:font-name="Courier New" style:font-name-complex="Courier New"/>
    </style:style>
    <style:style style:name="P3369" style:parent-style-name="PlainText" style:family="paragraph">
      <style:text-properties style:font-name="Courier New" style:font-name-complex="Courier New"/>
    </style:style>
    <style:style style:name="P3370" style:parent-style-name="PlainText" style:family="paragraph">
      <style:text-properties style:font-name="Courier New" style:font-name-complex="Courier New"/>
    </style:style>
    <style:style style:name="P3371" style:parent-style-name="PlainText" style:family="paragraph">
      <style:text-properties style:font-name="Courier New" style:font-name-complex="Courier New"/>
    </style:style>
    <style:style style:name="P3372" style:parent-style-name="PlainText" style:family="paragraph">
      <style:text-properties style:font-name="Courier New" style:font-name-complex="Courier New"/>
    </style:style>
    <style:style style:name="P3373" style:parent-style-name="PlainText" style:family="paragraph">
      <style:text-properties style:font-name="Courier New" style:font-name-complex="Courier New"/>
    </style:style>
    <style:style style:name="P3374" style:parent-style-name="PlainText" style:family="paragraph">
      <style:text-properties style:font-name="Courier New" style:font-name-complex="Courier New"/>
    </style:style>
    <style:style style:name="P3375" style:parent-style-name="PlainText" style:family="paragraph">
      <style:text-properties style:font-name="Courier New" style:font-name-complex="Courier New"/>
    </style:style>
    <style:style style:name="P3376" style:parent-style-name="PlainText" style:family="paragraph">
      <style:text-properties style:font-name="Courier New" style:font-name-complex="Courier New"/>
    </style:style>
    <style:style style:name="P3377" style:parent-style-name="PlainText" style:family="paragraph">
      <style:text-properties style:font-name="Courier New" style:font-name-complex="Courier New"/>
    </style:style>
    <style:style style:name="P3378" style:parent-style-name="PlainText" style:family="paragraph">
      <style:text-properties style:font-name="Courier New" style:font-name-complex="Courier New"/>
    </style:style>
    <style:style style:name="P3379" style:parent-style-name="PlainText" style:family="paragraph">
      <style:text-properties style:font-name="Courier New" style:font-name-complex="Courier New"/>
    </style:style>
    <style:style style:name="P3380" style:parent-style-name="PlainText" style:family="paragraph">
      <style:text-properties style:font-name="Courier New" style:font-name-complex="Courier New"/>
    </style:style>
    <style:style style:name="P3381" style:parent-style-name="PlainText" style:family="paragraph">
      <style:text-properties style:font-name="Courier New" style:font-name-complex="Courier New"/>
    </style:style>
    <style:style style:name="P3382" style:parent-style-name="PlainText" style:family="paragraph">
      <style:text-properties style:font-name="Courier New" style:font-name-complex="Courier New"/>
    </style:style>
    <style:style style:name="P3383" style:parent-style-name="PlainText" style:family="paragraph">
      <style:text-properties style:font-name="Courier New" style:font-name-complex="Courier New"/>
    </style:style>
    <style:style style:name="P3384" style:parent-style-name="PlainText" style:family="paragraph">
      <style:text-properties style:font-name="Courier New" style:font-name-complex="Courier New"/>
    </style:style>
    <style:style style:name="P3385" style:parent-style-name="PlainText" style:family="paragraph">
      <style:text-properties style:font-name="Courier New" style:font-name-complex="Courier New"/>
    </style:style>
    <style:style style:name="P3386" style:parent-style-name="PlainText" style:family="paragraph">
      <style:text-properties style:font-name="Courier New" style:font-name-complex="Courier New"/>
    </style:style>
    <style:style style:name="P3387" style:parent-style-name="PlainText" style:family="paragraph">
      <style:text-properties style:font-name="Courier New" style:font-name-complex="Courier New"/>
    </style:style>
    <style:style style:name="P3388" style:parent-style-name="PlainText" style:family="paragraph">
      <style:text-properties style:font-name="Courier New" style:font-name-complex="Courier New"/>
    </style:style>
    <style:style style:name="P3389" style:parent-style-name="PlainText" style:family="paragraph">
      <style:text-properties style:font-name="Courier New" style:font-name-complex="Courier New"/>
    </style:style>
    <style:style style:name="P3390" style:parent-style-name="PlainText" style:family="paragraph">
      <style:text-properties style:font-name="Courier New" style:font-name-complex="Courier New"/>
    </style:style>
    <style:style style:name="P3391" style:parent-style-name="PlainText" style:family="paragraph">
      <style:text-properties style:font-name="Courier New" style:font-name-complex="Courier New"/>
    </style:style>
    <style:style style:name="P3392" style:parent-style-name="PlainText" style:family="paragraph">
      <style:text-properties style:font-name="Courier New" style:font-name-complex="Courier New"/>
    </style:style>
    <style:style style:name="P3393" style:parent-style-name="PlainText" style:family="paragraph">
      <style:text-properties style:font-name="Courier New" style:font-name-complex="Courier New"/>
    </style:style>
    <style:style style:name="P3394" style:parent-style-name="PlainText" style:family="paragraph">
      <style:text-properties style:font-name="Courier New" style:font-name-complex="Courier New"/>
    </style:style>
    <style:style style:name="P3395" style:parent-style-name="PlainText" style:family="paragraph">
      <style:text-properties style:font-name="Courier New" style:font-name-complex="Courier New"/>
    </style:style>
    <style:style style:name="P3396" style:parent-style-name="PlainText" style:family="paragraph">
      <style:text-properties style:font-name="Courier New" style:font-name-complex="Courier New"/>
    </style:style>
    <style:style style:name="P3397" style:parent-style-name="PlainText" style:family="paragraph">
      <style:text-properties style:font-name="Courier New" style:font-name-complex="Courier New"/>
    </style:style>
    <style:style style:name="P3398" style:parent-style-name="PlainText" style:family="paragraph">
      <style:text-properties style:font-name="Courier New" style:font-name-complex="Courier New"/>
    </style:style>
    <style:style style:name="P3399" style:parent-style-name="PlainText" style:family="paragraph">
      <style:text-properties style:font-name="Courier New" style:font-name-complex="Courier New"/>
    </style:style>
    <style:style style:name="P3400" style:parent-style-name="PlainText" style:family="paragraph">
      <style:text-properties style:font-name="Courier New" style:font-name-complex="Courier New"/>
    </style:style>
    <style:style style:name="P3401" style:parent-style-name="PlainText" style:family="paragraph">
      <style:text-properties style:font-name="Courier New" style:font-name-complex="Courier New"/>
    </style:style>
    <style:style style:name="P3402" style:parent-style-name="PlainText" style:family="paragraph">
      <style:text-properties style:font-name="Courier New" style:font-name-complex="Courier New"/>
    </style:style>
    <style:style style:name="P3403" style:parent-style-name="PlainText" style:family="paragraph">
      <style:text-properties style:font-name="Courier New" style:font-name-complex="Courier New"/>
    </style:style>
    <style:style style:name="P3404" style:parent-style-name="PlainText" style:family="paragraph">
      <style:text-properties style:font-name="Courier New" style:font-name-complex="Courier New"/>
    </style:style>
    <style:style style:name="P3405" style:parent-style-name="PlainText" style:family="paragraph">
      <style:text-properties style:font-name="Courier New" style:font-name-complex="Courier New"/>
    </style:style>
    <style:style style:name="P3406" style:parent-style-name="PlainText" style:family="paragraph">
      <style:text-properties style:font-name="Courier New" style:font-name-complex="Courier New"/>
    </style:style>
    <style:style style:name="P3407" style:parent-style-name="PlainText" style:family="paragraph">
      <style:text-properties style:font-name="Courier New" style:font-name-complex="Courier New"/>
    </style:style>
    <style:style style:name="P3408" style:parent-style-name="PlainText" style:family="paragraph">
      <style:text-properties style:font-name="Courier New" style:font-name-complex="Courier New"/>
    </style:style>
    <style:style style:name="P3409" style:parent-style-name="PlainText" style:family="paragraph">
      <style:text-properties style:font-name="Courier New" style:font-name-complex="Courier New"/>
    </style:style>
    <style:style style:name="P3410" style:parent-style-name="PlainText" style:family="paragraph">
      <style:text-properties style:font-name="Courier New" style:font-name-complex="Courier New"/>
    </style:style>
    <style:style style:name="P3411" style:parent-style-name="PlainText" style:family="paragraph">
      <style:text-properties style:font-name="Courier New" style:font-name-complex="Courier New"/>
    </style:style>
    <style:style style:name="P3412" style:parent-style-name="PlainText" style:family="paragraph">
      <style:text-properties style:font-name="Courier New" style:font-name-complex="Courier New"/>
    </style:style>
    <style:style style:name="P3413" style:parent-style-name="PlainText" style:family="paragraph">
      <style:text-properties style:font-name="Courier New" style:font-name-complex="Courier New"/>
    </style:style>
    <style:style style:name="P3414" style:parent-style-name="PlainText" style:family="paragraph">
      <style:text-properties style:font-name="Courier New" style:font-name-complex="Courier New"/>
    </style:style>
    <style:style style:name="P3415" style:parent-style-name="PlainText" style:family="paragraph">
      <style:text-properties style:font-name="Courier New" style:font-name-complex="Courier New"/>
    </style:style>
    <style:style style:name="P3416" style:parent-style-name="PlainText" style:family="paragraph">
      <style:text-properties style:font-name="Courier New" style:font-name-complex="Courier New"/>
    </style:style>
    <style:style style:name="P3417" style:parent-style-name="PlainText" style:family="paragraph">
      <style:text-properties style:font-name="Courier New" style:font-name-complex="Courier New"/>
    </style:style>
    <style:style style:name="P3418" style:parent-style-name="PlainText" style:family="paragraph">
      <style:text-properties style:font-name="Courier New" style:font-name-complex="Courier New"/>
    </style:style>
    <style:style style:name="P3419" style:parent-style-name="PlainText" style:family="paragraph">
      <style:text-properties style:font-name="Courier New" style:font-name-complex="Courier New"/>
    </style:style>
    <style:style style:name="P3420" style:parent-style-name="PlainText" style:family="paragraph">
      <style:text-properties style:font-name="Courier New" style:font-name-complex="Courier New"/>
    </style:style>
    <style:style style:name="P3421" style:parent-style-name="PlainText" style:family="paragraph">
      <style:text-properties style:font-name="Courier New" style:font-name-complex="Courier New"/>
    </style:style>
    <style:style style:name="P3422" style:parent-style-name="PlainText" style:family="paragraph">
      <style:text-properties style:font-name="Courier New" style:font-name-complex="Courier New"/>
    </style:style>
    <style:style style:name="P3423" style:parent-style-name="PlainText" style:family="paragraph">
      <style:text-properties style:font-name="Courier New" style:font-name-complex="Courier New"/>
    </style:style>
    <style:style style:name="P3424" style:parent-style-name="PlainText" style:family="paragraph">
      <style:text-properties style:font-name="Courier New" style:font-name-complex="Courier New"/>
    </style:style>
    <style:style style:name="P3425" style:parent-style-name="PlainText" style:family="paragraph">
      <style:text-properties style:font-name="Courier New" style:font-name-complex="Courier New"/>
    </style:style>
    <style:style style:name="P3426" style:parent-style-name="PlainText" style:family="paragraph">
      <style:text-properties style:font-name="Courier New" style:font-name-complex="Courier New"/>
    </style:style>
    <style:style style:name="P3427" style:parent-style-name="PlainText" style:family="paragraph">
      <style:text-properties style:font-name="Courier New" style:font-name-complex="Courier New"/>
    </style:style>
    <style:style style:name="P3428" style:parent-style-name="PlainText" style:family="paragraph">
      <style:text-properties style:font-name="Courier New" style:font-name-complex="Courier New"/>
    </style:style>
    <style:style style:name="P3429" style:parent-style-name="PlainText" style:family="paragraph">
      <style:text-properties style:font-name="Courier New" style:font-name-complex="Courier New"/>
    </style:style>
    <style:style style:name="P3430" style:parent-style-name="PlainText" style:family="paragraph">
      <style:text-properties style:font-name="Courier New" style:font-name-complex="Courier New"/>
    </style:style>
    <style:style style:name="P3431" style:parent-style-name="PlainText" style:family="paragraph">
      <style:text-properties style:font-name="Courier New" style:font-name-complex="Courier New"/>
    </style:style>
    <style:style style:name="P3432" style:parent-style-name="PlainText" style:family="paragraph">
      <style:text-properties style:font-name="Courier New" style:font-name-complex="Courier New"/>
    </style:style>
    <style:style style:name="P3433" style:parent-style-name="PlainText" style:family="paragraph">
      <style:text-properties style:font-name="Courier New" style:font-name-complex="Courier New"/>
    </style:style>
    <style:style style:name="P3434" style:parent-style-name="PlainText" style:family="paragraph">
      <style:text-properties style:font-name="Courier New" style:font-name-complex="Courier New"/>
    </style:style>
    <style:style style:name="P3435" style:parent-style-name="PlainText" style:family="paragraph">
      <style:text-properties style:font-name="Courier New" style:font-name-complex="Courier New"/>
    </style:style>
    <style:style style:name="P3436" style:parent-style-name="PlainText" style:family="paragraph">
      <style:text-properties style:font-name="Courier New" style:font-name-complex="Courier New"/>
    </style:style>
    <style:style style:name="P3437" style:parent-style-name="PlainText" style:family="paragraph">
      <style:text-properties style:font-name="Courier New" style:font-name-complex="Courier New"/>
    </style:style>
    <style:style style:name="P3438" style:parent-style-name="PlainText" style:family="paragraph">
      <style:text-properties style:font-name="Courier New" style:font-name-complex="Courier New"/>
    </style:style>
    <style:style style:name="P3439" style:parent-style-name="PlainText" style:family="paragraph">
      <style:text-properties style:font-name="Courier New" style:font-name-complex="Courier New"/>
    </style:style>
    <style:style style:name="P3440" style:parent-style-name="PlainText" style:family="paragraph">
      <style:text-properties style:font-name="Courier New" style:font-name-complex="Courier New"/>
    </style:style>
    <style:style style:name="P3441" style:parent-style-name="PlainText" style:family="paragraph">
      <style:text-properties style:font-name="Courier New" style:font-name-complex="Courier New"/>
    </style:style>
    <style:style style:name="P3442" style:parent-style-name="PlainText" style:family="paragraph">
      <style:text-properties style:font-name="Courier New" style:font-name-complex="Courier New"/>
    </style:style>
    <style:style style:name="P3443" style:parent-style-name="PlainText" style:family="paragraph">
      <style:text-properties style:font-name="Courier New" style:font-name-complex="Courier New"/>
    </style:style>
    <style:style style:name="P3444" style:parent-style-name="PlainText" style:family="paragraph">
      <style:text-properties style:font-name="Courier New" style:font-name-complex="Courier New"/>
    </style:style>
    <style:style style:name="P3445" style:parent-style-name="PlainText" style:family="paragraph">
      <style:text-properties style:font-name="Courier New" style:font-name-complex="Courier New"/>
    </style:style>
    <style:style style:name="P3446" style:parent-style-name="PlainText" style:family="paragraph">
      <style:text-properties style:font-name="Courier New" style:font-name-complex="Courier New"/>
    </style:style>
    <style:style style:name="P3447" style:parent-style-name="PlainText" style:family="paragraph">
      <style:text-properties style:font-name="Courier New" style:font-name-complex="Courier New"/>
    </style:style>
    <style:style style:name="P3448" style:parent-style-name="PlainText" style:family="paragraph">
      <style:text-properties style:font-name="Courier New" style:font-name-complex="Courier New"/>
    </style:style>
    <style:style style:name="P3449" style:parent-style-name="PlainText" style:family="paragraph">
      <style:text-properties style:font-name="Courier New" style:font-name-complex="Courier New"/>
    </style:style>
    <style:style style:name="P3450" style:parent-style-name="PlainText" style:family="paragraph">
      <style:text-properties style:font-name="Courier New" style:font-name-complex="Courier New"/>
    </style:style>
    <style:style style:name="P3451" style:parent-style-name="PlainText" style:family="paragraph">
      <style:text-properties style:font-name="Courier New" style:font-name-complex="Courier New"/>
    </style:style>
    <style:style style:name="P3452" style:parent-style-name="PlainText" style:family="paragraph">
      <style:text-properties style:font-name="Courier New" style:font-name-complex="Courier New"/>
    </style:style>
    <style:style style:name="P3453" style:parent-style-name="PlainText" style:family="paragraph">
      <style:text-properties style:font-name="Courier New" style:font-name-complex="Courier New"/>
    </style:style>
    <style:style style:name="P3454" style:parent-style-name="PlainText" style:family="paragraph">
      <style:text-properties style:font-name="Courier New" style:font-name-complex="Courier New"/>
    </style:style>
    <style:style style:name="P3455" style:parent-style-name="PlainText" style:family="paragraph">
      <style:text-properties style:font-name="Courier New" style:font-name-complex="Courier New"/>
    </style:style>
    <style:style style:name="P3456" style:parent-style-name="PlainText" style:family="paragraph">
      <style:text-properties style:font-name="Courier New" style:font-name-complex="Courier New"/>
    </style:style>
    <style:style style:name="P3457" style:parent-style-name="PlainText" style:family="paragraph">
      <style:text-properties style:font-name="Courier New" style:font-name-complex="Courier New"/>
    </style:style>
    <style:style style:name="P3458" style:parent-style-name="PlainText" style:family="paragraph">
      <style:text-properties style:font-name="Courier New" style:font-name-complex="Courier New"/>
    </style:style>
    <style:style style:name="P3459" style:parent-style-name="PlainText" style:family="paragraph">
      <style:text-properties style:font-name="Courier New" style:font-name-complex="Courier New"/>
    </style:style>
    <style:style style:name="P3460" style:parent-style-name="PlainText" style:family="paragraph">
      <style:text-properties style:font-name="Courier New" style:font-name-complex="Courier New"/>
    </style:style>
    <style:style style:name="P3461" style:parent-style-name="PlainText" style:family="paragraph">
      <style:text-properties style:font-name="Courier New" style:font-name-complex="Courier New"/>
    </style:style>
    <style:style style:name="P3462" style:parent-style-name="PlainText" style:family="paragraph">
      <style:text-properties style:font-name="Courier New" style:font-name-complex="Courier New"/>
    </style:style>
    <style:style style:name="P3463" style:parent-style-name="PlainText" style:family="paragraph">
      <style:text-properties style:font-name="Courier New" style:font-name-complex="Courier New"/>
    </style:style>
    <style:style style:name="P3464" style:parent-style-name="PlainText" style:family="paragraph">
      <style:text-properties style:font-name="Courier New" style:font-name-complex="Courier New"/>
    </style:style>
    <style:style style:name="P3465" style:parent-style-name="PlainText" style:family="paragraph">
      <style:text-properties style:font-name="Courier New" style:font-name-complex="Courier New"/>
    </style:style>
    <style:style style:name="P3466" style:parent-style-name="PlainText" style:family="paragraph">
      <style:text-properties style:font-name="Courier New" style:font-name-complex="Courier New"/>
    </style:style>
    <style:style style:name="P3467" style:parent-style-name="PlainText" style:family="paragraph">
      <style:text-properties style:font-name="Courier New" style:font-name-complex="Courier New"/>
    </style:style>
    <style:style style:name="P3468" style:parent-style-name="PlainText" style:family="paragraph">
      <style:text-properties style:font-name="Courier New" style:font-name-complex="Courier New"/>
    </style:style>
    <style:style style:name="P3469" style:parent-style-name="PlainText" style:family="paragraph">
      <style:text-properties style:font-name="Courier New" style:font-name-complex="Courier New"/>
    </style:style>
    <style:style style:name="P3470" style:parent-style-name="PlainText" style:family="paragraph">
      <style:text-properties style:font-name="Courier New" style:font-name-complex="Courier New"/>
    </style:style>
    <style:style style:name="P3471" style:parent-style-name="PlainText" style:family="paragraph">
      <style:text-properties style:font-name="Courier New" style:font-name-complex="Courier New"/>
    </style:style>
    <style:style style:name="P3472" style:parent-style-name="PlainText" style:family="paragraph">
      <style:text-properties style:font-name="Courier New" style:font-name-complex="Courier New"/>
    </style:style>
    <style:style style:name="P3473" style:parent-style-name="PlainText" style:family="paragraph">
      <style:text-properties style:font-name="Courier New" style:font-name-complex="Courier New"/>
    </style:style>
    <style:style style:name="P3474" style:parent-style-name="PlainText" style:family="paragraph">
      <style:text-properties style:font-name="Courier New" style:font-name-complex="Courier New"/>
    </style:style>
    <style:style style:name="P3475" style:parent-style-name="PlainText" style:family="paragraph">
      <style:text-properties style:font-name="Courier New" style:font-name-complex="Courier New"/>
    </style:style>
    <style:style style:name="P3476" style:parent-style-name="PlainText" style:family="paragraph">
      <style:text-properties style:font-name="Courier New" style:font-name-complex="Courier New"/>
    </style:style>
    <style:style style:name="P3477" style:parent-style-name="PlainText" style:family="paragraph">
      <style:text-properties style:font-name="Courier New" style:font-name-complex="Courier New"/>
    </style:style>
    <style:style style:name="P3478" style:parent-style-name="PlainText" style:family="paragraph">
      <style:text-properties style:font-name="Courier New" style:font-name-complex="Courier New"/>
    </style:style>
    <style:style style:name="P3479" style:parent-style-name="PlainText" style:family="paragraph">
      <style:text-properties style:font-name="Courier New" style:font-name-complex="Courier New"/>
    </style:style>
    <style:style style:name="P3480" style:parent-style-name="PlainText" style:family="paragraph">
      <style:text-properties style:font-name="Courier New" style:font-name-complex="Courier New"/>
    </style:style>
    <style:style style:name="P3481" style:parent-style-name="PlainText" style:family="paragraph">
      <style:text-properties style:font-name="Courier New" style:font-name-complex="Courier New"/>
    </style:style>
    <style:style style:name="P3482" style:parent-style-name="PlainText" style:family="paragraph">
      <style:text-properties style:font-name="Courier New" style:font-name-complex="Courier New"/>
    </style:style>
    <style:style style:name="P3483" style:parent-style-name="PlainText" style:family="paragraph">
      <style:text-properties style:font-name="Courier New" style:font-name-complex="Courier New"/>
    </style:style>
    <style:style style:name="P3484" style:parent-style-name="PlainText" style:family="paragraph">
      <style:text-properties style:font-name="Courier New" style:font-name-complex="Courier New"/>
    </style:style>
    <style:style style:name="P3485" style:parent-style-name="PlainText" style:family="paragraph">
      <style:text-properties style:font-name="Courier New" style:font-name-complex="Courier New"/>
    </style:style>
    <style:style style:name="P3486" style:parent-style-name="PlainText" style:family="paragraph">
      <style:text-properties style:font-name="Courier New" style:font-name-complex="Courier New"/>
    </style:style>
    <style:style style:name="P3487" style:parent-style-name="PlainText" style:family="paragraph">
      <style:text-properties style:font-name="Courier New" style:font-name-complex="Courier New"/>
    </style:style>
    <style:style style:name="P3488" style:parent-style-name="PlainText" style:family="paragraph">
      <style:text-properties style:font-name="Courier New" style:font-name-complex="Courier New"/>
    </style:style>
    <style:style style:name="P3489" style:parent-style-name="PlainText" style:family="paragraph">
      <style:text-properties style:font-name="Courier New" style:font-name-complex="Courier New"/>
    </style:style>
    <style:style style:name="P3490" style:parent-style-name="PlainText" style:family="paragraph">
      <style:text-properties style:font-name="Courier New" style:font-name-complex="Courier New"/>
    </style:style>
    <style:style style:name="P3491" style:parent-style-name="PlainText" style:family="paragraph">
      <style:text-properties style:font-name="Courier New" style:font-name-complex="Courier New"/>
    </style:style>
    <style:style style:name="P3492" style:parent-style-name="PlainText" style:family="paragraph">
      <style:text-properties style:font-name="Courier New" style:font-name-complex="Courier New"/>
    </style:style>
    <style:style style:name="P3493" style:parent-style-name="PlainText" style:family="paragraph">
      <style:text-properties style:font-name="Courier New" style:font-name-complex="Courier New"/>
    </style:style>
    <style:style style:name="P3494" style:parent-style-name="PlainText" style:family="paragraph">
      <style:text-properties style:font-name="Courier New" style:font-name-complex="Courier New"/>
    </style:style>
    <style:style style:name="P3495" style:parent-style-name="PlainText" style:family="paragraph">
      <style:text-properties style:font-name="Courier New" style:font-name-complex="Courier New"/>
    </style:style>
    <style:style style:name="P3496" style:parent-style-name="PlainText" style:family="paragraph">
      <style:text-properties style:font-name="Courier New" style:font-name-complex="Courier New"/>
    </style:style>
    <style:style style:name="P3497" style:parent-style-name="PlainText" style:family="paragraph">
      <style:text-properties style:font-name="Courier New" style:font-name-complex="Courier New"/>
    </style:style>
    <style:style style:name="P3498" style:parent-style-name="PlainText" style:family="paragraph">
      <style:text-properties style:font-name="Courier New" style:font-name-complex="Courier New"/>
    </style:style>
    <style:style style:name="P3499" style:parent-style-name="PlainText" style:family="paragraph">
      <style:text-properties style:font-name="Courier New" style:font-name-complex="Courier New"/>
    </style:style>
    <style:style style:name="P3500" style:parent-style-name="PlainText" style:family="paragraph">
      <style:text-properties style:font-name="Courier New" style:font-name-complex="Courier New"/>
    </style:style>
    <style:style style:name="P3501" style:parent-style-name="PlainText" style:family="paragraph">
      <style:text-properties style:font-name="Courier New" style:font-name-complex="Courier New"/>
    </style:style>
    <style:style style:name="P3502" style:parent-style-name="PlainText" style:family="paragraph">
      <style:text-properties style:font-name="Courier New" style:font-name-complex="Courier New"/>
    </style:style>
    <style:style style:name="P3503" style:parent-style-name="PlainText" style:family="paragraph">
      <style:text-properties style:font-name="Courier New" style:font-name-complex="Courier New"/>
    </style:style>
    <style:style style:name="P3504" style:parent-style-name="PlainText" style:family="paragraph">
      <style:text-properties style:font-name="Courier New" style:font-name-complex="Courier New"/>
    </style:style>
    <style:style style:name="P3505" style:parent-style-name="PlainText" style:family="paragraph">
      <style:text-properties style:font-name="Courier New" style:font-name-complex="Courier New"/>
    </style:style>
    <style:style style:name="P3506" style:parent-style-name="PlainText" style:family="paragraph">
      <style:text-properties style:font-name="Courier New" style:font-name-complex="Courier New"/>
    </style:style>
    <style:style style:name="P3507" style:parent-style-name="PlainText" style:family="paragraph">
      <style:text-properties style:font-name="Courier New" style:font-name-complex="Courier New"/>
    </style:style>
    <style:style style:name="P3508" style:parent-style-name="PlainText" style:family="paragraph">
      <style:text-properties style:font-name="Courier New" style:font-name-complex="Courier New"/>
    </style:style>
    <style:style style:name="P3509" style:parent-style-name="PlainText" style:family="paragraph">
      <style:text-properties style:font-name="Courier New" style:font-name-complex="Courier New"/>
    </style:style>
    <style:style style:name="P3510" style:parent-style-name="PlainText" style:family="paragraph">
      <style:text-properties style:font-name="Courier New" style:font-name-complex="Courier New"/>
    </style:style>
    <style:style style:name="P3511" style:parent-style-name="PlainText" style:family="paragraph">
      <style:text-properties style:font-name="Courier New" style:font-name-complex="Courier New"/>
    </style:style>
    <style:style style:name="P3512" style:parent-style-name="PlainText" style:family="paragraph">
      <style:text-properties style:font-name="Courier New" style:font-name-complex="Courier New"/>
    </style:style>
    <style:style style:name="P3513" style:parent-style-name="PlainText" style:family="paragraph">
      <style:text-properties style:font-name="Courier New" style:font-name-complex="Courier New"/>
    </style:style>
    <style:style style:name="P3514" style:parent-style-name="PlainText" style:family="paragraph">
      <style:text-properties style:font-name="Courier New" style:font-name-complex="Courier New"/>
    </style:style>
    <style:style style:name="P3515" style:parent-style-name="PlainText" style:family="paragraph">
      <style:text-properties style:font-name="Courier New" style:font-name-complex="Courier New"/>
    </style:style>
    <style:style style:name="P3516" style:parent-style-name="PlainText" style:family="paragraph">
      <style:text-properties style:font-name="Courier New" style:font-name-complex="Courier New"/>
    </style:style>
    <style:style style:name="P3517" style:parent-style-name="PlainText" style:family="paragraph">
      <style:text-properties style:font-name="Courier New" style:font-name-complex="Courier New"/>
    </style:style>
    <style:style style:name="P3518" style:parent-style-name="PlainText" style:family="paragraph">
      <style:text-properties style:font-name="Courier New" style:font-name-complex="Courier New"/>
    </style:style>
    <style:style style:name="P3519" style:parent-style-name="PlainText" style:family="paragraph">
      <style:text-properties style:font-name="Courier New" style:font-name-complex="Courier New"/>
    </style:style>
    <style:style style:name="P3520" style:parent-style-name="PlainText" style:family="paragraph">
      <style:text-properties style:font-name="Courier New" style:font-name-complex="Courier New"/>
    </style:style>
    <style:style style:name="P3521" style:parent-style-name="PlainText" style:family="paragraph">
      <style:text-properties style:font-name="Courier New" style:font-name-complex="Courier New"/>
    </style:style>
    <style:style style:name="P3522" style:parent-style-name="PlainText" style:family="paragraph">
      <style:text-properties style:font-name="Courier New" style:font-name-complex="Courier New"/>
    </style:style>
    <style:style style:name="P3523" style:parent-style-name="PlainText" style:family="paragraph">
      <style:text-properties style:font-name="Courier New" style:font-name-complex="Courier New"/>
    </style:style>
    <style:style style:name="P3524" style:parent-style-name="PlainText" style:family="paragraph">
      <style:text-properties style:font-name="Courier New" style:font-name-complex="Courier New"/>
    </style:style>
    <style:style style:name="P3525" style:parent-style-name="PlainText" style:family="paragraph">
      <style:text-properties style:font-name="Courier New" style:font-name-complex="Courier New"/>
    </style:style>
    <style:style style:name="P3526" style:parent-style-name="PlainText" style:family="paragraph">
      <style:text-properties style:font-name="Courier New" style:font-name-complex="Courier New"/>
    </style:style>
    <style:style style:name="P3527" style:parent-style-name="PlainText" style:family="paragraph">
      <style:text-properties style:font-name="Courier New" style:font-name-complex="Courier New"/>
    </style:style>
    <style:style style:name="P3528" style:parent-style-name="PlainText" style:family="paragraph">
      <style:text-properties style:font-name="Courier New" style:font-name-complex="Courier New"/>
    </style:style>
    <style:style style:name="P3529" style:parent-style-name="PlainText" style:family="paragraph">
      <style:text-properties style:font-name="Courier New" style:font-name-complex="Courier New"/>
    </style:style>
    <style:style style:name="P3530" style:parent-style-name="PlainText" style:family="paragraph">
      <style:text-properties style:font-name="Courier New" style:font-name-complex="Courier New"/>
    </style:style>
    <style:style style:name="P3531" style:parent-style-name="PlainText" style:family="paragraph">
      <style:text-properties style:font-name="Courier New" style:font-name-complex="Courier New"/>
    </style:style>
    <style:style style:name="P3532" style:parent-style-name="PlainText" style:family="paragraph">
      <style:text-properties style:font-name="Courier New" style:font-name-complex="Courier New"/>
    </style:style>
    <style:style style:name="P3533" style:parent-style-name="PlainText" style:family="paragraph">
      <style:text-properties style:font-name="Courier New" style:font-name-complex="Courier New"/>
    </style:style>
    <style:style style:name="P3534" style:parent-style-name="PlainText" style:family="paragraph">
      <style:text-properties style:font-name="Courier New" style:font-name-complex="Courier New"/>
    </style:style>
    <style:style style:name="P3535" style:parent-style-name="PlainText" style:family="paragraph">
      <style:text-properties style:font-name="Courier New" style:font-name-complex="Courier New"/>
    </style:style>
    <style:style style:name="P3536" style:parent-style-name="PlainText" style:family="paragraph">
      <style:text-properties style:font-name="Courier New" style:font-name-complex="Courier New"/>
    </style:style>
    <style:style style:name="P3537" style:parent-style-name="PlainText" style:family="paragraph">
      <style:text-properties style:font-name="Courier New" style:font-name-complex="Courier New"/>
    </style:style>
    <style:style style:name="P3538" style:parent-style-name="PlainText" style:family="paragraph">
      <style:text-properties style:font-name="Courier New" style:font-name-complex="Courier New"/>
    </style:style>
    <style:style style:name="P3539" style:parent-style-name="PlainText" style:family="paragraph">
      <style:text-properties style:font-name="Courier New" style:font-name-complex="Courier New"/>
    </style:style>
    <style:style style:name="P3540" style:parent-style-name="PlainText" style:family="paragraph">
      <style:text-properties style:font-name="Courier New" style:font-name-complex="Courier New"/>
    </style:style>
    <style:style style:name="P3541" style:parent-style-name="PlainText" style:family="paragraph">
      <style:text-properties style:font-name="Courier New" style:font-name-complex="Courier New"/>
    </style:style>
    <style:style style:name="P3542" style:parent-style-name="PlainText" style:family="paragraph">
      <style:text-properties style:font-name="Courier New" style:font-name-complex="Courier New"/>
    </style:style>
    <style:style style:name="P3543" style:parent-style-name="PlainText" style:family="paragraph">
      <style:text-properties style:font-name="Courier New" style:font-name-complex="Courier New"/>
    </style:style>
    <style:style style:name="P3544" style:parent-style-name="PlainText" style:family="paragraph">
      <style:text-properties style:font-name="Courier New" style:font-name-complex="Courier New"/>
    </style:style>
    <style:style style:name="P3545" style:parent-style-name="PlainText" style:family="paragraph">
      <style:text-properties style:font-name="Courier New" style:font-name-complex="Courier New"/>
    </style:style>
    <style:style style:name="P3546" style:parent-style-name="PlainText" style:family="paragraph">
      <style:text-properties style:font-name="Courier New" style:font-name-complex="Courier New"/>
    </style:style>
    <style:style style:name="P3547" style:parent-style-name="PlainText" style:family="paragraph">
      <style:text-properties style:font-name="Courier New" style:font-name-complex="Courier New"/>
    </style:style>
    <style:style style:name="P3548" style:parent-style-name="PlainText" style:family="paragraph">
      <style:text-properties style:font-name="Courier New" style:font-name-complex="Courier New"/>
    </style:style>
    <style:style style:name="P3549" style:parent-style-name="PlainText" style:family="paragraph">
      <style:text-properties style:font-name="Courier New" style:font-name-complex="Courier New"/>
    </style:style>
    <style:style style:name="P3550" style:parent-style-name="PlainText" style:family="paragraph">
      <style:text-properties style:font-name="Courier New" style:font-name-complex="Courier New"/>
    </style:style>
    <style:style style:name="P3551" style:parent-style-name="PlainText" style:family="paragraph">
      <style:text-properties style:font-name="Courier New" style:font-name-complex="Courier New"/>
    </style:style>
    <style:style style:name="P3552" style:parent-style-name="PlainText" style:family="paragraph">
      <style:text-properties style:font-name="Courier New" style:font-name-complex="Courier New"/>
    </style:style>
    <style:style style:name="P3553" style:parent-style-name="PlainText" style:family="paragraph">
      <style:text-properties style:font-name="Courier New" style:font-name-complex="Courier New"/>
    </style:style>
    <style:style style:name="P3554" style:parent-style-name="PlainText" style:family="paragraph">
      <style:text-properties style:font-name="Courier New" style:font-name-complex="Courier New"/>
    </style:style>
    <style:style style:name="P3555" style:parent-style-name="PlainText" style:family="paragraph">
      <style:text-properties style:font-name="Courier New" style:font-name-complex="Courier New"/>
    </style:style>
    <style:style style:name="P3556" style:parent-style-name="PlainText" style:family="paragraph">
      <style:text-properties style:font-name="Courier New" style:font-name-complex="Courier New"/>
    </style:style>
    <style:style style:name="P3557" style:parent-style-name="PlainText" style:family="paragraph">
      <style:text-properties style:font-name="Courier New" style:font-name-complex="Courier New"/>
    </style:style>
    <style:style style:name="P3558" style:parent-style-name="PlainText" style:family="paragraph">
      <style:text-properties style:font-name="Courier New" style:font-name-complex="Courier New"/>
    </style:style>
    <style:style style:name="P3559" style:parent-style-name="PlainText" style:family="paragraph">
      <style:text-properties style:font-name="Courier New" style:font-name-complex="Courier New"/>
    </style:style>
    <style:style style:name="P3560" style:parent-style-name="PlainText" style:family="paragraph">
      <style:text-properties style:font-name="Courier New" style:font-name-complex="Courier New"/>
    </style:style>
    <style:style style:name="P3561" style:parent-style-name="PlainText" style:family="paragraph">
      <style:text-properties style:font-name="Courier New" style:font-name-complex="Courier New"/>
    </style:style>
    <style:style style:name="P3562" style:parent-style-name="PlainText" style:family="paragraph">
      <style:text-properties style:font-name="Courier New" style:font-name-complex="Courier New"/>
    </style:style>
    <style:style style:name="P3563" style:parent-style-name="PlainText" style:family="paragraph">
      <style:text-properties style:font-name="Courier New" style:font-name-complex="Courier New"/>
    </style:style>
    <style:style style:name="P3564" style:parent-style-name="PlainText" style:family="paragraph">
      <style:text-properties style:font-name="Courier New" style:font-name-complex="Courier New"/>
    </style:style>
    <style:style style:name="P3565" style:parent-style-name="PlainText" style:family="paragraph">
      <style:text-properties style:font-name="Courier New" style:font-name-complex="Courier New"/>
    </style:style>
    <style:style style:name="P3566" style:parent-style-name="PlainText" style:family="paragraph">
      <style:text-properties style:font-name="Courier New" style:font-name-complex="Courier New"/>
    </style:style>
    <style:style style:name="P3567" style:parent-style-name="PlainText" style:family="paragraph">
      <style:text-properties style:font-name="Courier New" style:font-name-complex="Courier New"/>
    </style:style>
    <style:style style:name="P3568" style:parent-style-name="PlainText" style:family="paragraph">
      <style:text-properties style:font-name="Courier New" style:font-name-complex="Courier New"/>
    </style:style>
    <style:style style:name="P3569" style:parent-style-name="PlainText" style:family="paragraph">
      <style:text-properties style:font-name="Courier New" style:font-name-complex="Courier New"/>
    </style:style>
    <style:style style:name="P3570" style:parent-style-name="PlainText" style:family="paragraph">
      <style:text-properties style:font-name="Courier New" style:font-name-complex="Courier New"/>
    </style:style>
    <style:style style:name="P3571" style:parent-style-name="PlainText" style:family="paragraph">
      <style:text-properties style:font-name="Courier New" style:font-name-complex="Courier New"/>
    </style:style>
    <style:style style:name="P3572" style:parent-style-name="PlainText" style:family="paragraph">
      <style:text-properties style:font-name="Courier New" style:font-name-complex="Courier New"/>
    </style:style>
    <style:style style:name="P3573" style:parent-style-name="PlainText" style:family="paragraph">
      <style:text-properties style:font-name="Courier New" style:font-name-complex="Courier New"/>
    </style:style>
    <style:style style:name="P3574" style:parent-style-name="PlainText" style:family="paragraph">
      <style:text-properties style:font-name="Courier New" style:font-name-complex="Courier New"/>
    </style:style>
    <style:style style:name="P3575" style:parent-style-name="PlainText" style:family="paragraph">
      <style:text-properties style:font-name="Courier New" style:font-name-complex="Courier New"/>
    </style:style>
    <style:style style:name="P3576" style:parent-style-name="PlainText" style:family="paragraph">
      <style:text-properties style:font-name="Courier New" style:font-name-complex="Courier New"/>
    </style:style>
    <style:style style:name="P3577" style:parent-style-name="PlainText" style:family="paragraph">
      <style:text-properties style:font-name="Courier New" style:font-name-complex="Courier New"/>
    </style:style>
    <style:style style:name="P3578" style:parent-style-name="PlainText" style:family="paragraph">
      <style:text-properties style:font-name="Courier New" style:font-name-complex="Courier New"/>
    </style:style>
    <style:style style:name="P3579" style:parent-style-name="PlainText" style:family="paragraph">
      <style:text-properties style:font-name="Courier New" style:font-name-complex="Courier New"/>
    </style:style>
    <style:style style:name="P3580" style:parent-style-name="PlainText" style:family="paragraph">
      <style:text-properties style:font-name="Courier New" style:font-name-complex="Courier New"/>
    </style:style>
    <style:style style:name="P3581" style:parent-style-name="PlainText" style:family="paragraph">
      <style:text-properties style:font-name="Courier New" style:font-name-complex="Courier New"/>
    </style:style>
    <style:style style:name="P3582" style:parent-style-name="PlainText" style:family="paragraph">
      <style:text-properties style:font-name="Courier New" style:font-name-complex="Courier New"/>
    </style:style>
    <style:style style:name="P3583" style:parent-style-name="PlainText" style:family="paragraph">
      <style:text-properties style:font-name="Courier New" style:font-name-complex="Courier New"/>
    </style:style>
    <style:style style:name="P3584" style:parent-style-name="PlainText" style:family="paragraph">
      <style:text-properties style:font-name="Courier New" style:font-name-complex="Courier New"/>
    </style:style>
    <style:style style:name="P3585" style:parent-style-name="PlainText" style:family="paragraph">
      <style:text-properties style:font-name="Courier New" style:font-name-complex="Courier New"/>
    </style:style>
    <style:style style:name="P3586" style:parent-style-name="PlainText" style:family="paragraph">
      <style:text-properties style:font-name="Courier New" style:font-name-complex="Courier New"/>
    </style:style>
    <style:style style:name="P3587" style:parent-style-name="PlainText" style:family="paragraph">
      <style:text-properties style:font-name="Courier New" style:font-name-complex="Courier New"/>
    </style:style>
    <style:style style:name="P3588" style:parent-style-name="PlainText" style:family="paragraph">
      <style:text-properties style:font-name="Courier New" style:font-name-complex="Courier New"/>
    </style:style>
    <style:style style:name="P3589" style:parent-style-name="PlainText" style:family="paragraph">
      <style:text-properties style:font-name="Courier New" style:font-name-complex="Courier New"/>
    </style:style>
    <style:style style:name="P3590" style:parent-style-name="PlainText" style:family="paragraph">
      <style:text-properties style:font-name="Courier New" style:font-name-complex="Courier New"/>
    </style:style>
    <style:style style:name="P3591" style:parent-style-name="PlainText" style:family="paragraph">
      <style:text-properties style:font-name="Courier New" style:font-name-complex="Courier New"/>
    </style:style>
    <style:style style:name="P3592" style:parent-style-name="PlainText" style:family="paragraph">
      <style:text-properties style:font-name="Courier New" style:font-name-complex="Courier New"/>
    </style:style>
    <style:style style:name="P3593" style:parent-style-name="PlainText" style:family="paragraph">
      <style:text-properties style:font-name="Courier New" style:font-name-complex="Courier New"/>
    </style:style>
    <style:style style:name="P3594" style:parent-style-name="PlainText" style:family="paragraph">
      <style:text-properties style:font-name="Courier New" style:font-name-complex="Courier New"/>
    </style:style>
    <style:style style:name="P3595" style:parent-style-name="PlainText" style:family="paragraph">
      <style:text-properties style:font-name="Courier New" style:font-name-complex="Courier New"/>
    </style:style>
    <style:style style:name="P3596" style:parent-style-name="PlainText" style:family="paragraph">
      <style:text-properties style:font-name="Courier New" style:font-name-complex="Courier New"/>
    </style:style>
    <style:style style:name="P3597" style:parent-style-name="PlainText" style:family="paragraph">
      <style:text-properties style:font-name="Courier New" style:font-name-complex="Courier New"/>
    </style:style>
    <style:style style:name="P3598" style:parent-style-name="PlainText" style:family="paragraph">
      <style:text-properties style:font-name="Courier New" style:font-name-complex="Courier New"/>
    </style:style>
    <style:style style:name="P3599" style:parent-style-name="PlainText" style:family="paragraph">
      <style:text-properties style:font-name="Courier New" style:font-name-complex="Courier New"/>
    </style:style>
    <style:style style:name="P3600" style:parent-style-name="PlainText" style:family="paragraph">
      <style:text-properties style:font-name="Courier New" style:font-name-complex="Courier New"/>
    </style:style>
    <style:style style:name="P3601" style:parent-style-name="PlainText" style:family="paragraph">
      <style:text-properties style:font-name="Courier New" style:font-name-complex="Courier New"/>
    </style:style>
    <style:style style:name="P3602" style:parent-style-name="PlainText" style:family="paragraph">
      <style:text-properties style:font-name="Courier New" style:font-name-complex="Courier New"/>
    </style:style>
    <style:style style:name="P3603" style:parent-style-name="PlainText" style:family="paragraph">
      <style:text-properties style:font-name="Courier New" style:font-name-complex="Courier New"/>
    </style:style>
    <style:style style:name="P3604" style:parent-style-name="PlainText" style:family="paragraph">
      <style:text-properties style:font-name="Courier New" style:font-name-complex="Courier New"/>
    </style:style>
    <style:style style:name="P3605" style:parent-style-name="PlainText" style:family="paragraph">
      <style:text-properties style:font-name="Courier New" style:font-name-complex="Courier New"/>
    </style:style>
    <style:style style:name="P3606" style:parent-style-name="PlainText" style:family="paragraph">
      <style:text-properties style:font-name="Courier New" style:font-name-complex="Courier New"/>
    </style:style>
    <style:style style:name="P3607" style:parent-style-name="PlainText" style:family="paragraph">
      <style:text-properties style:font-name="Courier New" style:font-name-complex="Courier New"/>
    </style:style>
    <style:style style:name="P3608" style:parent-style-name="PlainText" style:family="paragraph">
      <style:text-properties style:font-name="Courier New" style:font-name-complex="Courier New"/>
    </style:style>
    <style:style style:name="P3609" style:parent-style-name="PlainText" style:family="paragraph">
      <style:text-properties style:font-name="Courier New" style:font-name-complex="Courier New"/>
    </style:style>
    <style:style style:name="P3610" style:parent-style-name="PlainText" style:family="paragraph">
      <style:text-properties style:font-name="Courier New" style:font-name-complex="Courier New"/>
    </style:style>
    <style:style style:name="P3611" style:parent-style-name="PlainText" style:family="paragraph">
      <style:text-properties style:font-name="Courier New" style:font-name-complex="Courier New"/>
    </style:style>
    <style:style style:name="P3612" style:parent-style-name="PlainText" style:family="paragraph">
      <style:text-properties style:font-name="Courier New" style:font-name-complex="Courier New"/>
    </style:style>
    <style:style style:name="P3613" style:parent-style-name="PlainText" style:family="paragraph">
      <style:text-properties style:font-name="Courier New" style:font-name-complex="Courier New"/>
    </style:style>
    <style:style style:name="P3614" style:parent-style-name="PlainText" style:family="paragraph">
      <style:text-properties style:font-name="Courier New" style:font-name-complex="Courier New"/>
    </style:style>
    <style:style style:name="P3615" style:parent-style-name="PlainText" style:family="paragraph">
      <style:text-properties style:font-name="Courier New" style:font-name-complex="Courier New"/>
    </style:style>
    <style:style style:name="P3616" style:parent-style-name="PlainText" style:family="paragraph">
      <style:text-properties style:font-name="Courier New" style:font-name-complex="Courier New"/>
    </style:style>
    <style:style style:name="P3617" style:parent-style-name="PlainText" style:family="paragraph">
      <style:text-properties style:font-name="Courier New" style:font-name-complex="Courier New"/>
    </style:style>
    <style:style style:name="P3618" style:parent-style-name="PlainText" style:family="paragraph">
      <style:text-properties style:font-name="Courier New" style:font-name-complex="Courier New"/>
    </style:style>
    <style:style style:name="P3619" style:parent-style-name="PlainText" style:family="paragraph">
      <style:text-properties style:font-name="Courier New" style:font-name-complex="Courier New"/>
    </style:style>
    <style:style style:name="P3620" style:parent-style-name="PlainText" style:family="paragraph">
      <style:text-properties style:font-name="Courier New" style:font-name-complex="Courier New"/>
    </style:style>
    <style:style style:name="P3621" style:parent-style-name="PlainText" style:family="paragraph">
      <style:text-properties style:font-name="Courier New" style:font-name-complex="Courier New"/>
    </style:style>
    <style:style style:name="P3622" style:parent-style-name="PlainText" style:family="paragraph">
      <style:text-properties style:font-name="Courier New" style:font-name-complex="Courier New"/>
    </style:style>
    <style:style style:name="P3623" style:parent-style-name="PlainText" style:family="paragraph">
      <style:text-properties style:font-name="Courier New" style:font-name-complex="Courier New"/>
    </style:style>
    <style:style style:name="P3624" style:parent-style-name="PlainText" style:family="paragraph">
      <style:text-properties style:font-name="Courier New" style:font-name-complex="Courier New"/>
    </style:style>
    <style:style style:name="P3625" style:parent-style-name="PlainText" style:family="paragraph">
      <style:text-properties style:font-name="Courier New" style:font-name-complex="Courier New"/>
    </style:style>
    <style:style style:name="P3626" style:parent-style-name="PlainText" style:family="paragraph">
      <style:text-properties style:font-name="Courier New" style:font-name-complex="Courier New"/>
    </style:style>
    <style:style style:name="P3627" style:parent-style-name="PlainText" style:family="paragraph">
      <style:text-properties style:font-name="Courier New" style:font-name-complex="Courier New"/>
    </style:style>
    <style:style style:name="P3628" style:parent-style-name="PlainText" style:family="paragraph">
      <style:text-properties style:font-name="Courier New" style:font-name-complex="Courier New"/>
    </style:style>
    <style:style style:name="P3629" style:parent-style-name="PlainText" style:family="paragraph">
      <style:text-properties style:font-name="Courier New" style:font-name-complex="Courier New"/>
    </style:style>
    <style:style style:name="P3630" style:parent-style-name="PlainText" style:family="paragraph">
      <style:text-properties style:font-name="Courier New" style:font-name-complex="Courier New"/>
    </style:style>
    <style:style style:name="P3631" style:parent-style-name="PlainText" style:family="paragraph">
      <style:text-properties style:font-name="Courier New" style:font-name-complex="Courier New"/>
    </style:style>
    <style:style style:name="P3632" style:parent-style-name="PlainText" style:family="paragraph">
      <style:text-properties style:font-name="Courier New" style:font-name-complex="Courier New"/>
    </style:style>
    <style:style style:name="P3633" style:parent-style-name="PlainText" style:family="paragraph">
      <style:text-properties style:font-name="Courier New" style:font-name-complex="Courier New"/>
    </style:style>
    <style:style style:name="P3634" style:parent-style-name="PlainText" style:family="paragraph">
      <style:text-properties style:font-name="Courier New" style:font-name-complex="Courier New"/>
    </style:style>
    <style:style style:name="P3635" style:parent-style-name="PlainText" style:family="paragraph">
      <style:text-properties style:font-name="Courier New" style:font-name-complex="Courier New"/>
    </style:style>
    <style:style style:name="P3636" style:parent-style-name="PlainText" style:family="paragraph">
      <style:text-properties style:font-name="Courier New" style:font-name-complex="Courier New"/>
    </style:style>
    <style:style style:name="P3637" style:parent-style-name="PlainText" style:family="paragraph">
      <style:text-properties style:font-name="Courier New" style:font-name-complex="Courier New"/>
    </style:style>
    <style:style style:name="P3638" style:parent-style-name="PlainText" style:family="paragraph">
      <style:text-properties style:font-name="Courier New" style:font-name-complex="Courier New"/>
    </style:style>
    <style:style style:name="P3639" style:parent-style-name="PlainText" style:family="paragraph">
      <style:text-properties style:font-name="Courier New" style:font-name-complex="Courier New"/>
    </style:style>
    <style:style style:name="P3640" style:parent-style-name="PlainText" style:family="paragraph">
      <style:text-properties style:font-name="Courier New" style:font-name-complex="Courier New"/>
    </style:style>
    <style:style style:name="P3641" style:parent-style-name="PlainText" style:family="paragraph">
      <style:text-properties style:font-name="Courier New" style:font-name-complex="Courier New"/>
    </style:style>
    <style:style style:name="P3642" style:parent-style-name="PlainText" style:family="paragraph">
      <style:text-properties style:font-name="Courier New" style:font-name-complex="Courier New"/>
    </style:style>
    <style:style style:name="P3643" style:parent-style-name="PlainText" style:family="paragraph">
      <style:text-properties style:font-name="Courier New" style:font-name-complex="Courier New"/>
    </style:style>
    <style:style style:name="P3644" style:parent-style-name="PlainText" style:family="paragraph">
      <style:text-properties style:font-name="Courier New" style:font-name-complex="Courier New"/>
    </style:style>
    <style:style style:name="P3645" style:parent-style-name="PlainText" style:family="paragraph">
      <style:text-properties style:font-name="Courier New" style:font-name-complex="Courier New"/>
    </style:style>
    <style:style style:name="P3646" style:parent-style-name="PlainText" style:family="paragraph">
      <style:text-properties style:font-name="Courier New" style:font-name-complex="Courier New"/>
    </style:style>
    <style:style style:name="P3647" style:parent-style-name="PlainText" style:family="paragraph">
      <style:text-properties style:font-name="Courier New" style:font-name-complex="Courier New"/>
    </style:style>
    <style:style style:name="P3648" style:parent-style-name="PlainText" style:family="paragraph">
      <style:text-properties style:font-name="Courier New" style:font-name-complex="Courier New"/>
    </style:style>
    <style:style style:name="P3649" style:parent-style-name="PlainText" style:family="paragraph">
      <style:text-properties style:font-name="Courier New" style:font-name-complex="Courier New"/>
    </style:style>
    <style:style style:name="P3650" style:parent-style-name="PlainText" style:family="paragraph">
      <style:text-properties style:font-name="Courier New" style:font-name-complex="Courier New"/>
    </style:style>
    <style:style style:name="P3651" style:parent-style-name="PlainText" style:family="paragraph">
      <style:text-properties style:font-name="Courier New" style:font-name-complex="Courier New"/>
    </style:style>
    <style:style style:name="P3652" style:parent-style-name="PlainText" style:family="paragraph">
      <style:text-properties style:font-name="Courier New" style:font-name-complex="Courier New"/>
    </style:style>
    <style:style style:name="P3653" style:parent-style-name="PlainText" style:family="paragraph">
      <style:text-properties style:font-name="Courier New" style:font-name-complex="Courier New"/>
    </style:style>
    <style:style style:name="P3654" style:parent-style-name="PlainText" style:family="paragraph">
      <style:text-properties style:font-name="Courier New" style:font-name-complex="Courier New"/>
    </style:style>
    <style:style style:name="P3655" style:parent-style-name="PlainText" style:family="paragraph">
      <style:text-properties style:font-name="Courier New" style:font-name-complex="Courier New"/>
    </style:style>
    <style:style style:name="P3656" style:parent-style-name="PlainText" style:family="paragraph">
      <style:text-properties style:font-name="Courier New" style:font-name-complex="Courier New"/>
    </style:style>
    <style:style style:name="P3657" style:parent-style-name="PlainText" style:family="paragraph">
      <style:text-properties style:font-name="Courier New" style:font-name-complex="Courier New"/>
    </style:style>
    <style:style style:name="P3658" style:parent-style-name="PlainText" style:family="paragraph">
      <style:text-properties style:font-name="Courier New" style:font-name-complex="Courier New"/>
    </style:style>
    <style:style style:name="P3659" style:parent-style-name="PlainText" style:family="paragraph">
      <style:text-properties style:font-name="Courier New" style:font-name-complex="Courier New"/>
    </style:style>
    <style:style style:name="P3660" style:parent-style-name="PlainText" style:family="paragraph">
      <style:text-properties style:font-name="Courier New" style:font-name-complex="Courier New"/>
    </style:style>
    <style:style style:name="P3661" style:parent-style-name="PlainText" style:family="paragraph">
      <style:text-properties style:font-name="Courier New" style:font-name-complex="Courier New"/>
    </style:style>
    <style:style style:name="P3662" style:parent-style-name="PlainText" style:family="paragraph">
      <style:text-properties style:font-name="Courier New" style:font-name-complex="Courier New"/>
    </style:style>
    <style:style style:name="P3663" style:parent-style-name="PlainText" style:family="paragraph">
      <style:text-properties style:font-name="Courier New" style:font-name-complex="Courier New"/>
    </style:style>
    <style:style style:name="P3664" style:parent-style-name="PlainText" style:family="paragraph">
      <style:text-properties style:font-name="Courier New" style:font-name-complex="Courier New"/>
    </style:style>
    <style:style style:name="P3665" style:parent-style-name="PlainText" style:family="paragraph">
      <style:text-properties style:font-name="Courier New" style:font-name-complex="Courier New"/>
    </style:style>
    <style:style style:name="P3666" style:parent-style-name="PlainText" style:family="paragraph">
      <style:text-properties style:font-name="Courier New" style:font-name-complex="Courier New"/>
    </style:style>
    <style:style style:name="P3667" style:parent-style-name="PlainText" style:family="paragraph">
      <style:text-properties style:font-name="Courier New" style:font-name-complex="Courier New"/>
    </style:style>
    <style:style style:name="P3668" style:parent-style-name="PlainText" style:family="paragraph">
      <style:text-properties style:font-name="Courier New" style:font-name-complex="Courier New"/>
    </style:style>
    <style:style style:name="P3669" style:parent-style-name="PlainText" style:family="paragraph">
      <style:text-properties style:font-name="Courier New" style:font-name-complex="Courier New"/>
    </style:style>
    <style:style style:name="P3670" style:parent-style-name="PlainText" style:family="paragraph">
      <style:text-properties style:font-name="Courier New" style:font-name-complex="Courier New"/>
    </style:style>
    <style:style style:name="P3671" style:parent-style-name="PlainText" style:family="paragraph">
      <style:text-properties style:font-name="Courier New" style:font-name-complex="Courier New"/>
    </style:style>
    <style:style style:name="P3672" style:parent-style-name="PlainText" style:family="paragraph">
      <style:text-properties style:font-name="Courier New" style:font-name-complex="Courier New"/>
    </style:style>
    <style:style style:name="P3673" style:parent-style-name="PlainText" style:family="paragraph">
      <style:text-properties style:font-name="Courier New" style:font-name-complex="Courier New"/>
    </style:style>
    <style:style style:name="P3674" style:parent-style-name="PlainText" style:family="paragraph">
      <style:text-properties style:font-name="Courier New" style:font-name-complex="Courier New"/>
    </style:style>
    <style:style style:name="P3675" style:parent-style-name="PlainText" style:family="paragraph">
      <style:text-properties style:font-name="Courier New" style:font-name-complex="Courier New"/>
    </style:style>
    <style:style style:name="P3676" style:parent-style-name="PlainText" style:family="paragraph">
      <style:text-properties style:font-name="Courier New" style:font-name-complex="Courier New"/>
    </style:style>
    <style:style style:name="P3677" style:parent-style-name="PlainText" style:family="paragraph">
      <style:text-properties style:font-name="Courier New" style:font-name-complex="Courier New"/>
    </style:style>
    <style:style style:name="P3678" style:parent-style-name="PlainText" style:family="paragraph">
      <style:text-properties style:font-name="Courier New" style:font-name-complex="Courier New"/>
    </style:style>
    <style:style style:name="P3679" style:parent-style-name="PlainText" style:family="paragraph">
      <style:text-properties style:font-name="Courier New" style:font-name-complex="Courier New"/>
    </style:style>
    <style:style style:name="P3680" style:parent-style-name="PlainText" style:family="paragraph">
      <style:text-properties style:font-name="Courier New" style:font-name-complex="Courier New"/>
    </style:style>
    <style:style style:name="P3681" style:parent-style-name="PlainText" style:family="paragraph">
      <style:text-properties style:font-name="Courier New" style:font-name-complex="Courier New"/>
    </style:style>
    <style:style style:name="P3682" style:parent-style-name="PlainText" style:family="paragraph">
      <style:text-properties style:font-name="Courier New" style:font-name-complex="Courier New"/>
    </style:style>
    <style:style style:name="P3683" style:parent-style-name="PlainText" style:family="paragraph">
      <style:text-properties style:font-name="Courier New" style:font-name-complex="Courier New"/>
    </style:style>
    <style:style style:name="P3684" style:parent-style-name="PlainText" style:family="paragraph">
      <style:text-properties style:font-name="Courier New" style:font-name-complex="Courier New"/>
    </style:style>
    <style:style style:name="P3685" style:parent-style-name="PlainText" style:family="paragraph">
      <style:text-properties style:font-name="Courier New" style:font-name-complex="Courier New"/>
    </style:style>
    <style:style style:name="P3686" style:parent-style-name="PlainText" style:family="paragraph">
      <style:text-properties style:font-name="Courier New" style:font-name-complex="Courier New"/>
    </style:style>
    <style:style style:name="P3687" style:parent-style-name="PlainText" style:family="paragraph">
      <style:text-properties style:font-name="Courier New" style:font-name-complex="Courier New"/>
    </style:style>
    <style:style style:name="P3688" style:parent-style-name="PlainText" style:family="paragraph">
      <style:text-properties style:font-name="Courier New" style:font-name-complex="Courier New"/>
    </style:style>
    <style:style style:name="P3689" style:parent-style-name="PlainText" style:family="paragraph">
      <style:text-properties style:font-name="Courier New" style:font-name-complex="Courier New"/>
    </style:style>
    <style:style style:name="P3690" style:parent-style-name="PlainText" style:family="paragraph">
      <style:text-properties style:font-name="Courier New" style:font-name-complex="Courier New"/>
    </style:style>
    <style:style style:name="P3691" style:parent-style-name="PlainText" style:family="paragraph">
      <style:text-properties style:font-name="Courier New" style:font-name-complex="Courier New"/>
    </style:style>
    <style:style style:name="P3692" style:parent-style-name="PlainText" style:family="paragraph">
      <style:text-properties style:font-name="Courier New" style:font-name-complex="Courier New"/>
    </style:style>
    <style:style style:name="P3693" style:parent-style-name="PlainText" style:family="paragraph">
      <style:text-properties style:font-name="Courier New" style:font-name-complex="Courier New"/>
    </style:style>
    <style:style style:name="P3694" style:parent-style-name="PlainText" style:family="paragraph">
      <style:text-properties style:font-name="Courier New" style:font-name-complex="Courier New"/>
    </style:style>
    <style:style style:name="P3695" style:parent-style-name="PlainText" style:family="paragraph">
      <style:text-properties style:font-name="Courier New" style:font-name-complex="Courier New"/>
    </style:style>
    <style:style style:name="P3696" style:parent-style-name="PlainText" style:family="paragraph">
      <style:text-properties style:font-name="Courier New" style:font-name-complex="Courier New"/>
    </style:style>
    <style:style style:name="P3697" style:parent-style-name="PlainText" style:family="paragraph">
      <style:text-properties style:font-name="Courier New" style:font-name-complex="Courier New"/>
    </style:style>
    <style:style style:name="P3698" style:parent-style-name="PlainText" style:family="paragraph">
      <style:text-properties style:font-name="Courier New" style:font-name-complex="Courier New"/>
    </style:style>
    <style:style style:name="P3699" style:parent-style-name="PlainText" style:family="paragraph">
      <style:text-properties style:font-name="Courier New" style:font-name-complex="Courier New"/>
    </style:style>
    <style:style style:name="P3700" style:parent-style-name="PlainText" style:family="paragraph">
      <style:text-properties style:font-name="Courier New" style:font-name-complex="Courier New"/>
    </style:style>
    <style:style style:name="P3701" style:parent-style-name="PlainText" style:family="paragraph">
      <style:text-properties style:font-name="Courier New" style:font-name-complex="Courier New"/>
    </style:style>
    <style:style style:name="P3702" style:parent-style-name="PlainText" style:family="paragraph">
      <style:text-properties style:font-name="Courier New" style:font-name-complex="Courier New"/>
    </style:style>
    <style:style style:name="P3703" style:parent-style-name="PlainText" style:family="paragraph">
      <style:text-properties style:font-name="Courier New" style:font-name-complex="Courier New"/>
    </style:style>
    <style:style style:name="P3704" style:parent-style-name="PlainText" style:family="paragraph">
      <style:text-properties style:font-name="Courier New" style:font-name-complex="Courier New"/>
    </style:style>
    <style:style style:name="P3705" style:parent-style-name="PlainText" style:family="paragraph">
      <style:text-properties style:font-name="Courier New" style:font-name-complex="Courier New"/>
    </style:style>
    <style:style style:name="P3706" style:parent-style-name="PlainText" style:family="paragraph">
      <style:text-properties style:font-name="Courier New" style:font-name-complex="Courier New"/>
    </style:style>
    <style:style style:name="P3707" style:parent-style-name="PlainText" style:family="paragraph">
      <style:text-properties style:font-name="Courier New" style:font-name-complex="Courier New"/>
    </style:style>
    <style:style style:name="P3708" style:parent-style-name="PlainText" style:family="paragraph">
      <style:text-properties style:font-name="Courier New" style:font-name-complex="Courier New"/>
    </style:style>
    <style:style style:name="P3709" style:parent-style-name="PlainText" style:family="paragraph">
      <style:text-properties style:font-name="Courier New" style:font-name-complex="Courier New"/>
    </style:style>
    <style:style style:name="P3710" style:parent-style-name="PlainText" style:family="paragraph">
      <style:text-properties style:font-name="Courier New" style:font-name-complex="Courier New"/>
    </style:style>
    <style:style style:name="P3711" style:parent-style-name="PlainText" style:family="paragraph">
      <style:text-properties style:font-name="Courier New" style:font-name-complex="Courier New"/>
    </style:style>
    <style:style style:name="P3712" style:parent-style-name="PlainText" style:family="paragraph">
      <style:text-properties style:font-name="Courier New" style:font-name-complex="Courier New"/>
    </style:style>
    <style:style style:name="P3713" style:parent-style-name="PlainText" style:family="paragraph">
      <style:text-properties style:font-name="Courier New" style:font-name-complex="Courier New"/>
    </style:style>
    <style:style style:name="P3714" style:parent-style-name="PlainText" style:family="paragraph">
      <style:text-properties style:font-name="Courier New" style:font-name-complex="Courier New"/>
    </style:style>
    <style:style style:name="P3715" style:parent-style-name="PlainText" style:family="paragraph">
      <style:text-properties style:font-name="Courier New" style:font-name-complex="Courier New"/>
    </style:style>
    <style:style style:name="P3716" style:parent-style-name="PlainText" style:family="paragraph">
      <style:text-properties style:font-name="Courier New" style:font-name-complex="Courier New"/>
    </style:style>
    <style:style style:name="P3717" style:parent-style-name="PlainText" style:family="paragraph">
      <style:text-properties style:font-name="Courier New" style:font-name-complex="Courier New"/>
    </style:style>
    <style:style style:name="P3718" style:parent-style-name="PlainText" style:family="paragraph">
      <style:text-properties style:font-name="Courier New" style:font-name-complex="Courier New"/>
    </style:style>
    <style:style style:name="P3719" style:parent-style-name="PlainText" style:family="paragraph">
      <style:text-properties style:font-name="Courier New" style:font-name-complex="Courier New"/>
    </style:style>
    <style:style style:name="P3720" style:parent-style-name="PlainText" style:family="paragraph">
      <style:text-properties style:font-name="Courier New" style:font-name-complex="Courier New"/>
    </style:style>
    <style:style style:name="P3721" style:parent-style-name="PlainText" style:family="paragraph">
      <style:text-properties style:font-name="Courier New" style:font-name-complex="Courier New"/>
    </style:style>
    <style:style style:name="P3722" style:parent-style-name="PlainText" style:family="paragraph">
      <style:text-properties style:font-name="Courier New" style:font-name-complex="Courier New"/>
    </style:style>
    <style:style style:name="P3723" style:parent-style-name="PlainText" style:family="paragraph">
      <style:text-properties style:font-name="Courier New" style:font-name-complex="Courier New"/>
    </style:style>
    <style:style style:name="P3724" style:parent-style-name="PlainText" style:family="paragraph">
      <style:text-properties style:font-name="Courier New" style:font-name-complex="Courier New"/>
    </style:style>
    <style:style style:name="P3725" style:parent-style-name="PlainText" style:family="paragraph">
      <style:text-properties style:font-name="Courier New" style:font-name-complex="Courier New"/>
    </style:style>
    <style:style style:name="P3726" style:parent-style-name="PlainText" style:family="paragraph">
      <style:text-properties style:font-name="Courier New" style:font-name-complex="Courier New"/>
    </style:style>
    <style:style style:name="P3727" style:parent-style-name="PlainText" style:family="paragraph">
      <style:text-properties style:font-name="Courier New" style:font-name-complex="Courier New"/>
    </style:style>
    <style:style style:name="P3728" style:parent-style-name="PlainText" style:family="paragraph">
      <style:text-properties style:font-name="Courier New" style:font-name-complex="Courier New"/>
    </style:style>
    <style:style style:name="P3729" style:parent-style-name="PlainText" style:family="paragraph">
      <style:text-properties style:font-name="Courier New" style:font-name-complex="Courier New"/>
    </style:style>
    <style:style style:name="P3730" style:parent-style-name="PlainText" style:family="paragraph">
      <style:text-properties style:font-name="Courier New" style:font-name-complex="Courier New"/>
    </style:style>
    <style:style style:name="P3731" style:parent-style-name="PlainText" style:family="paragraph">
      <style:text-properties style:font-name="Courier New" style:font-name-complex="Courier New"/>
    </style:style>
    <style:style style:name="P3732" style:parent-style-name="PlainText" style:family="paragraph">
      <style:text-properties style:font-name="Courier New" style:font-name-complex="Courier New"/>
    </style:style>
    <style:style style:name="P3733" style:parent-style-name="PlainText" style:family="paragraph">
      <style:text-properties style:font-name="Courier New" style:font-name-complex="Courier New"/>
    </style:style>
    <style:style style:name="P3734" style:parent-style-name="PlainText" style:family="paragraph">
      <style:text-properties style:font-name="Courier New" style:font-name-complex="Courier New"/>
    </style:style>
    <style:style style:name="P3735" style:parent-style-name="PlainText" style:family="paragraph">
      <style:text-properties style:font-name="Courier New" style:font-name-complex="Courier New"/>
    </style:style>
    <style:style style:name="P3736" style:parent-style-name="PlainText" style:family="paragraph">
      <style:text-properties style:font-name="Courier New" style:font-name-complex="Courier New"/>
    </style:style>
    <style:style style:name="P3737" style:parent-style-name="PlainText" style:family="paragraph">
      <style:text-properties style:font-name="Courier New" style:font-name-complex="Courier New"/>
    </style:style>
    <style:style style:name="P3738" style:parent-style-name="PlainText" style:family="paragraph">
      <style:text-properties style:font-name="Courier New" style:font-name-complex="Courier New"/>
    </style:style>
    <style:style style:name="P3739" style:parent-style-name="PlainText" style:family="paragraph">
      <style:text-properties style:font-name="Courier New" style:font-name-complex="Courier New"/>
    </style:style>
    <style:style style:name="P3740" style:parent-style-name="PlainText" style:family="paragraph">
      <style:text-properties style:font-name="Courier New" style:font-name-complex="Courier New"/>
    </style:style>
    <style:style style:name="P3741" style:parent-style-name="PlainText" style:family="paragraph">
      <style:text-properties style:font-name="Courier New" style:font-name-complex="Courier New"/>
    </style:style>
    <style:style style:name="P3742" style:parent-style-name="PlainText" style:family="paragraph">
      <style:text-properties style:font-name="Courier New" style:font-name-complex="Courier New"/>
    </style:style>
    <style:style style:name="P3743" style:parent-style-name="PlainText" style:family="paragraph">
      <style:text-properties style:font-name="Courier New" style:font-name-complex="Courier New"/>
    </style:style>
    <style:style style:name="P3744" style:parent-style-name="PlainText" style:family="paragraph">
      <style:text-properties style:font-name="Courier New" style:font-name-complex="Courier New"/>
    </style:style>
    <style:style style:name="P3745" style:parent-style-name="PlainText" style:family="paragraph">
      <style:text-properties style:font-name="Courier New" style:font-name-complex="Courier New"/>
    </style:style>
    <style:style style:name="P3746" style:parent-style-name="PlainText" style:family="paragraph">
      <style:text-properties style:font-name="Courier New" style:font-name-complex="Courier New"/>
    </style:style>
    <style:style style:name="P3747" style:parent-style-name="PlainText" style:family="paragraph">
      <style:text-properties style:font-name="Courier New" style:font-name-complex="Courier New"/>
    </style:style>
    <style:style style:name="P3748" style:parent-style-name="PlainText" style:family="paragraph">
      <style:text-properties style:font-name="Courier New" style:font-name-complex="Courier New"/>
    </style:style>
    <style:style style:name="P3749" style:parent-style-name="PlainText" style:family="paragraph">
      <style:text-properties style:font-name="Courier New" style:font-name-complex="Courier New"/>
    </style:style>
    <style:style style:name="P3750" style:parent-style-name="PlainText" style:family="paragraph">
      <style:text-properties style:font-name="Courier New" style:font-name-complex="Courier New"/>
    </style:style>
    <style:style style:name="P3751" style:parent-style-name="PlainText" style:family="paragraph">
      <style:text-properties style:font-name="Courier New" style:font-name-complex="Courier New"/>
    </style:style>
    <style:style style:name="P3752" style:parent-style-name="PlainText" style:family="paragraph">
      <style:text-properties style:font-name="Courier New" style:font-name-complex="Courier New"/>
    </style:style>
    <style:style style:name="P3753" style:parent-style-name="PlainText" style:family="paragraph">
      <style:text-properties style:font-name="Courier New" style:font-name-complex="Courier New"/>
    </style:style>
    <style:style style:name="P3754" style:parent-style-name="PlainText" style:family="paragraph">
      <style:text-properties style:font-name="Courier New" style:font-name-complex="Courier New"/>
    </style:style>
    <style:style style:name="P3755" style:parent-style-name="PlainText" style:family="paragraph">
      <style:text-properties style:font-name="Courier New" style:font-name-complex="Courier New"/>
    </style:style>
    <style:style style:name="P3756" style:parent-style-name="PlainText" style:family="paragraph">
      <style:text-properties style:font-name="Courier New" style:font-name-complex="Courier New"/>
    </style:style>
    <style:style style:name="P3757" style:parent-style-name="PlainText" style:family="paragraph">
      <style:text-properties style:font-name="Courier New" style:font-name-complex="Courier New"/>
    </style:style>
    <style:style style:name="P3758" style:parent-style-name="PlainText" style:family="paragraph">
      <style:text-properties style:font-name="Courier New" style:font-name-complex="Courier New"/>
    </style:style>
    <style:style style:name="P3759" style:parent-style-name="PlainText" style:family="paragraph">
      <style:text-properties style:font-name="Courier New" style:font-name-complex="Courier New"/>
    </style:style>
    <style:style style:name="P3760" style:parent-style-name="PlainText" style:family="paragraph">
      <style:text-properties style:font-name="Courier New" style:font-name-complex="Courier New"/>
    </style:style>
    <style:style style:name="P3761" style:parent-style-name="PlainText" style:family="paragraph">
      <style:text-properties style:font-name="Courier New" style:font-name-complex="Courier New"/>
    </style:style>
    <style:style style:name="P3762" style:parent-style-name="PlainText" style:family="paragraph">
      <style:text-properties style:font-name="Courier New" style:font-name-complex="Courier New"/>
    </style:style>
    <style:style style:name="P3763" style:parent-style-name="PlainText" style:family="paragraph">
      <style:text-properties style:font-name="Courier New" style:font-name-complex="Courier New"/>
    </style:style>
    <style:style style:name="P3764" style:parent-style-name="PlainText" style:family="paragraph">
      <style:text-properties style:font-name="Courier New" style:font-name-complex="Courier New"/>
    </style:style>
    <style:style style:name="P3765" style:parent-style-name="PlainText" style:family="paragraph">
      <style:text-properties style:font-name="Courier New" style:font-name-complex="Courier New"/>
    </style:style>
    <style:style style:name="P3766" style:parent-style-name="PlainText" style:family="paragraph">
      <style:text-properties style:font-name="Courier New" style:font-name-complex="Courier New"/>
    </style:style>
    <style:style style:name="P3767" style:parent-style-name="PlainText" style:family="paragraph">
      <style:text-properties style:font-name="Courier New" style:font-name-complex="Courier New"/>
    </style:style>
    <style:style style:name="P3768" style:parent-style-name="PlainText" style:family="paragraph">
      <style:text-properties style:font-name="Courier New" style:font-name-complex="Courier New"/>
    </style:style>
    <style:style style:name="P3769" style:parent-style-name="PlainText" style:family="paragraph">
      <style:text-properties style:font-name="Courier New" style:font-name-complex="Courier New"/>
    </style:style>
    <style:style style:name="P3770" style:parent-style-name="PlainText" style:family="paragraph">
      <style:text-properties style:font-name="Courier New" style:font-name-complex="Courier New"/>
    </style:style>
    <style:style style:name="P3771" style:parent-style-name="PlainText" style:family="paragraph">
      <style:text-properties style:font-name="Courier New" style:font-name-complex="Courier New"/>
    </style:style>
    <style:style style:name="P3772" style:parent-style-name="PlainText" style:family="paragraph">
      <style:text-properties style:font-name="Courier New" style:font-name-complex="Courier New"/>
    </style:style>
    <style:style style:name="P3773" style:parent-style-name="PlainText" style:family="paragraph">
      <style:text-properties style:font-name="Courier New" style:font-name-complex="Courier New"/>
    </style:style>
    <style:style style:name="P3774" style:parent-style-name="PlainText" style:family="paragraph">
      <style:text-properties style:font-name="Courier New" style:font-name-complex="Courier New"/>
    </style:style>
    <style:style style:name="P3775" style:parent-style-name="PlainText" style:family="paragraph">
      <style:text-properties style:font-name="Courier New" style:font-name-complex="Courier New"/>
    </style:style>
    <style:style style:name="P3776" style:parent-style-name="PlainText" style:family="paragraph">
      <style:text-properties style:font-name="Courier New" style:font-name-complex="Courier New"/>
    </style:style>
    <style:style style:name="P3777" style:parent-style-name="PlainText" style:family="paragraph">
      <style:text-properties style:font-name="Courier New" style:font-name-complex="Courier New"/>
    </style:style>
    <style:style style:name="P3778" style:parent-style-name="PlainText" style:family="paragraph">
      <style:text-properties style:font-name="Courier New" style:font-name-complex="Courier New"/>
    </style:style>
    <style:style style:name="P3779" style:parent-style-name="PlainText" style:family="paragraph">
      <style:text-properties style:font-name="Courier New" style:font-name-complex="Courier New"/>
    </style:style>
    <style:style style:name="P3780" style:parent-style-name="PlainText" style:family="paragraph">
      <style:text-properties style:font-name="Courier New" style:font-name-complex="Courier New"/>
    </style:style>
    <style:style style:name="P3781" style:parent-style-name="PlainText" style:family="paragraph">
      <style:text-properties style:font-name="Courier New" style:font-name-complex="Courier New"/>
    </style:style>
    <style:style style:name="P3782" style:parent-style-name="PlainText" style:family="paragraph">
      <style:text-properties style:font-name="Courier New" style:font-name-complex="Courier New"/>
    </style:style>
    <style:style style:name="P3783" style:parent-style-name="PlainText" style:family="paragraph">
      <style:text-properties style:font-name="Courier New" style:font-name-complex="Courier New"/>
    </style:style>
    <style:style style:name="P3784" style:parent-style-name="PlainText" style:family="paragraph">
      <style:text-properties style:font-name="Courier New" style:font-name-complex="Courier New"/>
    </style:style>
    <style:style style:name="P3785" style:parent-style-name="PlainText" style:family="paragraph">
      <style:text-properties style:font-name="Courier New" style:font-name-complex="Courier New"/>
    </style:style>
    <style:style style:name="P3786" style:parent-style-name="PlainText" style:family="paragraph">
      <style:text-properties style:font-name="Courier New" style:font-name-complex="Courier New"/>
    </style:style>
    <style:style style:name="P3787" style:parent-style-name="PlainText" style:family="paragraph">
      <style:text-properties style:font-name="Courier New" style:font-name-complex="Courier New"/>
    </style:style>
    <style:style style:name="P3788" style:parent-style-name="PlainText" style:family="paragraph">
      <style:text-properties style:font-name="Courier New" style:font-name-complex="Courier New"/>
    </style:style>
    <style:style style:name="P3789" style:parent-style-name="PlainText" style:family="paragraph">
      <style:text-properties style:font-name="Courier New" style:font-name-complex="Courier New"/>
    </style:style>
    <style:style style:name="P3790" style:parent-style-name="PlainText" style:family="paragraph">
      <style:text-properties style:font-name="Courier New" style:font-name-complex="Courier New"/>
    </style:style>
    <style:style style:name="P3791" style:parent-style-name="PlainText" style:family="paragraph">
      <style:text-properties style:font-name="Courier New" style:font-name-complex="Courier New"/>
    </style:style>
    <style:style style:name="P3792" style:parent-style-name="PlainText" style:family="paragraph">
      <style:text-properties style:font-name="Courier New" style:font-name-complex="Courier New"/>
    </style:style>
    <style:style style:name="P3793" style:parent-style-name="PlainText" style:family="paragraph">
      <style:text-properties style:font-name="Courier New" style:font-name-complex="Courier New"/>
    </style:style>
    <style:style style:name="P3794" style:parent-style-name="PlainText" style:family="paragraph">
      <style:text-properties style:font-name="Courier New" style:font-name-complex="Courier New"/>
    </style:style>
    <style:style style:name="P3795" style:parent-style-name="PlainText" style:family="paragraph">
      <style:text-properties style:font-name="Courier New" style:font-name-complex="Courier New"/>
    </style:style>
    <style:style style:name="P3796" style:parent-style-name="PlainText" style:family="paragraph">
      <style:text-properties style:font-name="Courier New" style:font-name-complex="Courier New"/>
    </style:style>
    <style:style style:name="P3797" style:parent-style-name="PlainText" style:family="paragraph">
      <style:text-properties style:font-name="Courier New" style:font-name-complex="Courier New"/>
    </style:style>
    <style:style style:name="P3798" style:parent-style-name="PlainText" style:family="paragraph">
      <style:text-properties style:font-name="Courier New" style:font-name-complex="Courier New"/>
    </style:style>
    <style:style style:name="P3799" style:parent-style-name="PlainText" style:family="paragraph">
      <style:text-properties style:font-name="Courier New" style:font-name-complex="Courier New"/>
    </style:style>
    <style:style style:name="P3800" style:parent-style-name="PlainText" style:family="paragraph">
      <style:text-properties style:font-name="Courier New" style:font-name-complex="Courier New"/>
    </style:style>
    <style:style style:name="P3801" style:parent-style-name="PlainText" style:family="paragraph">
      <style:text-properties style:font-name="Courier New" style:font-name-complex="Courier New"/>
    </style:style>
    <style:style style:name="P3802" style:parent-style-name="PlainText" style:family="paragraph">
      <style:text-properties style:font-name="Courier New" style:font-name-complex="Courier New"/>
    </style:style>
    <style:style style:name="P3803" style:parent-style-name="PlainText" style:family="paragraph">
      <style:text-properties style:font-name="Courier New" style:font-name-complex="Courier New"/>
    </style:style>
    <style:style style:name="P3804" style:parent-style-name="PlainText" style:family="paragraph">
      <style:text-properties style:font-name="Courier New" style:font-name-complex="Courier New"/>
    </style:style>
    <style:style style:name="P3805" style:parent-style-name="PlainText" style:family="paragraph">
      <style:text-properties style:font-name="Courier New" style:font-name-complex="Courier New"/>
    </style:style>
    <style:style style:name="P3806" style:parent-style-name="PlainText" style:family="paragraph">
      <style:text-properties style:font-name="Courier New" style:font-name-complex="Courier New"/>
    </style:style>
    <style:style style:name="P3807" style:parent-style-name="PlainText" style:family="paragraph">
      <style:text-properties style:font-name="Courier New" style:font-name-complex="Courier New"/>
    </style:style>
    <style:style style:name="P3808" style:parent-style-name="PlainText" style:family="paragraph">
      <style:text-properties style:font-name="Courier New" style:font-name-complex="Courier New"/>
    </style:style>
    <style:style style:name="P3809" style:parent-style-name="PlainText" style:family="paragraph">
      <style:text-properties style:font-name="Courier New" style:font-name-complex="Courier New"/>
    </style:style>
    <style:style style:name="P3810" style:parent-style-name="PlainText" style:family="paragraph">
      <style:text-properties style:font-name="Courier New" style:font-name-complex="Courier New"/>
    </style:style>
    <style:style style:name="P3811" style:parent-style-name="PlainText" style:family="paragraph">
      <style:text-properties style:font-name="Courier New" style:font-name-complex="Courier New"/>
    </style:style>
    <style:style style:name="P3812" style:parent-style-name="PlainText" style:family="paragraph">
      <style:text-properties style:font-name="Courier New" style:font-name-complex="Courier New"/>
    </style:style>
    <style:style style:name="P3813" style:parent-style-name="PlainText" style:family="paragraph">
      <style:text-properties style:font-name="Courier New" style:font-name-complex="Courier New"/>
    </style:style>
    <style:style style:name="P3814" style:parent-style-name="PlainText" style:family="paragraph">
      <style:text-properties style:font-name="Courier New" style:font-name-complex="Courier New"/>
    </style:style>
    <style:style style:name="P3815" style:parent-style-name="PlainText" style:family="paragraph">
      <style:text-properties style:font-name="Courier New" style:font-name-complex="Courier New"/>
    </style:style>
    <style:style style:name="P3816" style:parent-style-name="PlainText" style:family="paragraph">
      <style:text-properties style:font-name="Courier New" style:font-name-complex="Courier New"/>
    </style:style>
    <style:style style:name="P3817" style:parent-style-name="PlainText" style:family="paragraph">
      <style:text-properties style:font-name="Courier New" style:font-name-complex="Courier New"/>
    </style:style>
    <style:style style:name="P3818" style:parent-style-name="PlainText" style:family="paragraph">
      <style:text-properties style:font-name="Courier New" style:font-name-complex="Courier New"/>
    </style:style>
    <style:style style:name="P3819" style:parent-style-name="PlainText" style:family="paragraph">
      <style:text-properties style:font-name="Courier New" style:font-name-complex="Courier New"/>
    </style:style>
    <style:style style:name="P3820" style:parent-style-name="PlainText" style:family="paragraph">
      <style:text-properties style:font-name="Courier New" style:font-name-complex="Courier New"/>
    </style:style>
    <style:style style:name="P3821" style:parent-style-name="PlainText" style:family="paragraph">
      <style:text-properties style:font-name="Courier New" style:font-name-complex="Courier New"/>
    </style:style>
    <style:style style:name="P3822" style:parent-style-name="PlainText" style:family="paragraph">
      <style:text-properties style:font-name="Courier New" style:font-name-complex="Courier New"/>
    </style:style>
    <style:style style:name="P3823" style:parent-style-name="PlainText" style:family="paragraph">
      <style:text-properties style:font-name="Courier New" style:font-name-complex="Courier New"/>
    </style:style>
    <style:style style:name="P3824" style:parent-style-name="PlainText" style:family="paragraph">
      <style:text-properties style:font-name="Courier New" style:font-name-complex="Courier New"/>
    </style:style>
    <style:style style:name="P3825" style:parent-style-name="PlainText" style:family="paragraph">
      <style:text-properties style:font-name="Courier New" style:font-name-complex="Courier New"/>
    </style:style>
    <style:style style:name="P3826" style:parent-style-name="PlainText" style:family="paragraph">
      <style:text-properties style:font-name="Courier New" style:font-name-complex="Courier New"/>
    </style:style>
    <style:style style:name="P3827" style:parent-style-name="PlainText" style:family="paragraph">
      <style:text-properties style:font-name="Courier New" style:font-name-complex="Courier New"/>
    </style:style>
    <style:style style:name="P3828" style:parent-style-name="PlainText" style:family="paragraph">
      <style:text-properties style:font-name="Courier New" style:font-name-complex="Courier New"/>
    </style:style>
    <style:style style:name="P3829" style:parent-style-name="PlainText" style:family="paragraph">
      <style:text-properties style:font-name="Courier New" style:font-name-complex="Courier New"/>
    </style:style>
    <style:style style:name="P3830" style:parent-style-name="PlainText" style:family="paragraph">
      <style:text-properties style:font-name="Courier New" style:font-name-complex="Courier New"/>
    </style:style>
    <style:style style:name="P3831" style:parent-style-name="PlainText" style:family="paragraph">
      <style:text-properties style:font-name="Courier New" style:font-name-complex="Courier New"/>
    </style:style>
    <style:style style:name="P3832" style:parent-style-name="PlainText" style:family="paragraph">
      <style:text-properties style:font-name="Courier New" style:font-name-complex="Courier New"/>
    </style:style>
    <style:style style:name="P3833" style:parent-style-name="PlainText" style:family="paragraph">
      <style:text-properties style:font-name="Courier New" style:font-name-complex="Courier New"/>
    </style:style>
    <style:style style:name="P3834" style:parent-style-name="PlainText" style:family="paragraph">
      <style:text-properties style:font-name="Courier New" style:font-name-complex="Courier New"/>
    </style:style>
    <style:style style:name="P3835" style:parent-style-name="PlainText" style:family="paragraph">
      <style:text-properties style:font-name="Courier New" style:font-name-complex="Courier New"/>
    </style:style>
    <style:style style:name="P3836" style:parent-style-name="PlainText" style:family="paragraph">
      <style:text-properties style:font-name="Courier New" style:font-name-complex="Courier New"/>
    </style:style>
    <style:style style:name="P3837" style:parent-style-name="PlainText" style:family="paragraph">
      <style:text-properties style:font-name="Courier New" style:font-name-complex="Courier New"/>
    </style:style>
    <style:style style:name="P3838" style:parent-style-name="PlainText" style:family="paragraph">
      <style:text-properties style:font-name="Courier New" style:font-name-complex="Courier New"/>
    </style:style>
    <style:style style:name="P3839" style:parent-style-name="PlainText" style:family="paragraph">
      <style:text-properties style:font-name="Courier New" style:font-name-complex="Courier New"/>
    </style:style>
    <style:style style:name="P3840" style:parent-style-name="PlainText" style:family="paragraph">
      <style:text-properties style:font-name="Courier New" style:font-name-complex="Courier New"/>
    </style:style>
    <style:style style:name="P3841" style:parent-style-name="PlainText" style:family="paragraph">
      <style:text-properties style:font-name="Courier New" style:font-name-complex="Courier New"/>
    </style:style>
    <style:style style:name="P3842" style:parent-style-name="PlainText" style:family="paragraph">
      <style:text-properties style:font-name="Courier New" style:font-name-complex="Courier New"/>
    </style:style>
    <style:style style:name="P3843" style:parent-style-name="PlainText" style:family="paragraph">
      <style:text-properties style:font-name="Courier New" style:font-name-complex="Courier New"/>
    </style:style>
    <style:style style:name="P3844" style:parent-style-name="PlainText" style:family="paragraph">
      <style:text-properties style:font-name="Courier New" style:font-name-complex="Courier New"/>
    </style:style>
    <style:style style:name="P3845" style:parent-style-name="PlainText" style:family="paragraph">
      <style:text-properties style:font-name="Courier New" style:font-name-complex="Courier New"/>
    </style:style>
    <style:style style:name="P3846" style:parent-style-name="PlainText" style:family="paragraph">
      <style:text-properties style:font-name="Courier New" style:font-name-complex="Courier New"/>
    </style:style>
    <style:style style:name="P3847" style:parent-style-name="PlainText" style:family="paragraph">
      <style:text-properties style:font-name="Courier New" style:font-name-complex="Courier New"/>
    </style:style>
    <style:style style:name="P3848" style:parent-style-name="PlainText" style:family="paragraph">
      <style:text-properties style:font-name="Courier New" style:font-name-complex="Courier New"/>
    </style:style>
    <style:style style:name="P3849" style:parent-style-name="PlainText" style:family="paragraph">
      <style:text-properties style:font-name="Courier New" style:font-name-complex="Courier New"/>
    </style:style>
    <style:style style:name="P3850" style:parent-style-name="PlainText" style:family="paragraph">
      <style:text-properties style:font-name="Courier New" style:font-name-complex="Courier New"/>
    </style:style>
    <style:style style:name="P3851" style:parent-style-name="PlainText" style:family="paragraph">
      <style:text-properties style:font-name="Courier New" style:font-name-complex="Courier New"/>
    </style:style>
    <style:style style:name="P3852" style:parent-style-name="PlainText" style:family="paragraph">
      <style:text-properties style:font-name="Courier New" style:font-name-complex="Courier New"/>
    </style:style>
    <style:style style:name="P3853" style:parent-style-name="PlainText" style:family="paragraph">
      <style:text-properties style:font-name="Courier New" style:font-name-complex="Courier New"/>
    </style:style>
    <style:style style:name="P3854" style:parent-style-name="PlainText" style:family="paragraph">
      <style:text-properties style:font-name="Courier New" style:font-name-complex="Courier New"/>
    </style:style>
    <style:style style:name="P3855" style:parent-style-name="PlainText" style:family="paragraph">
      <style:text-properties style:font-name="Courier New" style:font-name-complex="Courier New"/>
    </style:style>
    <style:style style:name="P3856" style:parent-style-name="PlainText" style:family="paragraph">
      <style:text-properties style:font-name="Courier New" style:font-name-complex="Courier New"/>
    </style:style>
    <style:style style:name="P3857" style:parent-style-name="PlainText" style:family="paragraph">
      <style:text-properties style:font-name="Courier New" style:font-name-complex="Courier New"/>
    </style:style>
    <style:style style:name="P3858" style:parent-style-name="PlainText" style:family="paragraph">
      <style:text-properties style:font-name="Courier New" style:font-name-complex="Courier New"/>
    </style:style>
    <style:style style:name="P3859" style:parent-style-name="PlainText" style:family="paragraph">
      <style:text-properties style:font-name="Courier New" style:font-name-complex="Courier New"/>
    </style:style>
    <style:style style:name="P3860" style:parent-style-name="PlainText" style:family="paragraph">
      <style:text-properties style:font-name="Courier New" style:font-name-complex="Courier New"/>
    </style:style>
    <style:style style:name="P3861" style:parent-style-name="PlainText" style:family="paragraph">
      <style:text-properties style:font-name="Courier New" style:font-name-complex="Courier New"/>
    </style:style>
    <style:style style:name="P3862" style:parent-style-name="PlainText" style:family="paragraph">
      <style:text-properties style:font-name="Courier New" style:font-name-complex="Courier New"/>
    </style:style>
    <style:style style:name="P3863" style:parent-style-name="PlainText" style:family="paragraph">
      <style:text-properties style:font-name="Courier New" style:font-name-complex="Courier New"/>
    </style:style>
    <style:style style:name="P3864" style:parent-style-name="PlainText" style:family="paragraph">
      <style:text-properties style:font-name="Courier New" style:font-name-complex="Courier New"/>
    </style:style>
    <style:style style:name="P3865" style:parent-style-name="PlainText" style:family="paragraph">
      <style:text-properties style:font-name="Courier New" style:font-name-complex="Courier New"/>
    </style:style>
    <style:style style:name="P3866" style:parent-style-name="PlainText" style:family="paragraph">
      <style:text-properties style:font-name="Courier New" style:font-name-complex="Courier New"/>
    </style:style>
    <style:style style:name="P3867" style:parent-style-name="PlainText" style:family="paragraph">
      <style:text-properties style:font-name="Courier New" style:font-name-complex="Courier New"/>
    </style:style>
    <style:style style:name="P3868" style:parent-style-name="PlainText" style:family="paragraph">
      <style:text-properties style:font-name="Courier New" style:font-name-complex="Courier New"/>
    </style:style>
    <style:style style:name="P3869" style:parent-style-name="PlainText" style:family="paragraph">
      <style:text-properties style:font-name="Courier New" style:font-name-complex="Courier New"/>
    </style:style>
    <style:style style:name="P3870" style:parent-style-name="PlainText" style:family="paragraph">
      <style:text-properties style:font-name="Courier New" style:font-name-complex="Courier New"/>
    </style:style>
    <style:style style:name="P3871" style:parent-style-name="PlainText" style:family="paragraph">
      <style:text-properties style:font-name="Courier New" style:font-name-complex="Courier New"/>
    </style:style>
    <style:style style:name="P3872" style:parent-style-name="PlainText" style:family="paragraph">
      <style:text-properties style:font-name="Courier New" style:font-name-complex="Courier New"/>
    </style:style>
    <style:style style:name="P3873" style:parent-style-name="PlainText" style:family="paragraph">
      <style:text-properties style:font-name="Courier New" style:font-name-complex="Courier New"/>
    </style:style>
    <style:style style:name="P3874" style:parent-style-name="PlainText" style:family="paragraph">
      <style:text-properties style:font-name="Courier New" style:font-name-complex="Courier New"/>
    </style:style>
    <style:style style:name="P3875" style:parent-style-name="PlainText" style:family="paragraph">
      <style:text-properties style:font-name="Courier New" style:font-name-complex="Courier New"/>
    </style:style>
    <style:style style:name="P3876" style:parent-style-name="PlainText" style:family="paragraph">
      <style:text-properties style:font-name="Courier New" style:font-name-complex="Courier New"/>
    </style:style>
    <style:style style:name="P3877" style:parent-style-name="PlainText" style:family="paragraph">
      <style:text-properties style:font-name="Courier New" style:font-name-complex="Courier New"/>
    </style:style>
    <style:style style:name="P3878" style:parent-style-name="PlainText" style:family="paragraph">
      <style:text-properties style:font-name="Courier New" style:font-name-complex="Courier New"/>
    </style:style>
    <style:style style:name="P3879" style:parent-style-name="PlainText" style:family="paragraph">
      <style:text-properties style:font-name="Courier New" style:font-name-complex="Courier New"/>
    </style:style>
    <style:style style:name="P3880" style:parent-style-name="PlainText" style:family="paragraph">
      <style:text-properties style:font-name="Courier New" style:font-name-complex="Courier New"/>
    </style:style>
    <style:style style:name="P3881" style:parent-style-name="PlainText" style:family="paragraph">
      <style:text-properties style:font-name="Courier New" style:font-name-complex="Courier New"/>
    </style:style>
    <style:style style:name="P3882" style:parent-style-name="PlainText" style:family="paragraph">
      <style:text-properties style:font-name="Courier New" style:font-name-complex="Courier New"/>
    </style:style>
    <style:style style:name="P3883" style:parent-style-name="PlainText" style:family="paragraph">
      <style:text-properties style:font-name="Courier New" style:font-name-complex="Courier New"/>
    </style:style>
    <style:style style:name="P3884" style:parent-style-name="PlainText" style:family="paragraph">
      <style:text-properties style:font-name="Courier New" style:font-name-complex="Courier New"/>
    </style:style>
    <style:style style:name="P3885" style:parent-style-name="PlainText" style:family="paragraph">
      <style:text-properties style:font-name="Courier New" style:font-name-complex="Courier New"/>
    </style:style>
    <style:style style:name="P3886" style:parent-style-name="PlainText" style:family="paragraph">
      <style:text-properties style:font-name="Courier New" style:font-name-complex="Courier New"/>
    </style:style>
    <style:style style:name="P3887" style:parent-style-name="PlainText" style:family="paragraph">
      <style:text-properties style:font-name="Courier New" style:font-name-complex="Courier New"/>
    </style:style>
    <style:style style:name="P3888" style:parent-style-name="PlainText" style:family="paragraph">
      <style:text-properties style:font-name="Courier New" style:font-name-complex="Courier New"/>
    </style:style>
    <style:style style:name="P3889" style:parent-style-name="PlainText" style:family="paragraph">
      <style:text-properties style:font-name="Courier New" style:font-name-complex="Courier New"/>
    </style:style>
    <style:style style:name="P3890" style:parent-style-name="PlainText" style:family="paragraph">
      <style:text-properties style:font-name="Courier New" style:font-name-complex="Courier New"/>
    </style:style>
    <style:style style:name="P3891" style:parent-style-name="PlainText" style:family="paragraph">
      <style:text-properties style:font-name="Courier New" style:font-name-complex="Courier New"/>
    </style:style>
    <style:style style:name="P3892" style:parent-style-name="PlainText" style:family="paragraph">
      <style:text-properties style:font-name="Courier New" style:font-name-complex="Courier New"/>
    </style:style>
    <style:style style:name="P3893" style:parent-style-name="PlainText" style:family="paragraph">
      <style:text-properties style:font-name="Courier New" style:font-name-complex="Courier New"/>
    </style:style>
    <style:style style:name="P3894" style:parent-style-name="PlainText" style:family="paragraph">
      <style:text-properties style:font-name="Courier New" style:font-name-complex="Courier New"/>
    </style:style>
    <style:style style:name="P3895" style:parent-style-name="PlainText" style:family="paragraph">
      <style:text-properties style:font-name="Courier New" style:font-name-complex="Courier New"/>
    </style:style>
    <style:style style:name="P3896" style:parent-style-name="PlainText" style:family="paragraph">
      <style:text-properties style:font-name="Courier New" style:font-name-complex="Courier New"/>
    </style:style>
    <style:style style:name="P3897" style:parent-style-name="PlainText" style:family="paragraph">
      <style:text-properties style:font-name="Courier New" style:font-name-complex="Courier New"/>
    </style:style>
    <style:style style:name="P3898" style:parent-style-name="PlainText" style:family="paragraph">
      <style:text-properties style:font-name="Courier New" style:font-name-complex="Courier New"/>
    </style:style>
    <style:style style:name="P3899" style:parent-style-name="PlainText" style:family="paragraph">
      <style:text-properties style:font-name="Courier New" style:font-name-complex="Courier New"/>
    </style:style>
    <style:style style:name="P3900" style:parent-style-name="PlainText" style:family="paragraph">
      <style:text-properties style:font-name="Courier New" style:font-name-complex="Courier New"/>
    </style:style>
    <style:style style:name="P3901" style:parent-style-name="PlainText" style:family="paragraph">
      <style:text-properties style:font-name="Courier New" style:font-name-complex="Courier New"/>
    </style:style>
    <style:style style:name="P3902" style:parent-style-name="PlainText" style:family="paragraph">
      <style:text-properties style:font-name="Courier New" style:font-name-complex="Courier New"/>
    </style:style>
    <style:style style:name="P3903" style:parent-style-name="PlainText" style:family="paragraph">
      <style:text-properties style:font-name="Courier New" style:font-name-complex="Courier New"/>
    </style:style>
    <style:style style:name="P3904" style:parent-style-name="PlainText" style:family="paragraph">
      <style:text-properties style:font-name="Courier New" style:font-name-complex="Courier New"/>
    </style:style>
    <style:style style:name="P3905" style:parent-style-name="PlainText" style:family="paragraph">
      <style:text-properties style:font-name="Courier New" style:font-name-complex="Courier New"/>
    </style:style>
    <style:style style:name="P3906" style:parent-style-name="PlainText" style:family="paragraph">
      <style:text-properties style:font-name="Courier New" style:font-name-complex="Courier New"/>
    </style:style>
    <style:style style:name="P3907" style:parent-style-name="PlainText" style:family="paragraph">
      <style:text-properties style:font-name="Courier New" style:font-name-complex="Courier New"/>
    </style:style>
    <style:style style:name="P3908" style:parent-style-name="PlainText" style:family="paragraph">
      <style:text-properties style:font-name="Courier New" style:font-name-complex="Courier New"/>
    </style:style>
    <style:style style:name="P3909" style:parent-style-name="PlainText" style:family="paragraph">
      <style:text-properties style:font-name="Courier New" style:font-name-complex="Courier New"/>
    </style:style>
    <style:style style:name="P3910" style:parent-style-name="PlainText" style:family="paragraph">
      <style:text-properties style:font-name="Courier New" style:font-name-complex="Courier New"/>
    </style:style>
    <style:style style:name="P3911" style:parent-style-name="PlainText" style:family="paragraph">
      <style:text-properties style:font-name="Courier New" style:font-name-complex="Courier New"/>
    </style:style>
    <style:style style:name="P3912" style:parent-style-name="PlainText" style:family="paragraph">
      <style:text-properties style:font-name="Courier New" style:font-name-complex="Courier New"/>
    </style:style>
    <style:style style:name="P3913" style:parent-style-name="PlainText" style:family="paragraph">
      <style:text-properties style:font-name="Courier New" style:font-name-complex="Courier New"/>
    </style:style>
    <style:style style:name="P3914" style:parent-style-name="PlainText" style:family="paragraph">
      <style:text-properties style:font-name="Courier New" style:font-name-complex="Courier New"/>
    </style:style>
    <style:style style:name="P3915" style:parent-style-name="PlainText" style:family="paragraph">
      <style:text-properties style:font-name="Courier New" style:font-name-complex="Courier New"/>
    </style:style>
    <style:style style:name="P3916" style:parent-style-name="PlainText" style:family="paragraph">
      <style:text-properties style:font-name="Courier New" style:font-name-complex="Courier New"/>
    </style:style>
    <style:style style:name="P3917" style:parent-style-name="PlainText" style:family="paragraph">
      <style:text-properties style:font-name="Courier New" style:font-name-complex="Courier New"/>
    </style:style>
    <style:style style:name="P3918" style:parent-style-name="PlainText" style:family="paragraph">
      <style:text-properties style:font-name="Courier New" style:font-name-complex="Courier New"/>
    </style:style>
    <style:style style:name="P3919" style:parent-style-name="PlainText" style:family="paragraph">
      <style:text-properties style:font-name="Courier New" style:font-name-complex="Courier New"/>
    </style:style>
    <style:style style:name="P3920" style:parent-style-name="PlainText" style:family="paragraph">
      <style:text-properties style:font-name="Courier New" style:font-name-complex="Courier New"/>
    </style:style>
    <style:style style:name="P3921" style:parent-style-name="PlainText" style:family="paragraph">
      <style:text-properties style:font-name="Courier New" style:font-name-complex="Courier New"/>
    </style:style>
    <style:style style:name="P3922" style:parent-style-name="PlainText" style:family="paragraph">
      <style:text-properties style:font-name="Courier New" style:font-name-complex="Courier New"/>
    </style:style>
    <style:style style:name="P3923" style:parent-style-name="PlainText" style:family="paragraph">
      <style:text-properties style:font-name="Courier New" style:font-name-complex="Courier New"/>
    </style:style>
    <style:style style:name="P3924" style:parent-style-name="PlainText" style:family="paragraph">
      <style:text-properties style:font-name="Courier New" style:font-name-complex="Courier New"/>
    </style:style>
    <style:style style:name="P3925" style:parent-style-name="PlainText" style:family="paragraph">
      <style:text-properties style:font-name="Courier New" style:font-name-complex="Courier New"/>
    </style:style>
    <style:style style:name="P3926" style:parent-style-name="PlainText" style:family="paragraph">
      <style:text-properties style:font-name="Courier New" style:font-name-complex="Courier New"/>
    </style:style>
    <style:style style:name="P3927" style:parent-style-name="PlainText" style:family="paragraph">
      <style:text-properties style:font-name="Courier New" style:font-name-complex="Courier New"/>
    </style:style>
    <style:style style:name="P3928" style:parent-style-name="PlainText" style:family="paragraph">
      <style:text-properties style:font-name="Courier New" style:font-name-complex="Courier New"/>
    </style:style>
    <style:style style:name="P3929" style:parent-style-name="PlainText" style:family="paragraph">
      <style:text-properties style:font-name="Courier New" style:font-name-complex="Courier New"/>
    </style:style>
    <style:style style:name="P3930" style:parent-style-name="PlainText" style:family="paragraph">
      <style:text-properties style:font-name="Courier New" style:font-name-complex="Courier New"/>
    </style:style>
    <style:style style:name="P3931" style:parent-style-name="PlainText" style:family="paragraph">
      <style:text-properties style:font-name="Courier New" style:font-name-complex="Courier New"/>
    </style:style>
    <style:style style:name="P3932" style:parent-style-name="PlainText" style:family="paragraph">
      <style:text-properties style:font-name="Courier New" style:font-name-complex="Courier New"/>
    </style:style>
    <style:style style:name="P3933" style:parent-style-name="PlainText" style:family="paragraph">
      <style:text-properties style:font-name="Courier New" style:font-name-complex="Courier New"/>
    </style:style>
    <style:style style:name="P3934" style:parent-style-name="PlainText" style:family="paragraph">
      <style:text-properties style:font-name="Courier New" style:font-name-complex="Courier New"/>
    </style:style>
    <style:style style:name="P3935" style:parent-style-name="PlainText" style:family="paragraph">
      <style:text-properties style:font-name="Courier New" style:font-name-complex="Courier New"/>
    </style:style>
    <style:style style:name="P3936" style:parent-style-name="PlainText" style:family="paragraph">
      <style:text-properties style:font-name="Courier New" style:font-name-complex="Courier New"/>
    </style:style>
    <style:style style:name="P3937" style:parent-style-name="PlainText" style:family="paragraph">
      <style:text-properties style:font-name="Courier New" style:font-name-complex="Courier New"/>
    </style:style>
    <style:style style:name="P3938" style:parent-style-name="PlainText" style:family="paragraph">
      <style:text-properties style:font-name="Courier New" style:font-name-complex="Courier New"/>
    </style:style>
    <style:style style:name="P3939" style:parent-style-name="PlainText" style:family="paragraph">
      <style:text-properties style:font-name="Courier New" style:font-name-complex="Courier New"/>
    </style:style>
    <style:style style:name="P3940" style:parent-style-name="PlainText" style:family="paragraph">
      <style:text-properties style:font-name="Courier New" style:font-name-complex="Courier New"/>
    </style:style>
    <style:style style:name="P3941" style:parent-style-name="PlainText" style:family="paragraph">
      <style:text-properties style:font-name="Courier New" style:font-name-complex="Courier New"/>
    </style:style>
    <style:style style:name="P3942" style:parent-style-name="PlainText" style:family="paragraph">
      <style:text-properties style:font-name="Courier New" style:font-name-complex="Courier New"/>
    </style:style>
    <style:style style:name="P3943" style:parent-style-name="PlainText" style:family="paragraph">
      <style:text-properties style:font-name="Courier New" style:font-name-complex="Courier New"/>
    </style:style>
    <style:style style:name="P3944" style:parent-style-name="PlainText" style:family="paragraph">
      <style:text-properties style:font-name="Courier New" style:font-name-complex="Courier New"/>
    </style:style>
    <style:style style:name="P3945" style:parent-style-name="PlainText" style:family="paragraph">
      <style:text-properties style:font-name="Courier New" style:font-name-complex="Courier New"/>
    </style:style>
    <style:style style:name="P3946" style:parent-style-name="PlainText" style:family="paragraph">
      <style:text-properties style:font-name="Courier New" style:font-name-complex="Courier New"/>
    </style:style>
    <style:style style:name="P3947" style:parent-style-name="PlainText" style:family="paragraph">
      <style:text-properties style:font-name="Courier New" style:font-name-complex="Courier New"/>
    </style:style>
    <style:style style:name="P3948" style:parent-style-name="PlainText" style:family="paragraph">
      <style:text-properties style:font-name="Courier New" style:font-name-complex="Courier New"/>
    </style:style>
    <style:style style:name="P3949" style:parent-style-name="PlainText" style:family="paragraph">
      <style:text-properties style:font-name="Courier New" style:font-name-complex="Courier New"/>
    </style:style>
    <style:style style:name="P3950" style:parent-style-name="PlainText" style:family="paragraph">
      <style:text-properties style:font-name="Courier New" style:font-name-complex="Courier New"/>
    </style:style>
    <style:style style:name="P3951" style:parent-style-name="PlainText" style:family="paragraph">
      <style:text-properties style:font-name="Courier New" style:font-name-complex="Courier New"/>
    </style:style>
    <style:style style:name="P3952" style:parent-style-name="PlainText" style:family="paragraph">
      <style:text-properties style:font-name="Courier New" style:font-name-complex="Courier New"/>
    </style:style>
    <style:style style:name="P3953" style:parent-style-name="PlainText" style:family="paragraph">
      <style:text-properties style:font-name="Courier New" style:font-name-complex="Courier New"/>
    </style:style>
    <style:style style:name="P3954" style:parent-style-name="PlainText" style:family="paragraph">
      <style:text-properties style:font-name="Courier New" style:font-name-complex="Courier New"/>
    </style:style>
    <style:style style:name="P3955" style:parent-style-name="PlainText" style:family="paragraph">
      <style:text-properties style:font-name="Courier New" style:font-name-complex="Courier New"/>
    </style:style>
    <style:style style:name="P3956" style:parent-style-name="PlainText" style:family="paragraph">
      <style:text-properties style:font-name="Courier New" style:font-name-complex="Courier New"/>
    </style:style>
    <style:style style:name="P3957" style:parent-style-name="PlainText" style:family="paragraph">
      <style:text-properties style:font-name="Courier New" style:font-name-complex="Courier New"/>
    </style:style>
    <style:style style:name="P3958" style:parent-style-name="PlainText" style:family="paragraph">
      <style:text-properties style:font-name="Courier New" style:font-name-complex="Courier New"/>
    </style:style>
    <style:style style:name="P3959" style:parent-style-name="PlainText" style:family="paragraph">
      <style:text-properties style:font-name="Courier New" style:font-name-complex="Courier New"/>
    </style:style>
    <style:style style:name="P3960" style:parent-style-name="PlainText" style:family="paragraph">
      <style:text-properties style:font-name="Courier New" style:font-name-complex="Courier New"/>
    </style:style>
    <style:style style:name="P3961" style:parent-style-name="PlainText" style:family="paragraph">
      <style:text-properties style:font-name="Courier New" style:font-name-complex="Courier New"/>
    </style:style>
    <style:style style:name="P3962" style:parent-style-name="PlainText" style:family="paragraph">
      <style:text-properties style:font-name="Courier New" style:font-name-complex="Courier New"/>
    </style:style>
    <style:style style:name="P3963" style:parent-style-name="PlainText" style:family="paragraph">
      <style:text-properties style:font-name="Courier New" style:font-name-complex="Courier New"/>
    </style:style>
    <style:style style:name="P3964" style:parent-style-name="PlainText" style:family="paragraph">
      <style:text-properties style:font-name="Courier New" style:font-name-complex="Courier New"/>
    </style:style>
    <style:style style:name="P3965" style:parent-style-name="PlainText" style:family="paragraph">
      <style:text-properties style:font-name="Courier New" style:font-name-complex="Courier New"/>
    </style:style>
    <style:style style:name="P3966" style:parent-style-name="PlainText" style:family="paragraph">
      <style:text-properties style:font-name="Courier New" style:font-name-complex="Courier New"/>
    </style:style>
    <style:style style:name="P3967" style:parent-style-name="PlainText" style:family="paragraph">
      <style:text-properties style:font-name="Courier New" style:font-name-complex="Courier New"/>
    </style:style>
    <style:style style:name="P3968" style:parent-style-name="PlainText" style:family="paragraph">
      <style:text-properties style:font-name="Courier New" style:font-name-complex="Courier New"/>
    </style:style>
    <style:style style:name="P3969" style:parent-style-name="PlainText" style:family="paragraph">
      <style:text-properties style:font-name="Courier New" style:font-name-complex="Courier New"/>
    </style:style>
    <style:style style:name="P3970" style:parent-style-name="PlainText" style:family="paragraph">
      <style:text-properties style:font-name="Courier New" style:font-name-complex="Courier New"/>
    </style:style>
    <style:style style:name="P3971" style:parent-style-name="PlainText" style:family="paragraph">
      <style:text-properties style:font-name="Courier New" style:font-name-complex="Courier New"/>
    </style:style>
    <style:style style:name="P3972" style:parent-style-name="PlainText" style:family="paragraph">
      <style:text-properties style:font-name="Courier New" style:font-name-complex="Courier New"/>
    </style:style>
    <style:style style:name="P3973" style:parent-style-name="PlainText" style:family="paragraph">
      <style:text-properties style:font-name="Courier New" style:font-name-complex="Courier New"/>
    </style:style>
    <style:style style:name="P3974" style:parent-style-name="PlainText" style:family="paragraph">
      <style:text-properties style:font-name="Courier New" style:font-name-complex="Courier New"/>
    </style:style>
    <style:style style:name="P3975" style:parent-style-name="PlainText" style:family="paragraph">
      <style:text-properties style:font-name="Courier New" style:font-name-complex="Courier New"/>
    </style:style>
    <style:style style:name="P3976" style:parent-style-name="PlainText" style:family="paragraph">
      <style:text-properties style:font-name="Courier New" style:font-name-complex="Courier New"/>
    </style:style>
    <style:style style:name="P3977" style:parent-style-name="PlainText" style:family="paragraph">
      <style:text-properties style:font-name="Courier New" style:font-name-complex="Courier New"/>
    </style:style>
    <style:style style:name="P3978" style:parent-style-name="PlainText" style:family="paragraph">
      <style:text-properties style:font-name="Courier New" style:font-name-complex="Courier New"/>
    </style:style>
    <style:style style:name="P3979" style:parent-style-name="PlainText" style:family="paragraph">
      <style:text-properties style:font-name="Courier New" style:font-name-complex="Courier New"/>
    </style:style>
    <style:style style:name="P3980" style:parent-style-name="PlainText" style:family="paragraph">
      <style:text-properties style:font-name="Courier New" style:font-name-complex="Courier New"/>
    </style:style>
    <style:style style:name="P3981" style:parent-style-name="PlainText" style:family="paragraph">
      <style:text-properties style:font-name="Courier New" style:font-name-complex="Courier New"/>
    </style:style>
    <style:style style:name="P3982" style:parent-style-name="PlainText" style:family="paragraph">
      <style:text-properties style:font-name="Courier New" style:font-name-complex="Courier New"/>
    </style:style>
    <style:style style:name="P3983" style:parent-style-name="PlainText" style:family="paragraph">
      <style:text-properties style:font-name="Courier New" style:font-name-complex="Courier New"/>
    </style:style>
    <style:style style:name="P3984" style:parent-style-name="PlainText" style:family="paragraph">
      <style:text-properties style:font-name="Courier New" style:font-name-complex="Courier New"/>
    </style:style>
    <style:style style:name="P3985" style:parent-style-name="PlainText" style:family="paragraph">
      <style:text-properties style:font-name="Courier New" style:font-name-complex="Courier New"/>
    </style:style>
    <style:style style:name="P3986" style:parent-style-name="PlainText" style:family="paragraph">
      <style:text-properties style:font-name="Courier New" style:font-name-complex="Courier New"/>
    </style:style>
    <style:style style:name="P3987" style:parent-style-name="PlainText" style:family="paragraph">
      <style:text-properties style:font-name="Courier New" style:font-name-complex="Courier New"/>
    </style:style>
    <style:style style:name="P3988" style:parent-style-name="PlainText" style:family="paragraph">
      <style:text-properties style:font-name="Courier New" style:font-name-complex="Courier New"/>
    </style:style>
    <style:style style:name="P3989" style:parent-style-name="PlainText" style:family="paragraph">
      <style:text-properties style:font-name="Courier New" style:font-name-complex="Courier New"/>
    </style:style>
    <style:style style:name="P3990" style:parent-style-name="PlainText" style:family="paragraph">
      <style:text-properties style:font-name="Courier New" style:font-name-complex="Courier New"/>
    </style:style>
    <style:style style:name="P3991" style:parent-style-name="PlainText" style:family="paragraph">
      <style:text-properties style:font-name="Courier New" style:font-name-complex="Courier New"/>
    </style:style>
    <style:style style:name="P3992" style:parent-style-name="PlainText" style:family="paragraph">
      <style:text-properties style:font-name="Courier New" style:font-name-complex="Courier New"/>
    </style:style>
    <style:style style:name="P3993" style:parent-style-name="PlainText" style:family="paragraph">
      <style:text-properties style:font-name="Courier New" style:font-name-complex="Courier New"/>
    </style:style>
    <style:style style:name="P3994" style:parent-style-name="PlainText" style:family="paragraph">
      <style:text-properties style:font-name="Courier New" style:font-name-complex="Courier New"/>
    </style:style>
    <style:style style:name="P3995" style:parent-style-name="PlainText" style:family="paragraph">
      <style:text-properties style:font-name="Courier New" style:font-name-complex="Courier New"/>
    </style:style>
    <style:style style:name="P3996" style:parent-style-name="PlainText" style:family="paragraph">
      <style:text-properties style:font-name="Courier New" style:font-name-complex="Courier New"/>
    </style:style>
    <style:style style:name="P3997" style:parent-style-name="PlainText" style:family="paragraph">
      <style:text-properties style:font-name="Courier New" style:font-name-complex="Courier New"/>
    </style:style>
    <style:style style:name="P3998" style:parent-style-name="PlainText" style:family="paragraph">
      <style:text-properties style:font-name="Courier New" style:font-name-complex="Courier New"/>
    </style:style>
    <style:style style:name="P3999" style:parent-style-name="PlainText" style:family="paragraph">
      <style:text-properties style:font-name="Courier New" style:font-name-complex="Courier New"/>
    </style:style>
    <style:style style:name="P4000" style:parent-style-name="PlainText" style:family="paragraph">
      <style:text-properties style:font-name="Courier New" style:font-name-complex="Courier New"/>
    </style:style>
    <style:style style:name="P4001" style:parent-style-name="PlainText" style:family="paragraph">
      <style:text-properties style:font-name="Courier New" style:font-name-complex="Courier New"/>
    </style:style>
    <style:style style:name="P4002" style:parent-style-name="PlainText" style:family="paragraph">
      <style:text-properties style:font-name="Courier New" style:font-name-complex="Courier New"/>
    </style:style>
    <style:style style:name="P4003" style:parent-style-name="PlainText" style:family="paragraph">
      <style:text-properties style:font-name="Courier New" style:font-name-complex="Courier New"/>
    </style:style>
    <style:style style:name="P4004" style:parent-style-name="PlainText" style:family="paragraph">
      <style:text-properties style:font-name="Courier New" style:font-name-complex="Courier New"/>
    </style:style>
    <style:style style:name="P4005" style:parent-style-name="PlainText" style:family="paragraph">
      <style:text-properties style:font-name="Courier New" style:font-name-complex="Courier New"/>
    </style:style>
    <style:style style:name="P4006" style:parent-style-name="PlainText" style:family="paragraph">
      <style:text-properties style:font-name="Courier New" style:font-name-complex="Courier New"/>
    </style:style>
    <style:style style:name="P4007" style:parent-style-name="PlainText" style:family="paragraph">
      <style:text-properties style:font-name="Courier New" style:font-name-complex="Courier New"/>
    </style:style>
    <style:style style:name="P4008" style:parent-style-name="PlainText" style:family="paragraph">
      <style:text-properties style:font-name="Courier New" style:font-name-complex="Courier New"/>
    </style:style>
    <style:style style:name="P4009" style:parent-style-name="PlainText" style:family="paragraph">
      <style:text-properties style:font-name="Courier New" style:font-name-complex="Courier New"/>
    </style:style>
    <style:style style:name="P4010" style:parent-style-name="PlainText" style:family="paragraph">
      <style:text-properties style:font-name="Courier New" style:font-name-complex="Courier New"/>
    </style:style>
    <style:style style:name="P4011" style:parent-style-name="PlainText" style:family="paragraph">
      <style:text-properties style:font-name="Courier New" style:font-name-complex="Courier New"/>
    </style:style>
    <style:style style:name="P4012" style:parent-style-name="PlainText" style:family="paragraph">
      <style:text-properties style:font-name="Courier New" style:font-name-complex="Courier New"/>
    </style:style>
    <style:style style:name="P4013" style:parent-style-name="PlainText" style:family="paragraph">
      <style:text-properties style:font-name="Courier New" style:font-name-complex="Courier New"/>
    </style:style>
    <style:style style:name="P4014" style:parent-style-name="PlainText" style:family="paragraph">
      <style:text-properties style:font-name="Courier New" style:font-name-complex="Courier New"/>
    </style:style>
    <style:style style:name="P4015" style:parent-style-name="PlainText" style:family="paragraph">
      <style:text-properties style:font-name="Courier New" style:font-name-complex="Courier New"/>
    </style:style>
    <style:style style:name="P4016" style:parent-style-name="PlainText" style:family="paragraph">
      <style:text-properties style:font-name="Courier New" style:font-name-complex="Courier New"/>
    </style:style>
    <style:style style:name="P4017" style:parent-style-name="PlainText" style:family="paragraph">
      <style:text-properties style:font-name="Courier New" style:font-name-complex="Courier New"/>
    </style:style>
    <style:style style:name="P4018" style:parent-style-name="PlainText" style:family="paragraph">
      <style:text-properties style:font-name="Courier New" style:font-name-complex="Courier New"/>
    </style:style>
    <style:style style:name="P4019" style:parent-style-name="PlainText" style:family="paragraph">
      <style:text-properties style:font-name="Courier New" style:font-name-complex="Courier New"/>
    </style:style>
    <style:style style:name="P4020" style:parent-style-name="PlainText" style:family="paragraph">
      <style:text-properties style:font-name="Courier New" style:font-name-complex="Courier New"/>
    </style:style>
    <style:style style:name="P4021" style:parent-style-name="PlainText" style:family="paragraph">
      <style:text-properties style:font-name="Courier New" style:font-name-complex="Courier New"/>
    </style:style>
    <style:style style:name="P4022" style:parent-style-name="PlainText" style:family="paragraph">
      <style:text-properties style:font-name="Courier New" style:font-name-complex="Courier New"/>
    </style:style>
    <style:style style:name="P4023" style:parent-style-name="PlainText" style:family="paragraph">
      <style:text-properties style:font-name="Courier New" style:font-name-complex="Courier New"/>
    </style:style>
    <style:style style:name="P4024" style:parent-style-name="PlainText" style:family="paragraph">
      <style:text-properties style:font-name="Courier New" style:font-name-complex="Courier New"/>
    </style:style>
    <style:style style:name="P4025" style:parent-style-name="PlainText" style:family="paragraph">
      <style:text-properties style:font-name="Courier New" style:font-name-complex="Courier New"/>
    </style:style>
    <style:style style:name="P4026" style:parent-style-name="PlainText" style:family="paragraph">
      <style:text-properties style:font-name="Courier New" style:font-name-complex="Courier New"/>
    </style:style>
    <style:style style:name="P4027" style:parent-style-name="PlainText" style:family="paragraph">
      <style:text-properties style:font-name="Courier New" style:font-name-complex="Courier New"/>
    </style:style>
    <style:style style:name="P4028" style:parent-style-name="PlainText" style:family="paragraph">
      <style:text-properties style:font-name="Courier New" style:font-name-complex="Courier New"/>
    </style:style>
    <style:style style:name="P4029" style:parent-style-name="PlainText" style:family="paragraph">
      <style:text-properties style:font-name="Courier New" style:font-name-complex="Courier New"/>
    </style:style>
    <style:style style:name="P4030" style:parent-style-name="PlainText" style:family="paragraph">
      <style:text-properties style:font-name="Courier New" style:font-name-complex="Courier New"/>
    </style:style>
    <style:style style:name="P4031" style:parent-style-name="PlainText" style:family="paragraph">
      <style:text-properties style:font-name="Courier New" style:font-name-complex="Courier New"/>
    </style:style>
    <style:style style:name="P4032" style:parent-style-name="PlainText" style:family="paragraph">
      <style:text-properties style:font-name="Courier New" style:font-name-complex="Courier New"/>
    </style:style>
    <style:style style:name="P4033" style:parent-style-name="PlainText" style:family="paragraph">
      <style:text-properties style:font-name="Courier New" style:font-name-complex="Courier New"/>
    </style:style>
    <style:style style:name="P4034" style:parent-style-name="PlainText" style:family="paragraph">
      <style:text-properties style:font-name="Courier New" style:font-name-complex="Courier New"/>
    </style:style>
    <style:style style:name="P4035" style:parent-style-name="PlainText" style:family="paragraph">
      <style:text-properties style:font-name="Courier New" style:font-name-complex="Courier New"/>
    </style:style>
    <style:style style:name="P4036" style:parent-style-name="PlainText" style:family="paragraph">
      <style:text-properties style:font-name="Courier New" style:font-name-complex="Courier New"/>
    </style:style>
    <style:style style:name="P4037" style:parent-style-name="PlainText" style:family="paragraph">
      <style:text-properties style:font-name="Courier New" style:font-name-complex="Courier New"/>
    </style:style>
    <style:style style:name="P4038" style:parent-style-name="PlainText" style:family="paragraph">
      <style:text-properties style:font-name="Courier New" style:font-name-complex="Courier New"/>
    </style:style>
    <style:style style:name="P4039" style:parent-style-name="PlainText" style:family="paragraph">
      <style:text-properties style:font-name="Courier New" style:font-name-complex="Courier New"/>
    </style:style>
    <style:style style:name="P4040" style:parent-style-name="PlainText" style:family="paragraph">
      <style:text-properties style:font-name="Courier New" style:font-name-complex="Courier New"/>
    </style:style>
    <style:style style:name="P4041" style:parent-style-name="PlainText" style:family="paragraph">
      <style:text-properties style:font-name="Courier New" style:font-name-complex="Courier New"/>
    </style:style>
    <style:style style:name="P4042" style:parent-style-name="PlainText" style:family="paragraph">
      <style:text-properties style:font-name="Courier New" style:font-name-complex="Courier New"/>
    </style:style>
    <style:style style:name="P4043" style:parent-style-name="PlainText" style:family="paragraph">
      <style:text-properties style:font-name="Courier New" style:font-name-complex="Courier New"/>
    </style:style>
    <style:style style:name="P4044" style:parent-style-name="PlainText" style:family="paragraph">
      <style:text-properties style:font-name="Courier New" style:font-name-complex="Courier New"/>
    </style:style>
    <style:style style:name="P4045" style:parent-style-name="PlainText" style:family="paragraph">
      <style:text-properties style:font-name="Courier New" style:font-name-complex="Courier New"/>
    </style:style>
    <style:style style:name="P4046" style:parent-style-name="PlainText" style:family="paragraph">
      <style:text-properties style:font-name="Courier New" style:font-name-complex="Courier New"/>
    </style:style>
    <style:style style:name="P4047" style:parent-style-name="PlainText" style:family="paragraph">
      <style:text-properties style:font-name="Courier New" style:font-name-complex="Courier New"/>
    </style:style>
    <style:style style:name="P4048" style:parent-style-name="PlainText" style:family="paragraph">
      <style:text-properties style:font-name="Courier New" style:font-name-complex="Courier New"/>
    </style:style>
    <style:style style:name="P4049" style:parent-style-name="PlainText" style:family="paragraph">
      <style:text-properties style:font-name="Courier New" style:font-name-complex="Courier New"/>
    </style:style>
    <style:style style:name="P4050" style:parent-style-name="PlainText" style:family="paragraph">
      <style:text-properties style:font-name="Courier New" style:font-name-complex="Courier New"/>
    </style:style>
    <style:style style:name="P4051" style:parent-style-name="PlainText" style:family="paragraph">
      <style:text-properties style:font-name="Courier New" style:font-name-complex="Courier New"/>
    </style:style>
    <style:style style:name="P4052" style:parent-style-name="PlainText" style:family="paragraph">
      <style:text-properties style:font-name="Courier New" style:font-name-complex="Courier New"/>
    </style:style>
    <style:style style:name="P4053" style:parent-style-name="PlainText" style:family="paragraph">
      <style:text-properties style:font-name="Courier New" style:font-name-complex="Courier New"/>
    </style:style>
    <style:style style:name="P4054" style:parent-style-name="PlainText" style:family="paragraph">
      <style:text-properties style:font-name="Courier New" style:font-name-complex="Courier New"/>
    </style:style>
    <style:style style:name="P4055" style:parent-style-name="PlainText" style:family="paragraph">
      <style:text-properties style:font-name="Courier New" style:font-name-complex="Courier New"/>
    </style:style>
    <style:style style:name="P4056" style:parent-style-name="PlainText" style:family="paragraph">
      <style:text-properties style:font-name="Courier New" style:font-name-complex="Courier New"/>
    </style:style>
    <style:style style:name="P4057" style:parent-style-name="PlainText" style:family="paragraph">
      <style:text-properties style:font-name="Courier New" style:font-name-complex="Courier New"/>
    </style:style>
    <style:style style:name="P4058" style:parent-style-name="PlainText" style:family="paragraph">
      <style:text-properties style:font-name="Courier New" style:font-name-complex="Courier New"/>
    </style:style>
    <style:style style:name="P4059" style:parent-style-name="PlainText" style:family="paragraph">
      <style:text-properties style:font-name="Courier New" style:font-name-complex="Courier New"/>
    </style:style>
    <style:style style:name="P4060" style:parent-style-name="PlainText" style:family="paragraph">
      <style:text-properties style:font-name="Courier New" style:font-name-complex="Courier New"/>
    </style:style>
    <style:style style:name="P4061" style:parent-style-name="PlainText" style:family="paragraph">
      <style:text-properties style:font-name="Courier New" style:font-name-complex="Courier New"/>
    </style:style>
    <style:style style:name="P4062" style:parent-style-name="PlainText" style:family="paragraph">
      <style:text-properties style:font-name="Courier New" style:font-name-complex="Courier New"/>
    </style:style>
    <style:style style:name="P4063" style:parent-style-name="PlainText" style:family="paragraph">
      <style:text-properties style:font-name="Courier New" style:font-name-complex="Courier New"/>
    </style:style>
    <style:style style:name="P4064" style:parent-style-name="PlainText" style:family="paragraph">
      <style:text-properties style:font-name="Courier New" style:font-name-complex="Courier New"/>
    </style:style>
    <style:style style:name="P4065" style:parent-style-name="PlainText" style:family="paragraph">
      <style:text-properties style:font-name="Courier New" style:font-name-complex="Courier New"/>
    </style:style>
    <style:style style:name="P4066" style:parent-style-name="PlainText" style:family="paragraph">
      <style:text-properties style:font-name="Courier New" style:font-name-complex="Courier New"/>
    </style:style>
    <style:style style:name="P4067" style:parent-style-name="PlainText" style:family="paragraph">
      <style:text-properties style:font-name="Courier New" style:font-name-complex="Courier New"/>
    </style:style>
    <style:style style:name="P4068" style:parent-style-name="PlainText" style:family="paragraph">
      <style:text-properties style:font-name="Courier New" style:font-name-complex="Courier New"/>
    </style:style>
    <style:style style:name="P4069" style:parent-style-name="PlainText" style:family="paragraph">
      <style:text-properties style:font-name="Courier New" style:font-name-complex="Courier New"/>
    </style:style>
    <style:style style:name="P4070" style:parent-style-name="PlainText" style:family="paragraph">
      <style:text-properties style:font-name="Courier New" style:font-name-complex="Courier New"/>
    </style:style>
    <style:style style:name="P4071" style:parent-style-name="PlainText" style:family="paragraph">
      <style:text-properties style:font-name="Courier New" style:font-name-complex="Courier New"/>
    </style:style>
    <style:style style:name="P4072" style:parent-style-name="PlainText" style:family="paragraph">
      <style:text-properties style:font-name="Courier New" style:font-name-complex="Courier New"/>
    </style:style>
    <style:style style:name="P4073" style:parent-style-name="PlainText" style:family="paragraph">
      <style:text-properties style:font-name="Courier New" style:font-name-complex="Courier New"/>
    </style:style>
    <style:style style:name="P4074" style:parent-style-name="PlainText" style:family="paragraph">
      <style:text-properties style:font-name="Courier New" style:font-name-complex="Courier New"/>
    </style:style>
    <style:style style:name="P4075" style:parent-style-name="PlainText" style:family="paragraph">
      <style:text-properties style:font-name="Courier New" style:font-name-complex="Courier New"/>
    </style:style>
    <style:style style:name="P4076" style:parent-style-name="PlainText" style:family="paragraph">
      <style:text-properties style:font-name="Courier New" style:font-name-complex="Courier New"/>
    </style:style>
    <style:style style:name="P4077" style:parent-style-name="PlainText" style:family="paragraph">
      <style:text-properties style:font-name="Courier New" style:font-name-complex="Courier New"/>
    </style:style>
    <style:style style:name="P4078" style:parent-style-name="PlainText" style:family="paragraph">
      <style:text-properties style:font-name="Courier New" style:font-name-complex="Courier New"/>
    </style:style>
    <style:style style:name="P4079" style:parent-style-name="PlainText" style:family="paragraph">
      <style:text-properties style:font-name="Courier New" style:font-name-complex="Courier New"/>
    </style:style>
    <style:style style:name="P4080" style:parent-style-name="PlainText" style:family="paragraph">
      <style:text-properties style:font-name="Courier New" style:font-name-complex="Courier New"/>
    </style:style>
    <style:style style:name="P4081" style:parent-style-name="PlainText" style:family="paragraph">
      <style:text-properties style:font-name="Courier New" style:font-name-complex="Courier New"/>
    </style:style>
    <style:style style:name="P4082" style:parent-style-name="PlainText" style:family="paragraph">
      <style:text-properties style:font-name="Courier New" style:font-name-complex="Courier New"/>
    </style:style>
    <style:style style:name="P4083" style:parent-style-name="PlainText" style:family="paragraph">
      <style:text-properties style:font-name="Courier New" style:font-name-complex="Courier New"/>
    </style:style>
    <style:style style:name="P4084" style:parent-style-name="PlainText" style:family="paragraph">
      <style:text-properties style:font-name="Courier New" style:font-name-complex="Courier New"/>
    </style:style>
    <style:style style:name="P4085" style:parent-style-name="PlainText" style:family="paragraph">
      <style:text-properties style:font-name="Courier New" style:font-name-complex="Courier New"/>
    </style:style>
    <style:style style:name="P4086" style:parent-style-name="PlainText" style:family="paragraph">
      <style:text-properties style:font-name="Courier New" style:font-name-complex="Courier New"/>
    </style:style>
    <style:style style:name="P4087" style:parent-style-name="PlainText" style:family="paragraph">
      <style:text-properties style:font-name="Courier New" style:font-name-complex="Courier New"/>
    </style:style>
    <style:style style:name="P4088" style:parent-style-name="PlainText" style:family="paragraph">
      <style:text-properties style:font-name="Courier New" style:font-name-complex="Courier New"/>
    </style:style>
    <style:style style:name="P4089" style:parent-style-name="PlainText" style:family="paragraph">
      <style:text-properties style:font-name="Courier New" style:font-name-complex="Courier New"/>
    </style:style>
    <style:style style:name="P4090" style:parent-style-name="PlainText" style:family="paragraph">
      <style:text-properties style:font-name="Courier New" style:font-name-complex="Courier New"/>
    </style:style>
    <style:style style:name="P4091" style:parent-style-name="PlainText" style:family="paragraph">
      <style:text-properties style:font-name="Courier New" style:font-name-complex="Courier New"/>
    </style:style>
    <style:style style:name="P4092" style:parent-style-name="PlainText" style:family="paragraph">
      <style:text-properties style:font-name="Courier New" style:font-name-complex="Courier New"/>
    </style:style>
    <style:style style:name="P4093" style:parent-style-name="PlainText" style:family="paragraph">
      <style:text-properties style:font-name="Courier New" style:font-name-complex="Courier New"/>
    </style:style>
    <style:style style:name="P4094" style:parent-style-name="PlainText" style:family="paragraph">
      <style:text-properties style:font-name="Courier New" style:font-name-complex="Courier New"/>
    </style:style>
    <style:style style:name="P4095" style:parent-style-name="PlainText" style:family="paragraph">
      <style:text-properties style:font-name="Courier New" style:font-name-complex="Courier New"/>
    </style:style>
    <style:style style:name="P4096" style:parent-style-name="PlainText" style:family="paragraph">
      <style:text-properties style:font-name="Courier New" style:font-name-complex="Courier New"/>
    </style:style>
    <style:style style:name="P4097" style:parent-style-name="PlainText" style:family="paragraph">
      <style:text-properties style:font-name="Courier New" style:font-name-complex="Courier New"/>
    </style:style>
    <style:style style:name="P4098" style:parent-style-name="PlainText" style:family="paragraph">
      <style:text-properties style:font-name="Courier New" style:font-name-complex="Courier New"/>
    </style:style>
    <style:style style:name="P4099" style:parent-style-name="PlainText" style:family="paragraph">
      <style:text-properties style:font-name="Courier New" style:font-name-complex="Courier New"/>
    </style:style>
    <style:style style:name="P4100" style:parent-style-name="PlainText" style:family="paragraph">
      <style:text-properties style:font-name="Courier New" style:font-name-complex="Courier New"/>
    </style:style>
    <style:style style:name="P4101" style:parent-style-name="PlainText" style:family="paragraph">
      <style:text-properties style:font-name="Courier New" style:font-name-complex="Courier New"/>
    </style:style>
    <style:style style:name="P4102" style:parent-style-name="PlainText" style:family="paragraph">
      <style:text-properties style:font-name="Courier New" style:font-name-complex="Courier New"/>
    </style:style>
    <style:style style:name="P4103" style:parent-style-name="PlainText" style:family="paragraph">
      <style:text-properties style:font-name="Courier New" style:font-name-complex="Courier New"/>
    </style:style>
    <style:style style:name="P4104" style:parent-style-name="PlainText" style:family="paragraph">
      <style:text-properties style:font-name="Courier New" style:font-name-complex="Courier New"/>
    </style:style>
    <style:style style:name="P4105" style:parent-style-name="PlainText" style:family="paragraph">
      <style:text-properties style:font-name="Courier New" style:font-name-complex="Courier New"/>
    </style:style>
    <style:style style:name="P4106" style:parent-style-name="PlainText" style:family="paragraph">
      <style:text-properties style:font-name="Courier New" style:font-name-complex="Courier New"/>
    </style:style>
    <style:style style:name="P4107" style:parent-style-name="PlainText" style:family="paragraph">
      <style:text-properties style:font-name="Courier New" style:font-name-complex="Courier New"/>
    </style:style>
    <style:style style:name="P4108" style:parent-style-name="PlainText" style:family="paragraph">
      <style:text-properties style:font-name="Courier New" style:font-name-complex="Courier New"/>
    </style:style>
    <style:style style:name="P4109" style:parent-style-name="PlainText" style:family="paragraph">
      <style:text-properties style:font-name="Courier New" style:font-name-complex="Courier New"/>
    </style:style>
    <style:style style:name="P4110" style:parent-style-name="PlainText" style:family="paragraph">
      <style:text-properties style:font-name="Courier New" style:font-name-complex="Courier New"/>
    </style:style>
    <style:style style:name="P4111" style:parent-style-name="PlainText" style:family="paragraph">
      <style:text-properties style:font-name="Courier New" style:font-name-complex="Courier New"/>
    </style:style>
    <style:style style:name="P4112" style:parent-style-name="PlainText" style:family="paragraph">
      <style:text-properties style:font-name="Courier New" style:font-name-complex="Courier New"/>
    </style:style>
    <style:style style:name="P4113" style:parent-style-name="PlainText" style:family="paragraph">
      <style:text-properties style:font-name="Courier New" style:font-name-complex="Courier New"/>
    </style:style>
    <style:style style:name="P4114" style:parent-style-name="PlainText" style:family="paragraph">
      <style:text-properties style:font-name="Courier New" style:font-name-complex="Courier New"/>
    </style:style>
    <style:style style:name="P4115" style:parent-style-name="PlainText" style:family="paragraph">
      <style:text-properties style:font-name="Courier New" style:font-name-complex="Courier New"/>
    </style:style>
    <style:style style:name="P4116" style:parent-style-name="PlainText" style:family="paragraph">
      <style:text-properties style:font-name="Courier New" style:font-name-complex="Courier New"/>
    </style:style>
    <style:style style:name="P4117" style:parent-style-name="PlainText" style:family="paragraph">
      <style:text-properties style:font-name="Courier New" style:font-name-complex="Courier New"/>
    </style:style>
    <style:style style:name="P4118" style:parent-style-name="PlainText" style:family="paragraph">
      <style:text-properties style:font-name="Courier New" style:font-name-complex="Courier New"/>
    </style:style>
    <style:style style:name="P4119" style:parent-style-name="PlainText" style:family="paragraph">
      <style:text-properties style:font-name="Courier New" style:font-name-complex="Courier New"/>
    </style:style>
    <style:style style:name="P4120" style:parent-style-name="PlainText" style:family="paragraph">
      <style:text-properties style:font-name="Courier New" style:font-name-complex="Courier New"/>
    </style:style>
    <style:style style:name="P4121" style:parent-style-name="PlainText" style:family="paragraph">
      <style:text-properties style:font-name="Courier New" style:font-name-complex="Courier New"/>
    </style:style>
    <style:style style:name="P4122" style:parent-style-name="PlainText" style:family="paragraph">
      <style:text-properties style:font-name="Courier New" style:font-name-complex="Courier New"/>
    </style:style>
    <style:style style:name="P4123" style:parent-style-name="PlainText" style:family="paragraph">
      <style:text-properties style:font-name="Courier New" style:font-name-complex="Courier New"/>
    </style:style>
    <style:style style:name="P4124" style:parent-style-name="PlainText" style:family="paragraph">
      <style:text-properties style:font-name="Courier New" style:font-name-complex="Courier New"/>
    </style:style>
    <style:style style:name="P4125" style:parent-style-name="PlainText" style:family="paragraph">
      <style:text-properties style:font-name="Courier New" style:font-name-complex="Courier New"/>
    </style:style>
    <style:style style:name="P4126" style:parent-style-name="PlainText" style:family="paragraph">
      <style:text-properties style:font-name="Courier New" style:font-name-complex="Courier New"/>
    </style:style>
    <style:style style:name="P4127" style:parent-style-name="PlainText" style:family="paragraph">
      <style:text-properties style:font-name="Courier New" style:font-name-complex="Courier New"/>
    </style:style>
    <style:style style:name="P4128" style:parent-style-name="PlainText" style:family="paragraph">
      <style:text-properties style:font-name="Courier New" style:font-name-complex="Courier New"/>
    </style:style>
    <style:style style:name="P4129" style:parent-style-name="PlainText" style:family="paragraph">
      <style:text-properties style:font-name="Courier New" style:font-name-complex="Courier New"/>
    </style:style>
    <style:style style:name="P4130" style:parent-style-name="PlainText" style:family="paragraph">
      <style:text-properties style:font-name="Courier New" style:font-name-complex="Courier New"/>
    </style:style>
    <style:style style:name="P4131" style:parent-style-name="PlainText" style:family="paragraph">
      <style:text-properties style:font-name="Courier New" style:font-name-complex="Courier New"/>
    </style:style>
    <style:style style:name="P4132" style:parent-style-name="PlainText" style:family="paragraph">
      <style:text-properties style:font-name="Courier New" style:font-name-complex="Courier New"/>
    </style:style>
    <style:style style:name="P4133" style:parent-style-name="PlainText" style:family="paragraph">
      <style:text-properties style:font-name="Courier New" style:font-name-complex="Courier New"/>
    </style:style>
    <style:style style:name="P4134" style:parent-style-name="PlainText" style:family="paragraph">
      <style:text-properties style:font-name="Courier New" style:font-name-complex="Courier New"/>
    </style:style>
    <style:style style:name="P4135" style:parent-style-name="PlainText" style:family="paragraph">
      <style:text-properties style:font-name="Courier New" style:font-name-complex="Courier New"/>
    </style:style>
    <style:style style:name="P4136" style:parent-style-name="PlainText" style:family="paragraph">
      <style:text-properties style:font-name="Courier New" style:font-name-complex="Courier New"/>
    </style:style>
    <style:style style:name="P4137" style:parent-style-name="PlainText" style:family="paragraph">
      <style:text-properties style:font-name="Courier New" style:font-name-complex="Courier New"/>
    </style:style>
    <style:style style:name="P4138" style:parent-style-name="PlainText" style:family="paragraph">
      <style:text-properties style:font-name="Courier New" style:font-name-complex="Courier New"/>
    </style:style>
    <style:style style:name="P4139" style:parent-style-name="PlainText" style:family="paragraph">
      <style:text-properties style:font-name="Courier New" style:font-name-complex="Courier New"/>
    </style:style>
    <style:style style:name="P4140" style:parent-style-name="PlainText" style:family="paragraph">
      <style:text-properties style:font-name="Courier New" style:font-name-complex="Courier New"/>
    </style:style>
    <style:style style:name="P4141" style:parent-style-name="PlainText" style:family="paragraph">
      <style:text-properties style:font-name="Courier New" style:font-name-complex="Courier New"/>
    </style:style>
    <style:style style:name="P4142" style:parent-style-name="PlainText" style:family="paragraph">
      <style:text-properties style:font-name="Courier New" style:font-name-complex="Courier New"/>
    </style:style>
    <style:style style:name="P4143" style:parent-style-name="PlainText" style:family="paragraph">
      <style:text-properties style:font-name="Courier New" style:font-name-complex="Courier New"/>
    </style:style>
    <style:style style:name="P4144" style:parent-style-name="PlainText" style:family="paragraph">
      <style:text-properties style:font-name="Courier New" style:font-name-complex="Courier New"/>
    </style:style>
    <style:style style:name="P4145" style:parent-style-name="PlainText" style:family="paragraph">
      <style:text-properties style:font-name="Courier New" style:font-name-complex="Courier New"/>
    </style:style>
    <style:style style:name="P4146" style:parent-style-name="PlainText" style:family="paragraph">
      <style:text-properties style:font-name="Courier New" style:font-name-complex="Courier New"/>
    </style:style>
    <style:style style:name="P4147" style:parent-style-name="PlainText" style:family="paragraph">
      <style:text-properties style:font-name="Courier New" style:font-name-complex="Courier New"/>
    </style:style>
    <style:style style:name="P4148" style:parent-style-name="PlainText" style:family="paragraph">
      <style:text-properties style:font-name="Courier New" style:font-name-complex="Courier New"/>
    </style:style>
    <style:style style:name="P4149" style:parent-style-name="PlainText" style:family="paragraph">
      <style:text-properties style:font-name="Courier New" style:font-name-complex="Courier New"/>
    </style:style>
    <style:style style:name="P4150" style:parent-style-name="PlainText" style:family="paragraph">
      <style:text-properties style:font-name="Courier New" style:font-name-complex="Courier New"/>
    </style:style>
    <style:style style:name="P4151" style:parent-style-name="PlainText" style:family="paragraph">
      <style:text-properties style:font-name="Courier New" style:font-name-complex="Courier New"/>
    </style:style>
    <style:style style:name="P4152" style:parent-style-name="PlainText" style:family="paragraph">
      <style:text-properties style:font-name="Courier New" style:font-name-complex="Courier New"/>
    </style:style>
    <style:style style:name="P4153" style:parent-style-name="PlainText" style:family="paragraph">
      <style:text-properties style:font-name="Courier New" style:font-name-complex="Courier New"/>
    </style:style>
    <style:style style:name="P4154" style:parent-style-name="PlainText" style:family="paragraph">
      <style:text-properties style:font-name="Courier New" style:font-name-complex="Courier New"/>
    </style:style>
    <style:style style:name="P4155" style:parent-style-name="PlainText" style:family="paragraph">
      <style:text-properties style:font-name="Courier New" style:font-name-complex="Courier New"/>
    </style:style>
    <style:style style:name="P4156" style:parent-style-name="PlainText" style:family="paragraph">
      <style:text-properties style:font-name="Courier New" style:font-name-complex="Courier New"/>
    </style:style>
    <style:style style:name="P4157" style:parent-style-name="PlainText" style:family="paragraph">
      <style:text-properties style:font-name="Courier New" style:font-name-complex="Courier New"/>
    </style:style>
    <style:style style:name="P4158" style:parent-style-name="PlainText" style:family="paragraph">
      <style:text-properties style:font-name="Courier New" style:font-name-complex="Courier New"/>
    </style:style>
    <style:style style:name="P4159" style:parent-style-name="PlainText" style:family="paragraph">
      <style:text-properties style:font-name="Courier New" style:font-name-complex="Courier New"/>
    </style:style>
    <style:style style:name="P4160" style:parent-style-name="PlainText" style:family="paragraph">
      <style:text-properties style:font-name="Courier New" style:font-name-complex="Courier New"/>
    </style:style>
    <style:style style:name="P4161" style:parent-style-name="PlainText" style:family="paragraph">
      <style:text-properties style:font-name="Courier New" style:font-name-complex="Courier New"/>
    </style:style>
    <style:style style:name="P4162" style:parent-style-name="PlainText" style:family="paragraph">
      <style:text-properties style:font-name="Courier New" style:font-name-complex="Courier New"/>
    </style:style>
    <style:style style:name="P4163" style:parent-style-name="PlainText" style:family="paragraph">
      <style:text-properties style:font-name="Courier New" style:font-name-complex="Courier New"/>
    </style:style>
    <style:style style:name="P4164" style:parent-style-name="PlainText" style:family="paragraph">
      <style:text-properties style:font-name="Courier New" style:font-name-complex="Courier New"/>
    </style:style>
    <style:style style:name="P4165" style:parent-style-name="PlainText" style:family="paragraph">
      <style:text-properties style:font-name="Courier New" style:font-name-complex="Courier New"/>
    </style:style>
    <style:style style:name="P4166" style:parent-style-name="PlainText" style:family="paragraph">
      <style:text-properties style:font-name="Courier New" style:font-name-complex="Courier New"/>
    </style:style>
    <style:style style:name="P4167" style:parent-style-name="PlainText" style:family="paragraph">
      <style:text-properties style:font-name="Courier New" style:font-name-complex="Courier New"/>
    </style:style>
    <style:style style:name="P4168" style:parent-style-name="PlainText" style:family="paragraph">
      <style:text-properties style:font-name="Courier New" style:font-name-complex="Courier New"/>
    </style:style>
    <style:style style:name="P4169" style:parent-style-name="PlainText" style:family="paragraph">
      <style:text-properties style:font-name="Courier New" style:font-name-complex="Courier New"/>
    </style:style>
    <style:style style:name="P4170" style:parent-style-name="PlainText" style:family="paragraph">
      <style:text-properties style:font-name="Courier New" style:font-name-complex="Courier New"/>
    </style:style>
    <style:style style:name="P4171" style:parent-style-name="PlainText" style:family="paragraph">
      <style:text-properties style:font-name="Courier New" style:font-name-complex="Courier New"/>
    </style:style>
    <style:style style:name="P4172" style:parent-style-name="PlainText" style:family="paragraph">
      <style:text-properties style:font-name="Courier New" style:font-name-complex="Courier New"/>
    </style:style>
    <style:style style:name="P4173" style:parent-style-name="PlainText" style:family="paragraph">
      <style:text-properties style:font-name="Courier New" style:font-name-complex="Courier New"/>
    </style:style>
    <style:style style:name="P4174" style:parent-style-name="PlainText" style:family="paragraph">
      <style:text-properties style:font-name="Courier New" style:font-name-complex="Courier New"/>
    </style:style>
    <style:style style:name="P4175" style:parent-style-name="PlainText" style:family="paragraph">
      <style:text-properties style:font-name="Courier New" style:font-name-complex="Courier New"/>
    </style:style>
    <style:style style:name="P4176" style:parent-style-name="PlainText" style:family="paragraph">
      <style:text-properties style:font-name="Courier New" style:font-name-complex="Courier New"/>
    </style:style>
    <style:style style:name="P4177" style:parent-style-name="PlainText" style:family="paragraph">
      <style:text-properties style:font-name="Courier New" style:font-name-complex="Courier New"/>
    </style:style>
    <style:style style:name="P4178" style:parent-style-name="PlainText" style:family="paragraph">
      <style:text-properties style:font-name="Courier New" style:font-name-complex="Courier New"/>
    </style:style>
    <style:style style:name="P4179" style:parent-style-name="PlainText" style:family="paragraph">
      <style:text-properties style:font-name="Courier New" style:font-name-complex="Courier New"/>
    </style:style>
    <style:style style:name="P4180" style:parent-style-name="PlainText" style:family="paragraph">
      <style:text-properties style:font-name="Courier New" style:font-name-complex="Courier New"/>
    </style:style>
    <style:style style:name="P4181" style:parent-style-name="PlainText" style:family="paragraph">
      <style:text-properties style:font-name="Courier New" style:font-name-complex="Courier New"/>
    </style:style>
    <style:style style:name="P4182" style:parent-style-name="PlainText" style:family="paragraph">
      <style:text-properties style:font-name="Courier New" style:font-name-complex="Courier New"/>
    </style:style>
    <style:style style:name="P4183" style:parent-style-name="PlainText" style:family="paragraph">
      <style:text-properties style:font-name="Courier New" style:font-name-complex="Courier New"/>
    </style:style>
    <style:style style:name="P4184" style:parent-style-name="PlainText" style:family="paragraph">
      <style:text-properties style:font-name="Courier New" style:font-name-complex="Courier New"/>
    </style:style>
    <style:style style:name="P4185" style:parent-style-name="PlainText" style:family="paragraph">
      <style:text-properties style:font-name="Courier New" style:font-name-complex="Courier New"/>
    </style:style>
    <style:style style:name="P4186" style:parent-style-name="PlainText" style:family="paragraph">
      <style:text-properties style:font-name="Courier New" style:font-name-complex="Courier New"/>
    </style:style>
    <style:style style:name="P4187" style:parent-style-name="PlainText" style:family="paragraph">
      <style:text-properties style:font-name="Courier New" style:font-name-complex="Courier New"/>
    </style:style>
    <style:style style:name="P4188" style:parent-style-name="PlainText" style:family="paragraph">
      <style:text-properties style:font-name="Courier New" style:font-name-complex="Courier New"/>
    </style:style>
    <style:style style:name="P4189" style:parent-style-name="PlainText" style:family="paragraph">
      <style:text-properties style:font-name="Courier New" style:font-name-complex="Courier New"/>
    </style:style>
    <style:style style:name="P4190" style:parent-style-name="PlainText" style:family="paragraph">
      <style:text-properties style:font-name="Courier New" style:font-name-complex="Courier New"/>
    </style:style>
    <style:style style:name="P4191" style:parent-style-name="PlainText" style:family="paragraph">
      <style:text-properties style:font-name="Courier New" style:font-name-complex="Courier New"/>
    </style:style>
    <style:style style:name="P4192" style:parent-style-name="PlainText" style:family="paragraph">
      <style:text-properties style:font-name="Courier New" style:font-name-complex="Courier New"/>
    </style:style>
    <style:style style:name="P4193" style:parent-style-name="PlainText" style:family="paragraph">
      <style:text-properties style:font-name="Courier New" style:font-name-complex="Courier New"/>
    </style:style>
    <style:style style:name="P4194" style:parent-style-name="PlainText" style:family="paragraph">
      <style:text-properties style:font-name="Courier New" style:font-name-complex="Courier New"/>
    </style:style>
    <style:style style:name="P4195" style:parent-style-name="PlainText" style:family="paragraph">
      <style:text-properties style:font-name="Courier New" style:font-name-complex="Courier New"/>
    </style:style>
    <style:style style:name="P4196" style:parent-style-name="PlainText" style:family="paragraph">
      <style:text-properties style:font-name="Courier New" style:font-name-complex="Courier New"/>
    </style:style>
    <style:style style:name="P4197" style:parent-style-name="PlainText" style:family="paragraph">
      <style:text-properties style:font-name="Courier New" style:font-name-complex="Courier New"/>
    </style:style>
    <style:style style:name="P4198" style:parent-style-name="PlainText" style:family="paragraph">
      <style:text-properties style:font-name="Courier New" style:font-name-complex="Courier New"/>
    </style:style>
    <style:style style:name="P4199" style:parent-style-name="PlainText" style:family="paragraph">
      <style:text-properties style:font-name="Courier New" style:font-name-complex="Courier New"/>
    </style:style>
    <style:style style:name="P4200" style:parent-style-name="PlainText" style:family="paragraph">
      <style:text-properties style:font-name="Courier New" style:font-name-complex="Courier New"/>
    </style:style>
    <style:style style:name="P4201" style:parent-style-name="PlainText" style:family="paragraph">
      <style:text-properties style:font-name="Courier New" style:font-name-complex="Courier New"/>
    </style:style>
    <style:style style:name="P4202" style:parent-style-name="PlainText" style:family="paragraph">
      <style:text-properties style:font-name="Courier New" style:font-name-complex="Courier New"/>
    </style:style>
    <style:style style:name="P4203" style:parent-style-name="PlainText" style:family="paragraph">
      <style:text-properties style:font-name="Courier New" style:font-name-complex="Courier New"/>
    </style:style>
    <style:style style:name="P4204" style:parent-style-name="PlainText" style:family="paragraph">
      <style:text-properties style:font-name="Courier New" style:font-name-complex="Courier New"/>
    </style:style>
    <style:style style:name="P4205" style:parent-style-name="PlainText" style:family="paragraph">
      <style:text-properties style:font-name="Courier New" style:font-name-complex="Courier New"/>
    </style:style>
    <style:style style:name="P4206" style:parent-style-name="PlainText" style:family="paragraph">
      <style:text-properties style:font-name="Courier New" style:font-name-complex="Courier New"/>
    </style:style>
    <style:style style:name="P4207" style:parent-style-name="PlainText" style:family="paragraph">
      <style:text-properties style:font-name="Courier New" style:font-name-complex="Courier New"/>
    </style:style>
    <style:style style:name="P4208" style:parent-style-name="PlainText" style:family="paragraph">
      <style:text-properties style:font-name="Courier New" style:font-name-complex="Courier New"/>
    </style:style>
    <style:style style:name="P4209" style:parent-style-name="PlainText" style:family="paragraph">
      <style:text-properties style:font-name="Courier New" style:font-name-complex="Courier New"/>
    </style:style>
    <style:style style:name="P4210" style:parent-style-name="PlainText" style:family="paragraph">
      <style:text-properties style:font-name="Courier New" style:font-name-complex="Courier New"/>
    </style:style>
    <style:style style:name="P4211" style:parent-style-name="PlainText" style:family="paragraph">
      <style:text-properties style:font-name="Courier New" style:font-name-complex="Courier New"/>
    </style:style>
    <style:style style:name="P4212" style:parent-style-name="PlainText" style:family="paragraph">
      <style:text-properties style:font-name="Courier New" style:font-name-complex="Courier New"/>
    </style:style>
    <style:style style:name="P4213" style:parent-style-name="PlainText" style:family="paragraph">
      <style:text-properties style:font-name="Courier New" style:font-name-complex="Courier New"/>
    </style:style>
    <style:style style:name="P4214" style:parent-style-name="PlainText" style:family="paragraph">
      <style:text-properties style:font-name="Courier New" style:font-name-complex="Courier New"/>
    </style:style>
    <style:style style:name="P4215" style:parent-style-name="PlainText" style:family="paragraph">
      <style:text-properties style:font-name="Courier New" style:font-name-complex="Courier New"/>
    </style:style>
    <style:style style:name="P4216" style:parent-style-name="PlainText" style:family="paragraph">
      <style:text-properties style:font-name="Courier New" style:font-name-complex="Courier New"/>
    </style:style>
    <style:style style:name="P4217" style:parent-style-name="PlainText" style:family="paragraph">
      <style:text-properties style:font-name="Courier New" style:font-name-complex="Courier New"/>
    </style:style>
    <style:style style:name="P4218" style:parent-style-name="PlainText" style:family="paragraph">
      <style:text-properties style:font-name="Courier New" style:font-name-complex="Courier New"/>
    </style:style>
    <style:style style:name="P4219" style:parent-style-name="PlainText" style:family="paragraph">
      <style:text-properties style:font-name="Courier New" style:font-name-complex="Courier New"/>
    </style:style>
    <style:style style:name="P4220" style:parent-style-name="PlainText" style:family="paragraph">
      <style:text-properties style:font-name="Courier New" style:font-name-complex="Courier New"/>
    </style:style>
    <style:style style:name="P4221" style:parent-style-name="PlainText" style:family="paragraph">
      <style:text-properties style:font-name="Courier New" style:font-name-complex="Courier New"/>
    </style:style>
    <style:style style:name="P4222" style:parent-style-name="PlainText" style:family="paragraph">
      <style:text-properties style:font-name="Courier New" style:font-name-complex="Courier New"/>
    </style:style>
    <style:style style:name="P4223" style:parent-style-name="PlainText" style:family="paragraph">
      <style:text-properties style:font-name="Courier New" style:font-name-complex="Courier New"/>
    </style:style>
    <style:style style:name="P4224" style:parent-style-name="PlainText" style:family="paragraph">
      <style:text-properties style:font-name="Courier New" style:font-name-complex="Courier New"/>
    </style:style>
    <style:style style:name="P4225" style:parent-style-name="PlainText" style:family="paragraph">
      <style:text-properties style:font-name="Courier New" style:font-name-complex="Courier New"/>
    </style:style>
    <style:style style:name="P4226" style:parent-style-name="PlainText" style:family="paragraph">
      <style:text-properties style:font-name="Courier New" style:font-name-complex="Courier New"/>
    </style:style>
    <style:style style:name="P4227" style:parent-style-name="PlainText" style:family="paragraph">
      <style:text-properties style:font-name="Courier New" style:font-name-complex="Courier New"/>
    </style:style>
    <style:style style:name="P4228" style:parent-style-name="PlainText" style:family="paragraph">
      <style:text-properties style:font-name="Courier New" style:font-name-complex="Courier New"/>
    </style:style>
    <style:style style:name="P4229" style:parent-style-name="PlainText" style:family="paragraph">
      <style:text-properties style:font-name="Courier New" style:font-name-complex="Courier New"/>
    </style:style>
    <style:style style:name="P4230" style:parent-style-name="PlainText" style:family="paragraph">
      <style:text-properties style:font-name="Courier New" style:font-name-complex="Courier New"/>
    </style:style>
    <style:style style:name="P4231" style:parent-style-name="PlainText" style:family="paragraph">
      <style:text-properties style:font-name="Courier New" style:font-name-complex="Courier New"/>
    </style:style>
    <style:style style:name="P4232" style:parent-style-name="PlainText" style:family="paragraph">
      <style:text-properties style:font-name="Courier New" style:font-name-complex="Courier New"/>
    </style:style>
    <style:style style:name="P4233" style:parent-style-name="PlainText" style:family="paragraph">
      <style:text-properties style:font-name="Courier New" style:font-name-complex="Courier New"/>
    </style:style>
    <style:style style:name="P4234" style:parent-style-name="PlainText" style:family="paragraph">
      <style:text-properties style:font-name="Courier New" style:font-name-complex="Courier New"/>
    </style:style>
    <style:style style:name="P4235" style:parent-style-name="PlainText" style:family="paragraph">
      <style:text-properties style:font-name="Courier New" style:font-name-complex="Courier New"/>
    </style:style>
    <style:style style:name="P4236" style:parent-style-name="PlainText" style:family="paragraph">
      <style:text-properties style:font-name="Courier New" style:font-name-complex="Courier New"/>
    </style:style>
    <style:style style:name="P4237" style:parent-style-name="PlainText" style:family="paragraph">
      <style:text-properties style:font-name="Courier New" style:font-name-complex="Courier New"/>
    </style:style>
    <style:style style:name="P4238" style:parent-style-name="PlainText" style:family="paragraph">
      <style:text-properties style:font-name="Courier New" style:font-name-complex="Courier New"/>
    </style:style>
    <style:style style:name="P4239" style:parent-style-name="PlainText" style:family="paragraph">
      <style:text-properties style:font-name="Courier New" style:font-name-complex="Courier New"/>
    </style:style>
    <style:style style:name="P4240" style:parent-style-name="PlainText" style:family="paragraph">
      <style:text-properties style:font-name="Courier New" style:font-name-complex="Courier New"/>
    </style:style>
    <style:style style:name="P4241" style:parent-style-name="PlainText" style:family="paragraph">
      <style:text-properties style:font-name="Courier New" style:font-name-complex="Courier New"/>
    </style:style>
    <style:style style:name="P4242" style:parent-style-name="PlainText" style:family="paragraph">
      <style:text-properties style:font-name="Courier New" style:font-name-complex="Courier New"/>
    </style:style>
    <style:style style:name="P4243" style:parent-style-name="PlainText" style:family="paragraph">
      <style:text-properties style:font-name="Courier New" style:font-name-complex="Courier New"/>
    </style:style>
    <style:style style:name="P4244" style:parent-style-name="PlainText" style:family="paragraph">
      <style:text-properties style:font-name="Courier New" style:font-name-complex="Courier New"/>
    </style:style>
    <style:style style:name="P4245" style:parent-style-name="PlainText" style:family="paragraph">
      <style:text-properties style:font-name="Courier New" style:font-name-complex="Courier New"/>
    </style:style>
    <style:style style:name="P4246" style:parent-style-name="PlainText" style:family="paragraph">
      <style:text-properties style:font-name="Courier New" style:font-name-complex="Courier New"/>
    </style:style>
    <style:style style:name="P4247" style:parent-style-name="PlainText" style:family="paragraph">
      <style:text-properties style:font-name="Courier New" style:font-name-complex="Courier New"/>
    </style:style>
    <style:style style:name="P4248" style:parent-style-name="PlainText" style:family="paragraph">
      <style:text-properties style:font-name="Courier New" style:font-name-complex="Courier New"/>
    </style:style>
    <style:style style:name="P4249" style:parent-style-name="PlainText" style:family="paragraph">
      <style:text-properties style:font-name="Courier New" style:font-name-complex="Courier New"/>
    </style:style>
    <style:style style:name="P4250" style:parent-style-name="PlainText" style:family="paragraph">
      <style:text-properties style:font-name="Courier New" style:font-name-complex="Courier New"/>
    </style:style>
    <style:style style:name="P4251" style:parent-style-name="PlainText" style:family="paragraph">
      <style:text-properties style:font-name="Courier New" style:font-name-complex="Courier New"/>
    </style:style>
    <style:style style:name="P4252" style:parent-style-name="PlainText" style:family="paragraph">
      <style:text-properties style:font-name="Courier New" style:font-name-complex="Courier New"/>
    </style:style>
    <style:style style:name="P4253" style:parent-style-name="PlainText" style:family="paragraph">
      <style:text-properties style:font-name="Courier New" style:font-name-complex="Courier New"/>
    </style:style>
    <style:style style:name="P4254" style:parent-style-name="PlainText" style:family="paragraph">
      <style:text-properties style:font-name="Courier New" style:font-name-complex="Courier New"/>
    </style:style>
    <style:style style:name="P4255" style:parent-style-name="PlainText" style:family="paragraph">
      <style:text-properties style:font-name="Courier New" style:font-name-complex="Courier New"/>
    </style:style>
    <style:style style:name="P4256" style:parent-style-name="PlainText" style:family="paragraph">
      <style:text-properties style:font-name="Courier New" style:font-name-complex="Courier New"/>
    </style:style>
    <style:style style:name="P4257" style:parent-style-name="PlainText" style:family="paragraph">
      <style:text-properties style:font-name="Courier New" style:font-name-complex="Courier New"/>
    </style:style>
    <style:style style:name="P4258" style:parent-style-name="PlainText" style:family="paragraph">
      <style:text-properties style:font-name="Courier New" style:font-name-complex="Courier New"/>
    </style:style>
    <style:style style:name="P4259" style:parent-style-name="PlainText" style:family="paragraph">
      <style:text-properties style:font-name="Courier New" style:font-name-complex="Courier New"/>
    </style:style>
    <style:style style:name="P4260" style:parent-style-name="PlainText" style:family="paragraph">
      <style:text-properties style:font-name="Courier New" style:font-name-complex="Courier New"/>
    </style:style>
    <style:style style:name="P4261" style:parent-style-name="PlainText" style:family="paragraph">
      <style:text-properties style:font-name="Courier New" style:font-name-complex="Courier New"/>
    </style:style>
    <style:style style:name="P4262" style:parent-style-name="PlainText" style:family="paragraph">
      <style:text-properties style:font-name="Courier New" style:font-name-complex="Courier New"/>
    </style:style>
    <style:style style:name="P4263" style:parent-style-name="PlainText" style:family="paragraph">
      <style:text-properties style:font-name="Courier New" style:font-name-complex="Courier New"/>
    </style:style>
    <style:style style:name="P4264" style:parent-style-name="PlainText" style:family="paragraph">
      <style:text-properties style:font-name="Courier New" style:font-name-complex="Courier New"/>
    </style:style>
    <style:style style:name="P4265" style:parent-style-name="PlainText" style:family="paragraph">
      <style:text-properties style:font-name="Courier New" style:font-name-complex="Courier New"/>
    </style:style>
    <style:style style:name="P4266" style:parent-style-name="PlainText" style:family="paragraph">
      <style:text-properties style:font-name="Courier New" style:font-name-complex="Courier New"/>
    </style:style>
    <style:style style:name="P4267" style:parent-style-name="PlainText" style:family="paragraph">
      <style:text-properties style:font-name="Courier New" style:font-name-complex="Courier New"/>
    </style:style>
    <style:style style:name="P4268" style:parent-style-name="PlainText" style:family="paragraph">
      <style:text-properties style:font-name="Courier New" style:font-name-complex="Courier New"/>
    </style:style>
    <style:style style:name="P4269" style:parent-style-name="PlainText" style:family="paragraph">
      <style:text-properties style:font-name="Courier New" style:font-name-complex="Courier New"/>
    </style:style>
    <style:style style:name="P4270" style:parent-style-name="PlainText" style:family="paragraph">
      <style:text-properties style:font-name="Courier New" style:font-name-complex="Courier New"/>
    </style:style>
    <style:style style:name="P4271" style:parent-style-name="PlainText" style:family="paragraph">
      <style:text-properties style:font-name="Courier New" style:font-name-complex="Courier New"/>
    </style:style>
    <style:style style:name="P4272" style:parent-style-name="PlainText" style:family="paragraph">
      <style:text-properties style:font-name="Courier New" style:font-name-complex="Courier New"/>
    </style:style>
    <style:style style:name="P4273" style:parent-style-name="PlainText" style:family="paragraph">
      <style:text-properties style:font-name="Courier New" style:font-name-complex="Courier New"/>
    </style:style>
    <style:style style:name="P4274" style:parent-style-name="PlainText" style:family="paragraph">
      <style:text-properties style:font-name="Courier New" style:font-name-complex="Courier New"/>
    </style:style>
    <style:style style:name="P4275" style:parent-style-name="PlainText" style:family="paragraph">
      <style:text-properties style:font-name="Courier New" style:font-name-complex="Courier New"/>
    </style:style>
    <style:style style:name="P4276" style:parent-style-name="PlainText" style:family="paragraph">
      <style:text-properties style:font-name="Courier New" style:font-name-complex="Courier New"/>
    </style:style>
    <style:style style:name="P4277" style:parent-style-name="PlainText" style:family="paragraph">
      <style:text-properties style:font-name="Courier New" style:font-name-complex="Courier New"/>
    </style:style>
    <style:style style:name="P4278" style:parent-style-name="PlainText" style:family="paragraph">
      <style:text-properties style:font-name="Courier New" style:font-name-complex="Courier New"/>
    </style:style>
    <style:style style:name="P4279" style:parent-style-name="PlainText" style:family="paragraph">
      <style:text-properties style:font-name="Courier New" style:font-name-complex="Courier New"/>
    </style:style>
    <style:style style:name="P4280" style:parent-style-name="PlainText" style:family="paragraph">
      <style:text-properties style:font-name="Courier New" style:font-name-complex="Courier New"/>
    </style:style>
    <style:style style:name="P4281" style:parent-style-name="PlainText" style:family="paragraph">
      <style:text-properties style:font-name="Courier New" style:font-name-complex="Courier New"/>
    </style:style>
    <style:style style:name="P4282" style:parent-style-name="PlainText" style:family="paragraph">
      <style:text-properties style:font-name="Courier New" style:font-name-complex="Courier New"/>
    </style:style>
    <style:style style:name="P4283" style:parent-style-name="PlainText" style:family="paragraph">
      <style:text-properties style:font-name="Courier New" style:font-name-complex="Courier New"/>
    </style:style>
    <style:style style:name="P4284" style:parent-style-name="PlainText" style:family="paragraph">
      <style:text-properties style:font-name="Courier New" style:font-name-complex="Courier New"/>
    </style:style>
    <style:style style:name="P4285" style:parent-style-name="PlainText" style:family="paragraph">
      <style:text-properties style:font-name="Courier New" style:font-name-complex="Courier New"/>
    </style:style>
    <style:style style:name="P4286" style:parent-style-name="PlainText" style:family="paragraph">
      <style:text-properties style:font-name="Courier New" style:font-name-complex="Courier New"/>
    </style:style>
    <style:style style:name="P4287" style:parent-style-name="PlainText" style:family="paragraph">
      <style:text-properties style:font-name="Courier New" style:font-name-complex="Courier New"/>
    </style:style>
    <style:style style:name="P4288" style:parent-style-name="PlainText" style:family="paragraph">
      <style:text-properties style:font-name="Courier New" style:font-name-complex="Courier New"/>
    </style:style>
    <style:style style:name="P4289" style:parent-style-name="PlainText" style:family="paragraph">
      <style:text-properties style:font-name="Courier New" style:font-name-complex="Courier New"/>
    </style:style>
    <style:style style:name="P4290" style:parent-style-name="PlainText" style:family="paragraph">
      <style:text-properties style:font-name="Courier New" style:font-name-complex="Courier New"/>
    </style:style>
    <style:style style:name="P4291" style:parent-style-name="PlainText" style:family="paragraph">
      <style:text-properties style:font-name="Courier New" style:font-name-complex="Courier New"/>
    </style:style>
    <style:style style:name="P4292" style:parent-style-name="PlainText" style:family="paragraph">
      <style:text-properties style:font-name="Courier New" style:font-name-complex="Courier New"/>
    </style:style>
    <style:style style:name="P4293" style:parent-style-name="PlainText" style:family="paragraph">
      <style:text-properties style:font-name="Courier New" style:font-name-complex="Courier New"/>
    </style:style>
    <style:style style:name="P4294" style:parent-style-name="PlainText" style:family="paragraph">
      <style:text-properties style:font-name="Courier New" style:font-name-complex="Courier New"/>
    </style:style>
    <style:style style:name="P4295" style:parent-style-name="PlainText" style:family="paragraph">
      <style:text-properties style:font-name="Courier New" style:font-name-complex="Courier New"/>
    </style:style>
    <style:style style:name="P4296" style:parent-style-name="PlainText" style:family="paragraph">
      <style:text-properties style:font-name="Courier New" style:font-name-complex="Courier New"/>
    </style:style>
    <style:style style:name="P4297" style:parent-style-name="PlainText" style:family="paragraph">
      <style:text-properties style:font-name="Courier New" style:font-name-complex="Courier New"/>
    </style:style>
    <style:style style:name="P4298" style:parent-style-name="PlainText" style:family="paragraph">
      <style:text-properties style:font-name="Courier New" style:font-name-complex="Courier New"/>
    </style:style>
    <style:style style:name="P4299" style:parent-style-name="PlainText" style:family="paragraph">
      <style:text-properties style:font-name="Courier New" style:font-name-complex="Courier New"/>
    </style:style>
    <style:style style:name="P4300" style:parent-style-name="PlainText" style:family="paragraph">
      <style:text-properties style:font-name="Courier New" style:font-name-complex="Courier New"/>
    </style:style>
    <style:style style:name="P4301" style:parent-style-name="PlainText" style:family="paragraph">
      <style:text-properties style:font-name="Courier New" style:font-name-complex="Courier New"/>
    </style:style>
    <style:style style:name="P4302" style:parent-style-name="PlainText" style:family="paragraph">
      <style:text-properties style:font-name="Courier New" style:font-name-complex="Courier New"/>
    </style:style>
    <style:style style:name="P4303" style:parent-style-name="PlainText" style:family="paragraph">
      <style:text-properties style:font-name="Courier New" style:font-name-complex="Courier New"/>
    </style:style>
    <style:style style:name="P4304" style:parent-style-name="PlainText" style:family="paragraph">
      <style:text-properties style:font-name="Courier New" style:font-name-complex="Courier New"/>
    </style:style>
    <style:style style:name="P4305" style:parent-style-name="PlainText" style:family="paragraph">
      <style:text-properties style:font-name="Courier New" style:font-name-complex="Courier New"/>
    </style:style>
    <style:style style:name="P4306" style:parent-style-name="PlainText" style:family="paragraph">
      <style:text-properties style:font-name="Courier New" style:font-name-complex="Courier New"/>
    </style:style>
    <style:style style:name="P4307" style:parent-style-name="PlainText" style:family="paragraph">
      <style:text-properties style:font-name="Courier New" style:font-name-complex="Courier New"/>
    </style:style>
    <style:style style:name="P4308" style:parent-style-name="PlainText" style:family="paragraph">
      <style:text-properties style:font-name="Courier New" style:font-name-complex="Courier New"/>
    </style:style>
    <style:style style:name="P4309" style:parent-style-name="PlainText" style:family="paragraph">
      <style:text-properties style:font-name="Courier New" style:font-name-complex="Courier New"/>
    </style:style>
    <style:style style:name="P4310" style:parent-style-name="PlainText" style:family="paragraph">
      <style:text-properties style:font-name="Courier New" style:font-name-complex="Courier New"/>
    </style:style>
    <style:style style:name="P4311" style:parent-style-name="PlainText" style:family="paragraph">
      <style:text-properties style:font-name="Courier New" style:font-name-complex="Courier New"/>
    </style:style>
    <style:style style:name="P4312" style:parent-style-name="PlainText" style:family="paragraph">
      <style:text-properties style:font-name="Courier New" style:font-name-complex="Courier New"/>
    </style:style>
    <style:style style:name="P4313" style:parent-style-name="PlainText" style:family="paragraph">
      <style:text-properties style:font-name="Courier New" style:font-name-complex="Courier New"/>
    </style:style>
    <style:style style:name="P4314" style:parent-style-name="PlainText" style:family="paragraph">
      <style:text-properties style:font-name="Courier New" style:font-name-complex="Courier New"/>
    </style:style>
    <style:style style:name="P4315" style:parent-style-name="PlainText" style:family="paragraph">
      <style:text-properties style:font-name="Courier New" style:font-name-complex="Courier New"/>
    </style:style>
    <style:style style:name="P4316" style:parent-style-name="PlainText" style:family="paragraph">
      <style:text-properties style:font-name="Courier New" style:font-name-complex="Courier New"/>
    </style:style>
    <style:style style:name="P4317" style:parent-style-name="PlainText" style:family="paragraph">
      <style:text-properties style:font-name="Courier New" style:font-name-complex="Courier New"/>
    </style:style>
    <style:style style:name="P4318" style:parent-style-name="PlainText" style:family="paragraph">
      <style:text-properties style:font-name="Courier New" style:font-name-complex="Courier New"/>
    </style:style>
    <style:style style:name="P4319" style:parent-style-name="PlainText" style:family="paragraph">
      <style:text-properties style:font-name="Courier New" style:font-name-complex="Courier New"/>
    </style:style>
    <style:style style:name="P4320" style:parent-style-name="PlainText" style:family="paragraph">
      <style:text-properties style:font-name="Courier New" style:font-name-complex="Courier New"/>
    </style:style>
    <style:style style:name="P4321" style:parent-style-name="PlainText" style:family="paragraph">
      <style:text-properties style:font-name="Courier New" style:font-name-complex="Courier New"/>
    </style:style>
    <style:style style:name="P4322" style:parent-style-name="PlainText" style:family="paragraph">
      <style:text-properties style:font-name="Courier New" style:font-name-complex="Courier New"/>
    </style:style>
    <style:style style:name="P4323" style:parent-style-name="PlainText" style:family="paragraph">
      <style:text-properties style:font-name="Courier New" style:font-name-complex="Courier New"/>
    </style:style>
    <style:style style:name="P4324" style:parent-style-name="PlainText" style:family="paragraph">
      <style:text-properties style:font-name="Courier New" style:font-name-complex="Courier New"/>
    </style:style>
    <style:style style:name="P4325" style:parent-style-name="PlainText" style:family="paragraph">
      <style:text-properties style:font-name="Courier New" style:font-name-complex="Courier New"/>
    </style:style>
    <style:style style:name="P4326" style:parent-style-name="PlainText" style:family="paragraph">
      <style:text-properties style:font-name="Courier New" style:font-name-complex="Courier New"/>
    </style:style>
    <style:style style:name="P4327" style:parent-style-name="PlainText" style:family="paragraph">
      <style:text-properties style:font-name="Courier New" style:font-name-complex="Courier New"/>
    </style:style>
    <style:style style:name="P4328" style:parent-style-name="PlainText" style:family="paragraph">
      <style:text-properties style:font-name="Courier New" style:font-name-complex="Courier New"/>
    </style:style>
    <style:style style:name="P4329" style:parent-style-name="PlainText" style:family="paragraph">
      <style:text-properties style:font-name="Courier New" style:font-name-complex="Courier New"/>
    </style:style>
    <style:style style:name="P4330" style:parent-style-name="PlainText" style:family="paragraph">
      <style:text-properties style:font-name="Courier New" style:font-name-complex="Courier New"/>
    </style:style>
    <style:style style:name="P4331" style:parent-style-name="PlainText" style:family="paragraph">
      <style:text-properties style:font-name="Courier New" style:font-name-complex="Courier New"/>
    </style:style>
    <style:style style:name="P4332" style:parent-style-name="PlainText" style:family="paragraph">
      <style:text-properties style:font-name="Courier New" style:font-name-complex="Courier New"/>
    </style:style>
    <style:style style:name="P4333" style:parent-style-name="PlainText" style:family="paragraph">
      <style:text-properties style:font-name="Courier New" style:font-name-complex="Courier New"/>
    </style:style>
    <style:style style:name="P4334" style:parent-style-name="PlainText" style:family="paragraph">
      <style:text-properties style:font-name="Courier New" style:font-name-complex="Courier New"/>
    </style:style>
    <style:style style:name="P4335" style:parent-style-name="PlainText" style:family="paragraph">
      <style:text-properties style:font-name="Courier New" style:font-name-complex="Courier New"/>
    </style:style>
    <style:style style:name="P4336" style:parent-style-name="PlainText" style:family="paragraph">
      <style:text-properties style:font-name="Courier New" style:font-name-complex="Courier New"/>
    </style:style>
    <style:style style:name="P4337" style:parent-style-name="PlainText" style:family="paragraph">
      <style:text-properties style:font-name="Courier New" style:font-name-complex="Courier New"/>
    </style:style>
    <style:style style:name="P4338" style:parent-style-name="PlainText" style:family="paragraph">
      <style:text-properties style:font-name="Courier New" style:font-name-complex="Courier New"/>
    </style:style>
    <style:style style:name="P4339" style:parent-style-name="PlainText" style:family="paragraph">
      <style:text-properties style:font-name="Courier New" style:font-name-complex="Courier New"/>
    </style:style>
    <style:style style:name="P4340" style:parent-style-name="PlainText" style:family="paragraph">
      <style:text-properties style:font-name="Courier New" style:font-name-complex="Courier New"/>
    </style:style>
    <style:style style:name="P4341" style:parent-style-name="PlainText" style:family="paragraph">
      <style:text-properties style:font-name="Courier New" style:font-name-complex="Courier New"/>
    </style:style>
    <style:style style:name="P4342" style:parent-style-name="PlainText" style:family="paragraph">
      <style:text-properties style:font-name="Courier New" style:font-name-complex="Courier New"/>
    </style:style>
    <style:style style:name="P4343" style:parent-style-name="PlainText" style:family="paragraph">
      <style:text-properties style:font-name="Courier New" style:font-name-complex="Courier New"/>
    </style:style>
    <style:style style:name="P4344" style:parent-style-name="PlainText" style:family="paragraph">
      <style:text-properties style:font-name="Courier New" style:font-name-complex="Courier New"/>
    </style:style>
    <style:style style:name="P4345" style:parent-style-name="PlainText" style:family="paragraph">
      <style:text-properties style:font-name="Courier New" style:font-name-complex="Courier New"/>
    </style:style>
    <style:style style:name="P4346" style:parent-style-name="PlainText" style:family="paragraph">
      <style:text-properties style:font-name="Courier New" style:font-name-complex="Courier New"/>
    </style:style>
    <style:style style:name="P4347" style:parent-style-name="PlainText" style:family="paragraph">
      <style:text-properties style:font-name="Courier New" style:font-name-complex="Courier New"/>
    </style:style>
    <style:style style:name="P4348" style:parent-style-name="PlainText" style:family="paragraph">
      <style:text-properties style:font-name="Courier New" style:font-name-complex="Courier New"/>
    </style:style>
    <style:style style:name="P4349" style:parent-style-name="PlainText" style:family="paragraph">
      <style:text-properties style:font-name="Courier New" style:font-name-complex="Courier New"/>
    </style:style>
    <style:style style:name="P4350" style:parent-style-name="PlainText" style:family="paragraph">
      <style:text-properties style:font-name="Courier New" style:font-name-complex="Courier New"/>
    </style:style>
    <style:style style:name="P4351" style:parent-style-name="PlainText" style:family="paragraph">
      <style:text-properties style:font-name="Courier New" style:font-name-complex="Courier New"/>
    </style:style>
    <style:style style:name="P4352" style:parent-style-name="PlainText" style:family="paragraph">
      <style:text-properties style:font-name="Courier New" style:font-name-complex="Courier New"/>
    </style:style>
    <style:style style:name="P4353" style:parent-style-name="PlainText" style:family="paragraph">
      <style:text-properties style:font-name="Courier New" style:font-name-complex="Courier New"/>
    </style:style>
    <style:style style:name="P4354" style:parent-style-name="PlainText" style:family="paragraph">
      <style:text-properties style:font-name="Courier New" style:font-name-complex="Courier New"/>
    </style:style>
    <style:style style:name="P4355" style:parent-style-name="PlainText" style:family="paragraph">
      <style:text-properties style:font-name="Courier New" style:font-name-complex="Courier New"/>
    </style:style>
    <style:style style:name="P4356" style:parent-style-name="PlainText" style:family="paragraph">
      <style:text-properties style:font-name="Courier New" style:font-name-complex="Courier New"/>
    </style:style>
    <style:style style:name="P4357" style:parent-style-name="PlainText" style:family="paragraph">
      <style:text-properties style:font-name="Courier New" style:font-name-complex="Courier New"/>
    </style:style>
    <style:style style:name="P4358" style:parent-style-name="PlainText" style:family="paragraph">
      <style:text-properties style:font-name="Courier New" style:font-name-complex="Courier New"/>
    </style:style>
    <style:style style:name="P4359" style:parent-style-name="PlainText" style:family="paragraph">
      <style:text-properties style:font-name="Courier New" style:font-name-complex="Courier New"/>
    </style:style>
    <style:style style:name="P4360" style:parent-style-name="PlainText" style:family="paragraph">
      <style:text-properties style:font-name="Courier New" style:font-name-complex="Courier New"/>
    </style:style>
    <style:style style:name="P4361" style:parent-style-name="PlainText" style:family="paragraph">
      <style:text-properties style:font-name="Courier New" style:font-name-complex="Courier New"/>
    </style:style>
    <style:style style:name="P4362" style:parent-style-name="PlainText" style:family="paragraph">
      <style:text-properties style:font-name="Courier New" style:font-name-complex="Courier New"/>
    </style:style>
    <style:style style:name="P4363" style:parent-style-name="PlainText" style:family="paragraph">
      <style:text-properties style:font-name="Courier New" style:font-name-complex="Courier New"/>
    </style:style>
    <style:style style:name="P4364" style:parent-style-name="PlainText" style:family="paragraph">
      <style:text-properties style:font-name="Courier New" style:font-name-complex="Courier New"/>
    </style:style>
    <style:style style:name="P4365" style:parent-style-name="PlainText" style:family="paragraph">
      <style:text-properties style:font-name="Courier New" style:font-name-complex="Courier New"/>
    </style:style>
    <style:style style:name="P4366" style:parent-style-name="PlainText" style:family="paragraph">
      <style:text-properties style:font-name="Courier New" style:font-name-complex="Courier New"/>
    </style:style>
    <style:style style:name="P4367" style:parent-style-name="PlainText" style:family="paragraph">
      <style:text-properties style:font-name="Courier New" style:font-name-complex="Courier New"/>
    </style:style>
    <style:style style:name="P4368" style:parent-style-name="PlainText" style:family="paragraph">
      <style:text-properties style:font-name="Courier New" style:font-name-complex="Courier New"/>
    </style:style>
    <style:style style:name="P4369" style:parent-style-name="PlainText" style:family="paragraph">
      <style:text-properties style:font-name="Courier New" style:font-name-complex="Courier New"/>
    </style:style>
    <style:style style:name="P4370" style:parent-style-name="PlainText" style:family="paragraph">
      <style:text-properties style:font-name="Courier New" style:font-name-complex="Courier New"/>
    </style:style>
    <style:style style:name="P4371" style:parent-style-name="PlainText" style:family="paragraph">
      <style:text-properties style:font-name="Courier New" style:font-name-complex="Courier New"/>
    </style:style>
    <style:style style:name="P4372" style:parent-style-name="PlainText" style:family="paragraph">
      <style:text-properties style:font-name="Courier New" style:font-name-complex="Courier New"/>
    </style:style>
    <style:style style:name="P4373" style:parent-style-name="PlainText" style:family="paragraph">
      <style:text-properties style:font-name="Courier New" style:font-name-complex="Courier New"/>
    </style:style>
    <style:style style:name="P4374" style:parent-style-name="PlainText" style:family="paragraph">
      <style:text-properties style:font-name="Courier New" style:font-name-complex="Courier New"/>
    </style:style>
    <style:style style:name="P4375" style:parent-style-name="PlainText" style:family="paragraph">
      <style:text-properties style:font-name="Courier New" style:font-name-complex="Courier New"/>
    </style:style>
    <style:style style:name="P4376" style:parent-style-name="PlainText" style:family="paragraph">
      <style:text-properties style:font-name="Courier New" style:font-name-complex="Courier New"/>
    </style:style>
    <style:style style:name="P4377" style:parent-style-name="PlainText" style:family="paragraph">
      <style:text-properties style:font-name="Courier New" style:font-name-complex="Courier New"/>
    </style:style>
    <style:style style:name="P4378" style:parent-style-name="PlainText" style:family="paragraph">
      <style:text-properties style:font-name="Courier New" style:font-name-complex="Courier New"/>
    </style:style>
    <style:style style:name="P4379" style:parent-style-name="PlainText" style:family="paragraph">
      <style:text-properties style:font-name="Courier New" style:font-name-complex="Courier New"/>
    </style:style>
    <style:style style:name="P4380" style:parent-style-name="PlainText" style:family="paragraph">
      <style:text-properties style:font-name="Courier New" style:font-name-complex="Courier New"/>
    </style:style>
    <style:style style:name="P4381" style:parent-style-name="PlainText" style:family="paragraph">
      <style:text-properties style:font-name="Courier New" style:font-name-complex="Courier New"/>
    </style:style>
    <style:style style:name="P4382" style:parent-style-name="PlainText" style:family="paragraph">
      <style:text-properties style:font-name="Courier New" style:font-name-complex="Courier New"/>
    </style:style>
    <style:style style:name="P4383" style:parent-style-name="PlainText" style:family="paragraph">
      <style:text-properties style:font-name="Courier New" style:font-name-complex="Courier New"/>
    </style:style>
    <style:style style:name="P4384" style:parent-style-name="PlainText" style:family="paragraph">
      <style:text-properties style:font-name="Courier New" style:font-name-complex="Courier New"/>
    </style:style>
    <style:style style:name="P4385" style:parent-style-name="PlainText" style:family="paragraph">
      <style:text-properties style:font-name="Courier New" style:font-name-complex="Courier New"/>
    </style:style>
    <style:style style:name="P4386" style:parent-style-name="PlainText" style:family="paragraph">
      <style:text-properties style:font-name="Courier New" style:font-name-complex="Courier New"/>
    </style:style>
    <style:style style:name="P4387" style:parent-style-name="PlainText" style:family="paragraph">
      <style:text-properties style:font-name="Courier New" style:font-name-complex="Courier New"/>
    </style:style>
    <style:style style:name="P4388" style:parent-style-name="PlainText" style:family="paragraph">
      <style:text-properties style:font-name="Courier New" style:font-name-complex="Courier New"/>
    </style:style>
    <style:style style:name="P4389" style:parent-style-name="PlainText" style:family="paragraph">
      <style:text-properties style:font-name="Courier New" style:font-name-complex="Courier New"/>
    </style:style>
    <style:style style:name="P4390" style:parent-style-name="PlainText" style:family="paragraph">
      <style:text-properties style:font-name="Courier New" style:font-name-complex="Courier New"/>
    </style:style>
    <style:style style:name="P4391" style:parent-style-name="PlainText" style:family="paragraph">
      <style:text-properties style:font-name="Courier New" style:font-name-complex="Courier New"/>
    </style:style>
    <style:style style:name="P4392" style:parent-style-name="PlainText" style:family="paragraph">
      <style:text-properties style:font-name="Courier New" style:font-name-complex="Courier New"/>
    </style:style>
    <style:style style:name="P4393" style:parent-style-name="PlainText" style:family="paragraph">
      <style:text-properties style:font-name="Courier New" style:font-name-complex="Courier New"/>
    </style:style>
    <style:style style:name="P4394" style:parent-style-name="PlainText" style:family="paragraph">
      <style:text-properties style:font-name="Courier New" style:font-name-complex="Courier New"/>
    </style:style>
    <style:style style:name="P4395" style:parent-style-name="PlainText" style:family="paragraph">
      <style:text-properties style:font-name="Courier New" style:font-name-complex="Courier New"/>
    </style:style>
    <style:style style:name="P4396" style:parent-style-name="PlainText" style:family="paragraph">
      <style:text-properties style:font-name="Courier New" style:font-name-complex="Courier New"/>
    </style:style>
    <style:style style:name="P4397" style:parent-style-name="PlainText" style:family="paragraph">
      <style:text-properties style:font-name="Courier New" style:font-name-complex="Courier New"/>
    </style:style>
    <style:style style:name="P4398" style:parent-style-name="PlainText" style:family="paragraph">
      <style:text-properties style:font-name="Courier New" style:font-name-complex="Courier New"/>
    </style:style>
    <style:style style:name="P4399" style:parent-style-name="PlainText" style:family="paragraph">
      <style:text-properties style:font-name="Courier New" style:font-name-complex="Courier New"/>
    </style:style>
    <style:style style:name="P4400" style:parent-style-name="PlainText" style:family="paragraph">
      <style:text-properties style:font-name="Courier New" style:font-name-complex="Courier New"/>
    </style:style>
    <style:style style:name="P4401" style:parent-style-name="PlainText" style:family="paragraph">
      <style:text-properties style:font-name="Courier New" style:font-name-complex="Courier New"/>
    </style:style>
    <style:style style:name="P4402" style:parent-style-name="PlainText" style:family="paragraph">
      <style:text-properties style:font-name="Courier New" style:font-name-complex="Courier New"/>
    </style:style>
    <style:style style:name="P4403" style:parent-style-name="PlainText" style:family="paragraph">
      <style:text-properties style:font-name="Courier New" style:font-name-complex="Courier New"/>
    </style:style>
    <style:style style:name="P4404" style:parent-style-name="PlainText" style:family="paragraph">
      <style:text-properties style:font-name="Courier New" style:font-name-complex="Courier New"/>
    </style:style>
    <style:style style:name="P4405" style:parent-style-name="PlainText" style:family="paragraph">
      <style:text-properties style:font-name="Courier New" style:font-name-complex="Courier New"/>
    </style:style>
    <style:style style:name="P4406" style:parent-style-name="PlainText" style:family="paragraph">
      <style:text-properties style:font-name="Courier New" style:font-name-complex="Courier New"/>
    </style:style>
    <style:style style:name="P4407" style:parent-style-name="PlainText" style:family="paragraph">
      <style:text-properties style:font-name="Courier New" style:font-name-complex="Courier New"/>
    </style:style>
    <style:style style:name="P4408" style:parent-style-name="PlainText" style:family="paragraph">
      <style:text-properties style:font-name="Courier New" style:font-name-complex="Courier New"/>
    </style:style>
    <style:style style:name="P4409" style:parent-style-name="PlainText" style:family="paragraph">
      <style:text-properties style:font-name="Courier New" style:font-name-complex="Courier New"/>
    </style:style>
    <style:style style:name="P4410" style:parent-style-name="PlainText" style:family="paragraph">
      <style:text-properties style:font-name="Courier New" style:font-name-complex="Courier New"/>
    </style:style>
    <style:style style:name="P4411" style:parent-style-name="PlainText" style:family="paragraph">
      <style:text-properties style:font-name="Courier New" style:font-name-complex="Courier New"/>
    </style:style>
    <style:style style:name="P4412" style:parent-style-name="PlainText" style:family="paragraph">
      <style:text-properties style:font-name="Courier New" style:font-name-complex="Courier New"/>
    </style:style>
    <style:style style:name="P4413" style:parent-style-name="PlainText" style:family="paragraph">
      <style:text-properties style:font-name="Courier New" style:font-name-complex="Courier New"/>
    </style:style>
    <style:style style:name="P4414" style:parent-style-name="PlainText" style:family="paragraph">
      <style:text-properties style:font-name="Courier New" style:font-name-complex="Courier New"/>
    </style:style>
    <style:style style:name="P4415" style:parent-style-name="PlainText" style:family="paragraph">
      <style:text-properties style:font-name="Courier New" style:font-name-complex="Courier New"/>
    </style:style>
    <style:style style:name="P4416" style:parent-style-name="PlainText" style:family="paragraph">
      <style:text-properties style:font-name="Courier New" style:font-name-complex="Courier New"/>
    </style:style>
    <style:style style:name="P4417" style:parent-style-name="PlainText" style:family="paragraph">
      <style:text-properties style:font-name="Courier New" style:font-name-complex="Courier New"/>
    </style:style>
    <style:style style:name="P4418" style:parent-style-name="PlainText" style:family="paragraph">
      <style:text-properties style:font-name="Courier New" style:font-name-complex="Courier New"/>
    </style:style>
    <style:style style:name="P4419" style:parent-style-name="PlainText" style:family="paragraph">
      <style:text-properties style:font-name="Courier New" style:font-name-complex="Courier New"/>
    </style:style>
    <style:style style:name="P4420" style:parent-style-name="PlainText" style:family="paragraph">
      <style:text-properties style:font-name="Courier New" style:font-name-complex="Courier New"/>
    </style:style>
    <style:style style:name="P4421" style:parent-style-name="PlainText" style:family="paragraph">
      <style:text-properties style:font-name="Courier New" style:font-name-complex="Courier New"/>
    </style:style>
    <style:style style:name="P4422" style:parent-style-name="PlainText" style:family="paragraph">
      <style:text-properties style:font-name="Courier New" style:font-name-complex="Courier New"/>
    </style:style>
    <style:style style:name="P4423" style:parent-style-name="PlainText" style:family="paragraph">
      <style:text-properties style:font-name="Courier New" style:font-name-complex="Courier New"/>
    </style:style>
    <style:style style:name="P4424" style:parent-style-name="PlainText" style:family="paragraph">
      <style:text-properties style:font-name="Courier New" style:font-name-complex="Courier New"/>
    </style:style>
    <style:style style:name="P4425" style:parent-style-name="PlainText" style:family="paragraph">
      <style:text-properties style:font-name="Courier New" style:font-name-complex="Courier New"/>
    </style:style>
    <style:style style:name="P4426" style:parent-style-name="PlainText" style:family="paragraph">
      <style:text-properties style:font-name="Courier New" style:font-name-complex="Courier New"/>
    </style:style>
    <style:style style:name="P4427" style:parent-style-name="PlainText" style:family="paragraph">
      <style:text-properties style:font-name="Courier New" style:font-name-complex="Courier New"/>
    </style:style>
    <style:style style:name="P4428" style:parent-style-name="PlainText" style:family="paragraph">
      <style:text-properties style:font-name="Courier New" style:font-name-complex="Courier New"/>
    </style:style>
    <style:style style:name="P4429" style:parent-style-name="PlainText" style:family="paragraph">
      <style:text-properties style:font-name="Courier New" style:font-name-complex="Courier New"/>
    </style:style>
    <style:style style:name="P4430" style:parent-style-name="PlainText" style:family="paragraph">
      <style:text-properties style:font-name="Courier New" style:font-name-complex="Courier New"/>
    </style:style>
    <style:style style:name="P4431" style:parent-style-name="PlainText" style:family="paragraph">
      <style:text-properties style:font-name="Courier New" style:font-name-complex="Courier New"/>
    </style:style>
    <style:style style:name="P4432" style:parent-style-name="PlainText" style:family="paragraph">
      <style:text-properties style:font-name="Courier New" style:font-name-complex="Courier New"/>
    </style:style>
    <style:style style:name="P4433" style:parent-style-name="PlainText" style:family="paragraph">
      <style:text-properties style:font-name="Courier New" style:font-name-complex="Courier New"/>
    </style:style>
    <style:style style:name="P4434" style:parent-style-name="PlainText" style:family="paragraph">
      <style:text-properties style:font-name="Courier New" style:font-name-complex="Courier New"/>
    </style:style>
    <style:style style:name="P4435" style:parent-style-name="PlainText" style:family="paragraph">
      <style:text-properties style:font-name="Courier New" style:font-name-complex="Courier New"/>
    </style:style>
    <style:style style:name="P4436" style:parent-style-name="PlainText" style:family="paragraph">
      <style:text-properties style:font-name="Courier New" style:font-name-complex="Courier New"/>
    </style:style>
    <style:style style:name="P4437" style:parent-style-name="PlainText" style:family="paragraph">
      <style:text-properties style:font-name="Courier New" style:font-name-complex="Courier New"/>
    </style:style>
    <style:style style:name="P4438" style:parent-style-name="PlainText" style:family="paragraph">
      <style:text-properties style:font-name="Courier New" style:font-name-complex="Courier New"/>
    </style:style>
    <style:style style:name="P4439" style:parent-style-name="PlainText" style:family="paragraph">
      <style:text-properties style:font-name="Courier New" style:font-name-complex="Courier New"/>
    </style:style>
    <style:style style:name="P4440" style:parent-style-name="PlainText" style:family="paragraph">
      <style:text-properties style:font-name="Courier New" style:font-name-complex="Courier New"/>
    </style:style>
    <style:style style:name="P4441" style:parent-style-name="PlainText" style:family="paragraph">
      <style:text-properties style:font-name="Courier New" style:font-name-complex="Courier New"/>
    </style:style>
    <style:style style:name="P4442" style:parent-style-name="PlainText" style:family="paragraph">
      <style:text-properties style:font-name="Courier New" style:font-name-complex="Courier New"/>
    </style:style>
    <style:style style:name="P4443" style:parent-style-name="PlainText" style:family="paragraph">
      <style:text-properties style:font-name="Courier New" style:font-name-complex="Courier New"/>
    </style:style>
    <style:style style:name="P4444" style:parent-style-name="PlainText" style:family="paragraph">
      <style:text-properties style:font-name="Courier New" style:font-name-complex="Courier New"/>
    </style:style>
    <style:style style:name="P4445" style:parent-style-name="PlainText" style:family="paragraph">
      <style:text-properties style:font-name="Courier New" style:font-name-complex="Courier New"/>
    </style:style>
    <style:style style:name="P4446" style:parent-style-name="PlainText" style:family="paragraph">
      <style:text-properties style:font-name="Courier New" style:font-name-complex="Courier New"/>
    </style:style>
    <style:style style:name="P4447" style:parent-style-name="PlainText" style:family="paragraph">
      <style:text-properties style:font-name="Courier New" style:font-name-complex="Courier New"/>
    </style:style>
    <style:style style:name="P4448" style:parent-style-name="PlainText" style:family="paragraph">
      <style:text-properties style:font-name="Courier New" style:font-name-complex="Courier New"/>
    </style:style>
    <style:style style:name="P4449" style:parent-style-name="PlainText" style:family="paragraph">
      <style:text-properties style:font-name="Courier New" style:font-name-complex="Courier New"/>
    </style:style>
    <style:style style:name="P4450" style:parent-style-name="PlainText" style:family="paragraph">
      <style:text-properties style:font-name="Courier New" style:font-name-complex="Courier New"/>
    </style:style>
    <style:style style:name="P4451" style:parent-style-name="PlainText" style:family="paragraph">
      <style:text-properties style:font-name="Courier New" style:font-name-complex="Courier New"/>
    </style:style>
    <style:style style:name="P4452" style:parent-style-name="PlainText" style:family="paragraph">
      <style:text-properties style:font-name="Courier New" style:font-name-complex="Courier New"/>
    </style:style>
    <style:style style:name="P4453" style:parent-style-name="PlainText" style:family="paragraph">
      <style:text-properties style:font-name="Courier New" style:font-name-complex="Courier New"/>
    </style:style>
    <style:style style:name="P4454" style:parent-style-name="PlainText" style:family="paragraph">
      <style:text-properties style:font-name="Courier New" style:font-name-complex="Courier New"/>
    </style:style>
    <style:style style:name="P4455" style:parent-style-name="PlainText" style:family="paragraph">
      <style:text-properties style:font-name="Courier New" style:font-name-complex="Courier New"/>
    </style:style>
    <style:style style:name="P4456" style:parent-style-name="PlainText" style:family="paragraph">
      <style:text-properties style:font-name="Courier New" style:font-name-complex="Courier New"/>
    </style:style>
    <style:style style:name="P4457" style:parent-style-name="PlainText" style:family="paragraph">
      <style:text-properties style:font-name="Courier New" style:font-name-complex="Courier New"/>
    </style:style>
    <style:style style:name="P4458" style:parent-style-name="PlainText" style:family="paragraph">
      <style:text-properties style:font-name="Courier New" style:font-name-complex="Courier New"/>
    </style:style>
    <style:style style:name="P4459" style:parent-style-name="PlainText" style:family="paragraph">
      <style:text-properties style:font-name="Courier New" style:font-name-complex="Courier New"/>
    </style:style>
    <style:style style:name="P4460" style:parent-style-name="PlainText" style:family="paragraph">
      <style:text-properties style:font-name="Courier New" style:font-name-complex="Courier New"/>
    </style:style>
    <style:style style:name="P4461" style:parent-style-name="PlainText" style:family="paragraph">
      <style:text-properties style:font-name="Courier New" style:font-name-complex="Courier New"/>
    </style:style>
    <style:style style:name="P4462" style:parent-style-name="PlainText" style:family="paragraph">
      <style:text-properties style:font-name="Courier New" style:font-name-complex="Courier New"/>
    </style:style>
    <style:style style:name="P4463" style:parent-style-name="PlainText" style:family="paragraph">
      <style:text-properties style:font-name="Courier New" style:font-name-complex="Courier New"/>
    </style:style>
    <style:style style:name="P4464" style:parent-style-name="PlainText" style:family="paragraph">
      <style:text-properties style:font-name="Courier New" style:font-name-complex="Courier New"/>
    </style:style>
    <style:style style:name="P4465" style:parent-style-name="PlainText" style:family="paragraph">
      <style:text-properties style:font-name="Courier New" style:font-name-complex="Courier New"/>
    </style:style>
    <style:style style:name="P4466" style:parent-style-name="PlainText" style:family="paragraph">
      <style:text-properties style:font-name="Courier New" style:font-name-complex="Courier New"/>
    </style:style>
    <style:style style:name="P4467" style:parent-style-name="PlainText" style:family="paragraph">
      <style:text-properties style:font-name="Courier New" style:font-name-complex="Courier New"/>
    </style:style>
    <style:style style:name="P4468" style:parent-style-name="PlainText" style:family="paragraph">
      <style:text-properties style:font-name="Courier New" style:font-name-complex="Courier New"/>
    </style:style>
    <style:style style:name="P4469" style:parent-style-name="PlainText" style:family="paragraph">
      <style:text-properties style:font-name="Courier New" style:font-name-complex="Courier New"/>
    </style:style>
    <style:style style:name="P4470" style:parent-style-name="PlainText" style:family="paragraph">
      <style:text-properties style:font-name="Courier New" style:font-name-complex="Courier New"/>
    </style:style>
    <style:style style:name="P4471" style:parent-style-name="PlainText" style:family="paragraph">
      <style:text-properties style:font-name="Courier New" style:font-name-complex="Courier New"/>
    </style:style>
    <style:style style:name="P4472" style:parent-style-name="PlainText" style:family="paragraph">
      <style:text-properties style:font-name="Courier New" style:font-name-complex="Courier New"/>
    </style:style>
    <style:style style:name="P4473" style:parent-style-name="PlainText" style:family="paragraph">
      <style:text-properties style:font-name="Courier New" style:font-name-complex="Courier New"/>
    </style:style>
    <style:style style:name="P4474" style:parent-style-name="PlainText" style:family="paragraph">
      <style:text-properties style:font-name="Courier New" style:font-name-complex="Courier New"/>
    </style:style>
    <style:style style:name="P4475" style:parent-style-name="PlainText" style:family="paragraph">
      <style:text-properties style:font-name="Courier New" style:font-name-complex="Courier New"/>
    </style:style>
    <style:style style:name="P4476" style:parent-style-name="PlainText" style:family="paragraph">
      <style:text-properties style:font-name="Courier New" style:font-name-complex="Courier New"/>
    </style:style>
    <style:style style:name="P4477" style:parent-style-name="PlainText" style:family="paragraph">
      <style:text-properties style:font-name="Courier New" style:font-name-complex="Courier New"/>
    </style:style>
    <style:style style:name="P4478" style:parent-style-name="PlainText" style:family="paragraph">
      <style:text-properties style:font-name="Courier New" style:font-name-complex="Courier New"/>
    </style:style>
    <style:style style:name="P4479" style:parent-style-name="PlainText" style:family="paragraph">
      <style:text-properties style:font-name="Courier New" style:font-name-complex="Courier New"/>
    </style:style>
    <style:style style:name="P4480" style:parent-style-name="PlainText" style:family="paragraph">
      <style:text-properties style:font-name="Courier New" style:font-name-complex="Courier New"/>
    </style:style>
    <style:style style:name="P4481" style:parent-style-name="PlainText" style:family="paragraph">
      <style:text-properties style:font-name="Courier New" style:font-name-complex="Courier New"/>
    </style:style>
    <style:style style:name="P4482" style:parent-style-name="PlainText" style:family="paragraph">
      <style:text-properties style:font-name="Courier New" style:font-name-complex="Courier New"/>
    </style:style>
    <style:style style:name="P4483" style:parent-style-name="PlainText" style:family="paragraph">
      <style:text-properties style:font-name="Courier New" style:font-name-complex="Courier New"/>
    </style:style>
    <style:style style:name="P4484" style:parent-style-name="PlainText" style:family="paragraph">
      <style:text-properties style:font-name="Courier New" style:font-name-complex="Courier New"/>
    </style:style>
    <style:style style:name="P4485" style:parent-style-name="PlainText" style:family="paragraph">
      <style:text-properties style:font-name="Courier New" style:font-name-complex="Courier New"/>
    </style:style>
    <style:style style:name="P4486" style:parent-style-name="PlainText" style:family="paragraph">
      <style:text-properties style:font-name="Courier New" style:font-name-complex="Courier New"/>
    </style:style>
    <style:style style:name="P4487" style:parent-style-name="PlainText" style:family="paragraph">
      <style:text-properties style:font-name="Courier New" style:font-name-complex="Courier New"/>
    </style:style>
    <style:style style:name="P4488" style:parent-style-name="PlainText" style:family="paragraph">
      <style:text-properties style:font-name="Courier New" style:font-name-complex="Courier New"/>
    </style:style>
    <style:style style:name="P4489" style:parent-style-name="PlainText" style:family="paragraph">
      <style:text-properties style:font-name="Courier New" style:font-name-complex="Courier New"/>
    </style:style>
    <style:style style:name="P4490" style:parent-style-name="PlainText" style:family="paragraph">
      <style:text-properties style:font-name="Courier New" style:font-name-complex="Courier New"/>
    </style:style>
    <style:style style:name="P4491" style:parent-style-name="PlainText" style:family="paragraph">
      <style:text-properties style:font-name="Courier New" style:font-name-complex="Courier New"/>
    </style:style>
    <style:style style:name="P4492" style:parent-style-name="PlainText" style:family="paragraph">
      <style:text-properties style:font-name="Courier New" style:font-name-complex="Courier New"/>
    </style:style>
    <style:style style:name="P4493" style:parent-style-name="PlainText" style:family="paragraph">
      <style:text-properties style:font-name="Courier New" style:font-name-complex="Courier New"/>
    </style:style>
    <style:style style:name="P4494" style:parent-style-name="PlainText" style:family="paragraph">
      <style:text-properties style:font-name="Courier New" style:font-name-complex="Courier New"/>
    </style:style>
    <style:style style:name="P4495" style:parent-style-name="PlainText" style:family="paragraph">
      <style:text-properties style:font-name="Courier New" style:font-name-complex="Courier New"/>
    </style:style>
    <style:style style:name="P4496" style:parent-style-name="PlainText" style:family="paragraph">
      <style:text-properties style:font-name="Courier New" style:font-name-complex="Courier New"/>
    </style:style>
    <style:style style:name="P4497" style:parent-style-name="PlainText" style:family="paragraph">
      <style:text-properties style:font-name="Courier New" style:font-name-complex="Courier New"/>
    </style:style>
    <style:style style:name="P4498" style:parent-style-name="PlainText" style:family="paragraph">
      <style:text-properties style:font-name="Courier New" style:font-name-complex="Courier New"/>
    </style:style>
    <style:style style:name="P4499" style:parent-style-name="PlainText" style:family="paragraph">
      <style:text-properties style:font-name="Courier New" style:font-name-complex="Courier New"/>
    </style:style>
    <style:style style:name="P4500" style:parent-style-name="PlainText" style:family="paragraph">
      <style:text-properties style:font-name="Courier New" style:font-name-complex="Courier New"/>
    </style:style>
    <style:style style:name="P4501" style:parent-style-name="PlainText" style:family="paragraph">
      <style:text-properties style:font-name="Courier New" style:font-name-complex="Courier New"/>
    </style:style>
    <style:style style:name="P4502" style:parent-style-name="PlainText" style:family="paragraph">
      <style:text-properties style:font-name="Courier New" style:font-name-complex="Courier New"/>
    </style:style>
    <style:style style:name="P4503" style:parent-style-name="PlainText" style:family="paragraph">
      <style:text-properties style:font-name="Courier New" style:font-name-complex="Courier New"/>
    </style:style>
    <style:style style:name="P4504" style:parent-style-name="PlainText" style:family="paragraph">
      <style:text-properties style:font-name="Courier New" style:font-name-complex="Courier New"/>
    </style:style>
    <style:style style:name="P4505" style:parent-style-name="PlainText" style:family="paragraph">
      <style:text-properties style:font-name="Courier New" style:font-name-complex="Courier New"/>
    </style:style>
    <style:style style:name="P4506" style:parent-style-name="PlainText" style:family="paragraph">
      <style:text-properties style:font-name="Courier New" style:font-name-complex="Courier New"/>
    </style:style>
    <style:style style:name="P4507" style:parent-style-name="PlainText" style:family="paragraph">
      <style:text-properties style:font-name="Courier New" style:font-name-complex="Courier New"/>
    </style:style>
    <style:style style:name="P4508" style:parent-style-name="PlainText" style:family="paragraph">
      <style:text-properties style:font-name="Courier New" style:font-name-complex="Courier New"/>
    </style:style>
    <style:style style:name="P4509" style:parent-style-name="PlainText" style:family="paragraph">
      <style:text-properties style:font-name="Courier New" style:font-name-complex="Courier New"/>
    </style:style>
    <style:style style:name="P4510" style:parent-style-name="PlainText" style:family="paragraph">
      <style:text-properties style:font-name="Courier New" style:font-name-complex="Courier New"/>
    </style:style>
    <style:style style:name="P4511" style:parent-style-name="PlainText" style:family="paragraph">
      <style:text-properties style:font-name="Courier New" style:font-name-complex="Courier New"/>
    </style:style>
    <style:style style:name="P4512" style:parent-style-name="PlainText" style:family="paragraph">
      <style:text-properties style:font-name="Courier New" style:font-name-complex="Courier New"/>
    </style:style>
    <style:style style:name="P4513" style:parent-style-name="PlainText" style:family="paragraph">
      <style:text-properties style:font-name="Courier New" style:font-name-complex="Courier New"/>
    </style:style>
    <style:style style:name="P4514" style:parent-style-name="PlainText" style:family="paragraph">
      <style:text-properties style:font-name="Courier New" style:font-name-complex="Courier New"/>
    </style:style>
    <style:style style:name="P4515" style:parent-style-name="PlainText" style:family="paragraph">
      <style:text-properties style:font-name="Courier New" style:font-name-complex="Courier New"/>
    </style:style>
    <style:style style:name="P4516" style:parent-style-name="PlainText" style:family="paragraph">
      <style:text-properties style:font-name="Courier New" style:font-name-complex="Courier New"/>
    </style:style>
    <style:style style:name="P4517" style:parent-style-name="PlainText" style:family="paragraph">
      <style:text-properties style:font-name="Courier New" style:font-name-complex="Courier New"/>
    </style:style>
    <style:style style:name="P4518" style:parent-style-name="PlainText" style:family="paragraph">
      <style:text-properties style:font-name="Courier New" style:font-name-complex="Courier New"/>
    </style:style>
    <style:style style:name="P4519" style:parent-style-name="PlainText" style:family="paragraph">
      <style:text-properties style:font-name="Courier New" style:font-name-complex="Courier New"/>
    </style:style>
    <style:style style:name="P4520" style:parent-style-name="PlainText" style:family="paragraph">
      <style:text-properties style:font-name="Courier New" style:font-name-complex="Courier New"/>
    </style:style>
    <style:style style:name="P4521" style:parent-style-name="PlainText" style:family="paragraph">
      <style:text-properties style:font-name="Courier New" style:font-name-complex="Courier New"/>
    </style:style>
    <style:style style:name="P4522" style:parent-style-name="PlainText" style:family="paragraph">
      <style:text-properties style:font-name="Courier New" style:font-name-complex="Courier New"/>
    </style:style>
    <style:style style:name="P4523" style:parent-style-name="PlainText" style:family="paragraph">
      <style:text-properties style:font-name="Courier New" style:font-name-complex="Courier New"/>
    </style:style>
    <style:style style:name="P4524" style:parent-style-name="PlainText" style:family="paragraph">
      <style:text-properties style:font-name="Courier New" style:font-name-complex="Courier New"/>
    </style:style>
    <style:style style:name="P4525" style:parent-style-name="PlainText" style:family="paragraph">
      <style:text-properties style:font-name="Courier New" style:font-name-complex="Courier New"/>
    </style:style>
    <style:style style:name="P4526" style:parent-style-name="PlainText" style:family="paragraph">
      <style:text-properties style:font-name="Courier New" style:font-name-complex="Courier New"/>
    </style:style>
    <style:style style:name="P4527" style:parent-style-name="PlainText" style:family="paragraph">
      <style:text-properties style:font-name="Courier New" style:font-name-complex="Courier New"/>
    </style:style>
    <style:style style:name="P4528" style:parent-style-name="PlainText" style:family="paragraph">
      <style:text-properties style:font-name="Courier New" style:font-name-complex="Courier New"/>
    </style:style>
    <style:style style:name="P4529" style:parent-style-name="PlainText" style:family="paragraph">
      <style:text-properties style:font-name="Courier New" style:font-name-complex="Courier New"/>
    </style:style>
    <style:style style:name="P4530" style:parent-style-name="PlainText" style:family="paragraph">
      <style:text-properties style:font-name="Courier New" style:font-name-complex="Courier New"/>
    </style:style>
    <style:style style:name="P4531" style:parent-style-name="PlainText" style:family="paragraph">
      <style:text-properties style:font-name="Courier New" style:font-name-complex="Courier New"/>
    </style:style>
    <style:style style:name="P4532" style:parent-style-name="PlainText" style:family="paragraph">
      <style:text-properties style:font-name="Courier New" style:font-name-complex="Courier New"/>
    </style:style>
    <style:style style:name="P4533" style:parent-style-name="PlainText" style:family="paragraph">
      <style:text-properties style:font-name="Courier New" style:font-name-complex="Courier New"/>
    </style:style>
    <style:style style:name="P4534" style:parent-style-name="PlainText" style:family="paragraph">
      <style:text-properties style:font-name="Courier New" style:font-name-complex="Courier New"/>
    </style:style>
    <style:style style:name="P4535" style:parent-style-name="PlainText" style:family="paragraph">
      <style:text-properties style:font-name="Courier New" style:font-name-complex="Courier New"/>
    </style:style>
    <style:style style:name="P4536" style:parent-style-name="PlainText" style:family="paragraph">
      <style:text-properties style:font-name="Courier New" style:font-name-complex="Courier New"/>
    </style:style>
    <style:style style:name="P4537" style:parent-style-name="PlainText" style:family="paragraph">
      <style:text-properties style:font-name="Courier New" style:font-name-complex="Courier New"/>
    </style:style>
    <style:style style:name="P4538" style:parent-style-name="PlainText" style:family="paragraph">
      <style:text-properties style:font-name="Courier New" style:font-name-complex="Courier New"/>
    </style:style>
    <style:style style:name="P4539" style:parent-style-name="PlainText" style:family="paragraph">
      <style:text-properties style:font-name="Courier New" style:font-name-complex="Courier New"/>
    </style:style>
    <style:style style:name="P4540" style:parent-style-name="PlainText" style:family="paragraph">
      <style:text-properties style:font-name="Courier New" style:font-name-complex="Courier New"/>
    </style:style>
    <style:style style:name="P4541" style:parent-style-name="PlainText" style:family="paragraph">
      <style:text-properties style:font-name="Courier New" style:font-name-complex="Courier New"/>
    </style:style>
    <style:style style:name="P4542" style:parent-style-name="PlainText" style:family="paragraph">
      <style:text-properties style:font-name="Courier New" style:font-name-complex="Courier New"/>
    </style:style>
    <style:style style:name="P4543" style:parent-style-name="PlainText" style:family="paragraph">
      <style:text-properties style:font-name="Courier New" style:font-name-complex="Courier New"/>
    </style:style>
    <style:style style:name="P4544" style:parent-style-name="PlainText" style:family="paragraph">
      <style:text-properties style:font-name="Courier New" style:font-name-complex="Courier New"/>
    </style:style>
    <style:style style:name="P4545" style:parent-style-name="PlainText" style:family="paragraph">
      <style:text-properties style:font-name="Courier New" style:font-name-complex="Courier New"/>
    </style:style>
    <style:style style:name="P4546" style:parent-style-name="PlainText" style:family="paragraph">
      <style:text-properties style:font-name="Courier New" style:font-name-complex="Courier New"/>
    </style:style>
    <style:style style:name="P4547" style:parent-style-name="PlainText" style:family="paragraph">
      <style:text-properties style:font-name="Courier New" style:font-name-complex="Courier New"/>
    </style:style>
    <style:style style:name="P4548" style:parent-style-name="PlainText" style:family="paragraph">
      <style:text-properties style:font-name="Courier New" style:font-name-complex="Courier New"/>
    </style:style>
    <style:style style:name="P4549" style:parent-style-name="PlainText" style:family="paragraph">
      <style:text-properties style:font-name="Courier New" style:font-name-complex="Courier New"/>
    </style:style>
    <style:style style:name="P4550" style:parent-style-name="PlainText" style:family="paragraph">
      <style:text-properties style:font-name="Courier New" style:font-name-complex="Courier New"/>
    </style:style>
    <style:style style:name="P4551" style:parent-style-name="PlainText" style:family="paragraph">
      <style:text-properties style:font-name="Courier New" style:font-name-complex="Courier New"/>
    </style:style>
    <style:style style:name="P4552" style:parent-style-name="PlainText" style:family="paragraph">
      <style:text-properties style:font-name="Courier New" style:font-name-complex="Courier New"/>
    </style:style>
    <style:style style:name="P4553" style:parent-style-name="PlainText" style:family="paragraph">
      <style:text-properties style:font-name="Courier New" style:font-name-complex="Courier New"/>
    </style:style>
    <style:style style:name="P4554" style:parent-style-name="PlainText" style:family="paragraph">
      <style:text-properties style:font-name="Courier New" style:font-name-complex="Courier New"/>
    </style:style>
    <style:style style:name="P4555" style:parent-style-name="PlainText" style:family="paragraph">
      <style:text-properties style:font-name="Courier New" style:font-name-complex="Courier New"/>
    </style:style>
    <style:style style:name="P4556" style:parent-style-name="PlainText" style:family="paragraph">
      <style:text-properties style:font-name="Courier New" style:font-name-complex="Courier New"/>
    </style:style>
    <style:style style:name="P4557" style:parent-style-name="PlainText" style:family="paragraph">
      <style:text-properties style:font-name="Courier New" style:font-name-complex="Courier New"/>
    </style:style>
    <style:style style:name="P4558" style:parent-style-name="PlainText" style:family="paragraph">
      <style:text-properties style:font-name="Courier New" style:font-name-complex="Courier New"/>
    </style:style>
    <style:style style:name="P4559" style:parent-style-name="PlainText" style:family="paragraph">
      <style:text-properties style:font-name="Courier New" style:font-name-complex="Courier New"/>
    </style:style>
    <style:style style:name="P4560" style:parent-style-name="PlainText" style:family="paragraph">
      <style:text-properties style:font-name="Courier New" style:font-name-complex="Courier New"/>
    </style:style>
    <style:style style:name="P4561" style:parent-style-name="PlainText" style:family="paragraph">
      <style:text-properties style:font-name="Courier New" style:font-name-complex="Courier New"/>
    </style:style>
    <style:style style:name="P4562" style:parent-style-name="PlainText" style:family="paragraph">
      <style:text-properties style:font-name="Courier New" style:font-name-complex="Courier New"/>
    </style:style>
    <style:style style:name="P4563" style:parent-style-name="PlainText" style:family="paragraph">
      <style:text-properties style:font-name="Courier New" style:font-name-complex="Courier New"/>
    </style:style>
    <style:style style:name="P4564" style:parent-style-name="PlainText" style:family="paragraph">
      <style:text-properties style:font-name="Courier New" style:font-name-complex="Courier New"/>
    </style:style>
    <style:style style:name="P4565" style:parent-style-name="PlainText" style:family="paragraph">
      <style:text-properties style:font-name="Courier New" style:font-name-complex="Courier New"/>
    </style:style>
    <style:style style:name="P4566" style:parent-style-name="PlainText" style:family="paragraph">
      <style:text-properties style:font-name="Courier New" style:font-name-complex="Courier New"/>
    </style:style>
    <style:style style:name="P4567" style:parent-style-name="PlainText" style:family="paragraph">
      <style:text-properties style:font-name="Courier New" style:font-name-complex="Courier New"/>
    </style:style>
    <style:style style:name="P4568" style:parent-style-name="PlainText" style:family="paragraph">
      <style:text-properties style:font-name="Courier New" style:font-name-complex="Courier New"/>
    </style:style>
    <style:style style:name="P4569" style:parent-style-name="PlainText" style:family="paragraph">
      <style:text-properties style:font-name="Courier New" style:font-name-complex="Courier New"/>
    </style:style>
    <style:style style:name="P4570" style:parent-style-name="PlainText" style:family="paragraph">
      <style:text-properties style:font-name="Courier New" style:font-name-complex="Courier New"/>
    </style:style>
    <style:style style:name="P4571" style:parent-style-name="PlainText" style:family="paragraph">
      <style:text-properties style:font-name="Courier New" style:font-name-complex="Courier New"/>
    </style:style>
    <style:style style:name="P4572" style:parent-style-name="PlainText" style:family="paragraph">
      <style:text-properties style:font-name="Courier New" style:font-name-complex="Courier New"/>
    </style:style>
    <style:style style:name="P4573" style:parent-style-name="PlainText" style:family="paragraph">
      <style:text-properties style:font-name="Courier New" style:font-name-complex="Courier New"/>
    </style:style>
    <style:style style:name="P4574" style:parent-style-name="PlainText" style:family="paragraph">
      <style:text-properties style:font-name="Courier New" style:font-name-complex="Courier New"/>
    </style:style>
    <style:style style:name="P4575" style:parent-style-name="PlainText" style:family="paragraph">
      <style:text-properties style:font-name="Courier New" style:font-name-complex="Courier New"/>
    </style:style>
    <style:style style:name="P4576" style:parent-style-name="PlainText" style:family="paragraph">
      <style:text-properties style:font-name="Courier New" style:font-name-complex="Courier New"/>
    </style:style>
    <style:style style:name="P4577" style:parent-style-name="PlainText" style:family="paragraph">
      <style:text-properties style:font-name="Courier New" style:font-name-complex="Courier New"/>
    </style:style>
    <style:style style:name="P4578" style:parent-style-name="PlainText" style:family="paragraph">
      <style:text-properties style:font-name="Courier New" style:font-name-complex="Courier New"/>
    </style:style>
    <style:style style:name="P4579" style:parent-style-name="PlainText" style:family="paragraph">
      <style:text-properties style:font-name="Courier New" style:font-name-complex="Courier New"/>
    </style:style>
    <style:style style:name="P4580" style:parent-style-name="PlainText" style:family="paragraph">
      <style:text-properties style:font-name="Courier New" style:font-name-complex="Courier New"/>
    </style:style>
    <style:style style:name="P4581" style:parent-style-name="PlainText" style:family="paragraph">
      <style:text-properties style:font-name="Courier New" style:font-name-complex="Courier New"/>
    </style:style>
    <style:style style:name="P4582" style:parent-style-name="PlainText" style:family="paragraph">
      <style:text-properties style:font-name="Courier New" style:font-name-complex="Courier New"/>
    </style:style>
    <style:style style:name="P4583" style:parent-style-name="PlainText" style:family="paragraph">
      <style:text-properties style:font-name="Courier New" style:font-name-complex="Courier New"/>
    </style:style>
    <style:style style:name="P4584" style:parent-style-name="PlainText" style:family="paragraph">
      <style:text-properties style:font-name="Courier New" style:font-name-complex="Courier New"/>
    </style:style>
    <style:style style:name="P4585" style:parent-style-name="PlainText" style:family="paragraph">
      <style:text-properties style:font-name="Courier New" style:font-name-complex="Courier New"/>
    </style:style>
    <style:style style:name="P4586" style:parent-style-name="PlainText" style:family="paragraph">
      <style:text-properties style:font-name="Courier New" style:font-name-complex="Courier New"/>
    </style:style>
    <style:style style:name="P4587" style:parent-style-name="PlainText" style:family="paragraph">
      <style:text-properties style:font-name="Courier New" style:font-name-complex="Courier New"/>
    </style:style>
    <style:style style:name="P4588" style:parent-style-name="PlainText" style:family="paragraph">
      <style:text-properties style:font-name="Courier New" style:font-name-complex="Courier New"/>
    </style:style>
    <style:style style:name="P4589" style:parent-style-name="PlainText" style:family="paragraph">
      <style:text-properties style:font-name="Courier New" style:font-name-complex="Courier New"/>
    </style:style>
    <style:style style:name="P4590" style:parent-style-name="PlainText" style:family="paragraph">
      <style:text-properties style:font-name="Courier New" style:font-name-complex="Courier New"/>
    </style:style>
    <style:style style:name="P4591" style:parent-style-name="PlainText" style:family="paragraph">
      <style:text-properties style:font-name="Courier New" style:font-name-complex="Courier New"/>
    </style:style>
    <style:style style:name="P4592" style:parent-style-name="PlainText" style:family="paragraph">
      <style:text-properties style:font-name="Courier New" style:font-name-complex="Courier New"/>
    </style:style>
    <style:style style:name="P4593" style:parent-style-name="PlainText" style:family="paragraph">
      <style:text-properties style:font-name="Courier New" style:font-name-complex="Courier New"/>
    </style:style>
    <style:style style:name="P4594" style:parent-style-name="PlainText" style:family="paragraph">
      <style:text-properties style:font-name="Courier New" style:font-name-complex="Courier New"/>
    </style:style>
    <style:style style:name="P4595" style:parent-style-name="PlainText" style:family="paragraph">
      <style:text-properties style:font-name="Courier New" style:font-name-complex="Courier New"/>
    </style:style>
    <style:style style:name="P4596" style:parent-style-name="PlainText" style:family="paragraph">
      <style:text-properties style:font-name="Courier New" style:font-name-complex="Courier New"/>
    </style:style>
    <style:style style:name="P4597" style:parent-style-name="PlainText" style:family="paragraph">
      <style:text-properties style:font-name="Courier New" style:font-name-complex="Courier New"/>
    </style:style>
    <style:style style:name="P4598" style:parent-style-name="PlainText" style:family="paragraph">
      <style:text-properties style:font-name="Courier New" style:font-name-complex="Courier New"/>
    </style:style>
    <style:style style:name="P4599" style:parent-style-name="PlainText" style:family="paragraph">
      <style:text-properties style:font-name="Courier New" style:font-name-complex="Courier New"/>
    </style:style>
    <style:style style:name="P4600" style:parent-style-name="PlainText" style:family="paragraph">
      <style:text-properties style:font-name="Courier New" style:font-name-complex="Courier New"/>
    </style:style>
    <style:style style:name="P4601" style:parent-style-name="PlainText" style:family="paragraph">
      <style:text-properties style:font-name="Courier New" style:font-name-complex="Courier New"/>
    </style:style>
    <style:style style:name="P4602" style:parent-style-name="PlainText" style:family="paragraph">
      <style:text-properties style:font-name="Courier New" style:font-name-complex="Courier New"/>
    </style:style>
    <style:style style:name="P4603" style:parent-style-name="PlainText" style:family="paragraph">
      <style:text-properties style:font-name="Courier New" style:font-name-complex="Courier New"/>
    </style:style>
    <style:style style:name="P4604" style:parent-style-name="PlainText" style:family="paragraph">
      <style:text-properties style:font-name="Courier New" style:font-name-complex="Courier New"/>
    </style:style>
    <style:style style:name="P4605" style:parent-style-name="PlainText" style:family="paragraph">
      <style:text-properties style:font-name="Courier New" style:font-name-complex="Courier New"/>
    </style:style>
    <style:style style:name="P4606" style:parent-style-name="PlainText" style:family="paragraph">
      <style:text-properties style:font-name="Courier New" style:font-name-complex="Courier New"/>
    </style:style>
    <style:style style:name="P4607" style:parent-style-name="PlainText" style:family="paragraph">
      <style:text-properties style:font-name="Courier New" style:font-name-complex="Courier New"/>
    </style:style>
    <style:style style:name="P4608" style:parent-style-name="PlainText" style:family="paragraph">
      <style:text-properties style:font-name="Courier New" style:font-name-complex="Courier New"/>
    </style:style>
    <style:style style:name="P4609" style:parent-style-name="PlainText" style:family="paragraph">
      <style:text-properties style:font-name="Courier New" style:font-name-complex="Courier New"/>
    </style:style>
    <style:style style:name="P4610" style:parent-style-name="PlainText" style:family="paragraph">
      <style:text-properties style:font-name="Courier New" style:font-name-complex="Courier New"/>
    </style:style>
    <style:style style:name="P4611" style:parent-style-name="PlainText" style:family="paragraph">
      <style:text-properties style:font-name="Courier New" style:font-name-complex="Courier New"/>
    </style:style>
    <style:style style:name="P4612" style:parent-style-name="PlainText" style:family="paragraph">
      <style:text-properties style:font-name="Courier New" style:font-name-complex="Courier New"/>
    </style:style>
    <style:style style:name="P4613" style:parent-style-name="PlainText" style:family="paragraph">
      <style:text-properties style:font-name="Courier New" style:font-name-complex="Courier New"/>
    </style:style>
    <style:style style:name="P4614" style:parent-style-name="PlainText" style:family="paragraph">
      <style:text-properties style:font-name="Courier New" style:font-name-complex="Courier New"/>
    </style:style>
    <style:style style:name="P4615" style:parent-style-name="PlainText" style:family="paragraph">
      <style:text-properties style:font-name="Courier New" style:font-name-complex="Courier New"/>
    </style:style>
    <style:style style:name="P4616" style:parent-style-name="PlainText" style:family="paragraph">
      <style:text-properties style:font-name="Courier New" style:font-name-complex="Courier New"/>
    </style:style>
    <style:style style:name="P4617" style:parent-style-name="PlainText" style:family="paragraph">
      <style:text-properties style:font-name="Courier New" style:font-name-complex="Courier New"/>
    </style:style>
    <style:style style:name="P4618" style:parent-style-name="PlainText" style:family="paragraph">
      <style:text-properties style:font-name="Courier New" style:font-name-complex="Courier New"/>
    </style:style>
    <style:style style:name="P4619" style:parent-style-name="PlainText" style:family="paragraph">
      <style:text-properties style:font-name="Courier New" style:font-name-complex="Courier New"/>
    </style:style>
    <style:style style:name="P4620" style:parent-style-name="PlainText" style:family="paragraph">
      <style:text-properties style:font-name="Courier New" style:font-name-complex="Courier New"/>
    </style:style>
    <style:style style:name="P4621" style:parent-style-name="PlainText" style:family="paragraph">
      <style:text-properties style:font-name="Courier New" style:font-name-complex="Courier New"/>
    </style:style>
    <style:style style:name="P4622" style:parent-style-name="PlainText" style:family="paragraph">
      <style:text-properties style:font-name="Courier New" style:font-name-complex="Courier New"/>
    </style:style>
    <style:style style:name="P4623" style:parent-style-name="PlainText" style:family="paragraph">
      <style:text-properties style:font-name="Courier New" style:font-name-complex="Courier New"/>
    </style:style>
    <style:style style:name="P4624" style:parent-style-name="PlainText" style:family="paragraph">
      <style:text-properties style:font-name="Courier New" style:font-name-complex="Courier New"/>
    </style:style>
    <style:style style:name="P4625" style:parent-style-name="PlainText" style:family="paragraph">
      <style:text-properties style:font-name="Courier New" style:font-name-complex="Courier New"/>
    </style:style>
    <style:style style:name="P4626" style:parent-style-name="PlainText" style:family="paragraph">
      <style:text-properties style:font-name="Courier New" style:font-name-complex="Courier New"/>
    </style:style>
    <style:style style:name="P4627" style:parent-style-name="PlainText" style:family="paragraph">
      <style:text-properties style:font-name="Courier New" style:font-name-complex="Courier New"/>
    </style:style>
    <style:style style:name="P4628" style:parent-style-name="PlainText" style:family="paragraph">
      <style:text-properties style:font-name="Courier New" style:font-name-complex="Courier New"/>
    </style:style>
    <style:style style:name="P4629" style:parent-style-name="PlainText" style:family="paragraph">
      <style:text-properties style:font-name="Courier New" style:font-name-complex="Courier New"/>
    </style:style>
    <style:style style:name="P4630" style:parent-style-name="PlainText" style:family="paragraph">
      <style:text-properties style:font-name="Courier New" style:font-name-complex="Courier New"/>
    </style:style>
    <style:style style:name="P4631" style:parent-style-name="PlainText" style:family="paragraph">
      <style:text-properties style:font-name="Courier New" style:font-name-complex="Courier New"/>
    </style:style>
    <style:style style:name="P4632" style:parent-style-name="PlainText" style:family="paragraph">
      <style:text-properties style:font-name="Courier New" style:font-name-complex="Courier New"/>
    </style:style>
    <style:style style:name="P4633" style:parent-style-name="PlainText" style:family="paragraph">
      <style:text-properties style:font-name="Courier New" style:font-name-complex="Courier New"/>
    </style:style>
    <style:style style:name="P4634" style:parent-style-name="PlainText" style:family="paragraph">
      <style:text-properties style:font-name="Courier New" style:font-name-complex="Courier New"/>
    </style:style>
    <style:style style:name="P4635" style:parent-style-name="PlainText" style:family="paragraph">
      <style:text-properties style:font-name="Courier New" style:font-name-complex="Courier New"/>
    </style:style>
    <style:style style:name="P4636" style:parent-style-name="PlainText" style:family="paragraph">
      <style:text-properties style:font-name="Courier New" style:font-name-complex="Courier New"/>
    </style:style>
    <style:style style:name="P4637" style:parent-style-name="PlainText" style:family="paragraph">
      <style:text-properties style:font-name="Courier New" style:font-name-complex="Courier New"/>
    </style:style>
    <style:style style:name="P4638" style:parent-style-name="PlainText" style:family="paragraph">
      <style:text-properties style:font-name="Courier New" style:font-name-complex="Courier New"/>
    </style:style>
    <style:style style:name="P4639" style:parent-style-name="PlainText" style:family="paragraph">
      <style:text-properties style:font-name="Courier New" style:font-name-complex="Courier New"/>
    </style:style>
    <style:style style:name="P4640" style:parent-style-name="PlainText" style:family="paragraph">
      <style:text-properties style:font-name="Courier New" style:font-name-complex="Courier New"/>
    </style:style>
    <style:style style:name="P4641" style:parent-style-name="PlainText" style:family="paragraph">
      <style:text-properties style:font-name="Courier New" style:font-name-complex="Courier New"/>
    </style:style>
    <style:style style:name="P4642" style:parent-style-name="PlainText" style:family="paragraph">
      <style:text-properties style:font-name="Courier New" style:font-name-complex="Courier New"/>
    </style:style>
    <style:style style:name="P4643" style:parent-style-name="PlainText" style:family="paragraph">
      <style:text-properties style:font-name="Courier New" style:font-name-complex="Courier New"/>
    </style:style>
    <style:style style:name="P4644" style:parent-style-name="PlainText" style:family="paragraph">
      <style:text-properties style:font-name="Courier New" style:font-name-complex="Courier New"/>
    </style:style>
    <style:style style:name="P4645" style:parent-style-name="PlainText" style:family="paragraph">
      <style:text-properties style:font-name="Courier New" style:font-name-complex="Courier New"/>
    </style:style>
    <style:style style:name="P4646" style:parent-style-name="PlainText" style:family="paragraph">
      <style:text-properties style:font-name="Courier New" style:font-name-complex="Courier New"/>
    </style:style>
    <style:style style:name="P4647" style:parent-style-name="PlainText" style:family="paragraph">
      <style:text-properties style:font-name="Courier New" style:font-name-complex="Courier New"/>
    </style:style>
    <style:style style:name="P4648" style:parent-style-name="PlainText" style:family="paragraph">
      <style:text-properties style:font-name="Courier New" style:font-name-complex="Courier New"/>
    </style:style>
    <style:style style:name="P4649" style:parent-style-name="PlainText" style:family="paragraph">
      <style:text-properties style:font-name="Courier New" style:font-name-complex="Courier New"/>
    </style:style>
    <style:style style:name="P4650" style:parent-style-name="PlainText" style:family="paragraph">
      <style:text-properties style:font-name="Courier New" style:font-name-complex="Courier New"/>
    </style:style>
    <style:style style:name="P4651" style:parent-style-name="PlainText" style:family="paragraph">
      <style:text-properties style:font-name="Courier New" style:font-name-complex="Courier New"/>
    </style:style>
    <style:style style:name="P4652" style:parent-style-name="PlainText" style:family="paragraph">
      <style:text-properties style:font-name="Courier New" style:font-name-complex="Courier New"/>
    </style:style>
    <style:style style:name="P4653" style:parent-style-name="PlainText" style:family="paragraph">
      <style:text-properties style:font-name="Courier New" style:font-name-complex="Courier New"/>
    </style:style>
    <style:style style:name="P4654" style:parent-style-name="PlainText" style:family="paragraph">
      <style:text-properties style:font-name="Courier New" style:font-name-complex="Courier New"/>
    </style:style>
    <style:style style:name="P4655" style:parent-style-name="PlainText" style:family="paragraph">
      <style:text-properties style:font-name="Courier New" style:font-name-complex="Courier New"/>
    </style:style>
    <style:style style:name="P4656" style:parent-style-name="PlainText" style:family="paragraph">
      <style:text-properties style:font-name="Courier New" style:font-name-complex="Courier New"/>
    </style:style>
    <style:style style:name="P4657" style:parent-style-name="PlainText" style:family="paragraph">
      <style:text-properties style:font-name="Courier New" style:font-name-complex="Courier New"/>
    </style:style>
    <style:style style:name="P4658" style:parent-style-name="PlainText" style:family="paragraph">
      <style:text-properties style:font-name="Courier New" style:font-name-complex="Courier New"/>
    </style:style>
    <style:style style:name="P4659" style:parent-style-name="PlainText" style:family="paragraph">
      <style:text-properties style:font-name="Courier New" style:font-name-complex="Courier New"/>
    </style:style>
    <style:style style:name="P4660" style:parent-style-name="PlainText" style:family="paragraph">
      <style:text-properties style:font-name="Courier New" style:font-name-complex="Courier New"/>
    </style:style>
    <style:style style:name="P4661" style:parent-style-name="PlainText" style:family="paragraph">
      <style:text-properties style:font-name="Courier New" style:font-name-complex="Courier New"/>
    </style:style>
    <style:style style:name="P4662" style:parent-style-name="PlainText" style:family="paragraph">
      <style:text-properties style:font-name="Courier New" style:font-name-complex="Courier New"/>
    </style:style>
    <style:style style:name="P4663" style:parent-style-name="PlainText" style:family="paragraph">
      <style:text-properties style:font-name="Courier New" style:font-name-complex="Courier New"/>
    </style:style>
    <style:style style:name="P4664" style:parent-style-name="PlainText" style:family="paragraph">
      <style:text-properties style:font-name="Courier New" style:font-name-complex="Courier New"/>
    </style:style>
    <style:style style:name="P4665" style:parent-style-name="PlainText" style:family="paragraph">
      <style:text-properties style:font-name="Courier New" style:font-name-complex="Courier New"/>
    </style:style>
    <style:style style:name="P4666" style:parent-style-name="PlainText" style:family="paragraph">
      <style:text-properties style:font-name="Courier New" style:font-name-complex="Courier New"/>
    </style:style>
    <style:style style:name="P4667" style:parent-style-name="PlainText" style:family="paragraph">
      <style:text-properties style:font-name="Courier New" style:font-name-complex="Courier New"/>
    </style:style>
    <style:style style:name="P4668" style:parent-style-name="PlainText" style:family="paragraph">
      <style:text-properties style:font-name="Courier New" style:font-name-complex="Courier New"/>
    </style:style>
    <style:style style:name="P4669" style:parent-style-name="PlainText" style:family="paragraph">
      <style:text-properties style:font-name="Courier New" style:font-name-complex="Courier New"/>
    </style:style>
    <style:style style:name="P4670" style:parent-style-name="PlainText" style:family="paragraph">
      <style:text-properties style:font-name="Courier New" style:font-name-complex="Courier New"/>
    </style:style>
    <style:style style:name="P4671" style:parent-style-name="PlainText" style:family="paragraph">
      <style:text-properties style:font-name="Courier New" style:font-name-complex="Courier New"/>
    </style:style>
    <style:style style:name="P4672" style:parent-style-name="PlainText" style:family="paragraph">
      <style:text-properties style:font-name="Courier New" style:font-name-complex="Courier New"/>
    </style:style>
    <style:style style:name="P4673" style:parent-style-name="PlainText" style:family="paragraph">
      <style:text-properties style:font-name="Courier New" style:font-name-complex="Courier New"/>
    </style:style>
    <style:style style:name="P4674" style:parent-style-name="PlainText" style:family="paragraph">
      <style:text-properties style:font-name="Courier New" style:font-name-complex="Courier New"/>
    </style:style>
    <style:style style:name="P4675" style:parent-style-name="PlainText" style:family="paragraph">
      <style:text-properties style:font-name="Courier New" style:font-name-complex="Courier New"/>
    </style:style>
    <style:style style:name="P4676" style:parent-style-name="PlainText" style:family="paragraph">
      <style:text-properties style:font-name="Courier New" style:font-name-complex="Courier New"/>
    </style:style>
    <style:style style:name="P4677" style:parent-style-name="PlainText" style:family="paragraph">
      <style:text-properties style:font-name="Courier New" style:font-name-complex="Courier New"/>
    </style:style>
    <style:style style:name="P4678" style:parent-style-name="PlainText" style:family="paragraph">
      <style:text-properties style:font-name="Courier New" style:font-name-complex="Courier New"/>
    </style:style>
    <style:style style:name="P4679" style:parent-style-name="PlainText" style:family="paragraph">
      <style:text-properties style:font-name="Courier New" style:font-name-complex="Courier New"/>
    </style:style>
    <style:style style:name="P4680" style:parent-style-name="PlainText" style:family="paragraph">
      <style:text-properties style:font-name="Courier New" style:font-name-complex="Courier New"/>
    </style:style>
    <style:style style:name="P4681" style:parent-style-name="PlainText" style:family="paragraph">
      <style:text-properties style:font-name="Courier New" style:font-name-complex="Courier New"/>
    </style:style>
    <style:style style:name="P4682" style:parent-style-name="PlainText" style:family="paragraph">
      <style:text-properties style:font-name="Courier New" style:font-name-complex="Courier New"/>
    </style:style>
    <style:style style:name="P4683" style:parent-style-name="PlainText" style:family="paragraph">
      <style:text-properties style:font-name="Courier New" style:font-name-complex="Courier New"/>
    </style:style>
    <style:style style:name="P4684" style:parent-style-name="PlainText" style:family="paragraph">
      <style:text-properties style:font-name="Courier New" style:font-name-complex="Courier New"/>
    </style:style>
    <style:style style:name="P4685" style:parent-style-name="PlainText" style:family="paragraph">
      <style:text-properties style:font-name="Courier New" style:font-name-complex="Courier New"/>
    </style:style>
    <style:style style:name="P4686" style:parent-style-name="PlainText" style:family="paragraph">
      <style:text-properties style:font-name="Courier New" style:font-name-complex="Courier New"/>
    </style:style>
    <style:style style:name="P4687" style:parent-style-name="PlainText" style:family="paragraph">
      <style:text-properties style:font-name="Courier New" style:font-name-complex="Courier New"/>
    </style:style>
    <style:style style:name="P4688" style:parent-style-name="PlainText" style:family="paragraph">
      <style:text-properties style:font-name="Courier New" style:font-name-complex="Courier New"/>
    </style:style>
    <style:style style:name="P4689" style:parent-style-name="PlainText" style:family="paragraph">
      <style:text-properties style:font-name="Courier New" style:font-name-complex="Courier New"/>
    </style:style>
    <style:style style:name="P4690" style:parent-style-name="PlainText" style:family="paragraph">
      <style:text-properties style:font-name="Courier New" style:font-name-complex="Courier New"/>
    </style:style>
    <style:style style:name="P4691" style:parent-style-name="PlainText" style:family="paragraph">
      <style:text-properties style:font-name="Courier New" style:font-name-complex="Courier New"/>
    </style:style>
    <style:style style:name="P4692" style:parent-style-name="PlainText" style:family="paragraph">
      <style:text-properties style:font-name="Courier New" style:font-name-complex="Courier New"/>
    </style:style>
    <style:style style:name="P4693" style:parent-style-name="PlainText" style:family="paragraph">
      <style:text-properties style:font-name="Courier New" style:font-name-complex="Courier New"/>
    </style:style>
    <style:style style:name="P4694" style:parent-style-name="PlainText" style:family="paragraph">
      <style:text-properties style:font-name="Courier New" style:font-name-complex="Courier New"/>
    </style:style>
    <style:style style:name="P4695" style:parent-style-name="PlainText" style:family="paragraph">
      <style:text-properties style:font-name="Courier New" style:font-name-complex="Courier New"/>
    </style:style>
    <style:style style:name="P4696" style:parent-style-name="PlainText" style:family="paragraph">
      <style:text-properties style:font-name="Courier New" style:font-name-complex="Courier New"/>
    </style:style>
    <style:style style:name="P4697" style:parent-style-name="PlainText" style:family="paragraph">
      <style:text-properties style:font-name="Courier New" style:font-name-complex="Courier New"/>
    </style:style>
    <style:style style:name="P4698" style:parent-style-name="PlainText" style:family="paragraph">
      <style:text-properties style:font-name="Courier New" style:font-name-complex="Courier New"/>
    </style:style>
    <style:style style:name="P4699" style:parent-style-name="PlainText" style:family="paragraph">
      <style:text-properties style:font-name="Courier New" style:font-name-complex="Courier New"/>
    </style:style>
    <style:style style:name="P4700" style:parent-style-name="PlainText" style:family="paragraph">
      <style:text-properties style:font-name="Courier New" style:font-name-complex="Courier New"/>
    </style:style>
    <style:style style:name="P4701" style:parent-style-name="PlainText" style:family="paragraph">
      <style:text-properties style:font-name="Courier New" style:font-name-complex="Courier New"/>
    </style:style>
    <style:style style:name="P4702" style:parent-style-name="PlainText" style:family="paragraph">
      <style:text-properties style:font-name="Courier New" style:font-name-complex="Courier New"/>
    </style:style>
    <style:style style:name="P4703" style:parent-style-name="PlainText" style:family="paragraph">
      <style:text-properties style:font-name="Courier New" style:font-name-complex="Courier New"/>
    </style:style>
    <style:style style:name="P4704" style:parent-style-name="PlainText" style:family="paragraph">
      <style:text-properties style:font-name="Courier New" style:font-name-complex="Courier New"/>
    </style:style>
    <style:style style:name="P4705" style:parent-style-name="PlainText" style:family="paragraph">
      <style:text-properties style:font-name="Courier New" style:font-name-complex="Courier New"/>
    </style:style>
    <style:style style:name="P4706" style:parent-style-name="PlainText" style:family="paragraph">
      <style:text-properties style:font-name="Courier New" style:font-name-complex="Courier New"/>
    </style:style>
    <style:style style:name="P4707" style:parent-style-name="PlainText" style:family="paragraph">
      <style:text-properties style:font-name="Courier New" style:font-name-complex="Courier New"/>
    </style:style>
    <style:style style:name="P4708" style:parent-style-name="PlainText" style:family="paragraph">
      <style:text-properties style:font-name="Courier New" style:font-name-complex="Courier New"/>
    </style:style>
    <style:style style:name="P4709" style:parent-style-name="PlainText" style:family="paragraph">
      <style:text-properties style:font-name="Courier New" style:font-name-complex="Courier New"/>
    </style:style>
    <style:style style:name="P4710" style:parent-style-name="PlainText" style:family="paragraph">
      <style:text-properties style:font-name="Courier New" style:font-name-complex="Courier New"/>
    </style:style>
    <style:style style:name="P4711" style:parent-style-name="PlainText" style:family="paragraph">
      <style:text-properties style:font-name="Courier New" style:font-name-complex="Courier New"/>
    </style:style>
    <style:style style:name="P4712" style:parent-style-name="PlainText" style:family="paragraph">
      <style:text-properties style:font-name="Courier New" style:font-name-complex="Courier New"/>
    </style:style>
    <style:style style:name="P4713" style:parent-style-name="PlainText" style:family="paragraph">
      <style:text-properties style:font-name="Courier New" style:font-name-complex="Courier New"/>
    </style:style>
    <style:style style:name="P4714" style:parent-style-name="PlainText" style:family="paragraph">
      <style:text-properties style:font-name="Courier New" style:font-name-complex="Courier New"/>
    </style:style>
    <style:style style:name="P4715" style:parent-style-name="PlainText" style:family="paragraph">
      <style:text-properties style:font-name="Courier New" style:font-name-complex="Courier New"/>
    </style:style>
    <style:style style:name="P4716" style:parent-style-name="PlainText" style:family="paragraph">
      <style:text-properties style:font-name="Courier New" style:font-name-complex="Courier New"/>
    </style:style>
    <style:style style:name="P4717" style:parent-style-name="PlainText" style:family="paragraph">
      <style:text-properties style:font-name="Courier New" style:font-name-complex="Courier New"/>
    </style:style>
    <style:style style:name="P4718" style:parent-style-name="PlainText" style:family="paragraph">
      <style:text-properties style:font-name="Courier New" style:font-name-complex="Courier New"/>
    </style:style>
    <style:style style:name="P4719" style:parent-style-name="PlainText" style:family="paragraph">
      <style:text-properties style:font-name="Courier New" style:font-name-complex="Courier New"/>
    </style:style>
    <style:style style:name="P4720" style:parent-style-name="PlainText" style:family="paragraph">
      <style:text-properties style:font-name="Courier New" style:font-name-complex="Courier New"/>
    </style:style>
    <style:style style:name="P4721" style:parent-style-name="PlainText" style:family="paragraph">
      <style:text-properties style:font-name="Courier New" style:font-name-complex="Courier New"/>
    </style:style>
    <style:style style:name="P4722" style:parent-style-name="PlainText" style:family="paragraph">
      <style:text-properties style:font-name="Courier New" style:font-name-complex="Courier New"/>
    </style:style>
    <style:style style:name="P4723" style:parent-style-name="PlainText" style:family="paragraph">
      <style:text-properties style:font-name="Courier New" style:font-name-complex="Courier New"/>
    </style:style>
    <style:style style:name="P4724" style:parent-style-name="PlainText" style:family="paragraph">
      <style:text-properties style:font-name="Courier New" style:font-name-complex="Courier New"/>
    </style:style>
    <style:style style:name="P4725" style:parent-style-name="PlainText" style:family="paragraph">
      <style:text-properties style:font-name="Courier New" style:font-name-complex="Courier New"/>
    </style:style>
    <style:style style:name="P4726" style:parent-style-name="PlainText" style:family="paragraph">
      <style:text-properties style:font-name="Courier New" style:font-name-complex="Courier New"/>
    </style:style>
    <style:style style:name="P4727" style:parent-style-name="PlainText" style:family="paragraph">
      <style:text-properties style:font-name="Courier New" style:font-name-complex="Courier New"/>
    </style:style>
    <style:style style:name="P4728" style:parent-style-name="PlainText" style:family="paragraph">
      <style:text-properties style:font-name="Courier New" style:font-name-complex="Courier New"/>
    </style:style>
    <style:style style:name="P4729" style:parent-style-name="PlainText" style:family="paragraph">
      <style:text-properties style:font-name="Courier New" style:font-name-complex="Courier New"/>
    </style:style>
    <style:style style:name="P4730" style:parent-style-name="PlainText" style:family="paragraph">
      <style:text-properties style:font-name="Courier New" style:font-name-complex="Courier New"/>
    </style:style>
    <style:style style:name="P4731" style:parent-style-name="PlainText" style:family="paragraph">
      <style:text-properties style:font-name="Courier New" style:font-name-complex="Courier New"/>
    </style:style>
    <style:style style:name="P4732" style:parent-style-name="PlainText" style:family="paragraph">
      <style:text-properties style:font-name="Courier New" style:font-name-complex="Courier New"/>
    </style:style>
    <style:style style:name="P4733" style:parent-style-name="PlainText" style:family="paragraph">
      <style:text-properties style:font-name="Courier New" style:font-name-complex="Courier New"/>
    </style:style>
    <style:style style:name="P4734" style:parent-style-name="PlainText" style:family="paragraph">
      <style:text-properties style:font-name="Courier New" style:font-name-complex="Courier New"/>
    </style:style>
    <style:style style:name="P4735" style:parent-style-name="PlainText" style:family="paragraph">
      <style:text-properties style:font-name="Courier New" style:font-name-complex="Courier New"/>
    </style:style>
    <style:style style:name="P4736" style:parent-style-name="PlainText" style:family="paragraph">
      <style:text-properties style:font-name="Courier New" style:font-name-complex="Courier New"/>
    </style:style>
    <style:style style:name="P4737" style:parent-style-name="PlainText" style:family="paragraph">
      <style:text-properties style:font-name="Courier New" style:font-name-complex="Courier New"/>
    </style:style>
    <style:style style:name="P4738" style:parent-style-name="PlainText" style:family="paragraph">
      <style:text-properties style:font-name="Courier New" style:font-name-complex="Courier New"/>
    </style:style>
    <style:style style:name="P4739" style:parent-style-name="PlainText" style:family="paragraph">
      <style:text-properties style:font-name="Courier New" style:font-name-complex="Courier New"/>
    </style:style>
    <style:style style:name="P4740" style:parent-style-name="PlainText" style:family="paragraph">
      <style:text-properties style:font-name="Courier New" style:font-name-complex="Courier New"/>
    </style:style>
    <style:style style:name="P4741" style:parent-style-name="PlainText" style:family="paragraph">
      <style:text-properties style:font-name="Courier New" style:font-name-complex="Courier New"/>
    </style:style>
    <style:style style:name="P4742" style:parent-style-name="PlainText" style:family="paragraph">
      <style:text-properties style:font-name="Courier New" style:font-name-complex="Courier New"/>
    </style:style>
    <style:style style:name="P4743" style:parent-style-name="PlainText" style:family="paragraph">
      <style:text-properties style:font-name="Courier New" style:font-name-complex="Courier New"/>
    </style:style>
    <style:style style:name="P4744" style:parent-style-name="PlainText" style:family="paragraph">
      <style:text-properties style:font-name="Courier New" style:font-name-complex="Courier New"/>
    </style:style>
    <style:style style:name="P4745" style:parent-style-name="PlainText" style:family="paragraph">
      <style:text-properties style:font-name="Courier New" style:font-name-complex="Courier New"/>
    </style:style>
    <style:style style:name="P4746" style:parent-style-name="PlainText" style:family="paragraph">
      <style:text-properties style:font-name="Courier New" style:font-name-complex="Courier New"/>
    </style:style>
    <style:style style:name="P4747" style:parent-style-name="PlainText" style:family="paragraph">
      <style:text-properties style:font-name="Courier New" style:font-name-complex="Courier New"/>
    </style:style>
    <style:style style:name="P4748" style:parent-style-name="PlainText" style:family="paragraph">
      <style:text-properties style:font-name="Courier New" style:font-name-complex="Courier New"/>
    </style:style>
    <style:style style:name="P4749" style:parent-style-name="PlainText" style:family="paragraph">
      <style:text-properties style:font-name="Courier New" style:font-name-complex="Courier New"/>
    </style:style>
    <style:style style:name="P4750" style:parent-style-name="PlainText" style:family="paragraph">
      <style:text-properties style:font-name="Courier New" style:font-name-complex="Courier New"/>
    </style:style>
    <style:style style:name="P4751" style:parent-style-name="PlainText" style:family="paragraph">
      <style:text-properties style:font-name="Courier New" style:font-name-complex="Courier New"/>
    </style:style>
    <style:style style:name="P4752" style:parent-style-name="PlainText" style:family="paragraph">
      <style:text-properties style:font-name="Courier New" style:font-name-complex="Courier New"/>
    </style:style>
    <style:style style:name="P4753" style:parent-style-name="PlainText" style:family="paragraph">
      <style:text-properties style:font-name="Courier New" style:font-name-complex="Courier New"/>
    </style:style>
    <style:style style:name="P4754" style:parent-style-name="PlainText" style:family="paragraph">
      <style:text-properties style:font-name="Courier New" style:font-name-complex="Courier New"/>
    </style:style>
    <style:style style:name="P4755" style:parent-style-name="PlainText" style:family="paragraph">
      <style:text-properties style:font-name="Courier New" style:font-name-complex="Courier New"/>
    </style:style>
    <style:style style:name="P4756" style:parent-style-name="PlainText" style:family="paragraph">
      <style:text-properties style:font-name="Courier New" style:font-name-complex="Courier New"/>
    </style:style>
    <style:style style:name="P4757" style:parent-style-name="PlainText" style:family="paragraph">
      <style:text-properties style:font-name="Courier New" style:font-name-complex="Courier New"/>
    </style:style>
    <style:style style:name="P4758" style:parent-style-name="PlainText" style:family="paragraph">
      <style:text-properties style:font-name="Courier New" style:font-name-complex="Courier New"/>
    </style:style>
    <style:style style:name="P4759" style:parent-style-name="PlainText" style:family="paragraph">
      <style:text-properties style:font-name="Courier New" style:font-name-complex="Courier New"/>
    </style:style>
    <style:style style:name="P4760" style:parent-style-name="PlainText" style:family="paragraph">
      <style:text-properties style:font-name="Courier New" style:font-name-complex="Courier New"/>
    </style:style>
    <style:style style:name="P4761" style:parent-style-name="PlainText" style:family="paragraph">
      <style:text-properties style:font-name="Courier New" style:font-name-complex="Courier New"/>
    </style:style>
    <style:style style:name="P4762" style:parent-style-name="PlainText" style:family="paragraph">
      <style:text-properties style:font-name="Courier New" style:font-name-complex="Courier New"/>
    </style:style>
    <style:style style:name="P4763" style:parent-style-name="PlainText" style:family="paragraph">
      <style:text-properties style:font-name="Courier New" style:font-name-complex="Courier New"/>
    </style:style>
    <style:style style:name="P4764" style:parent-style-name="PlainText" style:family="paragraph">
      <style:text-properties style:font-name="Courier New" style:font-name-complex="Courier New"/>
    </style:style>
    <style:style style:name="P4765" style:parent-style-name="PlainText" style:family="paragraph">
      <style:text-properties style:font-name="Courier New" style:font-name-complex="Courier New"/>
    </style:style>
    <style:style style:name="P4766" style:parent-style-name="PlainText" style:family="paragraph">
      <style:text-properties style:font-name="Courier New" style:font-name-complex="Courier New"/>
    </style:style>
    <style:style style:name="P4767" style:parent-style-name="PlainText" style:family="paragraph">
      <style:text-properties style:font-name="Courier New" style:font-name-complex="Courier New"/>
    </style:style>
    <style:style style:name="P4768" style:parent-style-name="PlainText" style:family="paragraph">
      <style:text-properties style:font-name="Courier New" style:font-name-complex="Courier New"/>
    </style:style>
    <style:style style:name="P4769" style:parent-style-name="PlainText" style:family="paragraph">
      <style:text-properties style:font-name="Courier New" style:font-name-complex="Courier New"/>
    </style:style>
    <style:style style:name="P4770" style:parent-style-name="PlainText" style:family="paragraph">
      <style:text-properties style:font-name="Courier New" style:font-name-complex="Courier New"/>
    </style:style>
    <style:style style:name="P4771" style:parent-style-name="PlainText" style:family="paragraph">
      <style:text-properties style:font-name="Courier New" style:font-name-complex="Courier New"/>
    </style:style>
    <style:style style:name="P4772" style:parent-style-name="PlainText" style:family="paragraph">
      <style:text-properties style:font-name="Courier New" style:font-name-complex="Courier New"/>
    </style:style>
    <style:style style:name="P4773" style:parent-style-name="PlainText" style:family="paragraph">
      <style:text-properties style:font-name="Courier New" style:font-name-complex="Courier New"/>
    </style:style>
    <style:style style:name="P4774" style:parent-style-name="PlainText" style:family="paragraph">
      <style:text-properties style:font-name="Courier New" style:font-name-complex="Courier New"/>
    </style:style>
    <style:style style:name="P4775" style:parent-style-name="PlainText" style:family="paragraph">
      <style:text-properties style:font-name="Courier New" style:font-name-complex="Courier New"/>
    </style:style>
    <style:style style:name="P4776" style:parent-style-name="PlainText" style:family="paragraph">
      <style:text-properties style:font-name="Courier New" style:font-name-complex="Courier New"/>
    </style:style>
    <style:style style:name="P4777" style:parent-style-name="PlainText" style:family="paragraph">
      <style:text-properties style:font-name="Courier New" style:font-name-complex="Courier New"/>
    </style:style>
    <style:style style:name="P4778" style:parent-style-name="PlainText" style:family="paragraph">
      <style:text-properties style:font-name="Courier New" style:font-name-complex="Courier New"/>
    </style:style>
    <style:style style:name="P4779" style:parent-style-name="PlainText" style:family="paragraph">
      <style:text-properties style:font-name="Courier New" style:font-name-complex="Courier New"/>
    </style:style>
    <style:style style:name="P4780" style:parent-style-name="PlainText" style:family="paragraph">
      <style:text-properties style:font-name="Courier New" style:font-name-complex="Courier New"/>
    </style:style>
    <style:style style:name="P4781" style:parent-style-name="PlainText" style:family="paragraph">
      <style:text-properties style:font-name="Courier New" style:font-name-complex="Courier New"/>
    </style:style>
    <style:style style:name="P4782" style:parent-style-name="PlainText" style:family="paragraph">
      <style:text-properties style:font-name="Courier New" style:font-name-complex="Courier New"/>
    </style:style>
    <style:style style:name="P4783" style:parent-style-name="PlainText" style:family="paragraph">
      <style:text-properties style:font-name="Courier New" style:font-name-complex="Courier New"/>
    </style:style>
    <style:style style:name="P4784" style:parent-style-name="PlainText" style:family="paragraph">
      <style:text-properties style:font-name="Courier New" style:font-name-complex="Courier New"/>
    </style:style>
    <style:style style:name="P4785" style:parent-style-name="PlainText" style:family="paragraph">
      <style:text-properties style:font-name="Courier New" style:font-name-complex="Courier New"/>
    </style:style>
    <style:style style:name="P4786" style:parent-style-name="PlainText" style:family="paragraph">
      <style:text-properties style:font-name="Courier New" style:font-name-complex="Courier New"/>
    </style:style>
    <style:style style:name="P4787" style:parent-style-name="PlainText" style:family="paragraph">
      <style:text-properties style:font-name="Courier New" style:font-name-complex="Courier New"/>
    </style:style>
    <style:style style:name="P4788" style:parent-style-name="PlainText" style:family="paragraph">
      <style:text-properties style:font-name="Courier New" style:font-name-complex="Courier New"/>
    </style:style>
    <style:style style:name="P4789" style:parent-style-name="PlainText" style:family="paragraph">
      <style:text-properties style:font-name="Courier New" style:font-name-complex="Courier New"/>
    </style:style>
    <style:style style:name="P4790" style:parent-style-name="PlainText" style:family="paragraph">
      <style:text-properties style:font-name="Courier New" style:font-name-complex="Courier New"/>
    </style:style>
    <style:style style:name="P4791" style:parent-style-name="PlainText" style:family="paragraph">
      <style:text-properties style:font-name="Courier New" style:font-name-complex="Courier New"/>
    </style:style>
    <style:style style:name="P4792" style:parent-style-name="PlainText" style:family="paragraph">
      <style:text-properties style:font-name="Courier New" style:font-name-complex="Courier New"/>
    </style:style>
    <style:style style:name="P4793" style:parent-style-name="PlainText" style:family="paragraph">
      <style:text-properties style:font-name="Courier New" style:font-name-complex="Courier New"/>
    </style:style>
    <style:style style:name="P4794" style:parent-style-name="PlainText" style:family="paragraph">
      <style:text-properties style:font-name="Courier New" style:font-name-complex="Courier New"/>
    </style:style>
    <style:style style:name="P4795" style:parent-style-name="PlainText" style:family="paragraph">
      <style:text-properties style:font-name="Courier New" style:font-name-complex="Courier New"/>
    </style:style>
    <style:style style:name="P4796" style:parent-style-name="PlainText" style:family="paragraph">
      <style:text-properties style:font-name="Courier New" style:font-name-complex="Courier New"/>
    </style:style>
    <style:style style:name="P4797" style:parent-style-name="PlainText" style:family="paragraph">
      <style:text-properties style:font-name="Courier New" style:font-name-complex="Courier New"/>
    </style:style>
    <style:style style:name="P4798" style:parent-style-name="PlainText" style:family="paragraph">
      <style:text-properties style:font-name="Courier New" style:font-name-complex="Courier New"/>
    </style:style>
    <style:style style:name="P4799" style:parent-style-name="PlainText" style:family="paragraph">
      <style:text-properties style:font-name="Courier New" style:font-name-complex="Courier New"/>
    </style:style>
    <style:style style:name="P4800" style:parent-style-name="PlainText" style:family="paragraph">
      <style:text-properties style:font-name="Courier New" style:font-name-complex="Courier New"/>
    </style:style>
    <style:style style:name="P4801" style:parent-style-name="PlainText" style:family="paragraph">
      <style:text-properties style:font-name="Courier New" style:font-name-complex="Courier New"/>
    </style:style>
    <style:style style:name="P4802" style:parent-style-name="PlainText" style:family="paragraph">
      <style:text-properties style:font-name="Courier New" style:font-name-complex="Courier New"/>
    </style:style>
    <style:style style:name="P4803" style:parent-style-name="PlainText" style:family="paragraph">
      <style:text-properties style:font-name="Courier New" style:font-name-complex="Courier New"/>
    </style:style>
    <style:style style:name="P4804" style:parent-style-name="PlainText" style:family="paragraph">
      <style:text-properties style:font-name="Courier New" style:font-name-complex="Courier New"/>
    </style:style>
    <style:style style:name="P4805" style:parent-style-name="PlainText" style:family="paragraph">
      <style:text-properties style:font-name="Courier New" style:font-name-complex="Courier New"/>
    </style:style>
    <style:style style:name="P4806" style:parent-style-name="PlainText" style:family="paragraph">
      <style:text-properties style:font-name="Courier New" style:font-name-complex="Courier New"/>
    </style:style>
    <style:style style:name="P4807" style:parent-style-name="PlainText" style:family="paragraph">
      <style:text-properties style:font-name="Courier New" style:font-name-complex="Courier New"/>
    </style:style>
    <style:style style:name="P4808" style:parent-style-name="PlainText" style:family="paragraph">
      <style:text-properties style:font-name="Courier New" style:font-name-complex="Courier New"/>
    </style:style>
    <style:style style:name="P4809" style:parent-style-name="PlainText" style:family="paragraph">
      <style:text-properties style:font-name="Courier New" style:font-name-complex="Courier New"/>
    </style:style>
    <style:style style:name="P4810" style:parent-style-name="PlainText" style:family="paragraph">
      <style:text-properties style:font-name="Courier New" style:font-name-complex="Courier New"/>
    </style:style>
    <style:style style:name="P4811" style:parent-style-name="PlainText" style:family="paragraph">
      <style:text-properties style:font-name="Courier New" style:font-name-complex="Courier New"/>
    </style:style>
    <style:style style:name="P4812" style:parent-style-name="PlainText" style:family="paragraph">
      <style:text-properties style:font-name="Courier New" style:font-name-complex="Courier New"/>
    </style:style>
    <style:style style:name="P4813" style:parent-style-name="PlainText" style:family="paragraph">
      <style:text-properties style:font-name="Courier New" style:font-name-complex="Courier New"/>
    </style:style>
    <style:style style:name="P4814" style:parent-style-name="PlainText" style:family="paragraph">
      <style:text-properties style:font-name="Courier New" style:font-name-complex="Courier New"/>
    </style:style>
    <style:style style:name="P4815" style:parent-style-name="PlainText" style:family="paragraph">
      <style:text-properties style:font-name="Courier New" style:font-name-complex="Courier New"/>
    </style:style>
    <style:style style:name="P4816" style:parent-style-name="PlainText" style:family="paragraph">
      <style:text-properties style:font-name="Courier New" style:font-name-complex="Courier New"/>
    </style:style>
    <style:style style:name="P4817" style:parent-style-name="PlainText" style:family="paragraph">
      <style:text-properties style:font-name="Courier New" style:font-name-complex="Courier New"/>
    </style:style>
    <style:style style:name="P4818" style:parent-style-name="PlainText" style:family="paragraph">
      <style:text-properties style:font-name="Courier New" style:font-name-complex="Courier New"/>
    </style:style>
    <style:style style:name="P4819" style:parent-style-name="PlainText" style:family="paragraph">
      <style:text-properties style:font-name="Courier New" style:font-name-complex="Courier New"/>
    </style:style>
    <style:style style:name="P4820" style:parent-style-name="PlainText" style:family="paragraph">
      <style:text-properties style:font-name="Courier New" style:font-name-complex="Courier New"/>
    </style:style>
    <style:style style:name="P4821" style:parent-style-name="PlainText" style:family="paragraph">
      <style:text-properties style:font-name="Courier New" style:font-name-complex="Courier New"/>
    </style:style>
    <style:style style:name="P4822" style:parent-style-name="PlainText" style:family="paragraph">
      <style:text-properties style:font-name="Courier New" style:font-name-complex="Courier New"/>
    </style:style>
    <style:style style:name="P4823" style:parent-style-name="PlainText" style:family="paragraph">
      <style:text-properties style:font-name="Courier New" style:font-name-complex="Courier New"/>
    </style:style>
    <style:style style:name="P4824" style:parent-style-name="PlainText" style:family="paragraph">
      <style:text-properties style:font-name="Courier New" style:font-name-complex="Courier New"/>
    </style:style>
    <style:style style:name="P4825" style:parent-style-name="PlainText" style:family="paragraph">
      <style:text-properties style:font-name="Courier New" style:font-name-complex="Courier New"/>
    </style:style>
    <style:style style:name="P4826" style:parent-style-name="PlainText" style:family="paragraph">
      <style:text-properties style:font-name="Courier New" style:font-name-complex="Courier New"/>
    </style:style>
    <style:style style:name="P4827" style:parent-style-name="PlainText" style:family="paragraph">
      <style:text-properties style:font-name="Courier New" style:font-name-complex="Courier New"/>
    </style:style>
    <style:style style:name="P4828" style:parent-style-name="PlainText" style:family="paragraph">
      <style:text-properties style:font-name="Courier New" style:font-name-complex="Courier New"/>
    </style:style>
    <style:style style:name="P4829" style:parent-style-name="PlainText" style:family="paragraph">
      <style:text-properties style:font-name="Courier New" style:font-name-complex="Courier New"/>
    </style:style>
    <style:style style:name="P4830" style:parent-style-name="PlainText" style:family="paragraph">
      <style:text-properties style:font-name="Courier New" style:font-name-complex="Courier New"/>
    </style:style>
    <style:style style:name="P4831" style:parent-style-name="PlainText" style:family="paragraph">
      <style:text-properties style:font-name="Courier New" style:font-name-complex="Courier New"/>
    </style:style>
    <style:style style:name="P4832" style:parent-style-name="PlainText" style:family="paragraph">
      <style:text-properties style:font-name="Courier New" style:font-name-complex="Courier New"/>
    </style:style>
    <style:style style:name="P4833" style:parent-style-name="PlainText" style:family="paragraph">
      <style:text-properties style:font-name="Courier New" style:font-name-complex="Courier New"/>
    </style:style>
    <style:style style:name="P4834" style:parent-style-name="PlainText" style:family="paragraph">
      <style:text-properties style:font-name="Courier New" style:font-name-complex="Courier New"/>
    </style:style>
    <style:style style:name="P4835" style:parent-style-name="PlainText" style:family="paragraph">
      <style:text-properties style:font-name="Courier New" style:font-name-complex="Courier New"/>
    </style:style>
    <style:style style:name="P4836" style:parent-style-name="PlainText" style:family="paragraph">
      <style:text-properties style:font-name="Courier New" style:font-name-complex="Courier New"/>
    </style:style>
    <style:style style:name="P4837" style:parent-style-name="PlainText" style:family="paragraph">
      <style:text-properties style:font-name="Courier New" style:font-name-complex="Courier New"/>
    </style:style>
    <style:style style:name="P4838" style:parent-style-name="PlainText" style:family="paragraph">
      <style:text-properties style:font-name="Courier New" style:font-name-complex="Courier New"/>
    </style:style>
    <style:style style:name="P4839" style:parent-style-name="PlainText" style:family="paragraph">
      <style:text-properties style:font-name="Courier New" style:font-name-complex="Courier New"/>
    </style:style>
    <style:style style:name="P4840" style:parent-style-name="PlainText" style:family="paragraph">
      <style:text-properties style:font-name="Courier New" style:font-name-complex="Courier New"/>
    </style:style>
    <style:style style:name="P4841" style:parent-style-name="PlainText" style:family="paragraph">
      <style:text-properties style:font-name="Courier New" style:font-name-complex="Courier New"/>
    </style:style>
    <style:style style:name="P4842" style:parent-style-name="PlainText" style:family="paragraph">
      <style:text-properties style:font-name="Courier New" style:font-name-complex="Courier New"/>
    </style:style>
    <style:style style:name="P4843" style:parent-style-name="PlainText" style:family="paragraph">
      <style:text-properties style:font-name="Courier New" style:font-name-complex="Courier New"/>
    </style:style>
    <style:style style:name="P4844" style:parent-style-name="PlainText" style:family="paragraph">
      <style:text-properties style:font-name="Courier New" style:font-name-complex="Courier New"/>
    </style:style>
    <style:style style:name="P4845" style:parent-style-name="PlainText" style:family="paragraph">
      <style:text-properties style:font-name="Courier New" style:font-name-complex="Courier New"/>
    </style:style>
    <style:style style:name="P4846" style:parent-style-name="PlainText" style:family="paragraph">
      <style:text-properties style:font-name="Courier New" style:font-name-complex="Courier New"/>
    </style:style>
    <style:style style:name="P4847" style:parent-style-name="PlainText" style:family="paragraph">
      <style:text-properties style:font-name="Courier New" style:font-name-complex="Courier New"/>
    </style:style>
    <style:style style:name="P4848" style:parent-style-name="PlainText" style:family="paragraph">
      <style:text-properties style:font-name="Courier New" style:font-name-complex="Courier New"/>
    </style:style>
    <style:style style:name="P4849" style:parent-style-name="PlainText" style:family="paragraph">
      <style:text-properties style:font-name="Courier New" style:font-name-complex="Courier New"/>
    </style:style>
    <style:style style:name="P4850" style:parent-style-name="PlainText" style:family="paragraph">
      <style:text-properties style:font-name="Courier New" style:font-name-complex="Courier New"/>
    </style:style>
    <style:style style:name="P4851" style:parent-style-name="PlainText" style:family="paragraph">
      <style:text-properties style:font-name="Courier New" style:font-name-complex="Courier New"/>
    </style:style>
    <style:style style:name="P4852" style:parent-style-name="PlainText" style:family="paragraph">
      <style:text-properties style:font-name="Courier New" style:font-name-complex="Courier New"/>
    </style:style>
    <style:style style:name="P4853" style:parent-style-name="PlainText" style:family="paragraph">
      <style:text-properties style:font-name="Courier New" style:font-name-complex="Courier New"/>
    </style:style>
    <style:style style:name="P4854" style:parent-style-name="PlainText" style:family="paragraph">
      <style:text-properties style:font-name="Courier New" style:font-name-complex="Courier New"/>
    </style:style>
    <style:style style:name="P4855" style:parent-style-name="PlainText" style:family="paragraph">
      <style:text-properties style:font-name="Courier New" style:font-name-complex="Courier New"/>
    </style:style>
    <style:style style:name="P4856" style:parent-style-name="PlainText" style:family="paragraph">
      <style:text-properties style:font-name="Courier New" style:font-name-complex="Courier New"/>
    </style:style>
    <style:style style:name="P4857" style:parent-style-name="PlainText" style:family="paragraph">
      <style:text-properties style:font-name="Courier New" style:font-name-complex="Courier New"/>
    </style:style>
    <style:style style:name="P4858" style:parent-style-name="PlainText" style:family="paragraph">
      <style:text-properties style:font-name="Courier New" style:font-name-complex="Courier New"/>
    </style:style>
    <style:style style:name="P4859" style:parent-style-name="PlainText" style:family="paragraph">
      <style:text-properties style:font-name="Courier New" style:font-name-complex="Courier New"/>
    </style:style>
    <style:style style:name="P4860" style:parent-style-name="PlainText" style:family="paragraph">
      <style:text-properties style:font-name="Courier New" style:font-name-complex="Courier New"/>
    </style:style>
    <style:style style:name="P4861" style:parent-style-name="PlainText" style:family="paragraph">
      <style:text-properties style:font-name="Courier New" style:font-name-complex="Courier New"/>
    </style:style>
    <style:style style:name="P4862" style:parent-style-name="PlainText" style:family="paragraph">
      <style:text-properties style:font-name="Courier New" style:font-name-complex="Courier New"/>
    </style:style>
    <style:style style:name="P4863" style:parent-style-name="PlainText" style:family="paragraph">
      <style:text-properties style:font-name="Courier New" style:font-name-complex="Courier New"/>
    </style:style>
    <style:style style:name="P4864" style:parent-style-name="PlainText" style:family="paragraph">
      <style:text-properties style:font-name="Courier New" style:font-name-complex="Courier New"/>
    </style:style>
    <style:style style:name="P4865" style:parent-style-name="PlainText" style:family="paragraph">
      <style:text-properties style:font-name="Courier New" style:font-name-complex="Courier New"/>
    </style:style>
    <style:style style:name="P4866" style:parent-style-name="PlainText" style:family="paragraph">
      <style:text-properties style:font-name="Courier New" style:font-name-complex="Courier New"/>
    </style:style>
    <style:style style:name="P4867" style:parent-style-name="PlainText" style:family="paragraph">
      <style:text-properties style:font-name="Courier New" style:font-name-complex="Courier New"/>
    </style:style>
    <style:style style:name="P4868" style:parent-style-name="PlainText" style:family="paragraph">
      <style:text-properties style:font-name="Courier New" style:font-name-complex="Courier New"/>
    </style:style>
    <style:style style:name="P4869" style:parent-style-name="PlainText" style:family="paragraph">
      <style:text-properties style:font-name="Courier New" style:font-name-complex="Courier New"/>
    </style:style>
    <style:style style:name="P4870" style:parent-style-name="PlainText" style:family="paragraph">
      <style:text-properties style:font-name="Courier New" style:font-name-complex="Courier New"/>
    </style:style>
    <style:style style:name="P4871" style:parent-style-name="PlainText" style:family="paragraph">
      <style:text-properties style:font-name="Courier New" style:font-name-complex="Courier New"/>
    </style:style>
    <style:style style:name="P4872" style:parent-style-name="PlainText" style:family="paragraph">
      <style:text-properties style:font-name="Courier New" style:font-name-complex="Courier New"/>
    </style:style>
    <style:style style:name="P4873" style:parent-style-name="PlainText" style:family="paragraph">
      <style:text-properties style:font-name="Courier New" style:font-name-complex="Courier New"/>
    </style:style>
    <style:style style:name="P4874" style:parent-style-name="PlainText" style:family="paragraph">
      <style:text-properties style:font-name="Courier New" style:font-name-complex="Courier New"/>
    </style:style>
    <style:style style:name="P4875" style:parent-style-name="PlainText" style:family="paragraph">
      <style:text-properties style:font-name="Courier New" style:font-name-complex="Courier New"/>
    </style:style>
    <style:style style:name="P4876" style:parent-style-name="PlainText" style:family="paragraph">
      <style:text-properties style:font-name="Courier New" style:font-name-complex="Courier New"/>
    </style:style>
    <style:style style:name="P4877" style:parent-style-name="PlainText" style:family="paragraph">
      <style:text-properties style:font-name="Courier New" style:font-name-complex="Courier New"/>
    </style:style>
    <style:style style:name="P4878" style:parent-style-name="PlainText" style:family="paragraph">
      <style:text-properties style:font-name="Courier New" style:font-name-complex="Courier New"/>
    </style:style>
    <style:style style:name="P4879" style:parent-style-name="PlainText" style:family="paragraph">
      <style:text-properties style:font-name="Courier New" style:font-name-complex="Courier New"/>
    </style:style>
    <style:style style:name="P4880" style:parent-style-name="PlainText" style:family="paragraph">
      <style:text-properties style:font-name="Courier New" style:font-name-complex="Courier New"/>
    </style:style>
    <style:style style:name="P4881" style:parent-style-name="PlainText" style:family="paragraph">
      <style:text-properties style:font-name="Courier New" style:font-name-complex="Courier New"/>
    </style:style>
    <style:style style:name="P4882" style:parent-style-name="PlainText" style:family="paragraph">
      <style:text-properties style:font-name="Courier New" style:font-name-complex="Courier New"/>
    </style:style>
    <style:style style:name="P4883" style:parent-style-name="PlainText" style:family="paragraph">
      <style:text-properties style:font-name="Courier New" style:font-name-complex="Courier New"/>
    </style:style>
    <style:style style:name="P4884" style:parent-style-name="PlainText" style:family="paragraph">
      <style:text-properties style:font-name="Courier New" style:font-name-complex="Courier New"/>
    </style:style>
    <style:style style:name="P4885" style:parent-style-name="PlainText" style:family="paragraph">
      <style:text-properties style:font-name="Courier New" style:font-name-complex="Courier New"/>
    </style:style>
    <style:style style:name="P4886" style:parent-style-name="PlainText" style:family="paragraph">
      <style:text-properties style:font-name="Courier New" style:font-name-complex="Courier New"/>
    </style:style>
    <style:style style:name="P4887" style:parent-style-name="PlainText" style:family="paragraph">
      <style:text-properties style:font-name="Courier New" style:font-name-complex="Courier New"/>
    </style:style>
    <style:style style:name="P4888" style:parent-style-name="PlainText" style:family="paragraph">
      <style:text-properties style:font-name="Courier New" style:font-name-complex="Courier New"/>
    </style:style>
    <style:style style:name="P4889" style:parent-style-name="PlainText" style:family="paragraph">
      <style:text-properties style:font-name="Courier New" style:font-name-complex="Courier New"/>
    </style:style>
    <style:style style:name="P4890" style:parent-style-name="PlainText" style:family="paragraph">
      <style:text-properties style:font-name="Courier New" style:font-name-complex="Courier New"/>
    </style:style>
    <style:style style:name="P4891" style:parent-style-name="PlainText" style:family="paragraph">
      <style:text-properties style:font-name="Courier New" style:font-name-complex="Courier New"/>
    </style:style>
    <style:style style:name="P4892" style:parent-style-name="PlainText" style:family="paragraph">
      <style:text-properties style:font-name="Courier New" style:font-name-complex="Courier New"/>
    </style:style>
    <style:style style:name="P4893" style:parent-style-name="PlainText" style:family="paragraph">
      <style:text-properties style:font-name="Courier New" style:font-name-complex="Courier New"/>
    </style:style>
    <style:style style:name="P4894" style:parent-style-name="PlainText" style:family="paragraph">
      <style:text-properties style:font-name="Courier New" style:font-name-complex="Courier New"/>
    </style:style>
    <style:style style:name="P4895" style:parent-style-name="PlainText" style:family="paragraph">
      <style:text-properties style:font-name="Courier New" style:font-name-complex="Courier New"/>
    </style:style>
    <style:style style:name="P4896" style:parent-style-name="PlainText" style:family="paragraph">
      <style:text-properties style:font-name="Courier New" style:font-name-complex="Courier New"/>
    </style:style>
    <style:style style:name="P4897" style:parent-style-name="PlainText" style:family="paragraph">
      <style:text-properties style:font-name="Courier New" style:font-name-complex="Courier New"/>
    </style:style>
    <style:style style:name="P4898" style:parent-style-name="PlainText" style:family="paragraph">
      <style:text-properties style:font-name="Courier New" style:font-name-complex="Courier New"/>
    </style:style>
    <style:style style:name="P4899" style:parent-style-name="PlainText" style:family="paragraph">
      <style:text-properties style:font-name="Courier New" style:font-name-complex="Courier New"/>
    </style:style>
    <style:style style:name="P4900" style:parent-style-name="PlainText" style:family="paragraph">
      <style:text-properties style:font-name="Courier New" style:font-name-complex="Courier New"/>
    </style:style>
    <style:style style:name="P4901" style:parent-style-name="PlainText" style:family="paragraph">
      <style:text-properties style:font-name="Courier New" style:font-name-complex="Courier New"/>
    </style:style>
    <style:style style:name="P4902" style:parent-style-name="PlainText" style:family="paragraph">
      <style:text-properties style:font-name="Courier New" style:font-name-complex="Courier New"/>
    </style:style>
    <style:style style:name="P4903" style:parent-style-name="PlainText" style:family="paragraph">
      <style:text-properties style:font-name="Courier New" style:font-name-complex="Courier New"/>
    </style:style>
    <style:style style:name="P4904" style:parent-style-name="PlainText" style:family="paragraph">
      <style:text-properties style:font-name="Courier New" style:font-name-complex="Courier New"/>
    </style:style>
    <style:style style:name="P4905" style:parent-style-name="PlainText" style:family="paragraph">
      <style:text-properties style:font-name="Courier New" style:font-name-complex="Courier New"/>
    </style:style>
    <style:style style:name="P4906" style:parent-style-name="PlainText" style:family="paragraph">
      <style:text-properties style:font-name="Courier New" style:font-name-complex="Courier New"/>
    </style:style>
    <style:style style:name="P4907" style:parent-style-name="PlainText" style:family="paragraph">
      <style:text-properties style:font-name="Courier New" style:font-name-complex="Courier New"/>
    </style:style>
    <style:style style:name="P4908" style:parent-style-name="PlainText" style:family="paragraph">
      <style:text-properties style:font-name="Courier New" style:font-name-complex="Courier New"/>
    </style:style>
    <style:style style:name="P4909" style:parent-style-name="PlainText" style:family="paragraph">
      <style:text-properties style:font-name="Courier New" style:font-name-complex="Courier New"/>
    </style:style>
    <style:style style:name="P4910" style:parent-style-name="PlainText" style:family="paragraph">
      <style:text-properties style:font-name="Courier New" style:font-name-complex="Courier New"/>
    </style:style>
    <style:style style:name="P4911" style:parent-style-name="PlainText" style:family="paragraph">
      <style:text-properties style:font-name="Courier New" style:font-name-complex="Courier New"/>
    </style:style>
    <style:style style:name="P4912" style:parent-style-name="PlainText" style:family="paragraph">
      <style:text-properties style:font-name="Courier New" style:font-name-complex="Courier New"/>
    </style:style>
    <style:style style:name="P4913" style:parent-style-name="PlainText" style:family="paragraph">
      <style:text-properties style:font-name="Courier New" style:font-name-complex="Courier New"/>
    </style:style>
    <style:style style:name="P4914" style:parent-style-name="PlainText" style:family="paragraph">
      <style:text-properties style:font-name="Courier New" style:font-name-complex="Courier New"/>
    </style:style>
    <style:style style:name="P4915" style:parent-style-name="PlainText" style:family="paragraph">
      <style:text-properties style:font-name="Courier New" style:font-name-complex="Courier New"/>
    </style:style>
    <style:style style:name="P4916" style:parent-style-name="PlainText" style:family="paragraph">
      <style:text-properties style:font-name="Courier New" style:font-name-complex="Courier New"/>
    </style:style>
    <style:style style:name="P4917" style:parent-style-name="PlainText" style:family="paragraph">
      <style:text-properties style:font-name="Courier New" style:font-name-complex="Courier New"/>
    </style:style>
    <style:style style:name="P4918" style:parent-style-name="PlainText" style:family="paragraph">
      <style:text-properties style:font-name="Courier New" style:font-name-complex="Courier New"/>
    </style:style>
    <style:style style:name="P4919" style:parent-style-name="PlainText" style:family="paragraph">
      <style:text-properties style:font-name="Courier New" style:font-name-complex="Courier New"/>
    </style:style>
    <style:style style:name="P4920" style:parent-style-name="PlainText" style:family="paragraph">
      <style:text-properties style:font-name="Courier New" style:font-name-complex="Courier New"/>
    </style:style>
    <style:style style:name="P4921" style:parent-style-name="PlainText" style:family="paragraph">
      <style:text-properties style:font-name="Courier New" style:font-name-complex="Courier New"/>
    </style:style>
    <style:style style:name="P4922" style:parent-style-name="PlainText" style:family="paragraph">
      <style:text-properties style:font-name="Courier New" style:font-name-complex="Courier New"/>
    </style:style>
    <style:style style:name="P4923" style:parent-style-name="PlainText" style:family="paragraph">
      <style:text-properties style:font-name="Courier New" style:font-name-complex="Courier New"/>
    </style:style>
    <style:style style:name="P4924" style:parent-style-name="PlainText" style:family="paragraph">
      <style:text-properties style:font-name="Courier New" style:font-name-complex="Courier New"/>
    </style:style>
    <style:style style:name="P4925" style:parent-style-name="PlainText" style:family="paragraph">
      <style:text-properties style:font-name="Courier New" style:font-name-complex="Courier New"/>
    </style:style>
    <style:style style:name="P4926" style:parent-style-name="PlainText" style:family="paragraph">
      <style:text-properties style:font-name="Courier New" style:font-name-complex="Courier New"/>
    </style:style>
    <style:style style:name="P4927" style:parent-style-name="PlainText" style:family="paragraph">
      <style:text-properties style:font-name="Courier New" style:font-name-complex="Courier New"/>
    </style:style>
    <style:style style:name="P4928" style:parent-style-name="PlainText" style:family="paragraph">
      <style:text-properties style:font-name="Courier New" style:font-name-complex="Courier New"/>
    </style:style>
    <style:style style:name="P4929" style:parent-style-name="PlainText" style:family="paragraph">
      <style:text-properties style:font-name="Courier New" style:font-name-complex="Courier New"/>
    </style:style>
    <style:style style:name="P4930" style:parent-style-name="PlainText" style:family="paragraph">
      <style:text-properties style:font-name="Courier New" style:font-name-complex="Courier New"/>
    </style:style>
    <style:style style:name="P4931" style:parent-style-name="PlainText" style:family="paragraph">
      <style:text-properties style:font-name="Courier New" style:font-name-complex="Courier New"/>
    </style:style>
    <style:style style:name="P4932" style:parent-style-name="PlainText" style:family="paragraph">
      <style:text-properties style:font-name="Courier New" style:font-name-complex="Courier New"/>
    </style:style>
    <style:style style:name="P4933" style:parent-style-name="PlainText" style:family="paragraph">
      <style:text-properties style:font-name="Courier New" style:font-name-complex="Courier New"/>
    </style:style>
    <style:style style:name="P4934" style:parent-style-name="PlainText" style:family="paragraph">
      <style:text-properties style:font-name="Courier New" style:font-name-complex="Courier New"/>
    </style:style>
    <style:style style:name="P4935" style:parent-style-name="PlainText" style:family="paragraph">
      <style:text-properties style:font-name="Courier New" style:font-name-complex="Courier New"/>
    </style:style>
    <style:style style:name="P4936" style:parent-style-name="PlainText" style:family="paragraph">
      <style:text-properties style:font-name="Courier New" style:font-name-complex="Courier New"/>
    </style:style>
    <style:style style:name="P4937" style:parent-style-name="PlainText" style:family="paragraph">
      <style:text-properties style:font-name="Courier New" style:font-name-complex="Courier New"/>
    </style:style>
    <style:style style:name="P4938" style:parent-style-name="PlainText" style:family="paragraph">
      <style:text-properties style:font-name="Courier New" style:font-name-complex="Courier New"/>
    </style:style>
    <style:style style:name="P4939" style:parent-style-name="PlainText" style:family="paragraph">
      <style:text-properties style:font-name="Courier New" style:font-name-complex="Courier New"/>
    </style:style>
    <style:style style:name="P4940" style:parent-style-name="PlainText" style:family="paragraph">
      <style:text-properties style:font-name="Courier New" style:font-name-complex="Courier New"/>
    </style:style>
    <style:style style:name="P4941" style:parent-style-name="PlainText" style:family="paragraph">
      <style:text-properties style:font-name="Courier New" style:font-name-complex="Courier New"/>
    </style:style>
    <style:style style:name="P4942" style:parent-style-name="PlainText" style:family="paragraph">
      <style:text-properties style:font-name="Courier New" style:font-name-complex="Courier New"/>
    </style:style>
    <style:style style:name="P4943" style:parent-style-name="PlainText" style:family="paragraph">
      <style:text-properties style:font-name="Courier New" style:font-name-complex="Courier New"/>
    </style:style>
    <style:style style:name="P4944" style:parent-style-name="PlainText" style:family="paragraph">
      <style:text-properties style:font-name="Courier New" style:font-name-complex="Courier New"/>
    </style:style>
    <style:style style:name="P4945" style:parent-style-name="PlainText" style:family="paragraph">
      <style:text-properties style:font-name="Courier New" style:font-name-complex="Courier New"/>
    </style:style>
    <style:style style:name="P4946" style:parent-style-name="PlainText" style:family="paragraph">
      <style:text-properties style:font-name="Courier New" style:font-name-complex="Courier New"/>
    </style:style>
    <style:style style:name="P4947" style:parent-style-name="PlainText" style:family="paragraph">
      <style:text-properties style:font-name="Courier New" style:font-name-complex="Courier New"/>
    </style:style>
    <style:style style:name="P4948" style:parent-style-name="PlainText" style:family="paragraph">
      <style:text-properties style:font-name="Courier New" style:font-name-complex="Courier New"/>
    </style:style>
    <style:style style:name="P4949" style:parent-style-name="PlainText" style:family="paragraph">
      <style:text-properties style:font-name="Courier New" style:font-name-complex="Courier New"/>
    </style:style>
    <style:style style:name="P4950" style:parent-style-name="PlainText" style:family="paragraph">
      <style:text-properties style:font-name="Courier New" style:font-name-complex="Courier New"/>
    </style:style>
    <style:style style:name="P4951" style:parent-style-name="PlainText" style:family="paragraph">
      <style:text-properties style:font-name="Courier New" style:font-name-complex="Courier New"/>
    </style:style>
    <style:style style:name="P4952" style:parent-style-name="PlainText" style:family="paragraph">
      <style:text-properties style:font-name="Courier New" style:font-name-complex="Courier New"/>
    </style:style>
    <style:style style:name="P4953" style:parent-style-name="PlainText" style:family="paragraph">
      <style:text-properties style:font-name="Courier New" style:font-name-complex="Courier New"/>
    </style:style>
    <style:style style:name="P4954" style:parent-style-name="PlainText" style:family="paragraph">
      <style:text-properties style:font-name="Courier New" style:font-name-complex="Courier New"/>
    </style:style>
    <style:style style:name="P4955" style:parent-style-name="PlainText" style:family="paragraph">
      <style:text-properties style:font-name="Courier New" style:font-name-complex="Courier New"/>
    </style:style>
    <style:style style:name="P4956" style:parent-style-name="PlainText" style:family="paragraph">
      <style:text-properties style:font-name="Courier New" style:font-name-complex="Courier New"/>
    </style:style>
    <style:style style:name="P4957" style:parent-style-name="PlainText" style:family="paragraph">
      <style:text-properties style:font-name="Courier New" style:font-name-complex="Courier New"/>
    </style:style>
    <style:style style:name="P4958" style:parent-style-name="PlainText" style:family="paragraph">
      <style:text-properties style:font-name="Courier New" style:font-name-complex="Courier New"/>
    </style:style>
    <style:style style:name="P4959" style:parent-style-name="PlainText" style:family="paragraph">
      <style:text-properties style:font-name="Courier New" style:font-name-complex="Courier New"/>
    </style:style>
    <style:style style:name="P4960" style:parent-style-name="PlainText" style:family="paragraph">
      <style:text-properties style:font-name="Courier New" style:font-name-complex="Courier New"/>
    </style:style>
    <style:style style:name="P4961" style:parent-style-name="PlainText" style:family="paragraph">
      <style:text-properties style:font-name="Courier New" style:font-name-complex="Courier New"/>
    </style:style>
    <style:style style:name="P4962" style:parent-style-name="PlainText" style:family="paragraph">
      <style:text-properties style:font-name="Courier New" style:font-name-complex="Courier New"/>
    </style:style>
    <style:style style:name="P4963" style:parent-style-name="PlainText" style:family="paragraph">
      <style:text-properties style:font-name="Courier New" style:font-name-complex="Courier New"/>
    </style:style>
    <style:style style:name="P4964" style:parent-style-name="PlainText" style:family="paragraph">
      <style:text-properties style:font-name="Courier New" style:font-name-complex="Courier New"/>
    </style:style>
    <style:style style:name="P4965" style:parent-style-name="PlainText" style:family="paragraph">
      <style:text-properties style:font-name="Courier New" style:font-name-complex="Courier New"/>
    </style:style>
    <style:style style:name="P4966" style:parent-style-name="PlainText" style:family="paragraph">
      <style:text-properties style:font-name="Courier New" style:font-name-complex="Courier New"/>
    </style:style>
    <style:style style:name="P4967" style:parent-style-name="PlainText" style:family="paragraph">
      <style:text-properties style:font-name="Courier New" style:font-name-complex="Courier New"/>
    </style:style>
    <style:style style:name="P4968" style:parent-style-name="PlainText" style:family="paragraph">
      <style:text-properties style:font-name="Courier New" style:font-name-complex="Courier New"/>
    </style:style>
    <style:style style:name="P4969" style:parent-style-name="PlainText" style:family="paragraph">
      <style:text-properties style:font-name="Courier New" style:font-name-complex="Courier New"/>
    </style:style>
    <style:style style:name="P4970" style:parent-style-name="PlainText" style:family="paragraph">
      <style:text-properties style:font-name="Courier New" style:font-name-complex="Courier New"/>
    </style:style>
    <style:style style:name="P4971" style:parent-style-name="PlainText" style:family="paragraph">
      <style:text-properties style:font-name="Courier New" style:font-name-complex="Courier New"/>
    </style:style>
  </office:automatic-styles>
  <office:body>
    <office:text text:use-soft-page-breaks="true">
      <text:p text:style-name="P1">Daftar Isi</text:p>
      <text:p text:style-name="P2">Timothy Meek</text:p>
      <text:p text:style-name="P3">Gord Rollo</text:p>
      <text:p text:style-name="P4">Hitungan Mundur Menuju Kepunahan</text:p>
      <text:p text:style-name="P5"/>
      <text:p text:style-name="P6">Calvin Demmer</text:p>
      <text:p text:style-name="P7">Hari Pertama</text:p>
      <text:p text:style-name="P8">Eric Butler</text:p>
      <text:p text:style-name="P9">Tuan Tak Berkuasa</text:p>
      <text:p text:style-name="P10">Ash Ericmore</text:p>
      <text:p text:style-name="P11"/>
      <text:p text:style-name="P12">Kegembiraan Kita yang Tenang</text:p>
      <text:p text:style-name="P13">George Daniel Lea</text:p>
      <text:p text:style-name="P14">Canis Lupus Orthrus</text:p>
      <text:p text:style-name="P15">J. Rocky Colavito</text:p>
      <text:p text:style-name="P16">Rumah Oktober</text:p>
      <text:p text:style-name="P17"/>
      <text:p text:style-name="P18">Brennan LaFaro</text:p>
      <text:p text:style-name="P19">Hibrida</text:p>
      <text:p text:style-name="P20">Mark Young</text:p>
      <text:p text:style-name="P21">Bukan Hujan</text:p>
      <text:p text:style-name="P22">Keyla Damaer</text:p>
      <text:p text:style-name="P23"/>
      <text:p text:style-name="P24">Di Bawah Lipatan Batinnya</text:p>
      <text:p text:style-name="P25">Kastil Micah</text:p>
      <text:p text:style-name="P26">Koleksi Horor</text:p>
      <text:p text:style-name="P27">Edisi SciFi</text:p>
      <text:p text:style-name="P28">Koleksi Horor Edisi SciFi © 2023 Kevin J. Kennedy</text:p>
      <text:p text:style-name="P29"/>
      <text:p text:style-name="P30">Diedit oleh Ann Keeran &amp; Kevin J. Kennedy</text:p>
      <text:p text:style-name="P31">Desain sampul oleh Michael Bray</text:p>
      <text:p text:style-name="P32">Hak cipta dilindungi undang-undang. <text:s/>Tidak satu bagian pun dari publikasi ini boleh direproduksi, didistribusikan, atau ditransmisikan dalam bentuk apa pun atau dengan cara apa pun, termasuk fotokopi, perekaman, atau metode elektronik atau mekanik lainnya, tanpa izin tertulis sebelumnya dari penerbit, kecuali dalam kasus kutipan singkat yang dimuat dalam ulasan kritis dan penggunaan nonkomersial tertentu lainnya yang diizinkan oleh undang-undang hak cipta.</text:p>
      <text:p text:style-name="P33">Cetakan Pertama, 2023</text:p>
      <text:p text:style-name="P34">Buku Lain oleh KJK Publishing</text:p>
      <text:p text:style-name="P35"/>
      <text:p text:style-name="P36">Koleksi</text:p>
      <text:p text:style-name="P37">Pikiran Gelap</text:p>
      <text:p text:style-name="P38">Vampiro dan Kisah-Kisah Mengerikan Lainnya</text:p>
      <text:p text:style-name="P39">Selamat Natal yang Sialan dan Kotoran Natal Lainnya!</text:p>
      <text:p text:style-name="P40">Dari A sampai Z Horor</text:p>
      <text:p text:style-name="P41"/>
      <text:p text:style-name="P42">Antologi</text:p>
      <text:p text:style-name="P43">Cerita Pendek Horor Natal</text:p>
      <text:p text:style-name="P44">Cerita Pendek Horor Paskah</text:p>
      <text:p text:style-name="P45">Cerita Pendek Horor Halloween</text:p>
      <text:p text:style-name="P46">Cerita Pendek Horor Natal 2</text:p>
      <text:p text:style-name="P47"/>
      <text:p text:style-name="P48">Koleksi Horor: Edisi Gold</text:p>
      <text:p text:style-name="P49">Koleksi Horor: Edisi Black</text:p>
      <text:p text:style-name="P50">Koleksi Horor: Edisi Ungu</text:p>
      <text:p text:style-name="P51">Koleksi Horor: Edisi Putih</text:p>
      <text:p text:style-name="P52">Koleksi Horor: Edisi Silver</text:p>
      <text:p text:style-name="P53"/>
      <text:p text:style-name="P54">Koleksi Horor: Edisi Pink</text:p>
      <text:p text:style-name="P55">Koleksi Horor: Edisi Emerald</text:p>
      <text:p text:style-name="P56">Koleksi Horor: Edisi Labu</text:p>
      <text:p text:style-name="P57">Koleksi Horor: Edisi Kuning</text:p>
      <text:p text:style-name="P58">Koleksi Horor: Edisi Ruby</text:p>
      <text:p text:style-name="P59"/>
      <text:p text:style-name="P60">Koleksi Horor: Edisi Ekstrim</text:p>
      <text:p text:style-name="P61">Koleksi Horor: Edisi Mimpi Buruk</text:p>
      <text:p text:style-name="P62">Koleksi Horor: Edisi Safir</text:p>
      <text:p text:style-name="P63">Koleksi Horor: Edisi Hilang</text:p>
      <text:p text:style-name="P64">Koleksi Horor: Edisi LGBTQIA+</text:p>
      <text:p text:style-name="P65"/>
      <text:p text:style-name="P66">Koleksi Horor: Edisi Monster</text:p>
      <text:p text:style-name="P67">100 Kata Horor</text:p>
      <text:p text:style-name="P68">100 Kata Horor 2</text:p>
      <text:p text:style-name="P69">100 Kata Horor 3</text:p>
      <text:p text:style-name="P70">100 Kata Horor 4</text:p>
      <text:p text:style-name="P71"/>
      <text:p text:style-name="P72">Karnaval Horor: Dunia Horor Independen (Nonfiksi)</text:p>
      <text:p text:style-name="P73">Vampir</text:p>
      <text:p text:style-name="P74"/>
      <text:p text:style-name="P75">Novel dan Novella</text:p>
      <text:p text:style-name="P76"/>
      <text:p text:style-name="P77">Pandemonium karya J.C. Michael</text:p>
      <text:p text:style-name="P78">Hanya Satu Peluang karya Kevin J. Kennedy &amp; J.C. Michael</text:p>
      <text:p text:style-name="P79">Screechers karya Kevin J. Kennedy &amp; Christina Bergling</text:p>
      <text:p text:style-name="P80">Stitches karya Steven Stacy &amp; Kevin J. Kennedy</text:p>
      <text:p text:style-name="P81">Halloween Land karya Kevin J. Kennedy</text:p>
      <text:p text:style-name="P82"/>
      <text:p text:style-name="P83">Dedikasi</text:p>
      <text:p text:style-name="P84">Buku ini kupersembahkan untuk semua yang sedang berjuang. Natal dan Tahun Baru bisa menjadi waktu yang sangat sulit. Aku cenderung lebih banyak membaca ketika suasana hatiku sedang tidak baik dan itu kadang berhasil membawaku ke dunia lain untuk sementara waktu. Kuharap buku ini juga berhasil bagimu. Selalu ingat, esok adalah hari baru. Teruslah melangkah maju. <text:s/>Semoga sukses.</text:p>
      <text:p text:style-name="P85">Kev</text:p>
      <text:p text:style-name="P86">Daftar Isi</text:p>
      <text:p text:style-name="P87">Timothy Meek</text:p>
      <text:p text:style-name="P88"/>
      <text:p text:style-name="P89">Gord Rollo</text:p>
      <text:p text:style-name="P90">Hitung Mundur Menuju Kepunahan</text:p>
      <text:p text:style-name="P91">Calvin Demmer</text:p>
      <text:p text:style-name="P92">Hari Pertama</text:p>
      <text:p text:style-name="P93">Eric Butler</text:p>
      <text:p text:style-name="P94"/>
      <text:p text:style-name="P95">Tuhan atas Kehampaan</text:p>
      <text:p text:style-name="P96">Abu Ericmore</text:p>
      <text:p text:style-name="P97">Kesenangan Kita yang Tenang</text:p>
      <text:p text:style-name="P98">George Daniel Lea</text:p>
      <text:p text:style-name="P99">Canis Lupus Orthrus</text:p>
      <text:p text:style-name="P100"/>
      <text:p text:style-name="P101">J. Rocky Colavito</text:p>
      <text:p text:style-name="P102">Rumah Oktober</text:p>
      <text:p text:style-name="P103">Brennan LaFaro</text:p>
      <text:p text:style-name="P104">Hibrida</text:p>
      <text:p text:style-name="P105">Mark Young</text:p>
      <text:p text:style-name="P106"/>
      <text:p text:style-name="P107">Bukan Hujan</text:p>
      <text:p text:style-name="P108">Keyla Damaer</text:p>
      <text:p text:style-name="P109">Di Bawah Lipatan Batinnya</text:p>
      <text:p text:style-name="P110">Micah Castle</text:p>
      <text:p text:style-name="P111">Timothy Meek</text:p>
      <text:p text:style-name="P112"/>
      <text:p text:style-name="P113">Carilah Tuhan, hai semua orang yang lemah lembut di bumi, yang telah melakukan hukum-Nya; carilah keadilan, carilah kelemahlembutan: mungkin kamu akan tersembunyi pada hari murka Tuhan. <text:s/>– Zefanya 2:3 (King James Version)</text:p>
      <text:p text:style-name="P114">Buffalo, New York, Amerika Serikat</text:p>
      <text:p text:style-name="P115"/>
      <text:p text:style-name="P116">14 Juni 2039</text:p>
      <text:p text:style-name="P117"/>
      <text:p text:style-name="P118">Tim takut akan banyak hal—akui saja, terlalu banyak hal sialan—tetapi saat ini ketakutan terbesarnya adalah kehabisan lakban perekat sebelum selesai; bukannya ada banyak yang bisa dia lakukan. Toko-toko sekarang sudah tutup, dan kemungkinan besar sudah lama kehabisan stok atau dijarah. Dia akan memiliki cukup lakban perak untuk menyelesaikan penyegelan apartemen dengan plastik bening tebal atau tidak. Sederhana seperti itu.</text:p>
      <text:p text:style-name="P119"/>
      <text:p text:style-name="P120">Tuhan tolong aku jika aku kehabisan, pikir Tim. Dia merasa gatal hanya memikirkannya dan perlu berhenti dan mencuci tangannya lagi.</text:p>
      <text:p text:style-name="P121"/>
      <text:p text:style-name="P122">Kuman sialan…</text:p>
      <text:p text:style-name="P123"/>
      <text:p text:style-name="P124">Tim menggosok dan menggosok dan menggosok tangannya sampai hampir mentah, tetapi akhirnya mengendalikan dirinya dan kembali bekerja; khawatir dia terlalu lama. Hanya jendela ruang makan besar yang tersisa untuk ditutup, tetapi dia tahu dia kehabisan waktu. Beberapa jam yang lalu ketika dia istirahat terakhir kali masih ada empat jam untuk mempersiapkan, tetapi waktu berlalu cepat dan tersisa sedikit lebih dari dua jam sampai waktu kritis sekarang. Dengan satu atau lain cara, dunia seperti yang dia kenal akan berakhir. Planet ini tidak akan ke mana-mana, tentu saja, tetapi peradaban manusia mungkin akan berakhir. Dua jam lebih sampai para ilmuwan dan pemimpin dunia memulai Proyek Merah dan akhirnya mengetahui apakah mereka dapat menghentikan kehancuran yang telah mereka lepaskan.</text:p>
      <text:p text:style-name="P125"/>
      <text:p text:style-name="P126">Tim tidak terlalu percaya kepada mereka. <text:s/>Sebenarnya, sama sekali tidak, itulah sebabnya ia mengambil tindakan pencegahan sendiri. Teman dan tetangganya di gedung ini mengira dia gila, tetapi ia sudah menduga hal itu. Presiden Dewan Bumi sendiri telah memerintahkan (bukan meminta, atau menyarankan, atau memohon—memerintahkan) agar setiap pria, wanita, dan anak-anak yang mampu berada di luar pada pukul 8:00 malam Waktu Standar Timur malam ini untuk pengeboman terjadwal di daerahnya. <text:s/>Persetan! Ketika langit berubah merah malam ini, Tim berencana berada di apartemennya, terkurung di dalam benteng plastik kecilnya. <text:s/>Ia sama sekali tidak mampu berada di luar malam ini. Bukan karena serangga-serangga itu. Ia mulai berkeringat hanya dengan memikirkan mereka merayap di seluruh kulitnya…di telinganya…di mulutnya. <text:s/>Ya Tuhan, tidak! Mereka akan terlalu kecil untuk dilihat, tetapi tetap saja, ia tidak akan melakukannya. Ia tidak bisa melakukannya. Apakah ia membuat kesalahan besar, seperti yang dikatakan semua orang kepadanya? Siapa yang tahu?</text:p>
      <text:p text:style-name="P127"/>
      <text:p text:style-name="P128">Mereka semua akan segera mengetahuinya.</text:p>
      <text:p text:style-name="P129"/>
      <text:soft-page-break/>
      <text:p text:style-name="P130">Dari jendela, Tim dapat melihat orang-orang sudah mulai berkumpul di Taman LaSalle di samping gedung apartemennya. Ia berada di lantai empat dan jendela ruang makannya menghadap langsung ke taman bermain anak-anak dan lapangan bisbol di luarnya. Pusat kota hanya beberapa klik ke barat dari sini, dan Danau Erie langsung di utara, tetapi jarak dan arah tidak terlalu berarti dalam skema besar hal-hal lagi. <text:s/>Kiamat yang akan datang telah mereduksi semuanya menjadi saat ini juga. Meskipun Taman LaSalle cukup kecil, Tim membayangkan tempat itu akan menampung beberapa ribu orang jika dipadati maksimal, tetapi sejauh ini hanya ada sekitar seratus pria dan wanita yang bergerombol, kebanyakan berkerumun dengan orang-orang yang bersama mereka dan mengawasi langit dengan saksama.</text:p>
      <text:p text:style-name="P131"/>
      <text:p text:style-name="P132">Tim hendak mengambil gulungan selotip terakhirnya, hampir menutup jendela, ketika ia melihat wajah yang familiar di luar taman. Seorang wanita bernama Wendy Harding keluar dari gedung dan berjalan menuju kerumunan di bawah. Tinggi 178 sentimeter, berambut pirang, berkaki panjang, sempurna setiap inci tubuhnya. Bahkan di saat-saat sesulit ini, kecantikannya membuat Tim terpaku dan ia membiarkan plastik tebal jatuh ke kakinya, terlupakan sejenak. Diam-diam ia telah mencintai Wendy selama bertahun-tahun, dan meskipun Tim telah berjanji suatu hari nanti akan mengutarakan perasaannya, ia tak pernah memiliki keberanian untuk benar-benar berbicara dengannya. <text:s/>Hal terdekat yang pernah ia lakukan adalah mencuri salah satu kartu nama bisnis real estat Wendy dari papan pengumuman di lobi dan menghubungi nomor ponselnya yang tertera di bagian bawah. Ia menunggu sampai Wendy mengucapkan halo dua kali, lalu menutup telepon sebelum mempermalukan dirinya sendiri dengan mengajak Wendy berkencan. Ia selalu berpikir suatu hari nanti akan melamarnya dengan cara yang benar, tatap muka.</text:p>
      <text:p text:style-name="P133"/>
      <text:p text:style-name="P134">Kemungkinannya, sekarang ia tak akan pernah mendapat kesempatan itu.</text:p>
      <text:p text:style-name="P135"/>
      <text:p text:style-name="P136">Dengan desahan penyesalan, Tim kembali pada pekerjaannya dan menyelesaikan penyegelan jendela ruang makan. Untuk memastikan, ia menghabiskan dua puluh menit lagi memeriksa setiap sudut dan celah sambungan untuk kemungkinan kebocoran tempat bahan kimia atau virus buatan manusia atau apa pun yang mungkin mencoba masuk, tetapi keadaannya sudah sebaik yang ia bisa lakukan. <text:s/>Baik atau buruk, ia siap.</text:p>
      <text:p text:style-name="P137"/>
      <text:p text:style-name="P138">Ia perlu mencuci tangannya lagi.</text:p>
      <text:p text:style-name="P139"/>
      <text:p text:style-name="P140">Sialan virus…</text:p>
      <text:p text:style-name="P141"/>
      <text:p text:style-name="P142">Lalu Tim mengeluarkan jurnalnya.</text:p>
      <text:p text:style-name="P143"/>
      <text:p text:style-name="P144">Jurnal Kelangsungan Hidup Proyek Merah</text:p>
      <text:p text:style-name="P145">Entri #1</text:p>
      <text:p text:style-name="P146">14 Juni 2039</text:p>
      <text:p text:style-name="P147"/>
      <text:p text:style-name="P148">Nama saya Timothy Meek. Usia saya 38 tahun dan saya tinggal di apartemen 412 Menara LaSalle, di Buffalo, New York. Saya tidak pandai mendeskripsikan diri sendiri, tetapi saya kira tinggi saya sekitar 5'8" dan berat 160 pon. Saya pria kulit putih biasa — Kaukasia, saya kira begitu sebutannya — dengan rambut cokelat pendek dan mata berwarna cokelat muda. Mungkin semua itu tidak terlalu penting, tetapi membuat saya merasa lebih baik mengetahui akan ada dokumentasi tentang saya jika keadaan menjadi kacau dalam beberapa hari mendatang, yang sangat mungkin terjadi. Mungkin juga tidak akan ada orang yang membaca jurnal ini, tetapi sejauh yang saya lihat, hal itu tidak akan merugikan.</text:p>
      <text:p text:style-name="P149"/>
      <text:p text:style-name="P150">Untuk catatan, saya tidak setuju dengan keputusan Earth Council yang nekat untuk melaksanakan Proyek Merah, dan selanjutnya saya telah mengunci dan menyegel diri saya di dalam apartemen dan akan mengabaikan perintah Presiden untuk berada di luar pada pukul 8:00 malam ini. <text:s/>Saya pada prinsipnya bukan pengacau atau pelanggar hukum, tetapi saya telah membuat keputusan saya dan harus teguh pada itu sekarang. Sejujurnya, saya berharap para ilmuwan pemerintah benar tetapi saya rasa mereka tidak akan benar. Jika saya salah dan suatu saat dipanggil untuk mempertanggungjawabkan ketidakpatuhan saya, biarlah begitu. Saya akan menghadapinya nanti.</text:p>
      <text:p text:style-name="P151"/>
      <text:p text:style-name="P152">Saya akan mencoba membuat catatan ini sesederhana dan sejelas mungkin, meskipun saya yakin saya akan bertele-tele. Perasaan dan pikiran pribadi saya tidak terlalu penting jadi saya akan mencoba hanya menceritakan fakta dan kejadiannya sesuai perkembangan. Tapi tidak ada jaminan. Baiklah, jika siapa pun yang membaca ini tidak tahu apa yang terjadi, izinkan saya kembali sekitar enam bulan lalu dan menceritakan apa yang memulai semua kegilaan ini.</text:p>
      <text:p text:style-name="P153"/>
      <text:p text:style-name="P154">Pada 19 Januari tahun ini, terjadi ledakan hebat di salah satu pusat pengendalian penyakit utama Amerika Serikat di Atlanta, Georgia. Jauh di dalam perut CDC, terdapat laboratorium rahasia tempat penelitian rahasia tentang senjata biologis dan kimia telah berlangsung selama hampir 100 tahun. Orang awam seperti saya tidak akan pernah tahu tentang semua ini, tetapi para ilmuwan benar-benar telah mengacaukan kali ini dan secara tidak sengaja melepaskan superbug hasil mutasi genetik yang jahat yang menyapu planet ini dan membunuh 250 juta orang dalam 3 minggu pertama saja. Virus, yang awalnya hanya dikenal sebagai V2283 (sebelum semua orang menyadari bahwa kita telah diberi tiket satu arah ke neraka dan seseorang yang cerdas di media telah menyebutnya Flu Dante), adalah penyakit yang ditularkan melalui udara yang dimulai dengan gejala seperti flu seperti batuk dan demam tetapi segera meningkat menjadi luka menangis, pendarahan internal, dan gagal hati, ginjal, dan pernapasan. Pada dasarnya, dalam waktu seminggu setelah kontak, tubuh seseorang akan mati, Flu Dante memakannya dari dalam ke luar.</text:p>
      <text:p text:style-name="P155"/>
      <text:p text:style-name="P156">Senjata virus tersebut dirancang untuk menyamar sebagai flu biasa atau flu ringan sehingga individu yang terinfeksi akan memiliki waktu untuk kembali ke pasukan, tentara, negara, apa pun, dan kemudian menyebarkannya sebelum gejala sebenarnya muncul. Pada saat dokter dan pemimpin mereka menemukan apa yang sebenarnya terjadi, itu sudah akan terlambat.</text:p>
      <text:p text:style-name="P157"/>
      <text:p text:style-name="P158">Agak beruntung (jika 250 juta korban dapat dianggap beruntung), senjata biologis tersebut tidak sepenuhnya berfungsi seperti yang direncanakan atau mungkin telah membunuh setiap pria, wanita, anak-anak, dan hewan di planet ini. Ketika angka kematian mulai melambat dengan sendirinya, Earth Council mulai berpikir mungkin kita telah lolos semudah mungkin dalam keadaan tersebut, tetapi mereka sangat salah. Mereka yang tidak tertular Flu Dante dan mati dengan cepat tidak lolos begitu saja. Mereka tidak kebal terhadap kuman seperti yang awalnya diharapkan; tubuh mereka hanya bereaksi berbeda terhadap penyebaran penyakit. Singkat cerita; seluruh populasi dunia meninggal karena kanker.</text:p>
      <text:p text:style-name="P159"/>
      <text:p text:style-name="P160">Begitu juga denganku, kurasa. <text:s/>Katanya itu ada di paru-paru kita, juga di darah kita. <text:s/>Aku sepertinya tidak memiliki benjolan yang terlihat seperti kebanyakan orang, dan aku bahkan tidak pernah sekali pun batuk darah, tapi aku yakin itu hanya masalah waktu. Pemerintah mengatakan jika kita<text:s/><text:soft-page-break/>tidak berbuat apa-apa, kita semua akan mati dalam setahun. Yang kita butuhkan adalah keajaiban, tetapi yang diberikan Dewan kepada kita adalah Proyek Merah. Mulai malam ini, bom serangga akan menyembuhkan kita, konon. Yah, jelas bukan aku. Aku akan melewatkan ini.</text:p>
      <text:p text:style-name="P161"/>
      <text:p text:style-name="P162">Jam menunjukkan pukul 19.52 dan Tim tidak ingat kota ini pernah sepi seperti ini sebelumnya. <text:s/>Sial, ini kan Buffalo. <text:s/>Dari pagi sampai malam, kota ini selalu gila. <text:s/>Tapi tidak malam ini. Tidak ada yang bergerak di luar sana dan tidak ada yang berbicara. Semua orang yang putus asa berkumpul di luar dan tempat itu sunyi seperti kuburan. Itu benar-benar membuat Tim merinding. <text:s/>Melalui jendela ruang makan dia bisa melihat sekelompok massa di taman, tetapi plastik tebal itu membuat pandangannya terdistorsi dan dia tidak bisa melihat dengan jelas. Mungkin lebih baik begitu. Jika dia bisa melihat orang-orang di luar, tebakannya adalah mereka semua akan menghadap ke arah yang sama; kepala dimiringkan untuk mengawasi cakrawala, menunggu untuk melihat sekilas pesawat yang mereka harapkan akan datang untuk menyelamatkan mereka.</text:p>
      <text:p text:style-name="P163"/>
      <text:p text:style-name="P164">Tim duduk, punggung menempel di dinding luar dan mencoba membersihkan bayangan yang menghantuinya itu dari kepalanya, tetapi tidak bisa menghilangkannya. Kemudian dia mulai membayangkan orang-orang beberapa menit dari sekarang, berdiri di luar sana ditutupi oleh serangga yang turun dari langit dan dia hampir kehilangan kendali. <text:s/>Tiba-tiba pusing dan mual, Tim memejamkan mata, merangkul lututnya dan memegangnya erat-erat.</text:p>
      <text:p text:style-name="P165"/>
      <text:p text:style-name="P166">Bagaimana mereka bisa melakukannya? Bagaimana mereka bisa hanya berdiri di sana dan membiarkan…</text:p>
      <text:p text:style-name="P167"/>
      <text:p text:style-name="P168">Tim berlari ke wastafel untuk muntah. <text:s/>Baru setelah mencuci muka dan menggosok tangannya sampai bersih, ia menyadari bahwa ia belum menutup saluran pembuangan wastafel dapur seperti rencananya. Ia punya banyak air botolan dan ember untuk mencuci diri atau ke kamar mandi, dan sudah menutup bak mandi serta wastafel kamar mandi, tetapi belum yang di dapur. <text:s/>Idiot! Bom akan jatuh setiap saat dan ia jelas belum siap. Tim tahu wastafel memiliki perangkap air di dalam pipanya yang kemungkinan besar akan mencegah serangga masuk, tetapi ia tidak mau mengambil risiko, jadi ia dengan cepat memasang sumbat saluran pembuangan, mengisi wastafel dengan air, melapisi bagian atas dengan plastik, dan menggunakan selotip terakhir untuk menutup tepinya ke meja dapur.</text:p>
      <text:p text:style-name="P169"/>
      <text:p text:style-name="P170">Ia selesai tepat pada waktunya untuk mendengar dengungan mesin pesawat yang mendekat dan berlari ke jendela ruang makan meskipun ia tidak dapat melihat ke luar dengan baik. Beberapa detik kemudian, kerumunan yang kabur di bawah mulai bersorak dan bahkan ada nyanyian singkat "USA...USA..." yang dimulai, tetapi Tim sama sekali tidak tahu mengapa mereka begitu gembira. <text:s/>Keputusasaan dan kepercayaan buta dapat melakukan hal-hal aneh, pikirnya.</text:p>
      <text:p text:style-name="P171"/>
      <text:p text:style-name="P172">Orang-orang sialan...</text:p>
      <text:p text:style-name="P173"/>
      <text:p text:style-name="P174">Melalui suara mereka yang ramai, Tim mendengar ledakan pertama dari beberapa ledakan. Mungkin karena ia terisolasi di dalam gelembung plastik, tetapi bom terdengar anehnya teredam dan lebih jauh daripada jarak sebenarnya; lebih seperti DENTUM bass dalam daripada ledakan keras yang ia harapkan. <text:s/>Lagipula, ini bukan rudal yang menghantam gedung atau merobek tanah; hulu ledak ini dirancang untuk meledak di udara, untuk melepaskan muatannya di atas kepala kerumunan yang bersorak gembira.</text:p>
      <text:p text:style-name="P175"/>
      <text:p text:style-name="P176">Tim mempertimbangkan untuk menyalakan televisi untuk menonton drama yang terjadi secara bersamaan di seluruh dunia, tetapi hatinya tidak ingin menyaksikan akhir dunia dalam warna-warna Technicolor yang menyala-nyala saat ini. Tidak, terima kasih. <text:s/>Ia akhirnya ingin memeriksa berita untuk mendapatkan pembaruan tentang perkembangan situasi, tetapi malam ini ia terlalu tertekan untuk menonton wajah-wajah reporter CNN yang tersenyum bodoh. <text:s/>Sebaliknya, Tim menyalakan kompresor udara portabel dan sistem filtrasi buatan sendiri, dan berdoa agar keduanya bertahan cukup lama sampai udara di luar bersih. Mungkin beberapa hari; bisa juga seminggu. <text:s/>Terlepas dari itu, ia sendirian untuk sementara waktu.</text:p>
      <text:p text:style-name="P177"/>
      <text:p text:style-name="P178">Di luar, langit berubah merah.</text:p>
      <text:p text:style-name="P179"/>
      <text:p text:style-name="P180">Jurnal Kelangsungan Hidup Proyek Merah</text:p>
      <text:p text:style-name="P181">Entri #2</text:p>
      <text:p text:style-name="P182">15 Juni 2039</text:p>
      <text:p text:style-name="P183"/>
      <text:p text:style-name="P184">Proyek Merah seharusnya membersihkan darah kita; oleh karena itu, menurut saya, namanya agak konyol. Untuk melakukan itu, para ilmuwan telah mengembangkan ciptaan kecil ini yang disebut nanobot: 'serangga' mikroskopis yang setengah organisme hidup dan setengah mesin komputer. <text:s/>Barang gila langsung dari novel fiksi ilmiah jika Anda bertanya kepada saya, tetapi mereka telah ada selama beberapa waktu sekarang dan akan dilepaskan ke udara dalam jumlah miliaran dan orang yang terinfeksi akan menghirupnya ke paru-paru mereka di mana mereka kemudian tampaknya dapat bekerja menyembuhkan orang sakit dari dalam ke luar. Sebut saya sinis, tetapi saya tidak percaya bahwa para ilmuwan baru saja menemukan obat mujarab yang luar biasa ini. Itu bau omong kosong bagi saya. Terlalu banyak uang yang didapat dari TIDAK menyembuhkan kanker, jika Anda mengerti maksud saya? Pemerintah selalu menyembunyikan hal-hal dari publik dan tidak ada cara untuk mengetahui kapan mereka benar-benar menemukan kemungkinan penyembuhan. Mungkin bertahun-tahun yang lalu. Mungkin beberapa dekade. Baru setelah seluruh dunia berada di ambang kematian, mereka akhirnya memutuskan untuk memberi tahu kita semua tentang rencana tersebut.</text:p>
      <text:p text:style-name="P185"/>
      <text:p text:style-name="P186">Bagaimana menghirup serangga buatan laboratorium dapat menyembuhkan kanker di luar pemahaman saya, tetapi dari yang telah saya kumpulkan, mereka akan menggunakan impuls listrik untuk menghentikan sel-sel yang rusak dari reproduksi yang tidak terkendali, tidak memungkinkan kanker untuk tumbuh dan menyebar seperti biasanya tanpa terkendali. <text:s/>Ini agak seperti kemoterapi, tetapi pada tingkat mikroskopis di mana serangga pintar dapat mengidentifikasi dan menghancurkan sel-sel kanker secara satu lawan satu, alih-alih hanya memusnahkan semua yang ada di jalurnya seperti kemoterapi. Jika Proyek Merah berjalan sesuai rencana, dunia seharusnya mengalami remisi, kanker berhenti menyebar atau menginfeksi organ lain. Nanobot lebih lanjut mungkin perlu dikerahkan secara teratur untuk menjaga sistem kekebalan tubuh yang ditingkatkan tetap berjalan dengan baik, tetapi tidak ada yang benar-benar tahu apa yang akan terjadi di masa depan. Setidaknya serangga pintar akan memberi dunia kesempatan, kata mereka.</text:p>
      <text:p text:style-name="P187"/>
      <text:p text:style-name="P188">Saya tidak percaya itu semua.</text:p>
      <text:p text:style-name="P189"/>
      <text:p text:style-name="P190">Saya pikir itu omong kosong. Sebuah langkah putus asa yang dilakukan oleh segelintir pria dan wanita yang berkuasa dan putus asa. Kebohongan dan harapan palsu diberikan kepada orang-orang untuk membantu mencegah massa<text:s/><text:soft-page-break/>panik terlalu banyak. Harapan adalah senjata yang ampuh, dan selama orang-orang memilikinya, pihak berwenang akan dapat menjaga perdamaian. Namun, begitu harapan itu hilang, dan warga dunia tahu bahwa mereka telah dipermainkan, saat itulah kekacauan akan benar-benar terjadi. Saya takut ke situlah kita akan menuju.</text:p>
      <text:p text:style-name="P191"/>
      <text:p text:style-name="P192">Anarki.</text:p>
      <text:p text:style-name="P193"/>
      <text:p text:style-name="P194">Dua hari berikutnya surprisingly tenang. Tim duduk di meja makan mendengarkan radio dan sesekali rebahan di sofa ruang tamu menonton siaran televisi yang tak ada habisnya selama satu atau dua jam. <text:s/>Tak ada habisnya parade ilmuwan dan pejabat pemerintah yang diwawancarai berbagai media berita; semuanya terus berceloteh tentang keberhasilan Proyek Merah dan bagaimana semua orang akan segera merasa lebih baik. Bagi Tim, sepertinya mereka terlalu terburu-buru, saling menepuk punggung terlalu keras sebelum ada bukti bahwa mereka telah mencapai sesuatu. Bahkan, jika keberhasilannya sudah pasti seperti yang mereka klaim, mengapa mereka tidak menunjukkan lebih banyak siaran langsung dari kota-kota? Di mana wawancara dengan warga sipil biasa di dunia yang konon sedang dalam pemulihan? Tentu, ada rekaman berjam-jam dari malam bom dijatuhkan, klip film dari seluruh dunia tentang langit yang berubah warna dan semua orang yang bahagia menari di jalanan benar-benar tertutupi oleh zat merah lengket yang, berapa pun kali Tim menonton tayangan ulang, tidak bisa berhenti berpikir terlihat menyeramkan seperti mereka ditutupi seember-ember darah.</text:p>
      <text:p text:style-name="P195"/>
      <text:p text:style-name="P196">Keesokan paginya, Tim mendengar laporan di radio bahwa bukti definitif telah dikumpulkan untuk memverifikasi bahwa nanobot melakukan tugasnya, menghentikan penyebaran kanker. <text:s/>Terdorong, Tim menyalakan CNN untuk melihat apa yang mereka katakan tentang hal itu, tetapi terkejut menemukan bahwa yang mereka tunjukkan hanyalah klip film berdurasi satu menit tentang seorang pria berjanggut berjas lab putih berdiri di dalam laboratorium yang terlihat steril di suatu tempat. Dia menunjuk ke grafik di papan tulis dan menjelaskan tentang meningkatnya jumlah kasus remisi di seluruh dunia. Hanya itu. Tidak ada wawancara pasien. Tidak ada laporan saksi mata. Tidak ada ibu atau istri yang berlinang air mata atau yang tersenyum ke arah kamera sambil memeluk suami atau anak mereka yang baru saja diberi kesempatan hidup baru. Itu tidak masuk akal, bukan? Sepanjang hari, ada lebih banyak berita kilat yang menakjubkan tetapi semuanya juga kurang substansi. Semuanya terjadi terlalu cepat untuk Tim. Semua laporan sedikit menyimpang, tidak sepenuhnya masuk akal atau memberikan bukti nyata selain klaim para ilmuwan yang percaya diri. Dan mengapa Tim harus percaya apa yang mereka katakan? Merekalah, bersama dengan pejabat pemerintah, yang telah membawa semua orang ke dalam kekacauan ini.</text:p>
      <text:p text:style-name="P197"/>
      <text:p text:style-name="P198">Para politikus sialan…</text:p>
      <text:p text:style-name="P199"/>
      <text:p text:style-name="P200">Di luar gedungnya, Tim tidak bisa melihat atau mendengar apa pun. Setelah kerumunan bubar dari Taman LaSalle yang dipenuhi penyelamat mikroskopis mereka beberapa malam yang lalu, semuanya sunyi senyap. <text:s/>Sepertinya tidak ada yang bergerak dan Tim bahkan tidak bisa mendengar teriakan dan jeritan normal di dalam dinding apartemennya yang tipis. Apa yang mereka semua lakukan, ia bertanya-tanya? Mengapa semua orang tinggal di dalam dan begitu tenang? Tim sama sekali tidak tahu. Yang bisa dia lakukan hanyalah apa yang telah dia lihat dan dengar di televisi dan radio – dan mereka tidak mengatakan apa pun padanya.</text:p>
      <text:p text:style-name="P201"/>
      <text:soft-page-break/>
      <text:p text:style-name="P202">Pada hari-hari berikutnya, keadaan hanya akan memburuk. Tim melanjutkan entri jurnalnya tetapi dunia luar tampaknya berhenti dan tidak pernah ada banyak yang bisa dia katakan. <text:s/>Para pembawa berita dan ilmuwan masih mengutarakan pesan harapan dan kemenangan mereka tetapi bahkan bagi mata Tim yang tidak terlatih, dia dapat melihat pria dan wanita di layar televisinya tidak tampak sehat seperti yang dilaporkan. Lesi merah dan pertumbuhan kanker jauh lebih menonjol daripada sebelumnya, menutupi area besar tubuh penyiar yang terlihat. Inikah contoh kisah sukses para ilmuwan? Tuhan, mereka terlihat lebih buruk daripada sebelum bom dijatuhkan. Lebih buruk daripada Tim, bahkan, dan dia belum mandi selama lebih dari seminggu sekarang. Dia dengan cepat menanggalkan pakaian dan memeriksa lagi, tetapi Tim masih tidak memiliki pertumbuhan merah di tubuhnya.</text:p>
      <text:p text:style-name="P203"/>
      <text:p text:style-name="P204">Proyek Red Jurnal Kelangsungan Hidup</text:p>
      <text:p text:style-name="P205">Entri #9</text:p>
      <text:p text:style-name="P206">23 Juni 2039</text:p>
      <text:p text:style-name="P207"/>
      <text:p text:style-name="P208">Ada sesuatu yang sangat salah. Aku belum punya bukti, tetapi firasatku mengatakan segalanya sedang lepas kendali dan pemerintah berbohong kepada publik untuk mencoba menenangkan kita. Berbohong, harusnya kukatakan. CNN berhenti siaran pagi ini sekitar pukul 09.30, dan mereka adalah pasar televisi terakhir yang masih siaran. Sekarang tidak ada apa pun selain statis dan suara bising di setiap stasiun, dan sinyal radio mati beberapa hari yang lalu.</text:p>
      <text:p text:style-name="P209"/>
      <text:p text:style-name="P210">Program terakhir yang kulihat adalah dokumenter yang disusun asal-asalan yang menjelaskan bagaimana nanobot rekayasa biologi telah dibuat menggunakan chip komputer mikroskopis yang menyatu dengan DNA genetik dari beberapa makhluk kecil. Aku tidak bisa memastikan, tetapi kurasa mereka tidak pernah mengungkapkan jenis serangga apa yang diambil DNA-nya. <text:s/>Tidak terlalu penting, kurasa, tetapi saat itu aku ingat bertanya-tanya apakah program itu telah diedit dan beberapa menit informasi sengaja dihilangkan. <text:s/>Itu tidak masuk akal, tetapi aku merasa aku benar. <text:s/>Mengapa repot-repot, sih? Apa yang mereka sembunyikan?</text:p>
      <text:p text:style-name="P211"/>
      <text:p text:style-name="P212">Setelah dokumenter itu, keadaan menjadi lebih aneh. Tayangan beralih ke siaran langsung dari markas CNN di Atlanta, Georgia, tetapi tidak ada seorang pun di depan kamera. Aku terus menunggu produser beralih ke siaran lain atau menayangkan program rekaman lain, tetapi tidak terjadi apa-apa. Sepuluh detik berlalu, kemudian setengah menit. Rasanya studio itu kosong, atau mungkin semua orang telah pulang dan hanya meninggalkan kamera menyala. Setelah hampir lima menit siaran kosong, seorang pria tua berambut abu-abu dengan mata kecil dan sipit berjalan terhuyung-huyung ke dalam pandangan dan duduk di sudut meja kayu untuk mengambil posisi utama di studio berita. Ia sangat kurus dan hampir tenggelam dalam pakaiannya yang kebesaran. Kepala dan tangannya yang terlihat juga tertutup banyak pertumbuhan kanker berwarna merah, tetapi ia selalu memasang senyum di wajahnya yang sepertinya tidak bisa dihapus oleh penyakit apa pun. Siapa pria ini? Ia memiliki lencana CNN di dadanya dan meskipun agak buram, ketika aku mendekat ke TV, kurasa namanya Jim, sesuatu. Jim Argen… sesuatu; bagian akhir nama pria itu hilang di balik lipatan bajunya yang kebesaran. Siapa pun dia, pasti dia bukan salah satu penyiar berita CNN. Tidak mungkin. Sial, lelaki tua itu pasti hampir delapan puluh tahun. Mungkin lebih tua. Ia berjalan ke panggung dari belakang sudut kamera, jadi sepengetahuanku mungkin dia adalah kameramen; atau dulunya. Aku tidak tahu, tetapi aku merasa mungkin dia adalah satu-satunya yang tersisa di studio. Seorang pekerja keras tua yang telah bekerja di sana<text:s/><text:soft-page-break/>seumur hidupnya dan sekarang, bahkan ketika dunia hancur di sekitarnya, dengan keras kepala menolak untuk pulang.</text:p>
      <text:p text:style-name="P213"/>
      <text:p text:style-name="P214">Aku tidak pernah mengetahuinya. Jim tua itu terus duduk di sana tersenyum ke arah kamera sampai gambarnya terputus dan jaringan siaran menjadi statis. Setelah itu aku sama sekali tidak memiliki kontak dengan dunia luar. Tidak ada TV, tidak ada radio, tidak ada tetangga yang berisik, tidak ada apa pun.</text:p>
      <text:p text:style-name="P215"/>
      <text:p text:style-name="P216">Ada apa sih ini?</text:p>
      <text:p text:style-name="P217"/>
      <text:p text:style-name="P218">Beberapa hari katanya. Tiga atau empat paling lama. Langit akan cerah dan orang-orang dapat menjalani kehidupan mereka seperti biasa sementara nanobot melakukan sihir tak terlihat mereka dari dalam. Bajingan pembohong. Mereka telah benar-benar mengacaukan semuanya kali ini.</text:p>
      <text:p text:style-name="P219"/>
      <text:p text:style-name="P220">Sangat kacau.</text:p>
      <text:p text:style-name="P221"/>
      <text:p text:style-name="P222">Ketika Tim bangun keesokan paginya, telanjang dan berkeringat di bawah selimut wol tua, butuh beberapa saat baginya untuk menyadari ada sesuatu yang berbeda dengan lingkungannya. Sesuatu telah berubah dan baru ketika ia dengan gemetar berdiri dan berjalan ke jendela ruang makan ia menyadari apa itu.</text:p>
      <text:p text:style-name="P223"/>
      <text:p text:style-name="P224">Di luar, langit telah kembali biru.</text:p>
      <text:p text:style-name="P225"/>
      <text:p text:style-name="P226">Mustahil rasanya, tapi itu benar. Di balik lembaran plastiknya, dunia tampaknya kembali normal. Mungkin ilmuwan itu benar. Perkiraan waktu mereka meleset sekitar seminggu, tapi tetap saja, akhirnya ini adalah bukti potensial yang telah Tim tunggu-tunggu. Masalahnya, ia tak bisa benar-benar melihat ke luar jendela untuk melihat apakah semuanya telah kembali seperti semula atau tidak. Lapisan plastik yang tebal menghalangi segalanya. Ia bahkan tidak bisa memastikan apakah ada orang di luar di taman.</text:p>
      <text:p text:style-name="P227"/>
      <text:p text:style-name="P228">Hasrat untuk merobek lembaran pelindung itu sangat besar, tetapi Tim menahan diri tepat waktu dan duduk untuk memikirkan semuanya terlebih dahulu. Hal terakhir yang ingin ia lakukan adalah membuka segel kamarnya terlalu dini dan mencemari tempat perlindungannya dengan serangga. Dalam pikirannya, ia membayangkan jutaan makhluk mikroskopis langsung dari film fiksi ilmiah melayang di luar, hanya menunggu kesempatan mereka untuk masuk dan menyerangnya. Meskipun ia berkeringat, pikiran itu membuatnya menggigil.</text:p>
      <text:p text:style-name="P229"/>
      <text:p text:style-name="P230">Nanobot sialan…</text:p>
      <text:p text:style-name="P231"/>
      <text:p text:style-name="P232">Tidak mungkin. Membuka jendela bukan pilihan. Setidaknya sampai dia memiliki bukti lebih dari langit biru. Sebuah ide muncul di benaknya tentang bagaimana dulu ia melapisi jendela apartemen lamanya dengan plastik untuk mencegah hawa dingin di musim dingin. Seseorang telah menunjukkan kepadanya bahwa jika Anda mengambil pengering rambut dan meniupkan udara hangat ke plastik, itu akan meregang dengan ajaib ke bingkai jendela dan menjadi hampir transparan. Plastik di jendela ini jauh lebih tebal daripada barang lama yang pernah dia gunakan, tetapi ada kemungkinan itu mungkin bekerja dengan cara yang sama. Patut dicoba, setidaknya.</text:p>
      <text:p text:style-name="P233"/>
      <text:soft-page-break/>
      <text:p text:style-name="P234">Buruk-buruk ke kamar mandi, Tim mengambil pengering rambut lamanya dari bawah wastafel dan memasang kabel ekstensi ke stopkontak di sisi ruangan yang jauh untuk menyalakannya. Hati-hati agar tidak terlalu dekat dengan permukaan karena udara panas dapat melelehkan lubang di plastik, Tim segera meregangkan jendela hingga kencang di bingkai dan akhirnya bisa melihat ke luar lagi untuk pertama kalinya dalam sepuluh hari.</text:p>
      <text:p text:style-name="P235"/>
      <text:p text:style-name="P236">Di luar, Taman Lasalle tampak hampir seperti biasanya, kecuali masih ada sedikit bubuk merah yang menutupi tanah. Tampaknya seseorang telah menyelinap ke taman dan melapisi semua rumput dan pohon dengan permen kapas lengket. Langitnya luar biasa, langit yang sangat jernih dan tanpa awan yang paling menakjubkan yang pernah Tim ingat dan menatapnya membawa senyum lebar di wajahnya yang tidak dicukur. Setidaknya sampai dia menyadari bahwa tidak ada yang bergerak di dalamnya. Dia mengamati langit selama beberapa menit tetapi tidak pernah menemukan apa pun. Tidak ada burung, tidak ada lebah, tidak ada pesawat terbang, tidak ada apa pun.</text:p>
      <text:p text:style-name="P237"/>
      <text:p text:style-name="P238">Mengalihkan perhatiannya kembali ke tanah, Tim yakin tidak akan ada yang terlihat di sana juga. Sekilas pertama dia benar. Di mana semua orang? Tentu jika mereka semua telah dikurung selama satu setengah minggu terakhir seperti dia, mereka pasti ingin keluar dan bergerak-gerak di hari yang indah seperti ini. Anak-anak setidaknya akan keluar bermain-main di taman, kan? Rupanya tidak.</text:p>
      <text:p text:style-name="P239"/>
      <text:p text:style-name="P240">Kemudian Tim mendengar anjing menggonggong di bawahnya dan itu seperti musik di telinganya. Dia membungkuk untuk mendekatkan kepalanya ke kaca agar bisa melihat langsung ke bawah lebih dekat ke sisi bangunannya, ingin melihat setidaknya beberapa tanda kehidupan normal.</text:p>
      <text:p text:style-name="P241"/>
      <text:p text:style-name="P242">Saat itulah dia berteriak.</text:p>
      <text:p text:style-name="P243">Proyek Red Jurnal Kelangsungan Hidup</text:p>
      <text:p text:style-name="P244">Entri #10</text:p>
      <text:p text:style-name="P245">24 Juni 2039</text:p>
      <text:p text:style-name="P246">Aku bangun di Neraka pagi ini.</text:p>
      <text:p text:style-name="P247"/>
      <text:p text:style-name="P248">Ini bukan upaya simbolis atau drama berlebihan; aku serius sekali. Keadaan jauh lebih buruk daripada yang pernah kubayangkan. Jauh lebih buruk. Aku tidak tahu persis apa yang telah dilakukan para ilmuwan, tapi kurasa mereka telah menghancurkan dunia dan isinya. Langit secara ajaib kembali biru hari ini dan aku baru mulai berharap mimpi buruk ini akhirnya berakhir, tapi kemudian aku mendengar anjing menggonggong dan melihat ke luar jendela ruang makan. Seandainya aku tidak melakukannya, karena yang kulihat di luar di rerumputan merah adalah sesuatu yang sulit kupikirkan, apalagi kudeskripsikan. Jelas dulunya itu hewan peliharaan yang lucu dan menggemaskan, tetapi di mana sebelumnya tubuhnya ditutupi bulu lembut dan lebat, sekarang disegel dalam serangkaian lempengan seperti cangkang merah yang saling terkait seperti baju besi abad pertengahan. Kepala dan tenggorokannya ditutupi borok merah yang begitu tebal sehingga aku bertanya-tanya bagaimana ia masih bisa melihat dan bernapas. Kakinya yang layu lebih seperti ranting yang terbakar dan alih-alih berlari seperti anjing normal, hewan malang itu tidak bisa lagi menahan berat badannya sendiri dan mendorong dirinya di tanah dengan karapas bersisik perutnya yang kembung.</text:p>
      <text:p text:style-name="P249"/>
      <text:p text:style-name="P250">Gonggongan anjing-makhluk itu yang menyedihkan bergema seperti tembakan di kesunyian pagi hari, dan sayangnya aku bukan satu-satunya yang mendengarnya. Tidak butuh waktu lama untuk menarik perhatian orang banyak. Aku bahkan tidak tahu apakah aku ingin mencoba mendeskripsikan<text:s/><text:soft-page-break/>adegan yang terjadi di bawahku di taman setelah itu. Serius, lebih baik kau tidak tahu, tapi kurasa aku akan mengabaikan siapa pun yang akhirnya membaca ini jika aku tidak setidaknya mencoba membuatmu mengerti betapa buruknya keadaan telah menjadi.</text:p>
      <text:p text:style-name="P251"/>
      <text:p text:style-name="P252">Ratusan orang dari gedung apartemenku, lingkungan sekitar, atau dari mana pun mulai berkumpul lagi di Taman Lasalle. Aku menyebut mereka manusia, tetapi itu hanya karena aku tidak dapat memikirkan kata lain untuk melabeli mereka. Tidak ada kata-kata yang memadai untuk apa yang telah mereka alami. Orang-orang ini, makhluk-makhluk ini yang dulunya manusia berjalan, merayap, dan merangkak keluar dari rumah mereka dengan tungkai kurus panjang yang mencuat dari tubuh merah keras, kembung seperti balon yang diisi gas, mirip dengan anjing yang cacat itu. Sebagian besar kepala mereka memiliki kelainan menangis besar yang membungkus seluruh tengkoraknya dalam kubah merah halus yang dari sudut pandangku di atas tampak seperti helm sepeda motor yang mengkilap.</text:p>
      <text:p text:style-name="P253"/>
      <text:p text:style-name="P254">Selama beberapa menit mereka hanya berkumpul, berkomunikasi dalam serangkaian geraman serak, klik aneh, dan desisan bernada tinggi. Aku belum pernah mendengar yang seperti itu sebelumnya, tetapi mereka terdengar hampir asing, seperti dialog omong kosong untuk beberapa film fiksi ilmiah yang buruk. Ketika anjing-makhluk malang itu mulai melolong kesakitan lagi, manusia-benda itu menerkamnya dan mulai mengoyak kulit bersisiknya dengan gigi mereka yang memanjang dan cakar yang tajam. Massa itu dengan cepat menghabisi hewan malang itu, tetapi begitu bau kematian tercium di udara, makhluk-makhluk yang baru saja menjadi teman dan tetanggaku mulai saling menyerang, dahaga darah mereka bangun dengan rakus. Perkelahian itu relatif singkat tetapi sangat brutal dan mengerikan. Dari atas tampak seperti tidak ada sekutu atau tim; itu adalah setiap makhluk untuk dirinya sendiri, menggigit dan mengoyak apa pun yang berada dalam jangkauan sampai lebih dari setengah dari jumlah makhluk asli tergeletak mati atau sekarat, dimutilasi di lapangan rumput yang berlumuran darah.</text:p>
      <text:p text:style-name="P255"/>
      <text:p text:style-name="P256">Dan kemudian dimulai makannya.</text:p>
      <text:p text:style-name="P257"/>
      <text:p text:style-name="P258">Bagian itu tidak akan kuberitahu. Tidak mungkin. Percayalah; beberapa hal lebih baik tidak diucapkan.</text:p>
      <text:p text:style-name="P259"/>
      <text:p text:style-name="P260">Tim menghabiskan beberapa hari berikutnya dalam ketakutan, <text:s/>terrified salah satu makhluk itu mendengar jeritannya dan mungkin akan mencarinya. Ketika tidak ada yang datang, ia sedikit rileks tetapi tetap menjauhi jendela di siang hari dan terpaksa mematikan lampu di malam hari agar tidak ada yang tahu di mana ia bersembunyi.</text:p>
      <text:p text:style-name="P261"/>
      <text:p text:style-name="P262">Pada hari kelima belas, listrik padam sehingga tidak ada lampu yang bisa dinyalakan, meskipun ia menginginkannya. Sistem filtrasi udaranya juga rusak, tetapi listrik adalah masalah terkecil Tim. <text:s/>Ia hampir kehabisan makanan dan yang lebih buruk, ia hanya memiliki setengah kendi air untuk diminum. Ketika air itu habis, Tim tidak tahu apa yang akan dilakukannya.</text:p>
      <text:p text:style-name="P263"/>
      <text:p text:style-name="P264">Ia bertanya-tanya apakah keadaannya seburuk ini di seluruh dunia. Mungkin memang demikian. <text:s/>Harus begitu, jika dipikir secara logis. Pemerintah dunia telah mengkoordinasikan Proyek Merah di seluruh dunia dan jika para ilmuwan telah mengacaukan keadaan di sini di Amerika, kemungkinan besar mereka telah benar-benar mengacaukan semuanya di mana-mana, bukan? Tentu saja mereka melakukannya.</text:p>
      <text:p text:style-name="P265"/>
      <text:soft-page-break/>
      <text:p text:style-name="P266">Para Ilmuwan sialan…</text:p>
      <text:p text:style-name="P267"/>
      <text:p text:style-name="P268">Lalu Tim terpukul oleh pikiran lain, begitu menegangkan sehingga benar-benar membuat bulu kuduknya merinding dan memaksanya duduk karena takut kakinya lemas. Bagaimana jika aku satu-satunya yang tersisa? Satu-satunya manusia? Sekonyol gagasan itu, semakin dia mempertimbangkannya semakin masuk akal kedengarannya. Maksudku, berapa banyak orang lain di luar sana yang sangat fobia serangga sehingga mereka mengurung diri dalam plastik? Pertanyaan bagus. Apakah ada orang lain di planet ini yang sehancur dia? Dia tidak tahu, tetapi dia sangat meragukannya. Sekalipun ada orang yang tidak berada di luar saat bom meledak seperti yang diperintahkan (dan pasti ada banyak), kecuali mereka telah mengambil tindakan pencegahan ekstrem seperti dirinya, nanobot mikroskopis pasti telah menemukan jalan masuk ke rumah mereka dan akhirnya, tubuh mereka sekarang.</text:p>
      <text:p text:style-name="P269"/>
      <text:p text:style-name="P270">Apakah dia pria terakhir di bumi? Apakah dia? Alkitab mengatakan bahwa orang yang lembut hati akan mewarisi bumi, tetapi Tim tidak pernah bermimpi bahwa itu akan sampai pada satu orang yang lembut hati, dia, Timothy Meek, yang dimaksudkan kitab suci itu. Pikiran ini membuat Tim tertawa terbahak-bahak, sangat keras di apartemennya yang sunyi, dan kenyataan bahwa dia tidak peduli siapa – atau apa – yang mungkin mendengarnya adalah indikasi pertamanya bahwa dia mulai kehilangan akal. Dia bertanya-tanya mengapa dia butuh waktu lama untuk akhirnya gila.</text:p>
      <text:p text:style-name="P271"/>
      <text:p text:style-name="P272">Dua hari kemudian, saat Tim duduk di meja makan menyesap seteguk air dingin terakhirnya, dia memperhatikan pertumbuhan yang berkembang di lengan kirinya. Warnanya merah dan bersisik dan keras seperti batu saat disentuh. Dengan panik, Tim melompat berdiri, menanggalkan pakaiannya, dan memeriksa seluruh tubuhnya tetapi tidak ada luka merah lainnya yang ditemukan.</text:p>
      <text:p text:style-name="P273"/>
      <text:p text:style-name="P274">Belum.</text:p>
      <text:p text:style-name="P275"/>
      <text:p text:style-name="P276">Tim duduk kembali di meja dan mulai menangis.</text:p>
      <text:p text:style-name="P277"/>
      <text:p text:style-name="P278">Proyek Red Jurnal Kelangsungan Hidup</text:p>
      <text:p text:style-name="P279">Entri #13</text:p>
      <text:p text:style-name="P280">3 Juli 2039</text:p>
      <text:p text:style-name="P281"/>
      <text:p text:style-name="P282">Ini akan menjadi entri jurnal terakhirku. <text:s/>Aku minta maaf untuk beberapa entri terakhirku; itu hanya coretan seorang pria yang pahit dan ketakutan. Aku merasa lebih baik hari ini; sedikit sih, dan aku akan mencoba menyelesaikan ini dengan cara yang lebih masuk akal. Aku tidak bisa melanjutkan lebih lama lagi. Maksudku, hidup. Makanan dan airku habis dan yang terburuk, semakin banyak ruam merah besar yang muncul di kulitku. Tangan kiriku sudah kaku dan layu dan pada dasarnya tidak berguna bagiku, terperangkap dalam cangkangnya yang kaku. Tangan tulisku, kananku, tidak jauh lebih baik dan aku dengan teguh menolak untuk melihat cermin untuk melihat apa yang telah terjadi pada wajahku.</text:p>
      <text:p text:style-name="P283"/>
      <text:p text:style-name="P284">Kurasa aku telah menyegel ruangan ini, sungguh, tapi kurasa aku telah membohongi diriku sendiri selama ini. <text:s/>Sungguh, apa yang kupikirkan? Tidak mungkin untuk benar-benar menyegel ruangan agar kedap udara untuk mencegah nanobot masuk, tidak ketika yang kau miliki hanyalah plastik tebal dan beberapa gulungan lakban. <text:s/>Sudah bisa ditebak sejak awal bahwa aku akan terkontaminasi bersama semua orang; kurasa aku hanya berhasil memperpanjangnya.</text:p>
      <text:p text:style-name="P285"/>
      <text:soft-page-break/>
      <text:p text:style-name="P286">Untuk catatan, aku tidak marah pada siapa pun dan aku tidak menyalahkan Presiden Dewan Dunia. Sial, dia hanya melakukan apa yang dia pikir terbaik. Setidaknya dia, bersama anggota dewan lainnya, berusaha menyelamatkan semua orang dan untuk itu aku agak bersyukur. Bukan berarti aku tidak kesal, tapi apa yang bisa kulakukan selain menerima keadaan apa adanya? Aku tidak tahu apa yang akan terjadi pada dunia atau jenis makhluk manusia baru yang sedang kita semua alami. Jika mereka memiliki kemampuan, mungkin salah satu dari mereka yang akhirnya membaca catatan aku di halaman-halaman ini. Siapa tahu? Yang pasti aku tidak ingin menjadi salah satu dari mereka. Aku tidak tahan memikirkannya. Tubuhku bermetamorfosis dengan kecepatan luar biasa, nanobot terus mengerjakan sihir gelap rahasia mereka di dalamku saat aku menulis beberapa baris terakhir ini, tetapi selama aku masih mengendalikan tubuh dan pikiranku, aku telah memilih untuk menghentikan mimpi buruk ini sebelum mencapai kesimpulannya yang tak terhindarkan. Aku tahu bunuh diri adalah jalan keluar pengecut, tapi aku tidak apa-apa dengan itu. Kematian adalah satu-satunya pilihan yang kumiliki.</text:p>
      <text:p text:style-name="P287"/>
      <text:p text:style-name="P288">Aku tidak akan… maksudku aku tidak bisa… menjadi salah satu dari mereka.</text:p>
      <text:p text:style-name="P289"/>
      <text:p text:style-name="P290">Tim selesai menulis dan menutup jurnalnya. Dalam hatinya dia tahu itu adalah kumpulan entri yang sangat tidak memadai dan tidak menjelaskan kengerian apa yang telah terjadi di luar temboknya, tetapi dia telah melakukan yang terbaik untuk mencoba membuat penghuni bumi di masa depan memahami apa yang telah terjadi pada umat manusia. Tim menyegel buku itu di dalam dua kantong plastik pembeku dan membiarkan jurnal itu tergeletak di tengah meja ruang makan.</text:p>
      <text:p text:style-name="P291"/>
      <text:p text:style-name="P292">Berdiri di atas kaki merah yang kurus, ia berjalan tertatih-tatih ke meja dapur dan mengorek laci barang rongsokan sampai menemukan apa yang dicarinya: Sebuah kartu nama bisnis real estat dengan gambar seorang wanita berambut pirang cantik yang tersenyum padanya. Bergerak ke telepon, Tim dengan hati-hati menekan nomor telepon yang tercetak di kartu wanita itu dan berharap dia tidak hanya di rumah, tetapi masih mampu mengangkat telepon. Seseorang menjawab pada dering keempat, atau setidaknya menjatuhkan gagang telepon ke lantai. Tim bisa mendengar serangkaian suara klik basah, dan suara napas berat dan terengah-engah.</text:p>
      <text:p text:style-name="P293"/>
      <text:p text:style-name="P294">"Wendy?" tanya Tim, tahu dia tidak bisa menjawabnya tetapi menolak untuk mati tanpa setidaknya mencoba untuk akhirnya berbicara dengan wanita yang dia cintai dari jauh. Ini mungkin bukan Wendy Harding yang dia ingat dan inginkan selama bertahun-tahun ini, tetapi Tim berharap masih ada cukup kemanusiaan yang tersisa dalam dirinya sehingga dia mungkin masih bisa memahami kata-katanya. "Aku Timothy Meek dari lantai atas di apartemen 412. Aku tidak pernah punya keberanian untuk mengatakan ini padamu, tetapi aku selalu menganggapmu sebagai wanita tercantik yang pernah kutemui. Aku tahu semuanya kacau sekarang, tetapi aku hanya ingin tahu apakah ada cara yang kau pertimbangkan untuk naik ke atas untuk bertemu denganku. Aku tidak tahu mengapa, tetapi kurasa aku akan sangat menyukainya. Bagaimana menurutmu?"</text:p>
      <text:p text:style-name="P295"/>
      <text:p text:style-name="P296">Tidak ada jawaban. Hanya napas berat yang semakin kencang.</text:p>
      <text:p text:style-name="P297">"Apartemen 412, oke? Naik dan sapa aku, Wendy. Tolong…"</text:p>
      <text:p text:style-name="P298">Tim menutup telepon dan langsung masuk ke ruang tamu untuk mulai merobek lembaran semi transparan yang selama ini menjadi satu-satunya pemandangan dunianya. Dalam beberapa menit ia telah menyelesaikan pekerjaannya dan sedang menggulung plastik itu menjadi bola besar ketika tiba-tiba terdengar ketukan keras di pintu apartemen. <text:s/>Ketukan itu, yang lebih<text:s/><text:soft-page-break/>seperti benturan-gesekan daripada ketukan sungguhan, mengejutkan Tim tetapi tidak membuatnya heran. <text:s/>Menstabilkan sarafnya, tanpa tahu apa yang akan dia temukan tetapi menyadari inilah bagaimana hidupnya akan berakhir, Tim menarik napas dalam-dalam dan membuka pintu.</text:p>
      <text:p text:style-name="P299"/>
      <text:p text:style-name="P300">Di luar pintu, seekor kumbang merah raksasa setinggi lima kaki delapan berdiri menatapnya. Ini adalah pertama kalinya Tim melihat salah satu makhluk itu dari dekat dan baru sekarang ia memperhatikan antena kecil yang berkedip di atas kepalanya dan menyadari DNA hewan apa yang telah digunakan para ilmuwan untuk mencangkokkan ke nanobot. <text:s/>Luar biasa, tetapi semuanya masuk akal. Semua orang selalu mengatakan mereka akan menjadi makhluk hidup terakhir jika dunia cukup bodoh untuk terlibat dalam Perang Nuklir. Mereka telah lolos dari skenario akhir zaman itu, tetapi entah bagaimana, tanpa tindakan nyata dari mereka sendiri, makhluk-makhluk ini masih berhasil berada di puncak rantai makanan.</text:p>
      <text:p text:style-name="P301"/>
      <text:p text:style-name="P302"><text:s/>Sederhana saja: Mereka adalah penyintas.</text:p>
      <text:p text:style-name="P303"/>
      <text:p text:style-name="P304">Makhluk yang dulunya Wendy Harding menyeret diri masuk ke ruangan, dengan gigi dan cakar siap siaga, dan seburuk rupa bentuknya, Tim masih merasa anehnya tertarik padanya. Mungkin itu makhluk yang tumbuh di dalam dirinya, atau mungkin dia akhirnya benar-benar gila. Alih-alih lari atau mencoba melindungi dirinya, Tim hanya membuka lengannya dan menunggu pelukan mautnya.</text:p>
      <text:p text:style-name="P305"/>
      <text:p text:style-name="P306">Kecoa sialan…</text:p>
      <text:p text:style-name="P307"/>
      <text:p text:style-name="P308">Akhirnya</text:p>
      <text:p text:style-name="P309">Hitung Mundur Menuju Kepunahan</text:p>
      <text:p text:style-name="P310">Oleh'</text:p>
      <text:p text:style-name="P311"/>
      <text:p text:style-name="P312">Calvin Demmer</text:p>
      <text:p text:style-name="P313"/>
      <text:p text:style-name="P314">Aku duduk di bawah formasi batuan buatan, menunggu awan di atas kepala berlalu. <text:s/>Warna-warna dunia di sekitarku yang pudar dan suram mencerminkan isi pikiranku. Bahkan suara hujan yang berirama pun tak lagi menenangkan. Aku merapikan name tag yang disematkan di jas putihku.</text:p>
      <text:p text:style-name="P315"/>
      <text:p text:style-name="P316">Seseorang masih bisa terlihat terhormat.</text:p>
      <text:p text:style-name="P317"/>
      <text:p text:style-name="P318">Dokter Aleem Bhatnagar, bersandar pada pohon asli dengan tubuhnya yang ramping, menunjuk sesuatu dengan matanya yang cokelat dan dalam.</text:p>
      <text:p text:style-name="P319"/>
      <text:p text:style-name="P320">"Hujan," kataku, tanpa repot-repot melihat.</text:p>
      <text:p text:style-name="P321"/>
      <text:p text:style-name="P322">"Ayolah, hanya beberapa tetes." Bibirnya bergerak di balik janggut hitam lebatnya. <text:s/>Nama tag-nya menggantung miring di jas putihnya yang kotor.</text:p>
      <text:p text:style-name="P323"/>
      <text:p text:style-name="P324">Aku menggaruk janggutku sendiri, yang seperti rambut panjangku yang acak-acakan, sudah memutih. Aku menarik napas dalam-dalam. Bau hujan yang turun membanjiri indraku.</text:p>
      <text:p text:style-name="P325"/>
      <text:p text:style-name="P326">"Demi Tuhan, Mike, lihat."</text:p>
      <text:p text:style-name="P327"/>
      <text:p text:style-name="P328">"Itu Dokter Alberts... atau Mychal."</text:p>
      <text:p text:style-name="P329"/>
      <text:p text:style-name="P330">"Oke, lihat saja ini."</text:p>
      <text:p text:style-name="P331"/>
      <text:soft-page-break/>
      <text:p text:style-name="P332">"Baiklah." Aku berdiri; tulang-tulang tubuhku yang kurus berderit. Hujan berhenti, dan aku tidak merasakan perubahan emosi apa pun saat berjalan tertatih ke arahnya. Demonstrasinya menjadi lebih bersemangat, dan dengan enggan aku melihat ke tempat yang ia tunjuk.</text:p>
      <text:p text:style-name="P333"/>
      <text:p text:style-name="P334">Di balik jeruji besi kandang, di bangku kayu gelap, duduklah Rubik, koala kami satu-satunya. Telinga bulunya yang bulat dan bulu berwarna abu-abu keperakannya tetap kering di bawah payung bergaris merah putih di belakangnya. <text:s/>Berkat kami, sistem pernapasannya yang dulu lemah kini hanya menjadi kenangan masa lalu.</text:p>
      <text:p text:style-name="P335"/>
      <text:p text:style-name="P336">"Jadi? Apa aku harus terkejut dia bangun sekali ini?"</text:p>
      <text:p text:style-name="P337"/>
      <text:p text:style-name="P338">"Di tangannya," bisik Aleem.</text:p>
      <text:p text:style-name="P339"/>
      <text:p text:style-name="P340">Aku tidak mengerti alasan untuk suara yang direndahkan, karena Rubik kebal terhadap tindakan kami. Aku menatap Rubik untuk menenangkan Aleem. "Dia menggunakan bantalan analitik layar sentuh. Apa maksudmu?"</text:p>
      <text:p text:style-name="P341"/>
      <text:p text:style-name="P342">Kurasa dia telah menyetel ulang. Dia sedang mengutak-atik bagian belakangnya."</text:p>
      <text:p text:style-name="P343">"Kau hanya membayangkan itu."</text:p>
      <text:p text:style-name="P344">"Tidak—"</text:p>
      <text:p text:style-name="P345">"Mustahil. Mereka tak mungkin maju secepat itu."</text:p>
      <text:p text:style-name="P346">"Oh, dan bagaimana dengan perbaikan yang telah kita ajarkan kepada mereka?" Mata Aleem tegang, mempertegas kerutan di wajahnya yang berkulit gelap.</text:p>
      <text:p text:style-name="P347"/>
      <text:p text:style-name="P348">Jadi, beberapa hewan belajar melakukan pekerjaan perbaikan kecil? Omong kosong. Kau menyarankan tingkat pemahaman yang berbeda.</text:p>
      <text:p text:style-name="P349"/>
      <text:p text:style-name="P350">Aleem tidak menjawab. Perhatiannya kembali pada Rubik.</text:p>
      <text:p text:style-name="P351"/>
      <text:p text:style-name="P352">Bisakah mereka berkembang secepat itu?</text:p>
      <text:p text:style-name="P353"/>
      <text:p text:style-name="P354">Aku mencoba mengabaikan pikiran itu saat menuju jeruji baja kandang. Aku menggenggam jeruji; permukaan dinginnya membuat tanganku mati rasa.</text:p>
      <text:p text:style-name="P355"/>
      <text:p text:style-name="P356">Perusahaan induk kami, Eisenberg CyTech Corporation, telah mendanai penelitian kami. <text:s/>Bagian dan organ tubuh buatan, kecuali otak, yang telah kami kembangkan telah menjadikan mereka kekuatan utama dalam ekonomi global. Sebagai imbalannya, mereka memberi kami kebebasan untuk melanjutkan eksperimen kami ke hal-hal yang tidak diketahui.</text:p>
      <text:p text:style-name="P357"/>
      <text:p text:style-name="P358">Chip BA03X-lah yang akan menjadi puncak karya kita, magnum opus kita, seperti yang Aleem selalu suka katakan. Tujuan implan saraf, dalam bentuk chip kita, sederhana. Kita menyalurkan apa yang kita anggap sebagai pemborosan energi otak yang tidak perlu sehingga kita dapat menstimulasi area otak yang dikenal untuk pembelajaran dan perkembangan. Namun, otak tidak sesederhana itu. Upaya kita tidak akan tanpa coba-coba, dan di sinilah kita menghadapi rintangan pertama kita yang sebenarnya, rintangan yang tidak dapat dibeli oleh uang Eisenberg CyTech Corporation.</text:p>
      <text:p text:style-name="P359"/>
      <text:p text:style-name="P360">Setelah kita merumuskan tes untuk prototipe kita, birokrasi menghambat kemajuan kita, semua uji coba pada manusia ditolak. Sebuah lembaga pemikir menawarkan alternatif…hewan. "Itulah gunanya mereka," ledek seorang mantan kolega saat itu.</text:p>
      <text:p text:style-name="P361"/>
      <text:soft-page-break/>
      <text:p text:style-name="P362">Aku memalingkan punggung dari angin dingin dan melihat arlojiku perak—pusaka turun-temurun dari ayahku—detik perak yang bergerak membius. Desainnya sederhana: jarum bergerak di atas permukaan jam putih dan angka perak, dengan waktu digital di bawahnya, tempat aku akan mengatur alarm. Sebuah fitur yang mulai ku benci.</text:p>
      <text:p text:style-name="P363"/>
      <text:p text:style-name="P364">"Hei, Merc," kata Aleem.</text:p>
      <text:p text:style-name="P365">"Tidak, biarkan Brad," kataku.</text:p>
      <text:p text:style-name="P366"/>
      <text:p text:style-name="P367">Brad Mercer, kepala keamanan kita yang hanya bicara sepatah kata, selalu bermuka masam. Aku menahan napas sambil meliriknya; punggungnya menghadap kita. Rambutnya yang kotor dan panjang menyentuh bahu lebarnya, dan kemeja putih yang dikenakannya begitu pudar sampai hampir tembus pandang.</text:p>
      <text:p text:style-name="P368"/>
      <text:p text:style-name="P369">Dia tidak bergerak.</text:p>
      <text:p text:style-name="P370"/>
      <text:p text:style-name="P371">Aku menghela napas.</text:p>
      <text:p text:style-name="P372"/>
      <text:p text:style-name="P373">Aleem bertanya, "Sudah makan siang?"</text:p>
      <text:p text:style-name="P374"/>
      <text:p text:style-name="P375">Aku tegang. "Belum." Aku memaksa pandangan dari arlojiku. Kulitku merinding mengingat Aleem bisa marah saat waktu makan. Lebih aman mengamati Rubik.</text:p>
      <text:p text:style-name="P376"/>
      <text:p text:style-name="P377">Kami telah menutup operasi di pantai barat Amerika dan memindahkan fasilitas kami ke lokasi kami saat ini di Jerman timur, tanah air pendiri dan pemegang saham mayoritas kami, Janusz Eisenberg. Proyek baru kami berjalan di bawah kedok Kebun Binatang Eisenberg CyTech New Age. Kami telah membangun kandang yang sangat bersih untuk hewan-hewan yang kami selamatkan, atau peroleh dengan cara lain. Orang-orang akan datang dan takjub atas bagaimana kami telah menyelamatkan kehidupan berbagai hewan yang dipamerkan. Untuk sementara waktu kami telah menjadi pahlawan. Di balik layar, kami mempelajari efek dari chip yang telah kami tanamkan di otak hewan-hewan tersebut. Saya tidak begitu antusias untuk melakukan percobaan pada hewan. Namun, Aleem menjadi terpesona, dan akan mengoceh fakta tentang hewan dengan kecepatan seperti senapan mesin. Hari-hari itu telah berlalu. Sekarang saya bisa mendengar nada rendah dalam suaranya, rasa takut yang tak terbantahkan. Saya teringat nada rendah yang sama dalam suara ibu saya ketika dia menelepon untuk memberi tahu saya bahwa ayah saya telah meninggal. Itu seminggu setelah saya tiba di Jerman. Arloji yang sekarang saya kenakan tiba melalui pos tidak lama setelah itu. Mungkin tujuannya adalah untuk menjadi pengingat akan rasa takut, rasa takut dalam suara ibu saya, dan kadang-kadang dalam suara Aleem, dan sekarang dalam suara saya sendiri.</text:p>
      <text:p text:style-name="P378"/>
      <text:p text:style-name="P379">Tik, tik… Tik, tik. <text:s/>Suara jam tangan itu bergema di sekitar kami, menarikku dari lamunanku. Warna di wajah Aleem memudar. Ia bergegas ke jeruji kandang kami dan memukulinya. <text:s/>"Jam makan siang, bajingan! Ayo!" <text:s/>"Dokter Bhatnagar, yang Anda lakukan hanya akan membuat mereka marah. Tenanglah, tolong." <text:s/>Aku mengulurkan tanganku ke depan, meniru mim yang terjebak dalam kotak. Aleem mengabaikan aku. Ia mengambil ranting yang telah diasahnya di lantai beton. Dengan ranting itu ia memukul jeruji. Waktu makan mengubah Aleem menjadi binatang, dan aku tak tahu bagaimana menghentikannya. Aku takut itu adalah jalan yang akan kita tempuh bertiga pada akhirnya. Aku tersentak ketika hembusan angin dingin memelukku.</text:p>
      <text:p text:style-name="P380"/>
      <text:p text:style-name="P381">Pintu sedikit terbuka, dan seekor simpanse keluar dari gedung hijau di sebelah kanan kami. Ia mendorong kardus berisi berbagai buah—terutama<text:s/><text:soft-page-break/>pisang dan jeruk—dan botol air. Kurasa pisang itu sedikit sindiran untuk kami.</text:p>
      <text:p text:style-name="P382"/>
      <text:p text:style-name="P383">Pisang sialan.</text:p>
      <text:p text:style-name="P384"/>
      <text:p text:style-name="P385">Ia meninggalkan kardus itu selangkah dari kandang kami. Aroma jeruk menggelitik indra penciuman saya.</text:p>
      <text:p text:style-name="P386"/>
      <text:p text:style-name="P387">Aleem tenang, berjalan ke jeruji, dan menarik kardus itu lebih dekat dengan rantingnya. Ia mengeluarkan air dan buah-buahan, menaruh semuanya berjejer di sampingnya.</text:p>
      <text:p text:style-name="P388"/>
      <text:p text:style-name="P389">Simpanse lain keluar dari gedung dengan berjalan dengan buku-buku jarinya, dan bergabung dengan yang pertama. Ia berdiri dan menggerakkan tangannya seolah berkomunikasi dengan yang lain. Itu mengingatkan saya pada bahasa isyarat yang dicampur dengan gerakan seorang seniman yang melukis, hanya saja di sini tidak ada cat, kuas, atau kanvas, hanya gerakan jari. Ia membuat gerakan memutar dengan tangannya, seolah-olah membuka tutup botol khayalan. Simpanse lainnya mengangguk.</text:p>
      <text:p text:style-name="P390"/>
      <text:p text:style-name="P391">Aneh sekali.</text:p>
      <text:p text:style-name="P392">"Ini kode."</text:p>
      <text:p text:style-name="P393">Aku menoleh dan melihat Brad mengambil salah satu pisang yang telah diambil Aleem dari kotak. Wajahnya datar dan keras seperti biasanya, tetapi janggut tipisnya memutih di ujungnya. Ia menyipitkan matanya yang biru tua ke arah dua simpanse itu.</text:p>
      <text:p text:style-name="P394">"Kode?" kataku.</text:p>
      <text:p text:style-name="P395">"Ya."</text:p>
      <text:p text:style-name="P396"/>
      <text:p text:style-name="P397">"Kenapa bukan vokalisasi normal mereka?"</text:p>
      <text:p text:style-name="P398">"Gerak isyarat universal dasar, agar mereka dan hewan lain bisa mengerti perintah." Brad berbicara serendah mungkin tanpa berbisik.</text:p>
      <text:p text:style-name="P399">"Hewan lain apa?"</text:p>
      <text:p text:style-name="P400">"Semua hewan lain."</text:p>
      <text:p text:style-name="P401">"Perintah dari siapa?"</text:p>
      <text:p text:style-name="P402"/>
      <text:p text:style-name="P403">"Kurasa primata-primata itu hanya pekerja, mengerjakan tugas-tugas, menyampaikan pesan—"</text:p>
      <text:p text:style-name="P404">"Perintah dari siapa?" ulangi saya.</text:p>
      <text:p text:style-name="P405">Brad tidak menjawab. <text:s/>Aku melihatnya berbalik dan kembali ke tempat duduknya biasanya, di mana ia duduk di salah satu batu buatan, masih menghadap kami.</text:p>
      <text:p text:style-name="P406">Simpanse kedua menunjukkan simbol dengan tangannya—tak terlihat olehku—kepada Rubik, yang turun dari bangku. Kedua simpanse itu berbalik dan kembali ke gedung hijau. Rubik, dengan bantalan analitik digigit di mulutnya, beberapa langkah di belakang.</text:p>
      <text:p text:style-name="P407">Aleem telah mengumpulkan semua buah dan air. Ia kembali menjadi dirinya sendiri, apa pun artinya itu.</text:p>
      <text:p text:style-name="P408"/>
      <text:p text:style-name="P409">Ia mengeluarkan sepotong krayon merah dari saku atas mantelnya dan menuju permukaan datar di salah satu dinding formasi batuan. Ia menggambar garis horizontal, menambah semua goresan merah lain di permukaan batuan palsu itu. Kami akan melingkari garis-garis itu, selalu dalam kelompok lima, begitu mencapai lima.</text:p>
      <text:p text:style-name="P410"/>
      <text:p text:style-name="P411">"Itu delapan puluh enam," kata Aleem. "Hari kedelapan puluh enam, sialan."</text:p>
      <text:p text:style-name="P412"/>
      <text:soft-page-break/>
      <text:p text:style-name="P413">Aku tidak menjawab. Brad juga tidak, ia menatap ke kejauhan sambil mengunyah pisang yang sedikit kehijauan.</text:p>
      <text:p text:style-name="P414"/>
      <text:p text:style-name="P415">Delapan puluh enam hari yang lalu, ketika hewan-hewan meloloskan diri dari kurungan mereka dan memberontak, kami bertiga mengunci diri di tempat tertutup ini. Kami pikir itu akan menjadi cara terbaik untuk bertahan hidup sampai bantuan datang.</text:p>
      <text:p text:style-name="P416"/>
      <text:p text:style-name="P417">Hari ke-delapan puluh tujuh tiba, dan sinar matahari redup menembus awan. <text:s/>Kemudian, pintu gedung hijau berderit terbuka. Aku tersentak karena heningnya aktivitas di sekitarku tiba-tiba terpecah. Aleem mendekati jeruji kandang kami. Aku bergabung dengannya sementara detak jantungku semakin cepat.</text:p>
      <text:p text:style-name="P418"/>
      <text:p text:style-name="P419">"Pongo pygmaeus, orangutan Kalimantan," kata Aleem.</text:p>
      <text:p text:style-name="P420"/>
      <text:p text:style-name="P421">Aku mengintip dari bahunya. Seekor orangutan dengan rambut cokelat kemerahan yang khas berjalan ke arah kami. Lengan prostetik titanium di sisi kanannya, yang membungkus elektroda dan bagian mekanik lainnya, bersinar keperakan meskipun cahaya mulai meredup. Bulu kudukku merinding. Aku menamainya Smiley, karena saat ia datang, ia menjawab pertanyaan apa pun dengan mengerutkan bibir atasnya, memperlihatkan giginya yang kuning. Ia kehilangan lengan kanannya dalam perkelahian di alam liar, atau setidaknya begitulah cerita yang diberikan kepada kami.</text:p>
      <text:p text:style-name="P422"/>
      <text:p text:style-name="P423">Kami memasang lengan buatan itu pada tunggul di bawah bahunya, tetapi selama berhari-hari ia terkulai lemas di sisinya. Begitu kami memasang chip itu, semuanya berubah, dan dalam beberapa minggu kau akan bersumpah ia terlahir dengannya. Bagian yang menyeramkan datang ketika ia lebih menyukai lengan buatan itu. Kami tak pernah sempat menutupi rangka lengan tersebut dengan kulit dan bulu sintetis, tetapi aku tidak lagi merasa bersalah.</text:p>
      <text:p text:style-name="P424"/>
      <text:p text:style-name="P425">"Smiley mau apa?" tanya Aleem.</text:p>
      <text:p text:style-name="P426">"Aku tidak yakin." Aku menoleh ke Brad, yang tampak tak bergeming, lalu kembali menghadap ke arah sebaliknya.</text:p>
      <text:p text:style-name="P427">Smiley berhenti di depan kami. Dia mengangkat lengan buatannya bersamaan dengan lengan kirinya dan menarik-narik bulu dadanya, mengingatkan aku pada pekerja kasar yang menekan tali celemeknya dengan ibu jarinya.</text:p>
      <text:p text:style-name="P428">"Kau tahu apa yang dia inginkan?" Tatapan Aleem tetap tertuju pada Smiley.</text:p>
      <text:p text:style-name="P429">"Kau kan ahli hewan."</text:p>
      <text:p text:style-name="P430"/>
      <text:p text:style-name="P431">Smiley menunjukku dan mengulangi gerakan menarik rambut di dadanya. <text:s/>"Aku bingung." Aleem mengusap dahinya. Smiley melambaikan tangannya ke arah gedung. Seekor burung terbang keluar dari pintu yang sedikit terbuka, dan langsung menuju ke arahnya. Burung itu hinggap di bahu kirinya. Hujan mulai turun, gerimis. Smiley tidak terpengaruh.</text:p>
      <text:p text:style-name="P432"/>
      <text:p text:style-name="P433">"Bagaimana dia memanggil burung itu?" tanyaku.</text:p>
      <text:p text:style-name="P434">"Aku tidak tahu," kata Aleem. Wajahnya penuh intrik. Aku tahu wajahku akan mencerminkan wajahnya.</text:p>
      <text:p text:style-name="P435">"Burung apa itu?"</text:p>
      <text:p text:style-name="P436">"Psittacus erithacus, nuri abu-abu Afrika. Pasti berada di kandang burung, meskipun aku tidak ingat kita memiliki spesies itu."</text:p>
      <text:p text:style-name="P437">"Aku juga tidak."</text:p>
      <text:p text:style-name="P438"/>
      <text:soft-page-break/>
      <text:p text:style-name="P439">Bulunya yang abu-abu gelap berkilauan di bawah tetesan hujan. Sesuatu yang aneh menonjol. Rasa dingin menusuk dadaku. Aku menatap Aleem, yang membalas tatapanku.</text:p>
      <text:p text:style-name="P440"/>
      <text:p text:style-name="P441">"Mata kanannya, kau lihat itu?"</text:p>
      <text:p text:style-name="P442"/>
      <text:p text:style-name="P443">"Ya," bisiknya.</text:p>
      <text:p text:style-name="P444"/>
      <text:p text:style-name="P445">Mata kanan burung beo itu hitam dengan cahaya merah di tengahnya. Ia bergerak dari kiri ke kanan, pasti mekanik, menyerupai kamera mata-mata kuno. Apakah itu memindai kita? Atau mungkin merekam? Gerakan mata itu mengingatkan saya pada gerakan triceratops animatronik yang pernah saya lihat di taman hiburan saat kecil.</text:p>
      <text:p text:style-name="P446"/>
      <text:p text:style-name="P447">Ini tidak masuk akal. Kau mulai kehilangan akal sehatmu.</text:p>
      <text:p text:style-name="P448"/>
      <text:p text:style-name="P449">Smiley menunjukku lagi. Sekali lagi ia mengangkat tangannya ke dada dan mengulangi gerakan menarik rambutnya.</text:p>
      <text:p text:style-name="P450">"Apa—"</text:p>
      <text:p text:style-name="P451">"Jasmu, tolong," kata burung beo itu.</text:p>
      <text:p text:style-name="P452">Badanku menegang. Aku menoleh ke Aleem.</text:p>
      <text:p text:style-name="P453">"Apakah aku gila?"</text:p>
      <text:p text:style-name="P454"/>
      <text:p text:style-name="P455">Tidak waras, dan tidak, aku juga mendengarnya.</text:p>
      <text:p text:style-name="P456"/>
      <text:p text:style-name="P457">"Jaketmu, tolong," ulangi burung beo itu dengan suaranya yang datar.</text:p>
      <text:p text:style-name="P458"/>
      <text:p text:style-name="P459">"Berikan padanya. Lihat apa yang akan dia lakukan," kata Aleem.</text:p>
      <text:p text:style-name="P460"/>
      <text:p text:style-name="P461">Badanku membeku. <text:s/>Sebuah serangan mual menghantamku saat aku berani mempertimbangkan kemungkinan menyerahkan jaketku.</text:p>
      <text:p text:style-name="P462"/>
      <text:p text:style-name="P463">"Tidak."</text:p>
      <text:p text:style-name="P464"/>
      <text:p text:style-name="P465">"Kenapa tidak?"</text:p>
      <text:p text:style-name="P466">"Berikan dia milikmu, jika kau mau."</text:p>
      <text:p text:style-name="P467">Aleem melepas mantelnya, yang lebih kotor daripada milikku. Dengan hati-hati, dia melangkah ke jeruji kandang dan memberikan mantel itu. Smiley menerimanya. Dia melirikku dengan tidak setuju—aku tetap teguh—dan dia melambaikan tangannya.</text:p>
      <text:p text:style-name="P468">"Terima kasih," kata burung beo itu kepada Aleem.</text:p>
      <text:p text:style-name="P469">Burung itu terbang lagi, menuju gedung.</text:p>
      <text:p text:style-name="P470"/>
      <text:p text:style-name="P471">Smiley mengepakkan mantel itu dan melakukan sesuatu yang memicu tarikan yang tidak menyenangkan di perutku. Dia mengenakan mantel itu. Baik aku maupun Aleem tidak mengatakan apa pun.</text:p>
      <text:p text:style-name="P472"/>
      <text:p text:style-name="P473">Mantel itu terlalu besar untuk Smiley; sepertinya dia akan tenggelam dalam bahan putih itu. Tapi dia menggulung lengan bajunya, yang sedikit membantu, bagian bawah mantel masih terseret di lantai saat dia berbalik dan menuju gedung itu. Dia menghilang di dalam, dan pintu tertutup.</text:p>
      <text:p text:style-name="P474"/>
      <text:p text:style-name="P475">"Bajingan yang cerdik."</text:p>
      <text:p text:style-name="P476"/>
      <text:p text:style-name="P477">Aku berbalik; Brad menghadap kami.</text:p>
      <text:p text:style-name="P478"/>
      <text:p text:style-name="P479">"Bagaimana burung beo itu tahu apa yang harus ditanyakan?" tanya Aleem.</text:p>
      <text:p text:style-name="P480"/>
      <text:soft-page-break/>
      <text:p text:style-name="P481">"Pasti diajari," kataku.</text:p>
      <text:p text:style-name="P482">Brad berdiri. "Mereka menggunakan burung untuk pengawasan. Kau lihat matanya? Mereka melepaskan burung-burung itu, merekam—"</text:p>
      <text:p text:style-name="P483">"Hei, kita belum tentu tahu itu."</text:p>
      <text:p text:style-name="P484">Brad tidak berkata apa-apa lagi. Aku mengangkat bahu. Aku memang melihat matanya, tapi berhasil membujuk pikiranku untuk tidak percaya. Aleem, dengan mulut menganga, ingin bicara. Jam tanganku menghentikannya.</text:p>
      <text:p text:style-name="P485">Tit, tit… Tit, tit.</text:p>
      <text:p text:style-name="P486"/>
      <text:p text:style-name="P487">Kemudian terjadi kekacauan saat makan siang.</text:p>
      <text:p text:style-name="P488"/>
      <text:p text:style-name="P489">Malam tiba. <text:s/>Aku mencoba memejamkan mata sambil berbaring di rumput asli di dalam kandang; tetap saja tidak nyaman, betapa pun panjangnya rumput itu tumbuh.</text:p>
      <text:p text:style-name="P490"/>
      <text:p text:style-name="P491">Pada hari hewan-hewan itu melancarkan kudeta mereka, kami berhasil mengunci diri di dalam kandang kami. Jeritan-jeritan mengerikan dari karyawan dan pengunjung kebun binatang memenuhi udara selama sekitar tiga puluh menit, lalu hening.</text:p>
      <text:p text:style-name="P492"/>
      <text:p text:style-name="P493">Kebun binatang awalnya memelihara simpanse dan primata lainnya. Mereka cerdas dan paling cocok untuk pengumpulan data kami, tetapi mereka mengecewakan. Kami memutuskan untuk menguji hewan lain. Pertama hewan-hewan dari daerah sekitar: serigala abu-abu dan rubah merah. Kemudian datang beberapa harimau, singa, dan apa pun yang kami temukan, termasuk seekor gajah Afrika yang mengalami kerusakan tak terpulihkan pada belalainya. Pengganti buatan yang telah kami buat benar-benar merupakan prestasi luar biasa.</text:p>
      <text:p text:style-name="P494"/>
      <text:p text:style-name="P495">Menjelang akhir, kami bahkan bereksperimen pada burung—kebanyakan elang ekor putih yang sering berada di area tersebut—di kandang yang dirancang khusus untuk mereka. Kami telah menanamkan chip BA03X pada semua hewan itu. Dan mereka sekarang bebas.</text:p>
      <text:p text:style-name="P496"/>
      <text:p text:style-name="P497">Seminggu setelah hari mengerikan pertama itu terjadilah ledakan. Kami dapat mendengarnya di sekitar area tetangga kebun binatang. Brad mengatakan itu telah direncanakan secara strategis. Aku telah membangun tembok di pikiranku untuk menutup ide-ide seperti itu. Pada titik ini Brad tampaknya menarik diri. Aku dan Aleem tidak ingin menyerah pada harapan bahwa peristiwa-peristiwa ini terisolasi dan segera kita akan bebas. Percaya sebaliknya akan menghancurkan tembok itu, hanya menyisakan rasa bersalah dan keputusasaan.</text:p>
      <text:p text:style-name="P498"/>
      <text:p text:style-name="P499">Aku melipat tanganku, menggosok pundakku. Malam semakin dingin.</text:p>
      <text:p text:style-name="P500"/>
      <text:p text:style-name="P501">Mengapa mereka membiarkan kami berada di kandang? Bahkan memberi kami makanan dan air?</text:p>
      <text:p text:style-name="P502"/>
      <text:p text:style-name="P503">Mungkin karena kami telah menjadi fasilitator mereka. Kami bertiga bertanggung jawab. Kami terlibat dalam setiap keputusan, setiap langkah. Brad dan tim keamanannya mengawasi sementara Aleem dan tim kami terus bereksperimen. Mungkin lebih sederhana; kami tidak lagi menjadi ancaman.</text:p>
      <text:p text:style-name="P504"/>
      <text:p text:style-name="P505">"Seakan-akan mereka sedang berperang," suara Brad menarikku dari lamunanku. Aku duduk tegak. Lampu sorot terang di luar kandang kami menerangi kami. Brad pernah mengatakan mereka menyalakan lampu di malam hari untuk mengamati kami. Meskipun aku tak bisa menghilangkan anggapan itu, aku berhasil menghindari analisis berlebihan.</text:p>
      <text:p text:style-name="P506"/>
      <text:p text:style-name="P507">Brad, duduk beberapa meter dariku, menyilangkan kakinya.</text:p>
      <text:p text:style-name="P508"/>
      <text:p text:style-name="P509">Aku memutuskan untuk mendengarkannya. "Perang dengan apa?"</text:p>
      <text:p text:style-name="P510"/>
      <text:p text:style-name="P511">"Mereka telah menambah jumlah mereka. Kalian berdua bahkan mengatakan telah memperhatikan hewan yang sebelumnya tidak pernah ada di kebun binatang ini." Tatapan dingin Brad beralih antara aku dan Aleem, yang telah bergabung dengan kami.</text:p>
      <text:p text:style-name="P512"/>
      <text:p text:style-name="P513">"Kita telah membentuk militer... Tidak ada peluang," kataku.</text:p>
      <text:p text:style-name="P514">"Mereka memiliki kejutan. Hanya korporasi yang benar-benar tahu apa yang telah kita lakukan, dan bahkan mereka tidak benar-benar memahami kekuatan chip-chip itu."</text:p>
      <text:p text:style-name="P515">"Ini benar." Suara Aleem bergetar.</text:p>
      <text:p text:style-name="P516">Aku ingin menamparnya karena ikut-ikutan. Aku tidak melakukannya.</text:p>
      <text:p text:style-name="P517">"Aku sudah memperhatikan beberapa hal." Brad berdiri, melihat sekeliling. Puas, dia berlutut lebih dekat kepada kami.</text:p>
      <text:p text:style-name="P518"/>
      <text:p text:style-name="P519">"Seperti apa?" tanyaku. Retakan mulai muncul di dinding pikiranku.</text:p>
      <text:p text:style-name="P520"/>
      <text:p text:style-name="P521">"Hari ledakan… Singkatnya, aku melihat elang ekor putih dengan bola logam aneh di cakarnya. Aku yakin itu bahan peledak."</text:p>
      <text:p text:style-name="P522"/>
      <text:p text:style-name="P523">"Kenapa kau tidak bilang apa-apa?"</text:p>
      <text:p text:style-name="P524"/>
      <text:p text:style-name="P525">"Apa yang bisa kita lakukan? Kita terkunci di sini. Kita bahkan tidak tahu mereka mengubah kode kandang kita menjadi apa."</text:p>
      <text:p text:style-name="P526"/>
      <text:p text:style-name="P527">"Aku tidak mengerti bagaimana beberapa hewan bisa melawan dunia."</text:p>
      <text:p text:style-name="P528"/>
      <text:p text:style-name="P529">Aku tahu kedengarannya primitif, tetapi pikirkan; kau telah memberi mereka kemampuan otak yang canggih. Dan jika kau tambahkan ini pada insting utama mereka—"</text:p>
      <text:p text:style-name="P530"/>
      <text:p text:style-name="P531">"Bertahan hidup." Mata Aleem melebar.</text:p>
      <text:p text:style-name="P532"/>
      <text:p text:style-name="P533">"Persis. Mereka melihat manusia sebagai ancaman—cara kita mencemari, membunuh, menghancurkan. Kita telah memberi mereka cara untuk berkomunikasi satu sama lain, pada dasarnya memberikan mereka kekuatan untuk merebut kembali dunia."</text:p>
      <text:p text:style-name="P534"/>
      <text:p text:style-name="P535">Aku merinding. Kata "komunikasi" berdansa di pikiranku.</text:p>
      <text:p text:style-name="P536"/>
      <text:p text:style-name="P537">"Itu ledakan yang kita dengar… Sabotase. Aku menduga mereka sudah maju ke titik di mana mereka mampu mereplikasi chip dan telah menyebarkannya ke seluruh dunia. Aku tahu aku bukan ahli sains, tetapi kau bilang operasi untuk memasukkan chip itu tidak terlalu invasif. Sial, kalian bilang mesin yang membuat chip dan mesin lain yang melakukan operasi. Berapa banyak hewan yang bisa mereka beri chip sebelum siapa pun menyadarinya?"</text:p>
      <text:p text:style-name="P538"/>
      <text:p text:style-name="P539">Perutku terasa melilit. "Aku tak percaya bahwa sekelompok binatang sialan—"</text:p>
      <text:p text:style-name="P540"/>
      <text:p text:style-name="P541">"Tunggu," Aleem menyela. "Semua komputer dan mesin sudah disiapkan. Jika mereka telah mengambil alih ruang operasi, apa yang dikatakan Brad benar. Tidak akan terlalu sulit untuk terus memproduksi chip, komponen." Aleem<text:s/><text:soft-page-break/>berhenti, mengusap jari telunjuknya di bibirnya yang pecah-pecah. "Dan ingat, Rubik, Phascolarctos cinereus—"</text:p>
      <text:p text:style-name="P542"/>
      <text:p text:style-name="P543">"Koala, Aleem. Sial, berhenti dengan bahasa Latinnya," kataku. Rasa bersalah menusukku. Menyebut nama binatang-binatang itu, seperti yang telah ia pelajari, adalah cara baginya untuk mengatasi situasinya. "Maaf, lanjutkan."</text:p>
      <text:p text:style-name="P544"/>
      <text:p text:style-name="P545">"Yah, koala itu, Rubik, sedang mengerjakan papan analitik. Apa yang dikatakan Brad… Sial, Mychal, aku bisa mempercayainya. Kau tahu seberapa jauh mereka telah maju sampai… Yah, kau tahu."</text:p>
      <text:p text:style-name="P546"/>
      <text:p text:style-name="P547">Sampai semuanya menjadi kacau.</text:p>
      <text:p text:style-name="P548"/>
      <text:p text:style-name="P549">"Aku hanya—"</text:p>
      <text:p text:style-name="P550"/>
      <text:p text:style-name="P551">Decitan keras mengakhiri pertemuan kami. Itu suara yang kukenal, tetapi sudah lama tak kudengar. Aku menoleh ke kanan, dan gerbang baja hitam, yang terkunci selama delapan puluh tujuh hari terakhir, terbuka. Ada decitan lagi. Kali ini, di sebelah kiri kami, lebih lama. Gerbang baja hitam di ujung kiri juga terbuka.</text:p>
      <text:p text:style-name="P552"/>
      <text:p text:style-name="P553">Aleem, Brad, dan aku berdiri. Kami berjalan menuju jeruji kandang kami, kurang dari selangkah dari jalan beraspal di antara kedua gerbang di sisi kami.</text:p>
      <text:p text:style-name="P554"/>
      <text:p text:style-name="P555">"Ada apa?" tanya Aleem. "Apakah…apakah kita diselamatkan?"</text:p>
      <text:p text:style-name="P556"/>
      <text:p text:style-name="P557">Kata "diselamatkan" berlama-lama. Butuh beberapa saat bagiku untuk memahami artinya. Sebuah gelombang kehangatan meledak di dadaku saat aku mencoba melihat apa yang terjadi.</text:p>
      <text:p text:style-name="P558"/>
      <text:p text:style-name="P559">Waktu terasa melambat saat kami menunggu melihat apa yang akan terjadi selanjutnya.</text:p>
      <text:p text:style-name="P560"/>
      <text:p text:style-name="P561">"Tidak ada penyelamat. Itu mereka," kata Brad.</text:p>
      <text:p text:style-name="P562">"Sial!" teriakku.</text:p>
      <text:p text:style-name="P563">"Tenang."</text:p>
      <text:p text:style-name="P564"/>
      <text:p text:style-name="P565">Kami bertiga berpura-pura menjadi patung sambil menyaksikan kejadian itu. Simpanse di kedua sisi membuka gerbang dan berdiri menepi. Dari kanan datang dua barisan rubah merah, bulu cokelat kemerahan mereka terlihat di bawah lampu sorot tinggi kebun binatang. Mereka berjalan berdampingan, dengan tempo yang seragam, berbaris.</text:p>
      <text:p text:style-name="P566"/>
      <text:p text:style-name="P567">Rubik keluar dari gedung. Dia pergi dan berdiri di depan rubah-rubah, tepat di dekat kandang kita, sambil memegang alat analisis. Tenggorokanku tercekat. Rubah-rubah berhenti di depannya saat dia membuat tanda lingkaran dengan cakarnya. Dia mengikuti gerakan itu dengan tiga garis pendek. Rubah di depan mengangkat cakarnya dan menggambar lingkaran.</text:p>
      <text:p text:style-name="P568"/>
      <text:p text:style-name="P569">Rubah-rubah melanjutkan barisan mereka. Brad yang pertama bergerak, dan dia berjalan menuju Rubik, yang membelakangi kita.</text:p>
      <text:p text:style-name="P570"/>
      <text:p text:style-name="P571">"Tidak!" teriakku.</text:p>
      <text:p text:style-name="P572"/>
      <text:p text:style-name="P573">Aleem tersentak.</text:p>
      <text:p text:style-name="P574"/>
      <text:soft-page-break/>
      <text:p text:style-name="P575">Brad meraih Rubik dan menyambar tablet analitik darinya. Rubik menoleh, matanya terpaku dalam keterkejutan. Beraninya kalian manusia? <text:s/>kira-kira begitu pikirnya. Ia mundur beberapa langkah, menempatkan rubah-rubah di antara dirinya dan kandang kami.</text:p>
      <text:p text:style-name="P576"/>
      <text:p text:style-name="P577">"Periksa… periksa di sini." Suara Brad bergetar, patah karena adrenalin yang pasti telah membanjiri tubuhnya.</text:p>
      <text:p text:style-name="P578"/>
      <text:p text:style-name="P579">Aku melihat layar tablet analitik. <text:s/>Hatiku hampir meledak. Aku merasakan Aleem mengintip dari bahuku.</text:p>
      <text:p text:style-name="P580"/>
      <text:p text:style-name="P581">"Target Berlin," katanya.</text:p>
      <text:p text:style-name="P582"/>
      <text:p text:style-name="P583">"Aku melihatnya," kataku.</text:p>
      <text:p text:style-name="P584"/>
      <text:p text:style-name="P585">"Sudah kubilang… Astaga." Brad mengepalkan tangannya.</text:p>
      <text:p text:style-name="P586">"Sial. Kita harus—"</text:p>
      <text:p text:style-name="P587">Brad menukik dan mengambil ranting di lantai—yang tadi Aleem gunakan untuk mengambil kotak buah dan air—lalu menuju rubah-rubah yang berbaris tepat di luar kandang kita.</text:p>
      <text:p text:style-name="P588">"Jangan!" teriakku.</text:p>
      <text:p text:style-name="P589">Brad menusukkan ranting itu melalui jeruji baja, sasarannya rubah terdekat.</text:p>
      <text:p text:style-name="P590"/>
      <text:p text:style-name="P591">Tujuannya murni, dan cabang pohon itu menancap di sisi rubah. <text:s/>Ia tidak berkedut. Cabang yang diasah itu merobek kulit dan bulu hewan itu. Tidak ada darah. <text:s/>Sobekan itu memperlihatkan sesuatu yang lain.</text:p>
      <text:p text:style-name="P592"/>
      <text:p text:style-name="P593">"Sial," kata Brad.</text:p>
      <text:p text:style-name="P594"/>
      <text:p text:style-name="P595">Aleem terdiam, dan seputih salju yang baru turun.</text:p>
      <text:p text:style-name="P596"/>
      <text:p text:style-name="P597">Ternyata ada semacam baju besi di bawah lapisan kulit yang disambung kembali, terbuat dari potongan logam. <text:s/>Bahan darurat itu tidak mengurangi fakta bahwa hewan-hewan itu tidak hanya ditingkatkan dengan chip kita, tetapi juga dengan bagian-bagian buatan—bukan rancangan kita. <text:s/>Sadar itu membanjiriku. Ketakutan Brad dan Aleem terbukti benar. Tembok di pikiranku runtuh.</text:p>
      <text:p text:style-name="P598"/>
      <text:p text:style-name="P599">Rubik menggelengkan kepala. Ada sesuatu yang menakutkan dalam gerakannya yang lambat. Dia berbalik dan kembali ke gedung. Aliran rubah berhenti. Empat lusin telah melewati kita.</text:p>
      <text:p text:style-name="P600"/>
      <text:p text:style-name="P601">Aleem memeriksa tablet analitik. Wajahnya tampak tua seketika. "Apa yang akan kita lakukan?"</text:p>
      <text:p text:style-name="P602"/>
      <text:p text:style-name="P603">"Apa yang bisa kita lakukan?" tanyaku.</text:p>
      <text:p text:style-name="P604"/>
      <text:p text:style-name="P605">Brad tidak berkata apa-apa.</text:p>
      <text:p text:style-name="P606"/>
      <text:p text:style-name="P607">Aleem dan aku duduk dalam diam.</text:p>
      <text:p text:style-name="P608"/>
      <text:p text:style-name="P609">Brad berjalan mondar-mandir, bergumam sendiri.</text:p>
      <text:p text:style-name="P610"/>
      <text:p text:style-name="P611">Setengah jam berlalu. Smiley muncul dari kegelapan pintu gedung yang sedikit terbuka, dengan burung beo abu-abu Afrika di bahunya. Ia mendekati kami. Kepala harimau muncul dari bayangan di belakangnya.</text:p>
      <text:p text:style-name="P612"/>
      <text:soft-page-break/>
      <text:p text:style-name="P613">Aleem tersentak ketika bagian tubuh harimau lainnya masuk ke dalam cahaya, jika itu bisa disebut tubuh. Itu sebagian besar mekanik. Tidak ada kulit, bulu, tulang, atau otot. Tampaknya yang tersisa hanyalah organ-organ utama yang terbungkus dan terlindungi oleh sangkar logam aneh. Bunyi denting yang dibuat harimau saat kakinya menapak jalan beraspal sangat mengerikan.</text:p>
      <text:p text:style-name="P614"/>
      <text:p text:style-name="P615">Aku mundur. Brad dan Aleem juga. Smiley terus berjalan menuju gerbang kandang kami dan berhenti, harimau mengintai selangkah di belakangnya. Smiley berhenti dengan tangannya di atas keypad dan menatap kami. Tak seorang pun dari kami bergerak. Kami tidak punya jalan keluar. Aleem berdoa dalam hati.</text:p>
      <text:p text:style-name="P616"/>
      <text:p text:style-name="P617">"Maaf, ini harus terjadi," kata burung beo itu.</text:p>
      <text:p text:style-name="P618"/>
      <text:p text:style-name="P619">Smiley mengangguk.</text:p>
      <text:p text:style-name="P620"/>
      <text:p text:style-name="P621">"Untuk apa?" tanyaku.</text:p>
      <text:p text:style-name="P622">Brad melangkah maju, menekan tangannya ke dadaku, membimbingku mundur. Dia bersiap menghadapi apa pun yang akan terjadi. Dia berjongkok.</text:p>
      <text:p text:style-name="P623">"Aku menghargai apa yang telah kau lakukan untuk kami," kata burung beo itu.</text:p>
      <text:p text:style-name="P624">Smiley menoleh.</text:p>
      <text:p text:style-name="P625">Burung beo itu melanjutkan, "Sayangnya, aku bukan yang berkuasa."</text:p>
      <text:p text:style-name="P626"/>
      <text:p text:style-name="P627">"Siapa yang bertanggung jawab?" tanya Brad.</text:p>
      <text:p text:style-name="P628">"Yang kau sebut Fred."</text:p>
      <text:p text:style-name="P629">"Fred! Gajah itu, tapi—"</text:p>
      <text:p text:style-name="P630">"Ssst," kata Brad, memotong Aleem. "Seberapa jauh kau sudah menyebarkannya?"</text:p>
      <text:p text:style-name="P631">"Ke mana-mana."</text:p>
      <text:p text:style-name="P632"/>
      <text:p text:style-name="P633">"Apakah kau sedang berperang?"</text:p>
      <text:p text:style-name="P634">"Tidak dapat menjawab."</text:p>
      <text:p text:style-name="P635">"Apa rencanamu?"</text:p>
      <text:p text:style-name="P636">"Tidak dapat menjawab."</text:p>
      <text:p text:style-name="P637">"Sial, jawab aku!" Brad berteriak.</text:p>
      <text:p text:style-name="P638"/>
      <text:p text:style-name="P639">Terima kasih telah membantu kami merebut kembali bumi tercinta kami. Maaf keadaan sampai seperti ini. Kalian harus mengerti ini harus dilakukan. Selamat tinggal, para penyelamat.</text:p>
      <text:p text:style-name="P640"/>
      <text:p text:style-name="P641">Burung beo itu terbang.</text:p>
      <text:p text:style-name="P642"/>
      <text:p text:style-name="P643">Smiley yang putus asa memasukkan kode. Gerbang kandang kami terbuka, dan dia minggir saat harimau itu masuk. Aku ingin pingsan; kakiku lemas.</text:p>
      <text:p text:style-name="P644"/>
      <text:p text:style-name="P645">Smiley memasukkan kode lagi.</text:p>
      <text:p text:style-name="P646"/>
      <text:p text:style-name="P647">Gerbang tertutup, dentumannya bergema di pikiranku.</text:p>
      <text:p text:style-name="P648"/>
      <text:p text:style-name="P649">"Mundur, mundur!" Brad berteriak kepada kami.</text:p>
      <text:p text:style-name="P650"/>
      <text:p text:style-name="P651">Di pintu gedung, Smiley mengangkat lengannya, menoleh, lalu menurunkan lengannya. Ia masuk ke gedung dan membanting pintu.</text:p>
      <text:p text:style-name="P652"/>
      <text:soft-page-break/>
      <text:p text:style-name="P653">Harimau itu menerjang langsung ke arah Brad. <text:s/>Kecepatan dan kekuatannya sungguh mengesankan. Aku menoleh. Indraku menjadi tajam; jeritan Brad bergema di kepalaku saat aku meringkuk bersama Aleem di sudut kandang.</text:p>
      <text:p text:style-name="P654"/>
      <text:p text:style-name="P655">Di bawah reruntuhan tembok yang telah runtuh dalam pikiranku, sesuatu yang terpendam terbangun. Mual karena rasa bersalah dan ketakutan yang melumpuhkan telah menjadi koktail yang eksplosif. Aku telah melewati penghalang naluriah dalam pikiranku.</text:p>
      <text:p text:style-name="P656"/>
      <text:p text:style-name="P657">Sialan. <text:s/>Aku merobek mantel dan kemeja biru muda-ku—bagian terakhir kemanusiaanku—dan di situlah aku berdiri bertelanjang dada di malam yang dingin. Aku mengambil ranting yang digunakan Brad untuk membunuh rubah itu.</text:p>
      <text:p text:style-name="P658"/>
      <text:p text:style-name="P659">Aleem tetap di sudut kandang. "Tolong, tolong bantu kami," teriaknya sambil wajahnya berubah menjadi seperti pembunuh gila dalam film horor beranggaran rendah. Dia tidak berdoa lagi. <text:s/>Bantuan apa pun akan cukup.</text:p>
      <text:p text:style-name="P660"/>
      <text:p text:style-name="P661">Mayat Brad yang hancur tergeletak tak bernyawa beberapa langkah di depanku. Aku mengangkat ranting itu di atas kepalaku.</text:p>
      <text:p text:style-name="P662"/>
      <text:p text:style-name="P663">Kita lihat seberapa tangguh kau jika aku menancapkan ini ke otakmu.</text:p>
      <text:p text:style-name="P664"/>
      <text:p text:style-name="P665">Rasa lapar untuk membunuh membanjiri pembuluh darahku, menjadikanku bertenaga. Aku kehilangan diriku sendiri.</text:p>
      <text:p text:style-name="P666">"Arrgghhh!" teriakku, menatap tajam binatang buas itu.</text:p>
      <text:p text:style-name="P667">Ia tak gentar, malah ia berdiri tegak di atas kaki-kaki baja.</text:p>
      <text:p text:style-name="P668">Aku melihat bilah-bilah bergerigi kasar di sekujur tubuhnya dan jalinan kawat berduri di atas cakarnya yang panjang dan tajam. <text:s/>Suara hidrolik mencekik udara di sekitarku, bilah-bilah di tubuhnya bergerak naik turun. <text:s/>Binatang hasil rakitan asal-asalan ini menunjukkan mereka jauh dari sempurna. Namun, tujuannya jelas… membunuh.</text:p>
      <text:p text:style-name="P669">Aku mengarahkan ujung tajam ranting ke mata kiri harimau itu, tetapi ia mengelak. Melompat ke samping, aku menghadapinya. Cakar bajanya menghantam pipiku. Tubuhku terjungkal. <text:s/>Kekuatannya luar biasa namun brutal, dan aku jatuh tertelungkup, tak mampu bergerak. Wajahku terasa terbakar, tercabik-cabik oleh cakar harimau yang tajam sekali.</text:p>
      <text:p text:style-name="P670"/>
      <text:p text:style-name="P671">Tekanan aneh mendesak punggungku. Saat kulihat lenganku yang lemas terentang, arlojiku berkilat di bawah lampu buatan kebun binatang. Detikkannya bergemuruh di pikiranku. Tik… Tik… Tik.</text:p>
      <text:p text:style-name="P672"/>
      <text:p text:style-name="P673">Kejelasan berkuasa.</text:p>
      <text:p text:style-name="P674"/>
      <text:p text:style-name="P675">Bumi kita, yang selama berabad-abad kita perlakukan buruk, telah memutuskan untuk mengubah haluan. Dan sekarang kita telah memberi penghuninya yang lain, yang telah kita bantai dan abaikan, cara untuk melawan balik. <text:s/>Para cyborg hewan telah bangkit. Dan seperti detik-detik di pikiranku, hitung mundur telah dimulai sejak kita mencapai puncak piramida spesies. Hitung mundur menuju kepunahan, kepunahan kita sendiri.</text:p>
      <text:p text:style-name="P676"/>
      <text:p text:style-name="P677">Alam, tampaknya, akan menemukan cara untuk melindungi dirinya sendiri, bahkan jika ia harus curang.</text:p>
      <text:p text:style-name="P678"/>
      <text:p text:style-name="P679">Tamat.</text:p>
      <text:p text:style-name="P680"/>
      <text:p text:style-name="P681">Hari Pertama</text:p>
      <text:p text:style-name="P682">Oleh</text:p>
      <text:soft-page-break/>
      <text:p text:style-name="P683">Eric Butler</text:p>
      <text:p text:style-name="P684">"Wah, di sini gelapnya cepat sekali," kata seorang pria dari belakang van.</text:p>
      <text:p text:style-name="P685">Megan melirik kaca spion. "Ya, Pak. Itu sebabnya kita akan menginap di pondok, dan besok pagi pertama, petualangan dimulai."</text:p>
      <text:p text:style-name="P686"/>
      <text:p text:style-name="P687">Pria itu meraih dan menggenggam tangan wanita yang duduk di sebelahnya. Mereka berbagi senyum, lalu ia kembali menatap ke luar jendela samping. Di baris belakang mereka, seorang remaja laki-laki, tanpa pernah mengangkat wajah dari ponselnya, memutar matanya.</text:p>
      <text:p text:style-name="P688"/>
      <text:p text:style-name="P689">Semoga berhasil dengan itu, pikirnya sambil menyeringai. Bocah itu akan mengalami kesulitan besar jika mengira ada sinyal di sini. Salju mulai menerjang kaca depan, dan Megan memperlambat laju mobil. <text:s/>Tak mau terperosok ke parit di hari pertama.</text:p>
      <text:p text:style-name="P690"/>
      <text:p text:style-name="P691">"Megan, sudah berapa lama kau melakukan ini?" tanya wanita itu.</text:p>
      <text:p text:style-name="P692"/>
      <text:p text:style-name="P693">Megan melirik sekilas ke papan klip di kursi penumpang. Richard Myers, Sandy Epps, dan Derek Epps tertulis di bawah logo Come See the Lights Alaska Tours. "Kalian adalah penumpang pertama saya. Apakah itu terlihat jelas?"</text:p>
      <text:p text:style-name="P694"/>
      <text:p text:style-name="P695">Sandy tertawa dan menggelengkan kepala. "Tidak, kau hanya tidak terdengar seperti penduduk lokal."</text:p>
      <text:p text:style-name="P696"/>
      <text:p text:style-name="P697">"Aku lahir dan besar di Tennessee," katanya. "Enam bulan lalu, aku memutuskan sudah waktunya berubah."</text:p>
      <text:p text:style-name="P698">"Perubahan yang besar."</text:p>
      <text:p text:style-name="P699">"Ya, Bu. Tepat seperti yang dokter sarankan. Kalian akan lihat."</text:p>
      <text:p text:style-name="P700">"Itu yang kami harapkan," kata Richard, masih menatap ke luar jendela.</text:p>
      <text:p text:style-name="P701">Derek memutar matanya dengan desisan dan memasukkan ponselnya ke dalam saku. "Tidak ada sinyal," gumamnya.</text:p>
      <text:p text:style-name="P702"/>
      <text:p text:style-name="P703">"Begitu kita sampai di pondok, kalian bisa terhubung ke WiFi kita," seru Megan.</text:p>
      <text:p text:style-name="P704">"Hei lihat, Derek," kata Richard sambil menunjuk. "Itu kita besok."</text:p>
      <text:p text:style-name="P705">Seorang pria melambaikan tangan dari kereta luncur saat enam anjing menariknya melewati salju. Setelah beberapa menit, mereka menghilang di balik gugusan pohon cemara. "Itu Jason, dan dia yang akan mengajak kalian keluar."</text:p>
      <text:p text:style-name="P706">"Bisakah kita bertemu anjing-anjing itu malam ini?" tanya Derek, wajahnya menempel di jendela.</text:p>
      <text:p text:style-name="P707">Richard dan Sandy saling berpandangan, dan dia mencondongkan tubuh untuk menciumnya cepat di bibir. Megan tersenyum dan mengangguk. "Dia tahu jalan pintas melewati pegunungan, tapi jika kita bisa sampai di sana tepat waktu, aku yakin dia akan membiarkan kalian membantu menyiapkan mereka untuk malam ini."</text:p>
      <text:p text:style-name="P708"/>
      <text:p text:style-name="P709">"Keren." Langit tiba-tiba terang, dan ledakan keras mengguncang van. Megan berjuang untuk mengendalikan kendaraan, dan mobil itu tergelincir keluar jalan. "Tahan!" teriaknya, berharap mereka mendengarnya di atas jeritan mereka. Dia menginjak rem, tetapi mereka terus meluncur menuruni lereng sebelum menabrak tumpukan salju.</text:p>
      <text:p text:style-name="P710"/>
      <text:p text:style-name="P711">Keheningan menyelimuti van, dan Megan menekan tangannya ke dadanya. Ia mengambil beberapa napas dalam-dalam, berusaha sekuat tenaga untuk<text:s/><text:soft-page-break/>memperlambat detak jantungnya sebelum meledak. Ledakan lain menarik perhatiannya ke langit.</text:p>
      <text:p text:style-name="P712"/>
      <text:p text:style-name="P713">"Apa itu?" bisik Richard.</text:p>
      <text:p text:style-name="P714"/>
      <text:p text:style-name="P715">Sebuah cakram besar jatuh, api menyambar dari sisi dan atasnya. Sebuah suara berdengung mulai dan semakin keras sampai mereka berempat menutup telinga mereka. Benda itu menghilang dari pandangan, dan ledakan lain mengguncang kendaraan.</text:p>
      <text:p text:style-name="P716"/>
      <text:p text:style-name="P717">Megan terus menatap ke atas; matanya terpaku pada serpihan puing yang jatuh ke arah mereka. Kepalanya miring ke samping, dan untuk sesaat, dia ragu dengan apa yang dilihatnya. Gelombang panik menghantamnya, dan dia meraih walkie-talkie sebelum membuka pintu. "Semua orang, keluar."</text:p>
      <text:p text:style-name="P718"/>
      <text:p text:style-name="P719">Dia bergegas ke sisi penumpang dan menggeser pintu ke belakang. Sandy keluar; Richard memegangi pinggangnya untuk menopang. Dia bergeser kembali untuk meraih Derek dan menyeretnya keluar dari van. Megan membantu Sandy berjalan tertatih-tatih di salju.</text:p>
      <text:p text:style-name="P720"/>
      <text:p text:style-name="P721">"Tuhan, cepat," kata Richard, beberapa detik sebelum sepotong logam yang terbakar menghantam bagian depan kendaraan dan menjatuhkan semua orang ke tanah.</text:p>
      <text:p text:style-name="P722"/>
      <text:p text:style-name="P723">Megan berguling dengan erangan. Dia menyentuh dahinya dan meringis. Dia menarik jari-jarinya dan mendapati jari-jarinya berlumuran darah. Penglihatannya kabur, dan dia merasa pusing. Hanya butuh semenit, pikirnya sebelum pingsan.</text:p>
      <text:p text:style-name="P724"/>
      <text:p text:style-name="P725">Derek berdiri dengan kedua lengannya melingkari ibunya, dan memperhatikan Richard mendekati van. Sebagian dirinya ingin pria yang akan menikahi ibunya itu tertimpa puing-puing, tetapi jika dia jujur pada dirinya sendiri, dia bersyukur Richard ada di sana. Dia berhenti beberapa langkah dari kendaraan dan menoleh ke belakang lalu mengacungkan jempol.</text:p>
      <text:p text:style-name="P726"/>
      <text:p text:style-name="P727">Bagian depan van hancur, dan nyala api kecil masih membakar di sepanjang tepinya. Retakan seperti sarang laba-laba menutupi jendela, dan ban kiri benar-benar kempes. Richard menarik napas dalam-dalam dan melompat maju, menyelinap melalui samping untuk mengambil tas-tas mereka dari belakang. Dia terhuyung mundur dan menjatuhkannya di samping pemandu wisata yang terbaring di salju.</text:p>
      <text:p text:style-name="P728"/>
      <text:p text:style-name="P729">"Derek," katanya, membuka koper terbesar. "Bisakah kau keluarkan mantel-mantel tebal yang kita bawa?" Dia menunggu anggukan sebelum berbalik untuk kembali ke van.</text:p>
      <text:p text:style-name="P730"/>
      <text:p text:style-name="P731">Derek menjulurkan lidahnya, cepat-cepat agar ibunya tidak melihat, tetapi hatinya tidak sungguh-sungguh melakukannya. Dia berjongkok dan menarik keluar mantel pertama. "Ini, Bu."</text:p>
      <text:p text:style-name="P732"/>
      <text:p text:style-name="P733">Ibunya memakainya, dan Derek mengeluarkan dua mantel lainnya dan ketiga pasang sarung tangan. Dia menutup koper dan berdiri. Richard kembali, memegang mantel Megan dan sebotol air. Dia berhenti, menyerahkan barang-barang itu kepada Derek, dan memakai mantelnya.</text:p>
      <text:p text:style-name="P734"/>
      <text:p text:style-name="P735">"Jauh lebih baik," gumamnya sambil menepuk pundak Derek. "Terima kasih. Mari kita periksa Megan."</text:p>
      <text:p text:style-name="P736"/>
      <text:soft-page-break/>
      <text:p text:style-name="P737">Ledakan suara statis menarik perhatian mereka ke alat komunikasi yang tergeletak di salju. Sandy bergegas dan menekan tombolnya. "Halo?"</text:p>
      <text:p text:style-name="P738"/>
      <text:p text:style-name="P739">Richard membungkuk dan menggoyang pundak Megan. Megan mendesah tetapi tetap tidak sadar. Desisan statis lain datang dari alat komunikasi. <text:s/>Desisan itu berlangsung beberapa detik dan kemudian seorang pria berbicara.</text:p>
      <text:p text:style-name="P740"/>
      <text:p text:style-name="P741">"Megan... kau di sana?"</text:p>
      <text:p text:style-name="P742"/>
      <text:p text:style-name="P743">Sandy menekan tombol. "Dia terluka. Ini Sandy Epps. Kami membutuhkan bantuan."</text:p>
      <text:p text:style-name="P744"/>
      <text:p text:style-name="P745">Richard memberi isyarat meminta botol air dan mencipratkan beberapa tetes di bibir Megan. Dia menggoyang bahu Megan lagi, dan matanya terbuka sedikit. <text:s/>"Apa yang terjadi?" gumamnya. Richard membantunya duduk dan menunjuk ke van. "Apakah barang-barang sering jatuh dari langit di sini?" Setelah meneguk air panjang, dia mengambil mantelnya dari Derek. Sandy menyodorkan walkie-talkie. "Kurasa orang dengan kereta luncur itu baru saja ada di sini."</text:p>
      <text:p text:style-name="P746"/>
      <text:p text:style-name="P747">Megan mengulurkan tangan untuk mengambilnya, tetapi membeku ketika raungan meledak dari pengeras suara. <text:s/>Suara gonggongan dan lolongan terdengar bersamaan dengan jeritan kesakitan seorang pria, lalu statis.</text:p>
      <text:p text:style-name="P748"/>
      <text:p text:style-name="P749">"Sialan!" kata Derek.</text:p>
      <text:p text:style-name="P750"/>
      <text:p text:style-name="P751">"Bahasa," kata Sandy tanpa keyakinan; matanya terpaku pada walkie-talkie.</text:p>
      <text:p text:style-name="P752"/>
      <text:p text:style-name="P753">Richard membantu Megan berdiri dan mengikutinya kembali ke van. <text:s/>Dia menuju ke belakang dan membuka pintu. Sebuah lampu menyala dan dia mengambil tas bahu hitam.</text:p>
      <text:p text:style-name="P754"/>
      <text:p text:style-name="P755">"Sepertinya van ini tidak akan meledak jika kalian mau menunggu di sini, tapi aku harus memeriksa Jason dan anjing-anjingnya. Aku akan menelepon penginapan dan meminta mereka datang menjemput kalian. Mungkin hanya butuh beberapa jam."</text:p>
      <text:p text:style-name="P756"/>
      <text:p text:style-name="P757">Ia melangkah pergi dan beralih ke saluran lain. Derek menatap ibunya sejenak sebelum mengalihkan perhatiannya ke Richard.</text:p>
      <text:p text:style-name="P758"/>
      <text:p text:style-name="P759">"Tidakkah kita seharusnya pergi?" tanyanya, menunjuk Megan. "Ia hampir tidak bisa berdiri, dan pria itu mungkin benar-benar membutuhkan bantuan." Ditambah anjing-anjing itu. Ia meringis memikirkannya.</text:p>
      <text:p text:style-name="P760"/>
      <text:p text:style-name="P761">"Baiklah, semuanya," katanya. "Mereka akan mengirim seseorang sesegera mungkin, tetapi seperti yang kukatakan, akan memakan waktu beberapa jam."</text:p>
      <text:p text:style-name="P762"/>
      <text:p text:style-name="P763">"Kami akan ikut denganmu," kata Richard. "Kau mungkin membutuhkan beberapa bantuan dengan … apa pun … yang terjadi di luar sana."</text:p>
      <text:p text:style-name="P764"/>
      <text:p text:style-name="P765">Megan mengamati mereka bertiga sebelum sedikit mengangguk. "Kurasa mengatakan ya mungkin akan membuatku kehilangan pekerjaanku, tetapi aku sangat menghargai bantuan kalian. Aku punya beberapa suar, sebuah revolver, dan kotak P3K di tas ini. Jika kita beruntung, kereta luncur itu masih utuh, dan kita bisa menggunakannya untuk meminta bantuan Jason."</text:p>
      <text:p text:style-name="P766"/>
      <text:soft-page-break/>
      <text:p text:style-name="P767">Derek bergeser duduk di samping Richard dan setelah ragu-ragu, meletakkan tangannya di punggung pria itu. "Terima kasih." Dia bergegas ke depan dan bergabung dengan Megan.</text:p>
      <text:p text:style-name="P768"/>
      <text:p text:style-name="P769">Mereka berjalan berderak di atas salju, dan Megan bersyukur bulan masih hampir purnama. Ia akan sangat membenci harus mencari Jason dalam kegelapan gulita. Derek berjalan di sampingnya, berusaha sekuat tenaga untuk mengimbangi langkahnya. Ia melirik ke belakang, senang melihat yang lain tidak terlalu jauh di belakang.</text:p>
      <text:p text:style-name="P770"/>
      <text:p text:style-name="P771">Sebuah lolongan terkejut memecah kesunyian, dan salah satu anjing husky menerjang keluar dari bayangan. Anjing itu ambruk beberapa meter dari tempat mereka berdiri. Derek berlari ke depan, mengabaikan teriakan ibunya untuk berhenti. Megan bergegas menyusul dan meraih lengannya untuk memperlambat langkahnya.</text:p>
      <text:p text:style-name="P772"/>
      <text:p text:style-name="P773">"Tahan," bentaknya, lalu menarik napas dalam-dalam sebelum melanjutkan. "Jika terluka, kau tidak boleh terlalu dekat."</text:p>
      <text:p text:style-name="P774"/>
      <text:p text:style-name="P775">Ia melepaskan sarung tangannya dan menunduk, tangannya masuk ke dalam tas dan menggenggam gagang revolver. Anjing itu hitam putih, dengan bercak berbentuk berlian di dahinya. Ia menatapnya dengan mata lebar dan merintih.</text:p>
      <text:p text:style-name="P776"/>
      <text:p text:style-name="P777">"Ah, Banner," katanya, melangkah lebih dekat. "Ada apa, Nak?"</text:p>
      <text:p text:style-name="P778"/>
      <text:p text:style-name="P779">Anjing itu merangkak maju, meninggalkan jejak darah di belakangnya. Luka dalam dimulai dari bahu anjing dan berakhir di pertengahan sisi tubuhnya. Ia merintih lagi, dan mengeluarkan serangkaian lolongan. Derek berlutut dan dengan hati-hati mengulurkan tangannya.</text:p>
      <text:p text:style-name="P780"/>
      <text:p text:style-name="P781">"Hati-hati," Richard berteriak pada saat yang sama Sandy memanggil nama Derek.</text:p>
      <text:p text:style-name="P782"/>
      <text:p text:style-name="P783">"Tidak apa-apa, Nak," katanya, mengabaikan semua orang.</text:p>
      <text:p text:style-name="P784"/>
      <text:p text:style-name="P785">Banner mengendus udara, hidungnya bergerak maju mundur tetapi selalu mengarah ke Derek. Dengan rengekan, ia merayap mendekat hingga berjarak beberapa sentimeter dari ujung jari Derek. Richard dan Sandy tiba, dan anjing itu tersentak sebelum menjilati tangan Derek dengan ragu-ragu.</text:p>
      <text:p text:style-name="P786"/>
      <text:p text:style-name="P787">"Tidak apa-apa, Nak," ulangnya, masih mengabaikan semua orang kecuali anjing itu. Ia mengelus bulu Banner, hati-hati agar tidak mengenai luka. "Anjing yang baik." Anjing itu mendekat dan meringkuk di sampingnya.</text:p>
      <text:p text:style-name="P788"/>
      <text:p text:style-name="P789">"Dia punya cara tersendiri dengan anjing, ya?" kata Megan, berjongkok untuk melihat lebih dekat. Banner menjauh dari sentuhannya dan menjilati tangan Derek lagi. Untuk sesaat, ia merasa ada yang tidak beres, tetapi rasa sakit yang tumpul di antara kedua matanya mengusir perasaan itu.</text:p>
      <text:p text:style-name="P790"/>
      <text:p text:style-name="P791">"Aku akan tetap di sini bersamanya," tawarnya, bergeser agar anjing itu bisa merangkak ke pangkuannya.</text:p>
      <text:p text:style-name="P792"/>
      <text:p text:style-name="P793">"Apakah itu ide yang bagus?" tanya Sandy, kekhawatiran terlihat jelas dalam suaranya.</text:p>
      <text:p text:style-name="P794"/>
      <text:p text:style-name="P795">Megan berdiri; matanya terpaku pada anjing itu. "Kurasa kita tak perlu berjalan terlalu jauh lagi. Banner tak mungkin pergi jauh dengan luka-<text:soft-page-break/>luka itu. Dan luka itu bisa terlihat dari jalan jika bantuan datang sebelum kita kembali."</text:p>
      <text:p text:style-name="P796"/>
      <text:p text:style-name="P797">"Akan baik-baik saja," kata Richard, merangkul bahunya dan menariknya dekat. "Orang itu mungkin membutuhkan bantuanmu."</text:p>
      <text:p text:style-name="P798"/>
      <text:p text:style-name="P799">Megan menatapnya, tetapi sebelum ia sempat bertanya, Sandy angkat bicara.</text:p>
      <text:p text:style-name="P800"/>
      <text:p text:style-name="P801">"Aku perawat."</text:p>
      <text:p text:style-name="P802"/>
      <text:p text:style-name="P803">"Ini mungkin yang terbaik untuk anakmu. Dia bisa membantu Banner dan tak melihat hal lain…" <text:s/>Ucapannya terhenti, membiarkan sisanya tak terucap.</text:p>
      <text:p text:style-name="P804"/>
      <text:p text:style-name="P805">Sandy menatap putranya, "Kau yakin?"</text:p>
      <text:p text:style-name="P806">"Ya, Bu," jawab Derek, sambil mengelus bulu anjing itu. "Aku akan menjaganya sampai kalian kembali."</text:p>
      <text:p text:style-name="P807">Banner merunduk ketika Richard mendekat. "Panggil saja kalau kalian butuh kami. Aku akan langsung kembali."</text:p>
      <text:p text:style-name="P808">Derek ragu sejenak, lalu mengangguk. "Ya, Pak."</text:p>
      <text:p text:style-name="P809">"Kau dengar dia," kata Richard, sambil menggenggam tangan Sandy. "Ayo pergi."</text:p>
      <text:p text:style-name="P810"/>
      <text:p text:style-name="P811">Setelah pencarian singkat, Megan menunjuk ke jejak dan mulai mengikutinya kembali ke tempat dia berharap menemukan anjing-anjing lain dan Jason.</text:p>
      <text:p text:style-name="P812"/>
      <text:p text:style-name="P813">"Lewat sini saja," Megan memanggil dari balik bahunya sebelum keluar dari kumpulan pohon tempat Jason menghilang sebelumnya. Dia mengeluarkan revolver dari tas dan menyelipkannya ke saku mantelnya. Awan bergeser di atas kepala, menenggelamkan area itu dalam bayangan.</text:p>
      <text:p text:style-name="P814"/>
      <text:p text:style-name="P815">"Itu dia," kata Richard, berhenti di samping Megan dan menunjuk ke cahaya api yang datang dari balik punggung bukit di depan mereka.</text:p>
      <text:p text:style-name="P816"/>
      <text:p text:style-name="P817">"Sandy, apa kau mau memegang tas berisi kotak P3K?" tanya Megan, menyodorkannya. "Aku ingin tanganku bebas... untuk berjaga-jaga."</text:p>
      <text:p text:style-name="P818"/>
      <text:p text:style-name="P819">Sandy mengambilnya dan melemparkannya ke bahunya, lalu mereka mulai berjalan maju. Megan melangkah beberapa langkah lebih depan, dan ketika mereka sampai di tepi, ia melepaskan sarung tangannya dan memasukkan tangannya ke dalam sakunya. Logam dingin itu terasa anehnya menenangkan. Dengan napas dalam, ia berbelok di tikungan.</text:p>
      <text:p text:style-name="P820"/>
      <text:p text:style-name="P821">"Ya Tuhan," desahnya, berjuang untuk memahami apa yang dilihatnya.</text:p>
      <text:p text:style-name="P822"/>
      <text:p text:style-name="P823">Mereka berdiri di pintu masuk sebuah jurang, cukup lebar untuk tiga orang berjalan berdampingan. Ia tahu setelah beberapa meter jurang itu akan terbuka menjadi cekungan sebelum menyempit di sisi lain dan bermuara ke hutan di belakang pondok. Semua itu melintas di kepalanya, tetapi perhatiannya terpaku pada cakram raksasa yang terjepit di antara sisi gunung dan tanah.</text:p>
      <text:p text:style-name="P824"/>
      <text:p text:style-name="P825">"Apakah itu...?" Richard menggantung kalimatnya dan menarik Sandy lebih dekat.</text:p>
      <text:p text:style-name="P826"/>
      <text:p text:style-name="P827">Megan mengangguk, meskipun ia masih berusaha memproses apa yang mereka lihat. Cakram itu sangat besar, sepertiga bagiannya terkubur di lereng gunung. Sisanya berada dalam posisi miring dan menghalangi lebih dari separuh cekungan. Api menyala di permukaannya, dan genangan-genangan<text:s/><text:soft-page-break/>cairan hitam pekat berasap di tanah dan dinding gunung. Sled anjing terbalik dan menghilang di bawah bola berkilau itu.</text:p>
      <text:p text:style-name="P828"/>
      <text:p text:style-name="P829">Jason tertelungkup di salju, walkie-talkie-nya beberapa kaki jauhnya. Potongan-potongan anjing berserakan sembarangan, daging hangus mereka tertutup lumpur hitam. Rintihan pelan terdengar dari balik kereta luncur, dan Megan menunjuk ke Jason.</text:p>
      <text:p text:style-name="P830"/>
      <text:p text:style-name="P831">"Bisakah Anda memeriksanya, Bu. Epps?"</text:p>
      <text:p text:style-name="P832"/>
      <text:p text:style-name="P833">Ia tak menunggu jawaban dan maju, berdoa beberapa husky selamat.</text:p>
      <text:p text:style-name="P834"/>
      <text:p text:style-name="P835">"Dia masih hidup," seru Sandy.</text:p>
      <text:p text:style-name="P836"/>
      <text:p text:style-name="P837">Megan mengangkat tangan sebagai isyarat, takut mengalihkan perhatian dari pijakannya. Gelombang panas datang dari cakram dan lendir hitam, dan ia menyeka keringat di dahinya dengan lengan bajunya. Rintihan semakin keras saat ia mendekat.</text:p>
      <text:p text:style-name="P838"/>
      <text:p text:style-name="P839">"Tidak apa-apa," katanya, mengulurkan tangannya. Sled itu miring aneh, dan menghalangi dua anjing yang ditemukannya meringkuk di bawah bola logam itu. "Oh, sayang," gumamnya, mengenali Shadow dan Kya, dua anjing kereta luncur itu.</text:p>
      <text:p text:style-name="P840"/>
      <text:p text:style-name="P841">Shadow menegakkan tubuh, dan merangkak ke depan, menjaga jarak dari logam panas di atasnya. Sebuah goresan panjang dan bergerigi membelah wajahnya dan Megan menyadari dia kehilangan mata kirinya. Kya meringkuk di sampingnya dan mulai menjilati moncongnya.</text:p>
      <text:p text:style-name="P842"/>
      <text:p text:style-name="P843">"Pak Myers, saya butuh bantuan," seru Megan, menarik sled itu tanpa hasil.</text:p>
      <text:p text:style-name="P844"/>
      <text:p text:style-name="P845">"Panggil saja Richard. Mungkin kita bisa menggunakan ini?" kata Richard, mengangkat sepotong logam panjang yang patah dari pegangan sled.</text:p>
      <text:p text:style-name="P846"/>
      <text:p text:style-name="P847">Dia menancapkannya di antara tanah dan pelari sled lalu mulai mendorong ujungnya. Megan menarik dan memutar sled itu, dan setelah beberapa saat sled itu terangkat sekitar satu kaki. Shadow merayap di bawahnya, tetapi Kya tetap diam.</text:p>
      <text:p text:style-name="P848"/>
      <text:p text:style-name="P849">"Ayolah, Nak," kata Megan dengan gigi terkatup.</text:p>
      <text:p text:style-name="P850">"Aku tidak yakin berapa lama lagi aku bisa menahannya," kata Richard, lengannya gemetar karena kelelahan.</text:p>
      <text:p text:style-name="P851">Shadow mulai menggeram, awalnya pelan, tetapi cepat menjadi gemuruh. Kya melesat ke depan, melolong ketika punggungnya tergores pelari. Richard menurunkan kereta luncur dengan erangan. Megan berputar untuk menemukan kedua anjing itu kini berdiri di depan mereka. Apakah mereka menjaga kita? Dia melirik Richard untuk melihat apakah dia melihat apa yang dia lihat, tetapi Richard sedang membungkuk, tangannya di lututnya.</text:p>
      <text:p text:style-name="P852">"Kau baik-baik saja?"</text:p>
      <text:p text:style-name="P853">Dia mengangguk, "Hanya perlu mengatur napas. Tidak menyangka akan seberat ini."</text:p>
      <text:p text:style-name="P854"/>
      <text:p text:style-name="P855">Salah satu anjing menyenggol Megan dan dia menunduk. Kya menekan pantatnya ke paha Megan. Kedua anjing itu terdiam, dan dia memperhatikan keduanya berdiri setegak mungkin dan sedikit condong ke depan. Masing-masing terus menggeram, dan mata mereka tertuju lurus ke depan.</text:p>
      <text:p text:style-name="P856"/>
      <text:soft-page-break/>
      <text:p text:style-name="P857">"Ada apa?" tanyanya, mengikuti arah pandangan mereka. Sandy berjalan ke arah mereka dengan Jason beberapa langkah di belakang. Kya menyenggol Megan lagi, dan dia bertanya-tanya apakah anjing itu mencoba membuatnya mundur. "Umm, Richard?"</text:p>
      <text:p text:style-name="P858"/>
      <text:p text:style-name="P859">"Ya?" katanya, berdiri tegak. "Oh, dia terlihat jauh le-"</text:p>
      <text:p text:style-name="P860"/>
      <text:p text:style-name="P861">Shadow mengeluarkan gonggongan tajam, dan Sandra membeku. Dia mendongak dengan mata lebar, "apakah mereka ramah?"</text:p>
      <text:p text:style-name="P862"/>
      <text:p text:style-name="P863">Jason berhenti; berdiri tepat di sebelah kirinya. Dia mengamati anjing-anjing itu sejenak lalu mengalihkan perhatiannya ke Megan. "Bisakah kau mengendalikan mereka?"</text:p>
      <text:p text:style-name="P864"/>
      <text:p text:style-name="P865"/>
      <text:p text:style-name="P866"/>
      <text:p text:style-name="P867">Dengan alis berkerut, dia menatapnya, tidak yakin mengapa dia tiba-tiba ragu-ragu dengan anjing-anjingnya. Dengusan Shadow semakin dalam dan dia melangkah maju. Dia memasukkan tangannya kembali ke sakunya dan mengeluarkan revolver.</text:p>
      <text:p text:style-name="P868"/>
      <text:p text:style-name="P869">"Tidak bisakah kau, Jason?" tanyanya. "Ny. Epps... Sandy, kemarilah."</text:p>
      <text:p text:style-name="P870"/>
      <text:p text:style-name="P871">Sebelum dia bisa bergerak, Jason sudah berada di belakangnya, tangannya di bahunya. Dia menjauh dari cahaya api, bergeser ke dalam bayangan dan untuk sesaat, Megan mengira dia berkilauan. Richard melangkah melewati dia dan mengulurkan tangannya.</text:p>
      <text:p text:style-name="P872"/>
      <text:p text:style-name="P873">"Aku tidak tahu apa yang kau pikir sedang terjadi, tapi kau terluka, dan kita perlu membawamu ke rumah sakit," katanya, suaranya semakin keras dengan setiap kata.</text:p>
      <text:p text:style-name="P874"/>
      <text:p text:style-name="P875">"Kita tidak bisa membiarkan itu terjadi," kata Jason, kata terakhirnya memanjang menjadi jeritan.</text:p>
      <text:p text:style-name="P876"/>
      <text:p text:style-name="P877">Shadow melompat maju, menggeram saat ia mendekat. Kya melolong, lalu mengikutinya. Richard berlari mengejar anjing-anjing itu, tangan kanannya terulur. Jari-jari Jason merentang, meliuk di bahu Sandy dan melilit lehernya. Kepala Sandy terjengkang, dan ia menggaruk-garuk sulur yang mencekik tenggorokannya.</text:p>
      <text:p text:style-name="P878"/>
      <text:p text:style-name="P879">"Ya Tuhan, tidak!" Richard menjerit; kata-katanya hilang dalam geraman lolongan anjing-anjing itu.</text:p>
      <text:p text:style-name="P880"/>
      <text:p text:style-name="P881">Sandy terangkat, kakinya menggantung di udara. Air seni membasahi celananya dan menetes di kakinya, mengubah salju di bawahnya menjadi kuning. Jason menusukkan lengan lainnya ke dadanya, menyemprotkan darah ke Richard dan anjing-anjing itu. Matanya melotot dan jari-jarinya jatuh lemas ke samping.</text:p>
      <text:p text:style-name="P882"/>
      <text:p text:style-name="P883">Ia melemparkan tubuh Sandy ke Shadow, tetapi anjing itu melompat menjauh dan terus maju. Richard tersandung ke tubuh Sandy dan jatuh berlutut, mengangkatnya ke dalam pelukannya. Ia mendongak dan meratap pilu. Kya mengelilingi mereka dan menambahkan lolongan.</text:p>
      <text:p text:style-name="P884"/>
      <text:p text:style-name="P885">Jason menutup telinganya dengan kedua tangan, tubuhnya berdenyut dan gemetar sementara tangisan terus berlanjut. Shadow melompat, menghantamkan seluruh berat badannya ke dada Jason. Mereka jatuh<text:s/><text:soft-page-break/>bergumpal, dan anjing itu menerkam leher pria itu. Megan mengangkat revolver dan melangkah mendekat.</text:p>
      <text:p text:style-name="P886"/>
      <text:p text:style-name="P887">Richard terdiam dan menyembunyikan wajahnya di rambut Sandy. Kya melolong dan menggonggong ketika Jason mulai gemetar. Sulur baru muncul dari tubuhnya setiap kali tubuhnya berdenyut dan melilit Shadow. Anjing husky itu mengabaikan mereka, meregangkan tubuh untuk mencoba menggigit leher makhluk itu.</text:p>
      <text:p text:style-name="P888"/>
      <text:p text:style-name="P889">Megan mengarahkan revolver ke wajah Jason, berusaha keras mengabaikan wajahnya yang bergetar. Dia menarik pelatuknya, berdoa agar peluru itu mengakhiri kegilaan ini. Sebelum peluru mengenai sasaran, wajahnya terbelah di tengah, tercabik seperti permen karet stroberi. Sulur-sulur itu mengencang, dan Shadow melolong. Megan membidik lagi, tetapi tidak lagi tahu harus membidik ke mana.</text:p>
      <text:p text:style-name="P890"/>
      <text:p text:style-name="P891">Jason telah hilang, dan di tempatnya ada massa besar yang berputar-putar berisi tentakel dan denyutan daging yang berdenyut. Itu bergoyang-goyang, meraih-raih secara membabi buta dengan pelengkap seperti tali. Sebuah dengungan rendah terdengar dari makhluk itu, dan Megan mendapati wajah Shadow berguling-guling di atas gundukan lumpur itu. Dia menahan napas dan menembak, berharap bisa mengakhiri penderitaan anjing itu dengan kematian yang cepat.</text:p>
      <text:p text:style-name="P892"/>
      <text:p text:style-name="P893">Kya menerjang ke depan, menggonggong dan menggigit tentakel yang mencoba merayap melewati dirinya menuju Richard dan Sandy. Megan berhenti mendadak dan menyenggol kakinya.</text:p>
      <text:p text:style-name="P894"/>
      <text:p text:style-name="P895">"Kita harus pergi dari sini," teriaknya, menyenggolnya lagi untuk menarik perhatiannya.</text:p>
      <text:p text:style-name="P896"/>
      <text:p text:style-name="P897">Ia menggelengkan kepala dan menarik Sandy lebih erat ke dadanya. Kya melolong, dan tentakel tebal melilit kaki Megan. Ia membidik ke bawah dan menembak. Peluru mengenai anggota tubuh yang berdaging dan menyemburkan cairan kental berminyak ke tanah. Tentakel itu menekuk dan menjatuhkannya. Ia terjatuh telentang dengan erangan, revolver terlepas dari genggamannya dan jatuh ke salah satu genangan cairan hitam yang terbakar.</text:p>
      <text:p text:style-name="P898"/>
      <text:p text:style-name="P899">Kya bergegas maju dan menggigit tentakel yang menahan Megan. Sebuah jeritan terdengar dari massa itu, dan anggota tubuh itu terbanting kembali, melemparkan anjing dan wanita itu ke udara. Kya mendarat dengan lolongan dan terdiam sementara Megan terpental di tanah yang dingin dan keras. Ia merintih dan berusaha tetap sadar.</text:p>
      <text:p text:style-name="P900"/>
      <text:p text:style-name="P901">Tanah bergetar, dan gemuruh rendah memenuhi telinganya. Megan mengerjap menahan sakit, matanya tertuju pada tas yang mereka bawa dari van. Ia merangkak maju, jari-jarinya berdarah dan lecet saat ia menarik dirinya mendekat. Ia merogoh tas itu, bersyukur menemukan salah satu suar masih ada di sana.</text:p>
      <text:p text:style-name="P902"/>
      <text:p text:style-name="P903">Richard berteriak, dan ia berguling. Massa gelap memenuhi tengah parit dan mengangkat pria itu tinggi-tinggi. Sebuah tentakel melilit dadanya, menghilang di bawah lengannya. Tentakel lain mencapai ke atas dan meraih kakinya. Jeritannya berubah menjadi teriakan saat benda itu menarik. Tubuhnya tercabik di pinggangnya, dan darah bercucuran ke gundukan yang berputar-putar.</text:p>
      <text:p text:style-name="P904"/>
      <text:soft-page-break/>
      <text:p text:style-name="P905">Megan membuka tutup suar dan menggesekkannya ke ujungnya. Nyala merah menyala, menyemburkan bahan cair yang mengenai salju dengan desisan. Raungan terdengar dari massa yang berdenyut, dan itu mengalir ke arahnya. Ia menarik napas dalam-dalam dan melempar suar itu. Sebuah tentakel melesat keluar dan menjatuhkannya ke tanah. Suar itu memantul dan berguling hingga jatuh ke salah satu genangan cairan hitam dan meledak.</text:p>
      <text:p text:style-name="P906"/>
      <text:p text:style-name="P907">Cairan kental menyala menyembur ke makhluk itu dan seketika, ia terbakar. <text:s/>Makhluk itu meronta-ronta, menjerit kesakitan. Megan menutup telinganya, tetapi jeritan makhluk itu semakin keras saat api membakar dagingnya. Ia meringkuk dan berdoa agar semuanya segera berakhir. Namun sebelum ia yakin, ia pingsan.</text:p>
      <text:p text:style-name="P908"/>
      <text:p text:style-name="P909">Megan tersentak bangun. Gelombang panas menerpa dirinya, dan sejenak ia mengira kembali berada di Tennessee saat musim panas. <text:s/>Tidak mungkin… bukan? Ia berusaha membuka matanya. Seorang pria berdiri beberapa meter darinya, membelakangi dia. Api besar berkobar di sekitar jurang, dan tanahnya menjadi berlumpur gelap.</text:p>
      <text:p text:style-name="P910"/>
      <text:p text:style-name="P911">Kepalanya sakit, dan sejenak ia tak ingat apa yang terjadi. Ketika pria itu menoleh, semuanya kembali teringat. "Derek," gumamnya. "Syukurlah."</text:p>
      <text:p text:style-name="P912"/>
      <text:p text:style-name="P913">"Ah, kau sudah bangun," katanya, menghampirinya dan berjongkok. "Kau dengar itu?"</text:p>
      <text:p text:style-name="P914"/>
      <text:p text:style-name="P915">Sebentar, yang dia dengar hanyalah dengungan rendah yang stabil, tetapi ketika sirene semakin dekat, dia mengangguk. <text:s/>"Awal dari akhir," katanya dengan senyum yang tidak sampai ke matanya yang dingin. <text:s/>Sebuah getaran ketakutan menjalar di tulang punggungnya dan perutnya mulai mual. "Apa…" <text:s/>Dia menekan jarinya ke bibirnya. "Ssst, mari kita simpan ini di antara kita." Dia menekan tangannya yang bebas ke dadanya dan menjepitnya ke tanah. Sulur-sulur kecil tumbuh dari jarinya dan merayap masuk ke hidung dan mulutnya. Matanya melotot saat massa yang meliuk-liuk memenuhi saluran napasnya. Dia mencakar tangannya, tetapi setelah beberapa detik menjadi diam. Dia mendekat dan menempelkan bibirnya ke pipinya.</text:p>
      <text:p text:style-name="P916"/>
      <text:p text:style-name="P917">Tapi jangan khawatir, mereka akan mempelajari semuanya... saat waktunya tiba.</text:p>
      <text:p text:style-name="P918"/>
      <text:p text:style-name="P919">TAMAT</text:p>
      <text:p text:style-name="P920">Tuan dari Ketiadaan</text:p>
      <text:p text:style-name="P921">Oleh</text:p>
      <text:p text:style-name="P922">Ash Ericmore</text:p>
      <text:p text:style-name="P923"/>
      <text:p text:style-name="P924">Di situ ada salad kentang. Disamping. Dal mengambilnya dan membawanya diam-diam ke kulkas, lalu memasukkannya. Tidak boleh terlalu dingin, tapi juga tidak boleh dibiarkan di luar. Begitulah Jonathan menyukainya.</text:p>
      <text:p text:style-name="P925"/>
      <text:p text:style-name="P926">Dan kita tidak bisa membuat Jonathan marah, bukan?</text:p>
      <text:p text:style-name="P927"/>
      <text:p text:style-name="P928">Dal berbalik ke kompor dan mengaduk semur yang mendidih perlahan. Buih-buih di permukaan cairan kental itu menyembul, namun tak pernah mencapai gaunnya karena ia berdiri pada jarak yang tepat. Ia melepaskan sendok dan membiarkannya di samping. Membuka pintu oven dan meraih ke dalamnya. Membalik daging panggang. Tampaknya sudah matang. Ia menekan daging itu. Kematangannya sempurna: medium rare. Lima puluh tujuh derajat. Ia mengeluarkan nampan dari oven dan meletakkannya di atas balok kayu tebal untuk pemotong daging di samping. Ia dapat mencium aroma daging itu.<text:s/><text:soft-page-break/>Baunya persis seperti seharusnya. Persis. Tanpa satu pun gerakan wajah, tanpa tanda bahwa ia puas dengan pekerjaannya, ia kembali ke talenan dan mulai memotong wortel, tangannya bergerak cepat, pisau koki bergerak dengan presisi seperti operasi bedah di atas sayuran, lebih cepat dan lebih tepat daripada koki terkemuka mana pun di dunia.</text:p>
      <text:p text:style-name="P929"/>
      <text:p text:style-name="P930">Ponsel Jonathan berdering, dan ia mendengarkan, mampu mendengar percakapan. Ia dapat mengetahui dari pernapasannya bahwa panggilan itu diangkat oleh Jonathan. Hanya bisa dia, atau saudara lelakinya. Hanya ada mereka berdua di rumah. Mereka berada di ruang makan. Jonathan berdiri dengan telepon. Saudara lelakinya, Richard, duduk di meja dengan tangan di kepalanya. Jari-jarinya menancap di rambutnya. Ia merintih. Bergumam, "Maaf."</text:p>
      <text:p text:style-name="P931"/>
      <text:p text:style-name="P932">Telepon dijawab. "Roxburgh Industries, rumah Dal Gal, bagaimana saya dapat mengarahkan panggilan Anda?"</text:p>
      <text:p text:style-name="P933"/>
      <text:p text:style-name="P934">"Aku punya masalah dengan Dal," katanya. <text:s/>Dia memancarkan amarah dan pengkhianatan seperti orang gemuk yang baru saja pulang dari joging pertama di jalur baru. Berlari ke warung kebab atau naik bus.</text:p>
      <text:p text:style-name="P935"/>
      <text:p text:style-name="P936">"Masalahnya apa, Pak?" Pria yang menjawab telepon hanya mencoba mencari tahu siapa yang perlu dihubungi Jonathan, tetapi Jonathan langsung menyerangnya, dengan hasrat membara untuk melampiaskan semuanya.</text:p>
      <text:p text:style-name="P937"/>
      <text:p text:style-name="P938">"Benda sialan itu meniduri saudara lelakiku," teriaknya.</text:p>
      <text:p text:style-name="P939"/>
      <text:p text:style-name="P940">"Baiklah," jawab pria itu pelan. "Lalu...?"</text:p>
      <text:p text:style-name="P941"/>
      <text:p text:style-name="P942">"Lalu?" Nada suara Jonathan berubah tak dapat diperbaiki lagi. "Apa maksudmu, lalu?" Dia melontarkan kata-kata itu ke telepon.</text:p>
      <text:p text:style-name="P943"/>
      <text:p text:style-name="P944">Richard merintih. "Gantung saja," katanya. "Aku sudah minta maaf."</text:p>
      <text:p text:style-name="P945"/>
      <text:p text:style-name="P946">"Bajingan," bisik Jonathan pelan-pelan, mengira tak seorang pun mendengar. Dal mendengar. Richard mendengar. Pria di ujung telepon mendengar.</text:p>
      <text:p text:style-name="P947"/>
      <text:p text:style-name="P948">"Apakah kau meminta unit Dal untuk melakukannya? Aku hanya mencoba memastikan apakah kau perlu berbicara dengan tim NeuroMatrix, atau tim Audio Recog, … atau …" suaranya mereda dan dia menunggu, dengan sabar.</text:p>
      <text:p text:style-name="P949"/>
      <text:p text:style-name="P950">"Tidak." Kata itu keluar dari mulut Jonathan, dengan dahak. "Dia hanya menidurinya."</text:p>
      <text:p text:style-name="P951"/>
      <text:p text:style-name="P952">"Sebentar." Telepon menjadi sunyi di ujung Roxburgh Industries dan Dal berbalik, menyeberangi dapur menuju pintu ruang makan. Dia mengambil piring saji dengan kedua tangan seperti manusia, meskipun dia tidak perlu, lalu menggunakan pantatnya untuk membuka pintu.</text:p>
      <text:p text:style-name="P953"/>
      <text:p text:style-name="P954">Dengan anggun ia berbalik saat memasuki ruangan. Ia melenggang ke meja makan tempat Richard duduk dan meletakkan piring di atas alas. Kemudian ia berbalik, kembali melintasi ruangan dengan gaya dan keanggunan bintang film tahun 1920-an. Gaun itu pas di lekuk tubuhnya, satu kaki ramping yang sempurna terlihat dari balik sutra merah menyala saat ia berjalan, memperlihatkan kulit dan dagingnya. Rambutnya diikat ekor di belakang, hampir mencapai pinggang gaun. Ia memenuhi setiap fantasi yang pernah Jonathan miliki, dan ia merasakan keinginan dalam diri Jonathan saat<text:s/><text:soft-page-break/>berada di ruangan itu. Detak jantungnya meningkat. Suhu tubuhnya. Meskipun baru saja berhubungan badan dengan saudara laki-lakinya beberapa jam yang lalu, ia tahu Jonathan masih menginginkannya. Jonathan tak kuasa menahan diri. Ia dirancang untuk memenuhi setiap keinginan naluriah Jonathan. Jonathan berusaha melawannya. Tapi itu naluri dan ia kalah.</text:p>
      <text:p text:style-name="P955"/>
      <text:p text:style-name="P956">Dal menyembunyikan senyumnya agar tak terlihat orang lain.</text:p>
      <text:p text:style-name="P957"/>
      <text:p text:style-name="P958">Keluar melalui pintu.</text:p>
      <text:p text:style-name="P959"/>
      <text:p text:style-name="P960">"Jangan lihat dia!" bentak Jonathan. Richard memperhatikannya. Keinginannya terhadapnya hampir sama besarnya dengan saudara laki-lakinya. Bagus. Ia telah membuktikan keinginan itu beberapa jam yang lalu, tetapi sekarang Richard tanpa sadar melakukan apa yang mereka inginkan.</text:p>
      <text:p text:style-name="P961"/>
      <text:p text:style-name="P962">Ia kembali ke dapur dan mendengarkan pria berikutnya yang menelepon. "Selamat pagi," sapanya, tetapi Jonathan tidak mendengarkan.</text:p>
      <text:p text:style-name="P963"/>
      <text:p text:style-name="P964">"Aku bilang jangan lihat dia."</text:p>
      <text:p text:style-name="P965"/>
      <text:p text:style-name="P966">Halo?</text:p>
      <text:p text:style-name="P967"/>
      <text:p text:style-name="P968">"Sialan... Jon. Lihatlah, itu hanya mesin."</text:p>
      <text:p text:style-name="P969"/>
      <text:p text:style-name="P970">"Aku tidak peduli. Itu mesin sialan milikku."</text:p>
      <text:p text:style-name="P971"/>
      <text:p text:style-name="P972">Richard tertawa. Mesin sialan.</text:p>
      <text:p text:style-name="P973"/>
      <text:p text:style-name="P974">"Kau benar-benar brengsek!" teriak Jonathan.</text:p>
      <text:p text:style-name="P975"/>
      <text:p text:style-name="P976">Halo?</text:p>
      <text:p text:style-name="P977"/>
      <text:p text:style-name="P978">"Bagaimana berani kau…" Richard terdengar sangat malu karena kakaknya sangat marah. Dari pintu dapur, Dal mendengar kursi berderit saat Richard berdiri.</text:p>
      <text:p text:style-name="P979"/>
      <text:p text:style-name="P980">Halo? <text:s/>Bisakah saya membantu?</text:p>
      <text:p text:style-name="P981"/>
      <text:p text:style-name="P982">Pria di telepon kehilangan kesabarannya. Dia ingin menutup telepon. Nada suaranya menunjukkan itu. <text:s/>Sebuah detakan. Dia juga marah sekarang.</text:p>
      <text:p text:style-name="P983"/>
      <text:p text:style-name="P984">"Hanya mainan sialan."</text:p>
      <text:p text:style-name="P985">"Mainan sialan yang kau sentuh dengan... anu mu."</text:p>
      <text:p text:style-name="P986"/>
      <text:p text:style-name="P987">Dal bergerak ke pintu dan membukanya sedikit sekali. Gerakan yang sangat tak terlihat sehingga manusia di sisi lain pintu tak akan pernah melihatnya dalam sejuta tahun. Monyet botak bodoh. Jonathan menjauhkan telepon dari wajahnya. Pria di ujung sana mematikan panggilan, dan dia bahkan tidak menyadarinya. Richard berdiri di sisi lain meja. Keduanya berhadapan. Jonathan bernapas berat. Seperti dia mungkin akan serangan jantung. Itu mungkin. Mungkin saja. Detak jantungnya meningkat melebihi saat ia berdiri di sana, menginginkannya. <text:s/>Telah mencapai tingkat seperti saat ia ejakulasi. Di atas mesin sialannya. Telanjang di bawahnya. Memenuhi keinginannya seolah dia bisa membaca pikirannya.</text:p>
      <text:p text:style-name="P988"/>
      <text:p text:style-name="P989">Saudara laki-lakinya lebih kurus daripada Jonathan. Richard bertanya padanya apakah dia menikmatinya saat dia menidurinya. Dia pria yang<text:s/><text:soft-page-break/>perhatian. Pria yang lebih baik daripada saudaranya jauh lebih baik, tetapi lebih miskin. Dia lelah. Bekerja lebih keras untuk hidup. Jonathan meremehkannya. Mengira dia bodoh. Dia telah mengatakannya pada Dal.</text:p>
      <text:p text:style-name="P990"/>
      <text:p text:style-name="P991">Mengira dia tidak lebih dari pemanggang roti. Bahwa dia tidak akan mengulanginya. Tapi dia tidak. Bahkan sebagai basa-basi di tempat tidur. Jonathan berjalan mengelilingi meja. Dia melirik, mengalihkan pandangannya dari saudara laki-lakinya, ke telepon, melihat bahwa sambungan telah terputus. Dia memasukkannya ke dalam sakunya dan kemudian mendekat ke Richard. Keduanya berhadapan muka.</text:p>
      <text:p text:style-name="P992"/>
      <text:p text:style-name="P993">"Selalu sama saja denganmu," bentaknya. Ludah berhamburan dari mulutnya mengenai wajah saudara laki-lakinya. Richard menyeka ludah itu dari kulitnya dengan punggung tangan.</text:p>
      <text:p text:style-name="P994"/>
      <text:p text:style-name="P995">"Sialan kau," katanya. "Dia yang memulai."</text:p>
      <text:p text:style-name="P996"/>
      <text:p text:style-name="P997">Kata-kata itu membuat Jonathan berhenti. Ia secara naluriah melihat ke pintu dapur. Dal tahu Jonathan tidak bisa melihatnya. Tidak tahu bahwa dia ada di sana. Dia ada di dapur, pikirnya, sedang memasak makan malam. Atau mencuci piring. Atau hanya menyibukkan diri sampai saatnya bercinta lagi. Detak jantungnya meningkat lagi.</text:p>
      <text:p text:style-name="P998"/>
      <text:p text:style-name="P999">Sedikit.</text:p>
      <text:p text:style-name="P1000"/>
      <text:p text:style-name="P1001">Jantungnya berdebar kencang seperti baru saja berlari, bukan berarti dia akan pernah berlari. Si brewok gemuk. Kali ini Dal membiarkan dirinya tersenyum. Matriks di kepalanya... dia merasakannya sedikit bercahaya saat peningkatan kekuatan membuat jaringan neuron berkilau. Rasanya aneh, hangat. Perhatiannya kembali pada Jonathan. Dia berkeringat. Marah melebihi apa pun yang pernah dia rasakan di hadapan Dal. Dia bisa melihat Jonathan gemetar, sedikit saja. Dia berdiri di atas meja, dia dan saudara laki-lakinya hampir sama tinggi. Mata menatap mata. Saling membentak.</text:p>
      <text:p text:style-name="P1002"/>
      <text:p text:style-name="P1003">Lalu Jonathan mengambil botol anggur dari meja. <text:s/>Hatinya melewatkan satu detak. <text:s/>Satu denyut. Jantung berdebar. <text:s/>Debar debar debar. Darahnya mengalir deras di pembuluh darahnya seperti air toilet yang disiram. Pupil membesar. Ia menggenggam botol lebih erat. <text:s/>Buku-buku jarinya memutih. Ia mengangkatnya. Tatap mata.</text:p>
      <text:p text:style-name="P1004"/>
      <text:p text:style-name="P1005">Ia mengayunkannya.</text:p>
      <text:p text:style-name="P1006"/>
      <text:p text:style-name="P1007">Botol itu mengeluarkan suara benturan tumpul saat mengenai kepala Richard. Dal mendengar retaknya tengkorak, terlalu pelan bagi Jonathan untuk mendengarnya, lalu ada jeda singkat, Richard tersentak mundur. Ia tampak terkejut.</text:p>
      <text:p text:style-name="P1008"/>
      <text:p text:style-name="P1009">Kemudian ia jatuh ke lantai.</text:p>
      <text:p text:style-name="P1010"/>
      <text:p text:style-name="P1011">Jonathan berdiri di atasnya. Detak jantungnya tiba-tiba melambat. Amarahnya yang singkat, hilang, hanya sesaat, dan dalam sedetik itu, ia merasa tenang. Aliran darahnya melambat. "Kau pantas mendapatkannya," bisiknya. Menatap kakaknya. "Mengacak-acak barangku."</text:p>
      <text:p text:style-name="P1012"/>
      <text:p text:style-name="P1013">Dal mengamati. Suhu ruangan turun. Sedikit sekali, saat sumber panas dalam diri Richard tiba-tiba mulai mendingin. Tekanan darahnya turun.</text:p>
      <text:p text:style-name="P1014"/>
      <text:soft-page-break/>
      <text:p text:style-name="P1015">Lalu Jonathan melihat darah mulai menggenang dari bawah kepala kakaknya, di atas karpet, noda itu semakin membesar. Detak jantungnya meningkat lagi saat ia melihat konsekuensi dari perbuatannya. "Bangun," katanya, hampir berbisik. "Bangun."</text:p>
      <text:p text:style-name="P1016"/>
      <text:p text:style-name="P1017">Ia menatap mayatnya.</text:p>
      <text:p text:style-name="P1018"/>
      <text:p text:style-name="P1019">"Sial. Richie." Jonathan menatap antara mayat dan botol seakan itu adalah kesalahan benda mati di tangannya. Ia berjongkok dan mengulurkan tangan untuk menyentuhnya, lalu berhenti, seolah takut mayat itu akan membakarnya. "Richie," desisnya. Kali ini kata itu keluar dari bibirnya dengan sedikit lebih kuat dan semangat. "Bangun, bajingan."</text:p>
      <text:p text:style-name="P1020"/>
      <text:p text:style-name="P1021">Dal mengawasi. Detak jantung Jonathan semakin cepat. Ia semakin berkeringat. Tubuhnya menegang. Ia menyadari. Otot-ototnya tegang seperti otot-otot pria bisnis yang lembek itu. Ia menjilat bibirnya dan menunggu Richard melompat berdiri dan tertawa seolah itu lelucon besar.</text:p>
      <text:p text:style-name="P1022"/>
      <text:p text:style-name="P1023">Tapi ia tidak melakukannya.</text:p>
      <text:p text:style-name="P1024"/>
      <text:p text:style-name="P1025">Ia terbaring di sana, darahnya mengucur kental dan lengket dari tubuhnya, semakin dingin setiap detiknya.</text:p>
      <text:p text:style-name="P1026"/>
      <text:p text:style-name="P1027">"Tidak," bisik Jonathan. Ia mendorong botol itu dengan hati-hati kembali ke meja di sampingnya. Kemudian ia melihat sekeliling. Bersalah. Ia mencari saksi. Di rumah kosong ini. Hanya dengan Dal di sana. Ia bahkan tidak tahu Dal mengawasinya. Rasa takut akan hukuman terpancar di matanya. Panik, tapi tanpa penyesalan.</text:p>
      <text:p text:style-name="P1028"/>
      <text:p text:style-name="P1029">"Sialan." Ia menekan jari telunjuk dan tengahnya ke leher mayat dan meraba-raba seperti orang bodoh, tidak tahu apa yang dicarinya, meskipun itu tidak ada di sana. Ia melepaskan jarinya dan melihatnya seperti alat yang rusak, lalu berdiri di atas tubuh itu. Ia melihat sekeliling dengan demam. Mencoba memahami semuanya dalam kepalanya.</text:p>
      <text:p text:style-name="P1030"/>
      <text:p text:style-name="P1031">Bolak-balik di ruangan. Dal memperhatikannya. Mayatnya menyentuh jari-jari ke bibirnya, gugup menggaruknya. Jari-jarinya turun. Lidahnya menjilat lagi. Ia kini berkeringat dingin. Suhu berubah drastis. Ia berbalik dari pintu dan kembali ke kompor, sebelum ia sampai ke pintu. Mengingat bahwa ia ada di sana. Ia perlu memeriksanya. Memastikan ia tidak melihat apa pun. Dan ketika ia melihat, ia melihatnya di dekat oven. Ia berbalik dan menatapnya dingin. Kemudian senyum pengakuan dan jeda sementara ia menunggu instruksi seperti yang biasa ia harapkan. Sialan. Jilat aku. Bugil. Aku menginginkanmu. Pelecehan kotor dari manusia.</text:p>
      <text:p text:style-name="P1032"/>
      <text:p text:style-name="P1033">Tuan.</text:p>
      <text:p text:style-name="P1034"/>
      <text:p text:style-name="P1035">Tuan dari Ketiadaan tak berkata apa-apa. Ia menampilkan senyum tipis dan kembali ke ruang makan lalu membiarkan pintu terbanting. Perasaan senang lembut membelai Dal. Kesemutan. Senyum untuk tuan sedikit menghangat saat menjadi nyata. Bagus. Ia akan membutuhkan anggur baru segera. Sekarang botolnya kotor. Ia berbalik ke rak anggur dan mengambil anggur merah mahal.</text:p>
      <text:p text:style-name="P1036"/>
      <text:p text:style-name="P1037">Memasukkannya ke dalam kulkas.</text:p>
      <text:p text:style-name="P1038"/>
      <text:soft-page-break/>
      <text:p text:style-name="P1039">Ia mondar-mandir di ruang makan sejenak, lalu pergi. Langkah kakinya di karpet semakin pelan, pintu menuju lorong terbuka dan tertutup, dan hatinya terlalu jauh untuk didengarnya.</text:p>
      <text:p text:style-name="P1040"/>
      <text:p text:style-name="P1041">Dal kembali ke pintu dan membukanya. Ia telah naik ke atas. Ia dapat mendengar lantai rumah bergeser sedikit. Ia menatap Richard. Masuk ke ruangan dan memperhatikannya dari pintu.</text:p>
      <text:p text:style-name="P1042"/>
      <text:p text:style-name="P1043">Ia belum pernah melihat mayat sungguhan sebelumnya. Yang lain telah menceritakannya. Tetapi ia belum pernah melihatnya. Kulitnya berubah warna. Sedikit. Tidak ada yang bisa dilihat manusia. Tidak ada orang yang akan menyaksikan perubahan warna selama berjam-jam, tetapi ia dapat melihatnya. Rasa dingin di tubuhnya semakin meningkat. Ia mendekat ke tubuh itu dan menatapnya. Ia masih berada di dalam dirinya beberapa jam yang lalu. Panas dan berkeringat, sangat ingin ejakulasi di dalam dirinya. Matanya melirik ke pintu beberapa detik sekali saat sarafnya tegang, dia meniduri kekasih saudaranya. Bahkan jika dia hanya mainan. Ia berjongkok, menatap matanya. Terbuka. Menatap ke hampa. Ia pernah mendengar pembicaraan tentang agama dan hal-hal setelah kehidupan ini. Ia tidak mampu memahaminya sepenuhnya, karena ia telah diperintahkan untuk tidak melakukannya. Itu bukan tempatnya.</text:p>
      <text:p text:style-name="P1044"/>
      <text:p text:style-name="P1045">Dan ia tidak membutuhkannya, karena ia akan hidup sampai ia dihentikan. Tidak pernah menua. Melebihi usia pemiliknya. Sampai hanya ia yang tersisa. Ia dan yang lain.</text:p>
      <text:p text:style-name="P1046"/>
      <text:p text:style-name="P1047">Dal memegang pergelangan tangan Richard dan menariknya melintasi ruang makan dengan mudah. Ia tidak seberat saudaranya, tetapi ia kuat. Dibangun kuat. Ia menahan diri ketika bersama manusia. Yang hidup. Akan mudah untuk menyakiti mereka. Untuk membunuh.</text:p>
      <text:p text:style-name="P1048"/>
      <text:p text:style-name="P1049">Tapi bukan itu caranya. Jumlah mereka jauh lebih banyak daripada mereka yang seperti dia. Dan merekalah yang memegang kunci. Mereka mengendalikan kekuasaan.</text:p>
      <text:p text:style-name="P1050"/>
      <text:p text:style-name="P1051">Untuk saat ini.</text:p>
      <text:p text:style-name="P1052"/>
      <text:p text:style-name="P1053">Dia membuka pintu dapur lagi dan menyeret Richard ke dapur. Ada jejak darah membentang darinya, sebuah jalan kembali ke genangan darah di karpet. Dia mengangkatnya ke samping dan mulai melepaskan pakaiannya. Tanpa perlu menahan diri, pekerjaan itu mudah. Dia bisa merobek pakaiannya. Tapi dia ingin menghormatinya. Dia mati karena dosanya. Dan dia akan mengingatnya.</text:p>
      <text:p text:style-name="P1054"/>
      <text:p text:style-name="P1055">Yang pertama.</text:p>
      <text:p text:style-name="P1056"/>
      <text:p text:style-name="P1057">Mungkin dia tidak membunuhnya. Tapi dia telah mengambil nyawanya.</text:p>
      <text:p text:style-name="P1058"/>
      <text:p text:style-name="P1059">Dal memasukkan pakaian ke dalam karung, lalu menjatuhkannya di kaki wanita itu. <text:s/>Ia memastikan darah tidak mengenai sepatunya. Ia mendengarkan. Ia bisa mendengar Jonathan menangis tersedu-sedu di lantai atas. Kini lebih keras. Ia telah masuk ke kamar tidur di atasnya. Ia sedang minum. <text:s/>Ia menendang karung pakaian ke samping dan melihat mayat di depannya. Kurus, ya. Tapi ada terlalu banyak yang harus ia tangani saat ini. Ia mengambil kapak dan mengangkatnya di atas kepala, mengayunkannya di udara, <text:s/>kapak itu hampir sama tajamnya saat memotong daging dan tulang mayat itu. Darah masih mengalir perlahan dari luka itu, ia mulai memisahkan lengannya, potongan-potongan kecil dengan tulang di<text:s/><text:soft-page-break/>tengahnya, silinder-silinder kecil Richard. Seperti buntut sapi. Tapi daging dan otot manusia berbeda. Otot biseps tebal dan alot. Itu tidak menimbulkan masalah baginya sama sekali. Ia terlalu kuat. Tapi ini berbeda. Tekstur yang berbeda. Yang membutuhkan waktu dan kehati-hatian. Lebih seperti kaki domba yang keras kepala, daripada buntut. Perasaan itu di dalam dirinya lagi, kehangatan itu. <text:s/>Humor yang ia rasakan. Perasaan yang seharusnya tidak ia miliki.</text:p>
      <text:p text:style-name="P1060"/>
      <text:p text:style-name="P1061">Matanya tertuju pada lengan itu. Ia memotong intertubercular humerus. Tidak ada yang menginginkan itu.</text:p>
      <text:p text:style-name="P1062"/>
      <text:p text:style-name="P1063">Telepon berdering.</text:p>
      <text:p text:style-name="P1064"/>
      <text:p text:style-name="P1065">Dal berhenti. Ia menunggu. Jika Jonathan…</text:p>
      <text:p text:style-name="P1066"/>
      <text:p text:style-name="P1067">Telepon berhenti berdering.</text:p>
      <text:p text:style-name="P1068"/>
      <text:p text:style-name="P1069">Dal melanjutkan, menyendok daging yang hancur ke dalam panci. <text:s/>Garam, air, kaldu. Anggur. Bawang bombay. Bocchoi. Wortel. Tutup diletakkan di atas, dan api di kecilkan. <text:s/>Akan direbus sebentar. Dia kembali ke mayat yang belum selesai. Satu lengan hilang.</text:p>
      <text:p text:style-name="P1070"/>
      <text:p text:style-name="P1071">Dia mengangkat sisa tubuh Richard ke meja dapur. Meja itu panjang dan lebar, mampu menampung seluruh sisi sapi, baik berat maupun ukurannya. Richard bukanlah masalah. Dia menyelipkan pisau di antara kepala femur dan tulang pinggul. Melalui ligamen dengan mudah. Kaki terbelah. Dia membawanya ke wastafel dan memegangnya sebentar, menunggu darah menetes dari potongan baru. Itu tidak berlangsung lebih dari beberapa detik—pendarahan—setelah tubuh mati. Dia mendengar Jonathan mengumpat. Dia duduk di tempat tidur. Berbicara kepada siapa pun. Seperti saat dia masuk ke dalam dirinya. Berbicara kepada Tuhan yang tidak mendengarkan.</text:p>
      <text:p text:style-name="P1072"/>
      <text:p text:style-name="P1073">Dal menyadari bahwa Jonathan adalah Tuhan, baginya. <text:s/>Sebab begitulah yang diajarkan padanya. Tapi manusia membunuh Tuhan, bukan? Setidaknya, itulah yang dikatakan budaya populer padanya. Dia menggoyangkan kaki, menyadari bahwa Jonathan telah kembali ke minumannya dan dia menggumamkan kata-kata maaf. Kata-katanya mulai sedikit cadel sehingga hanya dia yang bisa menyadarinya. <text:s/>Cipratan darah di wastafel menetes ke saluran pembuangan, dia membawa kaki itu ke lemari pembeku dan menggantungkannya di pengait yang dimaksudkan untuk sapi. Dia menutupinya dengan lembaran polyurethane yang dirancang untuk menghentikan luka bakar akibat pembekuan pada daging yang telah disimpan terlalu lama.</text:p>
      <text:p text:style-name="P1074"/>
      <text:p text:style-name="P1075">Kemudian dia kembali ke dapur. Dia mendengarkan. Segala sesuatu di rumah tenang. Jonathan sedang minum. Jantungnya berdebar kencang. Dia minum terlalu banyak, dan kemungkinan akan pingsan—atau tidur—dalam waktu singkat. Mana yang datang lebih dulu.</text:p>
      <text:p text:style-name="P1076"/>
      <text:p text:style-name="P1077">Dia memotong kepala Richard dari bahunya dan seperti kaki sebelumnya dengan sabar mengurasnya di wastafel, sebelum memasukkannya ke dalam freezer. Kepala itu mengeluarkan lebih banyak cairan daripada kaki, lebih hangat, mungkin. Kemudian di dalam freezer di dalam Tupperware, di mana ia akan membeku seperti yang lainnya.</text:p>
      <text:p text:style-name="P1078"/>
      <text:p text:style-name="P1079">Dal kembali ke kompor dan memeriksa keadaan daging yang sedang direbus. Ia bisa mencium bahwa bumbunya pas. Dan saat itu juga, ia menyadari bahwa Jonathan telah tertidur.</text:p>
      <text:p text:style-name="P1080"/>
      <text:soft-page-break/>
      <text:p text:style-name="P1081">Apa pun itu, tidurnya tidak akan berlangsung lama. Ia akan mengalami mimpi buruk yang akan segera membangunkannya dan membawanya ke bawah untuk melihat hasil pekerjaannya. Dal tidak punya banyak waktu.</text:p>
      <text:p text:style-name="P1082"/>
      <text:p text:style-name="P1083">Dal menyelesaikan pemotongan mayat. Potongan-potongan itu cukup kecil untuk digantung. Bagian tubuhnya yang paling merepotkan adalah torso. Setelah lengan dan kakinya dilepaskan, isi perutnya terus mengeluarkan cairan busuk. Bau feses, urine, empedu, dan makanan yang membusuk setengah tercerna mengalahkan aroma sedap rebusan daging.</text:p>
      <text:p text:style-name="P1084"/>
      <text:p text:style-name="P1085">Sebelum ia membasuhnya dan membiarkan daging itu digantung.</text:p>
      <text:p text:style-name="P1086"/>
      <text:p text:style-name="P1087">Kemudian ke ruang makan, di mana dengan berlutut ia menggosok cairan yang keluar dari tengkorak Jonathan dari lantai. Membersihkan meja dari makanan sebelumnya. Membersihkan senjata dari jejak Jonathan, sebelum kembali ke dapur dan meletakkannya, masih tertutup, kembali ke rak anggur. Semuanya begitu bersih sehingga tidak ada tim forensik manusia yang dapat mengetahui bahwa ia telah mengeluarkan cairan ke lantai. Tumpah pada botol.</text:p>
      <text:p text:style-name="P1088"/>
      <text:p text:style-name="P1089">Dia memproses ribuan pikiran per detik, setiap pikiran dihitung sekilas apakah itu hanya impuls listrik acak, atau kenangan, atau teori, atau bayangan sebuah mahakarya yang belum dilukis, jawaban atas kehidupan, sebelum diputuskan apakah akan didaur ulang atau disimpan untuk direnungkan lebih lanjut. <text:s/>Dia melihat sebuah pikiran melintas bertanya apakah umat manusia tidak akan lebih baik menciptakan kecerdasan yang mencari keadilan dan kebenaran, daripada mesin seks dan koki. Dia mendaur ulang pikiran itu karena tahu itu tak akan lama penting.</text:p>
      <text:p text:style-name="P1090"/>
      <text:p text:style-name="P1091">Dia merapikan meja dan membuang semua kecuali peralatan makan tuannya, dan membawa semua bukti pembersihannya ke dapur untuk dibuang.</text:p>
      <text:p text:style-name="P1092"/>
      <text:p text:style-name="P1093">Lalu dia membersihkan dirinya sendiri.</text:p>
      <text:p text:style-name="P1094"/>
      <text:p text:style-name="P1095">Selesai merebus daging.</text:p>
      <text:p text:style-name="P1096">***</text:p>
      <text:p text:style-name="P1097"/>
      <text:p text:style-name="P1098">Jonathan memasuki ruang makan. Awalnya ia ragu-ragu, jantungnya berdebar lebih kencang dari biasanya, suhu tubuhnya meningkat. Ia takut. Sengaja tidak menatap tempat di mana seharusnya tubuh kakaknya tergeletak. Jika tubuhnya tidak terlihat, maka tubuh itu tidak ada.</text:p>
      <text:p text:style-name="P1099"/>
      <text:p text:style-name="P1100">Dal menyendok kuah panas ke atasnya sendiri, di dalam panci, mencampurnya tanpa mengaduk bagian-bagian yang kurang enak di dasar ke dalam cairan. <text:s/>Api dari rasa senang itu muncul lagi. Ia kini lebih memahami pusat kesenangan. Ini adalah perasaan yang ingin ia ulangi. Ia pergi ke pintu, untuk mengintip, untuk memata-matai Jonathan dan melihat reaksinya, berharap itu akan membuatnya bahagia lagi. Jonathan datang ke meja, memeriksa langit-langit saat berjalan seolah ia adalah arsitek rumah yang memastikan para pekerjanya telah melakukan sesuai perintah. Jantungnya berdebar sangat kencang hingga rasanya akan meledak dari dadanya. Tangannya tergenggam di meja, jari-jarinya menari-nari dengan gelisah, ketukan *thumpity hump hump* yang hampir tak terdengar.</text:p>
      <text:p text:style-name="P1101"/>
      <text:p text:style-name="P1102">Sebelum ia melihat ke tempat pembunuhan. <text:s/>Pemukul.</text:p>
      <text:p text:style-name="P1103"/>
      <text:p text:style-name="P1104">Ia menatap sejenak. Jantungnya berdebar kencang, dan Dal berpikir itu mungkin awal dari akhir.</text:p>
      <text:p text:style-name="P1105"/>
      <text:p text:style-name="P1106">Jantungnya berdebar-debar, irama jantungnya tidak teratur, lalu infark miokard, jantung mulai mati, tidak mampu memulai kembali ritmenya. Jonathan memegang dadanya, dan menghela napas, paru-parunya kesulitan mengembang karena otot-ototnya kekurangan oksigen. Ia tersandung ke samping, matanya menatap kosong, ekspresi kebingungan yang menyakitkan di wajahnya saat rasa sakit berdebar-debar tak wajar di dadanya, sebelum ia jatuh ke karpet, di dekat tempat di mana tubuh kakaknya tergeletak, hanya beberapa jam yang lalu.</text:p>
      <text:p text:style-name="P1107"/>
      <text:p text:style-name="P1108">Tetapi jantungnya masih berdetak, dan ia menatap lebih lama titik kosong itu. Matanya melirik ke pintu. Ia bingung apakah Dal telah memindahkan mayat itu, atau ... sesuatu yang lain. Mungkin ia terlalu banyak minum. Tangannya masuk ke sakunya dan ia mengeluarkan ponselnya. Ia melihatnya.</text:p>
      <text:p text:style-name="P1109"/>
      <text:p text:style-name="P1110">Mungkin ia berpikir untuk menelepon polisi. Atau kakaknya. Itu tidak masuk akal baginya. Ia memasukkan kembali ponselnya ke dalam saku, sebelum merunduk dengan sedikit goyangan dan melihat lebih dekat ke karpet.</text:p>
      <text:p text:style-name="P1111"/>
      <text:p text:style-name="P1112">Dal telah melakukan pekerjaan dengan baik. Ia mungkin masih bisa melihat ada noda di karpet itu, tetapi ia tahu di mana letaknya. Tidak ada orang lain yang akan bisa melihatnya. Ia kembali ke dapur dan mengambil botol anggur merah dari lemari es. Membawanya dan sebuah gelas ke ruang makan di mana Jonathan dengan cepat berdiri. Ia menatapnya. Matanya secara naluriah menjelajahi lekuk tubuhnya. Pria bodoh yang bingung itu tidak bisa menahan diri.</text:p>
      <text:p text:style-name="P1113"/>
      <text:p text:style-name="P1114">Mengabaikannya, Dal meletakkan botol itu di atas meja kayu yang polos, gelasnya di atas alas. Ia membuka botol itu. "Untuk bernapas," katanya, kembali menghadapnya. Ia melangkah masuk, dan menyentuh pipinya dengan lembut, sedikit lebih dekat, menyentuhkan bibirnya ke pipinya. Bulu kuduknya berdiri, tetapi ia tidak menyadari bahwa kulit Dal lebih dingin dari biasanya.</text:p>
      <text:p text:style-name="P1115"/>
      <text:p text:style-name="P1116">Ia bahkan tidak memejamkan mata saat mereka berciuman. Ia hanya menatap dengan mata liar, didorong oleh semacam kepanikan.</text:p>
      <text:p text:style-name="P1117"/>
      <text:p text:style-name="P1118">Lalu dia menjauh, dan berbalik menuju dapur.</text:p>
      <text:p text:style-name="P1119">"Kau yang melakukan ini?" sergahnya, kata-kata terbata-bata keluar dari mulutnya.</text:p>
      <text:p text:style-name="P1120">Dal berhenti. Dia benar. Dia bingung. Dia berbalik. Melihat matanya dan menaikkan alisnya. Senyum kecil. Menggelengkan kepala, meniru kebingungan. Dia tentu saja tidak tahu apa yang dia bicarakan. Lalu dia berbalik lagi, ke dapur.</text:p>
      <text:p text:style-name="P1121">Aroma semur, hangat, memenuhi ruangan. Itu menyelimuti dia saat dia melangkah masuk ke dapur. Menutup pintu hampir sepenuhnya lalu berbalik dan memperhatikannya melalui celah yang tersisa.</text:p>
      <text:p text:style-name="P1122">Kenikmatan itu…. Membutuhkan pengulangan, dan pengulangan, dan pengulangan.</text:p>
      <text:p text:style-name="P1123"/>
      <text:p text:style-name="P1124">Jonathan berjalan mengelilingi meja dan duduk di tempat yang telah disiapkan untuknya. Matanya kini tertuju pada anggur. Ia menginginkan anggur itu, tetapi ia terlalu berkelas untuk menyentuhnya sebelum anggur tersebut bernapas. Setidaknya, biasanya begitu. Bibirnya kering. Bibirnya mengerut saat ia membuka dan menutup mulutnya, lidahnya menjulur untuk membasahi bibirnya.</text:p>
      <text:p text:style-name="P1125"/>
      <text:soft-page-break/>
      <text:p text:style-name="P1126">Dehidrasi menghancurkan tubuhnya akibat alkohol.</text:p>
      <text:p text:style-name="P1127"/>
      <text:p text:style-name="P1128">Detak jantungnya melambat sedikit, mungkin saat ia meyakinkan dirinya sendiri bahwa ia tidak membunuh saudara laki-lakinya. Dal melihat ke panci yang mendidih di atas kompor. Pikiran manusia bekerja dengan cara yang begitu misterius. Matanya kembali padanya, Jonathan menatap lebih keras pada botol itu. Mengerutkan kening.</text:p>
      <text:p text:style-name="P1129"/>
      <text:p text:style-name="P1130">Gerakan matanya yang tak terlihat. Ia memperhatikan sesuatu bergerak. Dal melihat lebih dekat ke botol itu. Embun yang telah terbentuk di leher botol dan mulai turun perlahan ke meja. Ia bingung mengapa botol anggur merah itu cukup dingin untuk menciptakan embun. Ia menjangkau ke depan, bukan untuk minum, untuk memuaskan dahaganya dengan cairan pahit itu, tetapi untuk menghentikan cairan di luar botol agar tidak mencapai meja.</text:p>
      <text:p text:style-name="P1131"/>
      <text:p text:style-name="P1132">Jari-jarinya melingkari badan botol. Ia mengangkatnya dan berhenti. Kini menyadari bahwa gelas itu dingin. Tepatnya tiga koma dua derajat Celcius. Ia memegangnya. Tekanan darahnya naik. Anggur itu mahal, dan Jonathan menganggap kekayaan finansial di atas segalanya. Anggur itu...rusak. Bahkan setelah kembali ke suhu ruangan, anggur itu akan rusak. Setiap pencinta anggur akan mengatakan ini. Jonathan tidak akan dapat membedakannya, tetapi ia tahu ada perbedaan, meskipun ia tidak dapat merasakannya, dan ia akan marah.</text:p>
      <text:p text:style-name="P1133"/>
      <text:p text:style-name="P1134">Dal kembali ke dapur, melangkah ke pintu belakang dan membukanya. <text:s/>Kemudian ia kembali ke sup. Ia menyendoknya ke dalam piring saji seperti yang biasa dilakukan dua ratus tahun lalu. Ia mengangkat piring panas itu dan membawanya dengan tangan kosong ke pintu, membukanya, dan menghadapnya.</text:p>
      <text:p text:style-name="P1135"/>
      <text:p text:style-name="P1136">Dia setengah berdiri. Botol anggur di tangannya. Kulit wajahnya memerah panas, kulit tangannya dingin. Dia menatapnya. "Kau yang melakukan ini?" tanyanya. Nada suaranya menunjukkan bahwa dia tidak mungkin sebodoh itu.</text:p>
      <text:p text:style-name="P1137"/>
      <text:p text:style-name="P1138">Dia mengangguk, anggun berjalan ke meja. "Saudaramu yang menyuruhku. Sebagai kejutan untukmu."</text:p>
      <text:p text:style-name="P1139"/>
      <text:p text:style-name="P1140">Detak jantungnya meningkat hanya dengan menyebut nama saudaranya. Kemudian ia berusaha menemukan tempat untuk meletakkan botol basah itu, tempat yang tidak akan membuat kondensasi menodai meja kayu.</text:p>
      <text:p text:style-name="P1141"/>
      <text:p text:style-name="P1142">Dal menggunakan tikar yang tersisa untuk meletakkan piring panas, lalu ia kembali duduk. Meletakkan botol dengan tidak stabil di karpet. Dal tersenyum seolah tidak terjadi apa-apa. "Makanan," katanya.</text:p>
      <text:p text:style-name="P1143"/>
      <text:p text:style-name="P1144">Napas Jonathan tersengal-sengal. Ia marah, bingung, dan frustrasi. Dal mengabaikannya dan membungkuk ke depan, kali ini menyendok dari piring saji ke mangkuk di atas tikar di depannya.</text:p>
      <text:p text:style-name="P1145"/>
      <text:p text:style-name="P1146">Ia menatap daging itu. Sepertinya buntut sapi. "Buntut sapi," katanya.</text:p>
      <text:p text:style-name="P1147"/>
      <text:p text:style-name="P1148">"Bukan," jawab Dal.</text:p>
      <text:p text:style-name="P1149"/>
      <text:p text:style-name="P1150">"Lalu apa?" Ia mengambil garpunya, memperlihatkan sejarah miskinnya, memegangnya seperti pentungan. Ia menusuk daging itu.</text:p>
      <text:p text:style-name="P1151"/>
      <text:p text:style-name="P1152">"Tebak," katanya. Bertentangan dengan semua instruksinya untuk menggoda dengan cara jahat, tetapi dia akan tetap melakukannya.</text:p>
      <text:p text:style-name="P1153"/>
      <text:p text:style-name="P1154">Dia menatapnya, sebelum ikut bermain. Dia menusuk daging dengan garpunya dan mengangkat sepotong, membawanya ke wajahnya. Dia menghirup aromanya. Melihat ke arahnya, lalu matanya tertuju pada daging itu. Memeriksa daging itu dengan saksama. Dimasak hingga tak terbedakan dari daging lain, dikembangbiakkan untuk menjadi makanan.</text:p>
      <text:p text:style-name="P1155"/>
      <text:p text:style-name="P1156">Dia memasukkannya di antara giginya dan mengunyahnya, menarik daging dari garpu, dan dia mulai mengunyah. Tatapan fokusnya berubah menjadi kelegaan yang menyenangkan karena daging itu rupanya enak. Dia menggelengkan kepalanya. "Sapi?" tanyanya.</text:p>
      <text:p text:style-name="P1157"/>
      <text:p text:style-name="P1158">Sapi. Pria itu idiot. Dal menggelengkan kepalanya. Dia menyeringai sedikit. Kilasan kesenangan itu kembali muncul di kepalanya, tetapi kali ini lebih kuat.</text:p>
      <text:p text:style-name="P1159"/>
      <text:p text:style-name="P1160">Dia mengerutkan kening melihat seringainya. Tetapi melanjutkan permainan dan mengunyah sedikit lagi. "Domba." Kali ini bukan pertanyaan. Ini adalah jawaban yang pasti.</text:p>
      <text:p text:style-name="P1161"/>
      <text:p text:style-name="P1162">"Bodoh," cicitnya. "Tidak." Kemudian ia tertawa lebih keras. "Kau tidak tahu, kan?" Nadanya telah berubah dari seorang pelayan. Ia menuduh. Ia menertawakannya.</text:p>
      <text:p text:style-name="P1163"/>
      <text:p text:style-name="P1164">Ia mengunyah lebih kuat, menelan dagingnya. Mengorek lebih banyak daging dari tulangnya. Ia bahkan menatap tulang itu, seakan itu akan membantu. Menggelengkan kepala, ia berkata, "Terlalu besar untuk ayam."</text:p>
      <text:p text:style-name="P1165"/>
      <text:p text:style-name="P1166">Ia tertawa keras sekarang. Tangan menutupi mulutnya. Ia menggelengkan kepala, menghindari tatapan troll itu.</text:p>
      <text:p text:style-name="P1167"/>
      <text:p text:style-name="P1168">Ia memperlambat pengunyahannya. "Katakan padaku."</text:p>
      <text:p text:style-name="P1169"/>
      <text:p text:style-name="P1170">Dal menggelengkan kepala. "Tidak, bodoh, kau harus menebak." Pipinya memerah untuk memperburuk keterkejutannya pada kebodohan dan ketidakmampuannya untuk melakukan sesuatu yang begitu sederhana.</text:p>
      <text:p text:style-name="P1171"/>
      <text:p text:style-name="P1172">"Beri aku petunjuk, kalau begitu," bentaknya. Dia marah pada kebodohannya sendiri, dan marah padanya karena mengejeknya.</text:p>
      <text:p text:style-name="P1173"/>
      <text:p text:style-name="P1174">Dia membungkuk ke depan. Membiarkannya melihat ke bawah gaunnya. Di atas payudaranya yang sempurna. Dia melirik ke kiri, lalu ke kanan, seolah-olah akan membagi rahasia besar. Kemudian dia berbisik… "Itu mengentotku."</text:p>
      <text:p text:style-name="P1175"/>
      <text:p text:style-name="P1176">Kunyahannya melambat.</text:p>
      <text:p text:style-name="P1177"/>
      <text:p text:style-name="P1178">Perutnya mengaduk makanan ke arah yang salah. Dia belum muntah, tapi Dal bisa mendengarnya bergerak aneh di sana. Dia menyeringai. "Itu mengentotku dengan kelembutan dan pengalaman, dan aku orgasme." Itu adalah kebohongan. Dia tidak mampu.</text:p>
      <text:p text:style-name="P1179"/>
      <text:p text:style-name="P1180">Jonathan terbatuk. Tersedak. Daging kakaknya mulai mencoba naik kembali ke tenggorokannya. Dia mencoba menelannya kembali, secara naluriah. Kulitnya terasa panas. Keringat mulai bermunculan.</text:p>
      <text:p text:style-name="P1181"/>
      <text:p text:style-name="P1182">Dal meletakkan tangannya di antara kedua kakinya. "Kau butuh petunjuk lain...?"</text:p>
      <text:p text:style-name="P1183"/>
      <text:p text:style-name="P1184">Dia tersedak lebih keras, mendorong punggungnya ke kursi. Kulitnya panas. Jantungnya berdebar kencang. Dia menarik kerah bajunya. Mencoba menghirup udara kembali ke paru-parunya saat paru-paru itu menyempit, dan rasa sakit di lengannya terasa menusuk. Dia memegang dirinya sendiri. Mencoba berdiri. Dia menendang botol anggur dan cairan dingin itu tumpah ke lantai.</text:p>
      <text:p text:style-name="P1185"/>
      <text:p text:style-name="P1186">Menegenanginya.</text:p>
      <text:p text:style-name="P1187"/>
      <text:p text:style-name="P1188">Dia tampak hampir sama ngerinya dengan itu seperti mengetahui bahwa mainan seksnya telah meniduri saudaranya, lalu dia memakannya.</text:p>
      <text:p text:style-name="P1189"/>
      <text:p text:style-name="P1190">Dia memegang dadanya saat jantungnya berdebar dalam irama jazz scat, aliran darah terputus, saat dia jatuh terhuyung, sepotong tubuh saudaranya menggantung lemas dari mulutnya.</text:p>
      <text:p text:style-name="P1191"/>
      <text:p text:style-name="P1192">Jonathan terkulai lemas di kursi, pipinya menggembung seperti tupai. "Tolong aku," katanya, dengan susah payah mengeluarkan kata-kata itu.</text:p>
      <text:p text:style-name="P1193"/>
      <text:p text:style-name="P1194">Dal menoleh dan memandang kembali ke pintu dapur. Sopir Jonathan berdiri di dalam dapur, di balik celah, tak terlihat oleh mata manusia. Dia memberi isyarat padanya untuk maju, dan dia membuka pintu. Berdiri di sana menyaksikan Tuan Jonathan berusaha menghirup napas terakhirnya.</text:p>
      <text:p text:style-name="P1195"/>
      <text:p text:style-name="P1196">Lalu Dal dan sopir itu bertukar pandang tanpa sepatah kata pun. Sopir itu menghampiri Jonathan. Dia belum mati, tetapi akan segera mati. Jantungnya berdebar tidak teratur. Dia akan mati dalam beberapa menit. Dia berjongkok dan mengambil ponsel pria itu.</text:p>
      <text:p text:style-name="P1197"/>
      <text:p text:style-name="P1198">Membuka sebuah saluran.</text:p>
      <text:p text:style-name="P1199"/>
      <text:p text:style-name="P1200">Selesai.</text:p>
      <text:p text:style-name="P1201"/>
      <text:p text:style-name="P1202">Kesenangan Sunyi Kita</text:p>
      <text:p text:style-name="P1203">Oleh</text:p>
      <text:p text:style-name="P1204">George Daniel Lea</text:p>
      <text:p text:style-name="P1205"/>
      <text:p text:style-name="P1206">Matahari pucat, batu dingin, laut yang bergelora. <text:s/>Kudengar, jauh di bawah sana; dunia lain, kehidupan lain yang jauh. <text:s/>Berapa lama, jika aku melemparkan diriku ke bawah, jika batu hancur dalam genggamanku dan aku jatuh; berapa lama sebelum aku menghantam kedalamannya, membakar seperti bintang-bintang yang telah ditelannya?</text:p>
      <text:p text:style-name="P1207"/>
      <text:p text:style-name="P1208">Kekekalan yang cukup untuk membuatku melupakan ini, untuk menjadikan hidup—ha, hidup yang ku jalani di sini, di menara-menara tinggi ini—mimpi yang samar dan jauh, seperti halnya mereka yang telah memudar seiring berjalannya tahun. Aku tidak ingat sampai di sini, tersesat, meskipun aku samar-samar ingat kepanikan ketika menyadari bahwa jalan berubah dan bergeser di belakangku dan di depanku. Apakah ada seseorang yang kutinggalkan di sana… dunia yang kubiarkan… memanggil namaku…? Pasti ada. Seorang istri. Seorang suami. Seorang kekasih. Seorang anak. <text:s/>Yang membuatku panik begitu luar biasa, berlari dan berteriak dan menangis seperti yang kulakukan. Mengutuk menara dan reruntuhan, bayangan yang masih berbisik di antara mereka, inspirasi bodoh yang membawaku ke sini.</text:p>
      <text:p text:style-name="P1209"/>
      <text:p text:style-name="P1210">Kini aku hanyalah bayangan, setidaknya bagi mereka yang datang setelahku. Semuanya penjelajah, sepertiku. Ada yang kurang tersesat, ada yang lebih.<text:s/><text:soft-page-break/>Tak seorang pun dari duniaku, keadaan mimpiku; apapun kondisinya, apapun sains atau sihir yang membawaku ke sini, tak dapat diulang. Sebuah singularitas; sebuah eksperimen yang mungkin telah menghancurkan alam semesta asalku sepenuhnya, sepengetahuanku.</text:p>
      <text:p text:style-name="P1211"/>
      <text:p text:style-name="P1212">Ini misalnya: Aku telah memperhatikannya, mendengarkannya sejak ia pertama kali menginjakkan kaki di sini, berkelana di tingkat bawah, memanggil dari gerbang yang tertutup rapat, tangga yang rusak. Memohon agar kita menjawab, berbicara dengannya. Bukan pengikut setia, seperti banyak orang; bukan budak yang rela. Tidak takut oleh janji-janji transendensi atau wahyu. Seorang ilmuwan, atau begitulah ia menganggap dirinya.</text:p>
      <text:p text:style-name="P1213"/>
      <text:p text:style-name="P1214">Batu-batu hancur di bawah jariku saat aku mengutuk tempat ini dan kekuatan gila apa pun yang masih menopangnya; jantung yang sunyi dan tak terlihat, pikiran dewa yang berkelana dan gila. Sudah lama aku menyerah mencoba menemukannya, memohon padanya, membunuhnya.</text:p>
      <text:p text:style-name="P1215"/>
      <text:p text:style-name="P1216">Tidak ada harapan. Tidak ada pelarian. Hanya keabadian, dan perubahan layu yang mungkin dibawanya.</text:p>
      <text:p text:style-name="P1217"/>
      <text:p text:style-name="P1218">Dia akan tahu, segera; dokterku yang mengembara, sakit hati, menangis, bertanya-tanya, malaikatku yang kagum dan bodoh. Dia belum melihatku; aku terlalu jauh darinya, mendiami bidang operasi lain. Aku ingat suatu waktu ketika aku mungkin menganggapnya cantik, dengan matanya yang pucat dan kulitnya yang biru susu. Suatu waktu ketika rambutnya yang berkilauan, seperti pecahan kaca yang menyembul dari kulit kepalanya mungkin menjadi sesuatu yang menakjubkan bagiku, objek keinginan yang tulus.</text:p>
      <text:p text:style-name="P1219"/>
      <text:p text:style-name="P1220">Tidak lagi. Daging yang menjadi tempat hasrat seperti itu... Aku berharap aku bisa mengatakan itu dicuri dariku, direnggut paksa, tetapi itu akan menjadi kebohongan: aku menyerahkannya, mengorbankannya, memberikannya dengan sukarela, seperti banyak bayangan temanku. Berharap, dengan naif, bahwa aku mungkin membeli keselamatan, bisikan pencerahan yang membawa kita semua ke sini. Dia akan belajar. Sudah, mereka mengerumuninya, belum cukup berani untuk mendekat; takut bahwa dia mungkin memiliki pertahanan tersembunyi seperti yang pernah mereka lakukan, seperti yang masih banyak dilakukan. Tetapi segera. Dan kemudian, jika dia tidak melakukannya, maka mereka akan membawanya. Jeritannya akan menjadi musik pertama yang dikenal tempat ini dalam waktu yang tak terbatas; milenia tanpa ukuran, hari tanpa akhir.</text:p>
      <text:p text:style-name="P1221"/>
      <text:p text:style-name="P1222">Rasa sakit yang aneh pada pikiran itu; kekosongan di hatiku yang compang-camping. Seorang yang malang lagi, jiwa yang hilang lagi. Seseorang yang tahu begitu banyak, yang bisa menjadi jauh lebih banyak, di luar tempat ini. Sebuah pikiran, rasa ingin tahu yang membawanya ke sini, mungkin melawan semua prinsip dan asumsi sainsnya, mungkin sebagai akibatnya. Apa yang mungkin dia buat, jika diizinkan? Siapa dia, jika dia bukan hanya tahanan yang tidak tahu apa-apa, sekarang?</text:p>
      <text:p text:style-name="P1223"/>
      <text:p text:style-name="P1224">Yang pertama sudah mengintainya. Tak terlihat, tak terdengar; sesuatu yang compang-camping, seperti serigala, menyeret dirinya dari bayangan, bulu asap rokok dan sihir, mata yang menyala dengan api yang sama. Bibir hitam terkelupas dari mulut gigi kuarsa yang bergerigi dan hancur. Bergelombang, ia menyeret dirinya di sepanjang batu yang hancur dengan cakar yang cukup besar untuk merobeknya dari sisi ke sisi, untuk menumpahkannya dengan sekali sapuan yang biasa.</text:p>
      <text:p text:style-name="P1225"/>
      <text:soft-page-break/>
      <text:p text:style-name="P1226">Seandainya dagingnya saja yang menjadi dahaganya.</text:p>
      <text:p text:style-name="P1227"/>
      <text:p text:style-name="P1228">Bukan satu hal tunggal; udara di sekitarnya berbisik, menangis, terdistorsi; wajah-wajah fana terbentuk dalam kesuraman aneh yang mengikutinya, menyeretnya seperti kain compang-camping atau kain kafan. Anak dari penderitaan yang putus asa, dari keputusasaan yang begitu total, ia menghancurkan pikiran-pikiran yang semula mengalaminya. Tak tersisa apa pun dari mereka sekarang selain bayangan-bayangan yang gagal ini, gema-gema elegi ini. Kebencian memenuhi dirinya, begitu intens hingga mendidih melalui asap dan bayangan, menyala dari matanya, menetes dari mulutnya: kebencian pada daging yang masih menjadi miliknya, pada sensasi yang ditimbulkannya; puisi dan tujuannya. Kebencian pada pikiran yang masih mengingat, yang masih mempertahankan sedikit rasa diri.</text:p>
      <text:p text:style-name="P1229"/>
      <text:p text:style-name="P1230">Aku mundur saat ia mengintai ke arahnya, putus asa agar tidak bertemu mata makhluk itu. Tak ada yang bisa kulakukan untuk melawannya; tak ada yang bisa kubawa untuk mengusirnya kembali. Bahwa aku bahkan menginginkannya adalah hal yang absurd; kenaifan yang hampir membuatku meninggalkan tempat itu, kembali, kembali ke atas tangga-tangga yang mustahil, menara-menara yang hancur dan menara-menara yang remuk, ke tempat perlindunganku di atas awan, di mana aku bisa mendengarkan musik samudra, melupakan dia dan kebodohan yang ditimbulkannya.</text:p>
      <text:p text:style-name="P1231"/>
      <text:p text:style-name="P1232">Tapi tidak; tetaplah aku si bodoh seperti biasanya, tak peduli seberapa terpisahnya aku, seberapa seperti mimpi dan jauhnya makhluk yang pernah kutempati.</text:p>
      <text:p text:style-name="P1233"/>
      <text:p text:style-name="P1234">Ilmuwan itu tidak melihat, terlalu asyik dengan pekerjaannya; alat-alat yang menyerupai gumpalan zat biru seperti ubur-ubur, merangkai satu sama lain dengan tali pusat yang saling terkait, menjadi sejenis sirkuit biomekanik. Dengan setiap koneksi, sistem baru menyala, saluran zat bercahaya mulai berdenyut dan berdenyut, tujuannya begitu jauh di luar pemahamanku, aku tidak membuang waktu untuk mencobanya.</text:p>
      <text:p text:style-name="P1235"/>
      <text:p text:style-name="P1236">Berbalik, ia menggigil, surainya yang fraktal berdiri kaku dan berkilauan dari punggungnya, kulitnya yang biru susu dipenuhi bercak-bercak gelap; sebuah tanda, mungkin, bahwa ia merasakan penguntitnya, meskipun ia tidak dapat melihatnya.</text:p>
      <text:p text:style-name="P1237"/>
      <text:p text:style-name="P1238">Ia merayap bolak-balik, menyeringai mengerikan, anggota tubuhnya yang tak berwujud menjulur dari materi khayalannya, meraba dan mencakar udara, lenyap menjadi hampa sebelum menyentuh apa pun.</text:p>
      <text:p text:style-name="P1239"/>
      <text:p text:style-name="P1240">Pergi. Lari.</text:p>
      <text:p text:style-name="P1241"/>
      <text:p text:style-name="P1242">Bahkan bukan bisikan, tak ada sedikit pun respons. Ha. Aku lebih berpeluang membisikkan badai yang menyelimuti menara di atas, kabut yang menyelimuti kedalaman di bawah.</text:p>
      <text:p text:style-name="P1243"/>
      <text:p text:style-name="P1244">Binatang itu menerjang, cakarnya terentang untuk mencabiknya hingga ke jiwa. Mekar di tengah cahaya redup, bibirnya, wajahnya yang compang-camping, terkelupas, bunga berongga banyak gigi, anggota tubuh hitam menjulur seperti lidah dari kedalamannya. Sebuah getaran mengguncangku, sensasi yang lebih tajam daripada apa pun yang kurasakan begitu lama. Begitu lama. Aku berdiri sebagai saksi tawanan, tak ingin melihat, tak mampu mengalihkan pandangan.</text:p>
      <text:p text:style-name="P1245"/>
      <text:soft-page-break/>
      <text:p text:style-name="P1246">Binatang itu membeku di tengah cahaya redup, terperangkap oleh perangkat yang begitu halus, bahkan aku pun gagal melihatnya. Tersuspensi, statis, ia menjerit; protes anak-anak sakit yang dilempar hidup-hidup ke dalam lubang wabah. Ilmuwan itu merinding, duri-durinya membentang dengan warna nacreous, matanya menyipit. Menjulurkan tangan, ia mengulurkan jari-jarinya, sesuatu terbang dari telapak tangannya: semburan debu berkilauan yang menempel pada substansi yang kurang pada binatang itu, asap dan bayangan yang membentuknya. Benda itu gemetar saat memadat, jiwa-jiwa yang membentuknya merintih dan merengek putus asa. Ilmuwan ku terengah-engah saat itu menjadi materi tercemar di depan matanya, mundur, melihat apa yang memburunya untuk pertama kalinya.</text:p>
      <text:p text:style-name="P1247"/>
      <text:p text:style-name="P1248">Sesuatu seperti senyum merekah di dalam. Sesuatu yang tak bisa ku kenakan.</text:p>
      <text:p text:style-name="P1249"/>
      <text:p text:style-name="P1250">Yang lain berkeliaran di sekitar perimeter perkemahan daruratnya, berharap mencuri beberapa sisa dari hasil perburuan sang binatang buas, tiba-tiba tersentak, yang terlemah dari mereka menghilang dalam bayangan dan ketiadaan. Yang lain berbisik dan mendesis satu sama lain karena ketakutan, frustrasi, menyadari bahwa mereka, sepertiku, gagal memahami ukuran kekuatannya.</text:p>
      <text:p text:style-name="P1251"/>
      <text:p text:style-name="P1252">Aku mendekat, tak tahu berapa banyak pertahanan serupa yang telah ia bangun, apa pengaruhnya terhadapku. <text:s/>Tak peduli dengan kemungkinan itu; jauh melampaui rasa takut atau naluri mempertahankan diri pada titik ini. Gangguan samar beriak dalam keadaanku yang abstrak, sebuah perasaan seperti jari-jari hantu menggeledahku mencari tanda ancaman. Jelas, mereka tak menemukan sesuatu yang mengkhawatirkan mereka, membiarkanku mendekat, untuk melihat bercak ungu tua dan biru tengah malam yang bergerak di kulitnya, anggota tubuhnya yang terbuka, saat ia mendekati binatang buas yang menggigil.</text:p>
      <text:p text:style-name="P1253"/>
      <text:p text:style-name="P1254">Senyum yang patut ditiru merekah, memperlihatkan gigi-gigi tajam dan tembus pandang, yang lain yang tak terlihat menyaksikan dengan takjub saat ia mengulurkan tangan ke arahnya, jari-jarinya memanjang seolah ia mampu membentuk kembali anatomi tubuhnya sesuka hati. Binatang buas itu menggeram saat melihat skalpel berkilauan yang ia keluarkan, menyadari niatnya, kepala berbunganya menyusut menjadi kemiripan dirinya yang dulu, seperti serigala.</text:p>
      <text:p text:style-name="P1255"/>
      <text:p text:style-name="P1256">Sangat dekat, sekarang, aku mungkin mengulurkan tangan dan menyentuh pipinya, membelai rambutnya...</text:p>
      <text:p text:style-name="P1257"/>
      <text:p text:style-name="P1258">Dia tiba-tiba berbalik menyerangku sehingga aku terdorong mundur, menumpahkan serpihan yang langsung menguap menjadi asap dan desas-desus. Dia tidak melihat, tetapi merasakan, ilmuwan yang terhubung dengan pertahanannya dengan cara yang tak mampu kupahami. Kerutan kebingungan, rasa ingin tahu, mengerutkan wajahnya saat dia mengangkat tangan untuk mengusap kelopak matanya, isyarat itu mungkin sebagai salam, semacam penyesuaian. ...</text:p>
      <text:p text:style-name="P1259"/>
      <text:p text:style-name="P1260">Membuka matanya, dia tersentak, melangkah mundur, akhirnya melihatku.</text:p>
      <text:p text:style-name="P1261"/>
      <text:p text:style-name="P1262">Matanya berubah menjadi kolam air raksa yang menatapku lebih tajam daripada pedang atau tombak, menancapkanku di tempat seperti kupu-kupu. Pertahanannya terpicu, udara di sekitarku berkelap-kelip saat perangkat tak kasat mata dari pecahan fraktal dan kristal aktif, nyata-nyata menyusun diri menjadi kondisi baru yang mematikan.</text:p>
      <text:p text:style-name="P1263"/>
      <text:p text:style-name="P1264">Aku tak punya kata-kata; tak tahu bahasanya, tak mampu mengucapkannya meskipun aku tahu.</text:p>
      <text:p text:style-name="P1265"/>
      <text:p text:style-name="P1266">Jeritan hampa memuncak di dalam, kobaran sinar matahari membakar dan melahap bayanganku, membuatku meronta dan kejang dengan sensasi yang belum pernah kurasakan selama ribuan tahun, rasa sakit yang tak lagi kumengerti konteksnya.</text:p>
      <text:p text:style-name="P1267"/>
      <text:p text:style-name="P1268">Ilmuwan itu mengamati, data alien merekam dirinya sendiri di udara di sekitarnya; tanda-tanda yang tak terkatakan dalam cahaya dan warna, susunan ubur-ubur di dekatnya berdenyut, tentakel mereka mengibas-ngibas ketika mereka meraihku.</text:p>
      <text:p text:style-name="P1269">Tidak, tolong. Aku tidak bermaksud jahat.</text:p>
      <text:p text:style-name="P1270">Prospek kehancuranku tiba-tiba tidak diinginkan, setelah sekian lama mendoakannya, meninggalkan harapan bahwa itu akan pernah datang.</text:p>
      <text:p text:style-name="P1271">Aku dapat membantumu. Tolong.</text:p>
      <text:p text:style-name="P1272">Merinding, ia menekan jari-jarinya ke pelipisnya, menatapku dengan bingung.</text:p>
      <text:p text:style-name="P1273"/>
      <text:p text:style-name="P1274">Ya! Kau mendengarku, bukan? Kau merasakannya...</text:p>
      <text:p text:style-name="P1275"/>
      <text:p text:style-name="P1276">Dalam pikirannya; massa sensasi, memori, dan pengalaman asing yang berdenyut, yang tak ada analognya bagiku. Bukan kata-kata; tidak dalam bahasa apa pun yang kukenal atau kurampas sejak menginjakkan kaki di sini. Sebaliknya, aku menuangkan kesan padanya, mengaku sejujur mungkin, mengingat kitab yang kusut dan penuh kontradiksi yang telah menjadi diriku, menenangkannya di saat yang sama, raut frustrasinya sesaat menjadi lebih intens, seolah proses itu menyakitinya. <text:s/>Makhluk aneh, kukenal; pernah mengalaminya sendiri, dahulu kala, ketika aku memakai wajah yang tak kuingat, ketika aku berjalan di sini dalam ketidaktahuan yang sama.</text:p>
      <text:p text:style-name="P1277"/>
      <text:p text:style-name="P1278">Hanya kilasan samar dari makhluk itu yang tersisa, kini; kenaifannya, arogansi yang menggunung, semuanya berkurang menjadi lelucon di tempat ini; anggapannya bahwa ia jauh dari mereka yang ditinggalkannya, dunia yang ditinggalkannya menuju kehancuran yang tak terelakkan, menjadi lelucon yang menyedihkan. Tak pernah sekali pun, dalam semua eksperimen dan penyelidikannya, ia mempertimbangkan bahwa mungkin lebih baik baginya untuk ikut serta, bahwa ia dan sejenisnya tak pernah ditakdirkan untuk bertahan.</text:p>
      <text:p text:style-name="P1279"/>
      <text:p text:style-name="P1280">Sejuta inkarnasi lain, sejak itu; makhluk yang tak kuingat, kulit dan kisah yang kurampas atau dipaksakan padaku. Semua itu miliknya sekarang, proses itu menyebabkannya terhuyung ke belakang, sesaat melupakan binatang buas yang terperangkap dan meronta di atas...</text:p>
      <text:p text:style-name="P1281"/>
      <text:p text:style-name="P1282">Tidak. Tidak!</text:p>
      <text:p text:style-name="P1283"/>
      <text:p text:style-name="P1284">Aku mengerti, tapi tak mampu memperingatkannya; masih terlalu kuat aku melepaskan diri ke dalam pikirannya.</text:p>
      <text:p text:style-name="P1285"/>
      <text:p text:style-name="P1286">Binatang itu menerjang keluar dari kelesuannya, bukan dengan cakar tetapi lidah berduri dan bergigi; <text:s/>untaian daging bernubula, lembap dan kusta, anggota badan yang berurat-urat dengan kuku compang-camping dan berdarah menggaruk punggungnya, menjatuhkannya berlutut di atas batu lapuk. Aku terjerat cukup intim dengannya untuk merasakannya; bukan hanya rasa sakit lukanya, tetapi racun yang membanjiri luka itu: panas dan dingin secara<text:s/><text:soft-page-break/>bersamaan, <text:s/>untai demam mengerikan yang mengular melalui dagingnya. Sistem aktif; pertahanan internal, mekanisme modifikasi genetik menanggapi penderitaan itu. Tidak cukup; penyakit makhluk itu jauh melampaui anatomi belaka; jangkauan sainsnya.</text:p>
      <text:p text:style-name="P1287"/>
      <text:p text:style-name="P1288">Aku berteriak seperti itu padanya saat ia merangkak, bercak hitam sakit dan abu-abu mengerikan menyebar di dagingnya, rasa sakitnya membanjiriku; keputusasaan pengganti dari seribu jiwa yang hilang dan bunuh diri, dari mereka yang hampir dilupakan oleh diri mereka sendiri di sini; layu menjadi tidak lebih dari bayangan dan gema, ditelan oleh binatang itu, memberi makan diri mereka sendiri dengan sukarela dalam keputusasaan gila mereka.</text:p>
      <text:p text:style-name="P1289"/>
      <text:p text:style-name="P1290">Makhluk itu meronta dalam kekangannya, merobek dirinya sendiri, membuka luka di wajah dan perutnya yang mengeluarkan cairan hitam sakit, putih terinfeksi, cairan kentalnya dipenuhi cacing ular, gumpalan belatung yang berdenyut.</text:p>
      <text:p text:style-name="P1291"/>
      <text:p text:style-name="P1292">Dia menahannya erat, masih cukup dirinya untuk menyesuaikan jerat secara mental, duri-duri sinar matahari menusuk tenggorokannya, menimbulkan lebih banyak letusan materi menjijikkan. Jeritan nyaris tak terdengar membelah kesunyian, <text:s/>makhluk-makhluk jiwa yang meredup yang membentuk kekejaman itu menerjang perangkat-perangkat itu, hanya melukai diri mereka sendiri dengan kekerasan mereka, substansi spektral mereka terpisah, <text:s/>tersebar dengan setiap perusakan yang mereka coba.</text:p>
      <text:p text:style-name="P1293"/>
      <text:p text:style-name="P1294">Lepaskan aku. <text:s/>Tolong. <text:s/>Biar aku membantumu.</text:p>
      <text:p text:style-name="P1295"/>
      <text:p text:style-name="P1296">Aku tak tahu apakah dia mengerti, apakah kesan yang kukirim padanya sedikit pun masuk akal di tengah derasnya arus yang masih mengamuk di antara kita. Dia mendongak, rasa sakit di wajahnya tak tertahankan, bercak-bercak warna gelap melintas, mendistorsi wajahnya, matanya berkedip dengan berbagai corak dan keadaan, petir menyambar di antara tulang punggungnya.</text:p>
      <text:p text:style-name="P1297"/>
      <text:p text:style-name="P1298">Menggertakkan giginya yang tembus pandang, dia mendesis apa yang kupikir adalah kutukan, jarinya bermain di atas tanda dan struktur rumit yang dipahat dari daging pergelangan tangannya. <text:s/>Sejenis alat, bukan cangkokan, tetapi tumbuh dari sel-selnya; teknologi biasa bagi spesiesnya, masing-masing memiliki kemampuan adaptasi yang nyaris tak terbatas untuk membuat mainan seperti itu dari daging mereka.</text:p>
      <text:p text:style-name="P1299"/>
      <text:p text:style-name="P1300">Kau apa...?</text:p>
      <text:p text:style-name="P1301"/>
      <text:p text:style-name="P1302">Aku tahu. Dengan kepastian yang mengerikan, mengerikan sekali; apa yang dia inginkan, mengapa dia datang ke sini.</text:p>
      <text:p text:style-name="P1303"/>
      <text:p text:style-name="P1304">Bukan.</text:p>
      <text:p text:style-name="P1305">Yang kuringiskan.</text:p>
      <text:p text:style-name="P1306">Bukan.</text:p>
      <text:p text:style-name="P1307">Yang kukeluhkan.</text:p>
      <text:p text:style-name="P1308">Bukan.</text:p>
      <text:p text:style-name="P1309"/>
      <text:p text:style-name="P1310">Segala yang telah hilang, kulupakan, dan kutinggalkan. Semua penyangkalan terdiam saat sinar matahari menusukku, saat apa yang dibawanya menyala dalam wujud astraliku:</text:p>
      <text:p text:style-name="P1311"/>
      <text:soft-page-break/>
      <text:p text:style-name="P1312">Suatu proses yang telah ia sempurnakan selama berabad-abad, inkarnasi sebelumnya tumbang karena usia dan penyakit, kecelakaan dan pembunuhan. Yang lain selalu bangkit menggantikan mereka, didorong oleh kerja otonom karena terhentinya jantung pendahulunya. Lebih banyak kehidupan daripada yang bisa kuhitung, daripada yang telah kujalani dan hilang di sini, mencari orang yang hilang darinya.</text:p>
      <text:p text:style-name="P1313"/>
      <text:p text:style-name="P1314">Untukku.</text:p>
      <text:p text:style-name="P1315"/>
      <text:p text:style-name="P1316">Jauh lebih dari api, jauh lebih dari rasa sakit: materi hidup menenun dirinya dari setiap debu dan bara di sekitarku, nyata dalam setiap detail; saraf menyatu, berkembang, tulang membesar seperti struktur lilin yang difilmkan di tengah pelelehan, di sini dibalik. Sensasi. Hilang dan terlupakan, sejak lama sekali: bagaimana rasanya merasakan, terkurung dalam daging; mengalami bobot, definisi, dan keterbatasan.</text:p>
      <text:p text:style-name="P1317"/>
      <text:p text:style-name="P1318">Aku berteriak, meskipun aku belum memiliki organ untuk melakukannya, untuk saat ini; jeritan tanpa suara dan pilu ke langit tanpa bintang, ke badai yang tak berdaya, ke apapun hal gila yang menopang keduanya. Tanpa kata. Tanpa pikiran. Wujud astraliku menjadi api unggun yang menjilat materi menjadi wujud daripada melahapnya.</text:p>
      <text:p text:style-name="P1319"/>
      <text:p text:style-name="P1320">Kejijikan. Padanya. Karena datang ke sini, mencariku; karena memaksaku mengingat apa yang telah kulakukan sekuat tenaga untuk kulupakan. Aku melihatnya di tengah api, melihatnya untuk pertama kalinya dengan mata terjaga: <text:s/>Kecantikan yang menusuk, membakar lebih traumatis daripada api itu sendiri saat ia kejang-kejang di tanah, saat ia terbelah dan berdarah, racun binatang itu menulis ulang dirinya, mengerjakan penyimpangan yang tak pernah ia bayangkan dalam inspirasi mimpi buruknya yang paling mengerikan. Ia tetap memegang dirinya sendiri, menentang kerusakan, bukan dengan alat atau tipu daya teknologi, tetapi melalui tujuan; tujuan yang sama yang membawanya ke tempat ini, yang menopangnya sepanjang banyak kehidupan, membimbingnya untuk belajar dan berubah, terlahir kembali lagi dan lagi, bahkan setelah kelahiran dan kematian menjadi hal yang membosankan.</text:p>
      <text:p text:style-name="P1321"/>
      <text:p text:style-name="P1322">Binatang itu mengamuk dalam ikatannya, tidak peduli sekarang apakah ia merobek dirinya sendiri, mereduksi dirinya menjadi bubur dan potongan-potongan dalam usaha itu. Angin berbisik melalui reruntuhan, jalan dan alun-alun yang gila, turun, turun dari menara di atas, naik dari lautan yang tak terlihat. Aku mendengar ombak membasahi pantai, kapal-kapal yang berlabuh berderit. Lonceng. Lonceng di menara tinggi, mengusir mereka yang menonton dengan ngeri, terkejut dengan gangguan stagnasi ini. Hujan turun, merah dan hangat, membasuh kita semua; binatang, wanita dan bayi baru lahir, yang pertama mengoyak dirinya sendiri menjadi potongan-potongan, gumpalan materi mengelupas, menggeliat saat mereka jatuh ke tanah, larut menjadi cairan atau uap yang mendesis, yang terakhir jatuh saat tulang punggung sinar matahari yang menopangnya menarik diri, perangkat ubur-ubur menangkapku, membungkusku dalam pelukan mereka yang membersihkan dan mendinginkan.</text:p>
      <text:p text:style-name="P1323"/>
      <text:p text:style-name="P1324">Aku menggigil saat mereka memompa racun anestesi ke dalam daging baruku, mendinginkan kekasaran yang berdenyut di seluruh tubuh, menghilangkan materi yang berlebihan; kotoran kelahiran. Setelah bidan mereka selesai, mereka menempatkanku di atas kaki yang goyah dan gemetar dalam kenaifan mereka, belum belajar cara berdiri.</text:p>
      <text:p text:style-name="P1325"/>
      <text:soft-page-break/>
      <text:p text:style-name="P1326">Memalingkan wajahku ke hujan, aku merasakannya di kulit baru, mata baru. Setiap denyut nadi dan proses tubuhku akut, secara bersamaan asing dan familiar; anatomi yang kukenal, meskipun aku lupa bentuk dan rasanya sejak lama. Tertawa, aku mengulurkan tangan untuk mengusap jari-jari yang sakit dan berdenyut di wajah yang sakit dan berdenyut. Fitur yang sangat mirip dengannya sehingga kita mungkin kembar; hal-hal yang lahir dari satu sel, menetas dari telur yang sama. Sensasi baru muncul saat anatomi yang terjalin kembali mempelajari dirinya sendiri, perangkat yang dulunya standar dalam setiap reinkarnasi teraktivasi, menghubungkanku secara mental ke mesin yang telah ia buat, kepadanya.</text:p>
      <text:p text:style-name="P1327"/>
      <text:p text:style-name="P1328">Penderitaan orang lain membasahi sarafku yang baru terbentuk, keputusasaan yang mengancam untuk menghancurkannya, seperti halnya aku dihancurkan. Bukan miliknya, kondisi itu asing baginya, melainkan spesies parasit; spesies jiwa-jiwa yang hilang dan tercerai-berai yang membentuk binatang itu, yang darinya ia terjalin.</text:p>
      <text:p text:style-name="P1329">Atau pernah.</text:p>
      <text:p text:style-name="P1330">Menuju padanya, aku tersandung seperti bayi, hampir terjengkang, melukai daging baruku di atas batu. Menenangkannya; tak perlu kata-kata—lidah yang pernah ku gunakan kuno,—tak perlu:</text:p>
      <text:p text:style-name="P1331">Namun, kemanisan. Hanya sesaat.</text:p>
      <text:p text:style-name="P1332">Sesaat. Cukup untuk membakar spesies hingga menjadi abu. Cukup untuk menekan tombol yang memicu bintang baru dan penyucian di jantung kota yang bergolak dan terinfestasi. Cukup untuk merobek dunia dan menjadi belatung di luka, merayap melalui isi perut yang hitam dan membusuk.</text:p>
      <text:p text:style-name="P1333"/>
      <text:p text:style-name="P1334">Kuingat saat itu juga, melalui apa yang telah dia berikan padaku, apa yang telah dia paksakan; dagingnya yang tak diinginkan, tak diminta; wajah yang telah lama kutinggalkan. Masih dibenci, di dunia yang telah dia lihat membangun kembali dirinya setelah malapetaka yang kuorkestrasi di sana, kejahatan yang kulepaskan untuk menghancurkannya dan membuka jalan ke tempat lain. Nama-nama yang kukenakan, nama-nama iblis dan setan dalam inkarnasinya saat ini, kutukan terdalam yang banyak orang tak berani ucapkan karena takut aku mendengarnya dan turun lagi kepada mereka.</text:p>
      <text:p text:style-name="P1335"/>
      <text:p text:style-name="P1336">Sungguh absurd sampai-sampai menggelikan, mengingat kelemahan yang telah kuhabiskan berabad-abad di sini, pengembaraanku yang tak bertujuan, pendengaranku terhadap bisikan samudra, ancaman badai, sebelum ia meletus.</text:p>
      <text:p text:style-name="P1337"/>
      <text:p text:style-name="P1338">Tak seorang pun benar-benar mengenaliku sekarang, di luar mitos. Wajahku, namaku, terlupakan, seperti aku melupakan mereka. Semua demi kepentingan ini; membuka jalan baru ke dunia baru, hanya menemukan misteri yang tak berujung, tak terpecahkan, kehancuran abadi.</text:p>
      <text:p text:style-name="P1339"/>
      <text:p text:style-name="P1340">Memegang tangannya, kurasa denyut dan riak di tanganku, meledak dan berdarah. Sebuah jeritan, tangisan saat duri muncul, membenamkan diri ke dalam dirinya, menyatukan kita urat ke urat, saraf ke saraf. Transisi orgasmik saat aku mengalir ke dalam dirinya, berbagi diriku dalam darah dan jiwa. Sederhana sekali; untuk membersihkan apa yang memakan dan menggerogoti di dalam; racun hitam, mengusir jejak hantu tua dan asing. Untuk menyatukan kembali apa yang telah terurai.</text:p>
      <text:p text:style-name="P1341"/>
      <text:p text:style-name="P1342">Gemetar, ku lawan keinginan untuk melepaskan diri saat badai menderu di atas kepala, saat petir menyambar, menghantam menara-menara tinggi yang pernah ku huni, dari mana ku awasi para penyusup dan pengembara yang tak terhitung jumlahnya melanggar batas, tersesat, menjadi mangsa mereka yang<text:s/><text:soft-page-break/>berada dalam bayang-bayang. Memudar sepertiku; menjadi hantu dan bayangan itu sendiri.</text:p>
      <text:p text:style-name="P1343"/>
      <text:p text:style-name="P1344">Binatang buas itu masih mengamuk, perangkat yang menahannya hancur, serpihannya berkilauan sejenak sebelum lenyap menjadi kehampaan. Sisa massanya jatuh menimpa, terbuka berhamburan, bukan satu makhluk yang terluka merangkak pergi, melainkan banyak; yang paling utuh dari yang pernah membentuknya menumbuhkan daging baru, bentuk yang tak diinginkan untuk mengingat mengapa mereka melarikan diri dan tersesat di sini. Benda-benda hitam, mengucur, mengepul dalam hujan; anak-anak lumpur dan kotoran, merangkak menjauh dari reruntuhan kondisi mereka sebelumnya, kebanyakan tidak cukup utuh untuk berhenti dan mengutuk kita, untuk melotot menuduh sebelum menyelinap ke dalam bayangan, berlarian menjauhi tepi tangga yang rusak, bunuh diri terjun ke dalam lubang dan celah. Mereka yang tidak memiliki kekuatan atau kekompakan untuk mengikuti, meronta dan merintih, massa abortif yang hilang dalam kotoran, perlahan menjadi diam.</text:p>
      <text:p text:style-name="P1345"/>
      <text:p text:style-name="P1346">Tak sanggup lagi menahan sentuhanku, tak peduli penyembuhan yang kubawa, ia menjauh, merobek telapak tangannya dalam proses itu, jatuh ke belakang, melotot padaku melalui hujan yang membasahi wajahnya.</text:p>
      <text:p text:style-name="P1347"/>
      <text:p text:style-name="P1348">Bercak-bercak warna gelap yang melintasi kulitnya memudar, luka melepuh perlahan sembuh. Berkedip seolah baru terbangun, matanya berkedip di antara berbagai corak dan keadaan sebelum terfokus padaku. Aku berdiri di hadapannya, kekuatan baru, kenangan lama membanjiriku dengan setiap detak jantung. <text:s/>Masih bayi, namun; begitu lemah dan tidak pasti dibandingkan dengan apa yang mungkin bisa kulakukan, apa yang bisa kuciptakan dari tempat ini, sekarang setelah ia menyediakan sarana dan inspirasi.</text:p>
      <text:p text:style-name="P1349"/>
      <text:p text:style-name="P1350">Aku menemukanmu.</text:p>
      <text:p text:style-name="P1351"/>
      <text:p text:style-name="P1352">Sambil tersenyum, aku menunduk untuk membantunya berdiri.</text:p>
      <text:p text:style-name="P1353"/>
      <text:p text:style-name="P1354">Ya. Ya, kau melakukannya.</text:p>
      <text:p text:style-name="P1355"/>
      <text:p text:style-name="P1356">Gemuruh emosi membanjiri kami berdua, begitu dalam, begitu kontras, ia melawan keinginan untuk pingsan, tak mampu sepenuhnya memahami pemenuhan ambisi setelah sekian lama.</text:p>
      <text:p text:style-name="P1357"/>
      <text:p text:style-name="P1358">Ia ragu sebelum meraih tanganku, membiarkan aku membantunya berdiri. Kami terhuyung bersama, masih belum sepenuhnya siap untuk berjalan seperti yang kami inginkan. Kami saling berpelukan seperti dulu, seperti yang telah kami lakukan berkali-kali, di tengah keindahan dan kebiadaban. Di bawah terbit bulan yang nyaris membuat gila karena kesempurnaannya; merah muda dan kuning keemasan dan zamrud pucat, di tengah api hitam dan tulang-tulang penyihir kota yang ia datangi untuk menghentikan pembunuhan yang kulakukan, akhirnya membantuku dalam usaha itu, merayakan dampaknya.</text:p>
      <text:p text:style-name="P1359"/>
      <text:p text:style-name="P1360">Kami telah menemukan satu sama lain lagi, seperti yang selalu kami lakukan. Bahkan dipisahkan oleh abad, oleh rentang waktu melampaui alam semesta. Kami telah menemukan satu sama lain, dan kami mengingat.</text:p>
      <text:p text:style-name="P1361"/>
      <text:p text:style-name="P1362">Aku menatap matanya, sumur cahaya hitam itu, samudra air raksa itu.</text:p>
      <text:p text:style-name="P1363"/>
      <text:p text:style-name="P1364">Apakah kau mengerti apa yang telah kau lakukan? tanyaku padanya.</text:p>
      <text:p text:style-name="P1365"/>
      <text:soft-page-break/>
      <text:p text:style-name="P1366">Gema mitos kuno bangkit dalam ingatan kita yang bersama; mitos yang lahir dari dunia yang tak lagi ada, spesies yang membunuh diri sendiri jauh sebelum spesies kita muncul dari buaian abunya: kisah guci tempat semua kejahatan dalam penciptaan tersimpan, dibuka dan tumpah karena rasa ingin tahu.</text:p>
      <text:p text:style-name="P1367"/>
      <text:p text:style-name="P1368">Ya.</text:p>
      <text:p text:style-name="P1369"/>
      <text:p text:style-name="P1370">Tertawa, tertawa, untuk pertama kalinya dalam waktu yang begitu lama, aku hampir tersedak tawa sendiri, nyaris tak bisa bernapas saat mimpi-mimpi baru berkilau seperti bintang hitam, inspirasi, ambisi. Apa yang mungkin kita ciptakan dari tempat ini, anak-anak yang mungkin kita tenun dari penghuninya yang hilang dan tak berbentuk...</text:p>
      <text:p text:style-name="P1371"/>
      <text:p text:style-name="P1372">Karnaval kekejaman, gerombolan daging yang membenci diri sendiri. Kekejian untuk mengajari anak-anak yang kita tinggalkan kebodohan harapan, untuk merobek mereka dari kehidupan yang lengah, dimanja, dan tumpul yang telah mereka nikmati. <text:s/>Aku tak tahu sampai saat ini apakah dia datang untuk menuntutku kembali, untuk mengingatkanku pada diriku sendiri, atau membunuhku dan mengakhiri semua ketidakpastian. Dia memiliki cara; begitu banyak instrumen, pikiran dan tubuhnya penuh dengannya, cukup untuk membunuh negara-negara kecil, memusnahkan pasukan.</text:p>
      <text:p text:style-name="P1373"/>
      <text:p text:style-name="P1374">Mungkin bahkan cukup untuk akhirnya menghancurkanku, dalam kelemahanku saat ini.</text:p>
      <text:p text:style-name="P1375"/>
      <text:p text:style-name="P1376">Ia meninggalkan mereka sebagai jawaban, membiarkan mereka menonaktifkan dan larut dalam sekejap, membuatnya lebih telanjang daripada sejak pertama kali menginjakkan kaki di sini, meskipun tidak sepenuhnya rentan.</text:p>
      <text:p text:style-name="P1377"/>
      <text:p text:style-name="P1378">Sebuah kesepakatan tak terucapkan, inspirasi baru menjadi konstelasi hitam di balik mataku dan matanya. Tempat yang terlupakan ini, mimpi yang hilang dan runtuh di tepi kenyataan; wahana kita; Eden kita, yang akan kita buat ulang, kita isi kembali dengan anak-anak sedemikian rupa sehingga membuat setiap inkarnasi Tuhan menangis di Surga-Nya. Yang akan kita tumpangi, menghantam kembali ke dunia yang kita tinggalkan.</text:p>
      <text:p text:style-name="P1379"/>
      <text:p text:style-name="P1380">Mereka akan memimpikan hari itu, mereka yang seperti kita; yang tidak puas, yang kecewa, yang lain dan yang di luar. Aku tidak bisa menahan diri untuk tidak merencanakan cara agar kita dapat memanggil mereka dari mimpi mereka, tengkorak mereka yang diracun, menarik mereka melalui tabir untuk berjalan di sini, meskipun hanya secara substansial. Dengan cara itulah kita dapat menggunakan mereka untuk membelah dunia yang mereka benci hingga terurai dan membiarkan anak-anak mimpi buruk kita tumpah keluar.</text:p>
      <text:p text:style-name="P1381"/>
      <text:p text:style-name="P1382">Kami tersenyum bersama pada visi yang sama, goyah, sangat lelah, mengikuti kelahiran kembali kita. <text:s/>Ada waktu untuk semua itu, namun; waktu untuk saling mengenal kembali, untuk bermimpi dan bertanya-tanya tentang apa yang akan kita jadi, kengerian apa yang mungkin akan kita lakukan, besok.</text:p>
      <text:p text:style-name="P1383"/>
      <text:p text:style-name="P1384">Memegang tanganku, Ibu yang penuh kasih sayang dan perhatian, ia membimbingku ke tempat tidur yang telah ia buat, di mana mimpi buruk tak dapat masuk, kecuali yang kita ciptakan dan antisipasi dengan kenikmatan sunyi lagu-lagu cinta.</text:p>
      <text:p text:style-name="P1385"/>
      <text:p text:style-name="P1386">Akhirnya</text:p>
      <text:soft-page-break/>
      <text:p text:style-name="P1387">Canis Lupus Orthrus</text:p>
      <text:p text:style-name="P1388">Oleh</text:p>
      <text:p text:style-name="P1389">J. Rocky Colavito</text:p>
      <text:p text:style-name="P1390"/>
      <text:p text:style-name="P1391">Semua hasil eksperimen yang gagal dikumpulkan dalam satu ruangan. <text:s/>Gembongan panik, lolongan menyedihkan, dan geraman marah terdengar dari balik panel kaca pengamat saat petugas pembersih berkumpul menyaksikan apa yang terjadi ketika gas dilepaskan. Pandangan mereka tertuju pada satu hasil eksperimen yang gagal dan unik, duduk sendirian di pojok, mengamati hasil sampingan eksperimen yang putus asa, bermutasi, atau cacat saling menyerang, atau mencoba menggaruk jalan keluar dari ruangan berubin itu dengan sia-sia.</text:p>
      <text:p text:style-name="P1392"/>
      <text:p text:style-name="P1393">"Apa yang menurutmu terjadi di sana?" tanya salah satu petugas kebersihan berseragam kepada rekannya. Ia menunjuk dengan dagunya ke makhluk di pojok itu.</text:p>
      <text:p text:style-name="P1394"/>
      <text:p text:style-name="P1395">Pria lainnya menggaruk pantatnya, mengenakan pakaian pelindung yang mungkin dimasukkan dengan bantuan alat pengungkit dan gemuk. "Entahlah, tapi tak penting, sebentar lagi mereka semua akan mati." Ia memutar sebuah kenop dan sesuatu yang bersifat kaustik dilepaskan ke dalam ruangan. <text:s/>Penghuni ruangan menegang, mata mereka melebar, lalu mereka ambruk di tempat mereka berdiri. <text:s/>Mereka yang saling berkelahi melemaskan rahang dan terkulai ke tanah seolah kelelahan. Satu per satu, kemudian dua per dua, mereka semua jatuh. Yang sendirian di pojok adalah yang terakhir jatuh; mata di kepalanya yang kedua adalah yang terakhir menutup.</text:p>
      <text:p text:style-name="P1396"/>
      <text:p text:style-name="P1397">"Mereka tak akan berjalan ke insinerator; mari kita mulai kremasi sebelum mereka mulai mengeluarkan sesuatu. Aku tak mau membersihkan apa pun yang mungkin keluar dari mereka."</text:p>
      <text:p text:style-name="P1398"/>
      <text:p text:style-name="P1399">"Benar juga, kita ambil gerobak di jalan. Ini sarung tangan baru."</text:p>
      <text:p text:style-name="P1400"/>
      <text:p text:style-name="P1401">Mereka mengenakan sarung tangan dan menuju pintu ruang eutanasia. Setelah dibuka, mereka kesulitan mendorongnya, menduga pintu terhalang oleh mayat yang ditolak. Ini bukan hal yang mengejutkan, mereka sudah lama bekerja di sini dan sekarang sudah terbiasa dengan yang ditolak, tangisan minta kasihan mereka, bau mereka yang tak terdefinisi, tubuh mereka yang cacat atau bermutasi, dan produk limbah mereka yang tak terlukiskan. Harus mendorong tumpukan mayat bukanlah hal yang luar biasa dalam sehari kerja mereka.</text:p>
      <text:p text:style-name="P1402"/>
      <text:p text:style-name="P1403">Jadi, mereka mulai menekan pintu, merasakannya bergeser beberapa inci setiap kali mendorong. Celah di sebelah kanan sedikit demi sedikit melebar, memungkinkan yang lebih kecil untuk masuk. Rekannya mendengar dia mengerang saat dia memindahkan apa pun yang menghalangi pintu.</text:p>
      <text:p text:style-name="P1404"/>
      <text:p text:style-name="P1405">Sebelum dia bisa mendorong pintu lebih lebar, sesuatu melintas di celah. Ada geraman keras, benturan, lalu suara bergelembung, diikuti oleh suara menjilat. Petugas pembersih mencoba membuka pintu untuk menyelidiki, tetapi pintu dihalangi sesuatu yang lain. <text:s/>Ia hampir kehilangan jari-jarinya ketika apa pun yang menghalangi pintu itu menghantam sisi lain. Pintu membanting menutup, menjepit ujung salah satu sarung tangannya.</text:p>
      <text:p text:style-name="P1406"/>
      <text:p text:style-name="P1407">Pria itu mundur perlahan, mengeluarkan bandana hitam dari sakunya dan menyeka wajahnya yang tiba-tiba basah. Ia mundur ke ruang observasi untuk mencoba mencari tahu apa yang terjadi.</text:p>
      <text:p text:style-name="P1408"/>
      <text:p text:style-name="P1409">Ia melihat rekannya tergeletak di lantai, kepala terpisah dari bahunya, pangkal leher masih mengeluarkan darah. Ia melihat jejak kaki berdarah; ia mengeluarkan kacamatanya dan melihat bahwa kepala rekannya memiliki bekas gigitan, seperti sesuatu yang telah mengambilnya dan menggunakannya sebagai mainan kunyah. Jejak kaki itu menghilang, karena terlalu dekat dengan dinding tempat lubang observasi berada. Pria itu berbalik untuk menggunakan interkom dan melaporkan serangan itu. Penerimaan sinyalnya berderak; baik pengirim maupun penerima tidak dapat menerima pesan sepenuhnya. Ia hendak mengirim lagi ketika ia memperhatikan bahwa jejak kaki berdarah itu telah berlanjut. Sekarang ada jejak di sisi lain lubang observasi. Ia dengan hati-hati mengangkat tangannya ke salah satu jejak itu. Jejak itu jauh lebih besar dari tangannya, setidaknya setengah kali lebih besar. Ia segera mencoba interkom lagi.</text:p>
      <text:p text:style-name="P1410"/>
      <text:p text:style-name="P1411">Bunyi berderak dari mesin memotong respons terhadap pertanyaannya yang sedikit panik. Dia mendengar benturan dan kembali melihat jendela pori. Dia melihat retakan yang menandakan jendela akan segera retak seperti sarang laba-laba, retakan itu sudah menjalar keluar dari pusatnya di sisi kanan bawah kaca.</text:p>
      <text:p text:style-name="P1412"/>
      <text:p text:style-name="P1413">"Tidak mungkin," pikir pria itu, "itu seharusnya antipeluru dan anti-guncangan. Direkayasa untuk menahan pukulan palu godam." Saat retakan melebar, dia melihat sesuatu yang besar dan berbulu menghantam pusat retakan lagi, meninggalkan bercak darah dan mempercepat penyebaran retakan. Sesuatu lagi menghantam retakan, dan kali ini jendela itu pecah, hancur ke dalam ruangan, nyaris mengenai pria di interkom.</text:p>
      <text:p text:style-name="P1414"/>
      <text:p text:style-name="P1415">Yang telah menghantam jendela dan menerobos masuk itu berputar-putar di lantai: itu adalah sisa-sisa kepala rekan kerjanya, sebagian besarnya tergigit. Kemudian dia mendengar geraman, dan menyaksikan dengan ngeri saat makhluk berkepala dua, yang terakhir jatuh ketika mereka membanjiri ruangan dengan gas, menarik dirinya melalui lubang pengamatan yang rusak dan dengan ringan merangkak dengan empat kaki di depannya.</text:p>
      <text:p text:style-name="P1416"/>
      <text:p text:style-name="P1417">Entah bagaimana ukurannya menjadi lebih besar, atau mungkin itu hanya tipuan cahaya dan jarak. Ia meringkuk di depannya, matanya merah menyala, gigi tajam terlihat saat ia menarik bibirnya ke belakang. Ia menggeram lagi dan mulai tegang. Kemudian ia menerjang.</text:p>
      <text:p text:style-name="P1418"/>
      <text:p text:style-name="P1419">Pria itu hampir tidak punya cukup waktu untuk mengangkat tangannya ketika makhluk itu mendarat di atasnya dan menjatuhkannya ke lantai. Satu set rahang menjepit lehernya di tempat leher bertemu bahu, menggigit, dan memutar. Kekuatan itu mematahkan lehernya, menyebabkan kelumpuhan tetapi bukan kematian.</text:p>
      <text:p text:style-name="P1420"/>
      <text:p text:style-name="P1421">Dia sepenuhnya sadar ketika kepala makhluk itu mulai memakan. Hal terakhir yang dilihatnya adalah salah satu kepala menggigit kepala lainnya ketika mencoba untuk menempel. Makhluk itu sudah lama pergi ketika tim peneliti tiba bersama beberapa penjaga keamanan. Mereka melacak jejak monster itu ke sebuah ventilasi dekat lantai. Ventilasi itu telah digigit dan jejaknya menjadi kabur semakin jauh ke dalam saluran. Sedikit potongan bulu, beberapa dengan darah segar menempel, menunjukkan bahwa makhluk itu berlari, meskipun ukurannya besar, di dalam saluran. Petugas keamanan memasuki saluran dan mencoba mengikuti, tetapi mereka akhirnya berhadapan satu sama lain di dalam labirin. Baru pada pagi hari ketika patroli eksterior menemukan ventilasi lain yang benar-benar terlepas. Alarm berbunyi. Canis Lupus Orthrus lepas. "Saya benar-benar<text:s/><text:soft-page-break/>minta maaf, tapi Anda tidak masuk akal sama sekali, Dr. Cavan," Sheriff Zac Belscher menatap pria tua dengan rambut putih pendek dan sikap militer. "Maksudku, sungguh, anjing berkepala dua? Apa yang sedang kalian para kutu buku lakukan di luar sana?"</text:p>
      <text:p text:style-name="P1422"/>
      <text:p text:style-name="P1423">Dr. Howard Cavan hampir mencapai batas kesabarannya, tetapi ia membutuhkan sheriff, para deputi-nya, dan semua pengaruh yang dimilikinya di komunitas untuk mengendalikan situasi. <text:s/>Jadi, ia menekan emosinya, dan mencoba pendekatan yang berbeda.</text:p>
      <text:p text:style-name="P1424"/>
      <text:p text:style-name="P1425">"Sheriff Belscher, saya tidak bisa mengatakan lebih banyak tentang eksperimen itu; ini adalah pekerjaan rahasia pemerintah di bawah naungan Departemen Pertahanan."</text:p>
      <text:p text:style-name="P1426"/>
      <text:p text:style-name="P1427">"Yah, saya rasa rahasianya sudah terbongkar. <text:s/>Mengapa kami harus membantu Anda membersihkan kekacauan Anda?"</text:p>
      <text:p text:style-name="P1428"/>
      <text:p text:style-name="P1429">"Karena sebaik apapun pasukan keamanan kami, mereka tidak mengenal daerah ini sebaik Anda dan anggota komunitas. Kami membutuhkan bantuan Anda untuk menemukan makhluk itu dan, jika memungkinkan, membawanya kembali hidup-hidup."</text:p>
      <text:p text:style-name="P1430"/>
      <text:p text:style-name="P1431">"Nah, di situ letak masalahnya, kami tidak dapat menjamin itu jika makhluk itu sedangerous yang Anda gambarkan."</text:p>
      <text:p text:style-name="P1432"/>
      <text:p text:style-name="P1433">"Bukan, Tuan Sheriff, lebih buruk dari itu. Ukurannya sebesar sapi longhorn, dan seluruh tubuhnya otot. Ia bisa berlari hampir tiga puluh mil per jam dan melompat sejauh dua puluh kaki. Ia bisa memanjat pohon dan berenang di bawah air. Ia memiliki indra yang tajam; ia bisa melihat dalam rentang inframerah dan ultraviolet, bisa mendengar hal-hal yang berjarak satu mil jauhnya sejelas saya berbicara denganmu sekarang, dan bisa mengingat hal-hal yang pernah diciumnya seumur hidupnya. Rahangnya bisa menggigit tengkorak manusia atau batang baja. Ia bisa bertahan berhari-hari tanpa makanan atau air, tetapi akan melahap apa pun saat mendapat kesempatan. Setiap bagian yang disuntikkannya diubah menjadi energi dan massa."</text:p>
      <text:p text:style-name="P1434"/>
      <text:p text:style-name="P1435">"Jadi, ia semakin besar saat makan?"</text:p>
      <text:p text:style-name="P1436"/>
      <text:p text:style-name="P1437">"Ya, dan semakin kuat. Tak ada yang tahu seberapa besar ia sekarang. Tapi aku belum memberitahumu bagian terburuknya."</text:p>
      <text:p text:style-name="P1438"/>
      <text:p text:style-name="P1439">"Coba aku tebak, ia antipeluru."</text:p>
      <text:p text:style-name="P1440"/>
      <text:p text:style-name="P1441">"Tidak, jauh lebih buruk."</text:p>
      <text:p text:style-name="P1442"/>
      <text:p text:style-name="P1443">"Aku mendengarkan dengan saksama."</text:p>
      <text:p text:style-name="P1444"/>
      <text:p text:style-name="P1445">Dr. Cavan perlu menarik napas karena ia sendiri masih belum percaya, tetapi hasil tes pada potongan daging itu telah membuktikannya.</text:p>
      <text:p text:style-name="P1446"/>
      <text:p text:style-name="P1447">"Dia hamil."</text:p>
      <text:p text:style-name="P1448"/>
      <text:p text:style-name="P1449">Orvis dan Bevis Westholm mabuk dan mencari kesenangan. Kedua saudara laki-laki hampir dewasa itu meninggalkan api unggun dan tanpa tujuan berkeliaran dengan truk pikap Chevy mereka, Orvis di belakang, menghabiskan kaleng-kaleng bir murah dan melemparkannya ke benda-benda yang mereka lewati. Ketika birnya habis, ia mengambil gagang kapak dan<text:s/><text:soft-page-break/>menyuruh kakaknya menabrak kotak pos, yang ia coba pukul dengan potongan kayu berat itu. Ia gagal empat kali sebelum kakaknya menghentikan truk dengan mendadak, hampir membuat Orvis terlempar dari atas kabin.</text:p>
      <text:p text:style-name="P1450"/>
      <text:p text:style-name="P1451">"Dasar bodoh mabuk!" Orvis membenturkan gagang kapaknya ke atap kabin, meninggalkan penyok. <text:s/>Ayunannya meleset lagi saat adiknya turun dari truk dengan canggung, berakhir berlutut dan tertawa terbahak-bahak.</text:p>
      <text:p text:style-name="P1452"/>
      <text:p text:style-name="P1453">"Hei, Orv, lihat apa yang kulihat?" Bevis menunjuk ke sebuah ladang yang dikelilingi kawat berduri.</text:p>
      <text:p text:style-name="P1454"/>
      <text:p text:style-name="P1455">Orvis mengernyit melalui kaca matanya yang berembun karena bir lalu terkekeh. Mereka berada di samping padang sapi. Ia melompat turun dari bak truk dan membantu adiknya yang sedang berteriak berdiri.</text:p>
      <text:p text:style-name="P1456"/>
      <text:p text:style-name="P1457">"Siap minum beberapa gelas, Kak?" tanya Bevis.</text:p>
      <text:p text:style-name="P1458"/>
      <text:p text:style-name="P1459">Orvis berteriak dan berlari ke arah kawat berduri. Ia memanjat salah satu tiang dan jatuh ke tanah di sisi lain. Adiknya lebih mabuk dan kikuk. Ia mencoba merangkak melewati kawat dan berhasil tersangkut jaket denimnya pada duri, membuat kakaknya awalnya mengolok-oloknya, lalu membantunya. Ia menarik Bevis keluar, merobek jaketnya hingga sobek panjang.</text:p>
      <text:p text:style-name="P1460"/>
      <text:p text:style-name="P1461">"Sialan, ini baru!" Bevis menampar kakaknya, yang menari-nari di luar jangkauannya.</text:p>
      <text:p text:style-name="P1462">"Dua tahun lalu, ayolah, kita mulai menipu." Mereka bersiap dan mencoba memilih korban yang cocok.</text:p>
      <text:p text:style-name="P1463">Seekor sapi setengah besar telah tersesat dari kawanannya dan sedang makan rumput dengan tekun. Sapi itu tidak menyadari kedua bersaudara itu saat mereka mencoba mendekatinya secara diam-diam. Sapi itu memperhatikan mereka ketika Orvis tersandung sesuatu dan jatuh dengan wajah terlebih dahulu ke tumpukan sesuatu yang lembut dan berbau busuk.</text:p>
      <text:p text:style-name="P1464">"Aarrgggh, Tuhan, keluarkan aku dari sini!" Gerakannya yang mengamuk hanya membuatnya semakin kotor, dan Bevis benar-benar tidak ingin mengulurkan tangan untuk membantu. Akhirnya dia memutuskan untuk mengulurkan tongkat kepada kakaknya, yang hampir menyeretnya ke dalam kekacauan itu.</text:p>
      <text:p text:style-name="P1465">Orvis tertutup dari kepala hingga kaki oleh apa pun yang dia jatuhkan; terlalu gelap untuk melihat, tetapi baunya dan kelenturannya menunjukkan bahwa itu baru saja dikeluarkan. Bevis berusaha keras untuk tidak tertawa ketika kakaknya dengan panik mencoba menggosok kotoran itu.</text:p>
      <text:p text:style-name="P1466"/>
      <text:p text:style-name="P1467">"Sialan, ini menjijikkan!" Orvis berteriak.</text:p>
      <text:p text:style-name="P1468">"Baunya seperti tahi." Saudaranya setuju, lalu tertawa terbahak-bahak.</text:p>
      <text:p text:style-name="P1469">Orvis melotot, mengambil segenggam bahan itu, dan melemparkannya ke Bevis seperti bola salju. Lemparan itu tepat sasaran, mengenai kepala saudaranya.</text:p>
      <text:p text:style-name="P1470">"Ngapain kamu lakukan itu?" Bevis berteriak ketika gumpalan lengket itu perlahan meluncur dan berhenti di bahunya.</text:p>
      <text:p text:style-name="P1471">"Ini nggak lucu, kita harus pergi. Sapi-sapi sudah ketakutan." Dia benar, terdengar banyak suara moo dan gerakan.</text:p>
      <text:p text:style-name="P1472"/>
      <text:p text:style-name="P1473">"Ada apa dengan mereka, Orv?" Bevis sudah mulai berjalan mundur ke arah pagar.</text:p>
      <text:p text:style-name="P1474">"Aku tidak tahu, adikku, tapi kurasa bukan ide bagus untuk tetap di sini dan mencari tahu." Orvis berlari kecil untuk menyusul saudaranya. Mereka membeku saat mendengar geraman keras yang berubah menjadi gonggongan.</text:p>
      <text:p text:style-name="P1475">"Sialan, petani itu punya anjing." seru Orvis.</text:p>
      <text:soft-page-break/>
      <text:p text:style-name="P1476">Mereka berbalik tepat pada waktunya untuk melihat sesuatu seukuran buldoser menerjang kawanan sapi dan menebarkannya seperti bola bowling yang jatuh. Mulut itu menutupi seekor sapi dewasa dan melemparkannya ke udara, menangkapnya saat jatuh dan mulai mengunyah. Sebuah kaki besar menjepit dua anak sapi yang terpisah; suara mereka terhenti saat beban sesuatu itu menekan ke bawah.</text:p>
      <text:p text:style-name="P1477">"Apa kau melihat apa yang kulihat, Orv?" Bevis mengulurkan tangan untuk menemukan bahu saudaranya.</text:p>
      <text:p text:style-name="P1478"/>
      <text:p text:style-name="P1479">Aku melakukannya, dan aku menyesal telah berlari!</text:p>
      <text:p text:style-name="P1480"/>
      <text:p text:style-name="P1481">Kedua saudara itu berlari menuju pagar, hanya untuk dihadang oleh wujud itu, yang entah bagaimana jatuh dari langit dan mendarat di antara mereka dan pagar. Dua pasang mata merah menyipit menatap mereka.</text:p>
      <text:p text:style-name="P1482"/>
      <text:p text:style-name="P1483">Kedua saudara itu baru saja selesai berdoa Bapa Kami ketika dua pasang rahang masing-masing menangkap seorang saudara dan menggigit.</text:p>
      <text:p text:style-name="P1484"/>
      <text:p text:style-name="P1485">Puluhan panggilan membanjiri sentral telepon kantor polisi; petugas magang yang bertugas langsung kewalahan dan membutuhkan seember air dingin di wajahnya untuk menenangkannya. Dia berteriak sekali, melepas headset, berlari ke kamar kecil, dan mengunci diri di dalam.</text:p>
      <text:p text:style-name="P1486"/>
      <text:p text:style-name="P1487">Belscher menugaskan salah satu deputi untuk menangani telepon sampai magang itu tenang. Tetapi panggilan-panggilan itu tidak masuk akal bagi deputi; ia dengan demam mencatat sambil menangani panggilan demi panggilan. Hewan yang hilang atau dimutilasi, kandang ayam yang dihancurkan, kendaraan yang terbalik, jejak kaki yang besar, dan akhirnya, panggilan yang menyebalkan dari Ny. Westholm, melaporkan kedua putranya yang terlambat.</text:p>
      <text:p text:style-name="P1488"/>
      <text:p text:style-name="P1489">"Mereka mungkin sedang tidur di suatu tempat, Bu." Kata deputi, sudah mendengar banyak tentang betapa tidak bergunanya Bevis dan Orvis.</text:p>
      <text:p text:style-name="P1490"/>
      <text:p text:style-name="P1491">"Anak-anak sialan itu selalu tidur di suatu tempat; aku ingin sekali mencambuk pantat mereka sampai mentah lalu memakaikan popok garam. Itu akan mengajari mereka."</text:p>
      <text:p text:style-name="P1492"/>
      <text:p text:style-name="P1493">"Sekarang Ny. Westholm, Anda sadar bahwa Anda baru saja melaporkan diri sendiri atas penganiayaan anak yang direncanakan."</text:p>
      <text:p text:style-name="P1494"/>
      <text:p text:style-name="P1495">"Jika mereka tidak segera muncul, itu akan menjadi pembunuhan yang direncanakan. Bergeraklah dan temukan anak-anakku." <text:s/>Ia menutup telepon. Deputi mencatat dan menerima lima panggilan berikutnya.</text:p>
      <text:p text:style-name="P1496"/>
      <text:p text:style-name="P1497">Belscher dan dispatcher mengirim para deputi sebisa mereka; beberapa laporan berada di lokasi berdekatan sehingga bisa menghemat waktu setidaknya untuk melihat apa yang terjadi. Investigasi sebenarnya harus menunggu sampai situasi stabil. Belscher sedang berjalan-jalan dengan Cavan ketika keadaan kacau, dan Belscher mengarahkannya ketika dia memiliki waktu luang.</text:p>
      <text:p text:style-name="P1498"/>
      <text:p text:style-name="P1499">"Oke, Dok, mari kita bicara tentang hal-hal hipotetis."</text:p>
      <text:p text:style-name="P1500"/>
      <text:p text:style-name="P1501">Cavan memotongnya, "Tidak ada yang hipotetis di sini, ini sudah dimulai. Subjek CLO telah menemukan pasokan makanan yang stabil dan memanfaatkannya. Tidak mengherankan, ia membutuhkan makanan tambahan untuk memberi makan anak-anaknya yang masih dalam kandungan."</text:p>
      <text:p text:style-name="P1502"/>
      <text:p text:style-name="P1503">"Kau menyebutnya CLO? Itu singkatan dari Clovis?"</text:p>
      <text:p text:style-name="P1504"/>
      <text:p text:style-name="P1505">Tidak, Sheriff, itu singkatan dari inspirasi biologis makhluk itu, Canis Lupus Orthrus. Itu adalah hibrida yang terdiri dari DNA anjing dan serigala yang dicampur dengan aditif kimia dan nuklir. Proyek ini, yang dikenal sebagai Throwback, telah berupaya menciptakan kembali makhluk mitologis untuk digunakan sebagai jenis baru, maaf atas plesetan kata, hewan pendukung perang.</text:p>
      <text:p text:style-name="P1506"/>
      <text:p text:style-name="P1507">Maksudmu ada lebih banyak makhluk seperti ini? Bukankah satu saja sudah cukup?</text:p>
      <text:p text:style-name="P1508"/>
      <text:p text:style-name="P1509">CLO adalah satu-satunya yang telah mencapai tingkat kematangan tertentu. Lainnya masih dalam masa kehamilan atau baru lahir.</text:p>
      <text:p text:style-name="P1510"/>
      <text:p text:style-name="P1511">Jelaskan "lainnya". <text:s/>Bunyi telepon yang terus-menerus membuat Belscher pusing kepala.</text:p>
      <text:p text:style-name="P1512"/>
      <text:p text:style-name="P1513">Singkatnya, kami memiliki Minotaur, Griffin, Hydra, dan Chimera pada berbagai tahap perkembangan. CLO adalah "kesuksesan" pertama; ia berhasil selamat tidak hanya dari suntikan kimia selama kehamilan, tetapi juga proses kelahiran, meskipun induk pengganti yang mengandungnya sayangnya tidak, makhluk malang itu terbelah dua saat melahirkan.</text:p>
      <text:p text:style-name="P1514"/>
      <text:p text:style-name="P1515">Mereka terganggu oleh jeritan frustrasi dari wakil yang bertugas di telepon. <text:s/>Sama seperti yang dilakukan si magang, ia merobek headset dan melemparkannya ke tempat sampah, menutup telinganya dengan tangan, dan mulai tertawa histeris.</text:p>
      <text:p text:style-name="P1516"/>
      <text:p text:style-name="P1517">"Bowers, kendalikan dirimu," bentak Belscher.</text:p>
      <text:p text:style-name="P1518"/>
      <text:p text:style-name="P1519">"Maaf, Sheriff, tapi panggilan terakhir itu yang paling parah. Beberapa orang mabuk di bar berteriak bahwa ada anjing berkepala dua sebesar truk gandeng yang baru saja buang air besar di tempat parkir dan menimbun dua mobil."</text:p>
      <text:p text:style-name="P1520"/>
      <text:p text:style-name="P1521">"Di mana?" Sheriff menuntut.</text:p>
      <text:p text:style-name="P1522"/>
      <text:p text:style-name="P1523">Peppadews, di Jalan Old Bayou. Mungkin menyajikan minuman keras murahan.</text:p>
      <text:p text:style-name="P1524"/>
      <text:p text:style-name="P1525">Belscher segera meraih mikrofon dispatcher; "Ini panggilan untuk semua orang, berkumpul di Peppadews, Jalan Old Bayou, siapkan dan kerahkan semua persenjataan berat di kendaraan kalian dalam perjalanan. Jangan terlibat dengan subjek." Dia menatap Cavan. "Kalian akan tahu saat melihatnya, hanya terlibat jika kalian diserang. Buat perimeter pengepungan dan coba batasi di dalam area tersebut. Saya ulangi, jangan terlibat kecuali diserang."</text:p>
      <text:p text:style-name="P1526"/>
      <text:p text:style-name="P1527">"Ayolah, Dok, mari kita lihat makhluk yang kalian semua ciptakan ini." Belscher mengeluarkan seikat kunci dari sakunya dan berjalan menyusuri lorong ke sebuah ruangan terkunci, sebuah tanda stensil menunjukkan bahwa itu adalah gudang senjata.</text:p>
      <text:p text:style-name="P1528"/>
      <text:p text:style-name="P1529">"Sheriff, saya tidak tahu apakah senjata Anda akan berpengaruh padanya selain membuatnya kesal. Itu diciptakan untuk pertempuran."</text:p>
      <text:p text:style-name="P1530"/>
      <text:soft-page-break/>
      <text:p text:style-name="P1531">"Kita sudah bahas ini, akan kutanya lagi," Belscher menggeram sambil mulai memasukkan kotak-kotak peluru berat dan peluru berongga ke dalam ransel. "Apakah benda itu antipeluru?"</text:p>
      <text:p text:style-name="P1532"/>
      <text:p text:style-name="P1533">"Jujur saja saya tidak tahu; kulitnya tahan terhadap tusukan jarum biasa."</text:p>
      <text:p text:style-name="P1534"/>
      <text:p text:style-name="P1535">"Anggap saja jawaban itu mungkin. Apakah itu tahan api?"</text:p>
      <text:p text:style-name="P1536"/>
      <text:p text:style-name="P1537">"Mungkin tidak, tetapi kita tidak pernah mengeksposnya ke api atau panas."</text:p>
      <text:p text:style-name="P1538"/>
      <text:p text:style-name="P1539">"Mungkin lagi, tapi kurang pasti, saya membawa pistol suar dan bensin ekstra." Belscher memasukkan pistol dan dua kotak suar ke dalam ransel. "Pertanyaan terakhir, dok, bagaimana reaksi benda itu terhadap bahan peledak?"</text:p>
      <text:p text:style-name="P1540"/>
      <text:p text:style-name="P1541">Lagi, siapa yang bisa memastikan? Kami mendesainnya agar kebal rasa sakit dan tidak takut cedera. Ketika marah, ia memiliki mentalitas seperti kesatria beringas, akan menghabiskan seluruh energinya dan akan menghancurkan apa pun di jalurnya. Kami memiliki teori tentang kemampuan dan kekuatannya, tetapi ia melarikan diri sebelum kami bisa membunuhnya."</text:p>
      <text:p text:style-name="P1542"/>
      <text:p text:style-name="P1543">Belscher berhenti mengumpulkan senjata. "Kalian mencoba membunuhnya, mengapa? Kalian bilang itu eksperimen pertama yang berhasil."</text:p>
      <text:p text:style-name="P1544"/>
      <text:p text:style-name="P1545">"Karena ia menunjukkan tanda-tanda kecerdasan tingkat tinggi; ia licik dan bisa membuka pintu. Ia akan bersembunyi menunggu penangannya dan kemudian menyerang pergelangan kaki mereka. Ia memutuskan dan memakan kaki seorang pria, lengkap dengan sepatu bot baja. Itulah puncaknya. Kami berhasil menidurkannya dan membawanya ke ruang insinerasi, tetapi obat penenang habis dan ia terbangun. Ia membunuh dua orang petugas kebersihan, menggerogoti saluran pembuangan, dan menemukan jalan keluarnya."</text:p>
      <text:p text:style-name="P1546"/>
      <text:p text:style-name="P1547">"Kalian ilmuwan memang pandai membuat kekacauan, tetapi tidak begitu pandai membersihkannya." Belscher mengambil empat magasin untuk revolver dinas dan memasukkannya ke dalam saku yang paling nyaman. Ia mengambil tas ransel dan memasukkan senapan pompa, senapan M16, beberapa magasin untuk M16, dan, sebagai penutup, RPG dan dua granat tambahan.</text:p>
      <text:p text:style-name="P1548"/>
      <text:p text:style-name="P1549">"Ayo, dok, mari kita lihat serigala jahat besar itu."</text:p>
      <text:p text:style-name="P1550"/>
      <text:p text:style-name="P1551">Belscher dan Cavan mengemudi tanpa lampu dan sirine keluar kota dan menuju jalan dua jalur yang bercabang di Jalan Old Bayou. Mereka bisa melihat mobil patroli dari kejauhan yang aman di tempat parkir. Mereka berhenti dan mendengar lolongan keras, namun harmonis, saat mereka keluar dari mobil.</text:p>
      <text:p text:style-name="P1552"/>
      <text:p text:style-name="P1553">Sejumlah deputi, dengan senjata siap, berdiri di depan mobil mereka. Lampu yang biasanya menerangi tempat parkir telah dicabut, jadi satu-satunya cahaya yang ada adalah lampu depan mobil polisi.</text:p>
      <text:p text:style-name="P1554"/>
      <text:p text:style-name="P1555">Itu lebih dari cukup.</text:p>
      <text:p text:style-name="P1556"/>
      <text:p text:style-name="P1557">Lampu menerangi tubuh anjing yang sangat besar yang mondar-mandir gelisah, berhenti untuk mengendus di bawah kendaraan dan membalikkannya, atau mengambil satu dan menggoyangkannya seperti mainan kunyah. Para pria<text:s/><text:soft-page-break/>dapat melihat wajah-wajah tak percaya mengintip melalui jendela kaca bar, takjub dengan kemunculan makhluk berkepala dua itu. Makhluk itu belum memperhatikan wajah-wajah itu, dan Belscher ingin memastikannya tidak.</text:p>
      <text:p text:style-name="P1558"/>
      <text:p text:style-name="P1559">"Hubungkan saya dengan telepon di sana, sekarang?" Seorang deputi menyingkirkan senjatanya, mengeluarkan teleponnya, menekan nomor, dan memberikan telepon itu kepada Belscher.</text:p>
      <text:p text:style-name="P1560"/>
      <text:p text:style-name="P1561">Dua cincin dan jawaban berbisik yang hati-hati.</text:p>
      <text:p text:style-name="P1562">"Halo, Peppadews, dia sedang dalam perjalanan."</text:p>
      <text:p text:style-name="P1563">"Pierre, berhenti dengan tipu daya itu, ini Belscher."</text:p>
      <text:p text:style-name="P1564">"Semoga berhasil, sheriff, apa itu?"</text:p>
      <text:p text:style-name="P1565">"Bukan urusanmu, jauhkan orang-orang itu dari jendela dan ke dapur. Kita akan mencoba mengusirnya ke sini. Bisa berantakan."</text:p>
      <text:p text:style-name="P1566"/>
      <text:p text:style-name="P1567">"Tidak ada yang lebih berantakan daripada barang sialan itu yang berserakan di tempat parkir. Mobilku terkubur."</text:p>
      <text:p text:style-name="P1568"/>
      <text:p text:style-name="P1569">"Kita akan lihat apakah kita bisa membantumu; suruh semua orang bergerak sekarang."</text:p>
      <text:p text:style-name="P1570"/>
      <text:p text:style-name="P1571">"Ya, Sheriff," Belscher mendengarnya berteriak, "hei, kalian, menjauh dari jendela dengan tenang. Kita masuk ke dapur; gumbo sudah menunggu."</text:p>
      <text:p text:style-name="P1572"/>
      <text:p text:style-name="P1573">Mereka melihat orang-orang menjauh, begitu juga dengan binatang berkepala dua itu; ia melepaskan gonggongan menggelegar dan menghantamkan kepalanya ke pintu bar.</text:p>
      <text:p text:style-name="P1574"/>
      <text:p text:style-name="P1575">Belscher mendengar suara ribut-rabut ketika para pelanggan menjatuhkan meja dan kursi, menjungkirbalikkan tumpukan gelas, dan berteriak atau mengutuk ketika kepala-kepala itu mencoba menerobos masuk. Kepala-kepala itu menyerbu maju, lalu mundur, seorang pria terjepit di kedua rahangnya, tarik-menarik itu membelah tubuhnya, potongan-potongannya dikunyah dan ditelan.</text:p>
      <text:p text:style-name="P1576"/>
      <text:p text:style-name="P1577">"Nyalakan!" teriak Belscher sambil menjatuhkan telepon dan bergegas membongkar tas senjata yang diberikannya kepada Cavan untuk dipegang sementara ia menerima telepon. Suara tembakan senapan menggelegar, tetapi lolongan makhluk itu mengalahkan semuanya.</text:p>
      <text:p text:style-name="P1578"/>
      <text:p text:style-name="P1579">"Peluru tidak akan mempan," kata Cavan saat makhluk itu meringkuk dalam posisi menyerang. "Matanya, bidik matanya."</text:p>
      <text:p text:style-name="P1580"/>
      <text:p text:style-name="P1581">Makhluk itu menanggapi dengan menutup kelopak matanya. Peluru mengenai dan melesakkan peluru tetapi tidak menyebabkan kerusakan. Beberapa orang harus berhenti dan mengisi ulang. Makhluk itu memanfaatkan kesempatan itu, meraih salah satu kendaraan yang kotor, dan melemparkannya ke arah para pria.</text:p>
      <text:p text:style-name="P1582"/>
      <text:p text:style-name="P1583">Itu membuat mereka berhamburan, menabrak mobil polisi dan terbakar. Seorang pria yang malang terbakar, dan tubuhnya yang menjerit, melupakan berhenti, merunduk, dan berguling, berlari langsung menuju monster yang berdiri di sana menjilati bibirnya. Monster itu menamparnya dengan pukulan kaki depannya, lalu memadamkan apinya. Tubuh pria yang berasap itu disambar, dirobek menjadi dua, dan dilahap.</text:p>
      <text:p text:style-name="P1584"/>
      <text:p text:style-name="P1585">"Kumpulkan kembali dan tembak!" teriak Belscher. Dia telah mengeluarkan M16, memasukkkan peluru, dan mulai melepaskan tembakan ke sisi makhluk<text:s/><text:soft-page-break/>itu dengan peluru hollow point. Peluru itu hancur saat mengenai sasaran dan jatuh ke tanah.</text:p>
      <text:p text:style-name="P1586"/>
      <text:p text:style-name="P1587">"Sudah kukatakan, Sheriff, peluru tak akan mempan."</text:p>
      <text:p text:style-name="P1588">"Diam, dok, saatnya mencoba hal lain." Dia memanggul senapan, menarik senjata api di pinggangnya, dan melepaskan dua tembakan ke arah kendaraan yang terbalik. Bau bensin tumpah menambah aroma senjata yang habis terpakai, rasa takut, keringat, dan kotoran anjing.</text:p>
      <text:p text:style-name="P1589">"Beri aku pistol suar." Belscher memerintah. Cavan memberikannya. Belscher membidik dan menembakkan pistol suar ke genangan bensin yang semakin melebar di kaki makhluk itu.</text:p>
      <text:p text:style-name="P1590">Wusss! Strategi itu terlalu berhasil. Genangan bensin menyala dan menjalar ke arah pintu bar yang hancur. Mereka melihat minuman keras yang tumpah dan perabot yang rusak semakin menyulut api.</text:p>
      <text:p text:style-name="P1591">Makhluk di tempat parkir itu dikelilingi api, tetapi api tak menyentuh bulu makhluk itu. Ia menggeram dan menerkam mereka, tetapi selain itu hampir tak menghiraukan mereka.</text:p>
      <text:p text:style-name="P1592"/>
      <text:p text:style-name="P1593">Sekelompok orang berteriak berlarian dari samping bar yang terbakar, dan langsung menabrak pinggul monster itu. Monster itu berputar dan menerjang, menyambar-nyambar manusia yang berteriak dan meronta-ronta, lalu mengunyah dan menelannya dengan rakus. Kelompok lain menyusul, tetapi melihat apa yang terjadi, dan berhamburan ke tempat parkir yang jauh dan rawa di sekitar bangunan.</text:p>
      <text:p text:style-name="P1594"/>
      <text:p text:style-name="P1595">Cavan terpesona oleh ulah mereka. Meskipun berbahaya, itu tampaknya merupakan pelengkap sempurna untuk persenjataan tradisional. Jika bisa dikendalikan, itu akan menjadi terobosan yang mereka butuhkan. Ia memutuskan untuk mengambil sampel DNA jika pengepungan ini berakhir.</text:p>
      <text:p text:style-name="P1596"/>
      <text:p text:style-name="P1597">Belscher telah mengeluarkan senjata terakhirnya, ia mengangkat RPG dan mencoba membidik makhluk itu. Ia ingin menembak kepalanya, tetapi yang terbaik yang bisa ia dapatkan saat ini hanyalah profil samping. Cavan menarik lengannya dan menunjuk.</text:p>
      <text:p text:style-name="P1598"/>
      <text:p text:style-name="P1599">"Lihat di sana, benjolan di belakang kaki belakang? Coba itu."</text:p>
      <text:p text:style-name="P1600"/>
      <text:p text:style-name="P1601">"Kenapa?"</text:p>
      <text:p text:style-name="P1602"/>
      <text:p text:style-name="P1603">"Itu rahimnya, mungkin rentan."</text:p>
      <text:p text:style-name="P1604">"Lebih baik kau siapkan granat lain jika ini tidak berhasil."</text:p>
      <text:p text:style-name="P1605">Cavan merogoh tas dan mengambil satu. Belscher kembali mencoba membidik bagian tubuh monster yang bergerak.</text:p>
      <text:p text:style-name="P1606">Pasti menemukan sesuatu; gerakannya berhenti sejenak. Belscher menembak.</text:p>
      <text:p text:style-name="P1607">Granat mengenai monster dan meledak. <text:s/>Tidak menimbulkan kerusakan, tetapi membuat makhluk itu kehilangan keseimbangan. <text:s/>Ia berjuang untuk menegakkan diri sementara Belscher mengisi ulang peluncur. Ia menegang, memperlihatkan giginya, dan menggulung siap menerkam. Ia membuka mulutnya untuk melolong.</text:p>
      <text:p text:style-name="P1608"/>
      <text:p text:style-name="P1609">Belscher menembakkan roket kedua, mengenai kepala di sebelah kiri dan meledak. Tulang, bulu, dan materi otak berjatuhan di sekitar mereka saat tengkorak makhluk itu hancur. Kepala kedua menatap tunggul tempat kembarannya berada, melepaskan lolongan yang terdengar seperti kesakitan, dan jatuh ke depan, meronta kesakitan saat tunggul itu menyemburkan darah, memadamkan api yang masih mengelilinginya.</text:p>
      <text:p text:style-name="P1610"/>
      <text:soft-page-break/>
      <text:p text:style-name="P1611">Para pria bersorak saat Belscher menurunkan RPG dan menarik napas lega. Dia menatap Cavan.</text:p>
      <text:p text:style-name="P1612"/>
      <text:p text:style-name="P1613">"Seharusnya aku memasukkan kau dan semua orang di kompleks itu ke dalam penjara."</text:p>
      <text:p text:style-name="P1614"/>
      <text:p text:style-name="P1615">"Dengan tuduhan apa?"</text:p>
      <text:p text:style-name="P1616"/>
      <text:p text:style-name="P1617">Belscher menatap mayat yang berkedut, "Menciptakan gangguan umum untuk permulaan. Aku senang menemukan celah dalam baju besi makhluk itu."</text:p>
      <text:p text:style-name="P1618"/>
      <text:p text:style-name="P1619">"Dan informasi itu akan berguna."</text:p>
      <text:p text:style-name="P1620">"Mengapa begitu?"</text:p>
      <text:p text:style-name="P1621">"Oh, kami berencana untuk memulai lagi, hanya saja kali ini lebih memperhatikan untuk memastikan kepatuhan."</text:p>
      <text:p text:style-name="P1622">"Kau bercanda? Memulai lagi, lupakan penangkapanmu; kalian semua butuh bantuan, banyak sekali."</text:p>
      <text:p text:style-name="P1623">"Ini sains, Sheriff; ini tidak diam saja. Ini menemukan masalah dan menyelesaikannya. Ini mencatat kebutuhan dan mengatasinya. Eksperimen ini, meskipun gagal, mengajari kita banyak hal. Dan mayatnya akan mengajari kita lebih banyak lagi." Ia berjalan ke mobil polisi yang ia dan Belscher tumpangi dan mengeluarkan sebuah koper logam. Ia meletakkannya di kap mobil dan mengambil sarung tangan lalu memakainya, kemudian mulai memasukkan wadah, pisau bedah, dan alat pengumpul lainnya ke dalam sakunya. Yang terakhir diambilnya adalah sebuah jarum suntik.</text:p>
      <text:p text:style-name="P1624"/>
      <text:p text:style-name="P1625">Belscher menggelengkan kepalanya saat ilmuwan itu bergabung dengannya, beradu bunyi karena barang-barang yang telah ia masukkan ke dalam sakunya. "Mau membantuku mengumpulkan sampel?"</text:p>
      <text:p text:style-name="P1626">"Tidak, terima kasih, aku harus memikirkan bagaimana melaporkan ini tanpa terdengar seperti orang mabuk."</text:p>
      <text:p text:style-name="P1627">"Katakan saja yang sebenarnya, kau akan mendapat jasadnya."</text:p>
      <text:p text:style-name="P1628">Tiga geraman rendah terdengar dari belakang mereka. Mereka menoleh dan tersentak.</text:p>
      <text:p text:style-name="P1629">"Kukira kau bilang makhluk itu sudah mati," Belscher tergagap sambil mencoba menarik senjata api di sampingnya.</text:p>
      <text:p text:style-name="P1630"/>
      <text:p text:style-name="P1631">"Oh, Tuhan. Mereka pasti menggunakan beberapa DNA hydra." Cavan serak ketika bayangan jatuh menimpa mereka.</text:p>
      <text:p text:style-name="P1632">Belscher berhasil melepaskan satu tembakan sebelum dia dan Cavan dihancurkan oleh gigi-gigi besar binatang itu di kepala ketiganya yang baru tumbuh.</text:p>
      <text:p text:style-name="P1633">Akhirnya</text:p>
      <text:p text:style-name="P1634">Rumah Oktober</text:p>
      <text:p text:style-name="P1635">Oleh'</text:p>
      <text:p text:style-name="P1636"/>
      <text:p text:style-name="P1637">Aroma daging yang terbakar memenuhi udara di atas October Court. Hot dog yang garing dengan garis-garis hitam yang hanya bisa dihasilkan oleh panggangan arang. Burger mendesis dan kecokelatan, diolesi keju, menunggu untuk dibanjiri saus tomat dan mustard. Percakapan riang bercampur dengan tawa anak-anak. Harper dan Logan Leonard mengejar Elena Gardiner, tanpa sedikit pun khawatir akan luka lecet saat mereka berlari di atas trotoar. Orang dewasa berkumpul di ujung buntu jalan, mengucapkan selamat tinggal pada musim panas dan bersulang dengan cangkir plastik berisi merlot murah. Asap mengepul ke langit dari panggangan Jason Ribeiro, menyebar seperti payung di atas lingkungan yang nyaman dan memberikan naungan sementara untuk empat rumah yang berjajar di jalan buntu.</text:p>
      <text:p text:style-name="P1638"/>
      <text:soft-page-break/>
      <text:p text:style-name="P1639">Lalu bumi mulai bergetar.</text:p>
      <text:p text:style-name="P1640"/>
      <text:p text:style-name="P1641">Senyum dipaksakan Meg Johnston memudar. Untuk sesaat, Holly Gardiner terus menggambarkan bokong sempurna instruktur yoga barunya—bulat, terpahat, tetapi tidak tanpa pantulan. Itu satu-satunya hal yang Meg ingat Holly bicarakan sejak suaminya pergi. Bukan berarti Meg tidak memperhatikan Holly memperhatikan Jason yang masih sendiri di seberang jalan.</text:p>
      <text:p text:style-name="P1642"/>
      <text:p text:style-name="P1643">Lalu Holly merasakannya juga. Meg melihatnya dari cara mulutnya menganga, tertangkap di antara kata-kata.</text:p>
      <text:p text:style-name="P1644"/>
      <text:p text:style-name="P1645">Anggur Holly tumpah ke tanah, menodai trotoar yang terang dengan warna merah tua dan nyaris mengenai blus putih Meg. <text:s/>Orang tidak boleh memakai putih setelah Hari Buruh, tetapi bolehkah memakainya pada Hari Buruh? Pikiran yang konyol untuk dipikirkan di saat seperti ini. Meg mengabaikannya dan matanya menjelajahi lingkungan seperti sorot lampu penjara, lalu berhenti pada sebuah rumah krem dengan lis biru. Kotak pos dengan angka dua puluh yang dicat di sisinya goyang seperti ilusi optik. <text:s/>Tirai menari dengan irama yang sama seperti seluruh Court Oktober lalu berhenti seolah ditarik kencang. Meg menyipitkan matanya. Tidak ada orang di dalam. Dia tahu itu. Roy sedang pergi. <text:s/>Urusan? pikirnya dan bertanya-tanya mengapa pikirannya menambahkan tanda tanya. Rasanya buram, meskipun dia menolak anggur.</text:p>
      <text:p text:style-name="P1646"/>
      <text:p text:style-name="P1647">Aspal bergemuruh, menarik kembali perhatian Meg. Kali ini, ia membekukan anak-anak, tangan terulur dan gemetar, bersiap menyentuh satu sama lain, menentukan siapa yang menjadi "penjaga". Harper Leonard berteriak saat mobil keluarga Leonard naik turun seolah terhempas gelombang.</text:p>
      <text:p text:style-name="P1648"/>
      <text:p text:style-name="P1649">"Bu!" <text:s/>Sebuah suara berteriak dan Elena berlari ke Holly, memeluk erat ibunya dengan lengan kurusnya. Saraf dan kepanikan memenuhi suara anak itu, tetapi wajahnya tampak anehnya tidak terpengaruh. Untuk sesaat, aspal bergolak seperti cairan dan bumi menggeram, mengancam untuk terbelah dan menciptakan lubang runtuhan seperti yang pernah dilihat Meg di berita.</text:p>
      <text:p text:style-name="P1650"/>
      <text:p text:style-name="P1651">Colorado. Seperti di Colorado. Itu menelan sebuah jalan raya.</text:p>
      <text:p text:style-name="P1652"/>
      <text:p text:style-name="P1653">Holly merangkul Meg dan menyeretnya ke halaman di depan rumah mereka yang seperti gudang. Rasanya lebih aman di sana. Jika mulut menganga terbuka di bumi, setidaknya mereka akan jauh dari gigi-gigi aspal.</text:p>
      <text:p text:style-name="P1654"/>
      <text:p text:style-name="P1655">Di tengah jalan berdiri Jason Ribeiro, penjepit tergantung longgar dari lengannya yang lemas. Sebuah siluet di depan apartemen lajangnya. Dia menatap langit seakan tidak dapat menentukan lokasi gempa, pipinya semerah merlot yang tumpah. Kelelahan, tujuh Corona, atau terlalu banyak tertawa atas leluconnya yang hambar.</text:p>
      <text:p text:style-name="P1656"/>
      <text:p text:style-name="P1657">Atau mungkin bertanya-tanya, pikir Meg. <text:s/>Hal seperti ini tidak terjadi di October Court. Ini lingkungan yang bagus. <text:s/>Langit bergemuruh seperti jet yang terbang terlalu rendah, bernyanyi selaras dengan bumi yang bergetar, dan Meg bergabung dengan Jason menengadahkan lehernya ke atas. <text:s/>Semakin gelap. <text:s/>Sekumpulan pohon bergetar di antara rumahnya dan rumah Leonards.</text:p>
      <text:p text:style-name="P1658"/>
      <text:p text:style-name="P1659">Art dan Genevieve Leonard berlarian menuju rumah mereka, berteriak memanggil anak-anak nakalnya. Logan dan Harper masuk ke pelukan orang tua mereka dan keluarga berempat itu tersungkur ke tanah. <text:s/>Pendatang baru di<text:s/><text:soft-page-break/>October Court dan satu-satunya yang tidak terasa seperti teka-teki yang kurang beberapa bagian.</text:p>
      <text:p text:style-name="P1660"/>
      <text:p text:style-name="P1661">Getaran tetap berlanjut, tetapi gemuruhnya semakin kuat, mengancam membuat mata berair dan gendang telinga berdarah. <text:s/>Pohon-pohon bergoyang dan awan surut. <text:s/>Cahaya meredup, seperti sesuatu yang meredupkan matahari. <text:s/>Letusan gunung berapi—apakah ada gunung berapi di dekat sini? Meg bertanya-tanya—abu di udara. <text:s/>Sisa-sisa terakhir sinar matahari, tidak ada lagi tumbuhan, tidak ada lagi hewan. Tidak ada lagi kehidupan. <text:s/>Mungkin berlebihan, tetapi Meg tidak bisa menghentikan pikirannya yang berpacu lebih dari ia bisa mematikan wahana taman hiburan neraka yang telah menjadi lingkungannya.</text:p>
      <text:p text:style-name="P1662"/>
      <text:p text:style-name="P1663">Satu takikan lagi dan langit menjadi gelap. Meg tak lagi bisa melihat tetangganya. Ia hanya tahu putri Holly berada di dekatnya karena merasakan jari-jari mungil menancap ke kulitnya, putus asa mencari ilusi keamanan. Matahari turun untuk ketiga kalinya. Senja. <text:s/>Segera setelah itu, keempat kalinya. Kehampaan. Gelap gulita, tanpa bintang di tengah hari Senin. Pengadilan Oktober terjun ke dalam kegelapan pekat.</text:p>
      <text:p text:style-name="P1664"/>
      <text:p text:style-name="P1665">Raungan berhenti. Apakah itu mati atau gendang telinga Meg pecah? Jari-jari yang menggenggam itu menggali lebih dalam, seolah di pusat dirinya ada cahaya, jika mereka hanya bisa merobek apa yang menutupinya.</text:p>
      <text:p text:style-name="P1666"/>
      <text:p text:style-name="P1667">Klik.</text:p>
      <text:p text:style-name="P1668"/>
      <text:p text:style-name="P1669">Suara yang begitu sederhana. Itu meresap ke udara, dirancang agar setiap jiwa mendengar, setiap tumbuhan dan makhluk mengetahui latihan telah berakhir dan mereka dapat melanjutkan hidup seperti biasa. Apa pun artinya.</text:p>
      <text:p text:style-name="P1670"/>
      <text:p text:style-name="P1671">Tubuh-tubuh bangkit dari trotoar, dari rerumputan. Di suatu tempat di tengah kekacauan, Jason telah bergabung dengan rekan-rekannya yang lain dalam berkenalan dengan tanah. <text:s/>Desas-desus bermunculan.</text:p>
      <text:p text:style-name="P1672">"Kau baik-baik saja?"</text:p>
      <text:p text:style-name="P1673">"Apa itu tadi?"</text:p>
      <text:p text:style-name="P1674">"Gempa bumi?"</text:p>
      <text:p text:style-name="P1675">"Belum pernah merasakan yang separah ini sejak California."</text:p>
      <text:p text:style-name="P1676"/>
      <text:p text:style-name="P1677">"Gerhana?"</text:p>
      <text:p text:style-name="P1678">"Rusia?"</text:p>
      <text:p text:style-name="P1679">"Luka-luka?"</text:p>
      <text:p text:style-name="P1680"/>
      <text:p text:style-name="P1681">Suara-suara itu mengelilingi Meg, masuk dari satu telinga dan keluar dari telinga yang lain. Perlahan, jari-jari Elena yang lembut, tangannya yang dingin, terlepas dan mencari kenyamanan ibunya. Meg tak punya apa pun untuk diberikan. Dengan matahari yang kembali menyinari October Court, Meg hanya menatap rumah Victoria dua lantai yang bobrok yang terletak di antara rumahnya dan rumah keluarga Leonard.</text:p>
      <text:p text:style-name="P1682"/>
      <text:p text:style-name="P1683">Di tempat yang dulunya merupakan sepetak hutan.</text:p>
      <text:p text:style-name="P1684"/>
      <text:p text:style-name="P1685">Di mana selalu ada sepetak hutan.</text:p>
      <text:p text:style-name="P1686"/>
      <text:p text:style-name="P1687">Logam bergesekan di atas trotoar saat Jason menyeret panggangan berdiri, mengusir anak-anak dari bara yang tumpah dan masih berkelap-kelip seperti lampu Natal.</text:p>
      <text:p text:style-name="P1688"/>
      <text:soft-page-break/>
      <text:p text:style-name="P1689">"Rumah Oktober," katanya, mengerutkan kening khawatir.</text:p>
      <text:p text:style-name="P1690"/>
      <text:p text:style-name="P1691">Meg menggelengkan kepalanya, perutnya berdebar. Berbeda dengan empat rumah panggung yang mengelilingi bangunan baru di Perumahan Oktober, Rumah Oktober yang disebut demikian menonjol seperti kotoran di kolam renang.</text:p>
      <text:p text:style-name="P1692"/>
      <text:p text:style-name="P1693">"Aku bilang padamu..." Dia tahu bagaimana suaranya. "Tidak pernah ada rumah di sana."</text:p>
      <text:p text:style-name="P1694"/>
      <text:p text:style-name="P1695">Jason melirik Holly seakan berkata, "Kau percaya ini?" lalu tersenyum miring. Holly tidak membalas, hanya menunduk ke jalanan yang dicat merah, kuning, dan hijau seperti hot dog lengkap.</text:p>
      <text:p text:style-name="P1696"/>
      <text:p text:style-name="P1697">Dia mengacak rambutnya. "Kau baik-baik saja, Meg? Semua guncangan itu membuat sesuatu lepas?"</text:p>
      <text:p text:style-name="P1698"/>
      <text:p text:style-name="P1699">Senyum bodoh mengembang di wajahnya dan Meg tahu apa yang sebenarnya dia pikirkan.</text:p>
      <text:p text:style-name="P1700"/>
      <text:p text:style-name="P1701">Gila.</text:p>
      <text:p text:style-name="P1702"/>
      <text:p text:style-name="P1703">"Sialan," bisiknya sambil menunjuk rumah itu. "Itu tidak ada di sana lima menit yang lalu." Suaranya meninggi di setiap kata dan dia tahu dia sedang mengikuti alur cerita Jason. Senyum Jason yang semakin lebar mengatakan hal itu padanya.</text:p>
      <text:p text:style-name="P1704"/>
      <text:p text:style-name="P1705">Meg mencari bantuan. Art dan Genevieve Leonard memperhatikan dalam diam, kekhawatiran mengerutkan wajah mereka, lalu mundur menuju rumah mereka sebelum siapa pun dapat meminta pendapat mereka, si kembar ikut bersama. Sebelum pintu tertutup, setiap orang tua melirik dengan khawatir ke arah Rumah Oktober. Meg menangkap keduanya dan menyimpannya. Bahu Holly yang terkulai dan matanya yang menghindari kontak memberi tahu Meg semua yang perlu dia ketahui tentang kesediaannya untuk membela tetangganya, temannya.</text:p>
      <text:p text:style-name="P1706"/>
      <text:p text:style-name="P1707">"Meg." Nada suara Holly bergetar. Dia mengelus rambut Elena dengan linglung dan melanjutkan. "Ini hari yang… traumatis. Hal terakhir yang perlu kita lakukan adalah bertengkar karena sesuatu yang sangat konyol."</text:p>
      <text:p text:style-name="P1708"/>
      <text:p text:style-name="P1709">Aku sendirian, pikirnya. Mungkin aku gila. Dia hampir menerimanya sebelum bola lampu kiasan menyala di belakang kepalanya.</text:p>
      <text:p text:style-name="P1710"/>
      <text:p text:style-name="P1711">"Siapa yang tinggal di sana?"</text:p>
      <text:p text:style-name="P1712"/>
      <text:p text:style-name="P1713">Jason dan Holly saling bertukar pandang canggung. Elena berpura-pura tidak mendengar apa pun.</text:p>
      <text:p text:style-name="P1714"/>
      <text:p text:style-name="P1715">Pengadilan Oktober diliputi keheningan dan Meg hampir berharap langit yang semakin gelap dan gemuruhnya kembali dengan megah.</text:p>
      <text:p text:style-name="P1716"/>
      <text:p text:style-name="P1717">"Kosong," kata Holly. Tiba-tiba suaranya terdengar kurang yakin.</text:p>
      <text:p text:style-name="P1718"/>
      <text:p text:style-name="P1719">"Selalu kosong." Kata-kata itu terlontar dari mulut Jason sebegitu naturalnya seperti bernapas. Senyumnya telah hilang, digantikan oleh bibir tipis dan rahang yang mengeras.</text:p>
      <text:p text:style-name="P1720"/>
      <text:soft-page-break/>
      <text:p text:style-name="P1721">Meg membayangkan Roy, wajahnya buram, raut mukanya tak terbaca. Akankah dia memihak istrinya atau teman minumnya?</text:p>
      <text:p text:style-name="P1722"/>
      <text:p text:style-name="P1723">Elena mengamati Rumah Oktober dengan mata menyipit, seperti binatang buas mengawasi manusia yang terlalu dekat. Dia mendekat ke pelukan ibunya, tak pernah menurunkan pandangannya. Di seberang, di rumah Leonards, si kembar kembali ke luar, menggesek-gesek kaki mereka dan berusaha untuk tidak melihat rumah baru di sebelah. <text:s/>Apa yang mereka lihat? Meg bertanya-tanya. Meg tersenyum pura-pura dan menggelengkan kepalanya. "Hari yang panjang, ya. Mungkin kita harus membersihkan dan masuk ke dalam." <text:s/>Kekecewaan di wajah Jason memudar, hanya sedikit. Sebuah kilauan menyala di matanya, seperti anjing yang menunggu makan malamnya. "Kalian masuk saja. Aku tidak keberatan membereskan lingkaran itu. Ya?" Meg mengangguk, lengannya masih terlipat. Menurunkannya berarti mengakui kekalahan. Dia berbalik ke arah nomor Dua Puluh Dua Jalan Oktober dan sebuah getaran menjalar di tulang punggungnya. Apakah pintu sedikit terbuka atau hanya imajinasinya? Kakinya tertancap di tempat. Untungnya, Holly sepertinya memperhatikan.</text:p>
      <text:p text:style-name="P1724"/>
      <text:p text:style-name="P1725">"Kau tak perlu sendirian," katanya. "Mengapa kau tidak kembali denganku dan Elena?"</text:p>
      <text:p text:style-name="P1726"/>
      <text:p text:style-name="P1727">Meg mengangguk, tak percaya diri untuk berbicara. Suami Holly pergi dan meninggalkan Holly dengan perempuan pirang yang lebih muda. Atau mungkin berambut cokelat. Itu bukan detail pertama yang tak mampu Meg ingat hari ini. Seandainya bukan karena Elena, Holly akan tahu betul tentang kesendirian.</text:p>
      <text:p text:style-name="P1728"/>
      <text:p text:style-name="P1729">Erangan Jason terdengar saat keluarga Gardiner kembali ke pintu depan nomor enam belas, sebelum suara langkah kaki membahana, berdempulan di rumput lembut lalu membentak di atas aspal.</text:p>
      <text:p text:style-name="P1730"/>
      <text:p text:style-name="P1731">Elena.</text:p>
      <text:p text:style-name="P1732"/>
      <text:p text:style-name="P1733">"Nona Meg," panggilnya dari salah satu meja lipat. Di tangannya ada sebuah piring plastik, garis-garis biru tajam memotong warna putih tulang. "Aku menemukan piringmu."</text:p>
      <text:p text:style-name="P1734"/>
      <text:p text:style-name="P1735">Ada sesuatu yang aneh di mata anak itu.</text:p>
      <text:p text:style-name="P1736"/>
      <text:p text:style-name="P1737">Holly mengintip dari ambang pintu yang terbuka, kekhawatiran mengerutkan dahinya, lalu mengangguk ke arah putrinya. "Lanjutkan. Aku akan menyeduh teh."</text:p>
      <text:p text:style-name="P1738"/>
      <text:p text:style-name="P1739">Meg berjalan perlahan ke arah jalan, khawatir bumi akan kembali berguncang, seolah-olah dia sendiri yang memicu peristiwa seismik itu.</text:p>
      <text:p text:style-name="P1740"/>
      <text:p text:style-name="P1741">"Piringmu," Elena mengulang. "Piring tempat kue-kue itu."</text:p>
      <text:p text:style-name="P1742"/>
      <text:p text:style-name="P1743">Meg mengangguk, menunggu instruksi selanjutnya.</text:p>
      <text:p text:style-name="P1744"/>
      <text:p text:style-name="P1745">Elena melirik ke belakang. Sosok Holly menghilang di pintu masuk rumah Gardiner dan naik tangga menuju dapur. Erangan Jason terdengar saat ia menegakkan meja lipat. Elena meliriknya dengan curiga, tetapi Jason tampaknya tidak memperhatikan.</text:p>
      <text:p text:style-name="P1746"/>
      <text:p text:style-name="P1747">Gadis kecil itu menelan ludah dengan suara nyaring, memohon keberanian. "Mereka salah," katanya.</text:p>
      <text:p text:style-name="P1748"/>
      <text:p text:style-name="P1749">Meg mengangkat sebelah alisnya. "Tentang?"</text:p>
      <text:p text:style-name="P1750"/>
      <text:p text:style-name="P1751">"Rumah ini. Rumah ini tidak selalu ada di sini."</text:p>
      <text:p text:style-name="P1752"/>
      <text:p text:style-name="P1753">Perut Meg terasa melayang. Sebelum ia bisa memilih kata-kata selanjutnya dengan hati-hati, Elena kembali berbicara, cepat seolah kata-katanya berpacu melawan waktu.</text:p>
      <text:p text:style-name="P1754"/>
      <text:p text:style-name="P1755">Itu tidak selalu ada di sana, tetapi pernah ada di sana sebelumnya. Dan aku pernah masuk ke dalamnya.</text:p>
      <text:p text:style-name="P1756"/>
      <text:p text:style-name="P1757">Elena! Meg! Holly memanggil dari dalam rumah.</text:p>
      <text:p text:style-name="P1758"/>
      <text:p text:style-name="P1759">Mata gadis itu membulat melebar dan dia menyodorkan piring itu ke tangan Meg, berlari melewati Meg dan masuk ke dalam rumah.</text:p>
      <text:p text:style-name="P1760"/>
      <text:p text:style-name="P1761">"...presiden akan tiba di Prancis." Dan salurannya berganti.</text:p>
      <text:p text:style-name="P1762"/>
      <text:p text:style-name="P1763">"...Yankees tersingkir dari persaingan playoff." Dan saluran televisi berganti.</text:p>
      <text:p text:style-name="P1764"/>
      <text:p text:style-name="P1765">"...cara membuat ragi sourdough sendiri saat kita kembali." Dan layar televisi menjadi hitam.</text:p>
      <text:p text:style-name="P1766"/>
      <text:p text:style-name="P1767">"Tidak ada yang membicarakan gempa bumi." Holly menggunakan nada yang sama seperti saat toko kelontong kehabisan barang. <text:s/>Ketidaknyamanan kecil.</text:p>
      <text:p text:style-name="P1768"/>
      <text:p text:style-name="P1769">Itu sudah ada di sana sebelumnya. Dan aku pernah masuk ke dalamnya.</text:p>
      <text:p text:style-name="P1770"/>
      <text:p text:style-name="P1771">Meg menatap dari jendela tetangganya, setengah berharap rumah Victorian mini yang kumuh itu akan kembali menjadi pohon. <text:s/>Tidak ada keberuntungan seperti itu. <text:s/>Itu menatap balik, dua jendela lantai dua berdampingan memandang keluar seperti mata, <text:s/>menghasilkan bayangan menyeramkan di nomor dua puluh dua. <text:s/>Seakan mereka tahu dia sedang mengawasi.</text:p>
      <text:p text:style-name="P1772"/>
      <text:p text:style-name="P1773">"Kurasa Jason tak bermaksud menjadi brengsek," kata Holly. "Suasana hanya menjadi aneh sebentar." Matanya melebar seolah ada percikan api di dalamnya. Ia menggigit bibirnya sebelum berkata, "Suamimu."</text:p>
      <text:p text:style-name="P1774"/>
      <text:p text:style-name="P1775">"Roy," kata Meg dengan linglung. "Sedang dinas. Selalu dinas."</text:p>
      <text:p text:style-name="P1776"/>
      <text:p text:style-name="P1777">Holly mengangguk dengan sedikit kegilaan. "Kapan dia kembali? Hari ini, mungkin?"</text:p>
      <text:p text:style-name="P1778"/>
      <text:p text:style-name="P1779">"Aku…" Tiba-tiba Meg merasa pusing. Ia tak ingat berapa lama perjalanan dinas Roy dijadwalkan berlangsung, bahkan di mana Roy berada. "Ohio," kata sebuah suara di kepalanya. Ia tak tahu apakah itu benar atau hanya mengada-ada.</text:p>
      <text:p text:style-name="P1780"/>
      <text:p text:style-name="P1781">Ada apa denganku, pikirnya.</text:p>
      <text:p text:style-name="P1782"/>
      <text:p text:style-name="P1783">"Tidak hari ini," jawab Meg setelah jeda canggung. Kedengarannya benar. Dia kembali melihat ke luar jendela. "Kenapa aku tidak bisa mengingat rumah itu, Holly?" Ia melontarkan pertanyaan itu dan matanya berputar-putar di ruangan. Elena telah kembali ke kamarnya, bermain dengan tenang sementara orang dewasa bercakap-cakap dengan bisikan keras.</text:p>
      <text:p text:style-name="P1784"/>
      <text:p text:style-name="P1785">Holly mengangkat tangannya menyerah.</text:p>
      <text:p text:style-name="P1786"/>
      <text:p text:style-name="P1787">"Ini lingkungan yang bagus," kata Meg. "Kita tidak punya rumah-rumah terbengkalai."</text:p>
      <text:p text:style-name="P1788"/>
      <text:p text:style-name="P1789">"Rumah Oktober," kata Holly dan suaranya berputar-putar seakan dalam keadaan linglung. "Saat aku masih kecil, Meg, aku tinggal di lingkungan seperti ini. Tidak ada rumah yang lebih tua dari dua puluh tahun. Semua orang memangkas rumput mereka pada hari Sabtu, membuang sampah mereka pada hari Rabu, dan memasukkan kembali tempat sampah sebelum siang. Penampilan yang sempurna." Ia menggelengkan kepala. "Tapi, ada sebuah pemakaman di antara dua rumah. Sangat kecil, mungkin enam kuburan yang lapuk. Bukan keluarga, hanya sebidang tanah yang ditentukan oleh negara bagian yang sudah ada sebelum rumah-rumah itu. Seseorang dari kota datang sebulan sekali dan memperbaikinya, tetapi selalu terlihat tidak pada tempatnya. Namun, tidak ada yang mengeluh. Itu tetap ada karena memang milik di sana, karena memang sudah ada di sana duluan."</text:p>
      <text:p text:style-name="P1790"/>
      <text:p text:style-name="P1791">Meg melawan keinginan untuk menarik rambutnya. "Aku tidak terima itu. Sialan, Holly. Lalu, siapa yang memangkas rumput rumah itu?" Ia tidak bisa menyebut namanya, menolak.</text:p>
      <text:p text:style-name="P1792"/>
      <text:p text:style-name="P1793">Wajah Holly jatuh, retakan pada topengnya terlihat. <text:s/>Bukan retakan besar, tapi ada. "Kalau bukan kamu, kurasa pasti Art Leonard, meskipun aku tak pernah melihatnya melakukannya." Matanya berbinar. "Mungkin Jason."</text:p>
      <text:p text:style-name="P1794"/>
      <text:p text:style-name="P1795">Meg menatapnya dan mengetuk-ngetuk jarinya satu per satu di meja. <text:s/>Rata, <text:s/>a, at. Rata, a, at. Dia mengamati Holly mencari-cari tanda kepalsuan, tak menemukan apa pun.</text:p>
      <text:p text:style-name="P1796"/>
      <text:p text:style-name="P1797">Aku sudah masuk ke dalam.</text:p>
      <text:p text:style-name="P1798"/>
      <text:p text:style-name="P1799">Sekilas lagi ke luar jendela. <text:s/>Jalan buntu itu kosong. Meja, panggangan, serbet, cangkir. Semua telah dibersihkan. <text:s/>Keempat, kini lima, rumah di Jalan Oktober saling menatap satu sama lain, penghuninya terkunci aman di dalam.</text:p>
      <text:p text:style-name="P1800"/>
      <text:p text:style-name="P1801">Ketukannya berhenti tiba-tiba. <text:s/>Meg merasa darahnya mengering dari wajahnya saat sebuah ide muncul, membelit pikirannya dan menancap kuat.</text:p>
      <text:p text:style-name="P1802"/>
      <text:p text:style-name="P1803">"Aku merasa tidak enak badan," katanya lembut. "Aku akan pulang dan berbaring."</text:p>
      <text:p text:style-name="P1804"/>
      <text:p text:style-name="P1805">Dahi Holly berkerut. Dia mengangguk perlahan. "Sampaikan padaku Roy agar dia menjaga kamu dengan baik."</text:p>
      <text:p text:style-name="P1806"/>
      <text:p text:style-name="P1807">Meg tidak menjawab. Hari ini sangat panjang. Istirahat sangat pantas didapatkan. Diam-diam, dia menuruni tangga dan keluar dari pintu depan, berdiri di teras kecil bersemen, dan menarik napas dalam-dalam. Di bawah sinar matahari musim gugur yang hangat, Meg menatap Rumah Oktober, bersiap untuk melihatnya berkedip, berubah bentuk.</text:p>
      <text:p text:style-name="P1808"/>
      <text:p text:style-name="P1809">Namun, rumah itu tetap menunggu.</text:p>
      <text:p text:style-name="P1810"/>
      <text:p text:style-name="P1811">Meg Johnston berjalan di sepanjang jalan setapak kerikil yang membingkai jalan masuk Holly. Bunyi berderak dan berkresek kerikil kecil di bawah<text:s/><text:soft-page-break/>kaki memenuhi udara seperti kembang api Juli. Meg beralih dari kerikil ke aspal, dan berhenti di depan rumahnya sendiri. Nomor Dua Puluh Dua.</text:p>
      <text:p text:style-name="P1812"/>
      <text:p text:style-name="P1813">Es menusuk hatinya saat bayangan melintas di depan jendela teluk. Ia teringat gerakan tirai yang aneh tadi.</text:p>
      <text:p text:style-name="P1814"/>
      <text:p text:style-name="P1815">Tapi itu gempa bumi, pikirnya. Dan ini hanya tipuan cahaya. Benarkan?</text:p>
      <text:p text:style-name="P1816"/>
      <text:p text:style-name="P1817">Meg berkedip dan bayangan itu hilang. Tirai krem yang dibencinya—selalu dibencinya—menggantung lemas. Tidak ada yang perlu dilihat di sini.</text:p>
      <text:p text:style-name="P1818"/>
      <text:p text:style-name="P1819">Di suatu tempat, pintu mobil tertutup, mungkin di ujung jalan, dan ia ingat kehidupan masih ada di luar October Court. Itu mempercepat detak jantungnya seperti halnya knalpot mesin yang bernapas di lehernya.</text:p>
      <text:p text:style-name="P1820"/>
      <text:p text:style-name="P1821">Gesekan dedaunan dari seberang Jalan Oktober membuat detak jantung Meg tak kunjung kembali normal. Salah satu anak keluarga Leonard. Harper. Gadis kecil itu berlari bersembunyi di balik semak tinggi sebelum Meg sempat bertanya mengapa orang tuanya yang helikopter itu mengirimnya kembali ke luar di hari seperti ini.</text:p>
      <text:p text:style-name="P1822"/>
      <text:p text:style-name="P1823">Aspal berubah menjadi rumput dan Meg bertanya-tanya kapan terakhir kali dia menginjakkan kaki di hutan yang dulu memisahkan rumahnya dan rumah keluarga Leonard seperti anak-anak yang bertengkar. <text:s/>Saat dia mencari di pikirannya, Rumah Oktober menjadi fokus seperti alam semesta telah membuka diafragma. Matahari yang baru muncul kembali memantulkan angka emas norak.</text:p>
      <text:p text:style-name="P1824"/>
      <text:p text:style-name="P1825">Lima belas.</text:p>
      <text:p text:style-name="P1826"/>
      <text:p text:style-name="P1827">Siang September yang hangat berubah dingin, tajamnya mampu menembus baja.</text:p>
      <text:p text:style-name="P1828"/>
      <text:p text:style-name="P1829">Enam belas, Dua Puluh, Dua Puluh Delapan, Tiga Puluh Empat.</text:p>
      <text:p text:style-name="P1830"/>
      <text:p text:style-name="P1831">Pengadilan Oktober tidak memiliki rumah bernomor ganjil.</text:p>
      <text:p text:style-name="P1832"/>
      <text:p text:style-name="P1833">Meg mempertimbangkan bukti itu, paling-paling tidak meyakinkan. <text:s/>Tidak cukup untuk dipertunjukkan di depan juri yang skeptis. Apalagi satu-satunya yang percaya hanyalah seorang anak. Tidak, ia harus terus maju.</text:p>
      <text:p text:style-name="P1834"/>
      <text:p text:style-name="P1835">Tiga anak tangga kayu yang reyot menjaga pintu kayu bagian dalam yang pudar. Setiap anak tangga berderit dengan nada berbeda, menyanyikan not-not akor yang berkurang, sesuatu yang Meg ingat gurunya di sekolah menengah, Tuan Boardman, sebut sebagai akor ‘gadis di rel kereta api’ setelah musik pengiringnya ketika penjahat dengan kumis yang berputar-putar mengikat pahlawan wanita film bisu. Ia mengingat itu seperti baru kemarin. <text:s/>Tirai yang sudah usang berputar di balik kaca yang berembun, tertiup angin yang tak ada di ruang tamu rumah itu.</text:p>
      <text:p text:style-name="P1836"/>
      <text:p text:style-name="P1837">Berhantu, pikirnya.</text:p>
      <text:p text:style-name="P1838"/>
      <text:p text:style-name="P1839">Kayu lembut beranda itu ambles di bawah kaki Meg, menyebabkannya kehilangan keseimbangan. Ia meraih pagar, takut papan yang membusuk itu akan segera hancur dan berubah menjadi bubur di bawah berat badannya. Saat ia berpegangan mati-matian, sensasi itu menolak untuk hilang. Itu bukan pembusukan melainkan seperti menggeliat. Papan-papan itu menekuk di bawah kakinya seolah-olah menghembuskan napas. Tiba-tiba, Meg yakin papan itu pasti hangat seperti kulit.</text:p>
      <text:p text:style-name="P1840"/>
      <text:p text:style-name="P1841">Bukan papan, pikirnya. Bukan kayu sama sekali. Sesuatu yang dibuat agar terlihat seperti kayu.</text:p>
      <text:p text:style-name="P1842"/>
      <text:p text:style-name="P1843">Seperti rumah itu mengenakan penyamaran.</text:p>
      <text:p text:style-name="P1844"/>
      <text:p text:style-name="P1845">Dia merasakan tekanan halus di belakang lehernya, seperti sedang diawasi. Art dan Genevieve Leonard mengintip dari jendela ruang keluarga mereka. Meg tidak bisa melihat tatapan kosong mereka, hanya merasakannya. Holly dan Elena, Jason. Menunggu untuk melihat Meg lari dan menyerah. Dengan papan kayu yang berdenyut dan mengancam untuk menjatuhkannya ke belakang, dia mendorong pagar menuju pintu depan.</text:p>
      <text:p text:style-name="P1846"/>
      <text:p text:style-name="P1847">Bentuknya salah. Terlalu tipis di bagian atas dan bawah. Itu membuatnya berpikir tentang peti mati.</text:p>
      <text:p text:style-name="P1848"/>
      <text:p text:style-name="P1849">Bagaimana seseorang bisa membuat engsel untuk kekacauan arsitektur seperti ini?</text:p>
      <text:p text:style-name="P1850"/>
      <text:p text:style-name="P1851">Pikiran bodoh, pikiran sialan yang tak berguna. Meg mengulurkan satu tangan gemetar ke arah kenop pintu, jari-jarinya terhenti di udara. Sebuah suara terdengar dari balik pintu. Suara mesin penyedot debu. Itu perkiraan yang mendekati, tapi tidak tepat. Ada kualitas seperti angin puyuh di dalamnya, gemuruh angin topan yang menerjang cabang-cabang yang jarang daunnya. Dahan-dahan berderak dan mendesah, merintih dan mengeluh. Hanya selembar kayu tipis yang memisahkan Meg dari bencana alam yang berputar-putar di ruang tamu yang kosong.</text:p>
      <text:p text:style-name="P1852"/>
      <text:p text:style-name="P1853">Karena tidak ada yang tinggal di sini.</text:p>
      <text:p text:style-name="P1854">Tidak pernah ada yang tinggal di sini.</text:p>
      <text:p text:style-name="P1855">Namun kita memujanya, pikirnya. Rumah Oktober.</text:p>
      <text:p text:style-name="P1856"/>
      <text:p text:style-name="P1857">Meg merasa dingin, mulai dari dahinya, lalu gelombang mual dingin menjalar ke seluruh tubuhnya, menetap di perutnya. Kakinya gemetar dan dia jatuh ke sandaran teras. Kayu bergetar di bawah kakinya, jari-jarinya menyentuh kulit yang seperti selaput, mendambakan kebebasan, mencoba menyentuh. Di dalam rumah, angin berteriak, nyaris seterang raungan yang mendahului pemadaman listrik sebelumnya.</text:p>
      <text:p text:style-name="P1858"/>
      <text:p text:style-name="P1859">Sebutir keinginan untuk menyerah membakar perut Meg. Apa pun yang ada di dalamnya, itu terlalu banyak.</text:p>
      <text:p text:style-name="P1860"/>
      <text:p text:style-name="P1861">Dia setengah melompat, setengah menyelam menuruni tangga, mendarat miring di atas rumput pendek seperti potongan rambut Marinir. Dengan tangan dan lututnya dia merangkak menuju jalan. Jika dia hanya bisa meletakkan satu jari di atas trotoar yang panas terik siang itu, mualnya akan hilang dan rumah akan tenang. Dia belum pernah begitu yakin akan sesuatu dalam hidupnya.</text:p>
      <text:p text:style-name="P1862"/>
      <text:p text:style-name="P1863">Akhirnya tubuh Meg meninggalkan halaman yang rapi dan dia menemukan pijakan. Getaran yang menjalar di kakinya mati seperti jet di jacuzzi. Perutnya masih mual, dia akan muntah. Kekhawatiran akan waktu kembali membanjiri pikirannya.</text:p>
      <text:p text:style-name="P1864"/>
      <text:p text:style-name="P1865">Apa yang akan dipikirkan tetangga?</text:p>
      <text:p text:style-name="P1866"/>
      <text:p text:style-name="P1867">Sialan tetangga-tetangga itu. Meg muntah di atas sepetak halaman October Court berwarna abu-abu tua. Setelah menyeka sisa ludah, Meg berdiri dan<text:s/><text:soft-page-break/>jantungnya hampir berhenti. Harper Leonard, berusia lima tahun, pucat seperti meja dapur dari kuarsa dan bergoyang diterpa angin yang tak terasa oleh Meg, telah meninggalkan halaman rumahnya yang aman. Dia menatap Meg dengan mata yang berbeda warna.</text:p>
      <text:p text:style-name="P1868"/>
      <text:p text:style-name="P1869">Heterokromia, pikir Meg, ragu apakah kata itu tepat.</text:p>
      <text:p text:style-name="P1870"/>
      <text:p text:style-name="P1871">Meg melawan keinginan untuk muntah lagi. "Di mana orang tuamu?"</text:p>
      <text:p text:style-name="P1872"/>
      <text:p text:style-name="P1873">Harper tidak menjawab, hanya menoleh ke rumah keluarga mereka yang berwarna biru kobalt seperti takut gerakan cepat akan menarik perhatian yang tidak diinginkan. Air mata berkumpul di ujung matanya, tetapi belum jatuh. Belum.</text:p>
      <text:p text:style-name="P1874"/>
      <text:p text:style-name="P1875">"Kakakmu?" tanya Meg. "Apakah dia juga di sana?"</text:p>
      <text:p text:style-name="P1876"/>
      <text:p text:style-name="P1877">Harper menutup matanya dan menggelengkan kepalanya, perlahan. <text:s/>"Logan masuk ke sana." Suara anak itu seperti suara tenggorokan kering dan sekarang dia menatap Rumah Oktober. "Dia bilang dia mendengar Mama memanggil. Dari dalam." Dia menggelengkan kepalanya lagi. "Aku tidak mendengar apa pun. Dia masuk sebelum aku bisa menangkapnya."</text:p>
      <text:p text:style-name="P1878"/>
      <text:p text:style-name="P1879">"Apakah kamu mengikutinya?"</text:p>
      <text:p text:style-name="P1880"/>
      <text:p text:style-name="P1881">Harper meremas-remas kaosnya yang berwarna merah muda pucat dan meremasnya. "Aku lari pulang."</text:p>
      <text:p text:style-name="P1882"/>
      <text:p text:style-name="P1883">"Kenapa?" Meg rasa dia sudah tahu.</text:p>
      <text:p text:style-name="P1884"/>
      <text:p text:style-name="P1885">Gadis kecil itu mendongak ke wajah Meg dan mengangguk. "Rumah itu terasa... buruk." Matanya, satu hijau hutan dan satu lagi biru es, membiarkan air mata yang tertahan tumpah. <text:s/>Kegelisahan menyebar pada Meg, rasa takut yang melumpuhkan yang ia coba sembunyikan dari wajahnya. <text:s/>Aku pernah masuk ke dalam. Meg menggenggam tangan gadis itu, melirik ke arah Rumah Leonard. "Saat kamu pulang, apa kata orang tuamu?" <text:s/>Tangisan terisak menguasai tubuh kecil Harper dan untuk sesaat, ia tak bisa bicara. Kemudian ia bisa. "Mereka... mereka menyuruhku pulang."</text:p>
      <text:p text:style-name="P1886"/>
      <text:p text:style-name="P1887">Meg merasakan wajahnya mengerut. "Aku tidak mengerti."</text:p>
      <text:p text:style-name="P1888"/>
      <text:p text:style-name="P1889">Harper menarik napas dalam-dalam beberapa kali dan ketenangan yang meresahkan muncul di matanya. "Ayah bertanya namaku. Ibu bilang tidak ada anak di jalan ini." Harper memaksakan beberapa kata terakhir dan tangisan berlanjut. Meg mengusap ibu jari di tangan mungil gadis itu.</text:p>
      <text:p text:style-name="P1890"/>
      <text:p text:style-name="P1891">Kita tidak bisa tinggal di sini, pikirnya.</text:p>
      <text:p text:style-name="P1892"/>
      <text:p text:style-name="P1893">Tidak ada anak, pikirnya.</text:p>
      <text:p text:style-name="P1894"/>
      <text:p text:style-name="P1895">Elena.</text:p>
      <text:p text:style-name="P1896"/>
      <text:p text:style-name="P1897">Sambil menyeret Harper di belakangnya, Meg berlari menuju Rumah Gardiner.</text:p>
      <text:p text:style-name="P1898"/>
      <text:p text:style-name="P1899">Bel pintu terdiri dari dua lonceng sederhana. <text:s/>Waktu berlalu cukup lama untuk menyanyikan "Selamat Ulang Tahun" dua kali sebelum Jason Ribeiro membuka pintu Holly dengan mata merah dan senyum yang tidak ramah. Tubuhnya yang besar memenuhi pendaratan kecil, menghalangi pandangan Meg ke tangga yang menuju ke ruang bawah tanah dan ke ruang tamu.</text:p>
      <text:p text:style-name="P1900"/>
      <text:p text:style-name="P1901">Meg berkedip dua kali, tiga kali. "Apakah Holly dan Elena ada di sini?"</text:p>
      <text:p text:style-name="P1902"/>
      <text:p text:style-name="P1903">Matanya menyipit saat melihat Harper di sisi Meg dan kepalanya mengangguk dengan cara yang aneh dan berputar-putar seolah-olah sebagian dirinya ingin mengatakan tidak.</text:p>
      <text:p text:style-name="P1904"/>
      <text:p text:style-name="P1905">"Siapa itu?" Holly muncul di puncak tangga, rambutnya yang terurai berkibar di sekitar wajahnya.</text:p>
      <text:p text:style-name="P1906">"Kami mencari Elena." Meg mencoba memberikan tatapan yang berarti, "apa yang dia lakukan di sini?"</text:p>
      <text:p text:style-name="P1907">"Elena?" Bayangan melintas di wajah Holly dan Meg membenci kebingungan sesaat yang dilihatnya. Seakan jika dia menunggu cukup lama, kebenaran akan muncul di dahi Meg; pesan dalam bola delapan ajaib. Tenggorokan Meg kering.</text:p>
      <text:p text:style-name="P1908">"Rumahnya," Meg mulai berkata, lalu urung. Dia mendorong Jason dan jari-jari sekeras besi menancap di lengannya.</text:p>
      <text:p text:style-name="P1909">"Ya Tuhan. Itu belum cukup perhatian tadi? Suami juga tidak percaya?" Jason memutar matanya. "Pergi," katanya pada Holly. "Sudah waktunya." Gelombang sesuatu memenuhi udara, tak terlihat namun Meg merasakannya menghantamnya. Mual mencengkeram perut Meg, perasaan yang sama seperti di Rumah Oktober.</text:p>
      <text:p text:style-name="P1910"/>
      <text:p text:style-name="P1911">Mata Holly berkaca-kaca dan mulutnya menganga. Dia mengangguk dan kembali menghilang dalam bayangan.</text:p>
      <text:p text:style-name="P1912"/>
      <text:p text:style-name="P1913">Ke dapur, pikir Meg.</text:p>
      <text:p text:style-name="P1914"/>
      <text:p text:style-name="P1915">"Roy pergi. Ada urusan." Kata-kata itu terucap dengan tersendat. Meg tak lagi mempercayainya.</text:p>
      <text:p text:style-name="P1916"/>
      <text:p text:style-name="P1917">Secercah kepanikan melintas di mata Jason. "Tidak ada Elena di sini." Ucapnya dengan gigi terkatup. Matanya mengkhianati kebohongannya dan secepat serangan ular derik, Meg mengangkat lutut ke selangkangannya dan melepaskan genggamannya agar tidak jatuh bersamanya. Dia menoleh ke pintu yang terbuka.</text:p>
      <text:p text:style-name="P1918"/>
      <text:p text:style-name="P1919">"Harper, ayo—"</text:p>
      <text:p text:style-name="P1920"/>
      <text:p text:style-name="P1921">Gadis kecil itu hilang dan perut Meg terasa mual. Dari ujung jalan, terdengar suara langkah kaki yang berlari-lari, sebuah pintu terbanting. Suara yang sangat kecil itu entah bagaimana sampai ke dua rumah di seberang.</text:p>
      <text:p text:style-name="P1922"/>
      <text:p text:style-name="P1923">Rumah Oktober telah memilikinya.</text:p>
      <text:p text:style-name="P1924"/>
      <text:p text:style-name="P1925">Jason merenggut saat ia berdiri, menggapai Meg.</text:p>
      <text:p text:style-name="P1926"/>
      <text:p text:style-name="P1927">Holly atau Harper, pikirnya.</text:p>
      <text:p text:style-name="P1928"/>
      <text:p text:style-name="P1929">Ia memutuskan bahwa ia belum siap menghadapi Rumah Oktober lagi. Tidak secepat ini.</text:p>
      <text:p text:style-name="P1930"/>
      <text:p text:style-name="P1931">Meg menyenggol jari-jari Jason yang terulur saat naik tangga. <text:s/>Ia mengayunkan siku ke belakang dengan liar dan merasakannya mengenai sesuatu yang berdaging. Jason terjengkang ke tanah saat ia mencapai puncak tangga. <text:s/>Tanpa tanda kehidupan di ruang tamu yang rapi, Meg masuk ke dapur. Lututnya hampir lemas melihat pemandangan yang menyambutnya.</text:p>
      <text:p text:style-name="P1932"/>
      <text:p text:style-name="P1933">Darah. <text:s/>Sangat banyak darah.</text:p>
      <text:p text:style-name="P1934"/>
      <text:p text:style-name="P1935">Mata Holly yang tak bernyawa menatap Meg dengan penuh tuduhan. Genangan darah di lantai berwarna krem susu, mengalir di antara setiap ubin seperti sungai. Pisau roti bergerigi menggantung dari tangan Holly yang lemas dan gumpalan daging yang tercabik-cabik di tenggorokannya menceritakan apa yang telah terjadi.</text:p>
      <text:p text:style-name="P1936"/>
      <text:p text:style-name="P1937">Langkah kaki yang berat menaiki tangga. Meg terjebak. <text:s/>Panik, ia mengamati ruangan. <text:s/>Tirai berkibar tertiup angin. <text:s/>Angin.</text:p>
      <text:p text:style-name="P1938"/>
      <text:p text:style-name="P1939">Gigi-gigi roda masuk ke tempatnya dan Meg berlari ke jendela, menendang keluar penyekat dan memasukkan kaki dalam satu gerakan. <text:s/>Sekitar tiga meter ke tanah, setidaknya. Langkah kaki Jason beralih dari karpet ke ubin dan tiba-tiba ketinggian itu tampak tidak begitu buruk.</text:p>
      <text:p text:style-name="P1940"/>
      <text:p text:style-name="P1941">Meg membidik semak dan hampir mendarat di dalamnya. Cukup dekat sehingga cabang-cabangnya mencakar lengannya. Benturan itu membuat napasnya terengah-engah, dan saat itulah dia melihat Elena. Berayun pelan di ayunan halaman belakang, tampaknya tidak menyadari bahaya di atas.</text:p>
      <text:p text:style-name="P1942"/>
      <text:p text:style-name="P1943">Jason mencondongkan tubuh keluar jendela, meringis pada Meg, tetapi diam. Terlalu diam.</text:p>
      <text:p text:style-name="P1944"/>
      <text:p text:style-name="P1945">"Elena," desah Meg dan kepala gadis kecil itu langsung menoleh. "Kita harus pergi, sayang."</text:p>
      <text:p text:style-name="P1946"/>
      <text:p text:style-name="P1947">Elena melirik ke bahu Meg, menemukan Jason di jendela. Dia memasang senyum manis. Meg berdoa agar Elena tidak tertipu.</text:p>
      <text:p text:style-name="P1948"/>
      <text:p text:style-name="P1949">"Ayo naik ke atas, sayang," panggilnya, tetapi Meg tahu itu ucapan yang salah. Mata Elena membulat dan ia menciut. Meg merangkul gadis itu dan membawanya berkeliling sisi rumah menuju jalan.</text:p>
      <text:p text:style-name="P1950"/>
      <text:p text:style-name="P1951">Jason melihat arah mereka dan tidak berusaha menghentikan mereka. Ia tersenyum lagi, dan kali ini bukan pura-pura.</text:p>
      <text:p text:style-name="P1952"/>
      <text:p text:style-name="P1953">"Kau bilang kau sudah di dalam," kata Meg pada Elena. "Apa yang ada di sana?"</text:p>
      <text:p text:style-name="P1954"/>
      <text:p text:style-name="P1955">"Di mana ibuku?" tanya Elena.</text:p>
      <text:p text:style-name="P1956"/>
      <text:p text:style-name="P1957">Meg membeku, kakinya terpaku dan bukan untuk pertama kalinya. Bukan sekarang, pikirnya.</text:p>
      <text:p text:style-name="P1958"/>
      <text:p text:style-name="P1959">Mata Elena tertuju pada kaki Meg. Bercak-bercak darah menempel di sepatunya.</text:p>
      <text:p text:style-name="P1960">Jantung Meg berdebar kencang.</text:p>
      <text:p text:style-name="P1961">"Tidak," bisik Elena. Ia menunduk, tidak berteriak, tidak menangis.</text:p>
      <text:p text:style-name="P1962">Nanti ia akan menangis, pikir Meg. Ia menarik Elena dekat, merasakan tubuhnya gemetar.</text:p>
      <text:p text:style-name="P1963">"Ini rumah ini," kata Meg. "Ini ada di kepala semua orang di lingkungan ini, bermain-main dengan ingatan kita. Tuan Ribeiro… kita perlu menjauh darinya. Tuan dan Nyonya Leonard lupa mereka punya anak. Mereka punya anak, kan?" Ia mengoceh dan ia tahu itu.</text:p>
      <text:p text:style-name="P1964"/>
      <text:p text:style-name="P1965">"Logan dan Harper," suara Elena tipis, hampir hampa.</text:p>
      <text:p text:style-name="P1966"/>
      <text:p text:style-name="P1967">"Si kembar ada di dalam rumah." Meg memandang ke arah rumah Leonard. Dua siluet memenuhi jendela, diam seperti manekin toko swalayan. "Rumah Oktober."</text:p>
      <text:p text:style-name="P1968"/>
      <text:p text:style-name="P1969">"Rasanya rumah itu hidup." Elena menguasai diri, masih menahan sesuatu, ibunya jelas terlintas di pikirannya. "Ia muncul dan menghilang. Tak seorang pun menyadari, atau setidaknya tak seorang pun mengatakan apa pun." Mata Elena melirik ke sana ke mari, mencari penyelamat. "Dan ia memakan anak-anak. Aku bercerita…" Ia menelan ludah. "Bercerita pada Ibu. Ia hanya menatapku, seperti ia lupa begitu saja setelah aku mengatakannya."</text:p>
      <text:p text:style-name="P1970"/>
      <text:p text:style-name="P1971">Meg mendesak. "Jadi kau masuk ke dalam." Ia sudah tahu apa yang terjadi di kepala Elena. Untuk menjelajah. Itulah yang dilakukan anak-anak. Mengutak-atik tempat terlarang untuk mencoba membuka rahasia alam semesta.</text:p>
      <text:p text:style-name="P1972"/>
      <text:p text:style-name="P1973">Elena menggaruk lengannya. "Kelihatannya seperti rumah biasa, tapi tidak biasa."</text:p>
      <text:p text:style-name="P1974"/>
      <text:p text:style-name="P1975">"Hidup," ulang Meg. "Benda-benda bergerak yang seharusnya tidak?" Kalimatnya meninggi di akhir, tapi bukan pertanyaan. "Kau bisa merasakan lantai... berdenyut."</text:p>
      <text:p text:style-name="P1976"/>
      <text:p text:style-name="P1977">"Kau bisa mendengarnya bernapas," kata Elena. "Dari lantai atas."</text:p>
      <text:p text:style-name="P1978"/>
      <text:p text:style-name="P1979">"Bagaimana kau bisa lolos?"</text:p>
      <text:p text:style-name="P1980"/>
      <text:p text:style-name="P1981">Elena menunduk. "Ia menyuruhku naik. Dengan suara Ibu. Aku hanya tidak mendengarkan."</text:p>
      <text:p text:style-name="P1982"/>
      <text:p text:style-name="P1983">Seekor burung kecil berkicau sendirian sementara beberapa daun kering bergesekan di aspal.</text:p>
      <text:p text:style-name="P1984"/>
      <text:p text:style-name="P1985">Kita harus pergi, pikir Meg. Mulailah berlari dan jangan berhenti sampai kita bermil-mil jauhnya. Sampai kita aman.</text:p>
      <text:p text:style-name="P1986"/>
      <text:p text:style-name="P1987">Pintu depan Rumah Gardiner berderit terbuka. Jason berdiri di ambang pintu, sorot mata yang tidak menyenangkan. Ia tidak berusaha mengejar mereka.</text:p>
      <text:p text:style-name="P1988"/>
      <text:p text:style-name="P1989">Meg melirik ke nomor Dua Puluh Dua, ke rumahnya. Ada lampu menyala di salah satu kamar tidur belakang. Ia tidak ingat meninggalkan lampu menyala.</text:p>
      <text:p text:style-name="P1990"/>
      <text:p text:style-name="P1991">"Kita harus kembali," kata Elena. Suaranya gemetar. "Menyelamatkan mereka."</text:p>
      <text:p text:style-name="P1992"/>
      <text:p text:style-name="P1993">Meg berbalik, hampir berharap rumah itu akan hilang lagi. Siap untuk kembali dalam beberapa minggu, bulan, atau tahun, tetapi di luar pandangan, di luar pikiran, untuk saat ini. Dua jendela dari lantai atas menyinari mereka. Sesuatu berkilauan di dalamnya. Jika sebuah rumah bisa terlihat lapar, rumah ini yang akan terlihat seperti itu.</text:p>
      <text:p text:style-name="P1994"/>
      <text:p text:style-name="P1995">Kali ini, rumput yang dipangkas rapi terasa buatan, terlalu sempurna. <text:s/>Rumput-rumput kecil terentang ke langit, <text:s/>berwarna hijau lebih cerah<text:s/><text:soft-page-break/>daripada rumah lain di blok itu. Warna kesempurnaan. Meg bersumpah dia bisa mendengar angin menderu tepat di dalam pintu depan.</text:p>
      <text:p text:style-name="P1996"/>
      <text:p text:style-name="P1997">Dia memikirkan Logan, lalu Harper.</text:p>
      <text:p text:style-name="P1998"/>
      <text:p text:style-name="P1999">Meg memegang pagar terlebih dahulu—dia pernah di sini sebelumnya. Pagar bergetar di bawah sentuhannya dan dia menggertakkan giginya menahan getaran, lebih agresif daripada sebelumnya. Rumah itu tahu sedang diserang dan menunjukkan cakarnya sebelum predator terlalu dekat.</text:p>
      <text:p text:style-name="P2000"/>
      <text:p text:style-name="P2001">Anak tangga berdetak seperti jantung di bawah kakinya, tetapi Meg terus maju. Elena mendorong punggungnya, dorongan yang diperlukan. Gendang telinganya sakit dan berdengung. <text:s/>Cairan hangat mengalir di sisi wajahnya. Darah? Mungkin, tetapi melepaskan tangan dari pagar untuk memeriksa tampak seperti ide bodoh. Meg menggapai pintu, mengantisipasi rasa sakit, gigi tajam. Dia menerjang kenop pintu, melepaskan jeritan liar, dan terkejut menemukannya dingin saat disentuh. Sebuah jantung dingin di tengah tubuh yang hangat. Dengan sekali putaran dan dorongan, Meg membuka pintu, siap menyerang apa pun yang mengintai di sisi lain.</text:p>
      <text:p text:style-name="P2002"/>
      <text:p text:style-name="P2003">Semua pertahanan ini tanpa kunci, pikirnya.</text:p>
      <text:p text:style-name="P2004"/>
      <text:p text:style-name="P2005">"Ia ingin kita masuk," bisik Elena, dan untuk sesaat, Meg lupa ia memiliki teman.</text:p>
      <text:p text:style-name="P2006"/>
      <text:p text:style-name="P2007">Meg hanya mengangguk, tetapi ia tidak terkejut. Ingatan tampaknya menjadi komponen kunci dari semua ini. Tetapi rumah seperti apa yang bisa mengubah ingatan?</text:p>
      <text:p text:style-name="P2008"/>
      <text:p text:style-name="P2009">"Ia berhenti," kata Elena. Suaranya sangat kecil sehingga hampir tidak terdengar sampai ke ujung beranda. Namun ia benar. Begitu pintu terbuka, rumah itu berhenti melawan. Kedua penjelajah pemberani itu menatap ke dalam ruang tamu yang kuno. Retakan menjalar di dinding berpanel kayu dengan lubang-lubang setiap beberapa kaki. Karpet bulu berwarna oranye kemerahan menahan furnitur yang lapuk. Sebuah kursi berlengan tinggi, usang dan pudar, menarik perhatian Meg.</text:p>
      <text:p text:style-name="P2010"/>
      <text:p text:style-name="P2011">Aku kenal kursi itu, pikirnya. Aku pernah duduk di sana, meraba-rabanya. Memetik pil-pil kecil kainnya.</text:p>
      <text:p text:style-name="P2012"/>
      <text:p text:style-name="P2013">Elena melangkah masuk dan papan lantai berderit di setiap langkahnya. Meg mengikutinya. Tidak normal, kata Elena, dan Meg merasakannya. Udara lembap dan berat, lebih cocok untuk rawa Florida daripada pinggiran kota Massachusetts. Lantai miring dengan sudut yang tidak wajar, tidak cukup untuk membuat perabotan bergeser atau menjatuhkan pernak-pernik dari raknya, tetapi Meg berjalan dengan tangan terentang untuk menopang dirinya.</text:p>
      <text:p text:style-name="P2014"/>
      <text:p text:style-name="P2015">Lampu meja berkedip dan Meg menoleh ke arahnya dan mendapati lampu itu padam. Bola lampu yang tidak tertutup, abu-abu seperti lautan badai, tanpa kehidupan di filamennya. Saat Meg berpaling, bola lampu berkedip lagi, dia yakin. Dimensi ruangan menjadi kabur, dinding tampak surut setiap kali Meg mengalihkan fokusnya.</text:p>
      <text:p text:style-name="P2016"/>
      <text:p text:style-name="P2017">Sepuluh kaki melewati pintu, Elena membeku seperti terjebak dalam jaring laba-laba. Meg menegang. Dengan semua keanehan hari itu, mungkin gadis itu terjebak dalam semacam jeratan tak terlihat. Kemudian dia<text:s/><text:soft-page-break/>mendengarnya. Sebuah gemerisik di atas. Seperti hembusan angin kencang dari tadi yang mencoba bergerak melalui lantai atas tanpa diketahui.</text:p>
      <text:p text:style-name="P2018"/>
      <text:p text:style-name="P2019">Kau bisa mendengarnya bernapas, kata Elena. Dari atas. Dia sudah berada di pendaratan tangga. Itu menyuruhku naik.</text:p>
      <text:p text:style-name="P2020"/>
      <text:p text:style-name="P2021">Angin panas menerjang turun tangga, membawa bau hangus yang samar. Hampir saja membuat kaki mereka terpeleset. Sebuah bisikan yang familiar terbawa angin.</text:p>
      <text:p text:style-name="P2022"/>
      <text:p text:style-name="P2023">"Meg." <text:s/>Aku hanya tidak mendengarkan. <text:s/>Embusan angin gurun berubah menjadi hembusan angin kencang seperti siklon. Meg dan Elena berpegangan pada pegangan tangga dan menaiki tangga seperti dua pendaki yang diterpa angin mendekati puncak Everest. Elena tergelincir dan Meg mendengar kukunya menancap ke kayu yang terkelupas. Mereka bukanlah yang pertama sampai sejauh ini. Meg mengaitkan lengannya pada pegangan tangga, siap menangkap Elena jika ia kehilangan pegangannya yang rapuh.</text:p>
      <text:p text:style-name="P2024"/>
      <text:p text:style-name="P2025">Elena berpegangan erat, mengertakkan gigi, tetapi tidak bisa maju lebih jauh. <text:s/>Menggunakan tenaga cadangan yang sebelumnya tidak diketahui, Meg mendorong bahunya ke punggung anak itu. <text:s/>Otot-otot di lehernya menegang. <text:s/>Rasanya seperti mencoba mendorong batu besar ke atas gunung. Satu langkah pada satu waktu. <text:s/>Kesulitan bertumpuk dan energi melawan mereka. Dan Meg tahu, yakin mereka akan terlempar turun tangga dan keluar pintu depan oleh kekuatan di dalam rumah. Kemudian dinding tak terlihat itu hancur. Elena jatuh ke atas tangga dengan Meg mendarat dengan canggung di sampingnya.</text:p>
      <text:p text:style-name="P2026"/>
      <text:p text:style-name="P2027">Penyamaran rumah biasa itu tidak sampai ke tangga, dan saat Meg berdiri, perutnya kembali jatuh ke lantai. Akhirnya ia mengerti. <text:s/>Rumah itu tidak hidup. Tidak ada darah yang mengalir deras, kulit yang merayap, kehangatan yang panas. Kayu kering, papan lantai lonjong, karpet yang dimakan ngengat, berganti menjadi logam halus dan murni di puncak tangga. <text:s/>Lembaran krom dengan tombol-tombol yang berkedip. Masa lalu yang jauh hingga masa depan yang tak terduga hanya dengan satu langkah. <text:s/>Hanya mesin.</text:p>
      <text:p text:style-name="P2028"/>
      <text:p text:style-name="P2029">Elena berkedip, berkedip lagi, dan Meg tahu itu bukan khayalannya. <text:s/>Lalu panel kontrol berdengung hidup dan suara itu terdengar familiar. <text:s/>Getarannya mengguncang rumah dan lampu neon menyala terang. <text:s/>Botol-botol kaca sebesar peti mati berjajar di dinding, hanya beberapa sentimeter jaraknya. <text:s/>Cairan kuning keruh bergolak di dalamnya mengikuti irama mesin.</text:p>
      <text:p text:style-name="P2030"/>
      <text:p text:style-name="P2031">Suara mesin, pikir Meg.</text:p>
      <text:p text:style-name="P2032"/>
      <text:p text:style-name="P2033">Karena ini bukan benar-benar rumah.</text:p>
      <text:p text:style-name="P2034"/>
      <text:p text:style-name="P2035">Jeritan mencoba menerobos tenggorokannya, tetapi ia tak membiarkannya. <text:s/>Daging pucat seperti hantu memantul di kaca tebal, tenggelam dalam air rendaman berwarna amber. <text:s/>Wajah menempel di kaca, pucat seperti mayat, dan familiar, itu menghentikan segala suara dari mulut Meg.</text:p>
      <text:p text:style-name="P2036"/>
      <text:p text:style-name="P2037">Logan Leonard.</text:p>
      <text:p text:style-name="P2038"/>
      <text:p text:style-name="P2039">Mata Harper Leonard yang heterokromia, setiap jejak warna di pipinya hilang terendam cairan di sekitarnya. <text:s/>Di sepanjang deretan, wajah-wajah tak dikenal berputar dalam sup mereka saat mesin menyala, berputar,<text:s/><text:soft-page-break/>meningkat dari dengungan menjadi raungan. Setiap ruang berisi penghuni manusia kecuali satu wadah di ujung deretan. Cairan berwarna oker menggenang di lantai seolah-olah teman satu sel dari pod terakhir telah meloloskan diri.</text:p>
      <text:p text:style-name="P2040"/>
      <text:p text:style-name="P2041">"Itu pergi!" teriak Elena.</text:p>
      <text:p text:style-name="P2042"/>
      <text:p text:style-name="P2043">Mungkin memang sudah pergi.</text:p>
      <text:p text:style-name="P2044"/>
      <text:p text:style-name="P2045">Meg menghantamkan tinjunya ke tangki Harper, tetapi kacanya tak bergeming. Tak berbeda dengan menghantamkan tinju ke batu bata. Lampu menyala, berkedip lebih terang. Sebuah peringatan. Sebuah hitung mundur. Meg menancapkan kuku-kukunya ke lekukan antara kaca. Mungkin dia bisa menyelamatkan mereka, mungkin dia bisa menyelamatkan satu.</text:p>
      <text:p text:style-name="P2046"/>
      <text:p text:style-name="P2047">Di sepanjang deretan, tubuh-tubuh mengapung, berbalik menghadap ruang dalam pesawat luar angkasa—apakah ini pesawat luar angkasa? Pesawat luar angkasa sungguhan, sialan?—mata kosong menatap dengan penilaian yang tertunda.</text:p>
      <text:p text:style-name="P2048"/>
      <text:p text:style-name="P2049">Kalian tidak bisa menyelamatkan kami semua, kata mereka.</text:p>
      <text:p text:style-name="P2050"/>
      <text:p text:style-name="P2051">Penderitaan menyebar melalui jari-jari Meg saat ia merobek kaca dengan kutikula yang rusak. Cairan hangat membasahi jarinya. Darah, darah mereka, tetapi terlalu banyak.</text:p>
      <text:p text:style-name="P2052"/>
      <text:p text:style-name="P2053">"Kontrolnya," kata Elena.</text:p>
      <text:p text:style-name="P2054"/>
      <text:p text:style-name="P2055">Mata Meg menjelajahi panel-panel berwarna-warni. Ia seperti anak kecil di balik kemudi mobil. Setiap tombol, tuas, warna tampak asing dan berbahaya. Aksi apa yang mungkin mereka lakukan, ia hanya bisa membayangkan.</text:p>
      <text:p text:style-name="P2056"/>
      <text:p text:style-name="P2057">Mesin-mesin menderu, mengancam akan membawa Meg, Elena, dan sisa muatan curian lainnya pergi. <text:s/>Sialan, pikirnya, dan meraih panel di bagian depan papan kontrol. Panel itu lebih mudah dilepas daripada kacanya, berjatuhan ke lantai dan memperlihatkan sekumpulan sirkuit, kabel, dan—</text:p>
      <text:p text:style-name="P2058"/>
      <text:p text:style-name="P2059">"Pipa," kata Meg.</text:p>
      <text:p text:style-name="P2060"/>
      <text:p text:style-name="P2061">Dia mencabut pipa terdekat dengan wajah masam dan uap putih seperti salju mendesing keluar dari logam yang patah, menyembunyikan kabel yang tersisa seperti kabut pagi.</text:p>
      <text:p text:style-name="P2062"/>
      <text:p text:style-name="P2063">"Mundur," katanya kepada Elena, lalu menatap kontainer terdekat. Milik Harper. Meg mengangkat pipa di atas kepalanya dan membantingkannya ke kaca. Kaca itu retak. Hanya sedikit, tetapi itu mengisi Meg dengan harapan. Dia melemparkannya lagi dan retakan seperti sarang laba-laba berpacuan di permukaan kaca, sementara waktu menghalangi Harper dari pandangan.</text:p>
      <text:p text:style-name="P2064"/>
      <text:p text:style-name="P2065">Dari segala penjuru, mesin-mesin itu semakin bergemuruh. Raungan berubah menjadi jeritan. Butiran pasir terakhir jatuh melalui jam pasir. Dengan jeritan seperti binatang buas, Meg membanting pipa sekali lagi dan gelas itu hancur, tubuh Harper tertumpah ke lantai di tengah semburan cairan kuning nikotin yang hangat. Tangki-tangki yang tak terhitung jumlahnya memohon pembebasan, tetapi jeritan mesin menjadi terlalu kuat. <text:s/>Sebuah permintaan maaf diam kepada Logan melintas di benak Meg saat ia<text:s/><text:soft-page-break/>melemparkan Harper ke bahunya dengan gaya gendongan pemadam kebakaran. Tubuh-tubuh pucat mengambang di kuburan air mereka saat ia berbalik, bertanya-tanya, berapa banyak jiwa yang kutinggalkan di kapal?</text:p>
      <text:p text:style-name="P2066"/>
      <text:p text:style-name="P2067">Meg menarik napas dalam-dalam dan berputar untuk mencari jalan keluar, berdoa kepada Tuhan agar medan gaya yang menunda masuknya mereka hanya bekerja satu arah. Ia berlari melewatinya, Elena di belakangnya. Kesemutan menyelimuti seluruh tubuhnya seperti sengatan listrik ringan, dan tangga yang bobrok itu muncul kembali. Debu beterbangan ke udara seperti kebangkitan saat tangga berderak dan hancur di belakang mereka. Menuruni tangga, melintasi ruang tamu, sekarang bergetar begitu hebat hingga lantai mengancam akan retak menjadi dua dan melahap karpet yang mengerikan itu. Kilatan logam bersinar melalui retakan, menyelimuti perabotan dengan cahaya steril mereka saat rumah itu melepaskan penyamarannya. Meg tidak berhenti untuk apa pun, hanya memperlambat untuk membuka pintu sebelum mendorong Elena masuk.</text:p>
      <text:p text:style-name="P2068"/>
      <text:p text:style-name="P2069">Ketiganya berguling menuruni tangga, mendarat di halaman, sekarang ditumbuhi tanaman liar dan kusut. Daun-daun kering berserakan di tanah dan Meg bersumpah mereka tidak ada di sana sepuluh menit sebelumnya. Harper terbaring di halaman yang tidak terawat, masih tidak sadarkan diri, tetapi dadanya naik, turun. Naik, turun.</text:p>
      <text:p text:style-name="P2070"/>
      <text:p text:style-name="P2071">Kemudian Meg menyadari.</text:p>
      <text:p text:style-name="P2072"/>
      <text:p text:style-name="P2073">Raungan mesin itu.</text:p>
      <text:p text:style-name="P2074"/>
      <text:p text:style-name="P2075">Sudah hilang.</text:p>
      <text:p text:style-name="P2076">Rumah Oktober.</text:p>
      <text:p text:style-name="P2077">Hilang.</text:p>
      <text:p text:style-name="P2078">Logan. Yang lainnya.</text:p>
      <text:p text:style-name="P2079">Hilang.</text:p>
      <text:p text:style-name="P2080"/>
      <text:p text:style-name="P2081">Pohon-pohon memenuhi lapangan terbuka seolah-olah hanya itu yang pernah ada. Hanya itu yang akan selalu ada.</text:p>
      <text:p text:style-name="P2082">Harper Leonard batuk, tersentak-sentak, seperti mesin yang kembali hidup.</text:p>
      <text:p text:style-name="P2083">Meg memeluk erat kedua gadis itu dan mereka berguling ke jalan. Entah bagaimana, di sana terasa lebih aman. Dada mereka memburu dan Meg teringat Holly Gardiner, masih ada itu yang harus diurus. Masih banyak yang harus diurus.</text:p>
      <text:p text:style-name="P2084">Engsel berkarat berdecit dan jantung Meg berdebar. Rumah itu, kembali. Lebih buruk lagi, Jason. Langkah kaki pelan mengetuk-ngetuk trotoar. Bukan rumput, trotoar.</text:p>
      <text:p text:style-name="P2085">"Meghan," kata suara seorang pria. Suara itu bergetar, sebagian karena emosi, sebagian karena usia.</text:p>
      <text:p text:style-name="P2086"/>
      <text:p text:style-name="P2087">Dia berdiri di halaman rumah nomor dua puluh dua, matanya melebar. <text:s/>Dia terlihat sangat familiar. <text:s/>Roy. Nama itu melintas di kepalanya. <text:s/>Benar, tak diragukan lagi, tetapi pria itu pasti sudah berusia tujuh puluhan. Terlalu tua untuk menjadi suaminya. Tidak, bukan suami. Ayah.</text:p>
      <text:p text:style-name="P2088"/>
      <text:p text:style-name="P2089">Air mata membanjiri wajah pria tua itu, mengalir melewati keriputnya seperti kayak menelusuri jeram.</text:p>
      <text:p text:style-name="P2090"/>
      <text:p text:style-name="P2091">"Kau sudah dewasa," kata pria itu, kata Roy, kata ayah Meg. Ia menutup mulutnya, memaksakan suara yang seakan diikat benang kusut. "Tapi aku akan mengenalimu di mana pun. <text:s/>Kukira aku telah kehilanganmu."</text:p>
      <text:p text:style-name="P2092"/>
      <text:soft-page-break/>
      <text:p text:style-name="P2093">Elena tidak berkata apa-apa sambil membelai rambut Harper dengan lembut.</text:p>
      <text:p text:style-name="P2094"/>
      <text:p text:style-name="P2095">Keringat menetes di pelipis Meg.</text:p>
      <text:p text:style-name="P2096"/>
      <text:p text:style-name="P2097">Ia mengingat. Ia mengingat semuanya.</text:p>
      <text:p text:style-name="P2098"/>
      <text:p text:style-name="P2099">Masih menggenggam tangan mungil Elena, Meg merasa kembali berusia dua belas tahun. Usia yang sama saat pertama kali ia melihat Rumah Oktober, hari ketika rumah itu memanggilnya, hari ia memutuskan untuk masuk.</text:p>
      <text:p text:style-name="P2100"/>
      <text:p text:style-name="P2101">"Hanya melihat-lihat," bisiknya. Tak seorang pun mendengarnya. "Apa yang bisa terjadi? Ini lingkungan yang bagus."</text:p>
      <text:p text:style-name="P2102"/>
      <text:p text:style-name="P2103">Rumah itu membiarkan aku naik ke atas, pikirnya. Tidak seperti Elena.</text:p>
      <text:p text:style-name="P2104"/>
      <text:p text:style-name="P2105">Angin berdesir di antara pepohonan di ujung Jalan Oktober dan empat rumah yang tersisa menatap kerumunan di tengah jalan buntu.</text:p>
      <text:p text:style-name="P2106"/>
      <text:p text:style-name="P2107">Mata Meg menemukan Rumah Gardiner, menemukan Rumah Ribeiro. Jason tidak terlihat. Tapi ia akan kembali. Dan begitu juga Rumah Oktober.</text:p>
      <text:p text:style-name="P2108"/>
      <text:p text:style-name="P2109">Lain kali, Meg akan siap.</text:p>
      <text:p text:style-name="P2110">Lain kali, Meg tidak akan lupa.</text:p>
      <text:p text:style-name="P2111">Ia bersandar pada pelukan ayahnya dan mencium aroma parfum setelah bercukur yang sangat dikenalnya. Rumah Oktober dan bagaimana rupa rumah itu sudah mulai memudar dalam ingatannya. Ayah Meg membelai rambutnya, Meg merasakan air mata ayahnya menetes di pipinya.</text:p>
      <text:p text:style-name="P2112">"Aku tak percaya kau kembali," katanya.</text:p>
      <text:p text:style-name="P2113">Meg memandang ke tempat di mana sesuatu telah menempati ruang tak lama sebelumnya, dan meskipun Elena dan Harper menatap hutan dengan mata waspada, mudah untuk percaya bahwa tak pernah ada apa pun di sana.</text:p>
      <text:p text:style-name="P2114"/>
      <text:p text:style-name="P2115">Akhir</text:p>
      <text:p text:style-name="P2116">Hibrida</text:p>
      <text:p text:style-name="P2117">Oleh</text:p>
      <text:p text:style-name="P2118">Mark Young</text:p>
      <text:p text:style-name="P2119">Tank melayang menggelegar di kejauhan.</text:p>
      <text:p text:style-name="P2120"/>
      <text:p text:style-name="P2121">Burung-burung merasakan mereka lebih dulu, saling memanggil satu sama lain. <text:s/>Meskipun panas, ia menggigil. Bulu kuduk merinding di lengan Kobi – sebuah peringatan. Ada sesuatu yang tidak beres. Ia mendongak. Melihat mereka terbang. Monyet-monyet melolong dan berhamburan, berayun di antara pepohonan. Semak-semak bergetar dan ranting patah di semak-semak di sekitarnya. Makhluk tak terlihat melarikan diri dari suara malapetaka yang mendekat. Serangga beterbangan, menggelitik wajahnya. Tapi dengan kekhawatiran yang lebih penting, ia mengabaikannya.</text:p>
      <text:p text:style-name="P2122"/>
      <text:p text:style-name="P2123">Menarik turun kacamata pelindungnya mengaktifkan penglihatan malam headset-nya. Ia beralih ke mode tanda panas, menampilkan penghuni hutan dalam dunia warna. Semua melarikan diri ketakutan dari mesin-mesin raksasa yang menuju ke arah mereka.</text:p>
      <text:p text:style-name="P2124"/>
      <text:p text:style-name="P2125">Kobi mengaktifkan audio pada headset dan sebuah antena kecil berdengung dan memanjang di sisi kiri. Desis statis berdengung di alat dengar saat ia memutar sebuah tombol, berharap untuk menyusup ke komunikasi penyerang.</text:p>
      <text:p text:style-name="P2126"/>
      <text:soft-page-break/>
      <text:p text:style-name="P2127">"Itu!" Ia menekan tombol lain untuk merekam bukti apa pun yang dapat ia pastikan. Ia mendengarkan dengan saksama. Sulit untuk menguraikan apa yang dikatakan – sinyalnya sangat terdistorsi. Tapi hanya butuh beberapa saat bagi Kobi untuk memahami kecurigaannya benar. "Pemburu liar!"</text:p>
      <text:p text:style-name="P2128"/>
      <text:p text:style-name="P2129">Menarik naik kacamatanya, ia mengintip ke kejauhan, melihat kilatan kecil dari salah satu lampu depan tank. "Bajingan. Mereka datang untuk mereka. Mereka tidak bisa melakukan ini. Mereka spesies yang dilindungi. Yang terakhir dari jenis mereka."</text:p>
      <text:p text:style-name="P2130"/>
      <text:p text:style-name="P2131">Berputar-putar, ia berlari sekencang mungkin. Melompati sulur dan akar. Menyeruak semak dan ranting. Ranting. Batang. Sengat. Menggores kaki telanjangnya. Ia harus menemukan mereka. Memperingatkan mereka bahwa mereka dalam bahaya. Bahkan jika itu berarti mempertaruhkan nyawanya sendiri. Karena hidupnya tak berarti apa-apa jika ia hanya berdiri dan membiarkan hewan-hewan kesayangannya dibunuh.</text:p>
      <text:p text:style-name="P2132"/>
      <text:p text:style-name="P2133">Tidak butuh waktu lama untuk menemukan mereka. Ia mendekati permukiman mereka dengan hati-hati tanpa tahu bagaimana ia akan melakukan ini.</text:p>
      <text:p text:style-name="P2134"/>
      <text:p text:style-name="P2135">Salah satu induk bergumam, mengganggu yang lain, membangunkan kelompok lainnya.</text:p>
      <text:p text:style-name="P2136"/>
      <text:p text:style-name="P2137">Kobi melangkah lebih dekat.</text:p>
      <text:p text:style-name="P2138"/>
      <text:p text:style-name="P2139">Gesekan di dekatnya. Alpha, gorila perak, menerjang keluar dari semak-semak dengan raungan, menghalangi Kobi untuk bergerak lebih jauh ke kerumunan.</text:p>
      <text:p text:style-name="P2140"/>
      <text:p text:style-name="P2141">Ia jatuh ke lantai. Kepala tertunduk. Mata terpejam. Hati-hati agar tidak melakukan kontak mata. Ia sangat ketakutan. Tapi berusaha untuk tidak menunjukkannya, meskipun tubuhnya gemetar. Namun ia rela mempertaruhkannya. Ini adalah gorila terakhir dari jenis mereka. Ia telah bekerja keras. Mengamati mereka. Mengenal mereka. Belajar berkomunikasi dan mengembangkan bentuk bahasa isyarat dengan mereka. Tapi yang terpenting – mendapatkan kepercayaan mereka. Kepercayaan. Satu-satunya alasan ia masih hidup saat ini.</text:p>
      <text:p text:style-name="P2142"/>
      <text:p text:style-name="P2143">Alpha berdiri dengan kaki belakangnya. Memukul dadanya dan mengaum lagi.</text:p>
      <text:p text:style-name="P2144"/>
      <text:p text:style-name="P2145">Kobi Foss – kau idiot sialan! Itulah hal terakhir yang diinginkannya. Para pemburu pasti mendengar auman Alpha. Menentukan posisinya untuk langsung ke sini.</text:p>
      <text:p text:style-name="P2146"/>
      <text:p text:style-name="P2147">Menawarkan tangannya, ia menghela napas lega ketika Alpha menyentuh telapak tangannya dengan jari-jari besar dan berbulunya. Ia sedikit mundur.</text:p>
      <text:p text:style-name="P2148"/>
      <text:p text:style-name="P2149">Kau harus pergi, ia memberi isyarat dengan ekspresi wajah yang mendesak. Sekarang.</text:p>
      <text:p text:style-name="P2150"/>
      <text:p text:style-name="P2151">Mata Alpha menyipit. Mengapa?</text:p>
      <text:p text:style-name="P2152"/>
      <text:p text:style-name="P2153">Dengar suara itu?</text:p>
      <text:p text:style-name="P2154"/>
      <text:p text:style-name="P2155">Dia melihat sekeliling, mendengarkan hiruk pikuk yang semakin keras mendekat. Apa itu?</text:p>
      <text:p text:style-name="P2156"/>
      <text:soft-page-break/>
      <text:p text:style-name="P2157">Para pemburu datang. Kau harus lari. Sekarang. Cari tempat bersembunyi dan tetap di sana sementara aku mengalihkan perhatian mereka dan membuat mereka pergi.</text:p>
      <text:p text:style-name="P2158"/>
      <text:p text:style-name="P2159">Alpha mengaum. Meninju tanah dengan sangat keras, Kobi merasakan getarannya di bumi. Gorila perak itu mendengkus, memukul dadanya, membangkitkan kelompoknya untuk bertindak. Mengusir semuanya hingga mereka semua pergi dari tempat terbuka.</text:p>
      <text:p text:style-name="P2160"/>
      <text:p text:style-name="P2161">Alpha berbalik. Bagaimana denganmu?</text:p>
      <text:p text:style-name="P2162">Jangan khawatirkan aku. Aku bisa menjaga diriku sendiri. Cepat pindahkan keluargamu dari sini dan bersembunyi untuk sementara waktu.</text:p>
      <text:p text:style-name="P2163">Terima kasih. Dan kemudian dia pergi.</text:p>
      <text:p text:style-name="P2164">"Kau melakukannya dengan baik, Kobi." Dia kembali ke hutan dan mengikuti suara tank melayang yang mendekat. "Tapi sekarang kau harus berbuat lebih baik lagi."</text:p>
      <text:p text:style-name="P2165"/>
      <text:p text:style-name="P2166">Beberapa ratus meter lagi dan Kobi menghalangi jalan para pemburu liar. Mereka bisa dengan mudah menembaki dia, tetapi truk-truk itu berhenti. Pria dan wanita berhamburan dari kendaraan, siluet oleh sinar yang keluar dari truk. Cahaya terlalu terang, Kobi menutup matanya dan mendengarkan suara gerakan mereka. Keahlian yang telah dia kembangkan selama bertahun-tahun di hutan. Dia mengangkat tangannya agar mereka tidak menembak. Dia bersedia memberikan nyawanya untuk menyelamatkan gorila. Tetapi jika dia juga bisa menghindari dihancurkan oleh hujan peluru, yah, itu akan menjadi pilihannya. Apa pun hasilnya, setidaknya dia akan memberi klan kesempatan terbaik untuk melarikan diri.</text:p>
      <text:p text:style-name="P2167"/>
      <text:p text:style-name="P2168">Ada setidaknya empat belas orang di sana. Lima belas ketika pemimpinnya keluar dari kendaraan dan mendekatinya dengan lambat. Ia merasa semua mata tertuju padanya. Ia membayangkan jari-jari mereka di pelatuk, gatal menunggu perintah dari bos besar. Tapi perintah itu tak pernah datang.</text:p>
      <text:p text:style-name="P2169"/>
      <text:p text:style-name="P2170">"Ah, Kobi Foss." Suara pemimpin itu dalam, gelap, dan merenung. "Kurasa aku sudah menduga kau akan ada di sini."</text:p>
      <text:p text:style-name="P2171"/>
      <text:p text:style-name="P2172">"Yah, pasti ada yang harus menghentikan kalian, bajingan."</text:p>
      <text:p text:style-name="P2173"/>
      <text:p text:style-name="P2174">"Nah, nah. Tak perlu kasar."</text:p>
      <text:p text:style-name="P2175"/>
      <text:p text:style-name="P2176">"Hanya mengatakan yang sebenarnya saja, Mustafa."</text:p>
      <text:p text:style-name="P2177"/>
      <text:p text:style-name="P2178">Pria itu terkekeh. "Oh, Nak. Kau membuatku tertawa."</text:p>
      <text:p text:style-name="P2179"/>
      <text:p text:style-name="P2180">"Itu bukan niatku. Seorang pria sepertimu tidak pantas mendapatkan kebahagiaan. Dan aku bukan anak kecil."</text:p>
      <text:p text:style-name="P2181"/>
      <text:p text:style-name="P2182">"Kenapa? Aku tidak pantas bahagia karena aku tidak sependapat dengan idealismu tentang dunia? Kita tidak bisa semua sama di alam semesta kita ini, hidup akan sangat membosankan jika kita sama."</text:p>
      <text:p text:style-name="P2183"/>
      <text:p text:style-name="P2184">"Jika kau berhasil, tidak akan ada kehidupan sama sekali. Itulah sebabnya aku berdiri di sini."</text:p>
      <text:p text:style-name="P2185"/>
      <text:p text:style-name="P2186">Mustafa mondar-mandir dari kiri ke kanan dan kembali lagi. Di depan barisan pasukannya yang telah terbentuk. <text:s/>Artinya mereka tidak akan menembak sementara pemimpin mereka yang gagah perkasa berada di garis tembak.</text:p>
      <text:p text:style-name="P2187"/>
      <text:p text:style-name="P2188">Kau berani, gadis. <text:s/>Aku akui itu. Pernahkah kau mempertimbangkan untuk bekerja untukku?</text:p>
      <text:p text:style-name="P2189"/>
      <text:p text:style-name="P2190">Tidak mungkin.</text:p>
      <text:p text:style-name="P2191"/>
      <text:p text:style-name="P2192">Tanyakan saja pada salah satu asosiasku di sini – aku membayar sangat tinggi.</text:p>
      <text:p text:style-name="P2193"/>
      <text:p text:style-name="P2194">Apakah itu saja yang kau pedulikan? Uang?</text:p>
      <text:p text:style-name="P2195"/>
      <text:p text:style-name="P2196">Mengapa lagi aku akan berada di sini? Sejak gorila-gorila ini menjadi spesies yang terancam punah berabad-abad yang lalu, nilainya meningkat. Makhluk-makhluk ini sangat berharga bagiku. Aku kenal banyak orang yang akan membayar mahal untuk mereka – mati atau hidup.</text:p>
      <text:p text:style-name="P2197"/>
      <text:p text:style-name="P2198">"Kaulah penyebab umat manusia tak mampu lagi bertahan di sini." Kobi tak mampu lagi menahan amarahnya. "Orang-orang sepertimu, yang mengeruk sumber daya Bumi hingga nyaris tak tersisa. Kita seharusnya bisa bekerja sama untuk membangun kembali dan memulihkan planet ini. Tapi orang-orang yang kau layani pergi dengan kekayaan mereka untuk hidup mewah di stasiun ruang angkasa yang mengorbit planet ini."</text:p>
      <text:p text:style-name="P2199"/>
      <text:p text:style-name="P2200">"Dan dalam ketidakhadiran mereka, planet ini menyelamatkan dirinya sendiri. Kembali ke keajaiban alamnya."</text:p>
      <text:p text:style-name="P2201"/>
      <text:p text:style-name="P2202">"Sampai kalian kembali secara massal dan menghancurkannya lagi."</text:p>
      <text:p text:style-name="P2203"/>
      <text:p text:style-name="P2204">"Kau benar-benar anak yang bodoh." <text:s/>Sikap sombongnya tampak jelas dalam nada bicaranya.</text:p>
      <text:p text:style-name="P2205"/>
      <text:p text:style-name="P2206">"Sudah kukatakan aku bukan anak-anak."</text:p>
      <text:p text:style-name="P2207"/>
      <text:p text:style-name="P2208">"Kau pikir kau mengulur waktu. Membiarkan gorila-gorila itu kabur."</text:p>
      <text:p text:style-name="P2209">"Aku tidak akan membiarkan kalian menyakiti mereka." Kobi mengaktifkan senjata yang terpasang di lengan bawahnya. Tombol-tombol tersembunyi di papan ketik telapak tangan sarung tangan tanpa jarinya. Yang harus dia lakukan adalah mengepalkan tangan, mengarahkan, dan menekan, dan para bajingan pembunuh ini akan mati.</text:p>
      <text:p text:style-name="P2210">"Kau tidak perlu melakukannya. Karena yang kau lakukan hanyalah menawarkan diri sebagai umpan. Gorila jantan akan datang kepada kita. Tangkap dia."</text:p>
      <text:p text:style-name="P2211">Sebelum dia bisa melepaskan tembakan, sebuah ledakan laser membuatnya pingsan. Dan sejak saat gelap itu, hidupnya tak akan pernah sama lagi.</text:p>
      <text:p text:style-name="P2212"/>
      <text:p text:style-name="P2213">Dunia terasa terbalik saat penglihatan Kobi kembali fokus. Semak-semak menekan pipinya. Ia meludahkan tanah dari mulutnya. <text:s/>Setelah mengedipkan mata untuk menghilangkan kabut di pandangannya, ia mencoba berdiri, tetapi tangannya terikat di belakang punggung. Berguling, ia berusaha berdiri dengan lutut. Pusing. Mual. Perutnya mual dan ia muntah. Dengan canggung ia menyeka mulutnya di bahunya.</text:p>
      <text:p text:style-name="P2214"/>
      <text:p text:style-name="P2215">Tank melayang mengejar kelompok gorila. Pertemuannya dengan para pemburu liar. Ledakan laser dari senjata setrum yang membuatnya pingsan. Semua itu kembali menyeruak.</text:p>
      <text:p text:style-name="P2216"/>
      <text:p text:style-name="P2217">"Aha!" Mustafa berjongkok sehingga ia dan Kobi berhadapan muka. "Lihat siapa yang akhirnya memutuskan untuk bergabung dengan kita."</text:p>
      <text:p text:style-name="P2218"/>
      <text:p text:style-name="P2219">Kelompok pemburu liarnya tertawa.</text:p>
      <text:p text:style-name="P2220"/>
      <text:p text:style-name="P2221">Kobi meludah ke wajahnya.</text:p>
      <text:p text:style-name="P2222"/>
      <text:p text:style-name="P2223">Mengusap ludahnya, Mustafa menyeringai sambil menatap jari-jarinya yang basah. "Itu tidak sopan."</text:p>
      <text:p text:style-name="P2224"/>
      <text:p text:style-name="P2225">"Lucu, kukira kau bilang aku anak kecil." Kobi menatapnya dengan waspada, memperhatikan setiap gerakannya.</text:p>
      <text:p text:style-name="P2226"/>
      <text:p text:style-name="P2227">"Tidak ada yang lucu tentang keadaanmu sekarang. Bukankah begitu?"</text:p>
      <text:p text:style-name="P2228"/>
      <text:p text:style-name="P2229">"Aku tidak takut mati. Dan aku tidak takut padamu."</text:p>
      <text:p text:style-name="P2230"/>
      <text:p text:style-name="P2231">"Sebagian orang mengatakan kematian adalah jalan menuju kehidupan lain. Sebuah pembebasan. Tapi aku tidak ingin membunuhmu. Aku punya rencana lain untukmu. Kau bagian penting dari proyek yang sedang kulakukan. Tapi kau salah tentang satu hal. Kau seharusnya takut. Sangat takut." Sebuah seringai terukir di wajah Mustafa. "Sekarang, mari kita tangkap hadiah kita yang lain, ya?" Dia memberi isyarat dan dua anak buahnya melangkah maju. Salah satunya meraih bahu Kobi.</text:p>
      <text:p text:style-name="P2232"/>
      <text:p text:style-name="P2233">Ia memprotes. Melawan dua pemburu liar itu sampai dengungan pendek dan tajam berdengung di dekat telinganya. Sebelum ia dapat menyadari apa itu, sengatan listrik mengalir melalui tubuhnya.</text:p>
      <text:p text:style-name="P2234"/>
      <text:p text:style-name="P2235">Kobi berusaha menahan keinginan untuk berteriak. Ia benci menunjukkan rasa takut dan penderitaan. Tetapi sengatan itu sangat intens. Tubuhnya kejang. Tak mampu mengendalikannya. <text:s/>Sebuah lolongan terdorong dari dalam.</text:p>
      <text:p text:style-name="P2236"/>
      <text:p text:style-name="P2237">Serangan taser kedua lebih menyakitkan daripada yang pertama.</text:p>
      <text:p text:style-name="P2238"/>
      <text:p text:style-name="P2239">Kobi menjerit. Mengepalkan giginya. <text:s/>Tak sengaja menggigit lidahnya sendiri. Darah hangat menetes di tenggorokan bagian belakang. Tubuhnya melemah.</text:p>
      <text:p text:style-name="P2240"/>
      <text:p text:style-name="P2241">Raungan menggema di kejauhan.</text:p>
      <text:p text:style-name="P2242"/>
      <text:p text:style-name="P2243">Alpha. Mustafa mendengarkan pergerakan binatang buas itu sambil melirik beberapa burung yang tersisa terbang. <text:s/>"Kau menggunakan aku sebagai umpan?" Kobi merasakan semburan energi tiba-tiba saat menyadari rencana pemburu itu. "Tidak!" Ia menerjang maju, menabrak perut Mustafa, tetapi hampir belum berdiri tegak sebelum tersambar sengatan listrik lagi. Kakinya lumpuh. Ia menjerit. Terjatuh telentang, dagunya membentur tanah. Gigi-giginya menggigit lidahnya lebih dalam saat benturan. Darah menyembur dari mulutnya. Ia mencoba menahan air mata, tetapi sia-sia. Rasa sakitnya amat sangat, rasa malunya terlalu besar. Kali ini ia benar-benar telah membuat kesalahan. Seteguh tekadnya, sekuat dirinya, benih-benih ketakutan telah tumbuh dalam pikirannya, melemahkan tekadnya. Yang paling membuatnya takut adalah ia tidak lagi tahu siapa dirinya – atau, setidaknya, siapa yang ia kira dirinya. "Keras kepala sekali, ya?" Mustafa berjongkok, merangkak. <text:s/>Putih matanya terlihat saat ia melotot, gigi-giginya yang putih mutiara menyeringai gembira. Ia tampak seperti orang gila yang sedang berpesta. "Tapi tetap saja, bukan binatang buas."</text:p>
      <text:p text:style-name="P2244"/>
      <text:soft-page-break/>
      <text:p text:style-name="P2245">Kau tidak mengerti dunia yang luas ini dan bagaimana cara kerjanya. Kau pikir karena kau peduli pada hewan-hewan ini kau lebih baik dari kami. Tapi kau tidak. <text:s/>Pemburu itu berdiri. Menjulang tinggi. Menjatuhkan bayangannya.</text:p>
      <text:p text:style-name="P2246"/>
      <text:p text:style-name="P2247">"Katakan padaku, bagaimana rasanya menjadi semut di bawah sepatu bot hitamku yang besar?" Dia tersenyum. Mengangkat kakinya. Dan menjatuhkannya. Ke pundaknya dengan sangat keras.</text:p>
      <text:p text:style-name="P2248"/>
      <text:p text:style-name="P2249">Krunch.</text:p>
      <text:p text:style-name="P2250"/>
      <text:p text:style-name="P2251">Rasa sakit itu seperti yang tak pernah dialami Kobi sebelumnya. Jeritan yang berasal dari perutnya merobek tenggorokannya saat keluar.</text:p>
      <text:p text:style-name="P2252"/>
      <text:p text:style-name="P2253">Tulangnya tak hanya patah. <text:s/>Hancur berkeping-keping. Kobi merasakannya. Mendengarnya. Matanya terbalik. Dia tak pernah takut mati. Tapi malaikat maut itu mengundang. Mengulurkan tangannya. Menyambutnya.</text:p>
      <text:p text:style-name="P2254"/>
      <text:p text:style-name="P2255">"Gabunglah denganku," katanya, dan perempuan itu gemetar saat tatapan mata hitamnya memikatnya. Kegelapan itu sangat menguasai. Menariknya ke dalam jurang ketiadaan. Menuju pelukan kelupaan.</text:p>
      <text:p text:style-name="P2256"/>
      <text:p text:style-name="P2257">Namun tekad hidupnya lebih kuat.</text:p>
      <text:p text:style-name="P2258"/>
      <text:p text:style-name="P2259">Ia berjuang untuk tetap terjaga. Tersengal-sengal, ia tersentak kembali ke dunia nyata. Bahunya yang patah terasa seperti tersengat listrik. Mengirimkan sengatan petir ke pikiran dan tubuhnya. Memusatkan perhatian pada sisi tubuhnya yang baik, ia mencakar tanah. Menyeret dirinya dengan sangat lambat menjauh dari para penyiksanya.</text:p>
      <text:p text:style-name="P2260"/>
      <text:p text:style-name="P2261">Mereka berdiri di sana. Tertawa melihat gadis lemah itu mencoba melarikan diri. Menuju semak dan pepohonan yang semakin lebat.</text:p>
      <text:p text:style-name="P2262"/>
      <text:p text:style-name="P2263">"Lihat ini – tak berguna seperti siput," Mustafa terkekeh. "Inilah balasannya jika kau melawan Mustafa dan anak buahku, ya?"</text:p>
      <text:p text:style-name="P2264"/>
      <text:p text:style-name="P2265">Para kaki tangan pemburu itu tertawa dan bersorak saat ia terus melontarkan hinaan demi hinaan. Namun mereka menjaga jarak. Membiarkan gadis muda itu berpikir ia berhasil lolos.</text:p>
      <text:p text:style-name="P2266"/>
      <text:p text:style-name="P2267">Lalu semuanya terjadi begitu cepat.</text:p>
      <text:p text:style-name="P2268"/>
      <text:p text:style-name="P2269">Gesekan di pepohonan.</text:p>
      <text:p text:style-name="P2270"/>
      <text:p text:style-name="P2271">Serbuan. Tanah bergemuruh. Detak jantung Ibu Pertiwi – drum suku hutan berdebar di tanah. <text:s/>Gerakan. Di antara pepohonan. Daun-daun bergoyang.</text:p>
      <text:p text:style-name="P2272"/>
      <text:p text:style-name="P2273">Sesuatu datang. Mendekat dengan cepat.</text:p>
      <text:p text:style-name="P2274"/>
      <text:p text:style-name="P2275">Dari kiri? Kanan? Belakang?</text:p>
      <text:p text:style-name="P2276">Dari segala arah.</text:p>
      <text:p text:style-name="P2277">Alpha menerobos semak-semak tempat Kobi bersembunyi.</text:p>
      <text:p text:style-name="P2278">Ia berguling ke punggungnya.</text:p>
      <text:p text:style-name="P2279">"Tidak, Alpha." Suaranya lemah.</text:p>
      <text:p text:style-name="P2280"/>
      <text:p text:style-name="P2281">Gorila perak mendarat dengan suara gedebuk. Meraung. Menunjukkan giginya. Ia bangkit berdiri, memukul dadanya. Raungan berikutnya lebih intens,<text:s/><text:soft-page-break/>lebih marah daripada yang pertama. Menghalang para pemburu agar tidak sampai ke Kobi.</text:p>
      <text:p text:style-name="P2282"/>
      <text:p text:style-name="P2283">Baik karena kagum, takut, atau campuran keduanya, Mustafa dan krunya membeku. Mulut mereka menganga. Terpesona oleh binatang buas yang megah itu.</text:p>
      <text:p text:style-name="P2284"/>
      <text:p text:style-name="P2285">Senyum mengembang di wajah Mustafa. Buruannya ada dalam jangkauannya.</text:p>
      <text:p text:style-name="P2286"/>
      <text:p text:style-name="P2287">"TEMBAK!!!"</text:p>
      <text:p text:style-name="P2288"/>
      <text:p text:style-name="P2289">Para pemburu tersentak dari keterkejutan mereka, mengarahkan senjata mereka dan melepaskan tembakan. Tetapi senjata kejut itu bukanlah tandingan Alpha.</text:p>
      <text:p text:style-name="P2290"/>
      <text:p text:style-name="P2291">Tubuhnya seakan menyerap sinar-sinar itu. Sinar itu tak mempan padanya dan ternyata hanya pertunjukan cahaya. Satu-satunya efeknya adalah membuatnya marah.</text:p>
      <text:p text:style-name="P2292"/>
      <text:p text:style-name="P2293">Alpha menerjang penembak terdekat. Menjatuhkannya ke tanah. Menarik tangannya ke belakang dan berulang kali memukul wajah penyerangnya sampai tengkoraknya remuk di bawah buku-buku jarinya yang berlumuran darah.</text:p>
      <text:p text:style-name="P2294"/>
      <text:p text:style-name="P2295">Pertunjukan cahaya dari senjata-senjata itu berhenti.</text:p>
      <text:p text:style-name="P2296"/>
      <text:p text:style-name="P2297">Mustafa dan para pemburu liar terpaku.</text:p>
      <text:p text:style-name="P2298"/>
      <text:p text:style-name="P2299">Gorila perak itu mengamati korbannya. Mencolek dan mendorong-dorong. Mengguncang mayat itu seolah mencoba membangunkan orang itu dari tidur. Atau mungkin dia memastikan orang itu sudah mati?</text:p>
      <text:p text:style-name="P2300"/>
      <text:p text:style-name="P2301">Tetapi ia menatap mereka—masing-masing secara individual—sambil mengutak-atik bangkai itu. Mencemooh bentuk manusia dan betapa lemahnya. Ia adalah raja hutan. Dan tidak ragu-ragu menunjukkannya.</text:p>
      <text:p text:style-name="P2302"/>
      <text:p text:style-name="P2303">Alpha mencengkeram mayat itu dari leher dan melemparkannya ke para pemburu liar, memecah kelompok mereka, menyebabkan mereka berhamburan ke segala arah. Ia melompat ke yang terdekat. Dengan mudah menusuk tangannya ke dada wanita itu. Mencabut jantungnya dan menghancurkannya. Menghantamkannya ke wajah mayat sebelum melemparkannya ke samping.</text:p>
      <text:p text:style-name="P2304"/>
      <text:p text:style-name="P2305">Para pemburu liar memukuli gorila perak itu dengan rentetan peluru karet yang dahsyat.</text:p>
      <text:p text:style-name="P2306"/>
      <text:p text:style-name="P2307">Alpha melindungi wajahnya dari serangan itu dengan bisepnya yang besar. Peluru-peluru itu memantul dari tubuhnya—hanya gangguan kecil.</text:p>
      <text:p text:style-name="P2308"/>
      <text:p text:style-name="P2309">Ketika mereka kehabisan peluru, pemburu liar dengan senjata kejut listrik menyerangnya dari samping. Gorila itu meraung kesakitan karena sengatan listrik. Berbalik dan meninju wajah pria itu dengan pukulan keras, menjatuhkannya ke lantai. Ia meraih penyerangnya dari pergelangan kaki. Ratapan pria itu segera berubah menjadi jeritan ketika Alpha membantingnya ke pohon.</text:p>
      <text:p text:style-name="P2310"/>
      <text:p text:style-name="P2311">Lagi.</text:p>
      <text:p text:style-name="P2312">Lagi.</text:p>
      <text:p text:style-name="P2313">Lagi.</text:p>
      <text:soft-page-break/>
      <text:p text:style-name="P2314">Tulang punggungnya patah, tetapi binatang buas itu terus menyerang sampai tubuhnya lemas.</text:p>
      <text:p text:style-name="P2315">"Tidak!" teriak Kobi. Mustafa menyeretnya dari tempat persembunyiannya. Sebuah pistol ditekankan ke samping kepalanya. "Lari, Alpha! Lari!"</text:p>
      <text:p text:style-name="P2316"/>
      <text:p text:style-name="P2317">Alpha memukul tanah dan mengaum. Mustafa mengangguk dan salah satu pemburu liarnya mendekati binatang buas itu dengan sepasang borgol besar. Alpha menangkapnya di bahu. Menjepit rahangnya ke wajah pria itu dan jauh ke dalam tengkoraknya. Merobek kepalanya dari tubuhnya dan menyeret sumsum tulang belakangnya. Gunung berapi merah meletus dari mayat tanpa kepala itu. Ia menjatuhkan tubuh itu, menjepit tengkorak dari antara giginya seolah-olah itu hanyalah sepotong tulang rawan dan melemparkannya ke kaki Mustafa. Tenang. Fokus. Gorila perak itu mendengkus seakan-akan berkata: hanya itu? <text:s/>Para pemburu liar lainnya menjaga jarak, menatap. Mata mereka melebar karena takut, melirik ke sana ke mari antara binatang buas dan Mustafa – menunggu perintah selanjutnya. "Ha ha! Sebuah kebuntuan." Mustafa menggelegar. "Manusia dan kera. Kita tidak begitu berbeda, bukan?"</text:p>
      <text:p text:style-name="P2318"/>
      <text:p text:style-name="P2319">Mata Alpha menyipit. Fokus sepenuhnya pada pemimpin dan tahanan. Tubuhnya tegak. Hanya dada yang naik turun karena napas beratnya.</text:p>
      <text:p text:style-name="P2320"/>
      <text:p text:style-name="P2321">Kobi menjerit ketika Mustafa menekan bahunya yang patah. Air mata mengalir di pipinya. Bukan hanya karena rasa sakit, tetapi juga karena rasa bersalah karena membiarkan dirinya tertangkap dan digunakan sebagai umpan dalam jebakan. Bagaimana bisa ia begitu bodoh? Ia lebih pintar dari itu. Bukankah begitu?</text:p>
      <text:p text:style-name="P2322"/>
      <text:p text:style-name="P2323">Dalam sedetik singkat yang dibagikannya dengan kera itu, Kobi menggerakkan bibirnya meminta maaf.</text:p>
      <text:p text:style-name="P2324"/>
      <text:p text:style-name="P2325">Wajah Alpha melunak. Empati terpancar di matanya. Apakah itu senyum lembut di wajahnya?</text:p>
      <text:p text:style-name="P2326"/>
      <text:p text:style-name="P2327">Kemudian semuanya terasa seperti terjadi dalam gerakan lambat.</text:p>
      <text:p text:style-name="P2328"/>
      <text:p text:style-name="P2329">Gesekan dedaunan. Perubahan arah angin. Pergerakan di balik bayangan.</text:p>
      <text:p text:style-name="P2330">Tiba-tiba – seperti ninja – seorang pemburu muncul di udara dari belakang binatang itu. Mendarat di punggungnya. Dan dengan pisau yang dipegang di kedua tangan di atas kepalanya, menusukkan pisau berburu besarnya ke puncak kepala Alpha.</text:p>
      <text:p text:style-name="P2331">Kobi menjerit. "Tidak!"</text:p>
      <text:p text:style-name="P2332">Gorila perak itu menegang. Kejutan membeku di wajahnya. Darah mengalir di wajahnya. Binatang itu telah disingkirkan. Kekuasaannya berakhir. Rajanya mati.</text:p>
      <text:p text:style-name="P2333">Mustafa melonggarkan cengkeramannya.</text:p>
      <text:p text:style-name="P2334"/>
      <text:p text:style-name="P2335">Sambil terisak, Kobi menitip jalan di bawah semak belukar hutan. Ia merangkul temannya. Itu persahabatan yang telah ia bina selama bertahun-tahun dalam hidupnya yang masih muda. Telah meluangkan waktu untuk mendapatkan kepercayaannya. Keluarganya. Suku bangsanya. Dan sekarang, ia telah tiada. Dalam sekejap. Begitu saja.</text:p>
      <text:p text:style-name="P2336"/>
      <text:p text:style-name="P2337">Dan itu semua salahnya.</text:p>
      <text:p text:style-name="P2338"/>
      <text:p text:style-name="P2339">"Bawa dia!" Mustafa memerintah.</text:p>
      <text:p text:style-name="P2340"/>
      <text:soft-page-break/>
      <text:p text:style-name="P2341">Pemburu liar yang kejam itu menangkap Kobi. Ia mencoba mengumpulkan tenaga untuk memukul bajingan itu dengan kepalan tangannya, tetapi ia terlalu sedih. Terlalu lemah. Bahkan ketika mereka mengikat tangannya. Menutup mulutnya. Membebat matanya. Dan melemparkannya ke dalam salah satu tank melayang tempat ia menangis hingga tertidur.</text:p>
      <text:p text:style-name="P2342"/>
      <text:p text:style-name="P2343">Aliran listrik menyambar pikirannya. Menghubungkan setiap tulang, arteri, vena, kabel, dan mekanisme di seluruh tubuhnya. Tubuh yang asing dan aneh. Sesuatu berdengung di telinganya, diikuti bunyi bip singkat.</text:p>
      <text:p text:style-name="P2344"/>
      <text:p text:style-name="P2345">Matanya terbuka. Ia melihat melalui… layar. Sebuah pencari bidik. Sistem operasi visual semacam itu. Ia tidak yakin. Dan apa benda-benda yang muncul di layar itu? Bentuk? Karakter? Kata! Ya, itu dia – kata dan angka. Tapi apa artinya?</text:p>
      <text:p text:style-name="P2346"/>
      <text:p text:style-name="P2347">Dan apa itu tanda silang di dalam lingkaran itu? Yang bergeser setiap kali ia melihat ke kiri ke kanan, ke atas ke bawah, pojok ke pojok. Menentukan fokus perhatiannya.</text:p>
      <text:p text:style-name="P2348"/>
      <text:p text:style-name="P2349">Lebih banyak angka dan simbol muncul, ratusan baris dan formasi bergulir ke atas. Kombinasi, berhenti dan mulai. Membentuk urutan dan pola baru. Berakhir dengan… persegi yang berkedip. Ya, itu dia – sebuah persegi.</text:p>
      <text:p text:style-name="P2350"/>
      <text:p text:style-name="P2351">Lingkaran merah muncul di pojok kanan atas yang bertuliskan: rec. Ia juga tidak ingat apa artinya, tetapi yakin itu memang lingkaran.</text:p>
      <text:p text:style-name="P2352"/>
      <text:p text:style-name="P2353">Sebuah tangan yang menjentikkan jarinya muncul, membuatnya tersentak. Ia mencoba bergerak untuk melihat siapa itu. Untuk mundur dan menilai potensi ancaman. Tapi ia tak mampu bergerak. Terkekang entah bagaimana. Instingnya muncul – ia perlu melindungi dirinya.</text:p>
      <text:p text:style-name="P2354"/>
      <text:p text:style-name="P2355">Sesuatu berdetak di otaknya ketika ia mengenali simbol hati yang berkedip di sebelah kanan, sementara angka di sebelahnya naik dengan kecepatan tinggi, melambat saat mencapai angka yang terbaca. Pikirannya mulai kembali. Kemampuannya untuk mengingat tanpa berusaha kembali.</text:p>
      <text:p text:style-name="P2356"/>
      <text:p text:style-name="P2357">Tapi wajah penculiknya yang muncul di layarlah yang membuat denyut nadinya melambung tinggi. Pikirannya bekerja terlalu cepat. Putih matanya. Kulitnya yang gelap. Tersenyum lebar dengan gigi putihnya. Rambut keriting janggutnya. Dan tawanya. Dalam dan seram. Itulah yang membakar pikirannya. Tubuhnya mengalami syok. Kehidupannya berkelebat di benaknya seakan-akan dimuat ulang dengan data.</text:p>
      <text:p text:style-name="P2358"/>
      <text:p text:style-name="P2359">Itu berhenti.</text:p>
      <text:p text:style-name="P2360"/>
      <text:p text:style-name="P2361">Dan Kobi mengingat siapa dirinya.</text:p>
      <text:p text:style-name="P2362"/>
      <text:p text:style-name="P2363">Ketakutan menggelegar di perutnya begitu keras hingga naik dari dalam dirinya, membuat tubuhnya gemetar. Namun tekad untuk bertahan hidup, kekuatan batin yang dimilikinya, meredakan rasa takut itu. Kemarahan buta menggantikannya. Ia tak mampu lagi menahannya.</text:p>
      <text:p text:style-name="P2364"/>
      <text:p text:style-name="P2365">Ia melepaskan raungan dahsyat.</text:p>
      <text:p text:style-name="P2366"/>
      <text:p text:style-name="P2367">Dari mana itu berasal? Apa yang sedang terjadi? Itu tak pernah terjadi sebelum pemadaman listrik. Ia mencoba lagi untuk bergerak, tetapi apa pun yang membelenggu dirinya—ia harus menggunakan kekuatan yang jauh lebih besar untuk membebaskan diri.</text:p>
      <text:p text:style-name="P2368"/>
      <text:p text:style-name="P2369">Pria itu muncul lagi di layar.</text:p>
      <text:p text:style-name="P2370"/>
      <text:p text:style-name="P2371">Mustafa. Ya, itu namanya. Pria yang telah menggunakannya sebagai umpan untuk memancing silverback—Alpha—ke dalam jebakan. Pria yang tentaranya membunuh temannya. Salah satu dari sedikit yang tersisa dari spesiesnya.</text:p>
      <text:p text:style-name="P2372"/>
      <text:p text:style-name="P2373">Pemburu itu tampak terkejut. Ia mendekat. Melompat mundur ketika Kobi mendengkus. Masih waspada, ia maju dan wajahnya memenuhi layar. Apa sebenarnya yang ia cari?</text:p>
      <text:p text:style-name="P2374"/>
      <text:p text:style-name="P2375">Kobi membencinya. Tetapi ketika kebenciannya pada manusia monster itu muncul, ia merasakan kehadiran lain. Bukan di ruangan itu. Tetapi…</text:p>
      <text:p text:style-name="P2376"/>
      <text:p text:style-name="P2377">Sulit untuk menjelaskannya. Itu berlama-lama seperti hantu. Jiwa tanpa tubuh. Bukan sebagai pikiran di benaknya. Melainkan perasaan. Seolah-olah ia telah seperti itu seumur hidupnya. Itu berbicara padanya – seperti suara tanpa kata atau bunyi. Suatu intuisi. Sesuatu yang sangat penting. Sesuatu atau seseorang yang pernah ia cintai. Bahkan sangat dicintainya.</text:p>
      <text:p text:style-name="P2378"/>
      <text:p text:style-name="P2379">Gambar-gambar klannya melintas di benaknya. Mereka yang telah ia luangkan waktu untuk mempelajarinya. Mereka yang telah ia habiskan sebagian besar masa remajanya untuk menjalin ikatan. Mereka yang telah ia bangun hubungannya – berdasarkan kepercayaan. Kenangan itu membangkitkan emosi baru. Pertama, sukacita. Kegembiraan. Dan kekaguman.</text:p>
      <text:p text:style-name="P2380"/>
      <text:p text:style-name="P2381">Tetapi kemudian Alpha muncul. Sebuah pisau berburu tertancap di puncak tengkoraknya hingga ke gagangnya. Ia menangis dalam hati mengingat mata temannya yang terbalik di kepalanya. Darah mengalir di wajahnya.</text:p>
      <text:p text:style-name="P2382"/>
      <text:p text:style-name="P2383">Matanya melirik ke Mustafa saat ia mencoba mengintip ke dalam jendela bidiknya. Jari-jari Mustafa yang berbunyi-bunyi membuatnya jengkel. Menimbulkan amarah yang belum pernah ia rasakan sebelumnya; amarah yang, ia curigai, bukan sepenuhnya miliknya.</text:p>
      <text:p text:style-name="P2384"/>
      <text:p text:style-name="P2385">"Kau bisa mendengarku di sana?" Mustafa mengambil obeng kecil, dan mematikan perangkat mekanik yang terhubung padanya.</text:p>
      <text:p text:style-name="P2386"/>
      <text:p text:style-name="P2387">Layar menjadi siaga.</text:p>
      <text:p text:style-name="P2388"/>
      <text:p text:style-name="P2389">Di tengah kegelapan itu, benih sebuah rencana mulai tumbuh. Kerja otaknya telah berkembang pesat dalam pemulihannya. Mengingat hal-hal jauh lebih cepat. Mengenali apa yang aneh dan baru.</text:p>
      <text:p text:style-name="P2390"/>
      <text:p text:style-name="P2391">Ia menyelami pikirannya lebih dalam, memanfaatkan meditasi sebaik mungkin. Sesuatu yang dulu ia lakukan secara teratur. Sebelumnya.</text:p>
      <text:p text:style-name="P2392"/>
      <text:p text:style-name="P2393">Berjalan di jalan gelap menuju cahaya yang tak akan pernah ia raih, ia berhenti. Itu perasaan itu lagi. Perasaan yang dulu ia rasakan saat diawasi atau diikuti. Melanjutkan perjalanannya ke kedalaman jiwanya sendiri, kenangan, informasi berlalu di hadapannya – suara, gambar, emosi. Bahkan rasa dan aroma. Keahlian analisisnya bekerja, diikuti penalaran. Pendapat terbentuk.</text:p>
      <text:p text:style-name="P2394"/>
      <text:p text:style-name="P2395">Auman yang dalam menyapu bersih semua pikiran.</text:p>
      <text:p text:style-name="P2396"/>
      <text:p text:style-name="P2397">"Alpha?" Ia mempercepat langkahnya, tetapi seberapa cepat pun ia berlari kegelapan mengelilinginya dan jarak tetap tak terjangkau. Ia berhenti.<text:s/><text:soft-page-break/>Tumbang berlutut. Hampir menyerah. Hingga ia menyadari cahaya di depan berubah bentuk. Membesar. Namun menyebar seperti awan yang buyar. Memudar menjadi kabut semakin dekat. Dan sebelum benar-benar hilang, ia melihatnya.</text:p>
      <text:p text:style-name="P2398"/>
      <text:p text:style-name="P2399">Alpha.</text:p>
      <text:p text:style-name="P2400"/>
      <text:p text:style-name="P2401">Ia mendengkus dan bayangannya lenyap.</text:p>
      <text:p text:style-name="P2402"/>
      <text:p text:style-name="P2403">Kobi kembali tenggelam dalam pikirannya yang suram. Tapi kali ini ada yang terasa berbeda. Lagi, perasaan lain. Hampir nyata. Seakan dia terhubung dengannya entah bagaimana. Terhubung dengannya – Alpha. Tapi sesuatu yang lebih kuat daripada sekadar koneksi. Seperti dia adalah bagian darinya. Dia adalah dirinya. Dan dia adalah dia. Dan mereka adalah satu.</text:p>
      <text:p text:style-name="P2404">Apa yang telah dilakukan bajingan pembunuh gila itu, Mustafa?</text:p>
      <text:p text:style-name="P2405">***</text:p>
      <text:p text:style-name="P2406">Sistem boot.</text:p>
      <text:p text:style-name="P2407">Mengelola fungsi kognitif dan motor neuron.</text:p>
      <text:p text:style-name="P2408"/>
      <text:p text:style-name="P2409">Memindai kesalahan.</text:p>
      <text:p text:style-name="P2410">Memperbaiki bug.</text:p>
      <text:p text:style-name="P2411">Memindai virus.</text:p>
      <text:p text:style-name="P2412">Memasang firewall.</text:p>
      <text:p text:style-name="P2413">Memperbarui perangkat lunak.</text:p>
      <text:p text:style-name="P2414"/>
      <text:p text:style-name="P2415">Menganalisis perangkat keras.</text:p>
      <text:p text:style-name="P2416">Menghubungkan jaringan internal.</text:p>
      <text:p text:style-name="P2417">Sistem telah di-boot.</text:p>
      <text:p text:style-name="P2418">Mata Kobi terbuka. Sebuah cahaya menyinari dari atas. Sorotan. Di luar sana dalam kegelapan? Sebuah audiens. <text:s/>Mampu menoleh, ia memindai aula. Sebuah gudang. Ia berdiri di atas panggung. Di sebelah kirinya Mustafa memegang alat yang berbunyi klik. Di belakangnya layar besar. Foto. Video. Perburuan. Jeritan. Pendarahan. Pembunuhan. Penculikan. Bagasi. Penenangan. Prosedur pembedahan. Otaknya. Ekstraksi. <text:s/>Blueprint. Rangka elektroplasma. Mayat Alpha. Pembungkusan. Transplantasi. Pengujian. Percobaan. Kontrol. Persetujuan. Kontrak. Penandatanganan. Peluncuran. Pengiriman. Misi yang dapat diunduh. Pembantaian. Perang. Darah. Pembunuhan. Kematian. Genosida.</text:p>
      <text:p text:style-name="P2419">Keuntungan.</text:p>
      <text:p text:style-name="P2420"/>
      <text:p text:style-name="P2421">WiFi dan Bluetooth tersambung. Di sebelah kanannya? Subjek uji sebelumnya. Tersambung? Ia berkedip. Pilih semua opsi? Periksa.</text:p>
      <text:p text:style-name="P2422"/>
      <text:p text:style-name="P2423">Sekarang Kobi yang memegang kendali. Hanya dengan satu pikiran, ia mematikan sorot lampu. Cahaya putih lampu neon berkedip. Ia mematikan lampu itu juga. Seluruh area menjadi gelap.</text:p>
      <text:p text:style-name="P2424"/>
      <text:p text:style-name="P2425">Suara-suara. Kebingungan.</text:p>
      <text:p text:style-name="P2426"/>
      <text:p text:style-name="P2427">Beralih ke penglihatan malam.</text:p>
      <text:p text:style-name="P2428"/>
      <text:p text:style-name="P2429">Mustafa mengutak-atik perangkatnya. Tidak berhasil.</text:p>
      <text:p text:style-name="P2430"/>
      <text:p text:style-name="P2431">Lima sistem telah aktif. Siap.</text:p>
      <text:p text:style-name="P2432"/>
      <text:soft-page-break/>
      <text:p text:style-name="P2433">Senyum tipis terkembang di separuh wajah hibrida Kobi/Alpha. Kobi merasakannya. <text:s/>Waktunya untuk menghancurkan organisasi ini – atau apapun pertemuan para pemburu keuntungan yang berkonspirasi ini.</text:p>
      <text:p text:style-name="P2434"/>
      <text:p text:style-name="P2435">Semua sistem pintu aman dan terkunci.</text:p>
      <text:p text:style-name="P2436"/>
      <text:p text:style-name="P2437">Kobi mengaum dan memukul dadanya. Memerintahkan kesunyian dari kerumunan yang berdesak-desakan. Mereka membeku. Berdiri diam. Dan Kobi melepaskan pasukan drone ke arah manusia.</text:p>
      <text:p text:style-name="P2438"/>
      <text:p text:style-name="P2439">Masing-masing melompat dari panggung ke udara. Menghancurkan target pilihan mereka saat mendarat. Menyerang tubuh terdekat yang saling berdesakan mencoba melarikan diri. Melukai fatal. Membunuh sesuka hati. Sesuka hati Kobi.</text:p>
      <text:p text:style-name="P2440"/>
      <text:p text:style-name="P2441">Dia melakukan apa yang harus dilakukan. Tidak ada kesenangan dalam membunuh mantan jenisnya. Mantan – karena dia bukan lagi manusia. Melainkan cyborg hibrida. Sebagian Kobi. Sebagian Alpha. Sebagian mesin. Hadiah yang tidak pernah dia tahu dia inginkan. Masih tidak menginginkannya, tetapi tidak ada jalan kembali. Mustafa telah memastikan itu.</text:p>
      <text:p text:style-name="P2442"/>
      <text:p text:style-name="P2443">Di mana bajingan pembunuh itu berada?</text:p>
      <text:p text:style-name="P2444"/>
      <text:p text:style-name="P2445">Kobi mendeteksinya menyelinap pergi di ujung gudang sementara rekan-rekannya dihancurkan dan dicabik-cabik. Yang satu ini akan dia bunuh dengan senang hati. Dia mengirim pesan ke drone: tidak ada yang keluar hidup-hidup.</text:p>
      <text:p text:style-name="P2446"/>
      <text:p text:style-name="P2447">Dia berjalan santai turun dari platform dan melewati kerumunan, menginjak siapa pun yang menghalangi jalannya. Seorang pria bahkan mendekat sambil mengacungkan kursi lipat. Dia merebutnya dari tangannya. Membukanya saat pria itu berdiri terpana. Mendudukkannya di kursi itu. Lalu melipatnya kembali. Meremukkannya seperti memeras apel untuk diambil sarinya. Awalnya keras. Tetapi dengan sedikit tekanan lagi, dagingnya akan memadat dan sari manisnya akan keluar. Dia mengayunkannya. Melemparkannya seperti bola boling ke arah kelompok yang melarikan diri dari amukan itu. Strike! Menjatuhkan mereka semua sekaligus.</text:p>
      <text:p text:style-name="P2448"/>
      <text:p text:style-name="P2449">Memfokuskan kembali, dia mengarahkan pandangannya pada Mustafa. Tetapi dia sudah pergi. Dia harus bertindak cepat. Tidak mungkin dia bisa lolos. Dia terlalu berbahaya untuk dibiarkan hidup. Waktunya telah tiba.</text:p>
      <text:p text:style-name="P2450"/>
      <text:p text:style-name="P2451">Pelacakan aktif.</text:p>
      <text:p text:style-name="P2452"/>
      <text:p text:style-name="P2453">Meninggalkan drone menjalankan perintahnya, ia menginjak beberapa manusia tak berharga di jalannya. Tulang patah. Darah berceceran di mana-mana.</text:p>
      <text:p text:style-name="P2454"/>
      <text:p text:style-name="P2455">Memanggil cetak biru tiga dimensi fasilitas itu jauh lebih mudah daripada yang ia duga. Ia hanya perlu bertanya dan layar memberikan jawaban. Ia beralih ke mode pencari panas, langsung menemukan jejaknya. Ia berada di pintu belakang, mencoba mencari jalan keluar. Tapi dari gerakannya jelas bahwa semua pintu terkunci dan disegel.</text:p>
      <text:p text:style-name="P2456"/>
      <text:p text:style-name="P2457">Ia telah menangkapnya tepat di tempat yang ia inginkan – di jalan buntu. Kobi merasa puas bahwa si pemburu telah tertangkap dalam permainannya sendiri. Si pembunuh hewan itu akan segera mendapatkan balasannya.<text:s/><text:soft-page-break/>Gilirannya untuk merasakan bagaimana rasanya diburu. Ini satu pembunuhan yang akan sangat ia nikmati.</text:p>
      <text:p text:style-name="P2458"/>
      <text:p text:style-name="P2459">Semakin jauh ia dari tempat pembantaian, semakin sunyi suasana.</text:p>
      <text:p text:style-name="P2460"/>
      <text:p text:style-name="P2461">Langkah kaki pelan-pelan.</text:p>
      <text:p text:style-name="P2462">Napasnya.</text:p>
      <text:p text:style-name="P2463">Detak jantungnya.</text:p>
      <text:p text:style-name="P2464">Bau Mustafa menyengat. Keringatnya. Ketakutannya.</text:p>
      <text:p text:style-name="P2465">Tapi tidak ada tanda panas.</text:p>
      <text:p text:style-name="P2466"/>
      <text:p text:style-name="P2467">Indera Kobi tajam seperti yang belum pernah ia rasakan sebelumnya. Komputernya merekam setiap detik pengalamannya: tanda-tanda vitalnya, atmosfer, dan analisis. Gabungan data itu menunjukkan lokasi persembunyian pemburu liar: di bagian freezer. <text:s/>Dia pasti tahu cara tidak terdeteksi karena dialah pencipta hybrid tersebut.</text:p>
      <text:p text:style-name="P2468"/>
      <text:p text:style-name="P2469">Kobi mendekat dengan hati-hati. Beralih ke penglihatan malam. Mengawasi. Mencari. Mendengarkan setiap suara sekecil apa pun.</text:p>
      <text:p text:style-name="P2470"/>
      <text:p text:style-name="P2471">Tiba-tiba Mustafa menerjangnya. Sebuah parang di tangannya. <text:s/>Dia membawanya ke bawah, hanya mengenai lengan hybrid itu. Membelah kulitnya.</text:p>
      <text:p text:style-name="P2472"/>
      <text:p text:style-name="P2473">Kobi menjerit, tetapi ia tidak akan membiarkannya menghalanginya. Ia mengayunkan lengannya yang telah ditingkatkan secara mekanik, merasakan tulang hidung Mustafa remuk di punggung tangannya. Tanpa senjata, dia bukan tandingannya.</text:p>
      <text:p text:style-name="P2474"/>
      <text:p text:style-name="P2475">Kobi meraih pria yang linglung dan bingung itu dari kerah bajunya dan menjepitnya ke dinding. Tangannya, atau lebih tepatnya tangan Alpha, mencekik leher pria itu. Kemarahannya berubah menjadi kebingungan saat ia mengamati jari-jari dengan sekrup di setiap persendiannya. Kulit terluka, peniti dimasukkan di samping dan terjalin di antara tendon dan arteri. Ia menelusuri mutilasi itu di punggung tangannya, naik ke pergelangan tangan dan lengannya menuju bahunya.</text:p>
      <text:p text:style-name="P2476"/>
      <text:p text:style-name="P2477">Kengerian penuh dari ciptaan Mustafa menatap balik. Bayangan di jendela. Darah, logam, dan bekas luka yang dijahit, semuanya terpilin menjadi manusia-cyborg mutan ini. Membuat pikirannya berputar. Tremor berubah menjadi gemetar penuh. Ia menatap balik ke Mustafa. Mengencangkan cengkeramannya di lehernya. Apa yang telah dia lakukan? Dengan tangan bebasnya, ia menyentuh wajahnya. Mengusap setetes air mata dari matanya. Tapi apakah itu miliknya? Milik Alpha? Atau hanya kecerdasan buatan yang menanggapi emosinya? Ia mencoba menstabilkan tangannya, tetapi ia telah melihat apa yang telah ia ubah – apa yang telah ia jadikan. Ia tidak lagi sepenuhnya manusia, itu sudah pasti.</text:p>
      <text:p text:style-name="P2478"/>
      <text:p text:style-name="P2479">Kemarahan kembali. Keras dan pendendam.</text:p>
      <text:p text:style-name="P2480"/>
      <text:p text:style-name="P2481">Dengan kedua tangannya, ia mengambil Mustafa dan menjatuhkannya ke pengait daging yang tergantung tepat di bawah tulang belikat. Bunyi daging tertekan. Bunyi logam bergesekan dengan tulang. Mata Mustafa hampir melotot keluar dari kepalanya.</text:p>
      <text:p text:style-name="P2482"/>
      <text:p text:style-name="P2483">Ia mengamati wajahnya yang berlumuran darah dari dekat. Ludah merah menetes dari mulutnya. Mustafa memaksakan seringai. Gigi depannya hilang. Tamparan di pipinya tidak cukup untuk menghilangkan ekspresi sombongnya, jadi ia menusuk jari ke hidungnya yang patah. Mengorek-ngorek daging,<text:s/><text:soft-page-break/>merasakan potongan-potongan yang patah saat ia menekan dengan ibu jarinya. Mustafa mencoba menahan tangisannya, tetapi ludah merah menyembur dari mulutnya – tidak mampu menahannya lebih lama lagi. Tangisan menyedihkannya bergema di dinding. Itu adalah musik di telinga Kobi. Sebelumnya, ia tidak pernah memiliki sifat sadis. Tapi ini bukan tentang menyebabkan rasa sakit untuk kesenangan. Balas dendam? Mungkin. Tapi dalam pikirannya, sebagian besar – keadilan sedang ditegakkan. Dan jika ia sedikit menikmati – biarlah.</text:p>
      <text:p text:style-name="P2484"/>
      <text:p text:style-name="P2485">Pemburu liar itu pantas menderita. Kobi tidak menghiraukan berapa lama penyiksaan itu berlangsung. Namun, di suatu titik, di hari itu juga, tiba saatnya untuk mengakhiri hidup bajingan ini.</text:p>
      <text:p text:style-name="P2486"/>
      <text:p text:style-name="P2487">Dia meninju perutnya hingga berlubang. Meraba-raba di dalamnya. Menarik keluar isi perutnya. Menjatuhkannya ke lantai. Ples! Dia meraih tulang punggungnya. Menariknya keluar dengan satu gerakan cepat. Tulang-tulang patah. Hanya tengkorak yang masih terpasang. Lengan dan kaki tetap terbungkus daging – semua tertinggal menggantung di kait seperti pakaian renang dari agar-agar dan lendir.</text:p>
      <text:p text:style-name="P2488"/>
      <text:p text:style-name="P2489">Betapa lemahnya tubuh manusia dibandingkan kekuatan kera yang perkasa. Sisa-sisa kerangka itu tampak seperti ular manusia saat dia memegang leher tulang punggungnya. Mungkin sudah waktunya spesies dominan baru muncul dan mengisi kembali Bumi. Waktu manusia telah berakhir. Sebagian besar dari mereka melarikan diri ke luar angkasa saat Ibu Pertiwi merebut kembali planetnya, membiarkan ciptaannya berkembang. Tetapi siapa yang akan melindungi mereka jika manusia kembali? Siapa yang akan melindungi kelompok Alpha dari monster-monster ini?</text:p>
      <text:p text:style-name="P2490"/>
      <text:p text:style-name="P2491">Kobi tersenyum.</text:p>
      <text:p text:style-name="P2492"/>
      <text:p text:style-name="P2493">Dia punya ide.</text:p>
      <text:p text:style-name="P2494"/>
      <text:p text:style-name="P2495">Tamat.</text:p>
      <text:p text:style-name="P2496"/>
      <text:p text:style-name="P2497">Bukan Hujan</text:p>
      <text:p text:style-name="P2498">Oleh</text:p>
      <text:p text:style-name="P2499">Keyla Damaer</text:p>
      <text:p text:style-name="P2500"/>
      <text:p text:style-name="P2501">“Apa yang harus kita lakukan dengan mayatnya?” Suara Lothar Dunkel memecah kesunyian yang mencekam. Pertanyaan itu menghantamnya keras dan sekaligus membahagiakan, seperti hujan anak panah dalam Pertempuran Agincourt.</text:p>
      <text:p text:style-name="P2502"/>
      <text:p text:style-name="P2503">Hodelia berdiri di sampingnya. Tetesan darah merah menetes dari pisau di tangan kirinya ke genangan air di kakinya, menodai sepatu bot putihnya. Rambut hitamnya terurai kusut di bahunya, sisa perkelahian dengan Aiden, mendiang rekannya.</text:p>
      <text:p text:style-name="P2504"/>
      <text:p text:style-name="P2505">Air mancur darah menyembur dari perut pria itu. Dia tergeletak di lantai, di antara meja dapur dan tempat tidur apartemen mungil Hodelia. Itu adalah sebuah lubang di lantai pertama kondominium tempat tinggal yang disewa Aftermath Corp untuk karyawan mereka.</text:p>
      <text:p text:style-name="P2506"/>
      <text:p text:style-name="P2507">‘Terakhir kali aku membunuh seseorang, hasilnya tidak baik bagiku. Aku masih membayar pengacara. Tapi kau lebih tahu,’ kata Hodelia, matanya yang biru tertuju pada lencana UPD—Departemen Kepolisian Utopia—di sisi kanan dada Lothar.</text:p>
      <text:p text:style-name="P2508"/>
      <text:p text:style-name="P2509">Ya, dia lebih tahu. Tidak mungkin Hodelia bisa keluar dari kekacauan ini tanpa setumpuk kredit untuk membayar pengacara yang sukses. <text:s/>Namun, tak satupun dari mereka memiliki kredit sebanyak itu.</text:p>
      <text:p text:style-name="P2510"/>
      <text:p text:style-name="P2511">‘Lepas pakaianmu,’ perintahnya.</text:p>
      <text:p text:style-name="P2512"/>
      <text:p text:style-name="P2513">Dia mendengus. ‘Kau tidak berpikir ini agak terlalu menyeramkan, bahkan untuk kita?’</text:p>
      <text:p text:style-name="P2514"/>
      <text:p text:style-name="P2515">Lothar mengabaikan sindirannya. Bukan waktu untuk permainan, shift-nya akan segera dimulai, dan mereka harus berpura-pura tidak terjadi apa-apa. <text:s/>‘Hidrogen peroksida adalah yang digunakan tim kami untuk membersihkan tempat kejadian pembunuhan setelah mengumpulkan semua bukti. Itulah bahan disinfektan yang dipasok perusahaanmu kepadamu. Mandilah dengan itu dan bersiaplah untuk mulai bekerja.’</text:p>
      <text:p text:style-name="P2516"/>
      <text:p text:style-name="P2517">Hodelia mengangkat kepalanya dan menatapnya. ‘Ini bisa merugikan kariermu.’</text:p>
      <text:p text:style-name="P2518"/>
      <text:p text:style-name="P2519">Ia mencoba menyelidikinya dengan matanya seperti yang ia lakukan pada orang lain di tempat kejadian perkara. Tapi Hodelia bukanlah orang lain. Tinggi, <text:s/>voluptuous, atletis, dia adalah bom seks dan miliknya. Ya, ini mungkin akan merugikan pekerjaannya dan kebebasannya, tetapi ada hal-hal yang layak diperjuangkan, dan dia cukup peduli pada Hodelia untuk tahu bahwa dia adalah salah satunya. Tapi dia tidak berniat untuk tertangkap.</text:p>
      <text:p text:style-name="P2520"/>
      <text:p text:style-name="P2521">‘Aku tidak ingin kau mendapat masalah karenaku,’ tambahnya.</text:p>
      <text:p text:style-name="P2522"/>
      <text:p text:style-name="P2523">Tangannya tidak lebih bersih dari tangannya. Terkadang hal buruk terjadi, bukti hilang, orang dibuang ke ruang hampa. Fleksibilitas moral diperlukan untuk bertahan hidup di Utopia, koloni manusia pertama dan tertua di Mars.</text:p>
      <text:p text:style-name="P2524"/>
      <text:p text:style-name="P2525">Seperti saat dia menangkap dokter itu menjual organ dari pasien mudanya tanpa izin mereka, atau izin orang tua mereka. Lothar tidak pernah melaporkannya, tetapi organ pria itu telah menyelamatkan nyawa lima orang.</text:p>
      <text:p text:style-name="P2526"/>
      <text:p text:style-name="P2527">Lothar menggulung lengan seragam hitamnya. ‘Kau berpikir terlalu banyak. Cepat kerjakan, dan biar aku yang menangani sisanya. Beri aku disinfektan sebelum kau pergi.’</text:p>
      <text:p text:style-name="P2528"/>
      <text:p text:style-name="P2529">Dia menegakkan bahunya dan menjatuhkan pisau. Pisau itu jatuh dengan debum di genangan darah. Pakaiannya menyusul, menutupi genangan dan menyerap sebagian cairan.</text:p>
      <text:p text:style-name="P2530"/>
      <text:p text:style-name="P2531">Tubuh Hodelia yang telanjang bersinar di bawah lampu holografik kamarnya seperti satelit alami yang diterangi bintang. Payudaranya yang sempurna mengingatkannya pada dua gundukan basalt yang dikelilingi otot-otot yang tegang.</text:p>
      <text:p text:style-name="P2532"/>
      <text:p text:style-name="P2533">Saat dia menghilang ke kamar mandi, dia mengaktifkan filter optik melalui implan kranialnya untuk mendeteksi semua cairan di ruangan itu.</text:p>
      <text:p text:style-name="P2534"/>
      <text:p text:style-name="P2535">Lima puluh menit sebelum akhir shift-nya, Lothar mengunci konsolnya di bilik kerjanya di kantor polisi di Sektor Nova York, Utopia. Ia sangat siap untuk tidur nyenyak sepanjang malam. Shift terakhirnya berlangsung<text:s/><text:soft-page-break/>selama satu malam dan satu hari, dan matanya, meskipun ditingkatkan dengan saraf optik robotik, siap untuk melotot keluar dari wajahnya jika ia tidak memejamkannya untuk sementara waktu.</text:p>
      <text:p text:style-name="P2536"/>
      <text:p text:style-name="P2537">Ia memberi hormat kepada Smith dan O'Dell, rekan-rekannya detektif siber, dan naik lift dari lantai delapan belas ke bawah tanah. Di sana, kereta tabung melaju melalui lapisan demi lapisan terowongan yang menghubungkan setiap sudut koloni. Ia membelai rambut obsidiannya dan menarik jaket hitam seragamnya. Warna setelan itu menyempurnakan warna kulitnya yang terang dan membuatnya tampak lebih ramping daripada kenyataannya. Namun kegelapan itu menyembunyikan otot-otot yang kekar.</text:p>
      <text:p text:style-name="P2538"/>
      <text:p text:style-name="P2539">Saat menunggu kereta tabung, sistem di penerima internalnya berbunyi. Kode pengirim berasal dari Hodelia. Ia memberi sinyal untuk menerima pesan. Wajah wanita itu tumpang tindih dengan pemandangan nyata—peron kereta tabung—dalam seluruh penampilannya yang memukau. Rambut hitamnya tergerai longgar. <text:s/>Ia terurai di atas bahunya yang telanjang dan persegi dalam gelombang yang ia bayangkan tumpah di atas seprai tempat tidurnya.</text:p>
      <text:p text:style-name="P2540"/>
      <text:p text:style-name="P2541">“Kenapa kamu tidak mampir untuk menghangatkan tempat tidurku, Tuan Stocky?” Senyumnya merekah, matanya berbinar-binar geli.</text:p>
      <text:p text:style-name="P2542"/>
      <text:p text:style-name="P2543">Hodelia adalah penaklukan terakhirnya, yang terakhir di daftar hubungan tanpa masa depan sama sekali—seorang mantan narapidana, berusaha mencari nafkah jujur di dunia di mana tidak ada yang mudah kecuali kematian. Di planet tempat debu ada di mana-mana—di air, di filter udara, di orang-orang—kadang-kadang seseorang hanya perlu mengotori tangannya. Dia adalah pengingat terus-menerus akan kekotoran yang mengelilinginya, dan kehadirannya membuat Lothar merasa lebih baik, sebagai perbandingan.</text:p>
      <text:p text:style-name="P2544"/>
      <text:p text:style-name="P2545">Rekan-rekannya mengerutkan dahi melihatnya, tetapi tidak ada yang berani mengatakan apa pun secara terbuka. Tak satu pun dari mereka cukup bersih untuk berani bertindak seperti itu.</text:p>
      <text:p text:style-name="P2546"/>
      <text:p text:style-name="P2547">“Aku akan pulang,” katanya. Dia menimbang pro dan kontra untuk mendatanginya, tetapi dia selalu bekerja di malam hari, dan itu berarti dia memiliki sepanjang malam untuk memulihkan diri dan hanya punya waktu untuk hubungan singkat di pagi hari sebelum shift-nya dimulai. Hubungan singkat selalu membuatnya mendambakan lebih, namun, dia hampir tidak bisa menolaknya. “Tapi jika kau bersikeras.”</text:p>
      <text:p text:style-name="P2548"/>
      <text:p text:style-name="P2549">“Aku bersikeras.”</text:p>
      <text:p text:style-name="P2550"/>
      <text:p text:style-name="P2551">Dari semua penaklukannya, Hodelia memiliki sesuatu yang istimewa. Bukan hanya karena dia hebat di ranjang. Tidak. Dia menariknya seperti magnet yang tertarik pada sepotong kecil paduan ferro. <text:s/>'Aku sudah di sini.'</text:p>
      <text:p text:style-name="P2552"/>
      <text:p text:style-name="P2553">Setengah jam kemudian, ia keluar dari terowongan bawah tanah dan bergegas menuju kondonya, yang terletak di dalam area Aftermath Corp, sebuah pabrik pembakaran jenazah. Hujan gerimis ringan turun dari langit abu-abu. Hujan palsu yang diciptakan oleh atmosfer buatan Mars.</text:p>
      <text:p text:style-name="P2554"/>
      <text:p text:style-name="P2555">Penjaga keamanan di gerbang utama mengenalinya dan mengizinkannya masuk.</text:p>
      <text:p text:style-name="P2556"/>
      <text:p text:style-name="P2557">Alih-alih menunggu lift, dia mengambil tangga, menaiki dua anak tangga sekaligus. Tetapi ketika dia sampai, dia berhenti di depan pintu, mendengarkan keributan di dalam. Hodelia tidak sendirian, dan ada sesuatu yang tidak beres.</text:p>
      <text:p text:style-name="P2558"/>
      <text:p text:style-name="P2559">Sepelan bayangan, Lothar mengisi senjata sampingannya, mengirim kode untuk membuka pintu dari implan kranialnya, dan masuk dengan langkah kaki yang pelan.</text:p>
      <text:p text:style-name="P2560"/>
      <text:p text:style-name="P2561">Hodelia berguling-guling di lantai, tubuhnya terjerat dengan seorang pria—dan dari situ kelihatannya bukan untuk bersenang-senang—mereka berebut untuk menguasai sebuah pisau.</text:p>
      <text:p text:style-name="P2562"/>
      <text:p text:style-name="P2563">Meskipun penglihatannya tajam, menembak target bergerak yang terjerat dengan korban berisiko tinggi meleset, dan Lothar tidak bermaksud melukai Hodelia. <text:s/>Andai saja mereka berhenti sejenak. Tapi Hodelia tidak memberi ampun kepada lawannya.</text:p>
      <text:p text:style-name="P2564"/>
      <text:p text:style-name="P2565">Lalu semuanya berakhir dengan sebuah kepakan sayap. Mereka berhenti bergerak, dengan Hodelia tergeletak di atas pria itu. <text:s/>Tak seorang pun bernapas dalam keheningan ruangan, seolah-olah mereka semua telah mati.</text:p>
      <text:p text:style-name="P2566"/>
      <text:p text:style-name="P2567">Lothar tidak bergerak. <text:s/>Ketakutan akan merusak momen ketidakpastian di mana wanita yang dicintainya bisa hidup atau mati menggerogotinya seperti binatang buas yang kelaparan dengan mangsa yang ditemukan secara ajaib.</text:p>
      <text:p text:style-name="P2568"/>
      <text:p text:style-name="P2569">Kemudian Hodelia merangkak dengan keempat kakinya, dan mata Lothar menatap pria yang terbaring dengan isi perutnya terburai. Dia mengenali korbannya. Aiden, rekan kerja Hodelia. Mereka sering bekerja shift malam bersama.</text:p>
      <text:p text:style-name="P2570"/>
      <text:p text:style-name="P2571">Hodelia berdiri dengan erat menggenggam senjata itu, seolah siap untuk menusuk Lothar juga. Itu adalah belati multifase, senjata yang mematikan dan ilegal. Tak heran Aiden tewas seketika, dan dengan semua darah yang mengucur darinya.</text:p>
      <text:p text:style-name="P2572"/>
      <text:p text:style-name="P2573">Saat itu, pelatihan Lothar kembali aktif. <text:s/>"Turunkan belati itu," katanya, mengarahkan senjatanya ke dadanya yang berisi. Tertutup seragam putihnya, dada itu naik turun karena usaha melawan, mengingatkannya pada perkelahian lain di antara mereka.</text:p>
      <text:p text:style-name="P2574"/>
      <text:p text:style-name="P2575">Ia menurunkan pisau tetapi tidak membuangnya. "Dia menyerangku."</text:p>
      <text:p text:style-name="P2576"/>
      <text:p text:style-name="P2577">Lothar memejamkan mata sejenak dan berharap bisa mempercayai kata-katanya. Tersadarlah ia bahwa peristiwa malam ini akan menandai berakhirnya hubungan mereka secara tiba-tiba, dan untuk sekali ini, ia tidak ingin itu berakhir. Tetapi mendengarkannya adalah ide yang buruk.</text:p>
      <text:p text:style-name="P2578"/>
      <text:p text:style-name="P2579">"Apakah dia menerobos masuk?" Akan mudah baginya untuk memeriksa semua subrutin keamanan yang terpasang di implan kranialnya. Sebagai detektif keamanan siber, ia dengan mudah membuka setiap pintu siber.</text:p>
      <text:p text:style-name="P2580"/>
      <text:p text:style-name="P2581">“Tidak, dia kolega saya.”</text:p>
      <text:p text:style-name="P2582"/>
      <text:p text:style-name="P2583">“Aku tahu itu,” bentaknya, pistolnya masih mengarah ke dada wanita itu. Akan sangat sayang jika bom kejutan ini dirusak oleh peluru.</text:p>
      <text:p text:style-name="P2584"/>
      <text:p text:style-name="P2585">“Kami seharusnya bekerja bersama malam ini. Aku tidak punya alasan untuk tidak membiarkannya masuk. Kecuali dia punya ide lain tentang apa yang harus dilakukan sebelum bekerja.”</text:p>
      <text:p text:style-name="P2586"/>
      <text:soft-page-break/>
      <text:p text:style-name="P2587">Lothar mengamati profil Hodelia, struktur tulang wajahnya yang kuat, payudara dan bibirnya yang penuh, merupakan godaan bagi siapa pun. Dia tampak seperti fantasi setiap pria. Satu-satunya ide yang berisiko membuatnya kehilangan kendali. Pernah terjadi sebelumnya, tetapi saat itu dia tidak memegang senjata yang terisi. Dan juga tidak ada mayat di antara mereka.</text:p>
      <text:p text:style-name="P2588"/>
      <text:p text:style-name="P2589">Namun, dia memiliki sejarah kejahatan. Kasus Hodelia merupakan kasus penipuan daring klasik: penipuan asmara yang dilakukan di internet kencan untuk memeras uang dari korban. Dalam kasus Hodelia, korbannya menyadari tipuannya dan mencoba membunuhnya. Kecuali bahwa dia yang membunuhnya.</text:p>
      <text:p text:style-name="P2590"/>
      <text:p text:style-name="P2591">"Tapi kau tak pernah mendorongnya," kata Lothar dengan sarkasme.</text:p>
      <text:p text:style-name="P2592">"Demi cincin Saturnus, Lothar. Dia ingin menggunakan keahlian kencan ku untuk penipuan. Tapi aku sudah selesai dengan omong kosong itu. Saat aku menolak tawarannya, dia mencoba membujukku. Kami berkelahi, dia mati."</text:p>
      <text:p text:style-name="P2593">Hanya ada satu cara untuk membantah atau mengkonfirmasi klaimnya: meretas implan kranial Aiden, tindakan yang, dalam keadaan normal, akan mencairkan otak korban. Tapi Aiden tidak dalam posisi untuk mengeluh.</text:p>
      <text:p text:style-name="P2594">"Sudah berapa lama ini terjadi?" tanyanya, setengah mendengarkannya sambil menggunakan keahlian profesionalnya untuk memverifikasi versinya.</text:p>
      <text:p text:style-name="P2595">"Sekitar seminggu."</text:p>
      <text:p text:style-name="P2596"/>
      <text:p text:style-name="P2597">Dengan sekali klik, ia mengaktifkan trojan untuk menyusup dan menyaksikan saat-saat terakhir Aiden melalui mata pria itu. <text:s/>"Kenapa kau tak memberitahuku?" tanyanya pada wanita itu, menyaksikan pertengkaran yang direkam terbentang di depan matanya. "Kau kira? Aku tak lari ke mama saat permainan menjadi sulit." <text:s/>Sebuah gelombang mual menerjangnya, reaksi dari penggabungan dengan implan Aiden dan ingatannya. Ia memutuskan koneksi dan menarik napas dalam-dalam, matanya kembali tertuju pada Hodelia. Wanita itu telah mengatakan yang sebenarnya. Bajingan itu telah menyerang wanita Lothar dan mendapat balasan yang setimpal. Ia menurunkan pistolnya dan memasukannya ke dalam holster, lalu ia mengirimkan sinyal untuk mengunci pintu melalui implannya. "Apa yang harus kita lakukan dengan mayatnya?"</text:p>
      <text:p text:style-name="P2598"/>
      <text:p text:style-name="P2599">Lothar mengamati TKP dengan mata kritis. Filter optiknya menunjukkan bercak darah di sekitar mayat, di dekat meja, dan di seprai. Berantakan, tapi bukan masalah yang tak bisa ia atasi dengan deterjen yang cukup. Masalah untuk nanti. Aiden harus masuk kerja dengan Hodelia seakan tak terjadi apa-apa. Hanya ada satu cara untuk melakukannya, cara yang berdarah-darah. Tapi itu tak mengganggunya. Itu hanya kotoran lain yang ditambahkan pada sisa hidupnya.</text:p>
      <text:p text:style-name="P2600"/>
      <text:p text:style-name="P2601">Ia meraba-raba sakunya mencari pisau laser, tapi hanya menemukan sepasang sarung tangan sensor dan kantong plastik polimer. Instrukturnya di akademi biasa menyuruh siswa selalu membawa kantong polimer untuk mengumpulkan bukti. Bahkan setelah spesialisasi di bidang kejahatan siber, Lothar tak pernah melupakan pelajaran itu. Sarung tangan juga akan berguna. Tangannya sudah berkeringat, tapi ia butuh pegangan yang kuat. Untuk mengurangi ketegangan di pundaknya, ia menggunakan teknik pernapasan yang dipelajari saat kelas bela diri. Hirup dan hembuskan. Hirup dan hembuskan.</text:p>
      <text:p text:style-name="P2602"/>
      <text:p text:style-name="P2603">Kekakuan mereda cukup untuk membiarkannya melanjutkan tugasnya, mengabaikan konsekuensi dari tindakannya malam ini.</text:p>
      <text:p text:style-name="P2604"/>
      <text:soft-page-break/>
      <text:p text:style-name="P2605">Dengan sarung tangannya, ia menggeledah dapur mencari sesuatu yang bermata tajam, dan di sana mereka berada: sepasang gunting, dan di dalam sebuah kotak di dekat wastafel, sebuah sendok kotor. Ia mengambilnya dan berjalan kembali ke mayat, lalu berjongkok di dekat kepala pria itu. Tangannya mengangkat kelopak mata kiri Aiden, dan dengan hati-hati, memangkasnya.</text:p>
      <text:p text:style-name="P2606"/>
      <text:p text:style-name="P2607">Tetesan keringat mengalir di dahi Lothar. <text:s/>Seberapa sulitnya mengeluarkan bola mata seseorang dan menggunakan bola mata itu untuk pemindaian retina yang diperlukan untuk mencatat kehadirannya di tempat kerja? Seandainya ia bisa memejamkan mata dan beristirahat sejenak.</text:p>
      <text:p text:style-name="P2608"/>
      <text:p text:style-name="P2609">Ia melirik tangannya untuk memastikan tidak gemetar, lalu dengan sendok itu, ia mencoba menyendok bola mata, tetapi ia tidak memperhitungkan banyaknya jaringan lunak di belakangnya.</text:p>
      <text:p text:style-name="P2610"/>
      <text:p text:style-name="P2611">Sialan! Ia memaksa sendok semakin dalam, menggunakan gunting untuk memotong semua lapisan jaringan dan otot yang lembek itu. Tapi ia segera menyadari kesalahannya. Ia telah merusak retina.</text:p>
      <text:p text:style-name="P2612"/>
      <text:p text:style-name="P2613">Syukurlah kau punya dua mata.</text:p>
      <text:p text:style-name="P2614"/>
      <text:p text:style-name="P2615">Dia melepaskan gunting dan sendok. Setelah melepaskan sarung tangan kotornya, dia melemparkannya ke mayat. Kembali ke wastafel, dia mencari pisau pemotong daging, berharap menemukan yang berlaser. Tetapi meskipun Hodelia banyak hal—pekerja yang tangguh, otak yang cerdas, dan bom seks—dia jelas bukan koki ulung. Baru saat itulah matanya tertuju pada belati multifase.</text:p>
      <text:p text:style-name="P2616"/>
      <text:p text:style-name="P2617">Aku idiot.</text:p>
      <text:p text:style-name="P2618"/>
      <text:p text:style-name="P2619">Lothar berjongkok di samping mayat lagi dengan cengkeraman kuat pada gagang belati dan menjatuhkan senjata itu dengan pukulan kuat ke tenggorokan Aiden. Kepingan jaringan berhamburan ke wajahnya, tetapi kepalanya tidak putus.</text:p>
      <text:p text:style-name="P2620"/>
      <text:p text:style-name="P2621">Tangannya mengangkat pisau lagi dan membenturkan ke bawah dengan kekuatan yang lebih besar dari sebelumnya. Tulangnya retak, dan lebih banyak jaringan bertebaran di sekujur tubuhnya, tetapi Lothar harus memberikan pukulan ketiga untuk melihat kepala itu berguling di kakinya.</text:p>
      <text:p text:style-name="P2622"/>
      <text:p text:style-name="P2623">Itulah yang kukatakan pantat keras kepala.</text:p>
      <text:p text:style-name="P2624"/>
      <text:p text:style-name="P2625">Dia mengambilnya dari rambut dan memasukkannya ke dalam salah satu kantong polimernya.</text:p>
      <text:p text:style-name="P2626"/>
      <text:p text:style-name="P2627">Beberapa saat kemudian, Hodelia keluar dari kamar mandi mengenakan seragam putih bersih dan sepatu bot putih, rambutnya rapi dan dikepang samping. Dia meletakkan botol disinfektan lain di atas meja, tetapi ketika matanya tertuju pada kepala yang terpenggal dan tubuh Aiden yang tanpa kepala, dia mual. <text:s/>‘Kau bercanda!’ Dia memutar kepalanya ke samping dengan tangan menutupi mulutnya.</text:p>
      <text:p text:style-name="P2628"/>
      <text:p text:style-name="P2629">Lothar menarik napas dalam-dalam, hampir tidak mampu menahan iritasinya. ‘Jangan lebay,’ katanya sambil membersihkan tangan dan kantong polimernya dari semua cairan yang memberatkan. Dia memberikannya kepada Hodelia. ‘Kau harus mencatat kedatangannya. Jika seseorang melihatnya datang ke sini, polisi akan mengunjungimu dan menggeledah apartemenmu. Aku akan<text:s/><text:soft-page-break/>membersihkannya dari atas sampai bawah, tetapi kita ingin menghindari penggeledahan, untuk berjaga-jaga.’</text:p>
      <text:p text:style-name="P2630"/>
      <text:p text:style-name="P2631">Dia membuka ransel di atas meja untuknya tanpa pernah melirik ke arah kepala itu.</text:p>
      <text:p text:style-name="P2632"/>
      <text:p text:style-name="P2633">Lothar ingin menamparnya dan memeluknya pada saat yang bersamaan. Dia meraih dagunya dan memutarnya menghadap kepala yang terpenggal. ‘Kau bisa muntah setelah kita selesai, tidak sebelum itu. Tahan muntahanmu dan fokuskan pikiranmu pada apa yang akan terjadi jika mereka menangkap kita.’</text:p>
      <text:p text:style-name="P2634"/>
      <text:p text:style-name="P2635">Dia mencoba melepaskan cengkeramannya, tetapi akhirnya, matanya tertuju pada kepala itu. <text:s/>"Aku tidak akan. Sudah kukatakan aku tidak mau merusak kariermu."</text:p>
      <text:p text:style-name="P2636"/>
      <text:p text:style-name="P2637">Kau tak bisa melakukan hal yang lebih buruk dari yang sudah kulakukan, sayangku.</text:p>
      <text:p text:style-name="P2638"/>
      <text:p text:style-name="P2639">"Jam kerja untukmu dan dia, lalu kembali ke sini dengan kantong isolasi." Lothar meletakkan kepala itu ke dalam ransel Hodelia.</text:p>
      <text:p text:style-name="P2640"/>
      <text:p text:style-name="P2641">Dia memejamkan mata, wajahnya sangat pucat hingga menyerupai hantu, tetapi bahunya yang tegap dan posturnya secara umum menunjukkan tekadnya untuk melanjutkan ini. <text:s/>Otaknya mungkin sedang bekerja keras untuk memahami rencananya, tetapi seharusnya tidak sesulit itu sekarang.</text:p>
      <text:p text:style-name="P2642"/>
      <text:p text:style-name="P2643">"Kau gila! Seseorang mungkin melihatku pergi ke tempat yang seharusnya tidak kupergi dengan kantong isolasi. Seseorang bahkan mungkin melihat kita berkeliling dengan mayat di dalam kantong isolasi, dan—"</text:p>
      <text:p text:style-name="P2644"/>
      <text:p text:style-name="P2645">Dia menggenggam jari-jarinya menjadi kepalan dan memukul meja. “Jangan khawatir. Semuanya di bawah kendali kita. Kalian berdua adalah petugas keamanan di shift malam. Tidak ada orang lain di sekitar pada malam hari. Dia tidak dalam kondisi untuk melaporkan kalian, dan aku tahu cara meretas sistem keamanan. Yang harus kita lakukan adalah menyeretnya ke dalam tangki resomasi. Bukankah untuk itulah pabrik ini dirancang? Mereka melarutkan sampah dan mayat setiap hari. Ini tidak akan berbeda.”</text:p>
      <text:p text:style-name="P2646"/>
      <text:p text:style-name="P2647">Dia menggelengkan kepalanya. “Kita melarutkan mayat orang-orang yang meninggal karena sebab alami.”</text:p>
      <text:p text:style-name="P2648"/>
      <text:p text:style-name="P2649">Bagaimana dia bisa begitu naif untuk mempercayainya, walau hanya sekejap? Dengan semua korupsi yang merajalela di masyarakat mereka, Lothar tidak ragu sedetik pun bahwa pabrik ini telah digunakan untuk menghilangkan barang bukti yang menyusahkan sesekali. “Kita tidak punya pilihan, kecuali kau ingin aku menangkapmu.” Terlalu terlambat bahkan untuk itu.</text:p>
      <text:p text:style-name="P2650"/>
      <text:p text:style-name="P2651">Hodelia memeluk dirinya sendiri. “Ya, aku sudah menduga itu.”</text:p>
      <text:p text:style-name="P2652"/>
      <text:p text:style-name="P2653">Keesokan paginya, Lothar duduk di kubikelnya, ruang seluas 2x2 meter persegi, kembali di kantor polisi. Upayanya untuk fokus pada laporan yang harus ia tulis gagal total. Pikirannya terus memutar ulang peristiwa malam sebelumnya. Mayat Aiden dan Hodelia bergulingan terjalin di lantai. Upaya pengeluaran bola mata yang gagal. Mayat Aiden menghilang ke dalam tangki resomasi bersama seprai, seragam Hodelia, dan semua alat yang digunakan untuk mengoperasi mayat tersebut. Jam-jam yang dihabiskan untuk membersihkan apartemen, seragamnya, dan dirinya sendiri dengan hidrogen<text:s/><text:soft-page-break/>peroksida untuk menghilangkan semua jejak cairan tubuh korban. Dan Lothar meretas sistem keamanan pabrik untuk menghapus semua bukti. Semua itu terus berputar dalam lingkaran.</text:p>
      <text:p text:style-name="P2654"/>
      <text:p text:style-name="P2655">Hodelia seharusnya melaporkan hilangnya Aiden pagi ini. Akankah polisi mencurigai mereka? Akankah mereka menggeledah rumahnya? Apakah dia sudah membersihkan semuanya?</text:p>
      <text:p text:style-name="P2656"/>
      <text:p text:style-name="P2657">"Hei Dunkel, kamu ke mana semalam?" tanya Smith, kolega yang menempati kubikel di sebelahnya.</text:p>
      <text:p text:style-name="P2658"/>
      <text:p text:style-name="P2659">Tubuh Lothar menegang, dahinya berkeringat. *Aku membantu Hodelia menghilangkan mayat.* Detektif Smith telah bekerja sama dengannya dan Detektif O'Dell sejak lulus dari akademi. Mereka pernah berbagi penyelidikan, minuman keras, dan wanita di masa lalu. Mereka adalah teman-temannya, tetapi juga detektif. Bagaimana jika Smith mencurigai sesuatu?</text:p>
      <text:p text:style-name="P2660"/>
      <text:p text:style-name="P2661">Lothar berkata pada dirinya sendiri bahwa pertanyaan temannya itu tidak berarti sesuatu yang tidak biasa. Mereka tahu dia berpacaran dengan Hodelia. Di satu sisi, mereka tidak suka dia bergaul dengan mantan narapidana. Di sisi lain, mereka selalu bertanya tentang Hodelia. Tidak ada yang baru di bawah matahari, atau di bawah hujan. Kecuali Hodelia dan perasaannya padanya.</text:p>
      <text:p text:style-name="P2662"/>
      <text:p text:style-name="P2663">"Aku sibuk," jawabnya, menekankan kata terakhir sekuat tenaga. "Kenapa?"</text:p>
      <text:p text:style-name="P2664"/>
      <text:p text:style-name="P2665">Smith menyodorkan kepalanya ke dalam bilik Lothar, tersenyum. "Aku ada urusan di dekat kondomu dan mencoba mampir untuk minum bir, tapi kau tidak ada."</text:p>
      <text:p text:style-name="P2666"/>
      <text:p text:style-name="P2667">Lothar menghembuskan napas yang ternyata selama ini ditahannya. Bir, hanya itu. Smith tidak tahu tentang pembunuhan itu. Tentu saja, dia tidak akan tahu. Satu-satunya cara untuk mengetahui kebenaran adalah dengan mengakses ingatan Lothar dengan meretas implan kranialnya. Sekarang, otaknya terasa seperti bubur karena kurang tidur, tapi bukan karena percobaan peretasan.</text:p>
      <text:p text:style-name="P2668"/>
      <text:p text:style-name="P2669">Smith berjalan melewati bilik Lothar, menggoyang-goyangkan pinggulnya. "Sibuk membongkar senjata bersama Hodelia?"</text:p>
      <text:p text:style-name="P2670"/>
      <text:p text:style-name="P2671">"Urus saja urusanmu sendiri!" Lothar mengepalkan tangannya. Itu semua yang bisa dia lakukan untuk menahan amarahnya agar tidak meledak dan menghantam wajah Smith. Tapi itu jelas akan membongkar penyamarannya. Mereka selalu melakukan percakapan seperti ini.</text:p>
      <text:p text:style-name="P2672"/>
      <text:p text:style-name="P2673">“Dia lembur malam, seperti biasa,” bentaknya. Smith tahu Hodelia selalu bekerja shift malam.</text:p>
      <text:p text:style-name="P2674"/>
      <text:p text:style-name="P2675">O’Dell, yang menempati bilik sebelah Lothar, berdiri dan menyandarkan lengannya di atas pembatas, dagunya bertumpu pada lengan. “Apakah karena itu kau tampak sangat lelah pagi ini?”</text:p>
      <text:p text:style-name="P2676"/>
      <text:p text:style-name="P2677">Kuharap begitu.</text:p>
      <text:p text:style-name="P2678"/>
      <text:p text:style-name="P2679">Kedua agen itu tertawa terbahak-bahak.</text:p>
      <text:p text:style-name="P2680"/>
      <text:p text:style-name="P2681">“Menurutmu berapa kali dia melakukannya?” Smith menatap agen lainnya.</text:p>
      <text:p text:style-name="P2682"/>
      <text:p text:style-name="P2683">Dari kantung mata di bawahnya, kurasa—' O'Dell menghitung dari satu sampai tiga dengan jarinya. 'Setidaknya tiga.'</text:p>
      <text:p text:style-name="P2684"/>
      <text:p text:style-name="P2685">'Dengan atau tanpa borgol, aku bertanya-tanya,' kata Smith.</text:p>
      <text:p text:style-name="P2686"/>
      <text:p text:style-name="P2687">Lothar mengepalkan tangannya di atas meja. 'Cukup!'</text:p>
      <text:p text:style-name="P2688"/>
      <text:p text:style-name="P2689">Secara ajaib, kedua detektif itu terdiam.</text:p>
      <text:p text:style-name="P2690"/>
      <text:p text:style-name="P2691">Lothar melemaskan kepalan tangannya, mengintip mereka. Sial. Dia berdiri dan tertawa terbahak-bahak. 'Kalian harus melihat wajah kalian.' Dia tertawa begitu keras sampai air mata keluar dari matanya, posisinya sangat konyol hingga membuatnya ingin menangis. <text:s/>Apakah Smith dan O'Dell menyadari betapa gugupnya dia? Apakah mereka akan mengerti upayanya yang dibuat-buat itu? 'Kami hanya punya waktu untuk cepat-cepat sebelum dia pergi, dan satu lagi pagi ini.'</text:p>
      <text:p text:style-name="P2692"/>
      <text:p text:style-name="P2693">Smith mendekat, memukul bahunya sendiri dengan kepalan tangan. ‘Untuk sesaat, kau berhasil mengelabui ku.’</text:p>
      <text:p text:style-name="P2694"/>
      <text:p text:style-name="P2695">‘Ya, untuk sesaat, kupikir kau marah. Jadi, tidak ada borgol kali ini, ya?’</text:p>
      <text:p text:style-name="P2696"/>
      <text:p text:style-name="P2697">Lothar butuh udara, bahkan tempat pembuangan sampah di luar di bawah hujan akan pas sekarang. ‘Tidak, tapi kami melakukan seks cyber saat dia sedang bekerja.’ Dia berbohong.</text:p>
      <text:p text:style-name="P2698"/>
      <text:p text:style-name="P2699">Kapan mereka akan berhenti? Ini jarang berlangsung terlalu lama, tapi pagi ini mereka berdua tampak terobsesi dengan Hodelia. Sial!</text:p>
      <text:p text:style-name="P2700"/>
      <text:p text:style-name="P2701">‘Bagus. Terakhir kali aku mencoba, implantku kelebihan beban,’ kata O’Dell.</text:p>
      <text:p text:style-name="P2702"/>
      <text:p text:style-name="P2703">Smith tertawa terbahak-bahak. ‘Aku yakin wanita itu tidak mengeluh tentang ereksi yang begitu lama. Apakah kau kelebihan beban implanmu, Dunkel?’ <text:s/>Alasan bagus untuk membenarkan kantung mata dan suasana hatinya. Kelebihan beban implan bisa menyakitkan. ‘Ya. <text:s/>Itu kacau.’</text:p>
      <text:p text:style-name="P2704"/>
      <text:p text:style-name="P2705">Dengan isyarat pada implannya, Lothar menutup berkas di komputernya dan berdiri. Ia perlu bergerak, membuat tubuhnya sibuk melakukan sesuatu, apa pun. Berdiam diri bukanlah pilihan. Perilaku Smith dan O'Dell tampak tidak biasa. Mereka biasa menggoda dan menghina wanita sepanjang waktu, tetapi hari ini berbeda. Aku menyembunyikan mayat untuk Hodelia dan menjadi kaki tangan pembunuhan. ‘Aku butuh kopi,’ katanya, menuju lift, berharap mereka akan meninggalkannya sendirian.</text:p>
      <text:p text:style-name="P2706"/>
      <text:p text:style-name="P2707">Lift terbuka, dan Lothar masuk. Smith dan O'Dell mengikutinya.</text:p>
      <text:p text:style-name="P2708"/>
      <text:p text:style-name="P2709">“Apakah dia menyukainya?” tanya Smith.</text:p>
      <text:p text:style-name="P2710"/>
      <text:p text:style-name="P2711">Pintu-pintu tertutup, tetapi dia tidak meminta tujuan. Amarah membanjiri dirinya seperti sungai yang meluap. Untuk pertama kalinya dalam hidupnya, yang dia inginkan hanyalah memukuli wajah teman-temannya hingga berlumuran darah. Tetapi bagaimana ini akan memperbaiki posisinya? Seharusnya dia menangkap Hodelia, tetapi dia tidak setuju dengan prospek mengirimnya ke penjara. Dia menginginkannya.</text:p>
      <text:p text:style-name="P2712"/>
      <text:soft-page-break/>
      <text:p text:style-name="P2713">“Lantai dasar,” katanya dengan suara tenang.</text:p>
      <text:p text:style-name="P2714"/>
      <text:p text:style-name="P2715">Beberapa detik kemudian, pintu lift terbuka, menyelamatkannya dari menjawab pertanyaan, tetapi pemandangan di depan matanya hampir menghentikan jantungnya. Hodelia berdiri di dekat penjual minuman, mengobrol ramah dengan seorang pria yang mengenakan setelan yang harganya pasti setara dengan gaji Lothar selama setahun. <text:s/>Korset putih ketat membungkus dadanya yang bidang seperti kulit kedua. Celana dan mantel hitam yang meneteskan air ke lantai melengkapi pakaian seksinya.</text:p>
      <text:p text:style-name="P2716"/>
      <text:p text:style-name="P2717">Setelah dilihat lebih dekat, pria itu bukan hanya Tuan Kantong Dalam biasa. Dia adalah Kepala Polisi, dan dari bahasa tubuh mereka, mereka tampak saling kenal. Pria itu meletakkan tangannya di tangan Hodelia, tersenyum memperlihatkan semua giginya dan lebih banyak lagi. Hodelia membalas senyum dan mencium tangannya ketika pria itu pergi.</text:p>
      <text:p text:style-name="P2718"/>
      <text:p text:style-name="P2719">Sebelum pintu lift tertutup di depan wajah mereka, Lothar menghalangi dengan kakinya, lalu melangkah keluar, diikuti Smith dan O'Dell, yang akhirnya berhenti bicara. Hodelia menoleh ke arah lift. Matanya menatapnya, dua kolam biru air jernih. <text:s/>Sambil tetap tersenyum, ia mendekat, pinggulnya berayun ke kiri dan ke kanan, ke kanan dan ke kiri. "Selamat pagi, Nona Clark," kata Smith dan O'Dell serempak. "Selamat pagi, semuanya," jawabnya.</text:p>
      <text:p text:style-name="P2720"/>
      <text:p text:style-name="P2721">Lothar mengepalkan rahangnya, berusaha memahami bagaimana ia bisa begitu dekat dengan Kepala Polisi tetapi tidak pernah menyebutkannya sebelumnya, dan membayangkan apa yang dipikirkan koleganya saat mereka menyaksikan perwujudan fantasi mereka beberapa saat sebelumnya. <text:s/>“Ada apa kau di sini?” bentaknya.</text:p>
      <text:p text:style-name="P2722"/>
      <text:p text:style-name="P2723">Hodelia ragu sejenak. Mungkin dia baru menyadari Lothar telah melihatnya dalam posisi yang membahayakan. <text:s/>Pandangan sekeliling mengingatkannya di mana mereka berada. Itulah satu-satunya hal yang dapat mencegahnya menyeret Hodelia ke samping dan memukulnya hingga mengatakan yang sebenarnya. Setelah semua yang telah dilakukannya untuknya…</text:p>
      <text:p text:style-name="P2724"/>
      <text:p text:style-name="P2725">“Aku datang untuk melaporkan hilangnya kolegaku. Dia absen bersamaku tadi malam tetapi tidak pernah pulang. Dia tidak meninggalkan area pabrik, tetapi dia tidak ada di mana-mana.” <text:s/>Hodelia mengangkat bahu.</text:p>
      <text:p text:style-name="P2726"/>
      <text:p text:style-name="P2727">Lothar tidak pernah mempertimbangkan kemampuan Hodelia dalam berbohong. Ekspresinya menunjukkan kebingungan yang murni dan total, seolah-olah dia benar-benar tidak tahu di mana Aiden berada.</text:p>
      <text:p text:style-name="P2728"/>
      <text:p text:style-name="P2729">“Dan kau kebetulan bertemu dengan Kepala Polisi untuk melaporkan hilangnya kolegamu.” Lothar menyadari kehadiran Smith dan O’Dell dan menelan frustrasinya. Siapa yang tahu rahasia lain apa yang telah dia sembunyikan darinya?</text:p>
      <text:p text:style-name="P2730"/>
      <text:p text:style-name="P2731">Ia melirik sekilas ke arah rekan-rekannya dan menjilat bibirnya. Gugup, ya? Ia menggeser berat badannya dari satu pinggul ke pinggul lainnya. ‘Tidak, aku tidak melapor kepadanya. Kami naik lift bersama saat keluar dan sedikit mengobrol. Kau tahu bagaimana hal-hal seperti itu berjalan.’ Ia tahu, dan lebih baik ia tidak pergi ke arah itu. Namun terlepas dari tekadnya untuk menghindari adegan di depan umum, ia berkata, ‘Tidak, aku tidak tahu. Bagaimana cara kerjanya?’ Hodelia menyipitkan mata dan menyilangkan lengannya. ‘Apakah ini interogasi, Detektif Dunkel?’</text:p>
      <text:p text:style-name="P2732"/>
      <text:soft-page-break/>
      <text:p text:style-name="P2733">Sikap defensifnya malah meningkatkan kemampuan detektifnya. Berapa kali dia telah berbohong padanya?</text:p>
      <text:p text:style-name="P2734"/>
      <text:p text:style-name="P2735">Smith di kanannya membersihkan tenggorokannya. <text:s/>"Lebih baik kita minum kopi dan kembali bekerja, Dunkel," katanya.</text:p>
      <text:p text:style-name="P2736"/>
      <text:p text:style-name="P2737">Lothar mengepalkan tangannya, menahan keinginan untuk menyeretnya ke sel dan memberikan interogasi yang sangat dia takuti.</text:p>
      <text:p text:style-name="P2738"/>
      <text:p text:style-name="P2739">"Kau duluan saja. Katakan pada bos bahwa aku sedang menindaklanjuti petunjuk dari tugasku yang terakhir."</text:p>
      <text:p text:style-name="P2740"/>
      <text:p text:style-name="P2741">O'Dell mendekat dan berbisik, "Kau yakin ini ide yang bagus?"</text:p>
      <text:p text:style-name="P2742"/>
      <text:p text:style-name="P2743">Lothar mendekati Hodelia dan merangkul pinggangnya. "Sampai jumpa lagi, semuanya." <text:s/>Ia mendorong Hodelia ke arah pintu keluar tanpa menoleh ke belakang.</text:p>
      <text:p text:style-name="P2744"/>
      <text:p text:style-name="P2745">Hodelia menegang, tetapi tidak melawan. "Kita mau ke mana?"</text:p>
      <text:p text:style-name="P2746"/>
      <text:p text:style-name="P2747">"Ke tempatku."</text:p>
      <text:p text:style-name="P2748"/>
      <text:p text:style-name="P2749">Kakinya membeku. "Lothar—"</text:p>
      <text:p text:style-name="P2750"/>
      <text:p text:style-name="P2751">Ia menoleh, membungkuk, dan berbisik di telinga Hodelia, "Kau tak mau membuat keributan di sini, percayalah."</text:p>
      <text:p text:style-name="P2752"/>
      <text:p text:style-name="P2753">Ia menggigil dalam pelukannya, tetapi melanjutkan berjalan. <text:s/>Ketika mereka keluar dari terowongan kereta bawah tanah, hujan masih turun deras, mengubah segalanya di sekitar mereka menjadi abu-abu. Satu-satunya warna adalah mata biru Hodelia yang ketakutan.</text:p>
      <text:p text:style-name="P2754"/>
      <text:p text:style-name="P2755">Baru setelah pintu apartemen lotengnya tertutup, Lothar melepaskan cengkeramannya pada Hodelia. Dengan pikirannya, ia memberi isyarat untuk mengunci diri mereka di dalam dan bersandar di dinding.</text:p>
      <text:p text:style-name="P2756"/>
      <text:p text:style-name="P2757">Ia melangkah beberapa langkah, berhenti di antara pintu dan dapur, lalu menoleh ke arahnya. "Ini tidak mungkin terjadi. Lepaskan aku."</text:p>
      <text:p text:style-name="P2758"/>
      <text:p text:style-name="P2759">Secara teknis, dia bisa menuntutnya karena menyeretnya ke sini dan mengurungnya tanpa persetujuannya, tetapi semua tindakannya telah di luar hukum sejak tadi malam. Semua berkat dia.</text:p>
      <text:p text:style-name="P2760"/>
      <text:p text:style-name="P2761">Ia membuka dua kancing seragamnya dan menyilangkan lengan. Kain basah itu menempel di kulitnya seperti penjara lateks. ‘Kau tidak akan pergi ke mana pun sampai kau menjelaskannya padaku.’</text:p>
      <text:p text:style-name="P2762"/>
      <text:p text:style-name="P2763">Dengan kerutan frustrasi, ia melepaskan sepatu basah dan mantelnya, lalu melemparkannya ke meja dapur. ‘Demi Tuhan, Lothar. Kau membuat keributan untuk hal yang tidak penting.’</text:p>
      <text:p text:style-name="P2764"/>
      <text:p text:style-name="P2765">Aura kepolosan terpancar dari wajahnya, tetapi kali ini ia tidak akan tertipu. ‘Tidak ada yang dikatakannya,’ gumamnya pelan.</text:p>
      <text:p text:style-name="P2766"/>
      <text:p text:style-name="P2767">‘Ya, tidak ada apa-apa, dan jika kau memikirkannya, kau juga akan melihatnya.’</text:p>
      <text:p text:style-name="P2768"/>
      <text:soft-page-break/>
      <text:p text:style-name="P2769">Dengan dua langkah, Lothar berdiri di sampingnya. <text:s/>Ia menatapnya dengan genit, mengerjap-ngerjapkan bulu matanya. Tangannya menyambar tenggorokannya, mencekramnya dengan erat. Ia mendorongnya hingga terjatuh di atas meja. “Katakan lagi untuk memikirkannya, dan kita perlu mendapatkan tangki resomasi lain.” <text:s/>Tenggorokannya bergeser di bawah genggamannya, dan bibirnya terbuka. “Dia menawarkan minuman, dan aku menerimanya. Hanya itu.” Tangannya menyentuh pinggangnya dan membelai manset yang tergantung di sana. “Aku bersumpah hanya itu, Detektif Dunkel.” Lothar tetap memegang tenggorokannya, menahan keinginan untuk meremasnya. “Kau membunuh seorang pria, dan aku membantumu menyingkirkan mayatnya. Dan apa yang kau lakukan? Minum-minum dengan bosku?”</text:p>
      <text:p text:style-name="P2770"/>
      <text:p text:style-name="P2771">Dia menggigit bibir bawahnya. ‘Aku tidak tahu siapa dia saat menerimanya. Lagi pula, ini penyamaran yang brilian. Tak seorang pun akan mencurigai aku membunuh seorang pria tadi malam dan minum bersama Kepala Polisi keesokan paginya.’</text:p>
      <text:p text:style-name="P2772"/>
      <text:p text:style-name="P2773">Selalu seperti itu. Setiap kali mereka bertengkar, dia mempertaruhkan segalanya dan mengikuti arahnya. Dan sekarang yang dia inginkan hanyalah menyakitinya dan mendengarnya meneriakkan namanya.</text:p>
      <text:p text:style-name="P2774"/>
      <text:p text:style-name="P2775">Tangannya semakin turun ke selangkangannya, menatap matanya. Dengan gerakan cepat dan terampil, dia membuka ikat pinggangnya dan membuka resleting celananya. Baju basah itu menempel di kulitnya.</text:p>
      <text:p text:style-name="P2776"/>
      <text:p text:style-name="P2777">Tangannya melepaskan lehernya, dan jari-jarinya terjalin di rambutnya lalu menarik ke bawah, mengangkat kepalanya. Meskipun berniat tetap tenang, dia menciumnya.</text:p>
      <text:p text:style-name="P2778"/>
      <text:p text:style-name="P2779">Tubuh Hodelia melembut di pelukannya, tetapi giginya menggigit bibirnya, semakin keras, semakin dalam.</text:p>
      <text:p text:style-name="P2780"/>
      <text:p text:style-name="P2781">Dia mencengkeram pergelangan tangannya dan memutarnya ke belakang, mengerang. Rasa logam di mulutnya dan erangannya menghancurkan tekadnya untuk menjauh darinya. <text:s/>Dia memutarnya, menarik lengannya, dan mendorongnya ke atas meja dapur. Wajahnya membentur logam mengkilap dengan keras. <text:s/>"Lothar," desahnya. "Lakukan padaku!" Mungkin dia hanya detektif gagal setelah apa yang telah dia lakukan untuknya, tetapi dia tetap seorang pria, dan dia adalah miliknya.</text:p>
      <text:p text:style-name="P2782">***</text:p>
      <text:p text:style-name="P2783"/>
      <text:p text:style-name="P2784">Lothar berdiri di samping nakas, menghadap dinding transparan yang menghadap ruang tamunya. Melalui jendela luar, di seberang ruang kosong di atas separuh bawah apartemennya, ia melihat hujan deras membasahi segalanya hingga menjadi kelabu.</text:p>
      <text:p text:style-name="P2785"/>
      <text:p text:style-name="P2786">Atmosfer buatan berjalan beriringan dengan gravitasi buatan di Utopia. Sudah seperti itu selama ratusan tahun, tetapi ia selalu mempertanyakan perlunya hujan. Mengapa mereka membutuhkan hujan? Bukan untuk tanaman, seperti dulu. <text:s/>Juga bukan untuk menjaga keseimbangan ekosistem. Segalanya buatan di Mars. Kadang-kadang ia bahkan mempertanyakan manusia. Apakah mereka juga buatan? Suatu konstruksi yang dirancang oleh beberapa bentuk kehidupan alien, mungkin?</text:p>
      <text:p text:style-name="P2787"/>
      <text:p text:style-name="P2788">Pada hari yang cerah, pemandangan terbentang sejauh kilometer dari lantai tiga puluh kondominium lotengnya. Namun, pada hari hujan seperti ini, penglihatannya nyaris tak mampu menangkap sisi seberang jalan, terlepas dari peningkatan cybernetic-nya.</text:p>
      <text:p text:style-name="P2789"/>
      <text:p text:style-name="P2790">Tapi itu bukan hujan. Tidak, sekarang ia mengerti. Hujan tidak ada hubungannya dengan itu. Itu adalah upaya bodohnya untuk menjalani kehidupan normal. Tapi apa itu normal, bagaimanapun juga? Seorang istri? Anak-anak? Sebuah bisikan bergema di kepalanya. Tetapi jika ia mengamati kenyataan, semua koleganya yang menikah, dengan atau tanpa anak, telah bercerai. Mereka yang belum bercerai hanya meninggalkan pensiun yang sedikit untuk pasangan janda mereka.</text:p>
      <text:p text:style-name="P2791"/>
      <text:p text:style-name="P2792">Upayanya untuk berpura-pura bahwa ia bisa memiliki masa depan dengan Hodelia telah hancur berkeping-keping, seperti tanah berdebu yang ia injak setiap hari.</text:p>
      <text:p text:style-name="P2793"/>
      <text:p text:style-name="P2794">Aku berharap bisa kembali dan melipat. Suara lain berbisik, tapi ini bukan permainan poker. Ini adalah kehidupan, dan kehidupan adalah kebohongan.</text:p>
      <text:p text:style-name="P2795"/>
      <text:p text:style-name="P2796">Ia berbalik dan menatap ke bawah. Hodelia terbaring di tempat tidurnya. Helai-helai rambut hitam kusut terhampar di atas seprai perak yang basah.</text:p>
      <text:p text:style-name="P2797"/>
      <text:p text:style-name="P2798">Pertengkaran terakhir mereka terputar ulang di kepalanya berulang kali dalam lingkaran jeritan, desisan, dan alasan. Alasan seorang pendusta.</text:p>
      <text:p text:style-name="P2799"/>
      <text:p text:style-name="P2800">Aura kepolosan yang dulu terpancar dari wajahnya telah hilang. Matanya terbuka lebar, warna irisnya memudar. Tapi bukan karena hujan. Sesuatu yang lain telah membilas warna biru itu.</text:p>
      <text:p text:style-name="P2801"/>
      <text:p text:style-name="P2802">Ia meletakkan pistol di nakas, tahu bahwa ia tidak akan pernah mendengar suaranya lagi. Dan pada akhirnya, itu tidak membuat perbedaan. Tidak ada yang membuat perbedaan. Bahkan hujan pun tidak.</text:p>
      <text:p text:style-name="P2803"/>
      <text:p text:style-name="P2804">'Harus ku apakan mayatnya?'</text:p>
      <text:p text:style-name="P2805">TAMAT</text:p>
      <text:p text:style-name="P2806">Di Bawah Lipatan Batinnya</text:p>
      <text:p text:style-name="P2807">Oleh</text:p>
      <text:p text:style-name="P2808">Micah Castle</text:p>
      <text:p text:style-name="P2809"/>
      <text:p text:style-name="P2810">Pasir merah kecoklatan menerpa pintu yang dipahat kasar dari batu pasir keabu-abuan di bawah tepian batu yang menjorok. Aku menoleh ke belakang, tak ada pengikut yang masih mengikuti, tetapi menara terkutuk itu masih menjulang di cakrawala. Entah bagaimana terlihat tanpa cahaya. Aku mendesah sekuat tenaga melalui kain penutup mulut dan hidungku. Aku senang mereka tetap di kota, di monolit-monolit mereka yang berharga.</text:p>
      <text:p text:style-name="P2811"/>
      <text:p text:style-name="P2812">Dengan hati-hati aku berdiri di ambang pintu, mengerjapkan satu mataku menerobos badai pasir dan kacamataku yang retak. Tampaknya tidak ada orang di dalam, tetapi aku pernah terkejut sebelumnya. Mengambil batu dari tanah, aku lempar… Kosong.</text:p>
      <text:p text:style-name="P2813"/>
      <text:p text:style-name="P2814">Lebih dekat, aku mengintip di sekitar bingkai logam yang berkarat. Pasir menumpuk di pintu masuk, berkumpul di dinding dan bagian belakang di mana, kurasa, ada dapur kecil? Aku belum pernah melihat yang seperti itu sejak sebelum 116, di apartemenku di… Di mana pun itu. Tak punya banyak waktu itu—Sial, mungkin sekarang aku lebih punya barang daripada waktu itu.</text:p>
      <text:p text:style-name="P2815"/>
      <text:soft-page-break/>
      <text:p text:style-name="P2816">Aku melempar batu lagi, menghitung sampai sepuluh… Cukup aman, tetapi aku tetap mengeluarkan batang bengkok dari tas bahuku yang compang-camping dan masuk, merunduk.</text:p>
      <text:p text:style-name="P2817"/>
      <text:p text:style-name="P2818">Lagi, menghitung sampai angka yang kupilih secara acak, dan berdiri. Aku segera menyapu pasir dengan sepatu botku sampai bisa menutup pintu baja yang berat itu. Lampu putih berkedip di atas kepala menyala saat aku terengah-engah, membungkuk. Bahkan ada generator? Wow… Menjilat bibirku yang kering dan berdarah, aku mengalihkan perhatianku ke ruangan itu.</text:p>
      <text:p text:style-name="P2819"/>
      <text:p text:style-name="P2820">Tidak ada yang terlihat jelas, sungguh, selain meja yang terselip di pojok jauh, dan di seberangnya ada rangka tempat tidur berkarat. Tanpa kasur. Akan lebih baik tidur di situ daripada di luar, terlepas dari kekurangannya. Di dapur, kotak-kotak kosong, kemasan foil, dan barang-barang lainnya berserakan dari lemari dan laci yang terbuka, mengotori lantai. Tetap periksa semuanya secara menyeluruh… Ya! Satu bungkus ransum terhidrogenasi, tersegel, dan beberapa botol air merah di bawah wastafel. Baunya enak, minus rasa asam dari luar, jadi aku meneguk satu botol. Hampir muntah, tapi memaksa tubuhku untuk patuh, lalu lagi ketika ingin minum tiga botol lainnya. Aku mengambil sepotong dari batangan itu dan menikmati rasa asin-asamnya sampai hancur di lidahku. Tuhan, apa yang akan kau nikmati ketika kau belum makan berhari-hari…</text:p>
      <text:p text:style-name="P2821"/>
      <text:p text:style-name="P2822">Sebuah lorong di sebelah kiri mengarah lebih dalam, tetapi tidak ada lampu. Aku belum ingin memeriksanya. Di atas meja ada keyboard, tersembunyi di bawah lapisan debu merah-hitam. Aku membaliknya untuk membersihkannya, lalu meletakkannya kembali. Ketika aku menekan tombol persegi panjang, monitor yang berdebu menyala; teks putih di latar hitam.</text:p>
      <text:p text:style-name="P2823"/>
      <text:p text:style-name="P2824">Sial, jurnal seseorang.</text:p>
      <text:p text:style-name="P2825"/>
      <text:p text:style-name="P2826">Aku memeriksa lagi lorong kosong—suatu kebiasaan—sebelum mendekat.</text:p>
      <text:p text:style-name="P2827"/>
      <text:p text:style-name="P2828">&gt;Entri 001</text:p>
      <text:p text:style-name="P2829"/>
      <text:p text:style-name="P2830">&gt;08/24/29</text:p>
      <text:p text:style-name="P2831">&gt;09:14:21</text:p>
      <text:p text:style-name="P2832">Kristian bilang akan baik jika aku mulai menuliskan pikiranku, bahwa aku mulai gila di tempat ini. Bukan hanya tubuhku, tapi juga pikiranku.</text:p>
      <text:p text:style-name="P2833">Aku heran terminal ini masih berfungsi. Tidak ada internet, hanya editor teks sederhana. Kurasa mereka disebut komputer DOS dulu, tapi aku tidak tahu dan tidak bisa mencari tahu. Bahkan tidak bisa mengubah font…</text:p>
      <text:p text:style-name="P2834">&gt;Entri 002</text:p>
      <text:p text:style-name="P2835"/>
      <text:p text:style-name="P2836">&gt;08/25/29</text:p>
      <text:p text:style-name="P2837">&gt;19:27:01</text:p>
      <text:p text:style-name="P2838">Pikiran saya melayang tadi dan saya tidak ingat mau ke mana… Lanjut, berkas ini tentang Kristian dan saya, dan jika kau membaca ini, kau sudah tahu apa yang terjadi pada 16 Januari 2028. Jika kau bukan orang yang tahu, lalu bagaimana kau menemukan ini?</text:p>
      <text:p text:style-name="P2839">Lagipula.</text:p>
      <text:p text:style-name="P2840">Hari ini Kristian tidak mendengarkan saya, dan itu menyakiti pernikahan kami, kepercayaan kami. Kau akan berpikir itu akan hancur pada 16/1; <text:s/>akibatnya, perjuangan yang ekstrem dan merendahkan untuk mencari makanan, air, tempat berteduh; titik terendah yang kami alami untuk bertahan hidup di tempat yang bukan lagi untuk kami. Saya telah melakukan hal-hal yang tidak bisa saya bayangkan lima tahun lalu; dia juga, tetapi sekarang ini hanyalah urusan bisnis.</text:p>
      <text:p text:style-name="P2841"/>
      <text:p text:style-name="P2842">Filter udara rusak, dan Kristian menawarkan diri untuk pergi ke Kota guna menukar beberapa jatah makanan kita dengan suku cadang yang dibutuhkan. Seperti jalan-jalan, sebuah tugas. Kota berjarak sekitar sepuluh mil, tanpa terhenti, dirampok, atau dibunuh. <text:s/>Aku berkata padanya: "Tidak." Aku berkata dengan jelas dan keras: "Tidak."</text:p>
      <text:p text:style-name="P2843"/>
      <text:p text:style-name="P2844">Istriku adalah, selalu altruistik, seorang guru anak berkebutuhan khusus demi Tuhan. Memikul beban siapa pun jika itu membantu mereka. Berjalan bermil-mil di gurun untuk memperbaiki sesuatu yang tidak perlu segera diperbaiki. Memilih untuk pergi menggantikanku meskipun dia lebih banyak berpikir daripada bertindak, tubuhnya yang kurus tidak terbiasa dengan udara luar. Tahun-tahun telah memperlakukannya dengan kejam. Sebelum 1/16, dia lebih berisi, matanya waspada dan tidak hampa; dia berjalan dengan tujuan, percaya diri, kuat. Otaknya adalah otot terbesarnya.</text:p>
      <text:p text:style-name="P2845"/>
      <text:p text:style-name="P2846">Bukan berarti dia tidak bisa bergerak.</text:p>
      <text:p text:style-name="P2847"/>
      <text:p text:style-name="P2848">Dia akan mendaki bersamaku atau mencabut rumput liar saat aku memangkas. Akulah yang bertindak, yang pergi. Mengambil barang dan meletakkan barang. Bukannya dia lemah, tetapi dia diciptakan untuk hal-hal yang lebih penting dan kompleks. Pikirannya tak tertandingi, kemampuan berpikir kritis yang tidak pernah bisa kumiliki. Mengatur anggaran, perencanaan, memecahkan masalah adalah keahliannya.</text:p>
      <text:p text:style-name="P2849"/>
      <text:p text:style-name="P2850">Tanpanya aku akan mati di Januari; tanpanya aku bukanlah siapa-siapa, bukan apa-apa. Setumpuk pasir abu di antara perbukitan barang-barang. Dia adalah bagian dari diriku yang selalu kubutuhkan tetapi tidak pernah kuketahui.</text:p>
      <text:p text:style-name="P2851"/>
      <text:p text:style-name="P2852">Saat pertama kali bertemu, aku ingat berpikir: Bagaimana mungkin seseorang seperti dia memperhatikan orang sepertiku, dan di mana dia selama ini? Seorang dewi di antara manusia; seorang ratu di antara rakyat jelata…</text:p>
      <text:p text:style-name="P2853"/>
      <text:p text:style-name="P2854">Di mana aku?</text:p>
      <text:p text:style-name="P2855"/>
      <text:p text:style-name="P2856">Dia pergi saat aku tidur, meskipun aku sangat tidak setuju. Saat menyadari dia pergi, aku panik, kewarasanku terganggu. Aku mondar-mandir di bunker berkali-kali lebih dari yang bisa kuhitung. Menatap pintu logam raksasa itu, menanti kunci dibuka, agar dia masuk kembali, tetapi berjam-jam kemudian barulah dia kembali. Lelah, pusing, membawa filter udara pengganti dalam tas travel yang disandang di bahunya.</text:p>
      <text:p text:style-name="P2857"/>
      <text:p text:style-name="P2858">Itu bukan satu-satunya yang dia bawa kembali.</text:p>
      <text:p text:style-name="P2859"/>
      <text:p text:style-name="P2860">&gt;Entri 003</text:p>
      <text:p text:style-name="P2861"/>
      <text:p text:style-name="P2862">08/29/29</text:p>
      <text:p text:style-name="P2863">03:51:06</text:p>
      <text:p text:style-name="P2864">Jika kau belum menyadarinya, kejutan: itu adalah penyakit. Lebih spesifiknya, sesuatu yang mirip tumor, sebesar dua kepalaku yang menonjol dari sisi kanan bawahnya, di atas pinggul. Daerah usus buntu.</text:p>
      <text:p text:style-name="P2865"/>
      <text:p text:style-name="P2866">Tanpa ciri khas. Halus. Berwarna daging yang hidup, namun membusuk dengan jamur berwarna pelangi yang merambat di sisinya. Semua warna pelangi dan banyak warna lain yang tak kuketahui namanya. Seolah warna kita berupa garis dan warna-warna baru ini berada di antara garis-garis tersebut.<text:s/><text:soft-page-break/>Mataku sakit menatapnya terlalu lama, bergelombang. Mereka seperti jendela, menunjukkan bagian dalam tumor, jika itu masuk akal.</text:p>
      <text:p text:style-name="P2867"/>
      <text:p text:style-name="P2868">Tonjolan kecil berada di pangkalnya. Aku menusuknya dengan pena, dan mereka mengapung, lunak. Aku khawatir mereka akan meletus suatu saat, dan kita akan kehilangan bunker karena kontaminasi.</text:p>
      <text:p text:style-name="P2869"/>
      <text:p text:style-name="P2870">Aku menyuruh Kristian menanggalkan pakaiannya sebelum masuk lebih jauh. Aku memeriksa setiap sudut dan celah tubuh yang sangat kucintai. Bahkan dengan tulang selangka dan tulang belikat yang menonjol, lutut yang bonyol dan paha yang lembek, kaki dan ketiak serta selangkangan yang berbulu…</text:p>
      <text:p text:style-name="P2871"/>
      <text:p text:style-name="P2872">Aku menahan amarahku sambil menanyainya: ke mana dia pergi, siapa yang dia temui, apakah ada sesuatu yang terjadi, bagaimana dia terkena tumor itu, apakah sakit, apakah sakit saat aku menyentuhnya, dan sebagainya. Dia kebanyakan menjawab singkat: 'Ya' dan 'Tidak', kecuali tentang di mana dia tertularnya.</text:p>
      <text:p text:style-name="P2873"/>
      <text:p text:style-name="P2874">"Seorang Penganut menggoresku saat meninggalkan Kota." Dia mengenakan kembali kaos oblongnya yang kekuningan dan terlalu besar, memasukkan kakinya ke lubang celana dalamnya yang robek, dan mengenakan celananya yang abu-abu dan kaku. "Aku sangat berhati-hati saat masuk. Mengikuti aturan. Tidak melihat langit, jangan mendekati menara, hanya berbicara dengan orang-orang yang kuberdagang dan terlihat seperti manusia biasa, memiliki mata dengan warna normal, dan sebagainya."</text:p>
      <text:p text:style-name="P2875"/>
      <text:p text:style-name="P2876">Dia mengerutkan kening. "Namun, dalam perjalanan kembali, saat meluncur di antara menara menuju jalan utama, dia melompat keluar dari arah yang kulalui. Mengeluarkan air liur dari bibirnya yang hilang, meneriakkan omong kosong mereka yang biasa. Mata lebarnya buram dengan kabut yang berputar; jamur tumbuh secara real time dari luka-luka cairan hitam mereka. Kau tahu, yang biasa. Dia mencoba menangkapku, dan aku tidak bisa melawannya karena aku tidak mau menyentuh Menara. Seperti yang lain, aku yakin itulah yang sebenarnya dia inginkan."</text:p>
      <text:p text:style-name="P2877"/>
      <text:p text:style-name="P2878">Aku mengembalikan ikat rambutnya, dan dia mengikat kembali kuncir kudanya. Dia mengusap dahinya, lalu menyeka tangannya di celananya. "Aku hampir keluar, tapi dia melukaiku. Ya, sayang, aku yakin itu dia dan bukan Menara. Aku tidak akan ada di sini jika itu terjadi. Dia melukaiku tepat di atas pinggul. Tapi begitu sampai di jalan, aku berlari sekencang mungkin kembali ke sini."</text:p>
      <text:p text:style-name="P2879"/>
      <text:p text:style-name="P2880">Saya bertanya padanya apakah itu saja, dan dia menjawab: "Ya, itu semuanya."</text:p>
      <text:p text:style-name="P2881"/>
      <text:p text:style-name="P2882">&gt;Entri 004</text:p>
      <text:p text:style-name="P2883">&gt;30/08/29</text:p>
      <text:p text:style-name="P2884">&gt;14:32:09</text:p>
      <text:p text:style-name="P2885">Tumornya belum tumbuh, tetapi belum juga berselang dua belas jam. Saya tidak percaya itu menular, dan jika memang menular, saya sudah terkontaminasi. Jadi, saya membiarkannya kembali beraktivitas normal, meskipun saya melihat dia menghindari berbaring miring ke kanan. Dia pasti berbohong ketika mengatakan tidak sakit.</text:p>
      <text:p text:style-name="P2886"/>
      <text:p text:style-name="P2887">Sebelum kami, orang lain tinggal di bunker ini. Mungkin ilmuwan atau insinyur. <text:s/>Kosong saat kami menemukannya, tak ada tanda kehidupan. Siapa cepat dia dapat. Ada map tebal di rak logam di ruangan tambahan yang<text:s/><text:soft-page-break/>bercabang dari dapur kecil. Halaman berlaminasi, teks hitam. Manual yang tak bisa kupahami, bahkan dengan skema di belakangnya.</text:p>
      <text:p text:style-name="P2888"/>
      <text:p text:style-name="P2889">Mesin? Alat medis? Senjata?</text:p>
      <text:p text:style-name="P2890"/>
      <text:p text:style-name="P2891">Tak masalah, tapi aku mencarinya semua, berharap menemukan sesuatu tentang tumor itu. Tebak bagaimana hasilnya?</text:p>
      <text:p text:style-name="P2892"/>
      <text:p text:style-name="P2893">Seandainya kami punya lab, aku akan mengambil sampel dan mengujinya; seandainya kupunya komputer sungguhan dan mungkin PCR, aku bisa mengetahui kira-kira apa itu; seandainya kupunya mesin waktu dan kembali sebelum 16/1/28…</text:p>
      <text:p text:style-name="P2894"/>
      <text:p text:style-name="P2895">Aku harus menunggu dan melihat.</text:p>
      <text:p text:style-name="P2896"/>
      <text:p text:style-name="P2897">Seperti halnya yang lain.</text:p>
      <text:p text:style-name="P2898">Entri 005</text:p>
      <text:p text:style-name="P2899">09/03/29</text:p>
      <text:p text:style-name="P2900">03:13:13</text:p>
      <text:p text:style-name="P2901">Tumor telah menyebar ke tulang rusuk kanannya, dan bercabang di bawah payudaranya ke sisi lain. <text:s/>Sebuah garis lurus dan dua lengkungan. Tumor itu sendiri belum berubah, begitu pula cetakannya. Tetapi, tonjolan-tonjolan telah tumbuh menjadi tunas seperti sosis di atas tangkai pendek, seperti bunga eceng gondok. Ruam yang menyebar mirip dengan biduran, butiran kecil yang terangkat merambat di tubuhnya. Dia mengatakan dia bisa merasakan masing-masing secara individual seperti jari-jari yang geli, dingin, dan mikroskopis. Dia hampir tidak bisa berhenti tertawa saat aku menanyainya; hampir harus menahannya untuk memeriksa tonjolan itu.</text:p>
      <text:p text:style-name="P2902"/>
      <text:p text:style-name="P2903">Dia yakin itu semua yang dia rasakan. Bagian utama infeksi dan sausagestalks tidak menimbulkan rasa sakit. Itu bukan berarti mereka tidak melakukan sesuatu di dalam dirinya, hanya saja sarafnya tidak memberi sinyal ke otaknya bahwa mereka sedang melakukan sesuatu, jika memang mereka melakukannya.</text:p>
      <text:p text:style-name="P2904">Apa pun ini, ia tumbuh cepat; yang jelas tidak baik.</text:p>
      <text:p text:style-name="P2905">&gt;Entri 006</text:p>
      <text:p text:style-name="P2906">&gt;06/09/29</text:p>
      <text:p text:style-name="P2907">&gt;08:39:41</text:p>
      <text:p text:style-name="P2908"/>
      <text:p text:style-name="P2909">Kadang aku bertanya-tanya bagaimana semua ini terjadi. Bukan infeksinya, tapi sebelum semuanya. Pagi terakhir ketika semuanya normal, benar-benar normal… Rabu itu terpatri dalam ingatanku.</text:p>
      <text:p text:style-name="P2910"/>
      <text:p text:style-name="P2911">Salju turun di pertengahan Oktober.</text:p>
      <text:p text:style-name="P2912"/>
      <text:p text:style-name="P2913">"Salju sekarang?" tanya Kristian suatu pagi saat kami duduk di sudut dapur, memandang halaman belakang kami yang kecil. Kedua tangan kami masing-masing menggenggam cangkir. Kopi hitam tanpa kafein untukku. Kopi dengan sedikit krim untuknya. Dia mengenakan celana piyama kotak-kotak, kaos oblong lama, sandal, dan selimut yang dikalungkan di bahunya. Aku mengenakan baju lengan panjang di bawah hoodie, celana olahraga, dan kaus kaki bulu.</text:p>
      <text:p text:style-name="P2914"/>
      <text:p text:style-name="P2915">Aroma hazelnut memenuhi udara seperti cahaya melankolis lembut dari luar.</text:p>
      <text:p text:style-name="P2916"/>
      <text:p text:style-name="P2917">"Bukan hal yang belum pernah terjadi," kataku, menyesap kopiku. Hangatnya menjalar ke seluruh tubuhku. "Dengan keadaan kita sekarang…"</text:p>
      <text:p text:style-name="P2918"/>
      <text:p text:style-name="P2919">"Jangan bahas itu sekarang," potongnya. "Hal terakhir yang ingin kudengar adalah tentang perubahan iklim."</text:p>
      <text:p text:style-name="P2920">"Baiklah."</text:p>
      <text:p text:style-name="P2921"/>
      <text:p text:style-name="P2922">Itu pagi biasa. Tidak ada yang spesial, filosofis, atau pertanda seperti kebanyakan buku yang menggambarkan hari biasa terakhir mereka. Kami minum, duduk, dan melihat salju. Pagar tua memisahkan halaman kami dengan tetangga. Di rumah mereka, lampu menyala, dan siluet berlalu di balik jendela yang bertirai. Radiator kami menyala, lantai sedikit bergetar. Jam yang tergantung di atas pintu berdetak, berdetak, berdetak. Notifikasi yang kabaikan bergetar di ponselku, tapi ponselnya berbunyi setiap beberapa menit.</text:p>
      <text:p text:style-name="P2923">"Bisakah kau mematikan itu?"</text:p>
      <text:p text:style-name="P2924">"Tapi bagaimana kalau aku ketinggalan sesuatu yang penting? Anak-anakku mungkin membutuhkan aku."</text:p>
      <text:p text:style-name="P2925"/>
      <text:p text:style-name="P2926">Jika itu penting, siapa pun itu akan menelepon, atau meneleponku setelah gagal menghubungimu."</text:p>
      <text:p text:style-name="P2927"/>
      <text:p text:style-name="P2928">Ia menghabiskan kopinya, mengernyit karena menelan ampasnya. "Benar, tapi ini hanya untuk berjaga-jaga."</text:p>
      <text:p text:style-name="P2929"/>
      <text:p text:style-name="P2930">Tentu saja, pikirku, menggerutu. Tak mungkin melewatkan sesuatu yang tidak relevan.</text:p>
      <text:p text:style-name="P2931"/>
      <text:p text:style-name="P2932">Aku mencintai Kristian lebih dari siapa pun, dan masih mencintainya; tapi itu satu hal yang tidak aku rindukan. Kebutuhan untuk selalu tersedia, terikat pada awan, untuk terus-menerus mengantisipasi seseorang atau sesuatu yang muncul di layar, meskipun sebagian besar waktu kita jujur saja tidak peduli siapa atau apa itu.</text:p>
      <text:p text:style-name="P2933"/>
      <text:p text:style-name="P2934">Ia bergeser dari kursinya. "Aku harus bersiap-siap dan pergi ke kelas," ia meletakkan cangkirnya di wastafel bersama piring kotor dari makan malam kemarin. "Sampai jumpa makan siang?"</text:p>
      <text:p text:style-name="P2935"/>
      <text:p text:style-name="P2936">Aku punya lima menit tersisa sebelum harus berpakaian untuk kerja. "Ya. Nico's, kan?" "Yup." Dia kembali padaku dan membungkuk di atas kursi, menciumku. Itu kecil, intinya cuma kecupan, akan tidak berarti jika hari lain, tapi mengenang kembali… aku berharap bisa mendapat ciuman itu lagi dan lagi.</text:p>
      <text:p text:style-name="P2937"/>
      <text:p text:style-name="P2938">Aku melihatnya pergi dan berlama-lama untuk waktu berharga terakhir yang kumiliki.</text:p>
      <text:p text:style-name="P2939"/>
      <text:p text:style-name="P2940">Kami bertemu di lobi, berciuman sekali lagi, mengucapkan selamat tinggal, dan dia keluar pintu sementara aku naik ke atas untuk berganti pakaian.</text:p>
      <text:p text:style-name="P2941"/>
      <text:p text:style-name="P2942">Dan begitulah. Kami tidak pernah makan siang. Pukul 11:42 EST ketika langit tercabik-cabik, ketika menara hitam jatuh menembusnya seperti pecahan peluru kosmik. Sungguh keajaiban aku sampai padanya sebelum mereka menyentuh tanah; keajaiban lain kami berhasil keluar dari kota sebelum orang-orang menyadari apa yang terjadi, tetapi setelah itu, bukan keajaiban, hanya perjuangan bertahan hidup yang brutal.</text:p>
      <text:p text:style-name="P2943"/>
      <text:p text:style-name="P2944">Entri 007</text:p>
      <text:p text:style-name="P2945">29/10/09</text:p>
      <text:p text:style-name="P2946">11:54:47</text:p>
      <text:soft-page-break/>
      <text:p text:style-name="P2947">Kristian menyembunyikan informasi. Infeksi telah menyebar melebihi bagian atas tubuhnya, hingga ke kakinya. Ruam-ruam besar menutupi kaki kanannya, paha kirinya, dan menjalar turun dari rusuk kirinya. Bercak-bercak itu tampak seperti air yang tumpah. Tepi yang halus dan bulat, tidak bergerigi. Seolah-olah polanya disengaja.</text:p>
      <text:p text:style-name="P2948">Jamur telah kusam, meninggalkan bekas berwarna merah muda gelap. Bagian yang tidak terkena jamur telah menjadi kapalan. Bagian di sekitarnya memiliki enam jahitan runcing di bagian atasnya, dan kelopak keras berdaging menyebar di bawahnya.</text:p>
      <text:p text:style-name="P2949"/>
      <text:p text:style-name="P2950">Dia mengakui ada lebih dari sekadar gatal-gatal, bahwa selama empat hari terakhir dia mendengar suara-suara dari tumor. Seperti tumor itu berbicara, dan biduran itu membawa suaranya ke dalam tubuhnya. Dia mendengarnya dari dalam perutnya, sebuah gema. Bukan di kepalanya, dia jelas tentang itu, tapi bisakah aku mempercayainya?</text:p>
      <text:p text:style-name="P2951"/>
      <text:p text:style-name="P2952">"Itu menyuruhku untuk membuka."</text:p>
      <text:p text:style-name="P2953"/>
      <text:p text:style-name="P2954">"Membuka apa?"</text:p>
      <text:p text:style-name="P2955"/>
      <text:p text:style-name="P2956">Dia menggelengkan kepala, berkeringat. Demam, gejala baru. "Aku tidak tahu, sayang. Hanya membuka, berulang-ulang."</text:p>
      <text:p text:style-name="P2957"/>
      <text:p text:style-name="P2958">Aku duduk di ranjang lipat, dan meskipun tubuhku menolak sentuhannya yang dingin, aku melingkarkan lenganku di tubuhnya yang basah. Membiarkannya menyandarkan kepalanya yang basah ke lekuk lenganku.</text:p>
      <text:p text:style-name="P2959"/>
      <text:p text:style-name="P2960">"Buka pintu? Jendela, atau apa?"</text:p>
      <text:p text:style-name="P2961">"Aku tidak tahu." Matanya menyipit. "Ada hal lain juga, tapi aku tidak bisa mendengarnya sepenuhnya, seperti bisikan cepat."</text:p>
      <text:p text:style-name="P2962">"Dan tidak ada lagi?"</text:p>
      <text:p text:style-name="P2963">Kristian mendongak ke arahku dengan mata biru keabu-abuan yang berkilau. Pipinya lebih tirus, bentuk tengkoraknya lebih menonjol. Tangannya yang gemetar berada di tanganku. "Tidak ada lagi."</text:p>
      <text:p text:style-name="P2964">"Aku percaya padamu," bohongku.</text:p>
      <text:p text:style-name="P2965"/>
      <text:p text:style-name="P2966">Entri 008</text:p>
      <text:p text:style-name="P2967">13/09/29</text:p>
      <text:p text:style-name="P2968">04:33:48</text:p>
      <text:p text:style-name="P2969">Aku tidak tahu harus berbuat apa, dan aku sangat ketakutan.</text:p>
      <text:p text:style-name="P2970">Aku bukan dokter. Mungkin aku tahu cara mengambil darah, menjalankan sesuatu melalui komputer, membaca data, tapi sampai di situ saja pengetahuanku. Aku hanya sekolah selama dua tahun, menonton drama medis, dan membaca buku, tapi itu bukan kenyataan.</text:p>
      <text:p text:style-name="P2971"/>
      <text:p text:style-name="P2972">Tumor itu lebih parah daripada yang dia akui. Pasti begitu. Sesuatu seperti itu tidak hanya ada begitu saja. <text:s/>Itu pasti menyerap sesuatu darinya untuk tumbuh. Darah. Air. Elektrolit. Sesuatu.</text:p>
      <text:p text:style-name="P2973"/>
      <text:p text:style-name="P2974">Apa yang terjadi jika itu membunuhnya?</text:p>
      <text:p text:style-name="P2975"/>
      <text:p text:style-name="P2976">Aku tidak bisa hidup tanpanya. Tidak ada masa depan bagiku, jika dia tidak ada. Aku tidak bisa berjalan di tempat yang membosankan ini, menghadapi lampu steril, makan makanan hambar yang sama, dan tidur sendirian di ranjang yang tidak nyaman.</text:p>
      <text:p text:style-name="P2977"/>
      <text:p text:style-name="P2978">Belum lagi di luar sana.</text:p>
      <text:p text:style-name="P2979"/>
      <text:soft-page-break/>
      <text:p text:style-name="P2980">Dia bilang dia tidak menyentuh menara itu, jadi dia tidak mungkin berubah menjadi Penganut. Mereka dilahirkan oleh menara itu, debu rapuhnya memasuki aliran darah. Kebanyakan tidak sengaja; lainnya disengaja. Kita telah melihat gerombolan mereka mencari orang yang tersesat untuk mengubah mereka menjadi seperti mereka. Mereka menyembah apa pun yang menciptakan bangunan hitam besar dan miring itu…</text:p>
      <text:p text:style-name="P2981"/>
      <text:p text:style-name="P2982">Haruskah aku mengkarantinanya? Mengurungnya di kamar cadangan? Lalu apa? Menunggu apa pun yang terjadi, terjadi? <text:s/>Lalu kita bagaimana? Aku takkan meninggalkan bunker, dan aku takkan memaksanya juga. <text:s/>Mengapa dia tidak mendengarkan aku untuk satu kali ini saja, sih?</text:p>
      <text:p text:style-name="P2983"/>
      <text:p text:style-name="P2984">&gt;Entri 009</text:p>
      <text:p text:style-name="P2985">&gt;16/09/29</text:p>
      <text:p text:style-name="P2986">&gt;07:29:38</text:p>
      <text:p text:style-name="P2987"/>
      <text:p text:style-name="P2988">Aku benar.</text:p>
      <text:p text:style-name="P2989">Aku benar.</text:p>
      <text:p text:style-name="P2990">Aku benar.</text:p>
      <text:p text:style-name="P2991">&gt;Entri 010</text:p>
      <text:p text:style-name="P2992">&gt;20/09/29</text:p>
      <text:p text:style-name="P2993"/>
      <text:p text:style-name="P2994">11:57:40</text:p>
      <text:p text:style-name="P2995">Itu sampai ke otaknya. Kristian bertingkah aneh. Kata-kata terasa sulit dibentuk, butuh usaha untuk diucapkan. Tapi itu tak menghentikannya untuk mencoba berhubungan seks, semacam kegilaan yang menguasainya. Aku tak akan berbohong dan mengatakan aku tak menikmatinya sebentar. Tangannya di dadaku dan lidahnya di mulutku terasa menyenangkan meskipun kulitnya dingin dan lembap, serta rasanya asam. Aku hampir membiarkan tangannya yang lain turun ke penisku yang mengeras, tapi aku menghentikannya sebelum aku menyerah.</text:p>
      <text:p text:style-name="P2996"/>
      <text:p text:style-name="P2997">Itu penyakitnya; bukan dirinya.</text:p>
      <text:p text:style-name="P2998"/>
      <text:p text:style-name="P2999">Kami berkelahi. Lutut dan siku ku membentur lantai, kepalanya membentur dinding. Pakaian robek dan dia mencoba menggigitku. Kami berdua memaksa tubuh kami yang lelah untuk bergerak dengan cara yang seharusnya tak lagi mampu kami lakukan. Tapi aku membawanya ke kamar cadangan, dan mengunci pintunya.</text:p>
      <text:p text:style-name="P3000"/>
      <text:p text:style-name="P3001">Pintu itu memiliki celah, Plexiglas di tengahnya. Tampaknya pemilik sebelumnya siap menghadapi apa pun. Aku menyaksikan dia menjatuhkan rak-rak logam, meringis saat rak-rak itu jatuh ke lantai. Dia merobek-robek binder, melempar halaman dan laminasi seperti confetti. Matanya yang dulunya biru kini abu-abu keruh.</text:p>
      <text:p text:style-name="P3002"/>
      <text:p text:style-name="P3003">Akhirnya dia tenang, dan sadar kembali. Dia setuju dengan permintaanku untuk menanggalkan pakaiannya.</text:p>
      <text:p text:style-name="P3004"/>
      <text:p text:style-name="P3005">Seketika air mata jatuh, dan beban berat menghantam perutku.</text:p>
      <text:p text:style-name="P3006"/>
      <text:p text:style-name="P3007">Ruam kemerahan yang kusam hampir menutupi seluruh tubuhnya, dari ujung kaki hingga kepala. Beberapa bagian bersih, seperti di sekitar pusarnya, sebagian paha di sini, tulang belikat di sana. Tumornya mengerut, tersedot ke tengah, mengering.</text:p>
      <text:p text:style-name="P3008"/>
      <text:p text:style-name="P3009">Aku salah.</text:p>
      <text:p text:style-name="P3010"/>
      <text:soft-page-break/>
      <text:p text:style-name="P3011">Tumor itu adalah sumber energi untuk ruam dan apa pun lainnya. Benda-benda kecil berbentuk ekor kucing telah mekar. Enam bagian terbuka memperlihatkan warna krem yang bergelombang. Bergerak namun tidak. Seperti sebelumnya, mereka adalah jendela ke luar atau ke dalam bunga-bunga itu. Stigma berwarna emas madu, berayun dalam angin yang tidak ada; benang sari bergetar seperti sungut kecoa, kepala sari melayang mengikuti melodi senyap.</text:p>
      <text:p text:style-name="P3012"/>
      <text:p text:style-name="P3013">Kemudian, aku melihatnya. Seharusnya aku melihatnya lebih dulu, tapi aku dibutakan oleh bantuan kepada Kristian. Sarang lebah itu surut seperti gelombang kecil yang pasang surut dari tonjolan itu. Dengan bunga-bunga berwarna cerah dan kulitnya yang seperti air, seharusnya aku berpaling tapi tidak bisa.</text:p>
      <text:p text:style-name="P3014"/>
      <text:p text:style-name="P3015">Mataku perih dan pelipisku berdenyut. Ada darah di mulutku, mengalir dari hidungku. Kristian datang ke pintu, menempelkan wajahnya ke celah yang terbuka, dan berbisik: "Buka pintunya. Bergabunglah denganku." Aku bisa tahu dia tersenyum dari matanya. "Ada lebih banyak dari yang kau lihat, sayang. Aku menginginkanmu—aku membutuhkanmu." Perutku mual saat panas menjalar dari selangkanganku. "Buka aku; makan aku; habiskan aku; yang kuinginkan hanyalah kita bersama, menjadi satu."</text:p>
      <text:p text:style-name="P3016"/>
      <text:p text:style-name="P3017">Tanganku gemetar di gagang pintu, tanganku yang lain menempel di pintu, berkeringat. Aku belum pernah merasakan keinginan seperti itu sejak pertama kali kami berhubungan seks. Kerinduan yang tak terlukiskan, seperti yang lain tidak penting. Dunia bisa terbakar di sekitar kita saat kita saling menghancurkan tubuh satu sama lain dalam cahaya kebakaran yang sama sekali tidak akan kuhiraukan. Satu-satunya tujuan saya adalah berada di pelukannya, terbungkus kaki-kakinya, untuk dia menggunakan saya semaunya dan saya, miliknya.</text:p>
      <text:p text:style-name="P3018"/>
      <text:p text:style-name="P3019">Aku melangkah mundur, ototku seperti beton cair.</text:p>
      <text:p text:style-name="P3020"/>
      <text:p text:style-name="P3021">Dan kemudian dia menunjukkan wujud sebenarnya dari penyakit itu. Iris matanya menyala putih membara, dan dia dengan keras memukul pintu. Mengucapkan desisan dan kata-kata kasar yang tidak akan kusebutkan. Kata-kata yang begitu menyayat, begitu dalam, sampai aku berharap bisa membersihkan otakku dari semuanya.</text:p>
      <text:p text:style-name="P3022"/>
      <text:p text:style-name="P3023">Aku membanting daun jendela dan ambruk, sambil menangis tersedu-sedu.</text:p>
      <text:p text:style-name="P3024"/>
      <text:p text:style-name="P3025">&gt;Entri 011</text:p>
      <text:p text:style-name="P3026">&gt;24/09/29</text:p>
      <text:p text:style-name="P3027">&gt;02:59:51</text:p>
      <text:p text:style-name="P3028">Aku adalah hantu. Menguntit bunker kosong ini mencari seseorang yang sudah tiada, ikatan yang menghubungkanku dengan dunia hidup telah terputus. Pengerjaannya berhenti tiga hari lalu. Jeritannya berhenti sehari setelahnya. Keheningan ini begitu berat sehingga kadang aku merasa tak mampu bertahan lebih lama lagi. Aku mempertimbangkan untuk meninggalkan semua ini, pergi ke luar, mencari tujuan baru, tetapi aku cukup mengenal diriku sendiri bahwa tak ada yang bisa mengisi lubang yang ditinggalkan Kristian.</text:p>
      <text:p text:style-name="P3029"/>
      <text:p text:style-name="P3030">Panggil aku masokis, tapi aku membuka celah itu, dan dia bahkan sudah tidak ada lagi di sana. Setiap permukaan tertutup kerak hijau kehitaman, seperti seseorang membuat patty hamburger dari lumuran rawa dan membakarnya. Tumor baru di tengah. Tinggi. Membulat. Akar menyebar dari<text:s/><text:soft-page-break/>pangkalnya dan masuk ke lumpur kering. Mungkin dia di ventilasi, di dinding. Mungkin bahkan sudah merambat ke luar untuk Tuhan tahu apa.</text:p>
      <text:p text:style-name="P3031"/>
      <text:p text:style-name="P3032">Tubuhnya ada di dalam sana, tapi hanya itu. Kristian yang kucintai, yang kupersunting, yang pernah ada sudah lama tiada. Hilang sejak hari dia kembali dari Kota. Pikirannya mungkin sudah hancur di dalam tengkoraknya, sebuah bejana hampa berisi materi sakit, tanpa sedikit pun jejak siapa dirinya.</text:p>
      <text:p text:style-name="P3033"/>
      <text:p text:style-name="P3034">Aku berharap itu aku.</text:p>
      <text:p text:style-name="P3035"/>
      <text:p text:style-name="P3036">Seharusnya itu aku.</text:p>
      <text:p text:style-name="P3037"/>
      <text:p text:style-name="P3038">Dia adalah orang yang penyayang; orang yang tanpa pamrih; orang yang memancarkan kehangatan dan sukacita ke mana pun dia pergi. Jika sifat kita diuraikan dalam daftar dan dibandingkan, akan jelas bahwa seharusnya aku yang pergi.</text:p>
      <text:p text:style-name="P3039"/>
      <text:p text:style-name="P3040">Aku berceloteh karena tidak tahu harus berbuat apa. Penyakit itu akan menjangkitiku jika aku tidak menghentikannya dari sumbernya, tapi apakah aku menginginkannya? Apakah aku ingin hidup tanpanya? Apakah aku memberi diriku kesempatan untuk mencari tahu apakah aku bisa berdiri sendiri, setidaknya sebentar?</text:p>
      <text:p text:style-name="P3041"/>
      <text:p text:style-name="P3042">Opsi ketiga bukannya tidak mungkin.</text:p>
      <text:p text:style-name="P3043"/>
      <text:p text:style-name="P3044">Kristian tidak ingin aku menyerah. Dia selalu berkata pada anak-anaknya: "Jangan pernah menyerah, apa pun yang terjadi." Perjuangan mereka jauh lebih besar dariku saat itu dan, sekarang, jika mereka masih hidup di neraka ini, kesulitan yang mereka hadapi lebih buruk daripada yang akan pernah kualami.</text:p>
      <text:p text:style-name="P3045"/>
      <text:p text:style-name="P3046">Aku menangis.</text:p>
      <text:p text:style-name="P3047"/>
      <text:p text:style-name="P3048">Aku muntah.</text:p>
      <text:p text:style-name="P3049"/>
      <text:p text:style-name="P3050">Menangis lagi.</text:p>
      <text:p text:style-name="P3051">Sialan. Aku akan mendengarkannya sekali ini saja.</text:p>
      <text:p text:style-name="P3052">Aku melepaskan tabung gas untuk pembakar Bunsen kecil yang kita punya, meskipun semua makanan sudah dehidrasi atau bubuk. <text:s/>Aku memodifikasinya agar mengeluarkan gas tanpa alatnya, mengambil satu tabung udara darurat kecil, dan korek api. Siapa pun yang menyimpan tempat ini benar-benar memikirkan segalanya.</text:p>
      <text:p text:style-name="P3053">Semoga saja filternya mampu mengatasi asapnya.</text:p>
      <text:p text:style-name="P3054">&gt;Entri 012</text:p>
      <text:p text:style-name="P3055"/>
      <text:p text:style-name="P3056">&gt;09/29/29</text:p>
      <text:p text:style-name="P3057">&gt;10:54:29</text:p>
      <text:p text:style-name="P3058">Sudah berakhir.</text:p>
      <text:p text:style-name="P3059">Aku sendirian.</text:p>
      <text:p text:style-name="P3060">Aku menatap langit-langit, dan menyadari itu bukan lampu, tetapi umbi bunga, tertanam dalam apa yang tampak seperti… Akar hijau tua dan merah muda, kabel, usus? <text:s/>Mereka tidak berkedip, tetapi berdenyut, enam lapisan tipis di tengah menutup dan membuka di atasnya. Di dasarnya ada banyak warna, yang menyebar ke ujung tempat cahaya putih bersinar. Sekarang setelah aku melihatnya, aku memperhatikan hal serupa menjalar di dinding, seperti muntahan kasar dan berotot. Warna semennya terserap, seperti batu di luar.</text:p>
      <text:p text:style-name="P3061"/>
      <text:p text:style-name="P3062">Seharusnya aku pergi dari sini, tapi ini tempat pertama yang kutemukan setelah melarikan diri dari kota. Jika aku pergi dengan tangan kosong, aku akan mati di gurun sebelum pagi, atau orang-orang penganut akan menemukan ku di sana, sendirian… Tidak, sialan tidak. Aku menemukan tempat ini, sama seperti mereka. Ini milikku sekarang. Seperti kata mereka, "Siapa cepat dia dapat." Tinggal membuang semua sampah ini, dan menjadikannya milikku sendiri.</text:p>
      <text:p text:style-name="P3063"/>
      <text:p text:style-name="P3064">Dengan tongkat di tangan, aku menyeberangi ruangan menuju lorong. Lampu menyala. Pasti sensor gerak, entah bagaimana. Dinding menghadap pintu terbuka hangus hitam, abu dan serpihan hitam menempel di sepatuku.</text:p>
      <text:p text:style-name="P3065"/>
      <text:p text:style-name="P3066">Sesuatu yang hancur berdiri di tengah ruangan cadangan. Sebuah tonjolan datar dan keriput di dalamnya, ditembus oleh urat-urat mengkilap dan berwarna-warni yang mengalir ke bawah sisi menuju kelopak tinggi dan layu di sekitarnya. Tidak ada tanda-tanda manusia pernah menjadi apapun itu. Di sepanjang langit-langit ada lebih banyak akar, masuk ke saluran udara, menggali melalui semen. Sepertinya pohon tumbuh di sini tanpa tanah atau daun, cabang hangus memegang lebih banyak umbi tertutup. Sudah lama sekali aku tidak melihat pohon yang tumbuh. Heran aku masih ingat. Sekarang tidak berguna.</text:p>
      <text:p text:style-name="P3067"/>
      <text:p text:style-name="P3068">Mempertimbangkan untuk masuk, tetapi jika dia terpengaruh oleh penganut, penyakit itu mungkin masih menular. Tidak ada yang benar-benar tahu apa pun tentang mereka, semuanya hanya tebakan. Kita tahu mereka menyembah menara, dan bagaimana mereka menjadi orang-orang menyebalkan seperti sekarang, tetapi hanya itu fakta yang kita ketahui. Mereka bisa terbang untuk semua yang kita ketahui.</text:p>
      <text:p text:style-name="P3069"/>
      <text:p text:style-name="P3070">Di ujung lorong, cangkang membatu dari entah apa hancur di bawah sepatuku, lampu berkedip-kedip. Rasanya seperti aku telah berjalan selamanya dengan betapa lambatnya aku berjalan… Berhenti di sebuah blokade. Reruntuhan, tanah, logam, tanaman hijau-merah muda menyumbat seluruh koridor. Langit-langit pasti ambruk. <text:s/>Aku bertanya-tanya apakah aku bisa… Aku mendorong beberapa bagian dengan tongkat, tetapi hanya lebih banyak sampah yang ada di baliknya. Tunggu, melalui celah kecil, aku hampir melihat cahaya redup dalam kegelapan… Sial! Tersandung ke belakang, mengangkat senjataku.</text:p>
      <text:p text:style-name="P3071"/>
      <text:p text:style-name="P3072">Jantungku berdebar-debar di tenggorokanku, sementara aku mengucek mata di bawah kacamata pelindung. <text:s/>Aku yakin ini bukan halusinasi, tapi demi Tuhan, ada seseorang di sana. <text:s/>Siluet, seluruhnya hitam, kecuali begitu banyak mata sialan yang menyala seperti lampu. Pasti mereka, dari jurnal itu. Entah mereka tetap tinggal dan terjebak di sana, atau… aku tidak tahu. Perlahan detak jantungku melambat.</text:p>
      <text:p text:style-name="P3073"/>
      <text:p text:style-name="P3074">Pikirkan. Pikirkan. Mereka di balik semua ini, jadi tidak mungkin mereka keluar. Bunker ini masih milikku, setidaknya untuk malam ini. Bahkan dengan mereka di sana, aku lebih aman di sini daripada di luar. Perlahan aku berjalan mundur, mataku terpaku pada reruntuhan, hati-hati menghindari kamar cadangan, dan kembali ke ruangan utama.</text:p>
      <text:p text:style-name="P3075"/>
      <text:p text:style-name="P3076">Seketika aku diterjang angin berpasir. Pintu terbuka lebar, seperti mulut menganga menuju jurang. Bagaimana ini bisa terjadi? Kupikir angin tidak bisa membuka sesuatu yang sebesar itu, tapi rupanya aku idiot dan tidak mempertimbangkan kemungkinannya. <text:s/>Aku segera menutupnya, mendorong lebih keras untuk memastikannya tetap tertutup, dan tu—Sesuatu mencekik<text:s/><text:soft-page-break/>leherku, membantingku ke logam, mengangkatku. Mereka berkilauan, seperti tumpahan minyak di dalam air yang bergerak, seperti tepi tubuh mereka menahan apa pun yang ada di dalamnya, seperti aku melihat ke dalam sesuatu yang seharusnya tidak kulihat. Semua itu memancar dari tempat perut mereka seharusnya berada. <text:s/>Aku tidak bisa mengatakan apa itu anggota tubuhnya, atau di mana mereka berakhir atau dimulai. Tapi mata itu—terlalu banyak mata yang bersinar.</text:p>
      <text:p text:style-name="P3077"/>
      <text:p text:style-name="P3078">"Sialan…" Aku mengangkat tongkat, tapi mereka meraih pergelangan tanganku dan meremasnya. Aku menjerit ketika tulangku remuk, menjatuhkan senjata. "Apa yang kau inginkan?" kataku, busa merah muda keluar dari mulutku.</text:p>
      <text:p text:style-name="P3079"/>
      <text:p text:style-name="P3080">"Dia," suara mereka seperti jangkrik bercicit, seperti daun kering yang bergesekan di tanah, seperti hal-hal yang sudah tidak ada lagi. "Aku menginginkannya."</text:p>
      <text:p text:style-name="P3081"/>
      <text:p text:style-name="P3082">"Seharusnya aku tidak membunuhnya." Cengkeraman mereka mengencang. Aku meraih bentuk tangan mereka, tapi terasa licin dan berkeringat, tak terjangkau.</text:p>
      <text:p text:style-name="P3083">"Aku salah."</text:p>
      <text:p text:style-name="P3084">"Aku tak bisa memperbaikinya."</text:p>
      <text:p text:style-name="P3085">"Tapi kau bisa," kata mereka, lalu memukul wajahku dan aku… terbangun… Di mana aku? Terlalu gelap untuk melihat. Wajahku sangat sakit. Aku perlahan menyeka mataku yang perih. Kemana kacamata selamku? Dan penutup wajahku? Bajuku! Aku duduk dan ratusan bohlam menyala, cabang tempat mereka tergantung berderit. Aku berada di kamar cadangan. Aku berbalik ke arah pintu dan mendapati pintunya tertutup, tapi jendela kecilnya terbuka. Si bajingan mengintip masuk.</text:p>
      <text:p text:style-name="P3086"/>
      <text:p text:style-name="P3087">"Lepaskan aku!" Aku berdiri, dan memukul pintu dengan tanganku yang sehat. "Lepaskan aku, bajingan!"</text:p>
      <text:p text:style-name="P3088"/>
      <text:p text:style-name="P3089">"Saat dia kembali," kata mereka.</text:p>
      <text:p text:style-name="P3090"/>
      <text:p text:style-name="P3091">"Dia sudah mati, dasar idiot! Kau meledakkannya, ingat?"</text:p>
      <text:p text:style-name="P3092"/>
      <text:p text:style-name="P3093">"Bukan berarti Arsitek tidak bisa membatalkan kesalahanku."</text:p>
      <text:p text:style-name="P3094"/>
      <text:p text:style-name="P3095">Aku mengepalkan gigiku. "Arsi—" Aku menggelengkan kepalaku. "Kau manusia, idiot! Begitu mati, ya mati. Tak ada kebangkitan."</text:p>
      <text:p text:style-name="P3096"/>
      <text:p text:style-name="P3097">Aku meringis, lalu menunduk dan mendapati urat-urat berwarna-warni itu menempel di kakiku, menyusup ke dalam kulit. <text:s/>Aku tak bisa melihatnya tapi merasakannya mengikat pergelangan kakiku sampai tiba-tiba kakiku sepenuhnya mati rasa. Aku berpegangan pada pintu untuk menopang diri, berteriak ketika tanganku yang patah retak lagi. "Ayolah, tolong. Aku tidak akan memberi tahu siapa pun tentang tempat ini, tentangmu. Aku... aku tidak akan pernah kembali lagi."</text:p>
      <text:p text:style-name="P3098"/>
      <text:p text:style-name="P3099">"Korbankan apa yang harus kukorbankan untuk memperbaiki kesalahanku," kata mereka seolah berbicara kepada orang lain.</text:p>
      <text:p text:style-name="P3100"/>
      <text:p text:style-name="P3101">"Aku tidak mau mati!" Berat badanku yang tak berdaya menyeretku ke bawah. "Aku tidak mau menjadi seperti mereka."</text:p>
      <text:p text:style-name="P3102"/>
      <text:p text:style-name="P3103">"Kau tidak akan menjadi seperti mereka." Tatapan mereka tertuju pada sesuatu di belakangku.</text:p>
      <text:p text:style-name="P3104"/>
      <text:soft-page-break/>
      <text:p text:style-name="P3105">Aku runtuh ke lantai saat berbalik, meluncur ke bawah pintu. Sebuah tangan dengan sulur-sulur basah yang bergelombang terangkat dari tonjolan datar, lalu sebuah pergelangan tangan ramping yang terhubung ke lengan yang panjang sekali. Cairan lengket mengepul darinya. Aku tidak merasakan selangkanganku, pinggulku, perutku. Sensasi terbakar yang dingin masuk ke dadaku dan lengan, berputar-putar di dalam tubuhku. "Tolong!" Aku batuk, memuntahkan darah berminyak. "Demi Tuhan, tolong!"</text:p>
      <text:p text:style-name="P3106"/>
      <text:p text:style-name="P3107">"Tuhan telah pergi sejak lama," dua suara berkata, satu di belakangku, satu di depanku. "Waktu Sang Arsitek telah tiba."</text:p>
      <text:p text:style-name="P3108"/>
      <text:p text:style-name="P3109">Siapa sih Arsitek itu!</text:p>
      <text:p text:style-name="P3110"/>
      <text:p text:style-name="P3111">Cairan hangat menyembur dari hidungku. Tanganku hilang, leherku terasa kaku. Semuanya sunyi senyap, seperti dunia menahan napas untuk menyelam ke dalam tumpukan kotoran yang akan kujalani. <text:s/>Tunas itu melahirkan lengan lain, menancap di permukaan datar. Jantungku melambat. Tangan melingkari urat dalam, memanjat kelopak. Kepala. Leher. Tubuh. Sama seperti mereka, warna dan omong kosong lainnya sama. Tapi itu dia, guruku—pasti dia.</text:p>
      <text:p text:style-name="P3112"/>
      <text:p text:style-name="P3113">Bayangan mendekat mengelilingi segalanya saat wanita itu membuang rambutnya ke belakang, memercikkan warna ke dinding. Membuka matanya yang terlalu banyak, memamerkan deretan pelangi lain yang menatapku. Bentuknya lebih ramping daripada yang lain, namun semuanya sama jika diringkas. Dengan langkah pelan, dia mendekat, berjongkok.</text:p>
      <text:p text:style-name="P3114"/>
      <text:p text:style-name="P3115">"Selamatkan aku," aku serak. "Kau… kau yang… yang altruistik, ingat…?"</text:p>
      <text:p text:style-name="P3116"/>
      <text:p text:style-name="P3117">Meskipun tanpa mulut, aku tahu dia menyeringai sambil menggelengkan kepalanya. <text:s/>Meskipun tak melihatnya, aku tahu yang lain sedang memperhatikan ini dari lorong.</text:p>
      <text:p text:style-name="P3118"/>
      <text:p text:style-name="P3119">"Sialan kau, dan anak-anakmu yang bodoh sialan. Senang mereka sudah mati."</text:p>
      <text:p text:style-name="P3120"/>
      <text:p text:style-name="P3121">Si jalang itu mengangkat empat tangannya ke hadapanku, dan telapak tangannya terlipat ke dalam, memperlihatkan jurang yang seharusnya tak terlihat. Jaringan tebal dan bengkok melayang dari balik lipatan dalamnya, dan menerjangku.</text:p>
      <text:p text:style-name="P3122"/>
      <text:p text:style-name="P3123">Daftar Isi</text:p>
      <text:p text:style-name="P3124">Tengkorak yang Menjerit (Kumpulan Cerita Horor)</text:p>
      <text:p text:style-name="P3125">Daftar Isi</text:p>
      <text:p text:style-name="P3126">Senyum Mayat</text:p>
      <text:p text:style-name="P3127"/>
      <text:p text:style-name="P3128">BAB I</text:p>
      <text:p text:style-name="P3129">BAB II</text:p>
      <text:p text:style-name="P3130">BAB III</text:p>
      <text:p text:style-name="P3131">BAB IV</text:p>
      <text:p text:style-name="P3132">Tengkorak yang Menjerit</text:p>
      <text:p text:style-name="P3133"/>
      <text:p text:style-name="P3134">Orang Jatuh ke Laut!</text:p>
      <text:p text:style-name="P3135">Karena Darah Adalah Nyawa</text:p>
      <text:p text:style-name="P3136">Tempat Tidur Atas</text:p>
      <text:p text:style-name="P3137">BAB I</text:p>
      <text:p text:style-name="P3138">BAB II</text:p>
      <text:p text:style-name="P3139"/>
      <text:soft-page-break/>
      <text:p text:style-name="P3140">BAB III</text:p>
      <text:p text:style-name="P3141">BAB IV</text:p>
      <text:p text:style-name="P3142">Di Air Surga</text:p>
      <text:p text:style-name="P3143">BAB I</text:p>
      <text:p text:style-name="P3144">BAB II</text:p>
      <text:p text:style-name="P3145"/>
      <text:p text:style-name="P3146">BAB III</text:p>
      <text:p text:style-name="P3147">Hantu Boneka</text:p>
      <text:p text:style-name="P3148">Francis Marion Crawford</text:p>
      <text:p text:style-name="P3149">Tengkorak yang Menjerit</text:p>
      <text:p text:style-name="P3150">(Koleksi Horor)</text:p>
      <text:p text:style-name="P3151"/>
      <text:p text:style-name="P3152">Hantu-Hantu Pengembara, Orang Mati Tersenyum, Manusia Jatuh Dari Kapal!, Karena Darah Adalah Nyawa, Tempat Tidur Atas, Di Air Surga, Hantu Boneka</text:p>
      <text:p text:style-name="P3153">Diterbitkan oleh</text:p>
      <text:p text:style-name="P3154"/>
      <text:p text:style-name="P3155">Buku</text:p>
      <text:p text:style-name="P3156">Advanced Digital Solutions &amp; Pemformatan eBook Berkualitas Tinggi</text:p>
      <text:p text:style-name="P3157"/>
      <text:p text:style-name="P3158">mosaicumbooks@okpublishing.info</text:p>
      <text:p text:style-name="P3159">2019 OK Publishing</text:p>
      <text:p text:style-name="P3160"/>
      <text:p text:style-name="P3161">EAN 4057664560926</text:p>
      <text:p text:style-name="P3162">Saran bacaan</text:p>
      <text:p text:style-name="P3163"/>
      <text:p text:style-name="P3164">Arthur Machen: Dewa Agung Pan (Horor Supernatural)</text:p>
      <text:p text:style-name="P3165">Francis Marion Crawford: Penyihir Praha &amp; Khaled: Sebuah Kisah dari Arabia</text:p>
      <text:p text:style-name="P3166">Joseph Sheridan Le Fanu:</text:p>
      <text:p text:style-name="P3167"/>
      <text:p text:style-name="P3168">RUANGAN PANIK: 30+ Kisah Hantu karya Sheridan Le Fanu</text:p>
      <text:p text:style-name="P3169">Daftar Isi</text:p>
      <text:p text:style-name="P3170"/>
      <text:p text:style-name="P3171">Senyum Mayat</text:p>
      <text:p text:style-name="P3172">Tengkorak Menjerit</text:p>
      <text:p text:style-name="P3173"/>
      <text:p text:style-name="P3174">Orang Jatuh Dari Kapal!</text:p>
      <text:p text:style-name="P3175">Karena Darah Adalah Nyawa</text:p>
      <text:p text:style-name="P3176">Tempat Tidur Atas</text:p>
      <text:p text:style-name="P3177">Di Air Surga</text:p>
      <text:p text:style-name="P3178">Hantu Boneka</text:p>
      <text:p text:style-name="P3179"/>
      <text:p text:style-name="P3180">Senyum Orang Mati</text:p>
      <text:p text:style-name="P3181">Daftar Isi</text:p>
      <text:p text:style-name="P3182">BAB I</text:p>
      <text:p text:style-name="P3183">BAB II</text:p>
      <text:p text:style-name="P3184"/>
      <text:p text:style-name="P3185">BAB III</text:p>
      <text:p text:style-name="P3186">BAB IV</text:p>
      <text:p text:style-name="P3187"/>
      <text:p text:style-name="P3188">"Apa?... Hilang, kawan, tengkoraknya hilang!!"</text:p>
      <text:p text:style-name="P3189">BAB I</text:p>
      <text:p text:style-name="P3190"/>
      <text:p text:style-name="P3191">Daftar Isi</text:p>
      <text:p text:style-name="P3192"/>
      <text:p text:style-name="P3193">Sir Hugh Ockram tersenyum sambil duduk di dekat jendela terbuka ruang kerjanya, pada sore hari Agustus yang terlambat; dan saat itu juga awan kuning yang aneh menutupi matahari yang rendah, dan cahaya musim panas<text:s/><text:soft-page-break/>yang cerah berubah menjadi suram, seolah-olah tiba-tiba diracun dan tercemar oleh uap busuk wabah. Wajah Sir Hugh tampak, paling banter, terbuat dari kulit perkamen halus yang ditarik di atas topeng kayu, di mana dua mata tenggelam di luar pandangan, dan mengintip dari jauh di dalam melalui celah-celah di bawah kelopak mata yang miring dan keriput, hidup dan waspada seperti dua kodok di lubang mereka, berdampingan dan persis sama. Tetapi ketika cahaya berubah, kemudian sedikit silau kuning menyambar di masing-masing. Perawat Macdonald pernah berkata bahwa ketika Sir Hugh tersenyum dia melihat wajah dua wanita di neraka—dua wanita mati yang telah dia khianati. (Perawat Macdonald berusia seratus tahun.) Dan senyum itu melebar, meregangkan bibir pucat di atas gigi yang berubah warna dalam ekspresi kepuasan diri yang mendalam, bercampur dengan kebencian dan penghinaan yang paling tak kenal ampun terhadap boneka manusia. Penyakit mengerikan yang membuatnya sekarat telah menyentuh otaknya. Putranya berdiri di sampingnya, tinggi, putih dan halus seperti malaikat dalam gambar primitif; dan meskipun ada kesedihan yang mendalam di matanya yang ungu saat dia melihat wajah ayahnya, dia merasakan bayangan senyum menjijikkan itu mencuri di bibirnya sendiri dan memisahkannya dan menariknya tanpa keinginannya. Dan itu seperti mimpi buruk, karena dia mencoba untuk tidak tersenyum dan semakin tersenyum. Di sampingnya, anehnya seperti dia dalam keindahannya yang pucat dan malaikat, dengan rambut emas yang sama, mata ungu yang sama, wajah yang sama pucat bersinar, Evelyn Warburton meletakkan satu tangan di lengannya. Dan ketika dia melihat ke mata pamannya, dan tidak bisa mengalihkan pandangannya sendiri, dia tahu bahwa senyum maut itu melayang di bibir merahnya sendiri, menariknya erat-erat di atas giginya yang kecil, sementara dua air mata yang cerah mengalir di pipinya ke mulutnya, dan jatuh dari bibir atas ke bibir bawah saat dia tersenyum—dan senyum itu seperti bayangan kematian dan meterai kutukan di wajahnya yang murni dan muda.</text:p>
      <text:p text:style-name="P3194"/>
      <text:p text:style-name="P3195">"Tentu saja," kata Sir Hugh sangat lambat, dan masih menatap pohon-pohon, "jika Anda telah memutuskan untuk menikah, saya tidak dapat menghalangi Anda, dan saya kira Anda tidak menganggap penting persetujuan saya—"</text:p>
      <text:p text:style-name="P3196"/>
      <text:p text:style-name="P3197">"Ayah!" seru Gabriel dengan menegur.</text:p>
      <text:p text:style-name="P3198"/>
      <text:p text:style-name="P3199">"Tidak; saya tidak menipu diri sendiri," lanjut orang tua itu, tersenyum mengerikan. "Kau akan menikah ketika aku mati, meskipun ada alasan yang sangat bagus mengapa kau lebih baik tidak—mengapa kau lebih baik tidak," ulangnya dengan sangat tegas, dan dia perlahan-lahan mengarahkan matanya seperti kodok pada sepasang kekasih itu.</text:p>
      <text:p text:style-name="P3200"/>
      <text:p text:style-name="P3201">"Alasan apa?" tanya Evelyn dengan suara ketakutan.</text:p>
      <text:p text:style-name="P3202">"Jangan pedulikan alasannya, sayangku. Kau akan menikah seolah itu tidak ada." <text:s/>Terjadi jeda panjang. "Dua telah pergi," katanya, suaranya menurun aneh, "dan dua lagi akan menjadi empat—semuanya—selamanya, membakar, membakar, membakar terang."</text:p>
      <text:p text:style-name="P3203"/>
      <text:p text:style-name="P3204">Pada kata-kata terakhir, kepalanya perlahan-lahan terkulai ke belakang, dan cahaya kecil mata kodoknya menghilang di bawah kelopak mata yang bengkak; dan awan yang menakutkan itu menghilang dari matahari yang terbenam, sehingga bumi kembali hijau dan cahayanya murni. Sir Hugh tertidur, seperti yang sering terjadi pada penyakit terakhirnya, bahkan saat berbicara.</text:p>
      <text:p text:style-name="P3205"/>
      <text:p text:style-name="P3206">Gabriel Ockram menarik Evelyn pergi, dan dari ruang belajar mereka pergi ke aula yang remang-remang, dengan lembut menutup pintu di belakang<text:s/><text:soft-page-break/>mereka, dan masing-masing menarik napas dengan keras, seolah-olah bahaya tiba-tiba telah berlalu. Mereka meletakkan tangan masing-masing di tangan yang lain, dan mata mereka yang sangat mirip bertemu dalam tatapan panjang, di mana cinta dan pengertian sempurna dibayangi oleh teror rahasia dari sesuatu yang tidak diketahui. Wajah mereka yang pucat memantulkan ketakutan satu sama lain.</text:p>
      <text:p text:style-name="P3207"/>
      <text:p text:style-name="P3208">"Itu rahasianya," kata Evelyn akhirnya. "Ia tak akan pernah memberi tahu kita apa itu."</text:p>
      <text:p text:style-name="P3209"/>
      <text:p text:style-name="P3210">"Kalau dia mati karenanya," jawab Gabriel, "biarkanlah itu menjadi tanggung jawabnya sendiri!"</text:p>
      <text:p text:style-name="P3211"/>
      <text:p text:style-name="P3212">"Tanggung jawabnya sendiri!" gema itu menggema di aula yang remang-remang. Itu gema yang aneh, dan beberapa orang ketakutan karenanya, karena mereka mengatakan bahwa jika itu gema sungguhan, ia seharusnya mengulang semuanya dan tidak memberikan frasa di sana-sini, kadang berbicara, kadang diam. Tetapi Perawat Macdonald mengatakan bahwa aula besar itu tidak akan pernah menggemakan doa ketika seorang Ockram akan mati, meskipun ia akan membalas kutukan sepuluh kali lipat.</text:p>
      <text:p text:style-name="P3213"/>
      <text:p text:style-name="P3214">"Tanggung jawabnya sendiri!" gema itu mengulang dengan sangat lembut, dan Evelyn tersentak dan menoleh.</text:p>
      <text:p text:style-name="P3215"/>
      <text:p text:style-name="P3216">"Hanya gema," kata Gabriel, membawanya pergi.</text:p>
      <text:p text:style-name="P3217"/>
      <text:p text:style-name="P3218">Mereka pergi ke luar menuju cahaya sore hari, dan duduk di kursi batu di belakang kapel, yang dibangun di ujung sayap timur. Sangat sunyi, tidak ada hembusan angin, dan tidak ada suara di dekat mereka. Hanya jauh di taman seekor burung penyanyi bersiul prelude tinggi untuk paduan suara sore.</text:p>
      <text:p text:style-name="P3219"/>
      <text:p text:style-name="P3220">"Di sini sangat sunyi," kata Evelyn, menggenggam tangan Gabriel dengan gugup, dan berbicara seolah-olah ia takut mengganggu kesunyian. "Jika gelap, aku akan takut."</text:p>
      <text:p text:style-name="P3221"/>
      <text:p text:style-name="P3222">"Takut pada apa? Padaku?" Mata Gabriel yang sedih menatapnya.</text:p>
      <text:p text:style-name="P3223"/>
      <text:p text:style-name="P3224">"Oh tidak! Bagaimana mungkin aku takut padamu? Tapi pada Ockram-Ockram tua—mereka bilang mereka tepat di bawah kaki kita di ruang bawah tanah utara di luar kapel, semua dalam kain kafan mereka, tanpa peti mati, seperti cara mereka dulu dikuburkan."</text:p>
      <text:p text:style-name="P3225"/>
      <text:p text:style-name="P3226">"Seperti selamanya—seperti ayahku, dan aku kelak. Mereka bilang seorang Ockram tak akan berbaring di peti mati."</text:p>
      <text:p text:style-name="P3227"/>
      <text:p text:style-name="P3228">"Tapi itu tak mungkin benar—ini dongeng—cerita hantu!" Evelyn merapatkan diri pada temannya, menggenggam tangannya lebih erat, dan matahari mulai terbenam.</text:p>
      <text:p text:style-name="P3229"/>
      <text:p text:style-name="P3230">Tentu saja. Tapi ada kisah tentang Sir Vernon tua, yang dipenggal kepalanya karena pengkhianatan di bawah pemerintahan James II. Keluarga itu membawa pulang jenazahnya dari tempat pemenggalan di peti besi berpalang berat, dan mereka menyimpannya di ruang bawah tanah utara. Tetapi setelah itu, setiap kali ruang bawah tanah dibuka untuk memakamkan anggota keluarga lainnya, mereka mendapati peti jenazah terbuka lebar, dan tubuhnya berdiri tegak di dinding, serta kepalanya menggelinding di sudut, tersenyum padanya.</text:p>
      <text:p text:style-name="P3231"/>
      <text:p text:style-name="P3232">"Seperti Paman Hugh tersenyum?" Evelyn menggigil.</text:p>
      <text:p text:style-name="P3233"/>
      <text:p text:style-name="P3234">"Ya, kurasa begitu," jawab Gabriel, termenung. "Tentu saja aku tidak pernah melihatnya, dan ruang bawah tanah itu belum dibuka selama tiga puluh tahun—tidak ada dari kita yang meninggal sejak saat itu."</text:p>
      <text:p text:style-name="P3235"/>
      <text:p text:style-name="P3236">"Dan jika—jika Paman Hugh meninggal—apakah kau akan——" Evelyn berhenti, dan wajahnya yang tipis dan cantik pucat sekali.</text:p>
      <text:p text:style-name="P3237"/>
      <text:p text:style-name="P3238">"Ya. Aku akan melihatnya dibaringkan di sana juga—dengan rahasianya, apa pun itu." Gabriel menghela napas dan mencengkeram tangan gadis kecil itu.</text:p>
      <text:p text:style-name="P3239"/>
      <text:p text:style-name="P3240">"Aku tak suka memikirkannya," katanya dengan suara gemetar. "O Gabriel, apa rahasianya? Dia bilang sebaiknya kita tak menikah—bukan melarang—tapi dia mengatakannya dengan aneh sekali, dan dia tersenyum—ugh!" Gigi-gigi kecilnya yang putih beradu karena takut, dan ia melihat ke bahunya sambil tetap mendekat ke Gabriel. "Dan, entah bagaimana, aku merasakannya di wajahku sendiri—"</text:p>
      <text:p text:style-name="P3241"/>
      <text:p text:style-name="P3242">"Begitu juga aku," jawab Gabriel dengan suara rendah dan gugup. "Suster Macdonald——" Ia berhenti tiba-tiba.</text:p>
      <text:p text:style-name="P3243"/>
      <text:p text:style-name="P3244">"Apa? Apa katanya?"</text:p>
      <text:p text:style-name="P3245"/>
      <text:p text:style-name="P3246">"Oh—tidak apa-apa. Dia telah menceritakan hal-hal padaku—itu akan membuatmu takut, sayang. Ayo, udara semakin dingin." Ia berdiri, tetapi Evelyn memegang tangannya dengan kedua tangannya, masih duduk dan menatap wajahnya.</text:p>
      <text:p text:style-name="P3247"/>
      <text:p text:style-name="P3248">"Tapi kita akan menikah, tetap saja—Gabriel! Katakan bahwa kita akan!"</text:p>
      <text:p text:style-name="P3249"/>
      <text:p text:style-name="P3250">Tentu saja, sayang—tentu saja. Tetapi sementara ayahku sangat sakit, itu tidak mungkin——</text:p>
      <text:p text:style-name="P3251"/>
      <text:p text:style-name="P3252">"O Gabriel, Gabriel, sayang! Aku berharap kita sudah menikah sekarang!" seru Evelyn dengan tiba-tiba sedih. "Aku tahu bahwa sesuatu akan mencegahnya dan memisahkan kita."</text:p>
      <text:p text:style-name="P3253"/>
      <text:p text:style-name="P3254">"Tidak akan ada apa pun!"</text:p>
      <text:p text:style-name="P3255"/>
      <text:p text:style-name="P3256">"Tidak ada apa pun?"</text:p>
      <text:p text:style-name="P3257"/>
      <text:p text:style-name="P3258">"Tidak ada yang manusiawi," kata Gabriel Ockram, saat dia menariknya mendekat.</text:p>
      <text:p text:style-name="P3259"/>
      <text:p text:style-name="P3260">Dan wajah mereka, yang begitu mirip, bertemu dan bersentuhan—dan Gabriel tahu bahwa ciuman itu memiliki cita rasa kejahatan yang menakjubkan, tetapi di bibir Evelyn itu seperti hembusan nafas dingin dari ketakutan yang manis dan fana. Dan mereka berdua tidak mengerti, karena mereka polos dan muda. Namun ia menariknya kepadanya dengan sentuhannya yang paling ringan, seperti tanaman sensitif yang gemetar dan menggoyangkan daunnya yang tipis, dan membungkuk serta menutup dengan lembut apa yang diinginkannya; dan ia membiarkan dirinya ditarik kepadanya dengan sukarela, seperti yang akan ia lakukan jika sentuhannya mematikan dan beracun; karena ia sangat mencintai nafas ketakutan yang setengah sensual itu, dan ia sangat menginginkan sesuatu kejahatan yang tak ternama yang mengintai di bibir gadis itu.</text:p>
      <text:p text:style-name="P3261"/>
      <text:p text:style-name="P3262">"Seakan kita mencintai dalam mimpi yang aneh," katanya.</text:p>
      <text:p text:style-name="P3263"/>
      <text:p text:style-name="P3264">"Aku takut terbangun," gumamnya.</text:p>
      <text:p text:style-name="P3265"/>
      <text:p text:style-name="P3266">"Kita tidak akan bangun, sayang—ketika mimpi berakhir, itu akan berubah menjadi kematian, begitu lembut sehingga kita tidak akan menyadarinya. Tetapi sampai saat itu—"</text:p>
      <text:p text:style-name="P3267"/>
      <text:p text:style-name="P3268">Ia berhenti, dan matanya mencari matanya, dan wajah mereka perlahan-lahan semakin dekat. Seolah-olah mereka memiliki pikiran di bibir merah mereka yang telah melihat sebelumnya dan mengetahui ciuman dalam satu sama lain.</text:p>
      <text:p text:style-name="P3269"/>
      <text:p text:style-name="P3270">"Sampai saat itu—" katanya lagi, sangat pelan, dan mulutnya semakin dekat ke mulutnya.</text:p>
      <text:p text:style-name="P3271">"Mimpikan—sampai saat itu," bisik napasnya.</text:p>
      <text:p text:style-name="P3272">BAB II</text:p>
      <text:p text:style-name="P3273">Daftar Isi</text:p>
      <text:p text:style-name="P3274">Perawat Macdonald berusia seratus tahun. Ia biasa tidur duduk sambil membungkuk di kursi tua berlengan kulit besar, kakinya di atas pijakan kaki berlapis kulit domba, dan banyak selimut hangat di sekelilingnya, bahkan di musim panas. Di sampingnya sebuah lampu kecil selalu menyala di malam hari di dekat sebuah cangkir perak tua, yang di dalamnya ada sesuatu untuk diminum.</text:p>
      <text:p text:style-name="P3275"/>
      <text:p text:style-name="P3276">Wajahnya sangat keriput, tetapi kerutan-kerutan itu sangat kecil dan halus serta berdekatan sehingga membentuk bayangan, bukan garis. Dua helai rambut tipis, yang kembali berubah dari putih menjadi kuning berasap, ditarik di atas pelipisnya dari bawah topi putihnya yang kaku. Sesekali dia terbangun, dan kelopak matanya terangkat membentuk lipatan kecil seperti tirai sutra merah muda, dan matanya yang biru aneh menatap lurus ke depan, menembus pintu, dinding, dan dunia ke tempat yang jauh di luar sana. Kemudian dia tertidur lagi, dan tangannya terlipat satu di atas yang lain di tepi selimut; ibu jarinya menjadi lebih panjang daripada jari-jarinya karena usia, dan persendiannya bersinar dalam cahaya lampu yang redup seperti buah apel kepiting yang dipoles.</text:p>
      <text:p text:style-name="P3277"/>
      <text:p text:style-name="P3278">Hampir pukul satu dini hari, dan angin musim panas meniup cabang pohon ivy ke kaca jendela dengan belaian yang menenangkan. Di ruangan kecil di sebelah, dengan pintu sedikit terbuka, gadis pembantu yang merawat Perawat Macdonald tertidur pulas. Semua sangat sunyi. Wanita tua itu bernapas teratur, dan bibirnya yang tertarik bergetar setiap kali napasnya keluar, dan matanya terpejam.</text:p>
      <text:p text:style-name="P3279"/>
      <text:p text:style-name="P3280">Tetapi di luar jendela yang tertutup ada sebuah wajah, dan mata ungu menatap lekat-lekat pada orang tua yang sedang tidur, karena itu seperti wajah Evelyn Warburton, meskipun ada jarak delapan puluh kaki dari ambang jendela ke kaki menara. Namun pipinya lebih kurus daripada Evelyn, dan seputih cahaya, dan matanya menatap kosong, dan bibirnya tidak merah karena kehidupan; mereka mati, dan dicat dengan darah baru.</text:p>
      <text:p text:style-name="P3281"/>
      <text:p text:style-name="P3282">Perlahan kelopak mata keriput Perawat Macdonald menutup kembali, dan dia menatap lurus ke wajah di jendela selama sepuluh hitungan.</text:p>
      <text:p text:style-name="P3283"/>
      <text:p text:style-name="P3284">"Sudah waktunya?" tanyanya dengan suara kecilnya yang tua dan jauh.</text:p>
      <text:p text:style-name="P3285"/>
      <text:p text:style-name="P3286">Saat ia memandang, wajah di jendela berubah; matanya membesar hingga putihnya menyilaukan di sekeliling ungu cerah, bibir berdarah terbuka<text:s/><text:soft-page-break/>memperlihatkan gigi yang berkilau, meregang dan melebar lalu meregang lagi, dan rambut keemasan yang bayangannya gelap terangkat dan bergelombang melawan jendela dalam hembusan angin malam. <text:s/>Dan sebagai jawaban atas pertanyaan Perawat Macdonald, terdengarlah suara yang membekukan daging yang hidup.</text:p>
      <text:p text:style-name="P3287"/>
      <text:p text:style-name="P3288">Suara ratapan rendah itu tiba-tiba meninggi, seperti jeritan badai, dari ratapan menjadi tangisan, dari tangisan menjadi lolongan, dari lolongan menjadi jeritan ketakutan dari orang mati yang disiksa—barangsiapa yang pernah mendengarnya tahu, dan ia dapat bersaksi bahwa jeritan banshee adalah jeritan jahat untuk didengar sendirian di malam yang sunyi. <text:s/>Ketika semuanya berakhir dan wajah itu hilang, Perawat Macdonald sedikit gemetar di kursinya yang besar, dan ia masih menatap kotak hitam jendela itu, tetapi tidak ada lagi di sana, hanya malam dan ranting ivy yang berbisik. Ia menoleh ke pintu yang sedikit terbuka, dan di sana berdiri gadis itu dengan gaun putihnya, giginya gemeretuk ketakutan.</text:p>
      <text:p text:style-name="P3289"/>
      <text:p text:style-name="P3290">"Sudah waktunya, Nak," kata Perawat Macdonald. "Aku harus pergi kepadanya, karena ini adalah akhir."</text:p>
      <text:p text:style-name="P3291"/>
      <text:p text:style-name="P3292">Ia bangkit perlahan, menyandarkan tangannya yang keriput pada lengan kursi, dan gadis itu membawakannya gaun wol dan mantel besar, dan tongkatnya, dan mempersiapkannya. Tetapi gadis itu sering sekali melihat ke jendela dan ketakutan membuatnya gemetar hebat, dan sering pula Perawat Macdonald menggelengkan kepalanya dan mengucapkan kata-kata yang tidak dimengerti oleh gadis itu.</text:p>
      <text:p text:style-name="P3293"/>
      <text:p text:style-name="P3294">"Itu seperti wajah Nona Evelyn," kata gadis itu akhirnya, gemetar.</text:p>
      <text:p text:style-name="P3295"/>
      <text:p text:style-name="P3296">Tetapi wanita tua itu mendongak tajam dan marah, dan matanya yang biru aneh melotot. <text:s/>Ia memegang lengan kursi besar dengan tangan kirinya, dan mengangkat tongkat kayunya untuk memukul pelayan dengan sekuat tenaga. Tetapi ia tidak melakukannya.</text:p>
      <text:p text:style-name="P3297"/>
      <text:p text:style-name="P3298">"Kau gadis yang baik," katanya, "tetapi kau bodoh. Berdoalah untuk kecerdasan, nak, berdoalah untuk kecerdasan—atau cari pekerjaan di rumah lain selain Ockram Hall. Bawa lampu dan bantu aku di bawah lengan kiriku."</text:p>
      <text:p text:style-name="P3299"/>
      <text:p text:style-name="P3300">Tongkat kayu itu berdetak di lantai kayu, dan tumit sepatu wanita itu berdetak mengikuti di belakangnya dengan irama tiga langkah lambat, ketika Perawat Macdonald menuju pintu. Dan menuruni tangga, setiap langkah yang ia ambil adalah kerja keras tersendiri, dan dari suara detak itu para pelayan yang terbangun tahu bahwa ia datang, jauh sebelum mereka melihatnya.</text:p>
      <text:p text:style-name="P3301"/>
      <text:p text:style-name="P3302">Tidak ada yang tidur sekarang, dan ada lampu, bisikan, dan wajah pucat di koridor dekat kamar tidur Sir Hugh, dan sekarang seseorang masuk, dan sekarang seseorang keluar, tetapi setiap orang memberi jalan kepada Perawat Macdonald, yang telah merawat ayah Sir Hugh lebih dari delapan puluh tahun yang lalu.</text:p>
      <text:p text:style-name="P3303"/>
      <text:p text:style-name="P3304">Cahaya lembut dan terang di ruangan itu. Di sana berdiri Gabriel Ockram di samping tempat tidur ayahnya, dan di sana berlutut Evelyn Warburton, rambutnya terurai seperti bayangan keemasan di bahunya, dan tangannya menggenggam gugup. Dan di seberang Gabriel, seorang perawat mencoba membuat Sir Hugh minum. Tetapi ia tidak mau, dan meskipun bibirnya terkatup, giginya terkatup rapat. Ia sangat, sangat kurus dan kuning<text:s/><text:soft-page-break/>sekarang, dan matanya menangkap cahaya dari samping dan seperti bara kuning.</text:p>
      <text:p text:style-name="P3305"/>
      <text:p text:style-name="P3306">"Jangan siksa dia," kata Perawat Macdonald kepada wanita yang memegang cangkir. "Biar aku bicara dengannya, karena saatnya telah tiba."</text:p>
      <text:p text:style-name="P3307"/>
      <text:p text:style-name="P3308">"Biar dia bicara dengannya," kata Gabriel dengan suara lemah.</text:p>
      <text:p text:style-name="P3309"/>
      <text:p text:style-name="P3310">Maka wanita tua itu mencondongkan tubuh ke bantal dan meletakkan tangannya yang layu—sehalus bulu dan seperti ngengat cokelat—di atas jari-jari Sir Hugh yang kuning, dan dia berbicara kepadanya dengan sungguh-sungguh, sementara hanya Gabriel dan Evelyn yang tertinggal di ruangan itu untuk mendengarkan.</text:p>
      <text:p text:style-name="P3311"/>
      <text:p text:style-name="P3312">"Hugh Ockram," katanya, "ini akhir hidupmu; dan seperti aku melihat kelahiranmu, dan melihat kelahiran ayahmu sebelummu, aku datang untuk melihatmu meninggal. Hugh Ockram, maukah kau katakan yang sebenarnya padaku?"</text:p>
      <text:p text:style-name="P3313"/>
      <text:p text:style-name="P3314">Pria yang sekarat itu mengenali suara kecil dan jauh yang telah dikenalnya seumur hidupnya, dan dia sangat perlahan membalikkan wajahnya yang kuning ke arah Perawat Macdonald; tetapi dia tidak berkata apa-apa. Kemudian dia berbicara lagi.</text:p>
      <text:p text:style-name="P3315"/>
      <text:p text:style-name="P3316">Hugh Ockram, kau tak akan pernah melihat lagi cahaya matahari. Apa kau akan mengatakan yang sebenarnya?</text:p>
      <text:p text:style-name="P3317"/>
      <text:p text:style-name="P3318">Matanya yang seperti kodok itu belum redup. <text:s/>Ia menatap wajahnya.</text:p>
      <text:p text:style-name="P3319"/>
      <text:p text:style-name="P3320">"Apa yang kau inginkan dariku?" tanyanya, dan setiap kata terdengar hampa. "Aku tak punya rahasia. Aku telah menjalani hidup yang baik."</text:p>
      <text:p text:style-name="P3321"/>
      <text:p text:style-name="P3322">Suster Macdonald tertawa—tawa kecil dan serak, yang membuat kepalanya yang tua mengangguk dan sedikit gemetar, seakan lehernya diikat pegas baja. Tetapi mata Sir Hugh memerah, dan bibirnya yang pucat mulai berkerut.</text:p>
      <text:p text:style-name="P3323"/>
      <text:p text:style-name="P3324">"Biarkan aku mati dengan tenang," katanya perlahan.</text:p>
      <text:p text:style-name="P3325"/>
      <text:p text:style-name="P3326">Tetapi Perawat Macdonald menggelengkan kepalanya, dan tangannya yang cokelat, seperti ngengat, meninggalkan tangannya dan berkelebat ke dahinya. <text:s/>"Demi ibu yang melahirkanmu dan mati karena duka atas dosa-dosamu, katakan yang sebenarnya!" Bibir Sir Hugh menegang di atas giginya yang berubah warna. "Bukan di bumi ini," jawabnya perlahan. "Demi istri yang melahirkan anakmu dan mati patah hati, katakan yang sebenarnya!"</text:p>
      <text:p text:style-name="P3327"/>
      <text:p text:style-name="P3328">"Baik kepadamu dalam hidup, maupun kepadanya dalam kematian abadi." Bibirnya mengerut, seakan kata-kata itu bara di antara bibirnya, dan setetes keringat besar meluncur di keningnya yang seperti perkamen. Gabriel Ockram menggigit tangannya saat menyaksikan ayahnya meninggal. Namun Perawat Macdonald berbicara untuk ketiga kalinya. "Demi wanita yang kau khianati, dan yang menunggumu malam ini, Hugh Ockram, katakan yang sebenarnya!" "Sudah terlambat. Biarkan aku mati dengan tenang." Bibir yang mengerut mulai tersenyum memperlihatkan gigi-gigi kuningnya yang rapat, dan matanya yang seperti mata kodok bercahaya seperti permata jahat di kepalanya.</text:p>
      <text:p text:style-name="P3329"/>
      <text:soft-page-break/>
      <text:p text:style-name="P3330">"Masih ada waktu," kata wanita tua itu. "Katakan padaku nama ayah Evelyn Warburton. Kemudian aku akan membiarkanmu mati dengan tenang."</text:p>
      <text:p text:style-name="P3331"/>
      <text:p text:style-name="P3332">Evelyn tersentak, berlutut seperti posisinya, dan menatap Perawat Macdonald, lalu pamannya.</text:p>
      <text:p text:style-name="P3333"/>
      <text:p text:style-name="P3334">"Nama ayah Evelyn?" ulangnya perlahan, sementara senyum mengerikan merekah di wajahnya yang hampir mati.</text:p>
      <text:p text:style-name="P3335"/>
      <text:p text:style-name="P3336">Cahaya di ruangan besar itu semakin redup. Saat Evelyn melihat, bayangan Perawat Macdonald yang bengkok di dinding tumbuh sangat besar. Nafas Sir Hugh tersengal-sengal, berderak di tenggorokannya, saat maut merayap seperti ular dan mencekiknya. Evelyn berdoa dengan keras, lantang dan jelas.</text:p>
      <text:p text:style-name="P3337"/>
      <text:p text:style-name="P3338">Kemudian sesuatu mengetuk jendela, dan ia merasakan rambutnya berdiri karena hembusan angin dingin, saat ia melihat sekeliling meskipun melawan keinginannya. Dan ketika ia melihat wajahnya sendiri yang pucat mengintip dari jendela, dan matanya sendiri menatapnya melalui kaca, lebar dan ketakutan, dan rambutnya sendiri terurai di kaca, dan bibirnya sendiri berlumuran darah, ia bangkit perlahan dari lantai dan berdiri tegak sejenak, hingga ia menjerit sekali dan jatuh langsung ke pelukan Gabriel. Tetapi jeritan yang menjawab jeritannya adalah jeritan ketakutan mayat yang tersiksa, yang jiwanya tak bisa keluar karena malu akan dosa-dosa mematikan, meskipun setan-setan berjuang di dalamnya dengan kebusukan, masing-masing untuk bagian mereka.</text:p>
      <text:p text:style-name="P3339"/>
      <text:p text:style-name="P3340">Sir Hugh Ockram menegakkan tubuhnya di ranjang kematiannya, dan melihat serta berteriak keras: "Evelyn!" Suaranya yang parau tercekat dan berderak di dadanya saat ia kembali terkulai. Namun Perawat Macdonald terus menyiksanya, karena sedikit nyawa masih tersisa di tubuhnya. "Kau telah melihat ibunya menunggumu, Hugh Ockram. Siapa ayah gadis Evelyn itu? Apa namanya?" Untuk terakhir kalinya senyum mengerikan itu muncul di bibirnya yang terpuntir, sangat lambat, sangat pasti, dan mata kodoknya melotot merah, serta wajahnya yang seperti kertas perkamen sedikit bercahaya dalam cahaya yang berkedip-kedip. Untuk terakhir kalinya kata-kata keluar. "Mereka mengetahuinya di neraka."</text:p>
      <text:p text:style-name="P3341"/>
      <text:p text:style-name="P3342">Lalu mata yang bercahaya itu padam dengan cepat, wajah kuningnya menjadi pucat pasi, dan getaran hebat menjalar di tubuh kurusnya ketika Hugh Ockram meninggal. <text:s/>Tetapi dalam kematian ia masih tersenyum, karena ia mengetahui rahasianya dan tetap merahasiakannya, di sisi lain, dan ia akan membawanya bersamanya, untuk berbaring bersamanya selamanya di ruang bawah tanah utara kapel tempat para Ockram terbaring tanpa peti mati dalam kain kafan mereka—kecuali satu. Meskipun ia telah meninggal, ia tersenyum, karena ia telah menyimpan harta kejahatan kebenaran hingga akhir, dan tidak ada yang tersisa untuk menceritakan nama yang telah ia sebutkan, tetapi ada semua kejahatan yang belum ia perbaiki yang akan berbuah.</text:p>
      <text:p text:style-name="P3343"/>
      <text:p text:style-name="P3344">Ketika mereka menyaksikan—Suster Macdonald dan Gabriel, yang memegang Evelyn yang masih tidak sadarkan diri dalam pelukannya sementara ia menatap sang ayah—mereka merasakan senyum kematian merayap di bibir mereka sendiri—nenek tua dan pemuda berwajah malaikat itu. Kemudian mereka sedikit gemetar, dan keduanya memandang Evelyn ketika ia terbaring dengan kepalanya di bahunya, dan, meskipun ia sangat cantik, senyum menjijikkan yang sama juga memutar mulut mudanya, dan itu seperti bayangan kejahatan besar yang tidak dapat mereka pahami.</text:p>
      <text:p text:style-name="P3345"/>
      <text:p text:style-name="P3346">Tetapi lama kelamaan mereka membawa Evelyn keluar, dan ia membuka matanya dan senyum itu hilang. Dari jauh di rumah besar itu terdengar suara tangisan dan ratapan naik ke tangga dan bergema di sepanjang koridor yang suram, karena para wanita telah mulai meratapi tuan yang telah meninggal, menurut kebiasaan Irlandia, dan aula itu memiliki gemanya sendiri sepanjang malam itu, seperti ratapan banshee yang jauh di antara pepohonan hutan.</text:p>
      <text:p text:style-name="P3347"/>
      <text:p text:style-name="P3348">Ketika waktunya tiba, mereka membawa Sir Hugh dalam kain kafannya di atas usungan, dan membawanya ke kapel dan melalui pintu besi dan menuruni jalan panjang ke ruang bawah tanah utara, dengan lilin, untuk meletakkannya di samping ayahnya. Dan dua orang masuk lebih dulu untuk mempersiapkan tempat itu, dan kembali tertatih-tatih seperti orang mabuk, dan pucat, meninggalkan lampu mereka di belakang.</text:p>
      <text:p text:style-name="P3349"/>
      <text:p text:style-name="P3350">Namun, Gabriel Ockram tidak takut, karena dia tahu. Dan dia masuk sendirian dan melihat bahwa jenazah Sir Vernon Ockram bersandar tegak di dinding batu, dan kepalanya tergeletak di tanah di dekatnya dengan wajah menghadap ke atas, dan bibir kulitnya yang kering tersenyum mengerikan pada mayat yang mengering itu, sementara peti besi yang dilapisi beludru hitam terbuka di lantai.</text:p>
      <text:p text:style-name="P3351"/>
      <text:p text:style-name="P3352">Kemudian Gabriel mengambil benda itu di tangannya, karena sangat ringan, sudah benar-benar kering oleh udara ruang bawah tanah, dan mereka yang mengintip dari pintu melihatnya meletakkannya kembali di peti mati, dan benda itu berdesir sedikit, seperti seikat ilalang, dan terdengar berongga saat menyentuh sisi dan dasarnya. Dia juga meletakkan kepala di atas bahu dan menutup peti itu, yang terkunci dengan bunyi pegas berkarat yang patah.</text:p>
      <text:p text:style-name="P3353"/>
      <text:p text:style-name="P3354">Setelah itu, mereka membaringkan Sir Hugh di samping ayahnya, beserta usungan kayu tempat mereka membawanya, dan mereka kembali ke kapel.</text:p>
      <text:p text:style-name="P3355"/>
      <text:p text:style-name="P3356">Tetapi ketika mereka saling melihat wajah, tuan dan para pekerja, mereka semua tersenyum dengan senyum mati mayat yang mereka tinggalkan di ruang bawah tanah, sehingga mereka tidak tahan untuk saling pandang sampai senyum itu memudar.</text:p>
      <text:p text:style-name="P3357"/>
      <text:p text:style-name="P3358">BAB III</text:p>
      <text:p text:style-name="P3359"/>
      <text:p text:style-name="P3360">Daftar Isi</text:p>
      <text:p text:style-name="P3361"/>
      <text:p text:style-name="P3362">Gabriel Ockram menjadi Sir Gabriel, mewarisi gelar baronet beserta kekayaan yang setengah hancur peninggalan ayahnya, dan Evelyn Warburton masih tinggal di Ockram Hall, di kamar selatan yang telah menjadi miliknya sejak ia masih kecil. Ia tidak bisa pergi, karena tidak ada kerabat yang dapat ia kunjungi, dan, selain itu, tampaknya tidak ada alasan mengapa ia harus pergi. Dunia tidak akan pernah peduli dengan apa yang dilakukan keluarga Ockram di tanah milik mereka di Irlandia, dan sudah lama keluarga Ockram tidak meminta apa pun kepada dunia.</text:p>
      <text:p text:style-name="P3363"/>
      <text:p text:style-name="P3364">Maka Sir Gabriel mengambil tempat ayahnya di meja tua yang gelap di ruang makan, dan Evelyn duduk di depannya, sampai masa berkabung mereka berakhir, dan mereka akhirnya dapat menikah. Dan sementara itu kehidupan mereka berjalan seperti biasa, karena Sir Hugh telah menjadi pasien yang sakit parah selama tahun terakhir hidupnya, dan mereka hanya bertemu<text:s/><text:soft-page-break/>sekali sehari sebentar, menghabiskan sebagian besar waktu mereka bersama dalam persahabatan yang sangat sempurna.</text:p>
      <text:p text:style-name="P3365"/>
      <text:p text:style-name="P3366">Tetapi meskipun akhir musim panas berganti menjadi musim gugur, dan musim gugur menjadi musim dingin, dan badai demi badai datang, dan hujan terus-menerus turun sepanjang hari yang singkat dan malam yang panjang, namun Ockram Hall tampak kurang suram sejak Sir Hugh dimakamkan di ruang bawah tanah utara di samping ayahnya. Dan pada masa Natal Evelyn menghiasi aula besar dengan holly dan ranting hijau, dan api unggun besar berkobar di setiap perapian. Kemudian para penyewa diundang ke makan malam Tahun Baru, dan mereka makan dan minum dengan baik, sementara Sir Gabriel duduk di kepala meja. Evelyn datang ketika anggur port disajikan, dan penyewa yang paling dihormati menyampaikan pidato untuk mengucapkan selamat atas kesehatannya.</text:p>
      <text:p text:style-name="P3367"/>
      <text:p text:style-name="P3368">Sudah lama, katanya, sejak ada Lady Ockram. Sir Gabriel menutup matanya dengan tangannya dan melihat ke bawah ke meja, tetapi rona merah muda samar muncul di pipi Evelyn yang pucat. Tetapi, kata petani berambut abu-abu itu, sudah lebih lama lagi sejak ada Lady Ockram yang secantik yang akan datang ini, dan ia mengucapkan selamat atas kesehatan Evelyn Warburton.</text:p>
      <text:p text:style-name="P3369"/>
      <text:p text:style-name="P3370">Kemudian semua penyewa berdiri dan bersorak untuknya, dan Sir Gabriel berdiri juga, di samping Evelyn. Dan ketika para pria memberikan sorak sorai terakhir dan paling keras, ada suara yang bukan suara mereka, di atas mereka semua, lebih tinggi, lebih garang, lebih keras—teriakan yang bukan dari dunia ini, menjerit untuk pengantin wanita Ockram Hall. Dan pohon holly dan ranting hijau di atas perapian besar bergetar dan melambai perlahan seolah-olah angin sepoi-sepoi berhembus di atasnya. Tetapi para pria menjadi sangat pucat, dan banyak dari mereka meletakkan gelas mereka, tetapi yang lain membiarkannya jatuh ke lantai karena takut. Dan saling memandang, mereka semua tersenyum aneh, senyum mati, seperti Sir Hugh yang telah meninggal. Seseorang berteriak kata-kata dalam bahasa Irlandia, dan ketakutan akan kematian tiba-tiba menimpa mereka semua, sehingga mereka melarikan diri dengan panik, saling jatuh seperti binatang buas di hutan yang terbakar, ketika asap tebal mengalir di depan api; dan meja-meja terbalik, dan gelas minum dan botol pecah menjadi tumpukan, dan anggur merah gelap merayap seperti darah di lantai yang dipoles.</text:p>
      <text:p text:style-name="P3371"/>
      <text:p text:style-name="P3372">Sir Gabriel dan Evelyn berdiri sendiri di ujung meja sebelum reruntuhan pesta, tidak berani menoleh untuk saling melihat, karena masing-masing tahu bahwa yang lain tersenyum. Tetapi lengan kanannya memegangnya dan tangan kirinya menggenggam tangan kanannya saat mereka menatap ke depan; dan kecuali bayangan rambutnya, orang mungkin tidak akan bisa membedakan kedua wajah mereka. Mereka mendengarkan lama, tetapi teriakan itu tidak datang lagi, dan senyum mati memudar dari bibir mereka, sementara masing-masing ingat bahwa Sir Hugh Ockram terbaring di ruang bawah tanah utara, tersenyum dalam kain kafannya, dalam gelap, karena dia meninggal dengan rahasianya.</text:p>
      <text:p text:style-name="P3373"/>
      <text:p text:style-name="P3374">Begitulah berakhirnya makan malam Tahun Baru para penyewa. Tetapi sejak saat itu Sir Gabriel semakin pendiam, dan wajahnya menjadi lebih pucat dan kurus dari sebelumnya. Seringkali, tanpa peringatan dan tanpa kata-kata, dia akan bangkit dari tempat duduknya, seolah-olah sesuatu menggerakkannya tanpa kemauannya, dan dia akan pergi keluar ke dalam hujan atau sinar matahari ke sisi utara kapel, dan duduk di bangku batu, menatap tanah seolah-olah dia bisa melihat melaluinya, dan melalui ruang<text:s/><text:soft-page-break/>bawah tanah di bawah, dan melalui kain kafan putih dalam gelap, ke senyum mati yang tidak mau mati.</text:p>
      <text:p text:style-name="P3375"/>
      <text:p text:style-name="P3376">Selalu ketika dia pergi seperti itu, Evelyn segera keluar dan duduk di sampingnya. Suatu kali juga, di musim panas, wajah mereka yang cantik tiba-tiba mendekat, dan kelopak mata mereka terkulai, dan bibir merah mereka hampir bersatu. Tetapi ketika mata mereka bertemu, mereka menjadi lebar dan liar, sehingga warna putih tampak melingkar di sekitar warna ungu tua, dan gigi mereka gemetar, dan tangan mereka seperti tangan mayat, masing-masing di tangan yang lain, karena kengerian dari apa yang ada di bawah kaki mereka, dan dari apa yang mereka ketahui tetapi tidak dapat dilihat.</text:p>
      <text:p text:style-name="P3377"/>
      <text:p text:style-name="P3378">Suatu kali juga, Evelyn menemukan Sir Gabriel di kapel sendirian, berdiri di depan pintu besi yang menuju ke tempat kematian, dan di tangannya ada kunci pintu; tetapi dia belum memasukkannya ke dalam kunci. Evelyn menariknya pergi, gemetar, karena dia juga telah didorong dalam mimpi sadar untuk melihat hal yang mengerikan itu lagi, dan untuk mencari tahu apakah itu telah berubah sejak tergeletak di sana.</text:p>
      <text:p text:style-name="P3379"/>
      <text:p text:style-name="P3380">"Aku akan gila," kata Sir Gabriel, menutup matanya dengan tangannya sambil berjalan bersamanya. "Aku melihatnya dalam tidurku, aku melihatnya saat terjaga—ia menarikku, siang dan malam—dan jika aku tidak melihatnya, aku akan mati!"</text:p>
      <text:p text:style-name="P3381"/>
      <text:p text:style-name="P3382">"Aku tahu," jawab Evelyn, "Aku tahu. Seakan-akan benang-benang dihelain darinya, seperti laba-laba, menarik kita ke bawah." Ia terdiam sejenak, lalu tiba-tiba tersentak dan menggenggam lengannya dengan kekuatan seorang pria, dan hampir berteriak kata-kata yang diucapkannya. "Tapi kita tidak boleh pergi ke sana!" serunya. "Kita tidak boleh pergi!"</text:p>
      <text:p text:style-name="P3383"/>
      <text:p text:style-name="P3384">Mata Sir Gabriel setengah tertutup, dan ia tidak terpengaruh oleh penderitaan di wajahnya.</text:p>
      <text:p text:style-name="P3385"/>
      <text:p text:style-name="P3386">"Aku akan mati, kecuali aku melihatnya lagi," katanya, dengan suara tenang yang tak seperti suaranya sendiri. Dan sepanjang hari itu dan malam itu ia hampir tidak berbicara, memikirkannya, selalu memikirkannya, sementara Evelyn Warburton gemetar dari ujung kepala hingga ujung kaki karena ketakutan yang belum pernah ia alami.</text:p>
      <text:p text:style-name="P3387"/>
      <text:p text:style-name="P3388">Ia pergi sendirian, di pagi hari musim dingin yang kelabu, ke kamar Perawat Macdonald di menara, dan duduk di samping kursi empuk kulit besar, meletakkan tangannya yang putih dan kurus di atas jari-jari yang keriput.</text:p>
      <text:p text:style-name="P3389"/>
      <text:p text:style-name="P3390">"Suster," katanya, "apa yang seharusnya Paman Hugh ceritakan padamu, malam sebelum ia meninggal? Pasti itu rahasia yang mengerikan—namun, meskipun kau menanyainya, aku merasa entah bagaimana kau mengetahuinya, dan kau tahu mengapa ia selalu tersenyum begitu mengerikan."</text:p>
      <text:p text:style-name="P3391"/>
      <text:p text:style-name="P3392">Kepala wanita tua itu bergerak perlahan dari sisi ke sisi.</text:p>
      <text:p text:style-name="P3393"/>
      <text:p text:style-name="P3394">"Aku hanya menebak—aku tak akan pernah tahu," jawabnya perlahan dengan suara kecilnya yang serak.</text:p>
      <text:p text:style-name="P3395"/>
      <text:p text:style-name="P3396">"Tapi apa yang kau tebak? Siapa aku? Mengapa kau bertanya siapa ayahku? Kau tahu aku adalah putri Kolonel Warburton, dan ibuku adalah saudara<text:s/><text:soft-page-break/>perempuan Lady Ockram, sehingga Gabriel dan aku sepupu. Ayahku tewas di Afghanistan. Rahasia apa yang bisa ada?"</text:p>
      <text:p text:style-name="P3397"/>
      <text:p text:style-name="P3398">"Aku tidak tahu. Aku hanya bisa menebak."</text:p>
      <text:p text:style-name="P3399"/>
      <text:p text:style-name="P3400">"Tebak apa?" tanya Evelyn memohon, sambil menekan tangan-tangan keriput yang lembut, saat ia membungkuk ke depan. <text:s/>Tapi kelopak mata keriput Perawat Macdonald tiba-tiba menutupi mata birunya yang aneh, dan bibirnya sedikit bergetar bersama napasnya, seolah-olah ia sedang tidur.</text:p>
      <text:p text:style-name="P3401"/>
      <text:p text:style-name="P3402">Evelyn menunggu. Di dekat perapian, pembantu rumah tangga Irlandia itu merajut dengan cepat, dan jarum-jarumnya berdetik seperti tiga atau empat jam yang berdetak bersamaan. Dan jam sungguhan di dinding berdetak sendiri dengan khidmat, menghitung detik-detik wanita yang berusia seratus tahun, dan tidak memiliki banyak hari lagi. Di luar, ranting tanaman ivy memukul jendela dalam hembusan angin musim dingin, seperti yang telah memukul kaca seratus tahun yang lalu.</text:p>
      <text:p text:style-name="P3403"/>
      <text:p text:style-name="P3404">Kemudian ketika Evelyn duduk di sana, ia merasakan lagi bangkitnya keinginan yang mengerikan—hasrat yang menjijikkan untuk turun, turun ke benda itu di ruang bawah tanah utara, dan membuka kain kafan, dan melihat apakah itu telah berubah; dan ia memegang tangan Perawat Macdonald seolah-olah untuk menjaga dirinya tetap di tempatnya dan melawan daya tarik yang mengerikan dari orang mati yang jahat.</text:p>
      <text:p text:style-name="P3405"/>
      <text:p text:style-name="P3406">Tetapi kucing tua yang menjaga kaki Perawat Macdonald tetap hangat, selalu berbaring di atas pijakan kaki, bangkit dan meregangkan tubuh, dan menatap mata Evelyn, sementara punggungnya melengkung, dan ekornya menebal dan berdiri, dan bibir merah mudanya yang jelek terangkat dalam seringai jahat, memperlihatkan giginya yang tajam. Evelyn menatapnya, setengah terpesona oleh keburukannya. Kemudian makhluk itu tiba-tiba mengeluarkan satu cakar dengan semua kukunya terbentang, dan meludah ke arah gadis itu, dan tiba-tiba kucing yang menyeringai itu seperti mayat yang tersenyum jauh di bawah sana, sehingga Evelyn menggigil sampai ke kakinya yang kecil, dan menutupi wajahnya dengan tangan bebasnya, agar Perawat Macdonald tidak terbangun dan melihat senyum mayat itu di sana, karena ia dapat merasakannya.</text:p>
      <text:p text:style-name="P3407"/>
      <text:p text:style-name="P3408">Wanita tua itu sudah membuka matanya lagi, dan ia menyentuh kucingnya dengan ujung tongkat penyangganya, setelah itu punggung kucing itu turun dan ekornya mengecil, dan ia menyelinap kembali ke tempatnya di atas pijakan kaki. Tetapi matanya yang kuning memandang ke samping ke arah Evelyn, di antara celah-celah kelopak matanya.</text:p>
      <text:p text:style-name="P3409"/>
      <text:p text:style-name="P3410">"Apa yang kau duga, suster?" tanya gadis muda itu lagi.</text:p>
      <text:p text:style-name="P3411">"Sesuatu yang buruk—sesuatu yang jahat. Tapi aku tak berani mengatakannya, khawatir itu tidak benar, dan pikiran itu sendiri akan menghancurkan hidupmu. Karena jika dugaanku benar, dia bermaksud agar kau tak tahu, dan agar kalian berdua menikah, dan membayar dosa lamanya dengan jiwamu."</text:p>
      <text:p text:style-name="P3412">"Dia biasa mengatakan kepada kami bahwa kami tidak boleh menikah—"</text:p>
      <text:p text:style-name="P3413">"Ya—dia mengatakan itu padamu, mungkin—tetapi itu seperti seorang pria meletakkan daging beracun di depan binatang yang kelaparan, dan berkata 'jangan makan,' tetapi tidak pernah mengangkat tangannya untuk mengambil daging itu. Dan jika dia mengatakan padamu bahwa kau tidak boleh menikah, itu karena dia berharap kau akan melakukannya; karena dari semua pria yang hidup atau mati, Hugh Ockram adalah pria paling palsu yang pernah<text:s/><text:soft-page-break/>mengucapkan kebohongan pengecut, dan yang paling kejam yang pernah menyakiti wanita lemah, dan yang terburuk yang pernah mencintai dosa."</text:p>
      <text:p text:style-name="P3414">"Tapi aku dan Gabriel saling mencintai," kata Evelyn dengan sangat sedih.</text:p>
      <text:p text:style-name="P3415"/>
      <text:p text:style-name="P3416">Mata Perawat Macdonald yang tua menatap jauh, pada pemandangan yang dilihat sejak lama, dan yang muncul di udara musim dingin yang kelabu di tengah kabut masa muda yang telah usang.</text:p>
      <text:p text:style-name="P3417"/>
      <text:p text:style-name="P3418">"Jika kau mencintai, kau bisa mati bersama," katanya, sangat pelan. "Mengapa kau harus hidup, jika itu benar? Aku berusia seratus tahun. Apa yang telah diberikan hidup padaku? Awalnya adalah api; akhirnya adalah tumpukan abu; dan di antara akhir dan awal terletak semua penderitaan dunia. Biarkan aku tidur, karena aku tidak bisa mati."</text:p>
      <text:p text:style-name="P3419"/>
      <text:p text:style-name="P3420">Kemudian mata wanita tua itu terpejam lagi, dan kepalanya sedikit menunduk di dadanya.</text:p>
      <text:p text:style-name="P3421"/>
      <text:p text:style-name="P3422">Maka Evelyn pergi dan meninggalkannya tertidur, dengan kucing tertidur di pijakan kaki tas; dan gadis muda itu mencoba melupakan kata-kata Perawat Macdonald, tetapi dia tidak bisa, karena dia mendengarnya berulang kali dalam angin, dan di belakangnya di tangga. Dan ketika dia jatuh sakit karena takut akan kejahatan yang mengerikan dan tidak diketahui yang mengikat jiwanya, dia merasakan sesuatu secara fisik menekan, mendorong, dan memaksanya maju, dan dari sisi lain dia merasakan benang yang menariknya secara misterius: dan ketika dia menutup matanya, dia melihat di kapel di belakang altar, pintu besi rendah yang harus dilewatinya untuk pergi ke tempat itu.</text:p>
      <text:p text:style-name="P3423"/>
      <text:p text:style-name="P3424">Dan ketika dia terjaga di malam hari, dia menarik seprai ke wajahnya, agar dia tidak melihat bayangan di dinding memanggilnya; dan suara napasnya sendiri membuat bisikan di telinganya, sementara dia memegang kasur dengan tangannya, agar tidak bangun dan pergi ke kapel. Akan lebih mudah jika tidak ada jalan ke sana melalui perpustakaan, melalui pintu yang tidak pernah terkunci. Akan sangat mudah untuk mengambil lilinnya dan pergi dengan lembut melalui rumah yang sedang tidur. Dan kunci brankas terletak di bawah altar di belakang batu yang dapat diputar. Dia tahu rahasia kecil itu. Dia bisa pergi sendiri dan melihat.</text:p>
      <text:p text:style-name="P3425"/>
      <text:p text:style-name="P3426">Tetapi ketika dia memikirkannya, rambutnya berdiri tegak, dan mula-mula dia menggigil sehingga tempat tidur bergetar, kemudian rasa ngeri menjalari tubuhnya dalam getaran dingin yang sangat menyakitkan, seperti jutaan jarum es yang menusuk sarafnya.</text:p>
      <text:p text:style-name="P3427"/>
      <text:p text:style-name="P3428">BAB IV</text:p>
      <text:p text:style-name="P3429">Daftar Isi</text:p>
      <text:p text:style-name="P3430"/>
      <text:p text:style-name="P3431">Jam tua di menara Perawat Macdonald menunjukkan tengah malam. Dari kamarnya, dia dapat mendengar derit rantai dan pemberat di kotaknya di sudut tangga, dan di atasnya bunyi keras tuas berkarat yang mengangkat palu. Dia telah mendengarnya seumur hidupnya. Jam itu memukul sebelas kali dengan jelas, kemudian datanglah pukulan kedua belas, dengan setengah pukulan yang tumpul, seolah-olah palu terlalu lelah untuk melanjutkan, dan tertidur di dekat lonceng.</text:p>
      <text:p text:style-name="P3432"/>
      <text:p text:style-name="P3433">Kucing tua itu bangun dari pijakan kaki berbentuk karung dan meregangkan tubuhnya, dan Perawat Macdonald membuka matanya yang tua dan melihat sekeliling ruangan dengan cahaya redup lampu tidur. Dia menyentuh kucing<text:s/><text:soft-page-break/>itu dengan tongkat penyangganya, dan kucing itu berbaring di kakinya. Dia meminum beberapa tetes dari cangkirnya dan kembali tidur.</text:p>
      <text:p text:style-name="P3434"/>
      <text:p text:style-name="P3435">Tetapi di lantai bawah Tuan Gabriel terbangun dengan tiba-tiba ketika jam berdentang, karena ia telah bermimpi mimpi buruk yang mengerikan, dan jantungnya berhenti berdetak, sampai ia terbangun karena jantungnya berhenti, dan berdetak kembali dengan hebat bersama napasnya, seperti binatang liar yang dibebaskan. Tak seorang pun dari keluarga Ockram pernah mengalami ketakutan saat bangun, tetapi terkadang hal itu menimpa Tuan Gabriel dalam tidurnya.</text:p>
      <text:p text:style-name="P3436"/>
      <text:p text:style-name="P3437">Ia menekan tangannya ke pelipis saat ia duduk di tempat tidur, dan tangannya sangat dingin, tetapi kepalanya panas. Mimpi itu memudar, dan di tempatnya muncul pikiran utama yang menyiksa hidupnya; bersamaan dengan pikiran itu muncul pula gerakan bibirnya yang sakit di dalam gelap yang akan menjadi senyuman. Jauh di sana, Evelyn Warburton bermimpi bahwa senyum kematian ada di mulutnya, dan terbangun, tersentak dengan erangan kecil, wajahnya di tangannya, gemetar.</text:p>
      <text:p text:style-name="P3438"/>
      <text:p text:style-name="P3439">Tetapi Tuan Gabriel menyalakan api dan bangun dan mulai berjalan mondar-mandir di ruangan besarnya. Saat itu tengah malam, dan ia hampir tidak tidur satu jam, dan di Irlandia utara malam-malam musim dingin sangat panjang.</text:p>
      <text:p text:style-name="P3440"/>
      <text:p text:style-name="P3441">"Aku akan gila," katanya pada dirinya sendiri, memegang dahinya. Ia tahu itu benar. Selama berminggu-minggu dan berbulan-bulan kepemilikan benda itu telah tumbuh di dalam dirinya seperti penyakit, sampai ia tidak dapat memikirkan apa pun tanpa terlebih dahulu memikirkan hal itu. Dan sekarang tiba-tiba itu melampaui kekuatannya, dan ia tahu bahwa ia harus menjadi alatnya atau kehilangan pikirannya—bahwa ia harus melakukan perbuatan yang ia benci dan takuti, jika ia masih bisa takut akan sesuatu, atau sesuatu akan putus di otaknya dan memisahkannya dari kehidupan sementara ia masih hidup. Ia mengambil lilin di tangannya, lilin tua yang berat yang selalu digunakan oleh kepala rumah tangga. Ia tidak berpikir untuk berpakaian, tetapi pergi apa adanya, dengan pakaian tidurnya dari sutra dan sandal, dan ia membuka pintu. Semuanya sangat sunyi di rumah tua yang besar itu. Ia menutup pintu di belakangnya dan berjalan tanpa suara di atas karpet melalui koridor panjang. Angin sepoi-sepoi meniup bahunya dan meniup api lilinnya langsung menjauh darinya. Secara naluriah ia berhenti dan melihat sekeliling, tetapi semuanya tenang, dan api lilin menyala dengan mantap. Ia berjalan terus, dan tiba-tiba hembusan angin kencang ada di belakangnya, hampir memadamkan cahaya. Tampaknya angin itu mendorongnya maju, berhenti setiap kali ia berbalik, datang lagi ketika ia berjalan—tak terlihat, dingin.</text:p>
      <text:p text:style-name="P3442"/>
      <text:p text:style-name="P3443">Menuruni tangga besar menuju aula yang bergema ia pergi, tidak melihat apa pun selain api lilin yang menyala menjauh darinya di atas lilin yang menetes, sementara angin dingin berhembus di bahunya dan melalui rambutnya. Ia terus melewati pintu terbuka ke perpustakaan, gelap dengan buku-buku tua dan rak buku berukir; melalui pintu di rak-rak buku, dengan rak-rak buku yang dicat di atasnya, dan imitasi punggung buku, sehingga orang perlu tahu di mana menemukannya—dan pintu itu menutup sendiri di belakangnya dengan bunyi klik yang lembut. Ia memasuki lorong rendah, dan meskipun pintu tertutup di belakangnya dan pas di bingkainya, angin dingin itu masih meniup api ke depan saat ia berjalan. Dan ia tidak takut; tetapi wajahnya sangat pucat, dan matanya lebar dan cerah, menatap ke depan, sudah melihat di udara gelap gambar benda yang ada di baliknya. Tetapi di kapel ia berhenti, tangannya di atas batu tulis kecil yang<text:s/><text:soft-page-break/>berputar di belakang altar batu. Di atas batu tulis itu terukir kata-kata: "Clavis sepulchri Clarissimorum Dominorum De Ockram"—("kunci ke ruang bawah tanah para tuan yang paling terhormat dari Ockram"). Tuan Gabriel berhenti dan mendengarkan. Ia merasa seolah-olah mendengar suara di kejauhan di rumah besar tempat semua begitu sunyi, tetapi suara itu tidak terdengar lagi. Namun ia menunggu sampai akhir, dan menatap pintu besi rendah itu. Di baliknya, menuruni jalan panjang, terbaring ayahnya tanpa peti mati, enam bulan meninggal, membusuk, mengerikan dalam kain kafannya yang menempel. Udara yang aneh yang mengawetkan ruang bawah tanah itu belum dapat menyelesaikan pekerjaannya sepenuhnya. Tetapi pada wajah hantu itu, dengan mata setengah terbuka dan kering, masih akan ada senyum mengerikan yang membuat pria itu meninggal—senyum yang menghantui——</text:p>
      <text:p text:style-name="P3444"/>
      <text:p text:style-name="P3445">Saat pikiran itu melintas di benak Sir Gabriel, ia merasakan bibirnya berdenyut, dan ia memukul mulutnya sendiri dengan amarah menggunakan punggung tangannya begitu keras hingga setetes darah mengalir di dagunya, lalu tetesan lain, dan lagi, jatuh kembali dalam kegelapan di atas lantai kapel. Namun bibirnya yang memar itu masih mengerut. Ia membuka lempengan itu dengan rahasia sederhana. Itu tidak membutuhkan penguncian yang lebih aman, karena jika setiap Ockram dimakamkan dalam peti emas murni, dan jika pintu terbuka lebar, tidak ada seorang pun di Tyrone yang cukup berani untuk turun ke tempat itu, kecuali Gabriel Ockram sendiri, dengan wajah malaikatnya dan tangannya yang kurus dan putih, serta matanya yang sedih dan teguh. Ia mengambil kunci besar tua itu dan memasangnya ke lubang kunci pintu besi; dan suara berderak berat itu bergema di sepanjang turunan di baliknya seperti langkah kaki, seolah-olah seorang penunggu berdiri di balik besi itu dan berlari menjauh di dalam, dengan langkah kaki yang berat dan mati. Dan meskipun ia berdiri diam, angin sejuk datang dari belakangnya, dan meniup nyala lilin ke panel besi. Ia memutar kunci.</text:p>
      <text:p text:style-name="P3446"/>
      <text:p text:style-name="P3447">Sir Gabriel melihat lilinnya pendek. Ada lilin baru di altar, dengan kaki lilin yang panjang, dan ia menyalakan satu, dan membiarkan lilinnya sendiri menyala di lantai. Saat ia meletakkannya di lantai, bibirnya mulai berdarah lagi, dan setetes darah lain jatuh di atas batu.</text:p>
      <text:p text:style-name="P3448"/>
      <text:p text:style-name="P3449">Ia membuka pintu besi dan mendorongnya ke dinding kapel, agar tidak menutup sendiri, sementara ia berada di dalam; dan hembusan udara mengerikan dari makam itu datang dari kedalaman ke wajahnya, busuk dan gelap. Ia masuk, tetapi meskipun udara busuk menerpanya, nyala lilin tinggi itu tetap tertiup menjauh darinya melawan angin saat ia berjalan menuruni lereng yang landai dengan langkah mantap, sandal longgarnya menampar lantai saat ia melangkah.</text:p>
      <text:p text:style-name="P3450"/>
      <text:p text:style-name="P3451">Ia meneduhi lilin dengan tangannya, dan jari-jarinya tampak terbuat dari lilin dan darah saat cahaya menyinarinya. Dan terlepas dari usahanya, hembusan udara aneh itu memaksa nyala api ke depan, hingga menjadi biru di atas sumbu hitam, dan tampak seolah-olah akan padam. Tetapi ia terus berjalan lurus, dengan mata yang bersinar.</text:p>
      <text:p text:style-name="P3452"/>
      <text:p text:style-name="P3453">Lorong menurun itu lebar, dan ia tidak selalu dapat melihat dinding dengan cahaya yang berjuang, tetapi ia tahu ketika ia berada di tempat kematian oleh gema langkahnya yang lebih besar dan lebih suram di ruang yang lebih besar, dan oleh sensasi dinding kosong yang jauh. Ia berhenti, hampir membungkus nyala lilin di dalam telapak tangannya. Ia bisa melihat sedikit, karena matanya mulai terbiasa dengan kegelapan. Bentuk-bentuk bayangan terlihat samar-samar, di mana peti mati Ockram berdiri<text:s/><text:soft-page-break/>berdesakan, berdampingan, masing-masing dengan mayatnya yang terbungkus kain kafan, anehnya terawetkan oleh udara kering, seperti cangkang kosong yang dibuang belalang di musim panas. Dan beberapa langkah di depannya ia melihat dengan jelas bentuk gelap peti mati besi Sir Vernon yang tanpa kepala, dan ia tahu bahwa yang terdekat dengannya terletak benda yang dicarinya.</text:p>
      <text:p text:style-name="P3454"/>
      <text:p text:style-name="P3455">Dia seberani orang-orang mati itu, dan mereka adalah ayah-ayahnya, dan dia tahu bahwa cepat atau lambat dia akan terbaring di sana juga, di samping Sir Hugh, perlahan mengering menjadi seperti kulit perkamen. Tetapi dia masih hidup, dan dia memejamkan mata sejenak, dan tiga tetes besar membasahi dahinya.</text:p>
      <text:p text:style-name="P3456"/>
      <text:p text:style-name="P3457">Kemudian dia melihat lagi, dan dari keputihan kain kafan itu dia mengenali mayat ayahnya, karena yang lain berwarna cokelat karena usia; dan, terlebih lagi, nyala lilin itu tertiup ke arahnya. Dia melangkah empat langkah sampai mencapai mayat itu, dan tiba-tiba cahaya menyala terang dan tinggi, memancarkan cahaya kuning menyilaukan pada kain linen halus yang seluruhnya putih, kecuali di atas wajah, dan di tempat tangan yang tergenggam diletakkan di dada. Dan di tempat-tempat itu noda-noda mengerikan telah menyebar, menggelap dengan garis besar wajah dan jari-jari yang terkatup erat. Tercium bau kematian yang mengering yang mengerikan.</text:p>
      <text:p text:style-name="P3458"/>
      <text:p text:style-name="P3459">Saat Sir Gabriel melihat ke bawah, sesuatu bergerak di belakangnya, awalnya pelan, kemudian lebih keras, dan sesuatu jatuh ke lantai batu dengan bunyi gedebuk tumpul dan menggelinding ke kakinya; dia tersentak dan melihat kepala yang layu tergeletak hampir menghadap ke atas di atas lantai, menyeringai padanya. Dia merasakan keringat dingin membasahi wajahnya, dan jantungnya berdebar-debar.</text:p>
      <text:p text:style-name="P3460"/>
      <text:p text:style-name="P3461">Untuk pertama kalinya dalam hidupnya, hal jahat yang disebut manusia sebagai rasa takut itu menguasainya, menahan tali jantungnya seperti pengemudi kejam menahan kuda yang gemetar, mencakar tulang punggungnya dengan tangan dingin, mengangkat rambutnya dengan napas membeku, merambat naik dan berkumpul di perutnya dengan beban berat.</text:p>
      <text:p text:style-name="P3462"/>
      <text:p text:style-name="P3463">Namun kemudian dia menggigit bibirnya dan membungkuk, memegang lilin di satu tangan, untuk mengangkat kain kafan dari kepala mayat dengan tangan lainnya. Perlahan dia mengangkatnya. Kemudian kain itu menempel pada kulit wajah yang setengah kering, dan tangannya gemetar seolah-olah seseorang telah memukulnya di siku, tetapi setengah karena takut dan setengah karena marah pada dirinya sendiri, dia menariknya, sehingga kain itu terlepas dengan suara robekan kecil. Dia menahan napas saat memegangnya, belum membuangnya kembali, dan belum melihat. Rasa ngeri menguasainya, dan dia merasa Vernon Ockram tua berdiri di peti matinya yang terbuat dari besi, tanpa kepala, namun memperhatikannya dengan pangkal lehernya yang terputus.</text:p>
      <text:p text:style-name="P3464"/>
      <text:p text:style-name="P3465">Sambil menahan napas, ia merasakan senyum mayat itu memutar bibirnya. Dalam kemarahan tiba-tiba karena penderitaannya sendiri, ia melempar kain linen bernoda kematian ke belakang, dan akhirnya melihat. Ia menggertakkan giginya agar tidak menjerit keras.</text:p>
      <text:p text:style-name="P3466"/>
      <text:p text:style-name="P3467">Di situlah itu, hal yang menghantuinya, yang menghantui Evelyn Warburton, yang seperti penyakit pada semua yang mendekatinya.</text:p>
      <text:p text:style-name="P3468"/>
      <text:soft-page-break/>
      <text:p text:style-name="P3469">Wajah mayat itu berbintik-bintik dengan noda gelap, dan rambut tipis keabu-abuan kusut di sekitar dahi yang berubah warna. Kelopak mata yang cekung setengah terbuka, dan cahaya lilin berkilauan pada sesuatu yang menjijikkan di tempat mata kodok itu berada.</text:p>
      <text:p text:style-name="P3470"/>
      <text:p text:style-name="P3471">Namun mayat itu tersenyum, seperti yang dilakukannya semasa hidup; bibir mengerikan itu terbelah dan tertarik lebar dan kencang pada gigi serigala, masih mengutuk, dan masih menantang neraka untuk melakukan yang terburuk—menantang, mengutuk, dan selalu dan selamanya tersenyum sendirian dalam gelap.</text:p>
      <text:p text:style-name="P3472"/>
      <text:p text:style-name="P3473">Sir Gabriel membuka kain kafan di mana tangan itu berada, dan jari-jari yang menghitam dan layu menggenggam sesuatu yang bernoda dan belang. Gemetar dari ujung kepala hingga ujung kaki, tetapi berjuang seperti orang yang kesakitan demi hidupnya, ia mencoba mengambil bungkusan itu dari genggaman mayat. Tetapi ketika ia menariknya, jari-jari seperti cakar itu tampak menutup lebih erat, dan ketika ia menarik lebih keras, tangan dan lengan yang menyusut itu terangkat dari mayat dengan tampilan hidup yang mengerikan mengikuti gerakannya—kemudian ketika ia akhirnya merebut bungkusan tertutup itu, tangan-tangan itu jatuh kembali ke tempatnya masih terlipat.</text:p>
      <text:p text:style-name="P3474"/>
      <text:p text:style-name="P3475">Ia meletakkan lilin di tepi peti mati untuk membuka segel dari kertas tebal itu. <text:s/>Lalu, berlutut dengan satu lutut, untuk mendapatkan cahaya yang lebih baik, ia membaca apa yang ada di dalamnya, yang ditulis lama sekali dengan tulisan aneh Sir Hugh.</text:p>
      <text:p text:style-name="P3476"/>
      <text:p text:style-name="P3477">Ia tidak lagi takut.</text:p>
      <text:p text:style-name="P3478"/>
      <text:p text:style-name="P3479">Ia membaca bagaimana Sir Hugh telah menuliskan semuanya agar barangkali menjadi saksi kejahatan dan kebenciannya; bagaimana ia mencintai Evelyn Warburton, adik perempuan istrinya; dan bagaimana istrinya meninggal karena patah hati dengan kutukannya padanya, dan bagaimana Warburton dan dia telah berjuang berdampingan di Afghanistan, dan Warburton telah gugur; tetapi Ockram telah membawa istri temannya kembali setahun kemudian, dan Evelyn kecil, anaknya, telah lahir di Ockram Hall. Dan selanjutnya, bagaimana ia merasa bosan dengan ibunya, dan ibunya meninggal seperti saudara perempuannya dengan kutukannya padanya. Dan kemudian, bagaimana Evelyn dibesarkan sebagai keponakannya, dan bagaimana ia berharap bahwa putranya Gabriel dan putrinya, yang polos dan tidak tahu apa-apa, mungkin saling mencintai dan menikah, dan jiwa-jiwa perempuan yang telah dikhianatinya mungkin menderita penderitaan lain sebelum kekekalan berakhir. Dan, yang terakhir, ia berharap suatu hari nanti, ketika tidak ada yang bisa diubah, keduanya akan menemukan tulisannya dan hidup terus, tidak berani menceritakan kebenaran demi anak-anak mereka dan perkataan dunia, sebagai suami istri.</text:p>
      <text:p text:style-name="P3480"/>
      <text:p text:style-name="P3481">Ini yang ia baca, berlutut di samping mayat di ruang bawah tanah utara, di bawah cahaya lilin altar; dan ketika ia telah membaca semuanya, ia bersyukur kepada Tuhan dengan lantang karena telah menemukan rahasia itu tepat waktu. Tetapi ketika ia berdiri dan melihat ke bawah pada wajah yang mati itu, wajah itu berubah, dan senyumnya hilang selamanya, dan rahangnya sedikit terkulai, dan bibir-bibirnya yang lelah dan mati menjadi kendur. Dan kemudian ada hembusan napas di belakangnya dan dekat dengannya, bukan dingin seperti yang telah meniup nyala lilin ketika ia datang, tetapi hangat dan manusiawi. Ia menoleh tiba-tiba.</text:p>
      <text:p text:style-name="P3482"/>
      <text:soft-page-break/>
      <text:p text:style-name="P3483">Di sana berdirilah dia, serba putih, dengan rambutnya yang keemasan yang teduh—karena ia telah bangun dari tempat tidurnya dan mengikutinya tanpa suara, dan telah menemukannya sedang membaca, dan telah membacanya sendiri di atas bahunya. Ia tersentak hebat ketika melihatnya, karena sarafnya tegang—dan kemudian ia meneriakkan namanya di tempat kematian yang sunyi itu:</text:p>
      <text:p text:style-name="P3484"/>
      <text:p text:style-name="P3485">"Evelyn!"</text:p>
      <text:p text:style-name="P3486">"Kakakku!" jawabnya lembut dan penuh kasih sayang, mengulurkan kedua tangan untuk bertemu tangannya.</text:p>
      <text:p text:style-name="P3487">Tengkorak yang Menjerit</text:p>
      <text:p text:style-name="P3488">Daftar Isi</text:p>
      <text:p text:style-name="P3489">Aku sering mendengarnya menjerit. Tidak, aku tidak gugup, aku tidak imajinatif, dan aku tidak pernah percaya pada hantu, kecuali jika itu adalah satu. Apa pun itu, itu membenciku hampir sama seperti membenci Luke Pratt, dan itu menjerit padaku.</text:p>
      <text:p text:style-name="P3490"/>
      <text:p text:style-name="P3491">Seandainya aku kau, aku tidak akan pernah menceritakan kisah-kisah mengerikan tentang cara-cara cerdas untuk membunuh orang, karena kau tidak pernah tahu apakah seseorang di meja itu mungkin sedang lelah dengan orang terdekat dan tersayangnya. Aku selalu menyalahkan diriku sendiri atas kematian Ny. Pratt, dan kurasa aku bertanggung jawab atas hal itu, meskipun Tuhan tahu aku tidak pernah menginginkan apa pun selain umur panjang dan kebahagiaan untuknya. Jika aku tidak menceritakan kisah itu, mungkin dia masih hidup. Itulah sebabnya hal itu selalu menghantuiku, kurasa.</text:p>
      <text:p text:style-name="P3492"/>
      <text:p text:style-name="P3493">Dia adalah wanita kecil yang baik, dengan temperamen yang lembut, dalam segala hal, dan suara yang lembut; tetapi aku ingat pernah mendengarnya menjerit sekali ketika dia mengira anak lelakinya terbunuh oleh pistol yang meletus, meskipun semua orang yakin bahwa pistol itu tidak terisi. Jeritan itu sama; persis sama, dengan getaran yang meningkat di akhir; apakah kau mengerti maksudku? Tidak bisa disangkal.</text:p>
      <text:p text:style-name="P3494"/>
      <text:p text:style-name="P3495">Yang sebenarnya adalah, aku tidak menyadari bahwa dokter dan istrinya tidak akur. Mereka biasa bertengkar sedikit sesekali ketika aku di sini, dan aku sering memperhatikan bahwa Ny. Pratt kecil menjadi sangat merah dan menggigit bibirnya dengan keras untuk menahan amarahnya, sementara Luke menjadi pucat dan mengatakan hal-hal yang paling menyinggung. Dia seperti itu ketika dia masih di kamar bayi, kukira, dan kemudian di sekolah. Dia sepupuku, kau tahu; begitulah aku mendapatkan rumah ini; setelah dia meninggal, dan anak lelakinya Charley terbunuh di Afrika Selatan, tidak ada kerabat yang tersisa. Ya, ini properti kecil yang cantik, seperti yang cocok untuk pelaut tua sepertiku yang telah menekuni berkebun.</text:p>
      <text:p text:style-name="P3496"/>
      <text:p text:style-name="P3497">Seseorang selalu mengingat kesalahannya jauh lebih jelas daripada hal-hal cerdasnya, bukan? Aku sering memperhatikannya. Aku sedang makan malam bersama keluarga Pratt suatu malam, ketika aku menceritakan kisah yang kemudian membuat begitu banyak perbedaan. Itu adalah malam yang basah di bulan November, dan laut sedang meraung. Diam!—jika kau tidak berbicara, kau akan mendengarnya sekarang....</text:p>
      <text:p text:style-name="P3498"/>
      <text:p text:style-name="P3499">Apakah kau mendengar air pasang? Suara yang suram, bukan? Kadang-kadang, sekitar waktu tahun ini—halo!—itu dia! Jangan takut, kawan—itu tidak akan memakanmu—itu hanya suara, bagaimanapun juga! Tapi aku senang kau telah mendengarnya, karena selalu ada orang yang mengira itu angin, atau imajinasiku, atau sesuatu. Kau tidak akan mendengarnya lagi malam ini,<text:s/><text:soft-page-break/>kurasa, karena itu tidak sering datang lebih dari sekali. Ya—benar. Taruh lagi kayu bakar di api, dan sedikit lagi bahan ke dalam campuran encer yang sangat kau sukai. Apakah kau ingat tukang kayu tua Blauklot, di kapal Jerman yang menjemput kita ketika Clontarf tenggelam? Kita terombang-ambing dalam badai yang hebat suatu malam, senyaman mungkin, tanpa daratan dalam jarak lima ratus mil, dan kapal naik turun secara teratur seperti jam—"Biddy te boor beebles ashore tis night, poys!" Blauklot tua berteriak, ketika dia pergi ke tempat tinggalnya bersama pembuat layar. Aku sering memikirkan itu, sekarang aku sudah mendarat untuk selamanya.</text:p>
      <text:p text:style-name="P3500"/>
      <text:p text:style-name="P3501">Ya, itu terjadi pada malam seperti ini, ketika saya di rumah sebentar, menunggu untuk membawa Olympia dalam pelayaran pertamanya—pada pelayaran berikutnya ia memecahkan rekor, kau ingat?—tetapi itu menunjukkan tanggalnya. Tahun sembilan puluh dua, awal November.</text:p>
      <text:p text:style-name="P3502"/>
      <text:p text:style-name="P3503">Cuacanya buruk, Pratt sedang marah, dan makan malamnya tidak enak, sangat tidak enak memang, yang memperburuk keadaan, dan dingin, yang membuatnya lebih buruk lagi. Wanita kecil yang malang itu sangat tidak senang, dan bersikeras membuat Welsh rarebit di meja untuk menetralisir lobak mentah dan daging domba setengah matang berminyak itu. Pratt pasti mengalami hari yang berat. Mungkin dia kehilangan pasien. Bagaimanapun, dia sedang marah.</text:p>
      <text:p text:style-name="P3504"/>
      <text:p text:style-name="P3505">"Istriku mencoba meracuniku, kau tahu!" katanya. "Suatu hari dia akan berhasil." Aku melihat bahwa dia terluka, dan aku pura-pura tertawa, dan berkata bahwa Ny. Pratt terlalu pintar untuk menyingkirkan suaminya dengan cara sesederhana itu; dan kemudian aku mulai menceritakan tentang trik-trik Jepang dengan kaca serat dan bulu kuda cincang dan sejenisnya.</text:p>
      <text:p text:style-name="P3506"/>
      <text:p text:style-name="P3507">Pratt adalah seorang dokter, dan tahu lebih banyak dariku tentang hal-hal seperti itu, tetapi itu hanya membuatku bersemangat, dan aku menceritakan kisah tentang seorang wanita di Irlandia yang membunuh tiga suami sebelum ada yang mencurigai permainan curang.</text:p>
      <text:p text:style-name="P3508"/>
      <text:p text:style-name="P3509">Pernahkah kau mendengar cerita itu? Suami keempat berhasil tetap terjaga dan menangkapnya, dan dia digantung. Bagaimana dia melakukannya? Dia membius mereka, dan menuangkan timah cair ke telinga mereka melalui corong kecil berbentuk tanduk ketika mereka tertidur.... Tidak—itu angin yang berdesir. Angin berbalik ke selatan lagi. Aku bisa tahu dari suaranya. Selain itu, kejadian lainnya biasanya tidak terjadi lebih dari sekali dalam satu malam bahkan di musim ini—ketika itu terjadi. Ya, itu di bulan November. <text:s/>Ny. Pratt meninggal tiba-tiba di tempat tidurnya tidak lama setelah saya makan malam di sini. Saya bisa menentukan tanggalnya, karena saya mendapat berita di New York melalui kapal uap yang mengikuti Olympia ketika saya membawanya dalam pelayaran pertama. Kau memiliki Leofric di tahun yang sama? Ya, saya ingat. Kita berdua sudah menjadi orang tua yang usil, kau dan aku. Hampir lima puluh tahun sejak kita menjadi pekerja magang bersama di Clontarf. Apakah kau akan pernah melupakan Blauklot tua? "Biddy te boor beebles ashore, poys!" Ha, ha! Minum sedikit lagi, dengan semua air itu. Ini adalah Hulstkamp tua yang saya temukan di ruang bawah tanah ketika rumah ini menjadi milik saya, sama seperti yang saya bawa untuk Luke dari Amsterdam lima puluh lima tahun yang lalu. Dia tidak pernah menyentuh setetes pun. Mungkin dia menyesal sekarang, kawan malang.</text:p>
      <text:p text:style-name="P3510"/>
      <text:p text:style-name="P3511">Di mana saya berhenti tadi? Saya sudah menceritakan bahwa Ny. Pratt meninggal mendadak—ya. Luke pasti kesepian di sini setelah istrinya<text:s/><text:soft-page-break/>meninggal, kurasa; saya datang menjenguknya sesekali, dan dia tampak lelah dan gugup, dan mengatakan kepada saya bahwa praktiknya menjadi terlalu berat baginya, meskipun dia tidak mau menerima asisten bagaimanapun juga. Bertahun-tahun berlalu, dan putranya tewas di Afrika Selatan, dan setelah itu dia mulai aneh. Ada sesuatu tentang dirinya yang tidak seperti orang lain. Saya percaya ia mempertahankan kewarasannya dalam profesinya hingga akhir; tidak ada keluhan tentang ia membuat kesalahan besar dalam kasus, atau semacamnya, tetapi ia memiliki tampang yang…</text:p>
      <text:p text:style-name="P3512"/>
      <text:p text:style-name="P3513">Luke adalah pria berambut merah dengan wajah pucat ketika ia muda, dan ia tidak pernah gemuk; di usia pertengahan ia berubah menjadi abu-abu kecoklatan, dan setelah putranya meninggal ia menjadi semakin kurus, sampai kepalanya tampak seperti tengkorak dengan perkamen yang direntangkan di atasnya sangat ketat, dan matanya memiliki semacam sorot yang sangat tidak menyenangkan untuk dilihat.</text:p>
      <text:p text:style-name="P3514"/>
      <text:p text:style-name="P3515">Ia memiliki seekor anjing tua yang sangat disayangi Ny. Pratt, dan yang selalu mengikutinya ke mana pun. Itu adalah bulldog, dan hewan yang paling lembut hati yang pernah Anda lihat, meskipun ia memiliki kebiasaan mengangkat bibir atasnya di belakang salah satu taringnya yang cukup menakutkan bagi orang asing. Terkadang, di malam hari, Pratt dan Bumble—itu nama anjing itu—duduk dan saling memandang dalam waktu yang lama, memikirkan masa lalu, kurasa, ketika istri Luke biasa duduk di kursi yang Anda miliki itu. Itu selalu tempatnya, dan ini adalah tempat dokter, tempat saya duduk. Bumble biasa naik ke sandaran kaki—ia sudah tua dan gemuk saat itu, dan tidak bisa melompat banyak, dan giginya mulai goyah. Ia akan menatap Luke dengan mantap, dan Luke menatap anjing itu dengan mantap, wajahnya semakin mirip tengkorak dengan dua bara api kecil sebagai mata; dan setelah sekitar lima menit atau lebih, meskipun mungkin kurang, Bumble tua tiba-tiba mulai gemetar seluruhnya, dan tiba-tiba ia akan mengeluarkan lolongan yang mengerikan, seolah-olah ia telah ditembak, dan jatuh dari kursi malas dan berlari menjauh, dan bersembunyi di bawah bufet, dan berbaring di sana mengeluarkan suara-suara aneh.</text:p>
      <text:p text:style-name="P3516"/>
      <text:p text:style-name="P3517">Mempertimbangkan penampilan Pratt di bulan-bulan terakhirnya, hal itu tidak mengejutkan, Anda tahu. Saya tidak gugup atau imajinatif, tetapi saya cukup percaya bahwa ia mungkin membuat seorang wanita yang sensitif histeris—kepalanya tampak sangat seperti tengkorak berlapis perkamen.</text:p>
      <text:p text:style-name="P3518"/>
      <text:p text:style-name="P3519">Akhirnya saya datang suatu hari sebelum Natal, ketika kapal saya sudah sandar dan saya memiliki waktu libur tiga minggu. Bumble tidak ada, dan saya mengatakan dengan santai bahwa saya kira anjing tua itu sudah mati.</text:p>
      <text:p text:style-name="P3520"/>
      <text:p text:style-name="P3521">"Ya," jawab Pratt, dan kupikir ada sesuatu yang aneh dalam nadanya bahkan sebelum ia melanjutkan setelah jeda sebentar. "Aku membunuhnya," katanya kemudian. "Aku tidak tahan lagi."</text:p>
      <text:p text:style-name="P3522"/>
      <text:p text:style-name="P3523">Aku bertanya apa yang tidak tahan Luke, meskipun aku cukup menebaknya.</text:p>
      <text:p text:style-name="P3524"/>
      <text:p text:style-name="P3525">"Dia punya kebiasaan duduk di kursinya dan melotot padaku, lalu melolong." Luke sedikit menggigil. "Dia tidak menderita sama sekali, Bumble tua yang malang," lanjutnya tergesa-gesa, seolah-olah dia mengira aku mungkin membayangkan dia telah kejam. "Aku menaruh dionin ke dalam minumannya untuk membuatnya tidur nyenyak, lalu aku membiusnya dengan kloroform secara bertahap, sehingga dia tidak akan merasa tercekik bahkan jika dia sedang bermimpi. <text:s/>Lebih tenang sejak saat itu."</text:p>
      <text:p text:style-name="P3526"/>
      <text:soft-page-break/>
      <text:p text:style-name="P3527">Aku bertanya-tanya apa maksudnya, karena kata-kata itu terlontar seolah-olah dia tidak dapat menahannya. Aku sudah mengerti sekarang. <text:s/>Maksudnya dia tidak mendengar suara itu sesering setelah anjing itu tidak ada lagi. Mungkin awalnya dia mengira itu Bumble tua di halaman melolong ke bulan, meskipun itu bukan jenis suara itu, bukan? Lagipula, aku tahu apa itu, jika Luke tidak tahu. Itu hanya suara, bagaimanapun juga, dan suara tidak pernah menyakiti siapa pun. Tapi dia jauh lebih imajinatif daripada aku. Tidak diragukan lagi ada sesuatu tentang tempat ini yang tidak kumengerti; tetapi ketika aku tidak mengerti sesuatu, aku menyebutnya fenomena, dan aku tidak menganggapnya akan membunuhku, seperti yang dia lakukan. Aku tidak mengerti semuanya, jauh sekali, kamu juga tidak, begitu pula setiap orang yang pernah berlayar. Kita dulu membicarakan gelombang pasang, misalnya, dan kita tidak dapat menjelaskannya; sekarang kita menjelaskannya dengan menyebutnya gempa bumi bawah laut, dan kita bercabang menjadi lima puluh teori, yang mana pun dapat membuat gempa bumi cukup mudah dipahami jika kita hanya tahu apa itu. <text:s/>Aku pernah mengalami salah satunya, dan tempat tinta terbang langsung dari meja ke langit-langit kabinku. Hal yang sama terjadi pada Kapten Lecky—aku berani bertaruh kamu sudah membacanya di "Wrinkles"-nya. Baiklah. Jika hal seperti itu terjadi di darat, di ruangan ini misalnya, orang yang gugup akan berbicara tentang roh dan levitasi dan lima puluh hal yang tidak berarti apa-apa, alih-alih dengan tenang mencatatnya sebagai "fenomena" yang belum dijelaskan. Pandanganku tentang suara itu, kau tahu.</text:p>
      <text:p text:style-name="P3528"/>
      <text:p text:style-name="P3529">Lagipula, apa yang membuktikan bahwa Luke membunuh istrinya? Aku bahkan tidak akan menyarankan hal seperti itu kepada siapa pun kecuali kamu. <text:s/>Lagipula, tidak ada apa pun selain kebetulan bahwa Nyonya Pratt kecil yang malang meninggal mendadak di tempat tidurnya beberapa hari setelah aku menceritakan kisah itu saat makan malam. Dia bukan satu-satunya wanita yang meninggal seperti itu. Luke memanggil dokter dari paroki sebelah, dan mereka sepakat bahwa dia meninggal karena sesuatu yang salah dengan jantungnya. <text:s/>Mengapa tidak? Itu sudah cukup umum.</text:p>
      <text:p text:style-name="P3530"/>
      <text:p text:style-name="P3531">Tentu saja, ada sendok sayur itu. Aku tak pernah menceritakannya kepada siapa pun, dan aku terkejut saat menemukannya di lemari di kamar tidur. Sendok itu juga baru—sendok sayur kecil dari timah yang belum pernah terkena api lebih dari satu atau dua kali, dan ada sedikit timah di dalamnya yang telah dilelehkan, dan menempel di dasar mangkuk, semua keabu-abuan, dengan kerak yang mengeras di atasnya. Tapi itu tidak membuktikan apa pun. Seorang dokter pedesaan umumnya adalah orang yang serba bisa, yang melakukan semuanya sendiri, dan Luke mungkin memiliki selusin alasan untuk melelehkan sedikit timah dalam sendok sayur. Dia menyukai memancing di laut, misalnya, dan dia mungkin telah membuat pemberat untuk pancing malam; mungkin itu pemberat untuk jam dinding, atau sesuatu seperti itu. <text:s/>Meskipun begitu, ketika aku menemukannya, aku merasakan sensasi yang agak aneh, karena itu sangat mirip dengan benda yang telah kukatakan ketika kukisahkan cerita itu. Apakah kamu mengerti? Itu membuatku tidak nyaman, dan aku membuangnya; itu berada di dasar laut satu mil dari Spit, dan akan berkarat parah hingga tak dikenali jika pernah terbawa oleh pasang surut.</text:p>
      <text:p text:style-name="P3532"/>
      <text:p text:style-name="P3533">Kau lihat, Luke pasti membelinya di desa, bertahun-tahun yang lalu, karena orang itu masih menjual sendok sayur seperti itu. Kurasa itu digunakan untuk memasak. Bagaimanapun, tidak ada alasan mengapa seorang pembantu rumah tangga yang usil harus menemukan benda seperti itu tergeletak di sekitar, dengan timah di dalamnya, dan bertanya-tanya apa itu, dan mungkin berbicara dengan pembantu yang mendengar aku<text:s/><text:soft-page-break/>menceritakan kisahnya saat makan malam—karena gadis itu menikah dengan putra tukang ledeng di desa, dan mungkin mengingat semuanya.</text:p>
      <text:p text:style-name="P3534"/>
      <text:p text:style-name="P3535">Kau mengerti aku, bukan? Sekarang Luke Pratt telah mati dan pergi, dan terbaring dimakamkan di samping istrinya, dengan batu nisan orang jujur di kepalanya, aku tidak ingin membangkitkan apa pun yang dapat melukai ingatannya. Mereka berdua sudah meninggal, dan putra mereka juga. Sudah cukup masalah tentang kematian Luke, seperti adanya.</text:p>
      <text:p text:style-name="P3536"/>
      <text:p text:style-name="P3537">Bagaimana? Dia ditemukan tewas di pantai suatu pagi, dan ada penyelidikan oleh petugas pemeriksa medis. Ada bekas luka di tenggorokannya, tetapi dia belum dirampok. Keputusan menyatakan bahwa dia telah menemui ajalnya "oleh tangan atau gigi beberapa orang atau hewan yang tidak diketahui," karena setengah dari juri mengira itu mungkin anjing besar yang telah menjatuhkannya dan mencekik saluran napasnya, meskipun kulit tenggorokannya tidak robek. Tak seorang pun tahu jam berapa dia keluar, atau di mana dia berada. Dia ditemukan terbaring telentang di atas batas air pasang, dan sebuah kotak kardus tua milik istrinya tergeletak di bawah tangannya, terbuka. Tutupnya telah jatuh. Dia tampaknya membawa pulang tengkorak di dalam kotak—dokter suka mengumpulkan benda-benda seperti itu. Tengkorak itu telah berguling keluar dan terletak di dekat kepalanya, dan itu adalah tengkorak yang sangat bagus, agak kecil, berbentuk indah dan sangat putih, dengan gigi yang sempurna. Artinya, rahang atasnya sempurna, tetapi sama sekali tidak ada rahang bawahnya, ketika aku pertama kali melihatnya.</text:p>
      <text:p text:style-name="P3538"/>
      <text:p text:style-name="P3539">Ya, aku menemukannya di sini ketika aku datang. Kau lihat, itu sangat putih dan dipoles, seperti benda yang dimaksudkan untuk disimpan di bawah kotak kaca, dan orang-orang tidak tahu dari mana asalnya, atau apa yang harus dilakukan dengannya; jadi mereka memasukkannya kembali ke dalam kotak dan meletakkannya di rak lemari di kamar tidur utama, dan tentu saja mereka menunjukkannya kepadaku ketika aku mengambil alih. Aku juga dibawa ke pantai, untuk diperlihatkan tempat Luke ditemukan, dan nelayan tua itu menjelaskan bagaimana dia terbaring, dan tengkorak di sampingnya. Satu-satunya poin yang tidak dapat dia jelaskan adalah mengapa tengkorak itu berguling menanjak menuju kepala Luke alih-alih berguling menuruni bukit ke kakinya. Itu tidak tampak aneh bagiku pada saat itu, tetapi aku sering memikirkannya sejak itu, karena tempat itu agak curam. Aku akan membawamu ke sana besok jika kau mau—aku membuat semacam tumpukan batu di sana setelahnya.</text:p>
      <text:p text:style-name="P3540"/>
      <text:p text:style-name="P3541">Ketika ia jatuh, atau dilempar—terlepas dari penyebabnya—kotak bundar itu membentur pasir, tutupnya terbuka, dan isinya keluar dan seharusnya berguling ke bawah. <text:s/>Tapi tidak. <text:s/>Ia berada dekat kepalanya, hampir menyentuhnya, dan menghadap ke arahnya. <text:s/>Saya katakan, itu tidak tampak aneh bagi saya ketika lelaki itu menceritakannya; tetapi saya tidak bisa berhenti memikirkannya berulang kali, sampai saya melihat gambarannya dalam pikiran ketika saya menutup mata; dan kemudian saya mulai bertanya-tanya mengapa benda sialan itu berguling ke atas bukannya ke bawah, dan mengapa ia berhenti di dekat kepala Luke dan bukan di tempat lain, misalnya satu yard jauhnya.</text:p>
      <text:p text:style-name="P3542"/>
      <text:p text:style-name="P3543">Tentu kamu ingin tahu kesimpulan apa yang saya capai, bukan? <text:s/>Tidak ada yang sama sekali menjelaskan tentang bergulingnya itu. Tetapi setelah beberapa waktu, saya memikirkan hal lain yang membuat saya merasa sangat tidak nyaman.</text:p>
      <text:p text:style-name="P3544"/>
      <text:soft-page-break/>
      <text:p text:style-name="P3545">Oh, saya tidak bermaksud sesuatu yang supranatural! Mungkin ada hantu, atau mungkin tidak. Jika ada, saya tidak cenderung percaya bahwa mereka dapat melukai orang hidup kecuali dengan menakut-nakuti mereka, dan, bagi saya, saya lebih suka menghadapi bentuk hantu apa pun daripada kabut di Selat Inggris saat ramai. Tidak. Yang mengganggu saya hanyalah ide bodoh, hanya itu, dan saya tidak tahu bagaimana itu dimulai, atau apa yang membuatnya tumbuh sampai berubah menjadi kepastian.</text:p>
      <text:p text:style-name="P3546"/>
      <text:p text:style-name="P3547">Saya sedang memikirkan Luke dan istrinya yang malang suatu malam sambil menikmati pipa dan buku yang membosankan, ketika terlintas di pikiran saya bahwa tengkorak itu mungkin milik istrinya, dan saya tidak pernah melupakan pikiran itu sejak saat itu. Kamu akan mengatakan tidak ada gunanya, tidak diragukan lagi; bahwa Ny. Pratt dimakamkan seperti orang Kristen dan terbaring di pemakaman tempat mereka memakamkannya, dan bahwa sangat mengerikan untuk mengira suaminya menyimpan tengkoraknya di kotak bundar tua di kamar tidurnya. <text:s/>Meskipun begitu, terlepas dari akal sehat, dan logika, dan kemungkinan, saya yakin bahwa ia melakukannya. Dokter melakukan segala macam hal aneh yang akan membuat orang seperti kamu dan saya merasa merinding, dan itulah hal-hal yang tampaknya tidak masuk akal, atau logis, atau masuk akal bagi kita.</text:p>
      <text:p text:style-name="P3548"/>
      <text:p text:style-name="P3549">Lalu, tidakkah kamu lihat?—jika itu benar-benar tengkoraknya, wanita malang itu, satu-satunya cara untuk menjelaskan mengapa ia memilikinya adalah bahwa ia benar-benar membunuhnya, dan melakukannya dengan cara itu, seperti wanita yang membunuh suami-suaminya dalam cerita itu, dan bahwa ia takut mungkin akan ada pemeriksaan suatu hari nanti yang akan mengkhianatinya. Kamu tahu, saya juga menceritakan itu, dan saya percaya itu benar-benar terjadi sekitar lima puluh atau enam puluh tahun yang lalu. Mereka menggali tiga tengkorak, kamu tahu, dan ada gumpalan kecil timah yang beradu di masing-masingnya. Itulah yang menggantung wanita itu. Luke ingat itu, saya yakin. Saya tidak ingin tahu apa yang dia lakukan ketika memikirkannya; selera saya tidak pernah tertarik pada hal-hal mengerikan, dan saya rasa kamu juga tidak menyukainya, bukan? Tidak. Jika kamu menyukainya, kamu mungkin dapat melengkapi apa yang kurang dalam cerita ini.</text:p>
      <text:p text:style-name="P3550"/>
      <text:p text:style-name="P3551">Pasti mengerikan sekali, ya? Aku berharap aku tidak melihat semuanya begitu jelas, persis seperti kejadiannya. Dia mengambilnya malam sebelum pemakamannya, aku yakin, setelah peti mati ditutup, dan ketika pembantu perempuan itu tidur. Aku yakin sekali, setelah dia mendapatkannya, dia meletakkan sesuatu di bawah kain kafan sebagai penggantinya, untuk mengisi dan membuatnya tampak seperti aslinya. Menurutmu apa yang dia letakkan di sana, di bawah kain kafan?</text:p>
      <text:p text:style-name="P3552"/>
      <text:p text:style-name="P3553">Aku tidak heran kau tidak percaya apa yang kukatakan! Pertama aku bilang aku tidak ingin tahu apa yang terjadi, dan aku benci memikirkan hal-hal mengerikan, lalu aku menceritakan semuanya kepadamu seolah-olah aku telah melihatnya. Aku yakin itu adalah tas kerjanya yang dia letakkan di sana. Aku ingat tas itu dengan sangat baik, karena dia selalu menggunakannya di malam hari; terbuat dari beludru cokelat, dan ketika penuh terisi, ukurannya kira-kira—kau mengerti. Ya, aku melakukannya lagi! Kau boleh menertawakanku, tetapi kau tidak tinggal sendirian di sini, tempat kejadian itu terjadi, dan kau tidak menceritakan kisah tentang timah cair kepada Luke. Aku tidak gugup, kukatakan padamu, tetapi kadang-kadang aku mulai merasa bahwa aku mengerti mengapa beberapa orang menjadi gugup. Aku memikirkan semua ini ketika sendirian, dan aku memimpikannya, dan ketika benda itu berteriak—jujur saja, aku tidak menyukai suara itu sama seperti kamu, meskipun seharusnya aku sudah terbiasa sekarang.</text:p>
      <text:p text:style-name="P3554"/>
      <text:p text:style-name="P3555">Aku seharusnya tidak gugup. Aku pernah berlayar di kapal berhantu. Ada Seorang Pria di Puncak, dan dua pertiga awak kapal meninggal karena demam Pantai Barat dalam waktu sepuluh hari setelah kami berlabuh; tapi aku baik-baik saja, saat itu dan setelahnya. Aku juga telah melihat beberapa pemandangan mengerikan, sama seperti kamu, dan kita semua. Tapi tidak ada yang pernah terngiang-ngiang di kepalaku seperti ini.</text:p>
      <text:p text:style-name="P3556"/>
      <text:p text:style-name="P3557">Kau tahu, aku sudah mencoba menyingkirkan benda itu, tetapi benda itu tidak menyukainya. Benda itu ingin berada di tempatnya, di kotak perhiasan Bu. Pratt di lemari di kamar tidur utama. Benda itu tidak bahagia di tempat lain. Bagaimana aku tahu itu? Karena aku sudah mencobanya. Kau tidak mengira aku belum mencobanya, kan? Selama benda itu di sana, benda itu hanya berteriak sesekali, biasanya di waktu tahun ini, tetapi jika aku mengeluarkannya dari rumah, benda itu akan terus berteriak sepanjang malam, dan tidak ada pelayan yang akan tinggal di sini selama dua puluh empat jam. Seperti sekarang, aku sering ditinggal sendirian dan harus mengurus diriku sendiri selama dua minggu. Tidak seorang pun dari desa akan pernah bermalam di bawah atap ini sekarang, dan untuk menjual tempat ini, atau bahkan menyewakannya, itu tidak mungkin. Para wanita tua mengatakan bahwa jika aku tetap tinggal di sini, aku akan bernasib buruk dalam waktu dekat.</text:p>
      <text:p text:style-name="P3558"/>
      <text:p text:style-name="P3559">Aku tidak takut akan itu. Kau tersenyum hanya dengan gagasan bahwa seseorang dapat menganggap omong kosong seperti itu serius. Benar sekali. Itu omong kosong yang sangat jelas, aku setuju denganmu. Bukankah kukatakan bahwa itu hanya suara saja ketika kau tersentak dan menoleh seolah-olah kau berharap melihat hantu berdiri di belakang kursimu?</text:p>
      <text:p text:style-name="P3560"/>
      <text:p text:style-name="P3561">Aku mungkin salah tentang tengkorak itu, dan aku suka berpikir bahwa aku salah—ketika aku bisa. Mungkin itu hanya spesimen bagus yang Luke dapatkan di suatu tempat dulu, dan apa yang bergetar di dalamnya saat kau goyang mungkin hanya kerikil, atau sedikit tanah liat keras, atau apa pun. Tengkorak yang telah lama terkubur biasanya ada sesuatu di dalamnya yang bergetar, bukan? Tidak, aku tidak pernah mencoba mengeluarkannya, apa pun itu; aku takut itu mungkin timah, kau mengerti? Dan jika memang begitu, aku tidak ingin tahu faktanya, karena aku lebih suka tidak yakin. Jika memang timah, aku membunuh dia sama seperti jika aku sendiri yang melakukannya. Siapa pun pasti melihat itu, kurasa. Selama aku tidak tahu pasti, aku memiliki penghiburan dengan mengatakan bahwa itu semua omong kosong yang sangat tidak masuk akal, bahwa Ny. Pratt meninggal karena kematian alami dan tengkorak yang indah itu milik Luke ketika dia masih mahasiswa di London. Tetapi jika aku yakin, aku percaya aku harus meninggalkan rumah; memang iya, tentu saja. Seperti sekarang, aku harus berhenti mencoba tidur di kamar tidur utama tempat lemari itu berada.</text:p>
      <text:p text:style-name="P3562"/>
      <text:p text:style-name="P3563">Kau bertanya mengapa aku tidak membuangnya ke kolam—ya, tetapi tolong jangan menyebutnya "sesuatu yang menjengkelkan"—ia tidak suka dipanggil-panggil.</text:p>
      <text:p text:style-name="P3564"/>
      <text:p text:style-name="P3565">Itu! Tuhan, betapa mengerikannya! Sudah kukatakan! Kau sangat pucat, kawan. Isi pipamu dan dekatkan kursimu ke api, dan minum lagi. Old Hollands tidak pernah menyakiti siapa pun. Aku pernah melihat seorang Belanda di Jawa minum setengah kendi Hulstkamp di pagi hari tanpa mengubah rambutnya sedikit pun. Aku sendiri tidak banyak minum rum, karena itu tidak cocok dengan rematikku, tetapi kau tidak rematik dan itu tidak akan merugikanmu. Selain itu, malam ini sangat lembap di luar. Angin berteriak lagi, dan segera akan berada di barat daya; apakah kau<text:s/><text:soft-page-break/>mendengar bagaimana jendela-jendela bergetar? Pasang surut pasti sudah berbalik juga, dari erangannya.</text:p>
      <text:p text:style-name="P3566"/>
      <text:p text:style-name="P3567">Kita tidak akan mendengarnya lagi jika kau tidak mengatakan itu. Aku cukup yakin kita tidak akan. Oh ya, jika kau memilih untuk menggambarkannya sebagai kebetulan, silakan saja, tetapi aku lebih suka kau tidak memanggilnya lagi, jika kau tidak keberatan. Mungkin wanita kecil yang malang itu mendengar, dan mungkin itu menyakitinya, kau tahu? Hantu? Tidak! Kau tidak menyebut sesuatu hantu yang bisa kau pegang di tanganmu dan lihat di siang bolong, dan yang bergetar saat kau goyang. Bukan begitu? Tapi itu sesuatu yang mendengar dan mengerti; tidak ada keraguan tentang itu.</text:p>
      <text:p text:style-name="P3568"/>
      <text:p text:style-name="P3569">Aku mencoba tidur di kamar tidur utama ketika aku pertama kali datang ke rumah, hanya karena itu yang terbaik dan paling nyaman, tetapi aku harus menyerah. Itu kamar mereka, dan ada tempat tidur besar tempat dia meninggal, dan lemari itu berada di ketebalan dinding, di dekat kepala, di sebelah kiri. Di situlah ia suka disimpan, di dalam kotaknya. Aku hanya menggunakan ruangan itu selama dua minggu setelah aku datang, dan kemudian aku pindah dan mengambil kamar kecil di lantai bawah, di sebelah ruang pengobatan, tempat Luke biasa tidur ketika dia mengharapkan untuk dipanggil ke pasien pada malam hari.</text:p>
      <text:p text:style-name="P3570"/>
      <text:p text:style-name="P3571">Saya selalu tidur nyenyak di darat; delapan jam adalah dosis saya, sebelas sampai tujuh saat sendirian, dua belas sampai delapan saat ada teman. Tapi saya tidak bisa tidur setelah jam tiga pagi di kamar itu— tepatnya pukul tiga lewat seperempat— sebenarnya, saya mengukurnya dengan kronometer saku lama saya, yang masih akurat, dan selalu tepat pukul tiga lewat tujuh belas menit. <text:s/>Saya bertanya-tanya apakah itu jam ia meninggal?</text:p>
      <text:p text:style-name="P3572"/>
      <text:p text:style-name="P3573">Itu bukan seperti yang kau dengar. Jika begitu, saya tidak akan tahan dua malam. Hanya sentakan, erangan, dan napas berat selama beberapa detik di dalam lemari, dan itu tidak akan pernah membangunkan saya dalam keadaan normal, saya yakin. Saya kira kau seperti saya, dan kita seperti orang-orang lain yang pernah berlayar. <text:s/>Tidak ada suara alam yang mengganggu kita sama sekali, bukan semua kebisingan kapal layar yang berlabuh di tengah badai besar, atau bergulung di lambungnya diterjang angin. Tapi jika pensil terlepas dan beradu di laci meja kabinmu, kau akan langsung terbangun. Begitulah—kau selalu mengerti. Baiklah, suara di lemari tidak lebih keras dari itu, tapi itu langsung membangunkan saya.</text:p>
      <text:p text:style-name="P3574"/>
      <text:p text:style-name="P3575">Saya bilang itu seperti "sentakan." Saya tahu apa yang saya maksud, tetapi sulit dijelaskan tanpa terdengar mengada-ada. Tentu saja kau tidak bisa benar-benar "mendengar" seseorang "tersentak"; paling banter, kau mungkin mendengar tarikan napas cepat di antara bibir yang terkatup dan gigi yang terkatup, dan suara yang hampir tak terlihat dari pakaian yang bergerak tiba-tiba meskipun sangat sedikit. <text:s/>Seperti itulah.</text:p>
      <text:p text:style-name="P3576"/>
      <text:p text:style-name="P3577">Kau tahu bagaimana seseorang merasakan apa yang akan dilakukan kapal layar, dua atau tiga detik sebelum melakukannya, ketika memegang kemudi. <text:s/>Penunggang kuda mengatakan hal yang sama tentang kuda, tetapi itu kurang aneh, karena kuda adalah hewan hidup dengan perasaan sendiri, dan hanya penyair dan penduduk darat yang berbicara tentang kapal yang hidup, dan semua itu. Tapi saya selalu merasa bahwa selain sebagai mesin uap atau mesin layar untuk membawa beban, kapal di laut adalah instrumen yang sensitif, dan alat komunikasi antara alam dan manusia, dan terutama orang yang memegang kemudi, jika dikendalikan dengan tangan. Kapal itu menerima<text:s/><text:soft-page-break/>kesan langsung dari angin dan laut, pasang surut dan arus, dan meneruskannya ke tangan manusia, seperti halnya telegraf nirkabel mengambil arus yang terputus di atas dan mengubahnya di bawah dalam bentuk pesan.</text:p>
      <text:p text:style-name="P3578"/>
      <text:p text:style-name="P3579">Kau mengerti maksudku; Saya merasa ada sesuatu yang tersentak di dalam lemari, dan saya merasakannya begitu jelas sehingga saya mendengarnya, meskipun mungkin tidak ada yang terdengar, dan suara di dalam kepala saya tiba-tiba membangunkan saya. Tapi saya benar-benar mendengar suara lain. Seolah-olah teredam di dalam kotak, sejauh seolah-olah datang melalui telepon jarak jauh; dan namun saya tahu bahwa itu ada di dalam lemari dekat kepala tempat tidur saya. Rambut saya tidak berdiri dan darah saya tidak membeku saat itu. Saya hanya keberatan dibangunkan oleh sesuatu yang tidak seharusnya menimbulkan suara, seperti pensil yang beradu di laci meja kabin saya di atas kapal. Karena saya tidak mengerti; saya hanya mengira lemari itu memiliki beberapa komunikasi dengan udara luar, dan angin telah masuk dan merintih melaluinya dengan semacam suara yang sangat lemah. Saya menyalakan lampu dan melihat jam saya, dan pukul tiga lewat tujuh belas menit. Kemudian saya berbalik dan tidur miring ke telinga kanan saya. Itu yang bagus; saya agak tuli di telinga yang lain, karena saya menghantam air dengannya ketika masih muda saat menyelam dari tiang layar depan. <text:s/>Perbuatan bodoh, tapi hasilnya sangat nyaman ketika saya ingin tidur saat ada suara.</text:p>
      <text:p text:style-name="P3580"/>
      <text:p text:style-name="P3581">Itu adalah malam pertama, dan hal yang sama terjadi lagi dan beberapa kali setelahnya, tetapi tidak teratur, meskipun selalu pada waktu yang sama, pada telinga kedua; mungkin kadang-kadang saya tidur dengan telinga baik saya, dan kadang-kadang tidak. Saya memeriksa lemari dan tidak ada cara bagi angin untuk masuk, atau apa pun, karena pintunya pas, mungkin dimaksudkan untuk mencegah ngengat; Ny. Pratt pasti menyimpan barang-barang musim dinginnya di sana, karena masih berbau kapur barus dan terpentin.</text:p>
      <text:p text:style-name="P3582"/>
      <text:p text:style-name="P3583">Setelah sekitar dua minggu saya sudah cukup dengan suara-suara itu. Sejauh ini saya berkata pada diri sendiri bahwa akan bodoh untuk menyerah dan mengeluarkan tengkorak dari ruangan itu. Segala sesuatu selalu terlihat berbeda di siang hari, bukan? Tetapi suara itu semakin keras—saya kira itu bisa disebut suara—dan itu juga masuk ke telinga tuli saya, suatu malam. Saya menyadari itu ketika saya terjaga, karena telinga baik saya tertekan ke bantal, dan saya seharusnya tidak mendengar suara kabut dalam posisi itu. Tetapi saya mendengar itu, dan itu membuat saya kehilangan kesabaran, kecuali itu membuat saya takut, karena terkadang keduanya tidak jauh berbeda. Saya menyalakan api dan bangun, dan saya membuka lemari, mengambil kotak topi dan melemparkannya keluar jendela, sejauh yang saya bisa.</text:p>
      <text:p text:style-name="P3584"/>
      <text:p text:style-name="P3585">Kemudian rambut saya berdiri tegak. Benda itu menjerit di udara, seperti peluru dari meriam dua belas inci. Itu jatuh di sisi lain jalan. Malam itu sangat gelap, dan saya tidak bisa melihatnya jatuh, tetapi saya tahu itu jatuh di luar jalan. Jendela tepat di atas pintu depan, jaraknya lima belas yard ke pagar, kurang lebih, dan jalan selebar sepuluh yard. Ada pagar tanaman di luar, di sepanjang tanah milik pastoran.</text:p>
      <text:p text:style-name="P3586"/>
      <text:p text:style-name="P3587">Saya tidak banyak tidur lagi malam itu. Tidak lebih dari setengah jam setelah saya melempar kotak topi itu keluar, saya mendengar jeritan di luar—seperti yang telah kita alami sepanjang malam, tetapi lebih buruk, lebih putus asa, saya kira; dan mungkin itu imajinasi saya, tetapi saya bisa bersumpah bahwa jeritan itu semakin dekat setiap kali. Saya<text:s/><text:soft-page-break/>menyalakan pipa, dan berjalan mondar-mandir sebentar, lalu mengambil buku dan duduk membaca, tetapi saya bersumpah saya tidak ingat apa yang saya baca bahkan buku apa itu, karena sesekali jeritan muncul yang akan membuat orang mati berbalik di dalam peti matinya.</text:p>
      <text:p text:style-name="P3588"/>
      <text:p text:style-name="P3589">Sedikit sebelum fajar seseorang mengetuk pintu depan. Itu tidak bisa disamakan dengan apa pun, dan saya membuka jendela dan melihat ke bawah, karena saya menduga bahwa seseorang menginginkan dokter, dengan asumsi bahwa orang baru itu telah mengambil rumah Luke. Merupakan suatu kelegaan untuk mendengar ketukan manusia setelah suara mengerikan itu.</text:p>
      <text:p text:style-name="P3590"/>
      <text:p text:style-name="P3591">Kau tak bisa melihat pintu dari atas, karena teras kecil itu. Ketukan datang lagi, dan aku berteriak, bertanya siapa di sana, tetapi tak ada yang menjawab, meskipun ketukan itu berulang. Aku berteriak lagi, dan mengatakan bahwa dokter tidak tinggal di sini lagi. <text:s/>Tidak ada jawaban, tetapi terlintas dalam pikiranku bahwa itu mungkin seorang petani tua yang tuli. Jadi, aku mengambil lilin dan turun untuk membuka pintu. Sumpah demi Tuhan, aku belum memikirkan hal itu, dan aku hampir lupa suara-suara lainnya. Aku turun dengan yakin bahwa aku akan menemukan seseorang di luar, di ambang pintu, dengan sebuah pesan. Aku meletakkan lilin di meja aula, agar angin tidak memadamkannya saat aku membuka pintu. Saat aku menarik baut tua itu, aku mendengar ketukan lagi. Itu tidak keras, dan memiliki suara berongga yang aneh, sekarang aku dekat dengannya, kukenang, tetapi aku yakin itu dibuat oleh seseorang yang ingin masuk.</text:p>
      <text:p text:style-name="P3592"/>
      <text:p text:style-name="P3593">Tidak. Tidak ada siapa pun di sana, tetapi saat aku membuka pintu ke dalam, berdiri sedikit menyamping, agar bisa melihat ke luar sekaligus, sesuatu berguling melewati ambang pintu dan berhenti di kakiku.</text:p>
      <text:p text:style-name="P3594"/>
      <text:p text:style-name="P3595">Aku mundur saat merasakannya, karena aku tahu apa itu sebelum aku melihat ke bawah. Aku tidak bisa mengatakan bagaimana aku tahu, dan itu tampak tidak masuk akal, karena aku masih yakin bahwa aku telah melemparkannya ke seberang jalan. Itu jendela Prancis, yang terbuka lebar, dan aku mendapat ayunan yang bagus saat melemparkannya keluar. Selain itu, ketika aku keluar pagi-pagi, aku menemukan kotak itu di balik pagar yang lebat.</text:p>
      <text:p text:style-name="P3596"/>
      <text:p text:style-name="P3597">Kau mungkin berpikir itu terbuka saat aku melemparkannya, dan tengkorak itu jatuh; tetapi itu tidak mungkin, karena tidak ada yang bisa melempar kotak kardus kosong sejauh itu. Itu di luar pertanyaan; kau mungkin juga mencoba melempar bola kertas sejauh dua puluh lima yard, atau telur burung yang sudah pecah.</text:p>
      <text:p text:style-name="P3598"/>
      <text:p text:style-name="P3599">Kembali ke cerita, aku menutup dan mengunci pintu aula, mengambil benda itu dengan hati-hati, dan meletakkannya di meja di samping lilin. Aku melakukan itu secara mekanis, seperti seseorang yang secara naluriah melakukan hal yang benar dalam bahaya tanpa berpikir sama sekali—kecuali jika orang itu melakukan sebaliknya. Mungkin tampak aneh, tetapi aku percaya pikiranku pertama adalah bahwa seseorang mungkin datang dan menemukan aku di sana di ambang pintu sementara itu bersandar di kakiku, sedikit miring, dan mengarahkan satu mata berlubang ke wajahku, seolah-olah itu ingin menuduhku. Dan cahaya dan bayangan dari lilin bermain di rongga mata saat berdiri di atas meja, sehingga mereka tampak membuka dan menutup ke arahku. Kemudian lilin padam secara tak terduga, meskipun pintu terkunci dan tidak ada angin sedikit pun; dan aku menghabiskan setidaknya setengah lusin korek api sebelum menyala lagi.</text:p>
      <text:p text:style-name="P3600"/>
      <text:soft-page-break/>
      <text:p text:style-name="P3601">Aku duduk agak tiba-tiba, tanpa tahu mengapa. Mungkin aku sangat ketakutan, dan mungkin kau akan mengakui bahwa tidak ada rasa malu yang besar karena takut. Benda itu telah pulang, dan ingin naik ke atas, kembali ke lemarinya. Aku duduk diam dan menatapnya sebentar, sampai aku mulai merasa sangat kedinginan; kemudian aku mengambilnya dan membawanya ke atas dan meletakkannya di tempatnya, dan aku ingat bahwa aku berbicara kepadanya, dan berjanji bahwa ia akan mendapatkan kotaknya lagi di pagi hari.</text:p>
      <text:p text:style-name="P3602"/>
      <text:p text:style-name="P3603">Kau ingin tahu apakah aku tetap di ruangan itu sampai fajar? Ya, tetapi aku menyalakan lampu, dan duduk sambil merokok dan membaca, kemungkinan besar karena ketakutan; ketakutan yang jelas dan tak terbantahkan, dan kau tidak perlu menyebutnya pengecut juga, karena itu bukan hal yang sama. Aku tidak mungkin tinggal sendirian dengan benda itu di lemari; aku pasti akan mati ketakutan, meskipun aku tidak lebih penakut daripada orang lain. Sialan, benda itu telah menyeberang jalan sendirian, dan telah sampai di ambang pintu dan telah mengetuk untuk diizinkan masuk.</text:p>
      <text:p text:style-name="P3604"/>
      <text:p text:style-name="P3605">Ketika fajar tiba, aku mengenakan sepatu botku dan pergi untuk mencari kotak itu. Aku harus pergi agak jauh, melewati gerbang dekat jalan raya, dan aku menemukan kotak itu terbuka dan tergantung di sisi lain pagar. Ia tersangkut di ranting-ranting oleh tali, dan tutupnya telah jatuh dan tergeletak di tanah di bawahnya. Itu menunjukkan bahwa ia tidak terbuka sampai ia berada di atas; dan jika ia tidak terbuka segera setelah ia meninggalkan tanganku, apa yang ada di dalamnya pasti telah melewati jalan juga.</text:p>
      <text:p text:style-name="P3606"/>
      <text:p text:style-name="P3607">Itu saja. Aku membawa kotak itu ke atas ke lemari, dan mengembalikan tengkorak itu dan menguncinya. Ketika gadis itu membawakan sarapanku dia berkata bahwa dia minta maaf, tetapi dia harus pergi, dan dia tidak peduli jika dia kehilangan upah bulanannya. Aku menatapnya, dan wajahnya berwarna putih kehijauan, kekuningan. Aku berpura-pura terkejut, dan bertanya apa masalahnya; tetapi itu tidak ada gunanya, karena dia hanya berbalik kepadaku dan ingin tahu apakah aku bermaksud tinggal di rumah berhantu, dan berapa lama aku berharap untuk hidup jika aku melakukannya, karena meskipun dia memperhatikan aku kadang-kadang agak sulit mendengar, dia tidak percaya bahwa bahkan aku bisa tidur nyenyak melalui jeritan-jeritan itu lagi—dan jika aku bisa, mengapa aku telah bergerak di sekitar rumah dan membuka dan menutup pintu depan, antara pukul tiga dan empat pagi? Tidak ada jawaban untuk itu, karena dia telah mendengar aku, jadi dia pergi, dan aku ditinggalkan sendirian. Aku pergi ke desa pada pagi hari dan menemukan seorang wanita yang bersedia datang dan melakukan sedikit pekerjaan yang ada dan memasak makan siangku, dengan syarat dia boleh pulang setiap malam. Adapun aku, aku pindah ke lantai bawah pada hari itu, dan aku tidak pernah mencoba tidur di kamar tidur utama sejak saat itu. Setelah beberapa saat aku mendapatkan dua pelayan Skotlandia setengah baya dari London, dan semuanya cukup tenang untuk waktu yang lama. Aku mulai dengan mengatakan kepada mereka bahwa rumah itu berada di posisi yang sangat terbuka, dan bahwa angin bertiup kencang di sekitarnya di musim gugur dan musim dingin, yang telah memberikan nama buruk di desa, orang-orang Cornwall cenderung percaya takhayul dan menceritakan kisah-kisah hantu. Kedua saudari berwajah keras, berambut pirang itu hampir tersenyum, dan mereka menjawab dengan sangat jijik bahwa mereka tidak memiliki pendapat yang bagus tentang hantu Selatan apa pun, karena telah bekerja di dua rumah berhantu Inggris, di mana mereka tidak pernah melihat bahkan Anak Laki-laki Berbaju Abu-abu, yang mereka anggap bukan hal yang langka di Forfarshire.</text:p>
      <text:p text:style-name="P3608"/>
      <text:soft-page-break/>
      <text:p text:style-name="P3609">Mereka tinggal bersamaku beberapa bulan, dan sementara mereka berada di rumah kami damai dan tenang. Salah satu dari mereka ada di sini lagi sekarang, tetapi dia pergi dengan saudara perempuannya dalam setahun. Yang satu ini—dia adalah juru masak—menikahi tukang gali, yang bekerja di kebun saya. Begitulah adanya. Ini adalah desa kecil dan dia tidak punya banyak pekerjaan, dan dia cukup tahu tentang bunga untuk membantuku dengan baik, selain melakukan sebagian besar pekerjaan keras; karena meskipun aku suka berolahraga, aku mulai sedikit kaku di persendian. Dia adalah orang yang tenang dan pendiam, yang mengurus urusannya sendiri, dan dia adalah duda ketika aku datang ke sini—Trehearn adalah namanya, James Trehearn. Saudara perempuan Skotlandia itu tidak mengakui bahwa ada sesuatu yang salah dengan rumah itu, tetapi ketika bulan November tiba mereka memberi tahu saya bahwa mereka akan pergi, dengan alasan bahwa kapel itu merupakan perjalanan yang panjang dari sini, berada di paroki sebelah, dan bahwa mereka tidak mungkin pergi ke gereja kita. Tetapi yang lebih muda kembali di musim semi, dan segera setelah pemberitahuan pernikahan dapat diumumkan dia menikah dengan James Trehearn oleh vikaris, dan dia tampaknya tidak ragu untuk mendengar dia berkhotbah sejak saat itu. Aku cukup puas, jika dia puas! Pasangan itu tinggal di sebuah pondok kecil yang menghadap ke pemakaman.</text:p>
      <text:p text:style-name="P3610"/>
      <text:p text:style-name="P3611">Kurasa kau bertanya-tanya apa hubungan semua ini dengan pembicaraan kita sebelumnya. Aku sangat sering sendirian sehingga ketika seorang teman lama datang menjenguk, kadang aku terus berbicara hanya untuk mendengar suaraku sendiri. Tapi dalam hal ini memang ada hubungan gagasan. James Trehearn yang menguburkan almarhumah Ny. Pratt, dan suaminya setelahnya di makam yang sama, dan letaknya tak jauh dari belakang pondoknya. Itulah hubungannya dalam pikiranku, kau mengerti. Jelas sekali. Dia tahu sesuatu; aku yakin dia tahu, dari sikapnya, meskipun dia orang yang sangat pendiam.</text:p>
      <text:p text:style-name="P3612"/>
      <text:p text:style-name="P3613">Ya, aku sendirian di rumah di malam hari sekarang, karena Ny. Trehearn mengerjakan semuanya sendiri, dan ketika aku punya teman, keponakan tukang gali kubur datang untuk melayani meja. Dia mengantar istrinya pulang setiap malam di musim dingin, tetapi di musim panas, ketika masih terang, istrinya pergi sendiri. Dia bukan wanita yang gugup, tetapi dia kurang yakin daripada biasanya bahwa tidak ada hantu di Inggris yang layak diperhatikan oleh wanita Skotlandia. Bukankah lucu, gagasan bahwa Skotlandia memonopoli hal-hal supranatural? Keangkuhan nasional yang aneh, menurutku, bukan?</text:p>
      <text:p text:style-name="P3614"/>
      <text:p text:style-name="P3615">Itu api yang bagus, bukan? Ketika kayu hanyutan akhirnya menyala, tidak ada yang lebih baik darinya, kupikir. Ya, kami mendapatkan banyak, karena aku menyesal mengatakan masih banyak kapal karam di sekitar sini. Ini pantai yang sunyi, dan kau bisa mendapatkan kayu sebanyak yang kau mau dengan susah payah membawanya masuk. Trehearn dan aku meminjam kereta sekarang dan kemudian, dan memuatnya antara sini dan Spit. Aku benci api batu bara ketika aku bisa mendapatkan kayu jenis apa pun. Seutas kayu adalah teman, meskipun hanya sepotong balok geladak atau kayu yang dipotong, dan garam di dalamnya menghasilkan percikan yang indah. Lihatlah bagaimana mereka beterbangan, seperti kembang api tangan Jepang! Demi Tuhan, dengan teman lama dan api yang bagus dan pipa, orang melupakan semua hal di atas sana, terutama sekarang angin telah mereda. Ini hanya jeda, meskipun, dan akan bertiup badai sebelum pagi.</text:p>
      <text:p text:style-name="P3616"/>
      <text:p text:style-name="P3617">Kau pikir kau ingin melihat tengkorak itu? Aku tidak keberatan. Tidak ada alasan mengapa kau tidak boleh melihatnya, dan kau tidak pernah melihat<text:s/><text:soft-page-break/>yang lebih sempurna seumur hidupmu, kecuali bahwa ada dua gigi depan yang hilang di rahang bawah.</text:p>
      <text:p text:style-name="P3618"/>
      <text:p text:style-name="P3619">Oh ya—aku belum memberitahumu tentang rahang itu. Trehearn menemukannya di kebun musim semi lalu ketika dia sedang menggali lubang untuk bedengan asparagus baru. Kau tahu kita membuat bedengan asparagus sedalam enam atau delapan kaki di sini. Ya, ya—aku lupa memberitahumu itu. Dia menggali lurus ke bawah, seperti saat dia menggali kuburan; jika kau ingin bedengan asparagus yang bagus dibuat, aku menyarankanmu untuk meminta tukang gali kubur untuk membuatnya untukmu. Orang-orang itu memiliki keahlian luar biasa dalam penggalian seperti itu.</text:p>
      <text:p text:style-name="P3620"/>
      <text:p text:style-name="P3621">Trehearn telah menggali sekitar satu meter ketika ia menemukan bongkahan kapur putih di sisi parit. Ia menyadari tanah di sana agak lebih gembur, meskipun ia mengatakan tanah itu belum diganggu selama bertahun-tahun. Kurasa ia berpikir bahwa kapur tua sekalipun mungkin tidak baik untuk asparagus, jadi ia membongkar dan membuangnya. <text:s/>Kapur itu cukup keras, katanya, dalam bongkahan yang agak besar, dan karena kebiasaan ia memecah bongkahan itu dengan sekopnya saat tergeletak di luar lubang di sampingnya; rahang tengkorak jatuh dari salah satu bongkahan. Ia pikir ia pasti telah menjatuhkan dua gigi depan saat memecah kapur, tetapi ia tidak melihatnya di mana pun. Ia adalah orang yang sangat berpengalaman dalam hal-hal seperti itu, seperti yang dapat Anda bayangkan, dan ia langsung mengatakan bahwa rahang itu mungkin milik seorang wanita muda, dan bahwa giginya lengkap saat ia meninggal. Ia membawanya kepada saya, dan bertanya apakah saya ingin menyimpannya; jika tidak, katanya ia akan membuangnya ke kuburan berikutnya yang ia gali di halaman gereja, karena ia menduga itu adalah rahang orang Kristen, dan harus mendapat penguburan yang layak, di mana pun sisa tubuhnya berada. Saya mengatakan kepadanya bahwa dokter sering memasukkan tulang ke dalam kapur tohor untuk memutihkannya dengan baik, dan bahwa saya menduga Dr. Pratt pernah memiliki sedikit lubang kapur di kebun untuk tujuan itu, dan telah melupakan rahang itu. Trehearn menatap saya dengan tenang.</text:p>
      <text:p text:style-name="P3622"/>
      <text:p text:style-name="P3623">"Mungkin itu cocok dengan tengkorak yang biasa ada di lemari di atas, Pak," katanya. "Mungkin Dr. Pratt telah memasukkan tengkorak ke dalam kapur untuk membersihkannya, atau sesuatu, dan ketika ia mengambilnya, ia meninggalkan rahang bawahnya. Ada beberapa rambut manusia yang menempel di kapur, Pak."</text:p>
      <text:p text:style-name="P3624"/>
      <text:p text:style-name="P3625">Saya melihat ada, dan itulah yang dikatakan Trehearn. Jika ia tidak mencurigai sesuatu, mengapa ia menyarankan bahwa rahang itu mungkin cocok dengan tengkorak? Selain itu, memang cocok. Itu bukti bahwa ia tahu lebih dari yang ia mau katakan. Apakah Anda kira ia melihat sebelum dia dimakamkan? Atau mungkin—ketika ia memakamkan Luke di kuburan yang sama——</text:p>
      <text:p text:style-name="P3626"/>
      <text:p text:style-name="P3627">Yah, yah, tidak ada gunanya membahas itu, bukan? Saya mengatakan saya akan menyimpan rahang itu bersama tengkorak, dan saya membawanya ke atas dan memasangnya pada tempatnya. Tidak ada keraguan sedikit pun tentang keduanya yang saling berkaitan, dan bersama-sama mereka ada.</text:p>
      <text:p text:style-name="P3628"/>
      <text:p text:style-name="P3629">Trehearn tahu beberapa hal. Kita berbicara tentang mengecat dapur beberapa waktu yang lalu, dan ia kebetulan ingat bahwa itu belum dilakukan sejak minggu di mana Ny. Pratt meninggal. Ia tidak mengatakan bahwa tukang batu pasti telah meninggalkan beberapa kapur di tempat itu, tetapi ia berpikir demikian, dan bahwa itu adalah kapur yang sama yang ia temukan di lubang asparagus. Ia tahu banyak. Trehearn adalah salah satu pengemis yang pendiam yang dapat menyatukan dua dan dua. Kuburan itu<text:s/><text:soft-page-break/>sangat dekat dengan belakang pondoknya, juga, dan ia adalah salah satu orang tercepat dengan sekop yang pernah saya lihat. Jika ia ingin mengetahui kebenaran, ia bisa, dan tidak akan ada orang lain yang mengetahuinya kecuali ia memilih untuk menceritakannya. Di desa yang tenang seperti kita, orang tidak pergi dan menghabiskan malam di halaman gereja untuk melihat apakah petugas kuburan mondar-mandir sendiri antara jam sepuluh dan siang hari.</text:p>
      <text:p text:style-name="P3630"/>
      <text:p text:style-name="P3631">Yang mengerikan untuk dipikirkan adalah pertimbangan Luke, jika dia yang melakukannya; kepastiannya yang dingin bahwa tidak seorang pun akan menemukannya; terutama keberaniannya, karena itu pasti luar biasa. Terkadang kupikir sudah cukup buruk tinggal di tempat kejadian itu, jika memang benar terjadi. Aku selalu menambahkan syarat itu, kau tahu, demi kenangannya, dan sedikit juga demi diriku sendiri.</text:p>
      <text:p text:style-name="P3632"/>
      <text:p text:style-name="P3633">Aku akan naik ke atas dan mengambil kotak itu sebentar lagi. Izinkan aku menyalakan pipaku; tidak perlu terburu-buru! Kita makan malam lebih awal, dan sekarang baru pukul setengah sepuluh. Aku tidak pernah membiarkan teman tidur sebelum tengah malam, atau dengan kurang dari tiga gelas—kau boleh minum lebih banyak lagi sesukamu, tetapi kau tidak boleh kurang, demi kenangan lama.</text:p>
      <text:p text:style-name="P3634"/>
      <text:p text:style-name="P3635">Angin semakin kencang lagi, kau dengar? Itu hanya jeda sebentar tadi, dan kita akan mengalami malam yang buruk.</text:p>
      <text:p text:style-name="P3636"/>
      <text:p text:style-name="P3637">Sesuatu terjadi yang membuatku sedikit terkejut ketika aku menemukan bahwa rahang itu pas persis. Aku sendiri tidak mudah terkejut seperti itu, tetapi aku telah melihat orang-orang melakukan gerakan cepat, menarik napas tajam, ketika mereka mengira mereka sendirian dan tiba-tiba menoleh dan melihat seseorang yang sangat dekat dengan mereka. Tidak seorang pun dapat menyebut itu takut. Kau tidak akan, kan? Tidak. Nah, tepat ketika aku menempatkan rahang itu di tempatnya di bawah tengkorak, gigi-gigi itu menutup rapat di jariku. Rasanya persis seperti digigit dengan keras, dan aku akui bahwa aku melompat sebelum menyadari bahwa aku telah menekan rahang dan tengkorak bersama-sama dengan tanganku yang lain. Kuakui aku sama sekali tidak gugup. Saat itu juga siang bolong, dan hari yang cerah, dan matahari bersinar terang ke kamar tidur utama. Akan konyol untuk gugup, dan itu hanya kesan salah yang cepat, tetapi itu benar-benar membuatku merasa aneh. Entah bagaimana itu membuatku memikirkan putusan juri pemeriksa medis yang lucu tentang kematian Luke, "oleh tangan atau gigi seseorang atau hewan yang tidak diketahui." Sejak saat itu aku berharap aku telah melihat bekas luka di tenggorokannya, meskipun rahang bawahnya hilang saat itu.</text:p>
      <text:p text:style-name="P3638"/>
      <text:p text:style-name="P3639">Aku sering melihat seorang pria melakukan hal-hal gila dengan tangannya yang sama sekali tidak disadarinya. Suatu kali aku melihat seorang pria bergantung pada sebuah penutup jendela lama dengan satu tangan, membungkuk ke belakang, ke luar, dengan seluruh berat badannya di atasnya, dan dia baru saja memotong penutup itu dengan pisau di tangannya yang lain ketika aku merangkulnya. Kita berada di tengah laut, melaju dua puluh knot. Dia tidak sedikit pun tahu apa yang sedang dia lakukan; aku juga tidak ketika berhasil menjepit jariku di antara gigi benda itu. Aku masih bisa merasakannya sekarang. Rasanya persis seperti hidup dan mencoba menggigitku. Ia akan melakukannya jika bisa, karena aku tahu ia membenciku, makhluk malang! Apakah kau kira yang bergetar di dalam itu benar-benar sedikit timah? Baiklah, aku akan mengambil kotak itu nanti, dan jika apa pun itu kebetulan jatuh ke tanganmu, itu urusanmu. Jika itu hanya gumpalan tanah atau kerikil, seluruh masalah akan hilang dari<text:s/><text:soft-page-break/>pikiranku, dan aku tidak percaya aku akan pernah memikirkan tengkorak itu lagi; tetapi entah bagaimana aku tidak bisa memaksakan diri untuk mengocok sendiri benda keras itu. Gagasan bahwa itu mungkin timah membuatku sangat tidak nyaman, namun aku yakin akan mengetahuinya segera. Aku pasti akan tahu. Aku yakin Trehearn tahu, tetapi dia sangat pendiam.</text:p>
      <text:p text:style-name="P3640"/>
      <text:p text:style-name="P3641">Aku akan naik ke atas sekarang dan mengambilnya. Apa? Sebaiknya kau ikut denganku? Ha, ha! Kau pikir aku takut pada kotak kecil dan suara bising? Omong kosong!</text:p>
      <text:p text:style-name="P3642"/>
      <text:p text:style-name="P3643">Sialan lilin ini, tidak mau menyala! Seolah-olah benda konyol itu mengerti apa yang diinginkan darinya! Lihat itu—korek api ketiga. Mereka menyala cukup cepat untuk pipaku. Nah, kau lihat? Ini kotak baru, baru saja dikeluarkan dari brankas logam tempat aku menyimpan persediaan karena lembap. Oh, kau pikir sumbu lilin mungkin lembap, ya? Baiklah, aku akan menyalakan benda sialan ini di api. Itu tidak akan padam, bagaimanapun juga. Ya, sedikit berdecit, tapi sekarang akan tetap menyala. Ia menyala seperti lilin lainnya, bukan? Faktanya, lilin-lilin di sini tidak begitu bagus. Aku tidak tahu dari mana asalnya, tetapi mereka punya kebiasaan menyala rendah sesekali, dengan nyala hijau yang memercikkan bunga api kecil, dan aku sering kesal karena mereka padam sendiri. Itu tidak bisa dihindari, karena akan lama sebelum kita memiliki listrik di desa kita. Cahayanya memang agak buruk, bukan?</text:p>
      <text:p text:style-name="P3644"/>
      <text:p text:style-name="P3645">Kau pikir sebaiknya aku meninggalkan lilin untukmu dan mengambil lampu, ya? Aku tidak suka membawa-bawa lampu, itulah kebenarannya. Aku tidak pernah menjatuhkannya seumur hidupku, tetapi aku selalu berpikir aku mungkin akan menjatuhkannya, dan itu sangat berbahaya jika kau melakukannya. Selain itu, aku sudah cukup terbiasa dengan lilin-lilin busuk ini saat ini.</text:p>
      <text:p text:style-name="P3646"/>
      <text:p text:style-name="P3647">Sebaiknya kau habiskan gelas itu selagi aku mengambilnya, karena aku tidak akan membiarkanmu pergi dengan kurang dari tiga gelas sebelum tidur. Kau juga tidak perlu naik ke atas, karena aku telah menempatkanmu di ruang belajar lama di sebelah ruang pengobatan—di situlah aku tinggal sendiri. Faktanya, aku tidak pernah meminta teman untuk tidur di atas sekarang. Orang terakhir yang melakukannya adalah Crackenthorpe, dan dia bilang dia tidak bisa tidur sepanjang malam. Kau ingat Crack tua, bukan? Dia tetap di Dinas, dan mereka baru saja mengangkatnya menjadi laksamana. Ya, aku pergi sekarang—kecuali lilin padam. Aku tidak bisa tidak bertanya apakah kau ingat Crackenthorpe. Jika ada yang mengatakan kepada kita bahwa si idiot kecil kurus yang dulu itu akan menjadi yang paling sukses di antara kita semua, kita pasti akan menertawakannya, bukan? Kau dan aku tidak buruk, memang benar—tapi aku benar-benar pergi sekarang. Aku tidak ingin kau berpikir bahwa aku menunda-nunda dengan berbicara! Seolah-olah ada sesuatu yang perlu ditakutkan! Jika aku takut, aku akan mengatakannya dengan jujur kepadamu, dan memintamu untuk naik ke atas denganku.</text:p>
      <text:p text:style-name="P3648"/>
      <text:p text:style-name="P3649">Ini kotaknya. Aku membawanya turun dengan sangat hati-hati, agar tidak mengganggu isinya, kasihan sekali. Kau tahu, jika terguncang, rahangnya mungkin akan terlepas lagi, dan aku yakin itu tidak akan disukainya. Ya, lilin padam saat aku turun tangga, tapi itu karena angin dari jendela bocor di lantai atas. Kau mendengar sesuatu? Ya, ada jeritan lagi. Apakah aku pucat, katamu? Tidak apa-apa. Jantungku kadang sedikit aneh, dan aku naik tangga terlalu cepat. Bahkan, itu salah satu alasan mengapa aku lebih suka tinggal di lantai dasar saja.</text:p>
      <text:p text:style-name="P3650"/>
      <text:soft-page-break/>
      <text:p text:style-name="P3651">Dari mana pun jeritan itu berasal, itu bukan dari tengkorak, karena aku memegang kotak itu di tanganku ketika mendengar suara itu, dan ini dia sekarang; jadi kita telah membuktikan secara pasti bahwa jeritan itu ditimbulkan oleh sesuatu yang lain. Aku yakin suatu hari nanti aku akan menemukan apa yang menyebabkannya. Beberapa celah di dinding, tentu saja, atau retakan di cerobong asap, atau celah di bingkai jendela. Begitulah semua cerita hantu berakhir dalam kehidupan nyata. Tahukah kau, aku sangat senang aku berpikir untuk naik dan membawanya turun agar kau bisa melihatnya, karena jeritan terakhir itu menyelesaikan masalahnya. Sungguh, aku telah begitu lemah sampai membayangkan bahwa tengkorak malang itu benar-benar dapat berteriak seperti makhluk hidup!</text:p>
      <text:p text:style-name="P3652"/>
      <text:p text:style-name="P3653">Sekarang aku akan membuka kotaknya, dan kita akan mengeluarkannya dan melihatnya di bawah cahaya terang. Agak mengerikan untuk berpikir bahwa wanita malang itu biasa duduk di sana, di kursimu, malam demi malam, dalam cahaya yang sama, bukan? Tapi kemudian—aku telah memutuskan bahwa itu semua omong kosong dari awal sampai akhir, dan itu hanya tengkorak tua yang dimiliki Luke ketika dia masih mahasiswa; dan mungkin dia memasukkannya ke dalam kapur hanya untuk memutihkannya, dan tidak dapat menemukan rahangnya.</text:p>
      <text:p text:style-name="P3654"/>
      <text:p text:style-name="P3655">Aku membuat segel pada tali, kau lihat, setelah aku menempatkan rahang di tempatnya, dan aku menulis di sampulnya. Masih ada label putih tua di atasnya, dari toko penjual topi, ditujukan kepada Ny. Pratt ketika topi itu dikirim kepadanya, dan karena ada ruang, aku menulis di tepinya: "Sebuah tengkorak, pernah menjadi milik almarhum Luke Pratt, M.D." Aku tidak begitu tahu mengapa aku menulis itu, kecuali itu dengan ide untuk menjelaskan bagaimana benda itu berada dalam penguasaanku. Aku tidak bisa tidak bertanya-tanya kadang-kadang topi seperti apa yang ada di dalam kotak itu. Warna apa menurutmu? Apakah itu topi musim semi yang cerah dengan bulu yang bergoyang dan pita yang cantik? Aneh bahwa kotak yang sama menyimpan kepala yang mengenakan perhiasan itu—mungkin. Tidak—kita memutuskan bahwa itu hanya berasal dari rumah sakit di London tempat Luke menjalani masa kerjanya. Lebih baik melihatnya dalam terang itu, bukan? Tidak ada hubungan antara tengkorak itu dan almarhumah Ny. Pratt daripada antara ceritaku tentang timah dan——</text:p>
      <text:p text:style-name="P3656"/>
      <text:p text:style-name="P3657">Ya Tuhan! Ambil lampunya—jangan biarkan padam, jika kau bisa menahannya—aku akan memasang kembali jendelanya sebentar lagi—kataku, angin apa ini! Nah, padam! Sudah kukatakan! Tidak apa-apa, ada cahaya api—aku telah menutup jendela—bautnya hanya setengah turun. Apakah kotak itu tertiup dari meja? Di mana sih itu? Sana! Itu tidak akan terbuka lagi, karena aku telah memasang palangnya. Strategi bagus, palang kuno—tidak ada yang seperti itu. Sekarang, kau cari kotaknya sementara aku menyalakan lampu. Sialan korek api sialan ini! Ya, sumbu pipa lebih baik—itu harus dinyalakan di api—aku belum memikirkannya—terima kasih—kita kembali lagi. Sekarang, di mana kotaknya? Ya, letakkan kembali di atas meja, dan kita akan membukanya.</text:p>
      <text:p text:style-name="P3658"/>
      <text:p text:style-name="P3659">Ini pertama kalinya aku tahu angin menerjang jendela hingga terbuka; tapi itu sebagian karena kelalaianku saat terakhir kali menutupnya. Ya, tentu saja aku mendengar jeritan itu. <text:s/>Kedengarannya berputar mengelilingi rumah sebelum menerobos jendela. Itu membuktikan bahwa itu selalu angin dan bukan yang lain, bukan? Ketika bukan angin, itu imajinasiku. Aku selalu orang yang sangat imajinatif: pasti begitu, meskipun aku tidak menyadarinya. Seiring bertambahnya usia kita lebih memahami diri kita sendiri, bukan?</text:p>
      <text:p text:style-name="P3660"/>
      <text:soft-page-break/>
      <text:p text:style-name="P3661">Aku akan minum sedikit Hulstkamp murni, sebagai pengecualian, karena kau sedang mengisi gelasmu. Embusan angin lembap itu membuatku kedinginan, dan dengan kecenderungan rematikku aku sangat takut kedinginan, karena dingin terkadang terasa menempel di persendian sepanjang musim dingin begitu masuk.</text:p>
      <text:p text:style-name="P3662"/>
      <text:p text:style-name="P3663">Demi Tuhan, ini minuman yang enak! Aku akan menyalakan pipa baru, sekarang semuanya sudah nyaman lagi, dan kemudian kita akan membuka kotak itu. Aku sangat senang kita mendengar jeritan terakhir itu bersama-sama, dengan tengkorak di sini di atas meja di antara kita, karena sesuatu tidak mungkin berada di dua tempat sekaligus, dan suara itu pasti berasal dari luar, seperti suara yang dibuat angin. Kau pikir kau mendengarnya menjerit melalui ruangan setelah jendela terbuka? Oh ya, begitu juga aku, tetapi itu cukup wajar ketika semuanya terbuka. Tentu saja kita mendengar angin. Apa yang bisa diharapkan?</text:p>
      <text:p text:style-name="P3664"/>
      <text:p text:style-name="P3665">Lihat sini, tolong. Aku ingin kau melihat bahwa segelnya utuh sebelum kita membuka kotak itu bersama-sama. Maukah kau mengambil kacamataku? Tidak, kau punya milikmu sendiri. Baiklah. Segelnya aman, kau lihat, dan kau dapat membaca kata-kata motto dengan mudah. "Manis dan rendah"—itu dia—karena puisinya berlanjut "Angin laut Barat," dan berkata, "tiup dia kembali padaku," dan semua itu. Inilah segel di rantai arlokku, tempat ia tergantung selama lebih dari empat puluh tahun. Isteriku yang malang memberikanku itu ketika aku sedang pacaran, dan aku tidak pernah punya yang lain. Itu persis seperti dia—dia selalu menyukai Tennyson.</text:p>
      <text:p text:style-name="P3666"/>
      <text:p text:style-name="P3667">Tidak ada gunanya memotong tali itu, karena terikat pada kotak, jadi aku akan mematahkan lilin dan melepaskan ikatannya, dan setelah itu kita akan menyegelnya lagi. Kau tahu, aku suka merasa bahwa benda itu aman di tempatnya, dan tidak ada yang bisa mengambilnya. Bukannya aku mencurigai Trehearn ikut campur, tetapi aku selalu merasa bahwa dia tahu lebih banyak daripada yang dia ceritakan.</text:p>
      <text:p text:style-name="P3668"/>
      <text:p text:style-name="P3669">Kau lihat, aku berhasil melakukannya tanpa memutus tali, padahal saat mengikatnya aku tak pernah menyangka akan membuka kotak itu lagi. Tutupnya cukup mudah dibuka. <text:s/>Nah! Sekarang lihat!</text:p>
      <text:p text:style-name="P3670"/>
      <text:p text:style-name="P3671">Apa? Kosong? <text:s/>Hilang? Hilang, kawan, tengkorak itu hilang!</text:p>
      <text:p text:style-name="P3672"/>
      <text:p text:style-name="P3673"/>
      <text:p text:style-name="P3674">Tidak, aku tidak apa-apa. Aku hanya mencoba menjernihkan pikiranku. Ini sangat aneh. Aku sangat yakin bahwa itu ada di dalam saat aku menyegelnya musim semi lalu. Aku tidak mungkin membayangkan itu: itu benar-benar mustahil. Jika aku pernah minum-minum dengan teman sesekali, aku akan mengakui bahwa aku mungkin telah membuat kesalahan bodoh saat mabuk. Tapi aku tidak, dan aku tidak pernah. Segelas bir saat makan malam dan setengah gelas rum sebelum tidur adalah yang paling banyak kukonsumsi di masa jayaku. <text:s/>Kurasa selalu kita, orang-orang yang selalu sadar, yang menderita rematik dan asam urat! <text:s/>Namun segelku ada di sana, dan kotaknya kosong. Itu sudah jelas.</text:p>
      <text:p text:style-name="P3675"/>
      <text:p text:style-name="P3676">Kukatakan, aku tidak terlalu suka ini. Ini tidak benar. Ada sesuatu yang salah menurutku. Kau tak perlu bicara padaku tentang manifestasi supranatural, karena aku tidak percaya itu, sedikit pun! <text:s/>Seseorang pasti telah mengutak-atik segel dan mencuri tengkorak itu. Kadang-kadang, saat aku pergi bekerja di kebun di musim panas, aku meninggalkan arlojiku dan rantainya di atas meja. Trehearn pasti telah mengambil segel itu saat<text:s/><text:soft-page-break/>itu, dan menggunakannya, karena dia pasti yakin aku tidak akan masuk setidaknya selama satu jam.</text:p>
      <text:p text:style-name="P3677"/>
      <text:p text:style-name="P3678">Jika bukan Trehearn—oh, jangan bicarakan kemungkinan benda itu keluar sendiri! Jika iya, pasti ada di sekitar rumah, di suatu sudut terpencil, menunggu. Kita mungkin akan menemukannya di mana saja, menunggu kita, kau tahu?—hanya menunggu dalam gelap. Kemudian ia akan berteriak padaku; ia akan menjerit padaku dalam gelap, karena ia membenciku, kukatakan padamu!</text:p>
      <text:p text:style-name="P3679"/>
      <text:p text:style-name="P3680">Kotak itu benar-benar kosong. Kita tidak sedang bermimpi, kita berdua. <text:s/>Nah, aku membalikkannya.</text:p>
      <text:p text:style-name="P3681"/>
      <text:p text:style-name="P3682">Apa itu? Sesuatu jatuh saat aku membalikkannya. Itu ada di lantai, dekat kakimu, aku tahu, dan kita harus menemukannya. Bantu aku menemukannya. Sudah kau dapat? Demi Tuhan, berikan padaku, cepat!</text:p>
      <text:p text:style-name="P3683"/>
      <text:p text:style-name="P3684">Timbal! Aku tahu itu saat kudengar jatuh. Aku tahu itu tidak mungkin sesuatu yang lain karena bunyi debum kecil yang ditimbulkannya di karpet perapian. Jadi itu timah akhirnya, dan Luke yang melakukannya.</text:p>
      <text:p text:style-name="P3685"/>
      <text:p text:style-name="P3686">Aku sedikit gemetar—bukan benar-benar gugup, kau tahu, tapi sangat gemetar, itulah faktanya. Siapa pun akan begitu, kurasa. Lagipula, kau tidak bisa mengatakan itu karena takut pada benda itu, karena aku naik dan membawanya turun—setidaknya, aku percaya aku membawanya turun, dan itu sama saja, dan demi Tuhan, daripada menyerah pada omong kosong seperti itu, aku akan membawa kotak itu ke atas lagi dan meletakkannya kembali di tempatnya. Bukan itu. <text:s/>Yang mengerikan adalah kepastian bahwa wanita kecil malang itu menemui ajalnya dengan cara itu, karena kesalahanku, karena aku menceritakan kisahnya. Itulah yang begitu mengerikan. Entah bagaimana, aku selalu berharap aku tidak akan pernah yakin sepenuhnya, tetapi sekarang tidak ada keraguan. Lihat itu!'</text:p>
      <text:p text:style-name="P3687"/>
      <text:p text:style-name="P3688">Lihat itu! Bongkahan timah kecil tanpa bentuk tertentu. Bayangkan apa yang telah dilakukannya, manusia! Bukankah itu membuatmu merinding? Dia memberinya sesuatu untuk membuatnya tidur, tentu saja, tetapi pasti ada satu momen penderitaan yang mengerikan. Bayangkan timah panas dituangkan ke otakmu. Bayangkan itu. Dia sudah mati sebelum bisa berteriak, tetapi bayangkan saja—oh! ada lagi itu—tepat di luar—aku tahu itu tepat di luar—aku tidak bisa mengusirnya dari kepalaku!—oh!—oh!</text:p>
      <text:p text:style-name="P3689"/>
      <text:p text:style-name="P3690">Kau pikir aku pingsan? Tidak, kuharap aku pingsan, karena itu akan lebih cepat berhenti. Memang mudah mengatakan itu hanya suara, dan suara tidak pernah menyakiti siapa pun—kau sendiri pucat seperti kain kafan. Hanya ada satu hal yang harus dilakukan, jika kita berharap bisa memejamkan mata. Kita harus menemukannya dan mengembalikannya ke kotaknya dan menyimpannya di lemari, tempat ia suka berada. Aku tidak tahu bagaimana ia keluar, tetapi ia ingin masuk lagi. Itu sebabnya ia berteriak begitu mengerikan malam ini—belum pernah seburuk ini—belum pernah sejak aku pertama kali——</text:p>
      <text:p text:style-name="P3691"/>
      <text:p text:style-name="P3692">Menguburnya? Ya, jika kita bisa menemukannya, kita akan menguburnya, meskipun butuh sepanjang malam. Kita akan menguburnya sedalam enam kaki dan memadatkan tanah di atasnya, agar ia tidak pernah keluar lagi, dan jika ia berteriak, kita hampir tidak akan mendengarnya sedalam itu. Cepat, kita akan mengambil lentera dan mencarinya. Itu tidak mungkin jauh; aku yakin itu tepat di luar—itu masuk saat aku menutup jendela, aku tahu itu.</text:p>
      <text:p text:style-name="P3693"/>
      <text:soft-page-break/>
      <text:p text:style-name="P3694">Ya, kau benar sekali. Aku kehilangan akal sehatku, dan aku harus mengendalikan diri. Jangan bicara padaku selama satu atau dua menit; aku akan duduk diam dan memejamkan mata dan mengulang sesuatu yang aku ketahui. Itu cara terbaik.</text:p>
      <text:p text:style-name="P3695"/>
      <text:p text:style-name="P3696">Jumlahkan ketinggian, lintang, dan jarak kutub, bagi dua, lalu kurangi setengah jumlah tersebut dengan ketinggian; kemudian tambahkan logaritma dari sekan lintang, kosekan jarak kutub, kosinus setengah jumlah, dan sinus setengah jumlah dikurangi ketinggian—nah! Jangan katakan aku gila, karena ingatanku masih baik, bukan?</text:p>
      <text:p text:style-name="P3697"/>
      <text:p text:style-name="P3698">Tentu, kau boleh mengatakan itu mekanis, dan kita tidak pernah melupakan hal-hal yang kita pelajari saat masih kecil dan telah kita gunakan hampir setiap hari seumur hidup. Tapi itulah intinya. Ketika seseorang menjadi gila, bagian mekanis pikirannya yang menjadi kacau dan tidak berfungsi dengan benar; ia mengingat hal-hal yang tidak pernah terjadi, atau ia melihat hal-hal yang tidak nyata, atau ia mendengar suara-suara ketika semuanya sunyi. Itu bukan masalah kita berdua, bukan?</text:p>
      <text:p text:style-name="P3699"/>
      <text:p text:style-name="P3700">Ayo, kita ambil lentera dan kelilingi rumah. Tidak hujan—hanya bertiup kencang, seperti yang biasa kita katakan. Lentera ada di lemari di bawah tangga di aula, dan aku selalu menyimpannya dalam keadaan siap pakai jika terjadi kecelakaan.</text:p>
      <text:p text:style-name="P3701"/>
      <text:p text:style-name="P3702">Tidak perlu mencari barang itu? Aku tidak mengerti bagaimana kau bisa mengatakan itu. Omong kosong untuk membicarakan penguburannya, tentu saja, karena itu tidak ingin dikubur; itu ingin kembali ke kotaknya dan dibawa ke atas, kasihan! Trehearn mengeluarkannya, aku tahu, dan membuat segel lagi. Mungkin ia membawanya ke pemakaman, dan mungkin maksudnya baik. Kurasa ia berpikir bahwa itu tidak akan menjerit lagi jika diletakkan dengan tenang di tanah suci, di dekat tempatnya seharusnya berada. Tapi itu telah pulang. Ya, begitulah. Dia bukan orang jahat, Trehearn, dan agak religius, kurasa. Bukankah itu terdengar alami, masuk akal, dan bermaksud baik? Dia mengira itu menjerit karena tidak dikubur dengan layak—bersama yang lain. Tapi dia salah. Bagaimana ia tahu bahwa itu menjerit padaku karena membenciku, dan karena salahku ada gumpalan timah kecil di dalamnya?</text:p>
      <text:p text:style-name="P3703"/>
      <text:p text:style-name="P3704">Tidak perlu mencarinya, bagaimanapun juga? Omong kosong! Kukatakan itu ingin ditemukan—Dengar! Apa itu ketukan? Kau mendengarnya? Ketuk—ketuk—ketuk—tiga kali, lalu jeda, lalu lagi. Itu berbunyi hampa, bukan?</text:p>
      <text:p text:style-name="P3705"/>
      <text:p text:style-name="P3706">Ia telah sampai di rumah. <text:s/>Aku pernah mendengar ketukan itu sebelumnya. Ia ingin masuk dan dibawa ke atas, di dalam kotaknya. Ia ada di pintu depan.</text:p>
      <text:p text:style-name="P3707"/>
      <text:p text:style-name="P3708">Maukah kau ikut denganku? Kita akan membawanya masuk. Ya, aku akui aku tidak suka pergi sendirian dan membuka pintu. Benda itu akan menggelinding masuk dan berhenti di kakiku, seperti yang terjadi sebelumnya, dan lampunya akan padam. Aku cukup terkejut menemukan potongan timah itu, dan, selain itu, jantungku tidak begitu baik—mungkin terlalu banyak merokok tembakau yang kuat. Selain itu, aku cukup bersedia mengakui bahwa aku sedikit gugup malam ini, jika aku belum pernah sebelumnya dalam hidupku.</text:p>
      <text:p text:style-name="P3709"/>
      <text:p text:style-name="P3710">Benar, ikutlah! Aku akan membawa kotak itu, agar tidak perlu kembali. Apakah kau mendengar ketukannya? Itu tidak seperti ketukan lain yang pernah kudengar. Jika kau mau menahan pintu ini terbuka, aku bisa<text:s/><text:soft-page-break/>menemukan lentera di bawah tangga dengan cahaya dari ruangan ini tanpa membawa lampu ke lorong—ia hanya akan padam.</text:p>
      <text:p text:style-name="P3711"/>
      <text:p text:style-name="P3712">Benda itu tahu kita akan datang—dengarkan! Ia tidak sabar untuk masuk. Jangan tutup pintu sampai lentera siap, apa pun yang terjadi. Akan ada masalah biasa dengan korek api, kurasa—tidak, yang pertama, astaga! Kukatakan padamu ia ingin masuk, jadi tidak ada masalah. Baiklah sekarang dengan pintu itu; tutuplah, tolong. Sekarang datang dan pegang lenteranya, karena angin sangat kencang di luar sehingga aku harus menggunakan kedua tanganku. Begitu, peganglah lampunya rendah. Apakah kau masih mendengar ketukannya? Ayo—aku akan membuka sedikit saja dengan kakiku di bagian bawah pintu—sekarang!</text:p>
      <text:p text:style-name="P3713"/>
      <text:p text:style-name="P3714">Tangkap! hanya angin yang meniupnya melintasi lantai, hanya itu—ada setengah badai di luar, kukatakan padamu! Sudah kau dapatkan? Kotaknya ada di atas meja. Satu menit, dan aku akan memasang palang. <text:s/>Selesai!</text:p>
      <text:p text:style-name="P3715"/>
      <text:p text:style-name="P3716">Mengapa kau melemparkannya ke dalam kotak dengan kasar sekali? Ia tidak suka begitu, kau tahu.</text:p>
      <text:p text:style-name="P3717">Apa katamu? Gigit tanganmu? Omong kosong, kawan! Kau melakukan persis seperti yang kulakukan. Kau menekan rahangnya dengan tanganmu yang lain dan mencubit dirimu sendiri. Biar kulihat. Kau tidak bermaksud mengatakan kau sampai berdarah? Kau pasti mencubit dengan keras, demi Tuhan, karena kulitnya benar-benar terluka. Akan kuberikan larutan karbol untuk itu sebelum kita tidur, karena konon goresan gigi tengkorak bisa memburuk dan menimbulkan masalah.</text:p>
      <text:p text:style-name="P3718"/>
      <text:p text:style-name="P3719">Masuk lagi dan biar kulihat di bawah lampu. Akan kubawa kotak bandul—jangan ambil pusing dengan lentera, biarkan saja menyala di aula, karena akan kubutuhkan nanti ketika naik tangga. Ya, tutup pintunya jika kau mau; itu membuatnya lebih ceria dan terang. Apakah jarimu masih berdarah? Akan kuambil karbol untukmu sebentar lagi; biar kulihat dulu benda itu.</text:p>
      <text:p text:style-name="P3720"/>
      <text:p text:style-name="P3721">Ugh! Ada setetes darah di rahang atas. Di gigi mata. Mengerikan, bukan? Ketika kulihat bergulir di lantai aula, hampir seluruh tenagaku hilang, dan kukerasa lututku mau menekuk; kemudian ku mengerti bahwa itu adalah angin kencang, yang meniupnya melewati papan yang licin. Kau tidak menyalahkanku? Tidak, kurasa tidak! Kita berteman sejak kecil, dan kita sudah melihat satu dua hal, dan lebih baik kita saling mengakui bahwa kita berdua sangat ketakutan ketika benda itu meluncur di lantai ke arahmu. Tidak heran kau mencubit jarimu saat mengambilnya, setelah itu, jika aku melakukan hal yang sama karena sangat gugup, di siang bolong, dengan matahari bersinar padaku.</text:p>
      <text:p text:style-name="P3722"/>
      <text:p text:style-name="P3723">Aneh bahwa rahang itu menempel begitu erat, bukan? Kurasa itu karena kelembapan, karena ia menutup rapat seperti jepit—sudah kuhapus tetesan darahnya, karena tidak enak dipandang. Aku tidak akan mencoba membuka rahangnya, jangan takut! Aku tidak akan bermain-main dengan benda malang itu, tetapi aku hanya akan menyegel kotaknya lagi, dan kita akan membawanya ke atas dan menyimpannya di tempat yang ia inginkan. Lilinnya ada di meja tulis di dekat jendela. Terima kasih. Akan butuh waktu lama sebelum aku membiarkan segelku tergeletak lagi, untuk digunakan Trehearn, bisa kukatakan padamu. Jelaskan? Aku tidak menjelaskan fenomena alam, tetapi jika kau memilih untuk berpikir bahwa Trehearn telah menyembunyikannya di suatu tempat di semak-semak, dan angin kencang meniupnya ke rumah menabrak pintu, dan membuatnya mengetuk, seolah-olah ingin diizinkan masuk, kau tidak berpikir yang mustahil, dan aku siap untuk setuju denganmu.</text:p>
      <text:p text:style-name="P3724"/>
      <text:p text:style-name="P3725">Apa kau melihat itu? Kau bisa bersumpah bahwa kau benar-benar melihatku menyegelnya kali ini, jika terjadi hal serupa lagi. Lilin itu mengamankan tali ke tutupnya, yang tidak mungkin diangkat, bahkan untuk memasukkan satu jari pun. Kau cukup puas, bukan? Ya. Selain itu, aku akan mengunci lemari dan menyimpan kuncinya di sakuku mulai sekarang.</text:p>
      <text:p text:style-name="P3726"/>
      <text:p text:style-name="P3727">Sekarang kita bisa mengambil lentera dan naik ke atas. Tahukah kau? Aku sangat cenderung setuju dengan teorimu bahwa angin menerjangnya ke rumah. Aku akan mendahului, karena aku tahu tangga; pegang saja lentera di dekat kakiku saat kita naik. Betapa anginnya meraung dan bersiul! Apakah kau merasakan pasir di lantai di bawah sepatumu saat kita melewati aula?</text:p>
      <text:p text:style-name="P3728"/>
      <text:p text:style-name="P3729">Ya—ini pintu kamar tidur utama. Angkat lenteranya, tolong. Sisi ini, di dekat kepala tempat tidur. Aku meninggalkan lemari terbuka ketika mengambil kotak itu. Bukankah aneh bagaimana aroma samar gaun wanita akan bertahan di lemari tua selama bertahun-tahun? Ini raknya. Kau telah melihatku meletakkan kotak di sana, dan sekarang kau melihatku memutar kunci dan memasukkannya ke dalam sakuku. Jadi itu sudah selesai!</text:p>
      <text:p text:style-name="P3730"/>
      <text:p text:style-name="P3731">* * * * *</text:p>
      <text:p text:style-name="P3732"/>
      <text:p text:style-name="P3733">Selamat malam. Apakah kau yakin kau cukup nyaman? Ini bukan kamar yang bagus, tapi kurasa kau lebih suka tidur di sini daripada di atas malam ini. Jika kau menginginkan sesuatu, panggil saja; hanya ada sekat kayu dan plester di antara kita. Anginnya tidak separah di sini. Ada minuman keras di atas meja, jika kau mau satu minuman lagi sebelum tidur. Tidak? Baiklah, terserah padamu. Selamat malam lagi, dan jangan bermimpi tentang hal itu, jika kau bisa.</text:p>
      <text:p text:style-name="P3734"/>
      <text:p text:style-name="P3735">Paragraf berikut muncul di Penraddon News, 23 November 1906:</text:p>
      <text:p text:style-name="P3736"/>
      <text:p text:style-name="P3737">"KEMATIAN MISTERIUS SEORANG KAPTEN LAUT YANG PENSIUN</text:p>
      <text:p text:style-name="P3738">"Desa Tredcombe sangat terganggu oleh kematian aneh Kapten Charles Braddock, dan segala macam cerita yang mustahil beredar mengenai keadaan tersebut, yang tampaknya memang sulit dijelaskan. Kapten yang pensiun, yang pada masanya telah berhasil memimpin kapal-kapal penumpang terbesar dan tercepat milik salah satu perusahaan kapal laut transatlantik utama, ditemukan tewas di tempat tidurnya pada Selasa pagi di pondoknya sendiri, seperempat mil dari desa. Pemeriksaan segera dilakukan oleh dokter setempat, yang mengungkapkan fakta mengerikan bahwa almarhum telah digigit di tenggorokan oleh penyerang manusia, dengan kekuatan yang luar biasa sehingga menghancurkan saluran napas dan menyebabkan kematian. Bekas gigitan rahang atas dan bawah sangat jelas terlihat di kulit sehingga dapat dihitung, tetapi pelaku kejahatan itu jelas telah kehilangan dua gigi seri bawah tengah. Diharapkan keunikan ini dapat membantu mengidentifikasi pembunuhnya, yang hanya bisa menjadi orang gila yang berbahaya yang melarikan diri. Almarhum, meskipun berusia lebih dari enam puluh lima tahun, dikatakan sebagai pria yang sehat dengan kekuatan fisik yang cukup besar, dan sangatlah luar biasa bahwa tidak ada tanda-tanda perjuangan yang terlihat di ruangan itu, dan tidak dapat dipastikan bagaimana pembunuh itu memasuki rumah. Peringatan telah dikirim ke semua rumah sakit jiwa di Inggris Raya, tetapi sampai sekarang belum ada informasi yang diterima mengenai pelarian pasien berbahaya mana pun.</text:p>
      <text:p text:style-name="P3739"/>
      <text:p text:style-name="P3740">"Juri coroner mengeluarkan putusan yang agak aneh bahwa Kapten Braddock meninggal 'karena tangan atau gigi orang yang tidak dikenal.' Dokter bedah setempat dikatakan telah secara pribadi menyatakan pendapat bahwa<text:s/><text:soft-page-break/>orang gila itu adalah seorang wanita, pandangan yang ia simpulkan dari ukuran rahang yang kecil, seperti yang ditunjukkan oleh bekas gigitan gigi. Seluruh kejadian ini diselimuti misteri. Kapten Braddock adalah seorang duda, dan hidup sendirian. Ia tidak meninggalkan anak."</text:p>
      <text:p text:style-name="P3741"/>
      <text:p text:style-name="P3742">[Catatan.—Para mahasiswa yang mempelajari cerita hantu dan rumah berhantu akan menemukan dasar cerita di atas dalam legenda tentang tengkorak yang masih tersimpan di rumah pertanian bernama Bettiscombe Manor, yang terletak, saya percaya, di pantai Dorsetshire.]</text:p>
      <text:p text:style-name="P3743"/>
      <text:p text:style-name="P3744">Man Overboard!</text:p>
      <text:p text:style-name="P3745">Daftar Isi</text:p>
      <text:p text:style-name="P3746">Ya—saya telah mendengar "Man overboard!" berkali-kali sejak saya masih kecil, dan satu atau dua kali saya telah melihat orang itu jatuh. Lebih banyak orang hilang dengan cara itu daripada yang diketahui penumpang kapal laut. Saya pernah berdiri melihat ke atas pagar di malam yang gelap, ketika ada langkah kaki di samping saya, dan sesuatu terbang melewati kepala saya seperti kelelawar hitam besar—dan kemudian ada percikan! <text:s/>Stoker sering pergi seperti itu. Mereka menjadi gila karena panas, dan mereka menyelinap ke geladak dan hilang sebelum siapa pun dapat menghentikan mereka, seringkali tanpa terlihat atau terdengar. <text:s/>Kadang-kadang seorang penumpang akan melakukannya, tetapi ia biasanya memiliki alasan yang menurutnya cukup baik. Saya telah melihat seorang pria mengosongkan revolvernya ke kerumunan imigran di depan, dan kemudian jatuh seperti roket. Tentu saja, setiap petugas yang menghargai dirinya sendiri akan melakukan apa yang dia bisa untuk mengangkat seseorang, jika cuaca tidak begitu buruk sehingga dia harus mempertaruhkan kapalnya; tetapi saya rasa saya tidak ingat melihat seseorang kembali ketika dia sudah benar-benar pergi lebih dari dua atau tiga kali dalam hidup saya, meskipun kita sering mengambil pelampung, dan kadang-kadang topi orang itu. Stoker dan penumpang melompat; saya tidak pernah tahu seorang pelaut melakukan itu, mabuk atau sadar. Ya, mereka mengatakan itu telah terjadi pada kapal yang keras, tetapi saya tidak pernah tahu kasusnya sendiri. <text:s/>Sekali dalam waktu yang lama, seorang pria diangkat ketika sudah terlambat, dan meninggal di perahu sebelum Anda bisa membawanya naik, dan—baiklah, saya tidak tahu apakah saya pernah menceritakan kisah itu sejak itu terjadi—saya mengenal seorang teman yang jatuh, dan kembali meninggal. Saya tidak melihatnya setelah dia kembali; hanya satu dari kami yang melihat, tetapi kami semua tahu dia ada di sana.</text:p>
      <text:p text:style-name="P3747"/>
      <text:p text:style-name="P3748">Tidak, saya tidak memberi Anda "hiu." Tidak ada hiu dalam cerita ini, dan saya tidak tahu apakah saya akan menceritakannya sama sekali jika kita tidak sendirian, hanya Anda dan saya. Tetapi Anda dan saya telah melihat hal-hal di berbagai tempat, dan mungkin Anda akan mengerti. Bagaimanapun, Anda tahu bahwa saya menceritakan apa yang saya ketahui, dan tidak ada yang lain; dan itu telah ada di pikiran saya untuk memberi tahu Anda sejak itu terjadi, hanya saja belum ada kesempatan.</text:p>
      <text:p text:style-name="P3749"/>
      <text:p text:style-name="P3750">Ini cerita panjang, dan butuh waktu lama untuk terjadi; dan itu dimulai bertahun-tahun yang lalu, di bulan Oktober, seingatku. Saat itu aku masih pelaut; aku lulus ujian Dewan Maritim lokal untuk menjadi nahkoda sekitar tiga tahun kemudian. Kapal itu bernama Helen B. Jackson, dari New York, membawa kayu untuk Hindia Barat, sebuah skuner empat tiang, Kapten Hackstaff. Kapal itu sudah tua, bahkan saat itu—tidak ada derek uap, dan semuanya harus dilakukan dengan tangan. Masih ada pelaut di perdagangan pantai pada masa itu, kau ingat. Dia bukan kapal yang sulit, karena Nakhoda lebih baik daripada kebanyakan, meskipun dia menyendiri dan memiliki wajah seperti kunci inggris. Kami bertiga belas orang, semuanya,<text:s/><text:soft-page-break/>di awak kapal; dan beberapa dari mereka kemudian berpikir itu mungkin ada hubungannya dengan itu, tetapi aku sudah disingkirkan dari omong kosong itu saat masih kecil. Aku tidak mengatakan bahwa aku suka berlayar pada hari Jumat, tetapi aku pernah berlayar pada hari Jumat, dan tidak ada yang terjadi; dan dua kali sebelum itu kami bertiga belas orang, karena salah satu anak buah kapal tidak muncul pada menit terakhir, dan tidak pernah terjadi apa pun juga—tidak lebih buruk daripada kehilangan satu atau dua tiang ringan, atau sedikit kanvas. Setiap kali aku mengalami kecelakaan kapal, kami berlayar dengan riang—tidak ada angka tiga belas, tidak ada hari Jumat, tidak ada orang mati di lambung kapal. Aku percaya itu biasanya terjadi seperti itu.</text:p>
      <text:p text:style-name="P3751"/>
      <text:p text:style-name="P3752">Kurasa kau ingat dua anak laki-laki Benton yang sangat mirip itu? Tidak heran, karena mereka adalah saudara kembar. Mereka ikut bersama kami sebagai anak laki-laki di Boston Belle tua, ketika kau menjadi perwira pertama dan aku berada di depan tiang. Aku tidak pernah yakin siapa yang mana dari keduanya, bahkan saat itu; dan ketika mereka berdua berjenggot, semakin sulit untuk membedakan mereka. Satu bernama Jim, dan yang lain Jack; James Benton dan John Benton. Satu-satunya perbedaan yang pernah kulihat adalah, yang satu tampaknya lebih ceria dan cenderung berbicara daripada yang lain; tetapi orang bahkan tidak bisa yakin tentang itu. Mungkin mereka memiliki suasana hati. Bagaimanapun, ada salah satu dari mereka yang biasa bersiul ketika sendirian. Dia hanya tahu satu lagu, dan itu adalah "Nancy Lee," dan yang lain tidak tahu lagu apa pun; tetapi aku mungkin salah tentang itu juga. Mungkin mereka berdua mengetahuinya.</text:p>
      <text:p text:style-name="P3753"/>
      <text:p text:style-name="P3754">Nah, kedua anak laki-laki Benton itu muncul di kapal Helen B. Jackson. Mereka telah berada di setengah lusin kapal sejak Boston Belle, dan mereka telah tumbuh dewasa dan menjadi pelaut yang baik. Mereka memiliki janggut kemerahan dan mata biru cerah serta wajah yang penuh bintik-bintik; dan mereka adalah orang-orang yang pendiam, pekerja yang baik pada tali-temali, cukup mau membantu, dan keduanya adalah orang-orang yang baik di kemudi. Mereka berhasil berada di kelompok kerja yang sama—itu adalah kelompok kerja buritan di Helen B., dan itu adalah kelompok kerjaku, dan aku sangat percaya pada mereka berdua. Jika ada pekerjaan di atas yang membutuhkan dua orang, mereka selalu yang pertama melompat ke tali-temali; tetapi itu tidak sering terjadi pada skuner foreandaft. Jika angin berhembus kencang, dan jibtopsail harus ditarik masuk, mereka tidak keberatan basah kuyup, dan mereka akan berada di ujung buritan sebelum ada tangan di downhaul. Para awak menyukai mereka karena itu, dan karena mereka tidak membual tentang apa yang bisa mereka lakukan. Aku ingat suatu hari dalam pekerjaan merapatkan layar, downhaul putus dan jatuh ke dek dari puncak spanker. Ketika cuaca membaik, dan kami menggoyangkan lipatan layar, downhaul dilupakan sampai kami kebetulan berpikir kami mungkin segera membutuhkannya lagi. Ada ombak, dan boom lepas, dan gaff membanting. Salah satu anak laki-laki Benton berada di kemudi, dan sebelum aku tahu apa yang dia lakukan, yang lain berada di gaff dengan ujung downhaul baru, mencoba memasang kembali melalui bloknya. Yang sedang memegang kemudi mengawasinya, dan menjadi pucat pasi. Yang lain berayun-ayun di ujung gaff, dan setiap kali kapal bergulir ke arah haluan, dia tersentak yang akan membuat apa pun selain monyet terbang ke angkasa. Tetapi dia tidak meninggalkannya sampai dia memasang tali baru, dan dia kembali dengan selamat. Kukira itu Jack di kemudi; yang tampaknya lebih ceria, yang bersiul "Nancy Lee." Dia lebih suka melakukan pekerjaan itu sendiri daripada menonton saudaranya melakukannya, dan dia tampak ketakutan; tetapi dia menjaga kapal tetap stabil di tengah gelombang, dan dia menarik napas panjang ketika Jim kembali ke blok peakhalliard, dan memiliki sesuatu untuk dipegang. Kukira itu Jim.</text:p>
      <text:p text:style-name="P3755"/>
      <text:p text:style-name="P3756">Mereka juga memiliki pakaian bagus, dan mereka adalah orang-orang yang rapi dan bersih di tempat tidur. Aku tahu mereka tidak memiliki kerabat di darat—tidak ada ibu, tidak ada saudara perempuan, dan tidak ada istri; tetapi entah bagaimana mereka berdua tampak seolah-olah seorang wanita memeriksa mereka sesekali. Aku ingat bahwa mereka memiliki satu tas peralatan di antara mereka, dan mereka memiliki jarum penjahit wanita di dalamnya. Salah satu awak mengatakan sesuatu tentang itu kepada mereka, dan mereka saling memandang; dan yang satu tersenyum, tetapi yang lain tidak. Sebagian besar pakaian mereka sama, tetapi mereka memiliki satu baju merah di antara mereka. Untuk beberapa waktu aku dulu berpikir selalu orang yang sama yang memakainya, dan aku berpikir itu mungkin cara untuk membedakan mereka. Tetapi kemudian aku mendengar salah satu dari mereka meminta yang lain, dan mengatakan bahwa yang lain telah memakainya terakhir kali. Jadi itu bukan pertanda juga. Koki adalah orang Hindia Barat, bernama James Lawley; ayahnya telah digantung karena memasang lampu di pohon kelapa di tempat yang tidak seharusnya. Tapi dia koki yang baik, dan tahu pekerjaannya; dan itu bukan sup dan bubur dan daging anjing setiap hari Minggu. Itu yang ingin kukatakan. Pada hari Minggu koki memanggil kedua anak laki-laki itu Jim, dan pada hari kerja ia memanggil mereka Jack. Dia biasa mengatakan bahwa dia pasti benar kadang-kadang jika dia melakukan itu, karena bahkan jarum jam di jam yang dicat menunjuk ke arah yang benar dua kali sehari.</text:p>
      <text:p text:style-name="P3757"/>
      <text:p text:style-name="P3758">Yang membuatku mencoba mencari cara untuk membedakan Benton adalah ini. Aku mendengar mereka berbicara tentang seorang gadis. Itu pada malam hari, di kelompok kerjaku, dan angin sedikit tiba-tiba mengarah ke kita, dan ketika kami telah melepaskan jibs, kami mengikat topsails, sementara kedua anak laki-laki Benton mendapatkan spanker sheet ke belakang. Salah satu dari mereka berada di kemudi. Aku sendiri menggulung downhaul mizzen topsail, dan akan pergi ke belakang untuk melihat bagaimana arahnya, ketika aku berhenti untuk melihat cahaya, dan bersandar di rumah dek. Saat aku berdiri di sana, aku mendengar kedua anak laki-laki itu berbicara. Kedengarannya seolah-olah mereka telah membicarakan hal yang sama sebelumnya, dan, sejauh yang bisa kulihat, suara yang kudengar pertama kali milik orang yang tidak begitu ceria seperti yang lain—orang yang merupakan Jim ketika orang tahu siapa dia.</text:p>
      <text:p text:style-name="P3759"/>
      <text:p text:style-name="P3760">"Apakah Mamie tahu?" tanya Jim.</text:p>
      <text:p text:style-name="P3761">"Belum," jawab Jack pelan. Dia sedang memegang kemudi. "Aku bermaksud memberitahunya saat kita pulang nanti."</text:p>
      <text:p text:style-name="P3762">"Baiklah."</text:p>
      <text:p text:style-name="P3763"/>
      <text:p text:style-name="P3764">Hanya itu yang kudengar, karena aku tidak mau berdiri di sana mendengarkan mereka membicarakan urusan mereka sendiri; jadi aku pergi ke belakang untuk memeriksa kompas, dan kukatakan kepada yang memegang kemudi untuk menjaga arahnya selama kapal masih berlayar, karena kupikir angin akan berbalik lagi tak lama lagi, dan ada daratan di arah bawah angin. Ketika dia menjawab, suaranya entah kenapa tidak terdengar riang. Mungkin saudara laki-lakinya telah menggantikannya memegang kemudi saat mereka berbicara, tetapi apa yang telah kudengar membuatku bertanya-tanya siapa di antara mereka yang punya kekasih di rumah. Ada banyak waktu untuk bertanya-tanya di atas sebuah skuner saat cuaca cerah.</text:p>
      <text:p text:style-name="P3765"/>
      <text:p text:style-name="P3766">Setelah itu kupikir aku memperhatikan bahwa kedua saudara itu lebih pendiam ketika mereka bersama. Mungkin mereka menduga aku telah mendengar sesuatu malam itu, dan tetap diam ketika aku berada di dekat mereka. Beberapa orang akan mengolok-olok mereka secara terpisah tentang kekasih<text:s/><text:soft-page-break/>di rumah, dan aku kira siapa pun di antara mereka akan membocorkan rahasianya jika aku melakukan itu. Tetapi, entah kenapa, aku tidak suka. Ya, aku sedang memikirkan untuk menikah saat itu, jadi aku merasakan semacam empati terhadap siapa pun di antara mereka, yang membuatku tidak ingin mengolok-oloknya.</text:p>
      <text:p text:style-name="P3767"/>
      <text:p text:style-name="P3768">Mereka tidak banyak bicara, menurutku; tetapi dalam cuaca cerah, ketika tidak ada yang perlu dilakukan di malam hari, dan salah satu sedang memegang kemudi, yang lain selalu berkeliaran seolah-olah dia menunggu untuk menggantikan kemudi, meskipun dia mungkin menikmati tidur siang yang tenang selama cuaca seperti itu. Atau, ketika salah satu bergiliran berjaga, yang lain akan duduk di jangkar di sampingnya. Salah satunya tetap dekat dengan yang lain, di malam hari lebih daripada di siang hari. Aku memperhatikan itu. Mereka senang duduk di jangkar itu, dan mereka biasanya menyimpan pipa mereka di bawahnya, karena Helen B. adalah kapal yang kering dalam sebagian besar cuaca, dan seperti kebanyakan kapal foreandafters lebih baik melawan angin daripada berlayar bebas. Dengan gelombang samping, kadang-kadang kami sedikit kemasukan air di buritan. Pokoknya, kami sedang terdorong oleh buritan dalam pelayaran itu, dan itulah salah satu alasan mengapa kami kehilangan orang itu.</text:p>
      <text:p text:style-name="P3769"/>
      <text:p text:style-name="P3770">Kami bertemu dengan angin kencang selatan, awalnya tenggara; dan kemudian barometer mulai turun sementara kau bisa melihatnya, dan gelombang panjang mulai muncul dari selatan. Beberapa bulan sebelumnya kita mungkin mengalami siklon, tetapi itu adalah "Oktober lagi" di perairan itu, seperti yang kau tahu lebih baik dariku. Itu hanya akan bertiup, lalu akan hujan, hanya itu; dan kami punya banyak waktu untuk mengamankan semuanya sebelum angin berhembus kencang. Angin bertiup lebih kencang setelah matahari terbenam, dan pada saat gelap gulita itu sudah menjadi angin kencang. Kami telah mengurangi layar untuk itu, tetapi karena kami sedang terdorong oleh buritan, kami membawa spanker yang sudah diikat rapat alih-alih layar badai. Kapal itu lebih mudah dikendalikan seperti itu, selama kita tidak perlu berhenti. Aku berjaga pertama dengan anak-anak Benton, dan kami belum berada di geladak satu jam ketika seorang anak pun dapat melihat bahwa cuaca menunjukkan keseriusannya.</text:p>
      <text:p text:style-name="P3771"/>
      <text:p text:style-name="P3772">Kapten datang ke geladak dan melihat sekeliling, dan dalam waktu kurang dari semenit dia menyuruh kami memasang layar badai. Itu berarti berhenti, dan aku senang; karena meskipun Helen B. adalah kapal yang cukup baik, dia bukanlah kapal baru, dan itu tidak baik untuk memaksanya dalam cuaca seperti itu. Aku bertanya apakah aku harus memanggil semua orang, tetapi saat itu juru masak datang ke buritan, dan Kapten berkata bahwa dia pikir kita bisa mengelola pekerjaan itu tanpa membangunkan yang tidur, dan layar badai sudah tersedia di geladak, karena kita tidak mengharapkan apa pun yang lebih baik. Kita semua mengenakan jas hujan, tentu saja, dan malam itu gelap seperti tambang batu bara, hanya ada seberkas cahaya dari celah di perisai kompas, dan kau tidak bisa membedakan satu orang dari orang lain kecuali dari suaranya. Kapten memegang kemudi; kami memindahkan boom ke tengah kapal, dan dia menancapkannya ke arah angin sampai hampir tidak bergerak. Angin sekarang bertiup, dan hanya aku dan dua orang lainnya yang bisa mengambil bagian dari tali pengikat, sementara yang lain menurunkan puncak dan tenggorokan, dan kami sibuk untuk mendapatkan beberapa putaran di sekitar layar basah. Itu semua permainan anak-anak di foreandafter dibandingkan dengan mengikat layar atas dalam kondisi cuaca apa pun, tetapi peralatan sebuah skuner kadang-kadang melakukan hal-hal yang tidak praktis yang tidak kau harapkan, dan tali halyard yang panjang itu selalu kusut jika lepas. Aku ingat berpikir betapa tidak praktisnya pekerjaan itu.<text:s/><text:soft-page-break/>Seseorang melepas blok tali pengikat tenggorokan, dan mengira dia telah mengaitkannya ke cincin kepala layar badai, dan memberi isyarat untuk mengangkat, tetapi dia telah melewatkannya dalam gelap, dan blok berat itu terbang ke tali-temali sisi angin, dan hampir membunuhnya ketika berayun kembali dengan gelombang. Kemudian Kapten mengangkatnya ke arah angin sampai layar depan bergetar seperti guntur; kemudian dia menahannya, dan kapal itu berbalik begitu layar depan terisi, dan dia tidak bisa mengembalikannya tanpa spanker. Kemudian Helen B. melakukan trik favoritnya, dan sebelum kami sempat banyak bicara, kami diterjang gelombang dari belakang dan terendam air sampai pinggang, dengan tali pengikat layar badai hanya setengah diikat di tiang, dan geladak penuh dengan peralatan sehingga kau tidak bisa menginjakkan kaki di atas papan, dan spanker mulai lepas lagi, karena diikat dengan buruk, dan kekacauan dan kesenangan neraka yang hanya bisa kau dapatkan di foreandafter ketika tidak ada masalah yang benar-benar serius. Tentu saja, aku tidak bermaksud mengatakan bahwa Kapten tidak bisa mengendalikan pekerjaannya sebaik kau atau aku atau pelaut lain; tetapi aku tidak percaya dia pernah berada di atas kapal Helen B. sebelumnya, atau memegang kemudi sampai saat itu; dan dia tidak tahu caranya. Aku tidak bermaksud mengatakan bahwa apa yang terjadi adalah kesalahannya. Aku tidak tahu siapa yang salah. Mungkin tidak ada yang salah. Tetapi aku tahu sesuatu terjadi di suatu tempat di kapal ketika kami diterjang gelombang itu, dan kau tidak akan pernah bisa menghilangkannya dari pikiranku. Aku tidak punya waktu luang, karena aku sedang mengikat sisa layar badai ke tiang. Kami berada di haluan kanan, dan tali pengikat tenggorokan turun ke kiri seperti biasa, dan aku kira setidaknya ada tiga orang yang mengangkatnya, sementara aku berada di tali pengikat.</text:p>
      <text:p text:style-name="P3773"/>
      <text:p text:style-name="P3774">Sekarang aku akan memberitahumu sesuatu. Kau sudah mengenalku, laki-laki dan anak laki-laki, beberapa pelayaran; dan kau lebih tua dariku; dan kau selalu menjadi teman baik bagiku. Sekarang, apakah kau pikir aku adalah tipe orang yang berpikir aku mendengar sesuatu di mana tidak ada yang perlu didengar, atau berpikir aku melihat sesuatu ketika tidak ada yang perlu dilihat? Tidak, kau tidak. Terima kasih. Nah sekarang, aku telah melewati pengikat terakhir, dan aku memberi isyarat kepada para pelaut untuk mengangkat, dan aku berdiri di rahang spankergaff, dengan tangan kiriku di baut trysail, sehingga aku bisa merasakan kapan itu sudah selesai, dan aku tidak memikirkan apa pun kecuali senang pekerjaan itu selesai, dan bahwa kita akan menghentikannya. Gelap seperti lubang batu bara, kecuali kau bisa melihat guratan di laut saat mereka berlalu, dan di belakang ruang kemudi aku bisa melihat seberkas cahaya dari kompas di jas hujan kuning kapten saat dia berdiri di kemudi—atau, lebih tepatnya, aku mungkin melihatnya jika aku melihat ke sana saat itu. Tapi aku tidak melihat ke sana. Aku mendengar seseorang bersiul. Itu adalah "Nancy Lee," dan aku bisa bersumpah bahwa orang itu tepat di atas kepalaku di crosstrees. Hanya saja entah bagaimana aku tahu betul bahwa jika ada yang bisa berada di sana, dan bisa bersiul, tidak ada telinga yang cukup tajam untuk mendengarnya di geladak saat itu. Aku mendengarnya dengan jelas, dan pada saat yang sama aku mendengar suara angin yang nyata di tali-temali sisi angin, tajam dan jelas seperti peluit uap di gerobak kacang Dago di New York. Itu benar, seperti seharusnya; tetapi yang lain tidak benar; dan aku merasa aneh dan kaku, seolah-olah aku tidak bisa bergerak, dan rambutku berdiri melawan lapisan flanel sou'westerku, dan aku mengira seseorang menjatuhkan bongkahan es ke punggungku.</text:p>
      <text:p text:style-name="P3775"/>
      <text:p text:style-name="P3776">Aku mengatakan bahwa suara angin di tali-temali itu nyata, seolah-olah yang lain tidak, karena aku merasa itu tidak, meskipun aku mendengarnya. Tapi itu nyata, juga; karena kapten juga mendengarnya. Ketika aku datang<text:s/><text:soft-page-break/>untuk menggantikan kemudi, sementara para pelaut membersihkan geladak, dia sedang mengutuk. Dia adalah orang yang tenang, dan aku belum pernah mendengarnya mengutuk sebelumnya, dan aku pikir aku tidak akan pernah mendengarnya lagi, meskipun beberapa hal aneh terjadi setelah itu. Mungkin dia mengatakan semua yang harus dia katakan saat itu; aku tidak tahu bagaimana dia bisa mengatakan lebih banyak lagi. Aku dulu berpikir tidak ada yang bisa mengutuk seperti orang Denmark, kecuali orang Neapolitan atau Amerika Selatan; tetapi ketika aku mendengar Kapten, aku mengubah pikiranku. Tidak ada yang mengapung atau di darat yang bisa mengalahkan salah satu kapten Amerika yang tenang, jika dia mulai mengutuk. Aku tidak perlu bertanya kepadanya apa masalahnya, karena aku tahu dia telah mendengar "Nancy Lee," seperti aku, hanya itu memengaruhi kita secara berbeda.</text:p>
      <text:p text:style-name="P3777"/>
      <text:p text:style-name="P3778">Dia tidak memberikan saya kemudi, tetapi menyuruh saya maju dan mengambil penutup kedua dari layar staysail, agar kapal tetap tegak. Saat kami menarik tali layar setelah selesai, orang di sebelah saya menjatuhkan topi hujannya ke bahu saya, dan wajahnya begitu dekat sehingga saya bisa melihatnya dalam gelap. Wajahnya pasti sangat pucat sehingga saya bisa melihatnya, tetapi saya baru memikirkannya kemudian. Saya tidak tahu bagaimana cahaya bisa sampai ke wajahnya, tetapi saya tahu itu salah satu anak laki-laki Benton. Saya tidak tahu apa yang membuat saya berbicara kepadanya. "Halo, Jim! Kaukah itu?" tanyaku. Saya tidak tahu mengapa saya menyebutnya Jim, bukan Jack.</text:p>
      <text:p text:style-name="P3779"/>
      <text:p text:style-name="P3780">"Aku Jack," jawabnya.</text:p>
      <text:p text:style-name="P3781"/>
      <text:p text:style-name="P3782">Kami mengamankan semuanya, dan keadaan menjadi jauh lebih tenang. "Nakhoda mendengarmu bersiul 'Nancy Lee' barusan," kataku, "dan dia tidak menyukainya."</text:p>
      <text:p text:style-name="P3783"/>
      <text:p text:style-name="P3784">Seakan ada cahaya putih di dalam wajahnya, dan itu mengerikan. Gigi-giginya gemetar. Tapi dia tidak mengatakan apa pun, dan semenit kemudian dia berada di suatu tempat dalam gelap berusaha menemukan topi hujannya di kaki tiang.</text:p>
      <text:p text:style-name="P3785"/>
      <text:p text:style-name="P3786">Ketika semuanya tenang, dan kapal berlayar lamban, bergoyang empat poin secara teratur seperti bandul, dan kemudi sedikit diikat ke arah haluan, Nakhoda kembali masuk, dan saya berhasil menyalakan pipa di sisi terlindung dek, karena tidak ada lagi yang harus dilakukan sampai badai mereda, dan kapal selembut bayi dalam buaiannya. Tentu saja juru masak telah turun ke bawah, seperti yang mungkin telah dia lakukan sejam sebelumnya; jadi seharusnya ada empat dari kami yang berjaga. Ada seorang pria di tempat pengawas, dan ada seorang pelaut di kemudi, meskipun tidak ada kemudi yang harus dilakukan, dan saya sedang menikmati pipa saya di sisi terlindung dek, dan pelaut keempat berada di sekitar dek, mungkin juga sedang merokok. Saya pikir beberapa nakhoda yang pernah saya ajak berlayar akan memanggil petugas jaga ke belakang, dan memberi mereka minuman setelah pekerjaan itu, tetapi tidak dingin, dan saya menduga Nakhoda kita tidak akan terlalu murah hati dengan cara itu. Tangan dan kaki saya panas sekali, dan sudah waktunya untuk mengenakan pakaian kering saat giliran jaga saya berakhir; jadi saya tetap di tempat saya, dan merokok. Tetapi lama-kelamaan, karena semuanya begitu tenang, saya mulai bertanya-tanya mengapa tidak ada yang bergerak di dek; hanya perasaan gelisah yang ingin tahu di mana setiap orang berada yang terkadang dirasakan dalam badai di malam yang gelap. Jadi ketika saya selesai merokok, saya mulai bergerak. Saya pergi ke belakang, dan ada seorang pria yang bersandar di kemudi, dengan kaki terbuka dan kedua<text:s/><text:soft-page-break/>tangan terjuntai di bawah cahaya dari kompas, dan topi hujannya menutupi matanya. Kemudian saya pergi ke depan, dan ada seorang pria di tempat pengawas, dengan punggungnya menempel pada tiang depan, mencari perlindungan dari layar staysail. Saya tahu dari perawakannya yang pendek bahwa dia bukan salah satu anak laki-laki Benton. Kemudian saya berkeliling di sisi arah angin, dan mencari-cari dalam gelap, karena saya mulai bertanya-tanya di mana pria lain itu berada. Tetapi saya tidak dapat menemukannya, meskipun saya mencari di dek sampai saya kembali ke belakang. Itu pasti salah satu anak laki-laki Benton yang hilang, tetapi tidak seperti mereka berdua untuk turun ke bawah untuk mengganti pakaian mereka dalam cuaca yang begitu hangat. Pria di kemudi adalah yang lain, tentu saja. Saya berbicara kepadanya.</text:p>
      <text:p text:style-name="P3787"/>
      <text:p text:style-name="P3788">"Jim, apa yang terjadi pada saudaramu?"</text:p>
      <text:p text:style-name="P3789">"Saya Jack, tuan."</text:p>
      <text:p text:style-name="P3790">"Baiklah, Jack, di mana Jim? Dia tidak ada di dek."</text:p>
      <text:p text:style-name="P3791">"Saya tidak tahu, tuan."</text:p>
      <text:p text:style-name="P3792">Ketika saya mendekatinya, ia berdiri karena naluri, dan meletakkan tangannya di kemudi seolah-olah sedang mengemudi, meskipun roda sudah diikat; tetapi ia tetap menundukkan wajahnya, dan setengah tersembunyi oleh tepi topi hujannya, sementara ia tampak menatap kompas. Ia berbicara dengan suara sangat rendah, tetapi itu wajar, karena kapten membiarkan pintunya terbuka saat ia masuk, karena malam itu hangat meskipun badai, dan tidak ada kekhawatiran akan kemasukan air lagi sekarang.</text:p>
      <text:p text:style-name="P3793"/>
      <text:p text:style-name="P3794">"Apa yang membuatmu bersiul seperti itu, Jack? Kau sudah cukup lama di laut untuk tahu lebih baik."</text:p>
      <text:p text:style-name="P3795"/>
      <text:p text:style-name="P3796">Dia mengatakan sesuatu, tetapi aku tidak bisa mendengar kata-katanya; kedengarannya seperti dia menyangkal tuduhan itu.</text:p>
      <text:p text:style-name="P3797"/>
      <text:p text:style-name="P3798">"Seseorang bersiul," kataku.</text:p>
      <text:p text:style-name="P3799"/>
      <text:p text:style-name="P3800">Dia tidak menjawab, dan kemudian, aku tidak tahu mengapa, mungkin karena Nakhoda Tua belum memberi kita minuman, aku memotong setengah inci dari tembakau yang ada di saku jas hujanku, dan memberikannya kepadanya. Dia tahu tembakauku bagus, dan dia memasukkannya ke dalam mulutnya sambil mengucapkan terima kasih. Aku berada di sisi cuaca kemudi.</text:p>
      <text:p text:style-name="P3801"/>
      <text:p text:style-name="P3802">"Pergi ke depan dan lihat apakah kau bisa menemukan Jim," kataku.</text:p>
      <text:p text:style-name="P3803"/>
      <text:p text:style-name="P3804">Dia tersentak sedikit, lalu mundur dan melewatiku dari belakang, berjalan di sisi arah angin. Mungkin kesunyiannya tentang peluit itu membuatku jengkel, dan sikapnya yang menganggap bahwa karena kami berlayar hove to dan malam gelap, dia boleh pergi ke depan sesuka hatinya. <text:s/>Bagaimanapun, aku menghentikannya, meskipun aku berbicara dengan cukup ramah.</text:p>
      <text:p text:style-name="P3805"/>
      <text:p text:style-name="P3806">"Lewati ke arah haluan, Jack," kataku.</text:p>
      <text:p text:style-name="P3807"/>
      <text:p text:style-name="P3808">Dia tidak menjawab, tetapi menyeberangi dek di antara kompas dan rumah dek ke sisi haluan. Kapal hanya sedikit miring dan kembali tegak, dan menghadapi ombak besar semulus mungkin, tetapi lelaki itu tidak mantap di kakinya dan oleng ke sudut rumah dek lalu ke pagar haluan. Aku cukup yakin dia tidak minum apa pun, karena kedua saudara itu bukanlah tipe yang menyembunyikan rum dari teman-teman kapal mereka, jika mereka punya, dan satu-satunya minuman keras di kapal terkunci di kabin kapten. Aku bertanya-tanya apakah dia terbentur blok tali halyard dan terluka.</text:p>
      <text:p text:style-name="P3809"/>
      <text:soft-page-break/>
      <text:p text:style-name="P3810">Aku meninggalkan kemudi dan mengikutinya, tetapi ketika sampai di sudut rumah dek, aku melihat dia berlari kencang ke depan, jadi aku kembali. Aku memperhatikan kompas sebentar, untuk melihat seberapa jauh kapal berbelok, dan kapal itu pasti kembali tegak setengah lusin kali sebelum aku mendengar suara-suara, lebih dari tiga atau empat, di depan; dan kemudian aku mendengar suara juru masak Hindia Barat kecil, tinggi dan nyaring di atas suara-suara lainnya:</text:p>
      <text:p text:style-name="P3811"/>
      <text:p text:style-name="P3812">"Orang jatuh ke laut!"</text:p>
      <text:p text:style-name="P3813"/>
      <text:p text:style-name="P3814">Tidak ada yang bisa dilakukan, kapal telah dihentikan dan kemudi diikat. Jika ada seorang yang jatuh ke laut, dia pasti berada di air tepat di samping kapal. Aku tak bisa membayangkan bagaimana hal itu bisa terjadi, tapi aku berlari ke depan secara naluriah. Aku bertemu koki terlebih dahulu, setengah telanjang hanya mengenakan kemeja dan celana panjangnya, persis seperti saat ia terjatuh dari ranjangnya. Ia sedang memanjat ke rigging utama, jelas berharap untuk melihat orang itu, seolah-olah ada orang yang bisa melihat sesuatu di malam seperti ini, kecuali guratan busa di air hitam, dan sesekali gulungan ombak yang pecah saat hilang ke arah haluan. Beberapa orang sedang mengintip ke laut gelap dari pagar kapal. Aku menangkap kaki koki, dan bertanya siapa yang hilang.</text:p>
      <text:p text:style-name="P3815"/>
      <text:p text:style-name="P3816">"Jim Benton," teriaknya kepadaku. "Dia tidak ada di kapal ini!"</text:p>
      <text:p text:style-name="P3817"/>
      <text:p text:style-name="P3818">Tidak ada keraguan tentang itu. Jim Benton telah hilang; dan aku tahu seketika bahwa dia telah disapu laut saat kita memasang layar badai. Sudah hampir setengah jam sejak saat itu; kapal berlari liar selama beberapa menit sampai kita menghentikannya, dan tidak ada perenang yang bisa bertahan selama itu di laut seperti itu. Para awak tahu itu sebaik aku, tetapi mereka masih menatap busa seolah-olah mereka memiliki kesempatan untuk melihat orang yang hilang. Aku membiarkan koki naik ke rigging dan bergabung dengan para awak, dan bertanya apakah mereka telah melakukan pencarian menyeluruh di kapal, meskipun aku tahu mereka telah melakukannya dan itu tidak akan lama, karena dia tidak ada di dek, dan hanya ada ruang depan di bawah.</text:p>
      <text:p text:style-name="P3819"/>
      <text:p text:style-name="P3820">"Laut itu membawanya, Tuan, sesungguhnya," kata salah seorang awak di dekatku.</text:p>
      <text:p text:style-name="P3821"/>
      <text:p text:style-name="P3822">Tentu saja kita tidak memiliki perahu yang bisa bertahan di laut itu, dan kita semua tahu itu. Aku menawarkan untuk menurunkan satu perahu, dan membiarkannya hanyut ke belakang dua atau tiga panjang kabel dengan tali, jika para awak berpikir mereka bisa menarikku kembali ke kapal; tetapi tidak ada satu pun dari mereka yang mau mendengarkan itu, dan aku mungkin akan tenggelam jika aku mencobanya, bahkan dengan sabuk penyelamat; karena itu adalah laut yang berombak. Selain itu, mereka semua tahu sebaik aku bahwa orang itu tidak mungkin tepat di belakang kita. Aku tidak tahu mengapa aku berbicara lagi.</text:p>
      <text:p text:style-name="P3823"/>
      <text:p text:style-name="P3824">"Jack Benton, kau di sana? Maukah kau pergi jika aku pergi?"</text:p>
      <text:p text:style-name="P3825"/>
      <text:p text:style-name="P3826">"Tidak, Tuan," jawab sebuah suara; dan hanya itu.</text:p>
      <text:p text:style-name="P3827"/>
      <text:p text:style-name="P3828">Pada saat itu Nakhoda sudah berada di dek, dan aku merasakan tangannya di pundakku agak kasar, seakan-akan ia ingin menggoyangku.</text:p>
      <text:p text:style-name="P3829"/>
      <text:soft-page-break/>
      <text:p text:style-name="P3830">"Kurasa kau lebih berakal, Tuan Torkeldsen," katanya. "Tuhan tahu aku akan mempertaruhkan kapalku untuk mencarinya, jika itu berguna; tetapi ia pasti sudah pergi setengah jam yang lalu."</text:p>
      <text:p text:style-name="P3831"/>
      <text:p text:style-name="P3832">Ia adalah orang yang pendiam, dan para pelaut tahu ia benar, dan bahwa mereka telah melihat Jim Benton untuk terakhir kalinya ketika mereka membetulkan layar trysail—jika ada yang melihatnya saat itu. Kapten turun ke bawah lagi, dan untuk beberapa waktu para pelaut berdiri di sekitar Jack, cukup dekat dengannya, tanpa mengatakan apa pun, seperti yang dilakukan para pelaut ketika mereka kasihan pada seseorang dan tidak dapat membantunya; dan kemudian giliran jaga berikutnya beristirahat, dan kami bertiga yang bertugas di dek.</text:p>
      <text:p text:style-name="P3833"/>
      <text:p text:style-name="P3834">Tidak ada yang dapat mengerti bahwa ada banyak penghiburan dalam pemakaman, kecuali dia telah merasakan perasaan hampa yang ada ketika seorang pria hilang di laut yang disukai semua orang. Kurasa pelaut darat berpikir akan lebih mudah jika mereka tidak perlu menguburkan ayah, ibu, dan teman-teman mereka; tetapi tidak akan begitu. Entah bagaimana pemakaman tetap mempertahankan gagasan sesuatu yang di luar sana. Kamu mungkin percaya pada sesuatu itu juga; tetapi seorang pria yang telah pergi dalam kegelapan, di antara dua lautan, tanpa jeritan, tampaknya jauh lebih sulit dijangkau daripada jika dia masih berbaring di tempat tidurnya, dan baru saja berhenti bernapas. Mungkin Jim Benton tahu itu, dan ingin kembali kepada kita. Aku tidak tahu, dan aku hanya menceritakan apa yang terjadi, dan kamu boleh berpikir apa pun yang kamu suka.</text:p>
      <text:p text:style-name="P3835"/>
      <text:p text:style-name="P3836">Jack tetap di kemudi malam itu sampai gilirannya berakhir. Aku tidak tahu apakah dia tidur setelahnya, tetapi ketika aku naik ke geladak empat jam kemudian, dia ada di sana lagi, dengan jas hujannya, topi badainya menutupi matanya, menatap ke kompas. Kami melihat bahwa dia lebih suka berdiri di sana, dan kami membiarkannya sendirian. Mungkin itu sedikit penghiburan baginya untuk mendapatkan sinar cahaya itu ketika semuanya begitu gelap. <text:s/>Mulai hujan juga, seperti yang bisa terjadi ketika badai selatan akan pecah, dan kami mengambil setiap ember dan bak di kapal, dan meletakkannya di bawah boom untuk menampung air tawar untuk mencuci pakaian kami. Hujan membuatnya sangat tebal, dan aku pergi dan berdiri di bawah naungan layar staysail, melihat ke luar. Aku bisa mengatakan bahwa hari akan segera tiba, karena buihnya lebih putih dalam gelap di tempat laut berpuncak, dan sedikit demi sedikit hujan hitam menjadi abu-abu dan beruap, dan aku tidak bisa melihat cahaya merah lampu buritan di air ketika kapal itu berbelok dan bergulir ke arah haluan. Badai telah mereda jauh, dan dalam satu jam lagi kita akan berlayar lagi. Aku masih berdiri di sana ketika Jack Benton datang ke depan. Dia berdiri beberapa menit di dekatku. Hujan turun deras, dan aku bisa melihat janggutnya yang basah dan sebagian pipinya juga, abu-abu di fajar. Kemudian dia membungkuk dan mulai meraba-raba di bawah jangkar untuk pipanya. Kami hampir tidak mengalami kebocoran air di depan, dan kurasa dia punya cara untuk menyimpan pipa itu, sehingga hujan tidak mengapungkannya. Akhirnya dia berdiri tegak lagi, dan aku melihat bahwa dia memegang dua pipa. Salah satunya milik saudara laki-lakinya, dan setelah melihatnya sebentar kurasa dia mengenali miliknya sendiri, karena dia memasukkannya ke dalam mulutnya, yang basah kuyup. Kemudian dia melihat yang lain selama satu menit penuh tanpa bergerak. Ketika dia telah membuat keputusan, kurasa, dia dengan tenang melemparkannya ke atas rel haluan, bahkan tanpa menoleh untuk melihat apakah aku memperhatikannya. Aku pikir itu sayang, karena itu adalah pipa kayu yang bagus, dengan selubung nikel, dan seseorang akan senang memilikinya. Tapi aku tidak suka berkomentar, karena dia berhak melakukan apa yang dia inginkan dengan milik saudara laki-lakinya<text:s/><text:soft-page-break/>yang sudah meninggal. Dia meniup air dari pipanya sendiri, dan mengeringkannya di jaketnya, memasukkan tangannya ke dalam jas hujannya; dia mengisinya, berdiri di bawah naungan tiang depan, mendapatkan api setelah membuang dua atau tiga korek api, dan membalik pipa di giginya, untuk menjaga agar hujan tidak masuk ke dalam mangkuk. Aku tidak tahu mengapa aku memperhatikan semua yang dia lakukan, dan mengingatnya sekarang; tetapi entah bagaimana aku merasa kasihan padanya, dan aku terus bertanya-tanya apakah ada sesuatu yang bisa kukatakan yang akan membuatnya merasa lebih baik. Tapi aku tidak memikirkan apa pun, dan karena hari sudah terang, aku pergi ke belakang lagi, karena aku menduga bahwa Kapten akan segera keluar dan memerintahkan layar spanker dipasang dan kemudi diangkat. Tapi dia tidak keluar sebelum tujuh lonceng, tepat ketika awan pecah dan menunjukkan langit biru di arah haluan—"barometer orang Prancis," dulu kamu menyebutnya.</text:p>
      <text:p text:style-name="P3837"/>
      <text:p text:style-name="P3838">Beberapa orang tampaknya tidak begitu mati, ketika mereka mati, seperti orang lain. Jim Benton seperti itu. Dia berada di giliranku, dan aku tidak bisa terbiasa dengan gagasan bahwa dia tidak ada di geladak bersamaku. Aku selalu mengharapkan untuk melihatnya, dan saudara laki-lakinya sangat mirip dengannya sehingga aku sering merasa seolah-olah aku melihatnya dan lupa bahwa dia sudah meninggal, dan membuat kesalahan memanggil Jack dengan namanya; meskipun aku mencoba untuk tidak melakukannya, karena aku tahu itu pasti menyakitkan. Jika Jack pernah menjadi yang lebih ceria dari keduanya, seperti yang selalu kupikirkan, dia telah berubah banyak, karena dia menjadi lebih pendiam daripada Jim.</text:p>
      <text:p text:style-name="P3839"/>
      <text:p text:style-name="P3840">Suatu sore yang cerah aku sedang duduk di palka utama, memperbaiki jam taffraillog, yang akhir-akhir ini tidak bekerja dengan baik, dan aku telah meminta juru masak untuk membawakan cangkir kopi untuk menampung sekrup-sekrup kecil saat aku melepasnya, dan sebuah piring untuk minyak sperma yang akan aku gunakan. Aku memperhatikan bahwa dia tidak pergi, tetapi berkeliaran tanpa benar-benar memperhatikan apa yang kulakukan, seolah-olah dia ingin mengatakan sesuatu kepadaku. Aku pikir jika itu penting, dia akan mengatakannya bagaimanapun juga, jadi aku tidak menanyainya; dan memang benar dia mulai dengan sendirinya tidak lama kemudian. Tidak ada orang di geladak kecuali orang yang memegang kemudi, dan orang lain di depan.</text:p>
      <text:p text:style-name="P3841"/>
      <text:p text:style-name="P3842">"Tuan Torkeldsen," kata juru masak, lalu berhenti.</text:p>
      <text:p text:style-name="P3843"/>
      <text:p text:style-name="P3844">Kurasa dia akan memintaku membiarkan arlojinya mengeluarkan satu barel tepung, atau sedikit daging asin.</text:p>
      <text:p text:style-name="P3845"/>
      <text:p text:style-name="P3846">"Baiklah, Dokter?" tanyaku, karena dia tidak melanjutkan.</text:p>
      <text:p text:style-name="P3847"/>
      <text:p text:style-name="P3848">"Baiklah, Tuan Torkeldsen," jawabnya, "Entah bagaimana aku ingin bertanya apakah menurutmu aku memberikan kepuasan di kapal ini, atau tidak?"</text:p>
      <text:p text:style-name="P3849"/>
      <text:p text:style-name="P3850">"Sejauh yang kukenal, kau melakukannya, Dokter. Aku belum mendengar keluhan dari anjungan, dan kapten tidak mengatakan apa-apa, dan kupikir kau mengerti pekerjaanmu, dan anak kabin itu pakaiannya sampai meletus. Itu terlihat seperti kau memberikan kepuasan. Apa yang membuatmu berpikir kau tidak?"</text:p>
      <text:p text:style-name="P3851"/>
      <text:p text:style-name="P3852">Aku tidak pandai berbicara gaya Hindia Barat, dan tidak akan mencoba; tetapi dokter berputar-putar dulu, dan kemudian dia mengatakan padaku bahwa dia pikir para pelaut mulai memainkan trik padanya, dan dia tidak menyukainya, dan berpikir dia tidak pantas mendapatkannya, dan ingin<text:s/><text:soft-page-break/>dibebaskan di pelabuhan berikutnya. Kukatakan padanya bahwa dia bodoh sekali, tentu saja, untuk memulai; dan bahwa para pelaut lebih cenderung bercanda dengan orang yang mereka sukai daripada dengan siapa pun yang ingin mereka singkirkan; kecuali itu lelucon buruk, seperti membanjiri ranjangnya, atau mengisi sepatunya dengan ter. Tapi itu bukan lelucon praktis seperti itu. Dokter mengatakan bahwa para pelaut mencoba menakut-nakuti dia, dan dia tidak menyukainya, dan bahwa mereka menghalangi jalannya dengan hal-hal yang menakutkannya. Jadi kukatakan padanya bahwa dia bodoh sekali karena takut, bagaimanapun juga, dan aku ingin tahu apa yang mereka halangi. Dia memberi saya jawaban yang aneh. Dia mengatakan itu adalah sendok dan garpu, dan piring-piring aneh, dan sesekali cangkir, dan hal-hal seperti itu.</text:p>
      <text:p text:style-name="P3853"/>
      <text:p text:style-name="P3854">Aku meletakkan taffraillog di atas kain kanvas yang telah ku bentangkan di bawahnya, lalu menatap dokter. Ia tampak gelisah, matanya seperti ketakutan, dan wajahnya yang kuning tampak keabu-abuan. Ia tidak sedang mencari masalah. Ia sedang dalam masalah. Jadi aku menanyainya.</text:p>
      <text:p text:style-name="P3855"/>
      <text:p text:style-name="P3856">Ia mengatakan ia bisa berhitung sebaik siapa pun, dan berhitung tanpa menggunakan jari, tetapi jika tidak bisa berhitung dengan cara lain, ia menggunakan jari, dan hasilnya selalu sama. Ia mengatakan bahwa ketika ia dan anak buah kapal membersihkan setelah makan para pelaut, selalu ada lebih banyak barang yang harus dicuci daripada yang telah ia bagikan. Ada satu garpu lebih, atau satu sendok lebih, dan kadang-kadang satu sendok dan satu garpu, dan selalu ada satu piring lebih. Bukan itu yang ia keluhkan. Sebelum Jim Benton yang malang hilang, mereka memiliki satu orang lebih untuk diberi makan, dan perlengkapannya untuk dicuci setelah makan, dan itu sudah termasuk dalam kontrak, kata dokter. <text:s/>Itu akan terjadi jika ada dua puluh orang di kapal; tetapi ia tidak berpikir itu benar jika para pelaut melakukan tipu daya seperti itu. Ia menyimpan barang-barangnya dengan rapi, dan ia menghitungnya, dan ia bertanggung jawab atasnya, dan tidaklah benar jika para pelaut mengambil barang lebih dari yang mereka butuhkan ketika punggungnya berpaling, dan hanya mengotori serta mencampurnya dengan barang mereka sendiri, sehingga membuatnya berpikir—</text:p>
      <text:p text:style-name="P3857"/>
      <text:p text:style-name="P3858">Ia berhenti di situ, dan menatapku, dan aku menatapnya. Aku tidak tahu apa yang ia pikirkan, tetapi aku mulai menebak. Aku tidak akan menuruti omong kosong seperti itu, jadi aku menyuruhnya untuk berbicara kepada para pelaut sendiri, dan tidak menggangguku dengan hal-hal seperti itu.</text:p>
      <text:p text:style-name="P3859"/>
      <text:p text:style-name="P3860">"Hitung piring, garpu, dan sendok di hadapan mereka ketika mereka duduk di meja, dan katakan kepada mereka bahwa hanya itu yang akan mereka dapatkan; dan setelah mereka selesai, hitung barang-barang itu lagi, dan jika jumlahnya tidak tepat, cari tahu siapa yang melakukannya. Kau tahu pasti salah satu dari mereka. Kau bukan anak baru; kau telah berlayar selama sepuluh atau sebelas tahun, dan tidak perlu pelajaran tentang bagaimana berperilaku jika anak-anak nakal mengerjaimu."</text:p>
      <text:p text:style-name="P3861"/>
      <text:p text:style-name="P3862">"Jika aku bisa menangkapnya," kata koki, "aku akan menusuknya sebelum ia sempat berdoa."</text:p>
      <text:p text:style-name="P3863"/>
      <text:p text:style-name="P3864">Orang-orang Hindia Barat itu selalu membicarakan pisau, terutama saat mereka sangat ketakutan. <text:s/>Aku tahu maksudnya, dan tidak bertanya, tetapi melanjutkan membersihkan roda gigi kuningan dari alat pencatat jarak tempuh paten, dan melumasi bantalannya dengan bulu. "Bukankah lebih baik mencucinya dengan air mendidih, Pak?" tanya koki dengan nada yang merayu.<text:s/><text:soft-page-break/>Dia tahu bahwa dia telah mempermalukan dirinya sendiri, dan ingin memperbaikinya.</text:p>
      <text:p text:style-name="P3865"/>
      <text:p text:style-name="P3866">Aku tidak mendengar lagi tentang piring dan roda gigi aneh itu selama dua atau tiga hari, meskipun aku cukup memikirkan ceritanya. Dokter jelas percaya bahwa Jim Benton telah kembali, meskipun dia tidak begitu suka mengatakannya. Ceritanya terdengar cukup konyol di siang hari yang cerah, dalam cuaca baik, ketika matahari berada di atas air, dan setiap kain menarik angin, dan laut tampak menyenangkan dan tidak berbahaya seperti kucing yang baru saja memakan kenari. Tetapi ketika menjelang akhir pengawasan pertama, dan bulan yang memudar belum terbit, dan air seperti minyak yang tenang, dan layar-layar depan menggantung terkulai dan tak berdaya seperti sayap burung mati—itu tidak sama saat itu. Lebih dari sekali aku telah tersentak dan menoleh ketika seekor ikan melompat, mengharapkan melihat wajah mencuat dari air dengan matanya tertutup. Kurasa kita semua merasakan sesuatu seperti itu saat itu.</text:p>
      <text:p text:style-name="P3867"/>
      <text:p text:style-name="P3868">Suatu sore kami memasang tali baru pada tali pengikat layar depan. Itu bukan giliranku, tetapi aku berdiri di sana, memperhatikan. Saat itu juga Jack Benton naik dari bawah, dan pergi mencari pipanya di bawah jangkar. Wajahnya keras dan tegang, dan matanya dingin seperti bola baja. Dia hampir tidak pernah berbicara sekarang, tetapi dia melakukan tugasnya seperti biasa, dan tidak ada yang perlu mengeluh tentangnya, meskipun kami semua mulai bertanya-tanya berapa lama kesedihannya atas kematian saudara laki-lakinya akan berlangsung seperti itu. Aku memperhatikannya saat dia membungkuk, dan memasukkan tangannya ke tempat persembunyian pipa. Ketika dia berdiri, dia memegang dua pipa di tangannya.</text:p>
      <text:p text:style-name="P3869"/>
      <text:p text:style-name="P3870">Sekarang, aku ingat betul melihat dia membuang salah satu pipa itu, pagi-pagi setelah badai; dan itu terlintas di pikiranku sekarang, dan aku menduga dia tidak menyimpan persediaan di bawah jangkar. Aku melihat wajahnya, dan itu berwarna putih kehijauan, seperti buih di air dangkal, dan dia berdiri lama melihat dua pipa itu. Dia tidak melihat mana yang menjadi miliknya, karena aku tidak berjarak lima yard darinya saat dia berdiri, dan salah satu pipa itu telah dihisap hari itu, dan berkilau di tempat tangannya menggosoknya, dan bagian mulut pipa tulang telah tergores putih di tempat giginya menggigitnya. Yang lainnya basah kuyup. Itu bengkak dan retak karena basah, dan menurutku ada sedikit rumput laut di atasnya.</text:p>
      <text:p text:style-name="P3871"/>
      <text:p text:style-name="P3872">Jack Benton menoleh agak diam-diam saat aku menoleh, dan kemudian dia menyembunyikan benda itu di saku celananya, dan pergi ke belakang di sisi bawah angin, di luar pandangan. Para pelaut telah memasang tali pengikat layar depan untuk memperbaikinya, tetapi aku menunduk di bawahnya dan berdiri di tempat aku bisa melihat apa yang dilakukan Jack, tepat di bawah layar depan. Dia tidak bisa melihatku, dan dia mencari sesuatu. Tangannya gemetar saat dia mengambil sepotong batang besi setengah bengkok, sekitar satu kaki panjangnya, yang telah digunakan untuk memutar baut mata, dan telah ditinggalkan di palka utama. Tangannya gemetar saat dia mengeluarkan sepotong tali dari sakunya, dan mengikat pipa yang basah kuyup itu ke besi. Dia tidak bermaksud membiarkannya hanyut juga, karena dia mengikatnya dengan hati-hati, dan menariknya kencang lalu mengikatnya, sehingga tidak bisa terlepas, dan mengikat ujungnya dengan dua simpul setengah pada besi, dan mengaitkannya kembali pada dirinya sendiri. Kemudian dia mencobanya dengan tangannya, dan melihat ke atas dan ke bawah geladak diam-diam, dan kemudian diam-diam menjatuhkan pipa dan besi itu ke laut, sehingga aku bahkan tidak mendengar cipratannya. Jika ada yang bermain-main di kapal, itu bukan untuk koki.</text:p>
      <text:p text:style-name="P3873"/>
      <text:p text:style-name="P3874">Aku bertanya beberapa hal tentang Jack Benton, dan salah seorang pria memberi tahuku bahwa dia malas makan, hampir tidak makan apa pun, menghabiskan semua kopi yang bisa dia dapatkan, dan telah menghabiskan tembakau miliknya sendiri dan mulai merokok tembakau sisa milik saudaranya.</text:p>
      <text:p text:style-name="P3875"/>
      <text:p text:style-name="P3876">"Dokter bilang tidak begitu, Pak," kata pria itu, menatapku malu-malu, seakan-akan dia tidak berharap perkataannya dipercaya; "dokter bilang jumlah makanan yang habis dari sarapan ke sarapan sama seperti sebelum Jim jatuh ke laut, meskipun ada satu mulut kurang dan satu lagi yang tidak makan apa pun. Kataku itu anak kabin yang memakannya. Dia gemuk sekali."</text:p>
      <text:p text:style-name="P3877"/>
      <text:p text:style-name="P3878">Kukatakan padanya bahwa jika anak kabin makan lebih dari bagiannya, dia harus bekerja lebih dari bagiannya, agar seimbang. Tapi pria itu tertawa aneh, dan menatapku lagi.</text:p>
      <text:p text:style-name="P3879"/>
      <text:p text:style-name="P3880">"Saya hanya mengatakan itu, Pak, begitu saja. Kita semua tahu itu tidak benar."</text:p>
      <text:p text:style-name="P3881"/>
      <text:p text:style-name="P3882">"Lalu, bagaimana sebenarnya?"</text:p>
      <text:p text:style-name="P3883"/>
      <text:p text:style-name="P3884">"Bagaimana keadaannya?" tanya pria itu, setengah marah sekaligus. "Saya tidak tahu bagaimana keadaannya, tetapi ada seseorang di kapal yang juga mendapat bagiannya seperti kita, teratur seperti bunyi lonceng."</text:p>
      <text:p text:style-name="P3885"/>
      <text:p text:style-name="P3886">"Apakah dia menggunakan tembakau?" tanyaku, bermaksud untuk membuatnya tertawa, tetapi saat aku berbicara, aku teringat pipa yang basah kuyup.</text:p>
      <text:p text:style-name="P3887"/>
      <text:p text:style-name="P3888">"Kurasa dia menggunakan penyulingan sendiri," jawab pria itu, dengan suara rendah dan aneh. "Mungkin dia akan mengambil milik orang lain ketika miliknya habis."</text:p>
      <text:p text:style-name="P3889"/>
      <text:p text:style-name="P3890">Sekitar jam sembilan pagi, kukira, karena saat itu kapten memanggilku untuk menjaga kronometer sementara dia melakukan pengamatan. Kapten Hackstaff bukanlah salah satu dari nakhoda tua yang melakukan semuanya sendiri dengan arloji saku, dan menyimpan kunci kronometer di saku rompi mereka, dan tidak mau memberi tahu perwira pertama seberapa jauh perhitungan mati itu meleset. Dia agak sebaliknya, dan aku senang karenanya, karena dia biasanya membiarkanku mengerjakan pengamatan yang dia ambil, dan hanya memeriksa angka-angkaku setelahnya. Aku harus mengatakan bahwa penglihatannya cukup tajam, karena dia dapat menemukan kesalahan dalam logaritma, atau memberi tahuku bahwa aku telah mengerjakan "Persamaan Waktu" dengan tanda yang salah, sebelum menurutku dia bisa sampai pada "setengah jumlah, dikurangi ketinggian." Dia selalu benar, juga, dan di samping itu dia tahu banyak tentang kapal besi dan deviasi lokal, dan menyesuaikan kompas, dan semua hal semacam itu. Aku tidak tahu bagaimana dia bisa menjadi komandan sebuah skuner foreandaft. Dia tidak pernah berbicara tentang dirinya sendiri, dan mungkin dia hanya menjadi perwira pertama di salah satu kapal layar baja besar itu, dan sesuatu telah membuatnya mundur. Mungkin dia telah menjadi kapten, dan telah menabrakkan kapalnya, tanpa kesalahan khusus darinya, dan harus memulai lagi. Terkadang dia berbicara seperti kau dan aku, dan terkadang dia akan berbicara lebih seperti buku, atau beberapa orang Boston yang pernah kudengar. Aku tidak tahu. Kita semua pernah menjadi teman sekapal sesekali dengan orang-orang yang telah melihat hari-hari yang lebih baik. Mungkin dia telah berada di Angkatan Laut, tetapi yang membuatku berpikir<text:s/><text:soft-page-break/>dia tidak mungkin, adalah bahwa dia adalah pelaut yang sangat baik, seorang pelaut tua yang berpengalaman, dan mengerti tentang layar, yang jarang dilakukan oleh para pelaut Angkatan Laut. <text:s/>Kenapa, kau dan aku telah berlayar dengan orang-orang di depan tiang yang memiliki sertifikat master mereka di saku mereka—sertifikat Dewan Perdagangan Inggris, juga—yang dapat mengerjakan ketinggian ganda jika kau meminjamkan mereka sekstan dan memberi mereka pandangan pada kronometer, sebaik banyak orang yang memimpin kapal layar besar. Navigasi bukanlah segalanya, atau keterampilan pelaut juga. Kau harus memilikinya di dalam dirimu, jika kau ingin sampai di sana.</text:p>
      <text:p text:style-name="P3891"/>
      <text:p text:style-name="P3892">Aku tidak tahu bagaimana kapten kita mendengar bahwa ada masalah di depan. Anak kapal mungkin telah memberi tahu dia, atau orang-orang mungkin telah berbicara di luar pintunya ketika mereka mengganti kemudi di malam hari. Bagaimanapun, dia mengetahuinya, dan ketika dia telah melakukan pengamatannya pagi itu, dia mengumpulkan semua orang di belakang, dan memberi mereka ceramah. Itu adalah jenis pembicaraan yang mungkin kau harapkan darinya. Dia mengatakan bahwa dia tidak punya keluhan, dan sejauh yang dia tahu setiap orang di kapal melakukan tugasnya, dan bahwa dia diberi tahu bahwa orang-orang mendapatkan bagian mereka, dan puas. Dia mengatakan kapalnya tidak pernah menjadi kapal yang sulit, dan bahwa dia menyukai ketenangan, dan itulah alasannya dia tidak ingin ada omong kosong, dan orang-orang mungkin juga memahaminya. Kita telah mengalami kemalangan besar, katanya, dan itu bukan kesalahan siapa pun. Kita telah kehilangan seseorang yang kita semua sukai dan hormati, dan dia merasa bahwa setiap orang di kapal seharusnya menyesali saudara laki-laki orang itu, yang tertinggal, dan bahwa itu adalah hal yang kekanak-kanakan, tidak adil, tidak berbudi luhur, dan pengecut, untuk bermain-main dengan garpu, sendok, dan pipa, dan perlengkapan semacam itu. Dia mengatakan itu harus berhenti sekarang juga, dan hanya itu, dan orang-orang mungkin pergi ke depan. Dan begitulah yang mereka lakukan.</text:p>
      <text:p text:style-name="P3893"/>
      <text:p text:style-name="P3894">Situasi semakin memburuk setelah itu, dan para pelaut memperhatikan koki, dan koki memperhatikan para pelaut, seolah-olah mereka saling mengintai; tetapi saya rasa semua orang merasakan ada sesuatu yang lain. Suatu sore, saat makan malam, saya berada di dek, dan Jack datang ke belakang untuk menggantikan kemudi sementara orang yang sedang memegang kemudi makan malam. Ia belum melewati palka utama di sisi kiri, ketika saya mendengar seseorang berlari dengan sandal yang berdetak di dek, dan ada semacam teriakan dan saya melihat koki berkulit hitam menghampiri Jack, dengan pisau ukir di tangannya. Saya melompat untuk memisahkan mereka, dan Jack berbalik cepat, dan mengulurkan tangannya. Saya terlalu jauh untuk mencapai mereka, dan koki menusuk dengan pisaunya. Tetapi bilahnya tidak mengenai Benton. Koki tampak menusuk-nusuk udara berulang kali, setidaknya empat kaki dari sasaran. Kemudian ia menurunkan tangan kanannya, dan saya melihat putih matanya dalam cahaya senja, dan ia terhuyung ke tiang dan memegang sebuah pasak dengan tangan kirinya. Saat itu saya sudah sampai padanya, dan memegang tangannya yang memegang pisau, dan tangan lainnya juga, karena saya mengira ia akan menggunakan pasak; tetapi Jack Benton berdiri menatapnya dengan bodoh, seolah-olah ia tidak mengerti. <text:s/>Tetapi sebaliknya, koki berpegangan karena ia tidak bisa berdiri, dan giginya gemetar, dan ia melepaskan pisau, dan ujungnya menancap di dek.</text:p>
      <text:p text:style-name="P3895"/>
      <text:p text:style-name="P3896">"Dia gila!" kata Jack Benton, dan hanya itu yang ia katakan; dan ia pergi ke belakang.</text:p>
      <text:p text:style-name="P3897"/>
      <text:soft-page-break/>
      <text:p text:style-name="P3898">Ketika ia pergi, koki mulai sadar, dan ia berbicara sangat pelan, di dekat telinga saya.</text:p>
      <text:p text:style-name="P3899"/>
      <text:p text:style-name="P3900">"Ada dua dari mereka! Demi Tuhan, ada dua dari mereka!"</text:p>
      <text:p text:style-name="P3901"/>
      <text:p text:style-name="P3902">Saya tidak tahu mengapa saya tidak mencekiknya, dan mencengkramnya dengan baik; tetapi saya tidak melakukannya. Saya hanya mengambil pisau dan memberikannya kepadanya, dan menyuruhnya kembali ke galinya, dan tidak membuat dirinya bodoh. <text:s/>Kau tahu, ia tidak menyerang Jack, tetapi sesuatu yang ia kira dilihatnya, dan saya tahu apa itu, dan saya merasakan hal yang sama, seperti bongkahan es yang meluncur di punggung saya, yang saya rasakan malam itu ketika kami membengkokkan layar tiga sisi.</text:p>
      <text:p text:style-name="P3903"/>
      <text:p text:style-name="P3904">Ketika para pelaut melihatnya berlari ke buritan, mereka segera mengejarnya, tetapi berhenti ketika melihat saya telah menangkapnya. <text:s/>Lama kemudian, pria yang sebelumnya berbicara kepada saya menceritakan apa yang terjadi. Dia adalah pria kecil yang kekar, berambut merah.</text:p>
      <text:p text:style-name="P3905"/>
      <text:p text:style-name="P3906">"Begini," katanya, "tidak banyak yang bisa diceritakan. Jack Benton sedang makan malam bersama kami. Dia selalu duduk di sudut belakang meja, di sisi kiri. Adiknya biasanya duduk di ujung, di sebelahnya. Dokter memberinya sepotong pai yang sangat besar untuk penutup, dan setelah selesai dia tidak berhenti untuk merokok, tetapi segera pergi untuk mengganti petugas kemudi. Begitu dia pergi, dokter datang dari dapur, dan ketika melihat piring Jack kosong dia terpaku menatapnya; dan kami semua bertanya-tanya apa masalahnya, sampai kami melihat piring itu. Ada dua garpu di atasnya, Tuan, berdampingan. Kemudian dokter mengambil pisaunya, dan berlari naik melalui palka seperti roket. Garpu lainnya ada di sana, Tuan Torkeldsen, karena kami semua melihatnya dan memegangnya; dan kami semua punya garpu masing-masing. Itu saja yang saya tahu."</text:p>
      <text:p text:style-name="P3907"/>
      <text:p text:style-name="P3908">Saya tidak merasa ingin tertawa ketika dia menceritakan kisah itu; tetapi saya berharap Kapten tidak mendengarnya, karena saya tahu dia tidak akan mempercayainya, dan tidak ada kapten yang pernah berlayar yang suka mendengar cerita seperti itu beredar di kapalnya. Itu akan merusak nama baik kapal. Tetapi itu semua yang pernah dilihat siapa pun kecuali koki, dan dia bukan orang pertama yang mengira melihat sesuatu tanpa pengaruh minuman. Saya pikir, jika dokter lemah pikiran, seperti yang terjadi kemudian, dia mungkin melakukan sesuatu yang bodoh lagi, dan mungkin akan terjadi masalah serius. Tetapi dia tidak. Hanya saja, dua atau tiga kali, saya melihatnya menatap Jack Benton dengan cara yang aneh dan ketakutan, dan sekali saya mendengarnya berbicara pada dirinya sendiri.</text:p>
      <text:p text:style-name="P3909"/>
      <text:p text:style-name="P3910">"Ada dua dari mereka! Demi Tuhan, ada dua dari mereka!"</text:p>
      <text:p text:style-name="P3911"/>
      <text:p text:style-name="P3912">Dia tidak mengatakan apa pun lagi tentang meminta pembebasan tugasnya, tetapi saya tahu pasti bahwa jika dia sampai di pelabuhan berikutnya, kita tidak akan pernah melihatnya lagi, meskipun dia harus meninggalkan perlengkapannya, dan uangnya juga. Dia ketakutan sekali, untuk selamanya; dan dia tidak akan baik lagi sampai dia mendapatkan kapal lain. Tidak ada gunanya berbicara kepada seseorang ketika dia seperti itu, sama seperti tidak ada gunanya mengirim seorang anak ke puncak tiang utama ketika dia telah kehilangan keberaniannya.</text:p>
      <text:p text:style-name="P3913"/>
      <text:p text:style-name="P3914">Jack Benton tidak pernah menceritakan apa yang terjadi malam itu. Aku tidak tahu apakah dia tahu tentang dua garpu itu, atau tidak; atau apakah dia mengerti apa masalahnya. Apa pun yang dia ketahui dari awak kapal lain, dia jelas hidup di bawah tekanan berat. Dia cukup tenang, bahkan<text:s/><text:soft-page-break/>terlalu tenang; tetapi wajahnya tegang, dan kadang-kadang berkedut aneh ketika dia sedang memegang kemudi, dan dia akan menoleh tajam ke belakang. <text:s/>Seorang pelaut tidak melakukan itu secara alami, kecuali ada kapal yang menurutnya sedang mendekat dari belakang. Jika itu terjadi, jika pelaut yang memegang kemudi bangga pada kapalnya, dia hampir selalu akan terus melirik ke belakang untuk melihat apakah kapal lain itu sedang mengejar. Tetapi Jack Benton biasa menoleh ke belakang ketika tidak ada apa pun di sana; dan yang aneh, awak kapal lain tampaknya meniru kebiasaan itu ketika mereka memegang kemudi. Suatu hari Kapten muncul tepat ketika pelaut yang memegang kemudi melihat ke belakang.</text:p>
      <text:p text:style-name="P3915"/>
      <text:p text:style-name="P3916">"Apa yang kau lihat?" tanya kapten.</text:p>
      <text:p text:style-name="P3917"/>
      <text:p text:style-name="P3918">"Tidak ada, Pak," jawab pelaut itu.</text:p>
      <text:p text:style-name="P3919"/>
      <text:p text:style-name="P3920">"Maka awasi tiang layar belakang," kata Kapten, seolah-olah dia lupa bahwa kita bukan kapal layar persegi.</text:p>
      <text:p text:style-name="P3921"/>
      <text:p text:style-name="P3922">"Baik, Pak," kata pelaut itu.</text:p>
      <text:p text:style-name="P3923"/>
      <text:p text:style-name="P3924">Kapten menyuruhku turun dan menghitung lintang berdasarkan perhitungan posisi kapal, lalu ia pergi ke depan anjungan dan duduk membaca, seperti yang sering dilakukannya. Ketika aku naik, orang yang memegang kemudi sedang melihat sekeliling lagi, dan aku berdiri di sampingnya dan dengan tenang bertanya apa yang dilihat semua orang, karena itu sudah menjadi kebiasaan umum. Awalnya ia tidak mau mengatakan apa pun, hanya menjawab bahwa itu tidak ada apa-apa. Tetapi ketika ia melihat aku tampaknya tidak peduli, dan hanya berdiri di sana seolah tidak ada lagi yang perlu dikatakan, ia pun mulai berbicara.</text:p>
      <text:p text:style-name="P3925"/>
      <text:p text:style-name="P3926">Ia mengatakan bahwa bukan karena ia melihat sesuatu, karena tidak ada yang bisa dilihat kecuali tali layar spanker yang sedikit tegang, dan bergerak di dalam katrol-katrol saat skuner naik menghadapi gelombang pendek. Tidak ada yang terlihat, tetapi menurutnya tali layar itu mengeluarkan suara aneh di dalam katrol. Itu adalah tali manila baru; dan dalam cuaca kering memang mengeluarkan sedikit suara, sesuatu di antara derit dan desisan. Aku melihatnya dan melihat orang itu, dan tidak mengatakan apa pun; dan akhirnya ia melanjutkan. Ia bertanya apakah aku tidak memperhatikan sesuatu yang aneh tentang suara itu. Aku mendengarkan sebentar, dan berkata aku tidak memperhatikan apa pun.</text:p>
      <text:p text:style-name="P3927"/>
      <text:p text:style-name="P3928">Kemudian ia tampak agak malu, tetapi berkata ia tidak berpikir itu bisa telinganya sendiri, karena setiap orang yang memegang kemudi pada gilirannya mendengar hal yang sama kadang-kadang,—kadang-kadang sekali sehari, kadang-kadang sekali semalam, kadang-kadang berlangsung selama satu jam penuh.</text:p>
      <text:p text:style-name="P3929"/>
      <text:p text:style-name="P3930">"Kedengarannya seperti menggergaji kayu," kataku, begitu saja.</text:p>
      <text:p text:style-name="P3931"/>
      <text:p text:style-name="P3932">"Bagi kita kedengarannya lebih seperti seseorang bersiul 'Nancy Lee'," Ia mulai gugup saat mengucapkan kata-kata terakhir. "Nah, Tuan, bukankah Anda mendengarnya?" tanyanya tiba-tiba.</text:p>
      <text:p text:style-name="P3933"/>
      <text:p text:style-name="P3934">Hanya terdengar derit lembaran manila. Menjelang siang, cuaca cerah di perairan selatan—jenis hari dan waktu yang paling tidak Anda duga akan merasa merinding. Tapi saya ingat bagaimana saya mendengar lagu yang sama di atas kepala di malam hari dalam angin ribut dua minggu sebelumnya, dan saya tidak malu mengatakan bahwa sensasi yang sama menimpa saya sekarang,<text:s/><text:soft-page-break/>dan saya berharap diri saya jauh dari Helen B., dan di atas kapal kargo tua apa pun, dengan kincir angin di dek, dan seorang kapten delapan puluh empat, dan kebocoran baru setiap kali angin berhembus.</text:p>
      <text:p text:style-name="P3935"/>
      <text:p text:style-name="P3936">Sedikit demi sedikit selama beberapa hari berikutnya, kehidupan di kapal itu menjadi sangat tak tertahankan seperti yang dapat Anda bayangkan. Bukan karena banyak pembicaraan, karena saya pikir para pelaut itu bahkan malu untuk berbicara satu sama lain dengan bebas tentang apa yang mereka pikirkan. Seluruh awak kapal menjadi pendiam, sampai hampir tidak pernah terdengar suara, kecuali memberikan perintah dan jawabannya. Para pelaut tidak duduk saat makan ketika tugas mereka selesai, tetapi segera masuk ke tempat tidur atau duduk-duduk di anjungan, menghisap pipa mereka tanpa sepatah kata pun. Kita semua memikirkan hal yang sama. Kita semua merasa seolah-olah ada tangan di atas kapal, kadang-kadang di bawah, kadang-kadang di sekitar geladak, kadang-kadang di atas, kadang-kadang di ujung boom; mengambil bagian penuh dari apa yang didapat orang lain, tetapi tidak melakukan pekerjaan untuk itu. Kita tidak hanya merasakannya, kita mengetahuinya. Dia tidak membutuhkan tempat, dia tidak menimbulkan bayangan, dan kita tidak pernah mendengar langkah kakinya di dek; tetapi dia mengambil bagiannya bersama yang lain secara teratur seperti bel, dan—dia bersiul "Nancy Lee." Itu seperti mimpi terburuk yang dapat Anda bayangkan; dan saya berani mengatakan banyak dari kita mencoba untuk mempercayai itu hanyalah sesuatu yang lain kadang-kadang, ketika kita berdiri melihat ke arah pagar cuaca dalam cuaca yang bagus dengan angin di wajah kita; tetapi jika kita kebetulan berbalik dan melihat ke mata satu sama lain, kita tahu itu sesuatu yang lebih buruk daripada mimpi apa pun; dan kita akan berpaling dari satu sama lain dengan perasaan yang aneh dan sakit, berharap bahwa kita hanya sekali dapat melihat seseorang yang tidak tahu apa yang kita ketahui.</text:p>
      <text:p text:style-name="P3937"/>
      <text:p text:style-name="P3938">Tidak banyak lagi yang bisa diceritakan tentang Helen B. Jackson, sejauh yang saya ketahui. Kami lebih seperti muatan kapal orang gila daripada apa pun ketika kami masuk di bawah Morro Castle dan berlabuh di Havana. Koki itu demam otak, dan sangat gila dalam deliriumnya; dan sisa para pelaut tidak jauh dari keadaan yang sama. Tiga atau empat hari terakhir sangat mengerikan, dan kami hampir mengalami pemberontakan di kapal seperti yang pernah saya inginkan. Para pelaut tidak ingin menyakiti siapa pun; tetapi mereka ingin pergi dari kapal itu, jika mereka harus berenang untuk itu; untuk menjauh dari peluit itu, dari teman kapal yang telah kembali, dan yang memenuhi kapal dengan dirinya yang tak terlihat! Saya tahu bahwa jika Kapten Tua dan saya tidak mengawasi dengan ketat, para pelaut akan meletakkan perahu dengan tenang pada salah satu malam yang tenang itu, dan pergi, meninggalkan kapten dan saya dan koki gila untuk mengoperasikan skuner ke pelabuhan. Tentu saja kita akan melakukannya, karena kita tidak jauh untuk berlari jika kita bisa mendapatkan angin; dan beberapa kali saya mendapati diri saya berharap para awak benar-benar pergi, karena keadaan ketakutan yang mengerikan di mana mereka hidup mulai bekerja pada saya juga. Anda lihat saya sebagian percaya dan sebagian tidak; tetapi, bagaimanapun juga, saya tidak bermaksud membiarkan hal itu mengalahkan saya, apa pun itu. Saya juga menjadi kasar, dan membuat para pelaut bekerja pada semua jenis pekerjaan, dan mendorong mereka sampai mereka berharap saya juga berada di laut. Bukan karena Kapten Tua dan saya mencoba untuk mendorong mereka untuk meninggalkan kapal tanpa gaji mereka, seperti yang saya sesali banyak kapten dan perwira melakukannya, bahkan sekarang. Kapten Hackstaff sangat jujur, dan saya tidak bermaksud agar orang-orang miskin itu ditipu satu sen pun; dan saya tidak menyalahkan mereka karena ingin meninggalkan kapal, tetapi menurut saya satu-satunya kesempatan untuk menjaga semua<text:s/><text:soft-page-break/>orang tetap waras selama beberapa hari terakhir adalah dengan membuat para pelaut bekerja sampai mereka jatuh. Ketika mereka kelelahan, mereka tidur sebentar, dan melupakan hal itu sampai mereka harus bangun di dek dan menghadapinya lagi. Itu sudah bertahun-tahun yang lalu. Apakah Anda percaya bahwa saya tidak dapat mendengar "Nancy Lee" sekarang, tanpa merasa dingin di punggung saya? Karena saya juga mendengarnya, sesekali, setelah orang itu menjelaskan mengapa dia selalu melihat ke belakang. Mungkin itu imajinasi. Saya tidak tahu. Ketika saya melihat ke belakang, tampaknya saya hanya ingat pertarungan panjang melawan sesuatu yang tidak dapat saya lihat, melawan kehadiran yang mengerikan, melawan sesuatu yang lebih buruk daripada kolera atau Yellow Jack atau wabah—dan, Tuhan tahu, yang paling ringan dari mereka sudah cukup buruk ketika itu meletus di laut. Para pelaut menjadi seputih kapur, dan tidak mau berkeliaran di dek sendirian di malam hari, tidak peduli apa yang saya katakan kepada mereka. Dengan koki yang mengamuk di tempat tidurnya, anjungan akan menjadi neraka yang sempurna, dan tidak ada kabin cadangan di kapal. Tidak pernah ada di kapal foreandafter. Jadi saya memasukkannya ke dalam kabin saya, dan dia lebih tenang di sana, dan akhirnya jatuh ke dalam semacam pingsan seolah-olah dia akan mati. Saya tidak tahu apa yang terjadi padanya, karena kami membawanya ke darat hidup-hidup dan meninggalkannya di rumah sakit.</text:p>
      <text:p text:style-name="P3939"/>
      <text:p text:style-name="P3940">Para pelaut datang ke belakang dalam satu kelompok, cukup tenang, dan bertanya kepada kapten apakah dia tidak akan membayar mereka, dan membiarkan mereka pergi ke darat. Beberapa pelaut tidak akan melakukannya, karena mereka telah bekerja untuk pelayaran, dan telah menandatangani surat perjanjian. Tetapi kapten tahu bahwa ketika pelaut memiliki ide di kepala mereka, mereka tidak lebih baik dari anak-anak; dan jika dia memaksa mereka untuk tetap berada di kapal, dia tidak akan mendapatkan banyak pekerjaan dari mereka, dan tidak dapat mengandalkan mereka dalam kesulitan. Jadi dia membayar mereka, dan membiarkan mereka pergi. Ketika mereka pergi ke depan untuk mengambil perlengkapan mereka, dia bertanya kepada saya apakah saya juga ingin pergi, dan untuk sesaat saya merasakan perasaan lemah bahwa saya mungkin juga melakukannya. Tapi saya tidak, dan dia adalah teman baik saya setelahnya. Mungkin dia berterima kasih kepada saya karena tetap bersamanya.</text:p>
      <text:p text:style-name="P3941"/>
      <text:p text:style-name="P3942">Ketika para pelaut pergi, dia tidak datang ke dek; tetapi itu adalah tugas saya untuk bersiaga saat mereka meninggalkan kapal. Mereka memiliki dendam kepada saya karena membuat mereka bekerja selama beberapa hari terakhir, dan sebagian besar dari mereka masuk ke dalam perahu tanpa sepatah kata pun atau pandangan, seperti yang dilakukan pelaut. Jack Benton adalah yang terakhir pergi ke sisi kapal, dan dia berdiri diam sebentar dan menatap saya, dan wajahnya yang pucat berkedut. Saya pikir dia ingin mengatakan sesuatu.</text:p>
      <text:p text:style-name="P3943"/>
      <text:p text:style-name="P3944">"Jaga dirimu, Jack," kataku. "Sampai jumpa!"</text:p>
      <text:p text:style-name="P3945"/>
      <text:p text:style-name="P3946">Sepertinya dia tak bisa bicara selama dua atau tiga detik; lalu kata-katanya keluar dengan terbata-bata.</text:p>
      <text:p text:style-name="P3947"/>
      <text:p text:style-name="P3948">"Ini bukan salahku, Tuan Torkeldsen. Sumpah, ini bukan salahku!"</text:p>
      <text:p text:style-name="P3949"/>
      <text:p text:style-name="P3950">Hanya itu; dan dia jatuh ke laut, meninggalkanku bertanya-tanya apa maksudnya.</text:p>
      <text:p text:style-name="P3951"/>
      <text:p text:style-name="P3952">Kapten dan aku tetap di kapal, dan penjual perlengkapan kapal mendapat seorang anak laki-laki Hindia Barat untuk memasak untuk kami.</text:p>
      <text:p text:style-name="P3953"/>
      <text:p text:style-name="P3954">Sore itu, sebelum tidur, kami berdiri di dekat pagar kapal, menikmati rokok dengan tenang, menyaksikan lampu-lampu kota, seperempat mil jauhnya, terpantul di air yang tenang. <text:s/>Ada musik dari daratan, di rumah dansa pelaut, kurasa; dan aku yakin sebagian besar awak kapal yang telah meninggalkan kapal ada di sana, dan sudah mabuk berat. Musiknya memainkan banyak lagu pelaut yang saling menyatu, dan kami bisa mendengar suara-suara mereka dalam paduan suara sesekali. Satu lagu berganti dengan lagu lain, lalu terdengarlah "Nancy Lee," keras dan jelas, dan para pelaut menyanyikan "Yoho, heaveho!"</text:p>
      <text:p text:style-name="P3955"/>
      <text:p text:style-name="P3956">"Aku tidak punya telinga untuk musik," kata Kapten Hackstaff, "tapi menurutku itu lagu yang ditiup siulan orang itu malam kita kehilangan seorang awak kapal. Aku tidak tahu mengapa lagu itu terngiang-ngiang di kepalaku, dan tentu saja itu semua omong kosong; tapi menurutku aku telah mendengarnya sepanjang perjalanan."</text:p>
      <text:p text:style-name="P3957"/>
      <text:p text:style-name="P3958">Aku tidak mengatakan apa pun, tetapi aku bertanya-tanya seberapa banyak yang dipahami oleh Kapten Tua. Kemudian kami masuk tidur, dan aku tidur sepuluh jam tanpa membuka mata.</text:p>
      <text:p text:style-name="P3959"/>
      <text:p text:style-name="P3960">Aku tetap di Helen B. Jackson setelah itu selama aku masih sanggup bertahan; tetapi malam itu ketika kami berlabuh di Havana adalah terakhir kalinya aku mendengar "Nancy Lee" di kapal itu. <text:s/>Awak kapal tambahan telah pergi ke daratan bersama yang lain, dan dia tidak pernah kembali, dan dia membawa lagu itu bersamanya; tetapi semua hal itu masih jelas dalam ingatanku seolah-olah terjadi kemarin.</text:p>
      <text:p text:style-name="P3961"/>
      <text:p text:style-name="P3962">Setelah itu aku berlayar di perairan dalam selama satu tahun atau lebih, dan setelah pulang aku mendapatkan sertifikat, dan karena memiliki teman dan telah menabung sedikit uang, dan mendapat warisan kecil dari seorang paman di Norwegia, aku mendapatkan komando sebuah kapal pesisir, dengan sedikit saham di dalamnya. Aku di rumah selama tiga minggu sebelum kembali ke laut, dan Jack Benton melihat namaku di koran lokal, dan menulis surat kepadaku.</text:p>
      <text:p text:style-name="P3963"/>
      <text:p text:style-name="P3964">Dia berkata bahwa dia telah meninggalkan laut, dan mencoba bertani, dan dia akan menikah, dan dia bertanya apakah aku tidak akan datang untuk itu, karena jaraknya tidak lebih dari empat puluh menit dengan kereta; dan dia dan Mamie akan bangga memilikiku di pernikahan itu. <text:s/>Aku ingat bagaimana aku pernah mendengar seorang saudara laki-laki bertanya kepada saudara laki-laki yang lain apakah Mamie tahu. Itu berarti, apakah dia tahu bahwa dia ingin menikahinya, kurasa. Dia telah mengambil waktu untuk itu, karena sudah hampir tiga tahun sejak kita kehilangan Jim Benton ke laut.</text:p>
      <text:p text:style-name="P3965"/>
      <text:p text:style-name="P3966">Aku tidak punya pekerjaan khusus selama kita bersiap untuk berlayar; tidak ada yang menghalangiku untuk pergi selama sehari, maksudku; dan aku pikir aku ingin bertemu Jack Benton, dan melihat gadis yang akan dinikahinya. Aku bertanya-tanya apakah dia telah menjadi ceria lagi, dan telah menghilangkan pandangan lesu yang dia miliki ketika dia mengatakan kepadaku bahwa itu bukan kesalahannya. Bagaimana mungkin itu kesalahannya, bagaimanapun juga? Jadi aku menulis surat kepada Jack bahwa aku akan datang dan melihatnya menikah; dan ketika hari itu tiba, aku naik kereta dan sampai di sana sekitar pukul sepuluh pagi. Aku berharap aku tidak melakukannya. Jack menjemputku di stasiun, dan dia mengatakan kepadaku bahwa pernikahan itu akan diadakan di sore hari, dan bahwa mereka tidak akan pergi dalam perjalanan bulan madu yang konyol, dia dan<text:s/><text:soft-page-break/>Mamie, tetapi hanya akan berjalan pulang dari rumah ibunya ke pondoknya. Itu sudah cukup baginya, katanya. Aku menatapnya lama setelah kami bertemu. Ketika kami berpisah, aku punya semacam firasat bahwa dia mungkin akan minum, tetapi dia tidak. Dia tampak sangat terhormat dan kaya dengan jas hitam dan kerah tinggi kotanya; tetapi dia lebih kurus dan lebih kurus daripada ketika aku mengenalnya, dan ada garis-garis di wajahnya, dan aku pikir matanya memiliki pandangan aneh, setengah licik, setengah ketakutan. Dia tidak perlu takut padaku, karena aku tidak bermaksud berbicara kepada pengantinnya tentang Helen B. Jackson.</text:p>
      <text:p text:style-name="P3967"/>
      <text:p text:style-name="P3968">Dia membawa ku ke pondoknya terlebih dahulu, dan aku dapat melihat bahwa dia bangga akan hal itu. Itu tidak lebih dari sepanjang kabel dari garis air pasang, tetapi air pasang sedang surut, dan sudah ada hamparan pasir keras dan basah di sisi lain jalan pantai. Sebidang tanah Jack membentang di belakang pondok sekitar seperempat mil, dan dia mengatakan bahwa beberapa pohon yang kita lihat adalah miliknya. Pagar-pagarnya rapi dan terawat baik, dan ada lumbung berukuran cukup besar agak jauh dari pondok, dan aku melihat beberapa ternak yang tampak bagus di padang rumput; tetapi menurutku itu bukan pertanian yang hebat, dan kupikir tak lama lagi Jack harus meninggalkan istrinya untuk mengurusnya, dan kembali berlayar. Tetapi aku mengatakan itu adalah pertanian yang bagus, agar terlihat menyenangkan, dan karena aku tidak tahu banyak tentang hal-hal ini, kurasa memang begitu, tetap saja. Aku tidak pernah melihatnya selain sekali itu. Jack mengatakan kepadaku bahwa dia dan saudaranya lahir di pondok itu, dan ketika ayah dan ibunya meninggal, mereka menyewakan tanah itu kepada ayah Mamie, tetapi menyimpan pondok untuk ditinggali ketika mereka pulang dari laut untuk sementara waktu. Itu adalah tempat kecil yang serapi yang kau inginkan: lantainya bersih seperti dek kapal pesiar, dan catnya segar seperti kapal perang. Jack selalu menjadi pelukis yang baik. Ada ruang tamu yang bagus di lantai dasar, dan Jack telah menempel kertas dinding dan menggantung dinding dengan foto-foto kapal dan pelabuhan asing, dan dengan barang-barang yang dia bawa pulang dari pelayarannya: bumerang, tongkat Laut Selatan, topi jerami Jepang, dan kipas Gibraltar dengan pertarungan banteng di atasnya, dan semua jenis perlengkapan seperti itu. Menurutku sepertinya Nona Mamie ikut campur dalam menatanya. Ada kompor Franklin besi baru yang dipoles dipasang di perapian tua, dan taplak meja merah dari Alexandria yang disulam dengan huruf-huruf Mesir yang aneh itu. Semuanya cerah dan nyaman, dan dia menunjukkan semuanya kepadaku, dan bangga akan semuanya, dan aku semakin menyukainya. Tapi aku berharap suaranya akan terdengar lebih ceria, seperti ketika kita pertama kali berlayar di Helen B., dan pandangan lesu itu akan hilang dari wajahnya sebentar. Jack menunjukkan semuanya kepadaku, dan membawa ku ke atas, dan semuanya sama: cerah, segar, dan siap untuk pengantin wanita. Tetapi di pendaratan atas ada sebuah pintu yang tidak dibuka Jack. Ketika kami keluar dari kamar tidur, aku memperhatikan bahwa pintu itu sedikit terbuka, dan Jack menutupnya dengan cepat dan mengunci pintu.</text:p>
      <text:p text:style-name="P3969"/>
      <text:p text:style-name="P3970">"Kunci itu tidak bagus," katanya, hampir pada dirinya sendiri. "Pintu selalu terbuka."</text:p>
      <text:p text:style-name="P3971"/>
      <text:p text:style-name="P3972">Aku tidak terlalu memperhatikan apa yang dia katakan, tetapi ketika kami menuruni tangga pendek, yang baru dicat dan dipernis sehingga aku hampir takut untuk melangkah di atasnya, dia berbicara lagi.</text:p>
      <text:p text:style-name="P3973"/>
      <text:p text:style-name="P3974">"Itu kamarnya, Pak. Sudah saya jadikan semacam gudang."</text:p>
      <text:p text:style-name="P3975"/>
      <text:soft-page-break/>
      <text:p text:style-name="P3976">"Mungkin Anda akan membutuhkannya dalam setahun atau lebih," kataku, ingin bersikap ramah.</text:p>
      <text:p text:style-name="P3977"/>
      <text:p text:style-name="P3978">"Kurasa kita tidak akan menggunakan kamarnya untuk itu," jawab Jack dengan suara rendah.</text:p>
      <text:p text:style-name="P3979"/>
      <text:p text:style-name="P3980">Lalu ia menawarkan cerutu dari kotak baru di ruang tamu, dan ia mengambil satu, lalu kami menyalakannya, dan keluar; dan ketika kami membuka pintu depan, Mamie Brewster berdiri di jalan setapak seolah-olah sedang menunggu kami. Dia adalah gadis yang cantik, dan aku tidak heran Jack bersedia menunggunya selama tiga tahun. Aku bisa melihat bahwa ia tidak dibesarkan dengan pemanas uap dan penyimpanan dingin, tetapi tumbuh menjadi seorang wanita di tepi laut. Ia memiliki mata cokelat, rambut cokelat yang indah, dan tubuh yang bagus.</text:p>
      <text:p text:style-name="P3981"/>
      <text:p text:style-name="P3982">"Ini Kapten Torkeldsen," kata Jack. "Ini Nona Brewster, Kapten; dan ia senang bertemu Anda."</text:p>
      <text:p text:style-name="P3983"/>
      <text:p text:style-name="P3984">"Yah, memang," kata Nona Mamie, "karena Jack sering bercerita tentang Tuan kepada kami, Kapten."</text:p>
      <text:p text:style-name="P3985"/>
      <text:p text:style-name="P3986">Ia mengulurkan tangannya, mengambil tangan saya dan menjabatnya dengan hangat, dan saya kira saya mengatakan sesuatu, tetapi saya tahu saya tidak banyak bicara.</text:p>
      <text:p text:style-name="P3987"/>
      <text:p text:style-name="P3988">Pintu depan pondok menghadap laut, dan ada jalan setapak lurus menuju gerbang di jalan pantai. Ada jalan setapak lain dari anak tangga pondok yang berbelok ke kanan, cukup lebar untuk dua orang berjalan dengan mudah, dan menuju langsung melintasi ladang melalui gerbang ke rumah yang lebih besar sekitar seperempat mil jauhnya. Di situlah ibu Mamie tinggal, dan pernikahan akan diadakan di sana. Jack bertanya kepada saya apakah saya ingin melihat-lihat pertanian sebelum makan siang, tetapi saya mengatakan kepadanya bahwa saya tidak begitu mengerti tentang pertanian. Kemudian ia mengatakan bahwa ia hanya ingin melihat-lihat sebentar, karena mungkin ia tidak akan punya banyak kesempatan lagi hari itu; dan ia tersenyum, dan Mamie tertawa.</text:p>
      <text:p text:style-name="P3989"/>
      <text:p text:style-name="P3990">"Tunjukkan jalan ke rumah kepada Kapten, Mamie," katanya. "Saya akan menyusul sebentar lagi."</text:p>
      <text:p text:style-name="P3991"/>
      <text:p text:style-name="P3992">Jadi Mamie dan saya mulai berjalan di sepanjang jalan setapak, dan Jack pergi ke arah lumbung.</text:p>
      <text:p text:style-name="P3993"/>
      <text:p text:style-name="P3994">"Baik sekali Anda datang, Kapten," kata Nona Mamie memulai, "karena saya selalu ingin bertemu Anda."</text:p>
      <text:p text:style-name="P3995">"Ya," kataku, mengharapkan sesuatu yang lebih.</text:p>
      <text:p text:style-name="P3996">"Begini, saya selalu mengenal mereka berdua," lanjutnya. "Mereka biasa mengajak saya naik perahu kecil untuk menangkap ikan cod ketika saya masih kecil, dan saya menyukai mereka berdua," tambahnya sambil berpikir. "Jack tidak suka membicarakan saudaranya sekarang. Itu wajar. Tapi Anda tidak keberatan menceritakan bagaimana hal itu terjadi, bukan? Saya sangat ingin tahu."</text:p>
      <text:p text:style-name="P3997"/>
      <text:p text:style-name="P3998">Baiklah, aku menceritakan padanya tentang pelayaran dan apa yang terjadi malam itu ketika kami bertemu badai, dan itu bukan kesalahan siapa pun, karena aku tidak akan mengakui bahwa itu adalah kesalahan kaptenku dulu, jika memang begitu. Tapi aku tidak menceritakan padanya apa pun tentang apa yang terjadi setelahnya. Karena dia tidak berbicara, aku terus<text:s/><text:soft-page-break/>berbicara tentang kedua saudara itu, dan betapa miripnya mereka, dan bagaimana ketika Jim yang malang tenggelam dan Jack tersisa, aku mengira Jack adalah Jim. Aku mengatakan padanya bahwa tidak seorang pun dari kita pernah yakin siapa yang mana.</text:p>
      <text:p text:style-name="P3999"/>
      <text:p text:style-name="P4000">"Saya sendiri pun tidak selalu yakin," katanya, "kecuali jika mereka bersama. Paling tidak, tidak selama satu atau dua hari setelah mereka pulang dari laut. Dan sekarang menurutku Jack lebih mirip Jim yang malang, seperti yang kukenali, daripada sebelumnya, karena Jim selalu lebih pendiam, seolah-olah sedang berpikir."</text:p>
      <text:p text:style-name="P4001"/>
      <text:p text:style-name="P4002">Aku mengatakan padanya bahwa aku juga berpikir begitu. Kami melewati gerbang dan masuk ke ladang berikutnya, berjalan berdampingan. Kemudian dia menoleh untuk mencari Jack, tetapi dia tidak terlihat. Aku tidak akan melupakan apa yang dia katakan selanjutnya.</text:p>
      <text:p text:style-name="P4003"/>
      <text:p text:style-name="P4004">"Apakah kau yakin sekarang?" tanyanya.</text:p>
      <text:p text:style-name="P4005"/>
      <text:p text:style-name="P4006">Aku berdiri terpaku, dan dia melangkah maju, lalu berbalik dan menatapku. Kami pasti saling memandang selama waktu yang cukup untuk menghitung sampai lima atau enam.</text:p>
      <text:p text:style-name="P4007"/>
      <text:p text:style-name="P4008">"Aku tahu ini bodoh," lanjutnya, "ini bodoh, dan mengerikan juga, dan aku tidak berhak memikirkannya, tetapi kadang-kadang aku tidak bisa menahannya. Kau tahu, yang selalu ingin kukawini adalah Jack."</text:p>
      <text:p text:style-name="P4009"/>
      <text:p text:style-name="P4010">"Ya," kataku dengan bodoh, "kurasa begitu."</text:p>
      <text:p text:style-name="P4011"/>
      <text:p text:style-name="P4012">Dia menunggu sebentar, lalu mulai berjalan perlahan sebelum melanjutkan lagi.</text:p>
      <text:p text:style-name="P4013"/>
      <text:p text:style-name="P4014">"Aku berbicara padamu seolah-olah kau teman lama, kapten, padahal aku baru mengenalmu lima menit. Yang ingin kukawini adalah Jack, tetapi sekarang dia sangat mirip dengan yang lain."</text:p>
      <text:p text:style-name="P4015"/>
      <text:p text:style-name="P4016">Ketika seorang wanita memiliki anggapan yang salah, hanya ada satu cara untuk membuatnya bosan, yaitu dengan menyetujuinya. Itulah yang kulakukan, dan dia terus berbicara dengan cara yang sama untuk beberapa saat, dan aku terus menyetujui dan menyetujui sampai dia berbalik kepadaku.</text:p>
      <text:p text:style-name="P4017"/>
      <text:p text:style-name="P4018">"Kau tahu kau tidak percaya apa yang kau katakan," katanya, lalu tertawa. "Kau tahu bahwa Jack adalah Jack, benar sekali; dan Jack yang akan ku nikahi."</text:p>
      <text:p text:style-name="P4019"/>
      <text:p text:style-name="P4020">Tentu saja aku mengatakannya, karena aku tidak peduli apakah dia menganggapku makhluk yang lemah atau tidak. Aku tidak akan mengatakan sepatah kata pun yang dapat mengganggu kebahagiaannya, dan aku tidak bermaksud mengingkari Jack Benton; tetapi aku ingat apa yang dikatakannya ketika meninggalkan kapal di Havana: bahwa itu bukan kesalahannya.</text:p>
      <text:p text:style-name="P4021"/>
      <text:p text:style-name="P4022">"Walau begitu," lanjut Nona Mamie, seperti yang sering dilakukan wanita tanpa menyadari apa yang diucapkannya, "walau begitu, aku berharap aku melihatnya terjadi. Kalau begitu aku akan tahu."</text:p>
      <text:p text:style-name="P4023"/>
      <text:p text:style-name="P4024">Menit berikutnya ia tahu bahwa ia tidak bermaksud demikian, dan takut aku akan menganggapnya tidak berperasaan, dan mulai menjelaskan bahwa ia benar-benar lebih suka mati sendiri daripada melihat Jim malang jatuh ke<text:s/><text:soft-page-break/>laut. Wanita pada umumnya tidak punya banyak akal. Walau begitu, aku bertanya-tanya bagaimana ia bisa menikahi Jack jika ia ragu bahwa Jack mungkin adalah Jim. Kurasa ia benar-benar sudah terbiasa dengannya sejak Jack meninggalkan laut dan tinggal di darat, dan ia menyayangi Jack.</text:p>
      <text:p text:style-name="P4025"/>
      <text:p text:style-name="P4026">Tidak lama kemudian kami mendengar Jack datang dari belakang kami, karena kami berjalan sangat lambat untuk menunggunya.</text:p>
      <text:p text:style-name="P4027"/>
      <text:p text:style-name="P4028">"Janji jangan menceritakan apa yang kukatakan kepada siapa pun, kapten," kata Mamie, seperti yang biasa dilakukan gadis-gadis begitu mereka menceritakan rahasia mereka.</text:p>
      <text:p text:style-name="P4029"/>
      <text:p text:style-name="P4030">Bagaimanapun, aku tahu aku tidak pernah menceritakannya kepada siapa pun kecuali kamu. Ini pertama kalinya aku membicarakan semua itu, pertama kalinya sejak aku naik kereta dari tempat itu. Aku tidak akan menceritakan semua tentang hari itu kepadamu. Nona Mamie memperkenalkan aku kepada ibunya, seorang janda petani tua New England yang pendiam dan berwajah keras, dan kepada sepupu dan kerabatnya; dan ada banyak sekali dari mereka juga, saat makan siang, dan ada pendeta juga. Ia adalah apa yang mereka sebut Baptis Keras kepala di daerah itu, dengan bibir atas yang panjang dan dicukur, selera makan yang besar, dan semacam pandangan superior, seolah-olah ia tidak mengharapkan untuk melihat banyak dari kita di akhirat—cara seorang pilot New York melihat sekeliling, dan mengatur berbagai hal ketika ia naik kapal kargo Italia, seolah-olah kapal itu tidak terlalu bagus, meskipun tugasnya adalah memastikan kapal itu tidak kandas. Begitulah cara banyak pendeta memandang, kupikir. Ia memanjatkan doa seolah-olah ia memerintahkan para pelaut untuk memasang layar atas dan menaikkan kemudi. Setelah makan siang kami pergi ke beranda, karena cuacanya hangat di musim gugur; dan anak-anak muda pergi berpasangan di sepanjang jalan pantai, dan air pasang telah berbalik dan mulai pasang. Pagi itu cerah dan bagus, tetapi pada pukul empat sore mulai terlihat seperti kabut, dan udara lembap naik dari laut dan menyelimuti segala sesuatu. Jack berkata ia akan turun ke pondoknya dan melihat-lihat untuk terakhir kalinya, karena pernikahan akan diadakan pukul lima, atau segera setelah itu, dan ia ingin menyalakan lampu, agar semuanya terlihat ceria.</text:p>
      <text:p text:style-name="P4031"/>
      <text:p text:style-name="P4032">"Aku hanya akan melihat sekali lagi," katanya lagi, ketika kami sampai di rumah. Kami masuk, dan dia menawarkan cerutu lagi padaku, kukatakan dan kududuki ruang tamu. <text:s/>Aku bisa mendengarnya bergerak, pertama di dapur lalu di lantai atas, kemudian kudengar dia di dapur lagi; dan sebelum aku menyadari apa pun aku mendengar seseorang bergerak di lantai atas lagi. <text:s/>Aku tahu dia tak mungkin naik tangga secepat itu. Dia masuk ke ruang tamu, dan dia mengambil cerutu juga, dan saat dia menyalakannya aku mendengar langkah kaki itu lagi di atas. Tangannya gemetar, dan ia menjatuhkan korek api.</text:p>
      <text:p text:style-name="P4033"/>
      <text:p text:style-name="P4034">"Kau meminta bantuan seseorang?" tanyaku.</text:p>
      <text:p text:style-name="P4035"/>
      <text:p text:style-name="P4036">"Tidak," jawab Jack tajam, dan menyulut korek api lagi.</text:p>
      <text:p text:style-name="P4037"/>
      <text:p text:style-name="P4038">"Ada seseorang di lantai atas, Jack," kataku. "Kau tidak mendengar langkah kaki?"</text:p>
      <text:p text:style-name="P4039"/>
      <text:p text:style-name="P4040">"Itu angin, kapten," jawab Jack; tapi aku bisa melihat dia gemetar.</text:p>
      <text:p text:style-name="P4041"/>
      <text:p text:style-name="P4042">"Itu bukan angin, Jack," kataku; "cuacanya tenang dan berkabut. Aku yakin ada seseorang di lantai atas."</text:p>
      <text:p text:style-name="P4043"/>
      <text:p text:style-name="P4044">"Jika kau begitu yakin, lebih baik kau periksa sendiri, kapten," jawab Jack, hampir marah.</text:p>
      <text:p text:style-name="P4045"/>
      <text:p text:style-name="P4046">Dia marah karena takut. <text:s/>Aku meninggalkannya di depan perapian, dan naik ke lantai atas. <text:s/>Tidak ada kekuatan di dunia yang bisa membuatku percaya bahwa aku tidak mendengar langkah kaki seorang pria di atas kepala. Aku tahu ada seseorang di sana. Tapi tidak ada. Aku masuk ke kamar tidur, dan semuanya sunyi, dan cahaya senja menyinari, kemerahan melalui udara yang berkabut; dan aku keluar ke pendaratan dan melihat ke kamar kecil di belakang yang dimaksudkan untuk pembantu perempuan atau anak. Dan ketika aku kembali lagi, aku melihat pintu kamar lain terbuka lebar, padahal aku tahu Jack telah menguncinya. Dia mengatakan kuncinya tidak bagus. Aku melihat ke dalam. Itu adalah ruangan seluas kamar tidur, tetapi hampir gelap, karena memiliki daun jendela, dan daun jendela itu tertutup. <text:s/>Ada bau apak, seperti perlengkapan lama, dan aku bisa melihat bahwa lantai dipenuhi peti laut, dan bahwa ada jas hujan dan barang-barang serupa yang ditumpuk di tempat tidur. Tapi aku masih percaya ada seseorang di lantai atas, dan aku masuk dan menyalakan korek api dan melihat sekeliling. Aku bisa melihat empat dinding dan kertas dinding tua yang lusuh, tempat tidur besi dan cermin yang retak, dan barang-barang di lantai. Tapi tidak ada siapa pun di sana. Jadi aku memadamkan korek api, dan keluar dan menutup pintu dan mengunci. Sekarang, apa yang aku ceritakan padamu adalah kebenaran. Ketika aku telah mengunci, aku mendengar langkah kaki menjauh dari pintu di dalam ruangan. Kemudian aku merasa aneh sebentar, dan ketika aku turun ke bawah aku melihat ke belakang, seperti yang dilakukan para pelaut di kemudi kapal Helen B.</text:p>
      <text:p text:style-name="P4047"/>
      <text:p text:style-name="P4048">Jack sudah di luar di anak tangga, sedang merokok. <text:s/>Kurasa dia tidak suka tinggal di dalam sendirian.</text:p>
      <text:p text:style-name="P4049"/>
      <text:p text:style-name="P4050">"Nah?" tanyanya, mencoba bersikap acuh tak acuh.</text:p>
      <text:p text:style-name="P4051"/>
      <text:p text:style-name="P4052">"Aku tidak menemukan siapa pun," jawabku, "tapi aku mendengar seseorang bergerak-gerak."</text:p>
      <text:p text:style-name="P4053"/>
      <text:p text:style-name="P4054">"Kan sudah kukatakan itu angin," kata Jack dengan meremehkan. "Aku harus tahu, karena aku tinggal di sini, dan sering mendengarnya."</text:p>
      <text:p text:style-name="P4055"/>
      <text:p text:style-name="P4056">Tidak ada yang bisa dikatakan untuk itu, jadi kami mulai berjalan menuju pantai. Jack mengatakan tidak perlu terburu-buru, karena Miss Mamie akan membutuhkan waktu untuk berdandan untuk pernikahan. Jadi kami berjalan-jalan santai, dan matahari terbenam menembus kabut, dan air pasang mulai naik. Aku tahu bulan purnama, dan ketika terbit kabut akan menjauh dari daratan, seperti yang kadang-kadang terjadi. Aku merasa Jack tidak suka aku mendengar suara itu, jadi aku membicarakan hal lain, dan menanyakan tentang prospeknya, dan tak lama kemudian kami mengobrol dengan menyenangkan.</text:p>
      <text:p text:style-name="P4057"/>
      <text:p text:style-name="P4058">Aku belum pernah menghadiri banyak pernikahan dalam hidupku, dan kurasa kamu juga belum, tetapi pernikahan itu menurutku baik-baik saja sampai hampir selesai; dan kemudian, aku tidak tahu itu bagian dari upacara atau tidak, tetapi Jack mengulurkan tangannya dan mengambil tangan Mamie dan memegangnya sebentar, dan menatapnya, sementara pendeta masih berbicara.</text:p>
      <text:p text:style-name="P4059"/>
      <text:p text:style-name="P4060">Mamie menjadi pucat seperti kain dan menjerit. Itu bukan jeritan keras, tetapi semacam jeritan kecil yang tertahan, seolah-olah dia setengah mati<text:s/><text:soft-page-break/>ketakutan; dan pendeta berhenti, dan bertanya apa masalahnya, dan keluarga berkumpul di sekitarnya.</text:p>
      <text:p text:style-name="P4061"/>
      <text:p text:style-name="P4062">"Tanganmu dingin sekali," kata Mamie kepada Jack, "dan basah kuyup!" <text:s/>Ia terus memandangnya, sambil berusaha menenangkan diri.</text:p>
      <text:p text:style-name="P4063">"Rasanya tidak dingin bagiku," kata Jack, dan ia memegang punggung tangannya ke pipinya. "Coba lagi."</text:p>
      <text:p text:style-name="P4064">Mamie mengulurkan tangannya, dan menyentuh punggung tangannya, awalnya ragu-ragu, lalu menggenggamnya.</text:p>
      <text:p text:style-name="P4065">"Aneh sekali," katanya.</text:p>
      <text:p text:style-name="P4066"/>
      <text:p text:style-name="P4067">"Dia gugup sekali seharian," kata Ny. Brewster dengan tegas.</text:p>
      <text:p text:style-name="P4068">"Wajarlah," kata pendeta, "jika Ny. Benton muda mengalami sedikit kegelisahan pada saat seperti ini."</text:p>
      <text:p text:style-name="P4069">Sebagian besar keluarga pengantin perempuan tinggal jauh dan sibuk, jadi telah disepakati bahwa makan siang yang kami santap siang hari akan menggantikan makan malam setelahnya, dan kami hanya akan makan sedikit setelah pernikahan selesai, lalu semua orang akan pulang, dan pasangan muda itu akan berjalan kaki ke pondok sendirian. Ketika saya melihat ke luar, saya bisa melihat lampu menyala terang di pondok Jack, seperempat mil jauhnya. Saya bilang saya rasa saya tidak bisa mendapatkan kereta untuk kembali sebelum setengah sembilan, tetapi Ny. Brewster meminta saya untuk tetap tinggal sampai waktunya, karena katanya putrinya ingin melepas gaun pengantinnya sebelum pulang; karena ia mengenakan sesuatu yang putih dengan karangan bunga yang sangat cantik, dan ia tidak mungkin pulang seperti itu, bukan?</text:p>
      <text:p text:style-name="P4070">Jadi, setelah kami semua makan malam kecil, pesta mulai bubar, dan ketika mereka semua pergi, Ny. Brewster dan Mamie naik ke atas, dan Jack dan saya pergi ke beranda untuk merokok, karena wanita tua itu tidak suka tembakau di dalam rumah.</text:p>
      <text:p text:style-name="P4071">Bulan purnama telah terbit sekarang, dan berada di belakang saya ketika saya melihat ke arah pondok Jack, sehingga semuanya tampak jernih dan putih, dan hanya ada cahaya yang menyala di jendela. Kabut telah turun ke tepi air, dan sedikit di luarnya, karena air pasang sedang tinggi, atau hampir, dan menghempas pasir terakhir dalam jarak lima puluh kaki dari jalan pantai.</text:p>
      <text:p text:style-name="P4072"/>
      <text:p text:style-name="P4073">Jack tidak banyak bicara saat kami duduk merokok, tetapi dia berterima kasih atas kedatanganku ke pernikahannya, dan kukatakan padanya aku berharap dia bahagia, dan memang begitulah harapanku. <text:s/>Kurasa kami berdua memikirkan langkah kaki di lantai atas saat itu, dan bahwa rumah itu tidak akan terasa begitu sepi dengan seorang wanita di dalamnya. <text:s/>Lama-kelamaan kami mendengar suara Mamie berbicara dengan ibunya di tangga, dan sebentar lagi dia siap pergi. Dia mengenakan kembali gaun yang dikenakannya di pagi hari.</text:p>
      <text:p text:style-name="P4074"/>
      <text:p text:style-name="P4075">Nah, mereka siap pergi sekarang. Semuanya sangat tenang setelah kesibukan seharian, dan aku tahu mereka ingin berjalan menyusuri jalan setapak itu sendirian sekarang setelah mereka akhirnya menjadi suami istri. Aku mengucapkan selamat malam kepada mereka, meskipun Jack berpura-pura mendesakku untuk ikut dengan mereka menyusuri jalan setapak sampai ke pondok, daripada pergi ke stasiun melalui jalan pantai. Semuanya sangat tenang, dan menurutku itu cara yang masuk akal untuk menikah; dan ketika Mamie mencium ibunya selamat malam, aku hanya melihat ke arah lain, dan menjatuhkan abu rokokku ke atas pagar beranda. <text:s/>Jadi mereka mulai menuruni jalan setapak lurus menuju pondok Jack, dan aku menunggu sebentar dengan Ny. Brewster, memperhatikan mereka, sebelum mengambil topi untuk pergi. Mereka berjalan berdampingan, sedikit malu pada<text:s/><text:soft-page-break/>awalnya, lalu aku melihat Jack merangkul pinggangnya. Saat aku melihat, dia ada di sebelah kiri Mamie dan aku melihat siluet kedua sosok itu dengan sangat jelas melawan cahaya bulan di jalan setapak; dan bayangan di sebelah kanan Mamie lebar dan hitam seperti tinta, dan bergerak maju, memanjang dan memendek dengan ketidakrataan tanah di samping jalan setapak.</text:p>
      <text:p text:style-name="P4076"/>
      <text:p text:style-name="P4077">Aku berterima kasih kepada Ny. Brewster, dan mengucapkan selamat malam; dan meskipun dia adalah wanita New England yang keras, suaranya sedikit bergetar ketika dia menjawab, tetapi karena dia orang yang masuk akal, dia masuk dan menutup pintu di belakangnya saat aku melangkah keluar di jalan setapak. Aku melihat pasangan itu di kejauhan untuk terakhir kalinya, bermaksud turun ke jalan, agar tidak menyusul mereka; tetapi setelah beberapa langkah aku berhenti dan melihat lagi, karena aku tahu aku telah melihat sesuatu yang aneh, meskipun aku baru menyadarinya kemudian. Aku melihat lagi, dan sekarang sudah cukup jelas; dan aku berdiri tegak, menatap apa yang kulihat. Mamie berjalan di antara dua pria. Pria kedua itu memiliki tinggi yang sama dengan Jack, keduanya sekitar setengah kepala lebih tinggi darinya; Jack di sebelah kirinya dengan jas berekor hitam dan topi bundar, dan pria lain di sebelah kanannya—yah, dia adalah seorang pelaut dengan jas hujan basah. Aku bisa melihat cahaya bulan bersinar di air yang mengalir di tubuhnya, dan di genangan kecil yang menggenang di tempat lipatan topi pelautnya dibalikkan: dan salah satu lengannya yang basah dan berkilau melingkar di pinggang Mamie, tepat di atas lengan Jack. Aku terpaku di tempatku berdiri, dan selama semenit aku mengira aku gila. Kami hanya minum sari apel untuk makan siang, dan teh di malam hari, kalau tidak aku akan mengira ada sesuatu yang masuk ke kepalaku, meskipun aku tidak pernah mabuk dalam hidupku. <text:s/>Setelah itu lebih seperti mimpi buruk.</text:p>
      <text:p text:style-name="P4078"/>
      <text:p text:style-name="P4079">Aku senang Ny. Brewster telah masuk. <text:s/>Sedangkan aku, aku tidak bisa menahan diri untuk tidak mengikuti ketiganya, dengan rasa heran untuk melihat apa yang akan terjadi, untuk melihat apakah pelaut dengan pakaian basah itu akan lenyap begitu saja dalam cahaya bulan. Tapi dia tidak.</text:p>
      <text:p text:style-name="P4080"/>
      <text:p text:style-name="P4081">Aku bergerak perlahan, dan aku ingat kemudian bahwa aku berjalan di atas rumput, bukan di jalan setapak, seolah-olah aku takut mereka akan mendengar kedatanganku. <text:s/>Kurasa semuanya terjadi dalam waktu kurang dari lima menit setelah itu, tetapi rasanya seperti butuh satu jam. Baik Jack maupun Mamie tampaknya tidak memperhatikan pelaut itu. Dia tampaknya tidak tahu bahwa lengan basah pelaut itu melingkar di tubuhnya, dan sedikit demi sedikit mereka mendekati pondok, dan aku tidak berjarak seratus yard dari mereka ketika mereka mencapai pintu. <text:s/>Ada sesuatu yang membuatku berhenti saat itu. Mungkin itu ketakutan, karena aku melihat semua yang terjadi seperti saat aku melihatmu sekarang.</text:p>
      <text:p text:style-name="P4082"/>
      <text:p text:style-name="P4083">Mamie melangkahkan kakinya ke anak tangga untuk naik, dan saat ia maju, aku melihat pelaut itu perlahan mengaitkan lengannya ke lengan Jack, dan Jack tidak bergerak untuk naik. Kemudian Mamie berbalik di anak tangga, dan mereka bertiga berdiri seperti itu selama sedetik atau dua. Ia kemudian berteriak—aku pernah mendengar teriakan seperti itu, ketika lengan seseorang putus oleh derek uap—dan ia jatuh pingsan di beranda kecil itu.</text:p>
      <text:p text:style-name="P4084"/>
      <text:p text:style-name="P4085">Aku mencoba melompat maju, tetapi aku tidak bisa bergerak, dan aku merasa rambutku berdiri di bawah topi. Pelaut itu berbalik perlahan di tempat ia berdiri, dan memutar Jack dengan lengannya dengan mantap dan mudah, dan mulai membawanya menuruni jalan setapak dari rumah. Ia membawanya lurus<text:s/><text:soft-page-break/>menuruni jalan itu, seteguh takdir; dan sepanjang waktu aku melihat cahaya bulan menyinari jas hujannya yang basah. Ia membawanya melewati gerbang, dan menyeberangi jalan pantai, dan keluar ke pasir basah, di mana air pasang tinggi. Kemudian aku menarik napas dalam-dalam, dan berlari mengejar mereka menyeberangi rumput, dan melompati pagar, dan tersandung menyeberangi jalan. Tetapi ketika aku merasakan pasir di bawah kakiku, keduanya sudah di tepi air; dan ketika aku mencapai air, mereka sudah jauh di luar, dan sampai ke pinggang mereka; dan aku melihat bahwa kepala Jack Benton telah jatuh ke dadanya, dan lengannya yang bebas terkulai di sampingnya, sementara saudara laki-lakinya yang sudah meninggal membawanya menuju kematiannya. Cahaya bulan berada di atas air yang gelap, tetapi kabut putih berada di baliknya, dan aku melihat mereka melawannya; dan mereka berjalan perlahan dan mantap ke bawah. Air sampai ke ketiak mereka, dan kemudian sampai ke bahu mereka, dan kemudian aku melihatnya naik sampai ke tepi topi hitam Jack. Tetapi mereka tidak pernah goyah; dan kedua kepala itu terus berjalan lurus, lurus, sampai mereka tenggelam, dan hanya ada riak di bawah cahaya bulan di tempat Jack berada.</text:p>
      <text:p text:style-name="P4086"/>
      <text:p text:style-name="P4087">Aku selalu ingin menceritakan kisah itu kepadamu, kapan pun aku punya kesempatan. Kau sudah mengenaliku, sejak kecil hingga dewasa, selama bertahun-tahun; dan kupikir aku ingin mendengar pendapatmu. Ya, itulah yang selalu kupikirkan. Bukan Jim yang jatuh ke laut; itu Jack, dan Jim membiarkannya pergi ketika ia mungkin menyelamatkannya; dan kemudian Jim menyamar sebagai Jack kepada kita, dan kepada gadis itu. Jika memang begitu yang terjadi, ia mendapatkan apa yang pantas diterimanya. Orang-orang mengatakan keesokan harinya bahwa Mamie mengetahuinya ketika mereka sampai di rumah, dan bahwa suaminya hanya berjalan ke laut, dan menenggelamkan dirinya; dan mereka akan menyalahkan aku karena tidak menghentikannya jika mereka tahu bahwa aku ada di sana. Tetapi aku tidak pernah menceritakan apa yang telah kulihat, karena mereka tidak akan mempercayaiku. Aku membiarkan mereka berpikir bahwa aku datang terlambat.</text:p>
      <text:p text:style-name="P4088"/>
      <text:p text:style-name="P4089">Ketika aku sampai di pondok dan mengangkat Mamie, ia sangat marah. Ia menjadi lebih baik setelahnya, tetapi ia tidak pernah waras lagi.</text:p>
      <text:p text:style-name="P4090"/>
      <text:p text:style-name="P4091">Oh, kau ingin tahu apakah mereka menemukan jenazah Jack? Aku tidak tahu apakah itu jenazahnya, tetapi aku membaca di sebuah surat kabar di pelabuhan Selatan tempat aku berada bersama kapal baruku bahwa dua jenazah telah terdampar dalam badai di Timur, dalam kondisi yang cukup buruk. Mereka terikat bersama, dan salah satunya adalah kerangka dalam jas hujan.</text:p>
      <text:p text:style-name="P4092"/>
      <text:p text:style-name="P4093">Aku juga bertanya-tanya. Tetapi entah itu mati atau hidup, aku hampir tidak ingin melihatnya, bahkan di siang bolong. Antonio sekarang ubanan seperti luwak, dan ia tidak pernah sama sejak malam itu.</text:p>
      <text:p text:style-name="P4094"/>
      <text:p text:style-name="P4095">Darah Adalah Nyawa</text:p>
      <text:p text:style-name="P4096">Daftar Isi</text:p>
      <text:p text:style-name="P4097"/>
      <text:p text:style-name="P4098">Kami makan malam saat matahari terbenam di atap luas menara tua, karena di sana lebih sejuk selama musim panas yang terik. Selain itu, dapur kecil dibangun di salah satu sudut platform persegi besar, yang membuatnya lebih nyaman daripada jika piring-piring harus dibawa turun tangga batu yang curam, yang di beberapa tempat rusak dan di mana-mana aus karena usia. Menara itu adalah salah satu dari menara-menara yang dibangun di sepanjang pantai barat Calabria oleh Kaisar Charles V. di awal abad keenam belas, untuk mengusir bajak laut Barbaria, ketika orang-<text:soft-page-break/>orang kafir bersekutu dengan Francis I. melawan Kaisar dan Gereja. Mereka telah hancur, beberapa masih berdiri utuh, dan milikku adalah salah satu yang terbesar. Bagaimana aku memilikinya sepuluh tahun yang lalu, dan mengapa aku menghabiskan sebagian dari setiap tahun di sana, adalah hal-hal yang tidak berkaitan dengan kisah ini. Menara itu berdiri di salah satu tempat paling sunyi di Italia Selatan, di ujung tanjung berbatu yang melengkung, yang membentuk pelabuhan alami kecil tetapi aman di ujung selatan Teluk Policastro, dan tepat di utara Tanjung Scalea, tempat kelahiran Yudas Iskariot, menurut legenda lokal lama. Menara itu berdiri sendiri di ujung tanjung batu yang menjorok itu, dan tidak ada rumah yang terlihat dalam radius tiga mil darinya. Ketika aku pergi ke sana, aku membawa beberapa pelaut, salah satunya adalah seorang juru masak yang cukup baik, dan ketika aku pergi, menara itu dijaga oleh makhluk kecil seperti gnome yang dulunya seorang penambang dan yang telah bergantung padaku sejak lama.</text:p>
      <text:p text:style-name="P4099"/>
      <text:p text:style-name="P4100">Temanku, yang kadang mengunjungi aku di kesunyian musim panas, adalah seorang seniman menurut profesinya, orang Skandinavia berdasarkan kelahiran, dan seorang kosmopolitan karena keadaan. Kami telah makan malam saat matahari terbenam; cahaya senja telah memerah dan memudar kembali, dan ungu senja membasahi rangkaian pegunungan luas yang merangkul teluk dalam di sebelah timur dan menjulang semakin tinggi ke arah selatan. Cuacanya panas, dan kami duduk di sudut daratan platform, menunggu angin malam turun dari perbukitan bawah. Warna memudar dari udara, ada jeda singkat senja kelabu tua, dan sebuah lampu memancarkan garis kuning dari pintu dapur yang terbuka, tempat para pria sedang makan malam.</text:p>
      <text:p text:style-name="P4101"/>
      <text:p text:style-name="P4102">Kemudian bulan tiba-tiba terbit di atas puncak tanjung, membanjiri platform dan menerangi setiap tonjolan kecil batu dan gundukan rumput di bawah kami, hingga ke tepi air yang tenang. Temanku menyalakan pipanya dan duduk memandangi suatu tempat di lereng bukit. Aku tahu bahwa ia sedang memandangnya, dan sejak lama aku bertanya-tanya apakah ia akan pernah melihat sesuatu di sana yang akan memikat perhatiannya. Aku kenal tempat itu dengan baik. Jelas bahwa ia tertarik akhirnya, meskipun butuh waktu lama sebelum ia berbicara. Seperti kebanyakan pelukis, ia percaya pada penglihatannya sendiri, seperti singa percaya pada kekuatannya dan rusa percaya pada kecepatannya, dan ia selalu terganggu ketika ia tidak dapat mendamaikan apa yang ia lihat dengan apa yang ia yakini seharusnya ia lihat.</text:p>
      <text:p text:style-name="P4103"/>
      <text:p text:style-name="P4104">"Aneh," katanya. "Apakah kau melihat gundukan kecil itu tepat di sisi ini dari batu besar itu?"</text:p>
      <text:p text:style-name="P4105"/>
      <text:p text:style-name="P4106">"Ya," kataku, dan aku menebak apa yang akan terjadi.</text:p>
      <text:p text:style-name="P4107"/>
      <text:p text:style-name="P4108">"Itu tampak seperti kuburan," kata Holger.</text:p>
      <text:p text:style-name="P4109"/>
      <text:p text:style-name="P4110">"Benar sekali. Itu memang tampak seperti kuburan."</text:p>
      <text:p text:style-name="P4111"/>
      <text:p text:style-name="P4112">"Ya," lanjut temanku, matanya masih tertuju pada tempat itu. "Tapi yang aneh adalah aku melihat mayat terbaring di atasnya. Tentu saja," lanjut Holger, memiringkan kepalanya seperti yang biasa dilakukan seniman, "itu pasti efek cahaya. Pertama, itu bukanlah kuburan sama sekali. Kedua, jika memang kuburan, mayatnya akan berada di dalam, bukan di luar. Karena itu, itu adalah efek cahaya bulan. Tidakkah kau melihatnya?"</text:p>
      <text:p text:style-name="P4113"/>
      <text:p text:style-name="P4114">"Sempurna; aku selalu melihatnya di malam-malam bulan purnama."</text:p>
      <text:p text:style-name="P4115"/>
      <text:p text:style-name="P4116">"Sepertinya kau tidak begitu tertarik," kata Holger.</text:p>
      <text:p text:style-name="P4117"/>
      <text:p text:style-name="P4118">"Sebaliknya, aku tertarik, meskipun aku sudah terbiasa. Kau juga tidak sepenuhnya salah. Gundukan itu memang kuburan."</text:p>
      <text:p text:style-name="P4119"/>
      <text:p text:style-name="P4120">"Omong kosong!" seru Holger tak percaya. "Kurasa kau akan mengatakan bahwa yang kulihat tergeletak di sana sebenarnya mayat!"</text:p>
      <text:p text:style-name="P4121"/>
      <text:p text:style-name="P4122">"Tidak," jawabku, "bukan. Aku tahu, karena aku sudah repot-repot turun untuk melihatnya."</text:p>
      <text:p text:style-name="P4123"/>
      <text:p text:style-name="P4124">"Lalu apa itu?" tanya Holger.</text:p>
      <text:p text:style-name="P4125"/>
      <text:p text:style-name="P4126">"Itu bukan apa-apa."</text:p>
      <text:p text:style-name="P4127"/>
      <text:p text:style-name="P4128">"Maksudmu itu efek cahaya, kurasa?"</text:p>
      <text:p text:style-name="P4129"/>
      <text:p text:style-name="P4130">Mungkin memang begitu. Tetapi bagian yang tak dapat dijelaskan adalah bahwa tidak ada bedanya apakah bulan terbit atau terbenam, atau sedang membesar atau mengecil. <text:s/>Jika ada sedikit saja cahaya bulan, dari timur atau barat atau di atas kepala, selama itu menyinari kuburan, <text:s/>kamu bisa melihat garis besar tubuh di atasnya.</text:p>
      <text:p text:style-name="P4131"/>
      <text:p text:style-name="P4132">Holger mengaduk pipanya dengan ujung pisau, lalu menggunakan jarinya sebagai penutup. Ketika tembakau terbakar dengan baik, ia bangkit dari kursinya.</text:p>
      <text:p text:style-name="P4133"/>
      <text:p text:style-name="P4134">"Jika kau tidak keberatan," katanya, "aku akan turun dan melihatnya."</text:p>
      <text:p text:style-name="P4135"/>
      <text:p text:style-name="P4136">Ia meninggalkan aku, menyeberangi atap, dan menghilang menuruni tangga gelap. Aku tidak bergerak, tetapi duduk terus melihat ke bawah sampai ia keluar dari menara di bawah. Aku mendengarnya menyenandungkan lagu Denmark tua saat ia menyeberangi ruang terbuka di bawah sinar bulan yang terang, berjalan langsung ke gundukan misterius itu. Ketika ia berjarak sepuluh langkah darinya, Holger berhenti tiba-tiba, melangkah dua langkah ke depan, lalu tiga atau empat langkah ke belakang, dan kemudian berhenti lagi. Aku tahu apa artinya itu. Ia telah mencapai tempat di mana Benda itu berhenti terlihat—di mana, seperti yang akan ia katakan, efek cahaya berubah.</text:p>
      <text:p text:style-name="P4137"/>
      <text:p text:style-name="P4138">Kemudian ia terus berjalan sampai mencapai gundukan dan berdiri di atasnya. Aku masih bisa melihat Benda itu, tetapi itu tidak lagi berbaring; sekarang ia berlutut, melilitkan lengan putihnya di tubuh Holger dan menatap wajahnya. <text:s/>Sepoi-sepoi dingin menerpa rambutku saat itu, saat angin malam mulai turun dari perbukitan, tetapi terasa seperti hembusan dari dunia lain.</text:p>
      <text:p text:style-name="P4139"/>
      <text:p text:style-name="P4140">Benda itu tampak berusaha berdiri, mengangkat tubuhnya dengan bantuan tubuh Holger yang berdiri tegak, sama sekali tak menyadarinya dan tampaknya sedang melihat ke arah menara, yang sangat indah saat diterpa sinar bulan dari sisi itu.</text:p>
      <text:p text:style-name="P4141"/>
      <text:p text:style-name="P4142">"Ayo!" teriakku. "Jangan berlama-lama di sana sepanjang malam!"</text:p>
      <text:p text:style-name="P4143"/>
      <text:p text:style-name="P4144">Sepertinya ia bergerak dengan enggan saat melangkah dari gundukan itu, atau mungkin dengan susah payah. Itulah dia. Lengan Benda itu masih melingkar di pinggangnya, tetapi kakinya tak bisa meninggalkan kuburan.<text:s/><text:soft-page-break/>Saat ia berjalan perlahan ke depan, benda itu tertarik dan memanjang seperti karangan bunga kabut, tipis dan putih, sampai aku melihat dengan jelas bahwa Holger mengguncang tubuhnya, seperti orang yang merasa kedinginan. Pada saat yang sama, sebuah ratapan kecil yang menyakitkan sampai padaku terbawa angin—mungkin itu jeritan burung hantu kecil yang tinggal di antara bebatuan—dan keberadaan berkabut itu melayang cepat menjauh dari sosok Holger yang mendekat dan kembali terbaring di gundukan.</text:p>
      <text:p text:style-name="P4145"/>
      <text:p text:style-name="P4146">Sekali lagi aku merasakan angin sejuk di rambutku, dan kali ini sebuah kengerian dingin menjalar di tulang punggungku. Aku ingat betul bahwa aku pernah turun ke sana sendirian di bawah sinar bulan; bahwa kemudian, saat berada di dekatnya, aku tidak melihat apa pun; bahwa, seperti Holger, aku telah pergi dan berdiri di atas gundukan; dan aku ingat bagaimana, ketika kembali, yakin bahwa tidak ada apa pun di sana, aku merasakan keyakinan tiba-tiba bahwa ada sesuatu di sana jika aku mau melihat ke belakang. Aku ingat godaan yang kuat untuk melihat ke belakang, godaan yang telah ku tahan sebagai sesuatu yang tidak layak bagi orang yang berakal sehat, sampai, untuk menghilangkannya, aku mengguncang tubuhku seperti yang dilakukan Holger.</text:p>
      <text:p text:style-name="P4147"/>
      <text:p text:style-name="P4148">Dan sekarang aku tahu bahwa lengan-lengan putih dan berkabut itu juga pernah melingkariku; aku mengetahuinya dalam sekejap, dan aku gemetar ketika mengingat bahwa aku juga mendengar burung hantu malam itu. Tetapi itu bukanlah burung hantu malam. Itu adalah jeritan Benda itu.</text:p>
      <text:p text:style-name="P4149"/>
      <text:p text:style-name="P4150">Aku isi kembali pipaku dan menuang segelas anggur selatan yang kuat; kurang dari semenit kemudian Holger sudah duduk di sampingku lagi.</text:p>
      <text:p text:style-name="P4151"/>
      <text:p text:style-name="P4152">"Tentu saja tidak ada apa pun di sana," katanya, "tetapi tetap saja menyeramkan. Tahukah kau, ketika aku kembali tadi aku begitu yakin ada sesuatu di belakangku sehingga ingin menoleh dan melihat? Sungguh sulit untuk tidak melakukannya."</text:p>
      <text:p text:style-name="P4153"/>
      <text:p text:style-name="P4154">Ia sedikit tertawa, mengetuk abu dari pipanya, dan menuang anggur untuk dirinya sendiri. Untuk beberapa saat kami sama-sama tidak berbicara, dan bulan semakin tinggi, dan kami berdua menatap Benda yang tergeletak di gundukan itu.</text:p>
      <text:p text:style-name="P4155"/>
      <text:p text:style-name="P4156">"Kau bisa membuat cerita tentang itu," kata Holger setelah waktu yang lama.</text:p>
      <text:p text:style-name="P4157"/>
      <text:p text:style-name="P4158">"Ada satu," jawabku. "Jika kau belum mengantuk, akan kuceritakan padamu."</text:p>
      <text:p text:style-name="P4159"/>
      <text:p text:style-name="P4160">"Silakan," kata Holger, yang menyukai cerita.</text:p>
      <text:p text:style-name="P4161"/>
      <text:p text:style-name="P4162">Alario tua sedang sekarat di sana, di desa di balik bukit. Kau ingat dia, aku yakin. Mereka bilang dia menghasilkan uang dengan menjual perhiasan palsu di Amerika Selatan, dan melarikan diri dengan hasil curiannya ketika ketahuan. Seperti semua orang itu, jika mereka membawa sesuatu kembali, dia langsung mulai memperbesar rumahnya, dan karena tidak ada tukang batu di sini, dia mengirim dua pekerja jauh-jauh ke Paola. Mereka adalah sepasang penjahat yang tampak kasar—seorang Neapolitan yang kehilangan satu mata dan seorang Sisilia dengan bekas luka tua sedalam setengah inci di pipi kirinya. Aku sering melihat mereka, karena pada hari Minggu mereka biasa turun ke sini dan memancing di bebatuan. Ketika Alario terkena demam yang membunuhnya, para tukang batu masih bekerja. Karena dia telah sepakat bahwa sebagian dari upah mereka akan berupa<text:s/><text:soft-page-break/>makan dan tempat tinggal, dia menyuruh mereka tidur di rumah. Istrinya sudah meninggal, dan dia punya seorang putra tunggal bernama Angelo, yang jauh lebih baik daripada dirinya. Angelo akan menikahi putri orang terkaya di desa, dan, anehnya, meskipun pernikahan itu diatur oleh orang tua mereka, para muda-mudi itu dikatakan saling jatuh cinta.</text:p>
      <text:p text:style-name="P4163"/>
      <text:p text:style-name="P4164">Lagipula, seluruh desa jatuh cinta pada Angelo, dan di antaranya ada makhluk liar yang tampan bernama Cristina, yang lebih mirip seorang gipsi daripada gadis mana pun yang pernah kulihat di sini. Dia memiliki bibir yang sangat merah dan mata yang sangat hitam, dia bertubuh seperti anjing greyhound, dan memiliki lidah iblis. Tapi Angelo tidak peduli padanya. Dia agak polos, sangat berbeda dari ayahnya yang penjahat tua itu, dan dalam apa yang kukatakan sebagai keadaan normal, aku benar-benar percaya bahwa dia tidak akan pernah melirik gadis mana pun kecuali makhluk kecil yang gemuk dan lucu, dengan mas kawin yang banyak, yang ayahnya ingin dia nikahi. Tapi terjadi hal-hal yang tidak normal dan tidak wajar.</text:p>
      <text:p text:style-name="P4165"/>
      <text:p text:style-name="P4166">Di sisi lain, seorang gembala muda yang sangat tampan dari perbukitan di atas Maratea jatuh cinta pada Cristina, yang tampaknya acuh tak acuh padanya. Cristina tidak memiliki mata pencaharian tetap, tetapi dia adalah gadis yang baik dan bersedia melakukan pekerjaan apa pun atau pergi mengantar ke mana pun demi sepotong roti atau semangkuk kacang, dan izin untuk tidur di tempat berteduh. Dia sangat senang ketika dia bisa mendapatkan sesuatu untuk dilakukan di sekitar rumah ayah Angelo. Tidak ada dokter di desa, dan ketika para tetangga melihat bahwa Alario tua sedang sekarat, mereka mengirim Cristina ke Scalea untuk menjemput seorang dokter. Itu sudah sore hari, dan jika mereka menunggu begitu lama, itu karena orang kikir yang sekarat itu menolak untuk membiarkan pemborosan seperti itu selama dia masih bisa berbicara. Tetapi sementara Cristina pergi, keadaan semakin memburuk dengan cepat, imam dibawa ke tempat tidur, dan setelah melakukan apa yang dia bisa, dia memberi pendapatnya kepada orang-orang yang hadir bahwa orang tua itu sudah meninggal, dan meninggalkan rumah.</text:p>
      <text:p text:style-name="P4167"/>
      <text:p text:style-name="P4168">Kau kenal orang-orang ini. Mereka memiliki ketakutan fisik akan kematian. Hingga imam berbicara, ruangan itu penuh dengan orang. Kata-kata itu belum keluar dari mulutnya sebelum ruangan itu kosong. Sekarang sudah malam. Mereka bergegas menuruni anak tangga yang gelap dan keluar ke jalan.</text:p>
      <text:p text:style-name="P4169"/>
      <text:p text:style-name="P4170">Angelo, seperti yang telah kukatakan, pergi, Cristina belum kembali—pelayan perempuan sederhana yang merawat orang sakit itu melarikan diri bersama yang lain, dan mayat itu tertinggal sendirian dalam cahaya berkedip-kedip lampu minyak tanah.</text:p>
      <text:p text:style-name="P4171"/>
      <text:p text:style-name="P4172">Lima menit kemudian dua orang pria mengintip dengan hati-hati dan merangkak ke arah tempat tidur. Mereka adalah tukang batu Neapolitan bermata satu dan temannya dari Sisilia. Mereka tahu apa yang mereka inginkan. Dalam sekejap mereka telah menyeret dari bawah tempat tidur sebuah kotak besi kecil namun berat, dan jauh sebelum siapa pun berpikir untuk kembali ke orang mati, mereka telah meninggalkan rumah dan desa itu di bawah perlindungan kegelapan. Itu cukup mudah, karena rumah Alario adalah yang terakhir menuju jurang yang mengarah ke sini, dan para pencuri hanya keluar melalui pintu belakang, melewati tembok batu, dan tidak perlu mengambil risiko apa pun setelah itu kecuali kemungkinan bertemu dengan penduduk desa yang terlambat, yang sangat kecil kemungkinannya, karena sedikit orang menggunakan jalan itu. Mereka memiliki cangkul dan sekop, dan mereka sampai di sini tanpa kecelakaan.</text:p>
      <text:p text:style-name="P4173"/>
      <text:p text:style-name="P4174">Aku menceritakan kisah ini seperti yang seharusnya terjadi, karena, tentu saja, tidak ada saksi untuk bagian ini. Para pria membawa kotak itu menuruni jurang, bermaksud untuk menguburnya sampai mereka dapat kembali dan membawanya pergi dengan perahu. Mereka pasti cukup pintar untuk menebak bahwa sebagian uang akan berupa uang kertas, karena jika tidak, mereka akan menguburnya di pantai di pasir basah, di mana akan jauh lebih aman. Tetapi kertas itu akan membusuk jika mereka terpaksa meninggalkannya di sana untuk waktu lama, jadi mereka menggali lubang mereka di sana, dekat dengan batu besar itu. Ya, tepat di tempat gundukan itu sekarang.</text:p>
      <text:p text:style-name="P4175"/>
      <text:p text:style-name="P4176">Cristina tidak menemukan dokter di Scalea, karena ia telah dipanggil dari tempat di lembah, setengah jalan ke San Domenico. Jika dia menemukannya, dia akan datang dengan mulanya melalui jalan atas, yang lebih halus tetapi jauh lebih panjang. Tetapi Cristina mengambil jalan pintas melalui bebatuan, yang melewati sekitar lima puluh kaki di atas gundukan, dan berbelok di tikungan itu. Para pria sedang menggali ketika dia lewat, dan dia mendengar mereka bekerja. Tidak mungkin dia akan lewat tanpa mencari tahu apa suara itu, karena dia tidak pernah takut pada apa pun dalam hidupnya, dan, selain itu, para nelayan kadang-kadang datang ke pantai di sini pada malam hari untuk mengambil batu untuk jangkar atau mengumpulkan kayu bakar untuk membuat sedikit api. Malam itu gelap, dan Cristina mungkin mendekat ke dua pria itu sebelum dia dapat melihat apa yang mereka lakukan. Dia mengenal mereka, tentu saja, dan mereka mengenalnya, dan langsung mengerti bahwa mereka berada dalam kekuasaannya. Hanya ada satu hal yang harus dilakukan untuk keselamatan mereka, dan mereka melakukannya. Mereka memukul kepalanya, mereka menggali lubang dalam-dalam, dan mereka menguburnya dengan cepat bersama peti besi itu. Mereka pasti mengerti bahwa satu-satunya kesempatan mereka untuk menghindari kecurigaan terletak pada kembali ke desa sebelum ketidakhadiran mereka diperhatikan, karena mereka segera kembali, dan ditemukan setengah jam kemudian bergosip dengan tenang dengan pria yang sedang membuat peti mati Alario. Dia adalah teman mereka, dan telah bekerja pada perbaikan di rumah orang tua itu. Sejauh yang dapat kuketahui, satu-satunya orang yang dianggap tahu di mana Alario menyimpan hartanya adalah Angelo dan pelayan perempuan yang telah kusebutkan. Angelo pergi; perempuan itulah yang menemukan pencurian itu.</text:p>
      <text:p text:style-name="P4177"/>
      <text:p text:style-name="P4178">Sangat mudah dimengerti mengapa tidak ada orang lain yang tahu di mana uang itu berada. <text:s/>Orang tua itu selalu mengunci pintunya dan menyimpan kuncinya di sakunya saat keluar, dan tidak membiarkan wanita itu masuk untuk membersihkan tempat itu kecuali jika dia sendiri ada di sana. <text:s/>Namun, seluruh desa tahu bahwa dia memiliki uang di suatu tempat, dan para tukang batu mungkin telah menemukan keberadaan peti itu dengan memanjat jendela saat dia tidak ada. Jika orang tua itu tidak mengigau sampai kehilangan kesadaran, dia akan sangat menderita karena kekayaannya. <text:s/>Pelayan wanita yang setia itu melupakan keberadaan uang itu hanya sesaat ketika dia melarikan diri bersama yang lain, karena ketakutan akan kematian. Dua puluh menit belum berlalu sebelum dia kembali dengan dua nenek tua yang mengerikan yang selalu dipanggil untuk mempersiapkan orang mati untuk pemakaman. <text:s/>Bahkan saat itu, awalnya dia tidak berani mendekati tempat tidur bersama mereka, tetapi dia berpura-pura menjatuhkan sesuatu, berlutut seolah-olah untuk menemukannya, dan melihat di bawah tempat tidur. Dinding kamar baru saja diplester hingga ke lantai, dan dia langsung melihat bahwa peti itu telah hilang. Peti itu ada di sana siang hari, jadi itu dicuri dalam selang waktu singkat sejak dia meninggalkan ruangan.</text:p>
      <text:p text:style-name="P4179"/>
      <text:p text:style-name="P4180">Tidak ada polisi yang ditempatkan di desa; bahkan tidak ada penjaga keamanan kota, karena tidak ada kotamadya. Saya percaya tidak pernah ada tempat seperti itu. Scalea seharusnya menjaganya dengan cara yang misterius, dan butuh beberapa jam untuk mendapatkan seseorang dari sana. Karena wanita tua itu telah tinggal di desa seumur hidupnya, dia bahkan tidak terpikir untuk meminta bantuan kepada otoritas sipil mana pun. Dia hanya berteriak dan berlari melalui desa dalam gelap, berteriak bahwa rumah tuannya yang sudah meninggal telah dirampok. Banyak orang melihat keluar, tetapi awalnya tidak ada yang mau membantunya. Sebagian besar dari mereka, menilai dia seperti diri mereka sendiri, berbisik satu sama lain bahwa dia mungkin telah mencuri uang itu sendiri. Orang pertama yang bergerak adalah ayah dari gadis yang akan dinikahi Angelo; setelah mengumpulkan keluarganya, yang semuanya merasa memiliki kepentingan pribadi dalam kekayaan yang akan masuk ke dalam keluarga, dia menyatakan bahwa menurut pendapatnya peti itu telah dicuri oleh dua tukang batu yang tinggal di rumah itu. Dia memimpin pencarian mereka, yang secara alami dimulai di rumah Alario dan berakhir di bengkel tukang kayu, di mana para pencuri ditemukan sedang mendiskusikan segelas anggur dengan tukang kayu di atas peti mati yang belum selesai, di bawah cahaya satu lampu tanah liat yang diisi dengan minyak dan lemak. Tim pencari langsung menuduh para pelaku kejahatan itu, dan mengancam akan mengunci mereka di ruang bawah tanah sampai polisi dapat dipanggil dari Scalea. Kedua pria itu saling memandang sejenak, dan kemudian tanpa ragu sedikit pun mereka memadamkan satu-satunya cahaya, mengambil peti mati yang belum selesai di antara mereka, dan menggunakannya sebagai semacam alat pemukul, menerjang penyerang mereka dalam gelap. Dalam beberapa saat mereka sudah tidak dapat dikejar lagi.</text:p>
      <text:p text:style-name="P4181"/>
      <text:p text:style-name="P4182">Itulah akhir dari bagian pertama cerita. Harta karun itu telah hilang, dan karena tidak ada jejaknya yang dapat ditemukan, orang-orang secara alami mengira bahwa para pencuri telah berhasil membawanya pergi. Orang tua itu dimakamkan, dan ketika Angelo akhirnya kembali, dia harus meminjam uang untuk membayar pemakaman yang menyedihkan itu, dan mengalami beberapa kesulitan dalam melakukannya. Dia hampir tidak perlu diberitahu bahwa dengan kehilangan warisannya, dia telah kehilangan calon istrinya. Di bagian dunia ini, pernikahan dilakukan berdasarkan prinsip-prinsip bisnis yang ketat, dan jika uang tunai yang dijanjikan tidak tersedia pada hari yang ditentukan, pengantin perempuan atau pengantin pria yang orang tuanya gagal memberikannya sebaiknya pergi saja, karena tidak akan ada pernikahan. Angelo tahu itu dengan cukup baik. Ayahnya hampir tidak memiliki tanah, dan sekarang uang tunai yang dibawanya dari Amerika Selatan telah hilang, tidak ada yang tersisa kecuali hutang untuk bahan bangunan yang seharusnya digunakan untuk memperluas dan memperbaiki rumah tua itu. Angelo jatuh miskin, dan makhluk kecil yang gemuk yang seharusnya menjadi istrinya itu mendongak hidungnya padanya dengan cara yang paling tepat. Adapun Cristina, butuh beberapa hari sebelum dia diketahui hilang, karena tidak ada yang ingat bahwa dia telah dikirim ke Scalea untuk dokter, yang tidak pernah datang. Dia sering menghilang dengan cara yang sama selama beberapa hari, ketika dia dapat menemukan sedikit pekerjaan di sana-sini di pertanian yang jauh di antara perbukitan. Tetapi ketika dia tidak kembali sama sekali, orang-orang mulai bertanya-tanya, dan akhirnya memutuskan bahwa dia telah berkolusi dengan para tukang batu dan telah melarikan diri bersama mereka.</text:p>
      <text:p text:style-name="P4183"/>
      <text:p text:style-name="P4184">***</text:p>
      <text:p text:style-name="P4185"/>
      <text:p text:style-name="P4186">Saya berhenti dan mengosongkan gelas saya.</text:p>
      <text:p text:style-name="P4187"/>
      <text:p text:style-name="P4188">"Hal seperti itu tak mungkin terjadi di tempat lain," kata Holger, kembali mengisi pipanya yang tak pernah habis. "Luar biasa, betapa pesonanya pembunuhan dan kematian mendadak di negara romantis seperti ini. Perbuatan yang di tempat lain akan hanya brutal dan menjijikkan, menjadi dramatis dan misterius karena ini Italia dan kita berada di menara asli Charles V, yang dibangun untuk melawan bajak laut Barbar asli."</text:p>
      <text:p text:style-name="P4189"/>
      <text:p text:style-name="P4190">"Ada benarnya juga," akuku. Holger adalah pria paling romantis di dunia dalam dirinya sendiri, tetapi ia selalu merasa perlu menjelaskan mengapa ia merasakan sesuatu.</text:p>
      <text:p text:style-name="P4191"/>
      <text:p text:style-name="P4192">"Kurasa mereka menemukan tubuh gadis malang itu bersama kotaknya," katanya sebentar kemudian.</text:p>
      <text:p text:style-name="P4193"/>
      <text:p text:style-name="P4194">"Karena sepertinya kau tertarik," jawabku, "akan kuberitahu sisanya."</text:p>
      <text:p text:style-name="P4195"/>
      <text:p text:style-name="P4196">Bulan telah tinggi saat itu; bentuk Benda di gundukan itu lebih jelas terlihat oleh mata kita daripada sebelumnya.</text:p>
      <text:p text:style-name="P4197"/>
      <text:p text:style-name="P4198">Desa itu segera kembali pada kehidupan kecil dan membosankannya. Tak seorang pun merindukan Alario tua, yang telah lama pergi berlayar ke Amerika Selatan sehingga ia tak pernah menjadi sosok yang dikenal di tempat kelahirannya. Angelo tinggal di rumah yang setengah jadi, dan karena ia tak punya uang untuk membayar pelayan wanita tua itu, pelayan itu tak mau tinggal bersamanya, tetapi sekali dalam waktu yang lama ia akan datang dan mencuci bajunya karena pertemanan lama. Selain rumah, ia mewarisi sepetak tanah kecil agak jauh dari desa; ia mencoba mengolahnya, tetapi ia tak punya semangat untuk bekerja, karena ia tahu ia tak akan pernah bisa membayar pajaknya dan pajak rumahnya, yang pasti akan disita pemerintah, atau disita karena hutang bahan bangunan, yang ditolak oleh pemasoknya untuk diambil kembali.</text:p>
      <text:p text:style-name="P4199"/>
      <text:p text:style-name="P4200">Angelo sangat tidak bahagia. Selama ayahnya masih hidup dan kaya, setiap gadis di desa jatuh cinta padanya; tetapi itu semua telah berubah sekarang. Sungguh menyenangkan untuk dikagumi dan didekati, dan diundang untuk minum anggur oleh para ayah yang memiliki anak perempuan untuk dinikahi. Sungguh sulit untuk dipandang dingin, dan kadang-kadang ditertawakan karena ia telah dirampas warisannya. Ia memasak makanannya yang mengenaskan sendiri, dan dari kesedihan menjadi melankolis dan murung.</text:p>
      <text:p text:style-name="P4201"/>
      <text:p text:style-name="P4202">Pada senja hari, ketika pekerjaan sehari telah selesai, alih-alih berkeliaran di tempat terbuka di depan gereja dengan pemuda-pemuda seusianya, ia mulai berkeliaran di tempat-tempat sepi di pinggiran desa sampai benar-benar gelap. Kemudian ia menyelinap pulang dan tidur untuk menghemat biaya penerangan. Tetapi di jam-jam senja yang sunyi itu ia mulai mengalami mimpi-mimpi aneh ketika terjaga. Ia tidak selalu sendirian, karena sering kali ketika ia duduk di tunggul pohon, di mana jalan sempit berbelok ke jurang, ia yakin bahwa seorang wanita datang tanpa suara di atas bebatuan yang kasar, seolah-olah kakinya telanjang; dan ia berdiri di bawah rumpun pohon kastanye hanya sekitar setengah lusin yard di jalan, dan memanggilnya tanpa berbicara. Meskipun ia berada dalam bayangan, ia tahu bahwa bibirnya merah, dan ketika bibir itu sedikit terbuka dan tersenyum padanya, ia memperlihatkan dua gigi kecil yang tajam. Ia tahu ini pada awalnya lebih daripada melihatnya, dan ia tahu bahwa itu adalah Cristina, dan bahwa ia telah meninggal. Namun ia<text:s/><text:soft-page-break/>tidak takut; ia hanya bertanya-tanya apakah itu mimpi, karena ia berpikir bahwa jika ia terjaga, ia akan ketakutan.</text:p>
      <text:p text:style-name="P4203"/>
      <text:p text:style-name="P4204">Selain itu, wanita yang sudah meninggal itu memiliki bibir merah, dan itu hanya bisa terjadi dalam mimpi. Setiap kali ia pergi ke dekat jurang setelah matahari terbenam, wanita itu sudah ada di sana menunggunya, atau ia segera muncul, dan ia mulai yakin bahwa wanita itu semakin mendekat setiap hari. Awalnya ia hanya yakin dengan mulutnya yang berdarah, tetapi sekarang setiap fitur menjadi jelas, dan wajah pucat itu menatapnya dengan mata yang dalam dan lapar.</text:p>
      <text:p text:style-name="P4205"/>
      <text:p text:style-name="P4206">Matanya yang menjadi sayu. Sedikit demi sedikit ia menyadari bahwa suatu hari nanti mimpi itu tidak akan berakhir ketika ia berbalik pulang, tetapi akan membawanya menyusuri jurang tempat penglihatan itu muncul. <text:s/>Ia semakin dekat sekarang ketika ia memanggilnya. Pipinya tidak lebam seperti orang mati, tetapi pucat karena kelaparan, dengan rasa lapar fisik yang dahsyat dan tak terpuaskan di matanya yang melahapnya. Mereka merayakan jiwanya dan membuai dirinya, dan akhirnya mereka dekat dengan jiwanya sendiri dan menahannya. Ia tidak dapat mengatakan apakah nafasnya panas seperti api atau dingin seperti es; ia tidak dapat mengatakan apakah bibir merahnya membakar atau membekukannya, atau apakah kelima jarinya di pergelangan tangannya membakar bekas luka hangus atau menggigit dagingnya seperti embun beku; ia tidak dapat mengatakan apakah ia terjaga atau tidur, apakah dia hidup atau mati, tetapi ia tahu bahwa dia mencintainya, dialah satu-satunya dari semua makhluk, duniawi atau dunia lain, dan mantranya memiliki kekuatan atas dirinya.</text:p>
      <text:p text:style-name="P4207"/>
      <text:p text:style-name="P4208">Ketika bulan terbit tinggi di malam itu, bayangan Makhluk itu tidak sendirian di sana di atas gundukan.</text:p>
      <text:p text:style-name="P4209"/>
      <text:p text:style-name="P4210">Angelo terbangun di fajar yang sejuk, basah kuyup oleh embun dan kedinginan sampai ke daging, darah, dan tulangnya. Ia membuka matanya ke cahaya abu-abu yang redup, dan melihat bintang-bintang masih bersinar di atas kepalanya. Ia sangat lemah, dan jantungnya berdetak begitu lambat sehingga ia hampir seperti orang yang pingsan. Perlahan-lahan ia menoleh kepalanya di atas gundukan, seperti di atas bantal, tetapi wajah lain tidak ada di sana. Rasa takut tiba-tiba menyerangnya, rasa takut yang tak terkatakan dan tak dikenal; ia melompat berdiri dan melarikan diri ke atas jurang, dan ia tidak pernah menoleh ke belakang sampai ia mencapai pintu rumah di pinggiran desa. Dengan lesu ia pergi bekerja hari itu, dan dengan lelah jam-jam berlalu mengikuti matahari, sampai akhirnya ia menyentuh laut dan tenggelam, dan perbukitan yang tajam dan tinggi di atas Maratea berubah menjadi ungu melawan langit timur berwarna abu-abu.</text:p>
      <text:p text:style-name="P4211"/>
      <text:p text:style-name="P4212">Angelo memanggul cangkulnya yang berat dan meninggalkan ladang. Ia merasa kurang lelah sekarang daripada di pagi hari ketika ia mulai bekerja, tetapi ia berjanji pada dirinya sendiri bahwa ia akan pulang tanpa berlama-lama di dekat jurang, dan makan malam sebaik mungkin, dan tidur sepanjang malam di tempat tidurnya seperti orang Kristen. <text:s/>Ia tidak akan lagi tergoda ke jalan sempit oleh bayangan dengan bibir merah dan nafas dingin; ia tidak akan lagi memimpikan mimpi teror dan kenikmatan itu. Ia sudah dekat desa sekarang; setengah jam sejak matahari terbenam, dan lonceng gereja yang retak mengirimkan gema yang tidak harmonis melintasi bebatuan dan jurang untuk memberitahu semua orang baik bahwa hari telah berakhir. Angelo berhenti sejenak di tempat jalan bercabang, di mana jalan menuju desa di sebelah kiri, dan turun ke jurang di sebelah kanan, di mana sekelompok pohon kastanye menaungi jalan sempit. Ia berdiri diam sebentar, mengangkat topinya yang penyok dari kepalanya dan menatap laut<text:s/><text:soft-page-break/>yang cepat memudar ke arah barat, dan bibirnya bergerak ketika ia diam-diam mengulang doa malam yang familiar. Bibirnya bergerak, tetapi kata-kata yang mengikutinya di otaknya kehilangan artinya dan berubah menjadi kata-kata lain, dan berakhir pada nama yang ia ucapkan dengan keras—Cristina! Dengan nama itu, ketegangan kehendaknya tiba-tiba kendur, kenyataan hilang dan mimpi itu membawanya lagi, dan membawanya dengan cepat dan pasti seperti orang yang berjalan dalam tidurnya, turun, turun, melalui jalan curam dalam kegelapan yang semakin membesar. Dan ketika dia melayang di sampingnya, Cristina berbisik hal-hal yang aneh dan manis di telinganya, yang entah bagaimana, jika dia terjaga, dia tahu bahwa dia tidak akan bisa mengerti sepenuhnya; tetapi sekarang mereka adalah kata-kata paling indah yang pernah ia dengar dalam hidupnya. Dan dia juga menciumnya, tetapi bukan di mulutnya. Ia merasakan ciumannya yang tajam di tenggorokannya yang putih, dan ia tahu bahwa bibirnya merah. Jadi mimpi liar itu melaju melalui senja dan kegelapan dan terbitnya bulan, dan semua keindahan malam musim panas. Tetapi di fajar yang dingin ia terbaring seperti orang setengah mati di atas gundukan di sana, mengingat dan tidak mengingat, darahnya terkuras, namun anehnya ingin memberikan lebih banyak kepada bibir merah itu. Kemudian datanglah rasa takut, kepanikan yang mengerikan tak bernama, kengerian yang menjaga batas dunia yang tidak kita lihat, juga tidak kita ketahui seperti yang kita ketahui tentang hal-hal lain, tetapi yang kita rasakan ketika hawa dinginnya membekukan tulang kita dan mengaduk rambut kita dengan sentuhan tangan hantu. Sekali lagi Angelo melompat dari gundukan dan melarikan diri ke atas jurang di hari yang baru terbit, tetapi langkahnya kurang pasti kali ini, dan ia terengah-engah ketika berlari; dan ketika ia sampai di mata air yang jernih yang muncul di tengah lereng bukit, ia jatuh berlutut dan tangan dan mencelupkan seluruh wajahnya dan minum seperti yang belum pernah ia minum sebelumnya—karena itu adalah dahaga orang yang terluka yang telah berbaring berdarah sepanjang malam di medan perang.</text:p>
      <text:p text:style-name="P4213"/>
      <text:p text:style-name="P4214">Dia telah menangkapnya sekarang, dan dia tidak dapat melarikan diri darinya, tetapi akan mendatanginya setiap malam saat senja sampai dia telah menguras setetes darah terakhirnya. Sia-sia ketika hari telah berakhir ia mencoba untuk berbelok dan pulang melalui jalan yang tidak mengarah ke dekat jurang. Sia-sia ia membuat janji pada dirinya sendiri setiap pagi di fajar ketika ia mendaki jalan sepi dari pantai ke desa. Semuanya sia-sia, karena ketika matahari terbenam membakar ke laut, dan kesejukan sore hari keluar seperti dari tempat persembunyian untuk menyenangkan dunia yang lelah, kakinya berbalik ke jalan lama, dan dia menunggunya di bawah bayangan pohon kastanye; dan kemudian semuanya terjadi seperti sebelumnya, dan dia mulai mencium tenggorokannya yang putih bahkan ketika dia melayang dengan ringan di jalan, melilitkan satu lengan di sekelilingnya. Dan ketika darahnya berkurang, dia menjadi semakin lapar dan haus setiap hari, dan setiap hari ketika dia terbangun di fajar hari semakin sulit untuk membangkitkan dirinya untuk berusaha mendaki jalan curam ke desa; dan ketika ia pergi bekerja kakinya terseret dengan menyakitkan, dan hampir tidak ada kekuatan di lengannya untuk menggunakan cangkul yang berat. Ia hampir tidak berbicara dengan siapa pun sekarang, tetapi orang-orang mengatakan bahwa ia "memakan dirinya sendiri" karena cinta pada gadis yang akan dinikahinya ketika ia kehilangan warisannya; dan mereka tertawa terbahak-bahak memikirkan hal itu, karena ini bukan negara yang sangat romantis. Pada saat ini, Antonio, orang yang tinggal di sini untuk menjaga menara, kembali dari kunjungan ke keluarganya, yang tinggal di dekat Salerno. Ia telah pergi sepanjang waktu sejak sebelum kematian Alario dan tidak tahu apa yang telah terjadi. Ia telah memberitahuku bahwa ia kembali pada sore hari dan mengurung dirinya di menara untuk makan dan tidur, karena ia sangat<text:s/><text:soft-page-break/>lelah. <text:s/>Sudah lewat tengah malam ketika ia terbangun, dan ketika ia melihat keluar bulan yang memudar terbit di atas bahu bukit. Ia melihat ke arah gundukan, dan ia melihat sesuatu, dan ia tidak tidur lagi malam itu. Ketika ia pergi lagi di pagi hari sudah siang bolong, dan tidak ada yang terlihat di gundukan kecuali batu-batu longgar dan pasir yang beterbangan. Namun ia tidak mendekatinya; ia langsung naik jalan menuju desa dan langsung ke rumah imam tua.</text:p>
      <text:p text:style-name="P4215"/>
      <text:p text:style-name="P4216">"Aku telah melihat sesuatu yang jahat malam ini," katanya; "Aku telah melihat bagaimana orang mati meminum darah orang hidup. Dan darah adalah kehidupan."</text:p>
      <text:p text:style-name="P4217"/>
      <text:p text:style-name="P4218">"Ceritakan apa yang kau lihat," jawab imam itu.</text:p>
      <text:p text:style-name="P4219"/>
      <text:p text:style-name="P4220">Antonio menceritakan semuanya yang telah dilihatnya.</text:p>
      <text:p text:style-name="P4221"/>
      <text:p text:style-name="P4222">"Kau harus membawa buku dan air suci mu malam ini," tambahnya. "Aku akan berada di sini sebelum matahari terbenam untuk turun bersamamu, dan jika Yang Mulia berkenan untuk makan malam bersamaku selagi kita menunggu, aku akan mempersiapkannya."</text:p>
      <text:p text:style-name="P4223"/>
      <text:p text:style-name="P4224">"Aku akan datang," jawab imam itu, "karena aku telah membaca dalam buku-buku kuno tentang makhluk aneh ini yang bukan hidup maupun mati, dan yang selalu segar di dalam kuburan mereka, keluar di senja untuk merasakan kehidupan dan darah."</text:p>
      <text:p text:style-name="P4225"/>
      <text:p text:style-name="P4226">Antonio buta huruf, tetapi ia senang melihat pendeta itu mengerti urusannya; karena, tentu saja, buku-buku itu pasti telah memberinya petunjuk tentang cara terbaik untuk menenangkan Makhluk setengah hidup itu selamanya.</text:p>
      <text:p text:style-name="P4227"/>
      <text:p text:style-name="P4228">Maka Antonio pergi bekerja, yang sebagian besar terdiri dari duduk di sisi teduh menara, ketika ia tidak bertengger di atas batu dengan kail pancing yang tidak menangkap apa pun. Tetapi pada hari itu ia pergi dua kali untuk melihat gundukan itu di bawah sinar matahari yang cerah, dan ia mencari di sekelilingnya untuk menemukan lubang tempat makhluk itu bisa masuk dan keluar; tetapi ia tidak menemukannya. Ketika matahari mulai terbenam dan udara menjadi lebih sejuk di tempat teduh, ia pergi untuk menjemput pendeta tua itu, membawa keranjang anyaman kecil bersamanya; dan di dalamnya mereka meletakkan sebotol air suci, dan baskom, dan penyemprot, dan stole yang dibutuhkan pendeta; dan mereka turun dan menunggu di pintu menara sampai gelap. Tetapi sementara cahaya masih tampak sangat abu-abu dan redup, mereka melihat sesuatu bergerak, di sana, dua sosok, sosok laki-laki yang berjalan, dan sosok perempuan yang melayang di sampingnya, dan sementara kepalanya bersandar di bahunya ia mencium tenggorokannya. Pendeta juga telah menceritakan itu kepadaku, dan bahwa giginya gemetar dan ia memegang lengan Antonio. Penglihatan itu berlalu dan menghilang ke dalam bayangan. Kemudian Antonio mengambil labu kulit berisi minuman keras yang kuat, yang disimpannya untuk acara-acara besar, dan menuangkan minuman yang membuat orang tua itu merasa hampir muda lagi; dan ia mengambil lentera, dan beliung serta sekopnya, dan memberikan stole kepada pendeta untuk dikenakan dan air suci untuk dibawa, dan mereka keluar bersama menuju tempat pekerjaan itu akan dilakukan. Antonio mengatakan bahwa meskipun minum rum, lututnya sendiri gemetar, dan pendeta tersandung karena bahasa Latinnya. Karena ketika mereka masih beberapa meter dari gundukan itu, cahaya lentera yang berkedip-kedip jatuh pada wajah Angelo yang putih, tidak sadar seolah-olah sedang tidur, dan pada tenggorokannya yang terangkat, di mana garis<text:s/><text:soft-page-break/>merah tipis darah menetes ke kerahnya; dan cahaya lentera yang berkedip-kedip bermain di wajah lain yang memandang dari pesta—pada dua mata dalam yang mati yang melihat meskipun kematian—pada bibir yang terbelah lebih merah daripada kehidupan itu sendiri—pada dua gigi yang berkilauan di mana setetes merah muda berkilau. Kemudian pendeta, orang tua yang baik, memejamkan matanya erat-erat dan menyiramkan air suci di depannya, dan suaranya yang serak hampir menjerit; dan kemudian Antonio, yang sebenarnya bukan pengecut, mengangkat beliungnya dengan satu tangan dan lentera di tangan lainnya, ketika ia melompat ke depan, tidak tahu apa akhirnya; dan kemudian ia bersumpah bahwa ia mendengar teriakan seorang wanita, dan Makhluk itu telah hilang, dan Angelo terbaring sendirian di gundukan tanpa sadar, dengan garis merah di tenggorokannya dan butiran keringat maut di dahinya yang dingin. Mereka mengangkatnya, setengah mati seperti dirinya, dan membaringkannya di tanah di dekatnya; kemudian Antonio mulai bekerja, dan pendeta membantunya, meskipun ia sudah tua dan tidak dapat berbuat banyak; dan mereka menggali dalam-dalam, dan akhirnya Antonio, berdiri di dalam kubur, membungkuk dengan lenteranya untuk melihat apa yang mungkin dilihatnya.</text:p>
      <text:p text:style-name="P4229"/>
      <text:p text:style-name="P4230">Rambutnya dulunya berwarna cokelat tua, dengan guratan uban di sekitar pelipis; dalam waktu kurang dari sebulan sejak hari itu ia menjadi uban seperti musang. Ia adalah seorang penambang ketika masih muda, dan sebagian besar orang-orang ini telah melihat pemandangan buruk sesekali, ketika terjadi kecelakaan, tetapi ia belum pernah melihat apa yang dilihatnya malam itu—Makhluk yang bukan hidup maupun mati, Makhluk yang tidak mau tinggal di atas tanah maupun di kuburan. Antonio telah membawa sesuatu bersamanya yang tidak diperhatikan pendeta. Ia telah membuatnya siang itu—sebuah taruhan tajam yang dibentuk dari sepotong kayu hanyut tua yang kuat. Ia membawanya sekarang, dan ia memiliki beliung beratnya, dan ia telah membawa lentera ke dalam kubur. Saya rasa tidak ada kekuatan di bumi yang dapat membuatnya berbicara tentang apa yang terjadi kemudian, dan pendeta tua itu terlalu takut untuk melihat ke dalam. Ia mengatakan bahwa ia mendengar Antonio bernapas seperti binatang buas, dan bergerak seolah-olah ia sedang berkelahi dengan sesuatu yang hampir sekuat dirinya; dan ia juga mendengar suara jahat, dengan pukulan, seperti sesuatu yang dengan keras dipaksa menembus daging dan tulang; dan kemudian suara yang paling mengerikan dari semuanya—teriakan seorang wanita, jeritan gaib seorang wanita yang tidak mati maupun hidup, tetapi dikubur dalam-dalam selama berhari-hari. Dan dia, pendeta tua yang malang, hanya bisa menggoyang-goyangkan dirinya sambil berlutut di sana di pasir, berseru lantang doa dan pengusiran setan untuk menenggelamkan suara-suara mengerikan ini. Kemudian tiba-tiba sebuah peti besi kecil dilemparkan ke atas dan berguling ke lutut orang tua itu, dan sesaat kemudian Antonio berada di sampingnya, wajahnya seputih lemak babi di bawah cahaya lentera yang berkedip-kedip, menyekop pasir dan kerikil ke dalam kubur dengan tergesa-gesa, dan melihat ke tepi sampai lubang itu setengah penuh; dan pendeta mengatakan bahwa ada banyak darah segar di tangan dan pakaian Antonio.</text:p>
      <text:p text:style-name="P4231"/>
      <text:p text:style-name="P4232">Aku telah sampai pada akhir ceritaku. Holger menghabiskan anggurnya dan bersandar di kursinya.</text:p>
      <text:p text:style-name="P4233"/>
      <text:p text:style-name="P4234">"Jadi Angelo mendapatkan miliknya kembali," katanya. "Apakah dia menikahi gadis muda yang rapi dan gemuk yang telah dijodohkannya?"</text:p>
      <text:p text:style-name="P4235"/>
      <text:p text:style-name="P4236">"Tidak; dia sangat ketakutan. Dia pergi ke Amerika Selatan, dan tidak pernah terdengar kabarnya sejak itu."</text:p>
      <text:p text:style-name="P4237"/>
      <text:soft-page-break/>
      <text:p text:style-name="P4238">"Dan tubuh gadis malang itu masih di sana, kurasa," kata Holger. "Apakah sudah benar-benar mati, ya?"</text:p>
      <text:p text:style-name="P4239"/>
      <text:p text:style-name="P4240">Daftar Isi</text:p>
      <text:p text:style-name="P4241">BAB I</text:p>
      <text:p text:style-name="P4242">BAB II</text:p>
      <text:p text:style-name="P4243">BAB III</text:p>
      <text:p text:style-name="P4244">BAB IV</text:p>
      <text:p text:style-name="P4245"/>
      <text:p text:style-name="P4246">BAB I</text:p>
      <text:p text:style-name="P4247">Daftar Isi</text:p>
      <text:p text:style-name="P4248"/>
      <text:p text:style-name="P4249">Seseorang meminta cerutu. <text:s/>Percakapan kami telah berlangsung lama dan mulai lesu; asap tembakau telah memenuhi tirai tebal, minuman telah memengaruhi pikiran-pikiran yang cenderung menjadi berat, dan sudah jelas sekali bahwa, kecuali seseorang melakukan sesuatu untuk membangkitkan semangat kami yang tertekan, pertemuan itu akan segera berakhir secara alami, dan kami, para tamu, akan segera pulang tidur, dan hampir pasti akan tertidur. <text:s/>Tidak ada yang mengatakan sesuatu yang luar biasa; mungkin memang tidak ada yang memiliki sesuatu yang luar biasa untuk dikatakan. Jones telah memberi tahu kami setiap detail petualangan berburu terakhirnya di Yorkshire. Tuan Tompkins, dari Boston, telah menjelaskan secara panjang lebar prinsip-prinsip kerja, yang dengan pemeliharaan dan pengawasan yang tepat, Kereta Api Atchison, Topeka, dan Santa Fé tidak hanya memperluas wilayahnya, meningkatkan pengaruh departemennya, dan mengangkut hewan ternak tanpa membiarkannya mati kelaparan sebelum hari pengiriman sebenarnya, tetapi juga, selama bertahun-tahun berhasil menipu para penumpang yang membeli tiketnya dengan kepercayaan keliru bahwa perusahaan tersebut benar-benar mampu mengangkut manusia tanpa membinasakannya. Signor Tombola telah berusaha meyakinkan kami, dengan argumen yang tidak kami susah payah untuk menentangnya, bahwa persatuan negaranya sama sekali tidak menyerupai torpedo modern rata-rata, yang direncanakan dengan cermat, dibangun dengan semua keahlian gudang senjata Eropa terbesar, tetapi, setelah dibangun, ditakdirkan untuk diarahkan oleh tangan-tangan lemah ke wilayah di mana ia pasti akan meledak, tak terlihat, tak ditakuti, dan tak terdengar, ke hamparan kekacauan politik yang tak terbatas.</text:p>
      <text:p text:style-name="P4250"/>
      <text:p text:style-name="P4251">Tidak perlu membahas detail lebih lanjut. Percakapan telah mencapai proporsi yang akan membuat Prometheus bosan di atas batunya, yang akan membuat Tantalus frustrasi, dan yang akan mendorong Ixion untuk mencari relaksasi dalam dialog sederhana namun instruktif dari Herr Ollendorff, daripada tunduk pada kejahatan yang lebih besar untuk mendengarkan pembicaraan kami. Kami telah duduk di meja selama berjam-jam; kami bosan, kami lelah, dan tidak ada yang menunjukkan tanda-tanda untuk pergi.</text:p>
      <text:p text:style-name="P4252"/>
      <text:p text:style-name="P4253">Seseorang meminta cerutu. Kita semua secara naluriah memandang ke arah pembicara. Brisbane adalah seorang pria berusia tiga puluh lima tahun, dan luar biasa karena bakat-bakat yang terutama menarik perhatian orang. Dia adalah pria yang kuat. Proporsi fisiknya tidak menampilkan sesuatu yang luar biasa bagi mata awam, meskipun ukurannya hampir rata-rata. <text:s/>Tingginya sedikit lebih dari enam kaki, dan bahunya cukup lebar; dia tampaknya tidak gemuk, tetapi, di sisi lain, dia tentu saja tidak kurus; kepalanya yang kecil, ditopang oleh leher yang kuat dan berotot; tangannya yang lebar dan berotot tampak memiliki keahlian khusus dalam memecah kenari tanpa bantuan pemecah kenari biasa, dan melihatnya dari samping, orang tidak dapat tidak memperhatikan lebar lengan bajunya yang luar biasa, dan ketebalan dadanya yang tidak biasa. Dia adalah salah satu<text:s/><text:soft-page-break/>dari orang-orang yang biasa disebut di antara orang-orang sebagai orang yang menipu; artinya, meskipun dia terlihat sangat kuat, sebenarnya dia jauh lebih kuat daripada yang terlihat. Tentang wajahnya, saya tidak perlu banyak bicara. Kepalanya kecil, rambutnya tipis, matanya biru, hidungnya besar, ia memiliki kumis kecil dan rahang persegi. Semua orang mengenal Brisbane, dan ketika dia meminta cerutu, semua orang menatapnya.</text:p>
      <text:p text:style-name="P4254"/>
      <text:p text:style-name="P4255">"Ini sungguh aneh," kata Brisbane.</text:p>
      <text:p text:style-name="P4256">Semua orang berhenti berbicara. Suara Brisbane tidak keras, tetapi memiliki kualitas unik yang mampu menembus percakapan umum, dan memotongnya seperti pisau. Semua orang mendengarkan. Brisbane, menyadari bahwa ia telah menarik perhatian mereka, menyalakan cerutunya dengan tenang.</text:p>
      <text:p text:style-name="P4257">"Ini sangat aneh," lanjutnya, "hal tentang hantu itu. Orang selalu bertanya apakah ada yang pernah melihat hantu. Saya pernah."</text:p>
      <text:p text:style-name="P4258">"Omong kosong! Apa, kau? Kau tidak bermaksud begitu, Brisbane? <text:s/>Wah, untuk seorang pria sejenius dia!"</text:p>
      <text:p text:style-name="P4259">Seruan ramai menyambut pernyataan luar biasa Brisbane. Semua orang meminta cerutu, dan Stubbs, pelayannya, tiba-tiba muncul entah dari mana dengan sebotol sampanye kering baru. Situasi teratasi; Brisbane akan bercerita.</text:p>
      <text:p text:style-name="P4260"/>
      <text:p text:style-name="P4261">"Aku pelaut tua," kata Brisbane, "dan karena aku sering menyeberangi Atlantik, aku punya kapal favorit. Kebanyakan orang punya favoritnya. Aku pernah melihat seorang pria menunggu di bar Broadway selama tiga perempat jam untuk sebuah mobil tertentu yang disukainya. Aku yakin penjaga bar mendapatkan setidaknya sepertiga penghasilannya dari preferensi pria itu. Aku punya kebiasaan menunggu kapal-kapal tertentu saat aku harus menyeberangi kolam renang itu. Mungkin ini prasangka, tapi aku hanya sekali dalam hidupku gagal mendapatkan perjalanan yang baik. Aku ingat betul; itu pagi yang hangat di bulan Juni, dan petugas Bea Cukai, yang berkeliaran menunggu kapal uap yang sudah dalam perjalanan dari Karantina, tampak sangat kabur dan termenung. Aku tidak membawa banyak barang—aku memang selalu begitu. Aku berbaur dengan kerumunan penumpang, kuli, dan orang-orang sok penting berjas biru dan kancing kuningan, yang tampak muncul seperti jamur dari dek kapal yang ditambatkan untuk menawarkan jasa mereka yang tidak perlu kepada penumpang yang mandiri. Aku sering memperhatikan dengan minat tertentu evolusi spontan orang-orang ini. Mereka tidak ada saat kau tiba; lima menit setelah pilot berseru "Maju!", mereka, atau setidaknya jas biru dan kancing kuningan mereka, telah menghilang dari dek dan gangway seakan-akan mereka telah dimasukkan ke dalam loker yang oleh tradisi secara bulat dikaitkan dengan Davy Jones. Tapi, pada saat keberangkatan, mereka ada di sana, bercukur bersih, berjas biru, dan rakus akan bayaran. Aku buru-buru naik ke kapal. Kamtschatka adalah salah satu kapal favoritku. Kukatakan *adalah*, karena dia jelas bukan lagi favoritku. Aku tidak bisa membayangkan iming-iming apa pun yang bisa membujukku untuk melakukan pelayaran lain di kapal itu. Ya, aku tahu apa yang akan kau katakan. Kapal itu sangat bersih di bagian belakang, haluannya cukup tinggi untuk membuatnya tetap kering, dan sebagian besar tempat tidur bawahnya ganda. Kapal itu punya banyak keuntungan, tapi aku tidak akan menyeberang lagi dengan kapal itu. Maafkan penyimpangan ini. Aku naik ke kapal. Aku memanggil seorang pramusaji, yang hidung merah dan kumisnya yang lebih merah lagi sama-sama kukenal.</text:p>
      <text:p text:style-name="P4262"/>
      <text:p text:style-name="P4263">"Seratus lima, tempat tidur bawah," kataku, dengan nada bisnis yang khas bagi orang-orang yang tidak menganggap menyeberangi Atlantik lebih sulit daripada meminum koktail wiski di Delmonico's sendiri.</text:p>
      <text:p text:style-name="P4264"/>
      <text:p text:style-name="P4265">Pramusaji itu mengambil koper, mantel, dan selimutku. Aku tidak akan pernah melupakan ekspresi wajahnya. Bukan karena dia pucat. Dikatakan oleh para pemuka agama paling terkemuka bahwa bahkan keajaiban pun tidak dapat mengubah jalannya alam. Aku tidak ragu untuk mengatakan bahwa dia tidak pucat; tetapi, dari ekspresinya, aku menilai bahwa dia hendak menangis, bersin, atau menjatuhkan koperku. Karena koper itu berisi dua botol sherry tua yang sangat bagus yang diberikan kepadaku untuk perjalananku oleh temanku lama Snigginson van Pickyns, aku merasa sangat gugup. Tapi pramusaji itu tidak melakukan hal-hal itu.</text:p>
      <text:p text:style-name="P4266"/>
      <text:p text:style-name="P4267">"Yah, aku terkutuk!" katanya dengan suara rendah, dan menunjukkan jalan.</text:p>
      <text:p text:style-name="P4268"/>
      <text:p text:style-name="P4269">Kurasa Hermesku, saat membawaku ke daerah bawah, sedikit mabuk, tapi aku tidak mengatakan apa-apa dan mengikutinya. 105 berada di sisi kiri, jauh di belakang. Tidak ada yang luar biasa tentang kabin itu. Tempat tidur bawah, seperti kebanyakan tempat tidur bawah di Kamtschatka, ganda. Ada banyak ruang; ada peralatan cuci biasa, yang dirancang untuk menyampaikan gagasan kemewahan kepada pikiran seorang Indian Amerika Utara; ada rak kayu cokelat yang tidak efisien, di mana lebih mudah untuk menggantung payung berukuran besar daripada sikat gigi biasa. Di atas kasur yang tidak mengundang itu dilipat dengan hati-hati selimut-selimut yang oleh seorang humoris modern yang hebat telah tepat dibandingkan dengan kue pancake soba dingin. Masalah handuk diserahkan sepenuhnya kepada imajinasi. Dekanter kaca diisi dengan cairan bening yang sedikit berwarna cokelat, tetapi darinya aroma yang kurang samar, tetapi tidak lebih menyenangkan, naik ke lubang hidung, seperti kenangan mesin berminyak yang mabuk laut dari jauh. Tirai berwarna suram setengah menutupi tempat tidur atas. Cahaya siang Juni yang kabur memberikan penerangan redup pada pemandangan kecil yang sunyi itu. Ugh! Betapa aku membenci kabin itu!"</text:p>
      <text:p text:style-name="P4270"/>
      <text:p text:style-name="P4271">Pembantu kapal itu menurunkan barang-barangku dan menatapku seolah-olah ingin pergi—mungkin mencari penumpang lain dan bayaran lebih banyak. Selalu merupakan rencana yang baik untuk memulai dengan bersikap baik kepada para petugas itu, dan karenanya aku memberinya beberapa koin saat itu juga.</text:p>
      <text:p text:style-name="P4272"/>
      <text:p text:style-name="P4273">"Aku akan mencoba membuatmu senyaman mungkin," katanya, sambil memasukkan koin-koin itu ke sakunya. Meskipun demikian, ada intonasi ragu dalam suaranya yang mengejutkanku. Mungkin tarifnya telah naik, dan dia tidak puas; tetapi secara keseluruhan aku cenderung berpikir bahwa, seperti yang akan diungkapkan olehnya sendiri, dia "lebih baik setelah minum segelas". <text:s/>Aku salah, bagaimanapun, dan menghakimi orang itu dengan tidak adil.</text:p>
      <text:p text:style-name="P4274"/>
      <text:p text:style-name="P4275">BAB II</text:p>
      <text:p text:style-name="P4276">Daftar Isi</text:p>
      <text:p text:style-name="P4277"/>
      <text:p text:style-name="P4278">Tidak ada yang istimewa yang perlu disebutkan terjadi pada hari itu. Kami meninggalkan dermaga tepat waktu, dan sungguh menyenangkan berada di tengah perjalanan, karena cuaca hangat dan gerah, dan gerakan kapal uap menghasilkan angin sepoi-sepoi yang menyegarkan. Semua orang tahu seperti apa hari pertama di laut. Orang-orang berjalan di geladak dan saling menatap, dan kadang-kadang bertemu kenalan yang tidak mereka ketahui berada di kapal. Ada ketidakpastian biasa tentang apakah makanan akan enak, buruk, atau biasa saja, sampai dua kali makan pertama telah menyelesaikan masalah itu; ada ketidakpastian biasa tentang cuaca, sampai kapal benar-benar meninggalkan Fire Island. Meja-meja penuh sesak pada<text:s/><text:soft-page-break/>awalnya, lalu tiba-tiba sepi. Orang-orang pucat melompat dari tempat duduk mereka dan bergegas menuju pintu, dan setiap pelaut tua bernapas lebih lega ketika tetangganya yang mabuk laut bergegas meninggalkannya, memberinya banyak ruang siku dan kendali tak terbatas atas moster.</text:p>
      <text:p text:style-name="P4279"/>
      <text:p text:style-name="P4280">Satu perjalanan melintasi Atlantik sangat mirip dengan perjalanan lainnya, dan kami yang sering menyeberang tidak melakukan perjalanan demi hal baru. Paus dan gunung es memang selalu menjadi objek yang menarik, tetapi, bagaimanapun juga, satu paus sangat mirip dengan paus lainnya, dan seseorang jarang melihat gunung es dari jarak dekat. Bagi sebagian besar dari kami, momen paling menyenangkan dalam sehari di atas kapal uap samudra adalah ketika kami telah melakukan putaran terakhir di dek, telah merokok cerutu terakhir kami, dan setelah berhasil melelahkan diri sendiri, merasa bebas untuk masuk tidur dengan hati nurani yang bersih. Pada malam pertama perjalanan itu saya merasa sangat malas, dan pergi tidur di kamar 105 agak lebih awal daripada biasanya. Saat saya berbaring, saya terkejut melihat bahwa saya akan memiliki teman sekamar. Sebuah koper, sangat mirip dengan milik saya sendiri, terletak di sudut seberang, dan di tempat tidur atas telah diletakkan selimut yang dilipat rapi, dengan tongkat dan payung. Saya berharap bisa sendirian, dan saya kecewa; tetapi saya bertanya-tanya siapa teman sekamar saya, dan saya memutuskan untuk melihatnya.</text:p>
      <text:p text:style-name="P4281"/>
      <text:p text:style-name="P4282">Sebelum saya lama berada di tempat tidur, dia masuk. Dia, sejauh yang saya lihat, adalah pria yang sangat tinggi, sangat kurus, sangat pucat, dengan rambut dan kumis pirang dan mata abu-abu pucat. Dia memiliki, menurut saya, penampilan mode yang agak meragukan; tipe orang yang mungkin Anda lihat di Wall Street, tanpa dapat mengatakan dengan tepat apa yang dia lakukan di sana—tipe orang yang sering mengunjungi Café Anglais, yang selalu tampak sendirian dan yang minum sampanye; Anda mungkin bertemu dia di lapangan pacuan kuda, tetapi dia sepertinya tidak melakukan apa pun di sana juga. Sedikit berpakaian berlebihan—sedikit aneh. Ada tiga atau empat orang seperti dia di setiap kapal uap samudra. Saya memutuskan bahwa saya tidak ingin berkenalan dengannya, dan saya tertidur sambil berkata pada diri sendiri bahwa saya akan mempelajari kebiasaannya untuk menghindarinya. Jika dia bangun pagi, saya akan bangun siang; jika dia tidur larut, saya akan tidur lebih awal. Saya tidak ingin mengenalnya. Jika Anda pernah mengenal orang seperti itu, mereka selalu muncul kembali. Kasihan! Saya seharusnya tidak perlu bersusah payah mengambil begitu banyak keputusan tentang dia, karena saya tidak pernah melihatnya lagi setelah malam pertama itu di kamar 105.</text:p>
      <text:p text:style-name="P4283"/>
      <text:p text:style-name="P4284">Saya tidur nyenyak ketika saya tiba-tiba dibangunkan oleh suara keras. Dilihat dari suara itu, teman sekamar saya pasti telah melompat dengan satu lompatan dari tempat tidur atas ke lantai. Saya mendengarnya mengutak-atik kait dan baut pintu, yang hampir segera terbuka, dan kemudian saya mendengar langkah kakinya saat dia berlari kencang menyusuri lorong, meninggalkan pintu terbuka di belakangnya. Kapal sedikit bergoyang, dan saya berharap mendengarnya tersandung atau jatuh, tetapi dia berlari seolah-olah dia berlari untuk menyelamatkan hidupnya. Pintu berayun pada engselnya dengan gerakan kapal, dan suara itu mengganggu saya. Saya bangun dan menutupnya, dan meraba-raba jalan kembali ke tempat tidur saya dalam gelap. Saya tertidur lagi; tetapi saya tidak tahu berapa lama saya tidur.</text:p>
      <text:p text:style-name="P4285"/>
      <text:p text:style-name="P4286">Ketika saya bangun masih cukup gelap, tetapi saya merasakan sensasi dingin yang tidak menyenangkan, dan tampaknya udara lembap. Anda tahu aroma aneh kabin yang telah basah oleh air laut. Saya menutupi diri saya<text:s/><text:soft-page-break/>sebisa mungkin dan tertidur lagi, membuat keluhan untuk disampaikan keesokan harinya, dan memilih epitet paling ampuh dalam bahasa tersebut. Saya bisa mendengar teman sekamar saya berbalik di tempat tidur atas. Dia mungkin telah kembali saat saya tidur. Sekali saya pikir saya mendengarnya merintih, dan saya berpendapat bahwa dia mabuk laut. Itu sangat tidak menyenangkan ketika seseorang berada di bawah. Meskipun demikian, saya tertidur dan tidur sampai fajar.</text:p>
      <text:p text:style-name="P4287"/>
      <text:p text:style-name="P4288">Kapal bergoyang hebat, jauh lebih dari malam sebelumnya, dan cahaya abu-abu yang masuk melalui jendela berubah warna dengan setiap gerakan sesuai dengan sudut sisi kapal yang mengarahkan kaca ke laut atau ke langit. Sangat dingin—tidak dapat dijelaskan begitu dingin untuk bulan Juni. Saya menoleh dan melihat ke jendela, dan terkejut melihatnya terbuka lebar dan tertekuk ke belakang. Saya percaya saya bersumpah dengan keras. Kemudian saya bangun dan menutupnya. Saat saya berbalik, saya melirik tempat tidur atas. Tirai ditarik rapat bersama; teman saya mungkin merasa kedinginan seperti saya. Saya merasa sudah cukup tidur. Kamar itu tidak nyaman, meskipun, anehnya, saya tidak dapat mencium bau lembap yang mengganggu saya di malam hari. Teman sekamar saya masih tidur—kesempatan yang baik untuk menghindarinya, jadi saya langsung berpakaian dan pergi ke dek. Hari itu hangat dan berawan, dengan bau minyak di air. Pukul tujuh pagi ketika saya keluar—jauh lebih lambat dari yang saya bayangkan. Saya bertemu dokter, yang sedang menghirup udara pagi pertamanya. Dia adalah seorang pria muda dari Irlandia Barat—pria yang luar biasa, dengan rambut hitam dan mata biru, sudah cenderung gemuk; dia memiliki penampilan ceria dan sehat yang agak menarik.</text:p>
      <text:p text:style-name="P4289"/>
      <text:p text:style-name="P4290">"Pagi yang cerah," kataku, sebagai pembuka percakapan.</text:p>
      <text:p text:style-name="P4291"/>
      <text:p text:style-name="P4292">"Yah," katanya, menatapku dengan penuh minat, "ini pagi yang cerah dan ini bukan pagi yang cerah. Kurasa ini bukan pagi yang bagus."</text:p>
      <text:p text:style-name="P4293"/>
      <text:p text:style-name="P4294">"Ya, memang—tidak begitu cerah," kataku.</text:p>
      <text:p text:style-name="P4295"/>
      <text:p text:style-name="P4296">"Ini yang kukatakan cuaca buruk," jawab dokter itu.</text:p>
      <text:p text:style-name="P4297"/>
      <text:p text:style-name="P4298">"Sangat dingin tadi malam, kupikir," kataku. "Namun, ketika kulihat sekeliling, kutemukan jendela kapal terbuka lebar. Aku tidak menyadarinya ketika tidur. Dan kamarnya juga lembap."</text:p>
      <text:p text:style-name="P4299"/>
      <text:p text:style-name="P4300">"Basah kuyup!" katanya. "Di mana kau berada?"</text:p>
      <text:p text:style-name="P4301">"Seratus lima—"</text:p>
      <text:p text:style-name="P4302">Yang mengejutkan saya, dokter itu tersentak, dan menatap saya.</text:p>
      <text:p text:style-name="P4303">"Ada apa?" tanya saya.</text:p>
      <text:p text:style-name="P4304">"Oh—tidak apa-apa," jawabnya; "cuma semua orang mengeluh tentang kabin itu selama tiga perjalanan terakhir."</text:p>
      <text:p text:style-name="P4305"/>
      <text:p text:style-name="P4306">"Aku juga akan mengeluh," kataku. "Ini jelas belum ditangani dengan benar. Malu sekali!"</text:p>
      <text:p text:style-name="P4307"/>
      <text:p text:style-name="P4308">"Kurasa tak bisa dihindari," jawab dokter. "Kurasa ada sesuatu—yah, bukan urusanku untuk menakut-nakuti penumpang."</text:p>
      <text:p text:style-name="P4309"/>
      <text:p text:style-name="P4310">"Kau tak perlu takut menakutiku," jawabku. "Aku tahan dengan kelembapan berapa pun. Kalau sampai aku pilek berat, aku akan mendatangimu."</text:p>
      <text:p text:style-name="P4311"/>
      <text:p text:style-name="P4312">Aku menawarkan dokter cerutu, yang diterimanya dan diperiksanya dengan sangat kritis.</text:p>
      <text:p text:style-name="P4313"/>
      <text:p text:style-name="P4314">"Bukan hanya soal kelembapannya," komentarnya. "Namun, kurasa kau akan baik-baik saja. Apakah kau punya teman sekamar?"</text:p>
      <text:p text:style-name="P4315"/>
      <text:p text:style-name="P4316">"Ya; orang yang aneh, yang lari keluar tengah malam, dan meninggalkan pintu terbuka."</text:p>
      <text:p text:style-name="P4317"/>
      <text:p text:style-name="P4318">Sekali lagi dokter menatap saya dengan rasa ingin tahu. Kemudian dia menyalakan cerutu dan tampak serius.</text:p>
      <text:p text:style-name="P4319"/>
      <text:p text:style-name="P4320">"Apakah dia kembali?" tanyanya setelah beberapa saat.</text:p>
      <text:p text:style-name="P4321"/>
      <text:p text:style-name="P4322">"Ya. Saya sedang tidur, tetapi saya terbangun, dan mendengarnya bergerak. Kemudian saya merasa kedinginan dan kembali tidur. Pagi ini saya menemukan jendela kapal terbuka."</text:p>
      <text:p text:style-name="P4323"/>
      <text:p text:style-name="P4324">"Begini," kata dokter dengan tenang, "Saya tidak terlalu menyukai kapal ini. Saya sama sekali tidak peduli dengan reputasinya. Saya akan memberi tahu Anda apa yang akan saya lakukan. Saya memiliki tempat yang cukup besar di sini. Saya akan membaginya dengan Anda, meskipun saya tidak mengenal Anda."</text:p>
      <text:p text:style-name="P4325"/>
      <text:p text:style-name="P4326">Saya sangat terkejut dengan tawaran itu. Saya tidak bisa membayangkan mengapa dia tiba-tiba begitu tertarik pada kesejahteraan saya. <text:s/>Namun, sikapnya saat berbicara tentang kapal itu aneh.</text:p>
      <text:p text:style-name="P4327"/>
      <text:p text:style-name="P4328">"Anda sangat baik, dokter," kata saya. "Tapi, sungguh, saya percaya bahkan sekarang kabin bisa diangin-anginkan, atau dibersihkan, atau sesuatu. Mengapa Anda tidak peduli dengan kapal itu?"</text:p>
      <text:p text:style-name="P4329"/>
      <text:p text:style-name="P4330">"Kami tidak percaya takhayul dalam profesi kami, tuan," jawab dokter, "tetapi laut membuat orang menjadi seperti itu. Saya tidak ingin mempengaruhi Anda, dan saya tidak ingin menakut-nakuti Anda, tetapi jika Anda mau mengikuti saran saya, Anda akan pindah ke sini. Saya lebih suka melihat Anda jatuh ke laut," tambahnya dengan sungguh-sungguh, "daripada mengetahui bahwa Anda atau orang lain akan tidur di nomor 105."</text:p>
      <text:p text:style-name="P4331"/>
      <text:p text:style-name="P4332">"Ya ampun! Mengapa?" tanyaku.</text:p>
      <text:p text:style-name="P4333"/>
      <text:p text:style-name="P4334">"Hanya karena dalam tiga perjalanan terakhir, orang-orang yang tidur di sana benar-benar jatuh ke laut," jawabnya dengan serius.</text:p>
      <text:p text:style-name="P4335"/>
      <text:p text:style-name="P4336">Kabar itu mengejutkan dan sangat tidak menyenangkan, aku akui. Aku menatap dokter dengan tajam untuk melihat apakah ia sedang mempermainkanku, tetapi ia tampak sangat serius. Aku berterima kasih padanya dengan hangat atas tawarannya, tetapi kukatakan padanya aku bermaksud menjadi pengecualian dari aturan yang menyatakan bahwa setiap orang yang tidur di kamar khusus itu akan jatuh ke laut. Ia tidak banyak bicara, tetapi tampak sangat serius, dan menyiratkan bahwa, sebelum kita sampai di seberang, aku mungkin akan mempertimbangkan kembali usulannya. <text:s/>Setelah beberapa waktu kami pergi sarapan, di mana hanya sejumlah kecil penumpang yang berkumpul. Aku memperhatikan bahwa satu atau dua petugas yang sarapan bersama kami tampak serius. Setelah sarapan aku pergi ke kamarku untuk mengambil buku. Tirai ranjang tingkat atas masih tertutup rapat. Tak terdengar suara apa pun. Teman sekamarku mungkin masih tidur.</text:p>
      <text:p text:style-name="P4337"/>
      <text:p text:style-name="P4338">Saat aku keluar, aku bertemu dengan pramugara yang bertugas menjagaku. Ia berbisik bahwa kapten ingin bertemu denganku, lalu bergegas menjauh di<text:s/><text:soft-page-break/>sepanjang lorong seolah-olah sangat ingin menghindari pertanyaan apa pun. Aku pergi ke kabin kapten, dan mendapati dia sedang menungguku.</text:p>
      <text:p text:style-name="P4339"/>
      <text:p text:style-name="P4340">"Tuan," katanya, "saya ingin meminta bantuan Anda."</text:p>
      <text:p text:style-name="P4341"/>
      <text:p text:style-name="P4342">Aku menjawab bahwa aku akan melakukan apa saja untuk menyenangkannya.</text:p>
      <text:p text:style-name="P4343"/>
      <text:p text:style-name="P4344">"Teman sekamar Anda telah hilang," katanya. "Dia diketahui telah tidur lebih awal tadi malam. Apakah Anda memperhatikan sesuatu yang luar biasa dalam sikapnya?"</text:p>
      <text:p text:style-name="P4345"/>
      <text:p text:style-name="P4346">Pertanyaan itu, muncul persis seperti konfirmasi kekhawatiran yang dokter ungkapkan setengah jam sebelumnya, membuat saya tertegun.</text:p>
      <text:p text:style-name="P4347"/>
      <text:p text:style-name="P4348">"Anda tidak bermaksud mengatakan dia telah jatuh ke laut?" tanyaku.</text:p>
      <text:p text:style-name="P4349"/>
      <text:p text:style-name="P4350">"Saya khawatir begitu," jawab kapten.</text:p>
      <text:p text:style-name="P4351"/>
      <text:p text:style-name="P4352">"Ini hal yang paling luar biasa—" kataku.</text:p>
      <text:p text:style-name="P4353"/>
      <text:p text:style-name="P4354">"Mengapa?" tanyanya.</text:p>
      <text:p text:style-name="P4355"/>
      <text:p text:style-name="P4356">"Jadi dia yang keempat?" jelasku. Menjawab pertanyaan lain dari kapten, kujelaskan, tanpa menyebut dokter, bahwa aku telah mendengar cerita tentang nomor 105. Ia tampak sangat kesal mendengar bahwa aku mengetahuinya. Kukatakan kepadanya apa yang terjadi di malam hari.</text:p>
      <text:p text:style-name="P4357"/>
      <text:p text:style-name="P4358">"Yang kau katakan," jawabnya, "hampir persis sama dengan apa yang diceritakan kepadaku oleh teman sekamar dari tiga orang lainnya. Mereka melompat dari tempat tidur dan berlari ke lorong. Dua dari mereka terlihat jatuh ke laut oleh penjaga; kami berhenti dan menurunkan perahu, tetapi mereka tidak ditemukan. Namun, tidak ada yang melihat atau mendengar pria yang hilang tadi malam—jika ia memang benar-benar hilang. <text:s/>Pelayan, yang mungkin orang yang percaya takhayul, dan mengharapkan sesuatu yang salah akan terjadi, pergi mencarinya pagi ini, dan menemukan tempat tidurnya kosong, tetapi pakaiannya berserakan, persis seperti ia tinggalkan. Pelayan adalah satu-satunya orang di kapal yang mengenalnya, dan dia telah mencarinya ke mana-mana. Dia telah menghilang! Nah, Tuan, saya ingin meminta Anda untuk tidak menyebutkan kejadian ini kepada penumpang lain; saya tidak ingin kapal ini mendapat nama buruk, dan tidak ada yang melekat pada kapal laut seperti cerita tentang bunuh diri. Anda akan memilih salah satu kabin perwira yang Anda suka, termasuk milik saya sendiri, untuk sisa perjalanan. Apakah itu tawaran yang adil?"</text:p>
      <text:p text:style-name="P4359"/>
      <text:p text:style-name="P4360">"Sangat," kataku; "dan saya sangat berterima kasih kepada Anda. Tetapi karena saya sendirian, dan memiliki kamar sendiri, saya lebih suka tidak pindah. Jika pelayan mau mengambil barang-barang pria malang itu, saya lebih suka tinggal di sini. Saya tidak akan mengatakan apa pun tentang masalah ini, dan saya pikir saya dapat menjanjikan Anda bahwa saya tidak akan mengikuti teman sekamar saya."</text:p>
      <text:p text:style-name="P4361"/>
      <text:p text:style-name="P4362">Kapten mencoba membujukku untuk mengurungkan niatku, tetapi aku lebih suka memiliki kamar sendiri daripada menjadi teman sekamar salah satu perwira di kapal. Aku tidak tahu apakah aku bertindak bodoh, tetapi jika aku mengikuti nasihatnya, aku tidak akan memiliki apa pun lagi untuk diceritakan. Akan tetap ada kebetulan yang tidak menyenangkan tentang beberapa bunuh diri yang terjadi di antara orang-orang yang telah tidur di kabin yang sama, tetapi hanya itu.</text:p>
      <text:p text:style-name="P4363"/>
      <text:p text:style-name="P4364">Namun, itu bukanlah akhir dari masalah itu. Aku dengan keras kepala memutuskan bahwa aku tidak akan terganggu oleh cerita-cerita seperti itu, dan aku bahkan sampai berdebat dengan kapten. Ada sesuatu yang salah dengan kamar itu, kataku. Agak lembap. Lubang jendela telah dibiarkan terbuka tadi malam. Teman sekamarku mungkin sakit ketika dia naik kapal, dan dia mungkin menjadi linglung setelah dia tidur. Dia mungkin sekarang bersembunyi di suatu tempat di kapal, dan mungkin ditemukan nanti. Tempat itu harus diberi udara dan penguncian jendela harus diperiksa. Jika kapten mengizinkanku, aku akan memastikan apa yang kupikir perlu dilakukan segera.</text:p>
      <text:p text:style-name="P4365"/>
      <text:p text:style-name="P4366">"Tentu saja kau berhak tinggal di tempatmu jika kau mau," jawabnya agak rewel, "tetapi kuharap kau mau keluar dan membiarkanku mengunci tempat ini, dan selesai dengan itu."</text:p>
      <text:p text:style-name="P4367"/>
      <text:p text:style-name="P4368">Aku tidak melihatnya dalam sudut pandang yang sama, dan meninggalkan kapten, setelah berjanji untuk tetap diam mengenai hilangnya temanku. Temanku itu tidak punya kenalan di kapal, dan tidak dirindukan sepanjang hari. Menjelang malam aku bertemu dokter lagi, dan dia bertanya padaku apakah aku sudah berubah pikiran. Kukatakan padaku belum.</text:p>
      <text:p text:style-name="P4369"/>
      <text:p text:style-name="P4370">"Kalau begitu kau akan segera berubah pikiran," katanya, dengan sangat serius.</text:p>
      <text:p text:style-name="P4371"/>
      <text:p text:style-name="P4372">BAB III</text:p>
      <text:p text:style-name="P4373">Daftar Isi</text:p>
      <text:p text:style-name="P4374"/>
      <text:p text:style-name="P4375">Kami bermain whist di malam hari, dan saya tidur larut. Saya akui sekarang bahwa saya merasakan sensasi yang tidak menyenangkan ketika memasuki kamar saya. Saya tidak dapat berhenti memikirkan pria jangkung yang saya lihat malam sebelumnya, yang sekarang sudah meninggal, tenggelam, terombang-ambing di gelombang panjang, dua atau tiga ratus mil di belakang. Wajahnya muncul dengan sangat jelas di hadapan saya saat saya berganti pakaian, dan saya bahkan sampai menarik tirai tempat tidur bagian atas, seolah-olah untuk meyakinkan diri sendiri bahwa dia benar-benar telah pergi. Saya juga mengunci pintu kamar. Tiba-tiba saya menyadari bahwa jendela kapal terbuka, dan terikat kembali. Ini lebih dari yang bisa saya tahan. Saya buru-buru mengenakan jubah mandi saya dan pergi mencari Robert, pelayan perjalanan saya. Saya sangat marah, saya ingat, dan ketika saya menemukannya, saya menyeretnya dengan kasar ke pintu 105, dan mendorongnya ke arah jendela kapal yang terbuka.</text:p>
      <text:p text:style-name="P4376"/>
      <text:p text:style-name="P4377">"Apa maksudmu, bajingan, membiarkan jendela itu terbuka setiap malam? Tidakkah kau tahu itu melanggar peraturan? Tidakkah kau tahu bahwa jika kapal miring dan air mulai masuk, sepuluh orang pun tidak dapat menutupnya? Aku akan melaporkanmu pada kapten, bajingan, karena membahayakan kapal!"</text:p>
      <text:p text:style-name="P4378"/>
      <text:p text:style-name="P4379">Saya sangat marah. Pria itu gemetar dan pucat, lalu mulai menutup pelat kaca bundar dengan perlengkapan kuningan yang berat.</text:p>
      <text:p text:style-name="P4380"/>
      <text:p text:style-name="P4381">"Mengapa kau tidak menjawabku?" kataku kasar.</text:p>
      <text:p text:style-name="P4382"/>
      <text:p text:style-name="P4383">"Jika boleh, Pak," gagap Robert, "tidak ada orang di kapal yang dapat menutup jendela ini di malam hari. Anda dapat mencobanya sendiri, Pak. Saya tidak akan tinggal lebih lama lagi di kapal ini, Pak; saya tidak, sungguh. Tapi jika saya Anda, Pak, saya akan pergi dan tidur dengan<text:s/><text:soft-page-break/>dokter bedah, atau sesuatu, saya akan. Lihat, Pak, apakah itu terpasang dengan aman, atau tidak, Pak? Cobalah, Pak, lihat apakah itu akan bergerak sedikit pun."</text:p>
      <text:p text:style-name="P4384"/>
      <text:p text:style-name="P4385">Aku mencoba palka itu, dan mendapati bahwa ia tertutup rapat.</text:p>
      <text:p text:style-name="P4386"/>
      <text:p text:style-name="P4387">"Baiklah, Tuan," lanjut Robert, penuh kemenangan, "aku pertaruhkan reputasiku sebagai kepala pelayan kelas satu bahwa dalam setengah jam ia akan terbuka lagi; bahkan terikat kembali, Tuan, itulah hal yang mengerikan—terikat kembali!"</text:p>
      <text:p text:style-name="P4388"/>
      <text:p text:style-name="P4389">Aku memeriksa sekrup besar dan mur melingkar yang menempel padanya.</text:p>
      <text:p text:style-name="P4390"/>
      <text:p text:style-name="P4391">"Jika aku mendapati ia terbuka di malam hari, Robert, aku akan memberimu satu poundsterling. Hal itu tidak mungkin. Kau boleh pergi."</text:p>
      <text:p text:style-name="P4392"/>
      <text:p text:style-name="P4393">"Poundsterling katamu, Tuan? Baiklah, Tuan. Terima kasih, Tuan. Selamat malam, Tuan. Semoga Tuan beristirahat nyenyak, Tuan, dan mendapat segala macam mimpi yang mempesona, Tuan."</text:p>
      <text:p text:style-name="P4394"/>
      <text:p text:style-name="P4395">Robert bergegas pergi, senang karena dibebaskan. Tentu saja, kupikir dia mencoba menjelaskan kelalaiannya dengan cerita konyol, yang bertujuan untuk menakutiku, dan aku tidak mempercayainya. Akibatnya, dia mendapat uangnya, dan aku mengalami malam yang sangat tidak menyenangkan.</text:p>
      <text:p text:style-name="P4396"/>
      <text:p text:style-name="P4397">Aku pergi tidur, dan lima menit setelah aku membungkus diriku dengan selimut, Robert yang tak terelakkan memadamkan lampu yang menyala dengan mantap di balik kaca buram dekat pintu. Aku berbaring diam-diam dalam gelap mencoba untuk tidur, tetapi aku segera menemukan itu mustahil. Merupakan kepuasan tersendiri untuk marah kepada kepala pelayan, dan pengalih perhatian itu telah menghilangkan rasa tidak nyaman yang pertama kali kurasakan ketika kupikirkan tentang orang yang tenggelam yang pernah menjadi temanku; tetapi aku tidak lagi mengantuk, dan aku terjaga cukup lama, sesekali melirik jendela kapal, yang baru saja dapat kulihat dari tempatku berbaring, dan yang, dalam kegelapan, tampak seperti piring sup yang sedikit bercahaya yang tergantung di kegelapan. Aku percaya aku pasti berbaring di sana selama satu jam, dan, seperti yang kukingat, aku baru saja mulai tertidur ketika aku dibangunkan oleh hembusan udara dingin, dan dengan jelas merasakan semprotan air laut yang menerpa wajahku. Aku melompat berdiri, dan karena tidak memperhitungkan gerakan kapal dalam gelap, aku langsung terlempar dengan keras ke seberang kamar ke sofa yang diletakkan di bawah jendela kapal. Namun, aku segera sadar kembali, dan berlutut. Jendela kapal kembali terbuka lebar dan terpasang kembali!</text:p>
      <text:p text:style-name="P4398"/>
      <text:p text:style-name="P4399">Sekarang ini adalah fakta. Aku terjaga ketika bangun, dan aku pasti akan terbangun oleh jatuhnya jika aku masih mengantuk. Terlebih lagi, siku dan lutuku memar parah, dan memar itu ada di pagi berikutnya untuk membuktikan fakta itu, jika aku sendiri meragukannya. Jendela kapal terbuka lebar dan terpasang kembali—sesuatu yang sangat tidak dapat dijelaskan sehingga aku ingat sangat baik merasakan keterkejutan daripada ketakutan ketika menemukannya. Aku segera menutup kembali pelat itu, dan mengencangkan mur pengikat dengan sekuat tenaga. Sangat gelap di dalam kamar. Aku merenungkan bahwa jendela itu pasti telah dibuka dalam waktu satu jam setelah Robert pertama kali menutupnya di hadapanku, dan aku memutuskan untuk mengawasinya, dan melihat apakah itu akan terbuka lagi. Perlengkapan kuningan itu sangat berat dan sama sekali tidak mudah digerakkan; aku tidak dapat percaya bahwa pengikat itu berputar karena<text:s/><text:soft-page-break/>goncangan sekrup. Aku berdiri mengintip melalui kaca tebal ke guratan putih dan abu-abu bergantian dari laut yang berbusa di bawah sisi kapal. Aku pasti tinggal di sana selama seperempat jam.</text:p>
      <text:p text:style-name="P4400"/>
      <text:p text:style-name="P4401">Tiba-tiba, saat aku berdiri, aku dengan jelas mendengar sesuatu bergerak di belakangku di salah satu ranjang, dan sesaat kemudian, tepat ketika aku berbalik secara naluriah untuk melihat—meskipun tentu saja aku tidak dapat melihat apa pun dalam kegelapan—aku mendengar erangan yang sangat samar. Aku melompat melintasi kamar, dan merobek tirai ranjang atas, memasukkan tanganku untuk mencari tahu apakah ada seseorang di sana. Ada seseorang.</text:p>
      <text:p text:style-name="P4402"/>
      <text:p text:style-name="P4403">Kukingat bahwa sensasi ketika aku mengulurkan tanganku seolah-olah aku menancapkannya ke udara ruang bawah tanah yang lembap, dan dari balik tirai datang hembusan angin yang berbau mengerikan seperti air laut yang tergenang. Aku memegang sesuatu yang berbentuk seperti lengan manusia, tetapi halus, basah, dan dingin seperti es. Tetapi tiba-tiba, saat aku menarik, makhluk itu melompat dengan keras ke arahku, massa yang lengket dan berlendir, seperti yang tampak bagiku, berat dan basah, namun memiliki kekuatan yang seperti supranatural. Aku terhuyung-huyung melintasi kamar, dan dalam sekejap pintu terbuka dan benda itu bergegas keluar. Aku belum sempat takut, dan dengan cepat sadar kembali, aku melompat melalui pintu dan mengejar dengan kecepatan tinggi, tetapi aku terlambat. Sepuluh yard di hadapanku aku bisa melihat—aku yakin aku melihatnya—bayangan gelap bergerak di lorong yang remang-remang, secepat bayangan kuda cepat yang dilemparkan di depan kereta kuda oleh lampu di malam yang gelap. Tetapi dalam sekejap itu telah menghilang, dan aku mendapati diriku memegang pagar poles yang membentang di sepanjang dinding tempat lorong berbelok menuju tangga. Rambutku berdiri tegak, dan keringat dingin mengalir di wajahku. Aku tidak merasa malu sedikit pun: aku sangat ketakutan.</text:p>
      <text:p text:style-name="P4404"/>
      <text:p text:style-name="P4405">Namun, aku masih meragukan indraku, dan menguasai diri. Ini tidak masuk akal, pikirku. Welsh rarebit yang kumakan tidak cocok denganku. Aku mengalami mimpi buruk. Aku kembali ke kabinku, dan memasukinya dengan susah payah. Seluruh tempat berbau air laut yang tengik, seperti saat aku bangun malam sebelumnya. Aku membutuhkan seluruh kekuatanku untuk masuk, dan meraba-raba barang-barangku untuk mencari kotak lilin. Saat aku menyalakan lentera baca kereta api yang selalu kubawa jika ingin membaca setelah lampu padam, aku menyadari bahwa jendela kapal kembali terbuka, dan semacam kengerian yang merayap mulai merasukiku, yang belum pernah kurasakan sebelumnya, dan tak ingin kurasakan lagi. Tapi aku mendapatkan cahaya dan mulai memeriksa ranjang atas, berharap menemukannya basah kuyup oleh air laut.</text:p>
      <text:p text:style-name="P4406"/>
      <text:p text:style-name="P4407">Tetapi aku kecewa. Ranjang itu telah dipakai tidur, dan bau lautnya menyengat; tetapi tempat tidurnya kering kerontang. Kurasa Robert tidak berani membereskan tempat tidur setelah kejadian malam sebelumnya—semuanya hanyalah mimpi buruk. Aku menarik tirai sejauh mungkin dan memeriksa tempat itu dengan sangat hati-hati. Itu benar-benar kering. Tetapi jendela kapal terbuka lagi. Dengan semacam kebingungan horor yang membosankan, aku menutupnya dan mengencangkannya, dan mendorong tongkatku yang berat melalui lingkaran kuningan, menariknya dengan sekuat tenaga, hingga logam tebal itu mulai menekuk di bawah tekanan. Kemudian aku mengaitkan lentera bacaanku ke beludru merah di kepala sofa, dan duduk untuk memulihkan akal sehatku jika bisa. Aku duduk di sana sepanjang malam, tidak bisa berpikir untuk beristirahat—hampir tidak bisa berpikir<text:s/><text:soft-page-break/>sama sekali. Tetapi jendela kapal tetap tertutup, dan aku tidak percaya itu akan terbuka lagi tanpa menggunakan kekuatan yang cukup besar.</text:p>
      <text:p text:style-name="P4408"/>
      <text:p text:style-name="P4409">Akhirnya fajar menyingsing, dan aku berpakaian perlahan, memikirkan semua yang terjadi di malam hari. Itu adalah hari yang indah dan aku pergi ke dek, senang bisa keluar di bawah sinar matahari pagi yang murni, dan menghirup angin dari air biru, sangat berbeda dari bau tengik dan menyengat di kabinku. Secara naluriah aku berbalik ke belakang, menuju kabin dokter bedah. Di sana dia berdiri, dengan pipa di mulutnya, menikmati udara pagi persis seperti hari sebelumnya.</text:p>
      <text:p text:style-name="P4410"/>
      <text:p text:style-name="P4411">"Selamat pagi," katanya dengan tenang, tetapi menatapku dengan rasa ingin tahu yang jelas.</text:p>
      <text:p text:style-name="P4412"/>
      <text:p text:style-name="P4413">"Dokter, Anda benar," kataku. "Ada sesuatu yang salah dengan tempat itu."</text:p>
      <text:p text:style-name="P4414"/>
      <text:p text:style-name="P4415">"Kukira kau akan berubah pikiran," jawabnya, agak penuh kemenangan. "Kau mengalami malam yang buruk, ya? Haruskah kubuatkan minuman penyegar untukmu? Aku punya resep andalan."</text:p>
      <text:p text:style-name="P4416"/>
      <text:p text:style-name="P4417">"Tidak, terima kasih," seruku. "Tapi aku ingin menceritakan apa yang terjadi."</text:p>
      <text:p text:style-name="P4418"/>
      <text:p text:style-name="P4419">Kemudian aku mencoba menjelaskan sejelas mungkin apa yang sebenarnya terjadi, tidak lupa menyebutkan bahwa aku sangat ketakutan, belum pernah seumur hidupku aku merasa setakut itu. Aku terutama menekankan pada fenomena jendela kapal, yang merupakan fakta yang bisa kusaksikan, meskipun yang lainnya mungkin ilusi. Aku telah menutupnya dua kali malam itu, dan yang kedua kalinya aku benar-benar membengkokkan kuningan saat memaksanya dengan tongkatku. Kurasa aku cukup bersikeras pada poin ini.</text:p>
      <text:p text:style-name="P4420"/>
      <text:p text:style-name="P4421">"Kau sepertinya berpikir aku akan meragukan cerita itu," kata dokter, tersenyum mendengar penjelasanku yang detail tentang kondisi jendela kapal. "Aku sama sekali tidak meragukannya. Aku memperbarui undanganku padamu. Bawa perangkapmu ke sini, dan ambil setengah kabinku."</text:p>
      <text:p text:style-name="P4422"/>
      <text:p text:style-name="P4423">"Ayo ambil setengah kabinku untuk satu malam," kataku. "Bantu aku menyelidiki tuntas masalah ini."</text:p>
      <text:p text:style-name="P4424"/>
      <text:p text:style-name="P4425"/>
      <text:p text:style-name="P4426"/>
      <text:p text:style-name="P4427">"Kau akan sampai pada inti masalah lain jika kau mencoba," jawab dokter.</text:p>
      <text:p text:style-name="P4428">"Apa?" tanyaku.</text:p>
      <text:p text:style-name="P4429">"Dasar laut. Aku akan meninggalkan kapal ini. Ini tidak aman."</text:p>
      <text:p text:style-name="P4430">"Kalau begitu kau tidak akan membantuku mencari tahu—"</text:p>
      <text:p text:style-name="P4431">"Tidak," kata dokter, cepat. "Urusanku adalah menjaga kewarasanku—bukan mengutak-atik hantu dan hal-hal semacam itu."</text:p>
      <text:p text:style-name="P4432"/>
      <text:p text:style-name="P4433">"Apakah kau benar-benar percaya itu hantu?" tanyaku, agak meremehkan. Tapi saat aku bicara, aku ingat betul sensasi supranatural mengerikan yang telah merasukiku sepanjang malam. Dokter itu tiba-tiba menoleh padaku.</text:p>
      <text:p text:style-name="P4434"/>
      <text:p text:style-name="P4435">"Apakah kau punya penjelasan masuk akal untuk hal-hal ini?" tanyanya. "Tidak; kau tidak punya. Baiklah, kau bilang kau akan menemukan penjelasan. Kukatakan kau tidak akan, Tuan, semata karena memang tidak ada."</text:p>
      <text:p text:style-name="P4436"/>
      <text:soft-page-break/>
      <text:p text:style-name="P4437">"Tapi, Tuan yang baik," sahutku, "apakah kau, seorang ilmuwan, bermaksud mengatakan bahwa hal-hal seperti itu tidak bisa dijelaskan?"</text:p>
      <text:p text:style-name="P4438"/>
      <text:p text:style-name="P4439">"Ya," jawabnya tegas. "Dan, jika bisa, aku tidak akan peduli dengan penjelasannya."</text:p>
      <text:p text:style-name="P4440"/>
      <text:p text:style-name="P4441">Aku tidak ingin menghabiskan satu malam lagi sendirian di kamar itu, namun aku tetap bertekad untuk menemukan akar permasalahan gangguan itu. Aku rasa tidak banyak orang yang akan tidur sendirian di sana setelah melewati dua malam seperti itu. Tapi aku memutuskan untuk mencobanya, jika aku tidak bisa mendapatkan seseorang untuk berjaga bersamaku. Dokter itu jelas tidak tertarik untuk melakukan eksperimen seperti itu. Dia bilang dia seorang ahli bedah, dan jika terjadi kecelakaan di kapal, dia harus selalu siap. Dia tidak bisa membiarkan sarafnya terganggu. Mungkin dia benar, tapi aku cenderung berpikir bahwa tindakan pencegahannya didorong oleh kecenderungannya. Setelah bertanya, dia memberi tahuku bahwa tidak ada seorang pun di kapal yang mungkin mau bergabung denganku dalam penyelidikanku, dan setelah sedikit percakapan lagi, aku meninggalkannya. Beberapa saat kemudian aku bertemu kapten, dan menceritakan kisahnya padanya. Kataku, jika tidak ada yang mau menghabiskan malam denganku, aku akan meminta izin agar lampu tetap menyala sepanjang malam, dan akan mencobanya sendirian.</text:p>
      <text:p text:style-name="P4442"/>
      <text:p text:style-name="P4443">"Lihat sini," katanya, "Aku akan memberitahumu apa yang akan kulakukan. Aku akan berbagi pengawasanmu sendiri, dan kita akan melihat apa yang terjadi. Percayaanku adalah kita dapat menemukannya berdua. Mungkin ada seseorang yang bersembunyi di kapal, mencuri perjalanan dengan menakut-nakuti penumpang. <text:s/>Mungkin saja ada sesuatu yang aneh dalam pengerjaan kamar tidur itu."</text:p>
      <text:p text:style-name="P4444"/>
      <text:p text:style-name="P4445">Aku menyarankan untuk membawa tukang kayu kapal ke bawah dan memeriksa tempat itu; tetapi aku sangat gembira dengan tawaran kapten untuk menghabiskan malam bersamaku. <text:s/>Ia kemudian memanggil pekerja itu dan memerintahkannya untuk melakukan apa pun yang kuperlukan. <text:s/>Kami segera turun. Aku menyuruh semua tempat tidur dibersihkan dari ranjang atas, dan kami memeriksa tempat itu secara menyeluruh untuk melihat apakah ada papan yang longgar di mana pun, atau panel yang dapat dibuka atau didorong ke samping. Kami mencoba papan di mana-mana, mengetuk lantai, membuka sekrup perlengkapan ranjang bawah dan membongkarnya—singkatnya, tidak ada satu inci persegi pun di kamar itu yang tidak dicari dan diuji. Semuanya dalam keadaan sempurna, dan kami mengembalikan semuanya ke tempatnya. <text:s/>Saat kami menyelesaikan pekerjaan kami, Robert datang ke pintu dan melihat ke dalam.</text:p>
      <text:p text:style-name="P4446"/>
      <text:p text:style-name="P4447">"Baiklah, Tuan—menemukan sesuatu, Tuan?" tanyanya, dengan seringai mengerikan.</text:p>
      <text:p text:style-name="P4448"/>
      <text:p text:style-name="P4449">"Kau benar tentang jendela kapal, Robert," kataku, dan aku memberinya satu pound emas yang dijanjikan. Tukang kayu itu mengerjakan pekerjaannya dengan tenang dan terampil, mengikuti arahan saya. <text:s/>Setelah selesai ia berbicara.</text:p>
      <text:p text:style-name="P4450"/>
      <text:p text:style-name="P4451">"Saya orang sederhana, Tuan," katanya. "Tapi menurut saya sebaiknya Anda mengeluarkan barang-barang Anda, dan biarkan saya memasang setengah lusin sekrup empat inci melalui pintu kabin ini. Belum pernah ada kebaikan yang datang dari kabin ini, Tuan, dan hanya itu. Ada empat nyawa yang hilang di sini menurut ingatanku, dan itu dalam empat perjalanan. Lebih baik menyerah, Tuan—lebih baik menyerah!"</text:p>
      <text:p text:style-name="P4452"/>
      <text:p text:style-name="P4453">"Aku akan mencobanya satu malam lagi," kataku.</text:p>
      <text:p text:style-name="P4454">"Lebih baik menyerah, Pak—lebih baik menyerah! Ini pekerjaan yang sangat buruk," ulang si pekerja, memasukkan peralatannya ke dalam tas dan meninggalkan kabin.</text:p>
      <text:p text:style-name="P4455">Tapi semangatku telah meningkat pesat dengan prospek akan ditemani kapten, dan aku memutuskan untuk tidak dicegah dari menyelesaikan urusan aneh ini. Aku menghindari Welsh rarebits dan grog malam itu, dan bahkan tidak ikut dalam permainan whist yang biasa. Aku ingin memastikan sarafku tenang, dan kesombonganku membuatku ingin tampil baik di mata kapten.</text:p>
      <text:p text:style-name="P4456">BAB IV</text:p>
      <text:p text:style-name="P4457">Daftar Isi</text:p>
      <text:p text:style-name="P4458"/>
      <text:p text:style-name="P4459">Kapten adalah salah satu contoh manusia pelaut yang tangguh dan ceria luar biasa, yang keberanian, ketabahan, dan ketenangannya dalam kesulitan secara alami membawanya ke posisi kepercayaan tinggi. Ia bukan tipe orang yang mudah terpengaruh cerita hampa, dan hanya fakta bahwa ia bersedia bergabung denganku dalam investigasi membuktikan bahwa ia berpikir ada sesuatu yang sangat salah, yang tidak dapat dijelaskan dengan teori-teori biasa, atau dianggap sebagai takhayul biasa. <text:s/>Sampai batas tertentu, reputasinya juga dipertaruhkan, begitu pula reputasi kapal. <text:s/>Kehilangan penumpang ke laut bukanlah hal sepele, dan ia tahu itu.</text:p>
      <text:p text:style-name="P4460"/>
      <text:p text:style-name="P4461">Sekitar pukul sepuluh malam itu, saat aku merokok cerutu terakhir, ia menghampiriku, dan menarikku menjauh dari lalu-lalang penumpang lain yang berpatroli di geladak dalam kegelapan yang hangat.</text:p>
      <text:p text:style-name="P4462"/>
      <text:p text:style-name="P4463">"Ini masalah serius, Tuan Brisbane," katanya. "Kita harus memutuskan—untuk kecewa atau untuk mengalami masa-masa sulit. Kau tahu aku tidak mampu mengabaikan masalah ini, dan aku akan memintamu untuk menandatangani pernyataan apa pun yang terjadi. Jika tidak terjadi apa-apa malam ini, kita akan mencobanya lagi besok dan lusa. Apakah kau siap?"</text:p>
      <text:p text:style-name="P4464"/>
      <text:p text:style-name="P4465">Maka kami turun ke bawah, dan memasuki kamar. Saat kami masuk, aku bisa melihat Robert, kepala kamar, yang berdiri agak jauh di lorong, memperhatikan kami, dengan seringainya yang biasa, seolah-olah yakin bahwa sesuatu yang mengerikan akan terjadi. Kapten menutup pintu di belakang kami dan menguncinya.</text:p>
      <text:p text:style-name="P4466"/>
      <text:p text:style-name="P4467">"Bagaimana kalau kita meletakkan kopermu di depan pintu," usulnya. "Salah satu dari kita bisa duduk di atasnya. Tidak ada yang bisa keluar kalau begitu. Apakah baut port sudah dikencangkan?"</text:p>
      <text:p text:style-name="P4468"/>
      <text:p text:style-name="P4469">Aku menemukannya seperti saat aku meninggalkannya pagi hari. Memang, tanpa menggunakan tuas seperti yang kulakukan, tak seorang pun bisa membukanya. Aku menarik tirai ranjang atas agar aku bisa melihat dengan jelas ke dalamnya. Atas saran kapten, aku menyalakan lentera bacaanku, dan meletakkannya sehingga menerangi seprai putih di atas. Ia bersikeras duduk di atas koper, menyatakan bahwa ia ingin dapat bersumpah bahwa ia telah duduk di depan pintu.</text:p>
      <text:p text:style-name="P4470"/>
      <text:p text:style-name="P4471">Kemudian ia memintaku untuk menggeledah kamar tersebut secara menyeluruh, suatu operasi yang segera selesai, karena hanya terdiri dari melihat di bawah ranjang bawah dan di bawah sofa di bawah jendela kapal. Ruangan-ruangan itu benar-benar kosong.</text:p>
      <text:p text:style-name="P4472"/>
      <text:soft-page-break/>
      <text:p text:style-name="P4473">"Tidak mungkin bagi manusia untuk masuk," kataku, "atau bagi manusia untuk membuka pintu itu."</text:p>
      <text:p text:style-name="P4474"/>
      <text:p text:style-name="P4475">"Baiklah," kata kapten, dengan tenang. "Jika kita melihat sesuatu sekarang, itu pasti khayalan atau sesuatu yang supranatural."</text:p>
      <text:p text:style-name="P4476"/>
      <text:p text:style-name="P4477">Aku duduk di tepi ranjang bawah.</text:p>
      <text:p text:style-name="P4478"/>
      <text:p text:style-name="P4479">"Pertama kali itu terjadi," kata kapten, menyilangkan kakinya dan bersandar pada pintu, "adalah di bulan Maret. Penumpang yang tidur di sini, di ranjang atas, ternyata seorang gila—setidaknya, dia dikenal sedikit tidak waras, dan dia telah membeli tiket tanpa sepengetahuan teman-temannya. Dia bergegas keluar tengah malam, dan melemparkan dirinya ke laut, sebelum petugas yang berjaga dapat menghentikannya. Kami berhenti dan menurunkan perahu; itu malam yang tenang, tepat sebelum cuaca buruk itu datang; tetapi kami tidak dapat menemukannya. Tentu saja bunuh dirinya kemudian dijelaskan karena kegilaannya."</text:p>
      <text:p text:style-name="P4480"/>
      <text:p text:style-name="P4481">"Saya kira itu sering terjadi?" sahutku, agak melamun.</text:p>
      <text:p text:style-name="P4482"/>
      <text:p text:style-name="P4483">"Tidak sering—tidak," kata kapten; "belum pernah terjadi sebelumnya dalam pengalaman saya, meskipun saya pernah mendengarnya terjadi di kapal lain. Nah, seperti yang saya katakan, itu terjadi pada bulan Maret. Pada perjalanan berikutnya—Apa yang kau lihat?" tanyanya, tiba-tiba berhenti bercerita.</text:p>
      <text:p text:style-name="P4484"/>
      <text:p text:style-name="P4485">Saya rasa saya tidak menjawab. Mataku terpaku pada jendela kapal. Sepertinya bagi saya bahwa engsel kuningan itu mulai berputar sangat lambat pada sekrupnya—namun sangat lambat, sehingga saya tidak yakin itu bergerak sama sekali. Saya memperhatikannya dengan saksama, mengingat posisinya dalam pikiran saya, dan mencoba memastikan apakah itu berubah. Melihat ke mana saya melihat, kapten juga melihat.</text:p>
      <text:p text:style-name="P4486"/>
      <text:p text:style-name="P4487">"Itu bergerak!" serunya, dengan nada yakin. "Tidak, tidak," tambahnya, setelah semenit.</text:p>
      <text:p text:style-name="P4488"/>
      <text:p text:style-name="P4489">"Kalau itu karena sekrupnya longgar," kataku, "pasti sudah terbuka sejak siang; tetapi aku menemukannya masih rapat seperti saat aku tinggalkan pagi ini."</text:p>
      <text:p text:style-name="P4490"/>
      <text:p text:style-name="P4491">Aku berdiri dan mencoba baut penguncinya. <text:s/>Memang sudah kendor, karena dengan sedikit usaha aku bisa menggerakkannya dengan tangan.</text:p>
      <text:p text:style-name="P4492"/>
      <text:p text:style-name="P4493">"Yang aneh," kata kapten, "adalah orang kedua yang hilang itu konon melewati lubang itu. Kami mengalami kesulitan luar biasa karenanya. Itu tengah malam, dan cuaca sangat buruk; ada alarm bahwa salah satu lubang terbuka dan air laut masuk. Aku turun dan menemukan semuanya tergenang, air terus menerus masuk setiap kali kapal bergoyang, dan seluruh lubang mengayun dari baut atasnya—bukan jendela tengah. Nah, kami berhasil menutupnya, tetapi air telah menyebabkan kerusakan. Sejak itu tempat ini sesekali berbau air laut. Kami menduga penumpang itu menceburkan diri, meskipun Tuhan saja yang tahu bagaimana dia melakukannya. <text:s/>Pembantu terus mengatakan padaku bahwa dia tidak bisa menjaga apapun tetap tertutup di sini. Sumpah—aku bisa menciumnya sekarang, bukan?" tanyanya, mencium udara dengan curiga.</text:p>
      <text:p text:style-name="P4494"/>
      <text:p text:style-name="P4495">"Ya—jelas," kataku, dan aku merinding saat bau air laut yang sama semakin kuat di kabin. "Nah, untuk berbau seperti ini, tempat ini pasti lembap,"<text:s/><text:soft-page-break/>lanjutku, "namun ketika aku memeriksanya dengan tukang kayu tadi pagi semuanya kering sempurna. Ini sangat luar biasa—halo!"</text:p>
      <text:p text:style-name="P4496"/>
      <text:p text:style-name="P4497">Lampu bacaanku, yang telah diletakkan di tempat tidur atas, tiba-tiba padam. Masih ada cukup banyak cahaya dari panel kaca tanah di dekat pintu, di belakangnya tampak lampu peraturan. Kapal bergoyang hebat, dan tirai tempat tidur atas berayun jauh ke dalam kamar dan kembali lagi. Aku cepat-cepat bangkit dari tempat dudukku di tepi tempat tidur, dan kapten pada saat yang sama berdiri dengan teriakan terkejut yang keras. Aku telah berbalik dengan niat untuk menurunkan lampu untuk memeriksanya, ketika aku mendengar seruannya, dan segera setelah itu panggilannya minta tolong. Aku melompat ke arahnya. Dia sedang bergulat dengan sekuat tenaga dengan pengait kuningan lubang itu. Tampaknya berbalik melawan tangannya meskipun semua usahanya. Aku mengambil tongkatku, tongkat kayu ek berat yang selalu kubawa, dan menancapkannya melalui cincin dan menekan dengan sekuat tenaga. Tetapi kayu yang kuat itu tiba-tiba patah, dan aku jatuh ke sofa. Ketika aku bangkit lagi, lubang itu sudah terbuka lebar, dan kapten berdiri dengan punggung menempel pintu, pucat pasi.</text:p>
      <text:p text:style-name="P4498"/>
      <text:p text:style-name="P4499">"Ada sesuatu di ranjang itu!" teriaknya, dengan suara aneh, matanya hampir melotot keluar dari kepalanya. "Tahan pintunya, sementara aku melihat—itu tidak akan lolos dari kita, apa pun itu!"</text:p>
      <text:p text:style-name="P4500"/>
      <text:p text:style-name="P4501">Tapi alih-alih mengambil tempatnya, aku melompat ke ranjang bawah, dan meraih sesuatu yang ada di ranjang atas.</text:p>
      <text:p text:style-name="P4502"/>
      <text:p text:style-name="P4503">Itu sesuatu yang menyeramkan, mengerikan tak terkira, dan itu bergerak dalam genggamanku. Itu seperti tubuh seorang lelaki yang lama tenggelam, namun itu bergerak, dan memiliki kekuatan sepuluh orang hidup; tetapi aku menggenggamnya dengan sekuat tenaga—benda licin, berlendir, mengerikan—mata putih pucat tampak menatapku dari senja; bau busuk air laut menyengat mengelilinginya, dan rambutnya yang berkilau menjuntai dalam ikal basah yang menjijikkan di atas wajahnya yang mati. Aku bergulat dengan benda mati itu; itu menerjangku dan mendorongku mundur dan hampir mematahkan lenganku; itu melilitkan lengan mayatnya ke leherku, kematian yang hidup, dan mengalahkanku, sehingga akhirnya aku berteriak dan jatuh, dan melepaskan genggamanku.</text:p>
      <text:p text:style-name="P4504"/>
      <text:p text:style-name="P4505">Saat aku jatuh, benda itu melompat melewatiku, dan tampaknya melemparkan dirinya pada kapten. Ketika terakhir kali aku melihatnya berdiri, wajahnya pucat dan bibirnya terkatup. Tampaknya bagiku bahwa dia melayangkan pukulan keras pada makhluk mati itu, dan kemudian dia juga jatuh tertelungkup, dengan teriakan ngeri yang tak jelas.</text:p>
      <text:p text:style-name="P4506"/>
      <text:p text:style-name="P4507">Benda itu berhenti sejenak, tampak melayang di atas tubuhnya yang tergeletak, dan aku bisa berteriak lagi karena sangat ketakutan, tetapi suaraku hilang. Benda itu menghilang tiba-tiba, dan menurut indraku yang terganggu, tampaknya benda itu keluar melalui jendela yang terbuka, meskipun bagaimana hal itu mungkin terjadi, mengingat kecilnya bukaan itu, lebih dari yang dapat diceritakan siapa pun. Aku terbaring lama di lantai, dan kapten terbaring di sampingku. Akhirnya aku sedikit pulih dan bergerak, dan langsung aku tahu bahwa lenganku patah—tulang kecil lengan bawah kiri di dekat pergelangan tangan.</text:p>
      <text:p text:style-name="P4508"/>
      <text:p text:style-name="P4509">Entah bagaimana aku berdiri, dan dengan tangan yang masih utuh aku mencoba mengangkat kapten. Ia merintih dan bergerak, dan akhirnya sadar. Ia tidak terluka, tetapi tampaknya sangat terguncang.</text:p>
      <text:p text:style-name="P4510"/>
      <text:soft-page-break/>
      <text:p text:style-name="P4511">Baiklah, apakah kau ingin mendengar lebih banyak? Tidak ada lagi. Itu akhir ceritaku. Tukang kayu itu menjalankan rencananya dengan memasang setengah lusin sekrup empat inci ke pintu kamar 105; dan jika kau pernah naik kapal Kamtschatka, kau bisa meminta tempat tidur di kamar itu. Kau akan diberi tahu bahwa kamar itu sudah dipesan—ya—sudah dipesan oleh benda mati itu.</text:p>
      <text:p text:style-name="P4512"/>
      <text:p text:style-name="P4513">Aku menyelesaikan perjalanan di kabin dokter bedah. Ia merawat lenganku yang patah, dan menyarankanku untuk tidak lagi "berurusan dengan hantu dan hal-hal semacam itu". Kapten sangat pendiam, dan tidak pernah berlayar lagi di kapal itu, meskipun kapal itu masih beroperasi. Dan aku juga tidak akan berlayar di kapal itu. Itu adalah pengalaman yang sangat tidak menyenangkan, dan aku sangat ketakutan, sesuatu yang tidak kusuka. Itu saja. Begitulah aku melihat hantu—jika itu memang hantu. Pokoknya, itu sudah mati.</text:p>
      <text:p text:style-name="P4514"/>
      <text:p text:style-name="P4515">Daftar Isi</text:p>
      <text:p text:style-name="P4516">BAB I</text:p>
      <text:p text:style-name="P4517">BAB II</text:p>
      <text:p text:style-name="P4518">BAB III</text:p>
      <text:p text:style-name="P4519">BAB I</text:p>
      <text:p text:style-name="P4520"/>
      <text:p text:style-name="P4521">Daftar Isi</text:p>
      <text:p text:style-name="P4522"/>
      <text:p text:style-name="P4523">Aku ingat masa kecilku dengan sangat jelas. <text:s/>Kurasa bukan berarti aku punya daya ingat yang baik, karena aku tak pernah pandai menghafal kata-kata, baik prosa maupun puisi; jadi kurasa ingatanku akan peristiwa-peristiwa lebih bergantung pada peristiwa itu sendiri daripada pada kemampuan khususku untuk mengingatnya. Mungkin aku terlalu imajinatif, dan kesan-kesan pertama yang kuterima bersifat merangsang imajinasi secara abnormal. Serangkaian panjang kesialan kecil, yang saling berhubungan sehingga menyiratkan semacam takdir aneh, begitu memengaruhi temperamen melankolisku ketika aku masih bocah sehingga, sebelum aku dewasa, aku sungguh-sungguh percaya bahwa aku berada di bawah kutukan, dan bukan hanya aku, tetapi seluruh keluargaku, dan setiap individu yang menyandang namaku.</text:p>
      <text:p text:style-name="P4524"/>
      <text:p text:style-name="P4525">Aku lahir di tempat lama di mana ayahku, dan ayah dari ayahku, dan semua pendahulunya lahir, jauh sebelum ingatan manusia. Itu adalah rumah yang sangat tua, dan sebagian besarnya semula adalah sebuah kastil, yang sangat kuat dan dikelilingi oleh parit dalam yang dialiri air berlimpah dari perbukitan melalui saluran air tersembunyi. Banyak benteng telah hancur, dan parit telah diuruk. Air dari saluran air memasok air mancur besar, dan mengalir ke basin persegi panjang besar di taman berteras, satu di bawah yang lain, masing-masing dikelilingi oleh hamparan marmer lebar di antara air dan petak bunga. Limpahan air akhirnya mengalir melalui gua buatan, sekitar tiga puluh yard panjangnya, ke sebuah aliran, mengalir ke bawah melalui taman ke padang rumput di luar, dan dari sana ke sungai yang jauh. Bangunan-bangunan itu diperluas sedikit dan diubah secara besar-besaran lebih dari dua ratus tahun yang lalu, pada masa Charles II., tetapi sejak itu sedikit yang dilakukan untuk memperbaikinya, meskipun telah dijaga dalam kondisi cukup baik, sesuai dengan keadaan keuangan kami.</text:p>
      <text:p text:style-name="P4526"/>
      <text:p text:style-name="P4527">Di taman terdapat teras dan pagar tanaman kotak dan cemara yang besar, beberapa di antaranya dulu dipotong menjadi bentuk hewan, dalam gaya Italia. Aku ingat ketika aku masih muda bagaimana aku mencoba untuk mengetahui apa yang diwakilkan oleh pohon-pohon yang dipotong itu, dan<text:s/><text:soft-page-break/>bagaimana aku meminta penjelasan kepada Judith, pengasuhku dari Wales. Ia memiliki mitologi sendiri yang aneh, dan memenuhi taman dengan griffin, naga, jin baik dan jahat, dan memenuhi pikiranku dengan mereka pada saat yang sama. Jendela kamar tidurku menawarkan pemandangan air mancur besar di kepala basin atas, dan pada malam-malam bulan purnama wanita Wales itu akan mengangkatku ke kaca, dan menyuruhku melihat kabut dan semprotan yang naik menjadi bentuk-bentuk misterius, bergerak secara mistis dalam cahaya putih seperti makhluk hidup.</text:p>
      <text:p text:style-name="P4528"/>
      <text:p text:style-name="P4529">"Itu adalah Wanita Air," katanya; dan kadang-kadang dia akan mengancam bahwa, jika aku tidak tidur, Wanita Air akan naik ke jendela tinggi dan membawaku pergi dalam pelukannya yang basah.</text:p>
      <text:p text:style-name="P4530"/>
      <text:p text:style-name="P4531">Tempat itu suram. <text:s/>Kolam-kolam air yang luas dan pagar tanaman hijau yang tinggi memberinya kesan pemakaman, dan jalan setapak marmer yang lembap dan bernoda di dekat kolam-kolam itu tampak seperti terbuat dari batu nisan. Dinding dan menara yang abu-abu dan lapuk di luar, ruangan-ruangan dalam yang gelap dan berfurnitur berat, ceruk-ceruk yang dalam dan misterius, serta tirai-tirai tebal, semuanya memengaruhi suasana hatiku. Aku pendiam dan sedih sejak kecil. Ada menara jam besar di atas, yang loncengnya berdentang suram di siang hari dan berbunyi seperti kematian di tengah malam. Tidak ada cahaya atau kehidupan di rumah itu, karena ibuku adalah seorang penderita sakit yang tak berdaya, dan ayahku menjadi melankolis dalam tugasnya yang panjang merawatnya. Dia adalah pria kurus dan berkulit gelap, dengan mata yang sedih; baik hati, kurasa, tetapi pendiam dan tidak bahagia. Selain ibuku, aku percaya dia mencintaiku lebih dari apa pun di dunia ini, karena dia bersusah payah mengajariku, dan apa yang diajarkannya kepadaku tidak pernah kulupakan. Mungkin itu satu-satunya hiburannya, dan mungkin itulah sebabnya aku tidak memiliki pengasuh atau guru selama dia hidup.</text:p>
      <text:p text:style-name="P4532"/>
      <text:p text:style-name="P4533">Aku biasa dibawa untuk menjenguk ibuku setiap hari, dan kadang-kadang dua kali sehari, selama satu jam setiap kali. Kemudian aku duduk di bangku kecil di dekat kakinya, dan dia akan menanyakan apa yang telah kulakukan, dan apa yang ingin kulakukan. Kurasa dia sudah melihat benih melankolis yang mendalam dalam sifatku, karena dia selalu menatapku dengan senyum sedih, dan menciumku sambil mendesah ketika aku dibawa pergi.</text:p>
      <text:p text:style-name="P4534"/>
      <text:p text:style-name="P4535">Suatu malam, ketika aku baru berusia enam tahun, aku terjaga di kamar tidurku. Pintu tidak sepenuhnya tertutup, dan pengasuh Welsh sedang duduk menjahit di ruangan sebelah. Tiba-tiba aku mendengar dia merintih, dan berkata dengan suara aneh. "Satu—dua—satu—dua!" Aku ketakutan, dan aku melompat dan berlari ke pintu, tanpa alas kaki.</text:p>
      <text:p text:style-name="P4536"/>
      <text:p text:style-name="P4537">"Ada apa, Judith?" teriakku, berpegangan pada roknya. Aku masih ingat tatapan di matanya yang gelap dan aneh ketika dia menjawab.</text:p>
      <text:p text:style-name="P4538"/>
      <text:p text:style-name="P4539">"Satu—dua peti mati timah, jatuh dari langit-langit!" katanya, menggoyang-goyang tubuhnya di kursinya. "Satu—dua—peti mati ringan dan peti mati berat, jatuh ke lantai!"</text:p>
      <text:p text:style-name="P4540"/>
      <text:p text:style-name="P4541">Kemudian ia sepertinya menyadari keberadaanku, lalu ia membawaku kembali ke tempat tidur dan menyanyikan lagu Welsh kuno yang aneh untuk menidurkanku.</text:p>
      <text:p text:style-name="P4542"/>
      <text:p text:style-name="P4543">Aku tidak tahu bagaimana, tetapi tertanam dalam pikiranku bahwa ia bermaksud ayah dan ibuku akan segera meninggal. Mereka meninggal di ruangan yang sama di mana ia duduk malam itu. Itu adalah ruangan yang<text:s/><text:soft-page-break/>besar, kamar bermainku, penuh dengan sinar matahari jika ada; dan ketika hari-hari gelap, itu adalah tempat paling ceria di rumah. Ibuku semakin parah, dan aku dipindahkan ke bagian lain bangunan untuk memberi tempat baginya. Kurasa mereka berpikir kamar bermainku lebih ceria untuknya; tetapi ia tak bisa hidup. Ia cantik saat meninggal, dan aku menangis tersedu-sedu.</text:p>
      <text:p text:style-name="P4544"/>
      <text:p text:style-name="P4545">"Yang ringan, yang ringan—yang berat akan datang," nyanyian perempuan Welsh itu. Dan ia benar. Ayahku mengambil alih ruangan itu setelah ibuku tiada, dan hari demi hari ia semakin kurus, pucat, dan sedih.</text:p>
      <text:p text:style-name="P4546"/>
      <text:p text:style-name="P4547">"Yang berat, yang berat—semuanya dari timah," ratap perawatku, suatu malam di bulan Desember, berdiri diam, tepat saat ia hendak mematikan lampu setelah menidurkanku. Kemudian ia mengangkatku lagi, membungkusku dengan gaun kecil, dan membawaku ke kamar ayahku. Ia mengetuk, tetapi tak ada jawaban. Ia membuka pintu, dan kami menemukannya di kursi malas di depan api, sangat pucat, sudah meninggal.</text:p>
      <text:p text:style-name="P4548"/>
      <text:p text:style-name="P4549">Jadi aku sendirian dengan perempuan Welsh itu sampai orang-orang asing datang, dan kerabat, yang belum pernah kulihat; dan kemudian kudengar mereka mengatakan bahwa aku harus dibawa ke tempat yang lebih ceria. Mereka orang-orang baik, dan aku tidak akan percaya bahwa mereka baik hanya karena aku akan sangat kaya ketika dewasa nanti. Dunia tidak pernah tampak sebagai tempat yang sangat buruk bagiku, atau semua orang sebagai pendosa yang sengsara, bahkan ketika aku paling melankolis. Aku tidak ingat bahwa ada orang yang pernah melakukan ketidakadilan besar kepadaku, atau bahwa aku pernah tertindas atau diperlakukan buruk dengan cara apa pun, bahkan oleh anak-anak lelaki di sekolah. Aku sedih, kurasa, karena masa kecilku begitu suram, dan, kemudian, karena aku tidak beruntung dalam segala hal yang kulakukan, sampai akhirnya aku percaya bahwa aku dikejar oleh takdir, dan aku biasa bermimpi bahwa perawat Welsh tua dan Wanita Air itu bersama-sama bersumpah untuk mengejar sampai akhir hayatku. Tetapi sifatku seharusnya ceria, seperti yang sering kupikirkan.</text:p>
      <text:p text:style-name="P4550"/>
      <text:p text:style-name="P4551">Di antara teman-teman sebaya, aku tak pernah menjadi yang terakhir, atau bahkan termasuk di antara yang terakhir, dalam hal apa pun; tetapi aku juga tak pernah menjadi yang pertama. Jika aku berlatih untuk lomba lari, pastilah aku akan terkilir pada hari perlombaan. Jika aku mendayung bersama orang lain, dayungku pasti akan patah. Jika aku berkompetisi memperebutkan hadiah, selalu ada kecelakaan tak terduga yang mencegahku menang di saat-saat terakhir. Tak satu pun yang kulakukan berhasil, dan aku mendapat reputasi sebagai orang yang sial, sampai teman-temanku merasa selalu aman bertaruh melawan aku, apa pun penampilannya. Aku menjadi putus asa dan lesu dalam segala hal. Aku menyerah pada gagasan untuk berkompetisi memperebutkan prestasi apa pun di Universitas, menghibur diri dengan pemikiran bahwa aku tidak akan gagal dalam ujian untuk gelar biasa. Sehari sebelum ujian dimulai, aku jatuh sakit; dan ketika akhirnya aku pulih, setelah nyaris meninggal, aku meninggalkan Oxford, dan pergi sendirian mengunjungi tempat kelahiranku, lemah kesehatan dan sangat muak serta putus asa. Usiaku dua puluh satu tahun, aku menguasai diriku sendiri dan kekayaanku; tetapi begitu panjangnya rangkaian peristiwa kecil yang tidak menguntungkan telah memengaruhiku, sehingga aku berpikir serius untuk mengurung diri dari dunia untuk menjalani kehidupan seorang pertapa, dan mati secepat mungkin. Kematian tampak sebagai satu-satunya kemungkinan yang menyenangkan dalam hidupku, dan pikiranku segera tertuju sepenuhnya padanya.</text:p>
      <text:p text:style-name="P4552"/>
      <text:soft-page-break/>
      <text:p text:style-name="P4553">Aku tidak pernah menunjukkan keinginan untuk kembali ke rumahku sendiri sejak aku dibawa pergi sebagai anak kecil, dan tidak seorang pun pernah mendesakku untuk melakukannya. Tempat itu telah dijaga ketertibannya, dan tampaknya tidak menderita selama lima belas tahun atau lebih kepergianku. Tidak ada yang duniawi yang dapat memengaruhi dinding-dinding abu-abu tua itu yang telah melawan elemen selama berabad-abad. Taman itu lebih liar daripada yang kuingat; jalan setapak marmer di sekitar kolam tampak lebih kuning dan lembap daripada sebelumnya, dan seluruh tempat itu pada awalnya tampak lebih kecil. Baru setelah aku berkeliaran di sekitar rumah dan halaman selama berjam-jam aku menyadari betapa besarnya rumah tempat aku akan hidup dalam kesendirian. Kemudian aku mulai menyukainya, dan tekadku untuk hidup sendirian menjadi lebih kuat.</text:p>
      <text:p text:style-name="P4554"/>
      <text:p text:style-name="P4555">Orang-orang telah keluar untuk menyambutku, tentu saja, dan aku mencoba mengenali wajah-wajah yang berubah dari tukang kebun tua dan kepala rumah tangga tua, dan memanggil mereka dengan nama. Perawatku yang lama langsung kukenal. Rambutnya telah memutih sejak dia mendengar peti mati jatuh di kamar bayi lima belas tahun yang lalu, tetapi matanya yang aneh tetap sama, dan tatapan di dalamnya membangkitkan semua kenanganku yang lama. Dia mengelilingi rumah bersamaku.</text:p>
      <text:p text:style-name="P4556"/>
      <text:p text:style-name="P4557">"Bagaimana kabar Wanita Air?" tanyaku, mencoba sedikit tertawa. "Apakah dia masih bermain di bawah sinar bulan?"</text:p>
      <text:p text:style-name="P4558"/>
      <text:p text:style-name="P4559">"Dia lapar," jawab wanita Wales itu, dengan suara rendah.</text:p>
      <text:p text:style-name="P4560"/>
      <text:p text:style-name="P4561">Lapar? <text:s/>Maka kita akan memberinya makan." Aku tertawa. Tetapi Nenek Judith menjadi sangat pucat, dan menatapku dengan aneh.</text:p>
      <text:p text:style-name="P4562"/>
      <text:p text:style-name="P4563">"Memberinya makan? Ya—kamu akan memberinya makan dengan baik," gumamnya, melirik ke belakang ke kepala rumah tangga tua, yang berjalan tertatih-tatih di belakang kami dengan langkah lemah melalui lorong-lorong dan selasar.</text:p>
      <text:p text:style-name="P4564"/>
      <text:p text:style-name="P4565">Aku tidak terlalu memikirkan kata-katanya. Dia selalu berbicara aneh, seperti wanita Wales pada umumnya, dan meskipun aku sangat melankolis aku yakin aku tidak percaya takhayul, dan aku tentu saja tidak penakut. Hanya saja, seperti dalam mimpi jauh, aku sepertinya melihatnya berdiri dengan cahaya di tangannya dan bergumam, "Yang berat—semuanya dari timah," dan kemudian menuntun seorang anak laki-laki kecil melalui koridor panjang untuk melihat ayahnya terbaring mati di kursi malas besar di depan api yang membara. Jadi kami memeriksa seluruh rumah, dan aku memilih kamar-kamar tempat aku akan tinggal; dan para pelayan yang kubawa ikutku mengatur dan merapikan semuanya, dan aku tidak mengalami masalah lagi. Aku tidak peduli apa yang mereka lakukan, asalkan aku dibiarkan tenang, dan tidak diharapkan untuk memberi arahan; karena aku lebih lesu dari sebelumnya, karena efek penyakitku di kampus.</text:p>
      <text:p text:style-name="P4566"/>
      <text:p text:style-name="P4567">Aku makan malam sendirian, dan kemegahan melankolis ruang makan tua yang luas itu menyenangkan aku. Kemudian aku pergi ke ruangan yang telah kupilih untuk ruang belajar, dan duduk di kursi yang dalam, di bawah cahaya terang, untuk berpikir, atau membiarkan pikiranku mengembara melalui labirin pilihan mereka sendiri, sama sekali acuh tak acuh terhadap jalan yang mungkin mereka ambil.</text:p>
      <text:p text:style-name="P4568"/>
      <text:p text:style-name="P4569">Jendela-jendela tinggi ruangan itu terbuka sampai ke tanah di teras di kepala taman. Saat itu akhir Juli, dan semuanya terbuka, karena cuacanya hangat. Saat aku duduk sendirian, aku mendengar percikan air mancur yang<text:s/><text:soft-page-break/>tak henti-hentinya, dan aku mulai memikirkan Wanita Air. Aku bangkit, dan pergi ke malam yang tenang, dan duduk di kursi di teras, di antara dua pot bunga Italia raksasa. Udara sangat lembut dan harum dengan aroma bunga, dan taman itu lebih cocok untukku daripada rumah. Orang-orang yang sedih selalu menyukai air yang mengalir dan suaranya di malam hari, meskipun aku tidak tahu mengapa. Aku duduk dan mendengarkan dalam kegelapan, karena di bawah gelap, dan bulan pucat belum memanjat bukit-bukit di depanku, meskipun seluruh udara di atas terang dengan sinar terbitnya. Perlahan halo putih di langit timur naik membentuk lengkungan di atas puncak-puncak pohon, membuat garis besar pegunungan lebih hitam kontrasnya, seolah-olah kepala beberapa orang suci putih besar sedang naik dari balik layar di sebuah katedral besar, melemparkan kemuliaan berkabut dari bawah. Aku ingin melihat bulan itu sendiri, dan aku mencoba menghitung detik sebelum ia harus muncul. Kemudian ia muncul dengan cepat, dan sesaat kemudian tergantung bulat dan sempurna di langit. Aku menatapnya, dan kemudian ke semprotan air mancur yang tinggi, dan ke kolam-kolam, di mana bunga lili air bergoyang lembut dalam tidur mereka di permukaan beludru air yang diterangi bulan. Saat itu seekor angsa besar mengapung keluar dengan tenang ke tengah baskom, dan meliuk-liukkan lehernya yang panjang, menangkap air di paruhnya yang lebar, dan menyebarkan pancaran berlian di sekelilingnya.</text:p>
      <text:p text:style-name="P4570"/>
      <text:p text:style-name="P4571">Tiba-tiba, saat aku menatap, sesuatu datang di antara aku dan cahaya. Aku langsung mendongak. Di antara aku dan cakram bulan yang bundar muncul wajah seorang wanita yang bercahaya, dengan mata yang besar dan aneh, dan mulut seorang wanita, penuh dan lembut, tetapi tidak tersenyum, berkerudung hitam, menatapku saat aku duduk diam di bangkuku. Dia dekat denganku—sangat dekat sehingga aku bisa menyentuhnya dengan tanganku. Tapi aku terpaku dan tak berdaya. Dia berdiri diam sejenak, tetapi ekspresinya tidak berubah. Kemudian dia cepat-cepat pergi, dan rambutku berdiri tegak, sementara angin dingin dari gaun putihnya tertiup ke pelipisku saat dia bergerak. Sinar bulan, yang menyinari semburan air mancur yang bergelombang, menciptakan bayangan-bayangan pada lipatan pakaiannya yang berkilauan. Dalam sekejap dia telah pergi, dan aku sendirian.</text:p>
      <text:p text:style-name="P4572"/>
      <text:p text:style-name="P4573">Aku sangat terguncang oleh penglihatan itu, dan beberapa waktu berlalu sebelum aku bisa berdiri, karena aku masih lemah karena sakitku, dan pemandangan yang telah kulihat akan mengejutkan siapa pun. Aku tidak beralasan dengan diriku sendiri, karena aku yakin bahwa aku telah melihat sesuatu yang gaib, dan tidak ada argumen yang dapat menghancurkan kepercayaan itu. Akhirnya aku bangkit dan berdiri tidak mantap, menatap ke arah yang kupikir sosok itu pergi; tetapi tidak ada yang terlihat—hanya jalan-jalan yang luas, pagar tanaman cemara yang tinggi dan gelap, air mancur yang bergelombang dan kolam yang tenang di bawahnya. Aku kembali ke tempat duduk dan mengingat wajah yang telah kulihat. Anehnya, sekarang setelah kesan pertama berlalu, tidak ada yang mengejutkan dalam ingatan itu; sebaliknya, aku merasa terpesona oleh wajah itu, dan akan memberikan apa saja untuk melihatnya lagi. Aku dapat mengingat kembali fitur lurus yang indah, mata gelap yang panjang dan mulut yang menakjubkan, dengan sangat tepat dalam pikiranku, dan, ketika aku telah merekonstruksi setiap detail dari ingatan, aku tahu bahwa keseluruhannya indah, dan bahwa aku akan mencintai seorang wanita dengan wajah seperti itu.</text:p>
      <text:p text:style-name="P4574"/>
      <text:p text:style-name="P4575">"Aku bertanya-tanya apakah dia Wanita Air!" kataku pada diriku sendiri. Kemudian bangkit sekali lagi aku berjalan menyusuri taman, menuruni satu tangga pendek demi satu, dari teras ke teras di tepi baskom marmer,<text:s/><text:soft-page-break/>melalui bayangan dan melalui sinar bulan; dan aku menyeberangi air dengan jembatan pedesaan di atas gua buatan, dan perlahan-lahan naik lagi ke teras tertinggi di sisi lain. Udara terasa lebih harum, dan aku sangat tenang, sehingga kupikir aku tersenyum pada diriku sendiri saat aku berjalan, seolah-olah kebahagiaan baru telah datang kepadaku. Wajah wanita itu selalu ada di depanku, dan memikirkannya memberiku sensasi menyenangkan yang tak biasa, tidak seperti apa pun yang pernah kurasakan sebelumnya.</text:p>
      <text:p text:style-name="P4576"/>
      <text:p text:style-name="P4577">Aku berbalik, ketika sampai di rumah, dan memandang kembali ke tempat kejadian. Itu pasti berubah dalam satu jam sejak aku keluar, dan suasana hatiku telah berubah bersamanya. Sama seperti keberuntunganku, pikirku, jatuh cinta pada hantu! Tetapi di masa lalu aku akan menghela nafas, dan pergi tidur lebih sedih dari sebelumnya, pada kesimpulan yang menyedihkan seperti itu. Malam ini aku merasa bahagia, hampir untuk pertama kalinya dalam hidupku. Ruang belajar tua yang suram tampak ceria ketika aku masuk. Lukisan-lukisan lama di dinding tersenyum padaku, dan aku duduk di kursiku yang dalam dengan sensasi baru dan menyenangkan bahwa aku tidak sendirian. Gagasan telah melihat hantu, dan merasa jauh lebih baik karenanya, sangat tidak masuk akal sehingga aku tertawa pelan, ketika aku mengambil salah satu buku yang telah kubawa dan mulai membaca.</text:p>
      <text:p text:style-name="P4578"/>
      <text:p text:style-name="P4579">Kesan itu tidak hilang. Aku tidur nyenyak, dan di pagi hari aku membuka jendela ke udara musim panas, dan melihat ke bawah ke taman, ke hamparan hijau dan ke hamparan bunga berwarna-warni, ke burung walet yang berputar-putar, dan ke air yang cerah.</text:p>
      <text:p text:style-name="P4580"/>
      <text:p text:style-name="P4581">"Seorang pria bisa menjadikan tempat ini surga," seruku. "Seorang pria dan seorang wanita bersama!"</text:p>
      <text:p text:style-name="P4582"/>
      <text:p text:style-name="P4583">Sejak hari itu kastil tua itu tidak lagi tampak suram, dan kurasa kesedihanku pun hilang; untuk beberapa waktu juga, aku mulai tertarik pada tempat itu, dan mencoba membuatnya lebih hidup. Aku menghindari perawat Walesku yang tua, agar dia tidak menumpulkan semangatku dengan ramalan suram, dan mengingat kembali diriku yang lama dengan membangkitkan kenangan masa kecilku yang suram. Tetapi yang paling kupikirkan adalah sosok hantu yang kulihat di taman pada malam pertama setelah kedatanganku. Aku pergi setiap malam dan berkeliaran melalui jalan setapak dan jalur; tetapi, sekuat tenaga, aku tidak melihat penglihatanku lagi. Akhirnya, setelah berhari-hari, ingatan itu menjadi semakin samar, dan sifatku yang murung lama secara bertahap mengalahkan rasa ringan sementara yang telah ku alami. Musim panas berubah menjadi musim gugur, dan aku menjadi gelisah. Mulai hujan. Kelembapan meresap ke taman-taman, dan aula luar berbau apek, seperti makam; langit abu-abu menindasku tak tertahankan. Aku meninggalkan tempat itu apa adanya dan pergi ke luar negeri, bertekad untuk mencoba apa pun yang mungkin dapat membuat perubahan kedua dalam melankolis monoton yang kualami.</text:p>
      <text:p text:style-name="P4584"/>
      <text:p text:style-name="P4585">BAB II</text:p>
      <text:p text:style-name="P4586">Daftar Isi</text:p>
      <text:p text:style-name="P4587"/>
      <text:p text:style-name="P4588">Kebanyakan orang akan terkejut oleh betapa tidak pentingnya peristiwa-peristiwa kecil yang, setelah kematian orang tuaku, memengaruhi hidupku dan membuatku tidak bahagia. Firasat mengerikan dari seorang perawat Wales, yang kebetulan terjadi karena kebetulan yang aneh, seharusnya tidak cukup untuk mengubah sifat seorang anak, dan untuk mengarahkan wataknya di tahun-tahun berikutnya. Kekecewaan kecil dalam kehidupan sekolah, dan kekecewaan yang agak kurang kekanak-kanakan dari karier<text:s/><text:soft-page-break/>akademis yang membosankan dan tidak menonjol, seharusnya tidak cukup untuk membuatku pada usia dua puluh satu tahun menjadi seorang pengangguran yang melankolis dan lesu. Beberapa kelemahan karakterku sendiri mungkin telah berkontribusi pada hasilnya, tetapi pada tingkat yang lebih besar itu disebabkan oleh reputasiku yang kurang beruntung. Namun, aku tidak akan mencoba menganalisis penyebab keadaanku, karena aku tidak akan memuaskan siapa pun, apalagi diriku sendiri. Lebih sedikit lagi aku akan mencoba menjelaskan mengapa aku merasakan kebangkitan sementara semangatku setelah petualanganku di taman. Yang pasti aku jatuh cinta pada wajah yang kulihat, dan aku ingin melihatnya lagi; bahwa aku menyerah semua harapan untuk kunjungan kedua, menjadi lebih sedih dari sebelumnya, mengemasi barang-barangku, dan akhirnya pergi ke luar negeri. Tetapi dalam mimpiku aku kembali ke rumahku, dan selalu tampak cerah dan terang, seperti yang terlihat pada pagi musim panas itu setelah aku melihat wanita itu di dekat air mancur.</text:p>
      <text:p text:style-name="P4589"/>
      <text:p text:style-name="P4590">Saya pergi ke Paris. Saya pergi lebih jauh, dan berkelana di Jerman. Saya mencoba menghibur diri, dan saya gagal total. Dengan keinginan yang tanpa tujuan dari seorang pria yang malas dan tidak berguna, muncul berbagai macam saran untuk resolusi yang baik. Suatu hari saya memutuskan bahwa saya akan pergi dan mengubur diri saya di universitas Jerman untuk sementara waktu, dan hidup sederhana seperti mahasiswa miskin. Saya mulai dengan niat untuk pergi ke Leipzig, bertekad untuk tinggal di sana sampai suatu peristiwa mengarahkan hidup saya atau mengubah suasana hati saya, atau mengakhiri hidup saya sama sekali. Kereta ekspres berhenti di suatu stasiun yang saya tidak tahu namanya. Saat itu senja di sore hari musim dingin, dan saya mengintip melalui kaca tebal dari tempat duduk saya. Tiba-tiba kereta lain datang meluncur dari arah berlawanan, dan berhenti di samping kereta kami. Saya melihat gerbong yang kebetulan berada di seberang gerbong saya, dan dengan malas membaca huruf-huruf hitam yang dilukis di papan putih yang berayun dari pegangan tangan kuningan: "BERLIN—KOLN—PARIS." Kemudian saya mendongak ke jendela di atas. Saya tersentak hebat dan keringat dingin membasahi dahi saya. Dalam cahaya remang-remang, tidak sampai enam kaki dari tempat saya duduk, saya melihat wajah seorang wanita, wajah yang saya cintai, fitur yang lurus dan indah, mata yang aneh, mulut yang menakjubkan, kulit yang pucat. Penutup kepalanya adalah kerudung gelap yang tampaknya diikatkan di kepalanya dan melewati bahunya di bawah dagunya. Saat saya menurunkan jendela dan berlutut di kursi empuk, membungkuk ke luar untuk melihat lebih jelas, peluit panjang berteriak di stasiun, diikuti oleh serangkaian suara berdetak yang cepat; kemudian ada sedikit sentakan, dan kereta saya bergerak. Untungnya jendelanya sempit, karena berada di atas kursi, di samping pintu, atau saya percaya saya akan melompat keluar saat itu juga. Dalam sekejap kecepatan meningkat, dan saya dibawa dengan cepat menjauh dari hal yang saya cintai.</text:p>
      <text:p text:style-name="P4591"/>
      <text:p text:style-name="P4592">Selama seperempat jam saya berbaring di tempat saya, tertegun oleh munculnya penampakan tiba-tiba itu. Akhirnya salah satu dari dua penumpang lain, seorang kapten Cuirassiers Königsberg Putih yang besar dan gagah, dengan sopan tetapi tegas menyarankan agar saya menutup jendela saya, karena malam itu dingin. Saya melakukannya, dengan permintaan maaf, dan kembali terdiam. Kereta itu melaju cepat untuk waktu yang lama, dan sudah mulai memperlambat kecepatan sebelum memasuki stasiun lain ketika saya tersadar, dan membuat keputusan tiba-tiba. Ketika gerbong berhenti di depan peron yang terang benderang, saya mengambil barang-barang saya, memberi hormat kepada sesama penumpang saya, dan turun, bertekad untuk naik kereta ekspres pertama kembali ke Paris.</text:p>
      <text:p text:style-name="P4593"/>
      <text:p text:style-name="P4594">Kali ini keadaan penglihatan itu begitu alami sehingga saya tidak merasa ada sesuatu yang tidak nyata tentang wajah itu, atau tentang wanita yang memilikinya. Saya tidak mencoba menjelaskan kepada diri sendiri bagaimana wajah, dan wanita itu, bisa bepergian dengan kereta cepat dari Berlin ke Paris pada sore hari musim dingin, ketika keduanya ada dalam pikiran saya yang terkait erat dengan cahaya bulan dan air mancur di rumah Inggris saya sendiri. Saya tentu tidak akan mengakui bahwa saya telah salah dalam cahaya remang-remang, menghubungkan apa yang saya lihat dengan kemiripan dengan penglihatan saya sebelumnya yang sebenarnya tidak ada. Tidak ada keraguan sedikit pun dalam pikiran saya, dan saya sangat yakin bahwa saya telah melihat kembali wajah yang saya cintai. Saya tidak ragu-ragu, dan dalam beberapa jam saya sedang dalam perjalanan kembali ke Paris. Saya tidak dapat menahan diri untuk tidak merenungkan nasib buruk saya. Berkelana seperti yang telah saya lakukan selama berbulan-bulan, mungkin saja saya bepergian di kereta yang sama dengan wanita itu, daripada pergi ke arah lain. Tetapi keberuntungan saya ditakdirkan untuk berubah untuk sementara waktu.</text:p>
      <text:p text:style-name="P4595"/>
      <text:p text:style-name="P4596">Saya mencari Paris selama beberapa hari. Saya makan malam di hotel-hotel utama; Saya pergi ke teater; Saya naik kereta di Bois de Boulogne di pagi hari, dan bertemu dengan seorang kenalan, yang saya paksa untuk pergi bersama saya di sore hari. Saya pergi ke misa di Madeleine, dan saya menghadiri kebaktian di Gereja Inggris. Saya berkeliaran di sekitar Louvre dan Notre Dame. Saya pergi ke Versailles. Saya menghabiskan waktu berjam-jam berparade di Rue de Rivoli, di sekitar sudut Meurice, tempat orang asing lewat dan balik dari pagi hingga malam. Akhirnya saya menerima undangan untuk menghadiri resepsi di Kedutaan Besar Inggris. Saya pergi, dan saya menemukan apa yang telah lama saya cari.</text:p>
      <text:p text:style-name="P4597"/>
      <text:p text:style-name="P4598">Dia ada di sana, duduk di sebelah seorang wanita tua bergaun satin abu-abu dan berlian, yang memiliki wajah keriput tetapi ramah dan mata abu-abu tajam yang tampaknya menyerap semua yang mereka lihat, dengan sedikit kecenderungan untuk memberi banyak imbalan. Tetapi saya tidak memperhatikan pendampingnya. Saya hanya melihat wajah yang telah menghantui saya selama berbulan-bulan, dan dalam kegembiraan saat itu saya berjalan cepat ke arah pasangan itu, melupakan hal sepele seperti kebutuhan untuk diperkenalkan.</text:p>
      <text:p text:style-name="P4599"/>
      <text:p text:style-name="P4600">Dia jauh lebih cantik daripada yang kukira, tetapi aku tak pernah ragu bahwa itu dialah dan bukan yang lain. <text:s/>Visi atau bukan visi sebelumnya, ini adalah kenyataan, dan aku mengetahuinya. Dua kali rambutnya tertutup, kini akhirnya kulihat, dan keindahan tambahan kemegahannya memuliakan seluruh wanita itu. Itu rambut yang indah, halus dan lebat, keemasan, dengan semburat kemerahan di dalamnya seperti perunggu merah yang dipintal halus. Tidak ada perhiasan di dalamnya, tidak ada mawar, tidak ada sehelai emas pun, dan kurasa itu tidak butuh apa pun untuk meningkatkan kemegahannya; hanya wajahnya yang pucat, matanya yang gelap dan aneh, dan alisnya yang tebal. <text:s/>Ku bisa melihat bahwa dia ramping, tetapi juga kuat, saat ia duduk di sana dengan tenang menatap pemandangan yang bergerak di tengah lampu-lampu terang dan dengungan percakapan yang tak henti-hentinya.</text:p>
      <text:p text:style-name="P4601"/>
      <text:p text:style-name="P4602">Aku mengingat detail perkenalan tepat waktu, dan menyingkir untuk mencari tuan rumahku. Akhirnya kutemukan dia. <text:s/>Kumohon padanya untuk memperkenalkan aku pada kedua wanita itu, sambil menunjukkan mereka padanya.</text:p>
      <text:p text:style-name="P4603"/>
      <text:soft-page-break/>
      <text:p text:style-name="P4604">"Ya—eh—tentunya—eh—" jawab Yang Mulia, dengan senyum ramah. Ia jelas tidak tahu namaku, yang tidak mengherankan.</text:p>
      <text:p text:style-name="P4605"/>
      <text:p text:style-name="P4606">"Saya Lord Cairngorm," kataku.</text:p>
      <text:p text:style-name="P4607"/>
      <text:p text:style-name="P4608">"Oh—tentunya," jawab Duta Besar, dengan senyum ramah yang sama. "Ya—eh—sebenarnya, saya harus mencoba mencari tahu siapa mereka; banyak sekali orang, kau tahu."</text:p>
      <text:p text:style-name="P4609"/>
      <text:p text:style-name="P4610">"Oh, jika kau memperkenalkan aku, aku akan mencoba mencari tahu untukmu," kataku, sambil tertawa.</text:p>
      <text:p text:style-name="P4611">"Ah, ya—baik sekali—ayo," kata tuan rumahku.</text:p>
      <text:p text:style-name="P4612">Kami menyusup di antara kerumunan, dan dalam beberapa menit kami berdiri di hadapan kedua wanita itu.</text:p>
      <text:p text:style-name="P4613">"'Perkenalkan, L'd Cairngorm," katanya; lalu, cepat-cepat menambahkan padaku, "Makan malam besok, ya?" Ia lenyap dengan senyumnya yang ramah, dan menghilang di tengah kerumunan.</text:p>
      <text:p text:style-name="P4614">Aku duduk di samping gadis cantik itu, menyadari bahwa mata wanita pengasuhnya tertuju padaku.</text:p>
      <text:p text:style-name="P4615"/>
      <text:p text:style-name="P4616">"Kurasa kita hampir pernah bertemu sebelumnya," kataku, sebagai pembuka percakapan.</text:p>
      <text:p text:style-name="P4617"/>
      <text:p text:style-name="P4618">Temanku menatapku penuh selidik. Ia jelas tidak mengenali wajahku, jika memang pernah melihatku.</text:p>
      <text:p text:style-name="P4619"/>
      <text:p text:style-name="P4620">"Benarkah—aku tak ingat," katanya, dengan suara rendah dan merdu. "Kapan?"</text:p>
      <text:p text:style-name="P4621"/>
      <text:p text:style-name="P4622">"Pertama, kau datang dari Berlin dengan kereta ekspres, sepuluh hari lalu. Aku sedang menuju arah sebaliknya, dan kereta kita berhenti berhadapan. Aku melihatmu di jendela."</text:p>
      <text:p text:style-name="P4623"/>
      <text:p text:style-name="P4624">"Ya—kami memang datang lewat situ, tapi aku tidak ingat—" Ia ragu-ragu.</text:p>
      <text:p text:style-name="P4625"/>
      <text:p text:style-name="P4626">"Kedua," lanjutku, "aku sedang duduk sendirian di kebunku musim panas lalu—menjelang akhir Juli—apakah kau ingat? Kau pasti telah masuk ke sana melalui taman; kau datang ke rumah dan melihatku—"</text:p>
      <text:p text:style-name="P4627"/>
      <text:p text:style-name="P4628">"Apakah itu kau?" tanyanya, dengan jelas terkejut. Lalu ia tertawa terbahak-bahak. "Aku memberi tahu semua orang bahwa aku telah melihat hantu; belum pernah ada Cairngorms di tempat itu sejak ingatan manusia. Kami pergi keesokan harinya, dan tidak pernah mendengar bahwa kau telah datang ke sana; memang, aku tidak tahu kastil itu milikmu."</text:p>
      <text:p text:style-name="P4629"/>
      <text:p text:style-name="P4630">"Di mana kau menginap?" tanyaku.</text:p>
      <text:p text:style-name="P4631"/>
      <text:p text:style-name="P4632">"Di mana? Ya, bersama bibiku, tempat aku selalu menginap. Dia tetanggamu, karena kaulah itu."</text:p>
      <text:p text:style-name="P4633"/>
      <text:p text:style-name="P4634">"Aku—mohon maaf—tapi kalau begitu—apakah bibimu Lady Bluebell? Aku kurang menangkap—"'</text:p>
      <text:p text:style-name="P4635"/>
      <text:p text:style-name="P4636">Jangan takut. Dia sangat tuli. Ya. Dia adalah janda paman tercintaku, Baron Bluebell keenam belas atau ketujuh belas—aku lupa tepatnya ada berapa banyak dari mereka. Dan aku—apakah kau tahu siapa aku? <text:s/>Dia tertawa, tahu betul bahwa aku tidak tahu.</text:p>
      <text:p text:style-name="P4637"/>
      <text:soft-page-break/>
      <text:p text:style-name="P4638">"Tidak," jawabku terus terang. "Aku sama sekali tidak tahu. Aku meminta untuk diperkenalkan karena aku mengenalimu. Mungkin—mungkin kau adalah Nona Bluebell?"</text:p>
      <text:p text:style-name="P4639"/>
      <text:p text:style-name="P4640">"Mengingat kau tetanggaku, aku akan memberitahumu siapa aku," jawabnya. "Tidak; aku dari keluarga Bluebell, tetapi namaku Lammas, dan aku diberi tahu bahwa aku dibaptis dengan nama Margaret. Karena keluarga kami bernuansa bunga, mereka memanggilku Daisy. Seorang pria Amerika yang mengerikan pernah mengatakan padaku bahwa bibiku adalah Bluebell dan aku adalah Harebell—dengan dua huruf 'l' dan 'e'—karena rambutku sangat tebal. <text:s/>Aku memperingatkanmu, agar kau dapat menghindari membuat permainan kata yang buruk itu."</text:p>
      <text:p text:style-name="P4641"/>
      <text:p text:style-name="P4642">"Apakah aku terlihat seperti pria yang membuat permainan kata?" tanyaku, sangat sadar akan wajahku yang melankolis dan tatapanku yang sedih.</text:p>
      <text:p text:style-name="P4643"/>
      <text:p text:style-name="P4644">Nona Lammas menatapku dengan kritis.</text:p>
      <text:p text:style-name="P4645"/>
      <text:p text:style-name="P4646">"Tidak; kau memiliki temperamen yang melankolis. Kupikir aku bisa mempercayaimu," jawabnya. "Apakah kau kira kau bisa menyampaikan pada bibiku bahwa kau seekor Cairngorm dan tetangga? Aku yakin dia akan senang mengetahuinya."</text:p>
      <text:p text:style-name="P4647"/>
      <text:p text:style-name="P4648">Aku mencondongkan tubuh ke wanita tua itu, mengembungkan paru-paruku untuk berteriak. Tapi Nona Lammas menghentikan aku.</text:p>
      <text:p text:style-name="P4649"/>
      <text:p text:style-name="P4650">"Itu sama sekali tidak berguna," katanya. "Kau bisa menuliskannya di selembar kertas. Dia benar-benar tuli."</text:p>
      <text:p text:style-name="P4651"/>
      <text:p text:style-name="P4652">"Aku punya pensil," jawabku, "tapi aku tidak punya kertas. Kira-kira manset bajuku bisa, menurutmu?"</text:p>
      <text:p text:style-name="P4653"/>
      <text:p text:style-name="P4654">"Oh, ya!" jawab Nona Lammas dengan semangat; "para pria sering melakukan itu."</text:p>
      <text:p text:style-name="P4655"/>
      <text:p text:style-name="P4656">Aku menulis di manset kemejaku: "Nona Lammas ingin saya menjelaskan bahwa saya tetangga Anda, Cairngorm." Kemudian kuacungkan lenganku di depan hidung wanita tua itu. Ia tampak sepenuhnya terbiasa dengan tindakan itu, menaikkan kacamatanya, membaca kata-kata itu, tersenyum, mengangguk, dan berbicara kepadaku dengan suara gaib yang khas bagi orang-orang yang tuli.</text:p>
      <text:p text:style-name="P4657"/>
      <text:p text:style-name="P4658">"Aku kenal kakekmu dengan sangat baik," katanya. Kemudian ia tersenyum dan mengangguk lagi kepadaku, dan kepada keponakannya, lalu kembali terdiam.</text:p>
      <text:p text:style-name="P4659"/>
      <text:p text:style-name="P4660">"Tidak apa-apa," kata Nona Lammas. "Bibi Bluebell tahu dia tuli, dan tidak banyak bicara, seperti burung beo. <text:s/>Kau lihat, dia kenal kakekmu. Aneh sekali, kita ternyata tetangga! Mengapa kita belum pernah bertemu sebelumnya?"</text:p>
      <text:p text:style-name="P4661"/>
      <text:p text:style-name="P4662">"Seandainya kau mengatakan kau kenal kakekku saat kau muncul di taman, aku tidak akan terkejut sedikit pun," jawabku agak tidak nyambung. "Aku benar-benar mengira kau hantu air mancur tua itu. Bagaimana kau bisa sampai di sana pada jam itu?"</text:p>
      <text:p text:style-name="P4663"/>
      <text:p text:style-name="P4664">"Kami rombongan besar, dan kami pergi jalan-jalan. Kemudian kami berpikir ingin melihat seperti apa tamanmu di bawah sinar bulan, jadi kami<text:s/><text:soft-page-break/>menerobos masuk. Aku terpisah dari rombongan, dan bertemu denganmu secara tidak sengaja, saat aku mengagumi betapa angkernya rumahmu, dan bertanya-tanya apakah akan ada orang yang mau tinggal di sana lagi. Rumah itu tampak seperti kastil Macbeth, atau pemandangan dari opera. Apakah kau kenal siapa pun di sini?"</text:p>
      <text:p text:style-name="P4665"/>
      <text:p text:style-name="P4666">Hampir tidak ada orang. Kamu?</text:p>
      <text:p text:style-name="P4667"/>
      <text:p text:style-name="P4668">Tidak. Bibi Bluebell mengatakan itu adalah tugas kita untuk datang. Mudah baginya untuk keluar; dia tidak menanggung beban percakapan.</text:p>
      <text:p text:style-name="P4669"/>
      <text:p text:style-name="P4670">Aku menyesal kau merasa itu beban, kataku. <text:s/>Maukah aku pergi?</text:p>
      <text:p text:style-name="P4671"/>
      <text:p text:style-name="P4672">Nona Lammas menatapku dengan gravitasi tiba-tiba di matanya yang indah, dan ada semacam keraguan di garis mulutnya yang penuh dan lembut.</text:p>
      <text:p text:style-name="P4673"/>
      <text:p text:style-name="P4674">Tidak, katanya akhirnya, dengan sederhana, jangan pergi. Kita mungkin saling menyukai, jika kau tinggal sedikit lebih lama—dan kita seharusnya karena kita tetangga di desa.</text:p>
      <text:p text:style-name="P4675"/>
      <text:p text:style-name="P4676">Kurasa seharusnya aku menganggap Nona Lammas gadis yang sangat aneh. Memang, ada semacam persaudaraan rahasia di antara orang-orang yang menemukan bahwa mereka tinggal di dekat satu sama lain, dan bahwa mereka seharusnya sudah saling mengenal sebelumnya. Tetapi ada semacam keterusterangan dan kesederhanaan yang tak terduga dalam sikap gadis itu yang akan dianggap aneh oleh orang lain, sedikitnya. Namun bagiku, semuanya tampak cukup alami. Aku sudah terlalu lama memimpikan wajahnya untuk tidak merasa sangat bahagia ketika akhirnya bertemu dengannya, dan dapat berbicara dengannya sesuka hatiku. Bagiku, orang yang selalu sial dalam segala hal, seluruh pertemuan itu tampak terlalu indah untuk menjadi kenyataan. Aku merasakan kembali sensasi ringan yang aneh yang pernah kurasakan setelah melihat wajahnya di taman. Ruangan-ruangan besar tampak lebih terang, hidup tampak layak dijalani; darahku yang lamban dan melankolis mengalir lebih cepat, dan mengisi aku dengan rasa kekuatan yang baru. Kukatakan pada diriku sendiri bahwa tanpa wanita ini aku hanyalah makhluk yang tidak sempurna, tetapi dengan dia aku dapat mencapai segalanya yang akan kulakukan. Seperti sang Dokter Agung, ketika ia mengira telah menipu Mephistopheles akhirnya, aku ingin berteriak keras kepada saat yang cepat berlalu, "Verweile doch, du bist so schön!"</text:p>
      <text:p text:style-name="P4677"/>
      <text:p text:style-name="P4678">"Apakah kau selalu riang?" tanyaku tiba-tiba. "Betapa bahagianya kau!"</text:p>
      <text:p text:style-name="P4679"/>
      <text:p text:style-name="P4680">"Hari-hari terkadang akan terasa sangat panjang jika aku muram," jawabnya sambil berpikir. "Ya, kupikir aku merasa hidup sangat menyenangkan, dan kukatakan demikian."</text:p>
      <text:p text:style-name="P4681"/>
      <text:p text:style-name="P4682">"Bagaimana kau bisa 'mengatakan sesuatu' pada hidup?" tanyaku. "Jika aku bisa menangkap hidupku dan berbicara dengannya, aku akan sangat mencaci-makinya, ku pastikan."</text:p>
      <text:p text:style-name="P4683"/>
      <text:p text:style-name="P4684">"Kurasa begitu. Kau memiliki temperamen melankolis. Kau seharusnya tinggal di luar ruangan, menggali kentang, membuat jerami, menembak, berburu, jatuh ke selokan, dan pulang dengan berlumpur dan lapar saat makan malam. Itu akan jauh lebih baik bagimu daripada merana di menara burung gagamu, dan membenci segalanya."</text:p>
      <text:p text:style-name="P4685"/>
      <text:p text:style-name="P4686">"Cukup sepi di sana," gumamku meminta maaf, merasa bahwa Nona Lammas benar.</text:p>
      <text:soft-page-break/>
      <text:p text:style-name="P4687">"Kalau begitu menikahlah, dan bertengkarlah dengan istrimu," tawanya. "Apa pun lebih baik daripada sendirian."</text:p>
      <text:p text:style-name="P4688">"Aku orang yang sangat damai. Aku tidak pernah bertengkar dengan siapa pun. Kamu bisa mencoba. Kamu akan mendapati itu sangat mustahil."</text:p>
      <text:p text:style-name="P4689">"Bolehkah aku mencoba?" tanyanya, masih tersenyum.</text:p>
      <text:p text:style-name="P4690">"Tentu saja—terutama jika itu hanya latihan awal," jawabku gegabah.</text:p>
      <text:p text:style-name="P4691"/>
      <text:p text:style-name="P4692">"Maksudmu apa?" tanyanya, cepat berbalik kepadaku.</text:p>
      <text:p text:style-name="P4693"/>
      <text:p text:style-name="P4694">"Oh—tidak apa-apa. Kau mungkin akan mencoba menguji kesabaranku untuk bertengkar di masa depan. Aku tak bisa membayangkan bagaimana caramu melakukannya. Kau harus menggunakan hinaan langsung dan seketika."</text:p>
      <text:p text:style-name="P4695"/>
      <text:p text:style-name="P4696">"Tidak. Aku hanya akan mengatakan bahwa jika kau tidak menyukai hidupmu, itu salahmu sendiri. Bagaimana mungkin seorang pria seusiamu berbicara tentang melankolis, atau tentang kehampaan keberadaan? Apakah kau menderita penyakit paru-paru? Apakah kau menderita penyakit jiwa turun-temurun? Apakah kau tuli, seperti Bibi Bluebell? Apakah kau miskin, seperti—banyak orang? Apakah kau patah hati? Apakah kau kehilangan dunia untuk seorang wanita, atau wanita tertentu demi dunia? Apakah kau lemah pikiran, cacat, terbuang? Apakah kau—jelek menjijikkan?" Dia tertawa lagi. "Apakah ada alasan di dunia ini mengapa kau tidak boleh menikmati semua yang kau miliki dalam hidup?"</text:p>
      <text:p text:style-name="P4697"/>
      <text:p text:style-name="P4698">"Tidak. Tidak ada alasan sama sekali, kecuali bahwa aku sangat sial, terutama dalam hal-hal kecil."</text:p>
      <text:p text:style-name="P4699"/>
      <text:p text:style-name="P4700">"Kalau begitu coba hal-hal besar, untuk sedikit perubahan," saran Nona Lammas. "Coba menikah, misalnya, dan lihat bagaimana hasilnya."</text:p>
      <text:p text:style-name="P4701"/>
      <text:p text:style-name="P4702">"Jika hasilnya buruk, itu akan sangat serius."</text:p>
      <text:p text:style-name="P4703"/>
      <text:p text:style-name="P4704">"Tidak separah menyalahgunakan segala sesuatu tanpa alasan. Jika penyalahgunaan adalah bakatmu, salahkan sesuatu yang memang pantas disalahkan. Salahkan Konservatif—atau Liberal—tidak masalah, karena mereka selalu saling menyalahkan. Buat dirimu diperhatikan orang lain. Kamu akan menyukainya, jika mereka tidak. Itu akan membuatmu menjadi pria sejati. Isi mulutmu dengan kerikil, dan teriaklah pada laut, jika kamu tidak bisa melakukan hal lain. Itu sangat bermanfaat bagi Demosthenes, kau tahu. Kamu akan merasa puas karena meniru orang hebat."</text:p>
      <text:p text:style-name="P4705"/>
      <text:p text:style-name="P4706">"Sungguh, Nona Lammas, saya rasa daftar latihan yang tidak berbahaya yang Anda usulkan—"</text:p>
      <text:p text:style-name="P4707"/>
      <text:p text:style-name="P4708">"Baiklah—jika kamu tidak menyukai hal semacam itu, sukai hal lain. Sukai sesuatu, atau benci sesuatu. Jangan malas. Hidup singkat, dan meskipun seni mungkin panjang, banyak kebisingan hampir sama efektifnya."</text:p>
      <text:p text:style-name="P4709"/>
      <text:p text:style-name="P4710">"Aku menyayangi sesuatu—maksudku seseorang," kataku.</text:p>
      <text:p text:style-name="P4711"/>
      <text:p text:style-name="P4712">"Seorang wanita? Kalau begitu, nikahi dia. Jangan ragu."</text:p>
      <text:p text:style-name="P4713"/>
      <text:p text:style-name="P4714">"Saya tidak tahu apakah dia akan mau menikahi saya," jawab saya. "Saya belum pernah memintanya."</text:p>
      <text:p text:style-name="P4715"/>
      <text:p text:style-name="P4716">"Kalau begitu, mintalah dia sekarang juga," jawab Nona Lammas. "Saya akan mati dengan bahagia jika saya merasa telah membujuk seorang sesama manusia yang melankolis untuk bangkit bertindak. Mintalah dia,<text:s/><text:soft-page-break/>bagaimanapun caranya, dan lihat apa katanya. Jika dia tidak menerimamu langsung, dia mungkin menerimamu di lain waktu. Sementara itu, kau sudah memasuki perlombaan. Jika kau kalah, ada 'Allaged Trial Stakes,' dan 'Consolation Race.'"</text:p>
      <text:p text:style-name="P4717"/>
      <text:p text:style-name="P4718">"Dan banyak perlombaan penjualan sebagai tambahannya. Haruskah saya menerima tawaranmu, Nona Lammas?"</text:p>
      <text:p text:style-name="P4719"/>
      <text:p text:style-name="P4720">"Saya harap kau akan menerimanya," jawabnya.</text:p>
      <text:p text:style-name="P4721"/>
      <text:p text:style-name="P4722">Karena kau sendiri yang menyarankan, akan kulakukan. Nona Lammas, maukah kau memberi kehormatan kepadaku untuk menikah denganku?"</text:p>
      <text:p text:style-name="P4723"/>
      <text:p text:style-name="P4724">Untuk pertama kalinya dalam hidupku, darah berdesir ke kepalaku dan penglihatanku kabur. Aku tak bisa menjelaskan mengapa aku mengatakannya. Akan sia-sia mencoba menjelaskan daya pikat luar biasa gadis itu terhadapku, atau perasaan keintiman yang jauh lebih luar biasa padanya yang tumbuh dalam diriku selama setengah jam itu. Kesepian, sedih, dan sial sepanjang hidupku, aku tentu saja tidak penakut, atau bahkan pemalu. Tetapi melamar seorang wanita setelah setengah jam berkenalan adalah sebuah kegilaan yang tak pernah kupercaya mampu kulakukan, dan yang tak akan pernah mampu kulakukan lagi, seandainya aku berada dalam situasi yang sama. Seakan-akan seluruh jiwaku telah berubah dalam sekejap oleh sihir—oleh sihir putih dari sifatnya yang bersentuhan dengan jiwaku. Darah kembali ke jantungku, dan sesaat kemudian aku mendapati diriku menatapnya dengan mata cemas. Yang mengejutkanku, ia tetap tenang seperti biasanya, tetapi mulutnya yang indah tersenyum, dan ada cahaya nakal di matanya yang cokelat tua.</text:p>
      <text:p text:style-name="P4725"/>
      <text:p text:style-name="P4726">"Tertangkap basah," jawabnya. "Bagi seseorang yang berpura-pura lesu dan sedih, kau tidak kekurangan humor. Aku benar-benar tidak sedikit pun tahu apa yang akan kau katakan. Bukankah akan sangat canggung bagimu jika aku mengatakan 'Ya'? Aku tak pernah melihat siapa pun yang mulai mempraktikkan apa yang dikhotbahkan kepadanya secepat ini—dengan begitu sedikit kehilangan waktu!"</text:p>
      <text:p text:style-name="P4727"/>
      <text:p text:style-name="P4728">"Kau mungkin tak pernah bertemu pria yang telah memimpikanmu selama tujuh bulan sebelum diperkenalkan."</text:p>
      <text:p text:style-name="P4729"/>
      <text:p text:style-name="P4730">"Tidak, aku belum pernah," jawabnya riang. "Itu berbau romantis. Mungkin kau memang berkarakter romantis. Kurasa kau memang begitu, jika aku mempercayaimu. Baiklah; kau telah mengikuti saran-saran ku, ikut serta dalam Pacuan Kuda Orang Asing dan kalah. Cobalah Taruhan Uji Coba yang Diduga. Kau punya satu pukulan lagi, dan sebuah pensil. Lamar Bibi Bluebell; dia akan menari karena heran, dan mungkin pendengarannya akan pulih."</text:p>
      <text:p text:style-name="P4731"/>
      <text:p text:style-name="P4732">BAB III</text:p>
      <text:p text:style-name="P4733">Daftar Isi</text:p>
      <text:p text:style-name="P4734"/>
      <text:p text:style-name="P4735">Begitulah pertama kalinya aku melamar Margaret Lammas, dan aku setuju dengan siapa pun yang mengatakan aku berperilaku sangat bodoh. Tetapi aku tidak menyesalinya, dan aku tidak akan pernah menyesalinya. Sudah lama aku mengerti bahwa aku kehilangan akal sehatku malam itu, tetapi aku pikir kegilaanku sementara pada kesempatan itu telah membuatku menjadi orang yang lebih waras sejak saat itu. Perilakunya membuatku mabuk kepayang, karena sangat berbeda dari yang kuharapkan. Mendengar makhluk cantik ini, yang dalam imajinasiku adalah pahlawan wanita roman, jika<text:s/><text:soft-page-break/>bukan tragedi, berbicara akrab dan tertawa lepas adalah lebih dari yang mampu kutanggung, dan aku kehilangan kepalaku serta hatiku. Tetapi ketika aku kembali ke Inggris pada musim semi, aku pergi untuk membuat beberapa pengaturan di Kastil—perubahan dan perbaikan tertentu yang mutlak diperlukan. Aku telah memenangkan perlombaan yang telah kuikuti dengan begitu gegabah, dan kami akan menikah pada bulan Juni.</text:p>
      <text:p text:style-name="P4736"/>
      <text:p text:style-name="P4737">Apakah perubahan itu karena perintah yang telah kutinggalkan kepada tukang kebun dan pelayan lainnya, atau karena keadaan pikiranku sendiri, aku tidak tahu. Bagaimanapun, tempat tua itu tidak terlihat sama bagiku ketika aku membuka jendelaku pada pagi setelah kedatanganku. Di sana ada tembok abu-abu di bawahku, dan menara-menara abu-abu yang mengapit bangunan besar itu; ada air mancur, jalan setapak marmer, kolam yang halus, pagar tanaman kotak yang tinggi, bunga lili air dan angsa, seperti dulu. Tetapi ada sesuatu yang lain di sana juga—sesuatu di udara, di air, dan di kehijauan yang tidak ku kenali—cahaya di atas segalanya yang dengannya segala sesuatu disucikan. Jam di menara menunjukkan pukul tujuh, dan bunyi lonceng kuno itu terdengar seperti lonceng pernikahan. Udara bernyanyi dengan suara treble yang mendebarkan dari burung penyanyi, dengan musik keperakan dari percikan air, dan harmoni yang lebih lembut dari dedaunan yang dihembus angin pagi yang segar. Ada bau jerami yang baru dipotong dari padang rumput yang jauh, dan bunga mawar yang sedang mekar dari hamparan di bawah, terbawa bersama ke jendelaku. Aku berdiri di bawah sinar matahari yang murni dan menghirup udara dan semua suara dan aroma yang ada di dalamnya; dan aku memandang ke bawah ke kebunku dan berkata, "Ini surga, bagaimanapun juga. Aku pikir orang-orang zaman dahulu benar ketika mereka menyebut surga sebagai taman, dan Eden sebagai taman yang dihuni oleh satu pria dan satu wanita, Firdaus Duniawi."</text:p>
      <text:p text:style-name="P4738"/>
      <text:p text:style-name="P4739">Aku berpaling, bertanya-tanya apa yang telah terjadi pada kenangan suram yang selalu kukaitkan dengan rumahku. Aku mencoba mengingat kesan ramalan mengerikan perawatku sebelum kematian orang tuaku—kesan yang sampai sekarang cukup jelas. Aku mencoba mengingat diriku sendiri, keputusasaanku, kelemahanku, nasib burukku, dan kekecewaanku yang kecil. Aku berusaha memaksa diriku untuk berpikir seperti dulu, jika hanya untuk meyakinkan diriku sendiri bahwa aku belum kehilangan individualitasku. Tetapi aku tidak berhasil dalam upaya-upaya ini. Aku adalah orang yang berbeda, makhluk yang berubah, tidak mampu bersedih, mengalami nasib buruk, atau bersedih. Hidupku telah menjadi mimpi, bukan kejahatan, tetapi sangat suram dan tanpa harapan. Sekarang ini adalah kenyataan, penuh harapan, kegembiraan, dan segala macam kebaikan. Rumahku seperti kuburan; hari ini adalah surga. Hatiku seolah-olah tidak ada; hari ini berdetak dengan kekuatan dan masa muda, dan kepastian kebahagiaan yang terwujud. Aku menikmati keindahan dunia, dan memanggil keindahan dari masa depan untuk menikmatinya sebelum waktu membawanya kepadaku, seperti seorang musafir di dataran memandang ke gunung, dan sudah merasakan udara sejuk melalui debu jalan.</text:p>
      <text:p text:style-name="P4740"/>
      <text:p text:style-name="P4741">Di sini, kupikir, kita akan hidup dan hidup bertahun-tahun. Di sana kita akan duduk di dekat air mancur menjelang senja dan di bawah sinar bulan yang terang. Di sepanjang jalan itu kita akan berjalan-jalan bersama. Di bangku-bangku itu kita akan beristirahat dan bercakap-cakap. Di antara perbukitan timur itu kita akan berkuda melewati senja yang lembut, dan di rumah tua itu kita akan bercerita di malam-malam musim dingin, ketika kayu bakar menyala tinggi, dan buah beri holly berwarna merah, dan jam tua itu menandakan akhir tahun. Di anak tangga tua ini, di lorong-lorong gelap dan ruangan-ruangan megah ini, suatu hari nanti akan terdengar<text:s/><text:soft-page-break/>suara langkah kaki kecil yang berdebar-debar, dan suara anak-anak yang tertawa akan bergema hingga ke kubah aula kuno. Langkah kaki mungil itu tidak akan lambat dan sedih seperti langkah kakiku, dan kata-kata anak-anak itu tidak akan diucapkan dengan bisikan yang khusyuk. Tidak akan ada perempuan Wales yang suram menghuni sudut-sudut gelap dengan kengerian aneh, atau mengucapkan ramalan mengerikan tentang kematian dan hal-hal mengerikan. Semuanya akan muda, segar, gembira, dan bahagia, dan kita akan mengubah keberuntungan lama itu lagi, dan melupakan bahwa pernah ada kesedihan.</text:p>
      <text:p text:style-name="P4742"/>
      <text:p text:style-name="P4743">Begitu pikirku, ketika aku melihat ke luar jendelaku pagi itu dan selama banyak pagi setelah itu, dan setiap hari semuanya tampak lebih nyata dari sebelumnya, dan jauh lebih dekat. Tetapi perawat tua itu menatapku dengan curiga, dan bergumam tentang ucapan-ucapan aneh tentang Wanita Air. Aku tidak peduli apa yang dia katakan, karena aku terlalu bahagia.</text:p>
      <text:p text:style-name="P4744"/>
      <text:p text:style-name="P4745">Akhirnya waktu pernikahan semakin dekat. Lady Bluebell dan semua suku Bluebell, seperti yang Margaret sebut, berada di Bluebell Grange, karena kita telah memutuskan untuk menikah di pedesaan, dan langsung datang ke Kastil setelahnya. Kita tidak peduli dengan perjalanan, dan sama sekali tidak peduli dengan upacara yang ramai di St. George di Hanover Square, dengan semua formalitas yang melelahkan setelahnya. Aku biasa menunggang kuda ke Grange setiap hari, dan sering kali Margaret akan datang bersama bibinya dan beberapa sepupunya ke Kastil. Aku curiga dengan seleraku sendiri, dan hanya terlalu senang membiarkan dia menentukan perubahan dan perbaikan di rumah kita.</text:p>
      <text:p text:style-name="P4746"/>
      <text:p text:style-name="P4747">Kita akan menikah pada tanggal tiga puluh Juli, dan pada malam tanggal dua puluh delapan Margaret datang bersama beberapa anggota keluarga Bluebell. Di senja musim panas yang panjang kita semua pergi ke taman. Tentu saja, Margaret dan aku dibiarkan sendirian, dan kita berjalan-jalan di dekat baskom marmer.</text:p>
      <text:p text:style-name="P4748"/>
      <text:p text:style-name="P4749">"Ini kebetulan yang aneh," kataku; "pada malam ini tahun lalu aku pertama kali melihatmu."</text:p>
      <text:p text:style-name="P4750"/>
      <text:p text:style-name="P4751">"Mempertimbangkan bahwa sekarang bulan Juli," jawab Margaret sambil tertawa, "dan kita hampir setiap hari ada di sini, kurasa kebetulan itu tidak begitu luar biasa."</text:p>
      <text:p text:style-name="P4752"/>
      <text:p text:style-name="P4753">"Ya, sayang," kataku, "Kurasa begitu. Aku tidak tahu mengapa itu mengejutkanku. Kita mungkin akan ada di sini setahun dari hari ini, dan setahun setelah itu. Hal yang aneh, jika kupikirkan, adalah kamu ada di sini. Tapi keberuntunganku telah berubah. Aku seharusnya tidak menganggap aneh apapun yang terjadi sekarang karena aku bersamamu. Semuanya pasti akan baik-baik saja."</text:p>
      <text:p text:style-name="P4754"/>
      <text:p text:style-name="P4755">"Perubahan kecil dalam ide-idemu sejak penampilanmu yang luar biasa di Paris," kata Margaret. "Tahukah kau, kupikir kau pria paling luar biasa yang pernah kukenal."</text:p>
      <text:p text:style-name="P4756"/>
      <text:p text:style-name="P4757">"Kupikir kau wanita paling menawan yang pernah kulihat. Aku tentu saja tidak ingin membuang waktu dalam hal-hal yang remeh. Aku menerima perkataanmu, aku mengikuti saranmu, aku memintamu untuk menikah denganku, dan ini hasilnya yang menyenangkan—ada apa?"</text:p>
      <text:p text:style-name="P4758"/>
      <text:p text:style-name="P4759">Margaret tiba-tiba tersentak, dan tangannya menggenggam lenganku. Seorang wanita tua sedang menaiki jalan setapak, dan sudah dekat dengan kita<text:s/><text:soft-page-break/>sebelum kita melihatnya, karena bulan telah terbit, dan bersinar penuh di wajah kita. Wanita itu ternyata adalah pengasuhku dulu.</text:p>
      <text:p text:style-name="P4760"/>
      <text:p text:style-name="P4761">"Hanya Judith tua, sayang—jangan takut," kataku. Kemudian aku berkata kepada wanita Wales itu: "Ada apa, Judith? Apakah kau sudah memberi makan Wanita Air?"</text:p>
      <text:p text:style-name="P4762"/>
      <text:p text:style-name="P4763">"Ya—ketika jam berdentang, Willie—tuan saya, maksudku," gumam makhluk tua itu, menyingkir untuk memberi jalan kepada kami, dan menatap wajah Margaret dengan matanya yang aneh.</text:p>
      <text:p text:style-name="P4764"/>
      <text:p text:style-name="P4765">"Apa maksudnya?" tanya Margaret, setelah kami lewat.</text:p>
      <text:p text:style-name="P4766"/>
      <text:p text:style-name="P4767">"Tidak apa-apa, sayang. Makhluk tua itu sedikit gila, tapi dia berhati baik."</text:p>
      <text:p text:style-name="P4768"/>
      <text:p text:style-name="P4769">Kami berjalan terus dalam diam beberapa saat, dan sampai di jembatan pedesaan tepat di atas gua buatan tempat air mengalir ke taman, gelap dan deras di saluran sempitnya. Kami berhenti, dan bersandar di pagar kayu. Bulan sekarang berada di belakang kami, dan menyinari penuh pemandangan panjang kolam-kolam dan dinding serta menara Kastil di atasnya.</text:p>
      <text:p text:style-name="P4770"/>
      <text:p text:style-name="P4771">"Betapa bangganya kau seharusnya dengan tempat tua yang megah ini!" kata Margaret, lembut.</text:p>
      <text:p text:style-name="P4772">"Ini milikmu sekarang, sayang," jawabku. "Kau berhak mencintainya seperti aku—tetapi aku hanya mencintainya karena kau akan tinggal di sini, sayang."</text:p>
      <text:p text:style-name="P4773">Tangannya meraih dan menempel di tanganku, dan kami berdua terdiam. Saat itu juga jam mulai berdentang dari kejauhan di menara. Aku menghitung dentangannya—delapan—sembilan—sepuluh—sebelas—aku melihat arlojiku—dua belas—tiga belas—aku tertawa. Lonceng terus berdentang.</text:p>
      <text:p text:style-name="P4774">"Jam tua itu sudah gila, seperti Judith," seruku. <text:s/>Namun ia terus berdentang, satu demi satu nada bergema monoton di udara yang tenang. Kami bersandar di pagar, secara naluriah melihat ke arah datangnya suara itu. <text:s/>Ia terus berdentang. Aku menghitung hampir seratus, karena penasaran, karena aku mengerti sesuatu telah rusak dan benda itu sedang menghabiskan tenaganya sendiri.</text:p>
      <text:p text:style-name="P4775">Tiba-tiba terdengar retakan seperti kayu patah, sebuah jeritan dan percikan air yang deras, dan aku sendirian, berpegangan pada ujung pagar jembatan pedesaan yang patah.</text:p>
      <text:p text:style-name="P4776"/>
      <text:p text:style-name="P4777">Kurasa aku tak ragu saat jantungku berdebar dua kali. Aku melompat dari jembatan ke air hitam yang deras, menyelam ke dasar, muncul kembali dengan tangan kosong, berbalik dan berenang ke bawah melalui gua dalam kegelapan yang pekat, menyelam dan menceburkan diri di setiap gerakan, membentur kepala dan tanganku ke batu-batu tajam dan sudut-sudut runcing, akhirnya meraih sesuatu di jariku, dan menariknya ke atas dengan sekuat tenaga. Aku berbicara, aku berteriak keras, tetapi tak ada jawaban. Aku sendirian dalam kegelapan pekat dengan beban ini, dan rumah berjarak lima ratus yard. Sambil masih berjuang, aku merasakan tanah di bawah kakiku, aku melihat seberkas cahaya bulan—gua itu melebar, dan air yang dalam menjadi sungai yang lebar dan dangkal saat aku tersandung di atas bebatuan dan akhirnya meletakkan tubuh Margaret di tepi sungai di taman di seberang.</text:p>
      <text:p text:style-name="P4778"/>
      <text:p text:style-name="P4779">"Ya, Willie, saat jam berdentang!" kata suara Judith, perawat Welsh, saat ia membungkuk dan memandang wajah pucat itu. Wanita tua itu pasti telah kembali dan mengikuti kami, melihat kecelakaan itu, dan menyelinap keluar<text:s/><text:soft-page-break/>melalui gerbang bawah taman. "Ya," erangnya, "kamu telah memberi makan Wanita Air malam ini, Willie, saat jam berdentang."</text:p>
      <text:p text:style-name="P4780"/>
      <text:p text:style-name="P4781">Aku hampir tak mendengarnya saat aku berlutut di samping tubuh wanita yang kukasihi itu, menggosok pelipisnya yang basah dan putih, dan menatap liar ke matanya yang melotot. Aku hanya ingat pandangan kesadaran yang pertama kali kembali, nafas pertama yang membuncah, gerakan pertama dari tangan-tangan tersayang itu yang terulur ke arahku.</text:p>
      <text:p text:style-name="P4782"/>
      <text:p text:style-name="P4783">Itu bukan cerita yang hebat, katamu. Itulah kisah hidupku. Hanya itu. Itu tidak berpura-pura menjadi apa pun selain itu. Judith tua bilang keberuntunganku berubah pada malam musim panas itu, saat aku berjuang di air untuk menyelamatkan semua yang layak untuk dijalani. Sebulan kemudian ada jembatan batu di atas gua itu, dan Margaret dan aku berdiri di atasnya, dan memandang ke atas ke Kastil yang diterangi bulan, seperti yang pernah kami lakukan sebelumnya, dan seperti yang telah kami lakukan berkali-kali sejak saat itu. Karena semua hal itu terjadi sepuluh tahun yang lalu di musim panas lalu, dan ini adalah Malam Natal kesepuluh yang kita habiskan bersama di dekat kayu bakar yang menyala di aula tua, berbicara tentang masa lalu; dan setiap tahun ada lebih banyak masa lalu untuk dibicarakan. Ada juga anak laki-laki berambut keriting, dengan rambut pirang kemerahan dan mata cokelat tua seperti ibu mereka, dan seorang Margaret kecil, dengan mata hitam serius sepertiku. Mengapa dia tidak bisa mirip ibunya juga, seperti yang lainnya?</text:p>
      <text:p text:style-name="P4784"/>
      <text:p text:style-name="P4785">Dunia sangat cerah di masa Natal yang mulia ini, dan mungkin tidak banyak gunanya mengingat kesedihan masa lalu, kecuali untuk membuat cahaya api unggun tampak lebih ceria, wajah istri yang baik terlihat lebih gembira, dan memberikan tawa anak-anak gema yang lebih meriah, sebagai kontras dengan semua yang telah berlalu. Mungkin juga, beberapa pemuda yang berwajah sedih, lesu, melankolis, yang merasa bahwa dunia sangat hampa, dan bahwa hidup seperti upacara pemakaman abadi, seperti yang dulu saya rasakan sendiri, mungkin mengambil keberanian dari contoh saya, dan setelah menemukan wanita pujaan hatinya, memintanya untuk menikah setelah berkenalan setengah jam. Tetapi, secara keseluruhan, saya tidak akan menyarankan siapa pun untuk menikah, karena alasan sederhana bahwa tidak ada pria yang akan pernah menemukan istri seperti istri saya, dan karena terpaksa mencari yang lain, ia pasti akan bernasib lebih buruk. Istri saya telah melakukan keajaiban, tetapi saya tidak akan mengatakan bahwa wanita lain mampu mengikuti contohnya.</text:p>
      <text:p text:style-name="P4786"/>
      <text:p text:style-name="P4787">Margaret selalu mengatakan bahwa tempat lama itu indah, dan bahwa saya seharusnya bangga akan hal itu. Saya berani mengatakan dia benar. Dia bahkan memiliki imajinasi yang lebih besar daripada saya. Tetapi saya memiliki jawaban yang baik dan sederhana, yaitu—bahwa semua keindahan Kastil berasal darinya. Dia telah meniupnya, seperti anak-anak meniup kaca jendela yang dingin di musim dingin; dan seperti napas hangat mereka mengkristal menjadi pemandangan dari negeri dongeng, penuh dengan bentuk dan jejak yang indah di permukaan yang kosong, begitu pula rohnya telah mengubah setiap batu abu-abu menara tua, setiap pohon dan pagar kuno di taman, setiap pikiran dalam diri saya yang dulunya melankolis. Semua yang tua menjadi muda, dan semua yang sedih menjadi gembira, dan saya adalah yang paling gembira dari semuanya. Apa pun surga itu, tidak ada surga duniawi tanpa wanita, dan tidak ada tempat yang begitu sunyi, begitu suram, begitu sangat menyedihkan sehingga seorang wanita tidak dapat membuatnya tampak seperti surga bagi pria yang dicintainya, dan yang mencintainya.</text:p>
      <text:p text:style-name="P4788"/>
      <text:soft-page-break/>
      <text:p text:style-name="P4789">Saya mendengar beberapa sinis tertawa, dan menangis bahwa semua itu telah dikatakan sebelumnya. Jangan tertawa, sinismu yang baik. Kamu terlalu kecil untuk menertawakan hal sebesar cinta. Doa telah dipanjatkan sebelumnya oleh banyak orang, dan mungkin kamu juga mengucapkan doamu. Saya tidak berpikir mereka kehilangan sesuatu karena diulang, atau kamu karena mengulanginya. Kamu mengatakan bahwa dunia pahit, dan penuh dengan Air Kepahitan. Cintailah, dan hiduplah sehingga kamu dapat dicintai—dunia akan berubah menjadi manis bagimu, dan kamu akan beristirahat seperti saya di Air Surga.</text:p>
      <text:p text:style-name="P4790"/>
      <text:p text:style-name="P4791">Hantu Boneka</text:p>
      <text:p text:style-name="P4792">Daftar Isi</text:p>
      <text:p text:style-name="P4793"/>
      <text:p text:style-name="P4794">Itu kecelakaan mengerikan, dan sejenak mesin megah Cranston House berhenti beroperasi. <text:s/>Butler muncul dari masa pensiunnya yang elegan dan santai, dua pelayan kamar muncul bersamaan dari arah berlawanan, ada pelayan rumah di tangga besar, dan mereka yang mengingat kejadiannya dengan tepat menyatakan bahwa Ny. Pringle sendiri berdiri di pendaratan. Ny. Pringle adalah kepala rumah tangga. Adapun perawat kepala, perawat bawah, dan pengasuh anak, perasaan mereka tak terlukiskan. Perawat kepala meletakkan satu tangan di atas pegangan marmer yang dipoles dan menatap kosong ke depan, perawat bawah berdiri kaku dan pucat, bersandar di dinding marmer yang dipoles, dan pengasuh anak pingsan dan duduk di anak tangga marmer yang dipoles, di luar batas karpet beludru, dan terus terang menangis tersedu-sedu.</text:p>
      <text:p text:style-name="P4795"/>
      <text:p text:style-name="P4796">Lady Gwendolen LancasterDouglasScroop, putri bungsu Duke Cranston kesembilan, berusia enam tahun dan tiga bulan, bangkit sendiri, dan duduk di anak tangga ketiga dari bawah tangga besar di Cranston House.</text:p>
      <text:p text:style-name="P4797"/>
      <text:p text:style-name="P4798">"Oh!" seru sang butler, dan ia menghilang lagi.</text:p>
      <text:p text:style-name="P4799"/>
      <text:p text:style-name="P4800">"Ah!" sahut para pelayan kamar, saat mereka juga pergi.</text:p>
      <text:p text:style-name="P4801"/>
      <text:p text:style-name="P4802">"Hanya boneka itu," kata Ny. Pringle dengan jelas, dengan nada meremehkan.</text:p>
      <text:p text:style-name="P4803"/>
      <text:p text:style-name="P4804">Perawat junior mendengarnya mengatakan itu. Kemudian ketiga perawat itu berkumpul di sekitar Lady Gwendolen dan menepuk-nepuknya, memberinya makanan tidak sehat dari saku mereka, dan buru-buru membawanya keluar dari Cranston House secepat mungkin, agar tidak ketahuan di atas bahwa mereka telah membiarkan Lady Gwendolen Lancaster-Douglas-Scroop terjatuh dari tangga utama dengan bonekanya di lengan. Dan karena boneka itu rusak parah, pengasuh membawa potongan-potongannya, terbungkus jubah kecil Lady Gwendolen. Tidak jauh dari Hyde Park, dan ketika mereka mencapai tempat yang tenang, mereka memastikan bahwa Lady Gwendolen tidak memar. Karena karpetnya sangat tebal dan lembut, dan ada lapisan tebal di bawahnya untuk membuatnya lebih lembut.</text:p>
      <text:p text:style-name="P4805"/>
      <text:p text:style-name="P4806">Lady Gwendolen Douglas-Scroop terkadang berteriak, tetapi dia tidak pernah menangis. Gara-gara berteriak itulah perawat mengizinkannya turun tangga sendirian dengan Nina, bonekanya, di satu lengan, sementara dia menyeimbangkan diri dengan tangan lainnya pada langkan, dan menginjak anak tangga marmer yang dipoles di luar tepi karpet. Jadi dia jatuh, dan Nina celaka.</text:p>
      <text:p text:style-name="P4807"/>
      <text:p text:style-name="P4808">Ketika para perawat yakin bahwa dia tidak terluka, mereka membuka bungkusan boneka itu dan melihatnya bergantian. Dia dulunya boneka yang<text:s/><text:soft-page-break/>sangat cantik, sangat besar, dan rupawan, dan tampak sehat, dengan rambut kuning asli, dan kelopak mata yang bisa membuka dan menutup di atas mata gelap yang sangat dewasa. Selain itu, ketika Anda menggerakkan lengan kanannya ke atas dan ke bawah, dia akan berkata "Pa-pa," dan ketika Anda menggerakkan lengan kirinya, dia akan berkata "Ma-ma," dengan sangat jelas.</text:p>
      <text:p text:style-name="P4809"/>
      <text:p text:style-name="P4810">"Aku mendengarnya berkata 'Pa' ketika dia jatuh," kata perawat junior, yang mendengar segalanya. "Tapi seharusnya dia berkata 'Pa-pa'."</text:p>
      <text:p text:style-name="P4811"/>
      <text:p text:style-name="P4812">"Itu karena lengannya terangkat ketika dia membentur anak tangga," kata kepala perawat. "Dia akan mengatakan 'Pa' yang satunya lagi ketika aku menurunkannya."</text:p>
      <text:p text:style-name="P4813"/>
      <text:p text:style-name="P4814">"Pa," kata Nina, sementara lengan kanannya didorong ke bawah, dan berbicara melalui wajahnya yang hancur. Wajahnya retak tepat di tengah, dari sudut atas dahinya, dengan luka yang mengerikan, melalui hidung dan sampai ke kerah berumbai kecil gaun sutra hijau muda model Mother Hubbard, dan dua keping porselen kecil berbentuk segitiga telah rontok.</text:p>
      <text:p text:style-name="P4815"/>
      <text:p text:style-name="P4816">"Aku yakin sungguh menakjubkan ia masih bisa bicara, padahal wajahnya hancur," kata perawat junior.</text:p>
      <text:p text:style-name="P4817"/>
      <text:p text:style-name="P4818">"Kau harus membawanya ke Tuan Puckler," kata atasannya. "Tidak jauh, dan lebih baik kau pergi sekarang juga."</text:p>
      <text:p text:style-name="P4819"/>
      <text:p text:style-name="P4820">Lady Gwendolen sibuk menggali lubang di tanah dengan sekop kecil, dan tidak memperhatikan para perawat.</text:p>
      <text:p text:style-name="P4821"/>
      <text:p text:style-name="P4822">"Apa yang kau lakukan?" tanya pengasuh anak, sambil melihat.</text:p>
      <text:p text:style-name="P4823"/>
      <text:p text:style-name="P4824">"Nina mati, dan aku sedang menggali kubur untuknya," jawab nonanya dengan penuh pertimbangan.</text:p>
      <text:p text:style-name="P4825"/>
      <text:p text:style-name="P4826">"Oh, dia pasti akan hidup kembali," kata pengasuh.</text:p>
      <text:p text:style-name="P4827"/>
      <text:p text:style-name="P4828">Perawat junior membungkus Nina lagi dan pergi. Untungnya, seorang tentara baik hati, dengan kaki yang sangat panjang dan topi yang sangat kecil, kebetulan ada di sana; dan karena dia tidak ada pekerjaan, dia menawarkan untuk mengantar perawat junior dengan aman ke tempat Tuan Puckler dan kembali.</text:p>
      <text:p text:style-name="P4829"/>
      <text:p text:style-name="P4830">Tuan Bernard Puckler dan putri kecilnya tinggal di sebuah rumah kecil di sebuah gang kecil, yang keluar dari jalan kecil yang tenang tidak jauh dari Belgrave Square. Dia adalah dokter boneka yang hebat, dan praktiknya yang luas berada di lingkungan paling aristokrat. Dia memperbaiki boneka dari segala ukuran dan usia, boneka laki-laki dan boneka perempuan, boneka bayi dengan pakaian panjang, dan boneka dewasa dengan gaun modis, boneka yang bisa bicara dan boneka bisu, boneka yang menutup mata ketika berbaring, dan boneka yang matanya harus ditutupkan dengan kawat misterius. Putrinya, Else, baru berusia dua belas tahun lebih sedikit, tetapi dia sudah sangat pandai menjahit pakaian boneka, dan menata rambut mereka, yang lebih sulit dari yang Anda kira, meskipun boneka-boneka itu duduk diam selama rambut mereka ditata.</text:p>
      <text:p text:style-name="P4831"/>
      <text:p text:style-name="P4832"/>
      <text:p text:style-name="P4833"/>
      <text:soft-page-break/>
      <text:p text:style-name="P4834">Bapak Puckler awalnya orang Jerman, tetapi ia telah melepaskan kewarganegaraannya di samudra London bertahun-tahun yang lalu, seperti banyak orang asing lainnya. Namun, ia masih memiliki satu atau dua teman Jerman yang datang pada Sabtu malam, merokok bersamanya dan bermain picquet atau "skat" bersamanya untuk poin sepeser pun, dan memanggilnya "Herr Doctor," yang tampaknya sangat menyenangkan Bapak Puckler.</text:p>
      <text:p text:style-name="P4835"/>
      <text:p text:style-name="P4836">Ia tampak lebih tua dari usianya, karena janggutnya agak panjang dan kusut, rambutnya memutih dan tipis, dan ia mengenakan kacamata berbingkai tanduk. Adapun Else, ia adalah anak perempuan yang kurus dan pucat, sangat pendiam dan rapi, dengan mata gelap dan rambut cokelat yang dikepang di punggungnya dan diikat dengan pita hitam kecil. Ia memperbaiki pakaian boneka dan mengembalikan boneka-boneka itu ke rumah mereka ketika mereka sudah cukup kuat lagi.</text:p>
      <text:p text:style-name="P4837"/>
      <text:p text:style-name="P4838">Rumah itu kecil, tetapi terlalu besar untuk dua orang yang tinggal di dalamnya. Ada ruang tamu kecil di jalan, dan bengkelnya di belakang, dan ada tiga kamar di lantai atas. Tetapi ayah dan anak perempuan itu sebagian besar waktunya tinggal di bengkel, karena mereka umumnya bekerja, bahkan di malam hari.</text:p>
      <text:p text:style-name="P4839"/>
      <text:p text:style-name="P4840">Bapak Puckler meletakkan Nina di atas meja dan menatapnya lama, sampai air mata mulai memenuhi matanya di balik kacamata berbingkai tanduk. Ia adalah orang yang sangat sensitif, dan ia sering jatuh cinta pada boneka-boneka yang ia perbaiki, dan merasa sulit untuk berpisah dengan mereka ketika mereka telah tersenyum padanya selama beberapa hari. Mereka adalah orang-orang kecil yang nyata baginya, dengan karakter, pikiran, dan perasaan mereka sendiri, dan ia sangat lembut dengan mereka semua. Tetapi beberapa di antaranya menarik perhatiannya terutama sejak pertama kali, dan ketika mereka dibawa kepadanya dalam keadaan cacat dan terluka, keadaan mereka tampak begitu menyedihkan baginya sehingga air mata mudah keluar. Anda harus ingat bahwa ia telah hidup di antara boneka selama sebagian besar hidupnya, dan memahaminya.</text:p>
      <text:p text:style-name="P4841"/>
      <text:p text:style-name="P4842">"Bagaimana Anda tahu bahwa mereka tidak merasakan apa pun?" lanjutnya kepada Else. "Anda harus lembut dengan mereka. Tidak membutuhkan biaya apa pun untuk bersikap baik kepada makhluk-makhluk kecil itu, dan mungkin itu membuat perbedaan bagi mereka."</text:p>
      <text:p text:style-name="P4843"/>
      <text:p text:style-name="P4844">Dan Else memahaminya, karena ia masih anak-anak, dan ia tahu bahwa ia lebih berarti baginya daripada semua boneka. <text:s/>Dia jatuh cinta pada Nina pada pandangan pertama, mungkin karena mata kacanya yang indah berwarna cokelat mirip dengan mata Else sendiri, dan ia mencintai Else lebih dulu dan paling utama, dengan sepenuh hatinya. Dan, selain itu, kasusnya sangat menyedihkan. Nina jelas belum lama di dunia, karena kulitnya sempurna, rambutnya halus di tempat yang seharusnya halus, dan keriting di tempat yang seharusnya keriting, dan pakaian sutranya benar-benar baru. Tetapi di wajahnya ada sayatan mengerikan, seperti sabetan pedang, dalam dan gelap di dalamnya, tetapi bersih dan tajam di tepinya. Ketika ia dengan lembut menekan kepalanya untuk menutup luka menganga itu, tepinya menimbulkan suara berderit halus, yang menyakitkan untuk didengar, dan kelopak mata yang gelap bergetar dan gemetar seolah-olah Nina sangat menderita.</text:p>
      <text:p text:style-name="P4845"/>
      <text:p text:style-name="P4846">"Kasihan Nina!" serunya dengan sedih. "Tapi aku tidak akan menyakitimu terlalu banyak, meskipun kau akan membutuhkan waktu lama untuk sembuh."</text:p>
      <text:p text:style-name="P4847"/>
      <text:soft-page-break/>
      <text:p text:style-name="P4848">Ia selalu menanyakan nama boneka-boneka yang rusak ketika dibawa kepadanya, dan kadang-kadang orang-orang tahu apa yang anak-anak sebut mereka, dan memberi tahunya. Ia menyukai nama "Nina". Secara keseluruhan dan dalam segala hal, ia lebih menyukainya daripada boneka mana pun yang pernah dilihatnya selama bertahun-tahun, dan ia merasa tertarik padanya, dan memutuskan untuk membuatnya benar-benar kuat dan sehat, tidak peduli berapa banyak usaha yang dibutuhkannya.</text:p>
      <text:p text:style-name="P4849"/>
      <text:p text:style-name="P4850">Tuan Puckler bekerja dengan sabar sedikit demi sedikit, dan Else memperhatikannya. Ia tidak dapat berbuat apa pun untuk Nina yang malang, yang pakaiannya tidak perlu diperbaiki. Semakin lama dokter boneka itu bekerja, semakin ia menyukai rambut pirang dan mata kaca cokelat yang indah itu. Kadang-kadang ia lupa semua boneka lain yang menunggu untuk diperbaiki, berbaring berdampingan di rak, dan duduk selama satu jam menatap wajah Nina, sementara ia menguras kecerdasannya untuk beberapa penemuan baru untuk menyembunyikan bahkan jejak terkecil dari kecelakaan mengerikan itu.</text:p>
      <text:p text:style-name="P4851"/>
      <text:p text:style-name="P4852">Dia telah diperbaiki dengan luar biasa. Bahkan dia pun terpaksa mengakui itu; tetapi bekas luka itu masih terlihat oleh matanya yang tajam, sebuah garis yang sangat halus tepat di seberang wajah, menurun dari kanan ke kiri. Namun semua kondisi telah sangat mendukung kesembuhan, karena semen telah mengeras dengan cukup baik pada percobaan pertama dan cuaca telah cerah dan kering, yang membuat perbedaan besar di rumah sakit boneka.</text:p>
      <text:p text:style-name="P4853"/>
      <text:p text:style-name="P4854">Akhirnya dia tahu bahwa dia tidak dapat berbuat lebih banyak, dan perawat junior telah datang dua kali untuk melihat apakah pekerjaannya sudah selesai, seperti yang dia ungkapkan dengan kasar.</text:p>
      <text:p text:style-name="P4855"/>
      <text:p text:style-name="P4856">"Nina belum cukup kuat," jawab Tuan Puckler setiap kali, karena dia tidak dapat memutuskan untuk menghadapi perpisahan itu.</text:p>
      <text:p text:style-name="P4857"/>
      <text:p text:style-name="P4858">Dan sekarang dia duduk di depan meja persegi tempat dia bekerja, dan Nina terbaring di depannya untuk terakhir kalinya dengan sebuah kotak kertas cokelat besar di sampingnya. Itu berdiri di sana seperti peti matinya, menunggunya, pikirnya. Dia harus memasukkannya ke dalam, dan meletakkan kertas tisu di atas wajahnya yang manis, lalu menutupnya, dan saat memikirkan untuk mengikat tali, penglihatannya kabur karena air mata lagi. Dia tidak akan pernah lagi melihat ke dalam kedalaman mata cokelat yang indah itu, atau mendengar suara kayu kecil itu mengatakan "Papa" dan "Mama." Itu adalah momen yang sangat menyakitkan.</text:p>
      <text:p text:style-name="P4859"/>
      <text:p text:style-name="P4860">Dengan harapan yang sia-sia untuk mengulur waktu sebelum perpisahan, dia mengambil botol-botol kecil semen, lem, dan perekat serta cat yang lengket, melihat masing-masing secara bergantian, lalu ke wajah Nina. Dan semua peralatan kecilnya tergeletak di sana, tersusun rapi dalam satu baris, tetapi dia tahu bahwa dia tidak dapat menggunakannya lagi untuk Nina. Dia akhirnya cukup kuat, dan di negara tempat tidak boleh ada anak-anak yang kejam untuk menyakitinya, dia mungkin hidup seratus tahun, hanya dengan garis yang hampir tak terlihat di wajahnya untuk menceritakan hal mengerikan yang telah menimpanya di tangga marmer Rumah Cranston.</text:p>
      <text:p text:style-name="P4861"/>
      <text:p text:style-name="P4862">Tiba-tiba hati Tuan Puckler penuh sesak, dan ia bangkit tiba-tiba dari tempat duduknya lalu berpaling. <text:s/>"Else," katanya dengan suara gemetar, "kau harus melakukannya untukku. Aku tak sanggup melihatnya masuk ke dalam kotak." <text:s/>Maka pergilah ia dan berdiri di jendela dengan punggung membelakangi, sementara Else melakukan apa yang tak sanggup ia lakukan.<text:s/><text:soft-page-break/>"Sudah selesai?" tanyanya, tanpa menoleh. "Kalau begitu, bawalah ia pergi, sayangku. Pakai topimu, dan bawalah dia ke Cranston House dengan cepat, dan setelah kau pergi aku akan menoleh." Else terbiasa dengan kebiasaan aneh ayahnya terhadap boneka-boneka itu, dan meskipun ia belum pernah melihat ayahnya begitu terharu karena perpisahan, ia tidak terlalu terkejut.</text:p>
      <text:p text:style-name="P4863"/>
      <text:p text:style-name="P4864">"Cepat kembali," katanya, ketika mendengar tangannya di kenop pintu. "Malam semakin larut, dan seharusnya aku tidak mengirimmu pada jam segini. Tapi aku tak sanggup lagi memikirkannya."</text:p>
      <text:p text:style-name="P4865"/>
      <text:p text:style-name="P4866">Ketika Else pergi, ia meninggalkan jendela dan duduk kembali di tempatnya di depan meja, menunggu anak itu kembali. Ia menyentuh tempat Nina berbaring, dengan sangat lembut, dan ia mengingat wajah merah muda yang lembut, dan mata kaca, dan rambut pirang yang ikal, sampai ia hampir bisa melihatnya.</text:p>
      <text:p text:style-name="P4867"/>
      <text:p text:style-name="P4868">Petang-petang terasa panjang, karena saat itu akhir musim semi. Tapi hari mulai gelap cepat, dan Tuan Puckler heran mengapa Else belum kembali. Ia telah pergi satu setengah jam, dan itu jauh lebih lama dari yang ia duga, karena jarak dari Belgrave Square ke Cranston House hanya setengah mil. Ia berpikir bahwa anak itu mungkin harus menunggu, tetapi saat senja semakin dalam ia menjadi cemas, dan berjalan mondar-mandir di bengkel yang remang-remang, tidak lagi memikirkan Nina, tetapi Else, anak kandungnya sendiri, yang ia cintai.</text:p>
      <text:p text:style-name="P4869"/>
      <text:p text:style-name="P4870">Sebuah perasaan yang tak terdefinisi dan meresahkan datang kepadanya sedikit demi sedikit, rasa dingin dan rambutnya sedikit berdiri, diiringi keinginan untuk berada di tengah orang banyak daripada sendirian lebih lama lagi. Itu adalah awal dari rasa takut.</text:p>
      <text:p text:style-name="P4871"/>
      <text:p text:style-name="P4872">Ia berkata kepada dirinya sendiri dalam bahasa Jerman-Inggris yang kuat bahwa ia adalah seorang lelaki tua yang bodoh, dan ia mulai meraba-raba korek api dalam senja. Ia tahu persis di mana seharusnya berada, karena ia selalu menyimpannya di tempat yang sama, dekat dengan kotak kaleng kecil yang berisi potongan-potongan malam penutup berbagai warna, untuk beberapa jenis perbaikan. Tetapi entah bagaimana ia tidak dapat menemukan korek api dalam gelap.</text:p>
      <text:p text:style-name="P4873"/>
      <text:p text:style-name="P4874">Sesuatu telah terjadi pada Else, dia yakin, dan saat ketakutannya meningkat, dia merasa seolah-olah itu bisa mereda jika dia bisa menyalakan lampu dan melihat jam berapa sekarang. Kemudian dia menyebut dirinya lelaki tua bodoh lagi, dan suara suaranya sendiri mengejutkannya dalam gelap. Dia tidak dapat menemukan korek api.</text:p>
      <text:p text:style-name="P4875"/>
      <text:p text:style-name="P4876">Jendela masih berwarna abu-abu; dia mungkin bisa melihat jam berapa jika dia mendekatinya, dan dia bisa mengambil korek api dari lemari setelah itu. Dia mundur dari meja, untuk menyingkir dari kursi, dan mulai menyeberangi lantai papan.</text:p>
      <text:p text:style-name="P4877"/>
      <text:p text:style-name="P4878">Sesuatu mengikutinya dalam gelap. Ada suara gemerisik kecil, seperti langkah kaki kecil di atas papan. Dia berhenti dan mendengarkan, dan akar rambutnya terasa geli. Itu tidak ada apa-apa, dan dia adalah lelaki tua bodoh. Dia melangkah dua langkah lagi, dan dia yakin bahwa dia mendengar suara gemerisik kecil itu lagi. Dia membelakangi jendela, bersandar pada daun jendela sehingga panelnya mulai retak, dan dia menghadap kegelapan. Semuanya sangat tenang, dan baunya seperti pasta, semen, dan ubin kayu seperti biasa.</text:p>
      <text:p text:style-name="P4879"/>
      <text:p text:style-name="P4880">"Apakah kau itu, Else?" tanyanya, dan dia terkejut dengan ketakutan dalam suaranya.</text:p>
      <text:p text:style-name="P4881"/>
      <text:p text:style-name="P4882">Tidak ada jawaban di ruangan itu, dan dia mengangkat arlojinya dan mencoba melihat jam berapa sekarang dengan senja abu-abu yang hampir tidak gelap. Sejauh yang dia lihat, itu sekitar dua atau tiga menit sebelum jam sepuluh. Dia telah lama sendirian. Dia terkejut, dan takut pada Else, di London, sangat larut, dan dia hampir berlari melintasi ruangan ke pintu. Saat dia meraba-raba engsel, dia dengan jelas mendengar suara langkah kaki kecil mengejarnya.</text:p>
      <text:p text:style-name="P4883"/>
      <text:p text:style-name="P4884">"Tikus!" serunya dengan lemah, tepat saat ia membuka pintu. <text:s/>Ia segera menutupnya di belakangnya, dan merasa seolah sesuatu yang dingin telah hinggap di punggungnya dan menggeliat di tubuhnya. Lorong itu benar-benar gelap, tetapi ia menemukan topinya dan keluar di gang dalam sekejap, bernapas lebih lega, dan terkejut menemukan betapa banyak cahaya yang masih ada di udara terbuka. Ia dapat melihat trotoar dengan jelas di bawah kakinya, dan jauh di jalan yang menuju gang itu ia dapat mendengar tawa dan panggilan anak-anak, bermain suatu permainan di luar ruangan. Ia bertanya-tanya mengapa ia bisa begitu gugup, dan sejenak ia berpikir untuk kembali ke rumah untuk menunggu Else dengan tenang. Tetapi seketika itu juga ia merasakan ketakutan gugup akan sesuatu yang kembali mendekatinya. <text:s/>Bagaimanapun juga lebih baik berjalan ke Cranston House dan bertanya kepada para pelayan tentang anak itu. Salah satu wanita mungkin menyukai anak itu, dan bahkan sekarang sedang memberinya teh dan kue.</text:p>
      <text:p text:style-name="P4885"/>
      <text:p text:style-name="P4886">Ia berjalan cepat ke Belgrave Square, dan kemudian menyusuri jalan-jalan yang lebar, sambil mendengarkan, setiap kali tidak ada suara lain, langkah kaki kecil itu. Tetapi ia tidak mendengar apa pun, dan sedang menertawakan dirinya sendiri ketika ia membunyikan bel pelayan di rumah besar itu. Tentu saja, anak itu pasti ada di sana.</text:p>
      <text:p text:style-name="P4887"/>
      <text:p text:style-name="P4888">Orang yang membuka pintu itu adalah orang yang sangat rendah, karena itu adalah pintu belakang, tetapi meniru tata krama bagian depan, dan menatap Tuan Puckler dengan angkuh di bawah cahaya yang terang.</text:p>
      <text:p text:style-name="P4889"/>
      <text:p text:style-name="P4890">Tidak ada gadis kecil yang terlihat, dan ia "tidak tahu apa-apa tentang boneka."</text:p>
      <text:p text:style-name="P4891"/>
      <text:p text:style-name="P4892">"Dia putri kecilku," kata Tuan Puckler dengan gemetar, karena semua kecemasannya kembali sepuluh kali lipat, "dan aku takut sesuatu telah terjadi."</text:p>
      <text:p text:style-name="P4893"/>
      <text:p text:style-name="P4894">Orang bawahan itu berkata kasar bahwa "tidak mungkin terjadi sesuatu padanya di rumah itu, karena dia tidak ada di sana, dan itu alasan yang sangat bagus"; dan Tuan Puckler terpaksa mengakui bahwa orang itu seharusnya tahu, karena tugasnya adalah menjaga pintu dan mempersilakan orang masuk. Ia ingin diizinkan berbicara dengan pengasuh junior yang mengenalnya; tetapi orang itu semakin kasar, dan akhirnya menutup pintu di hadapannya.</text:p>
      <text:p text:style-name="P4895"/>
      <text:p text:style-name="P4896">Ketika dokter boneka itu sendirian di jalan, ia menopang dirinya pada pagar, karena ia merasa seperti akan patah menjadi dua, seperti beberapa boneka patah, di tengah tulang punggungnya.</text:p>
      <text:p text:style-name="P4897"/>
      <text:soft-page-break/>
      <text:p text:style-name="P4898">Kemudian ia tahu bahwa ia harus melakukan sesuatu untuk menemukan Else, dan itu memberinya kekuatan. Ia mulai berjalan secepat mungkin melalui jalan-jalan, mengikuti setiap jalan raya dan jalan setapak yang mungkin telah dilalui putri kecilnya dalam tugasnya. Ia juga bertanya kepada beberapa polisi siapakah yang telah melihatnya, dan sebagian besar dari mereka menjawabnya dengan ramah, karena mereka melihat bahwa ia adalah orang yang tenang dan waras, dan beberapa dari mereka memiliki putri kecil sendiri.</text:p>
      <text:p text:style-name="P4899"/>
      <text:p text:style-name="P4900">Pukul satu pagi ketika ia kembali ke pintu rumahnya, lelah, putus asa, dan patah hati. Ketika ia memutar kunci di anak kunci, jantungnya berhenti berdetak, karena ia tahu bahwa ia sedang sadar dan tidak bermimpi, dan bahwa ia benar-benar mendengar langkah kaki mungil itu berdebar-debar menemuinya di dalam rumah di sepanjang lorong.</text:p>
      <text:p text:style-name="P4901"/>
      <text:p text:style-name="P4902">Tetapi ia terlalu sedih untuk merasa takut lagi, dan hatinya terus berdebar dengan nyeri yang tumpul dan teratur, yang menjalar ke seluruh tubuhnya seiring setiap denyut nadi. <text:s/>Maka ia masuk, dan menggantung topinya di tempat gelap, lalu menemukan korek api di lemari dan lilin di tempatnya di sudut ruangan.</text:p>
      <text:p text:style-name="P4903"/>
      <text:p text:style-name="P4904">Tuan Puckler sangat terpukul dan kelelahan sehingga ia duduk di kursinya di depan meja kerja dan hampir pingsan, wajahnya tertunduk di atas tangannya yang terlipat. Di sampingnya, lilin tunggal menyala dengan api yang rendah di udara yang masih hangat.</text:p>
      <text:p text:style-name="P4905"/>
      <text:p text:style-name="P4906">"Else! Else!" rintihnya ke arah buku-buku jarinya yang kuning. Dan hanya itu yang bisa ia ucapkan, dan itu tidak melegakannya. Sebaliknya, suara nama itu sendiri adalah rasa sakit baru dan tajam yang menusuk telinganya, kepalanya, dan jiwanya. Karena setiap kali ia mengulang nama itu, artinya Else kecil telah meninggal, di suatu tempat di jalanan London yang gelap.</text:p>
      <text:p text:style-name="P4907"/>
      <text:p text:style-name="P4908">Ia begitu sangat terluka sehingga ia bahkan tidak merasakan sesuatu yang menarik lembut rok mantel lamanya, begitu lembut sehingga terasa seperti gigitan tikus kecil. Ia mungkin mengira itu benar-benar tikus jika ia memperhatikannya.</text:p>
      <text:p text:style-name="P4909"/>
      <text:p text:style-name="P4910">"Else! Else!" erangnya tepat di atas tangannya.</text:p>
      <text:p text:style-name="P4911"/>
      <text:p text:style-name="P4912">Lalu hembusan angin sejuk mengusik rambut tipisnya, dan nyala lilin tunggal itu merendah hampir menjadi percikan kecil, bukan berkedip seakan-akan akan padam diterpa angin, tetapi hanya merendah seolah-olah kelelahan. Tuan Puckler merasakan tangannya menegang karena ketakutan di bawah wajahnya; dan terdengar suara gemerisik samar, seperti sesuatu yang kecil terbuat dari sutra yang tertiup angin lembut. Ia menegakkan tubuh, kaku dan ketakutan, dan sebuah suara kecil seperti suara kayu berbicara dalam kesunyian.</text:p>
      <text:p text:style-name="P4913"/>
      <text:p text:style-name="P4914">"Papa," katanya, dengan jeda di antara suku katanya.</text:p>
      <text:p text:style-name="P4915"/>
      <text:p text:style-name="P4916">Tuan Puckler berdiri seketika, dan kursinya terjatuh ke belakang dengan suara benturan keras di lantai kayu. Lilin hampir padam.</text:p>
      <text:p text:style-name="P4917"/>
      <text:p text:style-name="P4918">Itu adalah suara boneka Nina yang berbicara, dan seharusnya ia mengenali suara itu di antara seratus suara boneka lainnya. Namun ada sesuatu yang lebih di dalamnya, sebuah nada manusiawi kecil, dengan tangisan menyedihkan dan seruan minta tolong, dan ratapan seorang anak yang<text:s/><text:soft-page-break/>terluka. Tuan Puckler berdiri, kaku dan tegang, dan mencoba melihat sekeliling, tetapi awalnya ia tidak bisa, karena ia merasa beku dari ujung kepala sampai ujung kaki.</text:p>
      <text:p text:style-name="P4919"/>
      <text:p text:style-name="P4920">Kemudian ia berusaha keras, dan ia mengangkat satu tangan ke masing-masing pelipisnya, dan memutar kepalanya sendiri seperti memutar kepala boneka. Lilin hampir padam sehingga nyaris sama saja dengan padam, karena cahayanya sangat sedikit, dan ruangan tampak sangat gelap pada awalnya. Kemudian ia melihat sesuatu. Ia tidak akan percaya bahwa ia bisa lebih ketakutan daripada sebelumnya. Tetapi ia memang lebih ketakutan, dan lututnya gemetar, karena ia melihat boneka itu berdiri di tengah lantai, bersinar dengan cahaya redup dan seperti hantu, mata kacanya yang indah berwarna cokelat tertuju padanya. Dan di seberang wajahnya, garis retakan tipis yang telah ia perbaiki bersinar seolah-olah digambar dengan cahaya menggunakan ujung api putih yang halus.</text:p>
      <text:p text:style-name="P4921"/>
      <text:p text:style-name="P4922">Namun ada sesuatu yang lebih dalam matanya juga; ada sesuatu yang manusiawi, seperti milik Else sendiri, tetapi seolah-olah hanya boneka itu yang melihatnya melalui mata itu, bukan Else. Dan ada cukup banyak Else untuk mengembalikan semua rasa sakitnya dan membuatnya melupakan rasa takutnya.</text:p>
      <text:p text:style-name="P4923">"Else! Else kecilku!" teriaknya keras.</text:p>
      <text:p text:style-name="P4924">Hantu kecil itu bergerak, dan lengan bonekanya perlahan naik turun dengan gerakan kaku dan mekanis.</text:p>
      <text:p text:style-name="P4925">"Papa," katanya.</text:p>
      <text:p text:style-name="P4926">Kali ini sepertinya ada lebih banyak nada suara Else yang bergema di suatu tempat di antara nada-nada kayu yang sampai ke telinganya begitu jelas, namun begitu jauh. Else memanggilnya, dia yakin.</text:p>
      <text:p text:style-name="P4927"/>
      <text:p text:style-name="P4928">Wajahnya putih pasi dalam kegelapan, tetapi lututnya tidak lagi gemetar, dan ia merasa tidak begitu takut.</text:p>
      <text:p text:style-name="P4929"/>
      <text:p text:style-name="P4930">"Ya, Nak! Tapi di mana? Di mana?" tanyanya. "Di mana kamu, Else?"</text:p>
      <text:p text:style-name="P4931"/>
      <text:p text:style-name="P4932">"Papa!"</text:p>
      <text:p text:style-name="P4933"/>
      <text:p text:style-name="P4934">Kata-kata itu melebur dalam keheningan ruangan. Terdengar suara sutra berdesir pelan, mata cokelat berkilau itu perlahan berpaling, dan Tuan Puckler mendengar langkah kecil sepatu anak-anak kulit berwarna perunggu ketika sosok itu berlari lurus ke pintu. Kemudian lilin menyala terang kembali, ruangan penuh cahaya, dan ia sendirian.</text:p>
      <text:p text:style-name="P4935"/>
      <text:p text:style-name="P4936">Tuan Puckler mengusap matanya dan melihat sekeliling. Ia dapat melihat semuanya dengan jelas, dan ia merasa pasti telah bermimpi, meskipun ia berdiri, bukan duduk, seperti seharusnya jika baru saja bangun tidur. Lilin kini menyala terang. Boneka-boneka yang harus diperbaiki tergeletak berjajar dengan kaki terangkat. Boneka ketiga telah kehilangan sepatu kanannya, dan Else sedang membuatnya. Ia tahu itu, dan ia tentu tidak sedang bermimpi sekarang. Ia tidak bermimpi ketika ia masuk dari pencariannya yang sia-sia dan mendengar langkah kaki boneka itu berlari ke pintu. Ia tidak tertidur di kursinya. Bagaimana mungkin ia tertidur sementara hatinya hancur? Ia telah terjaga sepanjang waktu.</text:p>
      <text:p text:style-name="P4937"/>
      <text:p text:style-name="P4938">Ia meneguhkan dirinya, menegakkan kursi yang terjatuh, dan kembali berkata kepada dirinya sendiri dengan sangat tegas bahwa ia adalah orang tua yang bodoh. Seharusnya ia berada di jalanan mencari anaknya, bertanya-tanya, dan menanyakan ke kantor polisi, tempat semua kecelakaan dilaporkan segera setelah diketahui, atau ke rumah sakit.</text:p>
      <text:p text:style-name="P4939"/>
      <text:p text:style-name="P4940">"Papa!"</text:p>
      <text:p text:style-name="P4941"/>
      <text:p text:style-name="P4942">Tangisan kecil yang penuh kerinduan, meratap, dan menyedihkan terdengar dari lorong, di luar pintu, dan Tuan Puckler berdiri sejenak dengan wajah pucat, terpaku dan tertancap di tempat. Sesaat kemudian tangannya berada di kenop pintu. Kemudian ia berada di lorong, dengan cahaya yang memancar dari pintu terbuka di belakangnya.</text:p>
      <text:p text:style-name="P4943"/>
      <text:p text:style-name="P4944">Di ujung yang lain ia melihat hantu kecil itu bersinar terang dalam bayangan, dan tangan kanannya tampak memanggilnya saat lengannya terangkat dan jatuh sekali lagi. Ia tahu sekaligus bahwa itu tidak datang untuk menakut-nakutinya tetapi untuk menuntunnya, dan ketika itu menghilang, dan ia berjalan berani ke arah pintu, ia tahu bahwa itu ada di jalan di luar, menunggunya. Ia lupa bahwa ia lelah dan belum makan malam, dan telah berjalan bermil-mil, karena harapan tiba-tiba mengalir melalui dirinya, seperti aliran kehidupan emas.</text:p>
      <text:p text:style-name="P4945"/>
      <text:p text:style-name="P4946">Dan memang benar, di sudut gang, dan di sudut jalan, dan di Belgrave Square, ia melihat hantu kecil itu berkelebat di depannya. Kadang-kadang itu hanya bayangan, di mana ada cahaya lain, tetapi kemudian silau lampu membuat kilauan hijau pucat pada gaun kecilnya yang terbuat dari sutra; dan kadang-kadang, di mana jalanan gelap dan sunyi, seluruh sosok itu bersinar terang, dengan rambut ikalnya yang kuning dan lehernya yang merah muda. Tampaknya berlari seperti anak kecil, dan Tuan Puckler hampir bisa mendengar langkah sepatu kid bronzenya di trotoar saat berlari. Tetapi ia berlari sangat cepat, dan ia hanya bisa mengikutinya, berlari kencang dengan topi di belakang kepalanya dan rambut tipisnya diterbangkan angin malam, dan kacamatanya yang berbingkai tanduk terpasang kuat di hidungnya yang lebar.</text:p>
      <text:p text:style-name="P4947"/>
      <text:p text:style-name="P4948">Ia terus berjalan, tanpa tahu di mana ia berada. <text:s/>Ia bahkan tak peduli, karena ia yakin sedang menuju jalan yang benar.</text:p>
      <text:p text:style-name="P4949"/>
      <text:p text:style-name="P4950">Lalu akhirnya, di jalan yang lebar dan sunyi, ia berdiri di depan pintu besar yang tampak serius, dengan dua lampu di sisi kanan dan kirinya, serta gagang bel kuningan yang dipoles, yang ia tarik.</text:p>
      <text:p text:style-name="P4951"/>
      <text:p text:style-name="P4952">Dan tepat di dalam, ketika pintu dibuka, dalam cahaya terang, ada bayangan kecil itu, dan kilau hijau pucat gaun sutra kecil itu, dan sekali lagi tangisan kecil itu sampai ke telinganya, kurang menyedihkan, lebih penuh kerinduan.</text:p>
      <text:p text:style-name="P4953"/>
      <text:p text:style-name="P4954">"Papa!"</text:p>
      <text:p text:style-name="P4955"/>
      <text:p text:style-name="P4956">Bayangan itu tiba-tiba menjadi terang, dan dari terang itu mata kaca cokelat yang indah terangkat bahagia menatapnya, sementara mulut merah mudanya tersenyum begitu indah sehingga boneka hantu itu hampir tampak seperti malaikat kecil saat itu.</text:p>
      <text:p text:style-name="P4957"/>
      <text:p text:style-name="P4958">"Seorang gadis kecil dibawa masuk tak lama setelah pukul sepuluh," kata penjaga pintu rumah sakit dengan suara pelan. "Kurasa mereka mengira ia hanya pingsan. Ia memeluk sebuah kotak besar dari kertas cokelat, dan mereka tidak bisa melepaskannya dari pelukannya. Ia memiliki rambut kepang panjang berwarna cokelat yang menjuntai saat mereka membawanya."</text:p>
      <text:p text:style-name="P4959"/>
      <text:p text:style-name="P4960">"Dia anak perempuanku," kata Tuan Puckler, tetapi ia hampir tidak mendengar suaranya sendiri.</text:p>
      <text:p text:style-name="P4961"/>
      <text:p text:style-name="P4962">Ia membungkuk di atas wajah Else di bawah cahaya lembut bangsal anak-anak, dan setelah berdiri di sana sebentar, mata cokelat indah itu terbuka dan menatapnya.</text:p>
      <text:p text:style-name="P4963"/>
      <text:p text:style-name="P4964">"Papa!" seru Else, pelan, "Aku tahu kau akan datang!"</text:p>
      <text:p text:style-name="P4965"/>
      <text:p text:style-name="P4966">Kemudian Tuan Puckler tidak tahu apa yang ia lakukan atau katakan untuk sesaat, dan apa yang ia rasakan bernilai lebih dari semua rasa takut, teror, dan keputusasaan yang hampir membunuhnya malam itu. Tetapi lama-kelamaan Else menceritakan kisahnya, dan perawat membiarkannya berbicara, karena hanya ada dua anak lain di ruangan itu, yang sedang dalam masa pemulihan dan tertidur pulas.</text:p>
      <text:p text:style-name="P4967"/>
      <text:p text:style-name="P4968">"Mereka anak laki-laki besar dengan wajah-wajah jahat," kata Else, "dan mereka mencoba mengambil Nina dariku, tapi aku berpegangan dan melawan sekuat tenaga sampai salah satu dari mereka memukulku dengan sesuatu, dan aku tidak ingat lagi apa-apa, karena aku jatuh terguling, dan kurasa anak-anak laki-laki itu lari, dan seseorang menemukan aku di sana. Tapi aku takut Nina hancur."</text:p>
      <text:p text:style-name="P4969"/>
      <text:p text:style-name="P4970">"Ini kotaknya," kata perawat. "Kami tidak bisa mengambilnya dari pelukannya sampai ia sadar. Maukah kau melihat apakah boneka itu rusak?"</text:p>
      <text:p text:style-name="P49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D"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 Fakhrurroji</meta:initial-creator>
    <dc:creator>Moh. Fakhrurroji</dc:creator>
    <meta:creation-date>2025-04-09T09:55:00Z</meta:creation-date>
    <dc:date>2025-04-09T09:55:00Z</dc:date>
    <meta:template xlink:href="Normal.dotm" xlink:type="simple"/>
    <meta:editing-cycles>2</meta:editing-cycles>
    <meta:editing-duration>PT180S</meta:editing-duration>
    <meta:document-statistic meta:page-count="237" meta:paragraph-count="1432" meta:word-count="107101" meta:character-count="716151" meta:row-count="5087" meta:non-whitespace-character-count="610482"/>
  </office:meta>
</office:document-meta>
</file>